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1.622in"/>
    </style:style>
    <style:style style:name="co10" style:family="table-column">
      <style:table-column-properties fo:break-before="auto" style:column-width="0.2925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7453in"/>
    </style:style>
    <style:style style:name="co13" style:family="table-column">
      <style:table-column-properties fo:break-before="auto" style:column-width="0.2091in"/>
    </style:style>
    <style:style style:name="co14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1.4126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6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#ffb66c"/>
    </style:style>
    <style:style style:name="ce18" style:family="table-cell" style:parent-style-name="Default" style:data-style-name="N172"/>
    <style:style style:name="ce19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afd095"/>
    </style:style>
    <style:style style:name="ce51" style:family="table-cell" style:parent-style-name="Default">
      <style:table-cell-properties fo:background-color="#ffa6a6"/>
    </style:style>
    <style:style style:name="ce52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6d6d"/>
    </style:style>
    <style:style style:name="ce56" style:family="table-cell" style:parent-style-name="Default">
      <style:table-cell-properties fo:background-color="#ffe994"/>
    </style:style>
    <style:style style:name="ce57" style:family="table-cell" style:parent-style-name="Default">
      <style:table-cell-properties fo:background-color="#ffdbb6"/>
    </style:style>
    <style:style style:name="ce58" style:family="table-cell" style:parent-style-name="Default">
      <style:table-cell-properties fo:background-color="#666666"/>
    </style:style>
    <style:style style:name="ce59" style:family="table-cell" style:parent-style-name="Default">
      <style:table-cell-properties fo:background-color="#bf0041"/>
    </style:style>
    <style:style style:name="ce60" style:family="table-cell" style:parent-style-name="Default" style:data-style-name="N135"/>
    <style:style style:name="ce61" style:family="table-cell" style:parent-style-name="Default">
      <style:table-cell-properties fo:background-color="#fff5ce"/>
    </style:style>
    <style:style style:name="ce62" style:family="table-cell" style:parent-style-name="Default" style:data-style-name="N135">
      <style:table-cell-properties fo:background-color="transparent"/>
    </style:style>
    <style:style style:name="ce63" style:family="table-cell" style:parent-style-name="Default" style:data-style-name="N169"/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77bc65"/>
    </style:style>
    <style:style style:name="ce66" style:family="table-cell" style:parent-style-name="Default">
      <style:table-cell-properties fo:background-color="#a7074b"/>
    </style:style>
    <style:style style:name="ce67" style:family="table-cell" style:parent-style-name="Default">
      <style:table-cell-properties fo:background-color="#800080"/>
    </style:style>
    <style:style style:name="ce68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69" style:family="table-cell" style:parent-style-name="Default" style:data-style-name="N100">
      <style:table-cell-properties fo:background-color="#afd095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dee6ef"/>
    </style:style>
    <style:style style:name="ce72" style:family="table-cell" style:parent-style-name="Default"/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7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d7d7"/>
    </style:style>
    <style:style style:name="ce11" style:family="table-cell" style:parent-style-name="Default">
      <style:table-cell-properties fo:background-color="#b3cac7"/>
    </style:style>
    <style:style style:name="ce78" style:family="table-cell" style:parent-style-name="Default">
      <style:table-cell-properties fo:background-color="#ffb66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a6"/>
    </style:style>
    <style:style style:name="ce30" style:family="table-cell" style:parent-style-name="Default" style:data-style-name="N157"/>
    <style:style style:name="ce82" style:family="table-cell" style:parent-style-name="Default" style:data-style-name="N172"/>
    <style:style style:name="ce83" style:family="table-cell" style:parent-style-name="Default">
      <style:table-cell-properties fo:background-color="#dee6ef"/>
    </style:style>
    <style:style style:name="ce84" style:family="table-cell" style:parent-style-name="Default">
      <style:table-cell-properties fo:background-color="#e0c2cd"/>
    </style:style>
    <style:style style:name="ce20" style:family="table-cell" style:parent-style-name="Default" style:data-style-name="N100">
      <style:table-cell-properties fo:background-color="#e0c2cd"/>
    </style:style>
    <style:style style:name="ce25" style:family="table-cell" style:parent-style-name="Default" style:data-style-name="N100">
      <style:table-cell-properties fo:background-color="#dde8cb"/>
    </style:style>
    <style:style style:name="ce26" style:family="table-cell" style:parent-style-name="Default" style:data-style-name="N100">
      <style:table-cell-properties fo:background-color="#dedce6"/>
    </style:style>
    <style:style style:name="ce27" style:family="table-cell" style:parent-style-name="Default" style:data-style-name="N100">
      <style:table-cell-properties fo:background-color="#b4c7dc"/>
    </style:style>
    <style:style style:name="ce28" style:family="table-cell" style:parent-style-name="Default" style:data-style-name="N100">
      <style:table-cell-properties fo:background-color="#ffe994"/>
    </style:style>
    <style:style style:name="ce29" style:family="table-cell" style:parent-style-name="Default" style:data-style-name="N100">
      <style:table-cell-properties fo:background-color="#ffa6a6"/>
    </style:style>
    <style:style style:name="ce21" style:family="table-cell" style:parent-style-name="Default" style:data-style-name="N172">
      <style:table-cell-properties fo:background-color="#e0c2cd"/>
    </style:style>
    <style:style style:name="ce31" style:family="table-cell" style:parent-style-name="Default" style:data-style-name="N100">
      <style:table-cell-properties fo:background-color="#3faf46"/>
    </style:style>
    <style:style style:name="ce32" style:family="table-cell" style:parent-style-name="Default" style:data-style-name="N100">
      <style:table-cell-properties fo:background-color="#bf819e"/>
    </style:style>
    <style:style style:name="ce33" style:family="table-cell" style:parent-style-name="Default" style:data-style-name="N100">
      <style:table-cell-properties fo:background-color="#729fcf"/>
    </style:style>
    <style:style style:name="ce34" style:family="table-cell" style:parent-style-name="Default" style:data-style-name="N100">
      <style:table-cell-properties fo:background-color="#ffd428"/>
    </style:style>
    <style:style style:name="ce35" style:family="table-cell" style:parent-style-name="Default" style:data-style-name="N100">
      <style:table-cell-properties fo:background-color="#d62e4e"/>
    </style:style>
    <style:style style:name="ce22" style:family="table-cell" style:parent-style-name="Default" style:data-style-name="N0">
      <style:table-cell-properties fo:background-color="#e0c2c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>
      <style:table-cell-properties fo:background-color="#afd095"/>
    </style:style>
    <style:style style:name="ce103" style:family="table-cell" style:parent-style-name="Default">
      <style:table-cell-properties fo:background-color="#ffa6a6"/>
    </style:style>
    <style:style style:name="ce104" style:family="table-cell" style:parent-style-name="Default">
      <style:table-cell-properties fo:background-color="#bf819e"/>
    </style:style>
    <style:style style:name="ce105" style:family="table-cell" style:parent-style-name="Default">
      <style:table-cell-properties fo:background-color="#e16173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6d6d"/>
    </style:style>
    <style:style style:name="ce108" style:family="table-cell" style:parent-style-name="Default">
      <style:table-cell-properties fo:background-color="#ffe994"/>
    </style:style>
    <style:style style:name="ce109" style:family="table-cell" style:parent-style-name="Default">
      <style:table-cell-properties fo:background-color="#ffdbb6"/>
    </style:style>
    <style:style style:name="ce110" style:family="table-cell" style:parent-style-name="Default">
      <style:table-cell-properties fo:background-color="#666666"/>
    </style:style>
    <style:style style:name="ce111" style:family="table-cell" style:parent-style-name="Default">
      <style:table-cell-properties fo:background-color="#bf0041"/>
    </style:style>
    <style:style style:name="ce112" style:family="table-cell" style:parent-style-name="Default" style:data-style-name="N135"/>
    <style:style style:name="ce113" style:family="table-cell" style:parent-style-name="Default">
      <style:table-cell-properties fo:background-color="#fff5ce"/>
    </style:style>
    <style:style style:name="ce114" style:family="table-cell" style:parent-style-name="Default" style:data-style-name="N135">
      <style:table-cell-properties fo:background-color="transparent"/>
    </style:style>
    <style:style style:name="ce115" style:family="table-cell" style:parent-style-name="Default" style:data-style-name="N169"/>
    <style:style style:name="ce116" style:family="table-cell" style:parent-style-name="Default">
      <style:table-cell-properties fo:background-color="#729fcf"/>
    </style:style>
    <style:style style:name="ce117" style:family="table-cell" style:parent-style-name="Default">
      <style:table-cell-properties fo:background-color="#77bc65"/>
    </style:style>
    <style:style style:name="ce118" style:family="table-cell" style:parent-style-name="Default">
      <style:table-cell-properties fo:background-color="#a7074b"/>
    </style:style>
    <style:style style:name="ce119" style:family="table-cell" style:parent-style-name="Default">
      <style:table-cell-properties fo:background-color="#800080"/>
    </style:style>
    <style:style style:name="ce120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121" style:family="table-cell" style:parent-style-name="Default" style:data-style-name="N100">
      <style:table-cell-properties fo:background-color="#afd095"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fo:background-color="#f7d1d5"/>
    </style:style>
    <style:style style:name="ce96" style:family="table-cell" style:parent-style-name="Default">
      <style:table-cell-properties fo:background-color="#b4c7dc"/>
    </style:style>
    <style:style style:name="ce97" style:family="table-cell" style:parent-style-name="Default">
      <style:table-cell-properties fo:background-color="#ffd428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column table:style-name="co14" table:number-columns-repeated="3" table:default-cell-style-name="Default"/>
        <table:table-column table:style-name="co1" table:default-cell-style-name="Default"/>
        <table:table-column table:style-name="co16" table:number-columns-repeated="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.3621" calcext:value-type="float">
            <text:p>15.3621</text:p>
          </table:table-cell>
          <table:table-cell office:value-type="float" office:value="20.2783" calcext:value-type="float">
            <text:p>20.2783</text:p>
          </table:table-cell>
          <table:table-cell office:value-type="float" office:value="18.1801" calcext:value-type="float">
            <text:p>18.1801</text:p>
          </table:table-cell>
          <table:table-cell office:value-type="float" office:value="15.7881" calcext:value-type="float">
            <text:p>15.7881</text:p>
          </table:table-cell>
          <table:table-cell office:value-type="float" office:value="17.9947" calcext:value-type="float">
            <text:p>17.9947</text:p>
          </table:table-cell>
          <table:table-cell office:value-type="float" office:value="21.8029" calcext:value-type="float">
            <text:p>21.8029</text:p>
          </table:table-cell>
          <table:table-cell office:value-type="float" office:value="22.4124" calcext:value-type="float">
            <text:p>22.4124</text:p>
          </table:table-cell>
          <table:table-cell office:value-type="float" office:value="2.24245" calcext:value-type="float">
            <text:p>2.24245</text:p>
          </table:table-cell>
          <table:table-cell office:value-type="float" office:value="18.8841" calcext:value-type="float">
            <text:p>18.8841</text:p>
          </table:table-cell>
          <table:table-cell office:value-type="float" office:value="18.2231" calcext:value-type="float">
            <text:p>18.2231</text:p>
          </table:table-cell>
          <table:table-cell office:value-type="float" office:value="24.5931" calcext:value-type="float">
            <text:p>24.5931</text:p>
          </table:table-cell>
          <table:table-cell office:value-type="float" office:value="16.1786" calcext:value-type="float">
            <text:p>16.1786</text:p>
          </table:table-cell>
          <table:table-cell office:value-type="float" office:value="3.82119" calcext:value-type="float">
            <text:p>3.82119</text:p>
          </table:table-cell>
          <table:table-cell office:value-type="float" office:value="17.2436" calcext:value-type="float">
            <text:p>17.2436</text:p>
          </table:table-cell>
          <table:table-cell office:value-type="float" office:value="15.3014" calcext:value-type="float">
            <text:p>15.3014</text:p>
          </table:table-cell>
          <table:table-cell office:value-type="float" office:value="19.6719" calcext:value-type="float">
            <text:p>19.6719</text:p>
          </table:table-cell>
          <table:table-cell office:value-type="float" office:value="10.0361" calcext:value-type="float">
            <text:p>10.03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55519" calcext:value-type="float">
            <text:p>9.55519</text:p>
          </table:table-cell>
          <table:table-cell office:value-type="float" office:value="0" calcext:value-type="float">
            <text:p>0</text:p>
          </table:table-cell>
          <table:table-cell office:value-type="float" office:value="7.61935" calcext:value-type="float">
            <text:p>7.61935</text:p>
          </table:table-cell>
          <table:table-cell office:value-type="float" office:value="9.83597" calcext:value-type="float">
            <text:p>9.83597</text:p>
          </table:table-cell>
          <table:table-cell office:value-type="float" office:value="8.47701" calcext:value-type="float">
            <text:p>8.47701</text:p>
          </table:table-cell>
          <table:table-cell office:value-type="float" office:value="9.34557" calcext:value-type="float">
            <text:p>9.34557</text:p>
          </table:table-cell>
          <table:table-cell office:value-type="float" office:value="12.6569" calcext:value-type="float">
            <text:p>12.6569</text:p>
          </table:table-cell>
          <table:table-cell office:value-type="float" office:value="19.5054" calcext:value-type="float">
            <text:p>19.5054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4.32392" calcext:value-type="float">
            <text:p>4.32392</text:p>
          </table:table-cell>
          <table:table-cell office:value-type="float" office:value="6.62778" calcext:value-type="float">
            <text:p>6.62778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12.6809" calcext:value-type="float">
            <text:p>12.6809</text:p>
          </table:table-cell>
          <table:table-cell office:value-type="float" office:value="11.1944" calcext:value-type="float">
            <text:p>11.1944</text:p>
          </table:table-cell>
          <table:table-cell office:value-type="float" office:value="3.02515" calcext:value-type="float">
            <text:p>3.02515</text:p>
          </table:table-cell>
          <table:table-cell office:value-type="float" office:value="4.5334" calcext:value-type="float">
            <text:p>4.5334</text:p>
          </table:table-cell>
          <table:table-cell office:value-type="float" office:value="19.7834" calcext:value-type="float">
            <text:p>19.7834</text:p>
          </table:table-cell>
          <table:table-cell office:value-type="float" office:value="16.0176" calcext:value-type="float">
            <text:p>16.01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.5966" calcext:value-type="float">
            <text:p>16.5966</text:p>
          </table:table-cell>
          <table:table-cell office:value-type="float" office:value="9.85065" calcext:value-type="float">
            <text:p>9.85065</text:p>
          </table:table-cell>
          <table:table-cell office:value-type="float" office:value="0" calcext:value-type="float">
            <text:p>0</text:p>
          </table:table-cell>
          <table:table-cell office:value-type="float" office:value="8.9771" calcext:value-type="float">
            <text:p>8.9771</text:p>
          </table:table-cell>
          <table:table-cell office:value-type="float" office:value="9.49464" calcext:value-type="float">
            <text:p>9.49464</text:p>
          </table:table-cell>
          <table:table-cell office:value-type="float" office:value="13.8138" calcext:value-type="float">
            <text:p>13.8138</text:p>
          </table:table-cell>
          <table:table-cell office:value-type="float" office:value="9.61317" calcext:value-type="float">
            <text:p>9.61317</text:p>
          </table:table-cell>
          <table:table-cell office:value-type="float" office:value="18.8437" calcext:value-type="float">
            <text:p>18.8437</text:p>
          </table:table-cell>
          <table:table-cell office:value-type="float" office:value="22.524" calcext:value-type="float">
            <text:p>22.524</text:p>
          </table:table-cell>
          <table:table-cell office:value-type="float" office:value="3.10741" calcext:value-type="float">
            <text:p>3.10741</text:p>
          </table:table-cell>
          <table:table-cell office:value-type="float" office:value="10.2106" calcext:value-type="float">
            <text:p>10.2106</text:p>
          </table:table-cell>
          <table:table-cell office:value-type="float" office:value="6.92808" calcext:value-type="float">
            <text:p>6.92808</text:p>
          </table:table-cell>
          <table:table-cell office:value-type="float" office:value="13.79" calcext:value-type="float">
            <text:p>13.79</text:p>
          </table:table-cell>
          <table:table-cell office:value-type="float" office:value="18.2784" calcext:value-type="float">
            <text:p>18.2784</text:p>
          </table:table-cell>
          <table:table-cell office:value-type="float" office:value="4.38725" calcext:value-type="float">
            <text:p>4.38725</text:p>
          </table:table-cell>
          <table:table-cell office:value-type="float" office:value="6.84393" calcext:value-type="float">
            <text:p>6.84393</text:p>
          </table:table-cell>
          <table:table-cell office:value-type="float" office:value="20.7031" calcext:value-type="float">
            <text:p>20.7031</text:p>
          </table:table-cell>
          <table:table-cell office:value-type="float" office:value="20.3808" calcext:value-type="float">
            <text:p>20.38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0:</text:p>
          </table:table-cell>
          <table:table-cell office:value-type="float" office:value="6.22398" calcext:value-type="float">
            <text:p>6.22398</text:p>
          </table:table-cell>
          <table:table-cell/>
          <table:table-cell office:value-type="string" calcext:value-type="string">
            <text:p>b(0):</text:p>
          </table:table-cell>
          <table:table-cell office:value-type="float" office:value="18.9833333333333" calcext:value-type="float">
            <text:p>18.9833333333333</text:p>
          </table:table-cell>
          <table:table-cell table:style-name="ce1" office:value-type="string" calcext:value-type="string">
            <text:p>0:</text:p>
          </table:table-cell>
          <table:table-cell office:value-type="float" office:value="0.294351" calcext:value-type="float">
            <text:p>0.2943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.5384" calcext:value-type="float">
            <text:p>17.5384</text:p>
          </table:table-cell>
          <table:table-cell office:value-type="float" office:value="15.154" calcext:value-type="float">
            <text:p>15.154</text:p>
          </table:table-cell>
          <table:table-cell office:value-type="float" office:value="4.43547" calcext:value-type="float">
            <text:p>4.43547</text:p>
          </table:table-cell>
          <table:table-cell office:value-type="float" office:value="0" calcext:value-type="float">
            <text:p>0</text:p>
          </table:table-cell>
          <table:table-cell office:value-type="float" office:value="5.71344" calcext:value-type="float">
            <text:p>5.71344</text:p>
          </table:table-cell>
          <table:table-cell office:value-type="float" office:value="20.0253" calcext:value-type="float">
            <text:p>20.0253</text:p>
          </table:table-cell>
          <table:table-cell office:value-type="float" office:value="1.89182" calcext:value-type="float">
            <text:p>1.89182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23.0324" calcext:value-type="float">
            <text:p>23.0324</text:p>
          </table:table-cell>
          <table:table-cell office:value-type="float" office:value="9.14455" calcext:value-type="float">
            <text:p>9.14455</text:p>
          </table:table-cell>
          <table:table-cell office:value-type="float" office:value="16.6637" calcext:value-type="float">
            <text:p>16.6637</text:p>
          </table:table-cell>
          <table:table-cell office:value-type="float" office:value="3.78229" calcext:value-type="float">
            <text:p>3.78229</text:p>
          </table:table-cell>
          <table:table-cell office:value-type="float" office:value="8.09617" calcext:value-type="float">
            <text:p>8.09617</text:p>
          </table:table-cell>
          <table:table-cell office:value-type="float" office:value="19.1383" calcext:value-type="float">
            <text:p>19.1383</text:p>
          </table:table-cell>
          <table:table-cell office:value-type="float" office:value="8.77828" calcext:value-type="float">
            <text:p>8.77828</text:p>
          </table:table-cell>
          <table:table-cell office:value-type="float" office:value="7.18115" calcext:value-type="float">
            <text:p>7.18115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6.6684" calcext:value-type="float">
            <text:p>16.66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1:</text:p>
          </table:table-cell>
          <table:table-cell office:value-type="float" office:value="5.63754" calcext:value-type="float">
            <text:p>5.63754</text:p>
          </table:table-cell>
          <table:table-cell/>
          <table:table-cell office:value-type="string" calcext:value-type="string">
            <text:p>b(1):</text:p>
          </table:table-cell>
          <table:table-cell office:value-type="float" office:value="8.68333333333333" calcext:value-type="float">
            <text:p>8.68333333333333</text:p>
          </table:table-cell>
          <table:table-cell table:style-name="ce1" office:value-type="string" calcext:value-type="string">
            <text:p>1:</text:p>
          </table:table-cell>
          <table:table-cell office:value-type="float" office:value="0.269257" calcext:value-type="float">
            <text:p>0.2692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.0885" calcext:value-type="float">
            <text:p>17.0885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4.87856" calcext:value-type="float">
            <text:p>4.87856</text:p>
          </table:table-cell>
          <table:table-cell office:value-type="float" office:value="0" calcext:value-type="float">
            <text:p>0</text:p>
          </table:table-cell>
          <table:table-cell office:value-type="float" office:value="23.6957" calcext:value-type="float">
            <text:p>23.6957</text:p>
          </table:table-cell>
          <table:table-cell office:value-type="float" office:value="5.16437" calcext:value-type="float">
            <text:p>5.16437</text:p>
          </table:table-cell>
          <table:table-cell office:value-type="float" office:value="5.2849" calcext:value-type="float">
            <text:p>5.2849</text:p>
          </table:table-cell>
          <table:table-cell office:value-type="float" office:value="21.5457" calcext:value-type="float">
            <text:p>21.5457</text:p>
          </table:table-cell>
          <table:table-cell office:value-type="float" office:value="14.118" calcext:value-type="float">
            <text:p>14.118</text:p>
          </table:table-cell>
          <table:table-cell office:value-type="float" office:value="20.8007" calcext:value-type="float">
            <text:p>20.8007</text:p>
          </table:table-cell>
          <table:table-cell office:value-type="float" office:value="10.0925" calcext:value-type="float">
            <text:p>10.0925</text:p>
          </table:table-cell>
          <table:table-cell office:value-type="float" office:value="3.39" calcext:value-type="float">
            <text:p>3.39</text:p>
          </table:table-cell>
          <table:table-cell office:value-type="float" office:value="18.3849" calcext:value-type="float">
            <text:p>18.3849</text:p>
          </table:table-cell>
          <table:table-cell office:value-type="float" office:value="13.0644" calcext:value-type="float">
            <text:p>13.0644</text:p>
          </table:table-cell>
          <table:table-cell office:value-type="float" office:value="9.83647" calcext:value-type="float">
            <text:p>9.83647</text:p>
          </table:table-cell>
          <table:table-cell office:value-type="float" office:value="7.33427" calcext:value-type="float">
            <text:p>7.33427</text:p>
          </table:table-cell>
          <table:table-cell office:value-type="float" office:value="12.1333" calcext:value-type="float">
            <text:p>12.1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2:</text:p>
          </table:table-cell>
          <table:table-cell office:value-type="float" office:value="5.22625" calcext:value-type="float">
            <text:p>5.22625</text:p>
          </table:table-cell>
          <table:table-cell/>
          <table:table-cell office:value-type="string" calcext:value-type="string">
            <text:p>b(2):</text:p>
          </table:table-cell>
          <table:table-cell office:value-type="float" office:value="19.5166666666667" calcext:value-type="float">
            <text:p>19.5166666666667</text:p>
          </table:table-cell>
          <table:table-cell table:style-name="ce1" office:value-type="string" calcext:value-type="string">
            <text:p>2:</text:p>
          </table:table-cell>
          <table:table-cell office:value-type="float" office:value="0.251658" calcext:value-type="float">
            <text:p>0.2516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3426" calcext:value-type="float">
            <text:p>13.3426</text:p>
          </table:table-cell>
          <table:table-cell office:value-type="float" office:value="5.15211" calcext:value-type="float">
            <text:p>5.15211</text:p>
          </table:table-cell>
          <table:table-cell office:value-type="float" office:value="15.8625" calcext:value-type="float">
            <text:p>15.8625</text:p>
          </table:table-cell>
          <table:table-cell office:value-type="float" office:value="19.1392" calcext:value-type="float">
            <text:p>19.1392</text:p>
          </table:table-cell>
          <table:table-cell office:value-type="float" office:value="17.8069" calcext:value-type="float">
            <text:p>17.8069</text:p>
          </table:table-cell>
          <table:table-cell office:value-type="float" office:value="0" calcext:value-type="float">
            <text:p>0</text:p>
          </table:table-cell>
          <table:table-cell office:value-type="float" office:value="21.69" calcext:value-type="float">
            <text:p>21.69</text:p>
          </table:table-cell>
          <table:table-cell office:value-type="float" office:value="28.8239" calcext:value-type="float">
            <text:p>28.8239</text:p>
          </table:table-cell>
          <table:table-cell office:value-type="float" office:value="17.4875" calcext:value-type="float">
            <text:p>17.4875</text:p>
          </table:table-cell>
          <table:table-cell office:value-type="float" office:value="11.1502" calcext:value-type="float">
            <text:p>11.1502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14.267" calcext:value-type="float">
            <text:p>14.267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13.8749" calcext:value-type="float">
            <text:p>13.8749</text:p>
          </table:table-cell>
          <table:table-cell office:value-type="float" office:value="28.8127" calcext:value-type="float">
            <text:p>28.8127</text:p>
          </table:table-cell>
          <table:table-cell office:value-type="float" office:value="23.3292" calcext:value-type="float">
            <text:p>23.3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AR9]-[.F82]-[.G34]-[.J43]" office:value-type="float" office:value="0.723890277235769" calcext:value-type="float">
            <text:p>0.723890277235769</text:p>
          </table:table-cell>
          <table:table-cell table:number-columns-repeated="13"/>
          <table:table-cell table:style-name="ce1" office:value-type="string" calcext:value-type="string">
            <text:p>3:</text:p>
          </table:table-cell>
          <table:table-cell office:value-type="float" office:value="5.21757" calcext:value-type="float">
            <text:p>5.21757</text:p>
          </table:table-cell>
          <table:table-cell/>
          <table:table-cell office:value-type="string" calcext:value-type="string">
            <text:p>b(3):</text:p>
          </table:table-cell>
          <table:table-cell office:value-type="float" office:value="3.78333333333333" calcext:value-type="float">
            <text:p>3.78333333333333</text:p>
          </table:table-cell>
          <table:table-cell table:style-name="ce1" office:value-type="string" calcext:value-type="string">
            <text:p>3:</text:p>
          </table:table-cell>
          <table:table-cell office:value-type="float" office:value="0.251287" calcext:value-type="float">
            <text:p>0.2512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.2553" calcext:value-type="float">
            <text:p>18.2553</text:p>
          </table:table-cell>
          <table:table-cell office:value-type="float" office:value="16.7365" calcext:value-type="float">
            <text:p>16.7365</text:p>
          </table:table-cell>
          <table:table-cell office:value-type="float" office:value="6.29948" calcext:value-type="float">
            <text:p>6.29948</text:p>
          </table:table-cell>
          <table:table-cell office:value-type="float" office:value="3.65306" calcext:value-type="float">
            <text:p>3.65306</text:p>
          </table:table-cell>
          <table:table-cell office:value-type="float" office:value="6.05001" calcext:value-type="float">
            <text:p>6.05001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  <table:table-cell office:value-type="float" office:value="9.62598" calcext:value-type="float">
            <text:p>9.62598</text:p>
          </table:table-cell>
          <table:table-cell office:value-type="float" office:value="23.5331" calcext:value-type="float">
            <text:p>23.5331</text:p>
          </table:table-cell>
          <table:table-cell office:value-type="float" office:value="10.948" calcext:value-type="float">
            <text:p>10.948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4.93141" calcext:value-type="float">
            <text:p>4.93141</text:p>
          </table:table-cell>
          <table:table-cell office:value-type="float" office:value="7.28254" calcext:value-type="float">
            <text:p>7.28254</text:p>
          </table:table-cell>
          <table:table-cell office:value-type="float" office:value="19.7966" calcext:value-type="float">
            <text:p>19.7966</text:p>
          </table:table-cell>
          <table:table-cell office:value-type="float" office:value="10.4548" calcext:value-type="float">
            <text:p>10.4548</text:p>
          </table:table-cell>
          <table:table-cell office:value-type="float" office:value="8.41264" calcext:value-type="float">
            <text:p>8.41264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16.1846" calcext:value-type="float">
            <text:p>16.18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J78]+[.F79]+[.N29]+[.F82]" office:value-type="float" office:value="20.0206355276423" calcext:value-type="float">
            <text:p>20.0206355276423</text:p>
          </table:table-cell>
          <table:table-cell table:formula="of:=[.Z9]-[.Z8]" office:value-type="float" office:value="19.2967452504065" calcext:value-type="float">
            <text:p>19.2967452504065</text:p>
          </table:table-cell>
          <table:table-cell table:number-columns-repeated="12"/>
          <table:table-cell table:style-name="ce1" office:value-type="string" calcext:value-type="string">
            <text:p>4:</text:p>
          </table:table-cell>
          <table:table-cell office:value-type="float" office:value="6.61077" calcext:value-type="float">
            <text:p>6.61077</text:p>
          </table:table-cell>
          <table:table-cell/>
          <table:table-cell office:value-type="string" calcext:value-type="string">
            <text:p>b(4):</text:p>
          </table:table-cell>
          <table:table-cell office:value-type="float" office:value="1.18333333333333" calcext:value-type="float">
            <text:p>1.18333333333333</text:p>
          </table:table-cell>
          <table:table-cell table:style-name="ce1" office:value-type="string" calcext:value-type="string">
            <text:p>4:</text:p>
          </table:table-cell>
          <table:table-cell office:value-type="float" office:value="0.310902" calcext:value-type="float">
            <text:p>0.3109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.9425" calcext:value-type="float">
            <text:p>20.9425</text:p>
          </table:table-cell>
          <table:table-cell office:value-type="float" office:value="23.6725" calcext:value-type="float">
            <text:p>23.6725</text:p>
          </table:table-cell>
          <table:table-cell office:value-type="float" office:value="15.3642" calcext:value-type="float">
            <text:p>15.3642</text:p>
          </table:table-cell>
          <table:table-cell office:value-type="float" office:value="10.1594" calcext:value-type="float">
            <text:p>10.1594</text:p>
          </table:table-cell>
          <table:table-cell office:value-type="float" office:value="11.0289" calcext:value-type="float">
            <text:p>11.0289</text:p>
          </table:table-cell>
          <table:table-cell office:value-type="float" office:value="28.8239" calcext:value-type="float">
            <text:p>28.8239</text:p>
          </table:table-cell>
          <table:table-cell office:value-type="float" office:value="9.62598" calcext:value-type="float">
            <text:p>9.62598</text:p>
          </table:table-cell>
          <table:table-cell office:value-type="float" office:value="0" calcext:value-type="float">
            <text:p>0</text:p>
          </table:table-cell>
          <table:table-cell office:value-type="float" office:value="24.5733" calcext:value-type="float">
            <text:p>24.5733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26.023" calcext:value-type="float">
            <text:p>26.023</text:p>
          </table:table-cell>
          <table:table-cell office:value-type="float" office:value="14.3542" calcext:value-type="float">
            <text:p>14.3542</text:p>
          </table:table-cell>
          <table:table-cell office:value-type="float" office:value="7.21559" calcext:value-type="float">
            <text:p>7.21559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18.3424" calcext:value-type="float">
            <text:p>18.3424</text:p>
          </table:table-cell>
          <table:table-cell office:value-type="float" office:value="15.0332" calcext:value-type="float">
            <text:p>15.0332</text:p>
          </table:table-cell>
          <table:table-cell office:value-type="float" office:value="4.3916" calcext:value-type="float">
            <text:p>4.3916</text:p>
          </table:table-cell>
          <table:table-cell office:value-type="float" office:value="13.332" calcext:value-type="float">
            <text:p>13.3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5:</text:p>
          </table:table-cell>
          <table:table-cell office:value-type="float" office:value="5.73903" calcext:value-type="float">
            <text:p>5.73903</text:p>
          </table:table-cell>
          <table:table-cell table:number-columns-repeated="3"/>
          <table:table-cell table:style-name="ce1"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92759" calcext:value-type="float">
            <text:p>5.92759</text:p>
          </table:table-cell>
          <table:table-cell office:value-type="float" office:value="15.4757" calcext:value-type="float">
            <text:p>15.4757</text:p>
          </table:table-cell>
          <table:table-cell office:value-type="float" office:value="21.5489" calcext:value-type="float">
            <text:p>21.5489</text:p>
          </table:table-cell>
          <table:table-cell office:value-type="float" office:value="19.8865" calcext:value-type="float">
            <text:p>19.8865</text:p>
          </table:table-cell>
          <table:table-cell office:value-type="float" office:value="17.4865" calcext:value-type="float">
            <text:p>17.4865</text:p>
          </table:table-cell>
          <table:table-cell office:value-type="float" office:value="17.4875" calcext:value-type="float">
            <text:p>17.4875</text:p>
          </table:table-cell>
          <table:table-cell office:value-type="float" office:value="23.5331" calcext:value-type="float">
            <text:p>23.5331</text:p>
          </table:table-cell>
          <table:table-cell office:value-type="float" office:value="24.5733" calcext:value-type="float">
            <text:p>24.5733</text:p>
          </table:table-cell>
          <table:table-cell office:value-type="float" office:value="0" calcext:value-type="float">
            <text:p>0</text:p>
          </table:table-cell>
          <table:table-cell office:value-type="float" office:value="19.7112" calcext:value-type="float">
            <text:p>19.7112</text:p>
          </table:table-cell>
          <table:table-cell office:value-type="float" office:value="18.1597" calcext:value-type="float">
            <text:p>18.1597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18.2021" calcext:value-type="float">
            <text:p>18.2021</text:p>
          </table:table-cell>
          <table:table-cell office:value-type="float" office:value="4.24851" calcext:value-type="float">
            <text:p>4.24851</text:p>
          </table:table-cell>
          <table:table-cell office:value-type="float" office:value="18.1535" calcext:value-type="float">
            <text:p>18.1535</text:p>
          </table:table-cell>
          <table:table-cell office:value-type="float" office:value="16.5944" calcext:value-type="float">
            <text:p>16.5944</text:p>
          </table:table-cell>
          <table:table-cell office:value-type="float" office:value="21.8999" calcext:value-type="float">
            <text:p>21.8999</text:p>
          </table:table-cell>
          <table:table-cell office:value-type="float" office:value="12.2764" calcext:value-type="float">
            <text:p>12.27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J43]+[.G34]+[.O31]+[.F39]+[.I30]+[.E33]+[.N29]+[.F84]+[.F81]+[.F89]+[.F80]+[.F83]+[.F79]+[.F88]" office:value-type="float" office:value="2.09765532195122" calcext:value-type="float">
            <text:p>2.09765532195122</text:p>
          </table:table-cell>
          <table:table-cell table:number-columns-repeated="13"/>
          <table:table-cell table:style-name="ce1" office:value-type="string" calcext:value-type="string">
            <text:p>6:</text:p>
          </table:table-cell>
          <table:table-cell office:value-type="float" office:value="6.83307" calcext:value-type="float">
            <text:p>6.83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04" calcext:value-type="float">
            <text:p>13.804</text:p>
          </table:table-cell>
          <table:table-cell office:value-type="float" office:value="6.83031" calcext:value-type="float">
            <text:p>6.83031</text:p>
          </table:table-cell>
          <table:table-cell office:value-type="float" office:value="4.78309" calcext:value-type="float">
            <text:p>4.78309</text:p>
          </table:table-cell>
          <table:table-cell office:value-type="float" office:value="9.24004" calcext:value-type="float">
            <text:p>9.24004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11.1502" calcext:value-type="float">
            <text:p>11.1502</text:p>
          </table:table-cell>
          <table:table-cell office:value-type="float" office:value="10.948" calcext:value-type="float">
            <text:p>10.948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9.7112" calcext:value-type="float">
            <text:p>19.7112</text:p>
          </table:table-cell>
          <table:table-cell office:value-type="float" office:value="0" calcext:value-type="float">
            <text:p>0</text:p>
          </table:table-cell>
          <table:table-cell office:value-type="float" office:value="7.63581" calcext:value-type="float">
            <text:p>7.63581</text:p>
          </table:table-cell>
          <table:table-cell office:value-type="float" office:value="9.43302" calcext:value-type="float">
            <text:p>9.43302</text:p>
          </table:table-cell>
          <table:table-cell office:value-type="float" office:value="13.4525" calcext:value-type="float">
            <text:p>13.4525</text:p>
          </table:table-cell>
          <table:table-cell office:value-type="float" office:value="15.4651" calcext:value-type="float">
            <text:p>15.4651</text:p>
          </table:table-cell>
          <table:table-cell office:value-type="float" office:value="1.76412" calcext:value-type="float">
            <text:p>1.76412</text:p>
          </table:table-cell>
          <table:table-cell office:value-type="float" office:value="5.33055" calcext:value-type="float">
            <text:p>5.33055</text:p>
          </table:table-cell>
          <table:table-cell office:value-type="float" office:value="20.6177" calcext:value-type="float">
            <text:p>20.6177</text:p>
          </table:table-cell>
          <table:table-cell office:value-type="float" office:value="18.8292" calcext:value-type="float">
            <text:p>18.8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7:</text:p>
          </table:table-cell>
          <table:table-cell office:value-type="float" office:value="8.72894" calcext:value-type="float">
            <text:p>8.728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3.07691" calcext:value-type="float">
            <text:p>3.07691</text:p>
          </table:table-cell>
          <table:table-cell office:value-type="float" office:value="12.3995" calcext:value-type="float">
            <text:p>12.3995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5.0152" calcext:value-type="float">
            <text:p>15.0152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26.023" calcext:value-type="float">
            <text:p>26.023</text:p>
          </table:table-cell>
          <table:table-cell office:value-type="float" office:value="18.1597" calcext:value-type="float">
            <text:p>18.1597</text:p>
          </table:table-cell>
          <table:table-cell office:value-type="float" office:value="7.63581" calcext:value-type="float">
            <text:p>7.63581</text:p>
          </table:table-cell>
          <table:table-cell office:value-type="float" office:value="0" calcext:value-type="float">
            <text:p>0</text:p>
          </table:table-cell>
          <table:table-cell office:value-type="float" office:value="17.0064" calcext:value-type="float">
            <text:p>17.0064</text:p>
          </table:table-cell>
          <table:table-cell office:value-type="float" office:value="19.3003" calcext:value-type="float">
            <text:p>19.3003</text:p>
          </table:table-cell>
          <table:table-cell office:value-type="float" office:value="14.4019" calcext:value-type="float">
            <text:p>14.4019</text:p>
          </table:table-cell>
          <table:table-cell office:value-type="float" office:value="7.95241" calcext:value-type="float">
            <text:p>7.95241</text:p>
          </table:table-cell>
          <table:table-cell office:value-type="float" office:value="10.9917" calcext:value-type="float">
            <text:p>10.9917</text:p>
          </table:table-cell>
          <table:table-cell office:value-type="float" office:value="26.4108" calcext:value-type="float">
            <text:p>26.4108</text:p>
          </table:table-cell>
          <table:table-cell office:value-type="float" office:value="21.9831" calcext:value-type="float">
            <text:p>21.98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.59558029198371" calcext:value-type="float">
            <text:p>2.59558029198371</text:p>
          </table:table-cell>
          <table:table-cell table:number-columns-repeated="13"/>
          <table:table-cell table:style-name="ce1" office:value-type="string" calcext:value-type="string">
            <text:p>8:</text:p>
          </table:table-cell>
          <table:table-cell office:value-type="float" office:value="6.26626" calcext:value-type="float">
            <text:p>6.266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.342" calcext:value-type="float">
            <text:p>20.342</text:p>
          </table:table-cell>
          <table:table-cell office:value-type="float" office:value="16.1473" calcext:value-type="float">
            <text:p>16.1473</text:p>
          </table:table-cell>
          <table:table-cell office:value-type="float" office:value="5.03072" calcext:value-type="float">
            <text:p>5.03072</text:p>
          </table:table-cell>
          <table:table-cell office:value-type="float" office:value="7.17446" calcext:value-type="float">
            <text:p>7.17446</text:p>
          </table:table-cell>
          <table:table-cell office:value-type="float" office:value="9.23074" calcext:value-type="float">
            <text:p>9.23074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4.93141" calcext:value-type="float">
            <text:p>4.93141</text:p>
          </table:table-cell>
          <table:table-cell office:value-type="float" office:value="14.3542" calcext:value-type="float">
            <text:p>14.3542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9.43302" calcext:value-type="float">
            <text:p>9.43302</text:p>
          </table:table-cell>
          <table:table-cell office:value-type="float" office:value="17.0064" calcext:value-type="float">
            <text:p>17.0064</text:p>
          </table:table-cell>
          <table:table-cell office:value-type="float" office:value="0" calcext:value-type="float">
            <text:p>0</text:p>
          </table:table-cell>
          <table:table-cell office:value-type="float" office:value="11.8688" calcext:value-type="float">
            <text:p>11.8688</text:p>
          </table:table-cell>
          <table:table-cell office:value-type="float" office:value="21.9985" calcext:value-type="float">
            <text:p>21.9985</text:p>
          </table:table-cell>
          <table:table-cell office:value-type="float" office:value="9.7754" calcext:value-type="float">
            <text:p>9.7754</text:p>
          </table:table-cell>
          <table:table-cell office:value-type="float" office:value="9.56697" calcext:value-type="float">
            <text:p>9.56697</text:p>
          </table:table-cell>
          <table:table-cell office:value-type="float" office:value="17.3852" calcext:value-type="float">
            <text:p>17.3852</text:p>
          </table:table-cell>
          <table:table-cell office:value-type="float" office:value="20.415" calcext:value-type="float">
            <text:p>20.4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9:</text:p>
          </table:table-cell>
          <table:table-cell office:value-type="float" office:value="4.20422" calcext:value-type="float">
            <text:p>4.20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6.7459" calcext:value-type="float">
            <text:p>16.7459</text:p>
          </table:table-cell>
          <table:table-cell office:value-type="float" office:value="10.4749" calcext:value-type="float">
            <text:p>10.4749</text:p>
          </table:table-cell>
          <table:table-cell office:value-type="float" office:value="5.0396" calcext:value-type="float">
            <text:p>5.0396</text:p>
          </table:table-cell>
          <table:table-cell office:value-type="float" office:value="4.50962" calcext:value-type="float">
            <text:p>4.50962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7.28254" calcext:value-type="float">
            <text:p>7.28254</text:p>
          </table:table-cell>
          <table:table-cell office:value-type="float" office:value="7.21559" calcext:value-type="float">
            <text:p>7.21559</text:p>
          </table:table-cell>
          <table:table-cell office:value-type="float" office:value="18.2021" calcext:value-type="float">
            <text:p>18.2021</text:p>
          </table:table-cell>
          <table:table-cell office:value-type="float" office:value="13.4525" calcext:value-type="float">
            <text:p>13.4525</text:p>
          </table:table-cell>
          <table:table-cell office:value-type="float" office:value="19.3003" calcext:value-type="float">
            <text:p>19.3003</text:p>
          </table:table-cell>
          <table:table-cell office:value-type="float" office:value="11.8688" calcext:value-type="float">
            <text:p>11.8688</text:p>
          </table:table-cell>
          <table:table-cell office:value-type="float" office:value="0" calcext:value-type="float">
            <text:p>0</text:p>
          </table:table-cell>
          <table:table-cell office:value-type="float" office:value="15.1732" calcext:value-type="float">
            <text:p>15.1732</text:p>
          </table:table-cell>
          <table:table-cell office:value-type="float" office:value="12.0811" calcext:value-type="float">
            <text:p>12.0811</text:p>
          </table:table-cell>
          <table:table-cell office:value-type="float" office:value="8.44359" calcext:value-type="float">
            <text:p>8.44359</text:p>
          </table:table-cell>
          <table:table-cell office:value-type="float" office:value="7.19965" calcext:value-type="float">
            <text:p>7.19965</text:p>
          </table:table-cell>
          <table:table-cell office:value-type="float" office:value="9.00919" calcext:value-type="float">
            <text:p>9.009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Z13]-[.Z11]" office:value-type="float" office:value="0.49792497003249" calcext:value-type="float">
            <text:p>0.497924970032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69077" calcext:value-type="float">
            <text:p>1.69077</text:p>
          </table:table-cell>
          <table:table-cell office:value-type="float" office:value="11.5534" calcext:value-type="float">
            <text:p>11.5534</text:p>
          </table:table-cell>
          <table:table-cell office:value-type="float" office:value="17.3903" calcext:value-type="float">
            <text:p>17.3903</text:p>
          </table:table-cell>
          <table:table-cell office:value-type="float" office:value="16.147" calcext:value-type="float">
            <text:p>16.147</text:p>
          </table:table-cell>
          <table:table-cell office:value-type="float" office:value="13.765" calcext:value-type="float">
            <text:p>13.765</text:p>
          </table:table-cell>
          <table:table-cell office:value-type="float" office:value="14.267" calcext:value-type="float">
            <text:p>14.267</text:p>
          </table:table-cell>
          <table:table-cell office:value-type="float" office:value="19.7966" calcext:value-type="float">
            <text:p>19.7966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4.24851" calcext:value-type="float">
            <text:p>4.24851</text:p>
          </table:table-cell>
          <table:table-cell office:value-type="float" office:value="15.4651" calcext:value-type="float">
            <text:p>15.4651</text:p>
          </table:table-cell>
          <table:table-cell office:value-type="float" office:value="14.4019" calcext:value-type="float">
            <text:p>14.4019</text:p>
          </table:table-cell>
          <table:table-cell office:value-type="float" office:value="21.9985" calcext:value-type="float">
            <text:p>21.9985</text:p>
          </table:table-cell>
          <table:table-cell office:value-type="float" office:value="15.1732" calcext:value-type="float">
            <text:p>15.1732</text:p>
          </table:table-cell>
          <table:table-cell office:value-type="float" office:value="0" calcext:value-type="float">
            <text:p>0</text:p>
          </table:table-cell>
          <table:table-cell office:value-type="float" office:value="13.9055" calcext:value-type="float">
            <text:p>13.9055</text:p>
          </table:table-cell>
          <table:table-cell office:value-type="float" office:value="12.4705" calcext:value-type="float">
            <text:p>12.4705</text:p>
          </table:table-cell>
          <table:table-cell office:value-type="float" office:value="19.936" calcext:value-type="float">
            <text:p>19.936</text:p>
          </table:table-cell>
          <table:table-cell office:value-type="float" office:value="11.2292" calcext:value-type="float">
            <text:p>11.2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.2288" calcext:value-type="float">
            <text:p>12.2288</text:p>
          </table:table-cell>
          <table:table-cell office:value-type="float" office:value="6.44846" calcext:value-type="float">
            <text:p>6.44846</text:p>
          </table:table-cell>
          <table:table-cell office:value-type="float" office:value="4.78819" calcext:value-type="float">
            <text:p>4.78819</text:p>
          </table:table-cell>
          <table:table-cell office:value-type="float" office:value="8.23927" calcext:value-type="float">
            <text:p>8.23927</text:p>
          </table:table-cell>
          <table:table-cell office:value-type="float" office:value="7.58409" calcext:value-type="float">
            <text:p>7.58409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10.4548" calcext:value-type="float">
            <text:p>10.4548</text:p>
          </table:table-cell>
          <table:table-cell office:value-type="float" office:value="18.3424" calcext:value-type="float">
            <text:p>18.3424</text:p>
          </table:table-cell>
          <table:table-cell office:value-type="float" office:value="18.1535" calcext:value-type="float">
            <text:p>18.1535</text:p>
          </table:table-cell>
          <table:table-cell office:value-type="float" office:value="1.76412" calcext:value-type="float">
            <text:p>1.76412</text:p>
          </table:table-cell>
          <table:table-cell office:value-type="float" office:value="7.95241" calcext:value-type="float">
            <text:p>7.95241</text:p>
          </table:table-cell>
          <table:table-cell office:value-type="float" office:value="9.7754" calcext:value-type="float">
            <text:p>9.7754</text:p>
          </table:table-cell>
          <table:table-cell office:value-type="float" office:value="12.0811" calcext:value-type="float">
            <text:p>12.0811</text:p>
          </table:table-cell>
          <table:table-cell office:value-type="float" office:value="13.9055" calcext:value-type="float">
            <text:p>13.9055</text:p>
          </table:table-cell>
          <table:table-cell office:value-type="float" office:value="0" calcext:value-type="float">
            <text:p>0</text:p>
          </table:table-cell>
          <table:table-cell office:value-type="float" office:value="3.7356" calcext:value-type="float">
            <text:p>3.7356</text:p>
          </table:table-cell>
          <table:table-cell office:value-type="float" office:value="19.2781" calcext:value-type="float">
            <text:p>19.2781</text:p>
          </table:table-cell>
          <table:table-cell office:value-type="float" office:value="17.0964" calcext:value-type="float">
            <text:p>17.09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16 - 7 - 4 - 12 - 3 - 6 - 2 - 11 - 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8.73957" calcext:value-type="float">
            <text:p>8.73957</text:p>
          </table:table-cell>
          <table:table-cell office:value-type="float" office:value="4.97701" calcext:value-type="float">
            <text:p>4.97701</text:p>
          </table:table-cell>
          <table:table-cell office:value-type="float" office:value="5.33026" calcext:value-type="float">
            <text:p>5.33026</text:p>
          </table:table-cell>
          <table:table-cell office:value-type="float" office:value="4.03231" calcext:value-type="float">
            <text:p>4.03231</text:p>
          </table:table-cell>
          <table:table-cell office:value-type="float" office:value="13.8749" calcext:value-type="float">
            <text:p>13.8749</text:p>
          </table:table-cell>
          <table:table-cell office:value-type="float" office:value="8.41264" calcext:value-type="float">
            <text:p>8.41264</text:p>
          </table:table-cell>
          <table:table-cell office:value-type="float" office:value="15.0332" calcext:value-type="float">
            <text:p>15.0332</text:p>
          </table:table-cell>
          <table:table-cell office:value-type="float" office:value="16.5944" calcext:value-type="float">
            <text:p>16.5944</text:p>
          </table:table-cell>
          <table:table-cell office:value-type="float" office:value="5.33055" calcext:value-type="float">
            <text:p>5.33055</text:p>
          </table:table-cell>
          <table:table-cell office:value-type="float" office:value="10.9917" calcext:value-type="float">
            <text:p>10.9917</text:p>
          </table:table-cell>
          <table:table-cell office:value-type="float" office:value="9.56697" calcext:value-type="float">
            <text:p>9.56697</text:p>
          </table:table-cell>
          <table:table-cell office:value-type="float" office:value="8.44359" calcext:value-type="float">
            <text:p>8.44359</text:p>
          </table:table-cell>
          <table:table-cell office:value-type="float" office:value="12.4705" calcext:value-type="float">
            <text:p>12.4705</text:p>
          </table:table-cell>
          <table:table-cell office:value-type="float" office:value="3.7356" calcext:value-type="float">
            <text:p>3.7356</text:p>
          </table:table-cell>
          <table:table-cell office:value-type="float" office:value="0" calcext:value-type="float">
            <text:p>0</text:p>
          </table:table-cell>
          <table:table-cell office:value-type="float" office:value="15.6384" calcext:value-type="float">
            <text:p>15.6384</text:p>
          </table:table-cell>
          <table:table-cell office:value-type="float" office:value="13.6247" calcext:value-type="float">
            <text:p>13.62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.1412" calcext:value-type="float">
            <text:p>19.1412</text:p>
          </table:table-cell>
          <table:table-cell office:value-type="float" office:value="23.7487" calcext:value-type="float">
            <text:p>23.7487</text:p>
          </table:table-cell>
          <table:table-cell office:value-type="float" office:value="17.267" calcext:value-type="float">
            <text:p>17.267</text:p>
          </table:table-cell>
          <table:table-cell office:value-type="float" office:value="11.7278" calcext:value-type="float">
            <text:p>11.7278</text:p>
          </table:table-cell>
          <table:table-cell office:value-type="float" office:value="11.6971" calcext:value-type="float">
            <text:p>11.6971</text:p>
          </table:table-cell>
          <table:table-cell office:value-type="float" office:value="28.8127" calcext:value-type="float">
            <text:p>28.8127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4.3916" calcext:value-type="float">
            <text:p>4.3916</text:p>
          </table:table-cell>
          <table:table-cell office:value-type="float" office:value="21.8999" calcext:value-type="float">
            <text:p>21.8999</text:p>
          </table:table-cell>
          <table:table-cell office:value-type="float" office:value="20.6177" calcext:value-type="float">
            <text:p>20.6177</text:p>
          </table:table-cell>
          <table:table-cell office:value-type="float" office:value="26.4108" calcext:value-type="float">
            <text:p>26.4108</text:p>
          </table:table-cell>
          <table:table-cell office:value-type="float" office:value="17.3852" calcext:value-type="float">
            <text:p>17.3852</text:p>
          </table:table-cell>
          <table:table-cell office:value-type="float" office:value="7.19965" calcext:value-type="float">
            <text:p>7.19965</text:p>
          </table:table-cell>
          <table:table-cell office:value-type="float" office:value="19.936" calcext:value-type="float">
            <text:p>19.936</text:p>
          </table:table-cell>
          <table:table-cell office:value-type="float" office:value="19.2781" calcext:value-type="float">
            <text:p>19.2781</text:p>
          </table:table-cell>
          <table:table-cell office:value-type="float" office:value="15.6384" calcext:value-type="float">
            <text:p>15.6384</text:p>
          </table:table-cell>
          <table:table-cell office:value-type="float" office:value="0" calcext:value-type="float">
            <text:p>0</text:p>
          </table:table-cell>
          <table:table-cell office:value-type="float" office:value="9.92142" calcext:value-type="float">
            <text:p>9.921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.0052" calcext:value-type="float">
            <text:p>11.0052</text:p>
          </table:table-cell>
          <table:table-cell office:value-type="float" office:value="18.934" calcext:value-type="float">
            <text:p>18.934</text:p>
          </table:table-cell>
          <table:table-cell office:value-type="float" office:value="17.7086" calcext:value-type="float">
            <text:p>17.7086</text:p>
          </table:table-cell>
          <table:table-cell office:value-type="float" office:value="13.2419" calcext:value-type="float">
            <text:p>13.2419</text:p>
          </table:table-cell>
          <table:table-cell office:value-type="float" office:value="11.4185" calcext:value-type="float">
            <text:p>11.4185</text:p>
          </table:table-cell>
          <table:table-cell office:value-type="float" office:value="23.3292" calcext:value-type="float">
            <text:p>23.3292</text:p>
          </table:table-cell>
          <table:table-cell office:value-type="float" office:value="16.1846" calcext:value-type="float">
            <text:p>16.1846</text:p>
          </table:table-cell>
          <table:table-cell office:value-type="float" office:value="13.332" calcext:value-type="float">
            <text:p>13.332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18.8292" calcext:value-type="float">
            <text:p>18.8292</text:p>
          </table:table-cell>
          <table:table-cell office:value-type="float" office:value="21.9831" calcext:value-type="float">
            <text:p>21.9831</text:p>
          </table:table-cell>
          <table:table-cell office:value-type="float" office:value="20.415" calcext:value-type="float">
            <text:p>20.415</text:p>
          </table:table-cell>
          <table:table-cell office:value-type="float" office:value="9.00919" calcext:value-type="float">
            <text:p>9.00919</text:p>
          </table:table-cell>
          <table:table-cell office:value-type="float" office:value="11.2292" calcext:value-type="float">
            <text:p>11.2292</text:p>
          </table:table-cell>
          <table:table-cell office:value-type="float" office:value="17.0964" calcext:value-type="float">
            <text:p>17.0964</text:p>
          </table:table-cell>
          <table:table-cell office:value-type="float" office:value="13.6247" calcext:value-type="float">
            <text:p>13.6247</text:p>
          </table:table-cell>
          <table:table-cell office:value-type="float" office:value="9.92142" calcext:value-type="float">
            <text:p>9.921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costs</text:p>
          </table:table-cell>
          <table:table-cell/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15-9</text:p>
          </table:table-cell>
          <table:table-cell table:formula="of:=[.L66]" office:value-type="float" office:value="2.452053" calcext:value-type="float">
            <text:p>2.452053</text:p>
          </table:table-cell>
          <table:table-cell/>
          <table:table-cell table:formula="of:=[.L42]" office:value-type="float" office:value="0.130013414634146" calcext:value-type="float">
            <text:p>0.130013414634146</text:p>
          </table:table-cell>
          <table:table-cell table:formula="of:=-[.AO21]+[.AP22]-[.AO23]-[.AO24]" office:value-type="float" office:value="-4.983912" calcext:value-type="float">
            <text:p>-4.983912</text:p>
          </table:table-cell>
          <table:table-cell/>
          <table:table-cell office:value-type="float" office:value="28.9161096416272" calcext:value-type="float">
            <text:p>28.916109641627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[.AA22]-[.AQ21]" office:value-type="float" office:value="8.30339369186992" calcext:value-type="float">
            <text:p>8.30339369186992</text:p>
          </table:table-cell>
          <table:table-cell/>
          <table:table-cell table:formula="of:=[.AC22]-[.AT10]-[.AQ22]" office:value-type="float" office:value="8.43340710650406" calcext:value-type="float">
            <text:p>8.43340710650406</text:p>
          </table:table-cell>
          <table:table-cell/>
          <table:table-cell table:formula="of:=[.AR6]" office:value-type="float" office:value="8.68333333333333" calcext:value-type="float">
            <text:p>8.68333333333333</text:p>
          </table:table-cell>
          <table:table-cell/>
          <table:table-cell table:formula="of:=[.AC22]+[.AT6]+[.AQ23]" office:value-type="float" office:value="9.02637447967479" calcext:value-type="float">
            <text:p>9.02637447967479</text:p>
          </table:table-cell>
          <table:table-cell/>
          <table:table-cell table:formula="of:=[.AR7]" office:value-type="float" office:value="19.5166666666667" calcext:value-type="float">
            <text:p>19.5166666666667</text:p>
          </table:table-cell>
          <table:table-cell table:number-columns-repeated="3"/>
          <table:table-cell table:formula="of:=[.AG22]+[.AT7]-[.Y22]" office:value-type="float" office:value="11.4649309747968" calcext:value-type="float">
            <text:p>11.4649309747968</text:p>
          </table:table-cell>
          <table:table-cell table:number-columns-repeated="2"/>
          <table:table-cell office:value-type="string" calcext:value-type="string">
            <text:p>9-1</text:p>
          </table:table-cell>
          <table:table-cell table:formula="of:=[.D60]" office:value-type="float" office:value="3.1419426" calcext:value-type="float">
            <text:p>3.1419426</text:p>
          </table:table-cell>
          <table:table-cell table:formula="of:=[.AO14]-[.AO22]" office:value-type="float" office:value="1.0622774" calcext:value-type="float">
            <text:p>1.0622774</text:p>
          </table:table-cell>
          <table:table-cell table:formula="of:=[.D36]" office:value-type="float" office:value="0.166592926829268" calcext:value-type="float">
            <text:p>0.166592926829268</text:p>
          </table:table-cell>
          <table:table-cell table:number-columns-repeated="2"/>
          <table:table-cell table:formula="of:=[.AT21]-[.AR21]-[.AR28]-[.AR35]" office:value-type="float" office:value="37.6263938416272" calcext:value-type="float">
            <text:p>37.626393841627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1-14</text:p>
          </table:table-cell>
          <table:table-cell table:formula="of:=[.Q52]" office:value-type="float" office:value="1.391569" calcext:value-type="float">
            <text:p>1.391569</text:p>
          </table:table-cell>
          <table:table-cell table:formula="of:=[.AO6]-[.AO23]" office:value-type="float" office:value="4.245971" calcext:value-type="float">
            <text:p>4.245971</text:p>
          </table:table-cell>
          <table:table-cell table:formula="of:=[.Q28]" office:value-type="float" office:value="0.0737841463414634" calcext:value-type="float">
            <text:p>0.07378414634146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string" calcext:value-type="string">
            <text:p>14-2</text:p>
          </table:table-cell>
          <table:table-cell table:formula="of:=[.E65]" office:value-type="float" office:value="2.2025674" calcext:value-type="float">
            <text:p>2.2025674</text:p>
          </table:table-cell>
          <table:table-cell/>
          <table:table-cell table:formula="of:=[.E41]" office:value-type="float" office:value="0.11678512195122" calcext:value-type="float">
            <text:p>0.11678512195122</text:p>
          </table:table-cell>
          <table:table-cell table:number-columns-repeated="3"/>
        </table:table-row>
        <table:table-row table:style-name="ro1">
          <table:table-cell table:number-columns-repeated="41"/>
          <table:table-cell table:formula="of:=[.AO7]" office:value-type="float" office:value="5.22625" calcext:value-type="float">
            <text:p>5.22625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9"/>
          <table:table-cell table:formula="of:=[.AQ21]+[.AQ22]+[.AT10]" office:value-type="float" office:value="0.379939641463415" calcext:value-type="float">
            <text:p>0.379939641463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/41" office:value-type="float" office:value="0" calcext:value-type="float">
            <text:p>0</text:p>
          </table:table-cell>
          <table:table-cell table:formula="of:=[.D3]/41" office:value-type="float" office:value="0.374685365853658" calcext:value-type="float">
            <text:p>0.374685365853658</text:p>
          </table:table-cell>
          <table:table-cell table:formula="of:=[.E3]/41" office:value-type="float" office:value="0.494592682926829" calcext:value-type="float">
            <text:p>0.494592682926829</text:p>
          </table:table-cell>
          <table:table-cell table:formula="of:=[.F3]/41" office:value-type="float" office:value="0.443417073170732" calcext:value-type="float">
            <text:p>0.443417073170732</text:p>
          </table:table-cell>
          <table:table-cell table:formula="of:=[.G3]/41" office:value-type="float" office:value="0.385075609756098" calcext:value-type="float">
            <text:p>0.385075609756098</text:p>
          </table:table-cell>
          <table:table-cell table:formula="of:=[.H3]/41" office:value-type="float" office:value="0.43889512195122" calcext:value-type="float">
            <text:p>0.43889512195122</text:p>
          </table:table-cell>
          <table:table-cell table:formula="of:=[.I3]/41" office:value-type="float" office:value="0.531778048780488" calcext:value-type="float">
            <text:p>0.531778048780488</text:p>
          </table:table-cell>
          <table:table-cell table:formula="of:=[.J3]/41" office:value-type="float" office:value="0.546643902439024" calcext:value-type="float">
            <text:p>0.546643902439024</text:p>
          </table:table-cell>
          <table:table-cell table:formula="of:=[.K3]/41" office:value-type="float" office:value="0.0546939024390244" calcext:value-type="float">
            <text:p>0.0546939024390244</text:p>
          </table:table-cell>
          <table:table-cell table:formula="of:=[.L3]/41" office:value-type="float" office:value="0.460587804878049" calcext:value-type="float">
            <text:p>0.460587804878049</text:p>
          </table:table-cell>
          <table:table-cell table:formula="of:=[.M3]/41" office:value-type="float" office:value="0.444465853658537" calcext:value-type="float">
            <text:p>0.444465853658537</text:p>
          </table:table-cell>
          <table:table-cell table:formula="of:=[.N3]/41" office:value-type="float" office:value="0.599831707317073" calcext:value-type="float">
            <text:p>0.599831707317073</text:p>
          </table:table-cell>
          <table:table-cell table:formula="of:=[.O3]/41" office:value-type="float" office:value="0.3946" calcext:value-type="float">
            <text:p>0.3946</text:p>
          </table:table-cell>
          <table:table-cell table:formula="of:=[.P3]/41" office:value-type="float" office:value="0.093199756097561" calcext:value-type="float">
            <text:p>0.093199756097561</text:p>
          </table:table-cell>
          <table:table-cell table:formula="of:=[.Q3]/41" office:value-type="float" office:value="0.420575609756098" calcext:value-type="float">
            <text:p>0.420575609756098</text:p>
          </table:table-cell>
          <table:table-cell table:formula="of:=[.R3]/41" office:value-type="float" office:value="0.37320487804878" calcext:value-type="float">
            <text:p>0.37320487804878</text:p>
          </table:table-cell>
          <table:table-cell table:formula="of:=[.S3]/41" office:value-type="float" office:value="0.47980243902439" calcext:value-type="float">
            <text:p>0.47980243902439</text:p>
          </table:table-cell>
          <table:table-cell table:formula="of:=[.T3]/41" office:value-type="float" office:value="0.244782926829268" calcext:value-type="float">
            <text:p>0.244782926829268</text:p>
          </table:table-cell>
          <table:table-cell table:formula="of:=[.U3]/41" office:value-type="float" office:value="0" calcext:value-type="float">
            <text:p>0</text:p>
          </table:table-cell>
          <table:table-cell table:formula="of:=[.V3]/41" office:value-type="float" office:value="0" calcext:value-type="float">
            <text:p>0</text:p>
          </table:table-cell>
          <table:table-cell table:formula="of:=[.W3]/4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/41" office:value-type="float" office:value="0.233053414634146" calcext:value-type="float">
            <text:p>0.233053414634146</text:p>
          </table:table-cell>
          <table:table-cell table:formula="of:=[.D4]/41" office:value-type="float" office:value="0" calcext:value-type="float">
            <text:p>0</text:p>
          </table:table-cell>
          <table:table-cell table:formula="of:=[.E4]/41" office:value-type="float" office:value="0.185837804878049" calcext:value-type="float">
            <text:p>0.185837804878049</text:p>
          </table:table-cell>
          <table:table-cell table:formula="of:=[.F4]/41" office:value-type="float" office:value="0.239901707317073" calcext:value-type="float">
            <text:p>0.239901707317073</text:p>
          </table:table-cell>
          <table:table-cell table:formula="of:=[.G4]/41" office:value-type="float" office:value="0.206756341463415" calcext:value-type="float">
            <text:p>0.206756341463415</text:p>
          </table:table-cell>
          <table:table-cell table:formula="of:=[.H4]/41" office:value-type="float" office:value="0.227940731707317" calcext:value-type="float">
            <text:p>0.227940731707317</text:p>
          </table:table-cell>
          <table:table-cell table:formula="of:=[.I4]/41" office:value-type="float" office:value="0.30870487804878" calcext:value-type="float">
            <text:p>0.30870487804878</text:p>
          </table:table-cell>
          <table:table-cell table:formula="of:=[.J4]/41" office:value-type="float" office:value="0.475741463414634" calcext:value-type="float">
            <text:p>0.475741463414634</text:p>
          </table:table-cell>
          <table:table-cell table:formula="of:=[.K4]/41" office:value-type="float" office:value="0.376356097560976" calcext:value-type="float">
            <text:p>0.376356097560976</text:p>
          </table:table-cell>
          <table:table-cell table:formula="of:=[.L4]/41" office:value-type="float" office:value="0.105461463414634" calcext:value-type="float">
            <text:p>0.105461463414634</text:p>
          </table:table-cell>
          <table:table-cell table:formula="of:=[.M4]/41" office:value-type="float" office:value="0.161653170731707" calcext:value-type="float">
            <text:p>0.161653170731707</text:p>
          </table:table-cell>
          <table:table-cell table:formula="of:=[.N4]/41" office:value-type="float" office:value="0.308534146341463" calcext:value-type="float">
            <text:p>0.308534146341463</text:p>
          </table:table-cell>
          <table:table-cell table:formula="of:=[.O4]/41" office:value-type="float" office:value="0.309290243902439" calcext:value-type="float">
            <text:p>0.309290243902439</text:p>
          </table:table-cell>
          <table:table-cell table:formula="of:=[.P4]/41" office:value-type="float" office:value="0.273034146341463" calcext:value-type="float">
            <text:p>0.273034146341463</text:p>
          </table:table-cell>
          <table:table-cell table:formula="of:=[.Q4]/41" office:value-type="float" office:value="0.0737841463414634" calcext:value-type="float">
            <text:p>0.0737841463414634</text:p>
          </table:table-cell>
          <table:table-cell table:formula="of:=[.R4]/41" office:value-type="float" office:value="0.110570731707317" calcext:value-type="float">
            <text:p>0.110570731707317</text:p>
          </table:table-cell>
          <table:table-cell table:formula="of:=[.S4]/41" office:value-type="float" office:value="0.482521951219512" calcext:value-type="float">
            <text:p>0.482521951219512</text:p>
          </table:table-cell>
          <table:table-cell table:formula="of:=[.T4]/41" office:value-type="float" office:value="0.390673170731707" calcext:value-type="float">
            <text:p>0.390673170731707</text:p>
          </table:table-cell>
          <table:table-cell table:formula="of:=[.U4]/41" office:value-type="float" office:value="0" calcext:value-type="float">
            <text:p>0</text:p>
          </table:table-cell>
          <table:table-cell table:formula="of:=[.V4]/41" office:value-type="float" office:value="0" calcext:value-type="float">
            <text:p>0</text:p>
          </table:table-cell>
          <table:table-cell table:formula="of:=[.W4]/41" office:value-type="float" office:value="0" calcext:value-type="float">
            <text:p>0</text:p>
          </table:table-cell>
          <table:table-cell/>
          <table:table-cell table:formula="of:=[.AA28]-[.AQ28]" office:value-type="float" office:value="0.723890277235769" calcext:value-type="float">
            <text:p>0.723890277235769</text:p>
          </table:table-cell>
          <table:table-cell/>
          <table:table-cell table:formula="of:=[.AC28]-[.AT10]-[.AQ29]" office:value-type="float" office:value="0.83100247235772" calcext:value-type="float">
            <text:p>0.83100247235772</text:p>
          </table:table-cell>
          <table:table-cell/>
          <table:table-cell table:formula="of:=[.AR9]" office:value-type="float" office:value="1.18333333333333" calcext:value-type="float">
            <text:p>1.18333333333333</text:p>
          </table:table-cell>
          <table:table-cell table:number-columns-repeated="3"/>
          <table:table-cell office:value-type="string" calcext:value-type="string">
            <text:p>=</text:p>
          </table:table-cell>
          <table:table-cell/>
          <table:table-cell table:formula="of:=[.AR8]" office:value-type="float" office:value="3.78333333333333" calcext:value-type="float">
            <text:p>3.78333333333333</text:p>
          </table:table-cell>
          <table:table-cell/>
          <table:table-cell table:formula="of:=[.AI28]+[.AT8]+[.AQ33]" office:value-type="float" office:value="4.12687130894309" calcext:value-type="float">
            <text:p>4.12687130894309</text:p>
          </table:table-cell>
          <table:table-cell table:number-columns-repeated="2"/>
          <table:table-cell office:value-type="string" calcext:value-type="string">
            <text:p>16-7</text:p>
          </table:table-cell>
          <table:table-cell table:formula="of:=[.J67]" office:value-type="float" office:value="2.020136" calcext:value-type="float">
            <text:p>2.020136</text:p>
          </table:table-cell>
          <table:table-cell office:value-type="string" calcext:value-type="string">
            <text:p>=</text:p>
          </table:table-cell>
          <table:table-cell table:formula="of:=[.J43]" office:value-type="float" office:value="0.107112195121951" calcext:value-type="float">
            <text:p>0.107112195121951</text:p>
          </table:table-cell>
          <table:table-cell table:formula="of:=-[.AO28]+[.AP29]-[.AO30]-[.AO31]+[.AP32]-[.AO33]" office:value-type="float" office:value="0.138950599999999" calcext:value-type="float">
            <text:p>0.138950599999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/41" office:value-type="float" office:value="0.404795121951219" calcext:value-type="float">
            <text:p>0.404795121951219</text:p>
          </table:table-cell>
          <table:table-cell table:formula="of:=[.D5]/41" office:value-type="float" office:value="0.240259756097561" calcext:value-type="float">
            <text:p>0.240259756097561</text:p>
          </table:table-cell>
          <table:table-cell table:formula="of:=[.E5]/41" office:value-type="float" office:value="0" calcext:value-type="float">
            <text:p>0</text:p>
          </table:table-cell>
          <table:table-cell table:formula="of:=[.F5]/41" office:value-type="float" office:value="0.218953658536585" calcext:value-type="float">
            <text:p>0.218953658536585</text:p>
          </table:table-cell>
          <table:table-cell table:formula="of:=[.G5]/41" office:value-type="float" office:value="0.231576585365854" calcext:value-type="float">
            <text:p>0.231576585365854</text:p>
          </table:table-cell>
          <table:table-cell table:formula="of:=[.H5]/41" office:value-type="float" office:value="0.336921951219512" calcext:value-type="float">
            <text:p>0.336921951219512</text:p>
          </table:table-cell>
          <table:table-cell table:formula="of:=[.I5]/41" office:value-type="float" office:value="0.23446756097561" calcext:value-type="float">
            <text:p>0.23446756097561</text:p>
          </table:table-cell>
          <table:table-cell table:formula="of:=[.J5]/41" office:value-type="float" office:value="0.45960243902439" calcext:value-type="float">
            <text:p>0.45960243902439</text:p>
          </table:table-cell>
          <table:table-cell table:formula="of:=[.K5]/41" office:value-type="float" office:value="0.549365853658537" calcext:value-type="float">
            <text:p>0.549365853658537</text:p>
          </table:table-cell>
          <table:table-cell table:formula="of:=[.L5]/41" office:value-type="float" office:value="0.075790487804878" calcext:value-type="float">
            <text:p>0.075790487804878</text:p>
          </table:table-cell>
          <table:table-cell table:formula="of:=[.M5]/41" office:value-type="float" office:value="0.249039024390244" calcext:value-type="float">
            <text:p>0.249039024390244</text:p>
          </table:table-cell>
          <table:table-cell table:formula="of:=[.N5]/41" office:value-type="float" office:value="0.16897756097561" calcext:value-type="float">
            <text:p>0.16897756097561</text:p>
          </table:table-cell>
          <table:table-cell table:formula="of:=[.O5]/41" office:value-type="float" office:value="0.336341463414634" calcext:value-type="float">
            <text:p>0.336341463414634</text:p>
          </table:table-cell>
          <table:table-cell table:formula="of:=[.P5]/41" office:value-type="float" office:value="0.445814634146341" calcext:value-type="float">
            <text:p>0.445814634146341</text:p>
          </table:table-cell>
          <table:table-cell table:formula="of:=[.Q5]/41" office:value-type="float" office:value="0.107006097560976" calcext:value-type="float">
            <text:p>0.107006097560976</text:p>
          </table:table-cell>
          <table:table-cell table:formula="of:=[.R5]/41" office:value-type="float" office:value="0.16692512195122" calcext:value-type="float">
            <text:p>0.16692512195122</text:p>
          </table:table-cell>
          <table:table-cell table:formula="of:=[.S5]/41" office:value-type="float" office:value="0.504953658536585" calcext:value-type="float">
            <text:p>0.504953658536585</text:p>
          </table:table-cell>
          <table:table-cell table:formula="of:=[.T5]/41" office:value-type="float" office:value="0.497092682926829" calcext:value-type="float">
            <text:p>0.497092682926829</text:p>
          </table:table-cell>
          <table:table-cell table:formula="of:=[.U5]/41" office:value-type="float" office:value="0" calcext:value-type="float">
            <text:p>0</text:p>
          </table:table-cell>
          <table:table-cell table:formula="of:=[.V5]/41" office:value-type="float" office:value="0" calcext:value-type="float">
            <text:p>0</text:p>
          </table:table-cell>
          <table:table-cell table:formula="of:=[.W5]/41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7-4</text:p>
          </table:table-cell>
          <table:table-cell table:formula="of:=[.G58]" office:value-type="float" office:value="5.073294" calcext:value-type="float">
            <text:p>5.073294</text:p>
          </table:table-cell>
          <table:table-cell table:formula="of:=[.AO12]-[.AO29]" office:value-type="float" office:value="3.655646" calcext:value-type="float">
            <text:p>3.655646</text:p>
          </table:table-cell>
          <table:table-cell table:formula="of:=[.G34]" office:value-type="float" office:value="0.26899756097561" calcext:value-type="float">
            <text:p>0.26899756097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]/41" office:value-type="float" office:value="0.427765853658537" calcext:value-type="float">
            <text:p>0.427765853658537</text:p>
          </table:table-cell>
          <table:table-cell table:formula="of:=[.D6]/41" office:value-type="float" office:value="0.369609756097561" calcext:value-type="float">
            <text:p>0.369609756097561</text:p>
          </table:table-cell>
          <table:table-cell table:formula="of:=[.E6]/41" office:value-type="float" office:value="0.108182195121951" calcext:value-type="float">
            <text:p>0.108182195121951</text:p>
          </table:table-cell>
          <table:table-cell table:formula="of:=[.F6]/41" office:value-type="float" office:value="0" calcext:value-type="float">
            <text:p>0</text:p>
          </table:table-cell>
          <table:table-cell table:formula="of:=[.G6]/41" office:value-type="float" office:value="0.139352195121951" calcext:value-type="float">
            <text:p>0.139352195121951</text:p>
          </table:table-cell>
          <table:table-cell table:formula="of:=[.H6]/41" office:value-type="float" office:value="0.488421951219512" calcext:value-type="float">
            <text:p>0.488421951219512</text:p>
          </table:table-cell>
          <table:table-cell table:formula="of:=[.I6]/41" office:value-type="float" office:value="0.0461419512195122" calcext:value-type="float">
            <text:p>0.0461419512195122</text:p>
          </table:table-cell>
          <table:table-cell table:formula="of:=[.J6]/41" office:value-type="float" office:value="0.277843902439024" calcext:value-type="float">
            <text:p>0.277843902439024</text:p>
          </table:table-cell>
          <table:table-cell table:formula="of:=[.K6]/41" office:value-type="float" office:value="0.561765853658537" calcext:value-type="float">
            <text:p>0.561765853658537</text:p>
          </table:table-cell>
          <table:table-cell table:formula="of:=[.L6]/41" office:value-type="float" office:value="0.223037804878049" calcext:value-type="float">
            <text:p>0.223037804878049</text:p>
          </table:table-cell>
          <table:table-cell table:formula="of:=[.M6]/41" office:value-type="float" office:value="0.406431707317073" calcext:value-type="float">
            <text:p>0.406431707317073</text:p>
          </table:table-cell>
          <table:table-cell table:formula="of:=[.N6]/41" office:value-type="float" office:value="0.0922509756097561" calcext:value-type="float">
            <text:p>0.0922509756097561</text:p>
          </table:table-cell>
          <table:table-cell table:formula="of:=[.O6]/41" office:value-type="float" office:value="0.19746756097561" calcext:value-type="float">
            <text:p>0.19746756097561</text:p>
          </table:table-cell>
          <table:table-cell table:formula="of:=[.P6]/41" office:value-type="float" office:value="0.466787804878049" calcext:value-type="float">
            <text:p>0.466787804878049</text:p>
          </table:table-cell>
          <table:table-cell table:formula="of:=[.Q6]/41" office:value-type="float" office:value="0.214104390243902" calcext:value-type="float">
            <text:p>0.214104390243902</text:p>
          </table:table-cell>
          <table:table-cell table:formula="of:=[.R6]/41" office:value-type="float" office:value="0.17515" calcext:value-type="float">
            <text:p>0.17515</text:p>
          </table:table-cell>
          <table:table-cell table:formula="of:=[.S6]/41" office:value-type="float" office:value="0.34019756097561" calcext:value-type="float">
            <text:p>0.34019756097561</text:p>
          </table:table-cell>
          <table:table-cell table:formula="of:=[.T6]/41" office:value-type="float" office:value="0.406546341463415" calcext:value-type="float">
            <text:p>0.406546341463415</text:p>
          </table:table-cell>
          <table:table-cell table:formula="of:=[.U6]/41" office:value-type="float" office:value="0" calcext:value-type="float">
            <text:p>0</text:p>
          </table:table-cell>
          <table:table-cell table:formula="of:=[.V6]/41" office:value-type="float" office:value="0" calcext:value-type="float">
            <text:p>0</text:p>
          </table:table-cell>
          <table:table-cell table:formula="of:=[.W6]/41" office:value-type="float" office:value="0" calcext:value-type="float">
            <text:p>0</text:p>
          </table:table-cell>
          <table:table-cell table:number-columns-repeated="12"/>
          <table:table-cell table:formula="of:=[.AK28]+[.AT10]" office:value-type="float" office:value="4.21020460894309" calcext:value-type="float">
            <text:p>4.21020460894309</text:p>
          </table:table-cell>
          <table:table-cell table:number-columns-repeated="3"/>
          <table:table-cell office:value-type="string" calcext:value-type="string">
            <text:p>4-12</text:p>
          </table:table-cell>
          <table:table-cell table:formula="of:=[.O55]" office:value-type="float" office:value="1.5594" calcext:value-type="float">
            <text:p>1.5594</text:p>
          </table:table-cell>
          <table:table-cell table:formula="of:=[.AO9]-[.AO30]" office:value-type="float" office:value="5.05137" calcext:value-type="float">
            <text:p>5.05137</text:p>
          </table:table-cell>
          <table:table-cell table:formula="of:=[.O31]" office:value-type="float" office:value="0.0826829268292683" calcext:value-type="float">
            <text:p>0.0826829268292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7]/41" office:value-type="float" office:value="0.416792682926829" calcext:value-type="float">
            <text:p>0.416792682926829</text:p>
          </table:table-cell>
          <table:table-cell table:formula="of:=[.D7]/41" office:value-type="float" office:value="0.452373170731707" calcext:value-type="float">
            <text:p>0.452373170731707</text:p>
          </table:table-cell>
          <table:table-cell table:formula="of:=[.E7]/41" office:value-type="float" office:value="0.249012195121951" calcext:value-type="float">
            <text:p>0.249012195121951</text:p>
          </table:table-cell>
          <table:table-cell table:formula="of:=[.F7]/41" office:value-type="float" office:value="0.118989268292683" calcext:value-type="float">
            <text:p>0.118989268292683</text:p>
          </table:table-cell>
          <table:table-cell table:formula="of:=[.G7]/41" office:value-type="float" office:value="0" calcext:value-type="float">
            <text:p>0</text:p>
          </table:table-cell>
          <table:table-cell table:formula="of:=[.H7]/41" office:value-type="float" office:value="0.577943902439024" calcext:value-type="float">
            <text:p>0.577943902439024</text:p>
          </table:table-cell>
          <table:table-cell table:formula="of:=[.I7]/41" office:value-type="float" office:value="0.125960243902439" calcext:value-type="float">
            <text:p>0.125960243902439</text:p>
          </table:table-cell>
          <table:table-cell table:formula="of:=[.J7]/41" office:value-type="float" office:value="0.1289" calcext:value-type="float">
            <text:p>0.1289</text:p>
          </table:table-cell>
          <table:table-cell table:formula="of:=[.K7]/41" office:value-type="float" office:value="0.525504878048781" calcext:value-type="float">
            <text:p>0.525504878048781</text:p>
          </table:table-cell>
          <table:table-cell table:formula="of:=[.L7]/41" office:value-type="float" office:value="0.344341463414634" calcext:value-type="float">
            <text:p>0.344341463414634</text:p>
          </table:table-cell>
          <table:table-cell table:formula="of:=[.M7]/41" office:value-type="float" office:value="0.507334146341463" calcext:value-type="float">
            <text:p>0.507334146341463</text:p>
          </table:table-cell>
          <table:table-cell table:formula="of:=[.N7]/41" office:value-type="float" office:value="0.246158536585366" calcext:value-type="float">
            <text:p>0.246158536585366</text:p>
          </table:table-cell>
          <table:table-cell table:formula="of:=[.O7]/41" office:value-type="float" office:value="0.0826829268292683" calcext:value-type="float">
            <text:p>0.0826829268292683</text:p>
          </table:table-cell>
          <table:table-cell table:formula="of:=[.P7]/41" office:value-type="float" office:value="0.448412195121951" calcext:value-type="float">
            <text:p>0.448412195121951</text:p>
          </table:table-cell>
          <table:table-cell table:formula="of:=[.Q7]/41" office:value-type="float" office:value="0.318643902439024" calcext:value-type="float">
            <text:p>0.318643902439024</text:p>
          </table:table-cell>
          <table:table-cell table:formula="of:=[.R7]/41" office:value-type="float" office:value="0.239913902439024" calcext:value-type="float">
            <text:p>0.239913902439024</text:p>
          </table:table-cell>
          <table:table-cell table:formula="of:=[.S7]/41" office:value-type="float" office:value="0.178884634146341" calcext:value-type="float">
            <text:p>0.178884634146341</text:p>
          </table:table-cell>
          <table:table-cell table:formula="of:=[.T7]/41" office:value-type="float" office:value="0.295934146341463" calcext:value-type="float">
            <text:p>0.295934146341463</text:p>
          </table:table-cell>
          <table:table-cell table:formula="of:=[.U7]/41" office:value-type="float" office:value="0" calcext:value-type="float">
            <text:p>0</text:p>
          </table:table-cell>
          <table:table-cell table:formula="of:=[.V7]/41" office:value-type="float" office:value="0" calcext:value-type="float">
            <text:p>0</text:p>
          </table:table-cell>
          <table:table-cell table:formula="of:=[.W7]/41" office:value-type="float" office:value="0" calcext:value-type="float">
            <text:p>0</text:p>
          </table:table-cell>
          <table:table-cell table:number-columns-repeated="12"/>
          <table:table-cell table:formula="of:=[.AJ30]-[.Y28]" office:value-type="float" office:value="3.48631433170732" calcext:value-type="float">
            <text:p>3.48631433170732</text:p>
          </table:table-cell>
          <table:table-cell table:number-columns-repeated="3"/>
          <table:table-cell office:value-type="string" calcext:value-type="string">
            <text:p>12-6</text:p>
          </table:table-cell>
          <table:table-cell table:formula="of:=[.I63]" office:value-type="float" office:value="3.3499684" calcext:value-type="float">
            <text:p>3.3499684</text:p>
          </table:table-cell>
          <table:table-cell office:value-type="string" calcext:value-type="string">
            <text:p>=</text:p>
          </table:table-cell>
          <table:table-cell table:formula="of:=[.I39]" office:value-type="float" office:value="0.177622926829268" calcext:value-type="float">
            <text:p>0.177622926829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8]/41" office:value-type="float" office:value="0.325429268292683" calcext:value-type="float">
            <text:p>0.325429268292683</text:p>
          </table:table-cell>
          <table:table-cell table:formula="of:=[.D8]/41" office:value-type="float" office:value="0.125661219512195" calcext:value-type="float">
            <text:p>0.125661219512195</text:p>
          </table:table-cell>
          <table:table-cell table:formula="of:=[.E8]/41" office:value-type="float" office:value="0.386890243902439" calcext:value-type="float">
            <text:p>0.386890243902439</text:p>
          </table:table-cell>
          <table:table-cell table:formula="of:=[.F8]/41" office:value-type="float" office:value="0.466809756097561" calcext:value-type="float">
            <text:p>0.466809756097561</text:p>
          </table:table-cell>
          <table:table-cell table:formula="of:=[.G8]/41" office:value-type="float" office:value="0.434314634146341" calcext:value-type="float">
            <text:p>0.434314634146341</text:p>
          </table:table-cell>
          <table:table-cell table:formula="of:=[.H8]/41" office:value-type="float" office:value="0" calcext:value-type="float">
            <text:p>0</text:p>
          </table:table-cell>
          <table:table-cell table:formula="of:=[.I8]/41" office:value-type="float" office:value="0.529024390243902" calcext:value-type="float">
            <text:p>0.529024390243902</text:p>
          </table:table-cell>
          <table:table-cell table:formula="of:=[.J8]/41" office:value-type="float" office:value="0.703021951219512" calcext:value-type="float">
            <text:p>0.703021951219512</text:p>
          </table:table-cell>
          <table:table-cell table:formula="of:=[.K8]/41" office:value-type="float" office:value="0.426524390243902" calcext:value-type="float">
            <text:p>0.426524390243902</text:p>
          </table:table-cell>
          <table:table-cell table:formula="of:=[.L8]/41" office:value-type="float" office:value="0.271956097560976" calcext:value-type="float">
            <text:p>0.271956097560976</text:p>
          </table:table-cell>
          <table:table-cell table:formula="of:=[.M8]/41" office:value-type="float" office:value="0.0881290243902439" calcext:value-type="float">
            <text:p>0.0881290243902439</text:p>
          </table:table-cell>
          <table:table-cell table:formula="of:=[.N8]/41" office:value-type="float" office:value="0.501621951219512" calcext:value-type="float">
            <text:p>0.501621951219512</text:p>
          </table:table-cell>
          <table:table-cell table:formula="of:=[.O8]/41" office:value-type="float" office:value="0.53340243902439" calcext:value-type="float">
            <text:p>0.53340243902439</text:p>
          </table:table-cell>
          <table:table-cell table:formula="of:=[.P8]/41" office:value-type="float" office:value="0.347975609756098" calcext:value-type="float">
            <text:p>0.347975609756098</text:p>
          </table:table-cell>
          <table:table-cell table:formula="of:=[.Q8]/41" office:value-type="float" office:value="0.274346341463415" calcext:value-type="float">
            <text:p>0.274346341463415</text:p>
          </table:table-cell>
          <table:table-cell table:formula="of:=[.R8]/41" office:value-type="float" office:value="0.338412195121951" calcext:value-type="float">
            <text:p>0.338412195121951</text:p>
          </table:table-cell>
          <table:table-cell table:formula="of:=[.S8]/41" office:value-type="float" office:value="0.702748780487805" calcext:value-type="float">
            <text:p>0.702748780487805</text:p>
          </table:table-cell>
          <table:table-cell table:formula="of:=[.T8]/41" office:value-type="float" office:value="0.569004878048781" calcext:value-type="float">
            <text:p>0.569004878048781</text:p>
          </table:table-cell>
          <table:table-cell table:formula="of:=[.U8]/41" office:value-type="float" office:value="0" calcext:value-type="float">
            <text:p>0</text:p>
          </table:table-cell>
          <table:table-cell table:formula="of:=[.V8]/41" office:value-type="float" office:value="0" calcext:value-type="float">
            <text:p>0</text:p>
          </table:table-cell>
          <table:table-cell table:formula="of:=[.W8]/41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6-3</text:p>
          </table:table-cell>
          <table:table-cell table:formula="of:=[.F57]" office:value-type="float" office:value="1.6804076" calcext:value-type="float">
            <text:p>1.6804076</text:p>
          </table:table-cell>
          <table:table-cell table:formula="of:=[.AO11]- [.AO32]" office:value-type="float" office:value="5.1526624" calcext:value-type="float">
            <text:p>5.1526624</text:p>
          </table:table-cell>
          <table:table-cell table:formula="of:=[.F33]" office:value-type="float" office:value="0.0890990243902439" calcext:value-type="float">
            <text:p>0.0890990243902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9]/41" office:value-type="float" office:value="0.445251219512195" calcext:value-type="float">
            <text:p>0.445251219512195</text:p>
          </table:table-cell>
          <table:table-cell table:formula="of:=[.D9]/41" office:value-type="float" office:value="0.408207317073171" calcext:value-type="float">
            <text:p>0.408207317073171</text:p>
          </table:table-cell>
          <table:table-cell table:formula="of:=[.E9]/41" office:value-type="float" office:value="0.153645853658537" calcext:value-type="float">
            <text:p>0.153645853658537</text:p>
          </table:table-cell>
          <table:table-cell table:formula="of:=[.F9]/41" office:value-type="float" office:value="0.0890990243902439" calcext:value-type="float">
            <text:p>0.0890990243902439</text:p>
          </table:table-cell>
          <table:table-cell table:formula="of:=[.G9]/41" office:value-type="float" office:value="0.147561219512195" calcext:value-type="float">
            <text:p>0.147561219512195</text:p>
          </table:table-cell>
          <table:table-cell table:formula="of:=[.H9]/41" office:value-type="float" office:value="0.529024390243902" calcext:value-type="float">
            <text:p>0.529024390243902</text:p>
          </table:table-cell>
          <table:table-cell table:formula="of:=[.I9]/41" office:value-type="float" office:value="0" calcext:value-type="float">
            <text:p>0</text:p>
          </table:table-cell>
          <table:table-cell table:formula="of:=[.J9]/41" office:value-type="float" office:value="0.23478" calcext:value-type="float">
            <text:p>0.23478</text:p>
          </table:table-cell>
          <table:table-cell table:formula="of:=[.K9]/41" office:value-type="float" office:value="0.573978048780488" calcext:value-type="float">
            <text:p>0.573978048780488</text:p>
          </table:table-cell>
          <table:table-cell table:formula="of:=[.L9]/41" office:value-type="float" office:value="0.267024390243902" calcext:value-type="float">
            <text:p>0.267024390243902</text:p>
          </table:table-cell>
          <table:table-cell table:formula="of:=[.M9]/41" office:value-type="float" office:value="0.448531707317073" calcext:value-type="float">
            <text:p>0.448531707317073</text:p>
          </table:table-cell>
          <table:table-cell table:formula="of:=[.N9]/41" office:value-type="float" office:value="0.120278292682927" calcext:value-type="float">
            <text:p>0.120278292682927</text:p>
          </table:table-cell>
          <table:table-cell table:formula="of:=[.O9]/41" office:value-type="float" office:value="0.177622926829268" calcext:value-type="float">
            <text:p>0.177622926829268</text:p>
          </table:table-cell>
          <table:table-cell table:formula="of:=[.P9]/41" office:value-type="float" office:value="0.482843902439024" calcext:value-type="float">
            <text:p>0.482843902439024</text:p>
          </table:table-cell>
          <table:table-cell table:formula="of:=[.Q9]/41" office:value-type="float" office:value="0.25499512195122" calcext:value-type="float">
            <text:p>0.25499512195122</text:p>
          </table:table-cell>
          <table:table-cell table:formula="of:=[.R9]/41" office:value-type="float" office:value="0.205186341463415" calcext:value-type="float">
            <text:p>0.205186341463415</text:p>
          </table:table-cell>
          <table:table-cell table:formula="of:=[.S9]/41" office:value-type="float" office:value="0.303841463414634" calcext:value-type="float">
            <text:p>0.303841463414634</text:p>
          </table:table-cell>
          <table:table-cell table:formula="of:=[.T9]/41" office:value-type="float" office:value="0.394746341463415" calcext:value-type="float">
            <text:p>0.394746341463415</text:p>
          </table:table-cell>
          <table:table-cell table:formula="of:=[.U9]/41" office:value-type="float" office:value="0" calcext:value-type="float">
            <text:p>0</text:p>
          </table:table-cell>
          <table:table-cell table:formula="of:=[.V9]/41" office:value-type="float" office:value="0" calcext:value-type="float">
            <text:p>0</text:p>
          </table:table-cell>
          <table:table-cell table:formula="of:=[.W9]/41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3-11</text:p>
          </table:table-cell>
          <table:table-cell table:formula="of:=[.N54]" office:value-type="float" office:value="1.7398534" calcext:value-type="float">
            <text:p>1.7398534</text:p>
          </table:table-cell>
          <table:table-cell table:formula="of:=[.AO8]-[.AO33]" office:value-type="float" office:value="3.4777166" calcext:value-type="float">
            <text:p>3.4777166</text:p>
          </table:table-cell>
          <table:table-cell table:formula="of:=[.N30]" office:value-type="float" office:value="0.0922509756097561" calcext:value-type="float">
            <text:p>0.0922509756097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0]/41" office:value-type="float" office:value="0.510792682926829" calcext:value-type="float">
            <text:p>0.510792682926829</text:p>
          </table:table-cell>
          <table:table-cell table:formula="of:=[.D10]/41" office:value-type="float" office:value="0.577378048780488" calcext:value-type="float">
            <text:p>0.577378048780488</text:p>
          </table:table-cell>
          <table:table-cell table:formula="of:=[.E10]/41" office:value-type="float" office:value="0.374736585365854" calcext:value-type="float">
            <text:p>0.374736585365854</text:p>
          </table:table-cell>
          <table:table-cell table:formula="of:=[.F10]/41" office:value-type="float" office:value="0.247790243902439" calcext:value-type="float">
            <text:p>0.247790243902439</text:p>
          </table:table-cell>
          <table:table-cell table:formula="of:=[.G10]/41" office:value-type="float" office:value="0.26899756097561" calcext:value-type="float">
            <text:p>0.26899756097561</text:p>
          </table:table-cell>
          <table:table-cell table:formula="of:=[.H10]/41" office:value-type="float" office:value="0.703021951219512" calcext:value-type="float">
            <text:p>0.703021951219512</text:p>
          </table:table-cell>
          <table:table-cell table:formula="of:=[.I10]/41" office:value-type="float" office:value="0.23478" calcext:value-type="float">
            <text:p>0.23478</text:p>
          </table:table-cell>
          <table:table-cell table:formula="of:=[.J10]/41" office:value-type="float" office:value="0" calcext:value-type="float">
            <text:p>0</text:p>
          </table:table-cell>
          <table:table-cell table:formula="of:=[.K10]/41" office:value-type="float" office:value="0.599348780487805" calcext:value-type="float">
            <text:p>0.599348780487805</text:p>
          </table:table-cell>
          <table:table-cell table:formula="of:=[.L10]/41" office:value-type="float" office:value="0.473151219512195" calcext:value-type="float">
            <text:p>0.473151219512195</text:p>
          </table:table-cell>
          <table:table-cell table:formula="of:=[.M10]/41" office:value-type="float" office:value="0.634707317073171" calcext:value-type="float">
            <text:p>0.634707317073171</text:p>
          </table:table-cell>
          <table:table-cell table:formula="of:=[.N10]/41" office:value-type="float" office:value="0.35010243902439" calcext:value-type="float">
            <text:p>0.35010243902439</text:p>
          </table:table-cell>
          <table:table-cell table:formula="of:=[.O10]/41" office:value-type="float" office:value="0.17599" calcext:value-type="float">
            <text:p>0.17599</text:p>
          </table:table-cell>
          <table:table-cell table:formula="of:=[.P10]/41" office:value-type="float" office:value="0.536790243902439" calcext:value-type="float">
            <text:p>0.536790243902439</text:p>
          </table:table-cell>
          <table:table-cell table:formula="of:=[.Q10]/41" office:value-type="float" office:value="0.447375609756098" calcext:value-type="float">
            <text:p>0.447375609756098</text:p>
          </table:table-cell>
          <table:table-cell table:formula="of:=[.R10]/41" office:value-type="float" office:value="0.366663414634146" calcext:value-type="float">
            <text:p>0.366663414634146</text:p>
          </table:table-cell>
          <table:table-cell table:formula="of:=[.S10]/41" office:value-type="float" office:value="0.107112195121951" calcext:value-type="float">
            <text:p>0.107112195121951</text:p>
          </table:table-cell>
          <table:table-cell table:formula="of:=[.T10]/41" office:value-type="float" office:value="0.325170731707317" calcext:value-type="float">
            <text:p>0.325170731707317</text:p>
          </table:table-cell>
          <table:table-cell table:formula="of:=[.U10]/41" office:value-type="float" office:value="0" calcext:value-type="float">
            <text:p>0</text:p>
          </table:table-cell>
          <table:table-cell table:formula="of:=[.V10]/41" office:value-type="float" office:value="0" calcext:value-type="float">
            <text:p>0</text:p>
          </table:table-cell>
          <table:table-cell table:formula="of:=[.W10]/41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1]/41" office:value-type="float" office:value="0.144575365853659" calcext:value-type="float">
            <text:p>0.144575365853659</text:p>
          </table:table-cell>
          <table:table-cell table:formula="of:=[.D11]/41" office:value-type="float" office:value="0.377456097560976" calcext:value-type="float">
            <text:p>0.377456097560976</text:p>
          </table:table-cell>
          <table:table-cell table:formula="of:=[.E11]/41" office:value-type="float" office:value="0.525582926829268" calcext:value-type="float">
            <text:p>0.525582926829268</text:p>
          </table:table-cell>
          <table:table-cell table:formula="of:=[.F11]/41" office:value-type="float" office:value="0.485036585365854" calcext:value-type="float">
            <text:p>0.485036585365854</text:p>
          </table:table-cell>
          <table:table-cell table:formula="of:=[.G11]/41" office:value-type="float" office:value="0.4265" calcext:value-type="float">
            <text:p>0.4265</text:p>
          </table:table-cell>
          <table:table-cell table:formula="of:=[.H11]/41" office:value-type="float" office:value="0.426524390243902" calcext:value-type="float">
            <text:p>0.426524390243902</text:p>
          </table:table-cell>
          <table:table-cell table:formula="of:=[.I11]/41" office:value-type="float" office:value="0.573978048780488" calcext:value-type="float">
            <text:p>0.573978048780488</text:p>
          </table:table-cell>
          <table:table-cell table:formula="of:=[.J11]/41" office:value-type="float" office:value="0.599348780487805" calcext:value-type="float">
            <text:p>0.599348780487805</text:p>
          </table:table-cell>
          <table:table-cell table:formula="of:=[.K11]/41" office:value-type="float" office:value="0" calcext:value-type="float">
            <text:p>0</text:p>
          </table:table-cell>
          <table:table-cell table:formula="of:=[.L11]/41" office:value-type="float" office:value="0.480760975609756" calcext:value-type="float">
            <text:p>0.480760975609756</text:p>
          </table:table-cell>
          <table:table-cell table:formula="of:=[.M11]/41" office:value-type="float" office:value="0.442919512195122" calcext:value-type="float">
            <text:p>0.442919512195122</text:p>
          </table:table-cell>
          <table:table-cell table:formula="of:=[.N11]/41" office:value-type="float" office:value="0.635380487804878" calcext:value-type="float">
            <text:p>0.635380487804878</text:p>
          </table:table-cell>
          <table:table-cell table:formula="of:=[.O11]/41" office:value-type="float" office:value="0.443953658536585" calcext:value-type="float">
            <text:p>0.443953658536585</text:p>
          </table:table-cell>
          <table:table-cell table:formula="of:=[.P11]/41" office:value-type="float" office:value="0.103622195121951" calcext:value-type="float">
            <text:p>0.103622195121951</text:p>
          </table:table-cell>
          <table:table-cell table:formula="of:=[.Q11]/41" office:value-type="float" office:value="0.442768292682927" calcext:value-type="float">
            <text:p>0.442768292682927</text:p>
          </table:table-cell>
          <table:table-cell table:formula="of:=[.R11]/41" office:value-type="float" office:value="0.404741463414634" calcext:value-type="float">
            <text:p>0.404741463414634</text:p>
          </table:table-cell>
          <table:table-cell table:formula="of:=[.S11]/41" office:value-type="float" office:value="0.534143902439024" calcext:value-type="float">
            <text:p>0.534143902439024</text:p>
          </table:table-cell>
          <table:table-cell table:formula="of:=[.T11]/41" office:value-type="float" office:value="0.299424390243902" calcext:value-type="float">
            <text:p>0.299424390243902</text:p>
          </table:table-cell>
          <table:table-cell table:formula="of:=[.U11]/41" office:value-type="float" office:value="0" calcext:value-type="float">
            <text:p>0</text:p>
          </table:table-cell>
          <table:table-cell table:formula="of:=[.V11]/41" office:value-type="float" office:value="0" calcext:value-type="float">
            <text:p>0</text:p>
          </table:table-cell>
          <table:table-cell table:formula="of:=[.W11]/41" office:value-type="float" office:value="0" calcext:value-type="float">
            <text:p>0</text:p>
          </table:table-cell>
          <table:table-cell/>
          <table:table-cell table:formula="of:=[.AA35]-[.AQ35]" office:value-type="float" office:value="18.4560002772357" calcext:value-type="float">
            <text:p>18.4560002772357</text:p>
          </table:table-cell>
          <table:table-cell/>
          <table:table-cell table:style-name="ce3" table:formula="of:=[.AC35]-[.AT10]-[.AQ36]" office:value-type="float" office:value="18.7554246674796" calcext:value-type="float">
            <text:p>18.7554246674796</text:p>
          </table:table-cell>
          <table:table-cell/>
          <table:table-cell table:formula="of:=[.AR5]" office:value-type="float" office:value="18.9833333333333" calcext:value-type="float">
            <text:p>18.9833333333333</text:p>
          </table:table-cell>
          <table:table-cell/>
          <table:table-cell table:formula="of:=[.AC35]+[.AT5]+[.AQ37]" office:value-type="float" office:value="19.3708840894309" calcext:value-type="float">
            <text:p>19.3708840894309</text:p>
          </table:table-cell>
          <table:table-cell table:number-columns-repeated="8"/>
          <table:table-cell office:value-type="string" calcext:value-type="string">
            <text:p>17-8</text:p>
          </table:table-cell>
          <table:table-cell table:formula="of:=[.K68]" office:value-type="float" office:value="5.647144" calcext:value-type="float">
            <text:p>5.647144</text:p>
          </table:table-cell>
          <table:table-cell office:value-type="string" calcext:value-type="string">
            <text:p>=</text:p>
          </table:table-cell>
          <table:table-cell table:formula="of:=[.K44]" office:value-type="float" office:value="0.299424390243902" calcext:value-type="float">
            <text:p>0.299424390243902</text:p>
          </table:table-cell>
          <table:table-cell table:formula="of:=-[.AO35]+[.AP36]-[.AO37]" office:value-type="float" office:value="-3.8653228" calcext:value-type="float">
            <text:p>-3.8653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2]/41" office:value-type="float" office:value="0.336682926829268" calcext:value-type="float">
            <text:p>0.336682926829268</text:p>
          </table:table-cell>
          <table:table-cell table:formula="of:=[.D12]/41" office:value-type="float" office:value="0.166592926829268" calcext:value-type="float">
            <text:p>0.166592926829268</text:p>
          </table:table-cell>
          <table:table-cell table:formula="of:=[.E12]/41" office:value-type="float" office:value="0.116660731707317" calcext:value-type="float">
            <text:p>0.116660731707317</text:p>
          </table:table-cell>
          <table:table-cell table:formula="of:=[.F12]/41" office:value-type="float" office:value="0.225366829268293" calcext:value-type="float">
            <text:p>0.225366829268293</text:p>
          </table:table-cell>
          <table:table-cell table:formula="of:=[.G12]/41" office:value-type="float" office:value="0.218183658536585" calcext:value-type="float">
            <text:p>0.218183658536585</text:p>
          </table:table-cell>
          <table:table-cell table:formula="of:=[.H12]/41" office:value-type="float" office:value="0.271956097560976" calcext:value-type="float">
            <text:p>0.271956097560976</text:p>
          </table:table-cell>
          <table:table-cell table:formula="of:=[.I12]/41" office:value-type="float" office:value="0.267024390243902" calcext:value-type="float">
            <text:p>0.267024390243902</text:p>
          </table:table-cell>
          <table:table-cell table:formula="of:=[.J12]/41" office:value-type="float" office:value="0.473151219512195" calcext:value-type="float">
            <text:p>0.473151219512195</text:p>
          </table:table-cell>
          <table:table-cell table:formula="of:=[.K12]/41" office:value-type="float" office:value="0.480760975609756" calcext:value-type="float">
            <text:p>0.480760975609756</text:p>
          </table:table-cell>
          <table:table-cell table:formula="of:=[.L12]/41" office:value-type="float" office:value="0" calcext:value-type="float">
            <text:p>0</text:p>
          </table:table-cell>
          <table:table-cell table:formula="of:=[.M12]/41" office:value-type="float" office:value="0.186239268292683" calcext:value-type="float">
            <text:p>0.186239268292683</text:p>
          </table:table-cell>
          <table:table-cell table:formula="of:=[.N12]/41" office:value-type="float" office:value="0.230073658536585" calcext:value-type="float">
            <text:p>0.230073658536585</text:p>
          </table:table-cell>
          <table:table-cell table:formula="of:=[.O12]/41" office:value-type="float" office:value="0.328109756097561" calcext:value-type="float">
            <text:p>0.328109756097561</text:p>
          </table:table-cell>
          <table:table-cell table:formula="of:=[.P12]/41" office:value-type="float" office:value="0.37719756097561" calcext:value-type="float">
            <text:p>0.37719756097561</text:p>
          </table:table-cell>
          <table:table-cell table:formula="of:=[.Q12]/41" office:value-type="float" office:value="0.0430273170731707" calcext:value-type="float">
            <text:p>0.0430273170731707</text:p>
          </table:table-cell>
          <table:table-cell table:formula="of:=[.R12]/41" office:value-type="float" office:value="0.130013414634146" calcext:value-type="float">
            <text:p>0.130013414634146</text:p>
          </table:table-cell>
          <table:table-cell table:formula="of:=[.S12]/41" office:value-type="float" office:value="0.502870731707317" calcext:value-type="float">
            <text:p>0.502870731707317</text:p>
          </table:table-cell>
          <table:table-cell table:formula="of:=[.T12]/41" office:value-type="float" office:value="0.459248780487805" calcext:value-type="float">
            <text:p>0.459248780487805</text:p>
          </table:table-cell>
          <table:table-cell table:formula="of:=[.U12]/41" office:value-type="float" office:value="0" calcext:value-type="float">
            <text:p>0</text:p>
          </table:table-cell>
          <table:table-cell table:formula="of:=[.V12]/41" office:value-type="float" office:value="0" calcext:value-type="float">
            <text:p>0</text:p>
          </table:table-cell>
          <table:table-cell table:formula="of:=[.W12]/41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8-0</text:p>
          </table:table-cell>
          <table:table-cell table:formula="of:=[.C59]" office:value-type="float" office:value="2.7266914" calcext:value-type="float">
            <text:p>2.7266914</text:p>
          </table:table-cell>
          <table:table-cell table:formula="of:=[.AO13]-[.AO36]" office:value-type="float" office:value="3.5395686" calcext:value-type="float">
            <text:p>3.5395686</text:p>
          </table:table-cell>
          <table:table-cell table:formula="of:=[.C35]" office:value-type="float" office:value="0.144575365853659" calcext:value-type="float">
            <text:p>0.1445753658536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/41" office:value-type="float" office:value="0.320517073170732" calcext:value-type="float">
            <text:p>0.320517073170732</text:p>
          </table:table-cell>
          <table:table-cell table:formula="of:=[.D13]/41" office:value-type="float" office:value="0.0750465853658536" calcext:value-type="float">
            <text:p>0.0750465853658536</text:p>
          </table:table-cell>
          <table:table-cell table:formula="of:=[.E13]/41" office:value-type="float" office:value="0.302426829268293" calcext:value-type="float">
            <text:p>0.302426829268293</text:p>
          </table:table-cell>
          <table:table-cell table:formula="of:=[.F13]/41" office:value-type="float" office:value="0.392387804878049" calcext:value-type="float">
            <text:p>0.392387804878049</text:p>
          </table:table-cell>
          <table:table-cell table:formula="of:=[.G13]/41" office:value-type="float" office:value="0.366224390243902" calcext:value-type="float">
            <text:p>0.366224390243902</text:p>
          </table:table-cell>
          <table:table-cell table:formula="of:=[.H13]/41" office:value-type="float" office:value="0.0881290243902439" calcext:value-type="float">
            <text:p>0.0881290243902439</text:p>
          </table:table-cell>
          <table:table-cell table:formula="of:=[.I13]/41" office:value-type="float" office:value="0.448531707317073" calcext:value-type="float">
            <text:p>0.448531707317073</text:p>
          </table:table-cell>
          <table:table-cell table:formula="of:=[.J13]/41" office:value-type="float" office:value="0.634707317073171" calcext:value-type="float">
            <text:p>0.634707317073171</text:p>
          </table:table-cell>
          <table:table-cell table:formula="of:=[.K13]/41" office:value-type="float" office:value="0.442919512195122" calcext:value-type="float">
            <text:p>0.442919512195122</text:p>
          </table:table-cell>
          <table:table-cell table:formula="of:=[.L13]/41" office:value-type="float" office:value="0.186239268292683" calcext:value-type="float">
            <text:p>0.186239268292683</text:p>
          </table:table-cell>
          <table:table-cell table:formula="of:=[.M13]/41" office:value-type="float" office:value="0" calcext:value-type="float">
            <text:p>0</text:p>
          </table:table-cell>
          <table:table-cell table:formula="of:=[.N13]/41" office:value-type="float" office:value="0.414790243902439" calcext:value-type="float">
            <text:p>0.414790243902439</text:p>
          </table:table-cell>
          <table:table-cell table:formula="of:=[.O13]/41" office:value-type="float" office:value="0.470739024390244" calcext:value-type="float">
            <text:p>0.470739024390244</text:p>
          </table:table-cell>
          <table:table-cell table:formula="of:=[.P13]/41" office:value-type="float" office:value="0.351265853658537" calcext:value-type="float">
            <text:p>0.351265853658537</text:p>
          </table:table-cell>
          <table:table-cell table:formula="of:=[.Q13]/41" office:value-type="float" office:value="0.193961219512195" calcext:value-type="float">
            <text:p>0.193961219512195</text:p>
          </table:table-cell>
          <table:table-cell table:formula="of:=[.R13]/41" office:value-type="float" office:value="0.268090243902439" calcext:value-type="float">
            <text:p>0.268090243902439</text:p>
          </table:table-cell>
          <table:table-cell table:formula="of:=[.S13]/41" office:value-type="float" office:value="0.644165853658537" calcext:value-type="float">
            <text:p>0.644165853658537</text:p>
          </table:table-cell>
          <table:table-cell table:formula="of:=[.T13]/41" office:value-type="float" office:value="0.536173170731707" calcext:value-type="float">
            <text:p>0.536173170731707</text:p>
          </table:table-cell>
          <table:table-cell table:formula="of:=[.U13]/41" office:value-type="float" office:value="0" calcext:value-type="float">
            <text:p>0</text:p>
          </table:table-cell>
          <table:table-cell table:formula="of:=[.V13]/41" office:value-type="float" office:value="0" calcext:value-type="float">
            <text:p>0</text:p>
          </table:table-cell>
          <table:table-cell table:formula="of:=[.W13]/41" office:value-type="float" office:value="0" calcext:value-type="float">
            <text:p>0</text:p>
          </table:table-cell>
          <table:table-cell table:number-columns-repeated="7"/>
          <table:table-cell table:formula="of:=11.454217586986-[.AE35]" office:value-type="float" office:value="-7.91666650244486" calcext:value-type="float">
            <text:p>-7.91666650244486</text:p>
          </table:table-cell>
          <table:table-cell/>
          <table:table-cell table:formula="of:=[.AE35]-[.Y35]" office:value-type="float" office:value="0.914883812195164" calcext:value-type="float">
            <text:p>0.914883812195164</text:p>
          </table:table-cell>
          <table:table-cell table:number-columns-repeated="6"/>
          <table:table-cell office:value-type="string" calcext:value-type="string">
            <text:p>0-13</text:p>
          </table:table-cell>
          <table:table-cell table:formula="of:=[.P51]" office:value-type="float" office:value="1.7577474" calcext:value-type="float">
            <text:p>1.7577474</text:p>
          </table:table-cell>
          <table:table-cell table:formula="of:=[.AO5]-[.AO37]" office:value-type="float" office:value="4.4662326" calcext:value-type="float">
            <text:p>4.4662326</text:p>
          </table:table-cell>
          <table:table-cell table:formula="of:=[.P27]" office:value-type="float" office:value="0.093199756097561" calcext:value-type="float">
            <text:p>0.093199756097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/41" office:value-type="float" office:value="0.496146341463415" calcext:value-type="float">
            <text:p>0.496146341463415</text:p>
          </table:table-cell>
          <table:table-cell table:formula="of:=[.D14]/41" office:value-type="float" office:value="0.393836585365854" calcext:value-type="float">
            <text:p>0.393836585365854</text:p>
          </table:table-cell>
          <table:table-cell table:formula="of:=[.E14]/41" office:value-type="float" office:value="0.122700487804878" calcext:value-type="float">
            <text:p>0.122700487804878</text:p>
          </table:table-cell>
          <table:table-cell table:formula="of:=[.F14]/41" office:value-type="float" office:value="0.174986829268293" calcext:value-type="float">
            <text:p>0.174986829268293</text:p>
          </table:table-cell>
          <table:table-cell table:formula="of:=[.G14]/41" office:value-type="float" office:value="0.22514" calcext:value-type="float">
            <text:p>0.22514</text:p>
          </table:table-cell>
          <table:table-cell table:formula="of:=[.H14]/41" office:value-type="float" office:value="0.501621951219512" calcext:value-type="float">
            <text:p>0.501621951219512</text:p>
          </table:table-cell>
          <table:table-cell table:formula="of:=[.I14]/41" office:value-type="float" office:value="0.120278292682927" calcext:value-type="float">
            <text:p>0.120278292682927</text:p>
          </table:table-cell>
          <table:table-cell table:formula="of:=[.J14]/41" office:value-type="float" office:value="0.35010243902439" calcext:value-type="float">
            <text:p>0.35010243902439</text:p>
          </table:table-cell>
          <table:table-cell table:formula="of:=[.K14]/41" office:value-type="float" office:value="0.635380487804878" calcext:value-type="float">
            <text:p>0.635380487804878</text:p>
          </table:table-cell>
          <table:table-cell table:formula="of:=[.L14]/41" office:value-type="float" office:value="0.230073658536585" calcext:value-type="float">
            <text:p>0.230073658536585</text:p>
          </table:table-cell>
          <table:table-cell table:formula="of:=[.M14]/41" office:value-type="float" office:value="0.414790243902439" calcext:value-type="float">
            <text:p>0.414790243902439</text:p>
          </table:table-cell>
          <table:table-cell table:formula="of:=[.N14]/41" office:value-type="float" office:value="0" calcext:value-type="float">
            <text:p>0</text:p>
          </table:table-cell>
          <table:table-cell table:formula="of:=[.O14]/41" office:value-type="float" office:value="0.289482926829268" calcext:value-type="float">
            <text:p>0.289482926829268</text:p>
          </table:table-cell>
          <table:table-cell table:formula="of:=[.P14]/41" office:value-type="float" office:value="0.536548780487805" calcext:value-type="float">
            <text:p>0.536548780487805</text:p>
          </table:table-cell>
          <table:table-cell table:formula="of:=[.Q14]/41" office:value-type="float" office:value="0.238424390243902" calcext:value-type="float">
            <text:p>0.238424390243902</text:p>
          </table:table-cell>
          <table:table-cell table:formula="of:=[.R14]/41" office:value-type="float" office:value="0.233340731707317" calcext:value-type="float">
            <text:p>0.233340731707317</text:p>
          </table:table-cell>
          <table:table-cell table:formula="of:=[.S14]/41" office:value-type="float" office:value="0.424029268292683" calcext:value-type="float">
            <text:p>0.424029268292683</text:p>
          </table:table-cell>
          <table:table-cell table:formula="of:=[.T14]/41" office:value-type="float" office:value="0.497926829268293" calcext:value-type="float">
            <text:p>0.497926829268293</text:p>
          </table:table-cell>
          <table:table-cell table:formula="of:=[.U14]/41" office:value-type="float" office:value="0" calcext:value-type="float">
            <text:p>0</text:p>
          </table:table-cell>
          <table:table-cell table:formula="of:=[.V14]/41" office:value-type="float" office:value="0" calcext:value-type="float">
            <text:p>0</text:p>
          </table:table-cell>
          <table:table-cell table:formula="of:=[.W14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/41" office:value-type="float" office:value="0.340517073170732" calcext:value-type="float">
            <text:p>0.340517073170732</text:p>
          </table:table-cell>
          <table:table-cell table:formula="of:=[.D15]/41" office:value-type="float" office:value="0.408436585365854" calcext:value-type="float">
            <text:p>0.408436585365854</text:p>
          </table:table-cell>
          <table:table-cell table:formula="of:=[.E15]/41" office:value-type="float" office:value="0.255485365853659" calcext:value-type="float">
            <text:p>0.255485365853659</text:p>
          </table:table-cell>
          <table:table-cell table:formula="of:=[.F15]/41" office:value-type="float" office:value="0.122917073170732" calcext:value-type="float">
            <text:p>0.122917073170732</text:p>
          </table:table-cell>
          <table:table-cell table:formula="of:=[.G15]/41" office:value-type="float" office:value="0.109990731707317" calcext:value-type="float">
            <text:p>0.109990731707317</text:p>
          </table:table-cell>
          <table:table-cell table:formula="of:=[.H15]/41" office:value-type="float" office:value="0.53340243902439" calcext:value-type="float">
            <text:p>0.53340243902439</text:p>
          </table:table-cell>
          <table:table-cell table:formula="of:=[.I15]/41" office:value-type="float" office:value="0.177622926829268" calcext:value-type="float">
            <text:p>0.177622926829268</text:p>
          </table:table-cell>
          <table:table-cell table:formula="of:=[.J15]/41" office:value-type="float" office:value="0.17599" calcext:value-type="float">
            <text:p>0.17599</text:p>
          </table:table-cell>
          <table:table-cell table:formula="of:=[.K15]/41" office:value-type="float" office:value="0.443953658536585" calcext:value-type="float">
            <text:p>0.443953658536585</text:p>
          </table:table-cell>
          <table:table-cell table:formula="of:=[.L15]/41" office:value-type="float" office:value="0.328109756097561" calcext:value-type="float">
            <text:p>0.328109756097561</text:p>
          </table:table-cell>
          <table:table-cell table:formula="of:=[.M15]/41" office:value-type="float" office:value="0.470739024390244" calcext:value-type="float">
            <text:p>0.470739024390244</text:p>
          </table:table-cell>
          <table:table-cell table:formula="of:=[.N15]/41" office:value-type="float" office:value="0.289482926829268" calcext:value-type="float">
            <text:p>0.289482926829268</text:p>
          </table:table-cell>
          <table:table-cell table:formula="of:=[.O15]/41" office:value-type="float" office:value="0" calcext:value-type="float">
            <text:p>0</text:p>
          </table:table-cell>
          <table:table-cell table:formula="of:=[.P15]/41" office:value-type="float" office:value="0.370078048780488" calcext:value-type="float">
            <text:p>0.370078048780488</text:p>
          </table:table-cell>
          <table:table-cell table:formula="of:=[.Q15]/41" office:value-type="float" office:value="0.294660975609756" calcext:value-type="float">
            <text:p>0.294660975609756</text:p>
          </table:table-cell>
          <table:table-cell table:formula="of:=[.R15]/41" office:value-type="float" office:value="0.205941219512195" calcext:value-type="float">
            <text:p>0.205941219512195</text:p>
          </table:table-cell>
          <table:table-cell table:formula="of:=[.S15]/41" office:value-type="float" office:value="0.175601219512195" calcext:value-type="float">
            <text:p>0.175601219512195</text:p>
          </table:table-cell>
          <table:table-cell table:formula="of:=[.T15]/41" office:value-type="float" office:value="0.219736341463415" calcext:value-type="float">
            <text:p>0.219736341463415</text:p>
          </table:table-cell>
          <table:table-cell table:formula="of:=[.U15]/41" office:value-type="float" office:value="0" calcext:value-type="float">
            <text:p>0</text:p>
          </table:table-cell>
          <table:table-cell table:formula="of:=[.V15]/41" office:value-type="float" office:value="0" calcext:value-type="float">
            <text:p>0</text:p>
          </table:table-cell>
          <table:table-cell table:formula="of:=[.W15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/41" office:value-type="float" office:value="0.0412382926829268" calcext:value-type="float">
            <text:p>0.0412382926829268</text:p>
          </table:table-cell>
          <table:table-cell table:formula="of:=[.D16]/41" office:value-type="float" office:value="0.281790243902439" calcext:value-type="float">
            <text:p>0.281790243902439</text:p>
          </table:table-cell>
          <table:table-cell table:formula="of:=[.E16]/41" office:value-type="float" office:value="0.424153658536585" calcext:value-type="float">
            <text:p>0.424153658536585</text:p>
          </table:table-cell>
          <table:table-cell table:formula="of:=[.F16]/41" office:value-type="float" office:value="0.393829268292683" calcext:value-type="float">
            <text:p>0.393829268292683</text:p>
          </table:table-cell>
          <table:table-cell table:formula="of:=[.G16]/41" office:value-type="float" office:value="0.335731707317073" calcext:value-type="float">
            <text:p>0.335731707317073</text:p>
          </table:table-cell>
          <table:table-cell table:formula="of:=[.H16]/41" office:value-type="float" office:value="0.347975609756098" calcext:value-type="float">
            <text:p>0.347975609756098</text:p>
          </table:table-cell>
          <table:table-cell table:formula="of:=[.I16]/41" office:value-type="float" office:value="0.482843902439024" calcext:value-type="float">
            <text:p>0.482843902439024</text:p>
          </table:table-cell>
          <table:table-cell table:formula="of:=[.J16]/41" office:value-type="float" office:value="0.536790243902439" calcext:value-type="float">
            <text:p>0.536790243902439</text:p>
          </table:table-cell>
          <table:table-cell table:formula="of:=[.K16]/41" office:value-type="float" office:value="0.103622195121951" calcext:value-type="float">
            <text:p>0.103622195121951</text:p>
          </table:table-cell>
          <table:table-cell table:formula="of:=[.L16]/41" office:value-type="float" office:value="0.37719756097561" calcext:value-type="float">
            <text:p>0.37719756097561</text:p>
          </table:table-cell>
          <table:table-cell table:formula="of:=[.M16]/41" office:value-type="float" office:value="0.351265853658537" calcext:value-type="float">
            <text:p>0.351265853658537</text:p>
          </table:table-cell>
          <table:table-cell table:formula="of:=[.N16]/41" office:value-type="float" office:value="0.536548780487805" calcext:value-type="float">
            <text:p>0.536548780487805</text:p>
          </table:table-cell>
          <table:table-cell table:formula="of:=[.O16]/41" office:value-type="float" office:value="0.370078048780488" calcext:value-type="float">
            <text:p>0.370078048780488</text:p>
          </table:table-cell>
          <table:table-cell table:formula="of:=[.P16]/41" office:value-type="float" office:value="0" calcext:value-type="float">
            <text:p>0</text:p>
          </table:table-cell>
          <table:table-cell table:formula="of:=[.Q16]/41" office:value-type="float" office:value="0.339158536585366" calcext:value-type="float">
            <text:p>0.339158536585366</text:p>
          </table:table-cell>
          <table:table-cell table:formula="of:=[.R16]/41" office:value-type="float" office:value="0.304158536585366" calcext:value-type="float">
            <text:p>0.304158536585366</text:p>
          </table:table-cell>
          <table:table-cell table:formula="of:=[.S16]/41" office:value-type="float" office:value="0.486243902439024" calcext:value-type="float">
            <text:p>0.486243902439024</text:p>
          </table:table-cell>
          <table:table-cell table:formula="of:=[.T16]/41" office:value-type="float" office:value="0.273882926829268" calcext:value-type="float">
            <text:p>0.273882926829268</text:p>
          </table:table-cell>
          <table:table-cell table:formula="of:=[.U16]/41" office:value-type="float" office:value="0" calcext:value-type="float">
            <text:p>0</text:p>
          </table:table-cell>
          <table:table-cell table:formula="of:=[.V16]/41" office:value-type="float" office:value="0" calcext:value-type="float">
            <text:p>0</text:p>
          </table:table-cell>
          <table:table-cell table:formula="of:=[.W16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/41" office:value-type="float" office:value="0.298263414634146" calcext:value-type="float">
            <text:p>0.298263414634146</text:p>
          </table:table-cell>
          <table:table-cell table:formula="of:=[.D17]/41" office:value-type="float" office:value="0.157279512195122" calcext:value-type="float">
            <text:p>0.157279512195122</text:p>
          </table:table-cell>
          <table:table-cell table:formula="of:=[.E17]/41" office:value-type="float" office:value="0.11678512195122" calcext:value-type="float">
            <text:p>0.11678512195122</text:p>
          </table:table-cell>
          <table:table-cell table:formula="of:=[.F17]/41" office:value-type="float" office:value="0.200957804878049" calcext:value-type="float">
            <text:p>0.200957804878049</text:p>
          </table:table-cell>
          <table:table-cell table:formula="of:=[.G17]/41" office:value-type="float" office:value="0.184977804878049" calcext:value-type="float">
            <text:p>0.184977804878049</text:p>
          </table:table-cell>
          <table:table-cell table:formula="of:=[.H17]/41" office:value-type="float" office:value="0.274346341463415" calcext:value-type="float">
            <text:p>0.274346341463415</text:p>
          </table:table-cell>
          <table:table-cell table:formula="of:=[.I17]/41" office:value-type="float" office:value="0.25499512195122" calcext:value-type="float">
            <text:p>0.25499512195122</text:p>
          </table:table-cell>
          <table:table-cell table:formula="of:=[.J17]/41" office:value-type="float" office:value="0.447375609756098" calcext:value-type="float">
            <text:p>0.447375609756098</text:p>
          </table:table-cell>
          <table:table-cell table:formula="of:=[.K17]/41" office:value-type="float" office:value="0.442768292682927" calcext:value-type="float">
            <text:p>0.442768292682927</text:p>
          </table:table-cell>
          <table:table-cell table:formula="of:=[.L17]/41" office:value-type="float" office:value="0.0430273170731707" calcext:value-type="float">
            <text:p>0.0430273170731707</text:p>
          </table:table-cell>
          <table:table-cell table:formula="of:=[.M17]/41" office:value-type="float" office:value="0.193961219512195" calcext:value-type="float">
            <text:p>0.193961219512195</text:p>
          </table:table-cell>
          <table:table-cell table:formula="of:=[.N17]/41" office:value-type="float" office:value="0.238424390243902" calcext:value-type="float">
            <text:p>0.238424390243902</text:p>
          </table:table-cell>
          <table:table-cell table:formula="of:=[.O17]/41" office:value-type="float" office:value="0.294660975609756" calcext:value-type="float">
            <text:p>0.294660975609756</text:p>
          </table:table-cell>
          <table:table-cell table:formula="of:=[.P17]/41" office:value-type="float" office:value="0.339158536585366" calcext:value-type="float">
            <text:p>0.339158536585366</text:p>
          </table:table-cell>
          <table:table-cell table:formula="of:=[.Q17]/41" office:value-type="float" office:value="0" calcext:value-type="float">
            <text:p>0</text:p>
          </table:table-cell>
          <table:table-cell table:formula="of:=[.R17]/41" office:value-type="float" office:value="0.0911121951219512" calcext:value-type="float">
            <text:p>0.0911121951219512</text:p>
          </table:table-cell>
          <table:table-cell table:formula="of:=[.S17]/41" office:value-type="float" office:value="0.47019756097561" calcext:value-type="float">
            <text:p>0.47019756097561</text:p>
          </table:table-cell>
          <table:table-cell table:formula="of:=[.T17]/41" office:value-type="float" office:value="0.416985365853659" calcext:value-type="float">
            <text:p>0.416985365853659</text:p>
          </table:table-cell>
          <table:table-cell table:formula="of:=[.U17]/41" office:value-type="float" office:value="0" calcext:value-type="float">
            <text:p>0</text:p>
          </table:table-cell>
          <table:table-cell table:formula="of:=[.V17]/41" office:value-type="float" office:value="0" calcext:value-type="float">
            <text:p>0</text:p>
          </table:table-cell>
          <table:table-cell table:formula="of:=[.W17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/41" office:value-type="float" office:value="0.2634" calcext:value-type="float">
            <text:p>0.2634</text:p>
          </table:table-cell>
          <table:table-cell table:formula="of:=[.D18]/41" office:value-type="float" office:value="0.213160243902439" calcext:value-type="float">
            <text:p>0.213160243902439</text:p>
          </table:table-cell>
          <table:table-cell table:formula="of:=[.E18]/41" office:value-type="float" office:value="0.121390487804878" calcext:value-type="float">
            <text:p>0.121390487804878</text:p>
          </table:table-cell>
          <table:table-cell table:formula="of:=[.F18]/41" office:value-type="float" office:value="0.130006341463415" calcext:value-type="float">
            <text:p>0.130006341463415</text:p>
          </table:table-cell>
          <table:table-cell table:formula="of:=[.G18]/41" office:value-type="float" office:value="0.0983490243902439" calcext:value-type="float">
            <text:p>0.0983490243902439</text:p>
          </table:table-cell>
          <table:table-cell table:formula="of:=[.H18]/41" office:value-type="float" office:value="0.338412195121951" calcext:value-type="float">
            <text:p>0.338412195121951</text:p>
          </table:table-cell>
          <table:table-cell table:formula="of:=[.I18]/41" office:value-type="float" office:value="0.205186341463415" calcext:value-type="float">
            <text:p>0.205186341463415</text:p>
          </table:table-cell>
          <table:table-cell table:formula="of:=[.J18]/41" office:value-type="float" office:value="0.366663414634146" calcext:value-type="float">
            <text:p>0.366663414634146</text:p>
          </table:table-cell>
          <table:table-cell table:formula="of:=[.K18]/41" office:value-type="float" office:value="0.404741463414634" calcext:value-type="float">
            <text:p>0.404741463414634</text:p>
          </table:table-cell>
          <table:table-cell table:formula="of:=[.L18]/41" office:value-type="float" office:value="0.130013414634146" calcext:value-type="float">
            <text:p>0.130013414634146</text:p>
          </table:table-cell>
          <table:table-cell table:formula="of:=[.M18]/41" office:value-type="float" office:value="0.268090243902439" calcext:value-type="float">
            <text:p>0.268090243902439</text:p>
          </table:table-cell>
          <table:table-cell table:formula="of:=[.N18]/41" office:value-type="float" office:value="0.233340731707317" calcext:value-type="float">
            <text:p>0.233340731707317</text:p>
          </table:table-cell>
          <table:table-cell table:formula="of:=[.O18]/41" office:value-type="float" office:value="0.205941219512195" calcext:value-type="float">
            <text:p>0.205941219512195</text:p>
          </table:table-cell>
          <table:table-cell table:formula="of:=[.P18]/41" office:value-type="float" office:value="0.304158536585366" calcext:value-type="float">
            <text:p>0.304158536585366</text:p>
          </table:table-cell>
          <table:table-cell table:formula="of:=[.Q18]/41" office:value-type="float" office:value="0.0911121951219512" calcext:value-type="float">
            <text:p>0.0911121951219512</text:p>
          </table:table-cell>
          <table:table-cell table:formula="of:=[.R18]/41" office:value-type="float" office:value="0" calcext:value-type="float">
            <text:p>0</text:p>
          </table:table-cell>
          <table:table-cell table:formula="of:=[.S18]/41" office:value-type="float" office:value="0.381424390243902" calcext:value-type="float">
            <text:p>0.381424390243902</text:p>
          </table:table-cell>
          <table:table-cell table:formula="of:=[.T18]/41" office:value-type="float" office:value="0.332309756097561" calcext:value-type="float">
            <text:p>0.332309756097561</text:p>
          </table:table-cell>
          <table:table-cell table:formula="of:=[.U18]/41" office:value-type="float" office:value="0" calcext:value-type="float">
            <text:p>0</text:p>
          </table:table-cell>
          <table:table-cell table:formula="of:=[.V18]/41" office:value-type="float" office:value="0" calcext:value-type="float">
            <text:p>0</text:p>
          </table:table-cell>
          <table:table-cell table:formula="of:=[.W18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/41" office:value-type="float" office:value="0.466858536585366" calcext:value-type="float">
            <text:p>0.466858536585366</text:p>
          </table:table-cell>
          <table:table-cell table:formula="of:=[.D19]/41" office:value-type="float" office:value="0.579236585365854" calcext:value-type="float">
            <text:p>0.579236585365854</text:p>
          </table:table-cell>
          <table:table-cell table:formula="of:=[.E19]/41" office:value-type="float" office:value="0.421146341463415" calcext:value-type="float">
            <text:p>0.421146341463415</text:p>
          </table:table-cell>
          <table:table-cell table:formula="of:=[.F19]/41" office:value-type="float" office:value="0.286043902439024" calcext:value-type="float">
            <text:p>0.286043902439024</text:p>
          </table:table-cell>
          <table:table-cell table:formula="of:=[.G19]/41" office:value-type="float" office:value="0.285295121951219" calcext:value-type="float">
            <text:p>0.285295121951219</text:p>
          </table:table-cell>
          <table:table-cell table:formula="of:=[.H19]/41" office:value-type="float" office:value="0.702748780487805" calcext:value-type="float">
            <text:p>0.702748780487805</text:p>
          </table:table-cell>
          <table:table-cell table:formula="of:=[.I19]/41" office:value-type="float" office:value="0.303841463414634" calcext:value-type="float">
            <text:p>0.303841463414634</text:p>
          </table:table-cell>
          <table:table-cell table:formula="of:=[.J19]/41" office:value-type="float" office:value="0.107112195121951" calcext:value-type="float">
            <text:p>0.107112195121951</text:p>
          </table:table-cell>
          <table:table-cell table:formula="of:=[.K19]/41" office:value-type="float" office:value="0.534143902439024" calcext:value-type="float">
            <text:p>0.534143902439024</text:p>
          </table:table-cell>
          <table:table-cell table:formula="of:=[.L19]/41" office:value-type="float" office:value="0.502870731707317" calcext:value-type="float">
            <text:p>0.502870731707317</text:p>
          </table:table-cell>
          <table:table-cell table:formula="of:=[.M19]/41" office:value-type="float" office:value="0.644165853658537" calcext:value-type="float">
            <text:p>0.644165853658537</text:p>
          </table:table-cell>
          <table:table-cell table:formula="of:=[.N19]/41" office:value-type="float" office:value="0.424029268292683" calcext:value-type="float">
            <text:p>0.424029268292683</text:p>
          </table:table-cell>
          <table:table-cell table:formula="of:=[.O19]/41" office:value-type="float" office:value="0.175601219512195" calcext:value-type="float">
            <text:p>0.175601219512195</text:p>
          </table:table-cell>
          <table:table-cell table:formula="of:=[.P19]/41" office:value-type="float" office:value="0.486243902439024" calcext:value-type="float">
            <text:p>0.486243902439024</text:p>
          </table:table-cell>
          <table:table-cell table:formula="of:=[.Q19]/41" office:value-type="float" office:value="0.47019756097561" calcext:value-type="float">
            <text:p>0.47019756097561</text:p>
          </table:table-cell>
          <table:table-cell table:formula="of:=[.R19]/41" office:value-type="float" office:value="0.381424390243902" calcext:value-type="float">
            <text:p>0.381424390243902</text:p>
          </table:table-cell>
          <table:table-cell table:formula="of:=[.S19]/41" office:value-type="float" office:value="0" calcext:value-type="float">
            <text:p>0</text:p>
          </table:table-cell>
          <table:table-cell table:formula="of:=[.T19]/41" office:value-type="float" office:value="0.241985853658537" calcext:value-type="float">
            <text:p>0.241985853658537</text:p>
          </table:table-cell>
          <table:table-cell table:formula="of:=[.U19]/41" office:value-type="float" office:value="0" calcext:value-type="float">
            <text:p>0</text:p>
          </table:table-cell>
          <table:table-cell table:formula="of:=[.V19]/41" office:value-type="float" office:value="0" calcext:value-type="float">
            <text:p>0</text:p>
          </table:table-cell>
          <table:table-cell table:formula="of:=[.W19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0]/41" office:value-type="float" office:value="0.268419512195122" calcext:value-type="float">
            <text:p>0.268419512195122</text:p>
          </table:table-cell>
          <table:table-cell table:formula="of:=[.D20]/41" office:value-type="float" office:value="0.461804878048781" calcext:value-type="float">
            <text:p>0.461804878048781</text:p>
          </table:table-cell>
          <table:table-cell table:formula="of:=[.E20]/41" office:value-type="float" office:value="0.431917073170732" calcext:value-type="float">
            <text:p>0.431917073170732</text:p>
          </table:table-cell>
          <table:table-cell table:formula="of:=[.F20]/41" office:value-type="float" office:value="0.322973170731707" calcext:value-type="float">
            <text:p>0.322973170731707</text:p>
          </table:table-cell>
          <table:table-cell table:formula="of:=[.G20]/41" office:value-type="float" office:value="0.2785" calcext:value-type="float">
            <text:p>0.2785</text:p>
          </table:table-cell>
          <table:table-cell table:formula="of:=[.H20]/41" office:value-type="float" office:value="0.569004878048781" calcext:value-type="float">
            <text:p>0.569004878048781</text:p>
          </table:table-cell>
          <table:table-cell table:formula="of:=[.I20]/41" office:value-type="float" office:value="0.394746341463415" calcext:value-type="float">
            <text:p>0.394746341463415</text:p>
          </table:table-cell>
          <table:table-cell table:formula="of:=[.J20]/41" office:value-type="float" office:value="0.325170731707317" calcext:value-type="float">
            <text:p>0.325170731707317</text:p>
          </table:table-cell>
          <table:table-cell table:formula="of:=[.K20]/41" office:value-type="float" office:value="0.299424390243902" calcext:value-type="float">
            <text:p>0.299424390243902</text:p>
          </table:table-cell>
          <table:table-cell table:formula="of:=[.L20]/41" office:value-type="float" office:value="0.459248780487805" calcext:value-type="float">
            <text:p>0.459248780487805</text:p>
          </table:table-cell>
          <table:table-cell table:formula="of:=[.M20]/41" office:value-type="float" office:value="0.536173170731707" calcext:value-type="float">
            <text:p>0.536173170731707</text:p>
          </table:table-cell>
          <table:table-cell table:formula="of:=[.N20]/41" office:value-type="float" office:value="0.497926829268293" calcext:value-type="float">
            <text:p>0.497926829268293</text:p>
          </table:table-cell>
          <table:table-cell table:formula="of:=[.O20]/41" office:value-type="float" office:value="0.219736341463415" calcext:value-type="float">
            <text:p>0.219736341463415</text:p>
          </table:table-cell>
          <table:table-cell table:formula="of:=[.P20]/41" office:value-type="float" office:value="0.273882926829268" calcext:value-type="float">
            <text:p>0.273882926829268</text:p>
          </table:table-cell>
          <table:table-cell table:formula="of:=[.Q20]/41" office:value-type="float" office:value="0.416985365853659" calcext:value-type="float">
            <text:p>0.416985365853659</text:p>
          </table:table-cell>
          <table:table-cell table:formula="of:=[.R20]/41" office:value-type="float" office:value="0.332309756097561" calcext:value-type="float">
            <text:p>0.332309756097561</text:p>
          </table:table-cell>
          <table:table-cell table:formula="of:=[.S20]/41" office:value-type="float" office:value="0.241985853658537" calcext:value-type="float">
            <text:p>0.241985853658537</text:p>
          </table:table-cell>
          <table:table-cell table:formula="of:=[.T20]/41" office:value-type="float" office:value="0" calcext:value-type="float">
            <text:p>0</text:p>
          </table:table-cell>
          <table:table-cell table:formula="of:=[.U20]/41" office:value-type="float" office:value="0" calcext:value-type="float">
            <text:p>0</text:p>
          </table:table-cell>
          <table:table-cell table:formula="of:=[.V20]/41" office:value-type="float" office:value="0" calcext:value-type="float">
            <text:p>0</text:p>
          </table:table-cell>
          <table:table-cell table:formula="of:=[.W20]/41" office:value-type="float" office:value="0" calcext:value-type="float">
            <text:p>0</text:p>
          </table:table-cell>
          <table:table-cell/>
          <table:table-cell office:value-type="string" calcext:value-type="string">
            <text:p>15-4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9-14</text:p>
          </table:table-cell>
          <table:table-cell office:value-type="string" calcext:value-type="string">
            <text:p>14-5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1</text:p>
          </table:table-cell>
          <table:table-cell office:value-type="string" calcext:value-type="string">
            <text:p>1-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1]/41" office:value-type="float" office:value="0" calcext:value-type="float">
            <text:p>0</text:p>
          </table:table-cell>
          <table:table-cell table:formula="of:=[.D21]/41" office:value-type="float" office:value="0" calcext:value-type="float">
            <text:p>0</text:p>
          </table:table-cell>
          <table:table-cell table:formula="of:=[.E21]/41" office:value-type="float" office:value="0" calcext:value-type="float">
            <text:p>0</text:p>
          </table:table-cell>
          <table:table-cell table:formula="of:=[.F21]/41" office:value-type="float" office:value="0" calcext:value-type="float">
            <text:p>0</text:p>
          </table:table-cell>
          <table:table-cell table:formula="of:=[.G21]/41" office:value-type="float" office:value="0" calcext:value-type="float">
            <text:p>0</text:p>
          </table:table-cell>
          <table:table-cell table:formula="of:=[.H21]/41" office:value-type="float" office:value="0" calcext:value-type="float">
            <text:p>0</text:p>
          </table:table-cell>
          <table:table-cell table:formula="of:=[.I21]/41" office:value-type="float" office:value="0" calcext:value-type="float">
            <text:p>0</text:p>
          </table:table-cell>
          <table:table-cell table:formula="of:=[.J21]/41" office:value-type="float" office:value="0" calcext:value-type="float">
            <text:p>0</text:p>
          </table:table-cell>
          <table:table-cell table:formula="of:=[.K21]/41" office:value-type="float" office:value="0" calcext:value-type="float">
            <text:p>0</text:p>
          </table:table-cell>
          <table:table-cell table:formula="of:=[.L21]/41" office:value-type="float" office:value="0" calcext:value-type="float">
            <text:p>0</text:p>
          </table:table-cell>
          <table:table-cell table:formula="of:=[.M21]/41" office:value-type="float" office:value="0" calcext:value-type="float">
            <text:p>0</text:p>
          </table:table-cell>
          <table:table-cell table:formula="of:=[.N21]/41" office:value-type="float" office:value="0" calcext:value-type="float">
            <text:p>0</text:p>
          </table:table-cell>
          <table:table-cell table:formula="of:=[.O21]/41" office:value-type="float" office:value="0" calcext:value-type="float">
            <text:p>0</text:p>
          </table:table-cell>
          <table:table-cell table:formula="of:=[.P21]/41" office:value-type="float" office:value="0" calcext:value-type="float">
            <text:p>0</text:p>
          </table:table-cell>
          <table:table-cell table:formula="of:=[.Q21]/41" office:value-type="float" office:value="0" calcext:value-type="float">
            <text:p>0</text:p>
          </table:table-cell>
          <table:table-cell table:formula="of:=[.R21]/41" office:value-type="float" office:value="0" calcext:value-type="float">
            <text:p>0</text:p>
          </table:table-cell>
          <table:table-cell table:formula="of:=[.S21]/41" office:value-type="float" office:value="0" calcext:value-type="float">
            <text:p>0</text:p>
          </table:table-cell>
          <table:table-cell table:formula="of:=[.T21]/41" office:value-type="float" office:value="0" calcext:value-type="float">
            <text:p>0</text:p>
          </table:table-cell>
          <table:table-cell table:formula="of:=[.U21]/41" office:value-type="float" office:value="0" calcext:value-type="float">
            <text:p>0</text:p>
          </table:table-cell>
          <table:table-cell table:formula="of:=[.V21]/41" office:value-type="float" office:value="0" calcext:value-type="float">
            <text:p>0</text:p>
          </table:table-cell>
          <table:table-cell table:formula="of:=[.W21]/41" office:value-type="float" office:value="0" calcext:value-type="float">
            <text:p>0</text:p>
          </table:table-cell>
          <table:table-cell/>
          <table:table-cell table:formula="of:=[.G66]" office:value-type="float" office:value="1.8548626" calcext:value-type="float">
            <text:p>1.8548626</text:p>
          </table:table-cell>
          <table:table-cell table:formula="of:=[.F55]" office:value-type="float" office:value="2.2441376" calcext:value-type="float">
            <text:p>2.2441376</text:p>
          </table:table-cell>
          <table:table-cell table:formula="of:=[.L54]" office:value-type="float" office:value="4.206493" calcext:value-type="float">
            <text:p>4.206493</text:p>
          </table:table-cell>
          <table:table-cell table:formula="of:=[.Q60]" office:value-type="float" office:value="0.8114952" calcext:value-type="float">
            <text:p>0.8114952</text:p>
          </table:table-cell>
          <table:table-cell table:formula="of:=[.H65]" office:value-type="float" office:value="5.174172" calcext:value-type="float">
            <text:p>5.174172</text:p>
          </table:table-cell>
          <table:table-cell table:formula="of:=[.M56]" office:value-type="float" office:value="1.6621134" calcext:value-type="float">
            <text:p>1.6621134</text:p>
          </table:table-cell>
          <table:table-cell table:formula="of:=[.D61]" office:value-type="float" office:value="1.4153786" calcext:value-type="float">
            <text:p>1.4153786</text:p>
          </table:table-cell>
          <table:table-cell/>
          <table:table-cell table:formula="of:=SUM([.Y45:.AE45])" office:value-type="float" office:value="17.3686524" calcext:value-type="float">
            <text:p>17.3686524</text:p>
          </table:table-cell>
          <table:table-cell table:formula="of:=[.AO14]+[.AO10]" office:value-type="float" office:value="9.94325" calcext:value-type="float">
            <text:p>9.94325</text:p>
          </table:table-cell>
          <table:table-cell table:formula="of:=[.AH45]-[.AG45]" office:value-type="float" office:value="-7.4254024" calcext:value-type="float">
            <text:p>-7.4254024</text:p>
          </table:table-cell>
          <table:table-cell table:formula="of:=SUM([.AI45:.AI55])" office:value-type="float" office:value="-6.9172216" calcext:value-type="float">
            <text:p>-6.91722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2]/41" office:value-type="float" office:value="0" calcext:value-type="float">
            <text:p>0</text:p>
          </table:table-cell>
          <table:table-cell table:formula="of:=[.D22]/41" office:value-type="float" office:value="0" calcext:value-type="float">
            <text:p>0</text:p>
          </table:table-cell>
          <table:table-cell table:formula="of:=[.E22]/41" office:value-type="float" office:value="0" calcext:value-type="float">
            <text:p>0</text:p>
          </table:table-cell>
          <table:table-cell table:formula="of:=[.F22]/41" office:value-type="float" office:value="0" calcext:value-type="float">
            <text:p>0</text:p>
          </table:table-cell>
          <table:table-cell table:formula="of:=[.G22]/41" office:value-type="float" office:value="0" calcext:value-type="float">
            <text:p>0</text:p>
          </table:table-cell>
          <table:table-cell table:formula="of:=[.H22]/41" office:value-type="float" office:value="0" calcext:value-type="float">
            <text:p>0</text:p>
          </table:table-cell>
          <table:table-cell table:formula="of:=[.I22]/41" office:value-type="float" office:value="0" calcext:value-type="float">
            <text:p>0</text:p>
          </table:table-cell>
          <table:table-cell table:formula="of:=[.J22]/41" office:value-type="float" office:value="0" calcext:value-type="float">
            <text:p>0</text:p>
          </table:table-cell>
          <table:table-cell table:formula="of:=[.K22]/41" office:value-type="float" office:value="0" calcext:value-type="float">
            <text:p>0</text:p>
          </table:table-cell>
          <table:table-cell table:formula="of:=[.L22]/41" office:value-type="float" office:value="0" calcext:value-type="float">
            <text:p>0</text:p>
          </table:table-cell>
          <table:table-cell table:formula="of:=[.M22]/41" office:value-type="float" office:value="0" calcext:value-type="float">
            <text:p>0</text:p>
          </table:table-cell>
          <table:table-cell table:formula="of:=[.N22]/41" office:value-type="float" office:value="0" calcext:value-type="float">
            <text:p>0</text:p>
          </table:table-cell>
          <table:table-cell table:formula="of:=[.O22]/41" office:value-type="float" office:value="0" calcext:value-type="float">
            <text:p>0</text:p>
          </table:table-cell>
          <table:table-cell table:formula="of:=[.P22]/41" office:value-type="float" office:value="0" calcext:value-type="float">
            <text:p>0</text:p>
          </table:table-cell>
          <table:table-cell table:formula="of:=[.Q22]/41" office:value-type="float" office:value="0" calcext:value-type="float">
            <text:p>0</text:p>
          </table:table-cell>
          <table:table-cell table:formula="of:=[.R22]/41" office:value-type="float" office:value="0" calcext:value-type="float">
            <text:p>0</text:p>
          </table:table-cell>
          <table:table-cell table:formula="of:=[.S22]/41" office:value-type="float" office:value="0" calcext:value-type="float">
            <text:p>0</text:p>
          </table:table-cell>
          <table:table-cell table:formula="of:=[.T22]/41" office:value-type="float" office:value="0" calcext:value-type="float">
            <text:p>0</text:p>
          </table:table-cell>
          <table:table-cell table:formula="of:=[.U22]/41" office:value-type="float" office:value="0" calcext:value-type="float">
            <text:p>0</text:p>
          </table:table-cell>
          <table:table-cell table:formula="of:=[.V22]/41" office:value-type="float" office:value="0" calcext:value-type="float">
            <text:p>0</text:p>
          </table:table-cell>
          <table:table-cell table:formula="of:=[.W22]/41" office:value-type="float" office:value="0" calcext:value-type="float">
            <text:p>0</text:p>
          </table:table-cell>
          <table:table-cell/>
          <table:table-cell table:formula="of:=[.AR9]-[.G42]" office:value-type="float" office:value="1.08498430894309" calcext:value-type="float">
            <text:p>1.08498430894309</text:p>
          </table:table-cell>
          <table:table-cell table:formula="of:=[.AR8]" office:value-type="float" office:value="3.78333333333333" calcext:value-type="float">
            <text:p>3.78333333333333</text:p>
          </table:table-cell>
          <table:table-cell table:formula="of:=[.Z46]+[.AT8]+[.L30]" office:value-type="float" office:value="4.25765813821138" calcext:value-type="float">
            <text:p>4.25765813821138</text:p>
          </table:table-cell>
          <table:table-cell table:formula="of:=[.AA46]+[.AT10]+[.Q36]" office:value-type="float" office:value="4.38401875528455" calcext:value-type="float">
            <text:p>4.38401875528455</text:p>
          </table:table-cell>
          <table:table-cell table:number-columns-repeated="2"/>
          <table:table-cell table:formula="of:=[.AR6]+[.AT6]" office:value-type="float" office:value="8.95259033333333" calcext:value-type="float">
            <text:p>8.95259033333333</text:p>
          </table:table-cell>
          <table:table-cell/>
          <table:table-cell table:formula="of:=[.AE46]-[.Y46]" office:value-type="float" office:value="7.86760602439024" calcext:value-type="float">
            <text:p>7.867606024390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3]/41" office:value-type="float" office:value="0" calcext:value-type="float">
            <text:p>0</text:p>
          </table:table-cell>
          <table:table-cell table:formula="of:=[.D23]/41" office:value-type="float" office:value="0" calcext:value-type="float">
            <text:p>0</text:p>
          </table:table-cell>
          <table:table-cell table:formula="of:=[.E23]/41" office:value-type="float" office:value="0" calcext:value-type="float">
            <text:p>0</text:p>
          </table:table-cell>
          <table:table-cell table:formula="of:=[.F23]/41" office:value-type="float" office:value="0" calcext:value-type="float">
            <text:p>0</text:p>
          </table:table-cell>
          <table:table-cell table:formula="of:=[.G23]/41" office:value-type="float" office:value="0" calcext:value-type="float">
            <text:p>0</text:p>
          </table:table-cell>
          <table:table-cell table:formula="of:=[.H23]/41" office:value-type="float" office:value="0" calcext:value-type="float">
            <text:p>0</text:p>
          </table:table-cell>
          <table:table-cell table:formula="of:=[.I23]/41" office:value-type="float" office:value="0" calcext:value-type="float">
            <text:p>0</text:p>
          </table:table-cell>
          <table:table-cell table:formula="of:=[.J23]/41" office:value-type="float" office:value="0" calcext:value-type="float">
            <text:p>0</text:p>
          </table:table-cell>
          <table:table-cell table:formula="of:=[.K23]/41" office:value-type="float" office:value="0" calcext:value-type="float">
            <text:p>0</text:p>
          </table:table-cell>
          <table:table-cell table:formula="of:=[.L23]/41" office:value-type="float" office:value="0" calcext:value-type="float">
            <text:p>0</text:p>
          </table:table-cell>
          <table:table-cell table:formula="of:=[.M23]/41" office:value-type="float" office:value="0" calcext:value-type="float">
            <text:p>0</text:p>
          </table:table-cell>
          <table:table-cell table:formula="of:=[.N23]/41" office:value-type="float" office:value="0" calcext:value-type="float">
            <text:p>0</text:p>
          </table:table-cell>
          <table:table-cell table:formula="of:=[.O23]/41" office:value-type="float" office:value="0" calcext:value-type="float">
            <text:p>0</text:p>
          </table:table-cell>
          <table:table-cell table:formula="of:=[.P23]/41" office:value-type="float" office:value="0" calcext:value-type="float">
            <text:p>0</text:p>
          </table:table-cell>
          <table:table-cell table:formula="of:=[.Q23]/41" office:value-type="float" office:value="0" calcext:value-type="float">
            <text:p>0</text:p>
          </table:table-cell>
          <table:table-cell table:formula="of:=[.R23]/41" office:value-type="float" office:value="0" calcext:value-type="float">
            <text:p>0</text:p>
          </table:table-cell>
          <table:table-cell table:formula="of:=[.S23]/41" office:value-type="float" office:value="0" calcext:value-type="float">
            <text:p>0</text:p>
          </table:table-cell>
          <table:table-cell table:formula="of:=[.T23]/41" office:value-type="float" office:value="0" calcext:value-type="float">
            <text:p>0</text:p>
          </table:table-cell>
          <table:table-cell table:formula="of:=[.U23]/41" office:value-type="float" office:value="0" calcext:value-type="float">
            <text:p>0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4"/>
          <table:table-cell office:value-type="string" calcext:value-type="string">
            <text:p>16-7</text:p>
          </table:table-cell>
          <table:table-cell office:value-type="string" calcext:value-type="string">
            <text:p>7-12</text:p>
          </table:table-cell>
          <table:table-cell office:value-type="string" calcext:value-type="string">
            <text:p>12-6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11-2</text:p>
          </table:table-cell>
          <table:table-cell office:value-type="string" calcext:value-type="string">
            <text:p>2-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J67]" office:value-type="float" office:value="2.020136" calcext:value-type="float">
            <text:p>2.020136</text:p>
          </table:table-cell>
          <table:table-cell table:formula="of:=[.O58]" office:value-type="float" office:value="3.3191714" calcext:value-type="float">
            <text:p>3.3191714</text:p>
          </table:table-cell>
          <table:table-cell table:formula="of:=[.I63]" office:value-type="float" office:value="3.3499684" calcext:value-type="float">
            <text:p>3.3499684</text:p>
          </table:table-cell>
          <table:table-cell table:formula="of:=[.N57]" office:value-type="float" office:value="2.2684486" calcext:value-type="float">
            <text:p>2.2684486</text:p>
          </table:table-cell>
          <table:table-cell table:formula="of:=[.E62]" office:value-type="float" office:value="2.3141312" calcext:value-type="float">
            <text:p>2.3141312</text:p>
          </table:table-cell>
          <table:table-cell table:number-columns-repeated="3"/>
          <table:table-cell table:formula="of:=SUM([.Y50:.AC50])" office:value-type="float" office:value="13.2718556" calcext:value-type="float">
            <text:p>13.2718556</text:p>
          </table:table-cell>
          <table:table-cell table:formula="of:=[.AO11]+[.AO12]" office:value-type="float" office:value="15.56201" calcext:value-type="float">
            <text:p>15.56201</text:p>
          </table:table-cell>
          <table:table-cell table:formula="of:=[.AH50]-[.AG50]" office:value-type="float" office:value="2.2901544" calcext:value-type="float">
            <text:p>2.29015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*0.46" office:value-type="float" office:value="0" calcext:value-type="float">
            <text:p>0</text:p>
          </table:table-cell>
          <table:table-cell table:formula="of:=[.D3]*0.46" office:value-type="float" office:value="7.066566" calcext:value-type="float">
            <text:p>7.066566</text:p>
          </table:table-cell>
          <table:table-cell table:formula="of:=[.E3]*0.46" office:value-type="float" office:value="9.328018" calcext:value-type="float">
            <text:p>9.328018</text:p>
          </table:table-cell>
          <table:table-cell table:formula="of:=[.F3]*0.46" office:value-type="float" office:value="8.362846" calcext:value-type="float">
            <text:p>8.362846</text:p>
          </table:table-cell>
          <table:table-cell table:formula="of:=[.G3]*0.46" office:value-type="float" office:value="7.262526" calcext:value-type="float">
            <text:p>7.262526</text:p>
          </table:table-cell>
          <table:table-cell table:formula="of:=[.H3]*0.46" office:value-type="float" office:value="8.277562" calcext:value-type="float">
            <text:p>8.277562</text:p>
          </table:table-cell>
          <table:table-cell table:formula="of:=[.I3]*0.46" office:value-type="float" office:value="10.029334" calcext:value-type="float">
            <text:p>10.029334</text:p>
          </table:table-cell>
          <table:table-cell table:formula="of:=[.J3]*0.46" office:value-type="float" office:value="10.309704" calcext:value-type="float">
            <text:p>10.309704</text:p>
          </table:table-cell>
          <table:table-cell table:formula="of:=[.K3]*0.46" office:value-type="float" office:value="1.031527" calcext:value-type="float">
            <text:p>1.031527</text:p>
          </table:table-cell>
          <table:table-cell table:formula="of:=[.L3]*0.46" office:value-type="float" office:value="8.686686" calcext:value-type="float">
            <text:p>8.686686</text:p>
          </table:table-cell>
          <table:table-cell table:formula="of:=[.M3]*0.46" office:value-type="float" office:value="8.382626" calcext:value-type="float">
            <text:p>8.382626</text:p>
          </table:table-cell>
          <table:table-cell table:formula="of:=[.N3]*0.46" office:value-type="float" office:value="11.312826" calcext:value-type="float">
            <text:p>11.312826</text:p>
          </table:table-cell>
          <table:table-cell table:formula="of:=[.O3]*0.46" office:value-type="float" office:value="7.442156" calcext:value-type="float">
            <text:p>7.442156</text:p>
          </table:table-cell>
          <table:table-cell table:formula="of:=[.P3]*0.46" office:value-type="float" office:value="1.7577474" calcext:value-type="float">
            <text:p>1.7577474</text:p>
          </table:table-cell>
          <table:table-cell table:formula="of:=[.Q3]*0.46" office:value-type="float" office:value="7.932056" calcext:value-type="float">
            <text:p>7.932056</text:p>
          </table:table-cell>
          <table:table-cell table:formula="of:=[.R3]*0.46" office:value-type="float" office:value="7.038644" calcext:value-type="float">
            <text:p>7.038644</text:p>
          </table:table-cell>
          <table:table-cell table:formula="of:=[.S3]*0.46" office:value-type="float" office:value="9.049074" calcext:value-type="float">
            <text:p>9.049074</text:p>
          </table:table-cell>
          <table:table-cell table:formula="of:=[.T3]*0.46" office:value-type="float" office:value="4.616606" calcext:value-type="float">
            <text:p>4.616606</text:p>
          </table:table-cell>
          <table:table-cell table:formula="of:=[.U3]*0.46" office:value-type="float" office:value="0" calcext:value-type="float">
            <text:p>0</text:p>
          </table:table-cell>
          <table:table-cell table:formula="of:=[.V3]*0.46" office:value-type="float" office:value="0" calcext:value-type="float">
            <text:p>0</text:p>
          </table:table-cell>
          <table:table-cell table:formula="of:=[.W3]*0.46" office:value-type="float" office:value="0" calcext:value-type="float">
            <text:p>0</text:p>
          </table:table-cell>
          <table:table-cell table:number-columns-repeated="5"/>
          <table:table-cell table:formula="of:=[.AR7]+[.AT7]" office:value-type="float" office:value="19.7683246666667" calcext:value-type="float">
            <text:p>19.7683246666667</text:p>
          </table:table-cell>
          <table:table-cell/>
          <table:table-cell table:formula="of:=[.AC51]-[.AC52]-[.AB52]-[.AA52]-[.Z52]-[.Y52]-[.AT10]-[.AT10]-[.AT10]-[.AT10]" office:value-type="float" office:value="18.7312875642277" calcext:value-type="float">
            <text:p>18.73128756422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*0.46" office:value-type="float" office:value="4.3953874" calcext:value-type="float">
            <text:p>4.3953874</text:p>
          </table:table-cell>
          <table:table-cell table:formula="of:=[.D4]*0.46" office:value-type="float" office:value="0" calcext:value-type="float">
            <text:p>0</text:p>
          </table:table-cell>
          <table:table-cell table:formula="of:=[.E4]*0.46" office:value-type="float" office:value="3.504901" calcext:value-type="float">
            <text:p>3.504901</text:p>
          </table:table-cell>
          <table:table-cell table:formula="of:=[.F4]*0.46" office:value-type="float" office:value="4.5245462" calcext:value-type="float">
            <text:p>4.5245462</text:p>
          </table:table-cell>
          <table:table-cell table:formula="of:=[.G4]*0.46" office:value-type="float" office:value="3.8994246" calcext:value-type="float">
            <text:p>3.8994246</text:p>
          </table:table-cell>
          <table:table-cell table:formula="of:=[.H4]*0.46" office:value-type="float" office:value="4.2989622" calcext:value-type="float">
            <text:p>4.2989622</text:p>
          </table:table-cell>
          <table:table-cell table:formula="of:=[.I4]*0.46" office:value-type="float" office:value="5.822174" calcext:value-type="float">
            <text:p>5.822174</text:p>
          </table:table-cell>
          <table:table-cell table:formula="of:=[.J4]*0.46" office:value-type="float" office:value="8.972484" calcext:value-type="float">
            <text:p>8.972484</text:p>
          </table:table-cell>
          <table:table-cell table:formula="of:=[.K4]*0.46" office:value-type="float" office:value="7.098076" calcext:value-type="float">
            <text:p>7.098076</text:p>
          </table:table-cell>
          <table:table-cell table:formula="of:=[.L4]*0.46" office:value-type="float" office:value="1.9890032" calcext:value-type="float">
            <text:p>1.9890032</text:p>
          </table:table-cell>
          <table:table-cell table:formula="of:=[.M4]*0.46" office:value-type="float" office:value="3.0487788" calcext:value-type="float">
            <text:p>3.0487788</text:p>
          </table:table-cell>
          <table:table-cell table:formula="of:=[.N4]*0.46" office:value-type="float" office:value="5.818954" calcext:value-type="float">
            <text:p>5.818954</text:p>
          </table:table-cell>
          <table:table-cell table:formula="of:=[.O4]*0.46" office:value-type="float" office:value="5.833214" calcext:value-type="float">
            <text:p>5.833214</text:p>
          </table:table-cell>
          <table:table-cell table:formula="of:=[.P4]*0.46" office:value-type="float" office:value="5.149424" calcext:value-type="float">
            <text:p>5.149424</text:p>
          </table:table-cell>
          <table:table-cell table:formula="of:=[.Q4]*0.46" office:value-type="float" office:value="1.391569" calcext:value-type="float">
            <text:p>1.391569</text:p>
          </table:table-cell>
          <table:table-cell table:formula="of:=[.R4]*0.46" office:value-type="float" office:value="2.085364" calcext:value-type="float">
            <text:p>2.085364</text:p>
          </table:table-cell>
          <table:table-cell table:formula="of:=[.S4]*0.46" office:value-type="float" office:value="9.100364" calcext:value-type="float">
            <text:p>9.100364</text:p>
          </table:table-cell>
          <table:table-cell table:formula="of:=[.T4]*0.46" office:value-type="float" office:value="7.368096" calcext:value-type="float">
            <text:p>7.368096</text:p>
          </table:table-cell>
          <table:table-cell table:formula="of:=[.U4]*0.46" office:value-type="float" office:value="0" calcext:value-type="float">
            <text:p>0</text:p>
          </table:table-cell>
          <table:table-cell table:formula="of:=[.V4]*0.46" office:value-type="float" office:value="0" calcext:value-type="float">
            <text:p>0</text:p>
          </table:table-cell>
          <table:table-cell table:formula="of:=[.W4]*0.46" office:value-type="float" office:value="0" calcext:value-type="float">
            <text:p>0</text:p>
          </table:table-cell>
          <table:table-cell/>
          <table:table-cell table:formula="of:=[.J43]" office:value-type="float" office:value="0.107112195121951" calcext:value-type="float">
            <text:p>0.107112195121951</text:p>
          </table:table-cell>
          <table:table-cell table:formula="of:=[.O34]" office:value-type="float" office:value="0.17599" calcext:value-type="float">
            <text:p>0.17599</text:p>
          </table:table-cell>
          <table:table-cell table:formula="of:=[.I39]" office:value-type="float" office:value="0.177622926829268" calcext:value-type="float">
            <text:p>0.177622926829268</text:p>
          </table:table-cell>
          <table:table-cell table:formula="of:=[.N33]" office:value-type="float" office:value="0.120278292682927" calcext:value-type="float">
            <text:p>0.120278292682927</text:p>
          </table:table-cell>
          <table:table-cell table:formula="of:=[.E38]" office:value-type="float" office:value="0.122700487804878" calcext:value-type="float">
            <text:p>0.1227004878048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*0.46" office:value-type="float" office:value="7.634436" calcext:value-type="float">
            <text:p>7.634436</text:p>
          </table:table-cell>
          <table:table-cell table:formula="of:=[.D5]*0.46" office:value-type="float" office:value="4.531299" calcext:value-type="float">
            <text:p>4.531299</text:p>
          </table:table-cell>
          <table:table-cell table:formula="of:=[.E5]*0.46" office:value-type="float" office:value="0" calcext:value-type="float">
            <text:p>0</text:p>
          </table:table-cell>
          <table:table-cell table:formula="of:=[.F5]*0.46" office:value-type="float" office:value="4.129466" calcext:value-type="float">
            <text:p>4.129466</text:p>
          </table:table-cell>
          <table:table-cell table:formula="of:=[.G5]*0.46" office:value-type="float" office:value="4.3675344" calcext:value-type="float">
            <text:p>4.3675344</text:p>
          </table:table-cell>
          <table:table-cell table:formula="of:=[.H5]*0.46" office:value-type="float" office:value="6.354348" calcext:value-type="float">
            <text:p>6.354348</text:p>
          </table:table-cell>
          <table:table-cell table:formula="of:=[.I5]*0.46" office:value-type="float" office:value="4.4220582" calcext:value-type="float">
            <text:p>4.4220582</text:p>
          </table:table-cell>
          <table:table-cell table:formula="of:=[.J5]*0.46" office:value-type="float" office:value="8.668102" calcext:value-type="float">
            <text:p>8.668102</text:p>
          </table:table-cell>
          <table:table-cell table:formula="of:=[.K5]*0.46" office:value-type="float" office:value="10.36104" calcext:value-type="float">
            <text:p>10.36104</text:p>
          </table:table-cell>
          <table:table-cell table:formula="of:=[.L5]*0.46" office:value-type="float" office:value="1.4294086" calcext:value-type="float">
            <text:p>1.4294086</text:p>
          </table:table-cell>
          <table:table-cell table:formula="of:=[.M5]*0.46" office:value-type="float" office:value="4.696876" calcext:value-type="float">
            <text:p>4.696876</text:p>
          </table:table-cell>
          <table:table-cell table:formula="of:=[.N5]*0.46" office:value-type="float" office:value="3.1869168" calcext:value-type="float">
            <text:p>3.1869168</text:p>
          </table:table-cell>
          <table:table-cell table:formula="of:=[.O5]*0.46" office:value-type="float" office:value="6.3434" calcext:value-type="float">
            <text:p>6.3434</text:p>
          </table:table-cell>
          <table:table-cell table:formula="of:=[.P5]*0.46" office:value-type="float" office:value="8.408064" calcext:value-type="float">
            <text:p>8.408064</text:p>
          </table:table-cell>
          <table:table-cell table:formula="of:=[.Q5]*0.46" office:value-type="float" office:value="2.018135" calcext:value-type="float">
            <text:p>2.018135</text:p>
          </table:table-cell>
          <table:table-cell table:formula="of:=[.R5]*0.46" office:value-type="float" office:value="3.1482078" calcext:value-type="float">
            <text:p>3.1482078</text:p>
          </table:table-cell>
          <table:table-cell table:formula="of:=[.S5]*0.46" office:value-type="float" office:value="9.523426" calcext:value-type="float">
            <text:p>9.523426</text:p>
          </table:table-cell>
          <table:table-cell table:formula="of:=[.T5]*0.46" office:value-type="float" office:value="9.375168" calcext:value-type="float">
            <text:p>9.375168</text:p>
          </table:table-cell>
          <table:table-cell table:formula="of:=[.U5]*0.46" office:value-type="float" office:value="0" calcext:value-type="float">
            <text:p>0</text:p>
          </table:table-cell>
          <table:table-cell table:formula="of:=[.V5]*0.46" office:value-type="float" office:value="0" calcext:value-type="float">
            <text:p>0</text:p>
          </table:table-cell>
          <table:table-cell table:formula="of:=[.W5]*0.46" office:value-type="float" office:value="0" calcext:value-type="float">
            <text:p>0</text:p>
          </table:table-cell>
          <table:table-cell table:number-columns-repeated="6"/>
          <table:table-cell table:formula="of:=SUM([.Y52:.AC52])" office:value-type="float" office:value="0.703703902439024" calcext:value-type="float">
            <text:p>0.703703902439024</text:p>
          </table:table-cell>
          <table:table-cell table:formula="of:=[.AD53]+[.AT10]+[.AT10]+[.AT10]+[.AT10]" office:value-type="float" office:value="1.03703710243902" calcext:value-type="float">
            <text:p>1.037037102439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]*0.46" office:value-type="float" office:value="8.067664" calcext:value-type="float">
            <text:p>8.067664</text:p>
          </table:table-cell>
          <table:table-cell table:formula="of:=[.D6]*0.46" office:value-type="float" office:value="6.97084" calcext:value-type="float">
            <text:p>6.97084</text:p>
          </table:table-cell>
          <table:table-cell table:formula="of:=[.E6]*0.46" office:value-type="float" office:value="2.0403162" calcext:value-type="float">
            <text:p>2.0403162</text:p>
          </table:table-cell>
          <table:table-cell table:formula="of:=[.F6]*0.46" office:value-type="float" office:value="0" calcext:value-type="float">
            <text:p>0</text:p>
          </table:table-cell>
          <table:table-cell table:formula="of:=[.G6]*0.46" office:value-type="float" office:value="2.6281824" calcext:value-type="float">
            <text:p>2.6281824</text:p>
          </table:table-cell>
          <table:table-cell table:formula="of:=[.H6]*0.46" office:value-type="float" office:value="9.211638" calcext:value-type="float">
            <text:p>9.211638</text:p>
          </table:table-cell>
          <table:table-cell table:formula="of:=[.I6]*0.46" office:value-type="float" office:value="0.8702372" calcext:value-type="float">
            <text:p>0.8702372</text:p>
          </table:table-cell>
          <table:table-cell table:formula="of:=[.J6]*0.46" office:value-type="float" office:value="5.240136" calcext:value-type="float">
            <text:p>5.240136</text:p>
          </table:table-cell>
          <table:table-cell table:formula="of:=[.K6]*0.46" office:value-type="float" office:value="10.594904" calcext:value-type="float">
            <text:p>10.594904</text:p>
          </table:table-cell>
          <table:table-cell table:formula="of:=[.L6]*0.46" office:value-type="float" office:value="4.206493" calcext:value-type="float">
            <text:p>4.206493</text:p>
          </table:table-cell>
          <table:table-cell table:formula="of:=[.M6]*0.46" office:value-type="float" office:value="7.665302" calcext:value-type="float">
            <text:p>7.665302</text:p>
          </table:table-cell>
          <table:table-cell table:formula="of:=[.N6]*0.46" office:value-type="float" office:value="1.7398534" calcext:value-type="float">
            <text:p>1.7398534</text:p>
          </table:table-cell>
          <table:table-cell table:formula="of:=[.O6]*0.46" office:value-type="float" office:value="3.7242382" calcext:value-type="float">
            <text:p>3.7242382</text:p>
          </table:table-cell>
          <table:table-cell table:formula="of:=[.P6]*0.46" office:value-type="float" office:value="8.803618" calcext:value-type="float">
            <text:p>8.803618</text:p>
          </table:table-cell>
          <table:table-cell table:formula="of:=[.Q6]*0.46" office:value-type="float" office:value="4.0380088" calcext:value-type="float">
            <text:p>4.0380088</text:p>
          </table:table-cell>
          <table:table-cell table:formula="of:=[.R6]*0.46" office:value-type="float" office:value="3.303329" calcext:value-type="float">
            <text:p>3.303329</text:p>
          </table:table-cell>
          <table:table-cell table:formula="of:=[.S6]*0.46" office:value-type="float" office:value="6.416126" calcext:value-type="float">
            <text:p>6.416126</text:p>
          </table:table-cell>
          <table:table-cell table:formula="of:=[.T6]*0.46" office:value-type="float" office:value="7.667464" calcext:value-type="float">
            <text:p>7.667464</text:p>
          </table:table-cell>
          <table:table-cell table:formula="of:=[.U6]*0.46" office:value-type="float" office:value="0" calcext:value-type="float">
            <text:p>0</text:p>
          </table:table-cell>
          <table:table-cell table:formula="of:=[.V6]*0.46" office:value-type="float" office:value="0" calcext:value-type="float">
            <text:p>0</text:p>
          </table:table-cell>
          <table:table-cell table:formula="of:=[.W6]*0.46" office:value-type="float" office:value="0" calcext:value-type="float">
            <text:p>0</text:p>
          </table:table-cell>
          <table:table-cell/>
          <table:table-cell office:value-type="string" calcext:value-type="string">
            <text:p>17-0</text:p>
          </table:table-cell>
          <table:table-cell office:value-type="string" calcext:value-type="string">
            <text:p>0-8</text:p>
          </table:table-cell>
          <table:table-cell office:value-type="string" calcext:value-type="string">
            <text:p>8-13</text:p>
          </table:table-cell>
          <table:table-cell office:value-type="string" calcext:value-type="string">
            <text:p>13-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7]*0.46" office:value-type="float" office:value="7.86071" calcext:value-type="float">
            <text:p>7.86071</text:p>
          </table:table-cell>
          <table:table-cell table:formula="of:=[.D7]*0.46" office:value-type="float" office:value="8.531758" calcext:value-type="float">
            <text:p>8.531758</text:p>
          </table:table-cell>
          <table:table-cell table:formula="of:=[.E7]*0.46" office:value-type="float" office:value="4.69637" calcext:value-type="float">
            <text:p>4.69637</text:p>
          </table:table-cell>
          <table:table-cell table:formula="of:=[.F7]*0.46" office:value-type="float" office:value="2.2441376" calcext:value-type="float">
            <text:p>2.2441376</text:p>
          </table:table-cell>
          <table:table-cell table:formula="of:=[.G7]*0.46" office:value-type="float" office:value="0" calcext:value-type="float">
            <text:p>0</text:p>
          </table:table-cell>
          <table:table-cell table:formula="of:=[.H7]*0.46" office:value-type="float" office:value="10.900022" calcext:value-type="float">
            <text:p>10.900022</text:p>
          </table:table-cell>
          <table:table-cell table:formula="of:=[.I7]*0.46" office:value-type="float" office:value="2.3756102" calcext:value-type="float">
            <text:p>2.3756102</text:p>
          </table:table-cell>
          <table:table-cell table:formula="of:=[.J7]*0.46" office:value-type="float" office:value="2.431054" calcext:value-type="float">
            <text:p>2.431054</text:p>
          </table:table-cell>
          <table:table-cell table:formula="of:=[.K7]*0.46" office:value-type="float" office:value="9.911022" calcext:value-type="float">
            <text:p>9.911022</text:p>
          </table:table-cell>
          <table:table-cell table:formula="of:=[.L7]*0.46" office:value-type="float" office:value="6.49428" calcext:value-type="float">
            <text:p>6.49428</text:p>
          </table:table-cell>
          <table:table-cell table:formula="of:=[.M7]*0.46" office:value-type="float" office:value="9.568322" calcext:value-type="float">
            <text:p>9.568322</text:p>
          </table:table-cell>
          <table:table-cell table:formula="of:=[.N7]*0.46" office:value-type="float" office:value="4.64255" calcext:value-type="float">
            <text:p>4.64255</text:p>
          </table:table-cell>
          <table:table-cell table:formula="of:=[.O7]*0.46" office:value-type="float" office:value="1.5594" calcext:value-type="float">
            <text:p>1.5594</text:p>
          </table:table-cell>
          <table:table-cell table:formula="of:=[.P7]*0.46" office:value-type="float" office:value="8.457054" calcext:value-type="float">
            <text:p>8.457054</text:p>
          </table:table-cell>
          <table:table-cell table:formula="of:=[.Q7]*0.46" office:value-type="float" office:value="6.009624" calcext:value-type="float">
            <text:p>6.009624</text:p>
          </table:table-cell>
          <table:table-cell table:formula="of:=[.R7]*0.46" office:value-type="float" office:value="4.5247762" calcext:value-type="float">
            <text:p>4.5247762</text:p>
          </table:table-cell>
          <table:table-cell table:formula="of:=[.S7]*0.46" office:value-type="float" office:value="3.3737642" calcext:value-type="float">
            <text:p>3.3737642</text:p>
          </table:table-cell>
          <table:table-cell table:formula="of:=[.T7]*0.46" office:value-type="float" office:value="5.581318" calcext:value-type="float">
            <text:p>5.581318</text:p>
          </table:table-cell>
          <table:table-cell table:formula="of:=[.U7]*0.46" office:value-type="float" office:value="0" calcext:value-type="float">
            <text:p>0</text:p>
          </table:table-cell>
          <table:table-cell table:formula="of:=[.V7]*0.46" office:value-type="float" office:value="0" calcext:value-type="float">
            <text:p>0</text:p>
          </table:table-cell>
          <table:table-cell table:formula="of:=[.W7]*0.46" office:value-type="float" office:value="0" calcext:value-type="float">
            <text:p>0</text:p>
          </table:table-cell>
          <table:table-cell/>
          <table:table-cell table:formula="of:=[.C68]" office:value-type="float" office:value="5.062392" calcext:value-type="float">
            <text:p>5.062392</text:p>
          </table:table-cell>
          <table:table-cell table:formula="of:=[.K51]" office:value-type="float" office:value="1.031527" calcext:value-type="float">
            <text:p>1.031527</text:p>
          </table:table-cell>
          <table:table-cell table:formula="of:=[.P59]" office:value-type="float" office:value="1.9543146" calcext:value-type="float">
            <text:p>1.9543146</text:p>
          </table:table-cell>
          <table:table-cell table:number-columns-repeated="5"/>
          <table:table-cell table:formula="of:=SUM([.Y55:.AA55])" office:value-type="float" office:value="8.0482336" calcext:value-type="float">
            <text:p>8.0482336</text:p>
          </table:table-cell>
          <table:table-cell table:formula="of:=[.AO13]" office:value-type="float" office:value="6.26626" calcext:value-type="float">
            <text:p>6.26626</text:p>
          </table:table-cell>
          <table:table-cell table:formula="of:=[.AH55]-[.AG55]" office:value-type="float" office:value="-1.7819736" calcext:value-type="float">
            <text:p>-1.7819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8]*0.46" office:value-type="float" office:value="6.137596" calcext:value-type="float">
            <text:p>6.137596</text:p>
          </table:table-cell>
          <table:table-cell table:formula="of:=[.D8]*0.46" office:value-type="float" office:value="2.3699706" calcext:value-type="float">
            <text:p>2.3699706</text:p>
          </table:table-cell>
          <table:table-cell table:formula="of:=[.E8]*0.46" office:value-type="float" office:value="7.29675" calcext:value-type="float">
            <text:p>7.29675</text:p>
          </table:table-cell>
          <table:table-cell table:formula="of:=[.F8]*0.46" office:value-type="float" office:value="8.804032" calcext:value-type="float">
            <text:p>8.804032</text:p>
          </table:table-cell>
          <table:table-cell table:formula="of:=[.G8]*0.46" office:value-type="float" office:value="8.191174" calcext:value-type="float">
            <text:p>8.191174</text:p>
          </table:table-cell>
          <table:table-cell table:formula="of:=[.H8]*0.46" office:value-type="float" office:value="0" calcext:value-type="float">
            <text:p>0</text:p>
          </table:table-cell>
          <table:table-cell table:formula="of:=[.I8]*0.46" office:value-type="float" office:value="9.9774" calcext:value-type="float">
            <text:p>9.9774</text:p>
          </table:table-cell>
          <table:table-cell table:formula="of:=[.J8]*0.46" office:value-type="float" office:value="13.258994" calcext:value-type="float">
            <text:p>13.258994</text:p>
          </table:table-cell>
          <table:table-cell table:formula="of:=[.K8]*0.46" office:value-type="float" office:value="8.04425" calcext:value-type="float">
            <text:p>8.04425</text:p>
          </table:table-cell>
          <table:table-cell table:formula="of:=[.L8]*0.46" office:value-type="float" office:value="5.129092" calcext:value-type="float">
            <text:p>5.129092</text:p>
          </table:table-cell>
          <table:table-cell table:formula="of:=[.M8]*0.46" office:value-type="float" office:value="1.6621134" calcext:value-type="float">
            <text:p>1.6621134</text:p>
          </table:table-cell>
          <table:table-cell table:formula="of:=[.N8]*0.46" office:value-type="float" office:value="9.46059" calcext:value-type="float">
            <text:p>9.46059</text:p>
          </table:table-cell>
          <table:table-cell table:formula="of:=[.O8]*0.46" office:value-type="float" office:value="10.05997" calcext:value-type="float">
            <text:p>10.05997</text:p>
          </table:table-cell>
          <table:table-cell table:formula="of:=[.P8]*0.46" office:value-type="float" office:value="6.56282" calcext:value-type="float">
            <text:p>6.56282</text:p>
          </table:table-cell>
          <table:table-cell table:formula="of:=[.Q8]*0.46" office:value-type="float" office:value="5.174172" calcext:value-type="float">
            <text:p>5.174172</text:p>
          </table:table-cell>
          <table:table-cell table:formula="of:=[.R8]*0.46" office:value-type="float" office:value="6.382454" calcext:value-type="float">
            <text:p>6.382454</text:p>
          </table:table-cell>
          <table:table-cell table:formula="of:=[.S8]*0.46" office:value-type="float" office:value="13.253842" calcext:value-type="float">
            <text:p>13.253842</text:p>
          </table:table-cell>
          <table:table-cell table:formula="of:=[.T8]*0.46" office:value-type="float" office:value="10.731432" calcext:value-type="float">
            <text:p>10.731432</text:p>
          </table:table-cell>
          <table:table-cell table:formula="of:=[.U8]*0.46" office:value-type="float" office:value="0" calcext:value-type="float">
            <text:p>0</text:p>
          </table:table-cell>
          <table:table-cell table:formula="of:=[.V8]*0.46" office:value-type="float" office:value="0" calcext:value-type="float">
            <text:p>0</text:p>
          </table:table-cell>
          <table:table-cell table:formula="of:=[.W8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9]*0.46" office:value-type="float" office:value="8.397438" calcext:value-type="float">
            <text:p>8.397438</text:p>
          </table:table-cell>
          <table:table-cell table:formula="of:=[.D9]*0.46" office:value-type="float" office:value="7.69879" calcext:value-type="float">
            <text:p>7.69879</text:p>
          </table:table-cell>
          <table:table-cell table:formula="of:=[.E9]*0.46" office:value-type="float" office:value="2.8977608" calcext:value-type="float">
            <text:p>2.8977608</text:p>
          </table:table-cell>
          <table:table-cell table:formula="of:=[.F9]*0.46" office:value-type="float" office:value="1.6804076" calcext:value-type="float">
            <text:p>1.6804076</text:p>
          </table:table-cell>
          <table:table-cell table:formula="of:=[.G9]*0.46" office:value-type="float" office:value="2.7830046" calcext:value-type="float">
            <text:p>2.7830046</text:p>
          </table:table-cell>
          <table:table-cell table:formula="of:=[.H9]*0.46" office:value-type="float" office:value="9.9774" calcext:value-type="float">
            <text:p>9.9774</text:p>
          </table:table-cell>
          <table:table-cell table:formula="of:=[.I9]*0.46" office:value-type="float" office:value="0" calcext:value-type="float">
            <text:p>0</text:p>
          </table:table-cell>
          <table:table-cell table:formula="of:=[.J9]*0.46" office:value-type="float" office:value="4.4279508" calcext:value-type="float">
            <text:p>4.4279508</text:p>
          </table:table-cell>
          <table:table-cell table:formula="of:=[.K9]*0.46" office:value-type="float" office:value="10.825226" calcext:value-type="float">
            <text:p>10.825226</text:p>
          </table:table-cell>
          <table:table-cell table:formula="of:=[.L9]*0.46" office:value-type="float" office:value="5.03608" calcext:value-type="float">
            <text:p>5.03608</text:p>
          </table:table-cell>
          <table:table-cell table:formula="of:=[.M9]*0.46" office:value-type="float" office:value="8.459308" calcext:value-type="float">
            <text:p>8.459308</text:p>
          </table:table-cell>
          <table:table-cell table:formula="of:=[.N9]*0.46" office:value-type="float" office:value="2.2684486" calcext:value-type="float">
            <text:p>2.2684486</text:p>
          </table:table-cell>
          <table:table-cell table:formula="of:=[.O9]*0.46" office:value-type="float" office:value="3.3499684" calcext:value-type="float">
            <text:p>3.3499684</text:p>
          </table:table-cell>
          <table:table-cell table:formula="of:=[.P9]*0.46" office:value-type="float" office:value="9.106436" calcext:value-type="float">
            <text:p>9.106436</text:p>
          </table:table-cell>
          <table:table-cell table:formula="of:=[.Q9]*0.46" office:value-type="float" office:value="4.809208" calcext:value-type="float">
            <text:p>4.809208</text:p>
          </table:table-cell>
          <table:table-cell table:formula="of:=[.R9]*0.46" office:value-type="float" office:value="3.8698144" calcext:value-type="float">
            <text:p>3.8698144</text:p>
          </table:table-cell>
          <table:table-cell table:formula="of:=[.S9]*0.46" office:value-type="float" office:value="5.73045" calcext:value-type="float">
            <text:p>5.73045</text:p>
          </table:table-cell>
          <table:table-cell table:formula="of:=[.T9]*0.46" office:value-type="float" office:value="7.444916" calcext:value-type="float">
            <text:p>7.444916</text:p>
          </table:table-cell>
          <table:table-cell table:formula="of:=[.U9]*0.46" office:value-type="float" office:value="0" calcext:value-type="float">
            <text:p>0</text:p>
          </table:table-cell>
          <table:table-cell table:formula="of:=[.V9]*0.46" office:value-type="float" office:value="0" calcext:value-type="float">
            <text:p>0</text:p>
          </table:table-cell>
          <table:table-cell table:formula="of:=[.W9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0]*0.46" office:value-type="float" office:value="9.63355" calcext:value-type="float">
            <text:p>9.63355</text:p>
          </table:table-cell>
          <table:table-cell table:formula="of:=[.D10]*0.46" office:value-type="float" office:value="10.88935" calcext:value-type="float">
            <text:p>10.88935</text:p>
          </table:table-cell>
          <table:table-cell table:formula="of:=[.E10]*0.46" office:value-type="float" office:value="7.067532" calcext:value-type="float">
            <text:p>7.067532</text:p>
          </table:table-cell>
          <table:table-cell table:formula="of:=[.F10]*0.46" office:value-type="float" office:value="4.673324" calcext:value-type="float">
            <text:p>4.673324</text:p>
          </table:table-cell>
          <table:table-cell table:formula="of:=[.G10]*0.46" office:value-type="float" office:value="5.073294" calcext:value-type="float">
            <text:p>5.073294</text:p>
          </table:table-cell>
          <table:table-cell table:formula="of:=[.H10]*0.46" office:value-type="float" office:value="13.258994" calcext:value-type="float">
            <text:p>13.258994</text:p>
          </table:table-cell>
          <table:table-cell table:formula="of:=[.I10]*0.46" office:value-type="float" office:value="4.4279508" calcext:value-type="float">
            <text:p>4.4279508</text:p>
          </table:table-cell>
          <table:table-cell table:formula="of:=[.J10]*0.46" office:value-type="float" office:value="0" calcext:value-type="float">
            <text:p>0</text:p>
          </table:table-cell>
          <table:table-cell table:formula="of:=[.K10]*0.46" office:value-type="float" office:value="11.303718" calcext:value-type="float">
            <text:p>11.303718</text:p>
          </table:table-cell>
          <table:table-cell table:formula="of:=[.L10]*0.46" office:value-type="float" office:value="8.923632" calcext:value-type="float">
            <text:p>8.923632</text:p>
          </table:table-cell>
          <table:table-cell table:formula="of:=[.M10]*0.46" office:value-type="float" office:value="11.97058" calcext:value-type="float">
            <text:p>11.97058</text:p>
          </table:table-cell>
          <table:table-cell table:formula="of:=[.N10]*0.46" office:value-type="float" office:value="6.602932" calcext:value-type="float">
            <text:p>6.602932</text:p>
          </table:table-cell>
          <table:table-cell table:formula="of:=[.O10]*0.46" office:value-type="float" office:value="3.3191714" calcext:value-type="float">
            <text:p>3.3191714</text:p>
          </table:table-cell>
          <table:table-cell table:formula="of:=[.P10]*0.46" office:value-type="float" office:value="10.123864" calcext:value-type="float">
            <text:p>10.123864</text:p>
          </table:table-cell>
          <table:table-cell table:formula="of:=[.Q10]*0.46" office:value-type="float" office:value="8.437504" calcext:value-type="float">
            <text:p>8.437504</text:p>
          </table:table-cell>
          <table:table-cell table:formula="of:=[.R10]*0.46" office:value-type="float" office:value="6.915272" calcext:value-type="float">
            <text:p>6.915272</text:p>
          </table:table-cell>
          <table:table-cell table:formula="of:=[.S10]*0.46" office:value-type="float" office:value="2.020136" calcext:value-type="float">
            <text:p>2.020136</text:p>
          </table:table-cell>
          <table:table-cell table:formula="of:=[.T10]*0.46" office:value-type="float" office:value="6.13272" calcext:value-type="float">
            <text:p>6.13272</text:p>
          </table:table-cell>
          <table:table-cell table:formula="of:=[.U10]*0.46" office:value-type="float" office:value="0" calcext:value-type="float">
            <text:p>0</text:p>
          </table:table-cell>
          <table:table-cell table:formula="of:=[.V10]*0.46" office:value-type="float" office:value="0" calcext:value-type="float">
            <text:p>0</text:p>
          </table:table-cell>
          <table:table-cell table:formula="of:=[.W10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1]*0.46" office:value-type="float" office:value="2.7266914" calcext:value-type="float">
            <text:p>2.7266914</text:p>
          </table:table-cell>
          <table:table-cell table:formula="of:=[.D11]*0.46" office:value-type="float" office:value="7.118822" calcext:value-type="float">
            <text:p>7.118822</text:p>
          </table:table-cell>
          <table:table-cell table:formula="of:=[.E11]*0.46" office:value-type="float" office:value="9.912494" calcext:value-type="float">
            <text:p>9.912494</text:p>
          </table:table-cell>
          <table:table-cell table:formula="of:=[.F11]*0.46" office:value-type="float" office:value="9.14779" calcext:value-type="float">
            <text:p>9.14779</text:p>
          </table:table-cell>
          <table:table-cell table:formula="of:=[.G11]*0.46" office:value-type="float" office:value="8.04379" calcext:value-type="float">
            <text:p>8.04379</text:p>
          </table:table-cell>
          <table:table-cell table:formula="of:=[.H11]*0.46" office:value-type="float" office:value="8.04425" calcext:value-type="float">
            <text:p>8.04425</text:p>
          </table:table-cell>
          <table:table-cell table:formula="of:=[.I11]*0.46" office:value-type="float" office:value="10.825226" calcext:value-type="float">
            <text:p>10.825226</text:p>
          </table:table-cell>
          <table:table-cell table:formula="of:=[.J11]*0.46" office:value-type="float" office:value="11.303718" calcext:value-type="float">
            <text:p>11.303718</text:p>
          </table:table-cell>
          <table:table-cell table:formula="of:=[.K11]*0.46" office:value-type="float" office:value="0" calcext:value-type="float">
            <text:p>0</text:p>
          </table:table-cell>
          <table:table-cell table:formula="of:=[.L11]*0.46" office:value-type="float" office:value="9.067152" calcext:value-type="float">
            <text:p>9.067152</text:p>
          </table:table-cell>
          <table:table-cell table:formula="of:=[.M11]*0.46" office:value-type="float" office:value="8.353462" calcext:value-type="float">
            <text:p>8.353462</text:p>
          </table:table-cell>
          <table:table-cell table:formula="of:=[.N11]*0.46" office:value-type="float" office:value="11.983276" calcext:value-type="float">
            <text:p>11.983276</text:p>
          </table:table-cell>
          <table:table-cell table:formula="of:=[.O11]*0.46" office:value-type="float" office:value="8.372966" calcext:value-type="float">
            <text:p>8.372966</text:p>
          </table:table-cell>
          <table:table-cell table:formula="of:=[.P11]*0.46" office:value-type="float" office:value="1.9543146" calcext:value-type="float">
            <text:p>1.9543146</text:p>
          </table:table-cell>
          <table:table-cell table:formula="of:=[.Q11]*0.46" office:value-type="float" office:value="8.35061" calcext:value-type="float">
            <text:p>8.35061</text:p>
          </table:table-cell>
          <table:table-cell table:formula="of:=[.R11]*0.46" office:value-type="float" office:value="7.633424" calcext:value-type="float">
            <text:p>7.633424</text:p>
          </table:table-cell>
          <table:table-cell table:formula="of:=[.S11]*0.46" office:value-type="float" office:value="10.073954" calcext:value-type="float">
            <text:p>10.073954</text:p>
          </table:table-cell>
          <table:table-cell table:formula="of:=[.T11]*0.46" office:value-type="float" office:value="5.647144" calcext:value-type="float">
            <text:p>5.647144</text:p>
          </table:table-cell>
          <table:table-cell table:formula="of:=[.U11]*0.46" office:value-type="float" office:value="0" calcext:value-type="float">
            <text:p>0</text:p>
          </table:table-cell>
          <table:table-cell table:formula="of:=[.V11]*0.46" office:value-type="float" office:value="0" calcext:value-type="float">
            <text:p>0</text:p>
          </table:table-cell>
          <table:table-cell table:formula="of:=[.W11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2]*0.46" office:value-type="float" office:value="6.34984" calcext:value-type="float">
            <text:p>6.34984</text:p>
          </table:table-cell>
          <table:table-cell table:formula="of:=[.D12]*0.46" office:value-type="float" office:value="3.1419426" calcext:value-type="float">
            <text:p>3.1419426</text:p>
          </table:table-cell>
          <table:table-cell table:formula="of:=[.E12]*0.46" office:value-type="float" office:value="2.2002214" calcext:value-type="float">
            <text:p>2.2002214</text:p>
          </table:table-cell>
          <table:table-cell table:formula="of:=[.F12]*0.46" office:value-type="float" office:value="4.2504184" calcext:value-type="float">
            <text:p>4.2504184</text:p>
          </table:table-cell>
          <table:table-cell table:formula="of:=[.G12]*0.46" office:value-type="float" office:value="4.1149438" calcext:value-type="float">
            <text:p>4.1149438</text:p>
          </table:table-cell>
          <table:table-cell table:formula="of:=[.H12]*0.46" office:value-type="float" office:value="5.129092" calcext:value-type="float">
            <text:p>5.129092</text:p>
          </table:table-cell>
          <table:table-cell table:formula="of:=[.I12]*0.46" office:value-type="float" office:value="5.03608" calcext:value-type="float">
            <text:p>5.03608</text:p>
          </table:table-cell>
          <table:table-cell table:formula="of:=[.J12]*0.46" office:value-type="float" office:value="8.923632" calcext:value-type="float">
            <text:p>8.923632</text:p>
          </table:table-cell>
          <table:table-cell table:formula="of:=[.K12]*0.46" office:value-type="float" office:value="9.067152" calcext:value-type="float">
            <text:p>9.067152</text:p>
          </table:table-cell>
          <table:table-cell table:formula="of:=[.L12]*0.46" office:value-type="float" office:value="0" calcext:value-type="float">
            <text:p>0</text:p>
          </table:table-cell>
          <table:table-cell table:formula="of:=[.M12]*0.46" office:value-type="float" office:value="3.5124726" calcext:value-type="float">
            <text:p>3.5124726</text:p>
          </table:table-cell>
          <table:table-cell table:formula="of:=[.N12]*0.46" office:value-type="float" office:value="4.3391892" calcext:value-type="float">
            <text:p>4.3391892</text:p>
          </table:table-cell>
          <table:table-cell table:formula="of:=[.O12]*0.46" office:value-type="float" office:value="6.18815" calcext:value-type="float">
            <text:p>6.18815</text:p>
          </table:table-cell>
          <table:table-cell table:formula="of:=[.P12]*0.46" office:value-type="float" office:value="7.113946" calcext:value-type="float">
            <text:p>7.113946</text:p>
          </table:table-cell>
          <table:table-cell table:formula="of:=[.Q12]*0.46" office:value-type="float" office:value="0.8114952" calcext:value-type="float">
            <text:p>0.8114952</text:p>
          </table:table-cell>
          <table:table-cell table:formula="of:=[.R12]*0.46" office:value-type="float" office:value="2.452053" calcext:value-type="float">
            <text:p>2.452053</text:p>
          </table:table-cell>
          <table:table-cell table:formula="of:=[.S12]*0.46" office:value-type="float" office:value="9.484142" calcext:value-type="float">
            <text:p>9.484142</text:p>
          </table:table-cell>
          <table:table-cell table:formula="of:=[.T12]*0.46" office:value-type="float" office:value="8.661432" calcext:value-type="float">
            <text:p>8.661432</text:p>
          </table:table-cell>
          <table:table-cell table:formula="of:=[.U12]*0.46" office:value-type="float" office:value="0" calcext:value-type="float">
            <text:p>0</text:p>
          </table:table-cell>
          <table:table-cell table:formula="of:=[.V12]*0.46" office:value-type="float" office:value="0" calcext:value-type="float">
            <text:p>0</text:p>
          </table:table-cell>
          <table:table-cell table:formula="of:=[.W12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*0.46" office:value-type="float" office:value="6.044952" calcext:value-type="float">
            <text:p>6.044952</text:p>
          </table:table-cell>
          <table:table-cell table:formula="of:=[.D13]*0.46" office:value-type="float" office:value="1.4153786" calcext:value-type="float">
            <text:p>1.4153786</text:p>
          </table:table-cell>
          <table:table-cell table:formula="of:=[.E13]*0.46" office:value-type="float" office:value="5.70377" calcext:value-type="float">
            <text:p>5.70377</text:p>
          </table:table-cell>
          <table:table-cell table:formula="of:=[.F13]*0.46" office:value-type="float" office:value="7.400434" calcext:value-type="float">
            <text:p>7.400434</text:p>
          </table:table-cell>
          <table:table-cell table:formula="of:=[.G13]*0.46" office:value-type="float" office:value="6.906992" calcext:value-type="float">
            <text:p>6.906992</text:p>
          </table:table-cell>
          <table:table-cell table:formula="of:=[.H13]*0.46" office:value-type="float" office:value="1.6621134" calcext:value-type="float">
            <text:p>1.6621134</text:p>
          </table:table-cell>
          <table:table-cell table:formula="of:=[.I13]*0.46" office:value-type="float" office:value="8.459308" calcext:value-type="float">
            <text:p>8.459308</text:p>
          </table:table-cell>
          <table:table-cell table:formula="of:=[.J13]*0.46" office:value-type="float" office:value="11.97058" calcext:value-type="float">
            <text:p>11.97058</text:p>
          </table:table-cell>
          <table:table-cell table:formula="of:=[.K13]*0.46" office:value-type="float" office:value="8.353462" calcext:value-type="float">
            <text:p>8.353462</text:p>
          </table:table-cell>
          <table:table-cell table:formula="of:=[.L13]*0.46" office:value-type="float" office:value="3.5124726" calcext:value-type="float">
            <text:p>3.5124726</text:p>
          </table:table-cell>
          <table:table-cell table:formula="of:=[.M13]*0.46" office:value-type="float" office:value="0" calcext:value-type="float">
            <text:p>0</text:p>
          </table:table-cell>
          <table:table-cell table:formula="of:=[.N13]*0.46" office:value-type="float" office:value="7.822944" calcext:value-type="float">
            <text:p>7.822944</text:p>
          </table:table-cell>
          <table:table-cell table:formula="of:=[.O13]*0.46" office:value-type="float" office:value="8.878138" calcext:value-type="float">
            <text:p>8.878138</text:p>
          </table:table-cell>
          <table:table-cell table:formula="of:=[.P13]*0.46" office:value-type="float" office:value="6.624874" calcext:value-type="float">
            <text:p>6.624874</text:p>
          </table:table-cell>
          <table:table-cell table:formula="of:=[.Q13]*0.46" office:value-type="float" office:value="3.6581086" calcext:value-type="float">
            <text:p>3.6581086</text:p>
          </table:table-cell>
          <table:table-cell table:formula="of:=[.R13]*0.46" office:value-type="float" office:value="5.056182" calcext:value-type="float">
            <text:p>5.056182</text:p>
          </table:table-cell>
          <table:table-cell table:formula="of:=[.S13]*0.46" office:value-type="float" office:value="12.148968" calcext:value-type="float">
            <text:p>12.148968</text:p>
          </table:table-cell>
          <table:table-cell table:formula="of:=[.T13]*0.46" office:value-type="float" office:value="10.112226" calcext:value-type="float">
            <text:p>10.112226</text:p>
          </table:table-cell>
          <table:table-cell table:formula="of:=[.U13]*0.46" office:value-type="float" office:value="0" calcext:value-type="float">
            <text:p>0</text:p>
          </table:table-cell>
          <table:table-cell table:formula="of:=[.V13]*0.46" office:value-type="float" office:value="0" calcext:value-type="float">
            <text:p>0</text:p>
          </table:table-cell>
          <table:table-cell table:formula="of:=[.W13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*0.46" office:value-type="float" office:value="9.35732" calcext:value-type="float">
            <text:p>9.35732</text:p>
          </table:table-cell>
          <table:table-cell table:formula="of:=[.D14]*0.46" office:value-type="float" office:value="7.427758" calcext:value-type="float">
            <text:p>7.427758</text:p>
          </table:table-cell>
          <table:table-cell table:formula="of:=[.E14]*0.46" office:value-type="float" office:value="2.3141312" calcext:value-type="float">
            <text:p>2.3141312</text:p>
          </table:table-cell>
          <table:table-cell table:formula="of:=[.F14]*0.46" office:value-type="float" office:value="3.3002516" calcext:value-type="float">
            <text:p>3.3002516</text:p>
          </table:table-cell>
          <table:table-cell table:formula="of:=[.G14]*0.46" office:value-type="float" office:value="4.2461404" calcext:value-type="float">
            <text:p>4.2461404</text:p>
          </table:table-cell>
          <table:table-cell table:formula="of:=[.H14]*0.46" office:value-type="float" office:value="9.46059" calcext:value-type="float">
            <text:p>9.46059</text:p>
          </table:table-cell>
          <table:table-cell table:formula="of:=[.I14]*0.46" office:value-type="float" office:value="2.2684486" calcext:value-type="float">
            <text:p>2.2684486</text:p>
          </table:table-cell>
          <table:table-cell table:formula="of:=[.J14]*0.46" office:value-type="float" office:value="6.602932" calcext:value-type="float">
            <text:p>6.602932</text:p>
          </table:table-cell>
          <table:table-cell table:formula="of:=[.K14]*0.46" office:value-type="float" office:value="11.983276" calcext:value-type="float">
            <text:p>11.983276</text:p>
          </table:table-cell>
          <table:table-cell table:formula="of:=[.L14]*0.46" office:value-type="float" office:value="4.3391892" calcext:value-type="float">
            <text:p>4.3391892</text:p>
          </table:table-cell>
          <table:table-cell table:formula="of:=[.M14]*0.46" office:value-type="float" office:value="7.822944" calcext:value-type="float">
            <text:p>7.822944</text:p>
          </table:table-cell>
          <table:table-cell table:formula="of:=[.N14]*0.46" office:value-type="float" office:value="0" calcext:value-type="float">
            <text:p>0</text:p>
          </table:table-cell>
          <table:table-cell table:formula="of:=[.O14]*0.46" office:value-type="float" office:value="5.459648" calcext:value-type="float">
            <text:p>5.459648</text:p>
          </table:table-cell>
          <table:table-cell table:formula="of:=[.P14]*0.46" office:value-type="float" office:value="10.11931" calcext:value-type="float">
            <text:p>10.11931</text:p>
          </table:table-cell>
          <table:table-cell table:formula="of:=[.Q14]*0.46" office:value-type="float" office:value="4.496684" calcext:value-type="float">
            <text:p>4.496684</text:p>
          </table:table-cell>
          <table:table-cell table:formula="of:=[.R14]*0.46" office:value-type="float" office:value="4.4008062" calcext:value-type="float">
            <text:p>4.4008062</text:p>
          </table:table-cell>
          <table:table-cell table:formula="of:=[.S14]*0.46" office:value-type="float" office:value="7.997192" calcext:value-type="float">
            <text:p>7.997192</text:p>
          </table:table-cell>
          <table:table-cell table:formula="of:=[.T14]*0.46" office:value-type="float" office:value="9.3909" calcext:value-type="float">
            <text:p>9.3909</text:p>
          </table:table-cell>
          <table:table-cell table:formula="of:=[.U14]*0.46" office:value-type="float" office:value="0" calcext:value-type="float">
            <text:p>0</text:p>
          </table:table-cell>
          <table:table-cell table:formula="of:=[.V14]*0.46" office:value-type="float" office:value="0" calcext:value-type="float">
            <text:p>0</text:p>
          </table:table-cell>
          <table:table-cell table:formula="of:=[.W14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*0.46" office:value-type="float" office:value="6.422152" calcext:value-type="float">
            <text:p>6.422152</text:p>
          </table:table-cell>
          <table:table-cell table:formula="of:=[.D15]*0.46" office:value-type="float" office:value="7.703114" calcext:value-type="float">
            <text:p>7.703114</text:p>
          </table:table-cell>
          <table:table-cell table:formula="of:=[.E15]*0.46" office:value-type="float" office:value="4.818454" calcext:value-type="float">
            <text:p>4.818454</text:p>
          </table:table-cell>
          <table:table-cell table:formula="of:=[.F15]*0.46" office:value-type="float" office:value="2.318216" calcext:value-type="float">
            <text:p>2.318216</text:p>
          </table:table-cell>
          <table:table-cell table:formula="of:=[.G15]*0.46" office:value-type="float" office:value="2.0744252" calcext:value-type="float">
            <text:p>2.0744252</text:p>
          </table:table-cell>
          <table:table-cell table:formula="of:=[.H15]*0.46" office:value-type="float" office:value="10.05997" calcext:value-type="float">
            <text:p>10.05997</text:p>
          </table:table-cell>
          <table:table-cell table:formula="of:=[.I15]*0.46" office:value-type="float" office:value="3.3499684" calcext:value-type="float">
            <text:p>3.3499684</text:p>
          </table:table-cell>
          <table:table-cell table:formula="of:=[.J15]*0.46" office:value-type="float" office:value="3.3191714" calcext:value-type="float">
            <text:p>3.3191714</text:p>
          </table:table-cell>
          <table:table-cell table:formula="of:=[.K15]*0.46" office:value-type="float" office:value="8.372966" calcext:value-type="float">
            <text:p>8.372966</text:p>
          </table:table-cell>
          <table:table-cell table:formula="of:=[.L15]*0.46" office:value-type="float" office:value="6.18815" calcext:value-type="float">
            <text:p>6.18815</text:p>
          </table:table-cell>
          <table:table-cell table:formula="of:=[.M15]*0.46" office:value-type="float" office:value="8.878138" calcext:value-type="float">
            <text:p>8.878138</text:p>
          </table:table-cell>
          <table:table-cell table:formula="of:=[.N15]*0.46" office:value-type="float" office:value="5.459648" calcext:value-type="float">
            <text:p>5.459648</text:p>
          </table:table-cell>
          <table:table-cell table:formula="of:=[.O15]*0.46" office:value-type="float" office:value="0" calcext:value-type="float">
            <text:p>0</text:p>
          </table:table-cell>
          <table:table-cell table:formula="of:=[.P15]*0.46" office:value-type="float" office:value="6.979672" calcext:value-type="float">
            <text:p>6.979672</text:p>
          </table:table-cell>
          <table:table-cell table:formula="of:=[.Q15]*0.46" office:value-type="float" office:value="5.557306" calcext:value-type="float">
            <text:p>5.557306</text:p>
          </table:table-cell>
          <table:table-cell table:formula="of:=[.R15]*0.46" office:value-type="float" office:value="3.8840514" calcext:value-type="float">
            <text:p>3.8840514</text:p>
          </table:table-cell>
          <table:table-cell table:formula="of:=[.S15]*0.46" office:value-type="float" office:value="3.311839" calcext:value-type="float">
            <text:p>3.311839</text:p>
          </table:table-cell>
          <table:table-cell table:formula="of:=[.T15]*0.46" office:value-type="float" office:value="4.1442274" calcext:value-type="float">
            <text:p>4.1442274</text:p>
          </table:table-cell>
          <table:table-cell table:formula="of:=[.U15]*0.46" office:value-type="float" office:value="0" calcext:value-type="float">
            <text:p>0</text:p>
          </table:table-cell>
          <table:table-cell table:formula="of:=[.V15]*0.46" office:value-type="float" office:value="0" calcext:value-type="float">
            <text:p>0</text:p>
          </table:table-cell>
          <table:table-cell table:formula="of:=[.W15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*0.46" office:value-type="float" office:value="0.7777542" calcext:value-type="float">
            <text:p>0.7777542</text:p>
          </table:table-cell>
          <table:table-cell table:formula="of:=[.D16]*0.46" office:value-type="float" office:value="5.314564" calcext:value-type="float">
            <text:p>5.314564</text:p>
          </table:table-cell>
          <table:table-cell table:formula="of:=[.E16]*0.46" office:value-type="float" office:value="7.999538" calcext:value-type="float">
            <text:p>7.999538</text:p>
          </table:table-cell>
          <table:table-cell table:formula="of:=[.F16]*0.46" office:value-type="float" office:value="7.42762" calcext:value-type="float">
            <text:p>7.42762</text:p>
          </table:table-cell>
          <table:table-cell table:formula="of:=[.G16]*0.46" office:value-type="float" office:value="6.3319" calcext:value-type="float">
            <text:p>6.3319</text:p>
          </table:table-cell>
          <table:table-cell table:formula="of:=[.H16]*0.46" office:value-type="float" office:value="6.56282" calcext:value-type="float">
            <text:p>6.56282</text:p>
          </table:table-cell>
          <table:table-cell table:formula="of:=[.I16]*0.46" office:value-type="float" office:value="9.106436" calcext:value-type="float">
            <text:p>9.106436</text:p>
          </table:table-cell>
          <table:table-cell table:formula="of:=[.J16]*0.46" office:value-type="float" office:value="10.123864" calcext:value-type="float">
            <text:p>10.123864</text:p>
          </table:table-cell>
          <table:table-cell table:formula="of:=[.K16]*0.46" office:value-type="float" office:value="1.9543146" calcext:value-type="float">
            <text:p>1.9543146</text:p>
          </table:table-cell>
          <table:table-cell table:formula="of:=[.L16]*0.46" office:value-type="float" office:value="7.113946" calcext:value-type="float">
            <text:p>7.113946</text:p>
          </table:table-cell>
          <table:table-cell table:formula="of:=[.M16]*0.46" office:value-type="float" office:value="6.624874" calcext:value-type="float">
            <text:p>6.624874</text:p>
          </table:table-cell>
          <table:table-cell table:formula="of:=[.N16]*0.46" office:value-type="float" office:value="10.11931" calcext:value-type="float">
            <text:p>10.11931</text:p>
          </table:table-cell>
          <table:table-cell table:formula="of:=[.O16]*0.46" office:value-type="float" office:value="6.979672" calcext:value-type="float">
            <text:p>6.979672</text:p>
          </table:table-cell>
          <table:table-cell table:formula="of:=[.P16]*0.46" office:value-type="float" office:value="0" calcext:value-type="float">
            <text:p>0</text:p>
          </table:table-cell>
          <table:table-cell table:formula="of:=[.Q16]*0.46" office:value-type="float" office:value="6.39653" calcext:value-type="float">
            <text:p>6.39653</text:p>
          </table:table-cell>
          <table:table-cell table:formula="of:=[.R16]*0.46" office:value-type="float" office:value="5.73643" calcext:value-type="float">
            <text:p>5.73643</text:p>
          </table:table-cell>
          <table:table-cell table:formula="of:=[.S16]*0.46" office:value-type="float" office:value="9.17056" calcext:value-type="float">
            <text:p>9.17056</text:p>
          </table:table-cell>
          <table:table-cell table:formula="of:=[.T16]*0.46" office:value-type="float" office:value="5.165432" calcext:value-type="float">
            <text:p>5.165432</text:p>
          </table:table-cell>
          <table:table-cell table:formula="of:=[.U16]*0.46" office:value-type="float" office:value="0" calcext:value-type="float">
            <text:p>0</text:p>
          </table:table-cell>
          <table:table-cell table:formula="of:=[.V16]*0.46" office:value-type="float" office:value="0" calcext:value-type="float">
            <text:p>0</text:p>
          </table:table-cell>
          <table:table-cell table:formula="of:=[.W16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*0.46" office:value-type="float" office:value="5.625248" calcext:value-type="float">
            <text:p>5.625248</text:p>
          </table:table-cell>
          <table:table-cell table:formula="of:=[.D17]*0.46" office:value-type="float" office:value="2.9662916" calcext:value-type="float">
            <text:p>2.9662916</text:p>
          </table:table-cell>
          <table:table-cell table:formula="of:=[.E17]*0.46" office:value-type="float" office:value="2.2025674" calcext:value-type="float">
            <text:p>2.2025674</text:p>
          </table:table-cell>
          <table:table-cell table:formula="of:=[.F17]*0.46" office:value-type="float" office:value="3.7900642" calcext:value-type="float">
            <text:p>3.7900642</text:p>
          </table:table-cell>
          <table:table-cell table:formula="of:=[.G17]*0.46" office:value-type="float" office:value="3.4886814" calcext:value-type="float">
            <text:p>3.4886814</text:p>
          </table:table-cell>
          <table:table-cell table:formula="of:=[.H17]*0.46" office:value-type="float" office:value="5.174172" calcext:value-type="float">
            <text:p>5.174172</text:p>
          </table:table-cell>
          <table:table-cell table:formula="of:=[.I17]*0.46" office:value-type="float" office:value="4.809208" calcext:value-type="float">
            <text:p>4.809208</text:p>
          </table:table-cell>
          <table:table-cell table:formula="of:=[.J17]*0.46" office:value-type="float" office:value="8.437504" calcext:value-type="float">
            <text:p>8.437504</text:p>
          </table:table-cell>
          <table:table-cell table:formula="of:=[.K17]*0.46" office:value-type="float" office:value="8.35061" calcext:value-type="float">
            <text:p>8.35061</text:p>
          </table:table-cell>
          <table:table-cell table:formula="of:=[.L17]*0.46" office:value-type="float" office:value="0.8114952" calcext:value-type="float">
            <text:p>0.8114952</text:p>
          </table:table-cell>
          <table:table-cell table:formula="of:=[.M17]*0.46" office:value-type="float" office:value="3.6581086" calcext:value-type="float">
            <text:p>3.6581086</text:p>
          </table:table-cell>
          <table:table-cell table:formula="of:=[.N17]*0.46" office:value-type="float" office:value="4.496684" calcext:value-type="float">
            <text:p>4.496684</text:p>
          </table:table-cell>
          <table:table-cell table:formula="of:=[.O17]*0.46" office:value-type="float" office:value="5.557306" calcext:value-type="float">
            <text:p>5.557306</text:p>
          </table:table-cell>
          <table:table-cell table:formula="of:=[.P17]*0.46" office:value-type="float" office:value="6.39653" calcext:value-type="float">
            <text:p>6.39653</text:p>
          </table:table-cell>
          <table:table-cell table:formula="of:=[.Q17]*0.46" office:value-type="float" office:value="0" calcext:value-type="float">
            <text:p>0</text:p>
          </table:table-cell>
          <table:table-cell table:formula="of:=[.R17]*0.46" office:value-type="float" office:value="1.718376" calcext:value-type="float">
            <text:p>1.718376</text:p>
          </table:table-cell>
          <table:table-cell table:formula="of:=[.S17]*0.46" office:value-type="float" office:value="8.867926" calcext:value-type="float">
            <text:p>8.867926</text:p>
          </table:table-cell>
          <table:table-cell table:formula="of:=[.T17]*0.46" office:value-type="float" office:value="7.864344" calcext:value-type="float">
            <text:p>7.864344</text:p>
          </table:table-cell>
          <table:table-cell table:formula="of:=[.U17]*0.46" office:value-type="float" office:value="0" calcext:value-type="float">
            <text:p>0</text:p>
          </table:table-cell>
          <table:table-cell table:formula="of:=[.V17]*0.46" office:value-type="float" office:value="0" calcext:value-type="float">
            <text:p>0</text:p>
          </table:table-cell>
          <table:table-cell table:formula="of:=[.W17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*0.46" office:value-type="float" office:value="4.967724" calcext:value-type="float">
            <text:p>4.967724</text:p>
          </table:table-cell>
          <table:table-cell table:formula="of:=[.D18]*0.46" office:value-type="float" office:value="4.0202022" calcext:value-type="float">
            <text:p>4.0202022</text:p>
          </table:table-cell>
          <table:table-cell table:formula="of:=[.E18]*0.46" office:value-type="float" office:value="2.2894246" calcext:value-type="float">
            <text:p>2.2894246</text:p>
          </table:table-cell>
          <table:table-cell table:formula="of:=[.F18]*0.46" office:value-type="float" office:value="2.4519196" calcext:value-type="float">
            <text:p>2.4519196</text:p>
          </table:table-cell>
          <table:table-cell table:formula="of:=[.G18]*0.46" office:value-type="float" office:value="1.8548626" calcext:value-type="float">
            <text:p>1.8548626</text:p>
          </table:table-cell>
          <table:table-cell table:formula="of:=[.H18]*0.46" office:value-type="float" office:value="6.382454" calcext:value-type="float">
            <text:p>6.382454</text:p>
          </table:table-cell>
          <table:table-cell table:formula="of:=[.I18]*0.46" office:value-type="float" office:value="3.8698144" calcext:value-type="float">
            <text:p>3.8698144</text:p>
          </table:table-cell>
          <table:table-cell table:formula="of:=[.J18]*0.46" office:value-type="float" office:value="6.915272" calcext:value-type="float">
            <text:p>6.915272</text:p>
          </table:table-cell>
          <table:table-cell table:formula="of:=[.K18]*0.46" office:value-type="float" office:value="7.633424" calcext:value-type="float">
            <text:p>7.633424</text:p>
          </table:table-cell>
          <table:table-cell table:formula="of:=[.L18]*0.46" office:value-type="float" office:value="2.452053" calcext:value-type="float">
            <text:p>2.452053</text:p>
          </table:table-cell>
          <table:table-cell table:formula="of:=[.M18]*0.46" office:value-type="float" office:value="5.056182" calcext:value-type="float">
            <text:p>5.056182</text:p>
          </table:table-cell>
          <table:table-cell table:formula="of:=[.N18]*0.46" office:value-type="float" office:value="4.4008062" calcext:value-type="float">
            <text:p>4.4008062</text:p>
          </table:table-cell>
          <table:table-cell table:formula="of:=[.O18]*0.46" office:value-type="float" office:value="3.8840514" calcext:value-type="float">
            <text:p>3.8840514</text:p>
          </table:table-cell>
          <table:table-cell table:formula="of:=[.P18]*0.46" office:value-type="float" office:value="5.73643" calcext:value-type="float">
            <text:p>5.73643</text:p>
          </table:table-cell>
          <table:table-cell table:formula="of:=[.Q18]*0.46" office:value-type="float" office:value="1.718376" calcext:value-type="float">
            <text:p>1.718376</text:p>
          </table:table-cell>
          <table:table-cell table:formula="of:=[.R18]*0.46" office:value-type="float" office:value="0" calcext:value-type="float">
            <text:p>0</text:p>
          </table:table-cell>
          <table:table-cell table:formula="of:=[.S18]*0.46" office:value-type="float" office:value="7.193664" calcext:value-type="float">
            <text:p>7.193664</text:p>
          </table:table-cell>
          <table:table-cell table:formula="of:=[.T18]*0.46" office:value-type="float" office:value="6.267362" calcext:value-type="float">
            <text:p>6.267362</text:p>
          </table:table-cell>
          <table:table-cell table:formula="of:=[.U18]*0.46" office:value-type="float" office:value="0" calcext:value-type="float">
            <text:p>0</text:p>
          </table:table-cell>
          <table:table-cell table:formula="of:=[.V18]*0.46" office:value-type="float" office:value="0" calcext:value-type="float">
            <text:p>0</text:p>
          </table:table-cell>
          <table:table-cell table:formula="of:=[.W18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*0.46" office:value-type="float" office:value="8.804952" calcext:value-type="float">
            <text:p>8.804952</text:p>
          </table:table-cell>
          <table:table-cell table:formula="of:=[.D19]*0.46" office:value-type="float" office:value="10.924402" calcext:value-type="float">
            <text:p>10.924402</text:p>
          </table:table-cell>
          <table:table-cell table:formula="of:=[.E19]*0.46" office:value-type="float" office:value="7.94282" calcext:value-type="float">
            <text:p>7.94282</text:p>
          </table:table-cell>
          <table:table-cell table:formula="of:=[.F19]*0.46" office:value-type="float" office:value="5.394788" calcext:value-type="float">
            <text:p>5.394788</text:p>
          </table:table-cell>
          <table:table-cell table:formula="of:=[.G19]*0.46" office:value-type="float" office:value="5.380666" calcext:value-type="float">
            <text:p>5.380666</text:p>
          </table:table-cell>
          <table:table-cell table:formula="of:=[.H19]*0.46" office:value-type="float" office:value="13.253842" calcext:value-type="float">
            <text:p>13.253842</text:p>
          </table:table-cell>
          <table:table-cell table:formula="of:=[.I19]*0.46" office:value-type="float" office:value="5.73045" calcext:value-type="float">
            <text:p>5.73045</text:p>
          </table:table-cell>
          <table:table-cell table:formula="of:=[.J19]*0.46" office:value-type="float" office:value="2.020136" calcext:value-type="float">
            <text:p>2.020136</text:p>
          </table:table-cell>
          <table:table-cell table:formula="of:=[.K19]*0.46" office:value-type="float" office:value="10.073954" calcext:value-type="float">
            <text:p>10.073954</text:p>
          </table:table-cell>
          <table:table-cell table:formula="of:=[.L19]*0.46" office:value-type="float" office:value="9.484142" calcext:value-type="float">
            <text:p>9.484142</text:p>
          </table:table-cell>
          <table:table-cell table:formula="of:=[.M19]*0.46" office:value-type="float" office:value="12.148968" calcext:value-type="float">
            <text:p>12.148968</text:p>
          </table:table-cell>
          <table:table-cell table:formula="of:=[.N19]*0.46" office:value-type="float" office:value="7.997192" calcext:value-type="float">
            <text:p>7.997192</text:p>
          </table:table-cell>
          <table:table-cell table:formula="of:=[.O19]*0.46" office:value-type="float" office:value="3.311839" calcext:value-type="float">
            <text:p>3.311839</text:p>
          </table:table-cell>
          <table:table-cell table:formula="of:=[.P19]*0.46" office:value-type="float" office:value="9.17056" calcext:value-type="float">
            <text:p>9.17056</text:p>
          </table:table-cell>
          <table:table-cell table:formula="of:=[.Q19]*0.46" office:value-type="float" office:value="8.867926" calcext:value-type="float">
            <text:p>8.867926</text:p>
          </table:table-cell>
          <table:table-cell table:formula="of:=[.R19]*0.46" office:value-type="float" office:value="7.193664" calcext:value-type="float">
            <text:p>7.193664</text:p>
          </table:table-cell>
          <table:table-cell table:formula="of:=[.S19]*0.46" office:value-type="float" office:value="0" calcext:value-type="float">
            <text:p>0</text:p>
          </table:table-cell>
          <table:table-cell table:formula="of:=[.T19]*0.46" office:value-type="float" office:value="4.5638532" calcext:value-type="float">
            <text:p>4.5638532</text:p>
          </table:table-cell>
          <table:table-cell table:formula="of:=[.U19]*0.46" office:value-type="float" office:value="0" calcext:value-type="float">
            <text:p>0</text:p>
          </table:table-cell>
          <table:table-cell table:formula="of:=[.V19]*0.46" office:value-type="float" office:value="0" calcext:value-type="float">
            <text:p>0</text:p>
          </table:table-cell>
          <table:table-cell table:formula="of:=[.W19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0]*0.46" office:value-type="float" office:value="5.062392" calcext:value-type="float">
            <text:p>5.062392</text:p>
          </table:table-cell>
          <table:table-cell table:formula="of:=[.D20]*0.46" office:value-type="float" office:value="8.70964" calcext:value-type="float">
            <text:p>8.70964</text:p>
          </table:table-cell>
          <table:table-cell table:formula="of:=[.E20]*0.46" office:value-type="float" office:value="8.145956" calcext:value-type="float">
            <text:p>8.145956</text:p>
          </table:table-cell>
          <table:table-cell table:formula="of:=[.F20]*0.46" office:value-type="float" office:value="6.091274" calcext:value-type="float">
            <text:p>6.091274</text:p>
          </table:table-cell>
          <table:table-cell table:formula="of:=[.G20]*0.46" office:value-type="float" office:value="5.25251" calcext:value-type="float">
            <text:p>5.25251</text:p>
          </table:table-cell>
          <table:table-cell table:formula="of:=[.H20]*0.46" office:value-type="float" office:value="10.731432" calcext:value-type="float">
            <text:p>10.731432</text:p>
          </table:table-cell>
          <table:table-cell table:formula="of:=[.I20]*0.46" office:value-type="float" office:value="7.444916" calcext:value-type="float">
            <text:p>7.444916</text:p>
          </table:table-cell>
          <table:table-cell table:formula="of:=[.J20]*0.46" office:value-type="float" office:value="6.13272" calcext:value-type="float">
            <text:p>6.13272</text:p>
          </table:table-cell>
          <table:table-cell table:formula="of:=[.K20]*0.46" office:value-type="float" office:value="5.647144" calcext:value-type="float">
            <text:p>5.647144</text:p>
          </table:table-cell>
          <table:table-cell table:formula="of:=[.L20]*0.46" office:value-type="float" office:value="8.661432" calcext:value-type="float">
            <text:p>8.661432</text:p>
          </table:table-cell>
          <table:table-cell table:formula="of:=[.M20]*0.46" office:value-type="float" office:value="10.112226" calcext:value-type="float">
            <text:p>10.112226</text:p>
          </table:table-cell>
          <table:table-cell table:formula="of:=[.N20]*0.46" office:value-type="float" office:value="9.3909" calcext:value-type="float">
            <text:p>9.3909</text:p>
          </table:table-cell>
          <table:table-cell table:formula="of:=[.O20]*0.46" office:value-type="float" office:value="4.1442274" calcext:value-type="float">
            <text:p>4.1442274</text:p>
          </table:table-cell>
          <table:table-cell table:formula="of:=[.P20]*0.46" office:value-type="float" office:value="5.165432" calcext:value-type="float">
            <text:p>5.165432</text:p>
          </table:table-cell>
          <table:table-cell table:formula="of:=[.Q20]*0.46" office:value-type="float" office:value="7.864344" calcext:value-type="float">
            <text:p>7.864344</text:p>
          </table:table-cell>
          <table:table-cell table:formula="of:=[.R20]*0.46" office:value-type="float" office:value="6.267362" calcext:value-type="float">
            <text:p>6.267362</text:p>
          </table:table-cell>
          <table:table-cell table:formula="of:=[.S20]*0.46" office:value-type="float" office:value="4.5638532" calcext:value-type="float">
            <text:p>4.5638532</text:p>
          </table:table-cell>
          <table:table-cell table:formula="of:=[.T20]*0.46" office:value-type="float" office:value="0" calcext:value-type="float">
            <text:p>0</text:p>
          </table:table-cell>
          <table:table-cell table:formula="of:=[.U20]*0.46" office:value-type="float" office:value="0" calcext:value-type="float">
            <text:p>0</text:p>
          </table:table-cell>
          <table:table-cell table:formula="of:=[.V20]*0.46" office:value-type="float" office:value="0" calcext:value-type="float">
            <text:p>0</text:p>
          </table:table-cell>
          <table:table-cell table:formula="of:=[.W20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1]*0.46" office:value-type="float" office:value="0" calcext:value-type="float">
            <text:p>0</text:p>
          </table:table-cell>
          <table:table-cell table:formula="of:=[.D21]*0.46" office:value-type="float" office:value="0" calcext:value-type="float">
            <text:p>0</text:p>
          </table:table-cell>
          <table:table-cell table:formula="of:=[.E21]*0.46" office:value-type="float" office:value="0" calcext:value-type="float">
            <text:p>0</text:p>
          </table:table-cell>
          <table:table-cell table:formula="of:=[.F21]*0.46" office:value-type="float" office:value="0" calcext:value-type="float">
            <text:p>0</text:p>
          </table:table-cell>
          <table:table-cell table:formula="of:=[.G21]*0.46" office:value-type="float" office:value="0" calcext:value-type="float">
            <text:p>0</text:p>
          </table:table-cell>
          <table:table-cell table:formula="of:=[.H21]*0.46" office:value-type="float" office:value="0" calcext:value-type="float">
            <text:p>0</text:p>
          </table:table-cell>
          <table:table-cell table:formula="of:=[.I21]*0.46" office:value-type="float" office:value="0" calcext:value-type="float">
            <text:p>0</text:p>
          </table:table-cell>
          <table:table-cell table:formula="of:=[.J21]*0.46" office:value-type="float" office:value="0" calcext:value-type="float">
            <text:p>0</text:p>
          </table:table-cell>
          <table:table-cell table:formula="of:=[.K21]*0.46" office:value-type="float" office:value="0" calcext:value-type="float">
            <text:p>0</text:p>
          </table:table-cell>
          <table:table-cell table:formula="of:=[.L21]*0.46" office:value-type="float" office:value="0" calcext:value-type="float">
            <text:p>0</text:p>
          </table:table-cell>
          <table:table-cell table:formula="of:=[.M21]*0.46" office:value-type="float" office:value="0" calcext:value-type="float">
            <text:p>0</text:p>
          </table:table-cell>
          <table:table-cell table:formula="of:=[.N21]*0.46" office:value-type="float" office:value="0" calcext:value-type="float">
            <text:p>0</text:p>
          </table:table-cell>
          <table:table-cell table:formula="of:=[.O21]*0.46" office:value-type="float" office:value="0" calcext:value-type="float">
            <text:p>0</text:p>
          </table:table-cell>
          <table:table-cell table:formula="of:=[.P21]*0.46" office:value-type="float" office:value="0" calcext:value-type="float">
            <text:p>0</text:p>
          </table:table-cell>
          <table:table-cell table:formula="of:=[.Q21]*0.46" office:value-type="float" office:value="0" calcext:value-type="float">
            <text:p>0</text:p>
          </table:table-cell>
          <table:table-cell table:formula="of:=[.R21]*0.46" office:value-type="float" office:value="0" calcext:value-type="float">
            <text:p>0</text:p>
          </table:table-cell>
          <table:table-cell table:formula="of:=[.S21]*0.46" office:value-type="float" office:value="0" calcext:value-type="float">
            <text:p>0</text:p>
          </table:table-cell>
          <table:table-cell table:formula="of:=[.T21]*0.46" office:value-type="float" office:value="0" calcext:value-type="float">
            <text:p>0</text:p>
          </table:table-cell>
          <table:table-cell table:formula="of:=[.U21]*0.46" office:value-type="float" office:value="0" calcext:value-type="float">
            <text:p>0</text:p>
          </table:table-cell>
          <table:table-cell table:formula="of:=[.V21]*0.46" office:value-type="float" office:value="0" calcext:value-type="float">
            <text:p>0</text:p>
          </table:table-cell>
          <table:table-cell table:formula="of:=[.W21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2]*0.46" office:value-type="float" office:value="0" calcext:value-type="float">
            <text:p>0</text:p>
          </table:table-cell>
          <table:table-cell table:formula="of:=[.D22]*0.46" office:value-type="float" office:value="0" calcext:value-type="float">
            <text:p>0</text:p>
          </table:table-cell>
          <table:table-cell table:formula="of:=[.E22]*0.46" office:value-type="float" office:value="0" calcext:value-type="float">
            <text:p>0</text:p>
          </table:table-cell>
          <table:table-cell table:formula="of:=[.F22]*0.46" office:value-type="float" office:value="0" calcext:value-type="float">
            <text:p>0</text:p>
          </table:table-cell>
          <table:table-cell table:formula="of:=[.G22]*0.46" office:value-type="float" office:value="0" calcext:value-type="float">
            <text:p>0</text:p>
          </table:table-cell>
          <table:table-cell table:formula="of:=[.H22]*0.46" office:value-type="float" office:value="0" calcext:value-type="float">
            <text:p>0</text:p>
          </table:table-cell>
          <table:table-cell table:formula="of:=[.I22]*0.46" office:value-type="float" office:value="0" calcext:value-type="float">
            <text:p>0</text:p>
          </table:table-cell>
          <table:table-cell table:formula="of:=[.J22]*0.46" office:value-type="float" office:value="0" calcext:value-type="float">
            <text:p>0</text:p>
          </table:table-cell>
          <table:table-cell table:formula="of:=[.K22]*0.46" office:value-type="float" office:value="0" calcext:value-type="float">
            <text:p>0</text:p>
          </table:table-cell>
          <table:table-cell table:formula="of:=[.L22]*0.46" office:value-type="float" office:value="0" calcext:value-type="float">
            <text:p>0</text:p>
          </table:table-cell>
          <table:table-cell table:formula="of:=[.M22]*0.46" office:value-type="float" office:value="0" calcext:value-type="float">
            <text:p>0</text:p>
          </table:table-cell>
          <table:table-cell table:formula="of:=[.N22]*0.46" office:value-type="float" office:value="0" calcext:value-type="float">
            <text:p>0</text:p>
          </table:table-cell>
          <table:table-cell table:formula="of:=[.O22]*0.46" office:value-type="float" office:value="0" calcext:value-type="float">
            <text:p>0</text:p>
          </table:table-cell>
          <table:table-cell table:formula="of:=[.P22]*0.46" office:value-type="float" office:value="0" calcext:value-type="float">
            <text:p>0</text:p>
          </table:table-cell>
          <table:table-cell table:formula="of:=[.Q22]*0.46" office:value-type="float" office:value="0" calcext:value-type="float">
            <text:p>0</text:p>
          </table:table-cell>
          <table:table-cell table:formula="of:=[.R22]*0.46" office:value-type="float" office:value="0" calcext:value-type="float">
            <text:p>0</text:p>
          </table:table-cell>
          <table:table-cell table:formula="of:=[.S22]*0.46" office:value-type="float" office:value="0" calcext:value-type="float">
            <text:p>0</text:p>
          </table:table-cell>
          <table:table-cell table:formula="of:=[.T22]*0.46" office:value-type="float" office:value="0" calcext:value-type="float">
            <text:p>0</text:p>
          </table:table-cell>
          <table:table-cell table:formula="of:=[.U22]*0.46" office:value-type="float" office:value="0" calcext:value-type="float">
            <text:p>0</text:p>
          </table:table-cell>
          <table:table-cell table:formula="of:=[.V22]*0.46" office:value-type="float" office:value="0" calcext:value-type="float">
            <text:p>0</text:p>
          </table:table-cell>
          <table:table-cell table:formula="of:=[.W22]*0.46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3]*0.46" office:value-type="float" office:value="0" calcext:value-type="float">
            <text:p>0</text:p>
          </table:table-cell>
          <table:table-cell table:formula="of:=[.D23]*0.46" office:value-type="float" office:value="0" calcext:value-type="float">
            <text:p>0</text:p>
          </table:table-cell>
          <table:table-cell table:formula="of:=[.E23]*0.46" office:value-type="float" office:value="0" calcext:value-type="float">
            <text:p>0</text:p>
          </table:table-cell>
          <table:table-cell table:formula="of:=[.F23]*0.46" office:value-type="float" office:value="0" calcext:value-type="float">
            <text:p>0</text:p>
          </table:table-cell>
          <table:table-cell table:formula="of:=[.G23]*0.46" office:value-type="float" office:value="0" calcext:value-type="float">
            <text:p>0</text:p>
          </table:table-cell>
          <table:table-cell table:formula="of:=[.H23]*0.46" office:value-type="float" office:value="0" calcext:value-type="float">
            <text:p>0</text:p>
          </table:table-cell>
          <table:table-cell table:formula="of:=[.I23]*0.46" office:value-type="float" office:value="0" calcext:value-type="float">
            <text:p>0</text:p>
          </table:table-cell>
          <table:table-cell table:formula="of:=[.J23]*0.46" office:value-type="float" office:value="0" calcext:value-type="float">
            <text:p>0</text:p>
          </table:table-cell>
          <table:table-cell table:formula="of:=[.K23]*0.46" office:value-type="float" office:value="0" calcext:value-type="float">
            <text:p>0</text:p>
          </table:table-cell>
          <table:table-cell table:formula="of:=[.L23]*0.46" office:value-type="float" office:value="0" calcext:value-type="float">
            <text:p>0</text:p>
          </table:table-cell>
          <table:table-cell table:formula="of:=[.M23]*0.46" office:value-type="float" office:value="0" calcext:value-type="float">
            <text:p>0</text:p>
          </table:table-cell>
          <table:table-cell table:formula="of:=[.N23]*0.46" office:value-type="float" office:value="0" calcext:value-type="float">
            <text:p>0</text:p>
          </table:table-cell>
          <table:table-cell table:formula="of:=[.O23]*0.46" office:value-type="float" office:value="0" calcext:value-type="float">
            <text:p>0</text:p>
          </table:table-cell>
          <table:table-cell table:formula="of:=[.P23]*0.46" office:value-type="float" office:value="0" calcext:value-type="float">
            <text:p>0</text:p>
          </table:table-cell>
          <table:table-cell table:formula="of:=[.Q23]*0.46" office:value-type="float" office:value="0" calcext:value-type="float">
            <text:p>0</text:p>
          </table:table-cell>
          <table:table-cell table:formula="of:=[.R23]*0.46" office:value-type="float" office:value="0" calcext:value-type="float">
            <text:p>0</text:p>
          </table:table-cell>
          <table:table-cell table:formula="of:=[.S23]*0.46" office:value-type="float" office:value="0" calcext:value-type="float">
            <text:p>0</text:p>
          </table:table-cell>
          <table:table-cell table:formula="of:=[.T23]*0.46" office:value-type="float" office:value="0" calcext:value-type="float">
            <text:p>0</text:p>
          </table:table-cell>
          <table:table-cell table:formula="of:=[.U23]*0.46" office:value-type="float" office:value="0" calcext:value-type="float">
            <text:p>0</text:p>
          </table:table-cell>
          <table:table-cell table:formula="of:=[.V23]*0.46" office:value-type="float" office:value="0" calcext:value-type="float">
            <text:p>0</text:p>
          </table:table-cell>
          <table:table-cell table:formula="of:=[.W23]*0.46" office:value-type="float" office:value="0" calcext:value-type="float">
            <text:p>0</text:p>
          </table:table-cell>
          <table:table-cell table:number-columns-repeated="23"/>
        </table:table-row>
        <table:table-row table:style-name="ro1" table:number-rows-repeated="4"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prof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b(0):</text:p>
          </table:table-cell>
          <table:table-cell office:value-type="float" office:value="18.9833333333333" calcext:value-type="float">
            <text:p>18.9833333333333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0:</text:p>
          </table:table-cell>
          <table:table-cell office:value-type="float" office:value="6.22398" calcext:value-type="float">
            <text:p>6.22398</text:p>
          </table:table-cell>
          <table:table-cell/>
          <table:table-cell table:style-name="ce1" office:value-type="string" calcext:value-type="string">
            <text:p>0:</text:p>
          </table:table-cell>
          <table:table-cell office:value-type="float" office:value="0.294351" calcext:value-type="float">
            <text:p>0.294351</text:p>
          </table:table-cell>
          <table:table-cell table:number-columns-repeated="2"/>
          <table:table-cell office:value-type="string" calcext:value-type="string">
            <text:p>b(1):</text:p>
          </table:table-cell>
          <table:table-cell office:value-type="float" office:value="8.68333333333333" calcext:value-type="float">
            <text:p>8.68333333333333</text:p>
          </table:table-cell>
          <table:table-cell/>
          <table:table-cell table:formula="of:=[.F79]+[.J78]" office:value-type="float" office:value="19.7683246666667" calcext:value-type="float">
            <text:p>19.7683246666667</text:p>
          </table:table-cell>
          <table:table-cell table:formula="of:=[.N29]+[.F88]" office:value-type="float" office:value="0.25231086097561" calcext:value-type="float">
            <text:p>0.25231086097561</text:p>
          </table:table-cell>
          <table:table-cell table:number-columns-repeated="33"/>
        </table:table-row>
        <table:table-row table:style-name="ro1">
          <table:table-cell/>
          <table:table-cell table:style-name="ce1" office:value-type="string" calcext:value-type="string">
            <text:p>1:</text:p>
          </table:table-cell>
          <table:table-cell office:value-type="float" office:value="5.63754" calcext:value-type="float">
            <text:p>5.63754</text:p>
          </table:table-cell>
          <table:table-cell/>
          <table:table-cell table:style-name="ce1" office:value-type="string" calcext:value-type="string">
            <text:p>1:</text:p>
          </table:table-cell>
          <table:table-cell office:value-type="float" office:value="0.269257" calcext:value-type="float">
            <text:p>0.269257</text:p>
          </table:table-cell>
          <table:table-cell table:number-columns-repeated="2"/>
          <table:table-cell office:value-type="string" calcext:value-type="string">
            <text:p>b(2):</text:p>
          </table:table-cell>
          <table:table-cell office:value-type="float" office:value="19.5166666666667" calcext:value-type="float">
            <text:p>19.5166666666667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2:</text:p>
          </table:table-cell>
          <table:table-cell office:value-type="float" office:value="5.22625" calcext:value-type="float">
            <text:p>5.22625</text:p>
          </table:table-cell>
          <table:table-cell/>
          <table:table-cell table:style-name="ce1" office:value-type="string" calcext:value-type="string">
            <text:p>2:</text:p>
          </table:table-cell>
          <table:table-cell office:value-type="float" office:value="0.251658" calcext:value-type="float">
            <text:p>0.251658</text:p>
          </table:table-cell>
          <table:table-cell table:number-columns-repeated="2"/>
          <table:table-cell office:value-type="string" calcext:value-type="string">
            <text:p>b(3):</text:p>
          </table:table-cell>
          <table:table-cell office:value-type="float" office:value="3.78333333333333" calcext:value-type="float">
            <text:p>3.78333333333333</text:p>
          </table:table-cell>
          <table:table-cell/>
          <table:table-cell table:formula="of:=[.F79]+[.J78]+[.N29]+[.F88]" office:value-type="float" office:value="20.0206355276423" calcext:value-type="float">
            <text:p>20.0206355276423</text:p>
          </table:table-cell>
          <table:table-cell table:number-columns-repeated="34"/>
        </table:table-row>
        <table:table-row table:style-name="ro1">
          <table:table-cell/>
          <table:table-cell table:style-name="ce1" office:value-type="string" calcext:value-type="string">
            <text:p>3:</text:p>
          </table:table-cell>
          <table:table-cell office:value-type="float" office:value="5.21757" calcext:value-type="float">
            <text:p>5.21757</text:p>
          </table:table-cell>
          <table:table-cell/>
          <table:table-cell table:style-name="ce1" office:value-type="string" calcext:value-type="string">
            <text:p>3:</text:p>
          </table:table-cell>
          <table:table-cell office:value-type="float" office:value="0.251287" calcext:value-type="float">
            <text:p>0.251287</text:p>
          </table:table-cell>
          <table:table-cell table:number-columns-repeated="2"/>
          <table:table-cell office:value-type="string" calcext:value-type="string">
            <text:p>b(4):</text:p>
          </table:table-cell>
          <table:table-cell office:value-type="float" office:value="1.18333333333333" calcext:value-type="float">
            <text:p>1.18333333333333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4:</text:p>
          </table:table-cell>
          <table:table-cell office:value-type="float" office:value="6.61077" calcext:value-type="float">
            <text:p>6.61077</text:p>
          </table:table-cell>
          <table:table-cell/>
          <table:table-cell table:style-name="ce1" office:value-type="string" calcext:value-type="string">
            <text:p>4:</text:p>
          </table:table-cell>
          <table:table-cell office:value-type="float" office:value="0.310902" calcext:value-type="float">
            <text:p>0.310902</text:p>
          </table:table-cell>
          <table:table-cell table:number-columns-repeated="2"/>
          <table:table-cell office:value-type="string" calcext:value-type="string">
            <text:p>b(5):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5:</text:p>
          </table:table-cell>
          <table:table-cell office:value-type="float" office:value="5.73903" calcext:value-type="float">
            <text:p>5.73903</text:p>
          </table:table-cell>
          <table:table-cell/>
          <table:table-cell table:style-name="ce1"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6):</text:p>
          </table:table-cell>
          <table:table-cell office:value-type="float" office:value="1.62019515454676" calcext:value-type="float">
            <text:p>1.62019515454676</text:p>
          </table:table-cell>
          <table:table-cell/>
          <table:table-cell table:formula="of:=[.C79]+[.C80]+[.C81]" office:value-type="float" office:value="17.05459" calcext:value-type="float">
            <text:p>17.05459</text:p>
          </table:table-cell>
          <table:table-cell table:number-columns-repeated="34"/>
        </table:table-row>
        <table:table-row table:style-name="ro1">
          <table:table-cell/>
          <table:table-cell table:style-name="ce1" office:value-type="string" calcext:value-type="string">
            <text:p>6:</text:p>
          </table:table-cell>
          <table:table-cell office:value-type="float" office:value="6.83307" calcext:value-type="float">
            <text:p>6.83307</text:p>
          </table:table-cell>
          <table:table-cell/>
          <table:table-cell table:style-name="ce1"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7):</text:p>
          </table:table-cell>
          <table:table-cell office:value-type="float" office:value="12.2951118453808" calcext:value-type="float">
            <text:p>12.2951118453808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7:</text:p>
          </table:table-cell>
          <table:table-cell office:value-type="float" office:value="8.72894" calcext:value-type="float">
            <text:p>8.72894</text:p>
          </table:table-cell>
          <table:table-cell/>
          <table:table-cell table:style-name="ce1"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8):</text:p>
          </table:table-cell>
          <table:table-cell office:value-type="float" office:value="11.7536430563167" calcext:value-type="float">
            <text:p>11.7536430563167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8:</text:p>
          </table:table-cell>
          <table:table-cell office:value-type="float" office:value="6.26626" calcext:value-type="float">
            <text:p>6.26626</text:p>
          </table:table-cell>
          <table:table-cell/>
          <table:table-cell table:style-name="ce1"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9):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9:</text:p>
          </table:table-cell>
          <table:table-cell office:value-type="float" office:value="4.20422" calcext:value-type="float">
            <text:p>4.20422</text:p>
          </table:table-cell>
          <table:table-cell/>
          <table:table-cell table:style-name="ce1"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10):</text:p>
          </table:table-cell>
          <table:table-cell office:value-type="float" office:value="7.91666666666665" calcext:value-type="float">
            <text:p>7.91666666666665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11):</text:p>
          </table:table-cell>
          <table:table-cell office:value-type="float" office:value="4.12687083743847" calcext:value-type="float">
            <text:p>4.12687083743847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12):</text:p>
          </table:table-cell>
          <table:table-cell office:value-type="float" office:value="20.1046662482523" calcext:value-type="float">
            <text:p>20.1046662482523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13):</text:p>
          </table:table-cell>
          <table:table-cell office:value-type="float" office:value="19.3708842536533" calcext:value-type="float">
            <text:p>19.3708842536533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14):</text:p>
          </table:table-cell>
          <table:table-cell office:value-type="float" office:value="24" calcext:value-type="float">
            <text:p>24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2"/>
          <table:table-cell office:value-type="string" calcext:value-type="string">
            <text:p>b(15):</text:p>
          </table:table-cell>
          <table:table-cell office:value-type="float" office:value="1.08498429565439" calcext:value-type="float">
            <text:p>1.08498429565439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(16):</text:p>
          </table:table-cell>
          <table:table-cell office:value-type="float" office:value="12.1879995815856" calcext:value-type="float">
            <text:p>12.1879995815856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(17):</text:p>
          </table:table-cell>
          <table:table-cell office:value-type="float" office:value="11.4542175869866" calcext:value-type="float">
            <text:p>11.4542175869866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(18):</text:p>
          </table:table-cell>
          <table:table-cell office:value-type="float" office:value="9.08498429565439" calcext:value-type="float">
            <text:p>9.08498429565439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(19):</text:p>
          </table:table-cell>
          <table:table-cell office:value-type="float" office:value="20.1879995815856" calcext:value-type="float">
            <text:p>20.1879995815856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(20):</text:p>
          </table:table-cell>
          <table:table-cell office:value-type="float" office:value="19.4542175869866" calcext:value-type="float">
            <text:p>19.4542175869866</text:p>
          </table:table-cell>
          <table:table-cell table:number-columns-repeated="36"/>
        </table:table-row>
        <table:table-row table:style-name="ro1">
          <table:table-cell/>
          <table:table-cell table:style-name="ce1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office:value-type="string" calcext:value-type="string">
            <text:p>Expected vrps sol value</text:p>
          </table:table-cell>
        </table:table-row>
        <table:table-row table:style-name="ro1">
          <table:table-cell office:value-type="string" calcext:value-type="string">
            <text:p>csarp</text:p>
          </table:table-cell>
          <table:table-cell office:value-type="string" calcext:value-type="string">
            <text:p>sarp-5-5-A-1</text:p>
          </table:table-cell>
          <table:table-cell office:value-type="string" calcext:value-type="string">
            <text:p>Customer</text:p>
          </table:table-cell>
          <table:table-cell office:value-type="float" office:value="28.9161096416272" calcext:value-type="float">
            <text:p>28.91610964162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cel</text:p>
          </table:table-cell>
          <table:table-cell office:value-type="float" office:value="21.8282724557954" calcext:value-type="float">
            <text:p>21.8282724557954</text:p>
          </table:table-cell>
          <table:table-cell/>
          <table:table-cell table:formula="of:=[.D4]-[.D3]" office:value-type="float" office:value="18.812924592988" calcext:value-type="float">
            <text:p>18.812924592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s:</text:p>
          </table:table-cell>
          <table:table-cell office:value-type="float" office:value="40.6411970487834" calcext:value-type="float">
            <text:p>40.6411970487834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f_data</text:p>
          </table:table-cell>
          <table:table-cell office:value-type="string" calcext:value-type="string">
            <text:p>5-5-1</text:p>
          </table:table-cell>
          <table:table-cell office:value-type="string" calcext:value-type="string">
            <text:p>Customer</text:p>
          </table:table-cell>
          <table:table-cell office:value-type="float" office:value="33.9820749978737" calcext:value-type="float">
            <text:p>33.98207499787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cel</text:p>
          </table:table-cell>
          <table:table-cell office:value-type="float" office:value="6.06607125220768" calcext:value-type="float">
            <text:p>6.06607125220768</text:p>
          </table:table-cell>
          <table:table-cell/>
          <table:table-cell table:formula="of:=[.D11]-[.D10]" office:value-type="float" office:value="29.5019318455375" calcext:value-type="float">
            <text:p>29.5019318455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s:</text:p>
          </table:table-cell>
          <table:table-cell office:value-type="float" office:value="35.5680030977452" calcext:value-type="float">
            <text:p>35.5680030977452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grubhub</text:p>
          </table:table-cell>
          <table:table-cell office:value-type="string" calcext:value-type="string">
            <text:p>5-5-0</text:p>
          </table:table-cell>
          <table:table-cell office:value-type="string" calcext:value-type="string">
            <text:p>Customer</text:p>
          </table:table-cell>
          <table:table-cell office:value-type="float" office:value="28.3805137472349" calcext:value-type="float">
            <text:p>28.3805137472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cel</text:p>
          </table:table-cell>
          <table:table-cell office:value-type="float" office:value="23.4033225154551" calcext:value-type="float">
            <text:p>23.4033225154551</text:p>
          </table:table-cell>
          <table:table-cell/>
          <table:table-cell table:formula="of:=[.D20]-[.D19]" office:value-type="float" office:value="13.1870970731309" calcext:value-type="float">
            <text:p>13.1870970731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s:</text:p>
          </table:table-cell>
          <table:table-cell office:value-type="float" office:value="36.590419588586" calcext:value-type="float">
            <text:p>36.590419588586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33in" svg:height="3.5453in" svg:x="17.5488in" svg:y="2.4858in">
            <draw:object draw:notify-on-update-of-ranges="Sheet3.AA37:Sheet3.AA59 Sheet3.AB37:Sheet3.AB59 Sheet3.AB36:Sheet3.AC36 Sheet3.AC37:Sheet3.AC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number-columns-repeated="5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6"/>
          <table:table-cell office:value-type="string" calcext:value-type="string">
            <text:p>Delta</text:p>
          </table:table-cell>
          <table:table-cell office:value-type="string" calcext:value-type="string">
            <text:p>vector:</text:p>
          </table:table-cell>
          <table:table-cell table:number-columns-repeated="8"/>
          <table:table-cell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" office:value-type="string" calcext:value-type="string">
            <text:p>0:</text:p>
          </table:table-cell>
          <table:table-cell office:value-type="float" office:value="0.294351" calcext:value-type="float">
            <text:p>0.294351</text:p>
          </table:table-cell>
          <table:table-cell table:formula="of:=[.AB4]-[.$AB$9]" office:value-type="float" office:value="0.2110177" calcext:value-type="float">
            <text:p>0.2110177</text:p>
          </table:table-cell>
          <table:table-cell table:number-columns-repeated="7"/>
          <table:table-cell table:style-name="ce1" office:value-type="string" calcext:value-type="string">
            <text:p>0:</text:p>
          </table:table-cell>
          <table:table-cell office:value-type="float" office:value="0.294351" calcext:value-type="float">
            <text:p>0.294351</text:p>
          </table:table-cell>
          <table:table-cell table:number-columns-repeated="3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.2017" calcext:value-type="float">
            <text:p>10.2017</text:p>
          </table:table-cell>
          <table:table-cell office:value-type="float" office:value="15.7072" calcext:value-type="float">
            <text:p>15.7072</text:p>
          </table:table-cell>
          <table:table-cell office:value-type="float" office:value="14.6154" calcext:value-type="float">
            <text:p>14.6154</text:p>
          </table:table-cell>
          <table:table-cell office:value-type="float" office:value="12.2519" calcext:value-type="float">
            <text:p>12.2519</text:p>
          </table:table-cell>
          <table:table-cell office:value-type="float" office:value="5.23506" calcext:value-type="float">
            <text:p>5.23506</text:p>
          </table:table-cell>
          <table:table-cell office:value-type="float" office:value="9.55519" calcext:value-type="float">
            <text:p>9.55519</text:p>
          </table:table-cell>
          <table:table-cell office:value-type="float" office:value="16.5966" calcext:value-type="float">
            <text:p>16.5966</text:p>
          </table:table-cell>
          <table:table-cell office:value-type="float" office:value="17.5384" calcext:value-type="float">
            <text:p>17.5384</text:p>
          </table:table-cell>
          <table:table-cell office:value-type="float" office:value="17.0885" calcext:value-type="float">
            <text:p>17.0885</text:p>
          </table:table-cell>
          <table:table-cell office:value-type="float" office:value="13.3426" calcext:value-type="float">
            <text:p>13.3426</text:p>
          </table:table-cell>
          <table:table-cell office:value-type="float" office:value="18.2553" calcext:value-type="float">
            <text:p>18.2553</text:p>
          </table:table-cell>
          <table:table-cell office:value-type="float" office:value="20.9425" calcext:value-type="float">
            <text:p>20.9425</text:p>
          </table:table-cell>
          <table:table-cell office:value-type="float" office:value="5.92759" calcext:value-type="float">
            <text:p>5.92759</text:p>
          </table:table-cell>
          <table:table-cell office:value-type="float" office:value="13.804" calcext:value-type="float">
            <text:p>13.804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20.342" calcext:value-type="float">
            <text:p>20.342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.69077" calcext:value-type="float">
            <text:p>1.69077</text:p>
          </table:table-cell>
          <table:table-cell office:value-type="float" office:value="12.2288" calcext:value-type="float">
            <text:p>12.2288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19.1412" calcext:value-type="float">
            <text:p>19.1412</text:p>
          </table:table-cell>
          <table:table-cell office:value-type="float" office:value="11.0052" calcext:value-type="float">
            <text:p>11.0052</text:p>
          </table:table-cell>
          <table:table-cell/>
          <table:table-cell table:style-name="ce1"/>
          <table:table-cell office:value-type="float" office:value="0.269257" calcext:value-type="float">
            <text:p>0.269257</text:p>
          </table:table-cell>
          <table:table-cell table:formula="of:=[.AB5]-[.$AB$9]" office:value-type="float" office:value="0.1859237" calcext:value-type="float">
            <text:p>0.1859237</text:p>
          </table:table-cell>
          <table:table-cell table:number-columns-repeated="7"/>
          <table:table-cell table:style-name="ce1" office:value-type="string" calcext:value-type="string">
            <text:p>1:</text:p>
          </table:table-cell>
          <table:table-cell office:value-type="float" office:value="0.269257" calcext:value-type="float">
            <text:p>0.269257</text:p>
          </table:table-cell>
          <table:table-cell table:number-columns-repeated="3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office:value-type="float" office:value="10.2017" calcext:value-type="float">
            <text:p>10.2017</text:p>
          </table:table-cell>
          <table:table-cell office:value-type="float" office:value="0" calcext:value-type="float">
            <text:p>0</text:p>
          </table:table-cell>
          <table:table-cell office:value-type="float" office:value="11.2223" calcext:value-type="float">
            <text:p>11.2223</text:p>
          </table:table-cell>
          <table:table-cell office:value-type="float" office:value="14.0339" calcext:value-type="float">
            <text:p>14.0339</text:p>
          </table:table-cell>
          <table:table-cell office:value-type="float" office:value="12.6549" calcext:value-type="float">
            <text:p>12.6549</text:p>
          </table:table-cell>
          <table:table-cell office:value-type="float" office:value="15.3621" calcext:value-type="float">
            <text:p>15.3621</text:p>
          </table:table-cell>
          <table:table-cell office:value-type="float" office:value="4.20621" calcext:value-type="float">
            <text:p>4.20621</text:p>
          </table:table-cell>
          <table:table-cell office:value-type="float" office:value="9.85065" calcext:value-type="float">
            <text:p>9.85065</text:p>
          </table:table-cell>
          <table:table-cell office:value-type="float" office:value="15.154" calcext:value-type="float">
            <text:p>15.154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5.15211" calcext:value-type="float">
            <text:p>5.15211</text:p>
          </table:table-cell>
          <table:table-cell office:value-type="float" office:value="16.7365" calcext:value-type="float">
            <text:p>16.7365</text:p>
          </table:table-cell>
          <table:table-cell office:value-type="float" office:value="23.6725" calcext:value-type="float">
            <text:p>23.6725</text:p>
          </table:table-cell>
          <table:table-cell office:value-type="float" office:value="15.4757" calcext:value-type="float">
            <text:p>15.4757</text:p>
          </table:table-cell>
          <table:table-cell office:value-type="float" office:value="6.83031" calcext:value-type="float">
            <text:p>6.83031</text:p>
          </table:table-cell>
          <table:table-cell office:value-type="float" office:value="3.07691" calcext:value-type="float">
            <text:p>3.07691</text:p>
          </table:table-cell>
          <table:table-cell office:value-type="float" office:value="16.1473" calcext:value-type="float">
            <text:p>16.1473</text:p>
          </table:table-cell>
          <table:table-cell office:value-type="float" office:value="16.7459" calcext:value-type="float">
            <text:p>16.7459</text:p>
          </table:table-cell>
          <table:table-cell office:value-type="float" office:value="11.5534" calcext:value-type="float">
            <text:p>11.5534</text:p>
          </table:table-cell>
          <table:table-cell office:value-type="float" office:value="6.44846" calcext:value-type="float">
            <text:p>6.44846</text:p>
          </table:table-cell>
          <table:table-cell office:value-type="float" office:value="8.73957" calcext:value-type="float">
            <text:p>8.73957</text:p>
          </table:table-cell>
          <table:table-cell office:value-type="float" office:value="23.7487" calcext:value-type="float">
            <text:p>23.7487</text:p>
          </table:table-cell>
          <table:table-cell office:value-type="float" office:value="18.934" calcext:value-type="float">
            <text:p>18.934</text:p>
          </table:table-cell>
          <table:table-cell/>
          <table:table-cell table:style-name="ce1"/>
          <table:table-cell office:value-type="float" office:value="0.251658" calcext:value-type="float">
            <text:p>0.251658</text:p>
          </table:table-cell>
          <table:table-cell table:formula="of:=[.AB6]-[.$AB$9]" office:value-type="float" office:value="0.1683247" calcext:value-type="float">
            <text:p>0.1683247</text:p>
          </table:table-cell>
          <table:table-cell table:number-columns-repeated="7"/>
          <table:table-cell table:style-name="ce1" office:value-type="string" calcext:value-type="string">
            <text:p>2:</text:p>
          </table:table-cell>
          <table:table-cell office:value-type="float" office:value="0.251658" calcext:value-type="float">
            <text:p>0.251658</text:p>
          </table:table-cell>
          <table:table-cell table:number-columns-repeated="3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office:value-type="float" office:value="15.7072" calcext:value-type="float">
            <text:p>15.7072</text:p>
          </table:table-cell>
          <table:table-cell office:value-type="float" office:value="11.2223" calcext:value-type="float">
            <text:p>11.2223</text:p>
          </table:table-cell>
          <table:table-cell office:value-type="float" office:value="0" calcext:value-type="float">
            <text:p>0</text:p>
          </table:table-cell>
          <table:table-cell office:value-type="float" office:value="5.5457" calcext:value-type="float">
            <text:p>5.5457</text:p>
          </table:table-cell>
          <table:table-cell office:value-type="float" office:value="6.41342" calcext:value-type="float">
            <text:p>6.41342</text:p>
          </table:table-cell>
          <table:table-cell office:value-type="float" office:value="20.2783" calcext:value-type="float">
            <text:p>20.2783</text:p>
          </table:table-cell>
          <table:table-cell office:value-type="float" office:value="7.61935" calcext:value-type="float">
            <text:p>7.61935</text:p>
          </table:table-cell>
          <table:table-cell office:value-type="float" office:value="3.48465" calcext:value-type="float">
            <text:p>3.48465</text:p>
          </table:table-cell>
          <table:table-cell office:value-type="float" office:value="4.43547" calcext:value-type="float">
            <text:p>4.43547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15.8625" calcext:value-type="float">
            <text:p>15.8625</text:p>
          </table:table-cell>
          <table:table-cell office:value-type="float" office:value="6.29948" calcext:value-type="float">
            <text:p>6.29948</text:p>
          </table:table-cell>
          <table:table-cell office:value-type="float" office:value="15.3642" calcext:value-type="float">
            <text:p>15.3642</text:p>
          </table:table-cell>
          <table:table-cell office:value-type="float" office:value="21.5489" calcext:value-type="float">
            <text:p>21.5489</text:p>
          </table:table-cell>
          <table:table-cell office:value-type="float" office:value="4.78309" calcext:value-type="float">
            <text:p>4.78309</text:p>
          </table:table-cell>
          <table:table-cell office:value-type="float" office:value="12.3995" calcext:value-type="float">
            <text:p>12.3995</text:p>
          </table:table-cell>
          <table:table-cell office:value-type="float" office:value="5.03072" calcext:value-type="float">
            <text:p>5.03072</text:p>
          </table:table-cell>
          <table:table-cell office:value-type="float" office:value="10.4749" calcext:value-type="float">
            <text:p>10.4749</text:p>
          </table:table-cell>
          <table:table-cell office:value-type="float" office:value="17.3903" calcext:value-type="float">
            <text:p>17.3903</text:p>
          </table:table-cell>
          <table:table-cell office:value-type="float" office:value="4.78819" calcext:value-type="float">
            <text:p>4.78819</text:p>
          </table:table-cell>
          <table:table-cell office:value-type="float" office:value="4.97701" calcext:value-type="float">
            <text:p>4.97701</text:p>
          </table:table-cell>
          <table:table-cell office:value-type="float" office:value="17.267" calcext:value-type="float">
            <text:p>17.267</text:p>
          </table:table-cell>
          <table:table-cell office:value-type="float" office:value="17.7086" calcext:value-type="float">
            <text:p>17.7086</text:p>
          </table:table-cell>
          <table:table-cell/>
          <table:table-cell table:style-name="ce1"/>
          <table:table-cell office:value-type="float" office:value="0.251287" calcext:value-type="float">
            <text:p>0.251287</text:p>
          </table:table-cell>
          <table:table-cell table:formula="of:=[.AB7]-[.$AB$9]" office:value-type="float" office:value="0.1679537" calcext:value-type="float">
            <text:p>0.1679537</text:p>
          </table:table-cell>
          <table:table-cell table:number-columns-repeated="7"/>
          <table:table-cell table:style-name="ce1" office:value-type="string" calcext:value-type="string">
            <text:p>3:</text:p>
          </table:table-cell>
          <table:table-cell office:value-type="float" office:value="0.251287" calcext:value-type="float">
            <text:p>0.251287</text:p>
          </table:table-cell>
          <table:table-cell table:number-columns-repeated="3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office:value-type="float" office:value="14.6154" calcext:value-type="float">
            <text:p>14.6154</text:p>
          </table:table-cell>
          <table:table-cell office:value-type="float" office:value="14.0339" calcext:value-type="float">
            <text:p>14.0339</text:p>
          </table:table-cell>
          <table:table-cell office:value-type="float" office:value="5.5457" calcext:value-type="float">
            <text:p>5.5457</text:p>
          </table:table-cell>
          <table:table-cell office:value-type="float" office:value="0" calcext:value-type="float">
            <text:p>0</text:p>
          </table:table-cell>
          <table:table-cell office:value-type="float" office:value="2.40002" calcext:value-type="float">
            <text:p>2.40002</text:p>
          </table:table-cell>
          <table:table-cell office:value-type="float" office:value="18.1801" calcext:value-type="float">
            <text:p>18.1801</text:p>
          </table:table-cell>
          <table:table-cell office:value-type="float" office:value="9.83597" calcext:value-type="float">
            <text:p>9.83597</text:p>
          </table:table-cell>
          <table:table-cell office:value-type="float" office:value="8.9771" calcext:value-type="float">
            <text:p>8.9771</text:p>
          </table:table-cell>
          <table:table-cell office:value-type="float" office:value="3.46942" calcext:value-type="float">
            <text:p>3.46942</text:p>
          </table:table-cell>
          <table:table-cell office:value-type="float" office:value="4.87856" calcext:value-type="float">
            <text:p>4.87856</text:p>
          </table:table-cell>
          <table:table-cell office:value-type="float" office:value="19.1392" calcext:value-type="float">
            <text:p>19.1392</text:p>
          </table:table-cell>
          <table:table-cell office:value-type="float" office:value="3.65306" calcext:value-type="float">
            <text:p>3.65306</text:p>
          </table:table-cell>
          <table:table-cell office:value-type="float" office:value="10.1594" calcext:value-type="float">
            <text:p>10.1594</text:p>
          </table:table-cell>
          <table:table-cell office:value-type="float" office:value="19.8865" calcext:value-type="float">
            <text:p>19.8865</text:p>
          </table:table-cell>
          <table:table-cell office:value-type="float" office:value="9.24004" calcext:value-type="float">
            <text:p>9.24004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7.17446" calcext:value-type="float">
            <text:p>7.17446</text:p>
          </table:table-cell>
          <table:table-cell office:value-type="float" office:value="5.0396" calcext:value-type="float">
            <text:p>5.0396</text:p>
          </table:table-cell>
          <table:table-cell office:value-type="float" office:value="16.147" calcext:value-type="float">
            <text:p>16.147</text:p>
          </table:table-cell>
          <table:table-cell office:value-type="float" office:value="8.23927" calcext:value-type="float">
            <text:p>8.23927</text:p>
          </table:table-cell>
          <table:table-cell office:value-type="float" office:value="5.33026" calcext:value-type="float">
            <text:p>5.33026</text:p>
          </table:table-cell>
          <table:table-cell office:value-type="float" office:value="11.7278" calcext:value-type="float">
            <text:p>11.7278</text:p>
          </table:table-cell>
          <table:table-cell office:value-type="float" office:value="13.2419" calcext:value-type="float">
            <text:p>13.2419</text:p>
          </table:table-cell>
          <table:table-cell/>
          <table:table-cell table:style-name="ce1"/>
          <table:table-cell office:value-type="float" office:value="0.310902" calcext:value-type="float">
            <text:p>0.310902</text:p>
          </table:table-cell>
          <table:table-cell table:formula="of:=[.AB8]-[.$AB$9]" office:value-type="float" office:value="0.2275687" calcext:value-type="float">
            <text:p>0.2275687</text:p>
          </table:table-cell>
          <table:table-cell table:number-columns-repeated="7"/>
          <table:table-cell table:style-name="ce1" office:value-type="string" calcext:value-type="string">
            <text:p>4:</text:p>
          </table:table-cell>
          <table:table-cell office:value-type="float" office:value="0.310902" calcext:value-type="float">
            <text:p>0.310902</text:p>
          </table:table-cell>
          <table:table-cell table:number-columns-repeated="3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office:value-type="float" office:value="12.2519" calcext:value-type="float">
            <text:p>12.2519</text:p>
          </table:table-cell>
          <table:table-cell office:value-type="float" office:value="12.6549" calcext:value-type="float">
            <text:p>12.6549</text:p>
          </table:table-cell>
          <table:table-cell office:value-type="float" office:value="6.41342" calcext:value-type="float">
            <text:p>6.41342</text:p>
          </table:table-cell>
          <table:table-cell office:value-type="float" office:value="2.40002" calcext:value-type="float">
            <text:p>2.40002</text:p>
          </table:table-cell>
          <table:table-cell office:value-type="float" office:value="0" calcext:value-type="float">
            <text:p>0</text:p>
          </table:table-cell>
          <table:table-cell office:value-type="float" office:value="15.7881" calcext:value-type="float">
            <text:p>15.7881</text:p>
          </table:table-cell>
          <table:table-cell office:value-type="float" office:value="8.47701" calcext:value-type="float">
            <text:p>8.47701</text:p>
          </table:table-cell>
          <table:table-cell office:value-type="float" office:value="9.49464" calcext:value-type="float">
            <text:p>9.49464</text:p>
          </table:table-cell>
          <table:table-cell office:value-type="float" office:value="5.71344" calcext:value-type="float">
            <text:p>5.71344</text:p>
          </table:table-cell>
          <table:table-cell office:value-type="float" office:value="5.91363" calcext:value-type="float">
            <text:p>5.91363</text:p>
          </table:table-cell>
          <table:table-cell office:value-type="float" office:value="17.8069" calcext:value-type="float">
            <text:p>17.8069</text:p>
          </table:table-cell>
          <table:table-cell office:value-type="float" office:value="6.05001" calcext:value-type="float">
            <text:p>6.05001</text:p>
          </table:table-cell>
          <table:table-cell office:value-type="float" office:value="11.0289" calcext:value-type="float">
            <text:p>11.0289</text:p>
          </table:table-cell>
          <table:table-cell office:value-type="float" office:value="17.4865" calcext:value-type="float">
            <text:p>17.4865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15.0152" calcext:value-type="float">
            <text:p>15.0152</text:p>
          </table:table-cell>
          <table:table-cell office:value-type="float" office:value="9.23074" calcext:value-type="float">
            <text:p>9.23074</text:p>
          </table:table-cell>
          <table:table-cell office:value-type="float" office:value="4.50962" calcext:value-type="float">
            <text:p>4.50962</text:p>
          </table:table-cell>
          <table:table-cell office:value-type="float" office:value="13.765" calcext:value-type="float">
            <text:p>13.765</text:p>
          </table:table-cell>
          <table:table-cell office:value-type="float" office:value="7.58409" calcext:value-type="float">
            <text:p>7.58409</text:p>
          </table:table-cell>
          <table:table-cell office:value-type="float" office:value="4.03231" calcext:value-type="float">
            <text:p>4.03231</text:p>
          </table:table-cell>
          <table:table-cell office:value-type="float" office:value="11.6971" calcext:value-type="float">
            <text:p>11.6971</text:p>
          </table:table-cell>
          <table:table-cell office:value-type="float" office:value="11.4185" calcext:value-type="float">
            <text:p>11.4185</text:p>
          </table:table-cell>
          <table:table-cell/>
          <table:table-cell table:style-name="ce1"/>
          <table:table-cell office:value-type="float" office:value="0.0833333" calcext:value-type="float">
            <text:p>0.0833333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office:value-type="float" office:value="5.23506" calcext:value-type="float">
            <text:p>5.23506</text:p>
          </table:table-cell>
          <table:table-cell office:value-type="float" office:value="15.3621" calcext:value-type="float">
            <text:p>15.3621</text:p>
          </table:table-cell>
          <table:table-cell office:value-type="float" office:value="20.2783" calcext:value-type="float">
            <text:p>20.2783</text:p>
          </table:table-cell>
          <table:table-cell office:value-type="float" office:value="18.1801" calcext:value-type="float">
            <text:p>18.1801</text:p>
          </table:table-cell>
          <table:table-cell office:value-type="float" office:value="15.7881" calcext:value-type="float">
            <text:p>15.7881</text:p>
          </table:table-cell>
          <table:table-cell office:value-type="float" office:value="0" calcext:value-type="float">
            <text:p>0</text:p>
          </table:table-cell>
          <table:table-cell office:value-type="float" office:value="14.7113" calcext:value-type="float">
            <text:p>14.7113</text:p>
          </table:table-cell>
          <table:table-cell office:value-type="float" office:value="21.5516" calcext:value-type="float">
            <text:p>21.5516</text:p>
          </table:table-cell>
          <table:table-cell office:value-type="float" office:value="21.4249" calcext:value-type="float">
            <text:p>21.4249</text:p>
          </table:table-cell>
          <table:table-cell office:value-type="float" office:value="19.5471" calcext:value-type="float">
            <text:p>19.5471</text:p>
          </table:table-cell>
          <table:table-cell table:style-name="ce83" office:value-type="float" office:value="17.9947" calcext:value-type="float">
            <text:p>17.9947</text:p>
          </table:table-cell>
          <table:table-cell table:style-name="ce83" office:value-type="float" office:value="21.8029" calcext:value-type="float">
            <text:p>21.8029</text:p>
          </table:table-cell>
          <table:table-cell table:style-name="ce83" office:value-type="float" office:value="22.4124" calcext:value-type="float">
            <text:p>22.4124</text:p>
          </table:table-cell>
          <table:table-cell table:style-name="ce83" office:value-type="float" office:value="2.24245" calcext:value-type="float">
            <text:p>2.24245</text:p>
          </table:table-cell>
          <table:table-cell table:style-name="ce83" office:value-type="float" office:value="18.8841" calcext:value-type="float">
            <text:p>18.8841</text:p>
          </table:table-cell>
          <table:table-cell table:style-name="ce83" office:value-type="float" office:value="18.2231" calcext:value-type="float">
            <text:p>18.2231</text:p>
          </table:table-cell>
          <table:table-cell table:style-name="ce83" office:value-type="float" office:value="24.5931" calcext:value-type="float">
            <text:p>24.5931</text:p>
          </table:table-cell>
          <table:table-cell table:style-name="ce83" office:value-type="float" office:value="16.1786" calcext:value-type="float">
            <text:p>16.1786</text:p>
          </table:table-cell>
          <table:table-cell table:style-name="ce83" office:value-type="float" office:value="3.82119" calcext:value-type="float">
            <text:p>3.82119</text:p>
          </table:table-cell>
          <table:table-cell table:style-name="ce83" office:value-type="float" office:value="17.2436" calcext:value-type="float">
            <text:p>17.2436</text:p>
          </table:table-cell>
          <table:table-cell table:style-name="ce83" office:value-type="float" office:value="15.3014" calcext:value-type="float">
            <text:p>15.3014</text:p>
          </table:table-cell>
          <table:table-cell table:style-name="ce83" office:value-type="float" office:value="19.6719" calcext:value-type="float">
            <text:p>19.6719</text:p>
          </table:table-cell>
          <table:table-cell office:value-type="float" office:value="10.0361" calcext:value-type="float">
            <text:p>10.0361</text:p>
          </table:table-cell>
          <table:table-cell table:number-columns-repeated="11"/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office:value-type="float" office:value="9.55519" calcext:value-type="float">
            <text:p>9.55519</text:p>
          </table:table-cell>
          <table:table-cell office:value-type="float" office:value="4.20621" calcext:value-type="float">
            <text:p>4.20621</text:p>
          </table:table-cell>
          <table:table-cell office:value-type="float" office:value="7.61935" calcext:value-type="float">
            <text:p>7.61935</text:p>
          </table:table-cell>
          <table:table-cell office:value-type="float" office:value="9.83597" calcext:value-type="float">
            <text:p>9.83597</text:p>
          </table:table-cell>
          <table:table-cell office:value-type="float" office:value="8.47701" calcext:value-type="float">
            <text:p>8.47701</text:p>
          </table:table-cell>
          <table:table-cell office:value-type="float" office:value="14.7113" calcext:value-type="float">
            <text:p>14.7113</text:p>
          </table:table-cell>
          <table:table-cell office:value-type="float" office:value="0" calcext:value-type="float">
            <text:p>0</text:p>
          </table:table-cell>
          <table:table-cell office:value-type="float" office:value="7.32331" calcext:value-type="float">
            <text:p>7.32331</text:p>
          </table:table-cell>
          <table:table-cell office:value-type="float" office:value="11.1696" calcext:value-type="float">
            <text:p>11.1696</text:p>
          </table:table-cell>
          <table:table-cell office:value-type="float" office:value="14.3516" calcext:value-type="float">
            <text:p>14.3516</text:p>
          </table:table-cell>
          <table:table-cell table:style-name="ce83" office:value-type="float" office:value="9.34557" calcext:value-type="float">
            <text:p>9.34557</text:p>
          </table:table-cell>
          <table:table-cell table:style-name="ce83" office:value-type="float" office:value="12.6569" calcext:value-type="float">
            <text:p>12.6569</text:p>
          </table:table-cell>
          <table:table-cell table:style-name="ce83" office:value-type="float" office:value="19.5054" calcext:value-type="float">
            <text:p>19.5054</text:p>
          </table:table-cell>
          <table:table-cell table:style-name="ce83" office:value-type="float" office:value="15.4306" calcext:value-type="float">
            <text:p>15.4306</text:p>
          </table:table-cell>
          <table:table-cell table:style-name="ce83" office:value-type="float" office:value="4.32392" calcext:value-type="float">
            <text:p>4.32392</text:p>
          </table:table-cell>
          <table:table-cell table:style-name="ce83" office:value-type="float" office:value="6.62778" calcext:value-type="float">
            <text:p>6.62778</text:p>
          </table:table-cell>
          <table:table-cell table:style-name="ce83" office:value-type="float" office:value="12.6499" calcext:value-type="float">
            <text:p>12.6499</text:p>
          </table:table-cell>
          <table:table-cell table:style-name="ce83" office:value-type="float" office:value="12.6809" calcext:value-type="float">
            <text:p>12.6809</text:p>
          </table:table-cell>
          <table:table-cell table:style-name="ce83" office:value-type="float" office:value="11.1944" calcext:value-type="float">
            <text:p>11.1944</text:p>
          </table:table-cell>
          <table:table-cell table:style-name="ce83" office:value-type="float" office:value="3.02515" calcext:value-type="float">
            <text:p>3.02515</text:p>
          </table:table-cell>
          <table:table-cell table:style-name="ce83" office:value-type="float" office:value="4.5334" calcext:value-type="float">
            <text:p>4.5334</text:p>
          </table:table-cell>
          <table:table-cell table:style-name="ce83" office:value-type="float" office:value="19.7834" calcext:value-type="float">
            <text:p>19.7834</text:p>
          </table:table-cell>
          <table:table-cell office:value-type="float" office:value="16.0176" calcext:value-type="float">
            <text:p>16.0176</text:p>
          </table:table-cell>
          <table:table-cell table:number-columns-repeated="11"/>
          <table:table-cell office:value-type="string" calcext:value-type="string">
            <text:p>Profits: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office:value-type="float" office:value="16.5966" calcext:value-type="float">
            <text:p>16.5966</text:p>
          </table:table-cell>
          <table:table-cell office:value-type="float" office:value="9.85065" calcext:value-type="float">
            <text:p>9.85065</text:p>
          </table:table-cell>
          <table:table-cell office:value-type="float" office:value="3.48465" calcext:value-type="float">
            <text:p>3.48465</text:p>
          </table:table-cell>
          <table:table-cell office:value-type="float" office:value="8.9771" calcext:value-type="float">
            <text:p>8.9771</text:p>
          </table:table-cell>
          <table:table-cell office:value-type="float" office:value="9.49464" calcext:value-type="float">
            <text:p>9.49464</text:p>
          </table:table-cell>
          <table:table-cell office:value-type="float" office:value="21.5516" calcext:value-type="float">
            <text:p>21.5516</text:p>
          </table:table-cell>
          <table:table-cell office:value-type="float" office:value="7.32331" calcext:value-type="float">
            <text:p>7.32331</text:p>
          </table:table-cell>
          <table:table-cell office:value-type="float" office:value="0" calcext:value-type="float">
            <text:p>0</text:p>
          </table:table-cell>
          <table:table-cell office:value-type="float" office:value="7.72138" calcext:value-type="float">
            <text:p>7.72138</text:p>
          </table:table-cell>
          <table:table-cell office:value-type="float" office:value="13.6928" calcext:value-type="float">
            <text:p>13.6928</text:p>
          </table:table-cell>
          <table:table-cell table:style-name="ce83" office:value-type="float" office:value="13.8138" calcext:value-type="float">
            <text:p>13.8138</text:p>
          </table:table-cell>
          <table:table-cell table:style-name="ce83" office:value-type="float" office:value="9.61317" calcext:value-type="float">
            <text:p>9.61317</text:p>
          </table:table-cell>
          <table:table-cell table:style-name="ce83" office:value-type="float" office:value="18.8437" calcext:value-type="float">
            <text:p>18.8437</text:p>
          </table:table-cell>
          <table:table-cell table:style-name="ce83" office:value-type="float" office:value="22.524" calcext:value-type="float">
            <text:p>22.524</text:p>
          </table:table-cell>
          <table:table-cell table:style-name="ce83" office:value-type="float" office:value="3.10741" calcext:value-type="float">
            <text:p>3.10741</text:p>
          </table:table-cell>
          <table:table-cell table:style-name="ce83" office:value-type="float" office:value="10.2106" calcext:value-type="float">
            <text:p>10.2106</text:p>
          </table:table-cell>
          <table:table-cell table:style-name="ce83" office:value-type="float" office:value="6.92808" calcext:value-type="float">
            <text:p>6.92808</text:p>
          </table:table-cell>
          <table:table-cell table:style-name="ce83" office:value-type="float" office:value="13.79" calcext:value-type="float">
            <text:p>13.79</text:p>
          </table:table-cell>
          <table:table-cell table:style-name="ce83" office:value-type="float" office:value="18.2784" calcext:value-type="float">
            <text:p>18.2784</text:p>
          </table:table-cell>
          <table:table-cell table:style-name="ce83" office:value-type="float" office:value="4.38725" calcext:value-type="float">
            <text:p>4.38725</text:p>
          </table:table-cell>
          <table:table-cell table:style-name="ce83" office:value-type="float" office:value="6.84393" calcext:value-type="float">
            <text:p>6.84393</text:p>
          </table:table-cell>
          <table:table-cell table:style-name="ce83" office:value-type="float" office:value="20.7031" calcext:value-type="float">
            <text:p>20.7031</text:p>
          </table:table-cell>
          <table:table-cell office:value-type="float" office:value="20.3808" calcext:value-type="float">
            <text:p>20.3808</text:p>
          </table:table-cell>
          <table:table-cell table:number-columns-repeated="10"/>
          <table:table-cell office:value-type="string" calcext:value-type="string">
            <text:p>0-5</text:p>
          </table:table-cell>
          <table:table-cell table:style-name="ce1" office:value-type="string" calcext:value-type="string">
            <text:p>0:</text:p>
          </table:table-cell>
          <table:table-cell office:value-type="float" office:value="6.22398" calcext:value-type="float">
            <text:p>6.2239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office:value-type="float" office:value="17.5384" calcext:value-type="float">
            <text:p>17.5384</text:p>
          </table:table-cell>
          <table:table-cell office:value-type="float" office:value="15.154" calcext:value-type="float">
            <text:p>15.154</text:p>
          </table:table-cell>
          <table:table-cell office:value-type="float" office:value="4.43547" calcext:value-type="float">
            <text:p>4.43547</text:p>
          </table:table-cell>
          <table:table-cell office:value-type="float" office:value="3.46942" calcext:value-type="float">
            <text:p>3.46942</text:p>
          </table:table-cell>
          <table:table-cell office:value-type="float" office:value="5.71344" calcext:value-type="float">
            <text:p>5.71344</text:p>
          </table:table-cell>
          <table:table-cell office:value-type="float" office:value="21.4249" calcext:value-type="float">
            <text:p>21.4249</text:p>
          </table:table-cell>
          <table:table-cell office:value-type="float" office:value="11.1696" calcext:value-type="float">
            <text:p>11.1696</text:p>
          </table:table-cell>
          <table:table-cell office:value-type="float" office:value="7.72138" calcext:value-type="float">
            <text:p>7.72138</text:p>
          </table:table-cell>
          <table:table-cell office:value-type="float" office:value="0" calcext:value-type="float">
            <text:p>0</text:p>
          </table:table-cell>
          <table:table-cell office:value-type="float" office:value="6.617" calcext:value-type="float">
            <text:p>6.617</text:p>
          </table:table-cell>
          <table:table-cell table:style-name="ce83" office:value-type="float" office:value="20.0253" calcext:value-type="float">
            <text:p>20.0253</text:p>
          </table:table-cell>
          <table:table-cell table:style-name="ce83" office:value-type="float" office:value="1.89182" calcext:value-type="float">
            <text:p>1.89182</text:p>
          </table:table-cell>
          <table:table-cell table:style-name="ce83" office:value-type="float" office:value="11.3916" calcext:value-type="float">
            <text:p>11.3916</text:p>
          </table:table-cell>
          <table:table-cell table:style-name="ce83" office:value-type="float" office:value="23.0324" calcext:value-type="float">
            <text:p>23.0324</text:p>
          </table:table-cell>
          <table:table-cell table:style-name="ce83" office:value-type="float" office:value="9.14455" calcext:value-type="float">
            <text:p>9.14455</text:p>
          </table:table-cell>
          <table:table-cell table:style-name="ce83" office:value-type="float" office:value="16.6637" calcext:value-type="float">
            <text:p>16.6637</text:p>
          </table:table-cell>
          <table:table-cell table:style-name="ce83" office:value-type="float" office:value="3.78229" calcext:value-type="float">
            <text:p>3.78229</text:p>
          </table:table-cell>
          <table:table-cell table:style-name="ce83" office:value-type="float" office:value="8.09617" calcext:value-type="float">
            <text:p>8.09617</text:p>
          </table:table-cell>
          <table:table-cell table:style-name="ce83" office:value-type="float" office:value="19.1383" calcext:value-type="float">
            <text:p>19.1383</text:p>
          </table:table-cell>
          <table:table-cell table:style-name="ce83" office:value-type="float" office:value="8.77828" calcext:value-type="float">
            <text:p>8.77828</text:p>
          </table:table-cell>
          <table:table-cell table:style-name="ce83" office:value-type="float" office:value="7.18115" calcext:value-type="float">
            <text:p>7.18115</text:p>
          </table:table-cell>
          <table:table-cell table:style-name="ce83" office:value-type="float" office:value="13.9481" calcext:value-type="float">
            <text:p>13.9481</text:p>
          </table:table-cell>
          <table:table-cell office:value-type="float" office:value="16.6684" calcext:value-type="float">
            <text:p>16.6684</text:p>
          </table:table-cell>
          <table:table-cell/>
          <table:table-cell table:formula="of:=[.O50]" office:value-type="float" office:value="0.366663414634146" calcext:value-type="float">
            <text:p>0.366663414634146</text:p>
          </table:table-cell>
          <table:table-cell table:number-columns-repeated="8"/>
          <table:table-cell office:value-type="string" calcext:value-type="string">
            <text:p>1-6</text:p>
          </table:table-cell>
          <table:table-cell table:style-name="ce1" office:value-type="string" calcext:value-type="string">
            <text:p>1:</text:p>
          </table:table-cell>
          <table:table-cell office:value-type="float" office:value="5.63754" calcext:value-type="float">
            <text:p>5.63754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office:value-type="float" office:value="17.0885" calcext:value-type="float">
            <text:p>17.0885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4.87856" calcext:value-type="float">
            <text:p>4.87856</text:p>
          </table:table-cell>
          <table:table-cell office:value-type="float" office:value="5.91363" calcext:value-type="float">
            <text:p>5.91363</text:p>
          </table:table-cell>
          <table:table-cell office:value-type="float" office:value="19.5471" calcext:value-type="float">
            <text:p>19.5471</text:p>
          </table:table-cell>
          <table:table-cell office:value-type="float" office:value="14.3516" calcext:value-type="float">
            <text:p>14.3516</text:p>
          </table:table-cell>
          <table:table-cell office:value-type="float" office:value="13.6928" calcext:value-type="float">
            <text:p>13.6928</text:p>
          </table:table-cell>
          <table:table-cell office:value-type="float" office:value="6.617" calcext:value-type="float">
            <text:p>6.61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23.6957" calcext:value-type="float">
            <text:p>23.6957</text:p>
          </table:table-cell>
          <table:table-cell table:style-name="ce83" office:value-type="float" office:value="5.16437" calcext:value-type="float">
            <text:p>5.16437</text:p>
          </table:table-cell>
          <table:table-cell table:style-name="ce83" office:value-type="float" office:value="5.2849" calcext:value-type="float">
            <text:p>5.2849</text:p>
          </table:table-cell>
          <table:table-cell table:style-name="ce83" office:value-type="float" office:value="21.5457" calcext:value-type="float">
            <text:p>21.5457</text:p>
          </table:table-cell>
          <table:table-cell table:style-name="ce83" office:value-type="float" office:value="14.118" calcext:value-type="float">
            <text:p>14.118</text:p>
          </table:table-cell>
          <table:table-cell table:style-name="ce83" office:value-type="float" office:value="20.8007" calcext:value-type="float">
            <text:p>20.8007</text:p>
          </table:table-cell>
          <table:table-cell table:style-name="ce83" office:value-type="float" office:value="10.0925" calcext:value-type="float">
            <text:p>10.0925</text:p>
          </table:table-cell>
          <table:table-cell table:style-name="ce83" office:value-type="float" office:value="3.39" calcext:value-type="float">
            <text:p>3.39</text:p>
          </table:table-cell>
          <table:table-cell table:style-name="ce83" office:value-type="float" office:value="18.3849" calcext:value-type="float">
            <text:p>18.3849</text:p>
          </table:table-cell>
          <table:table-cell table:style-name="ce83" office:value-type="float" office:value="13.0644" calcext:value-type="float">
            <text:p>13.0644</text:p>
          </table:table-cell>
          <table:table-cell table:style-name="ce83" office:value-type="float" office:value="9.83647" calcext:value-type="float">
            <text:p>9.83647</text:p>
          </table:table-cell>
          <table:table-cell table:style-name="ce83" office:value-type="float" office:value="7.33427" calcext:value-type="float">
            <text:p>7.33427</text:p>
          </table:table-cell>
          <table:table-cell office:value-type="float" office:value="12.1333" calcext:value-type="float">
            <text:p>12.1333</text:p>
          </table:table-cell>
          <table:table-cell/>
          <table:table-cell table:formula="of:=[.AA13]+[.AB9]" office:value-type="float" office:value="0.449996714634146" calcext:value-type="float">
            <text:p>0.449996714634146</text:p>
          </table:table-cell>
          <table:table-cell office:value-type="float" office:value="0" calcext:value-type="float">
            <text:p>0</text:p>
          </table:table-cell>
          <table:table-cell office:value-type="float" office:value="18.98" calcext:value-type="float">
            <text:p>18.98</text:p>
          </table:table-cell>
          <table:table-cell table:formula="of:=[.AC14]+[.AC4]" office:value-type="float" office:value="19.1910177" calcext:value-type="float">
            <text:p>19.1910177</text:p>
          </table:table-cell>
          <table:table-cell table:number-columns-repeated="5"/>
          <table:table-cell office:value-type="string" calcext:value-type="string">
            <text:p>2-7</text:p>
          </table:table-cell>
          <table:table-cell table:style-name="ce1" office:value-type="string" calcext:value-type="string">
            <text:p>2:</text:p>
          </table:table-cell>
          <table:table-cell office:value-type="float" office:value="5.22625" calcext:value-type="float">
            <text:p>5.22625</text:p>
          </table:table-cell>
          <table:table-cell/>
          <table:table-cell table:formula="of:=[.AL14]+[.AL15]+[.AL16]" office:value-type="float" office:value="17.05459" calcext:value-type="float">
            <text:p>17.05459</text:p>
          </table:table-cell>
          <table:table-cell office:value-type="float" office:value="18.8558646" calcext:value-type="float">
            <text:p>18.8558646</text:p>
          </table:table-cell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office:value-type="float" office:value="13.3426" calcext:value-type="float">
            <text:p>13.3426</text:p>
          </table:table-cell>
          <table:table-cell office:value-type="float" office:value="5.15211" calcext:value-type="float">
            <text:p>5.15211</text:p>
          </table:table-cell>
          <table:table-cell office:value-type="float" office:value="15.8625" calcext:value-type="float">
            <text:p>15.8625</text:p>
          </table:table-cell>
          <table:table-cell office:value-type="float" office:value="19.1392" calcext:value-type="float">
            <text:p>19.1392</text:p>
          </table:table-cell>
          <table:table-cell office:value-type="float" office:value="17.8069" calcext:value-type="float">
            <text:p>17.8069</text:p>
          </table:table-cell>
          <table:table-cell office:value-type="float" office:value="17.9947" calcext:value-type="float">
            <text:p>17.9947</text:p>
          </table:table-cell>
          <table:table-cell office:value-type="float" office:value="9.34557" calcext:value-type="float">
            <text:p>9.34557</text:p>
          </table:table-cell>
          <table:table-cell office:value-type="float" office:value="13.8138" calcext:value-type="float">
            <text:p>13.8138</text:p>
          </table:table-cell>
          <table:table-cell office:value-type="float" office:value="20.0253" calcext:value-type="float">
            <text:p>20.0253</text:p>
          </table:table-cell>
          <table:table-cell office:value-type="float" office:value="23.6957" calcext:value-type="float">
            <text:p>23.6957</text:p>
          </table:table-cell>
          <table:table-cell office:value-type="float" office:value="0" calcext:value-type="float">
            <text:p>0</text:p>
          </table:table-cell>
          <table:table-cell office:value-type="float" office:value="21.69" calcext:value-type="float">
            <text:p>21.69</text:p>
          </table:table-cell>
          <table:table-cell office:value-type="float" office:value="28.8239" calcext:value-type="float">
            <text:p>28.8239</text:p>
          </table:table-cell>
          <table:table-cell office:value-type="float" office:value="17.4875" calcext:value-type="float">
            <text:p>17.4875</text:p>
          </table:table-cell>
          <table:table-cell office:value-type="float" office:value="11.1502" calcext:value-type="float">
            <text:p>11.1502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14.267" calcext:value-type="float">
            <text:p>14.267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13.8749" calcext:value-type="float">
            <text:p>13.8749</text:p>
          </table:table-cell>
          <table:table-cell office:value-type="float" office:value="28.8127" calcext:value-type="float">
            <text:p>28.8127</text:p>
          </table:table-cell>
          <table:table-cell office:value-type="float" office:value="23.3292" calcext:value-type="float">
            <text:p>23.3292</text:p>
          </table:table-cell>
          <table:table-cell/>
          <table:table-cell table:formula="of:=[.AA14]+[.T42]+[.AB9]" office:value-type="float" office:value="0.709320014634146" calcext:value-type="float">
            <text:p>0.709320014634146</text:p>
          </table:table-cell>
          <table:table-cell office:value-type="float" office:value="1" calcext:value-type="float">
            <text:p>1</text:p>
          </table:table-cell>
          <table:table-cell office:value-type="float" office:value="8.68" calcext:value-type="float">
            <text:p>8.68</text:p>
          </table:table-cell>
          <table:table-cell table:formula="of:=[.AC15]+[.AC5]" office:value-type="float" office:value="8.8659237" calcext:value-type="float">
            <text:p>8.8659237</text:p>
          </table:table-cell>
          <table:table-cell table:number-columns-repeated="5"/>
          <table:table-cell office:value-type="string" calcext:value-type="string">
            <text:p>3-8</text:p>
          </table:table-cell>
          <table:table-cell table:style-name="ce1" office:value-type="string" calcext:value-type="string">
            <text:p>3:</text:p>
          </table:table-cell>
          <table:table-cell office:value-type="float" office:value="5.21757" calcext:value-type="float">
            <text:p>5.21757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office:value-type="float" office:value="18.2553" calcext:value-type="float">
            <text:p>18.2553</text:p>
          </table:table-cell>
          <table:table-cell office:value-type="float" office:value="16.7365" calcext:value-type="float">
            <text:p>16.7365</text:p>
          </table:table-cell>
          <table:table-cell office:value-type="float" office:value="6.29948" calcext:value-type="float">
            <text:p>6.29948</text:p>
          </table:table-cell>
          <table:table-cell office:value-type="float" office:value="3.65306" calcext:value-type="float">
            <text:p>3.65306</text:p>
          </table:table-cell>
          <table:table-cell office:value-type="float" office:value="6.05001" calcext:value-type="float">
            <text:p>6.05001</text:p>
          </table:table-cell>
          <table:table-cell office:value-type="float" office:value="21.8029" calcext:value-type="float">
            <text:p>21.8029</text:p>
          </table:table-cell>
          <table:table-cell office:value-type="float" office:value="12.6569" calcext:value-type="float">
            <text:p>12.6569</text:p>
          </table:table-cell>
          <table:table-cell office:value-type="float" office:value="9.61317" calcext:value-type="float">
            <text:p>9.61317</text:p>
          </table:table-cell>
          <table:table-cell office:value-type="float" office:value="1.89182" calcext:value-type="float">
            <text:p>1.89182</text:p>
          </table:table-cell>
          <table:table-cell office:value-type="float" office:value="5.16437" calcext:value-type="float">
            <text:p>5.16437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  <table:table-cell office:value-type="float" office:value="9.62598" calcext:value-type="float">
            <text:p>9.62598</text:p>
          </table:table-cell>
          <table:table-cell office:value-type="float" office:value="23.5331" calcext:value-type="float">
            <text:p>23.5331</text:p>
          </table:table-cell>
          <table:table-cell office:value-type="float" office:value="10.948" calcext:value-type="float">
            <text:p>10.948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4.93141" calcext:value-type="float">
            <text:p>4.93141</text:p>
          </table:table-cell>
          <table:table-cell office:value-type="float" office:value="7.28254" calcext:value-type="float">
            <text:p>7.28254</text:p>
          </table:table-cell>
          <table:table-cell office:value-type="float" office:value="19.7966" calcext:value-type="float">
            <text:p>19.7966</text:p>
          </table:table-cell>
          <table:table-cell office:value-type="float" office:value="10.4548" calcext:value-type="float">
            <text:p>10.4548</text:p>
          </table:table-cell>
          <table:table-cell office:value-type="float" office:value="8.41264" calcext:value-type="float">
            <text:p>8.41264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16.1846" calcext:value-type="float">
            <text:p>16.1846</text:p>
          </table:table-cell>
          <table:table-cell/>
          <table:table-cell table:formula="of:=[.AA15]+[.W47]" office:value-type="float" office:value="0.915261234146341" calcext:value-type="float">
            <text:p>0.915261234146341</text:p>
          </table:table-cell>
          <table:table-cell office:value-type="float" office:value="2" calcext:value-type="float">
            <text:p>2</text:p>
          </table:table-cell>
          <table:table-cell office:value-type="float" office:value="19.52" calcext:value-type="float">
            <text:p>19.52</text:p>
          </table:table-cell>
          <table:table-cell table:formula="of:=[.AC16]+[.AC6]" office:value-type="float" office:value="19.6883247" calcext:value-type="float">
            <text:p>19.6883247</text:p>
          </table:table-cell>
          <table:table-cell table:number-columns-repeated="5"/>
          <table:table-cell office:value-type="string" calcext:value-type="string">
            <text:p>4-9</text:p>
          </table:table-cell>
          <table:table-cell table:style-name="ce1" office:value-type="string" calcext:value-type="string">
            <text:p>4:</text:p>
          </table:table-cell>
          <table:table-cell office:value-type="float" office:value="6.61077" calcext:value-type="float">
            <text:p>6.61077</text:p>
          </table:table-cell>
          <table:table-cell/>
          <table:table-cell table:formula="of:=[.AN14]-[.AO14]" office:value-type="float" office:value="-1.8012746" calcext:value-type="float">
            <text:p>-1.8012746</text:p>
          </table:table-cell>
          <table:table-cell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office:value-type="float" office:value="20.9425" calcext:value-type="float">
            <text:p>20.9425</text:p>
          </table:table-cell>
          <table:table-cell office:value-type="float" office:value="23.6725" calcext:value-type="float">
            <text:p>23.6725</text:p>
          </table:table-cell>
          <table:table-cell office:value-type="float" office:value="15.3642" calcext:value-type="float">
            <text:p>15.3642</text:p>
          </table:table-cell>
          <table:table-cell office:value-type="float" office:value="10.1594" calcext:value-type="float">
            <text:p>10.1594</text:p>
          </table:table-cell>
          <table:table-cell office:value-type="float" office:value="11.0289" calcext:value-type="float">
            <text:p>11.0289</text:p>
          </table:table-cell>
          <table:table-cell office:value-type="float" office:value="22.4124" calcext:value-type="float">
            <text:p>22.4124</text:p>
          </table:table-cell>
          <table:table-cell office:value-type="float" office:value="19.5054" calcext:value-type="float">
            <text:p>19.5054</text:p>
          </table:table-cell>
          <table:table-cell office:value-type="float" office:value="18.8437" calcext:value-type="float">
            <text:p>18.8437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5.2849" calcext:value-type="float">
            <text:p>5.2849</text:p>
          </table:table-cell>
          <table:table-cell office:value-type="float" office:value="28.8239" calcext:value-type="float">
            <text:p>28.8239</text:p>
          </table:table-cell>
          <table:table-cell office:value-type="float" office:value="9.62598" calcext:value-type="float">
            <text:p>9.62598</text:p>
          </table:table-cell>
          <table:table-cell office:value-type="float" office:value="0" calcext:value-type="float">
            <text:p>0</text:p>
          </table:table-cell>
          <table:table-cell office:value-type="float" office:value="24.5733" calcext:value-type="float">
            <text:p>24.5733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26.023" calcext:value-type="float">
            <text:p>26.023</text:p>
          </table:table-cell>
          <table:table-cell office:value-type="float" office:value="14.3542" calcext:value-type="float">
            <text:p>14.3542</text:p>
          </table:table-cell>
          <table:table-cell office:value-type="float" office:value="7.21559" calcext:value-type="float">
            <text:p>7.21559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18.3424" calcext:value-type="float">
            <text:p>18.3424</text:p>
          </table:table-cell>
          <table:table-cell office:value-type="float" office:value="15.0332" calcext:value-type="float">
            <text:p>15.0332</text:p>
          </table:table-cell>
          <table:table-cell office:value-type="float" office:value="4.3916" calcext:value-type="float">
            <text:p>4.3916</text:p>
          </table:table-cell>
          <table:table-cell office:value-type="float" office:value="13.332" calcext:value-type="float">
            <text:p>13.3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78" calcext:value-type="float">
            <text:p>3.78</text:p>
          </table:table-cell>
          <table:table-cell table:formula="of:=[.AC17]+[.AC7]" office:value-type="float" office:value="3.9479537" calcext:value-type="float">
            <text:p>3.9479537</text:p>
          </table:table-cell>
          <table:table-cell table:number-columns-repeated="5"/>
          <table:table-cell table:style-name="ce17" office:value-type="float" office:value="10" calcext:value-type="float">
            <text:p>10</text:p>
          </table:table-cell>
          <table:table-cell table:style-name="ce1" office:value-type="string" calcext:value-type="string">
            <text:p>5:</text:p>
          </table:table-cell>
          <table:table-cell office:value-type="float" office:value="5.73903" calcext:value-type="float">
            <text:p>5.73903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office:value-type="float" office:value="5.92759" calcext:value-type="float">
            <text:p>5.92759</text:p>
          </table:table-cell>
          <table:table-cell office:value-type="float" office:value="15.4757" calcext:value-type="float">
            <text:p>15.4757</text:p>
          </table:table-cell>
          <table:table-cell office:value-type="float" office:value="21.5489" calcext:value-type="float">
            <text:p>21.5489</text:p>
          </table:table-cell>
          <table:table-cell office:value-type="float" office:value="19.8865" calcext:value-type="float">
            <text:p>19.8865</text:p>
          </table:table-cell>
          <table:table-cell office:value-type="float" office:value="17.4865" calcext:value-type="float">
            <text:p>17.4865</text:p>
          </table:table-cell>
          <table:table-cell office:value-type="float" office:value="2.24245" calcext:value-type="float">
            <text:p>2.24245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22.524" calcext:value-type="float">
            <text:p>22.524</text:p>
          </table:table-cell>
          <table:table-cell office:value-type="float" office:value="23.0324" calcext:value-type="float">
            <text:p>23.0324</text:p>
          </table:table-cell>
          <table:table-cell office:value-type="float" office:value="21.5457" calcext:value-type="float">
            <text:p>21.5457</text:p>
          </table:table-cell>
          <table:table-cell office:value-type="float" office:value="17.4875" calcext:value-type="float">
            <text:p>17.4875</text:p>
          </table:table-cell>
          <table:table-cell office:value-type="float" office:value="23.5331" calcext:value-type="float">
            <text:p>23.5331</text:p>
          </table:table-cell>
          <table:table-cell office:value-type="float" office:value="24.5733" calcext:value-type="float">
            <text:p>24.5733</text:p>
          </table:table-cell>
          <table:table-cell office:value-type="float" office:value="0" calcext:value-type="float">
            <text:p>0</text:p>
          </table:table-cell>
          <table:table-cell office:value-type="float" office:value="19.7112" calcext:value-type="float">
            <text:p>19.7112</text:p>
          </table:table-cell>
          <table:table-cell office:value-type="float" office:value="18.1597" calcext:value-type="float">
            <text:p>18.1597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18.2021" calcext:value-type="float">
            <text:p>18.2021</text:p>
          </table:table-cell>
          <table:table-cell office:value-type="float" office:value="4.24851" calcext:value-type="float">
            <text:p>4.24851</text:p>
          </table:table-cell>
          <table:table-cell office:value-type="float" office:value="18.1535" calcext:value-type="float">
            <text:p>18.1535</text:p>
          </table:table-cell>
          <table:table-cell office:value-type="float" office:value="16.5944" calcext:value-type="float">
            <text:p>16.5944</text:p>
          </table:table-cell>
          <table:table-cell office:value-type="float" office:value="21.8999" calcext:value-type="float">
            <text:p>21.8999</text:p>
          </table:table-cell>
          <table:table-cell office:value-type="float" office:value="12.2764" calcext:value-type="float">
            <text:p>12.27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table:formula="of:=[.AC18]+[.AC8]" office:value-type="float" office:value="1.4075687" calcext:value-type="float">
            <text:p>1.4075687</text:p>
          </table:table-cell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" office:value-type="string" calcext:value-type="string">
            <text:p>6:</text:p>
          </table:table-cell>
          <table:table-cell office:value-type="float" office:value="6.83307" calcext:value-type="float">
            <text:p>6.83307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office:value-type="float" office:value="13.804" calcext:value-type="float">
            <text:p>13.804</text:p>
          </table:table-cell>
          <table:table-cell office:value-type="float" office:value="6.83031" calcext:value-type="float">
            <text:p>6.83031</text:p>
          </table:table-cell>
          <table:table-cell office:value-type="float" office:value="4.78309" calcext:value-type="float">
            <text:p>4.78309</text:p>
          </table:table-cell>
          <table:table-cell office:value-type="float" office:value="9.24004" calcext:value-type="float">
            <text:p>9.24004</text:p>
          </table:table-cell>
          <table:table-cell office:value-type="float" office:value="8.94553" calcext:value-type="float">
            <text:p>8.94553</text:p>
          </table:table-cell>
          <table:table-cell office:value-type="float" office:value="18.8841" calcext:value-type="float">
            <text:p>18.8841</text:p>
          </table:table-cell>
          <table:table-cell office:value-type="float" office:value="4.32392" calcext:value-type="float">
            <text:p>4.32392</text:p>
          </table:table-cell>
          <table:table-cell office:value-type="float" office:value="3.10741" calcext:value-type="float">
            <text:p>3.10741</text:p>
          </table:table-cell>
          <table:table-cell office:value-type="float" office:value="9.14455" calcext:value-type="float">
            <text:p>9.14455</text:p>
          </table:table-cell>
          <table:table-cell office:value-type="float" office:value="14.118" calcext:value-type="float">
            <text:p>14.118</text:p>
          </table:table-cell>
          <table:table-cell office:value-type="float" office:value="11.1502" calcext:value-type="float">
            <text:p>11.1502</text:p>
          </table:table-cell>
          <table:table-cell office:value-type="float" office:value="10.948" calcext:value-type="float">
            <text:p>10.948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9.7112" calcext:value-type="float">
            <text:p>19.7112</text:p>
          </table:table-cell>
          <table:table-cell office:value-type="float" office:value="0" calcext:value-type="float">
            <text:p>0</text:p>
          </table:table-cell>
          <table:table-cell office:value-type="float" office:value="7.63581" calcext:value-type="float">
            <text:p>7.63581</text:p>
          </table:table-cell>
          <table:table-cell office:value-type="float" office:value="9.43302" calcext:value-type="float">
            <text:p>9.43302</text:p>
          </table:table-cell>
          <table:table-cell office:value-type="float" office:value="13.4525" calcext:value-type="float">
            <text:p>13.4525</text:p>
          </table:table-cell>
          <table:table-cell office:value-type="float" office:value="15.4651" calcext:value-type="float">
            <text:p>15.4651</text:p>
          </table:table-cell>
          <table:table-cell office:value-type="float" office:value="1.76412" calcext:value-type="float">
            <text:p>1.76412</text:p>
          </table:table-cell>
          <table:table-cell office:value-type="float" office:value="5.33055" calcext:value-type="float">
            <text:p>5.33055</text:p>
          </table:table-cell>
          <table:table-cell office:value-type="float" office:value="20.6177" calcext:value-type="float">
            <text:p>20.6177</text:p>
          </table:table-cell>
          <table:table-cell office:value-type="float" office:value="18.8292" calcext:value-type="float">
            <text:p>18.8292</text:p>
          </table:table-cell>
          <table:table-cell table:number-columns-repeated="10"/>
          <table:table-cell table:style-name="ce17" office:value-type="float" office:value="12" calcext:value-type="float">
            <text:p>12</text:p>
          </table:table-cell>
          <table:table-cell table:style-name="ce1" office:value-type="string" calcext:value-type="string">
            <text:p>7:</text:p>
          </table:table-cell>
          <table:table-cell office:value-type="float" office:value="8.72894" calcext:value-type="float">
            <text:p>8.72894</text:p>
          </table:table-cell>
          <table:table-cell table:number-columns-repeated="3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3.07691" calcext:value-type="float">
            <text:p>3.07691</text:p>
          </table:table-cell>
          <table:table-cell office:value-type="float" office:value="12.3995" calcext:value-type="float">
            <text:p>12.3995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5.0152" calcext:value-type="float">
            <text:p>15.0152</text:p>
          </table:table-cell>
          <table:table-cell office:value-type="float" office:value="18.2231" calcext:value-type="float">
            <text:p>18.2231</text:p>
          </table:table-cell>
          <table:table-cell office:value-type="float" office:value="6.62778" calcext:value-type="float">
            <text:p>6.62778</text:p>
          </table:table-cell>
          <table:table-cell office:value-type="float" office:value="10.2106" calcext:value-type="float">
            <text:p>10.2106</text:p>
          </table:table-cell>
          <table:table-cell office:value-type="float" office:value="16.6637" calcext:value-type="float">
            <text:p>16.6637</text:p>
          </table:table-cell>
          <table:table-cell office:value-type="float" office:value="20.8007" calcext:value-type="float">
            <text:p>20.8007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26.023" calcext:value-type="float">
            <text:p>26.023</text:p>
          </table:table-cell>
          <table:table-cell office:value-type="float" office:value="18.1597" calcext:value-type="float">
            <text:p>18.1597</text:p>
          </table:table-cell>
          <table:table-cell office:value-type="float" office:value="7.63581" calcext:value-type="float">
            <text:p>7.63581</text:p>
          </table:table-cell>
          <table:table-cell office:value-type="float" office:value="0" calcext:value-type="float">
            <text:p>0</text:p>
          </table:table-cell>
          <table:table-cell office:value-type="float" office:value="17.0064" calcext:value-type="float">
            <text:p>17.0064</text:p>
          </table:table-cell>
          <table:table-cell office:value-type="float" office:value="19.3003" calcext:value-type="float">
            <text:p>19.3003</text:p>
          </table:table-cell>
          <table:table-cell office:value-type="float" office:value="14.4019" calcext:value-type="float">
            <text:p>14.4019</text:p>
          </table:table-cell>
          <table:table-cell office:value-type="float" office:value="7.95241" calcext:value-type="float">
            <text:p>7.95241</text:p>
          </table:table-cell>
          <table:table-cell office:value-type="float" office:value="10.9917" calcext:value-type="float">
            <text:p>10.9917</text:p>
          </table:table-cell>
          <table:table-cell office:value-type="float" office:value="26.4108" calcext:value-type="float">
            <text:p>26.4108</text:p>
          </table:table-cell>
          <table:table-cell office:value-type="float" office:value="21.9831" calcext:value-type="float">
            <text:p>21.9831</text:p>
          </table:table-cell>
          <table:table-cell table:number-columns-repeated="10"/>
          <table:table-cell table:style-name="ce17" office:value-type="float" office:value="13" calcext:value-type="float">
            <text:p>13</text:p>
          </table:table-cell>
          <table:table-cell table:style-name="ce1" office:value-type="string" calcext:value-type="string">
            <text:p>8:</text:p>
          </table:table-cell>
          <table:table-cell office:value-type="float" office:value="6.26626" calcext:value-type="float">
            <text:p>6.26626</text:p>
          </table:table-cell>
          <table:table-cell table:number-columns-repeated="3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office:value-type="float" office:value="20.342" calcext:value-type="float">
            <text:p>20.342</text:p>
          </table:table-cell>
          <table:table-cell office:value-type="float" office:value="16.1473" calcext:value-type="float">
            <text:p>16.1473</text:p>
          </table:table-cell>
          <table:table-cell office:value-type="float" office:value="5.03072" calcext:value-type="float">
            <text:p>5.03072</text:p>
          </table:table-cell>
          <table:table-cell office:value-type="float" office:value="7.17446" calcext:value-type="float">
            <text:p>7.17446</text:p>
          </table:table-cell>
          <table:table-cell office:value-type="float" office:value="9.23074" calcext:value-type="float">
            <text:p>9.23074</text:p>
          </table:table-cell>
          <table:table-cell office:value-type="float" office:value="24.5931" calcext:value-type="float">
            <text:p>24.5931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6.92808" calcext:value-type="float">
            <text:p>6.92808</text:p>
          </table:table-cell>
          <table:table-cell office:value-type="float" office:value="3.78229" calcext:value-type="float">
            <text:p>3.78229</text:p>
          </table:table-cell>
          <table:table-cell office:value-type="float" office:value="10.0925" calcext:value-type="float">
            <text:p>10.0925</text:p>
          </table:table-cell>
          <table:table-cell office:value-type="float" office:value="20.5665" calcext:value-type="float">
            <text:p>20.5665</text:p>
          </table:table-cell>
          <table:table-cell office:value-type="float" office:value="4.93141" calcext:value-type="float">
            <text:p>4.93141</text:p>
          </table:table-cell>
          <table:table-cell office:value-type="float" office:value="14.3542" calcext:value-type="float">
            <text:p>14.3542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9.43302" calcext:value-type="float">
            <text:p>9.43302</text:p>
          </table:table-cell>
          <table:table-cell office:value-type="float" office:value="17.0064" calcext:value-type="float">
            <text:p>17.0064</text:p>
          </table:table-cell>
          <table:table-cell office:value-type="float" office:value="0" calcext:value-type="float">
            <text:p>0</text:p>
          </table:table-cell>
          <table:table-cell office:value-type="float" office:value="11.8688" calcext:value-type="float">
            <text:p>11.8688</text:p>
          </table:table-cell>
          <table:table-cell office:value-type="float" office:value="21.9985" calcext:value-type="float">
            <text:p>21.9985</text:p>
          </table:table-cell>
          <table:table-cell office:value-type="float" office:value="9.7754" calcext:value-type="float">
            <text:p>9.7754</text:p>
          </table:table-cell>
          <table:table-cell office:value-type="float" office:value="9.56697" calcext:value-type="float">
            <text:p>9.56697</text:p>
          </table:table-cell>
          <table:table-cell office:value-type="float" office:value="17.3852" calcext:value-type="float">
            <text:p>17.3852</text:p>
          </table:table-cell>
          <table:table-cell office:value-type="float" office:value="20.415" calcext:value-type="float">
            <text:p>20.415</text:p>
          </table:table-cell>
          <table:table-cell table:number-columns-repeated="10"/>
          <table:table-cell table:style-name="ce17" office:value-type="float" office:value="14" calcext:value-type="float">
            <text:p>14</text:p>
          </table:table-cell>
          <table:table-cell table:style-name="ce1" office:value-type="string" calcext:value-type="string">
            <text:p>9:</text:p>
          </table:table-cell>
          <table:table-cell office:value-type="float" office:value="4.20422" calcext:value-type="float">
            <text:p>4.20422</text:p>
          </table:table-cell>
          <table:table-cell table:number-columns-repeated="3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6.7459" calcext:value-type="float">
            <text:p>16.7459</text:p>
          </table:table-cell>
          <table:table-cell office:value-type="float" office:value="10.4749" calcext:value-type="float">
            <text:p>10.4749</text:p>
          </table:table-cell>
          <table:table-cell office:value-type="float" office:value="5.0396" calcext:value-type="float">
            <text:p>5.0396</text:p>
          </table:table-cell>
          <table:table-cell office:value-type="float" office:value="4.50962" calcext:value-type="float">
            <text:p>4.50962</text:p>
          </table:table-cell>
          <table:table-cell office:value-type="float" office:value="16.1786" calcext:value-type="float">
            <text:p>16.1786</text:p>
          </table:table-cell>
          <table:table-cell office:value-type="float" office:value="12.6809" calcext:value-type="float">
            <text:p>12.6809</text:p>
          </table:table-cell>
          <table:table-cell office:value-type="float" office:value="13.79" calcext:value-type="float">
            <text:p>13.79</text:p>
          </table:table-cell>
          <table:table-cell office:value-type="float" office:value="8.09617" calcext:value-type="float">
            <text:p>8.09617</text:p>
          </table:table-cell>
          <table:table-cell office:value-type="float" office:value="3.39" calcext:value-type="float">
            <text:p>3.39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7.28254" calcext:value-type="float">
            <text:p>7.28254</text:p>
          </table:table-cell>
          <table:table-cell office:value-type="float" office:value="7.21559" calcext:value-type="float">
            <text:p>7.21559</text:p>
          </table:table-cell>
          <table:table-cell office:value-type="float" office:value="18.2021" calcext:value-type="float">
            <text:p>18.2021</text:p>
          </table:table-cell>
          <table:table-cell office:value-type="float" office:value="13.4525" calcext:value-type="float">
            <text:p>13.4525</text:p>
          </table:table-cell>
          <table:table-cell office:value-type="float" office:value="19.3003" calcext:value-type="float">
            <text:p>19.3003</text:p>
          </table:table-cell>
          <table:table-cell office:value-type="float" office:value="11.8688" calcext:value-type="float">
            <text:p>11.8688</text:p>
          </table:table-cell>
          <table:table-cell office:value-type="float" office:value="0" calcext:value-type="float">
            <text:p>0</text:p>
          </table:table-cell>
          <table:table-cell office:value-type="float" office:value="15.1732" calcext:value-type="float">
            <text:p>15.1732</text:p>
          </table:table-cell>
          <table:table-cell office:value-type="float" office:value="12.0811" calcext:value-type="float">
            <text:p>12.0811</text:p>
          </table:table-cell>
          <table:table-cell office:value-type="float" office:value="8.44359" calcext:value-type="float">
            <text:p>8.44359</text:p>
          </table:table-cell>
          <table:table-cell office:value-type="float" office:value="7.19965" calcext:value-type="float">
            <text:p>7.19965</text:p>
          </table:table-cell>
          <table:table-cell office:value-type="float" office:value="9.00919" calcext:value-type="float">
            <text:p>9.00919</text:p>
          </table:table-cell>
          <table:table-cell table:number-columns-repeated="11"/>
          <table:table-cell table:style-name="ce1"/>
          <table:table-cell table:number-columns-repeated="4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office:value-type="float" office:value="1.69077" calcext:value-type="float">
            <text:p>1.69077</text:p>
          </table:table-cell>
          <table:table-cell office:value-type="float" office:value="11.5534" calcext:value-type="float">
            <text:p>11.5534</text:p>
          </table:table-cell>
          <table:table-cell office:value-type="float" office:value="17.3903" calcext:value-type="float">
            <text:p>17.3903</text:p>
          </table:table-cell>
          <table:table-cell office:value-type="float" office:value="16.147" calcext:value-type="float">
            <text:p>16.147</text:p>
          </table:table-cell>
          <table:table-cell office:value-type="float" office:value="13.765" calcext:value-type="float">
            <text:p>13.765</text:p>
          </table:table-cell>
          <table:table-cell office:value-type="float" office:value="3.82119" calcext:value-type="float">
            <text:p>3.82119</text:p>
          </table:table-cell>
          <table:table-cell office:value-type="float" office:value="11.1944" calcext:value-type="float">
            <text:p>11.1944</text:p>
          </table:table-cell>
          <table:table-cell office:value-type="float" office:value="18.2784" calcext:value-type="float">
            <text:p>18.2784</text:p>
          </table:table-cell>
          <table:table-cell office:value-type="float" office:value="19.1383" calcext:value-type="float">
            <text:p>19.1383</text:p>
          </table:table-cell>
          <table:table-cell office:value-type="float" office:value="18.3849" calcext:value-type="float">
            <text:p>18.3849</text:p>
          </table:table-cell>
          <table:table-cell office:value-type="float" office:value="14.267" calcext:value-type="float">
            <text:p>14.267</text:p>
          </table:table-cell>
          <table:table-cell office:value-type="float" office:value="19.7966" calcext:value-type="float">
            <text:p>19.7966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4.24851" calcext:value-type="float">
            <text:p>4.24851</text:p>
          </table:table-cell>
          <table:table-cell office:value-type="float" office:value="15.4651" calcext:value-type="float">
            <text:p>15.4651</text:p>
          </table:table-cell>
          <table:table-cell office:value-type="float" office:value="14.4019" calcext:value-type="float">
            <text:p>14.4019</text:p>
          </table:table-cell>
          <table:table-cell office:value-type="float" office:value="21.9985" calcext:value-type="float">
            <text:p>21.9985</text:p>
          </table:table-cell>
          <table:table-cell office:value-type="float" office:value="15.1732" calcext:value-type="float">
            <text:p>15.1732</text:p>
          </table:table-cell>
          <table:table-cell office:value-type="float" office:value="0" calcext:value-type="float">
            <text:p>0</text:p>
          </table:table-cell>
          <table:table-cell office:value-type="float" office:value="13.9055" calcext:value-type="float">
            <text:p>13.9055</text:p>
          </table:table-cell>
          <table:table-cell office:value-type="float" office:value="12.4705" calcext:value-type="float">
            <text:p>12.4705</text:p>
          </table:table-cell>
          <table:table-cell office:value-type="float" office:value="19.936" calcext:value-type="float">
            <text:p>19.936</text:p>
          </table:table-cell>
          <table:table-cell office:value-type="float" office:value="11.2292" calcext:value-type="float">
            <text:p>11.2292</text:p>
          </table:table-cell>
          <table:table-cell table:number-columns-repeated="11"/>
          <table:table-cell office:value-type="string" calcext:value-type="string">
            <text:p>Earlier</text:p>
          </table:table-cell>
          <table:table-cell office:value-type="string" calcext:value-type="string">
            <text:p>times:</text:p>
          </table:table-cell>
          <table:table-cell table:number-columns-repeated="3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office:value-type="float" office:value="12.2288" calcext:value-type="float">
            <text:p>12.2288</text:p>
          </table:table-cell>
          <table:table-cell office:value-type="float" office:value="6.44846" calcext:value-type="float">
            <text:p>6.44846</text:p>
          </table:table-cell>
          <table:table-cell office:value-type="float" office:value="4.78819" calcext:value-type="float">
            <text:p>4.78819</text:p>
          </table:table-cell>
          <table:table-cell office:value-type="float" office:value="8.23927" calcext:value-type="float">
            <text:p>8.23927</text:p>
          </table:table-cell>
          <table:table-cell office:value-type="float" office:value="7.58409" calcext:value-type="float">
            <text:p>7.58409</text:p>
          </table:table-cell>
          <table:table-cell office:value-type="float" office:value="17.2436" calcext:value-type="float">
            <text:p>17.2436</text:p>
          </table:table-cell>
          <table:table-cell office:value-type="float" office:value="3.02515" calcext:value-type="float">
            <text:p>3.02515</text:p>
          </table:table-cell>
          <table:table-cell office:value-type="float" office:value="4.38725" calcext:value-type="float">
            <text:p>4.38725</text:p>
          </table:table-cell>
          <table:table-cell office:value-type="float" office:value="8.77828" calcext:value-type="float">
            <text:p>8.77828</text:p>
          </table:table-cell>
          <table:table-cell office:value-type="float" office:value="13.0644" calcext:value-type="float">
            <text:p>13.0644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10.4548" calcext:value-type="float">
            <text:p>10.4548</text:p>
          </table:table-cell>
          <table:table-cell office:value-type="float" office:value="18.3424" calcext:value-type="float">
            <text:p>18.3424</text:p>
          </table:table-cell>
          <table:table-cell office:value-type="float" office:value="18.1535" calcext:value-type="float">
            <text:p>18.1535</text:p>
          </table:table-cell>
          <table:table-cell office:value-type="float" office:value="1.76412" calcext:value-type="float">
            <text:p>1.76412</text:p>
          </table:table-cell>
          <table:table-cell office:value-type="float" office:value="7.95241" calcext:value-type="float">
            <text:p>7.95241</text:p>
          </table:table-cell>
          <table:table-cell office:value-type="float" office:value="9.7754" calcext:value-type="float">
            <text:p>9.7754</text:p>
          </table:table-cell>
          <table:table-cell office:value-type="float" office:value="12.0811" calcext:value-type="float">
            <text:p>12.0811</text:p>
          </table:table-cell>
          <table:table-cell office:value-type="float" office:value="13.9055" calcext:value-type="float">
            <text:p>13.9055</text:p>
          </table:table-cell>
          <table:table-cell office:value-type="float" office:value="0" calcext:value-type="float">
            <text:p>0</text:p>
          </table:table-cell>
          <table:table-cell office:value-type="float" office:value="3.7356" calcext:value-type="float">
            <text:p>3.7356</text:p>
          </table:table-cell>
          <table:table-cell office:value-type="float" office:value="19.2781" calcext:value-type="float">
            <text:p>19.2781</text:p>
          </table:table-cell>
          <table:table-cell office:value-type="float" office:value="17.0964" calcext:value-type="float">
            <text:p>17.0964</text:p>
          </table:table-cell>
          <table:table-cell table:number-columns-repeated="11"/>
          <table:table-cell table:style-name="ce1" office:value-type="string" calcext:value-type="string">
            <text:p>0:</text:p>
          </table:table-cell>
          <table:table-cell table:style-name="ce82" office:value-type="float" office:value="18.9833" calcext:value-type="float">
            <text:p>18.9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.7994" calcext:value-type="float">
            <text:p>10.7994</text:p>
          </table:table-cell>
          <table:table-cell office:value-type="float" office:value="8.73957" calcext:value-type="float">
            <text:p>8.73957</text:p>
          </table:table-cell>
          <table:table-cell office:value-type="float" office:value="4.97701" calcext:value-type="float">
            <text:p>4.97701</text:p>
          </table:table-cell>
          <table:table-cell office:value-type="float" office:value="5.33026" calcext:value-type="float">
            <text:p>5.33026</text:p>
          </table:table-cell>
          <table:table-cell office:value-type="float" office:value="4.03231" calcext:value-type="float">
            <text:p>4.03231</text:p>
          </table:table-cell>
          <table:table-cell office:value-type="float" office:value="15.3014" calcext:value-type="float">
            <text:p>15.3014</text:p>
          </table:table-cell>
          <table:table-cell office:value-type="float" office:value="4.5334" calcext:value-type="float">
            <text:p>4.5334</text:p>
          </table:table-cell>
          <table:table-cell office:value-type="float" office:value="6.84393" calcext:value-type="float">
            <text:p>6.84393</text:p>
          </table:table-cell>
          <table:table-cell office:value-type="float" office:value="7.18115" calcext:value-type="float">
            <text:p>7.18115</text:p>
          </table:table-cell>
          <table:table-cell office:value-type="float" office:value="9.83647" calcext:value-type="float">
            <text:p>9.83647</text:p>
          </table:table-cell>
          <table:table-cell office:value-type="float" office:value="13.8749" calcext:value-type="float">
            <text:p>13.8749</text:p>
          </table:table-cell>
          <table:table-cell office:value-type="float" office:value="8.41264" calcext:value-type="float">
            <text:p>8.41264</text:p>
          </table:table-cell>
          <table:table-cell office:value-type="float" office:value="15.0332" calcext:value-type="float">
            <text:p>15.0332</text:p>
          </table:table-cell>
          <table:table-cell office:value-type="float" office:value="16.5944" calcext:value-type="float">
            <text:p>16.5944</text:p>
          </table:table-cell>
          <table:table-cell office:value-type="float" office:value="5.33055" calcext:value-type="float">
            <text:p>5.33055</text:p>
          </table:table-cell>
          <table:table-cell office:value-type="float" office:value="10.9917" calcext:value-type="float">
            <text:p>10.9917</text:p>
          </table:table-cell>
          <table:table-cell office:value-type="float" office:value="9.56697" calcext:value-type="float">
            <text:p>9.56697</text:p>
          </table:table-cell>
          <table:table-cell office:value-type="float" office:value="8.44359" calcext:value-type="float">
            <text:p>8.44359</text:p>
          </table:table-cell>
          <table:table-cell office:value-type="float" office:value="12.4705" calcext:value-type="float">
            <text:p>12.4705</text:p>
          </table:table-cell>
          <table:table-cell office:value-type="float" office:value="3.7356" calcext:value-type="float">
            <text:p>3.7356</text:p>
          </table:table-cell>
          <table:table-cell office:value-type="float" office:value="0" calcext:value-type="float">
            <text:p>0</text:p>
          </table:table-cell>
          <table:table-cell office:value-type="float" office:value="15.6384" calcext:value-type="float">
            <text:p>15.6384</text:p>
          </table:table-cell>
          <table:table-cell office:value-type="float" office:value="13.6247" calcext:value-type="float">
            <text:p>13.6247</text:p>
          </table:table-cell>
          <table:table-cell table:number-columns-repeated="11"/>
          <table:table-cell table:style-name="ce1" office:value-type="string" calcext:value-type="string">
            <text:p>1:</text:p>
          </table:table-cell>
          <table:table-cell office:value-type="float" office:value="8.68333" calcext:value-type="float">
            <text:p>8.68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.1412" calcext:value-type="float">
            <text:p>19.1412</text:p>
          </table:table-cell>
          <table:table-cell office:value-type="float" office:value="23.7487" calcext:value-type="float">
            <text:p>23.7487</text:p>
          </table:table-cell>
          <table:table-cell office:value-type="float" office:value="17.267" calcext:value-type="float">
            <text:p>17.267</text:p>
          </table:table-cell>
          <table:table-cell office:value-type="float" office:value="11.7278" calcext:value-type="float">
            <text:p>11.7278</text:p>
          </table:table-cell>
          <table:table-cell office:value-type="float" office:value="11.6971" calcext:value-type="float">
            <text:p>11.6971</text:p>
          </table:table-cell>
          <table:table-cell office:value-type="float" office:value="19.6719" calcext:value-type="float">
            <text:p>19.6719</text:p>
          </table:table-cell>
          <table:table-cell office:value-type="float" office:value="19.7834" calcext:value-type="float">
            <text:p>19.7834</text:p>
          </table:table-cell>
          <table:table-cell office:value-type="float" office:value="20.7031" calcext:value-type="float">
            <text:p>20.7031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7.33427" calcext:value-type="float">
            <text:p>7.33427</text:p>
          </table:table-cell>
          <table:table-cell office:value-type="float" office:value="28.8127" calcext:value-type="float">
            <text:p>28.8127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4.3916" calcext:value-type="float">
            <text:p>4.3916</text:p>
          </table:table-cell>
          <table:table-cell office:value-type="float" office:value="21.8999" calcext:value-type="float">
            <text:p>21.8999</text:p>
          </table:table-cell>
          <table:table-cell office:value-type="float" office:value="20.6177" calcext:value-type="float">
            <text:p>20.6177</text:p>
          </table:table-cell>
          <table:table-cell office:value-type="float" office:value="26.4108" calcext:value-type="float">
            <text:p>26.4108</text:p>
          </table:table-cell>
          <table:table-cell office:value-type="float" office:value="17.3852" calcext:value-type="float">
            <text:p>17.3852</text:p>
          </table:table-cell>
          <table:table-cell office:value-type="float" office:value="7.19965" calcext:value-type="float">
            <text:p>7.19965</text:p>
          </table:table-cell>
          <table:table-cell office:value-type="float" office:value="19.936" calcext:value-type="float">
            <text:p>19.936</text:p>
          </table:table-cell>
          <table:table-cell office:value-type="float" office:value="19.2781" calcext:value-type="float">
            <text:p>19.2781</text:p>
          </table:table-cell>
          <table:table-cell office:value-type="float" office:value="15.6384" calcext:value-type="float">
            <text:p>15.6384</text:p>
          </table:table-cell>
          <table:table-cell office:value-type="float" office:value="0" calcext:value-type="float">
            <text:p>0</text:p>
          </table:table-cell>
          <table:table-cell office:value-type="float" office:value="9.92142" calcext:value-type="float">
            <text:p>9.92142</text:p>
          </table:table-cell>
          <table:table-cell table:number-columns-repeated="11"/>
          <table:table-cell table:style-name="ce1" office:value-type="string" calcext:value-type="string">
            <text:p>2:</text:p>
          </table:table-cell>
          <table:table-cell office:value-type="float" office:value="19.5167" calcext:value-type="float">
            <text:p>19.5167</text:p>
          </table:table-cell>
          <table:table-cell/>
          <table:table-cell table:formula="of:=[.AL26]-[.E187]" office:value-type="float" office:value="17.22728" calcext:value-type="float">
            <text:p>17.22728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.0052" calcext:value-type="float">
            <text:p>11.0052</text:p>
          </table:table-cell>
          <table:table-cell office:value-type="float" office:value="18.934" calcext:value-type="float">
            <text:p>18.934</text:p>
          </table:table-cell>
          <table:table-cell office:value-type="float" office:value="17.7086" calcext:value-type="float">
            <text:p>17.7086</text:p>
          </table:table-cell>
          <table:table-cell office:value-type="float" office:value="13.2419" calcext:value-type="float">
            <text:p>13.2419</text:p>
          </table:table-cell>
          <table:table-cell office:value-type="float" office:value="11.4185" calcext:value-type="float">
            <text:p>11.4185</text:p>
          </table:table-cell>
          <table:table-cell office:value-type="float" office:value="10.0361" calcext:value-type="float">
            <text:p>10.0361</text:p>
          </table:table-cell>
          <table:table-cell office:value-type="float" office:value="16.0176" calcext:value-type="float">
            <text:p>16.0176</text:p>
          </table:table-cell>
          <table:table-cell office:value-type="float" office:value="20.3808" calcext:value-type="float">
            <text:p>20.3808</text:p>
          </table:table-cell>
          <table:table-cell office:value-type="float" office:value="16.6684" calcext:value-type="float">
            <text:p>16.6684</text:p>
          </table:table-cell>
          <table:table-cell office:value-type="float" office:value="12.1333" calcext:value-type="float">
            <text:p>12.1333</text:p>
          </table:table-cell>
          <table:table-cell office:value-type="float" office:value="23.3292" calcext:value-type="float">
            <text:p>23.3292</text:p>
          </table:table-cell>
          <table:table-cell office:value-type="float" office:value="16.1846" calcext:value-type="float">
            <text:p>16.1846</text:p>
          </table:table-cell>
          <table:table-cell office:value-type="float" office:value="13.332" calcext:value-type="float">
            <text:p>13.332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18.8292" calcext:value-type="float">
            <text:p>18.8292</text:p>
          </table:table-cell>
          <table:table-cell office:value-type="float" office:value="21.9831" calcext:value-type="float">
            <text:p>21.9831</text:p>
          </table:table-cell>
          <table:table-cell office:value-type="float" office:value="20.415" calcext:value-type="float">
            <text:p>20.415</text:p>
          </table:table-cell>
          <table:table-cell office:value-type="float" office:value="9.00919" calcext:value-type="float">
            <text:p>9.00919</text:p>
          </table:table-cell>
          <table:table-cell office:value-type="float" office:value="11.2292" calcext:value-type="float">
            <text:p>11.2292</text:p>
          </table:table-cell>
          <table:table-cell office:value-type="float" office:value="17.0964" calcext:value-type="float">
            <text:p>17.0964</text:p>
          </table:table-cell>
          <table:table-cell office:value-type="float" office:value="13.6247" calcext:value-type="float">
            <text:p>13.6247</text:p>
          </table:table-cell>
          <table:table-cell office:value-type="float" office:value="9.92142" calcext:value-type="float">
            <text:p>9.92142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string" calcext:value-type="string">
            <text:p>3:</text:p>
          </table:table-cell>
          <table:table-cell office:value-type="float" office:value="3.78333" calcext:value-type="float">
            <text:p>3.78333</text:p>
          </table:table-cell>
          <table:table-cell/>
          <table:table-cell table:formula="of:=[.AL26]+[.J169]+2*[.AB9]" office:value-type="float" office:value="21.2862826" calcext:value-type="float">
            <text:p>21.2862826</text:p>
          </table:table-cell>
          <table:table-cell/>
        </table:table-row>
        <table:table-row table:style-name="ro1">
          <table:table-cell table:number-columns-repeated="3"/>
          <table:table-cell table:style-name="ce75" table:number-columns-repeated="5"/>
          <table:table-cell table:number-columns-repeated="28"/>
          <table:table-cell table:style-name="ce1" office:value-type="string" calcext:value-type="string">
            <text:p>4:</text:p>
          </table:table-cell>
          <table:table-cell office:value-type="float" office:value="1.18333" calcext:value-type="float">
            <text:p>1.18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table:style-name="ce1"/>
          <table:table-cell table:number-columns-repeated="2"/>
          <table:table-cell table:formula="of:=[.AL27]-[.F188]" office:value-type="float" office:value="-1.611458" calcext:value-type="float">
            <text:p>-1.611458</text:p>
          </table:table-cell>
          <table:table-cell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style-name="ce7" table:formula="of:=[.C5]/41" office:value-type="float" office:value="0" calcext:value-type="float">
            <text:p>0</text:p>
          </table:table-cell>
          <table:table-cell table:style-name="ce7" table:formula="of:=[.D5]/41" office:value-type="float" office:value="0.248821951219512" calcext:value-type="float">
            <text:p>0.248821951219512</text:p>
          </table:table-cell>
          <table:table-cell table:style-name="ce7" table:formula="of:=[.E5]/41" office:value-type="float" office:value="0.38310243902439" calcext:value-type="float">
            <text:p>0.38310243902439</text:p>
          </table:table-cell>
          <table:table-cell table:style-name="ce7" table:formula="of:=[.F5]/41" office:value-type="float" office:value="0.356473170731707" calcext:value-type="float">
            <text:p>0.356473170731707</text:p>
          </table:table-cell>
          <table:table-cell table:style-name="ce7" table:formula="of:=[.G5]/41" office:value-type="float" office:value="0.298826829268293" calcext:value-type="float">
            <text:p>0.298826829268293</text:p>
          </table:table-cell>
          <table:table-cell table:style-name="ce7" table:formula="of:=[.H5]/41" office:value-type="float" office:value="0.127684390243902" calcext:value-type="float">
            <text:p>0.127684390243902</text:p>
          </table:table-cell>
          <table:table-cell table:style-name="ce7" table:formula="of:=[.I5]/41" office:value-type="float" office:value="0.233053414634146" calcext:value-type="float">
            <text:p>0.233053414634146</text:p>
          </table:table-cell>
          <table:table-cell table:style-name="ce7" table:formula="of:=[.J5]/41" office:value-type="float" office:value="0.404795121951219" calcext:value-type="float">
            <text:p>0.404795121951219</text:p>
          </table:table-cell>
          <table:table-cell table:style-name="ce7" table:formula="of:=[.K5]/41" office:value-type="float" office:value="0.427765853658537" calcext:value-type="float">
            <text:p>0.427765853658537</text:p>
          </table:table-cell>
          <table:table-cell table:style-name="ce7" table:formula="of:=[.L5]/41" office:value-type="float" office:value="0.416792682926829" calcext:value-type="float">
            <text:p>0.416792682926829</text:p>
          </table:table-cell>
          <table:table-cell table:style-name="ce7" table:formula="of:=[.M5]/41" office:value-type="float" office:value="0.325429268292683" calcext:value-type="float">
            <text:p>0.325429268292683</text:p>
          </table:table-cell>
          <table:table-cell table:style-name="ce7" table:formula="of:=[.N5]/41" office:value-type="float" office:value="0.445251219512195" calcext:value-type="float">
            <text:p>0.445251219512195</text:p>
          </table:table-cell>
          <table:table-cell table:style-name="ce7" table:formula="of:=[.O5]/41" office:value-type="float" office:value="0.510792682926829" calcext:value-type="float">
            <text:p>0.510792682926829</text:p>
          </table:table-cell>
          <table:table-cell table:style-name="ce7" table:formula="of:=[.P5]/41" office:value-type="float" office:value="0.144575365853659" calcext:value-type="float">
            <text:p>0.144575365853659</text:p>
          </table:table-cell>
          <table:table-cell table:style-name="ce7" table:formula="of:=[.Q5]/41" office:value-type="float" office:value="0.336682926829268" calcext:value-type="float">
            <text:p>0.336682926829268</text:p>
          </table:table-cell>
          <table:table-cell table:style-name="ce7" table:formula="of:=[.R5]/41" office:value-type="float" office:value="0.320517073170732" calcext:value-type="float">
            <text:p>0.320517073170732</text:p>
          </table:table-cell>
          <table:table-cell table:style-name="ce7" table:formula="of:=[.S5]/41" office:value-type="float" office:value="0.496146341463415" calcext:value-type="float">
            <text:p>0.496146341463415</text:p>
          </table:table-cell>
          <table:table-cell table:style-name="ce7" table:formula="of:=[.T5]/41" office:value-type="float" office:value="0.340517073170732" calcext:value-type="float">
            <text:p>0.340517073170732</text:p>
          </table:table-cell>
          <table:table-cell table:style-name="ce7" table:formula="of:=[.U5]/41" office:value-type="float" office:value="0.0412382926829268" calcext:value-type="float">
            <text:p>0.0412382926829268</text:p>
          </table:table-cell>
          <table:table-cell table:style-name="ce7" table:formula="of:=[.V5]/41" office:value-type="float" office:value="0.298263414634146" calcext:value-type="float">
            <text:p>0.298263414634146</text:p>
          </table:table-cell>
          <table:table-cell table:style-name="ce7" table:formula="of:=[.W5]/41" office:value-type="float" office:value="0.2634" calcext:value-type="float">
            <text:p>0.2634</text:p>
          </table:table-cell>
          <table:table-cell table:style-name="ce7" table:formula="of:=[.X5]/41" office:value-type="float" office:value="0.466858536585366" calcext:value-type="float">
            <text:p>0.466858536585366</text:p>
          </table:table-cell>
          <table:table-cell table:style-name="ce7" table:formula="of:=[.Y5]/41" office:value-type="float" office:value="0.268419512195122" calcext:value-type="float">
            <text:p>0.268419512195122</text:p>
          </table:table-cell>
          <table:table-cell table:number-columns-repeated="11"/>
          <table:table-cell table:style-name="ce1" office:value-type="string" calcext:value-type="string">
            <text:p>5:</text:p>
          </table:table-cell>
          <table:table-cell table:formula="of:=[.AL24]+[.AB9]+[.H30]" office:value-type="float" office:value="19.1943176902439" calcext:value-type="float">
            <text:p>19.1943176902439</text:p>
          </table:table-cell>
          <table:table-cell/>
          <table:table-cell table:formula="of:=[.AL27]+[.K170]+2*[.AB9]" office:value-type="float" office:value="5.5459206" calcext:value-type="float">
            <text:p>5.5459206</text:p>
          </table:table-cell>
          <table:table-cell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style-name="ce7" table:formula="of:=[.C6]/41" office:value-type="float" office:value="0.248821951219512" calcext:value-type="float">
            <text:p>0.248821951219512</text:p>
          </table:table-cell>
          <table:table-cell table:style-name="ce7" table:formula="of:=[.D6]/41" office:value-type="float" office:value="0" calcext:value-type="float">
            <text:p>0</text:p>
          </table:table-cell>
          <table:table-cell table:style-name="ce7" table:formula="of:=[.E6]/41" office:value-type="float" office:value="0.273714634146341" calcext:value-type="float">
            <text:p>0.273714634146341</text:p>
          </table:table-cell>
          <table:table-cell table:style-name="ce7" table:formula="of:=[.F6]/41" office:value-type="float" office:value="0.342290243902439" calcext:value-type="float">
            <text:p>0.342290243902439</text:p>
          </table:table-cell>
          <table:table-cell table:style-name="ce7" table:formula="of:=[.G6]/41" office:value-type="float" office:value="0.308656097560976" calcext:value-type="float">
            <text:p>0.308656097560976</text:p>
          </table:table-cell>
          <table:table-cell table:style-name="ce7" table:formula="of:=[.H6]/41" office:value-type="float" office:value="0.374685365853658" calcext:value-type="float">
            <text:p>0.374685365853658</text:p>
          </table:table-cell>
          <table:table-cell table:style-name="ce7" table:formula="of:=[.I6]/41" office:value-type="float" office:value="0.102590487804878" calcext:value-type="float">
            <text:p>0.102590487804878</text:p>
          </table:table-cell>
          <table:table-cell table:style-name="ce7" table:formula="of:=[.J6]/41" office:value-type="float" office:value="0.240259756097561" calcext:value-type="float">
            <text:p>0.240259756097561</text:p>
          </table:table-cell>
          <table:table-cell table:style-name="ce7" table:formula="of:=[.K6]/41" office:value-type="float" office:value="0.369609756097561" calcext:value-type="float">
            <text:p>0.369609756097561</text:p>
          </table:table-cell>
          <table:table-cell table:style-name="ce7" table:formula="of:=[.L6]/41" office:value-type="float" office:value="0.452373170731707" calcext:value-type="float">
            <text:p>0.452373170731707</text:p>
          </table:table-cell>
          <table:table-cell table:style-name="ce7" table:formula="of:=[.M6]/41" office:value-type="float" office:value="0.125661219512195" calcext:value-type="float">
            <text:p>0.125661219512195</text:p>
          </table:table-cell>
          <table:table-cell table:style-name="ce7" table:formula="of:=[.N6]/41" office:value-type="float" office:value="0.408207317073171" calcext:value-type="float">
            <text:p>0.408207317073171</text:p>
          </table:table-cell>
          <table:table-cell table:style-name="ce7" table:formula="of:=[.O6]/41" office:value-type="float" office:value="0.577378048780488" calcext:value-type="float">
            <text:p>0.577378048780488</text:p>
          </table:table-cell>
          <table:table-cell table:style-name="ce7" table:formula="of:=[.P6]/41" office:value-type="float" office:value="0.377456097560976" calcext:value-type="float">
            <text:p>0.377456097560976</text:p>
          </table:table-cell>
          <table:table-cell table:style-name="ce7" table:formula="of:=[.Q6]/41" office:value-type="float" office:value="0.166592926829268" calcext:value-type="float">
            <text:p>0.166592926829268</text:p>
          </table:table-cell>
          <table:table-cell table:style-name="ce7" table:formula="of:=[.R6]/41" office:value-type="float" office:value="0.0750465853658536" calcext:value-type="float">
            <text:p>0.0750465853658536</text:p>
          </table:table-cell>
          <table:table-cell table:style-name="ce7" table:formula="of:=[.S6]/41" office:value-type="float" office:value="0.393836585365854" calcext:value-type="float">
            <text:p>0.393836585365854</text:p>
          </table:table-cell>
          <table:table-cell table:style-name="ce7" table:formula="of:=[.T6]/41" office:value-type="float" office:value="0.408436585365854" calcext:value-type="float">
            <text:p>0.408436585365854</text:p>
          </table:table-cell>
          <table:table-cell table:style-name="ce7" table:formula="of:=[.U6]/41" office:value-type="float" office:value="0.281790243902439" calcext:value-type="float">
            <text:p>0.281790243902439</text:p>
          </table:table-cell>
          <table:table-cell table:style-name="ce7" table:formula="of:=[.V6]/41" office:value-type="float" office:value="0.157279512195122" calcext:value-type="float">
            <text:p>0.157279512195122</text:p>
          </table:table-cell>
          <table:table-cell table:style-name="ce7" table:formula="of:=[.W6]/41" office:value-type="float" office:value="0.213160243902439" calcext:value-type="float">
            <text:p>0.213160243902439</text:p>
          </table:table-cell>
          <table:table-cell table:style-name="ce7" table:formula="of:=[.X6]/41" office:value-type="float" office:value="0.579236585365854" calcext:value-type="float">
            <text:p>0.579236585365854</text:p>
          </table:table-cell>
          <table:table-cell table:style-name="ce7" table:formula="of:=[.Y6]/41" office:value-type="float" office:value="0.461804878048781" calcext:value-type="float">
            <text:p>0.461804878048781</text:p>
          </table:table-cell>
          <table:table-cell table:number-columns-repeated="11"/>
          <table:table-cell table:style-name="ce1" office:value-type="string" calcext:value-type="string">
            <text:p>6:</text:p>
          </table:table-cell>
          <table:table-cell table:formula="of:=[.AL25]+[.AB9]+[.I31]" office:value-type="float" office:value="8.86925378780488" calcext:value-type="float">
            <text:p>8.86925378780488</text:p>
          </table:table-cell>
          <table:table-cell table:number-columns-repeated="3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table:style-name="ce7" table:formula="of:=[.C7]/41" office:value-type="float" office:value="0.38310243902439" calcext:value-type="float">
            <text:p>0.38310243902439</text:p>
          </table:table-cell>
          <table:table-cell table:style-name="ce7" table:formula="of:=[.D7]/41" office:value-type="float" office:value="0.273714634146341" calcext:value-type="float">
            <text:p>0.273714634146341</text:p>
          </table:table-cell>
          <table:table-cell table:style-name="ce7" table:formula="of:=[.E7]/41" office:value-type="float" office:value="0" calcext:value-type="float">
            <text:p>0</text:p>
          </table:table-cell>
          <table:table-cell table:style-name="ce7" table:formula="of:=[.F7]/41" office:value-type="float" office:value="0.135260975609756" calcext:value-type="float">
            <text:p>0.135260975609756</text:p>
          </table:table-cell>
          <table:table-cell table:style-name="ce7" table:formula="of:=[.G7]/41" office:value-type="float" office:value="0.156424878048781" calcext:value-type="float">
            <text:p>0.156424878048781</text:p>
          </table:table-cell>
          <table:table-cell table:style-name="ce7" table:formula="of:=[.H7]/41" office:value-type="float" office:value="0.494592682926829" calcext:value-type="float">
            <text:p>0.494592682926829</text:p>
          </table:table-cell>
          <table:table-cell table:style-name="ce7" table:formula="of:=[.I7]/41" office:value-type="float" office:value="0.185837804878049" calcext:value-type="float">
            <text:p>0.185837804878049</text:p>
          </table:table-cell>
          <table:table-cell table:style-name="ce7" table:formula="of:=[.J7]/41" office:value-type="float" office:value="0.0849914634146341" calcext:value-type="float">
            <text:p>0.0849914634146341</text:p>
          </table:table-cell>
          <table:table-cell table:style-name="ce7" table:formula="of:=[.K7]/41" office:value-type="float" office:value="0.108182195121951" calcext:value-type="float">
            <text:p>0.108182195121951</text:p>
          </table:table-cell>
          <table:table-cell table:style-name="ce7" table:formula="of:=[.L7]/41" office:value-type="float" office:value="0.249012195121951" calcext:value-type="float">
            <text:p>0.249012195121951</text:p>
          </table:table-cell>
          <table:table-cell table:style-name="ce7" table:formula="of:=[.M7]/41" office:value-type="float" office:value="0.386890243902439" calcext:value-type="float">
            <text:p>0.386890243902439</text:p>
          </table:table-cell>
          <table:table-cell table:style-name="ce7" table:formula="of:=[.N7]/41" office:value-type="float" office:value="0.153645853658537" calcext:value-type="float">
            <text:p>0.153645853658537</text:p>
          </table:table-cell>
          <table:table-cell table:style-name="ce7" table:formula="of:=[.O7]/41" office:value-type="float" office:value="0.374736585365854" calcext:value-type="float">
            <text:p>0.374736585365854</text:p>
          </table:table-cell>
          <table:table-cell table:style-name="ce7" table:formula="of:=[.P7]/41" office:value-type="float" office:value="0.525582926829268" calcext:value-type="float">
            <text:p>0.525582926829268</text:p>
          </table:table-cell>
          <table:table-cell table:style-name="ce7" table:formula="of:=[.Q7]/41" office:value-type="float" office:value="0.116660731707317" calcext:value-type="float">
            <text:p>0.116660731707317</text:p>
          </table:table-cell>
          <table:table-cell table:style-name="ce7" table:formula="of:=[.R7]/41" office:value-type="float" office:value="0.302426829268293" calcext:value-type="float">
            <text:p>0.302426829268293</text:p>
          </table:table-cell>
          <table:table-cell table:style-name="ce7" table:formula="of:=[.S7]/41" office:value-type="float" office:value="0.122700487804878" calcext:value-type="float">
            <text:p>0.122700487804878</text:p>
          </table:table-cell>
          <table:table-cell table:style-name="ce7" table:formula="of:=[.T7]/41" office:value-type="float" office:value="0.255485365853659" calcext:value-type="float">
            <text:p>0.255485365853659</text:p>
          </table:table-cell>
          <table:table-cell table:style-name="ce7" table:formula="of:=[.U7]/41" office:value-type="float" office:value="0.424153658536585" calcext:value-type="float">
            <text:p>0.424153658536585</text:p>
          </table:table-cell>
          <table:table-cell table:style-name="ce7" table:formula="of:=[.V7]/41" office:value-type="float" office:value="0.11678512195122" calcext:value-type="float">
            <text:p>0.11678512195122</text:p>
          </table:table-cell>
          <table:table-cell table:style-name="ce7" table:formula="of:=[.W7]/41" office:value-type="float" office:value="0.121390487804878" calcext:value-type="float">
            <text:p>0.121390487804878</text:p>
          </table:table-cell>
          <table:table-cell table:style-name="ce7" table:formula="of:=[.X7]/41" office:value-type="float" office:value="0.421146341463415" calcext:value-type="float">
            <text:p>0.421146341463415</text:p>
          </table:table-cell>
          <table:table-cell table:style-name="ce7" table:formula="of:=[.Y7]/41" office:value-type="float" office:value="0.431917073170732" calcext:value-type="float">
            <text:p>0.431917073170732</text:p>
          </table:table-cell>
          <table:table-cell table:number-columns-repeated="11"/>
          <table:table-cell table:style-name="ce1" office:value-type="string" calcext:value-type="string">
            <text:p>7:</text:p>
          </table:table-cell>
          <table:table-cell table:formula="of:=[.AL26]+[.AB9]+[.J32]" office:value-type="float" office:value="19.6850247634146" calcext:value-type="float">
            <text:p>19.6850247634146</text:p>
          </table:table-cell>
          <table:table-cell/>
          <table:table-cell table:formula="of:=[.AL28]-[.G189]" office:value-type="float" office:value="-4.06918" calcext:value-type="float">
            <text:p>-4.06918</text:p>
          </table:table-cell>
          <table:table-cell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table:style-name="ce7" table:formula="of:=[.C8]/41" office:value-type="float" office:value="0.356473170731707" calcext:value-type="float">
            <text:p>0.356473170731707</text:p>
          </table:table-cell>
          <table:table-cell table:style-name="ce7" table:formula="of:=[.D8]/41" office:value-type="float" office:value="0.342290243902439" calcext:value-type="float">
            <text:p>0.342290243902439</text:p>
          </table:table-cell>
          <table:table-cell table:style-name="ce7" table:formula="of:=[.E8]/41" office:value-type="float" office:value="0.135260975609756" calcext:value-type="float">
            <text:p>0.135260975609756</text:p>
          </table:table-cell>
          <table:table-cell table:style-name="ce7" table:formula="of:=[.F8]/41" office:value-type="float" office:value="0" calcext:value-type="float">
            <text:p>0</text:p>
          </table:table-cell>
          <table:table-cell table:style-name="ce7" table:formula="of:=[.G8]/41" office:value-type="float" office:value="0.0585370731707317" calcext:value-type="float">
            <text:p>0.0585370731707317</text:p>
          </table:table-cell>
          <table:table-cell table:style-name="ce7" table:formula="of:=[.H8]/41" office:value-type="float" office:value="0.443417073170732" calcext:value-type="float">
            <text:p>0.443417073170732</text:p>
          </table:table-cell>
          <table:table-cell table:style-name="ce7" table:formula="of:=[.I8]/41" office:value-type="float" office:value="0.239901707317073" calcext:value-type="float">
            <text:p>0.239901707317073</text:p>
          </table:table-cell>
          <table:table-cell table:style-name="ce7" table:formula="of:=[.J8]/41" office:value-type="float" office:value="0.218953658536585" calcext:value-type="float">
            <text:p>0.218953658536585</text:p>
          </table:table-cell>
          <table:table-cell table:style-name="ce7" table:formula="of:=[.K8]/41" office:value-type="float" office:value="0.08462" calcext:value-type="float">
            <text:p>0.08462</text:p>
          </table:table-cell>
          <table:table-cell table:style-name="ce7" table:formula="of:=[.L8]/41" office:value-type="float" office:value="0.118989268292683" calcext:value-type="float">
            <text:p>0.118989268292683</text:p>
          </table:table-cell>
          <table:table-cell table:style-name="ce7" table:formula="of:=[.M8]/41" office:value-type="float" office:value="0.466809756097561" calcext:value-type="float">
            <text:p>0.466809756097561</text:p>
          </table:table-cell>
          <table:table-cell table:style-name="ce7" table:formula="of:=[.N8]/41" office:value-type="float" office:value="0.0890990243902439" calcext:value-type="float">
            <text:p>0.0890990243902439</text:p>
          </table:table-cell>
          <table:table-cell table:style-name="ce7" table:formula="of:=[.O8]/41" office:value-type="float" office:value="0.247790243902439" calcext:value-type="float">
            <text:p>0.247790243902439</text:p>
          </table:table-cell>
          <table:table-cell table:style-name="ce7" table:formula="of:=[.P8]/41" office:value-type="float" office:value="0.485036585365854" calcext:value-type="float">
            <text:p>0.485036585365854</text:p>
          </table:table-cell>
          <table:table-cell table:style-name="ce7" table:formula="of:=[.Q8]/41" office:value-type="float" office:value="0.225366829268293" calcext:value-type="float">
            <text:p>0.225366829268293</text:p>
          </table:table-cell>
          <table:table-cell table:style-name="ce7" table:formula="of:=[.R8]/41" office:value-type="float" office:value="0.392387804878049" calcext:value-type="float">
            <text:p>0.392387804878049</text:p>
          </table:table-cell>
          <table:table-cell table:style-name="ce7" table:formula="of:=[.S8]/41" office:value-type="float" office:value="0.174986829268293" calcext:value-type="float">
            <text:p>0.174986829268293</text:p>
          </table:table-cell>
          <table:table-cell table:style-name="ce7" table:formula="of:=[.T8]/41" office:value-type="float" office:value="0.122917073170732" calcext:value-type="float">
            <text:p>0.122917073170732</text:p>
          </table:table-cell>
          <table:table-cell table:style-name="ce7" table:formula="of:=[.U8]/41" office:value-type="float" office:value="0.393829268292683" calcext:value-type="float">
            <text:p>0.393829268292683</text:p>
          </table:table-cell>
          <table:table-cell table:style-name="ce7" table:formula="of:=[.V8]/41" office:value-type="float" office:value="0.200957804878049" calcext:value-type="float">
            <text:p>0.200957804878049</text:p>
          </table:table-cell>
          <table:table-cell table:style-name="ce7" table:formula="of:=[.W8]/41" office:value-type="float" office:value="0.130006341463415" calcext:value-type="float">
            <text:p>0.130006341463415</text:p>
          </table:table-cell>
          <table:table-cell table:style-name="ce7" table:formula="of:=[.X8]/41" office:value-type="float" office:value="0.286043902439024" calcext:value-type="float">
            <text:p>0.286043902439024</text:p>
          </table:table-cell>
          <table:table-cell table:style-name="ce7" table:formula="of:=[.Y8]/41" office:value-type="float" office:value="0.322973170731707" calcext:value-type="float">
            <text:p>0.322973170731707</text:p>
          </table:table-cell>
          <table:table-cell table:number-columns-repeated="11"/>
          <table:table-cell table:style-name="ce1" office:value-type="string" calcext:value-type="string">
            <text:p>8:</text:p>
          </table:table-cell>
          <table:table-cell table:formula="of:=[.AL27]+[.AB9]+[.K33]" office:value-type="float" office:value="3.9512833" calcext:value-type="float">
            <text:p>3.9512833</text:p>
          </table:table-cell>
          <table:table-cell/>
          <table:table-cell table:formula="of:=[.AL28]+[.AB9]*2+[.L171]" office:value-type="float" office:value="4.0702526" calcext:value-type="float">
            <text:p>4.0702526</text:p>
          </table:table-cell>
          <table:table-cell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table:style-name="ce7" table:formula="of:=[.C9]/41" office:value-type="float" office:value="0.298826829268293" calcext:value-type="float">
            <text:p>0.298826829268293</text:p>
          </table:table-cell>
          <table:table-cell table:style-name="ce7" table:formula="of:=[.D9]/41" office:value-type="float" office:value="0.308656097560976" calcext:value-type="float">
            <text:p>0.308656097560976</text:p>
          </table:table-cell>
          <table:table-cell table:style-name="ce7" table:formula="of:=[.E9]/41" office:value-type="float" office:value="0.156424878048781" calcext:value-type="float">
            <text:p>0.156424878048781</text:p>
          </table:table-cell>
          <table:table-cell table:style-name="ce7" table:formula="of:=[.F9]/41" office:value-type="float" office:value="0.0585370731707317" calcext:value-type="float">
            <text:p>0.0585370731707317</text:p>
          </table:table-cell>
          <table:table-cell table:style-name="ce7" table:formula="of:=[.G9]/41" office:value-type="float" office:value="0" calcext:value-type="float">
            <text:p>0</text:p>
          </table:table-cell>
          <table:table-cell table:style-name="ce7" table:formula="of:=[.H9]/41" office:value-type="float" office:value="0.385075609756098" calcext:value-type="float">
            <text:p>0.385075609756098</text:p>
          </table:table-cell>
          <table:table-cell table:style-name="ce7" table:formula="of:=[.I9]/41" office:value-type="float" office:value="0.206756341463415" calcext:value-type="float">
            <text:p>0.206756341463415</text:p>
          </table:table-cell>
          <table:table-cell table:style-name="ce7" table:formula="of:=[.J9]/41" office:value-type="float" office:value="0.231576585365854" calcext:value-type="float">
            <text:p>0.231576585365854</text:p>
          </table:table-cell>
          <table:table-cell table:style-name="ce7" table:formula="of:=[.K9]/41" office:value-type="float" office:value="0.139352195121951" calcext:value-type="float">
            <text:p>0.139352195121951</text:p>
          </table:table-cell>
          <table:table-cell table:style-name="ce7" table:formula="of:=[.L9]/41" office:value-type="float" office:value="0.14423487804878" calcext:value-type="float">
            <text:p>0.14423487804878</text:p>
          </table:table-cell>
          <table:table-cell table:style-name="ce7" table:formula="of:=[.M9]/41" office:value-type="float" office:value="0.434314634146341" calcext:value-type="float">
            <text:p>0.434314634146341</text:p>
          </table:table-cell>
          <table:table-cell table:style-name="ce7" table:formula="of:=[.N9]/41" office:value-type="float" office:value="0.147561219512195" calcext:value-type="float">
            <text:p>0.147561219512195</text:p>
          </table:table-cell>
          <table:table-cell table:style-name="ce7" table:formula="of:=[.O9]/41" office:value-type="float" office:value="0.26899756097561" calcext:value-type="float">
            <text:p>0.26899756097561</text:p>
          </table:table-cell>
          <table:table-cell table:style-name="ce7" table:formula="of:=[.P9]/41" office:value-type="float" office:value="0.4265" calcext:value-type="float">
            <text:p>0.4265</text:p>
          </table:table-cell>
          <table:table-cell table:style-name="ce7" table:formula="of:=[.Q9]/41" office:value-type="float" office:value="0.218183658536585" calcext:value-type="float">
            <text:p>0.218183658536585</text:p>
          </table:table-cell>
          <table:table-cell table:style-name="ce7" table:formula="of:=[.R9]/41" office:value-type="float" office:value="0.366224390243902" calcext:value-type="float">
            <text:p>0.366224390243902</text:p>
          </table:table-cell>
          <table:table-cell table:style-name="ce7" table:formula="of:=[.S9]/41" office:value-type="float" office:value="0.22514" calcext:value-type="float">
            <text:p>0.22514</text:p>
          </table:table-cell>
          <table:table-cell table:style-name="ce7" table:formula="of:=[.T9]/41" office:value-type="float" office:value="0.109990731707317" calcext:value-type="float">
            <text:p>0.109990731707317</text:p>
          </table:table-cell>
          <table:table-cell table:style-name="ce7" table:formula="of:=[.U9]/41" office:value-type="float" office:value="0.335731707317073" calcext:value-type="float">
            <text:p>0.335731707317073</text:p>
          </table:table-cell>
          <table:table-cell table:style-name="ce7" table:formula="of:=[.V9]/41" office:value-type="float" office:value="0.184977804878049" calcext:value-type="float">
            <text:p>0.184977804878049</text:p>
          </table:table-cell>
          <table:table-cell table:style-name="ce7" table:formula="of:=[.W9]/41" office:value-type="float" office:value="0.0983490243902439" calcext:value-type="float">
            <text:p>0.0983490243902439</text:p>
          </table:table-cell>
          <table:table-cell table:style-name="ce7" table:formula="of:=[.X9]/41" office:value-type="float" office:value="0.285295121951219" calcext:value-type="float">
            <text:p>0.285295121951219</text:p>
          </table:table-cell>
          <table:table-cell table:style-name="ce7" table:formula="of:=[.Y9]/41" office:value-type="float" office:value="0.2785" calcext:value-type="float">
            <text:p>0.2785</text:p>
          </table:table-cell>
          <table:table-cell table:number-columns-repeated="11"/>
          <table:table-cell table:style-name="ce1" office:value-type="string" calcext:value-type="string">
            <text:p>9:</text:p>
          </table:table-cell>
          <table:table-cell table:formula="of:=[.AL28]+[.AB9]+[.L34]" office:value-type="float" office:value="1.41089817804878" calcext:value-type="float">
            <text:p>1.4108981780487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7" table:formula="of:=[.C10]/41" office:value-type="float" office:value="0.127684390243902" calcext:value-type="float">
            <text:p>0.127684390243902</text:p>
          </table:table-cell>
          <table:table-cell table:style-name="ce7" table:formula="of:=[.D10]/41" office:value-type="float" office:value="0.374685365853658" calcext:value-type="float">
            <text:p>0.374685365853658</text:p>
          </table:table-cell>
          <table:table-cell table:style-name="ce7" table:formula="of:=[.E10]/41" office:value-type="float" office:value="0.494592682926829" calcext:value-type="float">
            <text:p>0.494592682926829</text:p>
          </table:table-cell>
          <table:table-cell table:style-name="ce7" table:formula="of:=[.F10]/41" office:value-type="float" office:value="0.443417073170732" calcext:value-type="float">
            <text:p>0.443417073170732</text:p>
          </table:table-cell>
          <table:table-cell table:style-name="ce7" table:formula="of:=[.G10]/41" office:value-type="float" office:value="0.385075609756098" calcext:value-type="float">
            <text:p>0.385075609756098</text:p>
          </table:table-cell>
          <table:table-cell table:style-name="ce7" table:formula="of:=[.H10]/41" office:value-type="float" office:value="0" calcext:value-type="float">
            <text:p>0</text:p>
          </table:table-cell>
          <table:table-cell table:style-name="ce7" table:formula="of:=[.I10]/41" office:value-type="float" office:value="0.358812195121951" calcext:value-type="float">
            <text:p>0.358812195121951</text:p>
          </table:table-cell>
          <table:table-cell table:style-name="ce7" table:formula="of:=[.J10]/41" office:value-type="float" office:value="0.525648780487805" calcext:value-type="float">
            <text:p>0.525648780487805</text:p>
          </table:table-cell>
          <table:table-cell table:style-name="ce7" table:formula="of:=[.K10]/41" office:value-type="float" office:value="0.522558536585366" calcext:value-type="float">
            <text:p>0.522558536585366</text:p>
          </table:table-cell>
          <table:table-cell table:style-name="ce7" table:formula="of:=[.L10]/41" office:value-type="float" office:value="0.476758536585366" calcext:value-type="float">
            <text:p>0.476758536585366</text:p>
          </table:table-cell>
          <table:table-cell table:style-name="ce7" table:formula="of:=[.M10]/41" office:value-type="float" office:value="0.43889512195122" calcext:value-type="float">
            <text:p>0.43889512195122</text:p>
          </table:table-cell>
          <table:table-cell table:style-name="ce7" table:formula="of:=[.N10]/41" office:value-type="float" office:value="0.531778048780488" calcext:value-type="float">
            <text:p>0.531778048780488</text:p>
          </table:table-cell>
          <table:table-cell table:style-name="ce7" table:formula="of:=[.O10]/41" office:value-type="float" office:value="0.546643902439024" calcext:value-type="float">
            <text:p>0.546643902439024</text:p>
          </table:table-cell>
          <table:table-cell table:style-name="ce7" table:formula="of:=[.P10]/41" office:value-type="float" office:value="0.0546939024390244" calcext:value-type="float">
            <text:p>0.0546939024390244</text:p>
          </table:table-cell>
          <table:table-cell table:style-name="ce7" table:formula="of:=[.Q10]/41" office:value-type="float" office:value="0.460587804878049" calcext:value-type="float">
            <text:p>0.460587804878049</text:p>
          </table:table-cell>
          <table:table-cell table:style-name="ce7" table:formula="of:=[.R10]/41" office:value-type="float" office:value="0.444465853658537" calcext:value-type="float">
            <text:p>0.444465853658537</text:p>
          </table:table-cell>
          <table:table-cell table:style-name="ce7" table:formula="of:=[.S10]/41" office:value-type="float" office:value="0.599831707317073" calcext:value-type="float">
            <text:p>0.599831707317073</text:p>
          </table:table-cell>
          <table:table-cell table:style-name="ce7" table:formula="of:=[.T10]/41" office:value-type="float" office:value="0.3946" calcext:value-type="float">
            <text:p>0.3946</text:p>
          </table:table-cell>
          <table:table-cell table:style-name="ce7" table:formula="of:=[.U10]/41" office:value-type="float" office:value="0.093199756097561" calcext:value-type="float">
            <text:p>0.093199756097561</text:p>
          </table:table-cell>
          <table:table-cell table:style-name="ce7" table:formula="of:=[.V10]/41" office:value-type="float" office:value="0.420575609756098" calcext:value-type="float">
            <text:p>0.420575609756098</text:p>
          </table:table-cell>
          <table:table-cell table:style-name="ce7" table:formula="of:=[.W10]/41" office:value-type="float" office:value="0.37320487804878" calcext:value-type="float">
            <text:p>0.37320487804878</text:p>
          </table:table-cell>
          <table:table-cell table:style-name="ce7" table:formula="of:=[.X10]/41" office:value-type="float" office:value="0.47980243902439" calcext:value-type="float">
            <text:p>0.47980243902439</text:p>
          </table:table-cell>
          <table:table-cell table:style-name="ce7" table:formula="of:=[.Y10]/41" office:value-type="float" office:value="0.244782926829268" calcext:value-type="float">
            <text:p>0.244782926829268</text:p>
          </table:table-cell>
          <table:table-cell table:number-columns-repeated="11"/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7" table:formula="of:=[.C11]/41" office:value-type="float" office:value="0.233053414634146" calcext:value-type="float">
            <text:p>0.233053414634146</text:p>
          </table:table-cell>
          <table:table-cell table:style-name="ce7" table:formula="of:=[.D11]/41" office:value-type="float" office:value="0.102590487804878" calcext:value-type="float">
            <text:p>0.102590487804878</text:p>
          </table:table-cell>
          <table:table-cell table:style-name="ce7" table:formula="of:=[.E11]/41" office:value-type="float" office:value="0.185837804878049" calcext:value-type="float">
            <text:p>0.185837804878049</text:p>
          </table:table-cell>
          <table:table-cell table:style-name="ce7" table:formula="of:=[.F11]/41" office:value-type="float" office:value="0.239901707317073" calcext:value-type="float">
            <text:p>0.239901707317073</text:p>
          </table:table-cell>
          <table:table-cell table:style-name="ce7" table:formula="of:=[.G11]/41" office:value-type="float" office:value="0.206756341463415" calcext:value-type="float">
            <text:p>0.206756341463415</text:p>
          </table:table-cell>
          <table:table-cell table:style-name="ce7" table:formula="of:=[.H11]/41" office:value-type="float" office:value="0.358812195121951" calcext:value-type="float">
            <text:p>0.358812195121951</text:p>
          </table:table-cell>
          <table:table-cell table:style-name="ce7" table:formula="of:=[.I11]/41" office:value-type="float" office:value="0" calcext:value-type="float">
            <text:p>0</text:p>
          </table:table-cell>
          <table:table-cell table:style-name="ce7" table:formula="of:=[.J11]/41" office:value-type="float" office:value="0.178617317073171" calcext:value-type="float">
            <text:p>0.178617317073171</text:p>
          </table:table-cell>
          <table:table-cell table:style-name="ce7" table:formula="of:=[.K11]/41" office:value-type="float" office:value="0.272429268292683" calcext:value-type="float">
            <text:p>0.272429268292683</text:p>
          </table:table-cell>
          <table:table-cell table:style-name="ce7" table:formula="of:=[.L11]/41" office:value-type="float" office:value="0.350039024390244" calcext:value-type="float">
            <text:p>0.350039024390244</text:p>
          </table:table-cell>
          <table:table-cell table:style-name="ce7" table:formula="of:=[.M11]/41" office:value-type="float" office:value="0.227940731707317" calcext:value-type="float">
            <text:p>0.227940731707317</text:p>
          </table:table-cell>
          <table:table-cell table:style-name="ce7" table:formula="of:=[.N11]/41" office:value-type="float" office:value="0.30870487804878" calcext:value-type="float">
            <text:p>0.30870487804878</text:p>
          </table:table-cell>
          <table:table-cell table:style-name="ce7" table:formula="of:=[.O11]/41" office:value-type="float" office:value="0.475741463414634" calcext:value-type="float">
            <text:p>0.475741463414634</text:p>
          </table:table-cell>
          <table:table-cell table:style-name="ce7" table:formula="of:=[.P11]/41" office:value-type="float" office:value="0.376356097560976" calcext:value-type="float">
            <text:p>0.376356097560976</text:p>
          </table:table-cell>
          <table:table-cell table:style-name="ce7" table:formula="of:=[.Q11]/41" office:value-type="float" office:value="0.105461463414634" calcext:value-type="float">
            <text:p>0.105461463414634</text:p>
          </table:table-cell>
          <table:table-cell table:style-name="ce7" table:formula="of:=[.R11]/41" office:value-type="float" office:value="0.161653170731707" calcext:value-type="float">
            <text:p>0.161653170731707</text:p>
          </table:table-cell>
          <table:table-cell table:style-name="ce7" table:formula="of:=[.S11]/41" office:value-type="float" office:value="0.308534146341463" calcext:value-type="float">
            <text:p>0.308534146341463</text:p>
          </table:table-cell>
          <table:table-cell table:style-name="ce7" table:formula="of:=[.T11]/41" office:value-type="float" office:value="0.309290243902439" calcext:value-type="float">
            <text:p>0.309290243902439</text:p>
          </table:table-cell>
          <table:table-cell table:style-name="ce7" table:formula="of:=[.U11]/41" office:value-type="float" office:value="0.273034146341463" calcext:value-type="float">
            <text:p>0.273034146341463</text:p>
          </table:table-cell>
          <table:table-cell table:style-name="ce7" table:formula="of:=[.V11]/41" office:value-type="float" office:value="0.0737841463414634" calcext:value-type="float">
            <text:p>0.0737841463414634</text:p>
          </table:table-cell>
          <table:table-cell table:style-name="ce7" table:formula="of:=[.W11]/41" office:value-type="float" office:value="0.110570731707317" calcext:value-type="float">
            <text:p>0.110570731707317</text:p>
          </table:table-cell>
          <table:table-cell table:style-name="ce7" table:formula="of:=[.X11]/41" office:value-type="float" office:value="0.482521951219512" calcext:value-type="float">
            <text:p>0.482521951219512</text:p>
          </table:table-cell>
          <table:table-cell table:style-name="ce7" table:formula="of:=[.Y11]/41" office:value-type="float" office:value="0.390673170731707" calcext:value-type="float">
            <text:p>0.39067317073170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7" table:formula="of:=[.C12]/41" office:value-type="float" office:value="0.404795121951219" calcext:value-type="float">
            <text:p>0.404795121951219</text:p>
          </table:table-cell>
          <table:table-cell table:style-name="ce7" table:formula="of:=[.D12]/41" office:value-type="float" office:value="0.240259756097561" calcext:value-type="float">
            <text:p>0.240259756097561</text:p>
          </table:table-cell>
          <table:table-cell table:style-name="ce7" table:formula="of:=[.E12]/41" office:value-type="float" office:value="0.0849914634146341" calcext:value-type="float">
            <text:p>0.0849914634146341</text:p>
          </table:table-cell>
          <table:table-cell table:style-name="ce7" table:formula="of:=[.F12]/41" office:value-type="float" office:value="0.218953658536585" calcext:value-type="float">
            <text:p>0.218953658536585</text:p>
          </table:table-cell>
          <table:table-cell table:style-name="ce7" table:formula="of:=[.G12]/41" office:value-type="float" office:value="0.231576585365854" calcext:value-type="float">
            <text:p>0.231576585365854</text:p>
          </table:table-cell>
          <table:table-cell table:style-name="ce7" table:formula="of:=[.H12]/41" office:value-type="float" office:value="0.525648780487805" calcext:value-type="float">
            <text:p>0.525648780487805</text:p>
          </table:table-cell>
          <table:table-cell table:style-name="ce7" table:formula="of:=[.I12]/41" office:value-type="float" office:value="0.178617317073171" calcext:value-type="float">
            <text:p>0.178617317073171</text:p>
          </table:table-cell>
          <table:table-cell table:style-name="ce7" table:formula="of:=[.J12]/41" office:value-type="float" office:value="0" calcext:value-type="float">
            <text:p>0</text:p>
          </table:table-cell>
          <table:table-cell table:style-name="ce7" table:formula="of:=[.K12]/41" office:value-type="float" office:value="0.188326341463415" calcext:value-type="float">
            <text:p>0.188326341463415</text:p>
          </table:table-cell>
          <table:table-cell table:style-name="ce7" table:formula="of:=[.L12]/41" office:value-type="float" office:value="0.333970731707317" calcext:value-type="float">
            <text:p>0.333970731707317</text:p>
          </table:table-cell>
          <table:table-cell table:style-name="ce7" table:formula="of:=[.M12]/41" office:value-type="float" office:value="0.336921951219512" calcext:value-type="float">
            <text:p>0.336921951219512</text:p>
          </table:table-cell>
          <table:table-cell table:style-name="ce7" table:formula="of:=[.N12]/41" office:value-type="float" office:value="0.23446756097561" calcext:value-type="float">
            <text:p>0.23446756097561</text:p>
          </table:table-cell>
          <table:table-cell table:style-name="ce7" table:formula="of:=[.O12]/41" office:value-type="float" office:value="0.45960243902439" calcext:value-type="float">
            <text:p>0.45960243902439</text:p>
          </table:table-cell>
          <table:table-cell table:style-name="ce7" table:formula="of:=[.P12]/41" office:value-type="float" office:value="0.549365853658537" calcext:value-type="float">
            <text:p>0.549365853658537</text:p>
          </table:table-cell>
          <table:table-cell table:style-name="ce7" table:formula="of:=[.Q12]/41" office:value-type="float" office:value="0.075790487804878" calcext:value-type="float">
            <text:p>0.075790487804878</text:p>
          </table:table-cell>
          <table:table-cell table:style-name="ce7" table:formula="of:=[.R12]/41" office:value-type="float" office:value="0.249039024390244" calcext:value-type="float">
            <text:p>0.249039024390244</text:p>
          </table:table-cell>
          <table:table-cell table:style-name="ce7" table:formula="of:=[.S12]/41" office:value-type="float" office:value="0.16897756097561" calcext:value-type="float">
            <text:p>0.16897756097561</text:p>
          </table:table-cell>
          <table:table-cell table:style-name="ce7" table:formula="of:=[.T12]/41" office:value-type="float" office:value="0.336341463414634" calcext:value-type="float">
            <text:p>0.336341463414634</text:p>
          </table:table-cell>
          <table:table-cell table:style-name="ce7" table:formula="of:=[.U12]/41" office:value-type="float" office:value="0.445814634146341" calcext:value-type="float">
            <text:p>0.445814634146341</text:p>
          </table:table-cell>
          <table:table-cell table:style-name="ce7" table:formula="of:=[.V12]/41" office:value-type="float" office:value="0.107006097560976" calcext:value-type="float">
            <text:p>0.107006097560976</text:p>
          </table:table-cell>
          <table:table-cell table:style-name="ce7" table:formula="of:=[.W12]/41" office:value-type="float" office:value="0.16692512195122" calcext:value-type="float">
            <text:p>0.16692512195122</text:p>
          </table:table-cell>
          <table:table-cell table:style-name="ce7" table:formula="of:=[.X12]/41" office:value-type="float" office:value="0.504953658536585" calcext:value-type="float">
            <text:p>0.504953658536585</text:p>
          </table:table-cell>
          <table:table-cell table:style-name="ce7" table:formula="of:=[.Y12]/41" office:value-type="float" office:value="0.497092682926829" calcext:value-type="float">
            <text:p>0.4970926829268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047" calcext:value-type="float">
            <text:p>21.0047</text:p>
          </table:table-cell>
          <table:table-cell office:value-type="float" office:value="9.8596" calcext:value-type="float">
            <text:p>9.8596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7" table:formula="of:=[.C13]/41" office:value-type="float" office:value="0.427765853658537" calcext:value-type="float">
            <text:p>0.427765853658537</text:p>
          </table:table-cell>
          <table:table-cell table:style-name="ce7" table:formula="of:=[.D13]/41" office:value-type="float" office:value="0.369609756097561" calcext:value-type="float">
            <text:p>0.369609756097561</text:p>
          </table:table-cell>
          <table:table-cell table:style-name="ce7" table:formula="of:=[.E13]/41" office:value-type="float" office:value="0.108182195121951" calcext:value-type="float">
            <text:p>0.108182195121951</text:p>
          </table:table-cell>
          <table:table-cell table:style-name="ce7" table:formula="of:=[.F13]/41" office:value-type="float" office:value="0.08462" calcext:value-type="float">
            <text:p>0.08462</text:p>
          </table:table-cell>
          <table:table-cell table:style-name="ce7" table:formula="of:=[.G13]/41" office:value-type="float" office:value="0.139352195121951" calcext:value-type="float">
            <text:p>0.139352195121951</text:p>
          </table:table-cell>
          <table:table-cell table:style-name="ce7" table:formula="of:=[.H13]/41" office:value-type="float" office:value="0.522558536585366" calcext:value-type="float">
            <text:p>0.522558536585366</text:p>
          </table:table-cell>
          <table:table-cell table:style-name="ce7" table:formula="of:=[.I13]/41" office:value-type="float" office:value="0.272429268292683" calcext:value-type="float">
            <text:p>0.272429268292683</text:p>
          </table:table-cell>
          <table:table-cell table:style-name="ce7" table:formula="of:=[.J13]/41" office:value-type="float" office:value="0.188326341463415" calcext:value-type="float">
            <text:p>0.188326341463415</text:p>
          </table:table-cell>
          <table:table-cell table:style-name="ce7" table:formula="of:=[.K13]/41" office:value-type="float" office:value="0" calcext:value-type="float">
            <text:p>0</text:p>
          </table:table-cell>
          <table:table-cell table:style-name="ce7" table:formula="of:=[.L13]/41" office:value-type="float" office:value="0.161390243902439" calcext:value-type="float">
            <text:p>0.161390243902439</text:p>
          </table:table-cell>
          <table:table-cell table:style-name="ce7" table:formula="of:=[.M13]/41" office:value-type="float" office:value="0.488421951219512" calcext:value-type="float">
            <text:p>0.488421951219512</text:p>
          </table:table-cell>
          <table:table-cell table:style-name="ce7" table:formula="of:=[.N13]/41" office:value-type="float" office:value="0.0461419512195122" calcext:value-type="float">
            <text:p>0.0461419512195122</text:p>
          </table:table-cell>
          <table:table-cell table:style-name="ce7" table:formula="of:=[.O13]/41" office:value-type="float" office:value="0.277843902439024" calcext:value-type="float">
            <text:p>0.277843902439024</text:p>
          </table:table-cell>
          <table:table-cell table:style-name="ce7" table:formula="of:=[.P13]/41" office:value-type="float" office:value="0.561765853658537" calcext:value-type="float">
            <text:p>0.561765853658537</text:p>
          </table:table-cell>
          <table:table-cell table:style-name="ce7" table:formula="of:=[.Q13]/41" office:value-type="float" office:value="0.223037804878049" calcext:value-type="float">
            <text:p>0.223037804878049</text:p>
          </table:table-cell>
          <table:table-cell table:style-name="ce7" table:formula="of:=[.R13]/41" office:value-type="float" office:value="0.406431707317073" calcext:value-type="float">
            <text:p>0.406431707317073</text:p>
          </table:table-cell>
          <table:table-cell table:style-name="ce7" table:formula="of:=[.S13]/41" office:value-type="float" office:value="0.0922509756097561" calcext:value-type="float">
            <text:p>0.0922509756097561</text:p>
          </table:table-cell>
          <table:table-cell table:style-name="ce7" table:formula="of:=[.T13]/41" office:value-type="float" office:value="0.19746756097561" calcext:value-type="float">
            <text:p>0.19746756097561</text:p>
          </table:table-cell>
          <table:table-cell table:style-name="ce7" table:formula="of:=[.U13]/41" office:value-type="float" office:value="0.466787804878049" calcext:value-type="float">
            <text:p>0.466787804878049</text:p>
          </table:table-cell>
          <table:table-cell table:style-name="ce7" table:formula="of:=[.V13]/41" office:value-type="float" office:value="0.214104390243902" calcext:value-type="float">
            <text:p>0.214104390243902</text:p>
          </table:table-cell>
          <table:table-cell table:style-name="ce7" table:formula="of:=[.W13]/41" office:value-type="float" office:value="0.17515" calcext:value-type="float">
            <text:p>0.17515</text:p>
          </table:table-cell>
          <table:table-cell table:style-name="ce7" table:formula="of:=[.X13]/41" office:value-type="float" office:value="0.34019756097561" calcext:value-type="float">
            <text:p>0.34019756097561</text:p>
          </table:table-cell>
          <table:table-cell table:style-name="ce7" table:formula="of:=[.Y13]/41" office:value-type="float" office:value="0.406546341463415" calcext:value-type="float">
            <text:p>0.406546341463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5775" calcext:value-type="float">
            <text:p>19.5775</text:p>
          </table:table-cell>
          <table:table-cell office:value-type="float" office:value="19.961" calcext:value-type="float">
            <text:p>19.9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7" table:formula="of:=[.C14]/41" office:value-type="float" office:value="0.416792682926829" calcext:value-type="float">
            <text:p>0.416792682926829</text:p>
          </table:table-cell>
          <table:table-cell table:style-name="ce7" table:formula="of:=[.D14]/41" office:value-type="float" office:value="0.452373170731707" calcext:value-type="float">
            <text:p>0.452373170731707</text:p>
          </table:table-cell>
          <table:table-cell table:style-name="ce7" table:formula="of:=[.E14]/41" office:value-type="float" office:value="0.249012195121951" calcext:value-type="float">
            <text:p>0.249012195121951</text:p>
          </table:table-cell>
          <table:table-cell table:style-name="ce7" table:formula="of:=[.F14]/41" office:value-type="float" office:value="0.118989268292683" calcext:value-type="float">
            <text:p>0.118989268292683</text:p>
          </table:table-cell>
          <table:table-cell table:style-name="ce7" table:formula="of:=[.G14]/41" office:value-type="float" office:value="0.14423487804878" calcext:value-type="float">
            <text:p>0.14423487804878</text:p>
          </table:table-cell>
          <table:table-cell table:style-name="ce7" table:formula="of:=[.H14]/41" office:value-type="float" office:value="0.476758536585366" calcext:value-type="float">
            <text:p>0.476758536585366</text:p>
          </table:table-cell>
          <table:table-cell table:style-name="ce7" table:formula="of:=[.I14]/41" office:value-type="float" office:value="0.350039024390244" calcext:value-type="float">
            <text:p>0.350039024390244</text:p>
          </table:table-cell>
          <table:table-cell table:style-name="ce7" table:formula="of:=[.J14]/41" office:value-type="float" office:value="0.333970731707317" calcext:value-type="float">
            <text:p>0.333970731707317</text:p>
          </table:table-cell>
          <table:table-cell table:style-name="ce7" table:formula="of:=[.K14]/41" office:value-type="float" office:value="0.161390243902439" calcext:value-type="float">
            <text:p>0.161390243902439</text:p>
          </table:table-cell>
          <table:table-cell table:style-name="ce7" table:formula="of:=[.L14]/41" office:value-type="float" office:value="0" calcext:value-type="float">
            <text:p>0</text:p>
          </table:table-cell>
          <table:table-cell table:style-name="ce7" table:formula="of:=[.M14]/41" office:value-type="float" office:value="0.577943902439024" calcext:value-type="float">
            <text:p>0.577943902439024</text:p>
          </table:table-cell>
          <table:table-cell table:style-name="ce7" table:formula="of:=[.N14]/41" office:value-type="float" office:value="0.125960243902439" calcext:value-type="float">
            <text:p>0.125960243902439</text:p>
          </table:table-cell>
          <table:table-cell table:style-name="ce7" table:formula="of:=[.O14]/41" office:value-type="float" office:value="0.1289" calcext:value-type="float">
            <text:p>0.1289</text:p>
          </table:table-cell>
          <table:table-cell table:style-name="ce7" table:formula="of:=[.P14]/41" office:value-type="float" office:value="0.525504878048781" calcext:value-type="float">
            <text:p>0.525504878048781</text:p>
          </table:table-cell>
          <table:table-cell table:style-name="ce7" table:formula="of:=[.Q14]/41" office:value-type="float" office:value="0.344341463414634" calcext:value-type="float">
            <text:p>0.344341463414634</text:p>
          </table:table-cell>
          <table:table-cell table:style-name="ce7" table:formula="of:=[.R14]/41" office:value-type="float" office:value="0.507334146341463" calcext:value-type="float">
            <text:p>0.507334146341463</text:p>
          </table:table-cell>
          <table:table-cell table:style-name="ce7" table:formula="of:=[.S14]/41" office:value-type="float" office:value="0.246158536585366" calcext:value-type="float">
            <text:p>0.246158536585366</text:p>
          </table:table-cell>
          <table:table-cell table:style-name="ce7" table:formula="of:=[.T14]/41" office:value-type="float" office:value="0.0826829268292683" calcext:value-type="float">
            <text:p>0.0826829268292683</text:p>
          </table:table-cell>
          <table:table-cell table:style-name="ce7" table:formula="of:=[.U14]/41" office:value-type="float" office:value="0.448412195121951" calcext:value-type="float">
            <text:p>0.448412195121951</text:p>
          </table:table-cell>
          <table:table-cell table:style-name="ce7" table:formula="of:=[.V14]/41" office:value-type="float" office:value="0.318643902439024" calcext:value-type="float">
            <text:p>0.318643902439024</text:p>
          </table:table-cell>
          <table:table-cell table:style-name="ce7" table:formula="of:=[.W14]/41" office:value-type="float" office:value="0.239913902439024" calcext:value-type="float">
            <text:p>0.239913902439024</text:p>
          </table:table-cell>
          <table:table-cell table:style-name="ce7" table:formula="of:=[.X14]/41" office:value-type="float" office:value="0.178884634146341" calcext:value-type="float">
            <text:p>0.178884634146341</text:p>
          </table:table-cell>
          <table:table-cell table:style-name="ce7" table:formula="of:=[.Y14]/41" office:value-type="float" office:value="0.295934146341463" calcext:value-type="float">
            <text:p>0.295934146341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3806" calcext:value-type="float">
            <text:p>8.3806</text:p>
          </table:table-cell>
          <table:table-cell office:value-type="float" office:value="19.2057" calcext:value-type="float">
            <text:p>19.2057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deltatw</text:p>
          </table:table-cell>
          <table:table-cell office:value-type="string" calcext:value-type="string">
            <text:p>deltawt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7" table:formula="of:=[.C15]/41" office:value-type="float" office:value="0.325429268292683" calcext:value-type="float">
            <text:p>0.325429268292683</text:p>
          </table:table-cell>
          <table:table-cell table:style-name="ce7" table:formula="of:=[.D15]/41" office:value-type="float" office:value="0.125661219512195" calcext:value-type="float">
            <text:p>0.125661219512195</text:p>
          </table:table-cell>
          <table:table-cell table:style-name="ce7" table:formula="of:=[.E15]/41" office:value-type="float" office:value="0.386890243902439" calcext:value-type="float">
            <text:p>0.386890243902439</text:p>
          </table:table-cell>
          <table:table-cell table:style-name="ce7" table:formula="of:=[.F15]/41" office:value-type="float" office:value="0.466809756097561" calcext:value-type="float">
            <text:p>0.466809756097561</text:p>
          </table:table-cell>
          <table:table-cell table:style-name="ce7" table:formula="of:=[.G15]/41" office:value-type="float" office:value="0.434314634146341" calcext:value-type="float">
            <text:p>0.434314634146341</text:p>
          </table:table-cell>
          <table:table-cell table:style-name="ce7" table:formula="of:=[.H15]/41" office:value-type="float" office:value="0.43889512195122" calcext:value-type="float">
            <text:p>0.43889512195122</text:p>
          </table:table-cell>
          <table:table-cell table:style-name="ce7" table:formula="of:=[.I15]/41" office:value-type="float" office:value="0.227940731707317" calcext:value-type="float">
            <text:p>0.227940731707317</text:p>
          </table:table-cell>
          <table:table-cell table:style-name="ce7" table:formula="of:=[.J15]/41" office:value-type="float" office:value="0.336921951219512" calcext:value-type="float">
            <text:p>0.336921951219512</text:p>
          </table:table-cell>
          <table:table-cell table:style-name="ce7" table:formula="of:=[.K15]/41" office:value-type="float" office:value="0.488421951219512" calcext:value-type="float">
            <text:p>0.488421951219512</text:p>
          </table:table-cell>
          <table:table-cell table:style-name="ce7" table:formula="of:=[.L15]/41" office:value-type="float" office:value="0.577943902439024" calcext:value-type="float">
            <text:p>0.577943902439024</text:p>
          </table:table-cell>
          <table:table-cell table:style-name="ce7" table:formula="of:=[.M15]/41" office:value-type="float" office:value="0" calcext:value-type="float">
            <text:p>0</text:p>
          </table:table-cell>
          <table:table-cell table:style-name="ce7" table:formula="of:=[.N15]/41" office:value-type="float" office:value="0.529024390243902" calcext:value-type="float">
            <text:p>0.529024390243902</text:p>
          </table:table-cell>
          <table:table-cell table:style-name="ce7" table:formula="of:=[.O15]/41" office:value-type="float" office:value="0.703021951219512" calcext:value-type="float">
            <text:p>0.703021951219512</text:p>
          </table:table-cell>
          <table:table-cell table:style-name="ce7" table:formula="of:=[.P15]/41" office:value-type="float" office:value="0.426524390243902" calcext:value-type="float">
            <text:p>0.426524390243902</text:p>
          </table:table-cell>
          <table:table-cell table:style-name="ce7" table:formula="of:=[.Q15]/41" office:value-type="float" office:value="0.271956097560976" calcext:value-type="float">
            <text:p>0.271956097560976</text:p>
          </table:table-cell>
          <table:table-cell table:style-name="ce7" table:formula="of:=[.R15]/41" office:value-type="float" office:value="0.0881290243902439" calcext:value-type="float">
            <text:p>0.0881290243902439</text:p>
          </table:table-cell>
          <table:table-cell table:style-name="ce7" table:formula="of:=[.S15]/41" office:value-type="float" office:value="0.501621951219512" calcext:value-type="float">
            <text:p>0.501621951219512</text:p>
          </table:table-cell>
          <table:table-cell table:style-name="ce7" table:formula="of:=[.T15]/41" office:value-type="float" office:value="0.53340243902439" calcext:value-type="float">
            <text:p>0.53340243902439</text:p>
          </table:table-cell>
          <table:table-cell table:style-name="ce7" table:formula="of:=[.U15]/41" office:value-type="float" office:value="0.347975609756098" calcext:value-type="float">
            <text:p>0.347975609756098</text:p>
          </table:table-cell>
          <table:table-cell table:style-name="ce7" table:formula="of:=[.V15]/41" office:value-type="float" office:value="0.274346341463415" calcext:value-type="float">
            <text:p>0.274346341463415</text:p>
          </table:table-cell>
          <table:table-cell table:style-name="ce7" table:formula="of:=[.W15]/41" office:value-type="float" office:value="0.338412195121951" calcext:value-type="float">
            <text:p>0.338412195121951</text:p>
          </table:table-cell>
          <table:table-cell table:style-name="ce7" table:formula="of:=[.X15]/41" office:value-type="float" office:value="0.702748780487805" calcext:value-type="float">
            <text:p>0.702748780487805</text:p>
          </table:table-cell>
          <table:table-cell table:style-name="ce7" table:formula="of:=[.Y15]/41" office:value-type="float" office:value="0.569004878048781" calcext:value-type="float">
            <text:p>0.5690048780487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9444" calcext:value-type="float">
            <text:p>6.9444</text:p>
          </table:table-cell>
          <table:table-cell office:value-type="float" office:value="13.8492" calcext:value-type="float">
            <text:p>13.8492</text:p>
          </table:table-cell>
          <table:table-cell table:number-columns-repeated="2"/>
          <table:table-cell table:formula="of:=[.AB9]+[.N38]" office:value-type="float" office:value="0.129475251219512" calcext:value-type="float">
            <text:p>0.12947525121951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7" table:formula="of:=[.C16]/41" office:value-type="float" office:value="0.445251219512195" calcext:value-type="float">
            <text:p>0.445251219512195</text:p>
          </table:table-cell>
          <table:table-cell table:style-name="ce7" table:formula="of:=[.D16]/41" office:value-type="float" office:value="0.408207317073171" calcext:value-type="float">
            <text:p>0.408207317073171</text:p>
          </table:table-cell>
          <table:table-cell table:style-name="ce7" table:formula="of:=[.E16]/41" office:value-type="float" office:value="0.153645853658537" calcext:value-type="float">
            <text:p>0.153645853658537</text:p>
          </table:table-cell>
          <table:table-cell table:style-name="ce7" table:formula="of:=[.F16]/41" office:value-type="float" office:value="0.0890990243902439" calcext:value-type="float">
            <text:p>0.0890990243902439</text:p>
          </table:table-cell>
          <table:table-cell table:style-name="ce7" table:formula="of:=[.G16]/41" office:value-type="float" office:value="0.147561219512195" calcext:value-type="float">
            <text:p>0.147561219512195</text:p>
          </table:table-cell>
          <table:table-cell table:style-name="ce7" table:formula="of:=[.H16]/41" office:value-type="float" office:value="0.531778048780488" calcext:value-type="float">
            <text:p>0.531778048780488</text:p>
          </table:table-cell>
          <table:table-cell table:style-name="ce7" table:formula="of:=[.I16]/41" office:value-type="float" office:value="0.30870487804878" calcext:value-type="float">
            <text:p>0.30870487804878</text:p>
          </table:table-cell>
          <table:table-cell table:style-name="ce7" table:formula="of:=[.J16]/41" office:value-type="float" office:value="0.23446756097561" calcext:value-type="float">
            <text:p>0.23446756097561</text:p>
          </table:table-cell>
          <table:table-cell table:style-name="ce7" table:formula="of:=[.K16]/41" office:value-type="float" office:value="0.0461419512195122" calcext:value-type="float">
            <text:p>0.0461419512195122</text:p>
          </table:table-cell>
          <table:table-cell table:style-name="ce7" table:formula="of:=[.L16]/41" office:value-type="float" office:value="0.125960243902439" calcext:value-type="float">
            <text:p>0.125960243902439</text:p>
          </table:table-cell>
          <table:table-cell table:style-name="ce7" table:formula="of:=[.M16]/41" office:value-type="float" office:value="0.529024390243902" calcext:value-type="float">
            <text:p>0.529024390243902</text:p>
          </table:table-cell>
          <table:table-cell table:style-name="ce7" table:formula="of:=[.N16]/41" office:value-type="float" office:value="0" calcext:value-type="float">
            <text:p>0</text:p>
          </table:table-cell>
          <table:table-cell table:style-name="ce7" table:formula="of:=[.O16]/41" office:value-type="float" office:value="0.23478" calcext:value-type="float">
            <text:p>0.23478</text:p>
          </table:table-cell>
          <table:table-cell table:style-name="ce7" table:formula="of:=[.P16]/41" office:value-type="float" office:value="0.573978048780488" calcext:value-type="float">
            <text:p>0.573978048780488</text:p>
          </table:table-cell>
          <table:table-cell table:style-name="ce7" table:formula="of:=[.Q16]/41" office:value-type="float" office:value="0.267024390243902" calcext:value-type="float">
            <text:p>0.267024390243902</text:p>
          </table:table-cell>
          <table:table-cell table:style-name="ce7" table:formula="of:=[.R16]/41" office:value-type="float" office:value="0.448531707317073" calcext:value-type="float">
            <text:p>0.448531707317073</text:p>
          </table:table-cell>
          <table:table-cell table:style-name="ce7" table:formula="of:=[.S16]/41" office:value-type="float" office:value="0.120278292682927" calcext:value-type="float">
            <text:p>0.120278292682927</text:p>
          </table:table-cell>
          <table:table-cell table:style-name="ce7" table:formula="of:=[.T16]/41" office:value-type="float" office:value="0.177622926829268" calcext:value-type="float">
            <text:p>0.177622926829268</text:p>
          </table:table-cell>
          <table:table-cell table:style-name="ce7" table:formula="of:=[.U16]/41" office:value-type="float" office:value="0.482843902439024" calcext:value-type="float">
            <text:p>0.482843902439024</text:p>
          </table:table-cell>
          <table:table-cell table:style-name="ce7" table:formula="of:=[.V16]/41" office:value-type="float" office:value="0.25499512195122" calcext:value-type="float">
            <text:p>0.25499512195122</text:p>
          </table:table-cell>
          <table:table-cell table:style-name="ce7" table:formula="of:=[.W16]/41" office:value-type="float" office:value="0.205186341463415" calcext:value-type="float">
            <text:p>0.205186341463415</text:p>
          </table:table-cell>
          <table:table-cell table:style-name="ce7" table:formula="of:=[.X16]/41" office:value-type="float" office:value="0.303841463414634" calcext:value-type="float">
            <text:p>0.303841463414634</text:p>
          </table:table-cell>
          <table:table-cell table:style-name="ce7" table:formula="of:=[.Y16]/41" office:value-type="float" office:value="0.394746341463415" calcext:value-type="float">
            <text:p>0.3947463414634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1196" calcext:value-type="float">
            <text:p>9.1196</text:p>
          </table:table-cell>
          <table:table-cell office:value-type="float" office:value="12.835" calcext:value-type="float">
            <text:p>12.835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style-name="ce7" table:formula="of:=[.C17]/41" office:value-type="float" office:value="0.510792682926829" calcext:value-type="float">
            <text:p>0.510792682926829</text:p>
          </table:table-cell>
          <table:table-cell table:style-name="ce7" table:formula="of:=[.D17]/41" office:value-type="float" office:value="0.577378048780488" calcext:value-type="float">
            <text:p>0.577378048780488</text:p>
          </table:table-cell>
          <table:table-cell table:style-name="ce7" table:formula="of:=[.E17]/41" office:value-type="float" office:value="0.374736585365854" calcext:value-type="float">
            <text:p>0.374736585365854</text:p>
          </table:table-cell>
          <table:table-cell table:style-name="ce7" table:formula="of:=[.F17]/41" office:value-type="float" office:value="0.247790243902439" calcext:value-type="float">
            <text:p>0.247790243902439</text:p>
          </table:table-cell>
          <table:table-cell table:style-name="ce7" table:formula="of:=[.G17]/41" office:value-type="float" office:value="0.26899756097561" calcext:value-type="float">
            <text:p>0.26899756097561</text:p>
          </table:table-cell>
          <table:table-cell table:style-name="ce7" table:formula="of:=[.H17]/41" office:value-type="float" office:value="0.546643902439024" calcext:value-type="float">
            <text:p>0.546643902439024</text:p>
          </table:table-cell>
          <table:table-cell table:style-name="ce7" table:formula="of:=[.I17]/41" office:value-type="float" office:value="0.475741463414634" calcext:value-type="float">
            <text:p>0.475741463414634</text:p>
          </table:table-cell>
          <table:table-cell table:style-name="ce7" table:formula="of:=[.J17]/41" office:value-type="float" office:value="0.45960243902439" calcext:value-type="float">
            <text:p>0.45960243902439</text:p>
          </table:table-cell>
          <table:table-cell table:style-name="ce7" table:formula="of:=[.K17]/41" office:value-type="float" office:value="0.277843902439024" calcext:value-type="float">
            <text:p>0.277843902439024</text:p>
          </table:table-cell>
          <table:table-cell table:style-name="ce7" table:formula="of:=[.L17]/41" office:value-type="float" office:value="0.1289" calcext:value-type="float">
            <text:p>0.1289</text:p>
          </table:table-cell>
          <table:table-cell table:style-name="ce7" table:formula="of:=[.M17]/41" office:value-type="float" office:value="0.703021951219512" calcext:value-type="float">
            <text:p>0.703021951219512</text:p>
          </table:table-cell>
          <table:table-cell table:style-name="ce7" table:formula="of:=[.N17]/41" office:value-type="float" office:value="0.23478" calcext:value-type="float">
            <text:p>0.23478</text:p>
          </table:table-cell>
          <table:table-cell table:style-name="ce7" table:formula="of:=[.O17]/41" office:value-type="float" office:value="0" calcext:value-type="float">
            <text:p>0</text:p>
          </table:table-cell>
          <table:table-cell table:style-name="ce7" table:formula="of:=[.P17]/41" office:value-type="float" office:value="0.599348780487805" calcext:value-type="float">
            <text:p>0.599348780487805</text:p>
          </table:table-cell>
          <table:table-cell table:style-name="ce7" table:formula="of:=[.Q17]/41" office:value-type="float" office:value="0.473151219512195" calcext:value-type="float">
            <text:p>0.473151219512195</text:p>
          </table:table-cell>
          <table:table-cell table:style-name="ce7" table:formula="of:=[.R17]/41" office:value-type="float" office:value="0.634707317073171" calcext:value-type="float">
            <text:p>0.634707317073171</text:p>
          </table:table-cell>
          <table:table-cell table:style-name="ce7" table:formula="of:=[.S17]/41" office:value-type="float" office:value="0.35010243902439" calcext:value-type="float">
            <text:p>0.35010243902439</text:p>
          </table:table-cell>
          <table:table-cell table:style-name="ce7" table:formula="of:=[.T17]/41" office:value-type="float" office:value="0.17599" calcext:value-type="float">
            <text:p>0.17599</text:p>
          </table:table-cell>
          <table:table-cell table:style-name="ce7" table:formula="of:=[.U17]/41" office:value-type="float" office:value="0.536790243902439" calcext:value-type="float">
            <text:p>0.536790243902439</text:p>
          </table:table-cell>
          <table:table-cell table:style-name="ce7" table:formula="of:=[.V17]/41" office:value-type="float" office:value="0.447375609756098" calcext:value-type="float">
            <text:p>0.447375609756098</text:p>
          </table:table-cell>
          <table:table-cell table:style-name="ce7" table:formula="of:=[.W17]/41" office:value-type="float" office:value="0.366663414634146" calcext:value-type="float">
            <text:p>0.366663414634146</text:p>
          </table:table-cell>
          <table:table-cell table:style-name="ce7" table:formula="of:=[.X17]/41" office:value-type="float" office:value="0.107112195121951" calcext:value-type="float">
            <text:p>0.107112195121951</text:p>
          </table:table-cell>
          <table:table-cell table:style-name="ce7" table:formula="of:=[.Y17]/41" office:value-type="float" office:value="0.325170731707317" calcext:value-type="float">
            <text:p>0.3251707317073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7912" calcext:value-type="float">
            <text:p>22.7912</text:p>
          </table:table-cell>
          <table:table-cell office:value-type="float" office:value="4.9388" calcext:value-type="float">
            <text:p>4.9388</text:p>
          </table:table-cell>
          <table:table-cell table:number-columns-repeated="2"/>
          <table:table-cell office:value-type="string" calcext:value-type="string">
            <text:p>earliest</text:p>
          </table:table-cell>
          <table:table-cell office:value-type="string" calcext:value-type="string">
            <text:p>latest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style-name="ce7" table:formula="of:=[.C18]/41" office:value-type="float" office:value="0.144575365853659" calcext:value-type="float">
            <text:p>0.144575365853659</text:p>
          </table:table-cell>
          <table:table-cell table:style-name="ce7" table:formula="of:=[.D18]/41" office:value-type="float" office:value="0.377456097560976" calcext:value-type="float">
            <text:p>0.377456097560976</text:p>
          </table:table-cell>
          <table:table-cell table:style-name="ce7" table:formula="of:=[.E18]/41" office:value-type="float" office:value="0.525582926829268" calcext:value-type="float">
            <text:p>0.525582926829268</text:p>
          </table:table-cell>
          <table:table-cell table:style-name="ce7" table:formula="of:=[.F18]/41" office:value-type="float" office:value="0.485036585365854" calcext:value-type="float">
            <text:p>0.485036585365854</text:p>
          </table:table-cell>
          <table:table-cell table:style-name="ce7" table:formula="of:=[.G18]/41" office:value-type="float" office:value="0.4265" calcext:value-type="float">
            <text:p>0.4265</text:p>
          </table:table-cell>
          <table:table-cell table:style-name="ce7" table:formula="of:=[.H18]/41" office:value-type="float" office:value="0.0546939024390244" calcext:value-type="float">
            <text:p>0.0546939024390244</text:p>
          </table:table-cell>
          <table:table-cell table:style-name="ce7" table:formula="of:=[.I18]/41" office:value-type="float" office:value="0.376356097560976" calcext:value-type="float">
            <text:p>0.376356097560976</text:p>
          </table:table-cell>
          <table:table-cell table:style-name="ce7" table:formula="of:=[.J18]/41" office:value-type="float" office:value="0.549365853658537" calcext:value-type="float">
            <text:p>0.549365853658537</text:p>
          </table:table-cell>
          <table:table-cell table:style-name="ce7" table:formula="of:=[.K18]/41" office:value-type="float" office:value="0.561765853658537" calcext:value-type="float">
            <text:p>0.561765853658537</text:p>
          </table:table-cell>
          <table:table-cell table:style-name="ce7" table:formula="of:=[.L18]/41" office:value-type="float" office:value="0.525504878048781" calcext:value-type="float">
            <text:p>0.525504878048781</text:p>
          </table:table-cell>
          <table:table-cell table:style-name="ce7" table:formula="of:=[.M18]/41" office:value-type="float" office:value="0.426524390243902" calcext:value-type="float">
            <text:p>0.426524390243902</text:p>
          </table:table-cell>
          <table:table-cell table:style-name="ce7" table:formula="of:=[.N18]/41" office:value-type="float" office:value="0.573978048780488" calcext:value-type="float">
            <text:p>0.573978048780488</text:p>
          </table:table-cell>
          <table:table-cell table:style-name="ce7" table:formula="of:=[.O18]/41" office:value-type="float" office:value="0.599348780487805" calcext:value-type="float">
            <text:p>0.599348780487805</text:p>
          </table:table-cell>
          <table:table-cell table:style-name="ce7" table:formula="of:=[.P18]/41" office:value-type="float" office:value="0" calcext:value-type="float">
            <text:p>0</text:p>
          </table:table-cell>
          <table:table-cell table:style-name="ce7" table:formula="of:=[.Q18]/41" office:value-type="float" office:value="0.480760975609756" calcext:value-type="float">
            <text:p>0.480760975609756</text:p>
          </table:table-cell>
          <table:table-cell table:style-name="ce7" table:formula="of:=[.R18]/41" office:value-type="float" office:value="0.442919512195122" calcext:value-type="float">
            <text:p>0.442919512195122</text:p>
          </table:table-cell>
          <table:table-cell table:style-name="ce7" table:formula="of:=[.S18]/41" office:value-type="float" office:value="0.635380487804878" calcext:value-type="float">
            <text:p>0.635380487804878</text:p>
          </table:table-cell>
          <table:table-cell table:style-name="ce7" table:formula="of:=[.T18]/41" office:value-type="float" office:value="0.443953658536585" calcext:value-type="float">
            <text:p>0.443953658536585</text:p>
          </table:table-cell>
          <table:table-cell table:style-name="ce7" table:formula="of:=[.U18]/41" office:value-type="float" office:value="0.103622195121951" calcext:value-type="float">
            <text:p>0.103622195121951</text:p>
          </table:table-cell>
          <table:table-cell table:style-name="ce7" table:formula="of:=[.V18]/41" office:value-type="float" office:value="0.442768292682927" calcext:value-type="float">
            <text:p>0.442768292682927</text:p>
          </table:table-cell>
          <table:table-cell table:style-name="ce7" table:formula="of:=[.W18]/41" office:value-type="float" office:value="0.404741463414634" calcext:value-type="float">
            <text:p>0.404741463414634</text:p>
          </table:table-cell>
          <table:table-cell table:style-name="ce7" table:formula="of:=[.X18]/41" office:value-type="float" office:value="0.534143902439024" calcext:value-type="float">
            <text:p>0.534143902439024</text:p>
          </table:table-cell>
          <table:table-cell table:style-name="ce7" table:formula="of:=[.Y18]/41" office:value-type="float" office:value="0.299424390243902" calcext:value-type="float">
            <text:p>0.2994243902439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8928" calcext:value-type="float">
            <text:p>15.8928</text:p>
          </table:table-cell>
          <table:table-cell office:value-type="float" office:value="17.9324" calcext:value-type="float">
            <text:p>17.9324</text:p>
          </table:table-cell>
          <table:table-cell table:number-columns-repeated="2"/>
          <table:table-cell table:formula="of:= [.AL33]" office:value-type="float" office:value="3.9512833" calcext:value-type="float">
            <text:p>3.9512833</text:p>
          </table:table-cell>
          <table:table-cell table:formula="of:=24-[.AF40]" office:value-type="float" office:value="23.8705247487805" calcext:value-type="float">
            <text:p>23.8705247487805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7" table:formula="of:=[.C19]/41" office:value-type="float" office:value="0.336682926829268" calcext:value-type="float">
            <text:p>0.336682926829268</text:p>
          </table:table-cell>
          <table:table-cell table:style-name="ce7" table:formula="of:=[.D19]/41" office:value-type="float" office:value="0.166592926829268" calcext:value-type="float">
            <text:p>0.166592926829268</text:p>
          </table:table-cell>
          <table:table-cell table:style-name="ce7" table:formula="of:=[.E19]/41" office:value-type="float" office:value="0.116660731707317" calcext:value-type="float">
            <text:p>0.116660731707317</text:p>
          </table:table-cell>
          <table:table-cell table:style-name="ce7" table:formula="of:=[.F19]/41" office:value-type="float" office:value="0.225366829268293" calcext:value-type="float">
            <text:p>0.225366829268293</text:p>
          </table:table-cell>
          <table:table-cell table:style-name="ce7" table:formula="of:=[.G19]/41" office:value-type="float" office:value="0.218183658536585" calcext:value-type="float">
            <text:p>0.218183658536585</text:p>
          </table:table-cell>
          <table:table-cell table:style-name="ce7" table:formula="of:=[.H19]/41" office:value-type="float" office:value="0.460587804878049" calcext:value-type="float">
            <text:p>0.460587804878049</text:p>
          </table:table-cell>
          <table:table-cell table:style-name="ce7" table:formula="of:=[.I19]/41" office:value-type="float" office:value="0.105461463414634" calcext:value-type="float">
            <text:p>0.105461463414634</text:p>
          </table:table-cell>
          <table:table-cell table:style-name="ce7" table:formula="of:=[.J19]/41" office:value-type="float" office:value="0.075790487804878" calcext:value-type="float">
            <text:p>0.075790487804878</text:p>
          </table:table-cell>
          <table:table-cell table:style-name="ce7" table:formula="of:=[.K19]/41" office:value-type="float" office:value="0.223037804878049" calcext:value-type="float">
            <text:p>0.223037804878049</text:p>
          </table:table-cell>
          <table:table-cell table:style-name="ce7" table:formula="of:=[.L19]/41" office:value-type="float" office:value="0.344341463414634" calcext:value-type="float">
            <text:p>0.344341463414634</text:p>
          </table:table-cell>
          <table:table-cell table:style-name="ce7" table:formula="of:=[.M19]/41" office:value-type="float" office:value="0.271956097560976" calcext:value-type="float">
            <text:p>0.271956097560976</text:p>
          </table:table-cell>
          <table:table-cell table:style-name="ce7" table:formula="of:=[.N19]/41" office:value-type="float" office:value="0.267024390243902" calcext:value-type="float">
            <text:p>0.267024390243902</text:p>
          </table:table-cell>
          <table:table-cell table:style-name="ce7" table:formula="of:=[.O19]/41" office:value-type="float" office:value="0.473151219512195" calcext:value-type="float">
            <text:p>0.473151219512195</text:p>
          </table:table-cell>
          <table:table-cell table:style-name="ce7" table:formula="of:=[.P19]/41" office:value-type="float" office:value="0.480760975609756" calcext:value-type="float">
            <text:p>0.480760975609756</text:p>
          </table:table-cell>
          <table:table-cell table:style-name="ce7" table:formula="of:=[.Q19]/41" office:value-type="float" office:value="0" calcext:value-type="float">
            <text:p>0</text:p>
          </table:table-cell>
          <table:table-cell table:style-name="ce7" table:formula="of:=[.R19]/41" office:value-type="float" office:value="0.186239268292683" calcext:value-type="float">
            <text:p>0.186239268292683</text:p>
          </table:table-cell>
          <table:table-cell table:style-name="ce7" table:formula="of:=[.S19]/41" office:value-type="float" office:value="0.230073658536585" calcext:value-type="float">
            <text:p>0.230073658536585</text:p>
          </table:table-cell>
          <table:table-cell table:style-name="ce7" table:formula="of:=[.T19]/41" office:value-type="float" office:value="0.328109756097561" calcext:value-type="float">
            <text:p>0.328109756097561</text:p>
          </table:table-cell>
          <table:table-cell table:style-name="ce7" table:formula="of:=[.U19]/41" office:value-type="float" office:value="0.37719756097561" calcext:value-type="float">
            <text:p>0.37719756097561</text:p>
          </table:table-cell>
          <table:table-cell table:style-name="ce7" table:formula="of:=[.V19]/41" office:value-type="float" office:value="0.0430273170731707" calcext:value-type="float">
            <text:p>0.0430273170731707</text:p>
          </table:table-cell>
          <table:table-cell table:style-name="ce7" table:formula="of:=[.W19]/41" office:value-type="float" office:value="0.130013414634146" calcext:value-type="float">
            <text:p>0.130013414634146</text:p>
          </table:table-cell>
          <table:table-cell table:style-name="ce7" table:formula="of:=[.X19]/41" office:value-type="float" office:value="0.502870731707317" calcext:value-type="float">
            <text:p>0.502870731707317</text:p>
          </table:table-cell>
          <table:table-cell table:style-name="ce7" table:formula="of:=[.Y19]/41" office:value-type="float" office:value="0.459248780487805" calcext:value-type="float">
            <text:p>0.4592487804878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0057" calcext:value-type="float">
            <text:p>10.0057</text:p>
          </table:table-cell>
          <table:table-cell office:value-type="float" office:value="22.2882" calcext:value-type="float">
            <text:p>22.2882</text:p>
          </table:table-cell>
          <table:table-cell table:number-columns-repeated="3"/>
          <table:table-cell table:style-name="ce75" table:formula="of:=[.AL33]" office:value-type="float" office:value="3.9512833" calcext:value-type="float">
            <text:p>3.9512833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table:style-name="ce7" table:formula="of:=[.C20]/41" office:value-type="float" office:value="0.320517073170732" calcext:value-type="float">
            <text:p>0.320517073170732</text:p>
          </table:table-cell>
          <table:table-cell table:style-name="ce7" table:formula="of:=[.D20]/41" office:value-type="float" office:value="0.0750465853658536" calcext:value-type="float">
            <text:p>0.0750465853658536</text:p>
          </table:table-cell>
          <table:table-cell table:style-name="ce7" table:formula="of:=[.E20]/41" office:value-type="float" office:value="0.302426829268293" calcext:value-type="float">
            <text:p>0.302426829268293</text:p>
          </table:table-cell>
          <table:table-cell table:style-name="ce7" table:formula="of:=[.F20]/41" office:value-type="float" office:value="0.392387804878049" calcext:value-type="float">
            <text:p>0.392387804878049</text:p>
          </table:table-cell>
          <table:table-cell table:style-name="ce7" table:formula="of:=[.G20]/41" office:value-type="float" office:value="0.366224390243902" calcext:value-type="float">
            <text:p>0.366224390243902</text:p>
          </table:table-cell>
          <table:table-cell table:style-name="ce7" table:formula="of:=[.H20]/41" office:value-type="float" office:value="0.444465853658537" calcext:value-type="float">
            <text:p>0.444465853658537</text:p>
          </table:table-cell>
          <table:table-cell table:style-name="ce7" table:formula="of:=[.I20]/41" office:value-type="float" office:value="0.161653170731707" calcext:value-type="float">
            <text:p>0.161653170731707</text:p>
          </table:table-cell>
          <table:table-cell table:style-name="ce7" table:formula="of:=[.J20]/41" office:value-type="float" office:value="0.249039024390244" calcext:value-type="float">
            <text:p>0.249039024390244</text:p>
          </table:table-cell>
          <table:table-cell table:style-name="ce7" table:formula="of:=[.K20]/41" office:value-type="float" office:value="0.406431707317073" calcext:value-type="float">
            <text:p>0.406431707317073</text:p>
          </table:table-cell>
          <table:table-cell table:style-name="ce7" table:formula="of:=[.L20]/41" office:value-type="float" office:value="0.507334146341463" calcext:value-type="float">
            <text:p>0.507334146341463</text:p>
          </table:table-cell>
          <table:table-cell table:style-name="ce7" table:formula="of:=[.M20]/41" office:value-type="float" office:value="0.0881290243902439" calcext:value-type="float">
            <text:p>0.0881290243902439</text:p>
          </table:table-cell>
          <table:table-cell table:style-name="ce7" table:formula="of:=[.N20]/41" office:value-type="float" office:value="0.448531707317073" calcext:value-type="float">
            <text:p>0.448531707317073</text:p>
          </table:table-cell>
          <table:table-cell table:style-name="ce7" table:formula="of:=[.O20]/41" office:value-type="float" office:value="0.634707317073171" calcext:value-type="float">
            <text:p>0.634707317073171</text:p>
          </table:table-cell>
          <table:table-cell table:style-name="ce7" table:formula="of:=[.P20]/41" office:value-type="float" office:value="0.442919512195122" calcext:value-type="float">
            <text:p>0.442919512195122</text:p>
          </table:table-cell>
          <table:table-cell table:style-name="ce7" table:formula="of:=[.Q20]/41" office:value-type="float" office:value="0.186239268292683" calcext:value-type="float">
            <text:p>0.186239268292683</text:p>
          </table:table-cell>
          <table:table-cell table:style-name="ce7" table:formula="of:=[.R20]/41" office:value-type="float" office:value="0" calcext:value-type="float">
            <text:p>0</text:p>
          </table:table-cell>
          <table:table-cell table:style-name="ce7" table:formula="of:=[.S20]/41" office:value-type="float" office:value="0.414790243902439" calcext:value-type="float">
            <text:p>0.414790243902439</text:p>
          </table:table-cell>
          <table:table-cell table:style-name="ce7" table:formula="of:=[.T20]/41" office:value-type="float" office:value="0.470739024390244" calcext:value-type="float">
            <text:p>0.470739024390244</text:p>
          </table:table-cell>
          <table:table-cell table:style-name="ce7" table:formula="of:=[.U20]/41" office:value-type="float" office:value="0.351265853658537" calcext:value-type="float">
            <text:p>0.351265853658537</text:p>
          </table:table-cell>
          <table:table-cell table:style-name="ce7" table:formula="of:=[.V20]/41" office:value-type="float" office:value="0.193961219512195" calcext:value-type="float">
            <text:p>0.193961219512195</text:p>
          </table:table-cell>
          <table:table-cell table:style-name="ce7" table:formula="of:=[.W20]/41" office:value-type="float" office:value="0.268090243902439" calcext:value-type="float">
            <text:p>0.268090243902439</text:p>
          </table:table-cell>
          <table:table-cell table:style-name="ce7" table:formula="of:=[.X20]/41" office:value-type="float" office:value="0.644165853658537" calcext:value-type="float">
            <text:p>0.644165853658537</text:p>
          </table:table-cell>
          <table:table-cell table:style-name="ce7" table:formula="of:=[.Y20]/41" office:value-type="float" office:value="0.536173170731707" calcext:value-type="float">
            <text:p>0.5361731707317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8053" calcext:value-type="float">
            <text:p>4.8053</text:p>
          </table:table-cell>
          <table:table-cell office:value-type="float" office:value="16.5807" calcext:value-type="float">
            <text:p>16.5807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table:style-name="ce7" table:formula="of:=[.C21]/41" office:value-type="float" office:value="0.496146341463415" calcext:value-type="float">
            <text:p>0.496146341463415</text:p>
          </table:table-cell>
          <table:table-cell table:style-name="ce7" table:formula="of:=[.D21]/41" office:value-type="float" office:value="0.393836585365854" calcext:value-type="float">
            <text:p>0.393836585365854</text:p>
          </table:table-cell>
          <table:table-cell table:style-name="ce7" table:formula="of:=[.E21]/41" office:value-type="float" office:value="0.122700487804878" calcext:value-type="float">
            <text:p>0.122700487804878</text:p>
          </table:table-cell>
          <table:table-cell table:style-name="ce7" table:formula="of:=[.F21]/41" office:value-type="float" office:value="0.174986829268293" calcext:value-type="float">
            <text:p>0.174986829268293</text:p>
          </table:table-cell>
          <table:table-cell table:style-name="ce7" table:formula="of:=[.G21]/41" office:value-type="float" office:value="0.22514" calcext:value-type="float">
            <text:p>0.22514</text:p>
          </table:table-cell>
          <table:table-cell table:style-name="ce7" table:formula="of:=[.H21]/41" office:value-type="float" office:value="0.599831707317073" calcext:value-type="float">
            <text:p>0.599831707317073</text:p>
          </table:table-cell>
          <table:table-cell table:style-name="ce7" table:formula="of:=[.I21]/41" office:value-type="float" office:value="0.308534146341463" calcext:value-type="float">
            <text:p>0.308534146341463</text:p>
          </table:table-cell>
          <table:table-cell table:style-name="ce7" table:formula="of:=[.J21]/41" office:value-type="float" office:value="0.16897756097561" calcext:value-type="float">
            <text:p>0.16897756097561</text:p>
          </table:table-cell>
          <table:table-cell table:style-name="ce7" table:formula="of:=[.K21]/41" office:value-type="float" office:value="0.0922509756097561" calcext:value-type="float">
            <text:p>0.0922509756097561</text:p>
          </table:table-cell>
          <table:table-cell table:style-name="ce7" table:formula="of:=[.L21]/41" office:value-type="float" office:value="0.246158536585366" calcext:value-type="float">
            <text:p>0.246158536585366</text:p>
          </table:table-cell>
          <table:table-cell table:style-name="ce7" table:formula="of:=[.M21]/41" office:value-type="float" office:value="0.501621951219512" calcext:value-type="float">
            <text:p>0.501621951219512</text:p>
          </table:table-cell>
          <table:table-cell table:style-name="ce7" table:formula="of:=[.N21]/41" office:value-type="float" office:value="0.120278292682927" calcext:value-type="float">
            <text:p>0.120278292682927</text:p>
          </table:table-cell>
          <table:table-cell table:style-name="ce7" table:formula="of:=[.O21]/41" office:value-type="float" office:value="0.35010243902439" calcext:value-type="float">
            <text:p>0.35010243902439</text:p>
          </table:table-cell>
          <table:table-cell table:style-name="ce7" table:formula="of:=[.P21]/41" office:value-type="float" office:value="0.635380487804878" calcext:value-type="float">
            <text:p>0.635380487804878</text:p>
          </table:table-cell>
          <table:table-cell table:style-name="ce7" table:formula="of:=[.Q21]/41" office:value-type="float" office:value="0.230073658536585" calcext:value-type="float">
            <text:p>0.230073658536585</text:p>
          </table:table-cell>
          <table:table-cell table:style-name="ce7" table:formula="of:=[.R21]/41" office:value-type="float" office:value="0.414790243902439" calcext:value-type="float">
            <text:p>0.414790243902439</text:p>
          </table:table-cell>
          <table:table-cell table:style-name="ce7" table:formula="of:=[.S21]/41" office:value-type="float" office:value="0" calcext:value-type="float">
            <text:p>0</text:p>
          </table:table-cell>
          <table:table-cell table:style-name="ce7" table:formula="of:=[.T21]/41" office:value-type="float" office:value="0.289482926829268" calcext:value-type="float">
            <text:p>0.289482926829268</text:p>
          </table:table-cell>
          <table:table-cell table:style-name="ce7" table:formula="of:=[.U21]/41" office:value-type="float" office:value="0.536548780487805" calcext:value-type="float">
            <text:p>0.536548780487805</text:p>
          </table:table-cell>
          <table:table-cell table:style-name="ce7" table:formula="of:=[.V21]/41" office:value-type="float" office:value="0.238424390243902" calcext:value-type="float">
            <text:p>0.238424390243902</text:p>
          </table:table-cell>
          <table:table-cell table:style-name="ce7" table:formula="of:=[.W21]/41" office:value-type="float" office:value="0.233340731707317" calcext:value-type="float">
            <text:p>0.233340731707317</text:p>
          </table:table-cell>
          <table:table-cell table:style-name="ce7" table:formula="of:=[.X21]/41" office:value-type="float" office:value="0.424029268292683" calcext:value-type="float">
            <text:p>0.424029268292683</text:p>
          </table:table-cell>
          <table:table-cell table:style-name="ce7" table:formula="of:=[.Y21]/41" office:value-type="float" office:value="0.497926829268293" calcext:value-type="float">
            <text:p>0.4979268292682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917" calcext:value-type="float">
            <text:p>3.917</text:p>
          </table:table-cell>
          <table:table-cell office:value-type="float" office:value="10.0236" calcext:value-type="float">
            <text:p>10.0236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table:style-name="ce7" table:formula="of:=[.C22]/41" office:value-type="float" office:value="0.340517073170732" calcext:value-type="float">
            <text:p>0.340517073170732</text:p>
          </table:table-cell>
          <table:table-cell table:style-name="ce7" table:formula="of:=[.D22]/41" office:value-type="float" office:value="0.408436585365854" calcext:value-type="float">
            <text:p>0.408436585365854</text:p>
          </table:table-cell>
          <table:table-cell table:style-name="ce7" table:formula="of:=[.E22]/41" office:value-type="float" office:value="0.255485365853659" calcext:value-type="float">
            <text:p>0.255485365853659</text:p>
          </table:table-cell>
          <table:table-cell table:style-name="ce7" table:formula="of:=[.F22]/41" office:value-type="float" office:value="0.122917073170732" calcext:value-type="float">
            <text:p>0.122917073170732</text:p>
          </table:table-cell>
          <table:table-cell table:style-name="ce7" table:formula="of:=[.G22]/41" office:value-type="float" office:value="0.109990731707317" calcext:value-type="float">
            <text:p>0.109990731707317</text:p>
          </table:table-cell>
          <table:table-cell table:style-name="ce7" table:formula="of:=[.H22]/41" office:value-type="float" office:value="0.3946" calcext:value-type="float">
            <text:p>0.3946</text:p>
          </table:table-cell>
          <table:table-cell table:style-name="ce7" table:formula="of:=[.I22]/41" office:value-type="float" office:value="0.309290243902439" calcext:value-type="float">
            <text:p>0.309290243902439</text:p>
          </table:table-cell>
          <table:table-cell table:style-name="ce7" table:formula="of:=[.J22]/41" office:value-type="float" office:value="0.336341463414634" calcext:value-type="float">
            <text:p>0.336341463414634</text:p>
          </table:table-cell>
          <table:table-cell table:style-name="ce7" table:formula="of:=[.K22]/41" office:value-type="float" office:value="0.19746756097561" calcext:value-type="float">
            <text:p>0.19746756097561</text:p>
          </table:table-cell>
          <table:table-cell table:style-name="ce7" table:formula="of:=[.L22]/41" office:value-type="float" office:value="0.0826829268292683" calcext:value-type="float">
            <text:p>0.0826829268292683</text:p>
          </table:table-cell>
          <table:table-cell table:style-name="ce7" table:formula="of:=[.M22]/41" office:value-type="float" office:value="0.53340243902439" calcext:value-type="float">
            <text:p>0.53340243902439</text:p>
          </table:table-cell>
          <table:table-cell table:style-name="ce7" table:formula="of:=[.N22]/41" office:value-type="float" office:value="0.177622926829268" calcext:value-type="float">
            <text:p>0.177622926829268</text:p>
          </table:table-cell>
          <table:table-cell table:style-name="ce7" table:formula="of:=[.O22]/41" office:value-type="float" office:value="0.17599" calcext:value-type="float">
            <text:p>0.17599</text:p>
          </table:table-cell>
          <table:table-cell table:style-name="ce7" table:formula="of:=[.P22]/41" office:value-type="float" office:value="0.443953658536585" calcext:value-type="float">
            <text:p>0.443953658536585</text:p>
          </table:table-cell>
          <table:table-cell table:style-name="ce7" table:formula="of:=[.Q22]/41" office:value-type="float" office:value="0.328109756097561" calcext:value-type="float">
            <text:p>0.328109756097561</text:p>
          </table:table-cell>
          <table:table-cell table:style-name="ce7" table:formula="of:=[.R22]/41" office:value-type="float" office:value="0.470739024390244" calcext:value-type="float">
            <text:p>0.470739024390244</text:p>
          </table:table-cell>
          <table:table-cell table:style-name="ce7" table:formula="of:=[.S22]/41" office:value-type="float" office:value="0.289482926829268" calcext:value-type="float">
            <text:p>0.289482926829268</text:p>
          </table:table-cell>
          <table:table-cell table:style-name="ce7" table:formula="of:=[.T22]/41" office:value-type="float" office:value="0" calcext:value-type="float">
            <text:p>0</text:p>
          </table:table-cell>
          <table:table-cell table:style-name="ce7" table:formula="of:=[.U22]/41" office:value-type="float" office:value="0.370078048780488" calcext:value-type="float">
            <text:p>0.370078048780488</text:p>
          </table:table-cell>
          <table:table-cell table:style-name="ce7" table:formula="of:=[.V22]/41" office:value-type="float" office:value="0.294660975609756" calcext:value-type="float">
            <text:p>0.294660975609756</text:p>
          </table:table-cell>
          <table:table-cell table:style-name="ce7" table:formula="of:=[.W22]/41" office:value-type="float" office:value="0.205941219512195" calcext:value-type="float">
            <text:p>0.205941219512195</text:p>
          </table:table-cell>
          <table:table-cell table:style-name="ce7" table:formula="of:=[.X22]/41" office:value-type="float" office:value="0.175601219512195" calcext:value-type="float">
            <text:p>0.175601219512195</text:p>
          </table:table-cell>
          <table:table-cell table:style-name="ce7" table:formula="of:=[.Y22]/41" office:value-type="float" office:value="0.219736341463415" calcext:value-type="float">
            <text:p>0.2197363414634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8057" calcext:value-type="float">
            <text:p>23.8057</text:p>
          </table:table-cell>
          <table:table-cell office:value-type="float" office:value="22.9049" calcext:value-type="float">
            <text:p>22.9049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table:style-name="ce7" table:formula="of:=[.C23]/41" office:value-type="float" office:value="0.0412382926829268" calcext:value-type="float">
            <text:p>0.0412382926829268</text:p>
          </table:table-cell>
          <table:table-cell table:style-name="ce7" table:formula="of:=[.D23]/41" office:value-type="float" office:value="0.281790243902439" calcext:value-type="float">
            <text:p>0.281790243902439</text:p>
          </table:table-cell>
          <table:table-cell table:style-name="ce7" table:formula="of:=[.E23]/41" office:value-type="float" office:value="0.424153658536585" calcext:value-type="float">
            <text:p>0.424153658536585</text:p>
          </table:table-cell>
          <table:table-cell table:style-name="ce7" table:formula="of:=[.F23]/41" office:value-type="float" office:value="0.393829268292683" calcext:value-type="float">
            <text:p>0.393829268292683</text:p>
          </table:table-cell>
          <table:table-cell table:style-name="ce7" table:formula="of:=[.G23]/41" office:value-type="float" office:value="0.335731707317073" calcext:value-type="float">
            <text:p>0.335731707317073</text:p>
          </table:table-cell>
          <table:table-cell table:style-name="ce7" table:formula="of:=[.H23]/41" office:value-type="float" office:value="0.093199756097561" calcext:value-type="float">
            <text:p>0.093199756097561</text:p>
          </table:table-cell>
          <table:table-cell table:style-name="ce7" table:formula="of:=[.I23]/41" office:value-type="float" office:value="0.273034146341463" calcext:value-type="float">
            <text:p>0.273034146341463</text:p>
          </table:table-cell>
          <table:table-cell table:style-name="ce7" table:formula="of:=[.J23]/41" office:value-type="float" office:value="0.445814634146341" calcext:value-type="float">
            <text:p>0.445814634146341</text:p>
          </table:table-cell>
          <table:table-cell table:style-name="ce7" table:formula="of:=[.K23]/41" office:value-type="float" office:value="0.466787804878049" calcext:value-type="float">
            <text:p>0.466787804878049</text:p>
          </table:table-cell>
          <table:table-cell table:style-name="ce7" table:formula="of:=[.L23]/41" office:value-type="float" office:value="0.448412195121951" calcext:value-type="float">
            <text:p>0.448412195121951</text:p>
          </table:table-cell>
          <table:table-cell table:style-name="ce7" table:formula="of:=[.M23]/41" office:value-type="float" office:value="0.347975609756098" calcext:value-type="float">
            <text:p>0.347975609756098</text:p>
          </table:table-cell>
          <table:table-cell table:style-name="ce7" table:formula="of:=[.N23]/41" office:value-type="float" office:value="0.482843902439024" calcext:value-type="float">
            <text:p>0.482843902439024</text:p>
          </table:table-cell>
          <table:table-cell table:style-name="ce7" table:formula="of:=[.O23]/41" office:value-type="float" office:value="0.536790243902439" calcext:value-type="float">
            <text:p>0.536790243902439</text:p>
          </table:table-cell>
          <table:table-cell table:style-name="ce7" table:formula="of:=[.P23]/41" office:value-type="float" office:value="0.103622195121951" calcext:value-type="float">
            <text:p>0.103622195121951</text:p>
          </table:table-cell>
          <table:table-cell table:style-name="ce7" table:formula="of:=[.Q23]/41" office:value-type="float" office:value="0.37719756097561" calcext:value-type="float">
            <text:p>0.37719756097561</text:p>
          </table:table-cell>
          <table:table-cell table:style-name="ce7" table:formula="of:=[.R23]/41" office:value-type="float" office:value="0.351265853658537" calcext:value-type="float">
            <text:p>0.351265853658537</text:p>
          </table:table-cell>
          <table:table-cell table:style-name="ce7" table:formula="of:=[.S23]/41" office:value-type="float" office:value="0.536548780487805" calcext:value-type="float">
            <text:p>0.536548780487805</text:p>
          </table:table-cell>
          <table:table-cell table:style-name="ce7" table:formula="of:=[.T23]/41" office:value-type="float" office:value="0.370078048780488" calcext:value-type="float">
            <text:p>0.370078048780488</text:p>
          </table:table-cell>
          <table:table-cell table:style-name="ce7" table:formula="of:=[.U23]/41" office:value-type="float" office:value="0" calcext:value-type="float">
            <text:p>0</text:p>
          </table:table-cell>
          <table:table-cell table:style-name="ce7" table:formula="of:=[.V23]/41" office:value-type="float" office:value="0.339158536585366" calcext:value-type="float">
            <text:p>0.339158536585366</text:p>
          </table:table-cell>
          <table:table-cell table:style-name="ce7" table:formula="of:=[.W23]/41" office:value-type="float" office:value="0.304158536585366" calcext:value-type="float">
            <text:p>0.304158536585366</text:p>
          </table:table-cell>
          <table:table-cell table:style-name="ce7" table:formula="of:=[.X23]/41" office:value-type="float" office:value="0.486243902439024" calcext:value-type="float">
            <text:p>0.486243902439024</text:p>
          </table:table-cell>
          <table:table-cell table:style-name="ce7" table:formula="of:=[.Y23]/41" office:value-type="float" office:value="0.273882926829268" calcext:value-type="float">
            <text:p>0.2738829268292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5401" calcext:value-type="float">
            <text:p>3.5401</text:p>
          </table:table-cell>
          <table:table-cell office:value-type="float" office:value="15.1742" calcext:value-type="float">
            <text:p>15.1742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table:style-name="ce7" table:formula="of:=[.C24]/41" office:value-type="float" office:value="0.298263414634146" calcext:value-type="float">
            <text:p>0.298263414634146</text:p>
          </table:table-cell>
          <table:table-cell table:style-name="ce7" table:formula="of:=[.D24]/41" office:value-type="float" office:value="0.157279512195122" calcext:value-type="float">
            <text:p>0.157279512195122</text:p>
          </table:table-cell>
          <table:table-cell table:style-name="ce7" table:formula="of:=[.E24]/41" office:value-type="float" office:value="0.11678512195122" calcext:value-type="float">
            <text:p>0.11678512195122</text:p>
          </table:table-cell>
          <table:table-cell table:style-name="ce7" table:formula="of:=[.F24]/41" office:value-type="float" office:value="0.200957804878049" calcext:value-type="float">
            <text:p>0.200957804878049</text:p>
          </table:table-cell>
          <table:table-cell table:style-name="ce7" table:formula="of:=[.G24]/41" office:value-type="float" office:value="0.184977804878049" calcext:value-type="float">
            <text:p>0.184977804878049</text:p>
          </table:table-cell>
          <table:table-cell table:style-name="ce7" table:formula="of:=[.H24]/41" office:value-type="float" office:value="0.420575609756098" calcext:value-type="float">
            <text:p>0.420575609756098</text:p>
          </table:table-cell>
          <table:table-cell table:style-name="ce7" table:formula="of:=[.I24]/41" office:value-type="float" office:value="0.0737841463414634" calcext:value-type="float">
            <text:p>0.0737841463414634</text:p>
          </table:table-cell>
          <table:table-cell table:style-name="ce7" table:formula="of:=[.J24]/41" office:value-type="float" office:value="0.107006097560976" calcext:value-type="float">
            <text:p>0.107006097560976</text:p>
          </table:table-cell>
          <table:table-cell table:style-name="ce7" table:formula="of:=[.K24]/41" office:value-type="float" office:value="0.214104390243902" calcext:value-type="float">
            <text:p>0.214104390243902</text:p>
          </table:table-cell>
          <table:table-cell table:style-name="ce7" table:formula="of:=[.L24]/41" office:value-type="float" office:value="0.318643902439024" calcext:value-type="float">
            <text:p>0.318643902439024</text:p>
          </table:table-cell>
          <table:table-cell table:style-name="ce7" table:formula="of:=[.M24]/41" office:value-type="float" office:value="0.274346341463415" calcext:value-type="float">
            <text:p>0.274346341463415</text:p>
          </table:table-cell>
          <table:table-cell table:style-name="ce7" table:formula="of:=[.N24]/41" office:value-type="float" office:value="0.25499512195122" calcext:value-type="float">
            <text:p>0.25499512195122</text:p>
          </table:table-cell>
          <table:table-cell table:style-name="ce7" table:formula="of:=[.O24]/41" office:value-type="float" office:value="0.447375609756098" calcext:value-type="float">
            <text:p>0.447375609756098</text:p>
          </table:table-cell>
          <table:table-cell table:style-name="ce7" table:formula="of:=[.P24]/41" office:value-type="float" office:value="0.442768292682927" calcext:value-type="float">
            <text:p>0.442768292682927</text:p>
          </table:table-cell>
          <table:table-cell table:style-name="ce7" table:formula="of:=[.Q24]/41" office:value-type="float" office:value="0.0430273170731707" calcext:value-type="float">
            <text:p>0.0430273170731707</text:p>
          </table:table-cell>
          <table:table-cell table:style-name="ce7" table:formula="of:=[.R24]/41" office:value-type="float" office:value="0.193961219512195" calcext:value-type="float">
            <text:p>0.193961219512195</text:p>
          </table:table-cell>
          <table:table-cell table:style-name="ce7" table:formula="of:=[.S24]/41" office:value-type="float" office:value="0.238424390243902" calcext:value-type="float">
            <text:p>0.238424390243902</text:p>
          </table:table-cell>
          <table:table-cell table:style-name="ce7" table:formula="of:=[.T24]/41" office:value-type="float" office:value="0.294660975609756" calcext:value-type="float">
            <text:p>0.294660975609756</text:p>
          </table:table-cell>
          <table:table-cell table:style-name="ce7" table:formula="of:=[.U24]/41" office:value-type="float" office:value="0.339158536585366" calcext:value-type="float">
            <text:p>0.339158536585366</text:p>
          </table:table-cell>
          <table:table-cell table:style-name="ce7" table:formula="of:=[.V24]/41" office:value-type="float" office:value="0" calcext:value-type="float">
            <text:p>0</text:p>
          </table:table-cell>
          <table:table-cell table:style-name="ce7" table:formula="of:=[.W24]/41" office:value-type="float" office:value="0.0911121951219512" calcext:value-type="float">
            <text:p>0.0911121951219512</text:p>
          </table:table-cell>
          <table:table-cell table:style-name="ce7" table:formula="of:=[.X24]/41" office:value-type="float" office:value="0.47019756097561" calcext:value-type="float">
            <text:p>0.47019756097561</text:p>
          </table:table-cell>
          <table:table-cell table:style-name="ce7" table:formula="of:=[.Y24]/41" office:value-type="float" office:value="0.416985365853659" calcext:value-type="float">
            <text:p>0.4169853658536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075" calcext:value-type="float">
            <text:p>0.4075</text:p>
          </table:table-cell>
          <table:table-cell office:value-type="float" office:value="6.0722" calcext:value-type="float">
            <text:p>6.0722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table:formula="of:=[.C25]/41" office:value-type="float" office:value="0.2634" calcext:value-type="float">
            <text:p>0.2634</text:p>
          </table:table-cell>
          <table:table-cell table:style-name="ce7" table:formula="of:=[.D25]/41" office:value-type="float" office:value="0.213160243902439" calcext:value-type="float">
            <text:p>0.213160243902439</text:p>
          </table:table-cell>
          <table:table-cell table:style-name="ce7" table:formula="of:=[.E25]/41" office:value-type="float" office:value="0.121390487804878" calcext:value-type="float">
            <text:p>0.121390487804878</text:p>
          </table:table-cell>
          <table:table-cell table:style-name="ce7" table:formula="of:=[.F25]/41" office:value-type="float" office:value="0.130006341463415" calcext:value-type="float">
            <text:p>0.130006341463415</text:p>
          </table:table-cell>
          <table:table-cell table:style-name="ce7" table:formula="of:=[.G25]/41" office:value-type="float" office:value="0.0983490243902439" calcext:value-type="float">
            <text:p>0.0983490243902439</text:p>
          </table:table-cell>
          <table:table-cell table:style-name="ce7" table:formula="of:=[.H25]/41" office:value-type="float" office:value="0.37320487804878" calcext:value-type="float">
            <text:p>0.37320487804878</text:p>
          </table:table-cell>
          <table:table-cell table:style-name="ce7" table:formula="of:=[.I25]/41" office:value-type="float" office:value="0.110570731707317" calcext:value-type="float">
            <text:p>0.110570731707317</text:p>
          </table:table-cell>
          <table:table-cell table:style-name="ce7" table:formula="of:=[.J25]/41" office:value-type="float" office:value="0.16692512195122" calcext:value-type="float">
            <text:p>0.16692512195122</text:p>
          </table:table-cell>
          <table:table-cell table:style-name="ce7" table:formula="of:=[.K25]/41" office:value-type="float" office:value="0.17515" calcext:value-type="float">
            <text:p>0.17515</text:p>
          </table:table-cell>
          <table:table-cell table:style-name="ce7" table:formula="of:=[.L25]/41" office:value-type="float" office:value="0.239913902439024" calcext:value-type="float">
            <text:p>0.239913902439024</text:p>
          </table:table-cell>
          <table:table-cell table:style-name="ce7" table:formula="of:=[.M25]/41" office:value-type="float" office:value="0.338412195121951" calcext:value-type="float">
            <text:p>0.338412195121951</text:p>
          </table:table-cell>
          <table:table-cell table:style-name="ce7" table:formula="of:=[.N25]/41" office:value-type="float" office:value="0.205186341463415" calcext:value-type="float">
            <text:p>0.205186341463415</text:p>
          </table:table-cell>
          <table:table-cell table:style-name="ce7" table:formula="of:=[.O25]/41" office:value-type="float" office:value="0.366663414634146" calcext:value-type="float">
            <text:p>0.366663414634146</text:p>
          </table:table-cell>
          <table:table-cell table:style-name="ce7" table:formula="of:=[.P25]/41" office:value-type="float" office:value="0.404741463414634" calcext:value-type="float">
            <text:p>0.404741463414634</text:p>
          </table:table-cell>
          <table:table-cell table:style-name="ce7" table:formula="of:=[.Q25]/41" office:value-type="float" office:value="0.130013414634146" calcext:value-type="float">
            <text:p>0.130013414634146</text:p>
          </table:table-cell>
          <table:table-cell table:style-name="ce7" table:formula="of:=[.R25]/41" office:value-type="float" office:value="0.268090243902439" calcext:value-type="float">
            <text:p>0.268090243902439</text:p>
          </table:table-cell>
          <table:table-cell table:style-name="ce7" table:formula="of:=[.S25]/41" office:value-type="float" office:value="0.233340731707317" calcext:value-type="float">
            <text:p>0.233340731707317</text:p>
          </table:table-cell>
          <table:table-cell table:style-name="ce7" table:formula="of:=[.T25]/41" office:value-type="float" office:value="0.205941219512195" calcext:value-type="float">
            <text:p>0.205941219512195</text:p>
          </table:table-cell>
          <table:table-cell table:style-name="ce7" table:formula="of:=[.U25]/41" office:value-type="float" office:value="0.304158536585366" calcext:value-type="float">
            <text:p>0.304158536585366</text:p>
          </table:table-cell>
          <table:table-cell table:style-name="ce7" table:formula="of:=[.V25]/41" office:value-type="float" office:value="0.0911121951219512" calcext:value-type="float">
            <text:p>0.0911121951219512</text:p>
          </table:table-cell>
          <table:table-cell table:style-name="ce7" table:formula="of:=[.W25]/41" office:value-type="float" office:value="0" calcext:value-type="float">
            <text:p>0</text:p>
          </table:table-cell>
          <table:table-cell table:style-name="ce7" table:formula="of:=[.X25]/41" office:value-type="float" office:value="0.381424390243902" calcext:value-type="float">
            <text:p>0.381424390243902</text:p>
          </table:table-cell>
          <table:table-cell table:style-name="ce7" table:formula="of:=[.Y25]/41" office:value-type="float" office:value="0.332309756097561" calcext:value-type="float">
            <text:p>0.3323097560975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.9731" calcext:value-type="float">
            <text:p>24.9731</text:p>
          </table:table-cell>
          <table:table-cell office:value-type="float" office:value="5.4564" calcext:value-type="float">
            <text:p>5.4564</text:p>
          </table:table-cell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" table:formula="of:=[.C26]/41" office:value-type="float" office:value="0.466858536585366" calcext:value-type="float">
            <text:p>0.466858536585366</text:p>
          </table:table-cell>
          <table:table-cell table:style-name="ce7" table:formula="of:=[.D26]/41" office:value-type="float" office:value="0.579236585365854" calcext:value-type="float">
            <text:p>0.579236585365854</text:p>
          </table:table-cell>
          <table:table-cell table:style-name="ce7" table:formula="of:=[.E26]/41" office:value-type="float" office:value="0.421146341463415" calcext:value-type="float">
            <text:p>0.421146341463415</text:p>
          </table:table-cell>
          <table:table-cell table:style-name="ce7" table:formula="of:=[.F26]/41" office:value-type="float" office:value="0.286043902439024" calcext:value-type="float">
            <text:p>0.286043902439024</text:p>
          </table:table-cell>
          <table:table-cell table:style-name="ce7" table:formula="of:=[.G26]/41" office:value-type="float" office:value="0.285295121951219" calcext:value-type="float">
            <text:p>0.285295121951219</text:p>
          </table:table-cell>
          <table:table-cell table:style-name="ce7" table:formula="of:=[.H26]/41" office:value-type="float" office:value="0.47980243902439" calcext:value-type="float">
            <text:p>0.47980243902439</text:p>
          </table:table-cell>
          <table:table-cell table:style-name="ce7" table:formula="of:=[.I26]/41" office:value-type="float" office:value="0.482521951219512" calcext:value-type="float">
            <text:p>0.482521951219512</text:p>
          </table:table-cell>
          <table:table-cell table:style-name="ce7" table:formula="of:=[.J26]/41" office:value-type="float" office:value="0.504953658536585" calcext:value-type="float">
            <text:p>0.504953658536585</text:p>
          </table:table-cell>
          <table:table-cell table:style-name="ce7" table:formula="of:=[.K26]/41" office:value-type="float" office:value="0.34019756097561" calcext:value-type="float">
            <text:p>0.34019756097561</text:p>
          </table:table-cell>
          <table:table-cell table:style-name="ce7" table:formula="of:=[.L26]/41" office:value-type="float" office:value="0.178884634146341" calcext:value-type="float">
            <text:p>0.178884634146341</text:p>
          </table:table-cell>
          <table:table-cell table:style-name="ce7" table:formula="of:=[.M26]/41" office:value-type="float" office:value="0.702748780487805" calcext:value-type="float">
            <text:p>0.702748780487805</text:p>
          </table:table-cell>
          <table:table-cell table:style-name="ce7" table:formula="of:=[.N26]/41" office:value-type="float" office:value="0.303841463414634" calcext:value-type="float">
            <text:p>0.303841463414634</text:p>
          </table:table-cell>
          <table:table-cell table:style-name="ce7" table:formula="of:=[.O26]/41" office:value-type="float" office:value="0.107112195121951" calcext:value-type="float">
            <text:p>0.107112195121951</text:p>
          </table:table-cell>
          <table:table-cell table:style-name="ce7" table:formula="of:=[.P26]/41" office:value-type="float" office:value="0.534143902439024" calcext:value-type="float">
            <text:p>0.534143902439024</text:p>
          </table:table-cell>
          <table:table-cell table:style-name="ce7" table:formula="of:=[.Q26]/41" office:value-type="float" office:value="0.502870731707317" calcext:value-type="float">
            <text:p>0.502870731707317</text:p>
          </table:table-cell>
          <table:table-cell table:style-name="ce7" table:formula="of:=[.R26]/41" office:value-type="float" office:value="0.644165853658537" calcext:value-type="float">
            <text:p>0.644165853658537</text:p>
          </table:table-cell>
          <table:table-cell table:style-name="ce7" table:formula="of:=[.S26]/41" office:value-type="float" office:value="0.424029268292683" calcext:value-type="float">
            <text:p>0.424029268292683</text:p>
          </table:table-cell>
          <table:table-cell table:style-name="ce7" table:formula="of:=[.T26]/41" office:value-type="float" office:value="0.175601219512195" calcext:value-type="float">
            <text:p>0.175601219512195</text:p>
          </table:table-cell>
          <table:table-cell table:style-name="ce7" table:formula="of:=[.U26]/41" office:value-type="float" office:value="0.486243902439024" calcext:value-type="float">
            <text:p>0.486243902439024</text:p>
          </table:table-cell>
          <table:table-cell table:style-name="ce7" table:formula="of:=[.V26]/41" office:value-type="float" office:value="0.47019756097561" calcext:value-type="float">
            <text:p>0.47019756097561</text:p>
          </table:table-cell>
          <table:table-cell table:style-name="ce7" table:formula="of:=[.W26]/41" office:value-type="float" office:value="0.381424390243902" calcext:value-type="float">
            <text:p>0.381424390243902</text:p>
          </table:table-cell>
          <table:table-cell table:style-name="ce7" table:formula="of:=[.X26]/41" office:value-type="float" office:value="0" calcext:value-type="float">
            <text:p>0</text:p>
          </table:table-cell>
          <table:table-cell table:style-name="ce7" table:formula="of:=[.Y26]/41" office:value-type="float" office:value="0.241985853658537" calcext:value-type="float">
            <text:p>0.2419858536585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8233" calcext:value-type="float">
            <text:p>12.8233</text:p>
          </table:table-cell>
          <table:table-cell office:value-type="float" office:value="20.9778" calcext:value-type="float">
            <text:p>20.977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7" table:formula="of:=[.C27]/41" office:value-type="float" office:value="0.268419512195122" calcext:value-type="float">
            <text:p>0.268419512195122</text:p>
          </table:table-cell>
          <table:table-cell table:style-name="ce7" table:formula="of:=[.D27]/41" office:value-type="float" office:value="0.461804878048781" calcext:value-type="float">
            <text:p>0.461804878048781</text:p>
          </table:table-cell>
          <table:table-cell table:style-name="ce7" table:formula="of:=[.E27]/41" office:value-type="float" office:value="0.431917073170732" calcext:value-type="float">
            <text:p>0.431917073170732</text:p>
          </table:table-cell>
          <table:table-cell table:style-name="ce7" table:formula="of:=[.F27]/41" office:value-type="float" office:value="0.322973170731707" calcext:value-type="float">
            <text:p>0.322973170731707</text:p>
          </table:table-cell>
          <table:table-cell table:style-name="ce7" table:formula="of:=[.G27]/41" office:value-type="float" office:value="0.2785" calcext:value-type="float">
            <text:p>0.2785</text:p>
          </table:table-cell>
          <table:table-cell table:style-name="ce7" table:formula="of:=[.H27]/41" office:value-type="float" office:value="0.244782926829268" calcext:value-type="float">
            <text:p>0.244782926829268</text:p>
          </table:table-cell>
          <table:table-cell table:style-name="ce7" table:formula="of:=[.I27]/41" office:value-type="float" office:value="0.390673170731707" calcext:value-type="float">
            <text:p>0.390673170731707</text:p>
          </table:table-cell>
          <table:table-cell table:style-name="ce7" table:formula="of:=[.J27]/41" office:value-type="float" office:value="0.497092682926829" calcext:value-type="float">
            <text:p>0.497092682926829</text:p>
          </table:table-cell>
          <table:table-cell table:style-name="ce7" table:formula="of:=[.K27]/41" office:value-type="float" office:value="0.406546341463415" calcext:value-type="float">
            <text:p>0.406546341463415</text:p>
          </table:table-cell>
          <table:table-cell table:style-name="ce7" table:formula="of:=[.L27]/41" office:value-type="float" office:value="0.295934146341463" calcext:value-type="float">
            <text:p>0.295934146341463</text:p>
          </table:table-cell>
          <table:table-cell table:style-name="ce7" table:formula="of:=[.M27]/41" office:value-type="float" office:value="0.569004878048781" calcext:value-type="float">
            <text:p>0.569004878048781</text:p>
          </table:table-cell>
          <table:table-cell table:style-name="ce7" table:formula="of:=[.N27]/41" office:value-type="float" office:value="0.394746341463415" calcext:value-type="float">
            <text:p>0.394746341463415</text:p>
          </table:table-cell>
          <table:table-cell table:style-name="ce7" table:formula="of:=[.O27]/41" office:value-type="float" office:value="0.325170731707317" calcext:value-type="float">
            <text:p>0.325170731707317</text:p>
          </table:table-cell>
          <table:table-cell table:style-name="ce7" table:formula="of:=[.P27]/41" office:value-type="float" office:value="0.299424390243902" calcext:value-type="float">
            <text:p>0.299424390243902</text:p>
          </table:table-cell>
          <table:table-cell table:style-name="ce7" table:formula="of:=[.Q27]/41" office:value-type="float" office:value="0.459248780487805" calcext:value-type="float">
            <text:p>0.459248780487805</text:p>
          </table:table-cell>
          <table:table-cell table:style-name="ce7" table:formula="of:=[.R27]/41" office:value-type="float" office:value="0.536173170731707" calcext:value-type="float">
            <text:p>0.536173170731707</text:p>
          </table:table-cell>
          <table:table-cell table:style-name="ce7" table:formula="of:=[.S27]/41" office:value-type="float" office:value="0.497926829268293" calcext:value-type="float">
            <text:p>0.497926829268293</text:p>
          </table:table-cell>
          <table:table-cell table:style-name="ce7" table:formula="of:=[.T27]/41" office:value-type="float" office:value="0.219736341463415" calcext:value-type="float">
            <text:p>0.219736341463415</text:p>
          </table:table-cell>
          <table:table-cell table:style-name="ce7" table:formula="of:=[.U27]/41" office:value-type="float" office:value="0.273882926829268" calcext:value-type="float">
            <text:p>0.273882926829268</text:p>
          </table:table-cell>
          <table:table-cell table:style-name="ce7" table:formula="of:=[.V27]/41" office:value-type="float" office:value="0.416985365853659" calcext:value-type="float">
            <text:p>0.416985365853659</text:p>
          </table:table-cell>
          <table:table-cell table:style-name="ce7" table:formula="of:=[.W27]/41" office:value-type="float" office:value="0.332309756097561" calcext:value-type="float">
            <text:p>0.332309756097561</text:p>
          </table:table-cell>
          <table:table-cell table:style-name="ce7" table:formula="of:=[.X27]/41" office:value-type="float" office:value="0.241985853658537" calcext:value-type="float">
            <text:p>0.241985853658537</text:p>
          </table:table-cell>
          <table:table-cell table:style-name="ce7" table:formula="of:=[.Y27]/41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.1931" calcext:value-type="float">
            <text:p>20.1931</text:p>
          </table:table-cell>
          <table:table-cell office:value-type="float" office:value="22.9757" calcext:value-type="float">
            <text:p>22.9757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deltatw</text:p>
          </table:table-cell>
          <table:table-cell office:value-type="string" calcext:value-type="string">
            <text:p>deltawt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12"/>
          <table:table-cell office:value-type="float" office:value="1.2" calcext:value-type="float">
            <text:p>1.2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.4308" calcext:value-type="float">
            <text:p>3.4308</text:p>
          </table:table-cell>
          <table:table-cell office:value-type="float" office:value="20.1044" calcext:value-type="float">
            <text:p>20.1044</text:p>
          </table:table-cell>
          <table:table-cell table:number-columns-repeated="2"/>
          <table:table-cell table:formula="of:=[.AB9]+[.O41]" office:value-type="float" office:value="0.3181133" calcext:value-type="float">
            <text:p>0.3181133</text:p>
          </table:table-cell>
          <table:table-cell table:formula="of:=[.AF53]-24" office:value-type="float" office:value="-23.6818867" calcext:value-type="float">
            <text:p>-23.6818867</text:p>
          </table:table-cell>
          <table:table-cell table:formula="of:=0-[.AF53]-24" office:value-type="float" office:value="-24.3181133" calcext:value-type="float">
            <text:p>-24.3181133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6"/>
          <table:table-cell office:value-type="float" office:value="17" calcext:value-type="float">
            <text:p>17</text:p>
          </table:table-cell>
          <table:table-cell office:value-type="float" office:value="7.0829" calcext:value-type="float">
            <text:p>7.0829</text:p>
          </table:table-cell>
          <table:table-cell office:value-type="float" office:value="8.8115" calcext:value-type="float">
            <text:p>8.8115</text:p>
          </table:table-cell>
          <table:table-cell table:number-columns-repeated="3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bidden arcs</text:p>
          </table:table-cell>
          <table:table-cell office:value-type="string" calcext:value-type="string">
            <text:p>scsp</text:p>
          </table:table-cell>
          <table:table-cell table:number-columns-repeated="23"/>
          <table:table-cell office:value-type="float" office:value="18" calcext:value-type="float">
            <text:p>18</text:p>
          </table:table-cell>
          <table:table-cell office:value-type="float" office:value="22.2558" calcext:value-type="float">
            <text:p>22.2558</text:p>
          </table:table-cell>
          <table:table-cell office:value-type="float" office:value="8.7223" calcext:value-type="float">
            <text:p>8.72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.1686" calcext:value-type="float">
            <text:p>13.1686</text:p>
          </table:table-cell>
          <table:table-cell office:value-type="float" office:value="19.2478" calcext:value-type="float">
            <text:p>19.2478</text:p>
          </table:table-cell>
          <table:table-cell table:number-columns-repeated="2"/>
          <table:table-cell office:value-type="string" calcext:value-type="string">
            <text:p>earliest</text:p>
          </table:table-cell>
          <table:table-cell office:value-type="string" calcext:value-type="string">
            <text:p>latest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.9349" calcext:value-type="float">
            <text:p>11.9349</text:p>
          </table:table-cell>
          <table:table-cell office:value-type="float" office:value="15.7218" calcext:value-type="float">
            <text:p>15.7218</text:p>
          </table:table-cell>
          <table:table-cell table:number-columns-repeated="2"/>
          <table:table-cell table:formula="of:=0-[.AF53]" office:value-type="float" office:value="-0.3181133" calcext:value-type="float">
            <text:p>-0.3181133</text:p>
          </table:table-cell>
          <table:table-cell table:formula="of:=24-[.AF53]" office:value-type="float" office:value="23.6818867" calcext:value-type="float">
            <text:p>23.6818867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.2448" calcext:value-type="float">
            <text:p>3.2448</text:p>
          </table:table-cell>
          <table:table-cell office:value-type="float" office:value="2.7202" calcext:value-type="float">
            <text:p>2.7202</text:p>
          </table:table-cell>
          <table:table-cell table:number-columns-repeated="2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.1499" calcext:value-type="float">
            <text:p>13.1499</text:p>
          </table:table-cell>
          <table:table-cell office:value-type="float" office:value="2.1514" calcext:value-type="float">
            <text:p>2.1514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deltatw</text:p>
          </table:table-cell>
          <table:table-cell office:value-type="string" calcext:value-type="string">
            <text:p>deltawt</text:p>
          </table:table-cell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deltatw</text:p>
          </table:table-cell>
          <table:table-cell office:value-type="string" calcext:value-type="string">
            <text:p>deltawt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style-name="ce3" table:formula="of:=[.AB9]+[.F41]" office:value-type="float" office:value="0.172432324390244" calcext:value-type="float">
            <text:p>0.172432324390244</text:p>
          </table:table-cell>
          <table:table-cell table:formula="of:=0+[.AA62]-[.AL27]" office:value-type="float" office:value="-3.61089767560976" calcext:value-type="float">
            <text:p>-3.61089767560976</text:p>
          </table:table-cell>
          <table:table-cell table:formula="of:=[.AL27]-[.AA62]-24" office:value-type="float" office:value="-20.3891023243902" calcext:value-type="float">
            <text:p>-20.3891023243902</text:p>
          </table:table-cell>
          <table:table-cell/>
          <table:table-cell table:formula="of:=[.AB9]+[.E38]" office:value-type="float" office:value="0.191515495121951" calcext:value-type="float">
            <text:p>0.191515495121951</text:p>
          </table:table-cell>
          <table:table-cell table:formula="of:=[.AL33]+[.AE62]-[.AL26]" office:value-type="float" office:value="-15.3739012048781" calcext:value-type="float">
            <text:p>-15.3739012048781</text:p>
          </table:table-cell>
          <table:table-cell table:style-name="ce75" table:formula="of:=[.AL26]-[.AE62]-[.AL33]" office:value-type="float" office:value="15.3739012048781" calcext:value-type="float">
            <text:p>15.373901204878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string" calcext:value-type="string">
            <text:p>earliest</text:p>
          </table:table-cell>
          <table:table-cell office:value-type="string" calcext:value-type="string">
            <text:p>latest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[.AL27]-[.AA62]" office:value-type="float" office:value="3.61089767560976" calcext:value-type="float">
            <text:p>3.61089767560976</text:p>
          </table:table-cell>
          <table:table-cell table:formula="of:=[.AL27]-[.AA62]" office:value-type="float" office:value="3.61089767560976" calcext:value-type="float">
            <text:p>3.61089767560976</text:p>
          </table:table-cell>
          <table:table-cell table:number-columns-repeated="2"/>
          <table:table-cell office:value-type="string" calcext:value-type="string">
            <text:p>earliest</text:p>
          </table:table-cell>
          <table:table-cell office:value-type="string" calcext:value-type="string">
            <text:p>latest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/>
          <table:table-cell table:style-name="ce75" table:formula="of:=[.AL26]-[.AE62]-[.AG62]" office:value-type="float" office:value="3.9512833" calcext:value-type="float">
            <text:p>3.9512833</text:p>
          </table:table-cell>
          <table:table-cell table:formula="of:=[.AL26]-[.AE62]" office:value-type="float" office:value="19.325184504878" calcext:value-type="float">
            <text:p>19.325184504878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5"/>
          <table:table-cell table:formula="of:=[.AL33]" office:value-type="float" office:value="3.9512833" calcext:value-type="float">
            <text:p>3.9512833</text:p>
          </table:table-cell>
          <table:table-cell table:style-name="ce75" table:formula="of:=[.AL33]" office:value-type="float" office:value="3.9512833" calcext:value-type="float">
            <text:p>3.9512833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forbidden arcs</text:p>
          </table:table-cell>
          <table:table-cell office:value-type="string" calcext:value-type="string">
            <text:p>mcmp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style-name="ce75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5"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/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11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78"/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3"/>
          <table:table-cell table:formula="of:=[.K145]+[.L150]+[.E151]+[.J144]+[.R149]+[.C157]+[.H142]" office:value-type="float" office:value="400052.8681" calcext:value-type="float">
            <text:p>400052.8681</text:p>
          </table:table-cell>
          <table:table-cell table:formula="of:=[.D136]/41" office:value-type="float" office:value="9757.38702682927" calcext:value-type="float">
            <text:p>9757.38702682927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With cost 0</text:p>
          </table:table-cell>
          <table:table-cell table:number-columns-repeated="39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5.235" calcext:value-type="float">
            <text:p>5.235</text:p>
          </table:table-cell>
          <table:table-cell table:number-columns-repeated="17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4.2062" calcext:value-type="float">
            <text:p>4.2062</text:p>
          </table:table-cell>
          <table:table-cell table:number-columns-repeated="16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3.4846" calcext:value-type="float">
            <text:p>3.4846</text:p>
          </table:table-cell>
          <table:table-cell table:number-columns-repeated="15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table:number-columns-repeated="8" office:value-type="float" office:value="100000" calcext:value-type="float">
            <text:p>100000</text:p>
          </table:table-cell>
          <table:table-cell office:value-type="float" office:value="3.4694" calcext:value-type="float">
            <text:p>3.4694</text:p>
          </table:table-cell>
          <table:table-cell table:number-columns-repeated="14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table:number-columns-repeated="9" office:value-type="float" office:value="100000" calcext:value-type="float">
            <text:p>100000</text:p>
          </table:table-cell>
          <table:table-cell office:value-type="float" office:value="5.9136" calcext:value-type="float">
            <text:p>5.9136</text:p>
          </table:table-cell>
          <table:table-cell table:number-columns-repeated="13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10" office:value-type="float" office:value="100000" calcext:value-type="float">
            <text:p>100000</text:p>
          </table:table-cell>
          <table:table-cell office:value-type="float" office:value="17.9947" calcext:value-type="float">
            <text:p>17.9947</text:p>
          </table:table-cell>
          <table:table-cell office:value-type="float" office:value="21.8029" calcext:value-type="float">
            <text:p>21.8029</text:p>
          </table:table-cell>
          <table:table-cell office:value-type="float" office:value="22.4123" calcext:value-type="float">
            <text:p>22.4123</text:p>
          </table:table-cell>
          <table:table-cell office:value-type="float" office:value="2.2424" calcext:value-type="float">
            <text:p>2.2424</text:p>
          </table:table-cell>
          <table:table-cell office:value-type="float" office:value="18.884" calcext:value-type="float">
            <text:p>18.884</text:p>
          </table:table-cell>
          <table:table-cell office:value-type="float" office:value="18.223" calcext:value-type="float">
            <text:p>18.223</text:p>
          </table:table-cell>
          <table:table-cell office:value-type="float" office:value="24.593" calcext:value-type="float">
            <text:p>24.593</text:p>
          </table:table-cell>
          <table:table-cell office:value-type="float" office:value="16.1786" calcext:value-type="float">
            <text:p>16.1786</text:p>
          </table:table-cell>
          <table:table-cell office:value-type="float" office:value="3.8211" calcext:value-type="float">
            <text:p>3.8211</text:p>
          </table:table-cell>
          <table:table-cell office:value-type="float" office:value="17.2436" calcext:value-type="float">
            <text:p>17.24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office:value-type="float" office:value="9.5551" calcext:value-type="float">
            <text:p>9.55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6193" calcext:value-type="float">
            <text:p>7.6193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9.3455" calcext:value-type="float">
            <text:p>9.3455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9.5053" calcext:value-type="float">
            <text:p>19.5053</text:p>
          </table:table-cell>
          <table:table-cell office:value-type="float" office:value="15.4305" calcext:value-type="float">
            <text:p>15.4305</text:p>
          </table:table-cell>
          <table:table-cell office:value-type="float" office:value="4.3239" calcext:value-type="float">
            <text:p>4.3239</text:p>
          </table:table-cell>
          <table:table-cell office:value-type="float" office:value="6.6277" calcext:value-type="float">
            <text:p>6.6277</text:p>
          </table:table-cell>
          <table:table-cell office:value-type="float" office:value="12.6498" calcext:value-type="float">
            <text:p>12.6498</text:p>
          </table:table-cell>
          <table:table-cell office:value-type="float" office:value="12.6808" calcext:value-type="float">
            <text:p>12.6808</text:p>
          </table:table-cell>
          <table:table-cell office:value-type="float" office:value="11.1943" calcext:value-type="float">
            <text:p>11.1943</text:p>
          </table:table-cell>
          <table:table-cell office:value-type="float" office:value="3.0251" calcext:value-type="float">
            <text:p>3.02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number-columns-repeated="10" office:value-type="float" office:value="100000" calcext:value-type="float">
            <text:p>100000</text:p>
          </table:table-cell>
          <table:table-cell office:value-type="float" office:value="13.8137" calcext:value-type="float">
            <text:p>13.8137</text:p>
          </table:table-cell>
          <table:table-cell office:value-type="float" office:value="9.6131" calcext:value-type="float">
            <text:p>9.6131</text:p>
          </table:table-cell>
          <table:table-cell office:value-type="float" office:value="18.8436" calcext:value-type="float">
            <text:p>18.8436</text:p>
          </table:table-cell>
          <table:table-cell office:value-type="float" office:value="22.524" calcext:value-type="float">
            <text:p>22.524</text:p>
          </table:table-cell>
          <table:table-cell office:value-type="float" office:value="3.1074" calcext:value-type="float">
            <text:p>3.1074</text:p>
          </table:table-cell>
          <table:table-cell office:value-type="float" office:value="10.2105" calcext:value-type="float">
            <text:p>10.2105</text:p>
          </table:table-cell>
          <table:table-cell office:value-type="float" office:value="6.928" calcext:value-type="float">
            <text:p>6.928</text:p>
          </table:table-cell>
          <table:table-cell office:value-type="float" office:value="13.79" calcext:value-type="float">
            <text:p>13.79</text:p>
          </table:table-cell>
          <table:table-cell office:value-type="float" office:value="18.2783" calcext:value-type="float">
            <text:p>18.2783</text:p>
          </table:table-cell>
          <table:table-cell office:value-type="float" office:value="4.3872" calcext:value-type="float">
            <text:p>4.38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office:value-type="float" office:value="17.5383" calcext:value-type="float">
            <text:p>17.5383</text:p>
          </table:table-cell>
          <table:table-cell office:value-type="float" office:value="15.154" calcext:value-type="float">
            <text:p>15.154</text:p>
          </table:table-cell>
          <table:table-cell office:value-type="float" office:value="4.4354" calcext:value-type="float">
            <text:p>4.4354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20.0252" calcext:value-type="float">
            <text:p>20.0252</text:p>
          </table:table-cell>
          <table:table-cell office:value-type="float" office:value="1.8918" calcext:value-type="float">
            <text:p>1.8918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23.0323" calcext:value-type="float">
            <text:p>23.0323</text:p>
          </table:table-cell>
          <table:table-cell office:value-type="float" office:value="9.1445" calcext:value-type="float">
            <text:p>9.1445</text:p>
          </table:table-cell>
          <table:table-cell office:value-type="float" office:value="16.6637" calcext:value-type="float">
            <text:p>16.6637</text:p>
          </table:table-cell>
          <table:table-cell office:value-type="float" office:value="3.7822" calcext:value-type="float">
            <text:p>3.7822</text:p>
          </table:table-cell>
          <table:table-cell office:value-type="float" office:value="8.0961" calcext:value-type="float">
            <text:p>8.0961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8.7782" calcext:value-type="float">
            <text:p>8.77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76.1647" calcext:value-type="float">
            <text:p>76.1647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office:value-type="float" office:value="17.0884" calcext:value-type="float">
            <text:p>17.0884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4.8785" calcext:value-type="float">
            <text:p>4.8785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23.6957" calcext:value-type="float">
            <text:p>23.6957</text:p>
          </table:table-cell>
          <table:table-cell office:value-type="float" office:value="5.1643" calcext:value-type="float">
            <text:p>5.1643</text:p>
          </table:table-cell>
          <table:table-cell office:value-type="float" office:value="5.2848" calcext:value-type="float">
            <text:p>5.2848</text:p>
          </table:table-cell>
          <table:table-cell office:value-type="float" office:value="21.5457" calcext:value-type="float">
            <text:p>21.5457</text:p>
          </table:table-cell>
          <table:table-cell office:value-type="float" office:value="14.1179" calcext:value-type="float">
            <text:p>14.1179</text:p>
          </table:table-cell>
          <table:table-cell office:value-type="float" office:value="20.8006" calcext:value-type="float">
            <text:p>20.8006</text:p>
          </table:table-cell>
          <table:table-cell office:value-type="float" office:value="10.0925" calcext:value-type="float">
            <text:p>10.0925</text:p>
          </table:table-cell>
          <table:table-cell office:value-type="float" office:value="3.39" calcext:value-type="float">
            <text:p>3.39</text:p>
          </table:table-cell>
          <table:table-cell office:value-type="float" office:value="18.3849" calcext:value-type="float">
            <text:p>18.3849</text:p>
          </table:table-cell>
          <table:table-cell office:value-type="float" office:value="13.0643" calcext:value-type="float">
            <text:p>13.06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.285295121951219" calcext:value-type="float">
            <text:p>0.285295121951219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office:value-type="float" office:value="13.3426" calcext:value-type="float">
            <text:p>13.3426</text:p>
          </table:table-cell>
          <table:table-cell office:value-type="float" office:value="5.1521" calcext:value-type="float">
            <text:p>5.1521</text:p>
          </table:table-cell>
          <table:table-cell office:value-type="float" office:value="15.8624" calcext:value-type="float">
            <text:p>15.8624</text:p>
          </table:table-cell>
          <table:table-cell office:value-type="float" office:value="19.1392" calcext:value-type="float">
            <text:p>19.1392</text:p>
          </table:table-cell>
          <table:table-cell office:value-type="float" office:value="17.8068" calcext:value-type="float">
            <text:p>17.8068</text:p>
          </table:table-cell>
          <table:table-cell table:number-columns-repeated="18" office:value-type="float" office:value="100000" calcext:value-type="float">
            <text:p>100000</text:p>
          </table:table-cell>
          <table:table-cell table:number-columns-repeated="4"/>
          <table:table-cell table:formula="of:=[.AD149]+[.AD150]" office:value-type="float" office:value="76.4499951219512" calcext:value-type="float">
            <text:p>76.449995121951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office:value-type="float" office:value="18.2553" calcext:value-type="float">
            <text:p>18.2553</text:p>
          </table:table-cell>
          <table:table-cell office:value-type="float" office:value="16.7365" calcext:value-type="float">
            <text:p>16.7365</text:p>
          </table:table-cell>
          <table:table-cell office:value-type="float" office:value="6.2994" calcext:value-type="float">
            <text:p>6.2994</text:p>
          </table:table-cell>
          <table:table-cell office:value-type="float" office:value="3.653" calcext:value-type="float">
            <text:p>3.653</text:p>
          </table:table-cell>
          <table:table-cell office:value-type="float" office:value="6.05" calcext:value-type="float">
            <text:p>6.05</text:p>
          </table:table-cell>
          <table:table-cell table:number-columns-repeated="18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office:value-type="float" office:value="20.9425" calcext:value-type="float">
            <text:p>20.9425</text:p>
          </table:table-cell>
          <table:table-cell office:value-type="float" office:value="23.6725" calcext:value-type="float">
            <text:p>23.6725</text:p>
          </table:table-cell>
          <table:table-cell office:value-type="float" office:value="15.3642" calcext:value-type="float">
            <text:p>15.3642</text:p>
          </table:table-cell>
          <table:table-cell office:value-type="float" office:value="10.1593" calcext:value-type="float">
            <text:p>10.1593</text:p>
          </table:table-cell>
          <table:table-cell office:value-type="float" office:value="11.0288" calcext:value-type="float">
            <text:p>11.0288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table:style-name="ce84" office:value-type="float" office:value="8.63" calcext:value-type="float">
            <text:p>8.63</text:p>
          </table:table-cell>
          <table:table-cell table:number-columns-repeated="14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office:value-type="float" office:value="5.9275" calcext:value-type="float">
            <text:p>5.9275</text:p>
          </table:table-cell>
          <table:table-cell office:value-type="float" office:value="15.4756" calcext:value-type="float">
            <text:p>15.4756</text:p>
          </table:table-cell>
          <table:table-cell office:value-type="float" office:value="21.5488" calcext:value-type="float">
            <text:p>21.5488</text:p>
          </table:table-cell>
          <table:table-cell office:value-type="float" office:value="19.8865" calcext:value-type="float">
            <text:p>19.8865</text:p>
          </table:table-cell>
          <table:table-cell office:value-type="float" office:value="17.4864" calcext:value-type="float">
            <text:p>17.4864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table:formula="of:=[.AA153]-[.C187]" office:value-type="float" office:value="3.662322" calcext:value-type="float">
            <text:p>3.662322</text:p>
          </table:table-cell>
          <table:table-cell table:number-columns-repeated="14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office:value-type="float" office:value="13.8039" calcext:value-type="float">
            <text:p>13.8039</text:p>
          </table:table-cell>
          <table:table-cell office:value-type="float" office:value="6.8303" calcext:value-type="float">
            <text:p>6.8303</text:p>
          </table:table-cell>
          <table:table-cell office:value-type="float" office:value="4.783" calcext:value-type="float">
            <text:p>4.783</text:p>
          </table:table-cell>
          <table:table-cell office:value-type="float" office:value="9.24" calcext:value-type="float">
            <text:p>9.24</text:p>
          </table:table-cell>
          <table:table-cell office:value-type="float" office:value="8.9455" calcext:value-type="float">
            <text:p>8.9455</text:p>
          </table:table-cell>
          <table:table-cell table:number-columns-repeated="18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office:value-type="float" office:value="13.1411" calcext:value-type="float">
            <text:p>13.1411</text:p>
          </table:table-cell>
          <table:table-cell office:value-type="float" office:value="3.0769" calcext:value-type="float">
            <text:p>3.0769</text:p>
          </table:table-cell>
          <table:table-cell office:value-type="float" office:value="12.3995" calcext:value-type="float">
            <text:p>12.3995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5.0151" calcext:value-type="float">
            <text:p>15.0151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26.023" calcext:value-type="float">
            <text:p>26.023</text:p>
          </table:table-cell>
          <table:table-cell office:value-type="float" office:value="18.1596" calcext:value-type="float">
            <text:p>18.1596</text:p>
          </table:table-cell>
          <table:table-cell office:value-type="float" office:value="7.6358" calcext:value-type="float">
            <text:p>7.6358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office:value-type="float" office:value="20.342" calcext:value-type="float">
            <text:p>20.342</text:p>
          </table:table-cell>
          <table:table-cell office:value-type="float" office:value="16.1473" calcext:value-type="float">
            <text:p>16.1473</text:p>
          </table:table-cell>
          <table:table-cell office:value-type="float" office:value="5.0307" calcext:value-type="float">
            <text:p>5.0307</text:p>
          </table:table-cell>
          <table:table-cell office:value-type="float" office:value="7.1744" calcext:value-type="float">
            <text:p>7.1744</text:p>
          </table:table-cell>
          <table:table-cell office:value-type="float" office:value="9.2307" calcext:value-type="float">
            <text:p>9.2307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0.5664" calcext:value-type="float">
            <text:p>20.56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.3541" calcext:value-type="float">
            <text:p>14.3541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9.433" calcext:value-type="float">
            <text:p>9.433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office:value-type="float" office:value="13.9611" calcext:value-type="float">
            <text:p>13.9611</text:p>
          </table:table-cell>
          <table:table-cell office:value-type="float" office:value="16.7459" calcext:value-type="float">
            <text:p>16.7459</text:p>
          </table:table-cell>
          <table:table-cell office:value-type="float" office:value="10.4748" calcext:value-type="float">
            <text:p>10.4748</text:p>
          </table:table-cell>
          <table:table-cell office:value-type="float" office:value="5.0396" calcext:value-type="float">
            <text:p>5.0396</text:p>
          </table:table-cell>
          <table:table-cell office:value-type="float" office:value="4.5096" calcext:value-type="float">
            <text:p>4.5096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7.2825" calcext:value-type="float">
            <text:p>7.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.202" calcext:value-type="float">
            <text:p>18.202</text:p>
          </table:table-cell>
          <table:table-cell office:value-type="float" office:value="13.4525" calcext:value-type="float">
            <text:p>13.4525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office:value-type="float" office:value="1.6907" calcext:value-type="float">
            <text:p>1.6907</text:p>
          </table:table-cell>
          <table:table-cell office:value-type="float" office:value="11.5534" calcext:value-type="float">
            <text:p>11.5534</text:p>
          </table:table-cell>
          <table:table-cell office:value-type="float" office:value="17.3903" calcext:value-type="float">
            <text:p>17.3903</text:p>
          </table:table-cell>
          <table:table-cell office:value-type="float" office:value="16.1469" calcext:value-type="float">
            <text:p>16.1469</text:p>
          </table:table-cell>
          <table:table-cell office:value-type="float" office:value="13.7649" calcext:value-type="float">
            <text:p>13.7649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4.267" calcext:value-type="float">
            <text:p>14.267</text:p>
          </table:table-cell>
          <table:table-cell office:value-type="float" office:value="19.7965" calcext:value-type="float">
            <text:p>19.7965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.4651" calcext:value-type="float">
            <text:p>15.4651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6.4484" calcext:value-type="float">
            <text:p>6.4484</text:p>
          </table:table-cell>
          <table:table-cell office:value-type="float" office:value="4.7881" calcext:value-type="float">
            <text:p>4.7881</text:p>
          </table:table-cell>
          <table:table-cell office:value-type="float" office:value="8.2392" calcext:value-type="float">
            <text:p>8.2392</text:p>
          </table:table-cell>
          <table:table-cell office:value-type="float" office:value="7.584" calcext:value-type="float">
            <text:p>7.584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10.4547" calcext:value-type="float">
            <text:p>10.4547</text:p>
          </table:table-cell>
          <table:table-cell office:value-type="float" office:value="18.3423" calcext:value-type="float">
            <text:p>18.3423</text:p>
          </table:table-cell>
          <table:table-cell office:value-type="float" office:value="18.1534" calcext:value-type="float">
            <text:p>18.1534</text:p>
          </table:table-cell>
          <table:table-cell table:number-columns-repeated="6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[.AC191]-[.F214]" office:value-type="float" office:value="3.49728609756098" calcext:value-type="float">
            <text:p>3.49728609756098</text:p>
          </table:table-cell>
          <table:table-cell table:formula="of:=[.AC194]+[.AF173]" office:value-type="float" office:value="19.2733333" calcext:value-type="float">
            <text:p>19.2733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.7993" calcext:value-type="float">
            <text:p>10.7993</text:p>
          </table:table-cell>
          <table:table-cell office:value-type="float" office:value="8.7395" calcext:value-type="float">
            <text:p>8.7395</text:p>
          </table:table-cell>
          <table:table-cell office:value-type="float" office:value="4.977" calcext:value-type="float">
            <text:p>4.977</text:p>
          </table:table-cell>
          <table:table-cell office:value-type="float" office:value="5.3302" calcext:value-type="float">
            <text:p>5.3302</text:p>
          </table:table-cell>
          <table:table-cell office:value-type="float" office:value="4.0323" calcext:value-type="float">
            <text:p>4.0323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3.8748" calcext:value-type="float">
            <text:p>13.8748</text:p>
          </table:table-cell>
          <table:table-cell office:value-type="float" office:value="8.4126" calcext:value-type="float">
            <text:p>8.4126</text:p>
          </table:table-cell>
          <table:table-cell office:value-type="float" office:value="15.0331" calcext:value-type="float">
            <text:p>15.0331</text:p>
          </table:table-cell>
          <table:table-cell office:value-type="float" office:value="16.5943" calcext:value-type="float">
            <text:p>16.5943</text:p>
          </table:table-cell>
          <table:table-cell office:value-type="float" office:value="5.3305" calcext:value-type="float">
            <text:p>5.3305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0" calcext:value-type="float">
            <text:p>100000</text:p>
          </table:table-cell>
          <table:table-cell/>
          <table:table-cell table:formula="of:=[.D187]+[.I168]+[.E173]+[.J169]" office:value-type="float" office:value="11.062816" calcext:value-type="float">
            <text:p>11.0628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.1411" calcext:value-type="float">
            <text:p>19.1411</text:p>
          </table:table-cell>
          <table:table-cell office:value-type="float" office:value="23.7487" calcext:value-type="float">
            <text:p>23.7487</text:p>
          </table:table-cell>
          <table:table-cell office:value-type="float" office:value="17.2669" calcext:value-type="float">
            <text:p>17.2669</text:p>
          </table:table-cell>
          <table:table-cell office:value-type="float" office:value="11.7278" calcext:value-type="float">
            <text:p>11.7278</text:p>
          </table:table-cell>
          <table:table-cell office:value-type="float" office:value="11.6971" calcext:value-type="float">
            <text:p>11.6971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8.8127" calcext:value-type="float">
            <text:p>28.8127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4.3916" calcext:value-type="float">
            <text:p>4.3916</text:p>
          </table:table-cell>
          <table:table-cell office:value-type="float" office:value="21.8999" calcext:value-type="float">
            <text:p>21.8999</text:p>
          </table:table-cell>
          <table:table-cell office:value-type="float" office:value="20.6176" calcext:value-type="float">
            <text:p>20.6176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[.AC177]+[.AC178]" office:value-type="float" office:value="14.4" calcext:value-type="float">
            <text:p>14.4</text:p>
          </table:table-cell>
          <table:table-cell table:style-name="ce84" office:value-type="float" office:value="19.19" calcext:value-type="float">
            <text:p>19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.0051" calcext:value-type="float">
            <text:p>11.0051</text:p>
          </table:table-cell>
          <table:table-cell office:value-type="float" office:value="18.9339" calcext:value-type="float">
            <text:p>18.9339</text:p>
          </table:table-cell>
          <table:table-cell office:value-type="float" office:value="17.7086" calcext:value-type="float">
            <text:p>17.7086</text:p>
          </table:table-cell>
          <table:table-cell office:value-type="float" office:value="13.2418" calcext:value-type="float">
            <text:p>13.2418</text:p>
          </table:table-cell>
          <table:table-cell office:value-type="float" office:value="11.4185" calcext:value-type="float">
            <text:p>11.4185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3.3292" calcext:value-type="float">
            <text:p>23.3292</text:p>
          </table:table-cell>
          <table:table-cell office:value-type="float" office:value="16.1846" calcext:value-type="float">
            <text:p>16.1846</text:p>
          </table:table-cell>
          <table:table-cell office:value-type="float" office:value="13.3319" calcext:value-type="float">
            <text:p>13.3319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18.8292" calcext:value-type="float">
            <text:p>18.8292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A162]-[.AA161]" office:value-type="float" office:value="3.337184" calcext:value-type="float">
            <text:p>3.337184</text:p>
          </table:table-cell>
          <table:table-cell table:number-columns-repeated="14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Costs</text:p>
          </table:table-cell>
          <table:table-cell table:number-columns-repeated="39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For 2n+2m</text:p>
          </table:table-cell>
          <table:table-cell table:number-columns-repeated="13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formula="of:=[.C141]*0.46" office:value-type="float" office:value="46000" calcext:value-type="float">
            <text:p>46000</text:p>
          </table:table-cell>
          <table:table-cell table:formula="of:=[.D141]*0.46" office:value-type="float" office:value="46000" calcext:value-type="float">
            <text:p>46000</text:p>
          </table:table-cell>
          <table:table-cell table:formula="of:=[.E141]*0.46" office:value-type="float" office:value="46000" calcext:value-type="float">
            <text:p>46000</text:p>
          </table:table-cell>
          <table:table-cell table:formula="of:=[.F141]*0.46" office:value-type="float" office:value="46000" calcext:value-type="float">
            <text:p>46000</text:p>
          </table:table-cell>
          <table:table-cell table:formula="of:=[.G141]*0.46" office:value-type="float" office:value="46000" calcext:value-type="float">
            <text:p>46000</text:p>
          </table:table-cell>
          <table:table-cell table:formula="of:=[.H141]*0.46" office:value-type="float" office:value="2.4081" calcext:value-type="float">
            <text:p>2.4081</text:p>
          </table:table-cell>
          <table:table-cell table:formula="of:=[.I141]*0.46" office:value-type="float" office:value="46000" calcext:value-type="float">
            <text:p>46000</text:p>
          </table:table-cell>
          <table:table-cell table:formula="of:=[.J141]*0.46" office:value-type="float" office:value="46000" calcext:value-type="float">
            <text:p>46000</text:p>
          </table:table-cell>
          <table:table-cell table:formula="of:=[.K141]*0.46" office:value-type="float" office:value="46000" calcext:value-type="float">
            <text:p>46000</text:p>
          </table:table-cell>
          <table:table-cell table:formula="of:=[.L141]*0.46" office:value-type="float" office:value="46000" calcext:value-type="float">
            <text:p>46000</text:p>
          </table:table-cell>
          <table:table-cell table:formula="of:=[.M141]*0.46" office:value-type="float" office:value="46000" calcext:value-type="float">
            <text:p>46000</text:p>
          </table:table-cell>
          <table:table-cell table:formula="of:=[.N141]*0.46" office:value-type="float" office:value="46000" calcext:value-type="float">
            <text:p>46000</text:p>
          </table:table-cell>
          <table:table-cell table:formula="of:=[.O141]*0.46" office:value-type="float" office:value="46000" calcext:value-type="float">
            <text:p>46000</text:p>
          </table:table-cell>
          <table:table-cell table:formula="of:=[.P141]*0.46" office:value-type="float" office:value="46000" calcext:value-type="float">
            <text:p>46000</text:p>
          </table:table-cell>
          <table:table-cell table:formula="of:=[.Q141]*0.46" office:value-type="float" office:value="46000" calcext:value-type="float">
            <text:p>46000</text:p>
          </table:table-cell>
          <table:table-cell table:formula="of:=[.R141]*0.46" office:value-type="float" office:value="46000" calcext:value-type="float">
            <text:p>46000</text:p>
          </table:table-cell>
          <table:table-cell table:formula="of:=[.S141]*0.46" office:value-type="float" office:value="46000" calcext:value-type="float">
            <text:p>46000</text:p>
          </table:table-cell>
          <table:table-cell table:formula="of:=[.T141]*0.46" office:value-type="float" office:value="46000" calcext:value-type="float">
            <text:p>46000</text:p>
          </table:table-cell>
          <table:table-cell table:formula="of:=[.U141]*0.46" office:value-type="float" office:value="46000" calcext:value-type="float">
            <text:p>46000</text:p>
          </table:table-cell>
          <table:table-cell table:formula="of:=[.V141]*0.46" office:value-type="float" office:value="46000" calcext:value-type="float">
            <text:p>46000</text:p>
          </table:table-cell>
          <table:table-cell table:formula="of:=[.W141]*0.46" office:value-type="float" office:value="46000" calcext:value-type="float">
            <text:p>46000</text:p>
          </table:table-cell>
          <table:table-cell table:formula="of:=[.X141]*0.46" office:value-type="float" office:value="46000" calcext:value-type="float">
            <text:p>46000</text:p>
          </table:table-cell>
          <table:table-cell table:formula="of:=[.Y141]*0.46" office:value-type="float" office:value="46000" calcext:value-type="float">
            <text:p>46000</text:p>
          </table:table-cell>
          <table:table-cell table:number-columns-repeated="2"/>
          <table:table-cell table:style-name="ce84" office:value-type="string" calcext:value-type="string">
            <text:p>Service</text:p>
          </table:table-cell>
          <table:table-cell table:style-name="ce84" office:value-type="string" calcext:value-type="string">
            <text:p>times:</text:p>
          </table:table-cell>
          <table:table-cell table:style-name="ce84"/>
          <table:table-cell table:style-name="ce84" office:value-type="string" calcext:value-type="string">
            <text:p>Delta</text:p>
          </table:table-cell>
          <table:table-cell table:style-name="ce84" office:value-type="string" calcext:value-type="string">
            <text:p>vector: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formula="of:=[.C142]*0.46" office:value-type="float" office:value="46000" calcext:value-type="float">
            <text:p>46000</text:p>
          </table:table-cell>
          <table:table-cell table:formula="of:=[.D142]*0.46" office:value-type="float" office:value="46000" calcext:value-type="float">
            <text:p>46000</text:p>
          </table:table-cell>
          <table:table-cell table:formula="of:=[.E142]*0.46" office:value-type="float" office:value="46000" calcext:value-type="float">
            <text:p>46000</text:p>
          </table:table-cell>
          <table:table-cell table:formula="of:=[.F142]*0.46" office:value-type="float" office:value="46000" calcext:value-type="float">
            <text:p>46000</text:p>
          </table:table-cell>
          <table:table-cell table:formula="of:=[.G142]*0.46" office:value-type="float" office:value="46000" calcext:value-type="float">
            <text:p>46000</text:p>
          </table:table-cell>
          <table:table-cell table:formula="of:=[.H142]*0.46" office:value-type="float" office:value="46000" calcext:value-type="float">
            <text:p>46000</text:p>
          </table:table-cell>
          <table:table-cell table:formula="of:=[.I142]*0.46" office:value-type="float" office:value="1.934852" calcext:value-type="float">
            <text:p>1.934852</text:p>
          </table:table-cell>
          <table:table-cell table:formula="of:=[.J142]*0.46" office:value-type="float" office:value="46000" calcext:value-type="float">
            <text:p>46000</text:p>
          </table:table-cell>
          <table:table-cell table:formula="of:=[.K142]*0.46" office:value-type="float" office:value="46000" calcext:value-type="float">
            <text:p>46000</text:p>
          </table:table-cell>
          <table:table-cell table:formula="of:=[.L142]*0.46" office:value-type="float" office:value="46000" calcext:value-type="float">
            <text:p>46000</text:p>
          </table:table-cell>
          <table:table-cell table:formula="of:=[.M142]*0.46" office:value-type="float" office:value="46000" calcext:value-type="float">
            <text:p>46000</text:p>
          </table:table-cell>
          <table:table-cell table:formula="of:=[.N142]*0.46" office:value-type="float" office:value="46000" calcext:value-type="float">
            <text:p>46000</text:p>
          </table:table-cell>
          <table:table-cell table:formula="of:=[.O142]*0.46" office:value-type="float" office:value="46000" calcext:value-type="float">
            <text:p>46000</text:p>
          </table:table-cell>
          <table:table-cell table:formula="of:=[.P142]*0.46" office:value-type="float" office:value="46000" calcext:value-type="float">
            <text:p>46000</text:p>
          </table:table-cell>
          <table:table-cell table:formula="of:=[.Q142]*0.46" office:value-type="float" office:value="46000" calcext:value-type="float">
            <text:p>46000</text:p>
          </table:table-cell>
          <table:table-cell table:formula="of:=[.R142]*0.46" office:value-type="float" office:value="46000" calcext:value-type="float">
            <text:p>46000</text:p>
          </table:table-cell>
          <table:table-cell table:formula="of:=[.S142]*0.46" office:value-type="float" office:value="46000" calcext:value-type="float">
            <text:p>46000</text:p>
          </table:table-cell>
          <table:table-cell table:formula="of:=[.T142]*0.46" office:value-type="float" office:value="46000" calcext:value-type="float">
            <text:p>46000</text:p>
          </table:table-cell>
          <table:table-cell table:formula="of:=[.U142]*0.46" office:value-type="float" office:value="46000" calcext:value-type="float">
            <text:p>46000</text:p>
          </table:table-cell>
          <table:table-cell table:formula="of:=[.V142]*0.46" office:value-type="float" office:value="46000" calcext:value-type="float">
            <text:p>46000</text:p>
          </table:table-cell>
          <table:table-cell table:formula="of:=[.W142]*0.46" office:value-type="float" office:value="46000" calcext:value-type="float">
            <text:p>46000</text:p>
          </table:table-cell>
          <table:table-cell table:formula="of:=[.X142]*0.46" office:value-type="float" office:value="46000" calcext:value-type="float">
            <text:p>46000</text:p>
          </table:table-cell>
          <table:table-cell table:formula="of:=[.Y142]*0.46" office:value-type="float" office:value="46000" calcext:value-type="float">
            <text:p>46000</text:p>
          </table:table-cell>
          <table:table-cell table:number-columns-repeated="2"/>
          <table:table-cell table:style-name="ce20" office:value-type="string" calcext:value-type="string">
            <text:p>0:</text:p>
          </table:table-cell>
          <table:table-cell table:style-name="ce84" office:value-type="float" office:value="0.294351" calcext:value-type="float">
            <text:p>0.294351</text:p>
          </table:table-cell>
          <table:table-cell table:style-name="ce84"/>
          <table:table-cell table:style-name="ce20" office:value-type="string" calcext:value-type="string">
            <text:p>0:</text:p>
          </table:table-cell>
          <table:table-cell table:style-name="ce84" table:formula="of:=[.H193]+[.AF173]" office:value-type="float" office:value="0.211016226829268" calcext:value-type="float">
            <text:p>0.211016226829268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table:formula="of:=[.C143]*0.46" office:value-type="float" office:value="46000" calcext:value-type="float">
            <text:p>46000</text:p>
          </table:table-cell>
          <table:table-cell table:formula="of:=[.D143]*0.46" office:value-type="float" office:value="46000" calcext:value-type="float">
            <text:p>46000</text:p>
          </table:table-cell>
          <table:table-cell table:formula="of:=[.E143]*0.46" office:value-type="float" office:value="46000" calcext:value-type="float">
            <text:p>46000</text:p>
          </table:table-cell>
          <table:table-cell table:formula="of:=[.F143]*0.46" office:value-type="float" office:value="46000" calcext:value-type="float">
            <text:p>46000</text:p>
          </table:table-cell>
          <table:table-cell table:formula="of:=[.G143]*0.46" office:value-type="float" office:value="46000" calcext:value-type="float">
            <text:p>46000</text:p>
          </table:table-cell>
          <table:table-cell table:formula="of:=[.H143]*0.46" office:value-type="float" office:value="46000" calcext:value-type="float">
            <text:p>46000</text:p>
          </table:table-cell>
          <table:table-cell table:formula="of:=[.I143]*0.46" office:value-type="float" office:value="46000" calcext:value-type="float">
            <text:p>46000</text:p>
          </table:table-cell>
          <table:table-cell table:formula="of:=[.J143]*0.46" office:value-type="float" office:value="1.602916" calcext:value-type="float">
            <text:p>1.602916</text:p>
          </table:table-cell>
          <table:table-cell table:formula="of:=[.K143]*0.46" office:value-type="float" office:value="46000" calcext:value-type="float">
            <text:p>46000</text:p>
          </table:table-cell>
          <table:table-cell table:formula="of:=[.L143]*0.46" office:value-type="float" office:value="46000" calcext:value-type="float">
            <text:p>46000</text:p>
          </table:table-cell>
          <table:table-cell table:formula="of:=[.M143]*0.46" office:value-type="float" office:value="46000" calcext:value-type="float">
            <text:p>46000</text:p>
          </table:table-cell>
          <table:table-cell table:formula="of:=[.N143]*0.46" office:value-type="float" office:value="46000" calcext:value-type="float">
            <text:p>46000</text:p>
          </table:table-cell>
          <table:table-cell table:formula="of:=[.O143]*0.46" office:value-type="float" office:value="46000" calcext:value-type="float">
            <text:p>46000</text:p>
          </table:table-cell>
          <table:table-cell table:formula="of:=[.P143]*0.46" office:value-type="float" office:value="46000" calcext:value-type="float">
            <text:p>46000</text:p>
          </table:table-cell>
          <table:table-cell table:formula="of:=[.Q143]*0.46" office:value-type="float" office:value="46000" calcext:value-type="float">
            <text:p>46000</text:p>
          </table:table-cell>
          <table:table-cell table:formula="of:=[.R143]*0.46" office:value-type="float" office:value="46000" calcext:value-type="float">
            <text:p>46000</text:p>
          </table:table-cell>
          <table:table-cell table:formula="of:=[.S143]*0.46" office:value-type="float" office:value="46000" calcext:value-type="float">
            <text:p>46000</text:p>
          </table:table-cell>
          <table:table-cell table:formula="of:=[.T143]*0.46" office:value-type="float" office:value="46000" calcext:value-type="float">
            <text:p>46000</text:p>
          </table:table-cell>
          <table:table-cell table:formula="of:=[.U143]*0.46" office:value-type="float" office:value="46000" calcext:value-type="float">
            <text:p>46000</text:p>
          </table:table-cell>
          <table:table-cell table:formula="of:=[.V143]*0.46" office:value-type="float" office:value="46000" calcext:value-type="float">
            <text:p>46000</text:p>
          </table:table-cell>
          <table:table-cell table:formula="of:=[.W143]*0.46" office:value-type="float" office:value="46000" calcext:value-type="float">
            <text:p>46000</text:p>
          </table:table-cell>
          <table:table-cell table:formula="of:=[.X143]*0.46" office:value-type="float" office:value="46000" calcext:value-type="float">
            <text:p>46000</text:p>
          </table:table-cell>
          <table:table-cell table:formula="of:=[.Y143]*0.46" office:value-type="float" office:value="46000" calcext:value-type="float">
            <text:p>46000</text:p>
          </table:table-cell>
          <table:table-cell table:number-columns-repeated="2"/>
          <table:table-cell table:style-name="ce20" office:value-type="string" calcext:value-type="string">
            <text:p>1:</text:p>
          </table:table-cell>
          <table:table-cell table:style-name="ce84" office:value-type="float" office:value="0.269257" calcext:value-type="float">
            <text:p>0.269257</text:p>
          </table:table-cell>
          <table:table-cell table:style-name="ce84"/>
          <table:table-cell table:style-name="ce20" office:value-type="string" calcext:value-type="string">
            <text:p>1:</text:p>
          </table:table-cell>
          <table:table-cell table:style-name="ce84" table:formula="of:=[.I194]+[.AF173]" office:value-type="float" office:value="0.185923543902439" calcext:value-type="float">
            <text:p>0.185923543902439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table:formula="of:=[.C144]*0.46" office:value-type="float" office:value="46000" calcext:value-type="float">
            <text:p>46000</text:p>
          </table:table-cell>
          <table:table-cell table:formula="of:=[.D144]*0.46" office:value-type="float" office:value="46000" calcext:value-type="float">
            <text:p>46000</text:p>
          </table:table-cell>
          <table:table-cell table:formula="of:=[.E144]*0.46" office:value-type="float" office:value="46000" calcext:value-type="float">
            <text:p>46000</text:p>
          </table:table-cell>
          <table:table-cell table:formula="of:=[.F144]*0.46" office:value-type="float" office:value="46000" calcext:value-type="float">
            <text:p>46000</text:p>
          </table:table-cell>
          <table:table-cell table:formula="of:=[.G144]*0.46" office:value-type="float" office:value="46000" calcext:value-type="float">
            <text:p>46000</text:p>
          </table:table-cell>
          <table:table-cell table:formula="of:=[.H144]*0.46" office:value-type="float" office:value="46000" calcext:value-type="float">
            <text:p>46000</text:p>
          </table:table-cell>
          <table:table-cell table:formula="of:=[.I144]*0.46" office:value-type="float" office:value="46000" calcext:value-type="float">
            <text:p>46000</text:p>
          </table:table-cell>
          <table:table-cell table:formula="of:=[.J144]*0.46" office:value-type="float" office:value="46000" calcext:value-type="float">
            <text:p>46000</text:p>
          </table:table-cell>
          <table:table-cell table:formula="of:=[.K144]*0.46" office:value-type="float" office:value="1.595924" calcext:value-type="float">
            <text:p>1.595924</text:p>
          </table:table-cell>
          <table:table-cell table:formula="of:=[.L144]*0.46" office:value-type="float" office:value="46000" calcext:value-type="float">
            <text:p>46000</text:p>
          </table:table-cell>
          <table:table-cell table:formula="of:=[.M144]*0.46" office:value-type="float" office:value="46000" calcext:value-type="float">
            <text:p>46000</text:p>
          </table:table-cell>
          <table:table-cell table:formula="of:=[.N144]*0.46" office:value-type="float" office:value="46000" calcext:value-type="float">
            <text:p>46000</text:p>
          </table:table-cell>
          <table:table-cell table:formula="of:=[.O144]*0.46" office:value-type="float" office:value="46000" calcext:value-type="float">
            <text:p>46000</text:p>
          </table:table-cell>
          <table:table-cell table:formula="of:=[.P144]*0.46" office:value-type="float" office:value="46000" calcext:value-type="float">
            <text:p>46000</text:p>
          </table:table-cell>
          <table:table-cell table:formula="of:=[.Q144]*0.46" office:value-type="float" office:value="46000" calcext:value-type="float">
            <text:p>46000</text:p>
          </table:table-cell>
          <table:table-cell table:formula="of:=[.R144]*0.46" office:value-type="float" office:value="46000" calcext:value-type="float">
            <text:p>46000</text:p>
          </table:table-cell>
          <table:table-cell table:formula="of:=[.S144]*0.46" office:value-type="float" office:value="46000" calcext:value-type="float">
            <text:p>46000</text:p>
          </table:table-cell>
          <table:table-cell table:formula="of:=[.T144]*0.46" office:value-type="float" office:value="46000" calcext:value-type="float">
            <text:p>46000</text:p>
          </table:table-cell>
          <table:table-cell table:formula="of:=[.U144]*0.46" office:value-type="float" office:value="46000" calcext:value-type="float">
            <text:p>46000</text:p>
          </table:table-cell>
          <table:table-cell table:formula="of:=[.V144]*0.46" office:value-type="float" office:value="46000" calcext:value-type="float">
            <text:p>46000</text:p>
          </table:table-cell>
          <table:table-cell table:formula="of:=[.W144]*0.46" office:value-type="float" office:value="46000" calcext:value-type="float">
            <text:p>46000</text:p>
          </table:table-cell>
          <table:table-cell table:formula="of:=[.X144]*0.46" office:value-type="float" office:value="46000" calcext:value-type="float">
            <text:p>46000</text:p>
          </table:table-cell>
          <table:table-cell table:formula="of:=[.Y144]*0.46" office:value-type="float" office:value="46000" calcext:value-type="float">
            <text:p>46000</text:p>
          </table:table-cell>
          <table:table-cell table:number-columns-repeated="2"/>
          <table:table-cell table:style-name="ce20" office:value-type="string" calcext:value-type="string">
            <text:p>2:</text:p>
          </table:table-cell>
          <table:table-cell table:style-name="ce84" office:value-type="float" office:value="0.251658" calcext:value-type="float">
            <text:p>0.251658</text:p>
          </table:table-cell>
          <table:table-cell table:style-name="ce84"/>
          <table:table-cell table:style-name="ce20" office:value-type="string" calcext:value-type="string">
            <text:p>2:</text:p>
          </table:table-cell>
          <table:table-cell table:style-name="ce84" table:formula="of:=[.J195]+[.AF173]" office:value-type="float" office:value="0.168323543902439" calcext:value-type="float">
            <text:p>0.168323543902439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table:formula="of:=[.C145]*0.46" office:value-type="float" office:value="46000" calcext:value-type="float">
            <text:p>46000</text:p>
          </table:table-cell>
          <table:table-cell table:formula="of:=[.D145]*0.46" office:value-type="float" office:value="46000" calcext:value-type="float">
            <text:p>46000</text:p>
          </table:table-cell>
          <table:table-cell table:formula="of:=[.E145]*0.46" office:value-type="float" office:value="46000" calcext:value-type="float">
            <text:p>46000</text:p>
          </table:table-cell>
          <table:table-cell table:formula="of:=[.F145]*0.46" office:value-type="float" office:value="46000" calcext:value-type="float">
            <text:p>46000</text:p>
          </table:table-cell>
          <table:table-cell table:formula="of:=[.G145]*0.46" office:value-type="float" office:value="46000" calcext:value-type="float">
            <text:p>46000</text:p>
          </table:table-cell>
          <table:table-cell table:formula="of:=[.H145]*0.46" office:value-type="float" office:value="46000" calcext:value-type="float">
            <text:p>46000</text:p>
          </table:table-cell>
          <table:table-cell table:formula="of:=[.I145]*0.46" office:value-type="float" office:value="46000" calcext:value-type="float">
            <text:p>46000</text:p>
          </table:table-cell>
          <table:table-cell table:formula="of:=[.J145]*0.46" office:value-type="float" office:value="46000" calcext:value-type="float">
            <text:p>46000</text:p>
          </table:table-cell>
          <table:table-cell table:formula="of:=[.K145]*0.46" office:value-type="float" office:value="46000" calcext:value-type="float">
            <text:p>46000</text:p>
          </table:table-cell>
          <table:table-cell table:formula="of:=[.L145]*0.46" office:value-type="float" office:value="2.720256" calcext:value-type="float">
            <text:p>2.720256</text:p>
          </table:table-cell>
          <table:table-cell table:formula="of:=[.M145]*0.46" office:value-type="float" office:value="46000" calcext:value-type="float">
            <text:p>46000</text:p>
          </table:table-cell>
          <table:table-cell table:formula="of:=[.N145]*0.46" office:value-type="float" office:value="46000" calcext:value-type="float">
            <text:p>46000</text:p>
          </table:table-cell>
          <table:table-cell table:formula="of:=[.O145]*0.46" office:value-type="float" office:value="46000" calcext:value-type="float">
            <text:p>46000</text:p>
          </table:table-cell>
          <table:table-cell table:formula="of:=[.P145]*0.46" office:value-type="float" office:value="46000" calcext:value-type="float">
            <text:p>46000</text:p>
          </table:table-cell>
          <table:table-cell table:formula="of:=[.Q145]*0.46" office:value-type="float" office:value="46000" calcext:value-type="float">
            <text:p>46000</text:p>
          </table:table-cell>
          <table:table-cell table:formula="of:=[.R145]*0.46" office:value-type="float" office:value="46000" calcext:value-type="float">
            <text:p>46000</text:p>
          </table:table-cell>
          <table:table-cell table:formula="of:=[.S145]*0.46" office:value-type="float" office:value="46000" calcext:value-type="float">
            <text:p>46000</text:p>
          </table:table-cell>
          <table:table-cell table:formula="of:=[.T145]*0.46" office:value-type="float" office:value="46000" calcext:value-type="float">
            <text:p>46000</text:p>
          </table:table-cell>
          <table:table-cell table:formula="of:=[.U145]*0.46" office:value-type="float" office:value="46000" calcext:value-type="float">
            <text:p>46000</text:p>
          </table:table-cell>
          <table:table-cell table:formula="of:=[.V145]*0.46" office:value-type="float" office:value="46000" calcext:value-type="float">
            <text:p>46000</text:p>
          </table:table-cell>
          <table:table-cell table:formula="of:=[.W145]*0.46" office:value-type="float" office:value="46000" calcext:value-type="float">
            <text:p>46000</text:p>
          </table:table-cell>
          <table:table-cell table:formula="of:=[.X145]*0.46" office:value-type="float" office:value="46000" calcext:value-type="float">
            <text:p>46000</text:p>
          </table:table-cell>
          <table:table-cell table:formula="of:=[.Y145]*0.46" office:value-type="float" office:value="46000" calcext:value-type="float">
            <text:p>46000</text:p>
          </table:table-cell>
          <table:table-cell table:number-columns-repeated="2"/>
          <table:table-cell table:style-name="ce20" office:value-type="string" calcext:value-type="string">
            <text:p>3:</text:p>
          </table:table-cell>
          <table:table-cell table:style-name="ce84" office:value-type="float" office:value="0.251287" calcext:value-type="float">
            <text:p>0.251287</text:p>
          </table:table-cell>
          <table:table-cell table:style-name="ce84"/>
          <table:table-cell table:style-name="ce20" office:value-type="string" calcext:value-type="string">
            <text:p>3:</text:p>
          </table:table-cell>
          <table:table-cell table:style-name="ce84" table:formula="of:=[.K196]+[.AF173]" office:value-type="float" office:value="0.167952812195122" calcext:value-type="float">
            <text:p>0.167952812195122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formula="of:=[.C146]*0.46" office:value-type="float" office:value="46000" calcext:value-type="float">
            <text:p>46000</text:p>
          </table:table-cell>
          <table:table-cell table:formula="of:=[.D146]*0.46" office:value-type="float" office:value="46000" calcext:value-type="float">
            <text:p>46000</text:p>
          </table:table-cell>
          <table:table-cell table:formula="of:=[.E146]*0.46" office:value-type="float" office:value="46000" calcext:value-type="float">
            <text:p>46000</text:p>
          </table:table-cell>
          <table:table-cell table:formula="of:=[.F146]*0.46" office:value-type="float" office:value="46000" calcext:value-type="float">
            <text:p>46000</text:p>
          </table:table-cell>
          <table:table-cell table:formula="of:=[.G146]*0.46" office:value-type="float" office:value="46000" calcext:value-type="float">
            <text:p>46000</text:p>
          </table:table-cell>
          <table:table-cell table:formula="of:=[.H146]*0.46" office:value-type="float" office:value="46000" calcext:value-type="float">
            <text:p>46000</text:p>
          </table:table-cell>
          <table:table-cell table:formula="of:=[.I146]*0.46" office:value-type="float" office:value="46000" calcext:value-type="float">
            <text:p>46000</text:p>
          </table:table-cell>
          <table:table-cell table:formula="of:=[.J146]*0.46" office:value-type="float" office:value="46000" calcext:value-type="float">
            <text:p>46000</text:p>
          </table:table-cell>
          <table:table-cell table:formula="of:=[.K146]*0.46" office:value-type="float" office:value="46000" calcext:value-type="float">
            <text:p>46000</text:p>
          </table:table-cell>
          <table:table-cell table:formula="of:=[.L146]*0.46" office:value-type="float" office:value="46000" calcext:value-type="float">
            <text:p>46000</text:p>
          </table:table-cell>
          <table:table-cell table:formula="of:=[.M146]*0.46" office:value-type="float" office:value="8.277562" calcext:value-type="float">
            <text:p>8.277562</text:p>
          </table:table-cell>
          <table:table-cell table:formula="of:=[.N146]*0.46" office:value-type="float" office:value="10.029334" calcext:value-type="float">
            <text:p>10.029334</text:p>
          </table:table-cell>
          <table:table-cell table:formula="of:=[.O146]*0.46" office:value-type="float" office:value="10.309658" calcext:value-type="float">
            <text:p>10.309658</text:p>
          </table:table-cell>
          <table:table-cell table:formula="of:=[.P146]*0.46" office:value-type="float" office:value="1.031504" calcext:value-type="float">
            <text:p>1.031504</text:p>
          </table:table-cell>
          <table:table-cell table:formula="of:=[.Q146]*0.46" office:value-type="float" office:value="8.68664" calcext:value-type="float">
            <text:p>8.68664</text:p>
          </table:table-cell>
          <table:table-cell table:formula="of:=[.R146]*0.46" office:value-type="float" office:value="8.38258" calcext:value-type="float">
            <text:p>8.38258</text:p>
          </table:table-cell>
          <table:table-cell table:formula="of:=[.S146]*0.46" office:value-type="float" office:value="11.31278" calcext:value-type="float">
            <text:p>11.31278</text:p>
          </table:table-cell>
          <table:table-cell table:formula="of:=[.T146]*0.46" office:value-type="float" office:value="7.442156" calcext:value-type="float">
            <text:p>7.442156</text:p>
          </table:table-cell>
          <table:table-cell table:formula="of:=[.U146]*0.46" office:value-type="float" office:value="1.757706" calcext:value-type="float">
            <text:p>1.757706</text:p>
          </table:table-cell>
          <table:table-cell table:formula="of:=[.V146]*0.46" office:value-type="float" office:value="7.932056" calcext:value-type="float">
            <text:p>7.932056</text:p>
          </table:table-cell>
          <table:table-cell table:formula="of:=[.W146]*0.46" office:value-type="float" office:value="0" calcext:value-type="float">
            <text:p>0</text:p>
          </table:table-cell>
          <table:table-cell table:formula="of:=[.X146]*0.46" office:value-type="float" office:value="0" calcext:value-type="float">
            <text:p>0</text:p>
          </table:table-cell>
          <table:table-cell table:formula="of:=[.Y146]*0.46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4:</text:p>
          </table:table-cell>
          <table:table-cell table:style-name="ce84" office:value-type="float" office:value="0.310902" calcext:value-type="float">
            <text:p>0.310902</text:p>
          </table:table-cell>
          <table:table-cell table:style-name="ce84"/>
          <table:table-cell table:style-name="ce20" office:value-type="string" calcext:value-type="string">
            <text:p>4:</text:p>
          </table:table-cell>
          <table:table-cell table:style-name="ce84" table:formula="of:=[.L197]+[.AF173]" office:value-type="float" office:value="0.227567446341463" calcext:value-type="float">
            <text:p>0.227567446341463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formula="of:=[.C147]*0.46" office:value-type="float" office:value="4.395346" calcext:value-type="float">
            <text:p>4.395346</text:p>
          </table:table-cell>
          <table:table-cell table:formula="of:=[.D147]*0.46" office:value-type="float" office:value="46000" calcext:value-type="float">
            <text:p>46000</text:p>
          </table:table-cell>
          <table:table-cell table:formula="of:=[.E147]*0.46" office:value-type="float" office:value="3.504878" calcext:value-type="float">
            <text:p>3.504878</text:p>
          </table:table-cell>
          <table:table-cell table:formula="of:=[.F147]*0.46" office:value-type="float" office:value="46000" calcext:value-type="float">
            <text:p>46000</text:p>
          </table:table-cell>
          <table:table-cell table:formula="of:=[.G147]*0.46" office:value-type="float" office:value="46000" calcext:value-type="float">
            <text:p>46000</text:p>
          </table:table-cell>
          <table:table-cell table:formula="of:=[.H147]*0.46" office:value-type="float" office:value="46000" calcext:value-type="float">
            <text:p>46000</text:p>
          </table:table-cell>
          <table:table-cell table:formula="of:=[.I147]*0.46" office:value-type="float" office:value="46000" calcext:value-type="float">
            <text:p>46000</text:p>
          </table:table-cell>
          <table:table-cell table:formula="of:=[.J147]*0.46" office:value-type="float" office:value="46000" calcext:value-type="float">
            <text:p>46000</text:p>
          </table:table-cell>
          <table:table-cell table:formula="of:=[.K147]*0.46" office:value-type="float" office:value="46000" calcext:value-type="float">
            <text:p>46000</text:p>
          </table:table-cell>
          <table:table-cell table:formula="of:=[.L147]*0.46" office:value-type="float" office:value="46000" calcext:value-type="float">
            <text:p>46000</text:p>
          </table:table-cell>
          <table:table-cell table:formula="of:=[.M147]*0.46" office:value-type="float" office:value="4.29893" calcext:value-type="float">
            <text:p>4.29893</text:p>
          </table:table-cell>
          <table:table-cell table:formula="of:=[.N147]*0.46" office:value-type="float" office:value="5.822128" calcext:value-type="float">
            <text:p>5.822128</text:p>
          </table:table-cell>
          <table:table-cell table:formula="of:=[.O147]*0.46" office:value-type="float" office:value="8.972438" calcext:value-type="float">
            <text:p>8.972438</text:p>
          </table:table-cell>
          <table:table-cell table:formula="of:=[.P147]*0.46" office:value-type="float" office:value="7.09803" calcext:value-type="float">
            <text:p>7.09803</text:p>
          </table:table-cell>
          <table:table-cell table:formula="of:=[.Q147]*0.46" office:value-type="float" office:value="1.988994" calcext:value-type="float">
            <text:p>1.988994</text:p>
          </table:table-cell>
          <table:table-cell table:formula="of:=[.R147]*0.46" office:value-type="float" office:value="3.048742" calcext:value-type="float">
            <text:p>3.048742</text:p>
          </table:table-cell>
          <table:table-cell table:formula="of:=[.S147]*0.46" office:value-type="float" office:value="5.818908" calcext:value-type="float">
            <text:p>5.818908</text:p>
          </table:table-cell>
          <table:table-cell table:formula="of:=[.T147]*0.46" office:value-type="float" office:value="5.833168" calcext:value-type="float">
            <text:p>5.833168</text:p>
          </table:table-cell>
          <table:table-cell table:formula="of:=[.U147]*0.46" office:value-type="float" office:value="5.149378" calcext:value-type="float">
            <text:p>5.149378</text:p>
          </table:table-cell>
          <table:table-cell table:formula="of:=[.V147]*0.46" office:value-type="float" office:value="1.391546" calcext:value-type="float">
            <text:p>1.391546</text:p>
          </table:table-cell>
          <table:table-cell table:formula="of:=[.W147]*0.46" office:value-type="float" office:value="0" calcext:value-type="float">
            <text:p>0</text:p>
          </table:table-cell>
          <table:table-cell table:formula="of:=[.X147]*0.46" office:value-type="float" office:value="0" calcext:value-type="float">
            <text:p>0</text:p>
          </table:table-cell>
          <table:table-cell table:formula="of:=[.Y147]*0.46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84" table:number-columns-repeated="2"/>
          <table:table-cell table:style-name="ce20"/>
          <table:table-cell table:style-name="ce84" office:value-type="float" office:value="0.0833333" calcext:value-type="float">
            <text:p>0.0833333</text:p>
          </table:table-cell>
          <table:table-cell table:style-name="ce84"/>
          <table:table-cell table:number-columns-repeated="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formula="of:=[.C148]*0.46" office:value-type="float" office:value="46000" calcext:value-type="float">
            <text:p>46000</text:p>
          </table:table-cell>
          <table:table-cell table:formula="of:=[.D148]*0.46" office:value-type="float" office:value="46000" calcext:value-type="float">
            <text:p>46000</text:p>
          </table:table-cell>
          <table:table-cell table:formula="of:=[.E148]*0.46" office:value-type="float" office:value="46000" calcext:value-type="float">
            <text:p>46000</text:p>
          </table:table-cell>
          <table:table-cell table:formula="of:=[.F148]*0.46" office:value-type="float" office:value="46000" calcext:value-type="float">
            <text:p>46000</text:p>
          </table:table-cell>
          <table:table-cell table:formula="of:=[.G148]*0.46" office:value-type="float" office:value="46000" calcext:value-type="float">
            <text:p>46000</text:p>
          </table:table-cell>
          <table:table-cell table:formula="of:=[.H148]*0.46" office:value-type="float" office:value="46000" calcext:value-type="float">
            <text:p>46000</text:p>
          </table:table-cell>
          <table:table-cell table:formula="of:=[.I148]*0.46" office:value-type="float" office:value="46000" calcext:value-type="float">
            <text:p>46000</text:p>
          </table:table-cell>
          <table:table-cell table:formula="of:=[.J148]*0.46" office:value-type="float" office:value="46000" calcext:value-type="float">
            <text:p>46000</text:p>
          </table:table-cell>
          <table:table-cell table:formula="of:=[.K148]*0.46" office:value-type="float" office:value="46000" calcext:value-type="float">
            <text:p>46000</text:p>
          </table:table-cell>
          <table:table-cell table:formula="of:=[.L148]*0.46" office:value-type="float" office:value="46000" calcext:value-type="float">
            <text:p>46000</text:p>
          </table:table-cell>
          <table:table-cell table:formula="of:=[.M148]*0.46" office:value-type="float" office:value="6.354302" calcext:value-type="float">
            <text:p>6.354302</text:p>
          </table:table-cell>
          <table:table-cell table:formula="of:=[.N148]*0.46" office:value-type="float" office:value="4.422026" calcext:value-type="float">
            <text:p>4.422026</text:p>
          </table:table-cell>
          <table:table-cell table:formula="of:=[.O148]*0.46" office:value-type="float" office:value="8.668056" calcext:value-type="float">
            <text:p>8.668056</text:p>
          </table:table-cell>
          <table:table-cell table:formula="of:=[.P148]*0.46" office:value-type="float" office:value="10.36104" calcext:value-type="float">
            <text:p>10.36104</text:p>
          </table:table-cell>
          <table:table-cell table:formula="of:=[.Q148]*0.46" office:value-type="float" office:value="1.429404" calcext:value-type="float">
            <text:p>1.429404</text:p>
          </table:table-cell>
          <table:table-cell table:formula="of:=[.R148]*0.46" office:value-type="float" office:value="4.69683" calcext:value-type="float">
            <text:p>4.69683</text:p>
          </table:table-cell>
          <table:table-cell table:formula="of:=[.S148]*0.46" office:value-type="float" office:value="3.18688" calcext:value-type="float">
            <text:p>3.18688</text:p>
          </table:table-cell>
          <table:table-cell table:formula="of:=[.T148]*0.46" office:value-type="float" office:value="6.3434" calcext:value-type="float">
            <text:p>6.3434</text:p>
          </table:table-cell>
          <table:table-cell table:formula="of:=[.U148]*0.46" office:value-type="float" office:value="8.408018" calcext:value-type="float">
            <text:p>8.408018</text:p>
          </table:table-cell>
          <table:table-cell table:formula="of:=[.V148]*0.46" office:value-type="float" office:value="2.018112" calcext:value-type="float">
            <text:p>2.018112</text:p>
          </table:table-cell>
          <table:table-cell table:formula="of:=[.W148]*0.46" office:value-type="float" office:value="0" calcext:value-type="float">
            <text:p>0</text:p>
          </table:table-cell>
          <table:table-cell table:formula="of:=[.X148]*0.46" office:value-type="float" office:value="0" calcext:value-type="float">
            <text:p>0</text:p>
          </table:table-cell>
          <table:table-cell table:formula="of:=[.Y148]*0.46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84" table:number-columns-repeated="5"/>
          <table:table-cell table:number-columns-repeated="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formula="of:=[.C149]*0.46" office:value-type="float" office:value="8.067618" calcext:value-type="float">
            <text:p>8.067618</text:p>
          </table:table-cell>
          <table:table-cell table:formula="of:=[.D149]*0.46" office:value-type="float" office:value="6.97084" calcext:value-type="float">
            <text:p>6.97084</text:p>
          </table:table-cell>
          <table:table-cell table:formula="of:=[.E149]*0.46" office:value-type="float" office:value="2.040284" calcext:value-type="float">
            <text:p>2.040284</text:p>
          </table:table-cell>
          <table:table-cell table:formula="of:=[.F149]*0.46" office:value-type="float" office:value="46000" calcext:value-type="float">
            <text:p>46000</text:p>
          </table:table-cell>
          <table:table-cell table:formula="of:=[.G149]*0.46" office:value-type="float" office:value="46000" calcext:value-type="float">
            <text:p>46000</text:p>
          </table:table-cell>
          <table:table-cell table:formula="of:=[.H149]*0.46" office:value-type="float" office:value="46000" calcext:value-type="float">
            <text:p>46000</text:p>
          </table:table-cell>
          <table:table-cell table:formula="of:=[.I149]*0.46" office:value-type="float" office:value="46000" calcext:value-type="float">
            <text:p>46000</text:p>
          </table:table-cell>
          <table:table-cell table:formula="of:=[.J149]*0.46" office:value-type="float" office:value="46000" calcext:value-type="float">
            <text:p>46000</text:p>
          </table:table-cell>
          <table:table-cell table:formula="of:=[.K149]*0.46" office:value-type="float" office:value="46000" calcext:value-type="float">
            <text:p>46000</text:p>
          </table:table-cell>
          <table:table-cell table:formula="of:=[.L149]*0.46" office:value-type="float" office:value="46000" calcext:value-type="float">
            <text:p>46000</text:p>
          </table:table-cell>
          <table:table-cell table:formula="of:=[.M149]*0.46" office:value-type="float" office:value="9.211592" calcext:value-type="float">
            <text:p>9.211592</text:p>
          </table:table-cell>
          <table:table-cell table:formula="of:=[.N149]*0.46" office:value-type="float" office:value="0.870228" calcext:value-type="float">
            <text:p>0.870228</text:p>
          </table:table-cell>
          <table:table-cell table:formula="of:=[.O149]*0.46" office:value-type="float" office:value="5.240136" calcext:value-type="float">
            <text:p>5.240136</text:p>
          </table:table-cell>
          <table:table-cell table:formula="of:=[.P149]*0.46" office:value-type="float" office:value="10.594858" calcext:value-type="float">
            <text:p>10.594858</text:p>
          </table:table-cell>
          <table:table-cell table:formula="of:=[.Q149]*0.46" office:value-type="float" office:value="4.20647" calcext:value-type="float">
            <text:p>4.20647</text:p>
          </table:table-cell>
          <table:table-cell table:formula="of:=[.R149]*0.46" office:value-type="float" office:value="7.665302" calcext:value-type="float">
            <text:p>7.665302</text:p>
          </table:table-cell>
          <table:table-cell table:formula="of:=[.S149]*0.46" office:value-type="float" office:value="1.739812" calcext:value-type="float">
            <text:p>1.739812</text:p>
          </table:table-cell>
          <table:table-cell table:formula="of:=[.T149]*0.46" office:value-type="float" office:value="3.724206" calcext:value-type="float">
            <text:p>3.724206</text:p>
          </table:table-cell>
          <table:table-cell table:formula="of:=[.U149]*0.46" office:value-type="float" office:value="8.803572" calcext:value-type="float">
            <text:p>8.803572</text:p>
          </table:table-cell>
          <table:table-cell table:formula="of:=[.V149]*0.46" office:value-type="float" office:value="4.037972" calcext:value-type="float">
            <text:p>4.037972</text:p>
          </table:table-cell>
          <table:table-cell table:formula="of:=[.W149]*0.46" office:value-type="float" office:value="0" calcext:value-type="float">
            <text:p>0</text:p>
          </table:table-cell>
          <table:table-cell table:formula="of:=[.X149]*0.46" office:value-type="float" office:value="0" calcext:value-type="float">
            <text:p>0</text:p>
          </table:table-cell>
          <table:table-cell table:formula="of:=[.Y149]*0.46" office:value-type="float" office:value="0" calcext:value-type="float">
            <text:p>0</text:p>
          </table:table-cell>
          <table:table-cell table:number-columns-repeated="2"/>
          <table:table-cell table:style-name="ce84" office:value-type="string" calcext:value-type="string">
            <text:p>Profits:</text:p>
          </table:table-cell>
          <table:table-cell table:style-name="ce84" table:number-columns-repeated="5"/>
          <table:table-cell table:number-columns-repeated="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formula="of:=[.C150]*0.46" office:value-type="float" office:value="7.860664" calcext:value-type="float">
            <text:p>7.860664</text:p>
          </table:table-cell>
          <table:table-cell table:formula="of:=[.D150]*0.46" office:value-type="float" office:value="8.531758" calcext:value-type="float">
            <text:p>8.531758</text:p>
          </table:table-cell>
          <table:table-cell table:formula="of:=[.E150]*0.46" office:value-type="float" office:value="4.69637" calcext:value-type="float">
            <text:p>4.69637</text:p>
          </table:table-cell>
          <table:table-cell table:formula="of:=[.F150]*0.46" office:value-type="float" office:value="2.24411" calcext:value-type="float">
            <text:p>2.24411</text:p>
          </table:table-cell>
          <table:table-cell table:formula="of:=[.G150]*0.46" office:value-type="float" office:value="46000" calcext:value-type="float">
            <text:p>46000</text:p>
          </table:table-cell>
          <table:table-cell table:formula="of:=[.H150]*0.46" office:value-type="float" office:value="46000" calcext:value-type="float">
            <text:p>46000</text:p>
          </table:table-cell>
          <table:table-cell table:formula="of:=[.I150]*0.46" office:value-type="float" office:value="46000" calcext:value-type="float">
            <text:p>46000</text:p>
          </table:table-cell>
          <table:table-cell table:formula="of:=[.J150]*0.46" office:value-type="float" office:value="46000" calcext:value-type="float">
            <text:p>46000</text:p>
          </table:table-cell>
          <table:table-cell table:formula="of:=[.K150]*0.46" office:value-type="float" office:value="46000" calcext:value-type="float">
            <text:p>46000</text:p>
          </table:table-cell>
          <table:table-cell table:formula="of:=[.L150]*0.46" office:value-type="float" office:value="46000" calcext:value-type="float">
            <text:p>46000</text:p>
          </table:table-cell>
          <table:table-cell table:formula="of:=[.M150]*0.46" office:value-type="float" office:value="10.900022" calcext:value-type="float">
            <text:p>10.900022</text:p>
          </table:table-cell>
          <table:table-cell table:formula="of:=[.N150]*0.46" office:value-type="float" office:value="2.375578" calcext:value-type="float">
            <text:p>2.375578</text:p>
          </table:table-cell>
          <table:table-cell table:formula="of:=[.O150]*0.46" office:value-type="float" office:value="2.431008" calcext:value-type="float">
            <text:p>2.431008</text:p>
          </table:table-cell>
          <table:table-cell table:formula="of:=[.P150]*0.46" office:value-type="float" office:value="9.911022" calcext:value-type="float">
            <text:p>9.911022</text:p>
          </table:table-cell>
          <table:table-cell table:formula="of:=[.Q150]*0.46" office:value-type="float" office:value="6.494234" calcext:value-type="float">
            <text:p>6.494234</text:p>
          </table:table-cell>
          <table:table-cell table:formula="of:=[.R150]*0.46" office:value-type="float" office:value="9.568276" calcext:value-type="float">
            <text:p>9.568276</text:p>
          </table:table-cell>
          <table:table-cell table:formula="of:=[.S150]*0.46" office:value-type="float" office:value="4.64255" calcext:value-type="float">
            <text:p>4.64255</text:p>
          </table:table-cell>
          <table:table-cell table:formula="of:=[.T150]*0.46" office:value-type="float" office:value="1.5594" calcext:value-type="float">
            <text:p>1.5594</text:p>
          </table:table-cell>
          <table:table-cell table:formula="of:=[.U150]*0.46" office:value-type="float" office:value="8.457054" calcext:value-type="float">
            <text:p>8.457054</text:p>
          </table:table-cell>
          <table:table-cell table:formula="of:=[.V150]*0.46" office:value-type="float" office:value="6.009578" calcext:value-type="float">
            <text:p>6.009578</text:p>
          </table:table-cell>
          <table:table-cell table:formula="of:=[.W150]*0.46" office:value-type="float" office:value="0" calcext:value-type="float">
            <text:p>0</text:p>
          </table:table-cell>
          <table:table-cell table:formula="of:=[.X150]*0.46" office:value-type="float" office:value="0" calcext:value-type="float">
            <text:p>0</text:p>
          </table:table-cell>
          <table:table-cell table:formula="of:=[.Y150]*0.46" office:value-type="float" office:value="0" calcext:value-type="float">
            <text:p>0</text:p>
          </table:table-cell>
          <table:table-cell table:number-columns-repeated="2"/>
          <table:table-cell table:style-name="ce25" office:value-type="string" calcext:value-type="string">
            <text:p>0:</text:p>
          </table:table-cell>
          <table:table-cell table:style-name="ce84" office:value-type="float" office:value="8.63" calcext:value-type="float">
            <text:p>8.63</text:p>
          </table:table-cell>
          <table:table-cell table:style-name="ce31" office:value-type="string" calcext:value-type="string">
            <text:p>10:</text:p>
          </table:table-cell>
          <table:table-cell table:style-name="ce84" office:value-type="float" office:value="5.74" calcext:value-type="float">
            <text:p>5.74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formula="of:=[.C151]*0.46" office:value-type="float" office:value="6.137596" calcext:value-type="float">
            <text:p>6.137596</text:p>
          </table:table-cell>
          <table:table-cell table:formula="of:=[.D151]*0.46" office:value-type="float" office:value="2.369966" calcext:value-type="float">
            <text:p>2.369966</text:p>
          </table:table-cell>
          <table:table-cell table:formula="of:=[.E151]*0.46" office:value-type="float" office:value="7.296704" calcext:value-type="float">
            <text:p>7.296704</text:p>
          </table:table-cell>
          <table:table-cell table:formula="of:=[.F151]*0.46" office:value-type="float" office:value="8.804032" calcext:value-type="float">
            <text:p>8.804032</text:p>
          </table:table-cell>
          <table:table-cell table:formula="of:=[.G151]*0.46" office:value-type="float" office:value="8.191128" calcext:value-type="float">
            <text:p>8.191128</text:p>
          </table:table-cell>
          <table:table-cell table:formula="of:=[.H151]*0.46" office:value-type="float" office:value="46000" calcext:value-type="float">
            <text:p>46000</text:p>
          </table:table-cell>
          <table:table-cell table:formula="of:=[.I151]*0.46" office:value-type="float" office:value="46000" calcext:value-type="float">
            <text:p>46000</text:p>
          </table:table-cell>
          <table:table-cell table:formula="of:=[.J151]*0.46" office:value-type="float" office:value="46000" calcext:value-type="float">
            <text:p>46000</text:p>
          </table:table-cell>
          <table:table-cell table:formula="of:=[.K151]*0.46" office:value-type="float" office:value="46000" calcext:value-type="float">
            <text:p>46000</text:p>
          </table:table-cell>
          <table:table-cell table:formula="of:=[.L151]*0.46" office:value-type="float" office:value="46000" calcext:value-type="float">
            <text:p>46000</text:p>
          </table:table-cell>
          <table:table-cell table:formula="of:=[.M151]*0.46" office:value-type="float" office:value="46000" calcext:value-type="float">
            <text:p>46000</text:p>
          </table:table-cell>
          <table:table-cell table:formula="of:=[.N151]*0.46" office:value-type="float" office:value="46000" calcext:value-type="float">
            <text:p>46000</text:p>
          </table:table-cell>
          <table:table-cell table:formula="of:=[.O151]*0.46" office:value-type="float" office:value="46000" calcext:value-type="float">
            <text:p>46000</text:p>
          </table:table-cell>
          <table:table-cell table:formula="of:=[.P151]*0.46" office:value-type="float" office:value="46000" calcext:value-type="float">
            <text:p>46000</text:p>
          </table:table-cell>
          <table:table-cell table:formula="of:=[.Q151]*0.46" office:value-type="float" office:value="46000" calcext:value-type="float">
            <text:p>46000</text:p>
          </table:table-cell>
          <table:table-cell table:formula="of:=[.R151]*0.46" office:value-type="float" office:value="46000" calcext:value-type="float">
            <text:p>46000</text:p>
          </table:table-cell>
          <table:table-cell table:formula="of:=[.S151]*0.46" office:value-type="float" office:value="46000" calcext:value-type="float">
            <text:p>46000</text:p>
          </table:table-cell>
          <table:table-cell table:formula="of:=[.T151]*0.46" office:value-type="float" office:value="46000" calcext:value-type="float">
            <text:p>46000</text:p>
          </table:table-cell>
          <table:table-cell table:formula="of:=[.U151]*0.46" office:value-type="float" office:value="46000" calcext:value-type="float">
            <text:p>46000</text:p>
          </table:table-cell>
          <table:table-cell table:formula="of:=[.V151]*0.46" office:value-type="float" office:value="46000" calcext:value-type="float">
            <text:p>46000</text:p>
          </table:table-cell>
          <table:table-cell table:formula="of:=[.W151]*0.46" office:value-type="float" office:value="46000" calcext:value-type="float">
            <text:p>46000</text:p>
          </table:table-cell>
          <table:table-cell table:formula="of:=[.X151]*0.46" office:value-type="float" office:value="46000" calcext:value-type="float">
            <text:p>46000</text:p>
          </table:table-cell>
          <table:table-cell table:formula="of:=[.Y151]*0.46" office:value-type="float" office:value="46000" calcext:value-type="float">
            <text:p>46000</text:p>
          </table:table-cell>
          <table:table-cell table:number-columns-repeated="2"/>
          <table:table-cell table:style-name="ce26" office:value-type="string" calcext:value-type="string">
            <text:p>1:</text:p>
          </table:table-cell>
          <table:table-cell table:style-name="ce84" office:value-type="float" office:value="7.57" calcext:value-type="float">
            <text:p>7.57</text:p>
          </table:table-cell>
          <table:table-cell table:style-name="ce32" office:value-type="string" calcext:value-type="string">
            <text:p>11:</text:p>
          </table:table-cell>
          <table:table-cell table:style-name="ce84" office:value-type="float" office:value="6.83" calcext:value-type="float">
            <text:p>6.83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formula="of:=[.C152]*0.46" office:value-type="float" office:value="8.397438" calcext:value-type="float">
            <text:p>8.397438</text:p>
          </table:table-cell>
          <table:table-cell table:formula="of:=[.D152]*0.46" office:value-type="float" office:value="7.69879" calcext:value-type="float">
            <text:p>7.69879</text:p>
          </table:table-cell>
          <table:table-cell table:formula="of:=[.E152]*0.46" office:value-type="float" office:value="2.897724" calcext:value-type="float">
            <text:p>2.897724</text:p>
          </table:table-cell>
          <table:table-cell table:formula="of:=[.F152]*0.46" office:value-type="float" office:value="1.68038" calcext:value-type="float">
            <text:p>1.68038</text:p>
          </table:table-cell>
          <table:table-cell table:formula="of:=[.G152]*0.46" office:value-type="float" office:value="2.783" calcext:value-type="float">
            <text:p>2.783</text:p>
          </table:table-cell>
          <table:table-cell table:formula="of:=[.H152]*0.46" office:value-type="float" office:value="46000" calcext:value-type="float">
            <text:p>46000</text:p>
          </table:table-cell>
          <table:table-cell table:formula="of:=[.I152]*0.46" office:value-type="float" office:value="46000" calcext:value-type="float">
            <text:p>46000</text:p>
          </table:table-cell>
          <table:table-cell table:formula="of:=[.J152]*0.46" office:value-type="float" office:value="46000" calcext:value-type="float">
            <text:p>46000</text:p>
          </table:table-cell>
          <table:table-cell table:formula="of:=[.K152]*0.46" office:value-type="float" office:value="46000" calcext:value-type="float">
            <text:p>46000</text:p>
          </table:table-cell>
          <table:table-cell table:formula="of:=[.L152]*0.46" office:value-type="float" office:value="46000" calcext:value-type="float">
            <text:p>46000</text:p>
          </table:table-cell>
          <table:table-cell table:formula="of:=[.M152]*0.46" office:value-type="float" office:value="46000" calcext:value-type="float">
            <text:p>46000</text:p>
          </table:table-cell>
          <table:table-cell table:formula="of:=[.N152]*0.46" office:value-type="float" office:value="46000" calcext:value-type="float">
            <text:p>46000</text:p>
          </table:table-cell>
          <table:table-cell table:formula="of:=[.O152]*0.46" office:value-type="float" office:value="46000" calcext:value-type="float">
            <text:p>46000</text:p>
          </table:table-cell>
          <table:table-cell table:formula="of:=[.P152]*0.46" office:value-type="float" office:value="46000" calcext:value-type="float">
            <text:p>46000</text:p>
          </table:table-cell>
          <table:table-cell table:formula="of:=[.Q152]*0.46" office:value-type="float" office:value="46000" calcext:value-type="float">
            <text:p>46000</text:p>
          </table:table-cell>
          <table:table-cell table:formula="of:=[.R152]*0.46" office:value-type="float" office:value="46000" calcext:value-type="float">
            <text:p>46000</text:p>
          </table:table-cell>
          <table:table-cell table:formula="of:=[.S152]*0.46" office:value-type="float" office:value="46000" calcext:value-type="float">
            <text:p>46000</text:p>
          </table:table-cell>
          <table:table-cell table:formula="of:=[.T152]*0.46" office:value-type="float" office:value="46000" calcext:value-type="float">
            <text:p>46000</text:p>
          </table:table-cell>
          <table:table-cell table:formula="of:=[.U152]*0.46" office:value-type="float" office:value="46000" calcext:value-type="float">
            <text:p>46000</text:p>
          </table:table-cell>
          <table:table-cell table:formula="of:=[.V152]*0.46" office:value-type="float" office:value="46000" calcext:value-type="float">
            <text:p>46000</text:p>
          </table:table-cell>
          <table:table-cell table:formula="of:=[.W152]*0.46" office:value-type="float" office:value="46000" calcext:value-type="float">
            <text:p>46000</text:p>
          </table:table-cell>
          <table:table-cell table:formula="of:=[.X152]*0.46" office:value-type="float" office:value="46000" calcext:value-type="float">
            <text:p>46000</text:p>
          </table:table-cell>
          <table:table-cell table:formula="of:=[.Y152]*0.46" office:value-type="float" office:value="46000" calcext:value-type="float">
            <text:p>46000</text:p>
          </table:table-cell>
          <table:table-cell table:number-columns-repeated="2"/>
          <table:table-cell table:style-name="ce27" office:value-type="string" calcext:value-type="string">
            <text:p>2:</text:p>
          </table:table-cell>
          <table:table-cell table:style-name="ce84" office:value-type="float" office:value="6.83" calcext:value-type="float">
            <text:p>6.83</text:p>
          </table:table-cell>
          <table:table-cell table:style-name="ce33" office:value-type="string" calcext:value-type="string">
            <text:p>12:</text:p>
          </table:table-cell>
          <table:table-cell table:style-name="ce84" office:value-type="float" office:value="8.73" calcext:value-type="float">
            <text:p>8.73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formula="of:=[.C153]*0.46" office:value-type="float" office:value="9.63355" calcext:value-type="float">
            <text:p>9.63355</text:p>
          </table:table-cell>
          <table:table-cell table:formula="of:=[.D153]*0.46" office:value-type="float" office:value="10.88935" calcext:value-type="float">
            <text:p>10.88935</text:p>
          </table:table-cell>
          <table:table-cell table:formula="of:=[.E153]*0.46" office:value-type="float" office:value="7.067532" calcext:value-type="float">
            <text:p>7.067532</text:p>
          </table:table-cell>
          <table:table-cell table:formula="of:=[.F153]*0.46" office:value-type="float" office:value="4.673278" calcext:value-type="float">
            <text:p>4.673278</text:p>
          </table:table-cell>
          <table:table-cell table:formula="of:=[.G153]*0.46" office:value-type="float" office:value="5.073248" calcext:value-type="float">
            <text:p>5.073248</text:p>
          </table:table-cell>
          <table:table-cell table:formula="of:=[.H153]*0.46" office:value-type="float" office:value="46000" calcext:value-type="float">
            <text:p>46000</text:p>
          </table:table-cell>
          <table:table-cell table:formula="of:=[.I153]*0.46" office:value-type="float" office:value="46000" calcext:value-type="float">
            <text:p>46000</text:p>
          </table:table-cell>
          <table:table-cell table:formula="of:=[.J153]*0.46" office:value-type="float" office:value="46000" calcext:value-type="float">
            <text:p>46000</text:p>
          </table:table-cell>
          <table:table-cell table:formula="of:=[.K153]*0.46" office:value-type="float" office:value="46000" calcext:value-type="float">
            <text:p>46000</text:p>
          </table:table-cell>
          <table:table-cell table:formula="of:=[.L153]*0.46" office:value-type="float" office:value="46000" calcext:value-type="float">
            <text:p>46000</text:p>
          </table:table-cell>
          <table:table-cell table:formula="of:=[.M153]*0.46" office:value-type="float" office:value="46000" calcext:value-type="float">
            <text:p>46000</text:p>
          </table:table-cell>
          <table:table-cell table:formula="of:=[.N153]*0.46" office:value-type="float" office:value="46000" calcext:value-type="float">
            <text:p>46000</text:p>
          </table:table-cell>
          <table:table-cell table:formula="of:=[.O153]*0.46" office:value-type="float" office:value="46000" calcext:value-type="float">
            <text:p>46000</text:p>
          </table:table-cell>
          <table:table-cell table:formula="of:=[.P153]*0.46" office:value-type="float" office:value="46000" calcext:value-type="float">
            <text:p>46000</text:p>
          </table:table-cell>
          <table:table-cell table:formula="of:=[.Q153]*0.46" office:value-type="float" office:value="46000" calcext:value-type="float">
            <text:p>46000</text:p>
          </table:table-cell>
          <table:table-cell table:formula="of:=[.R153]*0.46" office:value-type="float" office:value="46000" calcext:value-type="float">
            <text:p>46000</text:p>
          </table:table-cell>
          <table:table-cell table:formula="of:=[.S153]*0.46" office:value-type="float" office:value="46000" calcext:value-type="float">
            <text:p>46000</text:p>
          </table:table-cell>
          <table:table-cell table:formula="of:=[.T153]*0.46" office:value-type="float" office:value="46000" calcext:value-type="float">
            <text:p>46000</text:p>
          </table:table-cell>
          <table:table-cell table:formula="of:=[.U153]*0.46" office:value-type="float" office:value="46000" calcext:value-type="float">
            <text:p>46000</text:p>
          </table:table-cell>
          <table:table-cell table:formula="of:=[.V153]*0.46" office:value-type="float" office:value="46000" calcext:value-type="float">
            <text:p>46000</text:p>
          </table:table-cell>
          <table:table-cell table:formula="of:=[.W153]*0.46" office:value-type="float" office:value="46000" calcext:value-type="float">
            <text:p>46000</text:p>
          </table:table-cell>
          <table:table-cell table:formula="of:=[.X153]*0.46" office:value-type="float" office:value="46000" calcext:value-type="float">
            <text:p>46000</text:p>
          </table:table-cell>
          <table:table-cell table:formula="of:=[.Y153]*0.46" office:value-type="float" office:value="46000" calcext:value-type="float">
            <text:p>46000</text:p>
          </table:table-cell>
          <table:table-cell table:number-columns-repeated="2"/>
          <table:table-cell table:style-name="ce28" office:value-type="string" calcext:value-type="string">
            <text:p>3:</text:p>
          </table:table-cell>
          <table:table-cell table:style-name="ce84" office:value-type="float" office:value="6.81" calcext:value-type="float">
            <text:p>6.81</text:p>
          </table:table-cell>
          <table:table-cell table:style-name="ce34" office:value-type="string" calcext:value-type="string">
            <text:p>13:</text:p>
          </table:table-cell>
          <table:table-cell table:style-name="ce84" office:value-type="float" office:value="6.27" calcext:value-type="float">
            <text:p>6.27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formula="of:=[.C154]*0.46" office:value-type="float" office:value="2.72665" calcext:value-type="float">
            <text:p>2.72665</text:p>
          </table:table-cell>
          <table:table-cell table:formula="of:=[.D154]*0.46" office:value-type="float" office:value="7.118776" calcext:value-type="float">
            <text:p>7.118776</text:p>
          </table:table-cell>
          <table:table-cell table:formula="of:=[.E154]*0.46" office:value-type="float" office:value="9.912448" calcext:value-type="float">
            <text:p>9.912448</text:p>
          </table:table-cell>
          <table:table-cell table:formula="of:=[.F154]*0.46" office:value-type="float" office:value="9.14779" calcext:value-type="float">
            <text:p>9.14779</text:p>
          </table:table-cell>
          <table:table-cell table:formula="of:=[.G154]*0.46" office:value-type="float" office:value="8.043744" calcext:value-type="float">
            <text:p>8.043744</text:p>
          </table:table-cell>
          <table:table-cell table:formula="of:=[.H154]*0.46" office:value-type="float" office:value="46000" calcext:value-type="float">
            <text:p>46000</text:p>
          </table:table-cell>
          <table:table-cell table:formula="of:=[.I154]*0.46" office:value-type="float" office:value="46000" calcext:value-type="float">
            <text:p>46000</text:p>
          </table:table-cell>
          <table:table-cell table:formula="of:=[.J154]*0.46" office:value-type="float" office:value="46000" calcext:value-type="float">
            <text:p>46000</text:p>
          </table:table-cell>
          <table:table-cell table:formula="of:=[.K154]*0.46" office:value-type="float" office:value="46000" calcext:value-type="float">
            <text:p>46000</text:p>
          </table:table-cell>
          <table:table-cell table:formula="of:=[.L154]*0.46" office:value-type="float" office:value="46000" calcext:value-type="float">
            <text:p>46000</text:p>
          </table:table-cell>
          <table:table-cell table:formula="of:=[.M154]*0.46" office:value-type="float" office:value="46000" calcext:value-type="float">
            <text:p>46000</text:p>
          </table:table-cell>
          <table:table-cell table:formula="of:=[.N154]*0.46" office:value-type="float" office:value="46000" calcext:value-type="float">
            <text:p>46000</text:p>
          </table:table-cell>
          <table:table-cell table:formula="of:=[.O154]*0.46" office:value-type="float" office:value="46000" calcext:value-type="float">
            <text:p>46000</text:p>
          </table:table-cell>
          <table:table-cell table:formula="of:=[.P154]*0.46" office:value-type="float" office:value="46000" calcext:value-type="float">
            <text:p>46000</text:p>
          </table:table-cell>
          <table:table-cell table:formula="of:=[.Q154]*0.46" office:value-type="float" office:value="46000" calcext:value-type="float">
            <text:p>46000</text:p>
          </table:table-cell>
          <table:table-cell table:formula="of:=[.R154]*0.46" office:value-type="float" office:value="46000" calcext:value-type="float">
            <text:p>46000</text:p>
          </table:table-cell>
          <table:table-cell table:formula="of:=[.S154]*0.46" office:value-type="float" office:value="46000" calcext:value-type="float">
            <text:p>46000</text:p>
          </table:table-cell>
          <table:table-cell table:formula="of:=[.T154]*0.46" office:value-type="float" office:value="46000" calcext:value-type="float">
            <text:p>46000</text:p>
          </table:table-cell>
          <table:table-cell table:formula="of:=[.U154]*0.46" office:value-type="float" office:value="46000" calcext:value-type="float">
            <text:p>46000</text:p>
          </table:table-cell>
          <table:table-cell table:formula="of:=[.V154]*0.46" office:value-type="float" office:value="46000" calcext:value-type="float">
            <text:p>46000</text:p>
          </table:table-cell>
          <table:table-cell table:formula="of:=[.W154]*0.46" office:value-type="float" office:value="46000" calcext:value-type="float">
            <text:p>46000</text:p>
          </table:table-cell>
          <table:table-cell table:formula="of:=[.X154]*0.46" office:value-type="float" office:value="46000" calcext:value-type="float">
            <text:p>46000</text:p>
          </table:table-cell>
          <table:table-cell table:formula="of:=[.Y154]*0.46" office:value-type="float" office:value="46000" calcext:value-type="float">
            <text:p>46000</text:p>
          </table:table-cell>
          <table:table-cell table:number-columns-repeated="2"/>
          <table:table-cell table:style-name="ce29" office:value-type="string" calcext:value-type="string">
            <text:p>4:</text:p>
          </table:table-cell>
          <table:table-cell table:style-name="ce84" office:value-type="float" office:value="9.33" calcext:value-type="float">
            <text:p>9.33</text:p>
          </table:table-cell>
          <table:table-cell table:style-name="ce35" office:value-type="string" calcext:value-type="string">
            <text:p>14:</text:p>
          </table:table-cell>
          <table:table-cell table:style-name="ce84" office:value-type="float" office:value="4.2" calcext:value-type="float">
            <text:p>4.2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formula="of:=[.C155]*0.46" office:value-type="float" office:value="6.349794" calcext:value-type="float">
            <text:p>6.349794</text:p>
          </table:table-cell>
          <table:table-cell table:formula="of:=[.D155]*0.46" office:value-type="float" office:value="3.141938" calcext:value-type="float">
            <text:p>3.141938</text:p>
          </table:table-cell>
          <table:table-cell table:formula="of:=[.E155]*0.46" office:value-type="float" office:value="2.20018" calcext:value-type="float">
            <text:p>2.20018</text:p>
          </table:table-cell>
          <table:table-cell table:formula="of:=[.F155]*0.46" office:value-type="float" office:value="4.2504" calcext:value-type="float">
            <text:p>4.2504</text:p>
          </table:table-cell>
          <table:table-cell table:formula="of:=[.G155]*0.46" office:value-type="float" office:value="4.11493" calcext:value-type="float">
            <text:p>4.11493</text:p>
          </table:table-cell>
          <table:table-cell table:formula="of:=[.H155]*0.46" office:value-type="float" office:value="46000" calcext:value-type="float">
            <text:p>46000</text:p>
          </table:table-cell>
          <table:table-cell table:formula="of:=[.I155]*0.46" office:value-type="float" office:value="46000" calcext:value-type="float">
            <text:p>46000</text:p>
          </table:table-cell>
          <table:table-cell table:formula="of:=[.J155]*0.46" office:value-type="float" office:value="46000" calcext:value-type="float">
            <text:p>46000</text:p>
          </table:table-cell>
          <table:table-cell table:formula="of:=[.K155]*0.46" office:value-type="float" office:value="46000" calcext:value-type="float">
            <text:p>46000</text:p>
          </table:table-cell>
          <table:table-cell table:formula="of:=[.L155]*0.46" office:value-type="float" office:value="46000" calcext:value-type="float">
            <text:p>46000</text:p>
          </table:table-cell>
          <table:table-cell table:formula="of:=[.M155]*0.46" office:value-type="float" office:value="46000" calcext:value-type="float">
            <text:p>46000</text:p>
          </table:table-cell>
          <table:table-cell table:formula="of:=[.N155]*0.46" office:value-type="float" office:value="46000" calcext:value-type="float">
            <text:p>46000</text:p>
          </table:table-cell>
          <table:table-cell table:formula="of:=[.O155]*0.46" office:value-type="float" office:value="46000" calcext:value-type="float">
            <text:p>46000</text:p>
          </table:table-cell>
          <table:table-cell table:formula="of:=[.P155]*0.46" office:value-type="float" office:value="46000" calcext:value-type="float">
            <text:p>46000</text:p>
          </table:table-cell>
          <table:table-cell table:formula="of:=[.Q155]*0.46" office:value-type="float" office:value="46000" calcext:value-type="float">
            <text:p>46000</text:p>
          </table:table-cell>
          <table:table-cell table:formula="of:=[.R155]*0.46" office:value-type="float" office:value="46000" calcext:value-type="float">
            <text:p>46000</text:p>
          </table:table-cell>
          <table:table-cell table:formula="of:=[.S155]*0.46" office:value-type="float" office:value="46000" calcext:value-type="float">
            <text:p>46000</text:p>
          </table:table-cell>
          <table:table-cell table:formula="of:=[.T155]*0.46" office:value-type="float" office:value="46000" calcext:value-type="float">
            <text:p>46000</text:p>
          </table:table-cell>
          <table:table-cell table:formula="of:=[.U155]*0.46" office:value-type="float" office:value="46000" calcext:value-type="float">
            <text:p>46000</text:p>
          </table:table-cell>
          <table:table-cell table:formula="of:=[.V155]*0.46" office:value-type="float" office:value="46000" calcext:value-type="float">
            <text:p>46000</text:p>
          </table:table-cell>
          <table:table-cell table:formula="of:=[.W155]*0.46" office:value-type="float" office:value="46000" calcext:value-type="float">
            <text:p>46000</text:p>
          </table:table-cell>
          <table:table-cell table:formula="of:=[.X155]*0.46" office:value-type="float" office:value="46000" calcext:value-type="float">
            <text:p>46000</text:p>
          </table:table-cell>
          <table:table-cell table:formula="of:=[.Y155]*0.46" office:value-type="float" office:value="46000" calcext:value-type="float">
            <text:p>46000</text:p>
          </table:table-cell>
          <table:table-cell table:number-columns-repeated="2"/>
          <table:table-cell table:style-name="ce25" office:value-type="string" calcext:value-type="string">
            <text:p>5:</text:p>
          </table:table-cell>
          <table:table-cell table:style-name="ce84" office:value-type="float" office:value="0" calcext:value-type="float">
            <text:p>0</text:p>
          </table:table-cell>
          <table:table-cell table:style-name="ce31" office:value-type="string" calcext:value-type="string">
            <text:p>15:</text:p>
          </table:table-cell>
          <table:table-cell table:style-name="ce22" office:value-type="float" office:value="0" calcext:value-type="float">
            <text:p>0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table:formula="of:=[.C156]*0.46" office:value-type="float" office:value="6.044906" calcext:value-type="float">
            <text:p>6.044906</text:p>
          </table:table-cell>
          <table:table-cell table:formula="of:=[.D156]*0.46" office:value-type="float" office:value="1.415374" calcext:value-type="float">
            <text:p>1.415374</text:p>
          </table:table-cell>
          <table:table-cell table:formula="of:=[.E156]*0.46" office:value-type="float" office:value="5.70377" calcext:value-type="float">
            <text:p>5.70377</text:p>
          </table:table-cell>
          <table:table-cell table:formula="of:=[.F156]*0.46" office:value-type="float" office:value="7.400434" calcext:value-type="float">
            <text:p>7.400434</text:p>
          </table:table-cell>
          <table:table-cell table:formula="of:=[.G156]*0.46" office:value-type="float" office:value="6.906946" calcext:value-type="float">
            <text:p>6.906946</text:p>
          </table:table-cell>
          <table:table-cell table:formula="of:=[.H156]*0.46" office:value-type="float" office:value="46000" calcext:value-type="float">
            <text:p>46000</text:p>
          </table:table-cell>
          <table:table-cell table:formula="of:=[.I156]*0.46" office:value-type="float" office:value="46000" calcext:value-type="float">
            <text:p>46000</text:p>
          </table:table-cell>
          <table:table-cell table:formula="of:=[.J156]*0.46" office:value-type="float" office:value="46000" calcext:value-type="float">
            <text:p>46000</text:p>
          </table:table-cell>
          <table:table-cell table:formula="of:=[.K156]*0.46" office:value-type="float" office:value="46000" calcext:value-type="float">
            <text:p>46000</text:p>
          </table:table-cell>
          <table:table-cell table:formula="of:=[.L156]*0.46" office:value-type="float" office:value="46000" calcext:value-type="float">
            <text:p>46000</text:p>
          </table:table-cell>
          <table:table-cell table:formula="of:=[.M156]*0.46" office:value-type="float" office:value="46000" calcext:value-type="float">
            <text:p>46000</text:p>
          </table:table-cell>
          <table:table-cell table:formula="of:=[.N156]*0.46" office:value-type="float" office:value="8.459308" calcext:value-type="float">
            <text:p>8.459308</text:p>
          </table:table-cell>
          <table:table-cell table:formula="of:=[.O156]*0.46" office:value-type="float" office:value="11.97058" calcext:value-type="float">
            <text:p>11.97058</text:p>
          </table:table-cell>
          <table:table-cell table:formula="of:=[.P156]*0.46" office:value-type="float" office:value="8.353416" calcext:value-type="float">
            <text:p>8.353416</text:p>
          </table:table-cell>
          <table:table-cell table:formula="of:=[.Q156]*0.46" office:value-type="float" office:value="3.512468" calcext:value-type="float">
            <text:p>3.512468</text:p>
          </table:table-cell>
          <table:table-cell table:formula="of:=[.R156]*0.46" office:value-type="float" office:value="46000" calcext:value-type="float">
            <text:p>46000</text:p>
          </table:table-cell>
          <table:table-cell table:formula="of:=[.S156]*0.46" office:value-type="float" office:value="46000" calcext:value-type="float">
            <text:p>46000</text:p>
          </table:table-cell>
          <table:table-cell table:formula="of:=[.T156]*0.46" office:value-type="float" office:value="46000" calcext:value-type="float">
            <text:p>46000</text:p>
          </table:table-cell>
          <table:table-cell table:formula="of:=[.U156]*0.46" office:value-type="float" office:value="46000" calcext:value-type="float">
            <text:p>46000</text:p>
          </table:table-cell>
          <table:table-cell table:formula="of:=[.V156]*0.46" office:value-type="float" office:value="46000" calcext:value-type="float">
            <text:p>46000</text:p>
          </table:table-cell>
          <table:table-cell table:formula="of:=[.W156]*0.46" office:value-type="float" office:value="0" calcext:value-type="float">
            <text:p>0</text:p>
          </table:table-cell>
          <table:table-cell table:formula="of:=[.X156]*0.46" office:value-type="float" office:value="0" calcext:value-type="float">
            <text:p>0</text:p>
          </table:table-cell>
          <table:table-cell table:formula="of:=[.Y156]*0.46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6:</text:p>
          </table:table-cell>
          <table:table-cell table:style-name="ce84" office:value-type="float" office:value="0" calcext:value-type="float">
            <text:p>0</text:p>
          </table:table-cell>
          <table:table-cell table:style-name="ce32" office:value-type="string" calcext:value-type="string">
            <text:p>16:</text:p>
          </table:table-cell>
          <table:table-cell table:style-name="ce22" office:value-type="float" office:value="0" calcext:value-type="float">
            <text:p>0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table:formula="of:=[.C157]*0.46" office:value-type="float" office:value="9.35732" calcext:value-type="float">
            <text:p>9.35732</text:p>
          </table:table-cell>
          <table:table-cell table:formula="of:=[.D157]*0.46" office:value-type="float" office:value="7.427758" calcext:value-type="float">
            <text:p>7.427758</text:p>
          </table:table-cell>
          <table:table-cell table:formula="of:=[.E157]*0.46" office:value-type="float" office:value="2.314122" calcext:value-type="float">
            <text:p>2.314122</text:p>
          </table:table-cell>
          <table:table-cell table:formula="of:=[.F157]*0.46" office:value-type="float" office:value="3.300224" calcext:value-type="float">
            <text:p>3.300224</text:p>
          </table:table-cell>
          <table:table-cell table:formula="of:=[.G157]*0.46" office:value-type="float" office:value="4.246122" calcext:value-type="float">
            <text:p>4.246122</text:p>
          </table:table-cell>
          <table:table-cell table:formula="of:=[.H157]*0.46" office:value-type="float" office:value="46000" calcext:value-type="float">
            <text:p>46000</text:p>
          </table:table-cell>
          <table:table-cell table:formula="of:=[.I157]*0.46" office:value-type="float" office:value="46000" calcext:value-type="float">
            <text:p>46000</text:p>
          </table:table-cell>
          <table:table-cell table:formula="of:=[.J157]*0.46" office:value-type="float" office:value="46000" calcext:value-type="float">
            <text:p>46000</text:p>
          </table:table-cell>
          <table:table-cell table:formula="of:=[.K157]*0.46" office:value-type="float" office:value="46000" calcext:value-type="float">
            <text:p>46000</text:p>
          </table:table-cell>
          <table:table-cell table:formula="of:=[.L157]*0.46" office:value-type="float" office:value="46000" calcext:value-type="float">
            <text:p>46000</text:p>
          </table:table-cell>
          <table:table-cell table:formula="of:=[.M157]*0.46" office:value-type="float" office:value="9.460544" calcext:value-type="float">
            <text:p>9.460544</text:p>
          </table:table-cell>
          <table:table-cell table:formula="of:=[.N157]*0.46" office:value-type="float" office:value="46000" calcext:value-type="float">
            <text:p>46000</text:p>
          </table:table-cell>
          <table:table-cell table:formula="of:=[.O157]*0.46" office:value-type="float" office:value="6.602886" calcext:value-type="float">
            <text:p>6.602886</text:p>
          </table:table-cell>
          <table:table-cell table:formula="of:=[.P157]*0.46" office:value-type="float" office:value="11.983276" calcext:value-type="float">
            <text:p>11.983276</text:p>
          </table:table-cell>
          <table:table-cell table:formula="of:=[.Q157]*0.46" office:value-type="float" office:value="4.33918" calcext:value-type="float">
            <text:p>4.33918</text:p>
          </table:table-cell>
          <table:table-cell table:formula="of:=[.R157]*0.46" office:value-type="float" office:value="46000" calcext:value-type="float">
            <text:p>46000</text:p>
          </table:table-cell>
          <table:table-cell table:formula="of:=[.S157]*0.46" office:value-type="float" office:value="46000" calcext:value-type="float">
            <text:p>46000</text:p>
          </table:table-cell>
          <table:table-cell table:formula="of:=[.T157]*0.46" office:value-type="float" office:value="46000" calcext:value-type="float">
            <text:p>46000</text:p>
          </table:table-cell>
          <table:table-cell table:formula="of:=[.U157]*0.46" office:value-type="float" office:value="46000" calcext:value-type="float">
            <text:p>46000</text:p>
          </table:table-cell>
          <table:table-cell table:formula="of:=[.V157]*0.46" office:value-type="float" office:value="46000" calcext:value-type="float">
            <text:p>46000</text:p>
          </table:table-cell>
          <table:table-cell table:formula="of:=[.W157]*0.46" office:value-type="float" office:value="0" calcext:value-type="float">
            <text:p>0</text:p>
          </table:table-cell>
          <table:table-cell table:formula="of:=[.X157]*0.46" office:value-type="float" office:value="0" calcext:value-type="float">
            <text:p>0</text:p>
          </table:table-cell>
          <table:table-cell table:formula="of:=[.Y157]*0.46" office:value-type="float" office:value="0" calcext:value-type="float">
            <text:p>0</text:p>
          </table:table-cell>
          <table:table-cell table:number-columns-repeated="2"/>
          <table:table-cell table:style-name="ce27" office:value-type="string" calcext:value-type="string">
            <text:p>7:</text:p>
          </table:table-cell>
          <table:table-cell table:style-name="ce84" office:value-type="float" office:value="0" calcext:value-type="float">
            <text:p>0</text:p>
          </table:table-cell>
          <table:table-cell table:style-name="ce33" office:value-type="string" calcext:value-type="string">
            <text:p>17:</text:p>
          </table:table-cell>
          <table:table-cell table:style-name="ce22" office:value-type="float" office:value="0" calcext:value-type="float">
            <text:p>0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table:formula="of:=[.C158]*0.46" office:value-type="float" office:value="6.422106" calcext:value-type="float">
            <text:p>6.422106</text:p>
          </table:table-cell>
          <table:table-cell table:formula="of:=[.D158]*0.46" office:value-type="float" office:value="7.703114" calcext:value-type="float">
            <text:p>7.703114</text:p>
          </table:table-cell>
          <table:table-cell table:formula="of:=[.E158]*0.46" office:value-type="float" office:value="4.818408" calcext:value-type="float">
            <text:p>4.818408</text:p>
          </table:table-cell>
          <table:table-cell table:formula="of:=[.F158]*0.46" office:value-type="float" office:value="2.318216" calcext:value-type="float">
            <text:p>2.318216</text:p>
          </table:table-cell>
          <table:table-cell table:formula="of:=[.G158]*0.46" office:value-type="float" office:value="2.074416" calcext:value-type="float">
            <text:p>2.074416</text:p>
          </table:table-cell>
          <table:table-cell table:formula="of:=[.H158]*0.46" office:value-type="float" office:value="46000" calcext:value-type="float">
            <text:p>46000</text:p>
          </table:table-cell>
          <table:table-cell table:formula="of:=[.I158]*0.46" office:value-type="float" office:value="46000" calcext:value-type="float">
            <text:p>46000</text:p>
          </table:table-cell>
          <table:table-cell table:formula="of:=[.J158]*0.46" office:value-type="float" office:value="46000" calcext:value-type="float">
            <text:p>46000</text:p>
          </table:table-cell>
          <table:table-cell table:formula="of:=[.K158]*0.46" office:value-type="float" office:value="46000" calcext:value-type="float">
            <text:p>46000</text:p>
          </table:table-cell>
          <table:table-cell table:formula="of:=[.L158]*0.46" office:value-type="float" office:value="46000" calcext:value-type="float">
            <text:p>46000</text:p>
          </table:table-cell>
          <table:table-cell table:formula="of:=[.M158]*0.46" office:value-type="float" office:value="10.05997" calcext:value-type="float">
            <text:p>10.05997</text:p>
          </table:table-cell>
          <table:table-cell table:formula="of:=[.N158]*0.46" office:value-type="float" office:value="3.34995" calcext:value-type="float">
            <text:p>3.34995</text:p>
          </table:table-cell>
          <table:table-cell table:formula="of:=[.O158]*0.46" office:value-type="float" office:value="46000" calcext:value-type="float">
            <text:p>46000</text:p>
          </table:table-cell>
          <table:table-cell table:formula="of:=[.P158]*0.46" office:value-type="float" office:value="8.37292" calcext:value-type="float">
            <text:p>8.37292</text:p>
          </table:table-cell>
          <table:table-cell table:formula="of:=[.Q158]*0.46" office:value-type="float" office:value="6.18815" calcext:value-type="float">
            <text:p>6.18815</text:p>
          </table:table-cell>
          <table:table-cell table:formula="of:=[.R158]*0.46" office:value-type="float" office:value="46000" calcext:value-type="float">
            <text:p>46000</text:p>
          </table:table-cell>
          <table:table-cell table:formula="of:=[.S158]*0.46" office:value-type="float" office:value="46000" calcext:value-type="float">
            <text:p>46000</text:p>
          </table:table-cell>
          <table:table-cell table:formula="of:=[.T158]*0.46" office:value-type="float" office:value="46000" calcext:value-type="float">
            <text:p>46000</text:p>
          </table:table-cell>
          <table:table-cell table:formula="of:=[.U158]*0.46" office:value-type="float" office:value="46000" calcext:value-type="float">
            <text:p>46000</text:p>
          </table:table-cell>
          <table:table-cell table:formula="of:=[.V158]*0.46" office:value-type="float" office:value="46000" calcext:value-type="float">
            <text:p>46000</text:p>
          </table:table-cell>
          <table:table-cell table:formula="of:=[.W158]*0.46" office:value-type="float" office:value="0" calcext:value-type="float">
            <text:p>0</text:p>
          </table:table-cell>
          <table:table-cell table:formula="of:=[.X158]*0.46" office:value-type="float" office:value="0" calcext:value-type="float">
            <text:p>0</text:p>
          </table:table-cell>
          <table:table-cell table:formula="of:=[.Y158]*0.46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8:</text:p>
          </table:table-cell>
          <table:table-cell table:style-name="ce84" office:value-type="float" office:value="0" calcext:value-type="float">
            <text:p>0</text:p>
          </table:table-cell>
          <table:table-cell table:style-name="ce34" office:value-type="string" calcext:value-type="string">
            <text:p>18:</text:p>
          </table:table-cell>
          <table:table-cell table:style-name="ce22" office:value-type="float" office:value="0" calcext:value-type="float">
            <text:p>0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table:formula="of:=[.C159]*0.46" office:value-type="float" office:value="0.777722" calcext:value-type="float">
            <text:p>0.777722</text:p>
          </table:table-cell>
          <table:table-cell table:formula="of:=[.D159]*0.46" office:value-type="float" office:value="5.314564" calcext:value-type="float">
            <text:p>5.314564</text:p>
          </table:table-cell>
          <table:table-cell table:formula="of:=[.E159]*0.46" office:value-type="float" office:value="7.999538" calcext:value-type="float">
            <text:p>7.999538</text:p>
          </table:table-cell>
          <table:table-cell table:formula="of:=[.F159]*0.46" office:value-type="float" office:value="7.427574" calcext:value-type="float">
            <text:p>7.427574</text:p>
          </table:table-cell>
          <table:table-cell table:formula="of:=[.G159]*0.46" office:value-type="float" office:value="6.331854" calcext:value-type="float">
            <text:p>6.331854</text:p>
          </table:table-cell>
          <table:table-cell table:formula="of:=[.H159]*0.46" office:value-type="float" office:value="46000" calcext:value-type="float">
            <text:p>46000</text:p>
          </table:table-cell>
          <table:table-cell table:formula="of:=[.I159]*0.46" office:value-type="float" office:value="46000" calcext:value-type="float">
            <text:p>46000</text:p>
          </table:table-cell>
          <table:table-cell table:formula="of:=[.J159]*0.46" office:value-type="float" office:value="46000" calcext:value-type="float">
            <text:p>46000</text:p>
          </table:table-cell>
          <table:table-cell table:formula="of:=[.K159]*0.46" office:value-type="float" office:value="46000" calcext:value-type="float">
            <text:p>46000</text:p>
          </table:table-cell>
          <table:table-cell table:formula="of:=[.L159]*0.46" office:value-type="float" office:value="46000" calcext:value-type="float">
            <text:p>46000</text:p>
          </table:table-cell>
          <table:table-cell table:formula="of:=[.M159]*0.46" office:value-type="float" office:value="6.56282" calcext:value-type="float">
            <text:p>6.56282</text:p>
          </table:table-cell>
          <table:table-cell table:formula="of:=[.N159]*0.46" office:value-type="float" office:value="9.10639" calcext:value-type="float">
            <text:p>9.10639</text:p>
          </table:table-cell>
          <table:table-cell table:formula="of:=[.O159]*0.46" office:value-type="float" office:value="10.123864" calcext:value-type="float">
            <text:p>10.123864</text:p>
          </table:table-cell>
          <table:table-cell table:formula="of:=[.P159]*0.46" office:value-type="float" office:value="46000" calcext:value-type="float">
            <text:p>46000</text:p>
          </table:table-cell>
          <table:table-cell table:formula="of:=[.Q159]*0.46" office:value-type="float" office:value="7.113946" calcext:value-type="float">
            <text:p>7.113946</text:p>
          </table:table-cell>
          <table:table-cell table:formula="of:=[.R159]*0.46" office:value-type="float" office:value="46000" calcext:value-type="float">
            <text:p>46000</text:p>
          </table:table-cell>
          <table:table-cell table:formula="of:=[.S159]*0.46" office:value-type="float" office:value="46000" calcext:value-type="float">
            <text:p>46000</text:p>
          </table:table-cell>
          <table:table-cell table:formula="of:=[.T159]*0.46" office:value-type="float" office:value="46000" calcext:value-type="float">
            <text:p>46000</text:p>
          </table:table-cell>
          <table:table-cell table:formula="of:=[.U159]*0.46" office:value-type="float" office:value="46000" calcext:value-type="float">
            <text:p>46000</text:p>
          </table:table-cell>
          <table:table-cell table:formula="of:=[.V159]*0.46" office:value-type="float" office:value="46000" calcext:value-type="float">
            <text:p>46000</text:p>
          </table:table-cell>
          <table:table-cell table:formula="of:=[.W159]*0.46" office:value-type="float" office:value="0" calcext:value-type="float">
            <text:p>0</text:p>
          </table:table-cell>
          <table:table-cell table:formula="of:=[.X159]*0.46" office:value-type="float" office:value="0" calcext:value-type="float">
            <text:p>0</text:p>
          </table:table-cell>
          <table:table-cell table:formula="of:=[.Y159]*0.46" office:value-type="float" office:value="0" calcext:value-type="float">
            <text:p>0</text:p>
          </table:table-cell>
          <table:table-cell table:number-columns-repeated="2"/>
          <table:table-cell table:style-name="ce29" office:value-type="string" calcext:value-type="string">
            <text:p>9:</text:p>
          </table:table-cell>
          <table:table-cell table:style-name="ce84" office:value-type="float" office:value="0" calcext:value-type="float">
            <text:p>0</text:p>
          </table:table-cell>
          <table:table-cell table:style-name="ce35" office:value-type="string" calcext:value-type="string">
            <text:p>19:</text:p>
          </table:table-cell>
          <table:table-cell table:style-name="ce22" office:value-type="float" office:value="0" calcext:value-type="float">
            <text:p>0</text:p>
          </table:table-cell>
          <table:table-cell table:style-name="ce84" table:number-columns-repeated="2"/>
          <table:table-cell table:number-columns-repeated="8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table:formula="of:=[.C160]*0.46" office:value-type="float" office:value="5.625202" calcext:value-type="float">
            <text:p>5.625202</text:p>
          </table:table-cell>
          <table:table-cell table:formula="of:=[.D160]*0.46" office:value-type="float" office:value="2.966264" calcext:value-type="float">
            <text:p>2.966264</text:p>
          </table:table-cell>
          <table:table-cell table:formula="of:=[.E160]*0.46" office:value-type="float" office:value="2.202526" calcext:value-type="float">
            <text:p>2.202526</text:p>
          </table:table-cell>
          <table:table-cell table:formula="of:=[.F160]*0.46" office:value-type="float" office:value="3.790032" calcext:value-type="float">
            <text:p>3.790032</text:p>
          </table:table-cell>
          <table:table-cell table:formula="of:=[.G160]*0.46" office:value-type="float" office:value="3.48864" calcext:value-type="float">
            <text:p>3.48864</text:p>
          </table:table-cell>
          <table:table-cell table:formula="of:=[.H160]*0.46" office:value-type="float" office:value="46000" calcext:value-type="float">
            <text:p>46000</text:p>
          </table:table-cell>
          <table:table-cell table:formula="of:=[.I160]*0.46" office:value-type="float" office:value="46000" calcext:value-type="float">
            <text:p>46000</text:p>
          </table:table-cell>
          <table:table-cell table:formula="of:=[.J160]*0.46" office:value-type="float" office:value="46000" calcext:value-type="float">
            <text:p>46000</text:p>
          </table:table-cell>
          <table:table-cell table:formula="of:=[.K160]*0.46" office:value-type="float" office:value="46000" calcext:value-type="float">
            <text:p>46000</text:p>
          </table:table-cell>
          <table:table-cell table:formula="of:=[.L160]*0.46" office:value-type="float" office:value="46000" calcext:value-type="float">
            <text:p>46000</text:p>
          </table:table-cell>
          <table:table-cell table:formula="of:=[.M160]*0.46" office:value-type="float" office:value="5.174172" calcext:value-type="float">
            <text:p>5.174172</text:p>
          </table:table-cell>
          <table:table-cell table:formula="of:=[.N160]*0.46" office:value-type="float" office:value="4.809162" calcext:value-type="float">
            <text:p>4.809162</text:p>
          </table:table-cell>
          <table:table-cell table:formula="of:=[.O160]*0.46" office:value-type="float" office:value="8.437458" calcext:value-type="float">
            <text:p>8.437458</text:p>
          </table:table-cell>
          <table:table-cell table:formula="of:=[.P160]*0.46" office:value-type="float" office:value="8.350564" calcext:value-type="float">
            <text:p>8.350564</text:p>
          </table:table-cell>
          <table:table-cell table:formula="of:=[.Q160]*0.46" office:value-type="float" office:value="46000" calcext:value-type="float">
            <text:p>46000</text:p>
          </table:table-cell>
          <table:table-cell table:formula="of:=[.R160]*0.46" office:value-type="float" office:value="46000" calcext:value-type="float">
            <text:p>46000</text:p>
          </table:table-cell>
          <table:table-cell table:formula="of:=[.S160]*0.46" office:value-type="float" office:value="46000" calcext:value-type="float">
            <text:p>46000</text:p>
          </table:table-cell>
          <table:table-cell table:formula="of:=[.T160]*0.46" office:value-type="float" office:value="46000" calcext:value-type="float">
            <text:p>46000</text:p>
          </table:table-cell>
          <table:table-cell table:formula="of:=[.U160]*0.46" office:value-type="float" office:value="46000" calcext:value-type="float">
            <text:p>46000</text:p>
          </table:table-cell>
          <table:table-cell table:formula="of:=[.V160]*0.46" office:value-type="float" office:value="46000" calcext:value-type="float">
            <text:p>46000</text:p>
          </table:table-cell>
          <table:table-cell table:formula="of:=[.W160]*0.46" office:value-type="float" office:value="0" calcext:value-type="float">
            <text:p>0</text:p>
          </table:table-cell>
          <table:table-cell table:formula="of:=[.X160]*0.46" office:value-type="float" office:value="0" calcext:value-type="float">
            <text:p>0</text:p>
          </table:table-cell>
          <table:table-cell table:formula="of:=[.Y160]*0.46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style-name="ce84" table:number-columns-repeated="5"/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161]*0.46" office:value-type="float" office:value="4.967678" calcext:value-type="float">
            <text:p>4.967678</text:p>
          </table:table-cell>
          <table:table-cell table:formula="of:=[.D161]*0.46" office:value-type="float" office:value="4.02017" calcext:value-type="float">
            <text:p>4.02017</text:p>
          </table:table-cell>
          <table:table-cell table:formula="of:=[.E161]*0.46" office:value-type="float" office:value="2.28942" calcext:value-type="float">
            <text:p>2.28942</text:p>
          </table:table-cell>
          <table:table-cell table:formula="of:=[.F161]*0.46" office:value-type="float" office:value="2.451892" calcext:value-type="float">
            <text:p>2.451892</text:p>
          </table:table-cell>
          <table:table-cell table:formula="of:=[.G161]*0.46" office:value-type="float" office:value="1.854858" calcext:value-type="float">
            <text:p>1.854858</text:p>
          </table:table-cell>
          <table:table-cell table:formula="of:=[.H161]*0.46" office:value-type="float" office:value="46000" calcext:value-type="float">
            <text:p>46000</text:p>
          </table:table-cell>
          <table:table-cell table:formula="of:=[.I161]*0.46" office:value-type="float" office:value="46000" calcext:value-type="float">
            <text:p>46000</text:p>
          </table:table-cell>
          <table:table-cell table:formula="of:=[.J161]*0.46" office:value-type="float" office:value="46000" calcext:value-type="float">
            <text:p>46000</text:p>
          </table:table-cell>
          <table:table-cell table:formula="of:=[.K161]*0.46" office:value-type="float" office:value="46000" calcext:value-type="float">
            <text:p>46000</text:p>
          </table:table-cell>
          <table:table-cell table:formula="of:=[.L161]*0.46" office:value-type="float" office:value="46000" calcext:value-type="float">
            <text:p>46000</text:p>
          </table:table-cell>
          <table:table-cell table:formula="of:=[.M161]*0.46" office:value-type="float" office:value="6.382408" calcext:value-type="float">
            <text:p>6.382408</text:p>
          </table:table-cell>
          <table:table-cell table:formula="of:=[.N161]*0.46" office:value-type="float" office:value="3.869796" calcext:value-type="float">
            <text:p>3.869796</text:p>
          </table:table-cell>
          <table:table-cell table:formula="of:=[.O161]*0.46" office:value-type="float" office:value="6.915226" calcext:value-type="float">
            <text:p>6.915226</text:p>
          </table:table-cell>
          <table:table-cell table:formula="of:=[.P161]*0.46" office:value-type="float" office:value="7.633378" calcext:value-type="float">
            <text:p>7.633378</text:p>
          </table:table-cell>
          <table:table-cell table:formula="of:=[.Q161]*0.46" office:value-type="float" office:value="2.45203" calcext:value-type="float">
            <text:p>2.45203</text:p>
          </table:table-cell>
          <table:table-cell table:formula="of:=[.R161]*0.46" office:value-type="float" office:value="46000" calcext:value-type="float">
            <text:p>46000</text:p>
          </table:table-cell>
          <table:table-cell table:formula="of:=[.S161]*0.46" office:value-type="float" office:value="46000" calcext:value-type="float">
            <text:p>46000</text:p>
          </table:table-cell>
          <table:table-cell table:formula="of:=[.T161]*0.46" office:value-type="float" office:value="46000" calcext:value-type="float">
            <text:p>46000</text:p>
          </table:table-cell>
          <table:table-cell table:formula="of:=[.U161]*0.46" office:value-type="float" office:value="46000" calcext:value-type="float">
            <text:p>46000</text:p>
          </table:table-cell>
          <table:table-cell table:formula="of:=[.V161]*0.46" office:value-type="float" office:value="46000" calcext:value-type="float">
            <text:p>46000</text:p>
          </table:table-cell>
          <table:table-cell table:formula="of:=[.W161]*0.46" office:value-type="float" office:value="0" calcext:value-type="float">
            <text:p>0</text:p>
          </table:table-cell>
          <table:table-cell table:formula="of:=[.X161]*0.46" office:value-type="float" office:value="46000" calcext:value-type="float">
            <text:p>46000</text:p>
          </table:table-cell>
          <table:table-cell table:formula="of:=[.Y161]*0.46" office:value-type="float" office:value="46000" calcext:value-type="float">
            <text:p>46000</text:p>
          </table:table-cell>
          <table:table-cell table:number-columns-repeated="2"/>
          <table:table-cell table:style-name="ce84" office:value-type="string" calcext:value-type="string">
            <text:p>Earlier</text:p>
          </table:table-cell>
          <table:table-cell table:style-name="ce84" office:value-type="string" calcext:value-type="string">
            <text:p>times: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162]*0.46" office:value-type="float" office:value="8.804906" calcext:value-type="float">
            <text:p>8.804906</text:p>
          </table:table-cell>
          <table:table-cell table:formula="of:=[.D162]*0.46" office:value-type="float" office:value="10.924402" calcext:value-type="float">
            <text:p>10.924402</text:p>
          </table:table-cell>
          <table:table-cell table:formula="of:=[.E162]*0.46" office:value-type="float" office:value="7.942774" calcext:value-type="float">
            <text:p>7.942774</text:p>
          </table:table-cell>
          <table:table-cell table:formula="of:=[.F162]*0.46" office:value-type="float" office:value="5.394788" calcext:value-type="float">
            <text:p>5.394788</text:p>
          </table:table-cell>
          <table:table-cell table:formula="of:=[.G162]*0.46" office:value-type="float" office:value="5.380666" calcext:value-type="float">
            <text:p>5.380666</text:p>
          </table:table-cell>
          <table:table-cell table:formula="of:=[.H162]*0.46" office:value-type="float" office:value="46000" calcext:value-type="float">
            <text:p>46000</text:p>
          </table:table-cell>
          <table:table-cell table:formula="of:=[.I162]*0.46" office:value-type="float" office:value="46000" calcext:value-type="float">
            <text:p>46000</text:p>
          </table:table-cell>
          <table:table-cell table:formula="of:=[.J162]*0.46" office:value-type="float" office:value="46000" calcext:value-type="float">
            <text:p>46000</text:p>
          </table:table-cell>
          <table:table-cell table:formula="of:=[.K162]*0.46" office:value-type="float" office:value="46000" calcext:value-type="float">
            <text:p>46000</text:p>
          </table:table-cell>
          <table:table-cell table:formula="of:=[.L162]*0.46" office:value-type="float" office:value="46000" calcext:value-type="float">
            <text:p>46000</text:p>
          </table:table-cell>
          <table:table-cell table:formula="of:=[.M162]*0.46" office:value-type="float" office:value="13.253842" calcext:value-type="float">
            <text:p>13.253842</text:p>
          </table:table-cell>
          <table:table-cell table:formula="of:=[.N162]*0.46" office:value-type="float" office:value="5.73045" calcext:value-type="float">
            <text:p>5.73045</text:p>
          </table:table-cell>
          <table:table-cell table:formula="of:=[.O162]*0.46" office:value-type="float" office:value="2.020136" calcext:value-type="float">
            <text:p>2.020136</text:p>
          </table:table-cell>
          <table:table-cell table:formula="of:=[.P162]*0.46" office:value-type="float" office:value="10.073954" calcext:value-type="float">
            <text:p>10.073954</text:p>
          </table:table-cell>
          <table:table-cell table:formula="of:=[.Q162]*0.46" office:value-type="float" office:value="9.484096" calcext:value-type="float">
            <text:p>9.484096</text:p>
          </table:table-cell>
          <table:table-cell table:formula="of:=[.R162]*0.46" office:value-type="float" office:value="46000" calcext:value-type="float">
            <text:p>46000</text:p>
          </table:table-cell>
          <table:table-cell table:formula="of:=[.S162]*0.46" office:value-type="float" office:value="46000" calcext:value-type="float">
            <text:p>46000</text:p>
          </table:table-cell>
          <table:table-cell table:formula="of:=[.T162]*0.46" office:value-type="float" office:value="46000" calcext:value-type="float">
            <text:p>46000</text:p>
          </table:table-cell>
          <table:table-cell table:formula="of:=[.U162]*0.46" office:value-type="float" office:value="46000" calcext:value-type="float">
            <text:p>46000</text:p>
          </table:table-cell>
          <table:table-cell table:formula="of:=[.V162]*0.46" office:value-type="float" office:value="46000" calcext:value-type="float">
            <text:p>46000</text:p>
          </table:table-cell>
          <table:table-cell table:formula="of:=[.W162]*0.46" office:value-type="float" office:value="46000" calcext:value-type="float">
            <text:p>46000</text:p>
          </table:table-cell>
          <table:table-cell table:formula="of:=[.X162]*0.46" office:value-type="float" office:value="0" calcext:value-type="float">
            <text:p>0</text:p>
          </table:table-cell>
          <table:table-cell table:formula="of:=[.Y162]*0.46" office:value-type="float" office:value="46000" calcext:value-type="float">
            <text:p>46000</text:p>
          </table:table-cell>
          <table:table-cell table:number-columns-repeated="2"/>
          <table:table-cell table:style-name="ce20" office:value-type="string" calcext:value-type="string">
            <text:p>0:</text:p>
          </table:table-cell>
          <table:table-cell table:style-name="ce21" office:value-type="float" office:value="18.9833" calcext:value-type="float">
            <text:p>18.9833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163]*0.46" office:value-type="float" office:value="5.062346" calcext:value-type="float">
            <text:p>5.062346</text:p>
          </table:table-cell>
          <table:table-cell table:formula="of:=[.D163]*0.46" office:value-type="float" office:value="8.709594" calcext:value-type="float">
            <text:p>8.709594</text:p>
          </table:table-cell>
          <table:table-cell table:formula="of:=[.E163]*0.46" office:value-type="float" office:value="8.145956" calcext:value-type="float">
            <text:p>8.145956</text:p>
          </table:table-cell>
          <table:table-cell table:formula="of:=[.F163]*0.46" office:value-type="float" office:value="6.091228" calcext:value-type="float">
            <text:p>6.091228</text:p>
          </table:table-cell>
          <table:table-cell table:formula="of:=[.G163]*0.46" office:value-type="float" office:value="5.25251" calcext:value-type="float">
            <text:p>5.25251</text:p>
          </table:table-cell>
          <table:table-cell table:formula="of:=[.H163]*0.46" office:value-type="float" office:value="46000" calcext:value-type="float">
            <text:p>46000</text:p>
          </table:table-cell>
          <table:table-cell table:formula="of:=[.I163]*0.46" office:value-type="float" office:value="46000" calcext:value-type="float">
            <text:p>46000</text:p>
          </table:table-cell>
          <table:table-cell table:formula="of:=[.J163]*0.46" office:value-type="float" office:value="46000" calcext:value-type="float">
            <text:p>46000</text:p>
          </table:table-cell>
          <table:table-cell table:formula="of:=[.K163]*0.46" office:value-type="float" office:value="46000" calcext:value-type="float">
            <text:p>46000</text:p>
          </table:table-cell>
          <table:table-cell table:formula="of:=[.L163]*0.46" office:value-type="float" office:value="46000" calcext:value-type="float">
            <text:p>46000</text:p>
          </table:table-cell>
          <table:table-cell table:formula="of:=[.M163]*0.46" office:value-type="float" office:value="10.731432" calcext:value-type="float">
            <text:p>10.731432</text:p>
          </table:table-cell>
          <table:table-cell table:formula="of:=[.N163]*0.46" office:value-type="float" office:value="7.444916" calcext:value-type="float">
            <text:p>7.444916</text:p>
          </table:table-cell>
          <table:table-cell table:formula="of:=[.O163]*0.46" office:value-type="float" office:value="6.132674" calcext:value-type="float">
            <text:p>6.132674</text:p>
          </table:table-cell>
          <table:table-cell table:formula="of:=[.P163]*0.46" office:value-type="float" office:value="5.647144" calcext:value-type="float">
            <text:p>5.647144</text:p>
          </table:table-cell>
          <table:table-cell table:formula="of:=[.Q163]*0.46" office:value-type="float" office:value="8.661432" calcext:value-type="float">
            <text:p>8.661432</text:p>
          </table:table-cell>
          <table:table-cell table:formula="of:=[.R163]*0.46" office:value-type="float" office:value="46000" calcext:value-type="float">
            <text:p>46000</text:p>
          </table:table-cell>
          <table:table-cell table:formula="of:=[.S163]*0.46" office:value-type="float" office:value="46000" calcext:value-type="float">
            <text:p>46000</text:p>
          </table:table-cell>
          <table:table-cell table:formula="of:=[.T163]*0.46" office:value-type="float" office:value="46000" calcext:value-type="float">
            <text:p>46000</text:p>
          </table:table-cell>
          <table:table-cell table:formula="of:=[.U163]*0.46" office:value-type="float" office:value="46000" calcext:value-type="float">
            <text:p>46000</text:p>
          </table:table-cell>
          <table:table-cell table:formula="of:=[.V163]*0.46" office:value-type="float" office:value="46000" calcext:value-type="float">
            <text:p>46000</text:p>
          </table:table-cell>
          <table:table-cell table:formula="of:=[.W163]*0.46" office:value-type="float" office:value="46000" calcext:value-type="float">
            <text:p>46000</text:p>
          </table:table-cell>
          <table:table-cell table:formula="of:=[.X163]*0.46" office:value-type="float" office:value="46000" calcext:value-type="float">
            <text:p>46000</text:p>
          </table:table-cell>
          <table:table-cell table:formula="of:=[.Y163]*0.46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1:</text:p>
          </table:table-cell>
          <table:table-cell table:style-name="ce84" office:value-type="float" office:value="8.68333" calcext:value-type="float">
            <text:p>8.68333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 table:number-columns-repeated="27"/>
          <table:table-cell table:style-name="ce20" office:value-type="string" calcext:value-type="string">
            <text:p>2:</text:p>
          </table:table-cell>
          <table:table-cell table:style-name="ce84" office:value-type="float" office:value="19.5167" calcext:value-type="float">
            <text:p>19.5167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5"/>
          <table:table-cell table:style-name="ce20" office:value-type="string" calcext:value-type="string">
            <text:p>3:</text:p>
          </table:table-cell>
          <table:table-cell table:style-name="ce84" office:value-type="float" office:value="3.78333" calcext:value-type="float">
            <text:p>3.78333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0" office:value-type="string" calcext:value-type="string">
            <text:p>4:</text:p>
          </table:table-cell>
          <table:table-cell table:style-name="ce84" office:value-type="float" office:value="1.18333" calcext:value-type="float">
            <text:p>1.18333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formula="of:=[.C141]/41" office:value-type="float" office:value="2439.0243902439" calcext:value-type="float">
            <text:p>2439.0243902439</text:p>
          </table:table-cell>
          <table:table-cell table:formula="of:=[.D141]/41" office:value-type="float" office:value="2439.0243902439" calcext:value-type="float">
            <text:p>2439.0243902439</text:p>
          </table:table-cell>
          <table:table-cell table:formula="of:=[.E141]/41" office:value-type="float" office:value="2439.0243902439" calcext:value-type="float">
            <text:p>2439.0243902439</text:p>
          </table:table-cell>
          <table:table-cell table:formula="of:=[.F141]/41" office:value-type="float" office:value="2439.0243902439" calcext:value-type="float">
            <text:p>2439.0243902439</text:p>
          </table:table-cell>
          <table:table-cell table:formula="of:=[.G141]/41" office:value-type="float" office:value="2439.0243902439" calcext:value-type="float">
            <text:p>2439.0243902439</text:p>
          </table:table-cell>
          <table:table-cell table:formula="of:=[.H141]/41" office:value-type="float" office:value="0.127682926829268" calcext:value-type="float">
            <text:p>0.127682926829268</text:p>
          </table:table-cell>
          <table:table-cell table:formula="of:=[.I141]/41" office:value-type="float" office:value="2439.0243902439" calcext:value-type="float">
            <text:p>2439.0243902439</text:p>
          </table:table-cell>
          <table:table-cell table:formula="of:=[.J141]/41" office:value-type="float" office:value="2439.0243902439" calcext:value-type="float">
            <text:p>2439.0243902439</text:p>
          </table:table-cell>
          <table:table-cell table:formula="of:=[.K141]/41" office:value-type="float" office:value="2439.0243902439" calcext:value-type="float">
            <text:p>2439.0243902439</text:p>
          </table:table-cell>
          <table:table-cell table:formula="of:=[.L141]/41" office:value-type="float" office:value="2439.0243902439" calcext:value-type="float">
            <text:p>2439.0243902439</text:p>
          </table:table-cell>
          <table:table-cell table:formula="of:=[.M141]/41" office:value-type="float" office:value="2439.0243902439" calcext:value-type="float">
            <text:p>2439.0243902439</text:p>
          </table:table-cell>
          <table:table-cell table:formula="of:=[.N141]/41" office:value-type="float" office:value="2439.0243902439" calcext:value-type="float">
            <text:p>2439.0243902439</text:p>
          </table:table-cell>
          <table:table-cell table:formula="of:=[.O141]/41" office:value-type="float" office:value="2439.0243902439" calcext:value-type="float">
            <text:p>2439.0243902439</text:p>
          </table:table-cell>
          <table:table-cell table:formula="of:=[.P141]/41" office:value-type="float" office:value="2439.0243902439" calcext:value-type="float">
            <text:p>2439.0243902439</text:p>
          </table:table-cell>
          <table:table-cell table:formula="of:=[.Q141]/41" office:value-type="float" office:value="2439.0243902439" calcext:value-type="float">
            <text:p>2439.0243902439</text:p>
          </table:table-cell>
          <table:table-cell table:formula="of:=[.R141]/41" office:value-type="float" office:value="2439.0243902439" calcext:value-type="float">
            <text:p>2439.0243902439</text:p>
          </table:table-cell>
          <table:table-cell table:formula="of:=[.S141]/41" office:value-type="float" office:value="2439.0243902439" calcext:value-type="float">
            <text:p>2439.0243902439</text:p>
          </table:table-cell>
          <table:table-cell table:formula="of:=[.T141]/41" office:value-type="float" office:value="2439.0243902439" calcext:value-type="float">
            <text:p>2439.0243902439</text:p>
          </table:table-cell>
          <table:table-cell table:formula="of:=[.U141]/41" office:value-type="float" office:value="2439.0243902439" calcext:value-type="float">
            <text:p>2439.0243902439</text:p>
          </table:table-cell>
          <table:table-cell table:formula="of:=[.V141]/41" office:value-type="float" office:value="2439.0243902439" calcext:value-type="float">
            <text:p>2439.0243902439</text:p>
          </table:table-cell>
          <table:table-cell table:formula="of:=[.W141]/41" office:value-type="float" office:value="2439.0243902439" calcext:value-type="float">
            <text:p>2439.0243902439</text:p>
          </table:table-cell>
          <table:table-cell table:formula="of:=[.X141]/41" office:value-type="float" office:value="2439.0243902439" calcext:value-type="float">
            <text:p>2439.0243902439</text:p>
          </table:table-cell>
          <table:table-cell table:formula="of:=[.Y141]/41" office:value-type="float" office:value="2439.0243902439" calcext:value-type="float">
            <text:p>2439.0243902439</text:p>
          </table:table-cell>
          <table:table-cell table:number-columns-repeated="2"/>
          <table:table-cell table:style-name="ce20"/>
          <table:table-cell table:style-name="ce84" table:number-columns-repeated="5"/>
          <table:table-cell table:number-columns-repeated="8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formula="of:=[.C142]/41" office:value-type="float" office:value="2439.0243902439" calcext:value-type="float">
            <text:p>2439.0243902439</text:p>
          </table:table-cell>
          <table:table-cell table:formula="of:=[.D142]/41" office:value-type="float" office:value="2439.0243902439" calcext:value-type="float">
            <text:p>2439.0243902439</text:p>
          </table:table-cell>
          <table:table-cell table:formula="of:=[.E142]/41" office:value-type="float" office:value="2439.0243902439" calcext:value-type="float">
            <text:p>2439.0243902439</text:p>
          </table:table-cell>
          <table:table-cell table:formula="of:=[.F142]/41" office:value-type="float" office:value="2439.0243902439" calcext:value-type="float">
            <text:p>2439.0243902439</text:p>
          </table:table-cell>
          <table:table-cell table:formula="of:=[.G142]/41" office:value-type="float" office:value="2439.0243902439" calcext:value-type="float">
            <text:p>2439.0243902439</text:p>
          </table:table-cell>
          <table:table-cell table:formula="of:=[.H142]/41" office:value-type="float" office:value="2439.0243902439" calcext:value-type="float">
            <text:p>2439.0243902439</text:p>
          </table:table-cell>
          <table:table-cell table:formula="of:=[.I142]/41" office:value-type="float" office:value="0.102590243902439" calcext:value-type="float">
            <text:p>0.102590243902439</text:p>
          </table:table-cell>
          <table:table-cell table:formula="of:=[.J142]/41" office:value-type="float" office:value="2439.0243902439" calcext:value-type="float">
            <text:p>2439.0243902439</text:p>
          </table:table-cell>
          <table:table-cell table:formula="of:=[.K142]/41" office:value-type="float" office:value="2439.0243902439" calcext:value-type="float">
            <text:p>2439.0243902439</text:p>
          </table:table-cell>
          <table:table-cell table:formula="of:=[.L142]/41" office:value-type="float" office:value="2439.0243902439" calcext:value-type="float">
            <text:p>2439.0243902439</text:p>
          </table:table-cell>
          <table:table-cell table:formula="of:=[.M142]/41" office:value-type="float" office:value="2439.0243902439" calcext:value-type="float">
            <text:p>2439.0243902439</text:p>
          </table:table-cell>
          <table:table-cell table:formula="of:=[.N142]/41" office:value-type="float" office:value="2439.0243902439" calcext:value-type="float">
            <text:p>2439.0243902439</text:p>
          </table:table-cell>
          <table:table-cell table:formula="of:=[.O142]/41" office:value-type="float" office:value="2439.0243902439" calcext:value-type="float">
            <text:p>2439.0243902439</text:p>
          </table:table-cell>
          <table:table-cell table:formula="of:=[.P142]/41" office:value-type="float" office:value="2439.0243902439" calcext:value-type="float">
            <text:p>2439.0243902439</text:p>
          </table:table-cell>
          <table:table-cell table:formula="of:=[.Q142]/41" office:value-type="float" office:value="2439.0243902439" calcext:value-type="float">
            <text:p>2439.0243902439</text:p>
          </table:table-cell>
          <table:table-cell table:formula="of:=[.R142]/41" office:value-type="float" office:value="2439.0243902439" calcext:value-type="float">
            <text:p>2439.0243902439</text:p>
          </table:table-cell>
          <table:table-cell table:formula="of:=[.S142]/41" office:value-type="float" office:value="2439.0243902439" calcext:value-type="float">
            <text:p>2439.0243902439</text:p>
          </table:table-cell>
          <table:table-cell table:formula="of:=[.T142]/41" office:value-type="float" office:value="2439.0243902439" calcext:value-type="float">
            <text:p>2439.0243902439</text:p>
          </table:table-cell>
          <table:table-cell table:formula="of:=[.U142]/41" office:value-type="float" office:value="2439.0243902439" calcext:value-type="float">
            <text:p>2439.0243902439</text:p>
          </table:table-cell>
          <table:table-cell table:formula="of:=[.V142]/41" office:value-type="float" office:value="2439.0243902439" calcext:value-type="float">
            <text:p>2439.0243902439</text:p>
          </table:table-cell>
          <table:table-cell table:formula="of:=[.W142]/41" office:value-type="float" office:value="2439.0243902439" calcext:value-type="float">
            <text:p>2439.0243902439</text:p>
          </table:table-cell>
          <table:table-cell table:formula="of:=[.X142]/41" office:value-type="float" office:value="2439.0243902439" calcext:value-type="float">
            <text:p>2439.0243902439</text:p>
          </table:table-cell>
          <table:table-cell table:formula="of:=[.Y142]/41" office:value-type="float" office:value="2439.0243902439" calcext:value-type="float">
            <text:p>2439.0243902439</text:p>
          </table:table-cell>
          <table:table-cell table:number-columns-repeated="2"/>
          <table:table-cell table:style-name="ce20" office:value-type="string" calcext:value-type="string">
            <text:p>5:</text:p>
          </table:table-cell>
          <table:table-cell table:style-name="ce84" office:value-type="float" office:value="19.19" calcext:value-type="float">
            <text:p>19.19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table:formula="of:=[.C143]/41" office:value-type="float" office:value="2439.0243902439" calcext:value-type="float">
            <text:p>2439.0243902439</text:p>
          </table:table-cell>
          <table:table-cell table:formula="of:=[.D143]/41" office:value-type="float" office:value="2439.0243902439" calcext:value-type="float">
            <text:p>2439.0243902439</text:p>
          </table:table-cell>
          <table:table-cell table:formula="of:=[.E143]/41" office:value-type="float" office:value="2439.0243902439" calcext:value-type="float">
            <text:p>2439.0243902439</text:p>
          </table:table-cell>
          <table:table-cell table:formula="of:=[.F143]/41" office:value-type="float" office:value="2439.0243902439" calcext:value-type="float">
            <text:p>2439.0243902439</text:p>
          </table:table-cell>
          <table:table-cell table:formula="of:=[.G143]/41" office:value-type="float" office:value="2439.0243902439" calcext:value-type="float">
            <text:p>2439.0243902439</text:p>
          </table:table-cell>
          <table:table-cell table:formula="of:=[.H143]/41" office:value-type="float" office:value="2439.0243902439" calcext:value-type="float">
            <text:p>2439.0243902439</text:p>
          </table:table-cell>
          <table:table-cell table:formula="of:=[.I143]/41" office:value-type="float" office:value="2439.0243902439" calcext:value-type="float">
            <text:p>2439.0243902439</text:p>
          </table:table-cell>
          <table:table-cell table:formula="of:=[.J143]/41" office:value-type="float" office:value="0.084990243902439" calcext:value-type="float">
            <text:p>0.084990243902439</text:p>
          </table:table-cell>
          <table:table-cell table:formula="of:=[.K143]/41" office:value-type="float" office:value="2439.0243902439" calcext:value-type="float">
            <text:p>2439.0243902439</text:p>
          </table:table-cell>
          <table:table-cell table:formula="of:=[.L143]/41" office:value-type="float" office:value="2439.0243902439" calcext:value-type="float">
            <text:p>2439.0243902439</text:p>
          </table:table-cell>
          <table:table-cell table:formula="of:=[.M143]/41" office:value-type="float" office:value="2439.0243902439" calcext:value-type="float">
            <text:p>2439.0243902439</text:p>
          </table:table-cell>
          <table:table-cell table:formula="of:=[.N143]/41" office:value-type="float" office:value="2439.0243902439" calcext:value-type="float">
            <text:p>2439.0243902439</text:p>
          </table:table-cell>
          <table:table-cell table:formula="of:=[.O143]/41" office:value-type="float" office:value="2439.0243902439" calcext:value-type="float">
            <text:p>2439.0243902439</text:p>
          </table:table-cell>
          <table:table-cell table:formula="of:=[.P143]/41" office:value-type="float" office:value="2439.0243902439" calcext:value-type="float">
            <text:p>2439.0243902439</text:p>
          </table:table-cell>
          <table:table-cell table:formula="of:=[.Q143]/41" office:value-type="float" office:value="2439.0243902439" calcext:value-type="float">
            <text:p>2439.0243902439</text:p>
          </table:table-cell>
          <table:table-cell table:formula="of:=[.R143]/41" office:value-type="float" office:value="2439.0243902439" calcext:value-type="float">
            <text:p>2439.0243902439</text:p>
          </table:table-cell>
          <table:table-cell table:formula="of:=[.S143]/41" office:value-type="float" office:value="2439.0243902439" calcext:value-type="float">
            <text:p>2439.0243902439</text:p>
          </table:table-cell>
          <table:table-cell table:formula="of:=[.T143]/41" office:value-type="float" office:value="2439.0243902439" calcext:value-type="float">
            <text:p>2439.0243902439</text:p>
          </table:table-cell>
          <table:table-cell table:formula="of:=[.U143]/41" office:value-type="float" office:value="2439.0243902439" calcext:value-type="float">
            <text:p>2439.0243902439</text:p>
          </table:table-cell>
          <table:table-cell table:formula="of:=[.V143]/41" office:value-type="float" office:value="2439.0243902439" calcext:value-type="float">
            <text:p>2439.0243902439</text:p>
          </table:table-cell>
          <table:table-cell table:formula="of:=[.W143]/41" office:value-type="float" office:value="2439.0243902439" calcext:value-type="float">
            <text:p>2439.0243902439</text:p>
          </table:table-cell>
          <table:table-cell table:formula="of:=[.X143]/41" office:value-type="float" office:value="2439.0243902439" calcext:value-type="float">
            <text:p>2439.0243902439</text:p>
          </table:table-cell>
          <table:table-cell table:formula="of:=[.Y143]/41" office:value-type="float" office:value="2439.0243902439" calcext:value-type="float">
            <text:p>2439.0243902439</text:p>
          </table:table-cell>
          <table:table-cell table:number-columns-repeated="2"/>
          <table:table-cell table:style-name="ce20" office:value-type="string" calcext:value-type="string">
            <text:p>6:</text:p>
          </table:table-cell>
          <table:table-cell table:style-name="ce84" office:value-type="float" office:value="8.87" calcext:value-type="float">
            <text:p>8.87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table:formula="of:=[.C144]/41" office:value-type="float" office:value="2439.0243902439" calcext:value-type="float">
            <text:p>2439.0243902439</text:p>
          </table:table-cell>
          <table:table-cell table:formula="of:=[.D144]/41" office:value-type="float" office:value="2439.0243902439" calcext:value-type="float">
            <text:p>2439.0243902439</text:p>
          </table:table-cell>
          <table:table-cell table:formula="of:=[.E144]/41" office:value-type="float" office:value="2439.0243902439" calcext:value-type="float">
            <text:p>2439.0243902439</text:p>
          </table:table-cell>
          <table:table-cell table:formula="of:=[.F144]/41" office:value-type="float" office:value="2439.0243902439" calcext:value-type="float">
            <text:p>2439.0243902439</text:p>
          </table:table-cell>
          <table:table-cell table:formula="of:=[.G144]/41" office:value-type="float" office:value="2439.0243902439" calcext:value-type="float">
            <text:p>2439.0243902439</text:p>
          </table:table-cell>
          <table:table-cell table:formula="of:=[.H144]/41" office:value-type="float" office:value="2439.0243902439" calcext:value-type="float">
            <text:p>2439.0243902439</text:p>
          </table:table-cell>
          <table:table-cell table:formula="of:=[.I144]/41" office:value-type="float" office:value="2439.0243902439" calcext:value-type="float">
            <text:p>2439.0243902439</text:p>
          </table:table-cell>
          <table:table-cell table:formula="of:=[.J144]/41" office:value-type="float" office:value="2439.0243902439" calcext:value-type="float">
            <text:p>2439.0243902439</text:p>
          </table:table-cell>
          <table:table-cell table:formula="of:=[.K144]/41" office:value-type="float" office:value="0.0846195121951219" calcext:value-type="float">
            <text:p>0.0846195121951219</text:p>
          </table:table-cell>
          <table:table-cell table:formula="of:=[.L144]/41" office:value-type="float" office:value="2439.0243902439" calcext:value-type="float">
            <text:p>2439.0243902439</text:p>
          </table:table-cell>
          <table:table-cell table:formula="of:=[.M144]/41" office:value-type="float" office:value="2439.0243902439" calcext:value-type="float">
            <text:p>2439.0243902439</text:p>
          </table:table-cell>
          <table:table-cell table:formula="of:=[.N144]/41" office:value-type="float" office:value="2439.0243902439" calcext:value-type="float">
            <text:p>2439.0243902439</text:p>
          </table:table-cell>
          <table:table-cell table:formula="of:=[.O144]/41" office:value-type="float" office:value="2439.0243902439" calcext:value-type="float">
            <text:p>2439.0243902439</text:p>
          </table:table-cell>
          <table:table-cell table:formula="of:=[.P144]/41" office:value-type="float" office:value="2439.0243902439" calcext:value-type="float">
            <text:p>2439.0243902439</text:p>
          </table:table-cell>
          <table:table-cell table:formula="of:=[.Q144]/41" office:value-type="float" office:value="2439.0243902439" calcext:value-type="float">
            <text:p>2439.0243902439</text:p>
          </table:table-cell>
          <table:table-cell table:formula="of:=[.R144]/41" office:value-type="float" office:value="2439.0243902439" calcext:value-type="float">
            <text:p>2439.0243902439</text:p>
          </table:table-cell>
          <table:table-cell table:formula="of:=[.S144]/41" office:value-type="float" office:value="2439.0243902439" calcext:value-type="float">
            <text:p>2439.0243902439</text:p>
          </table:table-cell>
          <table:table-cell table:formula="of:=[.T144]/41" office:value-type="float" office:value="2439.0243902439" calcext:value-type="float">
            <text:p>2439.0243902439</text:p>
          </table:table-cell>
          <table:table-cell table:formula="of:=[.U144]/41" office:value-type="float" office:value="2439.0243902439" calcext:value-type="float">
            <text:p>2439.0243902439</text:p>
          </table:table-cell>
          <table:table-cell table:formula="of:=[.V144]/41" office:value-type="float" office:value="2439.0243902439" calcext:value-type="float">
            <text:p>2439.0243902439</text:p>
          </table:table-cell>
          <table:table-cell table:formula="of:=[.W144]/41" office:value-type="float" office:value="2439.0243902439" calcext:value-type="float">
            <text:p>2439.0243902439</text:p>
          </table:table-cell>
          <table:table-cell table:formula="of:=[.X144]/41" office:value-type="float" office:value="2439.0243902439" calcext:value-type="float">
            <text:p>2439.0243902439</text:p>
          </table:table-cell>
          <table:table-cell table:formula="of:=[.Y144]/41" office:value-type="float" office:value="2439.0243902439" calcext:value-type="float">
            <text:p>2439.0243902439</text:p>
          </table:table-cell>
          <table:table-cell table:number-columns-repeated="2"/>
          <table:table-cell table:style-name="ce20" office:value-type="string" calcext:value-type="string">
            <text:p>7:</text:p>
          </table:table-cell>
          <table:table-cell table:style-name="ce84" office:value-type="float" office:value="19.68" calcext:value-type="float">
            <text:p>19.68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table:formula="of:=[.C145]/41" office:value-type="float" office:value="2439.0243902439" calcext:value-type="float">
            <text:p>2439.0243902439</text:p>
          </table:table-cell>
          <table:table-cell table:formula="of:=[.D145]/41" office:value-type="float" office:value="2439.0243902439" calcext:value-type="float">
            <text:p>2439.0243902439</text:p>
          </table:table-cell>
          <table:table-cell table:formula="of:=[.E145]/41" office:value-type="float" office:value="2439.0243902439" calcext:value-type="float">
            <text:p>2439.0243902439</text:p>
          </table:table-cell>
          <table:table-cell table:formula="of:=[.F145]/41" office:value-type="float" office:value="2439.0243902439" calcext:value-type="float">
            <text:p>2439.0243902439</text:p>
          </table:table-cell>
          <table:table-cell table:formula="of:=[.G145]/41" office:value-type="float" office:value="2439.0243902439" calcext:value-type="float">
            <text:p>2439.0243902439</text:p>
          </table:table-cell>
          <table:table-cell table:formula="of:=[.H145]/41" office:value-type="float" office:value="2439.0243902439" calcext:value-type="float">
            <text:p>2439.0243902439</text:p>
          </table:table-cell>
          <table:table-cell table:formula="of:=[.I145]/41" office:value-type="float" office:value="2439.0243902439" calcext:value-type="float">
            <text:p>2439.0243902439</text:p>
          </table:table-cell>
          <table:table-cell table:formula="of:=[.J145]/41" office:value-type="float" office:value="2439.0243902439" calcext:value-type="float">
            <text:p>2439.0243902439</text:p>
          </table:table-cell>
          <table:table-cell table:formula="of:=[.K145]/41" office:value-type="float" office:value="2439.0243902439" calcext:value-type="float">
            <text:p>2439.0243902439</text:p>
          </table:table-cell>
          <table:table-cell table:formula="of:=[.L145]/41" office:value-type="float" office:value="0.144234146341463" calcext:value-type="float">
            <text:p>0.144234146341463</text:p>
          </table:table-cell>
          <table:table-cell table:formula="of:=[.M145]/41" office:value-type="float" office:value="2439.0243902439" calcext:value-type="float">
            <text:p>2439.0243902439</text:p>
          </table:table-cell>
          <table:table-cell table:formula="of:=[.N145]/41" office:value-type="float" office:value="2439.0243902439" calcext:value-type="float">
            <text:p>2439.0243902439</text:p>
          </table:table-cell>
          <table:table-cell table:formula="of:=[.O145]/41" office:value-type="float" office:value="2439.0243902439" calcext:value-type="float">
            <text:p>2439.0243902439</text:p>
          </table:table-cell>
          <table:table-cell table:formula="of:=[.P145]/41" office:value-type="float" office:value="2439.0243902439" calcext:value-type="float">
            <text:p>2439.0243902439</text:p>
          </table:table-cell>
          <table:table-cell table:formula="of:=[.Q145]/41" office:value-type="float" office:value="2439.0243902439" calcext:value-type="float">
            <text:p>2439.0243902439</text:p>
          </table:table-cell>
          <table:table-cell table:formula="of:=[.R145]/41" office:value-type="float" office:value="2439.0243902439" calcext:value-type="float">
            <text:p>2439.0243902439</text:p>
          </table:table-cell>
          <table:table-cell table:formula="of:=[.S145]/41" office:value-type="float" office:value="2439.0243902439" calcext:value-type="float">
            <text:p>2439.0243902439</text:p>
          </table:table-cell>
          <table:table-cell table:formula="of:=[.T145]/41" office:value-type="float" office:value="2439.0243902439" calcext:value-type="float">
            <text:p>2439.0243902439</text:p>
          </table:table-cell>
          <table:table-cell table:formula="of:=[.U145]/41" office:value-type="float" office:value="2439.0243902439" calcext:value-type="float">
            <text:p>2439.0243902439</text:p>
          </table:table-cell>
          <table:table-cell table:formula="of:=[.V145]/41" office:value-type="float" office:value="2439.0243902439" calcext:value-type="float">
            <text:p>2439.0243902439</text:p>
          </table:table-cell>
          <table:table-cell table:formula="of:=[.W145]/41" office:value-type="float" office:value="2439.0243902439" calcext:value-type="float">
            <text:p>2439.0243902439</text:p>
          </table:table-cell>
          <table:table-cell table:formula="of:=[.X145]/41" office:value-type="float" office:value="2439.0243902439" calcext:value-type="float">
            <text:p>2439.0243902439</text:p>
          </table:table-cell>
          <table:table-cell table:formula="of:=[.Y145]/41" office:value-type="float" office:value="2439.0243902439" calcext:value-type="float">
            <text:p>2439.0243902439</text:p>
          </table:table-cell>
          <table:table-cell table:number-columns-repeated="2"/>
          <table:table-cell table:style-name="ce20" office:value-type="string" calcext:value-type="string">
            <text:p>8:</text:p>
          </table:table-cell>
          <table:table-cell table:style-name="ce84" office:value-type="float" office:value="3.95" calcext:value-type="float">
            <text:p>3.95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formula="of:=[.C146]/41" office:value-type="float" office:value="2439.0243902439" calcext:value-type="float">
            <text:p>2439.0243902439</text:p>
          </table:table-cell>
          <table:table-cell table:formula="of:=[.D146]/41" office:value-type="float" office:value="2439.0243902439" calcext:value-type="float">
            <text:p>2439.0243902439</text:p>
          </table:table-cell>
          <table:table-cell table:formula="of:=[.E146]/41" office:value-type="float" office:value="2439.0243902439" calcext:value-type="float">
            <text:p>2439.0243902439</text:p>
          </table:table-cell>
          <table:table-cell table:formula="of:=[.F146]/41" office:value-type="float" office:value="2439.0243902439" calcext:value-type="float">
            <text:p>2439.0243902439</text:p>
          </table:table-cell>
          <table:table-cell table:formula="of:=[.G146]/41" office:value-type="float" office:value="2439.0243902439" calcext:value-type="float">
            <text:p>2439.0243902439</text:p>
          </table:table-cell>
          <table:table-cell table:formula="of:=[.H146]/41" office:value-type="float" office:value="2439.0243902439" calcext:value-type="float">
            <text:p>2439.0243902439</text:p>
          </table:table-cell>
          <table:table-cell table:formula="of:=[.I146]/41" office:value-type="float" office:value="2439.0243902439" calcext:value-type="float">
            <text:p>2439.0243902439</text:p>
          </table:table-cell>
          <table:table-cell table:formula="of:=[.J146]/41" office:value-type="float" office:value="2439.0243902439" calcext:value-type="float">
            <text:p>2439.0243902439</text:p>
          </table:table-cell>
          <table:table-cell table:formula="of:=[.K146]/41" office:value-type="float" office:value="2439.0243902439" calcext:value-type="float">
            <text:p>2439.0243902439</text:p>
          </table:table-cell>
          <table:table-cell table:formula="of:=[.L146]/41" office:value-type="float" office:value="2439.0243902439" calcext:value-type="float">
            <text:p>2439.0243902439</text:p>
          </table:table-cell>
          <table:table-cell table:formula="of:=[.M146]/41" office:value-type="float" office:value="0.43889512195122" calcext:value-type="float">
            <text:p>0.43889512195122</text:p>
          </table:table-cell>
          <table:table-cell table:formula="of:=[.N146]/41" office:value-type="float" office:value="0.531778048780488" calcext:value-type="float">
            <text:p>0.531778048780488</text:p>
          </table:table-cell>
          <table:table-cell table:formula="of:=[.O146]/41" office:value-type="float" office:value="0.546641463414634" calcext:value-type="float">
            <text:p>0.546641463414634</text:p>
          </table:table-cell>
          <table:table-cell table:formula="of:=[.P146]/41" office:value-type="float" office:value="0.0546926829268293" calcext:value-type="float">
            <text:p>0.0546926829268293</text:p>
          </table:table-cell>
          <table:table-cell table:formula="of:=[.Q146]/41" office:value-type="float" office:value="0.460585365853659" calcext:value-type="float">
            <text:p>0.460585365853659</text:p>
          </table:table-cell>
          <table:table-cell table:formula="of:=[.R146]/41" office:value-type="float" office:value="0.444463414634146" calcext:value-type="float">
            <text:p>0.444463414634146</text:p>
          </table:table-cell>
          <table:table-cell table:formula="of:=[.S146]/41" office:value-type="float" office:value="0.599829268292683" calcext:value-type="float">
            <text:p>0.599829268292683</text:p>
          </table:table-cell>
          <table:table-cell table:formula="of:=[.T146]/41" office:value-type="float" office:value="0.3946" calcext:value-type="float">
            <text:p>0.3946</text:p>
          </table:table-cell>
          <table:table-cell table:formula="of:=[.U146]/41" office:value-type="float" office:value="0.0931975609756098" calcext:value-type="float">
            <text:p>0.0931975609756098</text:p>
          </table:table-cell>
          <table:table-cell table:formula="of:=[.V146]/41" office:value-type="float" office:value="0.420575609756098" calcext:value-type="float">
            <text:p>0.420575609756098</text:p>
          </table:table-cell>
          <table:table-cell table:formula="of:=[.W146]/41" office:value-type="float" office:value="0" calcext:value-type="float">
            <text:p>0</text:p>
          </table:table-cell>
          <table:table-cell table:formula="of:=[.X146]/41" office:value-type="float" office:value="0" calcext:value-type="float">
            <text:p>0</text:p>
          </table:table-cell>
          <table:table-cell table:formula="of:=[.Y146]/41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9:</text:p>
          </table:table-cell>
          <table:table-cell table:style-name="ce84" office:value-type="float" office:value="1.41" calcext:value-type="float">
            <text:p>1.41</text:p>
          </table:table-cell>
          <table:table-cell table:style-name="ce84" table:number-columns-repeated="4"/>
          <table:table-cell table:number-columns-repeated="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formula="of:=[.C147]/41" office:value-type="float" office:value="0.233051219512195" calcext:value-type="float">
            <text:p>0.233051219512195</text:p>
          </table:table-cell>
          <table:table-cell table:formula="of:=[.D147]/41" office:value-type="float" office:value="2439.0243902439" calcext:value-type="float">
            <text:p>2439.0243902439</text:p>
          </table:table-cell>
          <table:table-cell table:formula="of:=[.E147]/41" office:value-type="float" office:value="0.185836585365854" calcext:value-type="float">
            <text:p>0.185836585365854</text:p>
          </table:table-cell>
          <table:table-cell table:formula="of:=[.F147]/41" office:value-type="float" office:value="2439.0243902439" calcext:value-type="float">
            <text:p>2439.0243902439</text:p>
          </table:table-cell>
          <table:table-cell table:formula="of:=[.G147]/41" office:value-type="float" office:value="2439.0243902439" calcext:value-type="float">
            <text:p>2439.0243902439</text:p>
          </table:table-cell>
          <table:table-cell table:formula="of:=[.H147]/41" office:value-type="float" office:value="2439.0243902439" calcext:value-type="float">
            <text:p>2439.0243902439</text:p>
          </table:table-cell>
          <table:table-cell table:formula="of:=[.I147]/41" office:value-type="float" office:value="2439.0243902439" calcext:value-type="float">
            <text:p>2439.0243902439</text:p>
          </table:table-cell>
          <table:table-cell table:formula="of:=[.J147]/41" office:value-type="float" office:value="2439.0243902439" calcext:value-type="float">
            <text:p>2439.0243902439</text:p>
          </table:table-cell>
          <table:table-cell table:formula="of:=[.K147]/41" office:value-type="float" office:value="2439.0243902439" calcext:value-type="float">
            <text:p>2439.0243902439</text:p>
          </table:table-cell>
          <table:table-cell table:formula="of:=[.L147]/41" office:value-type="float" office:value="2439.0243902439" calcext:value-type="float">
            <text:p>2439.0243902439</text:p>
          </table:table-cell>
          <table:table-cell table:formula="of:=[.M147]/41" office:value-type="float" office:value="0.227939024390244" calcext:value-type="float">
            <text:p>0.227939024390244</text:p>
          </table:table-cell>
          <table:table-cell table:formula="of:=[.N147]/41" office:value-type="float" office:value="0.30870243902439" calcext:value-type="float">
            <text:p>0.30870243902439</text:p>
          </table:table-cell>
          <table:table-cell table:formula="of:=[.O147]/41" office:value-type="float" office:value="0.475739024390244" calcext:value-type="float">
            <text:p>0.475739024390244</text:p>
          </table:table-cell>
          <table:table-cell table:formula="of:=[.P147]/41" office:value-type="float" office:value="0.376353658536585" calcext:value-type="float">
            <text:p>0.376353658536585</text:p>
          </table:table-cell>
          <table:table-cell table:formula="of:=[.Q147]/41" office:value-type="float" office:value="0.105460975609756" calcext:value-type="float">
            <text:p>0.105460975609756</text:p>
          </table:table-cell>
          <table:table-cell table:formula="of:=[.R147]/41" office:value-type="float" office:value="0.161651219512195" calcext:value-type="float">
            <text:p>0.161651219512195</text:p>
          </table:table-cell>
          <table:table-cell table:formula="of:=[.S147]/41" office:value-type="float" office:value="0.308531707317073" calcext:value-type="float">
            <text:p>0.308531707317073</text:p>
          </table:table-cell>
          <table:table-cell table:formula="of:=[.T147]/41" office:value-type="float" office:value="0.309287804878049" calcext:value-type="float">
            <text:p>0.309287804878049</text:p>
          </table:table-cell>
          <table:table-cell table:formula="of:=[.U147]/41" office:value-type="float" office:value="0.273031707317073" calcext:value-type="float">
            <text:p>0.273031707317073</text:p>
          </table:table-cell>
          <table:table-cell table:formula="of:=[.V147]/41" office:value-type="float" office:value="0.0737829268292683" calcext:value-type="float">
            <text:p>0.0737829268292683</text:p>
          </table:table-cell>
          <table:table-cell table:formula="of:=[.W147]/41" office:value-type="float" office:value="0" calcext:value-type="float">
            <text:p>0</text:p>
          </table:table-cell>
          <table:table-cell table:formula="of:=[.X147]/41" office:value-type="float" office:value="0" calcext:value-type="float">
            <text:p>0</text:p>
          </table:table-cell>
          <table:table-cell table:formula="of:=[.Y147]/41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formula="of:=[.C148]/41" office:value-type="float" office:value="2439.0243902439" calcext:value-type="float">
            <text:p>2439.0243902439</text:p>
          </table:table-cell>
          <table:table-cell table:formula="of:=[.D148]/41" office:value-type="float" office:value="2439.0243902439" calcext:value-type="float">
            <text:p>2439.0243902439</text:p>
          </table:table-cell>
          <table:table-cell table:formula="of:=[.E148]/41" office:value-type="float" office:value="2439.0243902439" calcext:value-type="float">
            <text:p>2439.0243902439</text:p>
          </table:table-cell>
          <table:table-cell table:formula="of:=[.F148]/41" office:value-type="float" office:value="2439.0243902439" calcext:value-type="float">
            <text:p>2439.0243902439</text:p>
          </table:table-cell>
          <table:table-cell table:formula="of:=[.G148]/41" office:value-type="float" office:value="2439.0243902439" calcext:value-type="float">
            <text:p>2439.0243902439</text:p>
          </table:table-cell>
          <table:table-cell table:formula="of:=[.H148]/41" office:value-type="float" office:value="2439.0243902439" calcext:value-type="float">
            <text:p>2439.0243902439</text:p>
          </table:table-cell>
          <table:table-cell table:formula="of:=[.I148]/41" office:value-type="float" office:value="2439.0243902439" calcext:value-type="float">
            <text:p>2439.0243902439</text:p>
          </table:table-cell>
          <table:table-cell table:formula="of:=[.J148]/41" office:value-type="float" office:value="2439.0243902439" calcext:value-type="float">
            <text:p>2439.0243902439</text:p>
          </table:table-cell>
          <table:table-cell table:formula="of:=[.K148]/41" office:value-type="float" office:value="2439.0243902439" calcext:value-type="float">
            <text:p>2439.0243902439</text:p>
          </table:table-cell>
          <table:table-cell table:formula="of:=[.L148]/41" office:value-type="float" office:value="2439.0243902439" calcext:value-type="float">
            <text:p>2439.0243902439</text:p>
          </table:table-cell>
          <table:table-cell table:formula="of:=[.M148]/41" office:value-type="float" office:value="0.336919512195122" calcext:value-type="float">
            <text:p>0.336919512195122</text:p>
          </table:table-cell>
          <table:table-cell table:formula="of:=[.N148]/41" office:value-type="float" office:value="0.234465853658537" calcext:value-type="float">
            <text:p>0.234465853658537</text:p>
          </table:table-cell>
          <table:table-cell table:formula="of:=[.O148]/41" office:value-type="float" office:value="0.4596" calcext:value-type="float">
            <text:p>0.4596</text:p>
          </table:table-cell>
          <table:table-cell table:formula="of:=[.P148]/41" office:value-type="float" office:value="0.549365853658537" calcext:value-type="float">
            <text:p>0.549365853658537</text:p>
          </table:table-cell>
          <table:table-cell table:formula="of:=[.Q148]/41" office:value-type="float" office:value="0.075790243902439" calcext:value-type="float">
            <text:p>0.075790243902439</text:p>
          </table:table-cell>
          <table:table-cell table:formula="of:=[.R148]/41" office:value-type="float" office:value="0.249036585365854" calcext:value-type="float">
            <text:p>0.249036585365854</text:p>
          </table:table-cell>
          <table:table-cell table:formula="of:=[.S148]/41" office:value-type="float" office:value="0.168975609756098" calcext:value-type="float">
            <text:p>0.168975609756098</text:p>
          </table:table-cell>
          <table:table-cell table:formula="of:=[.T148]/41" office:value-type="float" office:value="0.336341463414634" calcext:value-type="float">
            <text:p>0.336341463414634</text:p>
          </table:table-cell>
          <table:table-cell table:formula="of:=[.U148]/41" office:value-type="float" office:value="0.445812195121951" calcext:value-type="float">
            <text:p>0.445812195121951</text:p>
          </table:table-cell>
          <table:table-cell table:formula="of:=[.V148]/41" office:value-type="float" office:value="0.107004878048781" calcext:value-type="float">
            <text:p>0.107004878048781</text:p>
          </table:table-cell>
          <table:table-cell table:formula="of:=[.W148]/41" office:value-type="float" office:value="0" calcext:value-type="float">
            <text:p>0</text:p>
          </table:table-cell>
          <table:table-cell table:formula="of:=[.X148]/41" office:value-type="float" office:value="0" calcext:value-type="float">
            <text:p>0</text:p>
          </table:table-cell>
          <table:table-cell table:formula="of:=[.Y148]/41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formula="of:=[.C149]/41" office:value-type="float" office:value="0.427763414634146" calcext:value-type="float">
            <text:p>0.427763414634146</text:p>
          </table:table-cell>
          <table:table-cell table:formula="of:=[.D149]/41" office:value-type="float" office:value="0.369609756097561" calcext:value-type="float">
            <text:p>0.369609756097561</text:p>
          </table:table-cell>
          <table:table-cell table:formula="of:=[.E149]/41" office:value-type="float" office:value="0.108180487804878" calcext:value-type="float">
            <text:p>0.108180487804878</text:p>
          </table:table-cell>
          <table:table-cell table:formula="of:=[.F149]/41" office:value-type="float" office:value="2439.0243902439" calcext:value-type="float">
            <text:p>2439.0243902439</text:p>
          </table:table-cell>
          <table:table-cell table:formula="of:=[.G149]/41" office:value-type="float" office:value="2439.0243902439" calcext:value-type="float">
            <text:p>2439.0243902439</text:p>
          </table:table-cell>
          <table:table-cell table:formula="of:=[.H149]/41" office:value-type="float" office:value="2439.0243902439" calcext:value-type="float">
            <text:p>2439.0243902439</text:p>
          </table:table-cell>
          <table:table-cell table:formula="of:=[.I149]/41" office:value-type="float" office:value="2439.0243902439" calcext:value-type="float">
            <text:p>2439.0243902439</text:p>
          </table:table-cell>
          <table:table-cell table:formula="of:=[.J149]/41" office:value-type="float" office:value="2439.0243902439" calcext:value-type="float">
            <text:p>2439.0243902439</text:p>
          </table:table-cell>
          <table:table-cell table:formula="of:=[.K149]/41" office:value-type="float" office:value="2439.0243902439" calcext:value-type="float">
            <text:p>2439.0243902439</text:p>
          </table:table-cell>
          <table:table-cell table:formula="of:=[.L149]/41" office:value-type="float" office:value="2439.0243902439" calcext:value-type="float">
            <text:p>2439.0243902439</text:p>
          </table:table-cell>
          <table:table-cell table:formula="of:=[.M149]/41" office:value-type="float" office:value="0.488419512195122" calcext:value-type="float">
            <text:p>0.488419512195122</text:p>
          </table:table-cell>
          <table:table-cell table:formula="of:=[.N149]/41" office:value-type="float" office:value="0.0461414634146342" calcext:value-type="float">
            <text:p>0.0461414634146342</text:p>
          </table:table-cell>
          <table:table-cell table:formula="of:=[.O149]/41" office:value-type="float" office:value="0.277843902439024" calcext:value-type="float">
            <text:p>0.277843902439024</text:p>
          </table:table-cell>
          <table:table-cell table:formula="of:=[.P149]/41" office:value-type="float" office:value="0.561763414634146" calcext:value-type="float">
            <text:p>0.561763414634146</text:p>
          </table:table-cell>
          <table:table-cell table:formula="of:=[.Q149]/41" office:value-type="float" office:value="0.223036585365854" calcext:value-type="float">
            <text:p>0.223036585365854</text:p>
          </table:table-cell>
          <table:table-cell table:formula="of:=[.R149]/41" office:value-type="float" office:value="0.406431707317073" calcext:value-type="float">
            <text:p>0.406431707317073</text:p>
          </table:table-cell>
          <table:table-cell table:formula="of:=[.S149]/41" office:value-type="float" office:value="0.0922487804878049" calcext:value-type="float">
            <text:p>0.0922487804878049</text:p>
          </table:table-cell>
          <table:table-cell table:formula="of:=[.T149]/41" office:value-type="float" office:value="0.197465853658537" calcext:value-type="float">
            <text:p>0.197465853658537</text:p>
          </table:table-cell>
          <table:table-cell table:formula="of:=[.U149]/41" office:value-type="float" office:value="0.466785365853659" calcext:value-type="float">
            <text:p>0.466785365853659</text:p>
          </table:table-cell>
          <table:table-cell table:formula="of:=[.V149]/41" office:value-type="float" office:value="0.21410243902439" calcext:value-type="float">
            <text:p>0.21410243902439</text:p>
          </table:table-cell>
          <table:table-cell table:formula="of:=[.W149]/41" office:value-type="float" office:value="0" calcext:value-type="float">
            <text:p>0</text:p>
          </table:table-cell>
          <table:table-cell table:formula="of:=[.X149]/41" office:value-type="float" office:value="0" calcext:value-type="float">
            <text:p>0</text:p>
          </table:table-cell>
          <table:table-cell table:formula="of:=[.Y149]/41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formula="of:=[.C150]/41" office:value-type="float" office:value="0.416790243902439" calcext:value-type="float">
            <text:p>0.416790243902439</text:p>
          </table:table-cell>
          <table:table-cell table:formula="of:=[.D150]/41" office:value-type="float" office:value="0.452373170731707" calcext:value-type="float">
            <text:p>0.452373170731707</text:p>
          </table:table-cell>
          <table:table-cell table:formula="of:=[.E150]/41" office:value-type="float" office:value="0.249012195121951" calcext:value-type="float">
            <text:p>0.249012195121951</text:p>
          </table:table-cell>
          <table:table-cell table:formula="of:=[.F150]/41" office:value-type="float" office:value="0.118987804878049" calcext:value-type="float">
            <text:p>0.118987804878049</text:p>
          </table:table-cell>
          <table:table-cell table:formula="of:=[.G150]/41" office:value-type="float" office:value="2439.0243902439" calcext:value-type="float">
            <text:p>2439.0243902439</text:p>
          </table:table-cell>
          <table:table-cell table:formula="of:=[.H150]/41" office:value-type="float" office:value="2439.0243902439" calcext:value-type="float">
            <text:p>2439.0243902439</text:p>
          </table:table-cell>
          <table:table-cell table:formula="of:=[.I150]/41" office:value-type="float" office:value="2439.0243902439" calcext:value-type="float">
            <text:p>2439.0243902439</text:p>
          </table:table-cell>
          <table:table-cell table:formula="of:=[.J150]/41" office:value-type="float" office:value="2439.0243902439" calcext:value-type="float">
            <text:p>2439.0243902439</text:p>
          </table:table-cell>
          <table:table-cell table:formula="of:=[.K150]/41" office:value-type="float" office:value="2439.0243902439" calcext:value-type="float">
            <text:p>2439.0243902439</text:p>
          </table:table-cell>
          <table:table-cell table:formula="of:=[.L150]/41" office:value-type="float" office:value="2439.0243902439" calcext:value-type="float">
            <text:p>2439.0243902439</text:p>
          </table:table-cell>
          <table:table-cell table:formula="of:=[.M150]/41" office:value-type="float" office:value="0.577943902439024" calcext:value-type="float">
            <text:p>0.577943902439024</text:p>
          </table:table-cell>
          <table:table-cell table:formula="of:=[.N150]/41" office:value-type="float" office:value="0.125958536585366" calcext:value-type="float">
            <text:p>0.125958536585366</text:p>
          </table:table-cell>
          <table:table-cell table:formula="of:=[.O150]/41" office:value-type="float" office:value="0.12889756097561" calcext:value-type="float">
            <text:p>0.12889756097561</text:p>
          </table:table-cell>
          <table:table-cell table:formula="of:=[.P150]/41" office:value-type="float" office:value="0.525504878048781" calcext:value-type="float">
            <text:p>0.525504878048781</text:p>
          </table:table-cell>
          <table:table-cell table:formula="of:=[.Q150]/41" office:value-type="float" office:value="0.344339024390244" calcext:value-type="float">
            <text:p>0.344339024390244</text:p>
          </table:table-cell>
          <table:table-cell table:formula="of:=[.R150]/41" office:value-type="float" office:value="0.507331707317073" calcext:value-type="float">
            <text:p>0.507331707317073</text:p>
          </table:table-cell>
          <table:table-cell table:formula="of:=[.S150]/41" office:value-type="float" office:value="0.246158536585366" calcext:value-type="float">
            <text:p>0.246158536585366</text:p>
          </table:table-cell>
          <table:table-cell table:formula="of:=[.T150]/41" office:value-type="float" office:value="0.0826829268292683" calcext:value-type="float">
            <text:p>0.0826829268292683</text:p>
          </table:table-cell>
          <table:table-cell table:formula="of:=[.U150]/41" office:value-type="float" office:value="0.448412195121951" calcext:value-type="float">
            <text:p>0.448412195121951</text:p>
          </table:table-cell>
          <table:table-cell table:formula="of:=[.V150]/41" office:value-type="float" office:value="0.318641463414634" calcext:value-type="float">
            <text:p>0.318641463414634</text:p>
          </table:table-cell>
          <table:table-cell table:formula="of:=[.W150]/41" office:value-type="float" office:value="0" calcext:value-type="float">
            <text:p>0</text:p>
          </table:table-cell>
          <table:table-cell table:formula="of:=[.X150]/41" office:value-type="float" office:value="0" calcext:value-type="float">
            <text:p>0</text:p>
          </table:table-cell>
          <table:table-cell table:formula="of:=[.Y150]/41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formula="of:=[.C151]/41" office:value-type="float" office:value="0.325429268292683" calcext:value-type="float">
            <text:p>0.325429268292683</text:p>
          </table:table-cell>
          <table:table-cell table:formula="of:=[.D151]/41" office:value-type="float" office:value="0.125660975609756" calcext:value-type="float">
            <text:p>0.125660975609756</text:p>
          </table:table-cell>
          <table:table-cell table:formula="of:=[.E151]/41" office:value-type="float" office:value="0.386887804878049" calcext:value-type="float">
            <text:p>0.386887804878049</text:p>
          </table:table-cell>
          <table:table-cell table:formula="of:=[.F151]/41" office:value-type="float" office:value="0.466809756097561" calcext:value-type="float">
            <text:p>0.466809756097561</text:p>
          </table:table-cell>
          <table:table-cell table:formula="of:=[.G151]/41" office:value-type="float" office:value="0.434312195121951" calcext:value-type="float">
            <text:p>0.434312195121951</text:p>
          </table:table-cell>
          <table:table-cell table:formula="of:=[.H151]/41" office:value-type="float" office:value="2439.0243902439" calcext:value-type="float">
            <text:p>2439.0243902439</text:p>
          </table:table-cell>
          <table:table-cell table:formula="of:=[.I151]/41" office:value-type="float" office:value="2439.0243902439" calcext:value-type="float">
            <text:p>2439.0243902439</text:p>
          </table:table-cell>
          <table:table-cell table:formula="of:=[.J151]/41" office:value-type="float" office:value="2439.0243902439" calcext:value-type="float">
            <text:p>2439.0243902439</text:p>
          </table:table-cell>
          <table:table-cell table:formula="of:=[.K151]/41" office:value-type="float" office:value="2439.0243902439" calcext:value-type="float">
            <text:p>2439.0243902439</text:p>
          </table:table-cell>
          <table:table-cell table:formula="of:=[.L151]/41" office:value-type="float" office:value="2439.0243902439" calcext:value-type="float">
            <text:p>2439.0243902439</text:p>
          </table:table-cell>
          <table:table-cell table:formula="of:=[.M151]/41" office:value-type="float" office:value="2439.0243902439" calcext:value-type="float">
            <text:p>2439.0243902439</text:p>
          </table:table-cell>
          <table:table-cell table:formula="of:=[.N151]/41" office:value-type="float" office:value="2439.0243902439" calcext:value-type="float">
            <text:p>2439.0243902439</text:p>
          </table:table-cell>
          <table:table-cell table:formula="of:=[.O151]/41" office:value-type="float" office:value="2439.0243902439" calcext:value-type="float">
            <text:p>2439.0243902439</text:p>
          </table:table-cell>
          <table:table-cell table:formula="of:=[.P151]/41" office:value-type="float" office:value="2439.0243902439" calcext:value-type="float">
            <text:p>2439.0243902439</text:p>
          </table:table-cell>
          <table:table-cell table:formula="of:=[.Q151]/41" office:value-type="float" office:value="2439.0243902439" calcext:value-type="float">
            <text:p>2439.0243902439</text:p>
          </table:table-cell>
          <table:table-cell table:formula="of:=[.R151]/41" office:value-type="float" office:value="2439.0243902439" calcext:value-type="float">
            <text:p>2439.0243902439</text:p>
          </table:table-cell>
          <table:table-cell table:formula="of:=[.S151]/41" office:value-type="float" office:value="2439.0243902439" calcext:value-type="float">
            <text:p>2439.0243902439</text:p>
          </table:table-cell>
          <table:table-cell table:formula="of:=[.T151]/41" office:value-type="float" office:value="2439.0243902439" calcext:value-type="float">
            <text:p>2439.0243902439</text:p>
          </table:table-cell>
          <table:table-cell table:formula="of:=[.U151]/41" office:value-type="float" office:value="2439.0243902439" calcext:value-type="float">
            <text:p>2439.0243902439</text:p>
          </table:table-cell>
          <table:table-cell table:formula="of:=[.V151]/41" office:value-type="float" office:value="2439.0243902439" calcext:value-type="float">
            <text:p>2439.0243902439</text:p>
          </table:table-cell>
          <table:table-cell table:formula="of:=[.W151]/41" office:value-type="float" office:value="2439.0243902439" calcext:value-type="float">
            <text:p>2439.0243902439</text:p>
          </table:table-cell>
          <table:table-cell table:formula="of:=[.X151]/41" office:value-type="float" office:value="2439.0243902439" calcext:value-type="float">
            <text:p>2439.0243902439</text:p>
          </table:table-cell>
          <table:table-cell table:formula="of:=[.Y151]/41" office:value-type="float" office:value="2439.0243902439" calcext:value-type="float">
            <text:p>2439.0243902439</text:p>
          </table:table-cell>
          <table:table-cell table:number-columns-repeated="2"/>
          <table:table-cell table:style-name="ce84" table:number-columns-repeated="6"/>
          <table:table-cell table:number-columns-repeated="8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formula="of:=[.C152]/41" office:value-type="float" office:value="0.445251219512195" calcext:value-type="float">
            <text:p>0.445251219512195</text:p>
          </table:table-cell>
          <table:table-cell table:formula="of:=[.D152]/41" office:value-type="float" office:value="0.408207317073171" calcext:value-type="float">
            <text:p>0.408207317073171</text:p>
          </table:table-cell>
          <table:table-cell table:formula="of:=[.E152]/41" office:value-type="float" office:value="0.153643902439024" calcext:value-type="float">
            <text:p>0.153643902439024</text:p>
          </table:table-cell>
          <table:table-cell table:formula="of:=[.F152]/41" office:value-type="float" office:value="0.0890975609756097" calcext:value-type="float">
            <text:p>0.0890975609756097</text:p>
          </table:table-cell>
          <table:table-cell table:formula="of:=[.G152]/41" office:value-type="float" office:value="0.147560975609756" calcext:value-type="float">
            <text:p>0.147560975609756</text:p>
          </table:table-cell>
          <table:table-cell table:formula="of:=[.H152]/41" office:value-type="float" office:value="2439.0243902439" calcext:value-type="float">
            <text:p>2439.0243902439</text:p>
          </table:table-cell>
          <table:table-cell table:formula="of:=[.I152]/41" office:value-type="float" office:value="2439.0243902439" calcext:value-type="float">
            <text:p>2439.0243902439</text:p>
          </table:table-cell>
          <table:table-cell table:formula="of:=[.J152]/41" office:value-type="float" office:value="2439.0243902439" calcext:value-type="float">
            <text:p>2439.0243902439</text:p>
          </table:table-cell>
          <table:table-cell table:formula="of:=[.K152]/41" office:value-type="float" office:value="2439.0243902439" calcext:value-type="float">
            <text:p>2439.0243902439</text:p>
          </table:table-cell>
          <table:table-cell table:formula="of:=[.L152]/41" office:value-type="float" office:value="2439.0243902439" calcext:value-type="float">
            <text:p>2439.0243902439</text:p>
          </table:table-cell>
          <table:table-cell table:formula="of:=[.M152]/41" office:value-type="float" office:value="2439.0243902439" calcext:value-type="float">
            <text:p>2439.0243902439</text:p>
          </table:table-cell>
          <table:table-cell table:formula="of:=[.N152]/41" office:value-type="float" office:value="2439.0243902439" calcext:value-type="float">
            <text:p>2439.0243902439</text:p>
          </table:table-cell>
          <table:table-cell table:formula="of:=[.O152]/41" office:value-type="float" office:value="2439.0243902439" calcext:value-type="float">
            <text:p>2439.0243902439</text:p>
          </table:table-cell>
          <table:table-cell table:formula="of:=[.P152]/41" office:value-type="float" office:value="2439.0243902439" calcext:value-type="float">
            <text:p>2439.0243902439</text:p>
          </table:table-cell>
          <table:table-cell table:formula="of:=[.Q152]/41" office:value-type="float" office:value="2439.0243902439" calcext:value-type="float">
            <text:p>2439.0243902439</text:p>
          </table:table-cell>
          <table:table-cell table:formula="of:=[.R152]/41" office:value-type="float" office:value="2439.0243902439" calcext:value-type="float">
            <text:p>2439.0243902439</text:p>
          </table:table-cell>
          <table:table-cell table:formula="of:=[.S152]/41" office:value-type="float" office:value="2439.0243902439" calcext:value-type="float">
            <text:p>2439.0243902439</text:p>
          </table:table-cell>
          <table:table-cell table:formula="of:=[.T152]/41" office:value-type="float" office:value="2439.0243902439" calcext:value-type="float">
            <text:p>2439.0243902439</text:p>
          </table:table-cell>
          <table:table-cell table:formula="of:=[.U152]/41" office:value-type="float" office:value="2439.0243902439" calcext:value-type="float">
            <text:p>2439.0243902439</text:p>
          </table:table-cell>
          <table:table-cell table:formula="of:=[.V152]/41" office:value-type="float" office:value="2439.0243902439" calcext:value-type="float">
            <text:p>2439.0243902439</text:p>
          </table:table-cell>
          <table:table-cell table:formula="of:=[.W152]/41" office:value-type="float" office:value="2439.0243902439" calcext:value-type="float">
            <text:p>2439.0243902439</text:p>
          </table:table-cell>
          <table:table-cell table:formula="of:=[.X152]/41" office:value-type="float" office:value="2439.0243902439" calcext:value-type="float">
            <text:p>2439.0243902439</text:p>
          </table:table-cell>
          <table:table-cell table:formula="of:=[.Y152]/41" office:value-type="float" office:value="2439.0243902439" calcext:value-type="float">
            <text:p>2439.0243902439</text:p>
          </table:table-cell>
          <table:table-cell table:number-columns-repeated="4"/>
          <table:table-cell table:style-name="ce75" office:value-type="string" calcext:value-type="string">
            <text:p>order of service: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formula="of:=[.C153]/41" office:value-type="float" office:value="0.510792682926829" calcext:value-type="float">
            <text:p>0.510792682926829</text:p>
          </table:table-cell>
          <table:table-cell table:formula="of:=[.D153]/41" office:value-type="float" office:value="0.577378048780488" calcext:value-type="float">
            <text:p>0.577378048780488</text:p>
          </table:table-cell>
          <table:table-cell table:formula="of:=[.E153]/41" office:value-type="float" office:value="0.374736585365854" calcext:value-type="float">
            <text:p>0.374736585365854</text:p>
          </table:table-cell>
          <table:table-cell table:formula="of:=[.F153]/41" office:value-type="float" office:value="0.247787804878049" calcext:value-type="float">
            <text:p>0.247787804878049</text:p>
          </table:table-cell>
          <table:table-cell table:formula="of:=[.G153]/41" office:value-type="float" office:value="0.268995121951219" calcext:value-type="float">
            <text:p>0.268995121951219</text:p>
          </table:table-cell>
          <table:table-cell table:formula="of:=[.H153]/41" office:value-type="float" office:value="2439.0243902439" calcext:value-type="float">
            <text:p>2439.0243902439</text:p>
          </table:table-cell>
          <table:table-cell table:formula="of:=[.I153]/41" office:value-type="float" office:value="2439.0243902439" calcext:value-type="float">
            <text:p>2439.0243902439</text:p>
          </table:table-cell>
          <table:table-cell table:formula="of:=[.J153]/41" office:value-type="float" office:value="2439.0243902439" calcext:value-type="float">
            <text:p>2439.0243902439</text:p>
          </table:table-cell>
          <table:table-cell table:formula="of:=[.K153]/41" office:value-type="float" office:value="2439.0243902439" calcext:value-type="float">
            <text:p>2439.0243902439</text:p>
          </table:table-cell>
          <table:table-cell table:formula="of:=[.L153]/41" office:value-type="float" office:value="2439.0243902439" calcext:value-type="float">
            <text:p>2439.0243902439</text:p>
          </table:table-cell>
          <table:table-cell table:formula="of:=[.M153]/41" office:value-type="float" office:value="2439.0243902439" calcext:value-type="float">
            <text:p>2439.0243902439</text:p>
          </table:table-cell>
          <table:table-cell table:formula="of:=[.N153]/41" office:value-type="float" office:value="2439.0243902439" calcext:value-type="float">
            <text:p>2439.0243902439</text:p>
          </table:table-cell>
          <table:table-cell table:formula="of:=[.O153]/41" office:value-type="float" office:value="2439.0243902439" calcext:value-type="float">
            <text:p>2439.0243902439</text:p>
          </table:table-cell>
          <table:table-cell table:formula="of:=[.P153]/41" office:value-type="float" office:value="2439.0243902439" calcext:value-type="float">
            <text:p>2439.0243902439</text:p>
          </table:table-cell>
          <table:table-cell table:formula="of:=[.Q153]/41" office:value-type="float" office:value="2439.0243902439" calcext:value-type="float">
            <text:p>2439.0243902439</text:p>
          </table:table-cell>
          <table:table-cell table:formula="of:=[.R153]/41" office:value-type="float" office:value="2439.0243902439" calcext:value-type="float">
            <text:p>2439.0243902439</text:p>
          </table:table-cell>
          <table:table-cell table:formula="of:=[.S153]/41" office:value-type="float" office:value="2439.0243902439" calcext:value-type="float">
            <text:p>2439.0243902439</text:p>
          </table:table-cell>
          <table:table-cell table:formula="of:=[.T153]/41" office:value-type="float" office:value="2439.0243902439" calcext:value-type="float">
            <text:p>2439.0243902439</text:p>
          </table:table-cell>
          <table:table-cell table:formula="of:=[.U153]/41" office:value-type="float" office:value="2439.0243902439" calcext:value-type="float">
            <text:p>2439.0243902439</text:p>
          </table:table-cell>
          <table:table-cell table:formula="of:=[.V153]/41" office:value-type="float" office:value="2439.0243902439" calcext:value-type="float">
            <text:p>2439.0243902439</text:p>
          </table:table-cell>
          <table:table-cell table:formula="of:=[.W153]/41" office:value-type="float" office:value="2439.0243902439" calcext:value-type="float">
            <text:p>2439.0243902439</text:p>
          </table:table-cell>
          <table:table-cell table:formula="of:=[.X153]/41" office:value-type="float" office:value="2439.0243902439" calcext:value-type="float">
            <text:p>2439.0243902439</text:p>
          </table:table-cell>
          <table:table-cell table:formula="of:=[.Y153]/41" office:value-type="float" office:value="2439.0243902439" calcext:value-type="float">
            <text:p>2439.0243902439</text:p>
          </table:table-cell>
          <table:table-cell table:number-columns-repeated="4"/>
          <table:table-cell table:style-name="ce75" office:value-type="string" calcext:value-type="string">
            <text:p>4-3-1-0-2</text:p>
          </table:table-cell>
          <table:table-cell/>
          <table:table-cell table:formula="of:=[.AC188]-[.C205]-[.AF173]-[.O215]" office:value-type="float" office:value="18.0640057243902" calcext:value-type="float">
            <text:p>18.0640057243902</text:p>
          </table:table-cell>
          <table:table-cell table:formula="of:=[.AC188]+[.AF173]+[.H193]+[.AF173]+[.T198]+[.AF173]" office:value-type="float" office:value="19.7555828268293" calcext:value-type="float">
            <text:p>19.7555828268293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formula="of:=[.C154]/41" office:value-type="float" office:value="0.144573170731707" calcext:value-type="float">
            <text:p>0.144573170731707</text:p>
          </table:table-cell>
          <table:table-cell table:formula="of:=[.D154]/41" office:value-type="float" office:value="0.377453658536585" calcext:value-type="float">
            <text:p>0.377453658536585</text:p>
          </table:table-cell>
          <table:table-cell table:formula="of:=[.E154]/41" office:value-type="float" office:value="0.525580487804878" calcext:value-type="float">
            <text:p>0.525580487804878</text:p>
          </table:table-cell>
          <table:table-cell table:formula="of:=[.F154]/41" office:value-type="float" office:value="0.485036585365854" calcext:value-type="float">
            <text:p>0.485036585365854</text:p>
          </table:table-cell>
          <table:table-cell table:formula="of:=[.G154]/41" office:value-type="float" office:value="0.42649756097561" calcext:value-type="float">
            <text:p>0.42649756097561</text:p>
          </table:table-cell>
          <table:table-cell table:formula="of:=[.H154]/41" office:value-type="float" office:value="2439.0243902439" calcext:value-type="float">
            <text:p>2439.0243902439</text:p>
          </table:table-cell>
          <table:table-cell table:formula="of:=[.I154]/41" office:value-type="float" office:value="2439.0243902439" calcext:value-type="float">
            <text:p>2439.0243902439</text:p>
          </table:table-cell>
          <table:table-cell table:formula="of:=[.J154]/41" office:value-type="float" office:value="2439.0243902439" calcext:value-type="float">
            <text:p>2439.0243902439</text:p>
          </table:table-cell>
          <table:table-cell table:formula="of:=[.K154]/41" office:value-type="float" office:value="2439.0243902439" calcext:value-type="float">
            <text:p>2439.0243902439</text:p>
          </table:table-cell>
          <table:table-cell table:formula="of:=[.L154]/41" office:value-type="float" office:value="2439.0243902439" calcext:value-type="float">
            <text:p>2439.0243902439</text:p>
          </table:table-cell>
          <table:table-cell table:formula="of:=[.M154]/41" office:value-type="float" office:value="2439.0243902439" calcext:value-type="float">
            <text:p>2439.0243902439</text:p>
          </table:table-cell>
          <table:table-cell table:formula="of:=[.N154]/41" office:value-type="float" office:value="2439.0243902439" calcext:value-type="float">
            <text:p>2439.0243902439</text:p>
          </table:table-cell>
          <table:table-cell table:formula="of:=[.O154]/41" office:value-type="float" office:value="2439.0243902439" calcext:value-type="float">
            <text:p>2439.0243902439</text:p>
          </table:table-cell>
          <table:table-cell table:formula="of:=[.P154]/41" office:value-type="float" office:value="2439.0243902439" calcext:value-type="float">
            <text:p>2439.0243902439</text:p>
          </table:table-cell>
          <table:table-cell table:formula="of:=[.Q154]/41" office:value-type="float" office:value="2439.0243902439" calcext:value-type="float">
            <text:p>2439.0243902439</text:p>
          </table:table-cell>
          <table:table-cell table:formula="of:=[.R154]/41" office:value-type="float" office:value="2439.0243902439" calcext:value-type="float">
            <text:p>2439.0243902439</text:p>
          </table:table-cell>
          <table:table-cell table:formula="of:=[.S154]/41" office:value-type="float" office:value="2439.0243902439" calcext:value-type="float">
            <text:p>2439.0243902439</text:p>
          </table:table-cell>
          <table:table-cell table:formula="of:=[.T154]/41" office:value-type="float" office:value="2439.0243902439" calcext:value-type="float">
            <text:p>2439.0243902439</text:p>
          </table:table-cell>
          <table:table-cell table:formula="of:=[.U154]/41" office:value-type="float" office:value="2439.0243902439" calcext:value-type="float">
            <text:p>2439.0243902439</text:p>
          </table:table-cell>
          <table:table-cell table:formula="of:=[.V154]/41" office:value-type="float" office:value="2439.0243902439" calcext:value-type="float">
            <text:p>2439.0243902439</text:p>
          </table:table-cell>
          <table:table-cell table:formula="of:=[.W154]/41" office:value-type="float" office:value="2439.0243902439" calcext:value-type="float">
            <text:p>2439.0243902439</text:p>
          </table:table-cell>
          <table:table-cell table:formula="of:=[.X154]/41" office:value-type="float" office:value="2439.0243902439" calcext:value-type="float">
            <text:p>2439.0243902439</text:p>
          </table:table-cell>
          <table:table-cell table:formula="of:=[.Y154]/41" office:value-type="float" office:value="2439.0243902439" calcext:value-type="float">
            <text:p>2439.0243902439</text:p>
          </table:table-cell>
          <table:table-cell table:number-columns-repeated="7"/>
          <table:table-cell table:formula="of:=[.AG205]-[.AF205]" office:value-type="float" office:value="1.69157710243903" calcext:value-type="float">
            <text:p>1.69157710243903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formula="of:=[.C155]/41" office:value-type="float" office:value="0.336680487804878" calcext:value-type="float">
            <text:p>0.336680487804878</text:p>
          </table:table-cell>
          <table:table-cell table:formula="of:=[.D155]/41" office:value-type="float" office:value="0.166592682926829" calcext:value-type="float">
            <text:p>0.166592682926829</text:p>
          </table:table-cell>
          <table:table-cell table:formula="of:=[.E155]/41" office:value-type="float" office:value="0.116658536585366" calcext:value-type="float">
            <text:p>0.116658536585366</text:p>
          </table:table-cell>
          <table:table-cell table:formula="of:=[.F155]/41" office:value-type="float" office:value="0.225365853658537" calcext:value-type="float">
            <text:p>0.225365853658537</text:p>
          </table:table-cell>
          <table:table-cell table:formula="of:=[.G155]/41" office:value-type="float" office:value="0.218182926829268" calcext:value-type="float">
            <text:p>0.218182926829268</text:p>
          </table:table-cell>
          <table:table-cell table:formula="of:=[.H155]/41" office:value-type="float" office:value="2439.0243902439" calcext:value-type="float">
            <text:p>2439.0243902439</text:p>
          </table:table-cell>
          <table:table-cell table:formula="of:=[.I155]/41" office:value-type="float" office:value="2439.0243902439" calcext:value-type="float">
            <text:p>2439.0243902439</text:p>
          </table:table-cell>
          <table:table-cell table:formula="of:=[.J155]/41" office:value-type="float" office:value="2439.0243902439" calcext:value-type="float">
            <text:p>2439.0243902439</text:p>
          </table:table-cell>
          <table:table-cell table:formula="of:=[.K155]/41" office:value-type="float" office:value="2439.0243902439" calcext:value-type="float">
            <text:p>2439.0243902439</text:p>
          </table:table-cell>
          <table:table-cell table:formula="of:=[.L155]/41" office:value-type="float" office:value="2439.0243902439" calcext:value-type="float">
            <text:p>2439.0243902439</text:p>
          </table:table-cell>
          <table:table-cell table:formula="of:=[.M155]/41" office:value-type="float" office:value="2439.0243902439" calcext:value-type="float">
            <text:p>2439.0243902439</text:p>
          </table:table-cell>
          <table:table-cell table:formula="of:=[.N155]/41" office:value-type="float" office:value="2439.0243902439" calcext:value-type="float">
            <text:p>2439.0243902439</text:p>
          </table:table-cell>
          <table:table-cell table:formula="of:=[.O155]/41" office:value-type="float" office:value="2439.0243902439" calcext:value-type="float">
            <text:p>2439.0243902439</text:p>
          </table:table-cell>
          <table:table-cell table:formula="of:=[.P155]/41" office:value-type="float" office:value="2439.0243902439" calcext:value-type="float">
            <text:p>2439.0243902439</text:p>
          </table:table-cell>
          <table:table-cell table:formula="of:=[.Q155]/41" office:value-type="float" office:value="2439.0243902439" calcext:value-type="float">
            <text:p>2439.0243902439</text:p>
          </table:table-cell>
          <table:table-cell table:formula="of:=[.R155]/41" office:value-type="float" office:value="2439.0243902439" calcext:value-type="float">
            <text:p>2439.0243902439</text:p>
          </table:table-cell>
          <table:table-cell table:formula="of:=[.S155]/41" office:value-type="float" office:value="2439.0243902439" calcext:value-type="float">
            <text:p>2439.0243902439</text:p>
          </table:table-cell>
          <table:table-cell table:formula="of:=[.T155]/41" office:value-type="float" office:value="2439.0243902439" calcext:value-type="float">
            <text:p>2439.0243902439</text:p>
          </table:table-cell>
          <table:table-cell table:formula="of:=[.U155]/41" office:value-type="float" office:value="2439.0243902439" calcext:value-type="float">
            <text:p>2439.0243902439</text:p>
          </table:table-cell>
          <table:table-cell table:formula="of:=[.V155]/41" office:value-type="float" office:value="2439.0243902439" calcext:value-type="float">
            <text:p>2439.0243902439</text:p>
          </table:table-cell>
          <table:table-cell table:formula="of:=[.W155]/41" office:value-type="float" office:value="2439.0243902439" calcext:value-type="float">
            <text:p>2439.0243902439</text:p>
          </table:table-cell>
          <table:table-cell table:formula="of:=[.X155]/41" office:value-type="float" office:value="2439.0243902439" calcext:value-type="float">
            <text:p>2439.0243902439</text:p>
          </table:table-cell>
          <table:table-cell table:formula="of:=[.Y155]/41" office:value-type="float" office:value="2439.0243902439" calcext:value-type="float">
            <text:p>2439.0243902439</text:p>
          </table:table-cell>
          <table:table-cell table:number-columns-repeated="2"/>
          <table:table-cell office:value-type="float" office:value="7.76917" calcext:value-type="float">
            <text:p>7.76917</text:p>
          </table:table-cell>
          <table:table-cell table:formula="of:=[.AC190]-[.AF173]-[.E203]-[.AF173]-[.M213]" office:value-type="float" office:value="18.6247358390244" calcext:value-type="float">
            <text:p>18.6247358390244</text:p>
          </table:table-cell>
          <table:table-cell table:number-columns-repeated="12"/>
        </table:table-row>
        <table:table-row table:style-name="ro1">
          <table:table-cell/>
          <table:table-cell table:style-name="ce78" office:value-type="float" office:value="15" calcext:value-type="float">
            <text:p>15</text:p>
          </table:table-cell>
          <table:table-cell table:formula="of:=[.C156]/41" office:value-type="float" office:value="0.320514634146341" calcext:value-type="float">
            <text:p>0.320514634146341</text:p>
          </table:table-cell>
          <table:table-cell table:formula="of:=[.D156]/41" office:value-type="float" office:value="0.0750463414634146" calcext:value-type="float">
            <text:p>0.0750463414634146</text:p>
          </table:table-cell>
          <table:table-cell table:formula="of:=[.E156]/41" office:value-type="float" office:value="0.302426829268293" calcext:value-type="float">
            <text:p>0.302426829268293</text:p>
          </table:table-cell>
          <table:table-cell table:formula="of:=[.F156]/41" office:value-type="float" office:value="0.392387804878049" calcext:value-type="float">
            <text:p>0.392387804878049</text:p>
          </table:table-cell>
          <table:table-cell table:formula="of:=[.G156]/41" office:value-type="float" office:value="0.366221951219512" calcext:value-type="float">
            <text:p>0.366221951219512</text:p>
          </table:table-cell>
          <table:table-cell table:formula="of:=[.H156]/41" office:value-type="float" office:value="2439.0243902439" calcext:value-type="float">
            <text:p>2439.0243902439</text:p>
          </table:table-cell>
          <table:table-cell table:formula="of:=[.I156]/41" office:value-type="float" office:value="2439.0243902439" calcext:value-type="float">
            <text:p>2439.0243902439</text:p>
          </table:table-cell>
          <table:table-cell table:formula="of:=[.J156]/41" office:value-type="float" office:value="2439.0243902439" calcext:value-type="float">
            <text:p>2439.0243902439</text:p>
          </table:table-cell>
          <table:table-cell table:formula="of:=[.K156]/41" office:value-type="float" office:value="2439.0243902439" calcext:value-type="float">
            <text:p>2439.0243902439</text:p>
          </table:table-cell>
          <table:table-cell table:formula="of:=[.L156]/41" office:value-type="float" office:value="2439.0243902439" calcext:value-type="float">
            <text:p>2439.0243902439</text:p>
          </table:table-cell>
          <table:table-cell table:formula="of:=[.M156]/41" office:value-type="float" office:value="2439.0243902439" calcext:value-type="float">
            <text:p>2439.0243902439</text:p>
          </table:table-cell>
          <table:table-cell table:formula="of:=[.N156]/41" office:value-type="float" office:value="0.448531707317073" calcext:value-type="float">
            <text:p>0.448531707317073</text:p>
          </table:table-cell>
          <table:table-cell table:formula="of:=[.O156]/41" office:value-type="float" office:value="0.634707317073171" calcext:value-type="float">
            <text:p>0.634707317073171</text:p>
          </table:table-cell>
          <table:table-cell table:formula="of:=[.P156]/41" office:value-type="float" office:value="0.442917073170732" calcext:value-type="float">
            <text:p>0.442917073170732</text:p>
          </table:table-cell>
          <table:table-cell table:formula="of:=[.Q156]/41" office:value-type="float" office:value="0.186239024390244" calcext:value-type="float">
            <text:p>0.186239024390244</text:p>
          </table:table-cell>
          <table:table-cell table:formula="of:=[.R156]/41" office:value-type="float" office:value="2439.0243902439" calcext:value-type="float">
            <text:p>2439.0243902439</text:p>
          </table:table-cell>
          <table:table-cell table:formula="of:=[.S156]/41" office:value-type="float" office:value="2439.0243902439" calcext:value-type="float">
            <text:p>2439.0243902439</text:p>
          </table:table-cell>
          <table:table-cell table:formula="of:=[.T156]/41" office:value-type="float" office:value="2439.0243902439" calcext:value-type="float">
            <text:p>2439.0243902439</text:p>
          </table:table-cell>
          <table:table-cell table:formula="of:=[.U156]/41" office:value-type="float" office:value="2439.0243902439" calcext:value-type="float">
            <text:p>2439.0243902439</text:p>
          </table:table-cell>
          <table:table-cell table:formula="of:=[.V156]/41" office:value-type="float" office:value="2439.0243902439" calcext:value-type="float">
            <text:p>2439.0243902439</text:p>
          </table:table-cell>
          <table:table-cell table:formula="of:=[.W156]/41" office:value-type="float" office:value="0" calcext:value-type="float">
            <text:p>0</text:p>
          </table:table-cell>
          <table:table-cell table:formula="of:=[.X156]/41" office:value-type="float" office:value="0" calcext:value-type="float">
            <text:p>0</text:p>
          </table:table-cell>
          <table:table-cell table:formula="of:=[.Y156]/41" office:value-type="float" office:value="0" calcext:value-type="float">
            <text:p>0</text:p>
          </table:table-cell>
          <table:table-cell table:number-columns-repeated="7"/>
          <table:table-cell table:formula="of:=[.AC190]-[.AF173]-[.E204]-[.N214]" office:value-type="float" office:value="18.9758813341463" calcext:value-type="float">
            <text:p>18.9758813341463</text:p>
          </table:table-cell>
          <table:table-cell table:formula="of:=[.AC190]+[.AF173]+[.J195]+[.S200]+[.AF173]+[.AF173]" office:value-type="float" office:value="20.0206657536585" calcext:value-type="float">
            <text:p>20.0206657536585</text:p>
          </table:table-cell>
          <table:table-cell table:number-columns-repeated="7"/>
        </table:table-row>
        <table:table-row table:style-name="ro1">
          <table:table-cell/>
          <table:table-cell table:style-name="ce78" office:value-type="float" office:value="16" calcext:value-type="float">
            <text:p>16</text:p>
          </table:table-cell>
          <table:table-cell table:formula="of:=[.C157]/41" office:value-type="float" office:value="0.496146341463415" calcext:value-type="float">
            <text:p>0.496146341463415</text:p>
          </table:table-cell>
          <table:table-cell table:formula="of:=[.D157]/41" office:value-type="float" office:value="0.393836585365854" calcext:value-type="float">
            <text:p>0.393836585365854</text:p>
          </table:table-cell>
          <table:table-cell table:formula="of:=[.E157]/41" office:value-type="float" office:value="0.1227" calcext:value-type="float">
            <text:p>0.1227</text:p>
          </table:table-cell>
          <table:table-cell table:formula="of:=[.F157]/41" office:value-type="float" office:value="0.174985365853659" calcext:value-type="float">
            <text:p>0.174985365853659</text:p>
          </table:table-cell>
          <table:table-cell table:formula="of:=[.G157]/41" office:value-type="float" office:value="0.225139024390244" calcext:value-type="float">
            <text:p>0.225139024390244</text:p>
          </table:table-cell>
          <table:table-cell table:formula="of:=[.H157]/41" office:value-type="float" office:value="2439.0243902439" calcext:value-type="float">
            <text:p>2439.0243902439</text:p>
          </table:table-cell>
          <table:table-cell table:formula="of:=[.I157]/41" office:value-type="float" office:value="2439.0243902439" calcext:value-type="float">
            <text:p>2439.0243902439</text:p>
          </table:table-cell>
          <table:table-cell table:formula="of:=[.J157]/41" office:value-type="float" office:value="2439.0243902439" calcext:value-type="float">
            <text:p>2439.0243902439</text:p>
          </table:table-cell>
          <table:table-cell table:formula="of:=[.K157]/41" office:value-type="float" office:value="2439.0243902439" calcext:value-type="float">
            <text:p>2439.0243902439</text:p>
          </table:table-cell>
          <table:table-cell table:formula="of:=[.L157]/41" office:value-type="float" office:value="2439.0243902439" calcext:value-type="float">
            <text:p>2439.0243902439</text:p>
          </table:table-cell>
          <table:table-cell table:formula="of:=[.M157]/41" office:value-type="float" office:value="0.501619512195122" calcext:value-type="float">
            <text:p>0.501619512195122</text:p>
          </table:table-cell>
          <table:table-cell table:formula="of:=[.N157]/41" office:value-type="float" office:value="2439.0243902439" calcext:value-type="float">
            <text:p>2439.0243902439</text:p>
          </table:table-cell>
          <table:table-cell table:formula="of:=[.O157]/41" office:value-type="float" office:value="0.3501" calcext:value-type="float">
            <text:p>0.3501</text:p>
          </table:table-cell>
          <table:table-cell table:formula="of:=[.P157]/41" office:value-type="float" office:value="0.635380487804878" calcext:value-type="float">
            <text:p>0.635380487804878</text:p>
          </table:table-cell>
          <table:table-cell table:formula="of:=[.Q157]/41" office:value-type="float" office:value="0.230073170731707" calcext:value-type="float">
            <text:p>0.230073170731707</text:p>
          </table:table-cell>
          <table:table-cell table:formula="of:=[.R157]/41" office:value-type="float" office:value="2439.0243902439" calcext:value-type="float">
            <text:p>2439.0243902439</text:p>
          </table:table-cell>
          <table:table-cell table:formula="of:=[.S157]/41" office:value-type="float" office:value="2439.0243902439" calcext:value-type="float">
            <text:p>2439.0243902439</text:p>
          </table:table-cell>
          <table:table-cell table:formula="of:=[.T157]/41" office:value-type="float" office:value="2439.0243902439" calcext:value-type="float">
            <text:p>2439.0243902439</text:p>
          </table:table-cell>
          <table:table-cell table:formula="of:=[.U157]/41" office:value-type="float" office:value="2439.0243902439" calcext:value-type="float">
            <text:p>2439.0243902439</text:p>
          </table:table-cell>
          <table:table-cell table:formula="of:=[.V157]/41" office:value-type="float" office:value="2439.0243902439" calcext:value-type="float">
            <text:p>2439.0243902439</text:p>
          </table:table-cell>
          <table:table-cell table:formula="of:=[.W157]/41" office:value-type="float" office:value="0" calcext:value-type="float">
            <text:p>0</text:p>
          </table:table-cell>
          <table:table-cell table:formula="of:=[.X157]/41" office:value-type="float" office:value="0" calcext:value-type="float">
            <text:p>0</text:p>
          </table:table-cell>
          <table:table-cell table:formula="of:=[.Y157]/41" office:value-type="float" office:value="0" calcext:value-type="float">
            <text:p>0</text:p>
          </table:table-cell>
          <table:table-cell table:number-columns-repeated="2"/>
          <table:table-cell table:formula="of:=[.M213]+[.E203]+[.AF173]" office:value-type="float" office:value="0.80863086097561" calcext:value-type="float">
            <text:p>0.80863086097561</text:p>
          </table:table-cell>
          <table:table-cell table:formula="of:=[.AC190]-[.AB209]" office:value-type="float" office:value="18.7080691390244" calcext:value-type="float">
            <text:p>18.7080691390244</text:p>
          </table:table-cell>
          <table:table-cell table:formula="of:=[.AC196]+[.AF173]+[.R200]+[.AF173]" office:value-type="float" office:value="20.0957031853659" calcext:value-type="float">
            <text:p>20.0957031853659</text:p>
          </table:table-cell>
          <table:table-cell table:number-columns-repeated="3"/>
          <table:table-cell table:formula="of:=[.AH208]-[.AG208]" office:value-type="float" office:value="1.04478441951219" calcext:value-type="float">
            <text:p>1.04478441951219</text:p>
          </table:table-cell>
          <table:table-cell table:number-columns-repeated="7"/>
        </table:table-row>
        <table:table-row table:style-name="ro1">
          <table:table-cell/>
          <table:table-cell table:style-name="ce78" office:value-type="float" office:value="17" calcext:value-type="float">
            <text:p>17</text:p>
          </table:table-cell>
          <table:table-cell table:formula="of:=[.C158]/41" office:value-type="float" office:value="0.340514634146341" calcext:value-type="float">
            <text:p>0.340514634146341</text:p>
          </table:table-cell>
          <table:table-cell table:formula="of:=[.D158]/41" office:value-type="float" office:value="0.408436585365854" calcext:value-type="float">
            <text:p>0.408436585365854</text:p>
          </table:table-cell>
          <table:table-cell table:formula="of:=[.E158]/41" office:value-type="float" office:value="0.255482926829268" calcext:value-type="float">
            <text:p>0.255482926829268</text:p>
          </table:table-cell>
          <table:table-cell table:formula="of:=[.F158]/41" office:value-type="float" office:value="0.122917073170732" calcext:value-type="float">
            <text:p>0.122917073170732</text:p>
          </table:table-cell>
          <table:table-cell table:formula="of:=[.G158]/41" office:value-type="float" office:value="0.109990243902439" calcext:value-type="float">
            <text:p>0.109990243902439</text:p>
          </table:table-cell>
          <table:table-cell table:formula="of:=[.H158]/41" office:value-type="float" office:value="2439.0243902439" calcext:value-type="float">
            <text:p>2439.0243902439</text:p>
          </table:table-cell>
          <table:table-cell table:formula="of:=[.I158]/41" office:value-type="float" office:value="2439.0243902439" calcext:value-type="float">
            <text:p>2439.0243902439</text:p>
          </table:table-cell>
          <table:table-cell table:formula="of:=[.J158]/41" office:value-type="float" office:value="2439.0243902439" calcext:value-type="float">
            <text:p>2439.0243902439</text:p>
          </table:table-cell>
          <table:table-cell table:formula="of:=[.K158]/41" office:value-type="float" office:value="2439.0243902439" calcext:value-type="float">
            <text:p>2439.0243902439</text:p>
          </table:table-cell>
          <table:table-cell table:formula="of:=[.L158]/41" office:value-type="float" office:value="2439.0243902439" calcext:value-type="float">
            <text:p>2439.0243902439</text:p>
          </table:table-cell>
          <table:table-cell table:formula="of:=[.M158]/41" office:value-type="float" office:value="0.53340243902439" calcext:value-type="float">
            <text:p>0.53340243902439</text:p>
          </table:table-cell>
          <table:table-cell table:formula="of:=[.N158]/41" office:value-type="float" office:value="0.177621951219512" calcext:value-type="float">
            <text:p>0.177621951219512</text:p>
          </table:table-cell>
          <table:table-cell table:formula="of:=[.O158]/41" office:value-type="float" office:value="2439.0243902439" calcext:value-type="float">
            <text:p>2439.0243902439</text:p>
          </table:table-cell>
          <table:table-cell table:formula="of:=[.P158]/41" office:value-type="float" office:value="0.443951219512195" calcext:value-type="float">
            <text:p>0.443951219512195</text:p>
          </table:table-cell>
          <table:table-cell table:formula="of:=[.Q158]/41" office:value-type="float" office:value="0.328109756097561" calcext:value-type="float">
            <text:p>0.328109756097561</text:p>
          </table:table-cell>
          <table:table-cell table:formula="of:=[.R158]/41" office:value-type="float" office:value="2439.0243902439" calcext:value-type="float">
            <text:p>2439.0243902439</text:p>
          </table:table-cell>
          <table:table-cell table:formula="of:=[.S158]/41" office:value-type="float" office:value="2439.0243902439" calcext:value-type="float">
            <text:p>2439.0243902439</text:p>
          </table:table-cell>
          <table:table-cell table:formula="of:=[.T158]/41" office:value-type="float" office:value="2439.0243902439" calcext:value-type="float">
            <text:p>2439.0243902439</text:p>
          </table:table-cell>
          <table:table-cell table:formula="of:=[.U158]/41" office:value-type="float" office:value="2439.0243902439" calcext:value-type="float">
            <text:p>2439.0243902439</text:p>
          </table:table-cell>
          <table:table-cell table:formula="of:=[.V158]/41" office:value-type="float" office:value="2439.0243902439" calcext:value-type="float">
            <text:p>2439.0243902439</text:p>
          </table:table-cell>
          <table:table-cell table:formula="of:=[.W158]/41" office:value-type="float" office:value="0" calcext:value-type="float">
            <text:p>0</text:p>
          </table:table-cell>
          <table:table-cell table:formula="of:=[.X158]/41" office:value-type="float" office:value="0" calcext:value-type="float">
            <text:p>0</text:p>
          </table:table-cell>
          <table:table-cell table:formula="of:=[.Y158]/41" office:value-type="float" office:value="0" calcext:value-type="float">
            <text:p>0</text:p>
          </table:table-cell>
          <table:table-cell table:number-columns-repeated="4"/>
          <table:table-cell table:formula="of:=[.AC190]+[.AF173]+[.J195]+[.AF173]+[.R200]+[.AF173]" office:value-type="float" office:value="20.1007267292683" calcext:value-type="float">
            <text:p>20.1007267292683</text:p>
          </table:table-cell>
          <table:table-cell table:number-columns-repeated="11"/>
        </table:table-row>
        <table:table-row table:style-name="ro1">
          <table:table-cell/>
          <table:table-cell table:style-name="ce78" office:value-type="float" office:value="18" calcext:value-type="float">
            <text:p>18</text:p>
          </table:table-cell>
          <table:table-cell table:formula="of:=[.C159]/41" office:value-type="float" office:value="0.0412365853658537" calcext:value-type="float">
            <text:p>0.0412365853658537</text:p>
          </table:table-cell>
          <table:table-cell table:formula="of:=[.D159]/41" office:value-type="float" office:value="0.281790243902439" calcext:value-type="float">
            <text:p>0.281790243902439</text:p>
          </table:table-cell>
          <table:table-cell table:formula="of:=[.E159]/41" office:value-type="float" office:value="0.424153658536585" calcext:value-type="float">
            <text:p>0.424153658536585</text:p>
          </table:table-cell>
          <table:table-cell table:formula="of:=[.F159]/41" office:value-type="float" office:value="0.393826829268293" calcext:value-type="float">
            <text:p>0.393826829268293</text:p>
          </table:table-cell>
          <table:table-cell table:formula="of:=[.G159]/41" office:value-type="float" office:value="0.335729268292683" calcext:value-type="float">
            <text:p>0.335729268292683</text:p>
          </table:table-cell>
          <table:table-cell table:formula="of:=[.H159]/41" office:value-type="float" office:value="2439.0243902439" calcext:value-type="float">
            <text:p>2439.0243902439</text:p>
          </table:table-cell>
          <table:table-cell table:formula="of:=[.I159]/41" office:value-type="float" office:value="2439.0243902439" calcext:value-type="float">
            <text:p>2439.0243902439</text:p>
          </table:table-cell>
          <table:table-cell table:formula="of:=[.J159]/41" office:value-type="float" office:value="2439.0243902439" calcext:value-type="float">
            <text:p>2439.0243902439</text:p>
          </table:table-cell>
          <table:table-cell table:formula="of:=[.K159]/41" office:value-type="float" office:value="2439.0243902439" calcext:value-type="float">
            <text:p>2439.0243902439</text:p>
          </table:table-cell>
          <table:table-cell table:formula="of:=[.L159]/41" office:value-type="float" office:value="2439.0243902439" calcext:value-type="float">
            <text:p>2439.0243902439</text:p>
          </table:table-cell>
          <table:table-cell table:formula="of:=[.M159]/41" office:value-type="float" office:value="0.347975609756098" calcext:value-type="float">
            <text:p>0.347975609756098</text:p>
          </table:table-cell>
          <table:table-cell table:formula="of:=[.N159]/41" office:value-type="float" office:value="0.482841463414634" calcext:value-type="float">
            <text:p>0.482841463414634</text:p>
          </table:table-cell>
          <table:table-cell table:formula="of:=[.O159]/41" office:value-type="float" office:value="0.536790243902439" calcext:value-type="float">
            <text:p>0.536790243902439</text:p>
          </table:table-cell>
          <table:table-cell table:formula="of:=[.P159]/41" office:value-type="float" office:value="2439.0243902439" calcext:value-type="float">
            <text:p>2439.0243902439</text:p>
          </table:table-cell>
          <table:table-cell table:formula="of:=[.Q159]/41" office:value-type="float" office:value="0.37719756097561" calcext:value-type="float">
            <text:p>0.37719756097561</text:p>
          </table:table-cell>
          <table:table-cell table:formula="of:=[.R159]/41" office:value-type="float" office:value="2439.0243902439" calcext:value-type="float">
            <text:p>2439.0243902439</text:p>
          </table:table-cell>
          <table:table-cell table:formula="of:=[.S159]/41" office:value-type="float" office:value="2439.0243902439" calcext:value-type="float">
            <text:p>2439.0243902439</text:p>
          </table:table-cell>
          <table:table-cell table:formula="of:=[.T159]/41" office:value-type="float" office:value="2439.0243902439" calcext:value-type="float">
            <text:p>2439.0243902439</text:p>
          </table:table-cell>
          <table:table-cell table:formula="of:=[.U159]/41" office:value-type="float" office:value="2439.0243902439" calcext:value-type="float">
            <text:p>2439.0243902439</text:p>
          </table:table-cell>
          <table:table-cell table:formula="of:=[.V159]/41" office:value-type="float" office:value="2439.0243902439" calcext:value-type="float">
            <text:p>2439.0243902439</text:p>
          </table:table-cell>
          <table:table-cell table:formula="of:=[.W159]/41" office:value-type="float" office:value="0" calcext:value-type="float">
            <text:p>0</text:p>
          </table:table-cell>
          <table:table-cell table:formula="of:=[.X159]/41" office:value-type="float" office:value="0" calcext:value-type="float">
            <text:p>0</text:p>
          </table:table-cell>
          <table:table-cell table:formula="of:=[.Y159]/4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8" office:value-type="float" office:value="19" calcext:value-type="float">
            <text:p>19</text:p>
          </table:table-cell>
          <table:table-cell table:formula="of:=[.C160]/41" office:value-type="float" office:value="0.298260975609756" calcext:value-type="float">
            <text:p>0.298260975609756</text:p>
          </table:table-cell>
          <table:table-cell table:formula="of:=[.D160]/41" office:value-type="float" office:value="0.157278048780488" calcext:value-type="float">
            <text:p>0.157278048780488</text:p>
          </table:table-cell>
          <table:table-cell table:formula="of:=[.E160]/41" office:value-type="float" office:value="0.116782926829268" calcext:value-type="float">
            <text:p>0.116782926829268</text:p>
          </table:table-cell>
          <table:table-cell table:formula="of:=[.F160]/41" office:value-type="float" office:value="0.200956097560976" calcext:value-type="float">
            <text:p>0.200956097560976</text:p>
          </table:table-cell>
          <table:table-cell table:formula="of:=[.G160]/41" office:value-type="float" office:value="0.184975609756098" calcext:value-type="float">
            <text:p>0.184975609756098</text:p>
          </table:table-cell>
          <table:table-cell table:formula="of:=[.H160]/41" office:value-type="float" office:value="2439.0243902439" calcext:value-type="float">
            <text:p>2439.0243902439</text:p>
          </table:table-cell>
          <table:table-cell table:formula="of:=[.I160]/41" office:value-type="float" office:value="2439.0243902439" calcext:value-type="float">
            <text:p>2439.0243902439</text:p>
          </table:table-cell>
          <table:table-cell table:formula="of:=[.J160]/41" office:value-type="float" office:value="2439.0243902439" calcext:value-type="float">
            <text:p>2439.0243902439</text:p>
          </table:table-cell>
          <table:table-cell table:formula="of:=[.K160]/41" office:value-type="float" office:value="2439.0243902439" calcext:value-type="float">
            <text:p>2439.0243902439</text:p>
          </table:table-cell>
          <table:table-cell table:formula="of:=[.L160]/41" office:value-type="float" office:value="2439.0243902439" calcext:value-type="float">
            <text:p>2439.0243902439</text:p>
          </table:table-cell>
          <table:table-cell table:formula="of:=[.M160]/41" office:value-type="float" office:value="0.274346341463415" calcext:value-type="float">
            <text:p>0.274346341463415</text:p>
          </table:table-cell>
          <table:table-cell table:formula="of:=[.N160]/41" office:value-type="float" office:value="0.254992682926829" calcext:value-type="float">
            <text:p>0.254992682926829</text:p>
          </table:table-cell>
          <table:table-cell table:formula="of:=[.O160]/41" office:value-type="float" office:value="0.447373170731707" calcext:value-type="float">
            <text:p>0.447373170731707</text:p>
          </table:table-cell>
          <table:table-cell table:formula="of:=[.P160]/41" office:value-type="float" office:value="0.442765853658537" calcext:value-type="float">
            <text:p>0.442765853658537</text:p>
          </table:table-cell>
          <table:table-cell table:formula="of:=[.Q160]/41" office:value-type="float" office:value="2439.0243902439" calcext:value-type="float">
            <text:p>2439.0243902439</text:p>
          </table:table-cell>
          <table:table-cell table:formula="of:=[.R160]/41" office:value-type="float" office:value="2439.0243902439" calcext:value-type="float">
            <text:p>2439.0243902439</text:p>
          </table:table-cell>
          <table:table-cell table:formula="of:=[.S160]/41" office:value-type="float" office:value="2439.0243902439" calcext:value-type="float">
            <text:p>2439.0243902439</text:p>
          </table:table-cell>
          <table:table-cell table:formula="of:=[.T160]/41" office:value-type="float" office:value="2439.0243902439" calcext:value-type="float">
            <text:p>2439.0243902439</text:p>
          </table:table-cell>
          <table:table-cell table:formula="of:=[.U160]/41" office:value-type="float" office:value="2439.0243902439" calcext:value-type="float">
            <text:p>2439.0243902439</text:p>
          </table:table-cell>
          <table:table-cell table:formula="of:=[.V160]/41" office:value-type="float" office:value="2439.0243902439" calcext:value-type="float">
            <text:p>2439.0243902439</text:p>
          </table:table-cell>
          <table:table-cell table:formula="of:=[.W160]/41" office:value-type="float" office:value="0" calcext:value-type="float">
            <text:p>0</text:p>
          </table:table-cell>
          <table:table-cell table:formula="of:=[.X160]/41" office:value-type="float" office:value="0" calcext:value-type="float">
            <text:p>0</text:p>
          </table:table-cell>
          <table:table-cell table:formula="of:=[.Y160]/41" office:value-type="float" office:value="0" calcext:value-type="float">
            <text:p>0</text:p>
          </table:table-cell>
          <table:table-cell table:number-columns-repeated="3"/>
          <table:table-cell table:formula="of:=[.AC190]+[.AF173]+[.J195]" office:value-type="float" office:value="19.6850235439024" calcext:value-type="float">
            <text:p>19.68502354390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161]/41" office:value-type="float" office:value="0.26339756097561" calcext:value-type="float">
            <text:p>0.26339756097561</text:p>
          </table:table-cell>
          <table:table-cell table:formula="of:=[.D161]/41" office:value-type="float" office:value="0.213158536585366" calcext:value-type="float">
            <text:p>0.213158536585366</text:p>
          </table:table-cell>
          <table:table-cell table:formula="of:=[.E161]/41" office:value-type="float" office:value="0.121390243902439" calcext:value-type="float">
            <text:p>0.121390243902439</text:p>
          </table:table-cell>
          <table:table-cell table:formula="of:=[.F161]/41" office:value-type="float" office:value="0.13000487804878" calcext:value-type="float">
            <text:p>0.13000487804878</text:p>
          </table:table-cell>
          <table:table-cell table:formula="of:=[.G161]/41" office:value-type="float" office:value="0.0983487804878049" calcext:value-type="float">
            <text:p>0.0983487804878049</text:p>
          </table:table-cell>
          <table:table-cell table:formula="of:=[.H161]/41" office:value-type="float" office:value="2439.0243902439" calcext:value-type="float">
            <text:p>2439.0243902439</text:p>
          </table:table-cell>
          <table:table-cell table:formula="of:=[.I161]/41" office:value-type="float" office:value="2439.0243902439" calcext:value-type="float">
            <text:p>2439.0243902439</text:p>
          </table:table-cell>
          <table:table-cell table:formula="of:=[.J161]/41" office:value-type="float" office:value="2439.0243902439" calcext:value-type="float">
            <text:p>2439.0243902439</text:p>
          </table:table-cell>
          <table:table-cell table:formula="of:=[.K161]/41" office:value-type="float" office:value="2439.0243902439" calcext:value-type="float">
            <text:p>2439.0243902439</text:p>
          </table:table-cell>
          <table:table-cell table:formula="of:=[.L161]/41" office:value-type="float" office:value="2439.0243902439" calcext:value-type="float">
            <text:p>2439.0243902439</text:p>
          </table:table-cell>
          <table:table-cell table:formula="of:=[.M161]/41" office:value-type="float" office:value="0.338409756097561" calcext:value-type="float">
            <text:p>0.338409756097561</text:p>
          </table:table-cell>
          <table:table-cell table:formula="of:=[.N161]/41" office:value-type="float" office:value="0.205185365853659" calcext:value-type="float">
            <text:p>0.205185365853659</text:p>
          </table:table-cell>
          <table:table-cell table:formula="of:=[.O161]/41" office:value-type="float" office:value="0.366660975609756" calcext:value-type="float">
            <text:p>0.366660975609756</text:p>
          </table:table-cell>
          <table:table-cell table:formula="of:=[.P161]/41" office:value-type="float" office:value="0.404739024390244" calcext:value-type="float">
            <text:p>0.404739024390244</text:p>
          </table:table-cell>
          <table:table-cell table:formula="of:=[.Q161]/41" office:value-type="float" office:value="0.130012195121951" calcext:value-type="float">
            <text:p>0.130012195121951</text:p>
          </table:table-cell>
          <table:table-cell table:formula="of:=[.R161]/41" office:value-type="float" office:value="2439.0243902439" calcext:value-type="float">
            <text:p>2439.0243902439</text:p>
          </table:table-cell>
          <table:table-cell table:formula="of:=[.S161]/41" office:value-type="float" office:value="2439.0243902439" calcext:value-type="float">
            <text:p>2439.0243902439</text:p>
          </table:table-cell>
          <table:table-cell table:formula="of:=[.T161]/41" office:value-type="float" office:value="2439.0243902439" calcext:value-type="float">
            <text:p>2439.0243902439</text:p>
          </table:table-cell>
          <table:table-cell table:formula="of:=[.U161]/41" office:value-type="float" office:value="2439.0243902439" calcext:value-type="float">
            <text:p>2439.0243902439</text:p>
          </table:table-cell>
          <table:table-cell table:formula="of:=[.V161]/41" office:value-type="float" office:value="2439.0243902439" calcext:value-type="float">
            <text:p>2439.0243902439</text:p>
          </table:table-cell>
          <table:table-cell table:formula="of:=[.W161]/41" office:value-type="float" office:value="0" calcext:value-type="float">
            <text:p>0</text:p>
          </table:table-cell>
          <table:table-cell table:formula="of:=[.X161]/41" office:value-type="float" office:value="2439.0243902439" calcext:value-type="float">
            <text:p>2439.0243902439</text:p>
          </table:table-cell>
          <table:table-cell table:formula="of:=[.Y161]/41" office:value-type="float" office:value="2439.0243902439" calcext:value-type="float">
            <text:p>2439.02439024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162]/41" office:value-type="float" office:value="0.466856097560976" calcext:value-type="float">
            <text:p>0.466856097560976</text:p>
          </table:table-cell>
          <table:table-cell table:formula="of:=[.D162]/41" office:value-type="float" office:value="0.579236585365854" calcext:value-type="float">
            <text:p>0.579236585365854</text:p>
          </table:table-cell>
          <table:table-cell table:formula="of:=[.E162]/41" office:value-type="float" office:value="0.421143902439024" calcext:value-type="float">
            <text:p>0.421143902439024</text:p>
          </table:table-cell>
          <table:table-cell table:formula="of:=[.F162]/41" office:value-type="float" office:value="0.286043902439024" calcext:value-type="float">
            <text:p>0.286043902439024</text:p>
          </table:table-cell>
          <table:table-cell table:formula="of:=[.G162]/41" office:value-type="float" office:value="0.285295121951219" calcext:value-type="float">
            <text:p>0.285295121951219</text:p>
          </table:table-cell>
          <table:table-cell table:formula="of:=[.H162]/41" office:value-type="float" office:value="2439.0243902439" calcext:value-type="float">
            <text:p>2439.0243902439</text:p>
          </table:table-cell>
          <table:table-cell table:formula="of:=[.I162]/41" office:value-type="float" office:value="2439.0243902439" calcext:value-type="float">
            <text:p>2439.0243902439</text:p>
          </table:table-cell>
          <table:table-cell table:formula="of:=[.J162]/41" office:value-type="float" office:value="2439.0243902439" calcext:value-type="float">
            <text:p>2439.0243902439</text:p>
          </table:table-cell>
          <table:table-cell table:formula="of:=[.K162]/41" office:value-type="float" office:value="2439.0243902439" calcext:value-type="float">
            <text:p>2439.0243902439</text:p>
          </table:table-cell>
          <table:table-cell table:formula="of:=[.L162]/41" office:value-type="float" office:value="2439.0243902439" calcext:value-type="float">
            <text:p>2439.0243902439</text:p>
          </table:table-cell>
          <table:table-cell table:formula="of:=[.M162]/41" office:value-type="float" office:value="0.702748780487805" calcext:value-type="float">
            <text:p>0.702748780487805</text:p>
          </table:table-cell>
          <table:table-cell table:formula="of:=[.N162]/41" office:value-type="float" office:value="0.303841463414634" calcext:value-type="float">
            <text:p>0.303841463414634</text:p>
          </table:table-cell>
          <table:table-cell table:formula="of:=[.O162]/41" office:value-type="float" office:value="0.107112195121951" calcext:value-type="float">
            <text:p>0.107112195121951</text:p>
          </table:table-cell>
          <table:table-cell table:formula="of:=[.P162]/41" office:value-type="float" office:value="0.534143902439024" calcext:value-type="float">
            <text:p>0.534143902439024</text:p>
          </table:table-cell>
          <table:table-cell table:formula="of:=[.Q162]/41" office:value-type="float" office:value="0.502868292682927" calcext:value-type="float">
            <text:p>0.502868292682927</text:p>
          </table:table-cell>
          <table:table-cell table:formula="of:=[.R162]/41" office:value-type="float" office:value="2439.0243902439" calcext:value-type="float">
            <text:p>2439.0243902439</text:p>
          </table:table-cell>
          <table:table-cell table:formula="of:=[.S162]/41" office:value-type="float" office:value="2439.0243902439" calcext:value-type="float">
            <text:p>2439.0243902439</text:p>
          </table:table-cell>
          <table:table-cell table:formula="of:=[.T162]/41" office:value-type="float" office:value="2439.0243902439" calcext:value-type="float">
            <text:p>2439.0243902439</text:p>
          </table:table-cell>
          <table:table-cell table:formula="of:=[.U162]/41" office:value-type="float" office:value="2439.0243902439" calcext:value-type="float">
            <text:p>2439.0243902439</text:p>
          </table:table-cell>
          <table:table-cell table:formula="of:=[.V162]/41" office:value-type="float" office:value="2439.0243902439" calcext:value-type="float">
            <text:p>2439.0243902439</text:p>
          </table:table-cell>
          <table:table-cell table:formula="of:=[.W162]/41" office:value-type="float" office:value="2439.0243902439" calcext:value-type="float">
            <text:p>2439.0243902439</text:p>
          </table:table-cell>
          <table:table-cell table:formula="of:=[.X162]/41" office:value-type="float" office:value="0" calcext:value-type="float">
            <text:p>0</text:p>
          </table:table-cell>
          <table:table-cell table:formula="of:=[.Y162]/41" office:value-type="float" office:value="2439.0243902439" calcext:value-type="float">
            <text:p>2439.02439024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163]/41" office:value-type="float" office:value="0.268417073170732" calcext:value-type="float">
            <text:p>0.268417073170732</text:p>
          </table:table-cell>
          <table:table-cell table:formula="of:=[.D163]/41" office:value-type="float" office:value="0.46180243902439" calcext:value-type="float">
            <text:p>0.46180243902439</text:p>
          </table:table-cell>
          <table:table-cell table:formula="of:=[.E163]/41" office:value-type="float" office:value="0.431917073170732" calcext:value-type="float">
            <text:p>0.431917073170732</text:p>
          </table:table-cell>
          <table:table-cell table:formula="of:=[.F163]/41" office:value-type="float" office:value="0.322970731707317" calcext:value-type="float">
            <text:p>0.322970731707317</text:p>
          </table:table-cell>
          <table:table-cell table:formula="of:=[.G163]/41" office:value-type="float" office:value="0.2785" calcext:value-type="float">
            <text:p>0.2785</text:p>
          </table:table-cell>
          <table:table-cell table:formula="of:=[.H163]/41" office:value-type="float" office:value="2439.0243902439" calcext:value-type="float">
            <text:p>2439.0243902439</text:p>
          </table:table-cell>
          <table:table-cell table:formula="of:=[.I163]/41" office:value-type="float" office:value="2439.0243902439" calcext:value-type="float">
            <text:p>2439.0243902439</text:p>
          </table:table-cell>
          <table:table-cell table:formula="of:=[.J163]/41" office:value-type="float" office:value="2439.0243902439" calcext:value-type="float">
            <text:p>2439.0243902439</text:p>
          </table:table-cell>
          <table:table-cell table:formula="of:=[.K163]/41" office:value-type="float" office:value="2439.0243902439" calcext:value-type="float">
            <text:p>2439.0243902439</text:p>
          </table:table-cell>
          <table:table-cell table:formula="of:=[.L163]/41" office:value-type="float" office:value="2439.0243902439" calcext:value-type="float">
            <text:p>2439.0243902439</text:p>
          </table:table-cell>
          <table:table-cell table:formula="of:=[.M163]/41" office:value-type="float" office:value="0.569004878048781" calcext:value-type="float">
            <text:p>0.569004878048781</text:p>
          </table:table-cell>
          <table:table-cell table:formula="of:=[.N163]/41" office:value-type="float" office:value="0.394746341463415" calcext:value-type="float">
            <text:p>0.394746341463415</text:p>
          </table:table-cell>
          <table:table-cell table:formula="of:=[.O163]/41" office:value-type="float" office:value="0.325168292682927" calcext:value-type="float">
            <text:p>0.325168292682927</text:p>
          </table:table-cell>
          <table:table-cell table:formula="of:=[.P163]/41" office:value-type="float" office:value="0.299424390243902" calcext:value-type="float">
            <text:p>0.299424390243902</text:p>
          </table:table-cell>
          <table:table-cell table:formula="of:=[.Q163]/41" office:value-type="float" office:value="0.459248780487805" calcext:value-type="float">
            <text:p>0.459248780487805</text:p>
          </table:table-cell>
          <table:table-cell table:formula="of:=[.R163]/41" office:value-type="float" office:value="2439.0243902439" calcext:value-type="float">
            <text:p>2439.0243902439</text:p>
          </table:table-cell>
          <table:table-cell table:formula="of:=[.S163]/41" office:value-type="float" office:value="2439.0243902439" calcext:value-type="float">
            <text:p>2439.0243902439</text:p>
          </table:table-cell>
          <table:table-cell table:formula="of:=[.T163]/41" office:value-type="float" office:value="2439.0243902439" calcext:value-type="float">
            <text:p>2439.0243902439</text:p>
          </table:table-cell>
          <table:table-cell table:formula="of:=[.U163]/41" office:value-type="float" office:value="2439.0243902439" calcext:value-type="float">
            <text:p>2439.0243902439</text:p>
          </table:table-cell>
          <table:table-cell table:formula="of:=[.V163]/41" office:value-type="float" office:value="2439.0243902439" calcext:value-type="float">
            <text:p>2439.0243902439</text:p>
          </table:table-cell>
          <table:table-cell table:formula="of:=[.W163]/41" office:value-type="float" office:value="2439.0243902439" calcext:value-type="float">
            <text:p>2439.0243902439</text:p>
          </table:table-cell>
          <table:table-cell table:formula="of:=[.X163]/41" office:value-type="float" office:value="2439.0243902439" calcext:value-type="float">
            <text:p>2439.0243902439</text:p>
          </table:table-cell>
          <table:table-cell table:formula="of:=[.Y163]/4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8"/>
          <table:table-cell table:formula="of:=[.AC192]" office:value-type="float" office:value="1.18333" calcext:value-type="float">
            <text:p>1.18333</text:p>
          </table:table-cell>
          <table:table-cell table:formula="of:=[.AC195]+[.AF173]" office:value-type="float" office:value="8.9533333" calcext:value-type="float">
            <text:p>8.953333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O188]+[.G179]+[.L171]+[.T176]" office:value-type="float" office:value="11.37304" calcext:value-type="float">
            <text:p>11.37304</text:p>
          </table:table-cell>
          <table:table-cell table:formula="of:=[.AC180]+[.AE178]" office:value-type="float" office:value="18.06" calcext:value-type="float">
            <text:p>18.06</text:p>
          </table:table-cell>
          <table:table-cell table:formula="of:=[.E217]-[.D217]" office:value-type="float" office:value="6.68696" calcext:value-type="float">
            <text:p>6.68696</text:p>
          </table:table-cell>
          <table:table-cell table:number-columns-repeated="23"/>
          <table:table-cell table:formula="of:=[.AD216]-[.AC216]" office:value-type="float" office:value="7.7700033" calcext:value-type="float">
            <text:p>7.7700033</text:p>
          </table:table-cell>
          <table:table-cell table:number-columns-repeated="1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7"/>
          <table:table-cell office:value-type="string" calcext:value-type="string">
            <text:p>20 4 9 10 3 8 15 1 6 20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 vhc exchang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M187]+[.E177]+[.J169]+[.R174]" office:value-type="float" office:value="19.978858" calcext:value-type="float">
            <text:p>19.978858</text:p>
          </table:table-cell>
          <table:table-cell table:formula="of:=[.AE176]+[.AC178]-[.J220]" office:value-type="float" office:value="-7.408858" calcext:value-type="float">
            <text:p>-7.408858</text:p>
          </table:table-cell>
          <table:table-cell table:formula="of:=[.AC178]*2" office:value-type="float" office:value="13.66" calcext:value-type="float">
            <text:p>13.6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N188]+[.F178]+[.K170]+[.S175]" office:value-type="float" office:value="10.746566" calcext:value-type="float">
            <text:p>10.746566</text:p>
          </table:table-cell>
          <table:table-cell table:formula="of:=[.AC179]+[.AE177]" office:value-type="float" office:value="13.64" calcext:value-type="float">
            <text:p>13.64</text:p>
          </table:table-cell>
          <table:table-cell table:formula="of:=[.U220]-[.T220]" office:value-type="float" office:value="2.893434" calcext:value-type="float">
            <text:p>2.8934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 4 9 10 3 8 15 1 6 20 </text:p>
          </table:table-cell>
          <table:table-cell/>
          <table:table-cell office:value-type="float" office:value="-7.4348" calcext:value-type="float">
            <text:p>-7.43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187]+[.J169]+[.M174]+[.R177]" office:value-type="float" office:value="46010.246638" calcext:value-type="float">
            <text:p>46010.246638</text:p>
          </table:table-cell>
          <table:table-cell table:number-columns-repeated="17"/>
          <table:table-cell table:style-name="ce84" table:formula="of:=1.18333-[.G214]" office:value-type="float" office:value="0.89803487804878" calcext:value-type="float">
            <text:p>0.89803487804878</text:p>
          </table:table-cell>
          <table:table-cell table:formula="of:=[.AC195]+[.AF173]" office:value-type="float" office:value="8.9533333" calcext:value-type="float">
            <text:p>8.9533333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N189]+[.G178]+[.L171]+[.S176]" office:value-type="float" office:value="17.590722" calcext:value-type="float">
            <text:p>17.590722</text:p>
          </table:table-cell>
          <table:table-cell table:formula="of:=[.AC180]+[.AE177]" office:value-type="float" office:value="16.16" calcext:value-type="float">
            <text:p>16.16</text:p>
          </table:table-cell>
          <table:table-cell table:formula="of:=[.U222]-[.T222]" office:value-type="float" office:value="-1.430722" calcext:value-type="float">
            <text:p>-1.430722</text:p>
          </table:table-cell>
          <table:table-cell table:number-columns-repeated="6"/>
          <table:table-cell table:formula="of:=[.AC221]-[.AB221]" office:value-type="float" office:value="8.05529842195122" calcext:value-type="float">
            <text:p>8.05529842195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1 <text:s/>11 2 7 16 21</text:p>
          </table:table-cell>
          <table:table-cell/>
          <table:table-cell table:formula="of:=[.N188]+[.E178]+[.J169]+[.S174]" office:value-type="float" office:value="13.41797" calcext:value-type="float">
            <text:p>13.41797</text:p>
          </table:table-cell>
          <table:table-cell table:formula="of:=[.AC178]+[.AE177]" office:value-type="float" office:value="13.66" calcext:value-type="float">
            <text:p>13.66</text:p>
          </table:table-cell>
          <table:table-cell table:formula="of:=[.D223]-[.C223]" office:value-type="float" office:value="0.242029999999998" calcext:value-type="float">
            <text:p>0.24202999999999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M188]+[.F177]+[.K170]+[.R175]" office:value-type="float" office:value="31.3191" calcext:value-type="float">
            <text:p>31.3191</text:p>
          </table:table-cell>
          <table:table-cell table:formula="of:=[.AC179]+[.AE176]" office:value-type="float" office:value="12.55" calcext:value-type="float">
            <text:p>12.55</text:p>
          </table:table-cell>
          <table:table-cell table:formula="of:=[.K224]-[.J224]" office:value-type="float" office:value="-18.7691" calcext:value-type="float">
            <text:p>-18.76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2 12 0 5 17 22</text:p>
          </table:table-cell>
          <table:table-cell/>
          <table:table-cell table:formula="of:=[.O189]+[.C179]+[.H167]+[.T172]" office:value-type="float" office:value="25.61648" calcext:value-type="float">
            <text:p>25.61648</text:p>
          </table:table-cell>
          <table:table-cell table:formula="of:=[.AC176]+[.AE178]" office:value-type="float" office:value="17.36" calcext:value-type="float">
            <text:p>17.36</text:p>
          </table:table-cell>
          <table:table-cell table:formula="of:=[.D225]-[.C225]" office:value-type="float" office:value="-8.25648" calcext:value-type="float">
            <text:p>-8.2564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M189]+[.G177]+[.L171]+[.R176]" office:value-type="float" office:value="31.211092" calcext:value-type="float">
            <text:p>31.211092</text:p>
          </table:table-cell>
          <table:table-cell table:formula="of:=[.AC180]+[.AE176]" office:value-type="float" office:value="15.07" calcext:value-type="float">
            <text:p>15.07</text:p>
          </table:table-cell>
          <table:table-cell table:formula="of:=[.K226]-[.J226]" office:value-type="float" office:value="-16.141092" calcext:value-type="float">
            <text:p>-16.141092</text:p>
          </table:table-cell>
          <table:table-cell table:number-columns-repeated="29"/>
        </table:table-row>
        <table:table-row table:style-name="ro1">
          <table:table-cell table:number-columns-repeated="17"/>
          <table:table-cell table:formula="of:=[.AC177]+[.AC179]+[.AE177]" office:value-type="float" office:value="21.21" calcext:value-type="float">
            <text:p>21.2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221]+[.E223]+[.E225]" office:value-type="float" office:value="-15.44925" calcext:value-type="float">
            <text:p>-15.44925</text:p>
          </table:table-cell>
          <table:table-cell table:number-columns-repeated="3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table:style-name="ce23" table:number-columns-repeated="4"/>
          <table:table-cell table:style-name="ce23" office:value-type="string" calcext:value-type="string">
            <text:p>costs</text:p>
          </table:table-cell>
          <table:table-cell table:style-name="ce23" office:value-type="string" calcext:value-type="string">
            <text:p>profits</text:p>
          </table:table-cell>
          <table:table-cell table:style-name="ce23"/>
          <table:table-cell table:number-columns-repeated="31"/>
        </table:table-row>
        <table:table-row table:style-name="ro1">
          <table:table-cell table:number-columns-repeated="3"/>
          <table:table-cell table:style-name="ce23" office:value-type="string" calcext:value-type="string">
            <text:p>20 4 9 11 3 8 16 1 6 20 </text:p>
          </table:table-cell>
          <table:table-cell table:style-name="ce23" table:number-columns-repeated="3"/>
          <table:table-cell table:style-name="ce23" table:formula="of:=[.G187]+[.L171]+[.N176]+[.F178]+[.K170]+[.S175]+[.D183]+[.I168]" office:value-type="float" office:value="21.329418" calcext:value-type="float">
            <text:p>21.329418</text:p>
          </table:table-cell>
          <table:table-cell table:style-name="ce23" table:formula="of:=[.AC177]+[.AC180]+[.AC179]+[.AE177]" office:value-type="float" office:value="30.54" calcext:value-type="float">
            <text:p>30.54</text:p>
          </table:table-cell>
          <table:table-cell table:style-name="ce23" table:formula="of:=[.I231]-[.H231]" office:value-type="float" office:value="9.210582" calcext:value-type="float">
            <text:p>9.210582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23" table:number-columns-repeated="5"/>
          <table:table-cell table:style-name="ce23" table:formula="of:=[.AC180]+[.AC179]+[.AC177]" office:value-type="float" office:value="23.71" calcext:value-type="float">
            <text:p>23.71</text:p>
          </table:table-cell>
          <table:table-cell table:style-name="ce23"/>
          <table:table-cell table:number-columns-repeated="31"/>
        </table:table-row>
        <table:table-row table:style-name="ro1">
          <table:table-cell table:number-columns-repeated="2"/>
          <table:table-cell table:formula="of:=[.G215]+[.L197]+[.AF173]+[.AF173]" office:value-type="float" office:value="0.589400746341463" calcext:value-type="float">
            <text:p>0.589400746341463</text:p>
          </table:table-cell>
          <table:table-cell table:number-columns-repeated="14"/>
          <table:table-cell office:value-type="string" calcext:value-type="string">
            <text:p>10-15; 11-16</text:p>
          </table:table-cell>
          <table:table-cell table:number-columns-repeated="4"/>
          <table:table-cell office:value-type="string" calcext:value-type="string">
            <text:p>10-15;13-18</text:p>
          </table:table-cell>
          <table:table-cell table:number-columns-repeated="4"/>
          <table:table-cell office:value-type="string" calcext:value-type="string">
            <text:p>10-15;14-19</text:p>
          </table:table-cell>
          <table:table-cell table:number-columns-repeated="1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20 4 9 10 3 8 15 1 6 20 </text:p>
          </table:table-cell>
          <table:table-cell table:number-columns-repeated="3"/>
          <table:table-cell table:formula="of:=[.G187]+[.L171]+[.M176]+[.F177]+[.K170]+[.R175]+[.D182]+[.I168]" office:value-type="float" office:value="36.89062" calcext:value-type="float">
            <text:p>36.89062</text:p>
          </table:table-cell>
          <table:table-cell table:style-name="ce82" table:formula="of:=[.AC177]+[.AC179]+[.AC180]+[.AE176]" office:value-type="float" office:value="29.45" calcext:value-type="float">
            <text:p>29.4500</text:p>
          </table:table-cell>
          <table:table-cell table:formula="of:=[.I235]-[.H235]" office:value-type="float" office:value="-7.44062" calcext:value-type="float">
            <text:p>-7.44062</text:p>
          </table:table-cell>
          <table:table-cell/>
          <table:table-cell table:formula="of:=[.G187]+[.L171]+[.O176]+[.F179]+[.K170]+[.T175]+[.D184]+[.I168]" office:value-type="float" office:value="26.637496" calcext:value-type="float">
            <text:p>26.637496</text:p>
          </table:table-cell>
          <table:table-cell table:formula="of:=[.AC180]+[.AC177]+[.AC179]+[.AE178]" office:value-type="float" office:value="32.44" calcext:value-type="float">
            <text:p>32.44</text:p>
          </table:table-cell>
          <table:table-cell table:formula="of:=[.M235]-[.L235]" office:value-type="float" office:value="5.802504" calcext:value-type="float">
            <text:p>5.802504</text:p>
          </table:table-cell>
          <table:table-cell table:number-columns-repeated="2"/>
          <table:table-cell table:formula="of:=[.G187]+[.L171]+[.N176]+[.F178]+[.K170]+[.S175]+[.D183]+[.I168]" office:value-type="float" office:value="21.329418" calcext:value-type="float">
            <text:p>21.329418</text:p>
          </table:table-cell>
          <table:table-cell table:formula="of:=[.AC177]+[.AC179]+[.AC180]+[.AE177]" office:value-type="float" office:value="30.54" calcext:value-type="float">
            <text:p>30.54</text:p>
          </table:table-cell>
          <table:table-cell table:formula="of:=[.R235]-[.Q235]" office:value-type="float" office:value="9.210582" calcext:value-type="float">
            <text:p>9.210582</text:p>
          </table:table-cell>
          <table:table-cell table:number-columns-repeated="3"/>
          <table:table-cell table:formula="of:=[.G187]+[.L171]+[.P176]+[.F180]+[.K170]+[.U175]+[.D185]+[.I168]" office:value-type="float" office:value="41.282838" calcext:value-type="float">
            <text:p>41.282838</text:p>
          </table:table-cell>
          <table:table-cell table:formula="of:=[.AE179]+[.AC177]+[.AC179]+[.AC180]" office:value-type="float" office:value="29.98" calcext:value-type="float">
            <text:p>29.98</text:p>
          </table:table-cell>
          <table:table-cell table:formula="of:=[.X235]-[.W235]" office:value-type="float" office:value="-11.302838" calcext:value-type="float">
            <text:p>-11.302838</text:p>
          </table:table-cell>
          <table:table-cell table:number-columns-repeated="2"/>
          <table:table-cell table:formula="of:=[.G187]+[.L171]+[.Q176]+[.F181]+[.K170]+[.V175]+[.D186]+[.I168]" office:value-type="float" office:value="25.85476" calcext:value-type="float">
            <text:p>25.85476</text:p>
          </table:table-cell>
          <table:table-cell table:formula="of:=[.AC179]+[.AC180]+[.AC177]+[.AE180]" office:value-type="float" office:value="27.91" calcext:value-type="float">
            <text:p>27.91</text:p>
          </table:table-cell>
          <table:table-cell table:formula="of:=[.AC235]-[.AB235]" office:value-type="float" office:value="2.05524" calcext:value-type="float">
            <text:p>2.05524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formula="of:=SUM([.J235:.J237])" office:value-type="float" office:value="-11.584562" calcext:value-type="float">
            <text:p>-11.584562</text:p>
          </table:table-cell>
          <table:table-cell table:number-columns-repeated="3"/>
          <table:table-cell table:formula="of:=SUM([.N235:.N237])" office:value-type="float" office:value="-10.009614" calcext:value-type="float">
            <text:p>-10.00961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1 12 0 5 17 21</text:p>
          </table:table-cell>
          <table:table-cell table:number-columns-repeated="3"/>
          <table:table-cell table:formula="of:=[.O188]+[.C179]+[.H167]+[.T172]" office:value-type="float" office:value="21.503942" calcext:value-type="float">
            <text:p>21.503942</text:p>
          </table:table-cell>
          <table:table-cell table:formula="of:=[.AE178]+[.AC176]" office:value-type="float" office:value="17.36" calcext:value-type="float">
            <text:p>17.36</text:p>
          </table:table-cell>
          <table:table-cell table:formula="of:=[.I237]-[.H237]" office:value-type="float" office:value="-4.143942" calcext:value-type="float">
            <text:p>-4.143942</text:p>
          </table:table-cell>
          <table:table-cell/>
          <table:table-cell table:formula="of:=[.M188]+[.C177]+[.H167]+[.R172]" office:value-type="float" office:value="30.182118" calcext:value-type="float">
            <text:p>30.182118</text:p>
          </table:table-cell>
          <table:table-cell table:formula="of:=[.AE176]+[.AC176]" office:value-type="float" office:value="14.37" calcext:value-type="float">
            <text:p>14.37</text:p>
          </table:table-cell>
          <table:table-cell table:formula="of:=[.M237]-[.L237]" office:value-type="float" office:value="-15.812118" calcext:value-type="float">
            <text:p>-15.812118</text:p>
          </table:table-cell>
          <table:table-cell table:number-columns-repeated="5"/>
          <table:table-cell table:formula="of:=SUM([.S235];[.S239])" office:value-type="float" office:value="-2.5473" calcext:value-type="float">
            <text:p>-2.5473</text:p>
          </table:table-cell>
          <table:table-cell table:number-columns-repeated="9"/>
          <table:table-cell office:value-type="float" office:value="2.06626" calcext:value-type="float">
            <office:annotation draw:style-name="gr2" draw:text-style-name="P3" svg:width="1.1413in" svg:height="0.7083in" svg:x="20.4583in" svg:y="41.365in" draw:caption-point-x="-0.2402in" draw:caption-point-y="0.5945in">
              <dc:date>2023-07-05T00:00:00</dc:date>
              <text:p text:style-name="P2"><text:span text:style-name="T1">aproximation</text:span></text:p>
            </office:annotation>
            <text:p>2.06626</text:p>
          </table:table-cell>
          <table:table-cell table:number-columns-repeated="1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22 11 2 7 16 22</text:p>
          </table:table-cell>
          <table:table-cell table:number-columns-repeated="3"/>
          <table:table-cell table:formula="of:=[.N189]+[.E178]+[.J169]+[.S174]" office:value-type="float" office:value="15.132436" calcext:value-type="float">
            <text:p>15.132436</text:p>
          </table:table-cell>
          <table:table-cell table:formula="of:=[.AC178]+[.AE177]" office:value-type="float" office:value="13.66" calcext:value-type="float">
            <text:p>13.66</text:p>
          </table:table-cell>
          <table:table-cell table:formula="of:=[.I239]-[.H239]" office:value-type="float" office:value="-1.472436" calcext:value-type="float">
            <text:p>-1.472436</text:p>
          </table:table-cell>
          <table:table-cell table:number-columns-repeated="6"/>
          <table:table-cell table:formula="of:=[.M189]+[.E177]+[.J169]+[.R174]" office:value-type="float" office:value="24.327882" calcext:value-type="float">
            <text:p>24.327882</text:p>
          </table:table-cell>
          <table:table-cell table:formula="of:=[.AE176]+[.AC178]" office:value-type="float" office:value="12.57" calcext:value-type="float">
            <text:p>12.57</text:p>
          </table:table-cell>
          <table:table-cell table:formula="of:=[.R239]-[.Q239]" office:value-type="float" office:value="-11.757882" calcext:value-type="float">
            <text:p>-11.757882</text:p>
          </table:table-cell>
          <table:table-cell table:number-columns-repeated="22"/>
        </table:table-row>
        <table:table-row table:style-name="ro1">
          <table:table-cell table:number-columns-repeated="14"/>
          <table:table-cell table:formula="of:=[.O236]+[.J239]" office:value-type="float" office:value="-11.48205" calcext:value-type="float">
            <text:p>-11.48205</text:p>
          </table:table-cell>
          <table:table-cell table:number-columns-repeated="4"/>
          <table:table-cell table:formula="of:=[.S235]+[.S239]+[.J237]" office:value-type="float" office:value="-6.69124200000001" calcext:value-type="float">
            <text:p>-6.69124200000001</text:p>
          </table:table-cell>
          <table:table-cell table:number-columns-repeated="4"/>
          <table:table-cell table:formula="of:=[.Y235]+[.J237]+[.J239]" office:value-type="float" office:value="-16.919216" calcext:value-type="float">
            <text:p>-16.919216</text:p>
          </table:table-cell>
          <table:table-cell table:number-columns-repeated="4"/>
          <table:table-cell table:formula="of:=[.AD237]+[.J237]+[.J239]" office:value-type="float" office:value="-3.550118" calcext:value-type="float">
            <text:p>-3.550118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SUM([.J234:.J240])" office:value-type="float" office:value="-13.056998" calcext:value-type="float">
            <text:p>-13.056998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12-17;13-18</text:p>
          </table:table-cell>
          <table:table-cell table:number-columns-repeated="3"/>
          <table:table-cell office:value-type="string" calcext:value-type="string">
            <text:p>11-16;13-18</text:p>
          </table:table-cell>
          <table:table-cell table:number-columns-repeated="33"/>
        </table:table-row>
        <table:table-row table:style-name="ro1">
          <table:table-cell table:number-columns-repeated="3"/>
          <table:table-cell table:formula="of:=[.P188]+[.C180]+[.H167]+[.U172]" office:value-type="float" office:value="16.96641" calcext:value-type="float">
            <text:p>16.96641</text:p>
          </table:table-cell>
          <table:table-cell table:formula="of:=[.AC176]+[.AE179]" office:value-type="float" office:value="14.9" calcext:value-type="float">
            <text:p>14.9</text:p>
          </table:table-cell>
          <table:table-cell table:formula="of:=[.E244]-[.D244]" office:value-type="float" office:value="-2.06641" calcext:value-type="float">
            <text:p>-2.06641</text:p>
          </table:table-cell>
          <table:table-cell/>
          <table:table-cell table:formula="of:=[.P189]+[.E180]+[.J169]+[.U174]" office:value-type="float" office:value="25.570526" calcext:value-type="float">
            <text:p>25.570526</text:p>
          </table:table-cell>
          <table:table-cell table:formula="of:=[.AE179]+[.AC178]" office:value-type="float" office:value="13.1" calcext:value-type="float">
            <text:p>13.1</text:p>
          </table:table-cell>
          <table:table-cell table:formula="of:=[.I244]-[.H244]" office:value-type="float" office:value="-12.470526" calcext:value-type="float">
            <text:p>-12.470526</text:p>
          </table:table-cell>
          <table:table-cell table:number-columns-repeated="3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"/>
          <table:table-cell office:value-type="string" calcext:value-type="string">
            <text:p>12-17;14-19</text:p>
          </table:table-cell>
          <table:table-cell table:number-columns-repeated="3"/>
          <table:table-cell office:value-type="string" calcext:value-type="string">
            <text:p>11-16;14-19</text:p>
          </table:table-cell>
          <table:table-cell table:number-columns-repeated="33"/>
        </table:table-row>
        <table:table-row table:style-name="ro1">
          <table:table-cell table:number-columns-repeated="3"/>
          <table:table-cell table:formula="of:=[.Q188]+[.C181]+[.H167]+[.V172]" office:value-type="float" office:value="26.174046" calcext:value-type="float">
            <text:p>26.174046</text:p>
          </table:table-cell>
          <table:table-cell table:formula="of:=[.AE180]+[.AC176]" office:value-type="float" office:value="12.83" calcext:value-type="float">
            <text:p>12.83</text:p>
          </table:table-cell>
          <table:table-cell table:formula="of:=[.E247]-[.D247]" office:value-type="float" office:value="-13.344046" calcext:value-type="float">
            <text:p>-13.344046</text:p>
          </table:table-cell>
          <table:table-cell/>
          <table:table-cell table:formula="of:=[.Q189]+[.E181]+[.J169]+[.V174]" office:value-type="float" office:value="14.48264" calcext:value-type="float">
            <text:p>14.48264</text:p>
          </table:table-cell>
          <table:table-cell table:formula="of:=[.AE180]+[.AC178]" office:value-type="float" office:value="11.03" calcext:value-type="float">
            <text:p>11.03</text:p>
          </table:table-cell>
          <table:table-cell table:formula="of:=[.I247]-[.H247]" office:value-type="float" office:value="-3.45264" calcext:value-type="float">
            <text:p>-3.45264</text:p>
          </table:table-cell>
          <table:table-cell table:number-columns-repeated="31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office:value-type="float" office:value="-23002830966.6658" calcext:value-type="float">
            <text:p>-23002830966.6658</text:p>
          </table:table-cell>
          <table:table-cell office:value-type="float" office:value="-23002784969.6569" calcext:value-type="float">
            <text:p>-23002784969.6569</text:p>
          </table:table-cell>
          <table:table-cell table:number-columns-repeated="10"/>
          <table:table-cell table:style-name="ce23" office:value-type="string" calcext:value-type="string">
            <text:p>20 4 9 3 8 1 6 20 </text:p>
          </table:table-cell>
          <table:table-cell table:style-name="ce23" table:number-columns-repeated="2"/>
          <table:table-cell table:formula="of:=[.G187]+[.L171]+[.F176]+[.K170]+[.D175]+[.I168]" office:value-type="float" office:value="17.32084" calcext:value-type="float">
            <text:p>17.32084</text:p>
          </table:table-cell>
          <table:table-cell table:formula="of:=[.AC180]+[.AC179]+[.AC177]" office:value-type="float" office:value="23.71" calcext:value-type="float">
            <text:p>23.71</text:p>
          </table:table-cell>
          <table:table-cell table:formula="of:=[.Q251]-[.P251]" office:value-type="float" office:value="6.38916" calcext:value-type="float">
            <text:p>6.38916</text:p>
          </table:table-cell>
          <table:table-cell table:formula="of:=[.R251]+[.R254]+[.E223]" office:value-type="float" office:value="7.790744" calcext:value-type="float">
            <text:p>7.790744</text:p>
          </table:table-cell>
          <table:table-cell/>
          <table:table-cell table:formula="of:=[.J231]+[.R253]+[.R254]" office:value-type="float" office:value="7.654446" calcext:value-type="float">
            <text:p>7.65444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21 0 5 21</text:p>
          </table:table-cell>
          <table:table-cell/>
          <table:table-cell table:formula="of:=[.C188]+[.H167]" office:value-type="float" office:value="11.213006" calcext:value-type="float">
            <text:p>11.213006</text:p>
          </table:table-cell>
          <table:table-cell table:formula="of:=[.AC176]" office:value-type="float" office:value="8.63" calcext:value-type="float">
            <text:p>8.63</text:p>
          </table:table-cell>
          <table:table-cell table:formula="of:=[.G252]-[.F252]" office:value-type="float" office:value="-2.583006" calcext:value-type="float">
            <text:p>-2.583006</text:p>
          </table:table-cell>
          <table:table-cell table:number-columns-repeated="33"/>
        </table:table-row>
        <table:table-row table:style-name="ro1">
          <table:table-cell table:number-columns-repeated="5"/>
          <table:table-cell table:formula="of:=[.P188]+[.C180]+[.H167]+[.U172]" office:value-type="float" office:value="16.96641" calcext:value-type="float">
            <text:p>16.96641</text:p>
          </table:table-cell>
          <table:table-cell table:formula="of:=[.G252]+[.AE179]" office:value-type="float" office:value="14.9" calcext:value-type="float">
            <text:p>14.9</text:p>
          </table:table-cell>
          <table:table-cell table:formula="of:=[.G253]-[.F253]" office:value-type="float" office:value="-2.06641" calcext:value-type="float">
            <text:p>-2.06641</text:p>
          </table:table-cell>
          <table:table-cell table:number-columns-repeated="4"/>
          <table:table-cell office:value-type="string" calcext:value-type="string">
            <text:p>21 <text:s/>2 7 21</text:p>
          </table:table-cell>
          <table:table-cell table:number-columns-repeated="2"/>
          <table:table-cell table:formula="of:=[.E188]+[.J169]" office:value-type="float" office:value="9.54569" calcext:value-type="float">
            <text:p>9.54569</text:p>
          </table:table-cell>
          <table:table-cell table:formula="of:=[.AC178]" office:value-type="float" office:value="6.83" calcext:value-type="float">
            <text:p>6.83</text:p>
          </table:table-cell>
          <table:table-cell table:formula="of:=[.Q253]-[.P253]" office:value-type="float" office:value="-2.71569" calcext:value-type="float">
            <text:p>-2.71569</text:p>
          </table:table-cell>
          <table:table-cell/>
          <table:table-cell table:formula="of:=[.R251]+[.R253]+[.R254]" office:value-type="float" office:value="4.833024" calcext:value-type="float">
            <text:p>4.833024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22 0 5 22</text:p>
          </table:table-cell>
          <table:table-cell table:number-columns-repeated="2"/>
          <table:table-cell table:formula="of:=[.C189]+[.H167]" office:value-type="float" office:value="7.470446" calcext:value-type="float">
            <text:p>7.470446</text:p>
          </table:table-cell>
          <table:table-cell table:formula="of:=[.AC176]" office:value-type="float" office:value="8.63" calcext:value-type="float">
            <text:p>8.63</text:p>
          </table:table-cell>
          <table:table-cell table:formula="of:=[.Q254]-[.P254]" office:value-type="float" office:value="1.159554" calcext:value-type="float">
            <text:p>1.159554</text:p>
          </table:table-cell>
          <table:table-cell table:number-columns-repeated="23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8"/>
          <table:table-cell office:value-type="string" calcext:value-type="string">
            <text:p>20 13 0 5 18 20</text:p>
          </table:table-cell>
          <table:table-cell/>
          <table:table-cell table:formula="of:=[.P187]+[.C180]+[.H167]+[.U172]" office:value-type="float" office:value="14.525834" calcext:value-type="float">
            <text:p>14.525834</text:p>
          </table:table-cell>
          <table:table-cell table:formula="of:=[.AC176]+[.AE179]" office:value-type="float" office:value="14.9" calcext:value-type="float">
            <text:p>14.9</text:p>
          </table:table-cell>
          <table:table-cell table:formula="of:=[.L258]-[.K258]" office:value-type="float" office:value="0.374165999999999" calcext:value-type="float">
            <text:p>0.374165999999999</text:p>
          </table:table-cell>
          <table:table-cell table:formula="of:=1452583.4" office:value-type="float" office:value="1452583.4" calcext:value-type="float">
            <text:p>1452583.4</text:p>
          </table:table-cell>
          <table:table-cell table:number-columns-repeated="27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3"/>
          <table:table-cell table:style-name="ce30" office:value-type="float" office:value="-46007.3164" calcext:value-type="float" table:number-columns-spanned="4" table:number-rows-spanned="1">
            <text:p>-46007.316400</text:p>
          </table:table-cell>
          <table:covered-table-cell table:number-columns-repeated="3"/>
          <table:table-cell table:number-columns-repeated="3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string" calcext:value-type="string">
            <text:p>20 4 9 11 3 8 16 1 6 20 </text:p>
          </table:table-cell>
          <table:table-cell table:number-columns-repeated="2"/>
          <table:table-cell office:value-type="float" office:value="9.210582" calcext:value-type="float">
            <text:p>9.210582</text:p>
          </table:table-cell>
          <table:table-cell table:number-columns-repeated="25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office:value-type="string" calcext:value-type="string">
            <text:p>21 12 2 7 17 21</text:p>
          </table:table-cell>
          <table:table-cell table:number-columns-repeated="2"/>
          <table:table-cell table:formula="of:=[.O188]+[.E179]+[.J169]+[.T174]" office:value-type="float" office:value="17.033984" calcext:value-type="float">
            <text:p>17.033984</text:p>
          </table:table-cell>
          <table:table-cell table:formula="of:=[.AE178]+[.AC178]" office:value-type="float" office:value="15.56" calcext:value-type="float">
            <text:p>15.56</text:p>
          </table:table-cell>
          <table:table-cell table:formula="of:=[.Q267]-[.P267]" office:value-type="float" office:value="-1.473984" calcext:value-type="float">
            <text:p>-1.473984</text:p>
          </table:table-cell>
          <table:table-cell/>
          <table:table-cell table:formula="of:=SUM([.P265];[.R267];[.R269])" office:value-type="float" office:value="10.096998" calcext:value-type="float">
            <text:p>10.096998</text:p>
          </table:table-cell>
          <table:table-cell table:number-columns-repeated="21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office:value-type="string" calcext:value-type="string">
            <text:p>22 13 0 5 18 22</text:p>
          </table:table-cell>
          <table:table-cell table:number-columns-repeated="2"/>
          <table:table-cell table:formula="of:=[.P189]+[.C180]+[.H167]+[.U172]" office:value-type="float" office:value="12.5396" calcext:value-type="float">
            <text:p>12.5396</text:p>
          </table:table-cell>
          <table:table-cell table:formula="of:=[.AE179]+[.AC176]" office:value-type="float" office:value="14.9" calcext:value-type="float">
            <text:p>14.9</text:p>
          </table:table-cell>
          <table:table-cell table:formula="of:=[.Q269]-[.P269]" office:value-type="float" office:value="2.3604" calcext:value-type="float">
            <text:p>2.3604</text:p>
          </table:table-cell>
          <table:table-cell table:number-columns-repeated="23"/>
        </table:table-row>
      </table:table>
      <table:table table:name="Sheet4" table:style-name="ta1">
        <table:table-column table:style-name="co1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number-columns-repeated="4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5-5-c-2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8623" calcext:value-type="float">
            <text:p>10.8623</text:p>
          </table:table-cell>
          <table:table-cell office:value-type="float" office:value="5.06974" calcext:value-type="float">
            <text:p>5.06974</text:p>
          </table:table-cell>
          <table:table-cell office:value-type="float" office:value="12.2296" calcext:value-type="float">
            <text:p>12.2296</text:p>
          </table:table-cell>
          <table:table-cell office:value-type="float" office:value="4.77576" calcext:value-type="float">
            <text:p>4.77576</text:p>
          </table:table-cell>
          <table:table-cell office:value-type="float" office:value="14.0441" calcext:value-type="float">
            <text:p>14.0441</text:p>
          </table:table-cell>
          <table:table-cell office:value-type="float" office:value="6.59948" calcext:value-type="float">
            <text:p>6.59948</text:p>
          </table:table-cell>
          <table:table-cell office:value-type="float" office:value="24.1139" calcext:value-type="float">
            <text:p>24.1139</text:p>
          </table:table-cell>
          <table:table-cell office:value-type="float" office:value="5.81146" calcext:value-type="float">
            <text:p>5.81146</text:p>
          </table:table-cell>
          <table:table-cell office:value-type="float" office:value="11.5576" calcext:value-type="float">
            <text:p>11.5576</text:p>
          </table:table-cell>
          <table:table-cell office:value-type="float" office:value="11.3849" calcext:value-type="float">
            <text:p>11.3849</text:p>
          </table:table-cell>
          <table:table-cell office:value-type="float" office:value="12.432" calcext:value-type="float">
            <text:p>12.432</text:p>
          </table:table-cell>
          <table:table-cell office:value-type="float" office:value="19.1184" calcext:value-type="float">
            <text:p>19.1184</text:p>
          </table:table-cell>
          <table:table-cell office:value-type="float" office:value="22.3131" calcext:value-type="float">
            <text:p>22.3131</text:p>
          </table:table-cell>
          <table:table-cell office:value-type="float" office:value="23.5421" calcext:value-type="float">
            <text:p>23.5421</text:p>
          </table:table-cell>
          <table:table-cell office:value-type="float" office:value="17.9845" calcext:value-type="float">
            <text:p>17.9845</text:p>
          </table:table-cell>
          <table:table-cell office:value-type="float" office:value="14.3603" calcext:value-type="float">
            <text:p>14.3603</text:p>
          </table:table-cell>
          <table:table-cell office:value-type="float" office:value="22.7656" calcext:value-type="float">
            <text:p>22.76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office:value-type="float" office:value="13.969" calcext:value-type="float">
            <text:p>13.969</text:p>
          </table:table-cell>
          <table:table-cell table:number-columns-repeated="4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office:value-type="float" office:value="26.154" calcext:value-type="float">
            <text:p>26.154</text:p>
          </table:table-cell>
          <table:table-cell office:value-type="float" office:value="0" calcext:value-type="float">
            <text:p>0</text:p>
          </table:table-cell>
          <table:table-cell office:value-type="float" office:value="12.6651" calcext:value-type="float">
            <text:p>12.6651</text:p>
          </table:table-cell>
          <table:table-cell office:value-type="float" office:value="21.5705" calcext:value-type="float">
            <text:p>21.5705</text:p>
          </table:table-cell>
          <table:table-cell office:value-type="float" office:value="16.0716" calcext:value-type="float">
            <text:p>16.0716</text:p>
          </table:table-cell>
          <table:table-cell office:value-type="float" office:value="7.53335" calcext:value-type="float">
            <text:p>7.53335</text:p>
          </table:table-cell>
          <table:table-cell office:value-type="float" office:value="11.5935" calcext:value-type="float">
            <text:p>11.5935</text:p>
          </table:table-cell>
          <table:table-cell office:value-type="float" office:value="21.5305" calcext:value-type="float">
            <text:p>21.5305</text:p>
          </table:table-cell>
          <table:table-cell office:value-type="float" office:value="16.1339" calcext:value-type="float">
            <text:p>16.1339</text:p>
          </table:table-cell>
          <table:table-cell office:value-type="float" office:value="19.728" calcext:value-type="float">
            <text:p>19.728</text:p>
          </table:table-cell>
          <table:table-cell office:value-type="float" office:value="16.5541" calcext:value-type="float">
            <text:p>16.5541</text:p>
          </table:table-cell>
          <table:table-cell office:value-type="float" office:value="2.08238" calcext:value-type="float">
            <text:p>2.08238</text:p>
          </table:table-cell>
          <table:table-cell office:value-type="float" office:value="14.9514" calcext:value-type="float">
            <text:p>14.9514</text:p>
          </table:table-cell>
          <table:table-cell office:value-type="float" office:value="25.7305" calcext:value-type="float">
            <text:p>25.7305</text:p>
          </table:table-cell>
          <table:table-cell office:value-type="float" office:value="19.9795" calcext:value-type="float">
            <text:p>19.9795</text:p>
          </table:table-cell>
          <table:table-cell office:value-type="float" office:value="17.6169" calcext:value-type="float">
            <text:p>17.6169</text:p>
          </table:table-cell>
          <table:table-cell office:value-type="float" office:value="22.2404" calcext:value-type="float">
            <text:p>22.2404</text:p>
          </table:table-cell>
          <table:table-cell office:value-type="float" office:value="18.7774" calcext:value-type="float">
            <text:p>18.77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5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/>
          <table:table-cell table:style-name="ce75" office:value-type="float" office:value="1" calcext:value-type="float">
            <text:p>1</text:p>
          </table:table-cell>
          <table:table-cell office:value-type="float" office:value="6.60146" calcext:value-type="float">
            <text:p>6.60146</text:p>
          </table:table-cell>
          <table:table-cell table:number-columns-repeated="4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office:value-type="float" office:value="15.5213" calcext:value-type="float">
            <text:p>15.5213</text:p>
          </table:table-cell>
          <table:table-cell office:value-type="float" office:value="7.05715" calcext:value-type="float">
            <text:p>7.05715</text:p>
          </table:table-cell>
          <table:table-cell office:value-type="float" office:value="0" calcext:value-type="float">
            <text:p>0</text:p>
          </table:table-cell>
          <table:table-cell office:value-type="float" office:value="10.9987" calcext:value-type="float">
            <text:p>10.9987</text:p>
          </table:table-cell>
          <table:table-cell office:value-type="float" office:value="9.69785" calcext:value-type="float">
            <text:p>9.69785</text:p>
          </table:table-cell>
          <table:table-cell office:value-type="float" office:value="9.72662" calcext:value-type="float">
            <text:p>9.72662</text:p>
          </table:table-cell>
          <table:table-cell office:value-type="float" office:value="0.844466" calcext:value-type="float">
            <text:p>0.844466</text:p>
          </table:table-cell>
          <table:table-cell office:value-type="float" office:value="17.9186" calcext:value-type="float">
            <text:p>17.9186</text:p>
          </table:table-cell>
          <table:table-cell office:value-type="float" office:value="6.8375" calcext:value-type="float">
            <text:p>6.8375</text:p>
          </table:table-cell>
          <table:table-cell office:value-type="float" office:value="8.97331" calcext:value-type="float">
            <text:p>8.97331</text:p>
          </table:table-cell>
          <table:table-cell office:value-type="float" office:value="6.31042" calcext:value-type="float">
            <text:p>6.31042</text:p>
          </table:table-cell>
          <table:table-cell office:value-type="float" office:value="10.7457" calcext:value-type="float">
            <text:p>10.7457</text:p>
          </table:table-cell>
          <table:table-cell office:value-type="float" office:value="13.2875" calcext:value-type="float">
            <text:p>13.2875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17.4535" calcext:value-type="float">
            <text:p>17.4535</text:p>
          </table:table-cell>
          <table:table-cell office:value-type="float" office:value="11.7565" calcext:value-type="float">
            <text:p>11.7565</text:p>
          </table:table-cell>
          <table:table-cell office:value-type="float" office:value="11.4852" calcext:value-type="float">
            <text:p>11.4852</text:p>
          </table:table-cell>
          <table:table-cell office:value-type="float" office:value="16.7595" calcext:value-type="float">
            <text:p>16.75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5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style-name="ce75" office:value-type="float" office:value="2" calcext:value-type="float">
            <text:p>2</text:p>
          </table:table-cell>
          <table:table-cell office:value-type="float" office:value="4.74439" calcext:value-type="float">
            <text:p>4.74439</text:p>
          </table:table-cell>
          <table:table-cell table:number-columns-repeated="4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office:value-type="float" office:value="22.7176" calcext:value-type="float">
            <text:p>22.7176</text:p>
          </table:table-cell>
          <table:table-cell office:value-type="float" office:value="7.58396" calcext:value-type="float">
            <text:p>7.58396</text:p>
          </table:table-cell>
          <table:table-cell office:value-type="float" office:value="15.286" calcext:value-type="float">
            <text:p>15.286</text:p>
          </table:table-cell>
          <table:table-cell office:value-type="float" office:value="0" calcext:value-type="float">
            <text:p>0</text:p>
          </table:table-cell>
          <table:table-cell office:value-type="float" office:value="22.2099" calcext:value-type="float">
            <text:p>22.2099</text:p>
          </table:table-cell>
          <table:table-cell office:value-type="float" office:value="4.68955" calcext:value-type="float">
            <text:p>4.68955</text:p>
          </table:table-cell>
          <table:table-cell office:value-type="float" office:value="12.9737" calcext:value-type="float">
            <text:p>12.9737</text:p>
          </table:table-cell>
          <table:table-cell office:value-type="float" office:value="9.90779" calcext:value-type="float">
            <text:p>9.90779</text:p>
          </table:table-cell>
          <table:table-cell office:value-type="float" office:value="19.4235" calcext:value-type="float">
            <text:p>19.4235</text:p>
          </table:table-cell>
          <table:table-cell office:value-type="float" office:value="19.0562" calcext:value-type="float">
            <text:p>19.0562</text:p>
          </table:table-cell>
          <table:table-cell office:value-type="float" office:value="14.0886" calcext:value-type="float">
            <text:p>14.0886</text:p>
          </table:table-cell>
          <table:table-cell office:value-type="float" office:value="10.1435" calcext:value-type="float">
            <text:p>10.1435</text:p>
          </table:table-cell>
          <table:table-cell office:value-type="float" office:value="3.33771" calcext:value-type="float">
            <text:p>3.33771</text:p>
          </table:table-cell>
          <table:table-cell office:value-type="float" office:value="18.1591" calcext:value-type="float">
            <text:p>18.1591</text:p>
          </table:table-cell>
          <table:table-cell office:value-type="float" office:value="8.05095" calcext:value-type="float">
            <text:p>8.05095</text:p>
          </table:table-cell>
          <table:table-cell office:value-type="float" office:value="8.6726" calcext:value-type="float">
            <text:p>8.6726</text:p>
          </table:table-cell>
          <table:table-cell office:value-type="float" office:value="20.4213" calcext:value-type="float">
            <text:p>20.4213</text:p>
          </table:table-cell>
          <table:table-cell office:value-type="float" office:value="6.77582" calcext:value-type="float">
            <text:p>6.775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75" office:value-type="float" office:value="3" calcext:value-type="float">
            <text:p>3</text:p>
          </table:table-cell>
          <table:table-cell table:number-columns-repeated="2"/>
          <table:table-cell table:style-name="ce75" office:value-type="float" office:value="3" calcext:value-type="float">
            <text:p>3</text:p>
          </table:table-cell>
          <table:table-cell office:value-type="float" office:value="15.6693" calcext:value-type="float">
            <text:p>15.6693</text:p>
          </table:table-cell>
          <table:table-cell table:number-columns-repeated="4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office:value-type="float" office:value="20.1033" calcext:value-type="float">
            <text:p>20.1033</text:p>
          </table:table-cell>
          <table:table-cell office:value-type="float" office:value="1.80763" calcext:value-type="float">
            <text:p>1.80763</text:p>
          </table:table-cell>
          <table:table-cell office:value-type="float" office:value="9.50517" calcext:value-type="float">
            <text:p>9.50517</text:p>
          </table:table-cell>
          <table:table-cell office:value-type="float" office:value="17.2893" calcext:value-type="float">
            <text:p>17.2893</text:p>
          </table:table-cell>
          <table:table-cell office:value-type="float" office:value="0" calcext:value-type="float">
            <text:p>0</text:p>
          </table:table-cell>
          <table:table-cell office:value-type="float" office:value="2.88113" calcext:value-type="float">
            <text:p>2.88113</text:p>
          </table:table-cell>
          <table:table-cell office:value-type="float" office:value="7.36499" calcext:value-type="float">
            <text:p>7.36499</text:p>
          </table:table-cell>
          <table:table-cell office:value-type="float" office:value="14.3355" calcext:value-type="float">
            <text:p>14.3355</text:p>
          </table:table-cell>
          <table:table-cell office:value-type="float" office:value="13.7015" calcext:value-type="float">
            <text:p>13.7015</text:p>
          </table:table-cell>
          <table:table-cell office:value-type="float" office:value="14.8255" calcext:value-type="float">
            <text:p>14.8255</text:p>
          </table:table-cell>
          <table:table-cell office:value-type="float" office:value="10.4779" calcext:value-type="float">
            <text:p>10.4779</text:p>
          </table:table-cell>
          <table:table-cell office:value-type="float" office:value="6.37194" calcext:value-type="float">
            <text:p>6.37194</text:p>
          </table:table-cell>
          <table:table-cell office:value-type="float" office:value="8.17417" calcext:value-type="float">
            <text:p>8.17417</text:p>
          </table:table-cell>
          <table:table-cell office:value-type="float" office:value="18.2846" calcext:value-type="float">
            <text:p>18.2846</text:p>
          </table:table-cell>
          <table:table-cell office:value-type="float" office:value="13.1134" calcext:value-type="float">
            <text:p>13.1134</text:p>
          </table:table-cell>
          <table:table-cell office:value-type="float" office:value="9.93079" calcext:value-type="float">
            <text:p>9.93079</text:p>
          </table:table-cell>
          <table:table-cell office:value-type="float" office:value="16.8291" calcext:value-type="float">
            <text:p>16.8291</text:p>
          </table:table-cell>
          <table:table-cell office:value-type="float" office:value="12.071" calcext:value-type="float">
            <text:p>12.0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75" office:value-type="float" office:value="4" calcext:value-type="float">
            <text:p>4</text:p>
          </table:table-cell>
          <table:table-cell table:number-columns-repeated="2"/>
          <table:table-cell table:style-name="ce75" office:value-type="float" office:value="4" calcext:value-type="float">
            <text:p>4</text:p>
          </table:table-cell>
          <table:table-cell office:value-type="float" office:value="12.3442" calcext:value-type="float">
            <text:p>12.3442</text:p>
          </table:table-cell>
          <table:table-cell table:formula="of:=SUM([.AE4:.AE8])" office:value-type="float" office:value="53.32835" calcext:value-type="float">
            <text:p>53.32835</text:p>
          </table:table-cell>
          <table:table-cell table:formula="of:=[.AF8]+[.AE10]+[.AE9]+[.AE13]" office:value-type="float" office:value="99.07215" calcext:value-type="float">
            <text:p>99.07215</text:p>
          </table:table-cell>
          <table:table-cell table:number-columns-repeated="2"/>
        </table:table-row>
        <table:table-row table:style-name="ro1">
          <table:table-cell/>
          <table:table-cell table:style-name="ce102" office:value-type="float" office:value="5" calcext:value-type="float">
            <text:p>5</text:p>
          </table:table-cell>
          <table:table-cell office:value-type="float" office:value="22.6067" calcext:value-type="float">
            <text:p>22.6067</text:p>
          </table:table-cell>
          <table:table-cell office:value-type="float" office:value="3.2026" calcext:value-type="float">
            <text:p>3.2026</text:p>
          </table:table-cell>
          <table:table-cell office:value-type="float" office:value="12.355" calcext:value-type="float">
            <text:p>12.355</text:p>
          </table:table-cell>
          <table:table-cell office:value-type="float" office:value="20.1339" calcext:value-type="float">
            <text:p>20.1339</text:p>
          </table:table-cell>
          <table:table-cell office:value-type="float" office:value="18.5836" calcext:value-type="float">
            <text:p>18.5836</text:p>
          </table:table-cell>
          <table:table-cell office:value-type="float" office:value="0" calcext:value-type="float">
            <text:p>0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14.0433" calcext:value-type="float">
            <text:p>14.0433</text:p>
          </table:table-cell>
          <table:table-cell office:value-type="float" office:value="16.5445" calcext:value-type="float">
            <text:p>16.5445</text:p>
          </table:table-cell>
          <table:table-cell office:value-type="float" office:value="17.6242" calcext:value-type="float">
            <text:p>17.6242</text:p>
          </table:table-cell>
          <table:table-cell office:value-type="float" office:value="13.1141" calcext:value-type="float">
            <text:p>13.1141</text:p>
          </table:table-cell>
          <table:table-cell office:value-type="float" office:value="5.6691" calcext:value-type="float">
            <text:p>5.6691</text:p>
          </table:table-cell>
          <table:table-cell office:value-type="float" office:value="7.42425" calcext:value-type="float">
            <text:p>7.42425</text:p>
          </table:table-cell>
          <table:table-cell office:value-type="float" office:value="19.927" calcext:value-type="float">
            <text:p>19.927</text:p>
          </table:table-cell>
          <table:table-cell office:value-type="float" office:value="12.4467" calcext:value-type="float">
            <text:p>12.4467</text:p>
          </table:table-cell>
          <table:table-cell office:value-type="float" office:value="10.8968" calcext:value-type="float">
            <text:p>10.8968</text:p>
          </table:table-cell>
          <table:table-cell office:value-type="float" office:value="19.5283" calcext:value-type="float">
            <text:p>19.5283</text:p>
          </table:table-cell>
          <table:table-cell office:value-type="float" office:value="11.2464" calcext:value-type="float">
            <text:p>11.24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3"/>
          <table:table-cell table:style-name="ce102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/>
          <table:table-cell table:style-name="ce102" office:value-type="float" office:value="5" calcext:value-type="float">
            <text:p>5</text:p>
          </table:table-cell>
          <table:table-cell office:value-type="float" office:value="13.6247" calcext:value-type="float">
            <text:p>13.6247</text:p>
          </table:table-cell>
          <table:table-cell/>
          <table:table-cell table:formula="of:=SUM([.J33:.N33])*[.A29]" office:value-type="float" office:value="17.0271714" calcext:value-type="float">
            <text:p>17.0271714</text:p>
          </table:table-cell>
          <table:table-cell table:number-columns-repeated="2"/>
        </table:table-row>
        <table:table-row table:style-name="ro1">
          <table:table-cell/>
          <table:table-cell table:style-name="ce102" office:value-type="float" office:value="6" calcext:value-type="float">
            <text:p>6</text:p>
          </table:table-cell>
          <table:table-cell office:value-type="float" office:value="14.6768" calcext:value-type="float">
            <text:p>14.6768</text:p>
          </table:table-cell>
          <table:table-cell office:value-type="float" office:value="7.70546" calcext:value-type="float">
            <text:p>7.70546</text:p>
          </table:table-cell>
          <table:table-cell office:value-type="float" office:value="2.33624" calcext:value-type="float">
            <text:p>2.33624</text:p>
          </table:table-cell>
          <table:table-cell office:value-type="float" office:value="10.2518" calcext:value-type="float">
            <text:p>10.2518</text:p>
          </table:table-cell>
          <table:table-cell office:value-type="float" office:value="9.7066" calcext:value-type="float">
            <text:p>9.7066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0" calcext:value-type="float">
            <text:p>0</text:p>
          </table:table-cell>
          <table:table-cell office:value-type="float" office:value="17.7123" calcext:value-type="float">
            <text:p>17.7123</text:p>
          </table:table-cell>
          <table:table-cell office:value-type="float" office:value="6.45584" calcext:value-type="float">
            <text:p>6.45584</text:p>
          </table:table-cell>
          <table:table-cell office:value-type="float" office:value="8.16126" calcext:value-type="float">
            <text:p>8.16126</text:p>
          </table:table-cell>
          <table:table-cell office:value-type="float" office:value="5.51309" calcext:value-type="float">
            <text:p>5.51309</text:p>
          </table:table-cell>
          <table:table-cell office:value-type="float" office:value="11.5298" calcext:value-type="float">
            <text:p>11.5298</text:p>
          </table:table-cell>
          <table:table-cell office:value-type="float" office:value="13.3502" calcext:value-type="float">
            <text:p>13.3502</text:p>
          </table:table-cell>
          <table:table-cell office:value-type="float" office:value="16.203" calcext:value-type="float">
            <text:p>16.203</text:p>
          </table:table-cell>
          <table:table-cell office:value-type="float" office:value="17.3526" calcext:value-type="float">
            <text:p>17.3526</text:p>
          </table:table-cell>
          <table:table-cell office:value-type="float" office:value="11.4344" calcext:value-type="float">
            <text:p>11.4344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16.715" calcext:value-type="float">
            <text:p>16.7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8"/>
          <table:table-cell table:style-name="ce102" office:value-type="float" office:value="6" calcext:value-type="float">
            <text:p>6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table:style-name="ce106"/>
          <table:table-cell table:style-name="ce102" office:value-type="float" office:value="6" calcext:value-type="float">
            <text:p>6</text:p>
          </table:table-cell>
          <table:table-cell office:value-type="float" office:value="12.3098" calcext:value-type="float">
            <text:p>12.3098</text:p>
          </table:table-cell>
          <table:table-cell/>
          <table:table-cell table:formula="of:=SUM([.J34:.L35])*[.A29]" office:value-type="float" office:value="20.0645698" calcext:value-type="float">
            <text:p>20.0645698</text:p>
          </table:table-cell>
          <table:table-cell table:number-columns-repeated="2"/>
        </table:table-row>
        <table:table-row table:style-name="ro1">
          <table:table-cell/>
          <table:table-cell table:style-name="ce102" office:value-type="float" office:value="7" calcext:value-type="float">
            <text:p>7</text:p>
          </table:table-cell>
          <table:table-cell office:value-type="float" office:value="20.2984" calcext:value-type="float">
            <text:p>20.2984</text:p>
          </table:table-cell>
          <table:table-cell office:value-type="float" office:value="16.0571" calcext:value-type="float">
            <text:p>16.0571</text:p>
          </table:table-cell>
          <table:table-cell office:value-type="float" office:value="19.8629" calcext:value-type="float">
            <text:p>19.8629</text:p>
          </table:table-cell>
          <table:table-cell office:value-type="float" office:value="22.7903" calcext:value-type="float">
            <text:p>22.7903</text:p>
          </table:table-cell>
          <table:table-cell office:value-type="float" office:value="27.3286" calcext:value-type="float">
            <text:p>27.3286</text:p>
          </table:table-cell>
          <table:table-cell office:value-type="float" office:value="14.0433" calcext:value-type="float">
            <text:p>14.0433</text:p>
          </table:table-cell>
          <table:table-cell office:value-type="float" office:value="17.7123" calcext:value-type="float">
            <text:p>17.7123</text:p>
          </table:table-cell>
          <table:table-cell office:value-type="float" office:value="0" calcext:value-type="float">
            <text:p>0</text:p>
          </table:table-cell>
          <table:table-cell office:value-type="float" office:value="23.2274" calcext:value-type="float">
            <text:p>23.2274</text:p>
          </table:table-cell>
          <table:table-cell office:value-type="float" office:value="20.0007" calcext:value-type="float">
            <text:p>20.0007</text:p>
          </table:table-cell>
          <table:table-cell office:value-type="float" office:value="15.378" calcext:value-type="float">
            <text:p>15.378</text:p>
          </table:table-cell>
          <table:table-cell office:value-type="float" office:value="19.7123" calcext:value-type="float">
            <text:p>19.7123</text:p>
          </table:table-cell>
          <table:table-cell office:value-type="float" office:value="6.6687" calcext:value-type="float">
            <text:p>6.6687</text:p>
          </table:table-cell>
          <table:table-cell office:value-type="float" office:value="12.435" calcext:value-type="float">
            <text:p>12.435</text:p>
          </table:table-cell>
          <table:table-cell office:value-type="float" office:value="2.27147" calcext:value-type="float">
            <text:p>2.27147</text:p>
          </table:table-cell>
          <table:table-cell office:value-type="float" office:value="6.55981" calcext:value-type="float">
            <text:p>6.55981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3.51428" calcext:value-type="float">
            <text:p>3.514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6"/>
          <table:table-cell table:style-name="ce102" office:value-type="float" office:value="7" calcext:value-type="float">
            <text:p>7</text:p>
          </table:table-cell>
          <table:table-cell table:style-name="ce75" office:value-type="float" office:value="7" calcext:value-type="float">
            <text:p>7</text:p>
          </table:table-cell>
          <table:table-cell/>
          <table:table-cell table:style-name="ce106"/>
          <table:table-cell table:style-name="ce102" office:value-type="float" office:value="7" calcext:value-type="float">
            <text:p>7</text:p>
          </table:table-cell>
          <table:table-cell office:value-type="float" office:value="8.27502" calcext:value-type="float">
            <text:p>8.27502</text:p>
          </table:table-cell>
          <table:table-cell/>
          <table:table-cell table:formula="of:=[.AG8]-[.AG9]-[.AG10]" office:value-type="float" office:value="61.9804088" calcext:value-type="float">
            <text:p>61.9804088</text:p>
          </table:table-cell>
          <table:table-cell table:number-columns-repeated="2"/>
        </table:table-row>
        <table:table-row table:style-name="ro1">
          <table:table-cell/>
          <table:table-cell table:style-name="ce102" office:value-type="float" office:value="8" calcext:value-type="float">
            <text:p>8</text:p>
          </table:table-cell>
          <table:table-cell office:value-type="float" office:value="13.4877" calcext:value-type="float">
            <text:p>13.4877</text:p>
          </table:table-cell>
          <table:table-cell office:value-type="float" office:value="13.725" calcext:value-type="float">
            <text:p>13.725</text:p>
          </table:table-cell>
          <table:table-cell office:value-type="float" office:value="4.19825" calcext:value-type="float">
            <text:p>4.19825</text:p>
          </table:table-cell>
          <table:table-cell office:value-type="float" office:value="6.4662" calcext:value-type="float">
            <text:p>6.4662</text:p>
          </table:table-cell>
          <table:table-cell office:value-type="float" office:value="4.88794" calcext:value-type="float">
            <text:p>4.88794</text:p>
          </table:table-cell>
          <table:table-cell office:value-type="float" office:value="16.5445" calcext:value-type="float">
            <text:p>16.5445</text:p>
          </table:table-cell>
          <table:table-cell office:value-type="float" office:value="6.45584" calcext:value-type="float">
            <text:p>6.45584</text:p>
          </table:table-cell>
          <table:table-cell office:value-type="float" office:value="23.2274" calcext:value-type="float">
            <text:p>23.2274</text:p>
          </table:table-cell>
          <table:table-cell office:value-type="float" office:value="0" calcext:value-type="float">
            <text:p>0</text:p>
          </table:table-cell>
          <table:table-cell office:value-type="float" office:value="6.33538" calcext:value-type="float">
            <text:p>6.33538</text:p>
          </table:table-cell>
          <table:table-cell office:value-type="float" office:value="8.27158" calcext:value-type="float">
            <text:p>8.27158</text:p>
          </table:table-cell>
          <table:table-cell office:value-type="float" office:value="16.7056" calcext:value-type="float">
            <text:p>16.7056</text:p>
          </table:table-cell>
          <table:table-cell office:value-type="float" office:value="19.6034" calcext:value-type="float">
            <text:p>19.6034</text:p>
          </table:table-cell>
          <table:table-cell office:value-type="float" office:value="18.5396" calcext:value-type="float">
            <text:p>18.5396</text:p>
          </table:table-cell>
          <table:table-cell office:value-type="float" office:value="23.2089" calcext:value-type="float">
            <text:p>23.2089</text:p>
          </table:table-cell>
          <table:table-cell office:value-type="float" office:value="16.6893" calcext:value-type="float">
            <text:p>16.6893</text:p>
          </table:table-cell>
          <table:table-cell office:value-type="float" office:value="9.02948" calcext:value-type="float">
            <text:p>9.02948</text:p>
          </table:table-cell>
          <table:table-cell office:value-type="float" office:value="22.7251" calcext:value-type="float">
            <text:p>22.72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7"/>
          <table:table-cell table:number-columns-repeated="2" table:style-name="ce102" office:value-type="float" office:value="8" calcext:value-type="float">
            <text:p>8</text:p>
          </table:table-cell>
          <table:table-cell table:style-name="ce83"/>
          <table:table-cell table:style-name="ce106"/>
          <table:table-cell table:style-name="ce102" office:value-type="float" office:value="8" calcext:value-type="float">
            <text:p>8</text:p>
          </table:table-cell>
          <table:table-cell office:value-type="float" office:value="18.1279" calcext:value-type="float">
            <text:p>18.1279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float" office:value="9" calcext:value-type="float">
            <text:p>9</text:p>
          </table:table-cell>
          <table:table-cell office:value-type="float" office:value="7.26824" calcext:value-type="float">
            <text:p>7.26824</text:p>
          </table:table-cell>
          <table:table-cell office:value-type="float" office:value="15.5994" calcext:value-type="float">
            <text:p>15.5994</text:p>
          </table:table-cell>
          <table:table-cell office:value-type="float" office:value="7.34594" calcext:value-type="float">
            <text:p>7.34594</text:p>
          </table:table-cell>
          <table:table-cell office:value-type="float" office:value="2.85158" calcext:value-type="float">
            <text:p>2.85158</text:p>
          </table:table-cell>
          <table:table-cell office:value-type="float" office:value="11.1121" calcext:value-type="float">
            <text:p>11.1121</text:p>
          </table:table-cell>
          <table:table-cell office:value-type="float" office:value="17.6242" calcext:value-type="float">
            <text:p>17.6242</text:p>
          </table:table-cell>
          <table:table-cell office:value-type="float" office:value="8.16126" calcext:value-type="float">
            <text:p>8.16126</text:p>
          </table:table-cell>
          <table:table-cell office:value-type="float" office:value="20.0007" calcext:value-type="float">
            <text:p>20.0007</text:p>
          </table:table-cell>
          <table:table-cell office:value-type="float" office:value="6.33538" calcext:value-type="float">
            <text:p>6.33538</text:p>
          </table:table-cell>
          <table:table-cell office:value-type="float" office:value="0" calcext:value-type="float">
            <text:p>0</text:p>
          </table:table-cell>
          <table:table-cell office:value-type="float" office:value="5.0465" calcext:value-type="float">
            <text:p>5.0465</text:p>
          </table:table-cell>
          <table:table-cell office:value-type="float" office:value="19.6778" calcext:value-type="float">
            <text:p>19.6778</text:p>
          </table:table-cell>
          <table:table-cell office:value-type="float" office:value="18.1446" calcext:value-type="float">
            <text:p>18.1446</text:p>
          </table:table-cell>
          <table:table-cell office:value-type="float" office:value="12.7806" calcext:value-type="float">
            <text:p>12.7806</text:p>
          </table:table-cell>
          <table:table-cell office:value-type="float" office:value="20.5654" calcext:value-type="float">
            <text:p>20.5654</text:p>
          </table:table-cell>
          <table:table-cell office:value-type="float" office:value="13.6059" calcext:value-type="float">
            <text:p>13.6059</text:p>
          </table:table-cell>
          <table:table-cell office:value-type="float" office:value="2.80428" calcext:value-type="float">
            <text:p>2.80428</text:p>
          </table:table-cell>
          <table:table-cell office:value-type="float" office:value="20.4274" calcext:value-type="float">
            <text:p>20.42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8"/>
          <table:table-cell table:number-columns-repeated="2" table:style-name="ce102" office:value-type="float" office:value="9" calcext:value-type="float">
            <text:p>9</text:p>
          </table:table-cell>
          <table:table-cell table:style-name="ce78"/>
          <table:table-cell table:style-name="ce106"/>
          <table:table-cell table:style-name="ce102" office:value-type="float" office:value="9" calcext:value-type="float">
            <text:p>9</text:p>
          </table:table-cell>
          <table:table-cell office:value-type="float" office:value="19.8093" calcext:value-type="float">
            <text:p>19.8093</text:p>
          </table:table-cell>
          <table:table-cell/>
          <table:table-cell table:formula="of:=SUM([.J39:.L39])" office:value-type="float" office:value="24.50843" calcext:value-type="float">
            <text:p>24.50843</text:p>
          </table:table-cell>
          <table:table-cell table:formula="of:=[.AG13]*[.$A$29]" office:value-type="float" office:value="11.2738778" calcext:value-type="float">
            <text:p>11.2738778</text:p>
          </table:table-cell>
          <table:table-cell/>
        </table:table-row>
        <table:table-row table:style-name="ro1">
          <table:table-cell/>
          <table:table-cell table:style-name="ce103" office:value-type="float" office:value="10" calcext:value-type="float">
            <text:p>10</text:p>
          </table:table-cell>
          <table:table-cell office:value-type="float" office:value="9.70317" calcext:value-type="float">
            <text:p>9.70317</text:p>
          </table:table-cell>
          <table:table-cell office:value-type="float" office:value="11.5868" calcext:value-type="float">
            <text:p>11.5868</text:p>
          </table:table-cell>
          <table:table-cell office:value-type="float" office:value="6.31568" calcext:value-type="float">
            <text:p>6.31568</text:p>
          </table:table-cell>
          <table:table-cell office:value-type="float" office:value="7.88133" calcext:value-type="float">
            <text:p>7.88133</text:p>
          </table:table-cell>
          <table:table-cell office:value-type="float" office:value="12.9485" calcext:value-type="float">
            <text:p>12.9485</text:p>
          </table:table-cell>
          <table:table-cell office:value-type="float" office:value="13.1141" calcext:value-type="float">
            <text:p>13.1141</text:p>
          </table:table-cell>
          <table:table-cell office:value-type="float" office:value="5.51309" calcext:value-type="float">
            <text:p>5.51309</text:p>
          </table:table-cell>
          <table:table-cell office:value-type="float" office:value="15.378" calcext:value-type="float">
            <text:p>15.378</text:p>
          </table:table-cell>
          <table:table-cell office:value-type="float" office:value="8.27158" calcext:value-type="float">
            <text:p>8.27158</text:p>
          </table:table-cell>
          <table:table-cell office:value-type="float" office:value="5.0465" calcext:value-type="float">
            <text:p>5.0465</text:p>
          </table:table-cell>
          <table:table-cell office:value-type="float" office:value="0" calcext:value-type="float">
            <text:p>0</text:p>
          </table:table-cell>
          <table:table-cell office:value-type="float" office:value="16.0738" calcext:value-type="float">
            <text:p>16.0738</text:p>
          </table:table-cell>
          <table:table-cell office:value-type="float" office:value="13.0997" calcext:value-type="float">
            <text:p>13.0997</text:p>
          </table:table-cell>
          <table:table-cell office:value-type="float" office:value="10.9294" calcext:value-type="float">
            <text:p>10.9294</text:p>
          </table:table-cell>
          <table:table-cell office:value-type="float" office:value="15.7258" calcext:value-type="float">
            <text:p>15.7258</text:p>
          </table:table-cell>
          <table:table-cell office:value-type="float" office:value="8.8455" calcext:value-type="float">
            <text:p>8.8455</text:p>
          </table:table-cell>
          <table:table-cell office:value-type="float" office:value="6.44303" calcext:value-type="float">
            <text:p>6.44303</text:p>
          </table:table-cell>
          <table:table-cell office:value-type="float" office:value="15.496" calcext:value-type="float">
            <text:p>15.4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3"/>
          <table:table-cell table:style-name="ce103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style-name="ce116"/>
          <table:table-cell table:style-name="ce106"/>
          <table:table-cell table:number-columns-repeated="3"/>
          <table:table-cell table:formula="of:=SUM([.J41:.N41])" office:value-type="float" office:value="26.40549" calcext:value-type="float">
            <text:p>26.40549</text:p>
          </table:table-cell>
          <table:table-cell table:formula="of:=[.AG14]*[.$A$29]" office:value-type="float" office:value="12.1465254" calcext:value-type="float">
            <text:p>12.1465254</text:p>
          </table:table-cell>
          <table:table-cell/>
        </table:table-row>
        <table:table-row table:style-name="ro1">
          <table:table-cell/>
          <table:table-cell table:style-name="ce103" office:value-type="float" office:value="11" calcext:value-type="float">
            <text:p>11</text:p>
          </table:table-cell>
          <table:table-cell office:value-type="float" office:value="25.7662" calcext:value-type="float">
            <text:p>25.7662</text:p>
          </table:table-cell>
          <table:table-cell office:value-type="float" office:value="4.71304" calcext:value-type="float">
            <text:p>4.71304</text:p>
          </table:table-cell>
          <table:table-cell office:value-type="float" office:value="12.9394" calcext:value-type="float">
            <text:p>12.9394</text:p>
          </table:table-cell>
          <table:table-cell office:value-type="float" office:value="21.73" calcext:value-type="float">
            <text:p>21.73</text:p>
          </table:table-cell>
          <table:table-cell office:value-type="float" office:value="17.2036" calcext:value-type="float">
            <text:p>17.2036</text:p>
          </table:table-cell>
          <table:table-cell office:value-type="float" office:value="5.6691" calcext:value-type="float">
            <text:p>5.6691</text:p>
          </table:table-cell>
          <table:table-cell office:value-type="float" office:value="11.5298" calcext:value-type="float">
            <text:p>11.5298</text:p>
          </table:table-cell>
          <table:table-cell office:value-type="float" office:value="19.7123" calcext:value-type="float">
            <text:p>19.7123</text:p>
          </table:table-cell>
          <table:table-cell office:value-type="float" office:value="16.7056" calcext:value-type="float">
            <text:p>16.7056</text:p>
          </table:table-cell>
          <table:table-cell office:value-type="float" office:value="19.6778" calcext:value-type="float">
            <text:p>19.6778</text:p>
          </table:table-cell>
          <table:table-cell office:value-type="float" office:value="16.0738" calcext:value-type="float">
            <text:p>16.0738</text:p>
          </table:table-cell>
          <table:table-cell office:value-type="float" office:value="0" calcext:value-type="float">
            <text:p>0</text:p>
          </table:table-cell>
          <table:table-cell office:value-type="float" office:value="13.0819" calcext:value-type="float">
            <text:p>13.0819</text:p>
          </table:table-cell>
          <table:table-cell office:value-type="float" office:value="24.6453" calcext:value-type="float">
            <text:p>24.6453</text:p>
          </table:table-cell>
          <table:table-cell office:value-type="float" office:value="18.0843" calcext:value-type="float">
            <text:p>18.0843</text:p>
          </table:table-cell>
          <table:table-cell office:value-type="float" office:value="16.1655" calcext:value-type="float">
            <text:p>16.1655</text:p>
          </table:table-cell>
          <table:table-cell office:value-type="float" office:value="22.054" calcext:value-type="float">
            <text:p>22.054</text:p>
          </table:table-cell>
          <table:table-cell office:value-type="float" office:value="16.8583" calcext:value-type="float">
            <text:p>16.85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8"/>
          <table:table-cell table:style-name="ce103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117"/>
          <table:table-cell table:style-name="ce106"/>
          <table:table-cell table:number-columns-repeated="3"/>
          <table:table-cell table:formula="of:=SUM([.J43:.L43])" office:value-type="float" office:value="29.91182" calcext:value-type="float">
            <text:p>29.91182</text:p>
          </table:table-cell>
          <table:table-cell table:formula="of:=[.AG15]*[.$A$29]" office:value-type="float" office:value="13.7594372" calcext:value-type="float">
            <text:p>13.7594372</text:p>
          </table:table-cell>
          <table:table-cell/>
        </table:table-row>
        <table:table-row table:style-name="ro1">
          <table:table-cell/>
          <table:table-cell table:style-name="ce103" office:value-type="float" office:value="12" calcext:value-type="float">
            <text:p>12</text:p>
          </table:table-cell>
          <table:table-cell office:value-type="float" office:value="20.8246" calcext:value-type="float">
            <text:p>20.8246</text:p>
          </table:table-cell>
          <table:table-cell office:value-type="float" office:value="9.74922" calcext:value-type="float">
            <text:p>9.74922</text:p>
          </table:table-cell>
          <table:table-cell office:value-type="float" office:value="15.6771" calcext:value-type="float">
            <text:p>15.6771</text:p>
          </table:table-cell>
          <table:table-cell office:value-type="float" office:value="20.98" calcext:value-type="float">
            <text:p>20.98</text:p>
          </table:table-cell>
          <table:table-cell office:value-type="float" office:value="22.9851" calcext:value-type="float">
            <text:p>22.9851</text:p>
          </table:table-cell>
          <table:table-cell office:value-type="float" office:value="7.42425" calcext:value-type="float">
            <text:p>7.42425</text:p>
          </table:table-cell>
          <table:table-cell office:value-type="float" office:value="13.3502" calcext:value-type="float">
            <text:p>13.3502</text:p>
          </table:table-cell>
          <table:table-cell office:value-type="float" office:value="6.6687" calcext:value-type="float">
            <text:p>6.6687</text:p>
          </table:table-cell>
          <table:table-cell office:value-type="float" office:value="19.6034" calcext:value-type="float">
            <text:p>19.6034</text:p>
          </table:table-cell>
          <table:table-cell office:value-type="float" office:value="18.1446" calcext:value-type="float">
            <text:p>18.1446</text:p>
          </table:table-cell>
          <table:table-cell office:value-type="float" office:value="13.0997" calcext:value-type="float">
            <text:p>13.0997</text:p>
          </table:table-cell>
          <table:table-cell office:value-type="float" office:value="13.0819" calcext:value-type="float">
            <text:p>13.0819</text:p>
          </table:table-cell>
          <table:table-cell office:value-type="float" office:value="0" calcext:value-type="float">
            <text:p>0</text:p>
          </table:table-cell>
          <table:table-cell office:value-type="float" office:value="15.3315" calcext:value-type="float">
            <text:p>15.3315</text:p>
          </table:table-cell>
          <table:table-cell office:value-type="float" office:value="5.03917" calcext:value-type="float">
            <text:p>5.03917</text:p>
          </table:table-cell>
          <table:table-cell office:value-type="float" office:value="5.98754" calcext:value-type="float">
            <text:p>5.98754</text:p>
          </table:table-cell>
          <table:table-cell office:value-type="float" office:value="19.0909" calcext:value-type="float">
            <text:p>19.0909</text:p>
          </table:table-cell>
          <table:table-cell office:value-type="float" office:value="3.90949" calcext:value-type="float">
            <text:p>3.909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6"/>
          <table:table-cell table:style-name="ce103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118"/>
          <table:table-cell table:style-name="ce106"/>
          <table:table-cell table:number-columns-repeated="4"/>
          <table:table-cell table:formula="of:=[.AG8]-[.AH13]-[.AH14]-[.AH15]" office:value-type="float" office:value="61.8923096" calcext:value-type="float">
            <text:p>61.8923096</text:p>
          </table:table-cell>
          <table:table-cell/>
        </table:table-row>
        <table:table-row table:style-name="ro1">
          <table:table-cell/>
          <table:table-cell table:style-name="ce103" office:value-type="float" office:value="13" calcext:value-type="float">
            <text:p>13</text:p>
          </table:table-cell>
          <table:table-cell office:value-type="float" office:value="9.20997" calcext:value-type="float">
            <text:p>9.20997</text:p>
          </table:table-cell>
          <table:table-cell office:value-type="float" office:value="19.9508" calcext:value-type="float">
            <text:p>19.9508</text:p>
          </table:table-cell>
          <table:table-cell office:value-type="float" office:value="17.2447" calcext:value-type="float">
            <text:p>17.2447</text:p>
          </table:table-cell>
          <table:table-cell office:value-type="float" office:value="14.7857" calcext:value-type="float">
            <text:p>14.7857</text:p>
          </table:table-cell>
          <table:table-cell office:value-type="float" office:value="23.4187" calcext:value-type="float">
            <text:p>23.4187</text:p>
          </table:table-cell>
          <table:table-cell office:value-type="float" office:value="19.927" calcext:value-type="float">
            <text:p>19.927</text:p>
          </table:table-cell>
          <table:table-cell office:value-type="float" office:value="16.203" calcext:value-type="float">
            <text:p>16.203</text:p>
          </table:table-cell>
          <table:table-cell office:value-type="float" office:value="12.435" calcext:value-type="float">
            <text:p>12.435</text:p>
          </table:table-cell>
          <table:table-cell office:value-type="float" office:value="18.5396" calcext:value-type="float">
            <text:p>18.5396</text:p>
          </table:table-cell>
          <table:table-cell office:value-type="float" office:value="12.7806" calcext:value-type="float">
            <text:p>12.7806</text:p>
          </table:table-cell>
          <table:table-cell office:value-type="float" office:value="10.9294" calcext:value-type="float">
            <text:p>10.9294</text:p>
          </table:table-cell>
          <table:table-cell office:value-type="float" office:value="24.6453" calcext:value-type="float">
            <text:p>24.6453</text:p>
          </table:table-cell>
          <table:table-cell office:value-type="float" office:value="15.3315" calcext:value-type="float">
            <text:p>15.3315</text:p>
          </table:table-cell>
          <table:table-cell office:value-type="float" office:value="0" calcext:value-type="float">
            <text:p>0</text:p>
          </table:table-cell>
          <table:table-cell office:value-type="float" office:value="14.2363" calcext:value-type="float">
            <text:p>14.2363</text:p>
          </table:table-cell>
          <table:table-cell office:value-type="float" office:value="9.4865" calcext:value-type="float">
            <text:p>9.4865</text:p>
          </table:table-cell>
          <table:table-cell office:value-type="float" office:value="11.1575" calcext:value-type="float">
            <text:p>11.1575</text:p>
          </table:table-cell>
          <table:table-cell office:value-type="float" office:value="14.9432" calcext:value-type="float">
            <text:p>14.94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7"/>
          <table:table-cell table:number-columns-repeated="2" table:style-name="ce103" office:value-type="float" office:value="13" calcext:value-type="float">
            <text:p>13</text:p>
          </table:table-cell>
          <table:table-cell table:style-name="ce83"/>
          <table:table-cell table:style-name="ce106"/>
          <table:table-cell table:number-columns-repeated="6"/>
        </table:table-row>
        <table:table-row table:style-name="ro1">
          <table:table-cell/>
          <table:table-cell table:style-name="ce103" office:value-type="float" office:value="14" calcext:value-type="float">
            <text:p>14</text:p>
          </table:table-cell>
          <table:table-cell office:value-type="float" office:value="21.5891" calcext:value-type="float">
            <text:p>21.5891</text:p>
          </table:table-cell>
          <table:table-cell office:value-type="float" office:value="14.749" calcext:value-type="float">
            <text:p>14.749</text:p>
          </table:table-cell>
          <table:table-cell office:value-type="float" office:value="19.5977" calcext:value-type="float">
            <text:p>19.5977</text:p>
          </table:table-cell>
          <table:table-cell office:value-type="float" office:value="23.4005" calcext:value-type="float">
            <text:p>23.4005</text:p>
          </table:table-cell>
          <table:table-cell office:value-type="float" office:value="27.0538" calcext:value-type="float">
            <text:p>27.0538</text:p>
          </table:table-cell>
          <table:table-cell office:value-type="float" office:value="12.4467" calcext:value-type="float">
            <text:p>12.4467</text:p>
          </table:table-cell>
          <table:table-cell office:value-type="float" office:value="17.3526" calcext:value-type="float">
            <text:p>17.3526</text:p>
          </table:table-cell>
          <table:table-cell office:value-type="float" office:value="2.27147" calcext:value-type="float">
            <text:p>2.27147</text:p>
          </table:table-cell>
          <table:table-cell office:value-type="float" office:value="23.2089" calcext:value-type="float">
            <text:p>23.2089</text:p>
          </table:table-cell>
          <table:table-cell office:value-type="float" office:value="20.5654" calcext:value-type="float">
            <text:p>20.5654</text:p>
          </table:table-cell>
          <table:table-cell office:value-type="float" office:value="15.7258" calcext:value-type="float">
            <text:p>15.7258</text:p>
          </table:table-cell>
          <table:table-cell office:value-type="float" office:value="18.0843" calcext:value-type="float">
            <text:p>18.0843</text:p>
          </table:table-cell>
          <table:table-cell office:value-type="float" office:value="5.03917" calcext:value-type="float">
            <text:p>5.03917</text:p>
          </table:table-cell>
          <table:table-cell office:value-type="float" office:value="14.2363" calcext:value-type="float">
            <text:p>14.2363</text:p>
          </table:table-cell>
          <table:table-cell office:value-type="float" office:value="0" calcext:value-type="float">
            <text:p>0</text:p>
          </table:table-cell>
          <table:table-cell office:value-type="float" office:value="6.96745" calcext:value-type="float">
            <text:p>6.96745</text:p>
          </table:table-cell>
          <table:table-cell office:value-type="float" office:value="20.8748" calcext:value-type="float">
            <text:p>20.8748</text:p>
          </table:table-cell>
          <table:table-cell office:value-type="float" office:value="1.32396" calcext:value-type="float">
            <text:p>1.323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8"/>
          <table:table-cell table:number-columns-repeated="2" table:style-name="ce103" office:value-type="float" office:value="14" calcext:value-type="float">
            <text:p>14</text:p>
          </table:table-cell>
          <table:table-cell table:style-name="ce78"/>
          <table:table-cell table:style-name="ce106"/>
          <table:table-cell table:number-columns-repeated="2"/>
          <table:table-cell table:formula="of:=[.AF8]-[.AF19]" office:value-type="float" office:value="61.89224" calcext:value-type="float">
            <text:p>61.89224</text:p>
          </table:table-cell>
          <table:table-cell table:number-columns-repeated="3"/>
        </table:table-row>
        <table:table-row table:style-name="ro1">
          <table:table-cell/>
          <table:table-cell table:style-name="ce104" office:value-type="float" office:value="15" calcext:value-type="float">
            <text:p>15</text:p>
          </table:table-cell>
          <table:table-cell office:value-type="float" office:value="15.087" calcext:value-type="float">
            <text:p>15.087</text:p>
          </table:table-cell>
          <table:table-cell office:value-type="float" office:value="11.7333" calcext:value-type="float">
            <text:p>11.7333</text:p>
          </table:table-cell>
          <table:table-cell office:value-type="float" office:value="13.4708" calcext:value-type="float">
            <text:p>13.4708</text:p>
          </table:table-cell>
          <table:table-cell office:value-type="float" office:value="16.4362" calcext:value-type="float">
            <text:p>16.4362</text:p>
          </table:table-cell>
          <table:table-cell office:value-type="float" office:value="20.8996" calcext:value-type="float">
            <text:p>20.8996</text:p>
          </table:table-cell>
          <table:table-cell office:value-type="float" office:value="10.8968" calcext:value-type="float">
            <text:p>10.8968</text:p>
          </table:table-cell>
          <table:table-cell office:value-type="float" office:value="11.4344" calcext:value-type="float">
            <text:p>11.4344</text:p>
          </table:table-cell>
          <table:table-cell office:value-type="float" office:value="6.55981" calcext:value-type="float">
            <text:p>6.55981</text:p>
          </table:table-cell>
          <table:table-cell office:value-type="float" office:value="16.6893" calcext:value-type="float">
            <text:p>16.6893</text:p>
          </table:table-cell>
          <table:table-cell office:value-type="float" office:value="13.6059" calcext:value-type="float">
            <text:p>13.6059</text:p>
          </table:table-cell>
          <table:table-cell office:value-type="float" office:value="8.8455" calcext:value-type="float">
            <text:p>8.8455</text:p>
          </table:table-cell>
          <table:table-cell office:value-type="float" office:value="16.1655" calcext:value-type="float">
            <text:p>16.1655</text:p>
          </table:table-cell>
          <table:table-cell office:value-type="float" office:value="5.98754" calcext:value-type="float">
            <text:p>5.98754</text:p>
          </table:table-cell>
          <table:table-cell office:value-type="float" office:value="9.4865" calcext:value-type="float">
            <text:p>9.4865</text:p>
          </table:table-cell>
          <table:table-cell office:value-type="float" office:value="6.96745" calcext:value-type="float">
            <text:p>6.96745</text:p>
          </table:table-cell>
          <table:table-cell office:value-type="float" office:value="0" calcext:value-type="float">
            <text:p>0</text:p>
          </table:table-cell>
          <table:table-cell office:value-type="float" office:value="13.9552" calcext:value-type="float">
            <text:p>13.9552</text:p>
          </table:table-cell>
          <table:table-cell office:value-type="float" office:value="6.96418" calcext:value-type="float">
            <text:p>6.964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5" calcext:value-type="float">
            <text:p>15</text:p>
          </table:table-cell>
          <table:table-cell table:style-name="ce103" office:value-type="float" office:value="15" calcext:value-type="float">
            <text:p>15</text:p>
          </table:table-cell>
          <table:table-cell table:style-name="ce116"/>
          <table:table-cell table:style-name="ce106"/>
          <table:table-cell table:number-columns-repeated="2"/>
          <table:table-cell office:value-type="float" office:value="-8.56389" calcext:value-type="float">
            <text:p>-8.56389</text:p>
          </table:table-cell>
          <table:table-cell table:number-columns-repeated="3"/>
        </table:table-row>
        <table:table-row table:style-name="ro1"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4.4769" calcext:value-type="float">
            <text:p>4.4769</text:p>
          </table:table-cell>
          <table:table-cell office:value-type="float" office:value="17.7851" calcext:value-type="float">
            <text:p>17.7851</text:p>
          </table:table-cell>
          <table:table-cell office:value-type="float" office:value="10.0768" calcext:value-type="float">
            <text:p>10.0768</text:p>
          </table:table-cell>
          <table:table-cell office:value-type="float" office:value="3.67222" calcext:value-type="float">
            <text:p>3.67222</text:p>
          </table:table-cell>
          <table:table-cell office:value-type="float" office:value="13.6807" calcext:value-type="float">
            <text:p>13.6807</text:p>
          </table:table-cell>
          <table:table-cell office:value-type="float" office:value="19.5283" calcext:value-type="float">
            <text:p>19.5283</text:p>
          </table:table-cell>
          <table:table-cell office:value-type="float" office:value="10.6499" calcext:value-type="float">
            <text:p>10.6499</text:p>
          </table:table-cell>
          <table:table-cell office:value-type="float" office:value="20.0137" calcext:value-type="float">
            <text:p>20.0137</text:p>
          </table:table-cell>
          <table:table-cell office:value-type="float" office:value="9.02948" calcext:value-type="float">
            <text:p>9.02948</text:p>
          </table:table-cell>
          <table:table-cell office:value-type="float" office:value="2.80428" calcext:value-type="float">
            <text:p>2.80428</text:p>
          </table:table-cell>
          <table:table-cell office:value-type="float" office:value="6.44303" calcext:value-type="float">
            <text:p>6.44303</text:p>
          </table:table-cell>
          <table:table-cell office:value-type="float" office:value="22.054" calcext:value-type="float">
            <text:p>22.054</text:p>
          </table:table-cell>
          <table:table-cell office:value-type="float" office:value="19.0909" calcext:value-type="float">
            <text:p>19.0909</text:p>
          </table:table-cell>
          <table:table-cell office:value-type="float" office:value="11.1575" calcext:value-type="float">
            <text:p>11.1575</text:p>
          </table:table-cell>
          <table:table-cell office:value-type="float" office:value="20.8748" calcext:value-type="float">
            <text:p>20.8748</text:p>
          </table:table-cell>
          <table:table-cell office:value-type="float" office:value="13.9552" calcext:value-type="float">
            <text:p>13.9552</text:p>
          </table:table-cell>
          <table:table-cell office:value-type="float" office:value="0" calcext:value-type="float">
            <text:p>0</text:p>
          </table:table-cell>
          <table:table-cell office:value-type="float" office:value="20.9143" calcext:value-type="float">
            <text:p>20.91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6" calcext:value-type="float">
            <text:p>16</text:p>
          </table:table-cell>
          <table:table-cell table:style-name="ce103" office:value-type="float" office:value="16" calcext:value-type="float">
            <text:p>16</text:p>
          </table:table-cell>
          <table:table-cell table:style-name="ce117"/>
          <table:table-cell table:style-name="ce106"/>
          <table:table-cell table:number-columns-repeated="6"/>
        </table:table-row>
        <table:table-row table:style-name="ro1">
          <table:table-cell/>
          <table:table-cell table:style-name="ce104" office:value-type="float" office:value="17" calcext:value-type="float">
            <text:p>17</text:p>
          </table:table-cell>
          <table:table-cell office:value-type="float" office:value="21.8992" calcext:value-type="float">
            <text:p>21.8992</text:p>
          </table:table-cell>
          <table:table-cell office:value-type="float" office:value="13.6587" calcext:value-type="float">
            <text:p>13.6587</text:p>
          </table:table-cell>
          <table:table-cell office:value-type="float" office:value="18.997" calcext:value-type="float">
            <text:p>18.997</text:p>
          </table:table-cell>
          <table:table-cell office:value-type="float" office:value="23.2758" calcext:value-type="float">
            <text:p>23.2758</text:p>
          </table:table-cell>
          <table:table-cell office:value-type="float" office:value="26.4194" calcext:value-type="float">
            <text:p>26.4194</text:p>
          </table:table-cell>
          <table:table-cell office:value-type="float" office:value="11.2464" calcext:value-type="float">
            <text:p>11.2464</text:p>
          </table:table-cell>
          <table:table-cell office:value-type="float" office:value="16.715" calcext:value-type="float">
            <text:p>16.715</text:p>
          </table:table-cell>
          <table:table-cell office:value-type="float" office:value="3.51428" calcext:value-type="float">
            <text:p>3.51428</text:p>
          </table:table-cell>
          <table:table-cell office:value-type="float" office:value="22.7251" calcext:value-type="float">
            <text:p>22.7251</text:p>
          </table:table-cell>
          <table:table-cell office:value-type="float" office:value="20.4274" calcext:value-type="float">
            <text:p>20.4274</text:p>
          </table:table-cell>
          <table:table-cell office:value-type="float" office:value="15.496" calcext:value-type="float">
            <text:p>15.496</text:p>
          </table:table-cell>
          <table:table-cell office:value-type="float" office:value="16.8583" calcext:value-type="float">
            <text:p>16.8583</text:p>
          </table:table-cell>
          <table:table-cell office:value-type="float" office:value="3.90949" calcext:value-type="float">
            <text:p>3.90949</text:p>
          </table:table-cell>
          <table:table-cell office:value-type="float" office:value="14.9432" calcext:value-type="float">
            <text:p>14.9432</text:p>
          </table:table-cell>
          <table:table-cell office:value-type="float" office:value="1.32396" calcext:value-type="float">
            <text:p>1.32396</text:p>
          </table:table-cell>
          <table:table-cell office:value-type="float" office:value="6.96418" calcext:value-type="float">
            <text:p>6.96418</text:p>
          </table:table-cell>
          <table:table-cell office:value-type="float" office:value="20.9143" calcext:value-type="float">
            <text:p>20.91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7" calcext:value-type="float">
            <text:p>17</text:p>
          </table:table-cell>
          <table:table-cell table:style-name="ce103" office:value-type="float" office:value="17" calcext:value-type="float">
            <text:p>17</text:p>
          </table:table-cell>
          <table:table-cell table:style-name="ce118"/>
          <table:table-cell table:style-name="ce106"/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/>
          <table:table-cell table:style-name="ce106"/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/>
          <table:table-cell table:style-name="ce106"/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/>
          <table:table-cell table:style-name="ce106"/>
          <table:table-cell table:number-columns-repeated="6"/>
        </table:table-row>
        <table:table-row table:style-name="ro1" table:number-rows-repeated="2">
          <table:table-cell table:number-columns-repeated="28"/>
          <table:table-cell table:style-name="ce106"/>
          <table:table-cell table:number-columns-repeated="6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 table:formula="of:=[.M32]-[.AE10]" office:value-type="float" office:value="-8.7652884" calcext:value-type="float">
            <text:p>-8.765288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ode mode solution</text:p>
          </table:table-cell>
          <table:table-cell table:number-columns-repeated="6"/>
          <table:table-cell table:formula="of:=[.J33]*[.$A$29]" office:value-type="float" office:value="6.94002" calcext:value-type="float">
            <text:p>6.94002</text:p>
          </table:table-cell>
          <table:table-cell table:formula="of:=[.K33]*[.$A$29]" office:value-type="float" office:value="2.1968496" calcext:value-type="float">
            <text:p>2.1968496</text:p>
          </table:table-cell>
          <table:table-cell table:formula="of:=[.L33]*[.$A$29]" office:value-type="float" office:value="3.3878954" calcext:value-type="float">
            <text:p>3.3878954</text:p>
          </table:table-cell>
          <table:table-cell table:formula="of:=[.M33]*[.$A$29]" office:value-type="float" office:value="3.5445116" calcext:value-type="float">
            <text:p>3.5445116</text:p>
          </table:table-cell>
          <table:table-cell table:formula="of:=[.N33]*[.$A$29]" office:value-type="float" office:value="0.9578948" calcext:value-type="float">
            <text:p>0.957894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f</text:p>
          </table:table-cell>
          <table:table-cell office:value-type="float" office:value="15.087" calcext:value-type="float">
            <text:p>15.087</text:p>
          </table:table-cell>
          <table:table-cell office:value-type="float" office:value="4.77576" calcext:value-type="float">
            <text:p>4.77576</text:p>
          </table:table-cell>
          <table:table-cell office:value-type="float" office:value="7.36499" calcext:value-type="float">
            <text:p>7.36499</text:p>
          </table:table-cell>
          <table:table-cell office:value-type="float" office:value="7.70546" calcext:value-type="float">
            <text:p>7.70546</text:p>
          </table:table-cell>
          <table:table-cell office:value-type="float" office:value="2.08238" calcext:value-type="float">
            <text:p>2.08238</text:p>
          </table:table-cell>
          <table:table-cell table:formula="of:=SUM([.J33:.L33])" office:value-type="float" office:value="27.22775" calcext:value-type="float">
            <text:p>27.22775</text:p>
          </table:table-cell>
          <table:table-cell table:formula="of:=[.O33]*[.$A$29]" office:value-type="float" office:value="12.524765" calcext:value-type="float">
            <text:p>12.524765</text:p>
          </table:table-cell>
          <table:table-cell table:formula="of:=SUM([.P33:.P35])" office:value-type="float" office:value="32.5893348" calcext:value-type="float">
            <text:p>32.5893348</text:p>
          </table:table-cell>
          <table:table-cell table:formula="of:=[.AE4]+[.AE5]+[.AE8]" office:value-type="float" office:value="32.91466" calcext:value-type="float">
            <text:p>32.91466</text:p>
          </table:table-cell>
          <table:table-cell table:formula="of:=[.AE10]" office:value-type="float" office:value="12.3098" calcext:value-type="float">
            <text:p>12.3098</text:p>
          </table:table-cell>
          <table:table-cell table:formula="of:=[.S33]+[.R33]-[.Q33]" office:value-type="float" office:value="12.6351252" calcext:value-type="float">
            <text:p>12.635125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string" calcext:value-type="string">
            <text:p>f</text:p>
          </table:table-cell>
          <table:table-cell table:style-name="ce83" table:number-columns-repeated="2"/>
          <table:table-cell office:value-type="float" office:value="2.80428" calcext:value-type="float">
            <text:p>2.80428</text:p>
          </table:table-cell>
          <table:table-cell office:value-type="float" office:value="2.85158" calcext:value-type="float">
            <text:p>2.85158</text:p>
          </table:table-cell>
          <table:table-cell office:value-type="float" office:value="8.05095" calcext:value-type="float">
            <text:p>8.05095</text:p>
          </table:table-cell>
          <table:table-cell table:number-columns-repeated="2"/>
          <table:table-cell table:formula="of:=SUM([.J34:.L34])" office:value-type="float" office:value="13.70681" calcext:value-type="float">
            <text:p>13.70681</text:p>
          </table:table-cell>
          <table:table-cell table:formula="of:=[.O34]*[.$A$29]" office:value-type="float" office:value="6.3051326" calcext:value-type="float">
            <text:p>6.3051326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83" office:value-type="float" office:value="17" calcext:value-type="float">
            <text:p>17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f</text:p>
          </table:table-cell>
          <table:table-cell table:style-name="ce83" table:number-columns-repeated="2"/>
          <table:table-cell office:value-type="float" office:value="11.2464" calcext:value-type="float">
            <text:p>11.2464</text:p>
          </table:table-cell>
          <table:table-cell office:value-type="float" office:value="12.355" calcext:value-type="float">
            <text:p>12.355</text:p>
          </table:table-cell>
          <table:table-cell office:value-type="float" office:value="6.31042" calcext:value-type="float">
            <text:p>6.31042</text:p>
          </table:table-cell>
          <table:table-cell table:number-columns-repeated="2"/>
          <table:table-cell table:formula="of:=SUM([.J35:.L35])" office:value-type="float" office:value="29.91182" calcext:value-type="float">
            <text:p>29.91182</text:p>
          </table:table-cell>
          <table:table-cell table:formula="of:=[.O35]*[.$A$29]" office:value-type="float" office:value="13.7594372" calcext:value-type="float">
            <text:p>13.7594372</text:p>
          </table:table-cell>
          <table:table-cell table:number-columns-repeated="19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Vrps</text:p>
          </table:table-cell>
          <table:table-cell table:number-columns-repeated="7"/>
          <table:table-cell table:formula="of:=[.K38]-[.AE13]" office:value-type="float" office:value="-18.4975732" calcext:value-type="float">
            <text:p>-18.497573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table:number-columns-repeated="3"/>
          <table:table-cell table:style-name="ce113" table:formula="of:=[.J39]*[.$A$29]" office:value-type="float" office:value="6.258714" calcext:value-type="float">
            <text:p>6.258714</text:p>
          </table:table-cell>
          <table:table-cell table:style-name="ce113" table:formula="of:=[.K39]*[.$A$29]" office:value-type="float" office:value="1.3117268" calcext:value-type="float">
            <text:p>1.3117268</text:p>
          </table:table-cell>
          <table:table-cell table:style-name="ce113" table:formula="of:=[.L39]*[.$A$29]" office:value-type="float" office:value="3.703437" calcext:value-type="float">
            <text:p>3.703437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string" calcext:value-type="string">
            <text:p>f</text:p>
          </table:table-cell>
          <table:table-cell table:style-name="ce83" table:number-columns-repeated="2"/>
          <table:table-cell office:value-type="float" office:value="13.6059" calcext:value-type="float">
            <text:p>13.6059</text:p>
          </table:table-cell>
          <table:table-cell office:value-type="float" office:value="2.85158" calcext:value-type="float">
            <text:p>2.85158</text:p>
          </table:table-cell>
          <table:table-cell office:value-type="float" office:value="8.05095" calcext:value-type="float">
            <text:p>8.05095</text:p>
          </table:table-cell>
          <table:table-cell table:number-columns-repeated="2"/>
          <table:table-cell table:formula="of:=SUM([.J39:.L39])" office:value-type="float" office:value="24.50843" calcext:value-type="float">
            <text:p>24.50843</text:p>
          </table:table-cell>
          <table:table-cell table:formula="of:=[.O39]*[.$A$29]" office:value-type="float" office:value="11.2738778" calcext:value-type="float">
            <text:p>11.2738778</text:p>
          </table:table-cell>
          <table:table-cell table:formula="of:=SUM([.P39:.P43])" office:value-type="float" office:value="37.1798404" calcext:value-type="float">
            <text:p>37.17984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string" calcext:value-type="string">
            <text:p>f</text:p>
          </table:table-cell>
          <table:table-cell table:style-name="ce113" table:formula="of:=[.J41]*[.$A$29]" office:value-type="float" office:value="2.059374" calcext:value-type="float">
            <text:p>2.059374</text:p>
          </table:table-cell>
          <table:table-cell table:style-name="ce113" table:formula="of:=[.K41]*[.$A$29]" office:value-type="float" office:value="2.1968496" calcext:value-type="float">
            <text:p>2.1968496</text:p>
          </table:table-cell>
          <table:table-cell table:style-name="ce113" table:formula="of:=[.L41]*[.$A$29]" office:value-type="float" office:value="3.3878954" calcext:value-type="float">
            <text:p>3.3878954</text:p>
          </table:table-cell>
          <table:table-cell table:style-name="ce113" table:formula="of:=[.M41]*[.$A$29]-[.AE10]" office:value-type="float" office:value="-8.7652884" calcext:value-type="float">
            <text:p>-8.7652884</text:p>
          </table:table-cell>
          <table:table-cell table:style-name="ce113" table:formula="of:=[.N41]*[.$A$29]" office:value-type="float" office:value="0.9578948" calcext:value-type="float">
            <text:p>0.957894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f</text:p>
          </table:table-cell>
          <table:table-cell office:value-type="float" office:value="4.4769" calcext:value-type="float">
            <text:p>4.4769</text:p>
          </table:table-cell>
          <table:table-cell office:value-type="float" office:value="4.77576" calcext:value-type="float">
            <text:p>4.77576</text:p>
          </table:table-cell>
          <table:table-cell office:value-type="float" office:value="7.36499" calcext:value-type="float">
            <text:p>7.36499</text:p>
          </table:table-cell>
          <table:table-cell office:value-type="float" office:value="7.70546" calcext:value-type="float">
            <text:p>7.70546</text:p>
          </table:table-cell>
          <table:table-cell office:value-type="float" office:value="2.08238" calcext:value-type="float">
            <text:p>2.08238</text:p>
          </table:table-cell>
          <table:table-cell table:formula="of:=SUM([.J41:.N41])" office:value-type="float" office:value="26.40549" calcext:value-type="float">
            <text:p>26.40549</text:p>
          </table:table-cell>
          <table:table-cell table:formula="of:=[.O41]*[.$A$29]" office:value-type="float" office:value="12.1465254" calcext:value-type="float">
            <text:p>12.1465254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string" calcext:value-type="string">
            <text:p>f</text:p>
          </table:table-cell>
          <table:table-cell table:style-name="ce109" table:number-columns-repeated="2"/>
          <table:table-cell table:style-name="ce113" table:formula="of:=[.J43]*[.$A$29]" office:value-type="float" office:value="5.173344" calcext:value-type="float">
            <text:p>5.173344</text:p>
          </table:table-cell>
          <table:table-cell table:style-name="ce113" table:formula="of:=[.K43]*[.$A$29]" office:value-type="float" office:value="5.6833" calcext:value-type="float">
            <text:p>5.6833</text:p>
          </table:table-cell>
          <table:table-cell table:style-name="ce113" table:formula="of:=[.L43]*[.$A$29]" office:value-type="float" office:value="2.9027932" calcext:value-type="float">
            <text:p>2.902793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3" office:value-type="float" office:value="17" calcext:value-type="float">
            <text:p>17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f</text:p>
          </table:table-cell>
          <table:table-cell table:style-name="ce83" table:number-columns-repeated="2"/>
          <table:table-cell office:value-type="float" office:value="11.2464" calcext:value-type="float">
            <text:p>11.2464</text:p>
          </table:table-cell>
          <table:table-cell office:value-type="float" office:value="12.355" calcext:value-type="float">
            <text:p>12.355</text:p>
          </table:table-cell>
          <table:table-cell office:value-type="float" office:value="6.31042" calcext:value-type="float">
            <text:p>6.31042</text:p>
          </table:table-cell>
          <table:table-cell table:number-columns-repeated="2"/>
          <table:table-cell table:formula="of:=SUM([.J43:.L43])" office:value-type="float" office:value="29.91182" calcext:value-type="float">
            <text:p>29.91182</text:p>
          </table:table-cell>
          <table:table-cell table:formula="of:=[.O43]*[.$A$29]" office:value-type="float" office:value="13.7594372" calcext:value-type="float">
            <text:p>13.7594372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formula="of:=[.K42]-[.AE9]" office:value-type="float" office:value="-7.9414" calcext:value-type="float">
            <text:p>-7.9414</text:p>
          </table:table-cell>
          <table:table-cell table:number-columns-repeated="24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9"/>
          <table:table-cell office:value-type="float" office:value="-8.56389" calcext:value-type="float">
            <text:p>-8.56389</text:p>
          </table:table-cell>
          <table:table-cell table:number-columns-repeated="25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office:value-type="string" calcext:value-type="string">
            <text:p>Ghsarp 5-6-7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float" office:value="22" calcext:value-type="float">
            <text:p>22</text:p>
          </table:table-cell>
          <table:table-cell table:number-columns-repeated="3"/>
          <table:table-cell table:style-name="ce7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/>
          <table:table-cell table:style-name="ce120" office:value-type="string" calcext:value-type="string">
            <text:p>0:</text:p>
          </table:table-cell>
          <table:table-cell office:value-type="float" office:value="6.921" calcext:value-type="float">
            <text:p>6.921</text:p>
          </table:table-cell>
          <table:table-cell table:formula="of:=SUM([.AH54:.AH58])" office:value-type="float" office:value="32.24961" calcext:value-type="float">
            <text:p>32.24961</text:p>
          </table:table-cell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9003" calcext:value-type="float">
            <text:p>11.9003</text:p>
          </table:table-cell>
          <table:table-cell office:value-type="float" office:value="8.18589" calcext:value-type="float">
            <text:p>8.18589</text:p>
          </table:table-cell>
          <table:table-cell office:value-type="float" office:value="9.25985" calcext:value-type="float">
            <text:p>9.25985</text:p>
          </table:table-cell>
          <table:table-cell office:value-type="float" office:value="8.41306" calcext:value-type="float">
            <text:p>8.41306</text:p>
          </table:table-cell>
          <table:table-cell office:value-type="float" office:value="3.86875" calcext:value-type="float">
            <text:p>3.86875</text:p>
          </table:table-cell>
          <table:table-cell office:value-type="float" office:value="6.94493" calcext:value-type="float">
            <text:p>6.94493</text:p>
          </table:table-cell>
          <table:table-cell office:value-type="float" office:value="7.16279" calcext:value-type="float">
            <text:p>7.16279</text:p>
          </table:table-cell>
          <table:table-cell office:value-type="float" office:value="10.3788" calcext:value-type="float">
            <text:p>10.3788</text:p>
          </table:table-cell>
          <table:table-cell office:value-type="float" office:value="8.90757" calcext:value-type="float">
            <text:p>8.90757</text:p>
          </table:table-cell>
          <table:table-cell office:value-type="float" office:value="5.15341" calcext:value-type="float">
            <text:p>5.15341</text:p>
          </table:table-cell>
          <table:table-cell office:value-type="float" office:value="8.531" calcext:value-type="float">
            <text:p>8.531</text:p>
          </table:table-cell>
          <table:table-cell office:value-type="float" office:value="11.1511" calcext:value-type="float">
            <text:p>11.1511</text:p>
          </table:table-cell>
          <table:table-cell office:value-type="float" office:value="2.228" calcext:value-type="float">
            <text:p>2.228</text:p>
          </table:table-cell>
          <table:table-cell office:value-type="float" office:value="11.8929" calcext:value-type="float">
            <text:p>11.8929</text:p>
          </table:table-cell>
          <table:table-cell office:value-type="float" office:value="6.64172" calcext:value-type="float">
            <text:p>6.64172</text:p>
          </table:table-cell>
          <table:table-cell office:value-type="float" office:value="7.19147" calcext:value-type="float">
            <text:p>7.19147</text:p>
          </table:table-cell>
          <table:table-cell table:number-columns-repeated="3" office:value-type="float" office:value="9.24807" calcext:value-type="float">
            <text:p>9.248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75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/>
          <table:table-cell table:style-name="ce120" office:value-type="string" calcext:value-type="string">
            <text:p>1:</text:p>
          </table:table-cell>
          <table:table-cell office:value-type="float" office:value="7.82877" calcext:value-type="float">
            <text:p>7.82877</text:p>
          </table:table-cell>
          <table:table-cell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office:value-type="float" office:value="4.50351" calcext:value-type="float">
            <text:p>4.50351</text:p>
          </table:table-cell>
          <table:table-cell office:value-type="float" office:value="0" calcext:value-type="float">
            <text:p>0</text:p>
          </table:table-cell>
          <table:table-cell office:value-type="float" office:value="13.5682" calcext:value-type="float">
            <text:p>13.5682</text:p>
          </table:table-cell>
          <table:table-cell office:value-type="float" office:value="9.58801" calcext:value-type="float">
            <text:p>9.58801</text:p>
          </table:table-cell>
          <table:table-cell office:value-type="float" office:value="13.264" calcext:value-type="float">
            <text:p>13.264</text:p>
          </table:table-cell>
          <table:table-cell office:value-type="float" office:value="7.21401" calcext:value-type="float">
            <text:p>7.21401</text:p>
          </table:table-cell>
          <table:table-cell office:value-type="float" office:value="4.0204" calcext:value-type="float">
            <text:p>4.0204</text:p>
          </table:table-cell>
          <table:table-cell office:value-type="float" office:value="11.0786" calcext:value-type="float">
            <text:p>11.0786</text:p>
          </table:table-cell>
          <table:table-cell office:value-type="float" office:value="14.4703" calcext:value-type="float">
            <text:p>14.4703</text:p>
          </table:table-cell>
          <table:table-cell office:value-type="float" office:value="13.6851" calcext:value-type="float">
            <text:p>13.6851</text:p>
          </table:table-cell>
          <table:table-cell office:value-type="float" office:value="13.4519" calcext:value-type="float">
            <text:p>13.4519</text:p>
          </table:table-cell>
          <table:table-cell office:value-type="float" office:value="13.2629" calcext:value-type="float">
            <text:p>13.2629</text:p>
          </table:table-cell>
          <table:table-cell office:value-type="float" office:value="4.19762" calcext:value-type="float">
            <text:p>4.19762</text:p>
          </table:table-cell>
          <table:table-cell office:value-type="float" office:value="12.8772" calcext:value-type="float">
            <text:p>12.8772</text:p>
          </table:table-cell>
          <table:table-cell office:value-type="float" office:value="16.6188" calcext:value-type="float">
            <text:p>16.6188</text:p>
          </table:table-cell>
          <table:table-cell office:value-type="float" office:value="11.5109" calcext:value-type="float">
            <text:p>11.5109</text:p>
          </table:table-cell>
          <table:table-cell office:value-type="float" office:value="16.6615" calcext:value-type="float">
            <text:p>16.6615</text:p>
          </table:table-cell>
          <table:table-cell table:number-columns-repeated="3" office:value-type="float" office:value="20.1232" calcext:value-type="float">
            <text:p>20.1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75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style-name="ce120" office:value-type="string" calcext:value-type="string">
            <text:p>2:</text:p>
          </table:table-cell>
          <table:table-cell office:value-type="float" office:value="7.01113" calcext:value-type="float">
            <text:p>7.01113</text:p>
          </table:table-cell>
          <table:table-cell table:formula="of:=[.AI54]-['file:///home/ana/Documents/PHD/Research/Implementation/sarpfiles/Resbapscspghsarp.csv'#$Resbapscspghsarp.B39]" office:value-type="float" office:value="23.08333" calcext:value-type="float">
            <text:p>23.08333</text:p>
          </table:table-cell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office:value-type="float" office:value="4.32925" calcext:value-type="float">
            <text:p>4.32925</text:p>
          </table:table-cell>
          <table:table-cell office:value-type="float" office:value="11.6914" calcext:value-type="float">
            <text:p>11.6914</text:p>
          </table:table-cell>
          <table:table-cell office:value-type="float" office:value="0" calcext:value-type="float">
            <text:p>0</text:p>
          </table:table-cell>
          <table:table-cell office:value-type="float" office:value="10.1178" calcext:value-type="float">
            <text:p>10.1178</text:p>
          </table:table-cell>
          <table:table-cell office:value-type="float" office:value="6.59339" calcext:value-type="float">
            <text:p>6.59339</text:p>
          </table:table-cell>
          <table:table-cell office:value-type="float" office:value="1.60162" calcext:value-type="float">
            <text:p>1.60162</text:p>
          </table:table-cell>
          <table:table-cell office:value-type="float" office:value="4.74691" calcext:value-type="float">
            <text:p>4.74691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12.7108" calcext:value-type="float">
            <text:p>12.7108</text:p>
          </table:table-cell>
          <table:table-cell office:value-type="float" office:value="7.11126" calcext:value-type="float">
            <text:p>7.11126</text:p>
          </table:table-cell>
          <table:table-cell office:value-type="float" office:value="8.4044" calcext:value-type="float">
            <text:p>8.4044</text:p>
          </table:table-cell>
          <table:table-cell office:value-type="float" office:value="6.66675" calcext:value-type="float">
            <text:p>6.66675</text:p>
          </table:table-cell>
          <table:table-cell office:value-type="float" office:value="9.76873" calcext:value-type="float">
            <text:p>9.76873</text:p>
          </table:table-cell>
          <table:table-cell office:value-type="float" office:value="5.87568" calcext:value-type="float">
            <text:p>5.87568</text:p>
          </table:table-cell>
          <table:table-cell office:value-type="float" office:value="14.5192" calcext:value-type="float">
            <text:p>14.5192</text:p>
          </table:table-cell>
          <table:table-cell office:value-type="float" office:value="4.54533" calcext:value-type="float">
            <text:p>4.54533</text:p>
          </table:table-cell>
          <table:table-cell office:value-type="float" office:value="8.37429" calcext:value-type="float">
            <text:p>8.37429</text:p>
          </table:table-cell>
          <table:table-cell table:number-columns-repeated="3" office:value-type="float" office:value="12.601" calcext:value-type="float">
            <text:p>12.6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75" office:value-type="float" office:value="3" calcext:value-type="float">
            <text:p>3</text:p>
          </table:table-cell>
          <table:table-cell table:number-columns-repeated="2"/>
          <table:table-cell table:style-name="ce120" office:value-type="string" calcext:value-type="string">
            <text:p>3:</text:p>
          </table:table-cell>
          <table:table-cell office:value-type="float" office:value="5.072" calcext:value-type="float">
            <text:p>5.072</text:p>
          </table:table-cell>
          <table:table-cell table:formula="of:=[.AI54]-['file:///home/ana/Documents/PHD/Research/Implementation/sarpfiles/Resbapscspghsarp.csv'#$Resbapscspghsarp.E39]" office:value-type="float" office:value="20.92771" calcext:value-type="float">
            <text:p>20.92771</text:p>
          </table:table-cell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office:value-type="float" office:value="6.94665" calcext:value-type="float">
            <text:p>6.94665</text:p>
          </table:table-cell>
          <table:table-cell office:value-type="float" office:value="6.78189" calcext:value-type="float">
            <text:p>6.78189</text:p>
          </table:table-cell>
          <table:table-cell office:value-type="float" office:value="14.3682" calcext:value-type="float">
            <text:p>14.3682</text:p>
          </table:table-cell>
          <table:table-cell office:value-type="float" office:value="0" calcext:value-type="float">
            <text:p>0</text:p>
          </table:table-cell>
          <table:table-cell office:value-type="float" office:value="14.4902" calcext:value-type="float">
            <text:p>14.4902</text:p>
          </table:table-cell>
          <table:table-cell office:value-type="float" office:value="6.95934" calcext:value-type="float">
            <text:p>6.95934</text:p>
          </table:table-cell>
          <table:table-cell office:value-type="float" office:value="7.21911" calcext:value-type="float">
            <text:p>7.21911</text:p>
          </table:table-cell>
          <table:table-cell office:value-type="float" office:value="0.8544" calcext:value-type="float">
            <text:p>0.8544</text:p>
          </table:table-cell>
          <table:table-cell office:value-type="float" office:value="4.64401" calcext:value-type="float">
            <text:p>4.64401</text:p>
          </table:table-cell>
          <table:table-cell office:value-type="float" office:value="15.0067" calcext:value-type="float">
            <text:p>15.0067</text:p>
          </table:table-cell>
          <table:table-cell office:value-type="float" office:value="4.17445" calcext:value-type="float">
            <text:p>4.17445</text:p>
          </table:table-cell>
          <table:table-cell office:value-type="float" office:value="14.5889" calcext:value-type="float">
            <text:p>14.5889</text:p>
          </table:table-cell>
          <table:table-cell office:value-type="float" office:value="8.11305" calcext:value-type="float">
            <text:p>8.11305</text:p>
          </table:table-cell>
          <table:table-cell office:value-type="float" office:value="6.45851" calcext:value-type="float">
            <text:p>6.45851</text:p>
          </table:table-cell>
          <table:table-cell office:value-type="float" office:value="6.66132" calcext:value-type="float">
            <text:p>6.66132</text:p>
          </table:table-cell>
          <table:table-cell office:value-type="float" office:value="12.5204" calcext:value-type="float">
            <text:p>12.5204</text:p>
          </table:table-cell>
          <table:table-cell office:value-type="float" office:value="13.4537" calcext:value-type="float">
            <text:p>13.4537</text:p>
          </table:table-cell>
          <table:table-cell table:number-columns-repeated="3" office:value-type="float" office:value="12.4088" calcext:value-type="float">
            <text:p>12.40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75" office:value-type="float" office:value="4" calcext:value-type="float">
            <text:p>4</text:p>
          </table:table-cell>
          <table:table-cell table:number-columns-repeated="2"/>
          <table:table-cell table:style-name="ce120" office:value-type="string" calcext:value-type="string">
            <text:p>4:</text:p>
          </table:table-cell>
          <table:table-cell office:value-type="float" office:value="5.41671" calcext:value-type="float">
            <text:p>5.41671</text:p>
          </table:table-cell>
          <table:table-cell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office:value-type="float" office:value="7.25336" calcext:value-type="float">
            <text:p>7.25336</text:p>
          </table:table-cell>
          <table:table-cell office:value-type="float" office:value="15.1591" calcext:value-type="float">
            <text:p>15.1591</text:p>
          </table:table-cell>
          <table:table-cell office:value-type="float" office:value="4.21753" calcext:value-type="float">
            <text:p>4.21753</text:p>
          </table:table-cell>
          <table:table-cell office:value-type="float" office:value="14.2264" calcext:value-type="float">
            <text:p>14.2264</text:p>
          </table:table-cell>
          <table:table-cell office:value-type="float" office:value="0" calcext:value-type="float">
            <text:p>0</text:p>
          </table:table-cell>
          <table:table-cell office:value-type="float" office:value="5.67313" calcext:value-type="float">
            <text:p>5.67313</text:p>
          </table:table-cell>
          <table:table-cell office:value-type="float" office:value="7.45453" calcext:value-type="float">
            <text:p>7.45453</text:p>
          </table:table-cell>
          <table:table-cell office:value-type="float" office:value="13.4391" calcext:value-type="float">
            <text:p>13.4391</text:p>
          </table:table-cell>
          <table:table-cell office:value-type="float" office:value="17.1466" calcext:value-type="float">
            <text:p>17.1466</text:p>
          </table:table-cell>
          <table:table-cell office:value-type="float" office:value="4.1949" calcext:value-type="float">
            <text:p>4.1949</text:p>
          </table:table-cell>
          <table:table-cell office:value-type="float" office:value="12.6987" calcext:value-type="float">
            <text:p>12.6987</text:p>
          </table:table-cell>
          <table:table-cell office:value-type="float" office:value="3.79526" calcext:value-type="float">
            <text:p>3.79526</text:p>
          </table:table-cell>
          <table:table-cell office:value-type="float" office:value="12.4133" calcext:value-type="float">
            <text:p>12.4133</text:p>
          </table:table-cell>
          <table:table-cell office:value-type="float" office:value="9.6844" calcext:value-type="float">
            <text:p>9.6844</text:p>
          </table:table-cell>
          <table:table-cell office:value-type="float" office:value="18.9647" calcext:value-type="float">
            <text:p>18.9647</text:p>
          </table:table-cell>
          <table:table-cell office:value-type="float" office:value="2.55766" calcext:value-type="float">
            <text:p>2.55766</text:p>
          </table:table-cell>
          <table:table-cell office:value-type="float" office:value="8.92121" calcext:value-type="float">
            <text:p>8.92121</text:p>
          </table:table-cell>
          <table:table-cell table:number-columns-repeated="3" office:value-type="float" office:value="15.3696" calcext:value-type="float">
            <text:p>15.36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83"/>
          <table:table-cell table:style-name="ce102" office:value-type="float" office:value="5" calcext:value-type="float">
            <text:p>5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/>
          <table:table-cell table:style-name="ce121" office:value-type="string" calcext:value-type="string">
            <text:p>5:</text:p>
          </table:table-cell>
          <table:table-cell office:value-type="float" office:value="9.57366" calcext:value-type="float">
            <text:p>9.57366</text:p>
          </table:table-cell>
          <table:table-cell/>
        </table:table-row>
        <table:table-row table:style-name="ro1">
          <table:table-cell/>
          <table:table-cell table:style-name="ce102" office:value-type="float" office:value="5" calcext:value-type="float">
            <text:p>5</text:p>
          </table:table-cell>
          <table:table-cell office:value-type="float" office:value="2.91156" calcext:value-type="float">
            <text:p>2.91156</text:p>
          </table:table-cell>
          <table:table-cell office:value-type="float" office:value="10.0902" calcext:value-type="float">
            <text:p>10.0902</text:p>
          </table:table-cell>
          <table:table-cell office:value-type="float" office:value="8.20731" calcext:value-type="float">
            <text:p>8.20731</text:p>
          </table:table-cell>
          <table:table-cell office:value-type="float" office:value="8.62295" calcext:value-type="float">
            <text:p>8.62295</text:p>
          </table:table-cell>
          <table:table-cell office:value-type="float" office:value="8.16541" calcext:value-type="float">
            <text:p>8.16541</text:p>
          </table:table-cell>
          <table:table-cell office:value-type="float" office:value="0" calcext:value-type="float">
            <text:p>0</text:p>
          </table:table-cell>
          <table:table-cell office:value-type="float" office:value="3.372" calcext:value-type="float">
            <text:p>3.372</text:p>
          </table:table-cell>
          <table:table-cell office:value-type="float" office:value="7.81061" calcext:value-type="float">
            <text:p>7.8106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8.68074" calcext:value-type="float">
            <text:p>8.68074</text:p>
          </table:table-cell>
          <table:table-cell office:value-type="float" office:value="7.85478" calcext:value-type="float">
            <text:p>7.85478</text:p>
          </table:table-cell>
          <table:table-cell office:value-type="float" office:value="8.23332" calcext:value-type="float">
            <text:p>8.23332</text:p>
          </table:table-cell>
          <table:table-cell office:value-type="float" office:value="8.25225" calcext:value-type="float">
            <text:p>8.25225</text:p>
          </table:table-cell>
          <table:table-cell office:value-type="float" office:value="6.01079" calcext:value-type="float">
            <text:p>6.01079</text:p>
          </table:table-cell>
          <table:table-cell office:value-type="float" office:value="13.4708" calcext:value-type="float">
            <text:p>13.4708</text:p>
          </table:table-cell>
          <table:table-cell office:value-type="float" office:value="6.11572" calcext:value-type="float">
            <text:p>6.11572</text:p>
          </table:table-cell>
          <table:table-cell office:value-type="float" office:value="9.71796" calcext:value-type="float">
            <text:p>9.71796</text:p>
          </table:table-cell>
          <table:table-cell table:number-columns-repeated="3" office:value-type="float" office:value="13.1128" calcext:value-type="float">
            <text:p>13.11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8"/>
          <table:table-cell table:style-name="ce102" office:value-type="float" office:value="6" calcext:value-type="float">
            <text:p>6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table:style-name="ce106"/>
          <table:table-cell table:style-name="ce121" office:value-type="string" calcext:value-type="string">
            <text:p>6:</text:p>
          </table:table-cell>
          <table:table-cell office:value-type="float" office:value="6.98717" calcext:value-type="float">
            <text:p>6.98717</text:p>
          </table:table-cell>
          <table:table-cell/>
        </table:table-row>
        <table:table-row table:style-name="ro1">
          <table:table-cell/>
          <table:table-cell table:style-name="ce102" office:value-type="float" office:value="6" calcext:value-type="float">
            <text:p>6</text:p>
          </table:table-cell>
          <table:table-cell office:value-type="float" office:value="0.487032" calcext:value-type="float">
            <text:p>0.487032</text:p>
          </table:table-cell>
          <table:table-cell office:value-type="float" office:value="7.74127" calcext:value-type="float">
            <text:p>7.74127</text:p>
          </table:table-cell>
          <table:table-cell office:value-type="float" office:value="10.9156" calcext:value-type="float">
            <text:p>10.9156</text:p>
          </table:table-cell>
          <table:table-cell office:value-type="float" office:value="7.53387" calcext:value-type="float">
            <text:p>7.53387</text:p>
          </table:table-cell>
          <table:table-cell office:value-type="float" office:value="10.7468" calcext:value-type="float">
            <text:p>10.7468</text:p>
          </table:table-cell>
          <table:table-cell office:value-type="float" office:value="3.372" calcext:value-type="float">
            <text:p>3.372</text:p>
          </table:table-cell>
          <table:table-cell office:value-type="float" office:value="0" calcext:value-type="float">
            <text:p>0</text:p>
          </table:table-cell>
          <table:table-cell office:value-type="float" office:value="8.01648" calcext:value-type="float">
            <text:p>8.01648</text:p>
          </table:table-cell>
          <table:table-cell office:value-type="float" office:value="11.7233" calcext:value-type="float">
            <text:p>11.7233</text:p>
          </table:table-cell>
          <table:table-cell office:value-type="float" office:value="11.2324" calcext:value-type="float">
            <text:p>11.2324</text:p>
          </table:table-cell>
          <table:table-cell office:value-type="float" office:value="9.66499" calcext:value-type="float">
            <text:p>9.66499</text:p>
          </table:table-cell>
          <table:table-cell office:value-type="float" office:value="10.7834" calcext:value-type="float">
            <text:p>10.7834</text:p>
          </table:table-cell>
          <table:table-cell office:value-type="float" office:value="5.11707" calcext:value-type="float">
            <text:p>5.11707</text:p>
          </table:table-cell>
          <table:table-cell office:value-type="float" office:value="8.85695" calcext:value-type="float">
            <text:p>8.85695</text:p>
          </table:table-cell>
          <table:table-cell office:value-type="float" office:value="13.8232" calcext:value-type="float">
            <text:p>13.8232</text:p>
          </table:table-cell>
          <table:table-cell office:value-type="float" office:value="8.76924" calcext:value-type="float">
            <text:p>8.76924</text:p>
          </table:table-cell>
          <table:table-cell office:value-type="float" office:value="13.0716" calcext:value-type="float">
            <text:p>13.0716</text:p>
          </table:table-cell>
          <table:table-cell table:number-columns-repeated="3" office:value-type="float" office:value="16.103" calcext:value-type="float">
            <text:p>16.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6"/>
          <table:table-cell table:style-name="ce102" office:value-type="float" office:value="7" calcext:value-type="float">
            <text:p>7</text:p>
          </table:table-cell>
          <table:table-cell table:style-name="ce75" office:value-type="float" office:value="7" calcext:value-type="float">
            <text:p>7</text:p>
          </table:table-cell>
          <table:table-cell/>
          <table:table-cell table:style-name="ce106"/>
          <table:table-cell table:style-name="ce121" office:value-type="string" calcext:value-type="string">
            <text:p>7:</text:p>
          </table:table-cell>
          <table:table-cell office:value-type="float" office:value="8.5052" calcext:value-type="float">
            <text:p>8.5052</text:p>
          </table:table-cell>
          <table:table-cell/>
        </table:table-row>
        <table:table-row table:style-name="ro1">
          <table:table-cell/>
          <table:table-cell table:style-name="ce102" office:value-type="float" office:value="7" calcext:value-type="float">
            <text:p>7</text:p>
          </table:table-cell>
          <table:table-cell office:value-type="float" office:value="7.75961" calcext:value-type="float">
            <text:p>7.75961</text:p>
          </table:table-cell>
          <table:table-cell office:value-type="float" office:value="6.84602" calcext:value-type="float">
            <text:p>6.84602</text:p>
          </table:table-cell>
          <table:table-cell office:value-type="float" office:value="15.1436" calcext:value-type="float">
            <text:p>15.1436</text:p>
          </table:table-cell>
          <table:table-cell office:value-type="float" office:value="3.10161" calcext:value-type="float">
            <text:p>3.10161</text:p>
          </table:table-cell>
          <table:table-cell office:value-type="float" office:value="15.2788" calcext:value-type="float">
            <text:p>15.2788</text:p>
          </table:table-cell>
          <table:table-cell office:value-type="float" office:value="7.81061" calcext:value-type="float">
            <text:p>7.81061</text:p>
          </table:table-cell>
          <table:table-cell office:value-type="float" office:value="8.01648" calcext:value-type="float">
            <text:p>8.01648</text:p>
          </table:table-cell>
          <table:table-cell office:value-type="float" office:value="0" calcext:value-type="float">
            <text:p>0</text:p>
          </table:table-cell>
          <table:table-cell office:value-type="float" office:value="3.79241" calcext:value-type="float">
            <text:p>3.79241</text:p>
          </table:table-cell>
          <table:table-cell office:value-type="float" office:value="15.7938" calcext:value-type="float">
            <text:p>15.7938</text:p>
          </table:table-cell>
          <table:table-cell office:value-type="float" office:value="4.245" calcext:value-type="float">
            <text:p>4.245</text:p>
          </table:table-cell>
          <table:table-cell office:value-type="float" office:value="15.3797" calcext:value-type="float">
            <text:p>15.3797</text:p>
          </table:table-cell>
          <table:table-cell office:value-type="float" office:value="8.56395" calcext:value-type="float">
            <text:p>8.56395</text:p>
          </table:table-cell>
          <table:table-cell office:value-type="float" office:value="6.94602" calcext:value-type="float">
            <text:p>6.94602</text:p>
          </table:table-cell>
          <table:table-cell office:value-type="float" office:value="5.82766" calcext:value-type="float">
            <text:p>5.82766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14.0283" calcext:value-type="float">
            <text:p>14.0283</text:p>
          </table:table-cell>
          <table:table-cell table:number-columns-repeated="3" office:value-type="float" office:value="12.5117" calcext:value-type="float">
            <text:p>12.5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2" table:style-name="ce102" office:value-type="float" office:value="8" calcext:value-type="float">
            <text:p>8</text:p>
          </table:table-cell>
          <table:table-cell table:style-name="ce83"/>
          <table:table-cell table:style-name="ce106"/>
          <table:table-cell table:style-name="ce121" office:value-type="string" calcext:value-type="string">
            <text:p>8:</text:p>
          </table:table-cell>
          <table:table-cell office:value-type="float" office:value="4.52324" calcext:value-type="float">
            <text:p>4.52324</text:p>
          </table:table-cell>
          <table:table-cell/>
        </table:table-row>
        <table:table-row table:style-name="ro1">
          <table:table-cell/>
          <table:table-cell table:style-name="ce102" office:value-type="float" office:value="8" calcext:value-type="float">
            <text:p>8</text:p>
          </table:table-cell>
          <table:table-cell office:value-type="float" office:value="11.4983" calcext:value-type="float">
            <text:p>11.4983</text:p>
          </table:table-cell>
          <table:table-cell office:value-type="float" office:value="8.54115" calcext:value-type="float">
            <text:p>8.54115</text:p>
          </table:table-cell>
          <table:table-cell office:value-type="float" office:value="18.5443" calcext:value-type="float">
            <text:p>18.5443</text:p>
          </table:table-cell>
          <table:table-cell office:value-type="float" office:value="5.11852" calcext:value-type="float">
            <text:p>5.11852</text:p>
          </table:table-cell>
          <table:table-cell office:value-type="float" office:value="18.7333" calcext:value-type="float">
            <text:p>18.7333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233" calcext:value-type="float">
            <text:p>11.7233</text:p>
          </table:table-cell>
          <table:table-cell office:value-type="float" office:value="3.79241" calcext:value-type="float">
            <text:p>3.79241</text:p>
          </table:table-cell>
          <table:table-cell office:value-type="float" office:value="0" calcext:value-type="float">
            <text:p>0</text:p>
          </table:table-cell>
          <table:table-cell office:value-type="float" office:value="19.2393" calcext:value-type="float">
            <text:p>19.2393</text:p>
          </table:table-cell>
          <table:table-cell office:value-type="float" office:value="5.95134" calcext:value-type="float">
            <text:p>5.95134</text:p>
          </table:table-cell>
          <table:table-cell office:value-type="float" office:value="18.8432" calcext:value-type="float">
            <text:p>18.8432</text:p>
          </table:table-cell>
          <table:table-cell office:value-type="float" office:value="11.3579" calcext:value-type="float">
            <text:p>11.3579</text:p>
          </table:table-cell>
          <table:table-cell office:value-type="float" office:value="9.54002" calcext:value-type="float">
            <text:p>9.54002</text:p>
          </table:table-cell>
          <table:table-cell office:value-type="float" office:value="2.14849" calcext:value-type="float">
            <text:p>2.14849</text:p>
          </table:table-cell>
          <table:table-cell office:value-type="float" office:value="16.8423" calcext:value-type="float">
            <text:p>16.8423</text:p>
          </table:table-cell>
          <table:table-cell office:value-type="float" office:value="16.6525" calcext:value-type="float">
            <text:p>16.6525</text:p>
          </table:table-cell>
          <table:table-cell table:number-columns-repeated="3" office:value-type="float" office:value="13.3072" calcext:value-type="float">
            <text:p>13.30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2" table:style-name="ce102" office:value-type="float" office:value="9" calcext:value-type="float">
            <text:p>9</text:p>
          </table:table-cell>
          <table:table-cell table:style-name="ce78"/>
          <table:table-cell table:style-name="ce106"/>
          <table:table-cell table:style-name="ce121" office:value-type="string" calcext:value-type="string">
            <text:p>9:</text:p>
          </table:table-cell>
          <table:table-cell office:value-type="float" office:value="4.87005" calcext:value-type="float">
            <text:p>4.87005</text:p>
          </table:table-cell>
          <table:table-cell/>
        </table:table-row>
        <table:table-row table:style-name="ro1">
          <table:table-cell/>
          <table:table-cell table:style-name="ce102" office:value-type="float" office:value="9" calcext:value-type="float">
            <text:p>9</text:p>
          </table:table-cell>
          <table:table-cell office:value-type="float" office:value="10.9424" calcext:value-type="float">
            <text:p>10.9424</text:p>
          </table:table-cell>
          <table:table-cell office:value-type="float" office:value="18.7115" calcext:value-type="float">
            <text:p>18.7115</text:p>
          </table:table-cell>
          <table:table-cell office:value-type="float" office:value="0.820731" calcext:value-type="float">
            <text:p>0.820731</text:p>
          </table:table-cell>
          <table:table-cell office:value-type="float" office:value="17.2012" calcext:value-type="float">
            <text:p>17.2012</text:p>
          </table:table-cell>
          <table:table-cell office:value-type="float" office:value="0.520384" calcext:value-type="float">
            <text:p>0.520384</text:p>
          </table:table-cell>
          <table:table-cell office:value-type="float" office:value="8.68074" calcext:value-type="float">
            <text:p>8.68074</text:p>
          </table:table-cell>
          <table:table-cell office:value-type="float" office:value="11.2324" calcext:value-type="float">
            <text:p>11.2324</text:p>
          </table:table-cell>
          <table:table-cell office:value-type="float" office:value="15.7938" calcext:value-type="float">
            <text:p>15.7938</text:p>
          </table:table-cell>
          <table:table-cell office:value-type="float" office:value="19.2393" calcext:value-type="float">
            <text:p>19.2393</text:p>
          </table:table-cell>
          <table:table-cell office:value-type="float" office:value="0" calcext:value-type="float">
            <text:p>0</text:p>
          </table:table-cell>
          <table:table-cell office:value-type="float" office:value="13.9577" calcext:value-type="float">
            <text:p>13.9577</text:p>
          </table:table-cell>
          <table:table-cell office:value-type="float" office:value="0.451221" calcext:value-type="float">
            <text:p>0.451221</text:p>
          </table:table-cell>
          <table:table-cell office:value-type="float" office:value="16.3226" calcext:value-type="float">
            <text:p>16.3226</text:p>
          </table:table-cell>
          <table:table-cell office:value-type="float" office:value="10.3743" calcext:value-type="float">
            <text:p>10.3743</text:p>
          </table:table-cell>
          <table:table-cell office:value-type="float" office:value="20.8004" calcext:value-type="float">
            <text:p>20.8004</text:p>
          </table:table-cell>
          <table:table-cell office:value-type="float" office:value="2.56632" calcext:value-type="float">
            <text:p>2.56632</text:p>
          </table:table-cell>
          <table:table-cell office:value-type="float" office:value="6.47138" calcext:value-type="float">
            <text:p>6.47138</text:p>
          </table:table-cell>
          <table:table-cell table:number-columns-repeated="3" office:value-type="float" office:value="14.1967" calcext:value-type="float">
            <text:p>14.19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9"/>
          <table:table-cell table:number-columns-repeated="2" table:style-name="ce102" office:value-type="float" office:value="10" calcext:value-type="float">
            <text:p>10</text:p>
          </table:table-cell>
          <table:table-cell table:style-name="ce116"/>
          <table:table-cell table:style-name="ce106"/>
          <table:table-cell table:style-name="ce121" office:value-type="string" calcext:value-type="string">
            <text:p>10:</text:p>
          </table:table-cell>
          <table:table-cell office:value-type="float" office:value="11.6402" calcext:value-type="float">
            <text:p>11.6402</text:p>
          </table:table-cell>
          <table:table-cell/>
        </table:table-row>
        <table:table-row table:style-name="ro1">
          <table:table-cell/>
          <table:table-cell table:style-name="ce102" office:value-type="float" office:value="10" calcext:value-type="float">
            <text:p>10</text:p>
          </table:table-cell>
          <table:table-cell office:value-type="float" office:value="9.25092" calcext:value-type="float">
            <text:p>9.25092</text:p>
          </table:table-cell>
          <table:table-cell office:value-type="float" office:value="10.9563" calcext:value-type="float">
            <text:p>10.9563</text:p>
          </table:table-cell>
          <table:table-cell office:value-type="float" office:value="13.1996" calcext:value-type="float">
            <text:p>13.1996</text:p>
          </table:table-cell>
          <table:table-cell office:value-type="float" office:value="7.31519" calcext:value-type="float">
            <text:p>7.31519</text:p>
          </table:table-cell>
          <table:table-cell office:value-type="float" office:value="13.4798" calcext:value-type="float">
            <text:p>13.4798</text:p>
          </table:table-cell>
          <table:table-cell office:value-type="float" office:value="7.85478" calcext:value-type="float">
            <text:p>7.85478</text:p>
          </table:table-cell>
          <table:table-cell office:value-type="float" office:value="9.66499" calcext:value-type="float">
            <text:p>9.66499</text:p>
          </table:table-cell>
          <table:table-cell office:value-type="float" office:value="4.245" calcext:value-type="float">
            <text:p>4.245</text:p>
          </table:table-cell>
          <table:table-cell office:value-type="float" office:value="5.95134" calcext:value-type="float">
            <text:p>5.95134</text:p>
          </table:table-cell>
          <table:table-cell office:value-type="float" office:value="13.9577" calcext:value-type="float">
            <text:p>13.9577</text:p>
          </table:table-cell>
          <table:table-cell office:value-type="float" office:value="0" calcext:value-type="float">
            <text:p>0</text:p>
          </table:table-cell>
          <table:table-cell office:value-type="float" office:value="13.6044" calcext:value-type="float">
            <text:p>13.6044</text:p>
          </table:table-cell>
          <table:table-cell office:value-type="float" office:value="11.9551" calcext:value-type="float">
            <text:p>11.9551</text:p>
          </table:table-cell>
          <table:table-cell office:value-type="float" office:value="3.71849" calcext:value-type="float">
            <text:p>3.71849</text:p>
          </table:table-cell>
          <table:table-cell office:value-type="float" office:value="7.02664" calcext:value-type="float">
            <text:p>7.02664</text:p>
          </table:table-cell>
          <table:table-cell office:value-type="float" office:value="11.782" calcext:value-type="float">
            <text:p>11.782</text:p>
          </table:table-cell>
          <table:table-cell office:value-type="float" office:value="10.7232" calcext:value-type="float">
            <text:p>10.7232</text:p>
          </table:table-cell>
          <table:table-cell table:number-columns-repeated="3" office:value-type="float" office:value="8.26939" calcext:value-type="float">
            <text:p>8.269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83"/>
          <table:table-cell table:style-name="ce105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117"/>
          <table:table-cell table:style-name="ce106"/>
          <table:table-cell table:number-columns-repeated="3"/>
        </table:table-row>
        <table:table-row table:style-name="ro1">
          <table:table-cell/>
          <table:table-cell table:style-name="ce105" office:value-type="float" office:value="11" calcext:value-type="float">
            <text:p>11</text:p>
          </table:table-cell>
          <table:table-cell office:value-type="float" office:value="10.4921" calcext:value-type="float">
            <text:p>10.4921</text:p>
          </table:table-cell>
          <table:table-cell office:value-type="float" office:value="18.2607" calcext:value-type="float">
            <text:p>18.2607</text:p>
          </table:table-cell>
          <table:table-cell office:value-type="float" office:value="0.710211" calcext:value-type="float">
            <text:p>0.710211</text:p>
          </table:table-cell>
          <table:table-cell office:value-type="float" office:value="16.7627" calcext:value-type="float">
            <text:p>16.7627</text:p>
          </table:table-cell>
          <table:table-cell office:value-type="float" office:value="0.144222" calcext:value-type="float">
            <text:p>0.144222</text:p>
          </table:table-cell>
          <table:table-cell office:value-type="float" office:value="8.23332" calcext:value-type="float">
            <text:p>8.23332</text:p>
          </table:table-cell>
          <table:table-cell office:value-type="float" office:value="10.7834" calcext:value-type="float">
            <text:p>10.7834</text:p>
          </table:table-cell>
          <table:table-cell office:value-type="float" office:value="15.3797" calcext:value-type="float">
            <text:p>15.3797</text:p>
          </table:table-cell>
          <table:table-cell office:value-type="float" office:value="18.8432" calcext:value-type="float">
            <text:p>18.8432</text:p>
          </table:table-cell>
          <table:table-cell office:value-type="float" office:value="0.451221" calcext:value-type="float">
            <text:p>0.451221</text:p>
          </table:table-cell>
          <table:table-cell office:value-type="float" office:value="13.6044" calcext:value-type="float">
            <text:p>13.6044</text:p>
          </table:table-cell>
          <table:table-cell office:value-type="float" office:value="0" calcext:value-type="float">
            <text:p>0</text:p>
          </table:table-cell>
          <table:table-cell office:value-type="float" office:value="15.8756" calcext:value-type="float">
            <text:p>15.8756</text:p>
          </table:table-cell>
          <table:table-cell office:value-type="float" office:value="10.0469" calcext:value-type="float">
            <text:p>10.0469</text:p>
          </table:table-cell>
          <table:table-cell office:value-type="float" office:value="20.4214" calcext:value-type="float">
            <text:p>20.4214</text:p>
          </table:table-cell>
          <table:table-cell office:value-type="float" office:value="2.12151" calcext:value-type="float">
            <text:p>2.12151</text:p>
          </table:table-cell>
          <table:table-cell office:value-type="float" office:value="6.45204" calcext:value-type="float">
            <text:p>6.45204</text:p>
          </table:table-cell>
          <table:table-cell table:number-columns-repeated="3" office:value-type="float" office:value="14.0642" calcext:value-type="float">
            <text:p>14.06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8"/>
          <table:table-cell table:style-name="ce105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118"/>
          <table:table-cell table:style-name="ce106"/>
          <table:table-cell table:number-columns-repeated="3"/>
        </table:table-row>
        <table:table-row table:style-name="ro1">
          <table:table-cell/>
          <table:table-cell table:style-name="ce105" office:value-type="float" office:value="12" calcext:value-type="float">
            <text:p>12</text:p>
          </table:table-cell>
          <table:table-cell office:value-type="float" office:value="5.47028" calcext:value-type="float">
            <text:p>5.47028</text:p>
          </table:table-cell>
          <table:table-cell office:value-type="float" office:value="3.9" calcext:value-type="float">
            <text:p>3.9</text:p>
          </table:table-cell>
          <table:table-cell office:value-type="float" office:value="16.0273" calcext:value-type="float">
            <text:p>16.0273</text:p>
          </table:table-cell>
          <table:table-cell office:value-type="float" office:value="6.2426" calcext:value-type="float">
            <text:p>6.2426</text:p>
          </table:table-cell>
          <table:table-cell office:value-type="float" office:value="15.8441" calcext:value-type="float">
            <text:p>15.8441</text:p>
          </table:table-cell>
          <table:table-cell office:value-type="float" office:value="8.25225" calcext:value-type="float">
            <text:p>8.25225</text:p>
          </table:table-cell>
          <table:table-cell office:value-type="float" office:value="5.11707" calcext:value-type="float">
            <text:p>5.11707</text:p>
          </table:table-cell>
          <table:table-cell office:value-type="float" office:value="8.56395" calcext:value-type="float">
            <text:p>8.56395</text:p>
          </table:table-cell>
          <table:table-cell office:value-type="float" office:value="11.3579" calcext:value-type="float">
            <text:p>11.3579</text:p>
          </table:table-cell>
          <table:table-cell office:value-type="float" office:value="16.3226" calcext:value-type="float">
            <text:p>16.3226</text:p>
          </table:table-cell>
          <table:table-cell office:value-type="float" office:value="11.9551" calcext:value-type="float">
            <text:p>11.9551</text:p>
          </table:table-cell>
          <table:table-cell office:value-type="float" office:value="15.8756" calcext:value-type="float">
            <text:p>15.8756</text:p>
          </table:table-cell>
          <table:table-cell office:value-type="float" office:value="0" calcext:value-type="float">
            <text:p>0</text:p>
          </table:table-cell>
          <table:table-cell office:value-type="float" office:value="12.5797" calcext:value-type="float">
            <text:p>12.5797</text:p>
          </table:table-cell>
          <table:table-cell office:value-type="float" office:value="13.4651" calcext:value-type="float">
            <text:p>13.4651</text:p>
          </table:table-cell>
          <table:table-cell office:value-type="float" office:value="13.8821" calcext:value-type="float">
            <text:p>13.8821</text:p>
          </table:table-cell>
          <table:table-cell office:value-type="float" office:value="17.9046" calcext:value-type="float">
            <text:p>17.9046</text:p>
          </table:table-cell>
          <table:table-cell table:number-columns-repeated="3" office:value-type="float" office:value="19.6511" calcext:value-type="float">
            <text:p>19.65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6"/>
          <table:table-cell table:style-name="ce105" office:value-type="float" office:value="13" calcext:value-type="float">
            <text:p>13</text:p>
          </table:table-cell>
          <table:table-cell table:style-name="ce102" office:value-type="float" office:value="13" calcext:value-type="float">
            <text:p>13</text:p>
          </table:table-cell>
          <table:table-cell table:style-name="ce119"/>
          <table:table-cell table:style-name="ce106"/>
          <table:table-cell table:number-columns-repeated="3"/>
        </table:table-row>
        <table:table-row table:style-name="ro1">
          <table:table-cell/>
          <table:table-cell table:style-name="ce105" office:value-type="float" office:value="13" calcext:value-type="float">
            <text:p>13</text:p>
          </table:table-cell>
          <table:table-cell office:value-type="float" office:value="8.37542" calcext:value-type="float">
            <text:p>8.37542</text:p>
          </table:table-cell>
          <table:table-cell office:value-type="float" office:value="12.7135" calcext:value-type="float">
            <text:p>12.7135</text:p>
          </table:table-cell>
          <table:table-cell office:value-type="float" office:value="9.59308" calcext:value-type="float">
            <text:p>9.59308</text:p>
          </table:table-cell>
          <table:table-cell office:value-type="float" office:value="9.5834" calcext:value-type="float">
            <text:p>9.5834</text:p>
          </table:table-cell>
          <table:table-cell office:value-type="float" office:value="9.91615" calcext:value-type="float">
            <text:p>9.91615</text:p>
          </table:table-cell>
          <table:table-cell office:value-type="float" office:value="6.01079" calcext:value-type="float">
            <text:p>6.01079</text:p>
          </table:table-cell>
          <table:table-cell office:value-type="float" office:value="8.85695" calcext:value-type="float">
            <text:p>8.85695</text:p>
          </table:table-cell>
          <table:table-cell office:value-type="float" office:value="6.94602" calcext:value-type="float">
            <text:p>6.94602</text:p>
          </table:table-cell>
          <table:table-cell office:value-type="float" office:value="9.54002" calcext:value-type="float">
            <text:p>9.54002</text:p>
          </table:table-cell>
          <table:table-cell office:value-type="float" office:value="10.3743" calcext:value-type="float">
            <text:p>10.3743</text:p>
          </table:table-cell>
          <table:table-cell office:value-type="float" office:value="3.71849" calcext:value-type="float">
            <text:p>3.71849</text:p>
          </table:table-cell>
          <table:table-cell office:value-type="float" office:value="10.0469" calcext:value-type="float">
            <text:p>10.0469</text:p>
          </table:table-cell>
          <table:table-cell office:value-type="float" office:value="12.5797" calcext:value-type="float">
            <text:p>12.5797</text:p>
          </table:table-cell>
          <table:table-cell office:value-type="float" office:value="0" calcext:value-type="float">
            <text:p>0</text:p>
          </table:table-cell>
          <table:table-cell office:value-type="float" office:value="10.7423" calcext:value-type="float">
            <text:p>10.7423</text:p>
          </table:table-cell>
          <table:table-cell office:value-type="float" office:value="8.36595" calcext:value-type="float">
            <text:p>8.36595</text:p>
          </table:table-cell>
          <table:table-cell office:value-type="float" office:value="7.1531" calcext:value-type="float">
            <text:p>7.1531</text:p>
          </table:table-cell>
          <table:table-cell table:number-columns-repeated="3" office:value-type="float" office:value="7.25184" calcext:value-type="float">
            <text:p>7.251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2" table:style-name="ce105" office:value-type="float" office:value="14" calcext:value-type="float">
            <text:p>14</text:p>
          </table:table-cell>
          <table:table-cell table:style-name="ce83"/>
          <table:table-cell table:style-name="ce106"/>
          <table:table-cell table:number-columns-repeated="3"/>
        </table:table-row>
        <table:table-row table:style-name="ro1">
          <table:table-cell/>
          <table:table-cell table:style-name="ce105" office:value-type="float" office:value="14" calcext:value-type="float">
            <text:p>14</text:p>
          </table:table-cell>
          <table:table-cell office:value-type="float" office:value="13.5815" calcext:value-type="float">
            <text:p>13.5815</text:p>
          </table:table-cell>
          <table:table-cell office:value-type="float" office:value="10.4866" calcext:value-type="float">
            <text:p>10.4866</text:p>
          </table:table-cell>
          <table:table-cell office:value-type="float" office:value="20.0743" calcext:value-type="float">
            <text:p>20.0743</text:p>
          </table:table-cell>
          <table:table-cell office:value-type="float" office:value="7.22335" calcext:value-type="float">
            <text:p>7.22335</text:p>
          </table:table-cell>
          <table:table-cell office:value-type="float" office:value="20.3048" calcext:value-type="float">
            <text:p>20.3048</text:p>
          </table:table-cell>
          <table:table-cell office:value-type="float" office:value="13.4708" calcext:value-type="float">
            <text:p>13.4708</text:p>
          </table:table-cell>
          <table:table-cell office:value-type="float" office:value="13.8232" calcext:value-type="float">
            <text:p>13.8232</text:p>
          </table:table-cell>
          <table:table-cell office:value-type="float" office:value="5.82766" calcext:value-type="float">
            <text:p>5.82766</text:p>
          </table:table-cell>
          <table:table-cell office:value-type="float" office:value="2.14849" calcext:value-type="float">
            <text:p>2.14849</text:p>
          </table:table-cell>
          <table:table-cell office:value-type="float" office:value="20.8004" calcext:value-type="float">
            <text:p>20.8004</text:p>
          </table:table-cell>
          <table:table-cell office:value-type="float" office:value="7.02664" calcext:value-type="float">
            <text:p>7.02664</text:p>
          </table:table-cell>
          <table:table-cell office:value-type="float" office:value="20.4214" calcext:value-type="float">
            <text:p>20.4214</text:p>
          </table:table-cell>
          <table:table-cell office:value-type="float" office:value="13.4651" calcext:value-type="float">
            <text:p>13.4651</text:p>
          </table:table-cell>
          <table:table-cell office:value-type="float" office:value="10.7423" calcext:value-type="float">
            <text:p>10.7423</text:p>
          </table:table-cell>
          <table:table-cell office:value-type="float" office:value="0" calcext:value-type="float">
            <text:p>0</text:p>
          </table:table-cell>
          <table:table-cell office:value-type="float" office:value="18.4803" calcext:value-type="float">
            <text:p>18.4803</text:p>
          </table:table-cell>
          <table:table-cell office:value-type="float" office:value="17.68" calcext:value-type="float">
            <text:p>17.68</text:p>
          </table:table-cell>
          <table:table-cell table:number-columns-repeated="3" office:value-type="float" office:value="13.3647" calcext:value-type="float">
            <text:p>13.36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2" table:style-name="ce105" office:value-type="float" office:value="15" calcext:value-type="float">
            <text:p>15</text:p>
          </table:table-cell>
          <table:table-cell table:style-name="ce78"/>
          <table:table-cell table:style-name="ce106"/>
          <table:table-cell table:number-columns-repeated="3"/>
        </table:table-row>
        <table:table-row table:style-name="ro1">
          <table:table-cell/>
          <table:table-cell table:style-name="ce105" office:value-type="float" office:value="15" calcext:value-type="float">
            <text:p>15</text:p>
          </table:table-cell>
          <table:table-cell office:value-type="float" office:value="8.45302" calcext:value-type="float">
            <text:p>8.45302</text:p>
          </table:table-cell>
          <table:table-cell office:value-type="float" office:value="16.164" calcext:value-type="float">
            <text:p>16.164</text:p>
          </table:table-cell>
          <table:table-cell office:value-type="float" office:value="2.14672" calcext:value-type="float">
            <text:p>2.14672</text:p>
          </table:table-cell>
          <table:table-cell office:value-type="float" office:value="14.6449" calcext:value-type="float">
            <text:p>14.6449</text:p>
          </table:table-cell>
          <table:table-cell office:value-type="float" office:value="2.04978" calcext:value-type="float">
            <text:p>2.04978</text:p>
          </table:table-cell>
          <table:table-cell office:value-type="float" office:value="6.11572" calcext:value-type="float">
            <text:p>6.11572</text:p>
          </table:table-cell>
          <table:table-cell office:value-type="float" office:value="8.76924" calcext:value-type="float">
            <text:p>8.76924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16.8423" calcext:value-type="float">
            <text:p>16.8423</text:p>
          </table:table-cell>
          <table:table-cell office:value-type="float" office:value="2.56632" calcext:value-type="float">
            <text:p>2.56632</text:p>
          </table:table-cell>
          <table:table-cell office:value-type="float" office:value="11.782" calcext:value-type="float">
            <text:p>11.782</text:p>
          </table:table-cell>
          <table:table-cell office:value-type="float" office:value="2.12151" calcext:value-type="float">
            <text:p>2.12151</text:p>
          </table:table-cell>
          <table:table-cell office:value-type="float" office:value="13.8821" calcext:value-type="float">
            <text:p>13.8821</text:p>
          </table:table-cell>
          <table:table-cell office:value-type="float" office:value="8.36595" calcext:value-type="float">
            <text:p>8.36595</text:p>
          </table:table-cell>
          <table:table-cell office:value-type="float" office:value="18.4803" calcext:value-type="float">
            <text:p>18.4803</text:p>
          </table:table-cell>
          <table:table-cell office:value-type="float" office:value="0" calcext:value-type="float">
            <text:p>0</text:p>
          </table:table-cell>
          <table:table-cell office:value-type="float" office:value="6.39212" calcext:value-type="float">
            <text:p>6.39212</text:p>
          </table:table-cell>
          <table:table-cell table:number-columns-repeated="3" office:value-type="float" office:value="13.2421" calcext:value-type="float">
            <text:p>13.24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9"/>
          <table:table-cell table:number-columns-repeated="2" table:style-name="ce105" office:value-type="float" office:value="16" calcext:value-type="float">
            <text:p>16</text:p>
          </table:table-cell>
          <table:table-cell table:style-name="ce116"/>
          <table:table-cell table:style-name="ce106"/>
          <table:table-cell table:number-columns-repeated="3"/>
        </table:table-row>
        <table:table-row table:style-name="ro1">
          <table:table-cell/>
          <table:table-cell table:style-name="ce105" office:value-type="float" office:value="16" calcext:value-type="float">
            <text:p>16</text:p>
          </table:table-cell>
          <table:table-cell office:value-type="float" office:value="12.6239" calcext:value-type="float">
            <text:p>12.6239</text:p>
          </table:table-cell>
          <table:table-cell office:value-type="float" office:value="19.0622" calcext:value-type="float">
            <text:p>19.0622</text:p>
          </table:table-cell>
          <table:table-cell office:value-type="float" office:value="5.74334" calcext:value-type="float">
            <text:p>5.74334</text:p>
          </table:table-cell>
          <table:table-cell office:value-type="float" office:value="16.4085" calcext:value-type="float">
            <text:p>16.4085</text:p>
          </table:table-cell>
          <table:table-cell office:value-type="float" office:value="6.31709" calcext:value-type="float">
            <text:p>6.31709</text:p>
          </table:table-cell>
          <table:table-cell office:value-type="float" office:value="9.71796" calcext:value-type="float">
            <text:p>9.71796</text:p>
          </table:table-cell>
          <table:table-cell office:value-type="float" office:value="13.0716" calcext:value-type="float">
            <text:p>13.0716</text:p>
          </table:table-cell>
          <table:table-cell office:value-type="float" office:value="14.0283" calcext:value-type="float">
            <text:p>14.0283</text:p>
          </table:table-cell>
          <table:table-cell office:value-type="float" office:value="16.6525" calcext:value-type="float">
            <text:p>16.6525</text:p>
          </table:table-cell>
          <table:table-cell office:value-type="float" office:value="6.47138" calcext:value-type="float">
            <text:p>6.47138</text:p>
          </table:table-cell>
          <table:table-cell office:value-type="float" office:value="10.7232" calcext:value-type="float">
            <text:p>10.7232</text:p>
          </table:table-cell>
          <table:table-cell office:value-type="float" office:value="6.45204" calcext:value-type="float">
            <text:p>6.45204</text:p>
          </table:table-cell>
          <table:table-cell office:value-type="float" office:value="17.9046" calcext:value-type="float">
            <text:p>17.9046</text:p>
          </table:table-cell>
          <table:table-cell office:value-type="float" office:value="7.1531" calcext:value-type="float">
            <text:p>7.1531</text:p>
          </table:table-cell>
          <table:table-cell office:value-type="float" office:value="17.68" calcext:value-type="float">
            <text:p>17.68</text:p>
          </table:table-cell>
          <table:table-cell office:value-type="float" office:value="6.39212" calcext:value-type="float">
            <text:p>6.392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.04711" calcext:value-type="float">
            <text:p>8.047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17" calcext:value-type="float">
            <text:p>17</text:p>
          </table:table-cell>
          <table:table-cell table:style-name="ce105" office:value-type="float" office:value="17" calcext:value-type="float">
            <text:p>17</text:p>
          </table:table-cell>
          <table:table-cell table:style-name="ce117"/>
          <table:table-cell table:style-name="ce106"/>
          <table:table-cell table:number-columns-repeated="3"/>
        </table:table-row>
        <table:table-row table:style-name="ro1">
          <table:table-cell/>
          <table:table-cell table:style-name="ce84" office:value-type="float" office:value="17" calcext:value-type="float">
            <text:p>17</text:p>
          </table:table-cell>
          <table:table-cell office:value-type="float" office:value="15.6197" calcext:value-type="float">
            <text:p>15.6197</text:p>
          </table:table-cell>
          <table:table-cell office:value-type="float" office:value="19.1692" calcext:value-type="float">
            <text:p>19.1692</text:p>
          </table:table-cell>
          <table:table-cell office:value-type="float" office:value="13.3959" calcext:value-type="float">
            <text:p>13.3959</text:p>
          </table:table-cell>
          <table:table-cell office:value-type="float" office:value="15.5822" calcext:value-type="float">
            <text:p>15.5822</text:p>
          </table:table-cell>
          <table:table-cell office:value-type="float" office:value="13.9205" calcext:value-type="float">
            <text:p>13.9205</text:p>
          </table:table-cell>
          <table:table-cell office:value-type="float" office:value="13.1128" calcext:value-type="float">
            <text:p>13.1128</text:p>
          </table:table-cell>
          <table:table-cell office:value-type="float" office:value="16.103" calcext:value-type="float">
            <text:p>16.103</text:p>
          </table:table-cell>
          <table:table-cell office:value-type="float" office:value="12.5117" calcext:value-type="float">
            <text:p>12.5117</text:p>
          </table:table-cell>
          <table:table-cell office:value-type="float" office:value="13.3072" calcext:value-type="float">
            <text:p>13.3072</text:p>
          </table:table-cell>
          <table:table-cell office:value-type="float" office:value="14.1967" calcext:value-type="float">
            <text:p>14.1967</text:p>
          </table:table-cell>
          <table:table-cell office:value-type="float" office:value="8.26939" calcext:value-type="float">
            <text:p>8.26939</text:p>
          </table:table-cell>
          <table:table-cell office:value-type="float" office:value="14.0642" calcext:value-type="float">
            <text:p>14.0642</text:p>
          </table:table-cell>
          <table:table-cell office:value-type="float" office:value="19.6511" calcext:value-type="float">
            <text:p>19.6511</text:p>
          </table:table-cell>
          <table:table-cell office:value-type="float" office:value="7.25184" calcext:value-type="float">
            <text:p>7.25184</text:p>
          </table:table-cell>
          <table:table-cell office:value-type="float" office:value="13.3647" calcext:value-type="float">
            <text:p>13.3647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8.04711" calcext:value-type="float">
            <text:p>8.04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18" calcext:value-type="float">
            <text:p>18</text:p>
          </table:table-cell>
          <table:table-cell table:style-name="ce105" office:value-type="float" office:value="18" calcext:value-type="float">
            <text:p>18</text:p>
          </table:table-cell>
          <table:table-cell table:style-name="ce118"/>
          <table:table-cell table:style-name="ce106"/>
          <table:table-cell table:number-columns-repeated="3"/>
        </table:table-row>
        <table:table-row table:style-name="ro1">
          <table:table-cell/>
          <table:table-cell table:style-name="ce84" office:value-type="float" office:value="18" calcext:value-type="float">
            <text:p>18</text:p>
          </table:table-cell>
          <table:table-cell office:value-type="float" office:value="15.6197" calcext:value-type="float">
            <text:p>15.6197</text:p>
          </table:table-cell>
          <table:table-cell office:value-type="float" office:value="19.1692" calcext:value-type="float">
            <text:p>19.1692</text:p>
          </table:table-cell>
          <table:table-cell office:value-type="float" office:value="13.3959" calcext:value-type="float">
            <text:p>13.3959</text:p>
          </table:table-cell>
          <table:table-cell office:value-type="float" office:value="15.5822" calcext:value-type="float">
            <text:p>15.5822</text:p>
          </table:table-cell>
          <table:table-cell office:value-type="float" office:value="13.9205" calcext:value-type="float">
            <text:p>13.9205</text:p>
          </table:table-cell>
          <table:table-cell office:value-type="float" office:value="13.1128" calcext:value-type="float">
            <text:p>13.1128</text:p>
          </table:table-cell>
          <table:table-cell office:value-type="float" office:value="16.103" calcext:value-type="float">
            <text:p>16.103</text:p>
          </table:table-cell>
          <table:table-cell office:value-type="float" office:value="12.5117" calcext:value-type="float">
            <text:p>12.5117</text:p>
          </table:table-cell>
          <table:table-cell office:value-type="float" office:value="13.3072" calcext:value-type="float">
            <text:p>13.3072</text:p>
          </table:table-cell>
          <table:table-cell office:value-type="float" office:value="14.1967" calcext:value-type="float">
            <text:p>14.1967</text:p>
          </table:table-cell>
          <table:table-cell office:value-type="float" office:value="8.26939" calcext:value-type="float">
            <text:p>8.26939</text:p>
          </table:table-cell>
          <table:table-cell office:value-type="float" office:value="14.0642" calcext:value-type="float">
            <text:p>14.0642</text:p>
          </table:table-cell>
          <table:table-cell office:value-type="float" office:value="19.6511" calcext:value-type="float">
            <text:p>19.6511</text:p>
          </table:table-cell>
          <table:table-cell office:value-type="float" office:value="7.25184" calcext:value-type="float">
            <text:p>7.25184</text:p>
          </table:table-cell>
          <table:table-cell office:value-type="float" office:value="13.3647" calcext:value-type="float">
            <text:p>13.3647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8.04711" calcext:value-type="float">
            <text:p>8.04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84" office:value-type="float" office:value="19" calcext:value-type="float">
            <text:p>19</text:p>
          </table:table-cell>
          <table:table-cell table:style-name="ce105" office:value-type="float" office:value="19" calcext:value-type="float">
            <text:p>19</text:p>
          </table:table-cell>
          <table:table-cell table:style-name="ce119"/>
          <table:table-cell table:style-name="ce106"/>
          <table:table-cell table:number-columns-repeated="3"/>
        </table:table-row>
        <table:table-row table:style-name="ro1">
          <table:table-cell/>
          <table:table-cell table:style-name="ce84" office:value-type="float" office:value="19" calcext:value-type="float">
            <text:p>19</text:p>
          </table:table-cell>
          <table:table-cell office:value-type="float" office:value="15.6197" calcext:value-type="float">
            <text:p>15.6197</text:p>
          </table:table-cell>
          <table:table-cell office:value-type="float" office:value="19.1692" calcext:value-type="float">
            <text:p>19.1692</text:p>
          </table:table-cell>
          <table:table-cell office:value-type="float" office:value="13.3959" calcext:value-type="float">
            <text:p>13.3959</text:p>
          </table:table-cell>
          <table:table-cell office:value-type="float" office:value="15.5822" calcext:value-type="float">
            <text:p>15.5822</text:p>
          </table:table-cell>
          <table:table-cell office:value-type="float" office:value="13.9205" calcext:value-type="float">
            <text:p>13.9205</text:p>
          </table:table-cell>
          <table:table-cell office:value-type="float" office:value="13.1128" calcext:value-type="float">
            <text:p>13.1128</text:p>
          </table:table-cell>
          <table:table-cell office:value-type="float" office:value="16.103" calcext:value-type="float">
            <text:p>16.103</text:p>
          </table:table-cell>
          <table:table-cell office:value-type="float" office:value="12.5117" calcext:value-type="float">
            <text:p>12.5117</text:p>
          </table:table-cell>
          <table:table-cell office:value-type="float" office:value="13.3072" calcext:value-type="float">
            <text:p>13.3072</text:p>
          </table:table-cell>
          <table:table-cell office:value-type="float" office:value="14.1967" calcext:value-type="float">
            <text:p>14.1967</text:p>
          </table:table-cell>
          <table:table-cell office:value-type="float" office:value="8.26939" calcext:value-type="float">
            <text:p>8.26939</text:p>
          </table:table-cell>
          <table:table-cell office:value-type="float" office:value="14.0642" calcext:value-type="float">
            <text:p>14.0642</text:p>
          </table:table-cell>
          <table:table-cell office:value-type="float" office:value="19.6511" calcext:value-type="float">
            <text:p>19.6511</text:p>
          </table:table-cell>
          <table:table-cell office:value-type="float" office:value="7.25184" calcext:value-type="float">
            <text:p>7.25184</text:p>
          </table:table-cell>
          <table:table-cell office:value-type="float" office:value="13.3647" calcext:value-type="float">
            <text:p>13.3647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8.04711" calcext:value-type="float">
            <text:p>8.04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10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6"/>
          <table:table-cell table:number-columns-repeated="3"/>
        </table:table-row>
        <table:table-row table:style-name="ro1">
          <table:table-cell/>
          <table:table-cell table:style-name="ce106" office:value-type="float" office:value="20" calcext:value-type="float">
            <text:p>2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/>
          <table:table-cell table:style-name="ce106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style-name="ce106" office:value-type="float" office:value="21" calcext:value-type="float">
            <text:p>2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/>
          <table:table-cell table:style-name="ce106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106" office:value-type="float" office:value="22" calcext:value-type="float">
            <text:p>2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1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11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1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table:number-columns-repeated="28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Ghsarp 6-8-1</text:p>
          </table:table-cell>
          <table:table-cell table:number-columns-repeated="34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07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.9379" calcext:value-type="float">
            <text:p>11.9379</text:p>
          </table:table-cell>
          <table:table-cell office:value-type="float" office:value="3.11191" calcext:value-type="float">
            <text:p>3.11191</text:p>
          </table:table-cell>
          <table:table-cell office:value-type="float" office:value="12.4594" calcext:value-type="float">
            <text:p>12.4594</text:p>
          </table:table-cell>
          <table:table-cell office:value-type="float" office:value="15.696" calcext:value-type="float">
            <text:p>15.696</text:p>
          </table:table-cell>
          <table:table-cell office:value-type="float" office:value="13.4273" calcext:value-type="float">
            <text:p>13.4273</text:p>
          </table:table-cell>
          <table:table-cell office:value-type="float" office:value="7.26416" calcext:value-type="float">
            <text:p>7.26416</text:p>
          </table:table-cell>
          <table:table-cell office:value-type="float" office:value="7.29548" calcext:value-type="float">
            <text:p>7.29548</text:p>
          </table:table-cell>
          <table:table-cell office:value-type="float" office:value="10.3485" calcext:value-type="float">
            <text:p>10.3485</text:p>
          </table:table-cell>
          <table:table-cell office:value-type="float" office:value="7.39757" calcext:value-type="float">
            <text:p>7.39757</text:p>
          </table:table-cell>
          <table:table-cell office:value-type="float" office:value="14.1172" calcext:value-type="float">
            <text:p>14.1172</text:p>
          </table:table-cell>
          <table:table-cell office:value-type="float" office:value="10.0711" calcext:value-type="float">
            <text:p>10.0711</text:p>
          </table:table-cell>
          <table:table-cell office:value-type="float" office:value="11.4878" calcext:value-type="float">
            <text:p>11.4878</text:p>
          </table:table-cell>
          <table:table-cell office:value-type="float" office:value="13.005" calcext:value-type="float">
            <text:p>13.005</text:p>
          </table:table-cell>
          <table:table-cell office:value-type="float" office:value="7.8246" calcext:value-type="float">
            <text:p>7.8246</text:p>
          </table:table-cell>
          <table:table-cell office:value-type="float" office:value="6.94668" calcext:value-type="float">
            <text:p>6.94668</text:p>
          </table:table-cell>
          <table:table-cell office:value-type="float" office:value="7.23439" calcext:value-type="float">
            <text:p>7.23439</text:p>
          </table:table-cell>
          <table:table-cell office:value-type="float" office:value="7.76587" calcext:value-type="float">
            <text:p>7.76587</text:p>
          </table:table-cell>
          <table:table-cell office:value-type="float" office:value="10.4974" calcext:value-type="float">
            <text:p>10.4974</text:p>
          </table:table-cell>
          <table:table-cell office:value-type="float" office:value="12.1788" calcext:value-type="float">
            <text:p>12.1788</text:p>
          </table:table-cell>
          <table:table-cell office:value-type="float" office:value="12.8307" calcext:value-type="float">
            <text:p>12.8307</text:p>
          </table:table-cell>
          <table:table-cell office:value-type="float" office:value="11.1151" calcext:value-type="float">
            <text:p>11.1151</text:p>
          </table:table-cell>
          <table:table-cell table:number-columns-repeated="2" office:value-type="float" office:value="3.62927" calcext:value-type="float">
            <text:p>3.62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office:value-type="float" office:value="5.06885" calcext:value-type="float">
            <text:p>5.06885</text:p>
          </table:table-cell>
          <table:table-cell office:value-type="float" office:value="0" calcext:value-type="float">
            <text:p>0</text:p>
          </table:table-cell>
          <table:table-cell office:value-type="float" office:value="14.1993" calcext:value-type="float">
            <text:p>14.1993</text:p>
          </table:table-cell>
          <table:table-cell office:value-type="float" office:value="2.44761" calcext:value-type="float">
            <text:p>2.44761</text:p>
          </table:table-cell>
          <table:table-cell office:value-type="float" office:value="5.90031" calcext:value-type="float">
            <text:p>5.90031</text:p>
          </table:table-cell>
          <table:table-cell office:value-type="float" office:value="3.33161" calcext:value-type="float">
            <text:p>3.33161</text:p>
          </table:table-cell>
          <table:table-cell office:value-type="float" office:value="4.35137" calcext:value-type="float">
            <text:p>4.35137</text:p>
          </table:table-cell>
          <table:table-cell office:value-type="float" office:value="7.90595" calcext:value-type="float">
            <text:p>7.90595</text:p>
          </table:table-cell>
          <table:table-cell office:value-type="float" office:value="3.47943" calcext:value-type="float">
            <text:p>3.47943</text:p>
          </table:table-cell>
          <table:table-cell office:value-type="float" office:value="6.42377" calcext:value-type="float">
            <text:p>6.42377</text:p>
          </table:table-cell>
          <table:table-cell office:value-type="float" office:value="4.35137" calcext:value-type="float">
            <text:p>4.35137</text:p>
          </table:table-cell>
          <table:table-cell office:value-type="float" office:value="2.78352" calcext:value-type="float">
            <text:p>2.78352</text:p>
          </table:table-cell>
          <table:table-cell office:value-type="float" office:value="2.28123" calcext:value-type="float">
            <text:p>2.28123</text:p>
          </table:table-cell>
          <table:table-cell office:value-type="float" office:value="2.06891" calcext:value-type="float">
            <text:p>2.06891</text:p>
          </table:table-cell>
          <table:table-cell office:value-type="float" office:value="10.3497" calcext:value-type="float">
            <text:p>10.3497</text:p>
          </table:table-cell>
          <table:table-cell office:value-type="float" office:value="11.0659" calcext:value-type="float">
            <text:p>11.0659</text:p>
          </table:table-cell>
          <table:table-cell office:value-type="float" office:value="4.44761" calcext:value-type="float">
            <text:p>4.44761</text:p>
          </table:table-cell>
          <table:table-cell office:value-type="float" office:value="5.36015" calcext:value-type="float">
            <text:p>5.36015</text:p>
          </table:table-cell>
          <table:table-cell office:value-type="float" office:value="4.2653" calcext:value-type="float">
            <text:p>4.2653</text:p>
          </table:table-cell>
          <table:table-cell office:value-type="float" office:value="2.62975" calcext:value-type="float">
            <text:p>2.62975</text:p>
          </table:table-cell>
          <table:table-cell office:value-type="float" office:value="2.14234" calcext:value-type="float">
            <text:p>2.14234</text:p>
          </table:table-cell>
          <table:table-cell office:value-type="float" office:value="0.583095" calcext:value-type="float">
            <text:p>0.583095</text:p>
          </table:table-cell>
          <table:table-cell table:number-columns-repeated="2" office:value-type="float" office:value="7.96605" calcext:value-type="float">
            <text:p>7.966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float" office:value="2" calcext:value-type="float">
            <text:p>2</text:p>
          </table:table-cell>
          <table:table-cell office:value-type="float" office:value="12.7154" calcext:value-type="float">
            <text:p>12.7154</text:p>
          </table:table-cell>
          <table:table-cell office:value-type="float" office:value="17.73" calcext:value-type="float">
            <text:p>17.73</text:p>
          </table:table-cell>
          <table:table-cell office:value-type="float" office:value="0" calcext:value-type="float">
            <text:p>0</text:p>
          </table:table-cell>
          <table:table-cell office:value-type="float" office:value="17.8468" calcext:value-type="float">
            <text:p>17.8468</text:p>
          </table:table-cell>
          <table:table-cell office:value-type="float" office:value="21.4135" calcext:value-type="float">
            <text:p>21.4135</text:p>
          </table:table-cell>
          <table:table-cell office:value-type="float" office:value="16.9324" calcext:value-type="float">
            <text:p>16.9324</text:p>
          </table:table-cell>
          <table:table-cell office:value-type="float" office:value="12.5132" calcext:value-type="float">
            <text:p>12.5132</text:p>
          </table:table-cell>
          <table:table-cell office:value-type="float" office:value="14.056" calcext:value-type="float">
            <text:p>14.056</text:p>
          </table:table-cell>
          <table:table-cell office:value-type="float" office:value="16.1723" calcext:value-type="float">
            <text:p>16.1723</text:p>
          </table:table-cell>
          <table:table-cell office:value-type="float" office:value="13.8708" calcext:value-type="float">
            <text:p>13.8708</text:p>
          </table:table-cell>
          <table:table-cell office:value-type="float" office:value="17.2785" calcext:value-type="float">
            <text:p>17.2785</text:p>
          </table:table-cell>
          <table:table-cell office:value-type="float" office:value="15.6566" calcext:value-type="float">
            <text:p>15.6566</text:p>
          </table:table-cell>
          <table:table-cell office:value-type="float" office:value="15.2886" calcext:value-type="float">
            <text:p>15.2886</text:p>
          </table:table-cell>
          <table:table-cell office:value-type="float" office:value="17.0426" calcext:value-type="float">
            <text:p>17.0426</text:p>
          </table:table-cell>
          <table:table-cell office:value-type="float" office:value="14.7288" calcext:value-type="float">
            <text:p>14.7288</text:p>
          </table:table-cell>
          <table:table-cell office:value-type="float" office:value="13.8075" calcext:value-type="float">
            <text:p>13.8075</text:p>
          </table:table-cell>
          <table:table-cell office:value-type="float" office:value="12.6444" calcext:value-type="float">
            <text:p>12.6444</text:p>
          </table:table-cell>
          <table:table-cell office:value-type="float" office:value="13.9594" calcext:value-type="float">
            <text:p>13.9594</text:p>
          </table:table-cell>
          <table:table-cell office:value-type="float" office:value="13.5047" calcext:value-type="float">
            <text:p>13.504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8.028" calcext:value-type="float">
            <text:p>18.028</text:p>
          </table:table-cell>
          <table:table-cell office:value-type="float" office:value="15.7167" calcext:value-type="float">
            <text:p>15.7167</text:p>
          </table:table-cell>
          <table:table-cell table:number-columns-repeated="2" office:value-type="float" office:value="9.38486" calcext:value-type="float">
            <text:p>9.38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float" office:value="3" calcext:value-type="float">
            <text:p>3</text:p>
          </table:table-cell>
          <table:table-cell office:value-type="float" office:value="4.01676" calcext:value-type="float">
            <text:p>4.01676</text:p>
          </table:table-cell>
          <table:table-cell office:value-type="float" office:value="1.44499" calcext:value-type="float">
            <text:p>1.44499</text:p>
          </table:table-cell>
          <table:table-cell office:value-type="float" office:value="13.8214" calcext:value-type="float">
            <text:p>13.8214</text:p>
          </table:table-cell>
          <table:table-cell office:value-type="float" office:value="0" calcext:value-type="float">
            <text:p>0</text:p>
          </table:table-cell>
          <table:table-cell office:value-type="float" office:value="4.93822" calcext:value-type="float">
            <text:p>4.93822</text:p>
          </table:table-cell>
          <table:table-cell office:value-type="float" office:value="5.83849" calcext:value-type="float">
            <text:p>5.83849</text:p>
          </table:table-cell>
          <table:table-cell office:value-type="float" office:value="3.96247" calcext:value-type="float">
            <text:p>3.96247</text:p>
          </table:table-cell>
          <table:table-cell office:value-type="float" office:value="5.87473" calcext:value-type="float">
            <text:p>5.87473</text:p>
          </table:table-cell>
          <table:table-cell office:value-type="float" office:value="1.04938" calcext:value-type="float">
            <text:p>1.04938</text:p>
          </table:table-cell>
          <table:table-cell office:value-type="float" office:value="4.52747" calcext:value-type="float">
            <text:p>4.52747</text:p>
          </table:table-cell>
          <table:table-cell office:value-type="float" office:value="6.85662" calcext:value-type="float">
            <text:p>6.85662</text:p>
          </table:table-cell>
          <table:table-cell office:value-type="float" office:value="0.862786" calcext:value-type="float">
            <text:p>0.862786</text:p>
          </table:table-cell>
          <table:table-cell office:value-type="float" office:value="4.6359" calcext:value-type="float">
            <text:p>4.6359</text:p>
          </table:table-cell>
          <table:table-cell office:value-type="float" office:value="4.52584" calcext:value-type="float">
            <text:p>4.52584</text:p>
          </table:table-cell>
          <table:table-cell office:value-type="float" office:value="8.20039" calcext:value-type="float">
            <text:p>8.20039</text:p>
          </table:table-cell>
          <table:table-cell office:value-type="float" office:value="9.06457" calcext:value-type="float">
            <text:p>9.06457</text:p>
          </table:table-cell>
          <table:table-cell office:value-type="float" office:value="3.84843" calcext:value-type="float">
            <text:p>3.84843</text:p>
          </table:table-cell>
          <table:table-cell office:value-type="float" office:value="3.58469" calcext:value-type="float">
            <text:p>3.58469</text:p>
          </table:table-cell>
          <table:table-cell office:value-type="float" office:value="6.26243" calcext:value-type="float">
            <text:p>6.26243</text:p>
          </table:table-cell>
          <table:table-cell office:value-type="float" office:value="1.24483" calcext:value-type="float">
            <text:p>1.24483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2.70296" calcext:value-type="float">
            <text:p>2.70296</text:p>
          </table:table-cell>
          <table:table-cell table:number-columns-repeated="2" office:value-type="float" office:value="7.39951" calcext:value-type="float">
            <text:p>7.3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float" office:value="4" calcext:value-type="float">
            <text:p>4</text:p>
          </table:table-cell>
          <table:table-cell office:value-type="float" office:value="5.95426" calcext:value-type="float">
            <text:p>5.95426</text:p>
          </table:table-cell>
          <table:table-cell office:value-type="float" office:value="2.35091" calcext:value-type="float">
            <text:p>2.35091</text:p>
          </table:table-cell>
          <table:table-cell office:value-type="float" office:value="15.5929" calcext:value-type="float">
            <text:p>15.5929</text:p>
          </table:table-cell>
          <table:table-cell office:value-type="float" office:value="0.84309" calcext:value-type="float">
            <text:p>0.84309</text:p>
          </table:table-cell>
          <table:table-cell office:value-type="float" office:value="0" calcext:value-type="float">
            <text:p>0</text:p>
          </table:table-cell>
          <table:table-cell office:value-type="float" office:value="4.65399" calcext:value-type="float">
            <text:p>4.65399</text:p>
          </table:table-cell>
          <table:table-cell office:value-type="float" office:value="5.60486" calcext:value-type="float">
            <text:p>5.60486</text:p>
          </table:table-cell>
          <table:table-cell office:value-type="float" office:value="7.9965" calcext:value-type="float">
            <text:p>7.9965</text:p>
          </table:table-cell>
          <table:table-cell office:value-type="float" office:value="3.12832" calcext:value-type="float">
            <text:p>3.12832</text:p>
          </table:table-cell>
          <table:table-cell office:value-type="float" office:value="6.66219" calcext:value-type="float">
            <text:p>6.66219</text:p>
          </table:table-cell>
          <table:table-cell office:value-type="float" office:value="5.60486" calcext:value-type="float">
            <text:p>5.60486</text:p>
          </table:table-cell>
          <table:table-cell office:value-type="float" office:value="2.90998" calcext:value-type="float">
            <text:p>2.90998</text:p>
          </table:table-cell>
          <table:table-cell office:value-type="float" office:value="4.1766" calcext:value-type="float">
            <text:p>4.1766</text:p>
          </table:table-cell>
          <table:table-cell office:value-type="float" office:value="3.26809" calcext:value-type="float">
            <text:p>3.26809</text:p>
          </table:table-cell>
          <table:table-cell office:value-type="float" office:value="10.2799" calcext:value-type="float">
            <text:p>10.2799</text:p>
          </table:table-cell>
          <table:table-cell office:value-type="float" office:value="11.1809" calcext:value-type="float">
            <text:p>11.1809</text:p>
          </table:table-cell>
          <table:table-cell office:value-type="float" office:value="5.58759" calcext:value-type="float">
            <text:p>5.58759</text:p>
          </table:table-cell>
          <table:table-cell office:value-type="float" office:value="5.70712" calcext:value-type="float">
            <text:p>5.70712</text:p>
          </table:table-cell>
          <table:table-cell office:value-type="float" office:value="6.25082" calcext:value-type="float">
            <text:p>6.25082</text:p>
          </table:table-cell>
          <table:table-cell office:value-type="float" office:value="1.24724" calcext:value-type="float">
            <text:p>1.24724</text:p>
          </table:table-cell>
          <table:table-cell office:value-type="float" office:value="0.172047" calcext:value-type="float">
            <text:p>0.172047</text:p>
          </table:table-cell>
          <table:table-cell office:value-type="float" office:value="2.54951" calcext:value-type="float">
            <text:p>2.54951</text:p>
          </table:table-cell>
          <table:table-cell table:number-columns-repeated="2" office:value-type="float" office:value="9.20967" calcext:value-type="float">
            <text:p>9.20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float" office:value="5" calcext:value-type="float">
            <text:p>5</text:p>
          </table:table-cell>
          <table:table-cell office:value-type="float" office:value="13.5059" calcext:value-type="float">
            <text:p>13.5059</text:p>
          </table:table-cell>
          <table:table-cell office:value-type="float" office:value="12.3997" calcext:value-type="float">
            <text:p>12.3997</text:p>
          </table:table-cell>
          <table:table-cell office:value-type="float" office:value="20.0656" calcext:value-type="float">
            <text:p>20.0656</text:p>
          </table:table-cell>
          <table:table-cell office:value-type="float" office:value="10.9117" calcext:value-type="float">
            <text:p>10.9117</text:p>
          </table:table-cell>
          <table:table-cell office:value-type="float" office:value="12.5736" calcext:value-type="float">
            <text:p>12.5736</text:p>
          </table:table-cell>
          <table:table-cell office:value-type="float" office:value="0" calcext:value-type="float">
            <text:p>0</text:p>
          </table:table-cell>
          <table:table-cell office:value-type="float" office:value="12.3685" calcext:value-type="float">
            <text:p>12.3685</text:p>
          </table:table-cell>
          <table:table-cell office:value-type="float" office:value="16.8757" calcext:value-type="float">
            <text:p>16.8757</text:p>
          </table:table-cell>
          <table:table-cell office:value-type="float" office:value="12.6317" calcext:value-type="float">
            <text:p>12.6317</text:p>
          </table:table-cell>
          <table:table-cell office:value-type="float" office:value="15.3576" calcext:value-type="float">
            <text:p>15.3576</text:p>
          </table:table-cell>
          <table:table-cell office:value-type="float" office:value="4.87647" calcext:value-type="float">
            <text:p>4.87647</text:p>
          </table:table-cell>
          <table:table-cell office:value-type="float" office:value="11.9383" calcext:value-type="float">
            <text:p>11.9383</text:p>
          </table:table-cell>
          <table:table-cell office:value-type="float" office:value="7.64199" calcext:value-type="float">
            <text:p>7.64199</text:p>
          </table:table-cell>
          <table:table-cell office:value-type="float" office:value="7.10372" calcext:value-type="float">
            <text:p>7.10372</text:p>
          </table:table-cell>
          <table:table-cell office:value-type="float" office:value="19.3594" calcext:value-type="float">
            <text:p>19.3594</text:p>
          </table:table-cell>
          <table:table-cell office:value-type="float" office:value="19.9219" calcext:value-type="float">
            <text:p>19.9219</text:p>
          </table:table-cell>
          <table:table-cell office:value-type="float" office:value="12.6367" calcext:value-type="float">
            <text:p>12.6367</text:p>
          </table:table-cell>
          <table:table-cell office:value-type="float" office:value="14.2853" calcext:value-type="float">
            <text:p>14.2853</text:p>
          </table:table-cell>
          <table:table-cell office:value-type="float" office:value="7.92051" calcext:value-type="float">
            <text:p>7.92051</text:p>
          </table:table-cell>
          <table:table-cell office:value-type="float" office:value="11.2813" calcext:value-type="float">
            <text:p>11.2813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9.18329" calcext:value-type="float">
            <text:p>9.18329</text:p>
          </table:table-cell>
          <table:table-cell table:number-columns-repeated="2" office:value-type="float" office:value="15.2079" calcext:value-type="float">
            <text:p>15.2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6" calcext:value-type="float">
            <text:p>6</text:p>
          </table:table-cell>
          <table:table-cell office:value-type="float" office:value="1.25936" calcext:value-type="float">
            <text:p>1.25936</text:p>
          </table:table-cell>
          <table:table-cell office:value-type="float" office:value="5.25589" calcext:value-type="float">
            <text:p>5.25589</text:p>
          </table:table-cell>
          <table:table-cell office:value-type="float" office:value="9.98835" calcext:value-type="float">
            <text:p>9.98835</text:p>
          </table:table-cell>
          <table:table-cell office:value-type="float" office:value="5.36973" calcext:value-type="float">
            <text:p>5.36973</text:p>
          </table:table-cell>
          <table:table-cell office:value-type="float" office:value="8.90056" calcext:value-type="float">
            <text:p>8.90056</text:p>
          </table:table-cell>
          <table:table-cell office:value-type="float" office:value="6.71717" calcext:value-type="float">
            <text:p>6.71717</text:p>
          </table:table-cell>
          <table:table-cell office:value-type="float" office:value="0" calcext:value-type="float">
            <text:p>0</text:p>
          </table:table-cell>
          <table:table-cell office:value-type="float" office:value="4.92585" calcext:value-type="float">
            <text:p>4.92585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3.51283" calcext:value-type="float">
            <text:p>3.51283</text:p>
          </table:table-cell>
          <table:table-cell office:value-type="float" office:value="7.6" calcext:value-type="float">
            <text:p>7.6</text:p>
          </table:table-cell>
          <table:table-cell office:value-type="float" office:value="3.15328" calcext:value-type="float">
            <text:p>3.15328</text:p>
          </table:table-cell>
          <table:table-cell office:value-type="float" office:value="4.78038" calcext:value-type="float">
            <text:p>4.78038</text:p>
          </table:table-cell>
          <table:table-cell office:value-type="float" office:value="5.97652" calcext:value-type="float">
            <text:p>5.97652</text:p>
          </table:table-cell>
          <table:table-cell office:value-type="float" office:value="7.33771" calcext:value-type="float">
            <text:p>7.33771</text:p>
          </table:table-cell>
          <table:table-cell office:value-type="float" office:value="7.6719" calcext:value-type="float">
            <text:p>7.6719</text:p>
          </table:table-cell>
          <table:table-cell office:value-type="float" office:value="0.353836" calcext:value-type="float">
            <text:p>0.353836</text:p>
          </table:table-cell>
          <table:table-cell office:value-type="float" office:value="2.66443" calcext:value-type="float">
            <text:p>2.66443</text:p>
          </table:table-cell>
          <table:table-cell office:value-type="float" office:value="4.89351" calcext:value-type="float">
            <text:p>4.89351</text:p>
          </table:table-cell>
          <table:table-cell office:value-type="float" office:value="5.16252" calcext:value-type="float">
            <text:p>5.16252</text:p>
          </table:table-cell>
          <table:table-cell office:value-type="float" office:value="5.64248" calcext:value-type="float">
            <text:p>5.64248</text:p>
          </table:table-cell>
          <table:table-cell office:value-type="float" office:value="3.91316" calcext:value-type="float">
            <text:p>3.91316</text:p>
          </table:table-cell>
          <table:table-cell table:number-columns-repeated="2" office:value-type="float" office:value="3.63632" calcext:value-type="float">
            <text:p>3.63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7" calcext:value-type="float">
            <text:p>7</text:p>
          </table:table-cell>
          <table:table-cell office:value-type="float" office:value="3.66699" calcext:value-type="float">
            <text:p>3.66699</text:p>
          </table:table-cell>
          <table:table-cell office:value-type="float" office:value="6.12434" calcext:value-type="float">
            <text:p>6.12434</text:p>
          </table:table-cell>
          <table:table-cell office:value-type="float" office:value="10.3985" calcext:value-type="float">
            <text:p>10.3985</text:p>
          </table:table-cell>
          <table:table-cell office:value-type="float" office:value="7.29605" calcext:value-type="float">
            <text:p>7.29605</text:p>
          </table:table-cell>
          <table:table-cell office:value-type="float" office:value="9.52424" calcext:value-type="float">
            <text:p>9.52424</text:p>
          </table:table-cell>
          <table:table-cell office:value-type="float" office:value="11.0185" calcext:value-type="float">
            <text:p>11.0185</text:p>
          </table:table-cell>
          <table:table-cell office:value-type="float" office:value="4.92585" calcext:value-type="float">
            <text:p>4.92585</text:p>
          </table:table-cell>
          <table:table-cell office:value-type="float" office:value="0" calcext:value-type="float">
            <text:p>0</text:p>
          </table:table-cell>
          <table:table-cell office:value-type="float" office:value="4.87155" calcext:value-type="float">
            <text:p>4.87155</text:p>
          </table:table-cell>
          <table:table-cell office:value-type="float" office:value="1.51921" calcext:value-type="float">
            <text:p>1.51921</text:p>
          </table:table-cell>
          <table:table-cell office:value-type="float" office:value="12.0017" calcext:value-type="float">
            <text:p>12.0017</text:p>
          </table:table-cell>
          <table:table-cell office:value-type="float" office:value="5.2231" calcext:value-type="float">
            <text:p>5.2231</text:p>
          </table:table-cell>
          <table:table-cell office:value-type="float" office:value="9.26227" calcext:value-type="float">
            <text:p>9.26227</text:p>
          </table:table-cell>
          <table:table-cell office:value-type="float" office:value="9.93767" calcext:value-type="float">
            <text:p>9.93767</text:p>
          </table:table-cell>
          <table:table-cell office:value-type="float" office:value="2.48652" calcext:value-type="float">
            <text:p>2.48652</text:p>
          </table:table-cell>
          <table:table-cell office:value-type="float" office:value="3.1923" calcext:value-type="float">
            <text:p>3.1923</text:p>
          </table:table-cell>
          <table:table-cell office:value-type="float" office:value="4.5821" calcext:value-type="float">
            <text:p>4.5821</text:p>
          </table:table-cell>
          <table:table-cell office:value-type="float" office:value="2.59044" calcext:value-type="float">
            <text:p>2.59044</text:p>
          </table:table-cell>
          <table:table-cell office:value-type="float" office:value="9.7913" calcext:value-type="float">
            <text:p>9.7913</text:p>
          </table:table-cell>
          <table:table-cell office:value-type="float" office:value="6.89292" calcext:value-type="float">
            <text:p>6.89292</text:p>
          </table:table-cell>
          <table:table-cell office:value-type="float" office:value="7.92328" calcext:value-type="float">
            <text:p>7.92328</text:p>
          </table:table-cell>
          <table:table-cell office:value-type="float" office:value="7.75035" calcext:value-type="float">
            <text:p>7.75035</text:p>
          </table:table-cell>
          <table:table-cell table:number-columns-repeated="2" office:value-type="float" office:value="5.12254" calcext:value-type="float">
            <text:p>5.12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8" calcext:value-type="float">
            <text:p>8</text:p>
          </table:table-cell>
          <table:table-cell office:value-type="float" office:value="3.49543" calcext:value-type="float">
            <text:p>3.49543</text:p>
          </table:table-cell>
          <table:table-cell office:value-type="float" office:value="1.59261" calcext:value-type="float">
            <text:p>1.59261</text:p>
          </table:table-cell>
          <table:table-cell office:value-type="float" office:value="13.3145" calcext:value-type="float">
            <text:p>13.3145</text:p>
          </table:table-cell>
          <table:table-cell office:value-type="float" office:value="2.43516" calcext:value-type="float">
            <text:p>2.43516</text:p>
          </table:table-cell>
          <table:table-cell office:value-type="float" office:value="5.35238" calcext:value-type="float">
            <text:p>5.35238</text:p>
          </table:table-cell>
          <table:table-cell office:value-type="float" office:value="6.80943" calcext:value-type="float">
            <text:p>6.80943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4.87155" calcext:value-type="float">
            <text:p>4.87155</text:p>
          </table:table-cell>
          <table:table-cell office:value-type="float" office:value="0" calcext:value-type="float">
            <text:p>0</text:p>
          </table:table-cell>
          <table:table-cell office:value-type="float" office:value="3.58776" calcext:value-type="float">
            <text:p>3.58776</text:p>
          </table:table-cell>
          <table:table-cell office:value-type="float" office:value="7.82943" calcext:value-type="float">
            <text:p>7.82943</text:p>
          </table:table-cell>
          <table:table-cell office:value-type="float" office:value="0.87818" calcext:value-type="float">
            <text:p>0.87818</text:p>
          </table:table-cell>
          <table:table-cell office:value-type="float" office:value="5.46772" calcext:value-type="float">
            <text:p>5.46772</text:p>
          </table:table-cell>
          <table:table-cell office:value-type="float" office:value="5.528" calcext:value-type="float">
            <text:p>5.528</text:p>
          </table:table-cell>
          <table:table-cell office:value-type="float" office:value="7.16338" calcext:value-type="float">
            <text:p>7.16338</text:p>
          </table:table-cell>
          <table:table-cell office:value-type="float" office:value="8.05295" calcext:value-type="float">
            <text:p>8.05295</text:p>
          </table:table-cell>
          <table:table-cell office:value-type="float" office:value="3.56612" calcext:value-type="float">
            <text:p>3.56612</text:p>
          </table:table-cell>
          <table:table-cell office:value-type="float" office:value="2.73481" calcext:value-type="float">
            <text:p>2.73481</text:p>
          </table:table-cell>
          <table:table-cell office:value-type="float" office:value="6.89046" calcext:value-type="float">
            <text:p>6.89046</text:p>
          </table:table-cell>
          <table:table-cell office:value-type="float" office:value="2.04636" calcext:value-type="float">
            <text:p>2.04636</text:p>
          </table:table-cell>
          <table:table-cell office:value-type="float" office:value="3.05182" calcext:value-type="float">
            <text:p>3.05182</text:p>
          </table:table-cell>
          <table:table-cell office:value-type="float" office:value="3.57614" calcext:value-type="float">
            <text:p>3.57614</text:p>
          </table:table-cell>
          <table:table-cell table:number-columns-repeated="2" office:value-type="float" office:value="6.91829" calcext:value-type="float">
            <text:p>6.91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9" calcext:value-type="float">
            <text:p>9</text:p>
          </table:table-cell>
          <table:table-cell office:value-type="float" office:value="2.27798" calcext:value-type="float">
            <text:p>2.27798</text:p>
          </table:table-cell>
          <table:table-cell office:value-type="float" office:value="5.00532" calcext:value-type="float">
            <text:p>5.00532</text:p>
          </table:table-cell>
          <table:table-cell office:value-type="float" office:value="10.4946" calcext:value-type="float">
            <text:p>10.4946</text:p>
          </table:table-cell>
          <table:table-cell office:value-type="float" office:value="6.01827" calcext:value-type="float">
            <text:p>6.01827</text:p>
          </table:table-cell>
          <table:table-cell office:value-type="float" office:value="8.61701" calcext:value-type="float">
            <text:p>8.61701</text:p>
          </table:table-cell>
          <table:table-cell office:value-type="float" office:value="9.50379" calcext:value-type="float">
            <text:p>9.50379</text:p>
          </table:table-cell>
          <table:table-cell office:value-type="float" office:value="3.51283" calcext:value-type="float">
            <text:p>3.51283</text:p>
          </table:table-cell>
          <table:table-cell office:value-type="float" office:value="1.51921" calcext:value-type="float">
            <text:p>1.51921</text:p>
          </table:table-cell>
          <table:table-cell office:value-type="float" office:value="3.58776" calcext:value-type="float">
            <text:p>3.58776</text:p>
          </table:table-cell>
          <table:table-cell office:value-type="float" office:value="0" calcext:value-type="float">
            <text:p>0</text:p>
          </table:table-cell>
          <table:table-cell office:value-type="float" office:value="10.4845" calcext:value-type="float">
            <text:p>10.4845</text:p>
          </table:table-cell>
          <table:table-cell office:value-type="float" office:value="3.80757" calcext:value-type="float">
            <text:p>3.80757</text:p>
          </table:table-cell>
          <table:table-cell office:value-type="float" office:value="7.74328" calcext:value-type="float">
            <text:p>7.74328</text:p>
          </table:table-cell>
          <table:table-cell office:value-type="float" office:value="8.43993" calcext:value-type="float">
            <text:p>8.43993</text:p>
          </table:table-cell>
          <table:table-cell office:value-type="float" office:value="4.00565" calcext:value-type="float">
            <text:p>4.00565</text:p>
          </table:table-cell>
          <table:table-cell office:value-type="float" office:value="4.64211" calcext:value-type="float">
            <text:p>4.64211</text:p>
          </table:table-cell>
          <table:table-cell office:value-type="float" office:value="3.16082" calcext:value-type="float">
            <text:p>3.16082</text:p>
          </table:table-cell>
          <table:table-cell office:value-type="float" office:value="1.07517" calcext:value-type="float">
            <text:p>1.07517</text:p>
          </table:table-cell>
          <table:table-cell office:value-type="float" office:value="8.32317" calcext:value-type="float">
            <text:p>8.32317</text:p>
          </table:table-cell>
          <table:table-cell office:value-type="float" office:value="5.63407" calcext:value-type="float">
            <text:p>5.63407</text:p>
          </table:table-cell>
          <table:table-cell office:value-type="float" office:value="6.60521" calcext:value-type="float">
            <text:p>6.60521</text:p>
          </table:table-cell>
          <table:table-cell office:value-type="float" office:value="6.24641" calcext:value-type="float">
            <text:p>6.24641</text:p>
          </table:table-cell>
          <table:table-cell table:number-columns-repeated="2" office:value-type="float" office:value="4.56741" calcext:value-type="float">
            <text:p>4.567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10" calcext:value-type="float">
            <text:p>10</text:p>
          </table:table-cell>
          <table:table-cell office:value-type="float" office:value="8.68666" calcext:value-type="float">
            <text:p>8.68666</text:p>
          </table:table-cell>
          <table:table-cell office:value-type="float" office:value="7.7949" calcext:value-type="float">
            <text:p>7.7949</text:p>
          </table:table-cell>
          <table:table-cell office:value-type="float" office:value="16.1802" calcext:value-type="float">
            <text:p>16.1802</text:p>
          </table:table-cell>
          <table:table-cell office:value-type="float" office:value="6.37887" calcext:value-type="float">
            <text:p>6.37887</text:p>
          </table:table-cell>
          <table:table-cell office:value-type="float" office:value="8.84918" calcext:value-type="float">
            <text:p>8.84918</text:p>
          </table:table-cell>
          <table:table-cell office:value-type="float" office:value="1.02" calcext:value-type="float">
            <text:p>1.02</text:p>
          </table:table-cell>
          <table:table-cell office:value-type="float" office:value="7.6" calcext:value-type="float">
            <text:p>7.6</text:p>
          </table:table-cell>
          <table:table-cell office:value-type="float" office:value="12.0017" calcext:value-type="float">
            <text:p>12.0017</text:p>
          </table:table-cell>
          <table:table-cell office:value-type="float" office:value="7.82943" calcext:value-type="float">
            <text:p>7.82943</text:p>
          </table:table-cell>
          <table:table-cell office:value-type="float" office:value="10.4845" calcext:value-type="float">
            <text:p>10.4845</text:p>
          </table:table-cell>
          <table:table-cell office:value-type="float" office:value="0" calcext:value-type="float">
            <text:p>0</text:p>
          </table:table-cell>
          <table:table-cell office:value-type="float" office:value="7.09755" calcext:value-type="float">
            <text:p>7.09755</text:p>
          </table:table-cell>
          <table:table-cell office:value-type="float" office:value="2.82064" calcext:value-type="float">
            <text:p>2.82064</text:p>
          </table:table-cell>
          <table:table-cell office:value-type="float" office:value="2.37124" calcext:value-type="float">
            <text:p>2.37124</text:p>
          </table:table-cell>
          <table:table-cell office:value-type="float" office:value="14.4843" calcext:value-type="float">
            <text:p>14.4843</text:p>
          </table:table-cell>
          <table:table-cell office:value-type="float" office:value="15.0655" calcext:value-type="float">
            <text:p>15.0655</text:p>
          </table:table-cell>
          <table:table-cell office:value-type="float" office:value="7.84431" calcext:value-type="float">
            <text:p>7.84431</text:p>
          </table:table-cell>
          <table:table-cell office:value-type="float" office:value="9.41123" calcext:value-type="float">
            <text:p>9.41123</text:p>
          </table:table-cell>
          <table:table-cell office:value-type="float" office:value="3.81083" calcext:value-type="float">
            <text:p>3.81083</text:p>
          </table:table-cell>
          <table:table-cell office:value-type="float" office:value="6.70012" calcext:value-type="float">
            <text:p>6.70012</text:p>
          </table:table-cell>
          <table:table-cell office:value-type="float" office:value="5.7756" calcext:value-type="float">
            <text:p>5.7756</text:p>
          </table:table-cell>
          <table:table-cell office:value-type="float" office:value="4.31935" calcext:value-type="float">
            <text:p>4.31935</text:p>
          </table:table-cell>
          <table:table-cell table:number-columns-repeated="2" office:value-type="float" office:value="10.7126" calcext:value-type="float">
            <text:p>10.7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11" calcext:value-type="float">
            <text:p>11</text:p>
          </table:table-cell>
          <table:table-cell office:value-type="float" office:value="3.15398" calcext:value-type="float">
            <text:p>3.15398</text:p>
          </table:table-cell>
          <table:table-cell office:value-type="float" office:value="2.11518" calcext:value-type="float">
            <text:p>2.11518</text:p>
          </table:table-cell>
          <table:table-cell office:value-type="float" office:value="12.963" calcext:value-type="float">
            <text:p>12.963</text:p>
          </table:table-cell>
          <table:table-cell office:value-type="float" office:value="2.40508" calcext:value-type="float">
            <text:p>2.40508</text:p>
          </table:table-cell>
          <table:table-cell office:value-type="float" office:value="5.76236" calcext:value-type="float">
            <text:p>5.76236</text:p>
          </table:table-cell>
          <table:table-cell office:value-type="float" office:value="6.0799" calcext:value-type="float">
            <text:p>6.0799</text:p>
          </table:table-cell>
          <table:table-cell office:value-type="float" office:value="3.15328" calcext:value-type="float">
            <text:p>3.15328</text:p>
          </table:table-cell>
          <table:table-cell office:value-type="float" office:value="5.2231" calcext:value-type="float">
            <text:p>5.2231</text:p>
          </table:table-cell>
          <table:table-cell office:value-type="float" office:value="0.87818" calcext:value-type="float">
            <text:p>0.87818</text:p>
          </table:table-cell>
          <table:table-cell office:value-type="float" office:value="3.80757" calcext:value-type="float">
            <text:p>3.80757</text:p>
          </table:table-cell>
          <table:table-cell office:value-type="float" office:value="7.09755" calcext:value-type="float">
            <text:p>7.09755</text:p>
          </table:table-cell>
          <table:table-cell office:value-type="float" office:value="0" calcext:value-type="float">
            <text:p>0</text:p>
          </table:table-cell>
          <table:table-cell office:value-type="float" office:value="4.64155" calcext:value-type="float">
            <text:p>4.64155</text:p>
          </table:table-cell>
          <table:table-cell office:value-type="float" office:value="4.85242" calcext:value-type="float">
            <text:p>4.85242</text:p>
          </table:table-cell>
          <table:table-cell office:value-type="float" office:value="7.61916" calcext:value-type="float">
            <text:p>7.61916</text:p>
          </table:table-cell>
          <table:table-cell office:value-type="float" office:value="8.41259" calcext:value-type="float">
            <text:p>8.41259</text:p>
          </table:table-cell>
          <table:table-cell office:value-type="float" office:value="3.01443" calcext:value-type="float">
            <text:p>3.01443</text:p>
          </table:table-cell>
          <table:table-cell office:value-type="float" office:value="2.81041" calcext:value-type="float">
            <text:p>2.81041</text:p>
          </table:table-cell>
          <table:table-cell office:value-type="float" office:value="6.01332" calcext:value-type="float">
            <text:p>6.01332</text:p>
          </table:table-cell>
          <table:table-cell office:value-type="float" office:value="2.10761" calcext:value-type="float">
            <text:p>2.10761</text:p>
          </table:table-cell>
          <table:table-cell office:value-type="float" office:value="2.88028" calcext:value-type="float">
            <text:p>2.88028</text:p>
          </table:table-cell>
          <table:table-cell office:value-type="float" office:value="2.79342" calcext:value-type="float">
            <text:p>2.79342</text:p>
          </table:table-cell>
          <table:table-cell table:number-columns-repeated="2" office:value-type="float" office:value="6.5411" calcext:value-type="float">
            <text:p>6.5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12" calcext:value-type="float">
            <text:p>12</text:p>
          </table:table-cell>
          <table:table-cell office:value-type="float" office:value="5.87282" calcext:value-type="float">
            <text:p>5.87282</text:p>
          </table:table-cell>
          <table:table-cell office:value-type="float" office:value="5.86423" calcext:value-type="float">
            <text:p>5.86423</text:p>
          </table:table-cell>
          <table:table-cell office:value-type="float" office:value="13.7503" calcext:value-type="float">
            <text:p>13.7503</text:p>
          </table:table-cell>
          <table:table-cell office:value-type="float" office:value="4.72038" calcext:value-type="float">
            <text:p>4.72038</text:p>
          </table:table-cell>
          <table:table-cell office:value-type="float" office:value="8.01299" calcext:value-type="float">
            <text:p>8.01299</text:p>
          </table:table-cell>
          <table:table-cell office:value-type="float" office:value="1.9654" calcext:value-type="float">
            <text:p>1.9654</text:p>
          </table:table-cell>
          <table:table-cell office:value-type="float" office:value="4.78038" calcext:value-type="float">
            <text:p>4.78038</text:p>
          </table:table-cell>
          <table:table-cell office:value-type="float" office:value="9.26227" calcext:value-type="float">
            <text:p>9.26227</text:p>
          </table:table-cell>
          <table:table-cell office:value-type="float" office:value="5.46772" calcext:value-type="float">
            <text:p>5.46772</text:p>
          </table:table-cell>
          <table:table-cell office:value-type="float" office:value="7.74328" calcext:value-type="float">
            <text:p>7.74328</text:p>
          </table:table-cell>
          <table:table-cell office:value-type="float" office:value="2.82064" calcext:value-type="float">
            <text:p>2.82064</text:p>
          </table:table-cell>
          <table:table-cell office:value-type="float" office:value="4.64155" calcext:value-type="float">
            <text:p>4.64155</text:p>
          </table:table-cell>
          <table:table-cell office:value-type="float" office:value="0" calcext:value-type="float">
            <text:p>0</text:p>
          </table:table-cell>
          <table:table-cell office:value-type="float" office:value="1.76963" calcext:value-type="float">
            <text:p>1.76963</text:p>
          </table:table-cell>
          <table:table-cell office:value-type="float" office:value="11.7488" calcext:value-type="float">
            <text:p>11.7488</text:p>
          </table:table-cell>
          <table:table-cell office:value-type="float" office:value="12.2808" calcext:value-type="float">
            <text:p>12.2808</text:p>
          </table:table-cell>
          <table:table-cell office:value-type="float" office:value="5.02398" calcext:value-type="float">
            <text:p>5.02398</text:p>
          </table:table-cell>
          <table:table-cell office:value-type="float" office:value="6.67874" calcext:value-type="float">
            <text:p>6.67874</text:p>
          </table:table-cell>
          <table:table-cell office:value-type="float" office:value="2.18979" calcext:value-type="float">
            <text:p>2.18979</text:p>
          </table:table-cell>
          <table:table-cell office:value-type="float" office:value="4.91044" calcext:value-type="float">
            <text:p>4.91044</text:p>
          </table:table-cell>
          <table:table-cell office:value-type="float" office:value="4.33663" calcext:value-type="float">
            <text:p>4.33663</text:p>
          </table:table-cell>
          <table:table-cell office:value-type="float" office:value="1.93659" calcext:value-type="float">
            <text:p>1.93659</text:p>
          </table:table-cell>
          <table:table-cell table:number-columns-repeated="2" office:value-type="float" office:value="7.99212" calcext:value-type="float">
            <text:p>7.99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float" office:value="13" calcext:value-type="float">
            <text:p>13</text:p>
          </table:table-cell>
          <table:table-cell office:value-type="float" office:value="6.89139" calcext:value-type="float">
            <text:p>6.89139</text:p>
          </table:table-cell>
          <table:table-cell office:value-type="float" office:value="5.42365" calcext:value-type="float">
            <text:p>5.42365</text:p>
          </table:table-cell>
          <table:table-cell office:value-type="float" office:value="15.3902" calcext:value-type="float">
            <text:p>15.3902</text:p>
          </table:table-cell>
          <table:table-cell office:value-type="float" office:value="4.01796" calcext:value-type="float">
            <text:p>4.01796</text:p>
          </table:table-cell>
          <table:table-cell office:value-type="float" office:value="6.77764" calcext:value-type="float">
            <text:p>6.77764</text:p>
          </table:table-cell>
          <table:table-cell office:value-type="float" office:value="1.38852" calcext:value-type="float">
            <text:p>1.38852</text:p>
          </table:table-cell>
          <table:table-cell office:value-type="float" office:value="5.97652" calcext:value-type="float">
            <text:p>5.97652</text:p>
          </table:table-cell>
          <table:table-cell office:value-type="float" office:value="9.93767" calcext:value-type="float">
            <text:p>9.93767</text:p>
          </table:table-cell>
          <table:table-cell office:value-type="float" office:value="5.528" calcext:value-type="float">
            <text:p>5.528</text:p>
          </table:table-cell>
          <table:table-cell office:value-type="float" office:value="8.43993" calcext:value-type="float">
            <text:p>8.43993</text:p>
          </table:table-cell>
          <table:table-cell office:value-type="float" office:value="2.37124" calcext:value-type="float">
            <text:p>2.37124</text:p>
          </table:table-cell>
          <table:table-cell office:value-type="float" office:value="4.85242" calcext:value-type="float">
            <text:p>4.85242</text:p>
          </table:table-cell>
          <table:table-cell office:value-type="float" office:value="1.76963" calcext:value-type="float">
            <text:p>1.76963</text:p>
          </table:table-cell>
          <table:table-cell office:value-type="float" office:value="0" calcext:value-type="float">
            <text:p>0</text:p>
          </table:table-cell>
          <table:table-cell office:value-type="float" office:value="12.3959" calcext:value-type="float">
            <text:p>12.3959</text:p>
          </table:table-cell>
          <table:table-cell office:value-type="float" office:value="13.0753" calcext:value-type="float">
            <text:p>13.0753</text:p>
          </table:table-cell>
          <table:table-cell office:value-type="float" office:value="6.15045" calcext:value-type="float">
            <text:p>6.15045</text:p>
          </table:table-cell>
          <table:table-cell office:value-type="float" office:value="7.36785" calcext:value-type="float">
            <text:p>7.36785</text:p>
          </table:table-cell>
          <table:table-cell office:value-type="float" office:value="3.86704" calcext:value-type="float">
            <text:p>3.86704</text:p>
          </table:table-cell>
          <table:table-cell office:value-type="float" office:value="4.33082" calcext:value-type="float">
            <text:p>4.33082</text:p>
          </table:table-cell>
          <table:table-cell office:value-type="float" office:value="3.44006" calcext:value-type="float">
            <text:p>3.44006</text:p>
          </table:table-cell>
          <table:table-cell office:value-type="float" office:value="2.20082" calcext:value-type="float">
            <text:p>2.20082</text:p>
          </table:table-cell>
          <table:table-cell table:number-columns-repeated="2" office:value-type="float" office:value="9.43309" calcext:value-type="float">
            <text:p>9.43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14" calcext:value-type="float">
            <text:p>14</text:p>
          </table:table-cell>
          <table:table-cell office:value-type="float" office:value="6.08276" calcext:value-type="float">
            <text:p>6.08276</text:p>
          </table:table-cell>
          <table:table-cell office:value-type="float" office:value="8.22173" calcext:value-type="float">
            <text:p>8.22173</text:p>
          </table:table-cell>
          <table:table-cell office:value-type="float" office:value="10.7474" calcext:value-type="float">
            <text:p>10.7474</text:p>
          </table:table-cell>
          <table:table-cell office:value-type="float" office:value="9.52848" calcext:value-type="float">
            <text:p>9.52848</text:p>
          </table:table-cell>
          <table:table-cell office:value-type="float" office:value="11.2745" calcext:value-type="float">
            <text:p>11.2745</text:p>
          </table:table-cell>
          <table:table-cell office:value-type="float" office:value="13.4976" calcext:value-type="float">
            <text:p>13.4976</text:p>
          </table:table-cell>
          <table:table-cell office:value-type="float" office:value="7.33771" calcext:value-type="float">
            <text:p>7.33771</text:p>
          </table:table-cell>
          <table:table-cell office:value-type="float" office:value="2.48652" calcext:value-type="float">
            <text:p>2.48652</text:p>
          </table:table-cell>
          <table:table-cell office:value-type="float" office:value="7.16338" calcext:value-type="float">
            <text:p>7.16338</text:p>
          </table:table-cell>
          <table:table-cell office:value-type="float" office:value="4.00565" calcext:value-type="float">
            <text:p>4.00565</text:p>
          </table:table-cell>
          <table:table-cell office:value-type="float" office:value="14.4843" calcext:value-type="float">
            <text:p>14.4843</text:p>
          </table:table-cell>
          <table:table-cell office:value-type="float" office:value="7.61916" calcext:value-type="float">
            <text:p>7.61916</text:p>
          </table:table-cell>
          <table:table-cell office:value-type="float" office:value="11.7488" calcext:value-type="float">
            <text:p>11.7488</text:p>
          </table:table-cell>
          <table:table-cell office:value-type="float" office:value="12.3959" calcext:value-type="float">
            <text:p>12.3959</text:p>
          </table:table-cell>
          <table:table-cell office:value-type="float" office:value="0" calcext:value-type="float">
            <text:p>0</text:p>
          </table:table-cell>
          <table:table-cell office:value-type="float" office:value="1.28062" calcext:value-type="float">
            <text:p>1.28062</text:p>
          </table:table-cell>
          <table:table-cell office:value-type="float" office:value="7.00406" calcext:value-type="float">
            <text:p>7.00406</text:p>
          </table:table-cell>
          <table:table-cell office:value-type="float" office:value="5.07468" calcext:value-type="float">
            <text:p>5.07468</text:p>
          </table:table-cell>
          <table:table-cell office:value-type="float" office:value="12.2275" calcext:value-type="float">
            <text:p>12.2275</text:p>
          </table:table-cell>
          <table:table-cell office:value-type="float" office:value="9.11285" calcext:value-type="float">
            <text:p>9.11285</text:p>
          </table:table-cell>
          <table:table-cell office:value-type="float" office:value="10.1899" calcext:value-type="float">
            <text:p>10.1899</text:p>
          </table:table-cell>
          <table:table-cell office:value-type="float" office:value="10.2182" calcext:value-type="float">
            <text:p>10.2182</text:p>
          </table:table-cell>
          <table:table-cell table:number-columns-repeated="2" office:value-type="float" office:value="6.731" calcext:value-type="float">
            <text:p>6.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15" calcext:value-type="float">
            <text:p>15</text:p>
          </table:table-cell>
          <table:table-cell office:value-type="float" office:value="6.456" calcext:value-type="float">
            <text:p>6.456</text:p>
          </table:table-cell>
          <table:table-cell office:value-type="float" office:value="9.23064" calcext:value-type="float">
            <text:p>9.23064</text:p>
          </table:table-cell>
          <table:table-cell office:value-type="float" office:value="9.74821" calcext:value-type="float">
            <text:p>9.74821</text:p>
          </table:table-cell>
          <table:table-cell office:value-type="float" office:value="10.4652" calcext:value-type="float">
            <text:p>10.4652</text:p>
          </table:table-cell>
          <table:table-cell office:value-type="float" office:value="12.4236" calcext:value-type="float">
            <text:p>12.4236</text:p>
          </table:table-cell>
          <table:table-cell office:value-type="float" office:value="14.1025" calcext:value-type="float">
            <text:p>14.1025</text:p>
          </table:table-cell>
          <table:table-cell office:value-type="float" office:value="7.6719" calcext:value-type="float">
            <text:p>7.6719</text:p>
          </table:table-cell>
          <table:table-cell office:value-type="float" office:value="3.1923" calcext:value-type="float">
            <text:p>3.1923</text:p>
          </table:table-cell>
          <table:table-cell office:value-type="float" office:value="8.05295" calcext:value-type="float">
            <text:p>8.05295</text:p>
          </table:table-cell>
          <table:table-cell office:value-type="float" office:value="4.64211" calcext:value-type="float">
            <text:p>4.64211</text:p>
          </table:table-cell>
          <table:table-cell office:value-type="float" office:value="15.0655" calcext:value-type="float">
            <text:p>15.0655</text:p>
          </table:table-cell>
          <table:table-cell office:value-type="float" office:value="8.41259" calcext:value-type="float">
            <text:p>8.41259</text:p>
          </table:table-cell>
          <table:table-cell office:value-type="float" office:value="12.2808" calcext:value-type="float">
            <text:p>12.2808</text:p>
          </table:table-cell>
          <table:table-cell office:value-type="float" office:value="13.0753" calcext:value-type="float">
            <text:p>13.0753</text:p>
          </table:table-cell>
          <table:table-cell office:value-type="float" office:value="1.28062" calcext:value-type="float">
            <text:p>1.28062</text:p>
          </table:table-cell>
          <table:table-cell office:value-type="float" office:value="0" calcext:value-type="float">
            <text:p>0</text:p>
          </table:table-cell>
          <table:table-cell office:value-type="float" office:value="7.36266" calcext:value-type="float">
            <text:p>7.36266</text:p>
          </table:table-cell>
          <table:table-cell office:value-type="float" office:value="5.70898" calcext:value-type="float">
            <text:p>5.70898</text:p>
          </table:table-cell>
          <table:table-cell office:value-type="float" office:value="12.5459" calcext:value-type="float">
            <text:p>12.5459</text:p>
          </table:table-cell>
          <table:table-cell office:value-type="float" office:value="10.0568" calcext:value-type="float">
            <text:p>10.0568</text:p>
          </table:table-cell>
          <table:table-cell office:value-type="float" office:value="11.1036" calcext:value-type="float">
            <text:p>11.1036</text:p>
          </table:table-cell>
          <table:table-cell office:value-type="float" office:value="10.8773" calcext:value-type="float">
            <text:p>10.8773</text:p>
          </table:table-cell>
          <table:table-cell table:number-columns-repeated="2" office:value-type="float" office:value="6.42452" calcext:value-type="float">
            <text:p>6.42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16" calcext:value-type="float">
            <text:p>16</text:p>
          </table:table-cell>
          <table:table-cell office:value-type="float" office:value="0.921303" calcext:value-type="float">
            <text:p>0.921303</text:p>
          </table:table-cell>
          <table:table-cell office:value-type="float" office:value="5.09188" calcext:value-type="float">
            <text:p>5.09188</text:p>
          </table:table-cell>
          <table:table-cell office:value-type="float" office:value="10.0187" calcext:value-type="float">
            <text:p>10.0187</text:p>
          </table:table-cell>
          <table:table-cell office:value-type="float" office:value="5.30094" calcext:value-type="float">
            <text:p>5.30094</text:p>
          </table:table-cell>
          <table:table-cell office:value-type="float" office:value="8.77654" calcext:value-type="float">
            <text:p>8.77654</text:p>
          </table:table-cell>
          <table:table-cell office:value-type="float" office:value="6.94349" calcext:value-type="float">
            <text:p>6.94349</text:p>
          </table:table-cell>
          <table:table-cell office:value-type="float" office:value="0.353836" calcext:value-type="float">
            <text:p>0.353836</text:p>
          </table:table-cell>
          <table:table-cell office:value-type="float" office:value="4.5821" calcext:value-type="float">
            <text:p>4.5821</text:p>
          </table:table-cell>
          <table:table-cell office:value-type="float" office:value="3.56612" calcext:value-type="float">
            <text:p>3.56612</text:p>
          </table:table-cell>
          <table:table-cell office:value-type="float" office:value="3.16082" calcext:value-type="float">
            <text:p>3.16082</text:p>
          </table:table-cell>
          <table:table-cell office:value-type="float" office:value="7.84431" calcext:value-type="float">
            <text:p>7.84431</text:p>
          </table:table-cell>
          <table:table-cell office:value-type="float" office:value="3.01443" calcext:value-type="float">
            <text:p>3.01443</text:p>
          </table:table-cell>
          <table:table-cell office:value-type="float" office:value="5.02398" calcext:value-type="float">
            <text:p>5.02398</text:p>
          </table:table-cell>
          <table:table-cell office:value-type="float" office:value="6.15045" calcext:value-type="float">
            <text:p>6.15045</text:p>
          </table:table-cell>
          <table:table-cell office:value-type="float" office:value="7.00406" calcext:value-type="float">
            <text:p>7.00406</text:p>
          </table:table-cell>
          <table:table-cell office:value-type="float" office:value="7.36266" calcext:value-type="float">
            <text:p>7.36266</text:p>
          </table:table-cell>
          <table:table-cell office:value-type="float" office:value="0" calcext:value-type="float">
            <text:p>0</text:p>
          </table:table-cell>
          <table:table-cell office:value-type="float" office:value="2.31353" calcext:value-type="float">
            <text:p>2.31353</text:p>
          </table:table-cell>
          <table:table-cell office:value-type="float" office:value="5.22352" calcext:value-type="float">
            <text:p>5.22352</text:p>
          </table:table-cell>
          <table:table-cell office:value-type="float" office:value="5.07007" calcext:value-type="float">
            <text:p>5.07007</text:p>
          </table:table-cell>
          <table:table-cell office:value-type="float" office:value="5.61459" calcext:value-type="float">
            <text:p>5.61459</text:p>
          </table:table-cell>
          <table:table-cell office:value-type="float" office:value="4.04163" calcext:value-type="float">
            <text:p>4.04163</text:p>
          </table:table-cell>
          <table:table-cell table:number-columns-repeated="2" office:value-type="float" office:value="3.62215" calcext:value-type="float">
            <text:p>3.62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17" calcext:value-type="float">
            <text:p>17</text:p>
          </table:table-cell>
          <table:table-cell office:value-type="float" office:value="1.56218" calcext:value-type="float">
            <text:p>1.56218</text:p>
          </table:table-cell>
          <table:table-cell office:value-type="float" office:value="4.26357" calcext:value-type="float">
            <text:p>4.26357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5.11613" calcext:value-type="float">
            <text:p>5.11613</text:p>
          </table:table-cell>
          <table:table-cell office:value-type="float" office:value="7.98223" calcext:value-type="float">
            <text:p>7.98223</text:p>
          </table:table-cell>
          <table:table-cell office:value-type="float" office:value="8.42912" calcext:value-type="float">
            <text:p>8.42912</text:p>
          </table:table-cell>
          <table:table-cell office:value-type="float" office:value="2.66443" calcext:value-type="float">
            <text:p>2.66443</text:p>
          </table:table-cell>
          <table:table-cell office:value-type="float" office:value="2.59044" calcext:value-type="float">
            <text:p>2.59044</text:p>
          </table:table-cell>
          <table:table-cell office:value-type="float" office:value="2.73481" calcext:value-type="float">
            <text:p>2.73481</text:p>
          </table:table-cell>
          <table:table-cell office:value-type="float" office:value="1.07517" calcext:value-type="float">
            <text:p>1.07517</text:p>
          </table:table-cell>
          <table:table-cell office:value-type="float" office:value="9.41123" calcext:value-type="float">
            <text:p>9.41123</text:p>
          </table:table-cell>
          <table:table-cell office:value-type="float" office:value="2.81041" calcext:value-type="float">
            <text:p>2.81041</text:p>
          </table:table-cell>
          <table:table-cell office:value-type="float" office:value="6.67874" calcext:value-type="float">
            <text:p>6.67874</text:p>
          </table:table-cell>
          <table:table-cell office:value-type="float" office:value="7.36785" calcext:value-type="float">
            <text:p>7.36785</text:p>
          </table:table-cell>
          <table:table-cell office:value-type="float" office:value="5.07468" calcext:value-type="float">
            <text:p>5.07468</text:p>
          </table:table-cell>
          <table:table-cell office:value-type="float" office:value="5.70898" calcext:value-type="float">
            <text:p>5.70898</text:p>
          </table:table-cell>
          <table:table-cell office:value-type="float" office:value="2.31353" calcext:value-type="float">
            <text:p>2.31353</text:p>
          </table:table-cell>
          <table:table-cell office:value-type="float" office:value="0" calcext:value-type="float">
            <text:p>0</text:p>
          </table:table-cell>
          <table:table-cell office:value-type="float" office:value="7.34221" calcext:value-type="float">
            <text:p>7.34221</text:p>
          </table:table-cell>
          <table:table-cell office:value-type="float" office:value="4.75348" calcext:value-type="float">
            <text:p>4.75348</text:p>
          </table:table-cell>
          <table:table-cell office:value-type="float" office:value="5.66371" calcext:value-type="float">
            <text:p>5.66371</text:p>
          </table:table-cell>
          <table:table-cell office:value-type="float" office:value="5.17262" calcext:value-type="float">
            <text:p>5.17262</text:p>
          </table:table-cell>
          <table:table-cell table:number-columns-repeated="2" office:value-type="float" office:value="4.57458" calcext:value-type="float">
            <text:p>4.57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18" calcext:value-type="float">
            <text:p>18</text:p>
          </table:table-cell>
          <table:table-cell office:value-type="float" office:value="6.14482" calcext:value-type="float">
            <text:p>6.14482</text:p>
          </table:table-cell>
          <table:table-cell office:value-type="float" office:value="7.63217" calcext:value-type="float">
            <text:p>7.63217</text:p>
          </table:table-cell>
          <table:table-cell office:value-type="float" office:value="12.4042" calcext:value-type="float">
            <text:p>12.4042</text:p>
          </table:table-cell>
          <table:table-cell office:value-type="float" office:value="6.68817" calcext:value-type="float">
            <text:p>6.68817</text:p>
          </table:table-cell>
          <table:table-cell office:value-type="float" office:value="10.1355" calcext:value-type="float">
            <text:p>10.1355</text:p>
          </table:table-cell>
          <table:table-cell office:value-type="float" office:value="3.44308" calcext:value-type="float">
            <text:p>3.44308</text:p>
          </table:table-cell>
          <table:table-cell office:value-type="float" office:value="4.89351" calcext:value-type="float">
            <text:p>4.89351</text:p>
          </table:table-cell>
          <table:table-cell office:value-type="float" office:value="9.7913" calcext:value-type="float">
            <text:p>9.7913</text:p>
          </table:table-cell>
          <table:table-cell office:value-type="float" office:value="6.89046" calcext:value-type="float">
            <text:p>6.89046</text:p>
          </table:table-cell>
          <table:table-cell office:value-type="float" office:value="8.32317" calcext:value-type="float">
            <text:p>8.32317</text:p>
          </table:table-cell>
          <table:table-cell office:value-type="float" office:value="3.81083" calcext:value-type="float">
            <text:p>3.81083</text:p>
          </table:table-cell>
          <table:table-cell office:value-type="float" office:value="6.01332" calcext:value-type="float">
            <text:p>6.01332</text:p>
          </table:table-cell>
          <table:table-cell office:value-type="float" office:value="2.18979" calcext:value-type="float">
            <text:p>2.18979</text:p>
          </table:table-cell>
          <table:table-cell office:value-type="float" office:value="3.86704" calcext:value-type="float">
            <text:p>3.86704</text:p>
          </table:table-cell>
          <table:table-cell office:value-type="float" office:value="12.2275" calcext:value-type="float">
            <text:p>12.2275</text:p>
          </table:table-cell>
          <table:table-cell office:value-type="float" office:value="12.5459" calcext:value-type="float">
            <text:p>12.5459</text:p>
          </table:table-cell>
          <table:table-cell office:value-type="float" office:value="5.22352" calcext:value-type="float">
            <text:p>5.22352</text:p>
          </table:table-cell>
          <table:table-cell office:value-type="float" office:value="7.34221" calcext:value-type="float">
            <text:p>7.34221</text:p>
          </table:table-cell>
          <table:table-cell office:value-type="float" office:value="0" calcext:value-type="float">
            <text:p>0</text:p>
          </table:table-cell>
          <table:table-cell office:value-type="float" office:value="6.80779" calcext:value-type="float">
            <text:p>6.80779</text:p>
          </table:table-cell>
          <table:table-cell office:value-type="float" office:value="6.40062" calcext:value-type="float">
            <text:p>6.40062</text:p>
          </table:table-cell>
          <table:table-cell office:value-type="float" office:value="3.77465" calcext:value-type="float">
            <text:p>3.77465</text:p>
          </table:table-cell>
          <table:table-cell table:number-columns-repeated="2" office:value-type="float" office:value="7.30099" calcext:value-type="float">
            <text:p>7.30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19" calcext:value-type="float">
            <text:p>19</text:p>
          </table:table-cell>
          <table:table-cell office:value-type="float" office:value="5.26156" calcext:value-type="float">
            <text:p>5.26156</text:p>
          </table:table-cell>
          <table:table-cell office:value-type="float" office:value="1.11893" calcext:value-type="float">
            <text:p>1.11893</text:p>
          </table:table-cell>
          <table:table-cell office:value-type="float" office:value="15.0615" calcext:value-type="float">
            <text:p>15.0615</text:p>
          </table:table-cell>
          <table:table-cell office:value-type="float" office:value="0.420476" calcext:value-type="float">
            <text:p>0.420476</text:p>
          </table:table-cell>
          <table:table-cell office:value-type="float" office:value="3.7764" calcext:value-type="float">
            <text:p>3.7764</text:p>
          </table:table-cell>
          <table:table-cell office:value-type="float" office:value="5.71405" calcext:value-type="float">
            <text:p>5.71405</text:p>
          </table:table-cell>
          <table:table-cell office:value-type="float" office:value="5.16252" calcext:value-type="float">
            <text:p>5.16252</text:p>
          </table:table-cell>
          <table:table-cell office:value-type="float" office:value="6.89292" calcext:value-type="float">
            <text:p>6.89292</text:p>
          </table:table-cell>
          <table:table-cell office:value-type="float" office:value="2.04636" calcext:value-type="float">
            <text:p>2.04636</text:p>
          </table:table-cell>
          <table:table-cell office:value-type="float" office:value="5.63407" calcext:value-type="float">
            <text:p>5.63407</text:p>
          </table:table-cell>
          <table:table-cell office:value-type="float" office:value="6.70012" calcext:value-type="float">
            <text:p>6.70012</text:p>
          </table:table-cell>
          <table:table-cell office:value-type="float" office:value="2.10761" calcext:value-type="float">
            <text:p>2.10761</text:p>
          </table:table-cell>
          <table:table-cell office:value-type="float" office:value="4.91044" calcext:value-type="float">
            <text:p>4.91044</text:p>
          </table:table-cell>
          <table:table-cell office:value-type="float" office:value="4.33082" calcext:value-type="float">
            <text:p>4.33082</text:p>
          </table:table-cell>
          <table:table-cell office:value-type="float" office:value="9.11285" calcext:value-type="float">
            <text:p>9.11285</text:p>
          </table:table-cell>
          <table:table-cell office:value-type="float" office:value="10.0568" calcext:value-type="float">
            <text:p>10.0568</text:p>
          </table:table-cell>
          <table:table-cell office:value-type="float" office:value="5.07007" calcext:value-type="float">
            <text:p>5.07007</text:p>
          </table:table-cell>
          <table:table-cell office:value-type="float" office:value="4.75348" calcext:value-type="float">
            <text:p>4.75348</text:p>
          </table:table-cell>
          <table:table-cell office:value-type="float" office:value="6.80779" calcext:value-type="float">
            <text:p>6.80779</text:p>
          </table:table-cell>
          <table:table-cell office:value-type="float" office:value="0" calcext:value-type="float">
            <text:p>0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3.04217" calcext:value-type="float">
            <text:p>3.04217</text:p>
          </table:table-cell>
          <table:table-cell table:number-columns-repeated="2" office:value-type="float" office:value="8.64019" calcext:value-type="float">
            <text:p>8.64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20" calcext:value-type="float">
            <text:p>20</text:p>
          </table:table-cell>
          <table:table-cell office:value-type="float" office:value="5.95601" calcext:value-type="float">
            <text:p>5.95601</text:p>
          </table:table-cell>
          <table:table-cell office:value-type="float" office:value="2.20771" calcext:value-type="float">
            <text:p>2.20771</text:p>
          </table:table-cell>
          <table:table-cell office:value-type="float" office:value="15.6277" calcext:value-type="float">
            <text:p>15.6277</text:p>
          </table:table-cell>
          <table:table-cell office:value-type="float" office:value="0.70342" calcext:value-type="float">
            <text:p>0.70342</text:p>
          </table:table-cell>
          <table:table-cell office:value-type="float" office:value="3.7634" calcext:value-type="float">
            <text:p>3.7634</text:p>
          </table:table-cell>
          <table:table-cell office:value-type="float" office:value="4.82581" calcext:value-type="float">
            <text:p>4.82581</text:p>
          </table:table-cell>
          <table:table-cell office:value-type="float" office:value="5.64248" calcext:value-type="float">
            <text:p>5.64248</text:p>
          </table:table-cell>
          <table:table-cell office:value-type="float" office:value="7.92328" calcext:value-type="float">
            <text:p>7.92328</text:p>
          </table:table-cell>
          <table:table-cell office:value-type="float" office:value="3.05182" calcext:value-type="float">
            <text:p>3.05182</text:p>
          </table:table-cell>
          <table:table-cell office:value-type="float" office:value="6.60521" calcext:value-type="float">
            <text:p>6.60521</text:p>
          </table:table-cell>
          <table:table-cell office:value-type="float" office:value="5.7756" calcext:value-type="float">
            <text:p>5.7756</text:p>
          </table:table-cell>
          <table:table-cell office:value-type="float" office:value="2.88028" calcext:value-type="float">
            <text:p>2.88028</text:p>
          </table:table-cell>
          <table:table-cell office:value-type="float" office:value="4.33663" calcext:value-type="float">
            <text:p>4.33663</text:p>
          </table:table-cell>
          <table:table-cell office:value-type="float" office:value="3.44006" calcext:value-type="float">
            <text:p>3.44006</text:p>
          </table:table-cell>
          <table:table-cell office:value-type="float" office:value="10.1899" calcext:value-type="float">
            <text:p>10.1899</text:p>
          </table:table-cell>
          <table:table-cell office:value-type="float" office:value="11.1036" calcext:value-type="float">
            <text:p>11.1036</text:p>
          </table:table-cell>
          <table:table-cell office:value-type="float" office:value="5.61459" calcext:value-type="float">
            <text:p>5.61459</text:p>
          </table:table-cell>
          <table:table-cell office:value-type="float" office:value="5.66371" calcext:value-type="float">
            <text:p>5.66371</text:p>
          </table:table-cell>
          <table:table-cell office:value-type="float" office:value="6.40062" calcext:value-type="float">
            <text:p>6.40062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0" calcext:value-type="float">
            <text:p>0</text:p>
          </table:table-cell>
          <table:table-cell office:value-type="float" office:value="2.68269" calcext:value-type="float">
            <text:p>2.68269</text:p>
          </table:table-cell>
          <table:table-cell table:number-columns-repeated="2" office:value-type="float" office:value="9.23509" calcext:value-type="float">
            <text:p>9.23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7" office:value-type="float" office:value="21" calcext:value-type="float">
            <text:p>21</text:p>
          </table:table-cell>
          <table:table-cell office:value-type="float" office:value="4.72648" calcext:value-type="float">
            <text:p>4.72648</text:p>
          </table:table-cell>
          <table:table-cell office:value-type="float" office:value="3.94183" calcext:value-type="float">
            <text:p>3.94183</text:p>
          </table:table-cell>
          <table:table-cell office:value-type="float" office:value="13.6799" calcext:value-type="float">
            <text:p>13.6799</text:p>
          </table:table-cell>
          <table:table-cell office:value-type="float" office:value="2.91431" calcext:value-type="float">
            <text:p>2.91431</text:p>
          </table:table-cell>
          <table:table-cell office:value-type="float" office:value="6.44608" calcext:value-type="float">
            <text:p>6.44608</text:p>
          </table:table-cell>
          <table:table-cell office:value-type="float" office:value="3.30823" calcext:value-type="float">
            <text:p>3.30823</text:p>
          </table:table-cell>
          <table:table-cell office:value-type="float" office:value="3.91316" calcext:value-type="float">
            <text:p>3.91316</text:p>
          </table:table-cell>
          <table:table-cell office:value-type="float" office:value="7.75035" calcext:value-type="float">
            <text:p>7.75035</text:p>
          </table:table-cell>
          <table:table-cell office:value-type="float" office:value="3.57614" calcext:value-type="float">
            <text:p>3.57614</text:p>
          </table:table-cell>
          <table:table-cell office:value-type="float" office:value="6.24641" calcext:value-type="float">
            <text:p>6.24641</text:p>
          </table:table-cell>
          <table:table-cell office:value-type="float" office:value="4.31935" calcext:value-type="float">
            <text:p>4.31935</text:p>
          </table:table-cell>
          <table:table-cell office:value-type="float" office:value="2.79342" calcext:value-type="float">
            <text:p>2.79342</text:p>
          </table:table-cell>
          <table:table-cell office:value-type="float" office:value="1.93659" calcext:value-type="float">
            <text:p>1.93659</text:p>
          </table:table-cell>
          <table:table-cell office:value-type="float" office:value="2.20082" calcext:value-type="float">
            <text:p>2.20082</text:p>
          </table:table-cell>
          <table:table-cell office:value-type="float" office:value="10.2182" calcext:value-type="float">
            <text:p>10.2182</text:p>
          </table:table-cell>
          <table:table-cell office:value-type="float" office:value="10.8773" calcext:value-type="float">
            <text:p>10.8773</text:p>
          </table:table-cell>
          <table:table-cell office:value-type="float" office:value="4.04163" calcext:value-type="float">
            <text:p>4.04163</text:p>
          </table:table-cell>
          <table:table-cell office:value-type="float" office:value="5.17262" calcext:value-type="float">
            <text:p>5.17262</text:p>
          </table:table-cell>
          <table:table-cell office:value-type="float" office:value="3.77465" calcext:value-type="float">
            <text:p>3.77465</text:p>
          </table:table-cell>
          <table:table-cell office:value-type="float" office:value="3.04217" calcext:value-type="float">
            <text:p>3.04217</text:p>
          </table:table-cell>
          <table:table-cell office:value-type="float" office:value="2.68269" calcext:value-type="float">
            <text:p>2.68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49477" calcext:value-type="float">
            <text:p>7.49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84" office:value-type="float" office:value="22" calcext:value-type="float">
            <text:p>22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50755" calcext:value-type="float">
            <text:p>8.50755</text:p>
          </table:table-cell>
          <table:table-cell office:value-type="float" office:value="6.42199" calcext:value-type="float">
            <text:p>6.42199</text:p>
          </table:table-cell>
          <table:table-cell office:value-type="float" office:value="8.89751" calcext:value-type="float">
            <text:p>8.89751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9.95321" calcext:value-type="float">
            <text:p>9.95321</text:p>
          </table:table-cell>
          <table:table-cell office:value-type="float" office:value="3.63632" calcext:value-type="float">
            <text:p>3.63632</text:p>
          </table:table-cell>
          <table:table-cell office:value-type="float" office:value="5.12254" calcext:value-type="float">
            <text:p>5.12254</text:p>
          </table:table-cell>
          <table:table-cell office:value-type="float" office:value="6.91829" calcext:value-type="float">
            <text:p>6.91829</text:p>
          </table:table-cell>
          <table:table-cell office:value-type="float" office:value="4.56741" calcext:value-type="float">
            <text:p>4.56741</text:p>
          </table:table-cell>
          <table:table-cell office:value-type="float" office:value="10.7126" calcext:value-type="float">
            <text:p>10.7126</text:p>
          </table:table-cell>
          <table:table-cell office:value-type="float" office:value="6.5411" calcext:value-type="float">
            <text:p>6.5411</text:p>
          </table:table-cell>
          <table:table-cell office:value-type="float" office:value="7.99212" calcext:value-type="float">
            <text:p>7.99212</text:p>
          </table:table-cell>
          <table:table-cell office:value-type="float" office:value="9.43309" calcext:value-type="float">
            <text:p>9.43309</text:p>
          </table:table-cell>
          <table:table-cell office:value-type="float" office:value="6.731" calcext:value-type="float">
            <text:p>6.731</text:p>
          </table:table-cell>
          <table:table-cell office:value-type="float" office:value="6.42452" calcext:value-type="float">
            <text:p>6.42452</text:p>
          </table:table-cell>
          <table:table-cell office:value-type="float" office:value="3.62215" calcext:value-type="float">
            <text:p>3.62215</text:p>
          </table:table-cell>
          <table:table-cell office:value-type="float" office:value="4.57458" calcext:value-type="float">
            <text:p>4.57458</text:p>
          </table:table-cell>
          <table:table-cell office:value-type="float" office:value="7.30099" calcext:value-type="float">
            <text:p>7.30099</text:p>
          </table:table-cell>
          <table:table-cell office:value-type="float" office:value="8.64019" calcext:value-type="float">
            <text:p>8.64019</text:p>
          </table:table-cell>
          <table:table-cell office:value-type="float" office:value="9.23509" calcext:value-type="float">
            <text:p>9.23509</text:p>
          </table:table-cell>
          <table:table-cell office:value-type="float" office:value="7.49477" calcext:value-type="float">
            <text:p>7.494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84" office:value-type="float" office:value="23" calcext:value-type="float">
            <text:p>23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50755" calcext:value-type="float">
            <text:p>8.50755</text:p>
          </table:table-cell>
          <table:table-cell office:value-type="float" office:value="6.42199" calcext:value-type="float">
            <text:p>6.42199</text:p>
          </table:table-cell>
          <table:table-cell office:value-type="float" office:value="8.89751" calcext:value-type="float">
            <text:p>8.89751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9.95321" calcext:value-type="float">
            <text:p>9.95321</text:p>
          </table:table-cell>
          <table:table-cell office:value-type="float" office:value="3.63632" calcext:value-type="float">
            <text:p>3.63632</text:p>
          </table:table-cell>
          <table:table-cell office:value-type="float" office:value="5.12254" calcext:value-type="float">
            <text:p>5.12254</text:p>
          </table:table-cell>
          <table:table-cell office:value-type="float" office:value="6.91829" calcext:value-type="float">
            <text:p>6.91829</text:p>
          </table:table-cell>
          <table:table-cell office:value-type="float" office:value="4.56741" calcext:value-type="float">
            <text:p>4.56741</text:p>
          </table:table-cell>
          <table:table-cell office:value-type="float" office:value="10.7126" calcext:value-type="float">
            <text:p>10.7126</text:p>
          </table:table-cell>
          <table:table-cell office:value-type="float" office:value="6.5411" calcext:value-type="float">
            <text:p>6.5411</text:p>
          </table:table-cell>
          <table:table-cell office:value-type="float" office:value="7.99212" calcext:value-type="float">
            <text:p>7.99212</text:p>
          </table:table-cell>
          <table:table-cell office:value-type="float" office:value="9.43309" calcext:value-type="float">
            <text:p>9.43309</text:p>
          </table:table-cell>
          <table:table-cell office:value-type="float" office:value="6.731" calcext:value-type="float">
            <text:p>6.731</text:p>
          </table:table-cell>
          <table:table-cell office:value-type="float" office:value="6.42452" calcext:value-type="float">
            <text:p>6.42452</text:p>
          </table:table-cell>
          <table:table-cell office:value-type="float" office:value="3.62215" calcext:value-type="float">
            <text:p>3.62215</text:p>
          </table:table-cell>
          <table:table-cell office:value-type="float" office:value="4.57458" calcext:value-type="float">
            <text:p>4.57458</text:p>
          </table:table-cell>
          <table:table-cell office:value-type="float" office:value="7.30099" calcext:value-type="float">
            <text:p>7.30099</text:p>
          </table:table-cell>
          <table:table-cell office:value-type="float" office:value="8.64019" calcext:value-type="float">
            <text:p>8.64019</text:p>
          </table:table-cell>
          <table:table-cell office:value-type="float" office:value="9.23509" calcext:value-type="float">
            <text:p>9.23509</text:p>
          </table:table-cell>
          <table:table-cell office:value-type="float" office:value="7.49477" calcext:value-type="float">
            <text:p>7.494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0"/>
          <table:table-cell table:formula="of:=19.1615*0.46" office:value-type="float" office:value="8.81429" calcext:value-type="float">
            <text:p>8.81429</text:p>
          </table:table-cell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office:value-type="string" calcext:value-type="string">
            <text:p>Sfsarp-6-6-2</text:p>
          </table:table-cell>
          <table:table-cell/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0837" calcext:value-type="float">
            <text:p>2.0837</text:p>
          </table:table-cell>
          <table:table-cell office:value-type="float" office:value="2.02704" calcext:value-type="float">
            <text:p>2.02704</text:p>
          </table:table-cell>
          <table:table-cell office:value-type="float" office:value="1.04269" calcext:value-type="float">
            <text:p>1.04269</text:p>
          </table:table-cell>
          <table:table-cell office:value-type="float" office:value="0.922308" calcext:value-type="float">
            <text:p>0.922308</text:p>
          </table:table-cell>
          <table:table-cell office:value-type="float" office:value="1.07508" calcext:value-type="float">
            <text:p>1.07508</text:p>
          </table:table-cell>
          <table:table-cell office:value-type="float" office:value="1.65663" calcext:value-type="float">
            <text:p>1.65663</text:p>
          </table:table-cell>
          <table:table-cell office:value-type="float" office:value="19.1615" calcext:value-type="float">
            <text:p>19.1615</text:p>
          </table:table-cell>
          <table:table-cell office:value-type="float" office:value="1.41659" calcext:value-type="float">
            <text:p>1.41659</text:p>
          </table:table-cell>
          <table:table-cell office:value-type="float" office:value="18.3185" calcext:value-type="float">
            <text:p>18.3185</text:p>
          </table:table-cell>
          <table:table-cell office:value-type="float" office:value="1.14879" calcext:value-type="float">
            <text:p>1.14879</text:p>
          </table:table-cell>
          <table:table-cell office:value-type="float" office:value="1.70252" calcext:value-type="float">
            <text:p>1.70252</text:p>
          </table:table-cell>
          <table:table-cell office:value-type="float" office:value="1.0783" calcext:value-type="float">
            <text:p>1.0783</text:p>
          </table:table-cell>
          <table:table-cell office:value-type="float" office:value="1.64547" calcext:value-type="float">
            <text:p>1.64547</text:p>
          </table:table-cell>
          <table:table-cell office:value-type="float" office:value="0.443367" calcext:value-type="float">
            <text:p>0.443367</text:p>
          </table:table-cell>
          <table:table-cell office:value-type="float" office:value="12.0873" calcext:value-type="float">
            <text:p>12.0873</text:p>
          </table:table-cell>
          <table:table-cell office:value-type="float" office:value="1.07031" calcext:value-type="float">
            <text:p>1.07031</text:p>
          </table:table-cell>
          <table:table-cell office:value-type="float" office:value="1.4441" calcext:value-type="float">
            <text:p>1.4441</text:p>
          </table:table-cell>
          <table:table-cell table:number-columns-repeated="2" office:value-type="float" office:value="3.63918" calcext:value-type="float">
            <text:p>3.639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8" office:value-type="float" office:value="1" calcext:value-type="float">
            <text:p>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0" calcext:value-type="float">
            <text:p>0</text:p>
          </table:table-cell>
          <table:table-cell office:value-type="float" office:value="0.296512" calcext:value-type="float">
            <text:p>0.296512</text:p>
          </table:table-cell>
          <table:table-cell office:value-type="float" office:value="0.956926" calcext:value-type="float">
            <text:p>0.956926</text:p>
          </table:table-cell>
          <table:table-cell office:value-type="float" office:value="1.10011" calcext:value-type="float">
            <text:p>1.10011</text:p>
          </table:table-cell>
          <table:table-cell office:value-type="float" office:value="2.07171" calcext:value-type="float">
            <text:p>2.07171</text:p>
          </table:table-cell>
          <table:table-cell office:value-type="float" office:value="0.325563" calcext:value-type="float">
            <text:p>0.325563</text:p>
          </table:table-cell>
          <table:table-cell office:value-type="float" office:value="18.3383" calcext:value-type="float">
            <text:p>18.3383</text:p>
          </table:table-cell>
          <table:table-cell office:value-type="float" office:value="1.4762" calcext:value-type="float">
            <text:p>1.4762</text:p>
          </table:table-cell>
          <table:table-cell office:value-type="float" office:value="19.4391" calcext:value-type="float">
            <text:p>19.4391</text:p>
          </table:table-cell>
          <table:table-cell office:value-type="float" office:value="1.61301" calcext:value-type="float">
            <text:p>1.61301</text:p>
          </table:table-cell>
          <table:table-cell office:value-type="float" office:value="0.541848" calcext:value-type="float">
            <text:p>0.541848</text:p>
          </table:table-cell>
          <table:table-cell office:value-type="float" office:value="0.907745" calcext:value-type="float">
            <text:p>0.907745</text:p>
          </table:table-cell>
          <table:table-cell office:value-type="float" office:value="0.993194" calcext:value-type="float">
            <text:p>0.993194</text:p>
          </table:table-cell>
          <table:table-cell office:value-type="float" office:value="1.55579" calcext:value-type="float">
            <text:p>1.55579</text:p>
          </table:table-cell>
          <table:table-cell office:value-type="float" office:value="13.1862" calcext:value-type="float">
            <text:p>13.1862</text:p>
          </table:table-cell>
          <table:table-cell office:value-type="float" office:value="0.923569" calcext:value-type="float">
            <text:p>0.923569</text:p>
          </table:table-cell>
          <table:table-cell office:value-type="float" office:value="0.774476" calcext:value-type="float">
            <text:p>0.774476</text:p>
          </table:table-cell>
          <table:table-cell table:number-columns-repeated="2" office:value-type="float" office:value="4.56449" calcext:value-type="float">
            <text:p>4.56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8" office:value-type="float" office:value="2" calcext:value-type="float">
            <text:p>2</text:p>
          </table:table-cell>
          <table:table-cell office:value-type="float" office:value="0.572099" calcext:value-type="float">
            <text:p>0.572099</text:p>
          </table:table-cell>
          <table:table-cell office:value-type="float" office:value="2.50534" calcext:value-type="float">
            <text:p>2.50534</text:p>
          </table:table-cell>
          <table:table-cell office:value-type="float" office:value="0" calcext:value-type="float">
            <text:p>0</text:p>
          </table:table-cell>
          <table:table-cell office:value-type="float" office:value="1.11854" calcext:value-type="float">
            <text:p>1.11854</text:p>
          </table:table-cell>
          <table:table-cell office:value-type="float" office:value="1.18629" calcext:value-type="float">
            <text:p>1.18629</text:p>
          </table:table-cell>
          <table:table-cell office:value-type="float" office:value="1.64636" calcext:value-type="float">
            <text:p>1.64636</text:p>
          </table:table-cell>
          <table:table-cell office:value-type="float" office:value="1.74044" calcext:value-type="float">
            <text:p>1.74044</text:p>
          </table:table-cell>
          <table:table-cell office:value-type="float" office:value="18.6458" calcext:value-type="float">
            <text:p>18.6458</text:p>
          </table:table-cell>
          <table:table-cell office:value-type="float" office:value="1.05327" calcext:value-type="float">
            <text:p>1.05327</text:p>
          </table:table-cell>
          <table:table-cell office:value-type="float" office:value="17.8338" calcext:value-type="float">
            <text:p>17.8338</text:p>
          </table:table-cell>
          <table:table-cell office:value-type="float" office:value="1.65159" calcext:value-type="float">
            <text:p>1.65159</text:p>
          </table:table-cell>
          <table:table-cell office:value-type="float" office:value="1.92489" calcext:value-type="float">
            <text:p>1.92489</text:p>
          </table:table-cell>
          <table:table-cell office:value-type="float" office:value="1.1843" calcext:value-type="float">
            <text:p>1.1843</text:p>
          </table:table-cell>
          <table:table-cell office:value-type="float" office:value="1.99373" calcext:value-type="float">
            <text:p>1.99373</text:p>
          </table:table-cell>
          <table:table-cell office:value-type="float" office:value="0.808456" calcext:value-type="float">
            <text:p>0.808456</text:p>
          </table:table-cell>
          <table:table-cell office:value-type="float" office:value="11.5927" calcext:value-type="float">
            <text:p>11.5927</text:p>
          </table:table-cell>
          <table:table-cell office:value-type="float" office:value="1.26309" calcext:value-type="float">
            <text:p>1.26309</text:p>
          </table:table-cell>
          <table:table-cell office:value-type="float" office:value="1.71615" calcext:value-type="float">
            <text:p>1.71615</text:p>
          </table:table-cell>
          <table:table-cell table:number-columns-repeated="2" office:value-type="float" office:value="3.08516" calcext:value-type="float">
            <text:p>3.08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8" office:value-type="float" office:value="3" calcext:value-type="float">
            <text:p>3</text:p>
          </table:table-cell>
          <table:table-cell office:value-type="float" office:value="2.0653" calcext:value-type="float">
            <text:p>2.0653</text:p>
          </table:table-cell>
          <table:table-cell office:value-type="float" office:value="1.09488" calcext:value-type="float">
            <text:p>1.09488</text:p>
          </table:table-cell>
          <table:table-cell office:value-type="float" office:value="0.809528" calcext:value-type="float">
            <text:p>0.809528</text:p>
          </table:table-cell>
          <table:table-cell office:value-type="float" office:value="0" calcext:value-type="float">
            <text:p>0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1.21732" calcext:value-type="float">
            <text:p>1.21732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8.9736" calcext:value-type="float">
            <text:p>18.9736</text:p>
          </table:table-cell>
          <table:table-cell office:value-type="float" office:value="1.4372" calcext:value-type="float">
            <text:p>1.4372</text:p>
          </table:table-cell>
          <table:table-cell office:value-type="float" office:value="19.2769" calcext:value-type="float">
            <text:p>19.2769</text:p>
          </table:table-cell>
          <table:table-cell office:value-type="float" office:value="0.782133" calcext:value-type="float">
            <text:p>0.782133</text:p>
          </table:table-cell>
          <table:table-cell office:value-type="float" office:value="0.454249" calcext:value-type="float">
            <text:p>0.454249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0.513845" calcext:value-type="float">
            <text:p>0.513845</text:p>
          </table:table-cell>
          <table:table-cell office:value-type="float" office:value="0.809103" calcext:value-type="float">
            <text:p>0.809103</text:p>
          </table:table-cell>
          <table:table-cell office:value-type="float" office:value="13.026" calcext:value-type="float">
            <text:p>13.026</text:p>
          </table:table-cell>
          <table:table-cell office:value-type="float" office:value="0.283271" calcext:value-type="float">
            <text:p>0.283271</text:p>
          </table:table-cell>
          <table:table-cell office:value-type="float" office:value="0.199018" calcext:value-type="float">
            <text:p>0.199018</text:p>
          </table:table-cell>
          <table:table-cell table:number-columns-repeated="2" office:value-type="float" office:value="4.42423" calcext:value-type="float">
            <text:p>4.424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8" office:value-type="float" office:value="4" calcext:value-type="float">
            <text:p>4</text:p>
          </table:table-cell>
          <table:table-cell office:value-type="float" office:value="2.21118" calcext:value-type="float">
            <text:p>2.21118</text:p>
          </table:table-cell>
          <table:table-cell office:value-type="float" office:value="1.63996" calcext:value-type="float">
            <text:p>1.63996</text:p>
          </table:table-cell>
          <table:table-cell office:value-type="float" office:value="2.24478" calcext:value-type="float">
            <text:p>2.24478</text:p>
          </table:table-cell>
          <table:table-cell office:value-type="float" office:value="1.68779" calcext:value-type="float">
            <text:p>1.68779</text:p>
          </table:table-cell>
          <table:table-cell office:value-type="float" office:value="0" calcext:value-type="float">
            <text:p>0</text:p>
          </table:table-cell>
          <table:table-cell office:value-type="float" office:value="0.286445" calcext:value-type="float">
            <text:p>0.286445</text:p>
          </table:table-cell>
          <table:table-cell office:value-type="float" office:value="2.08483" calcext:value-type="float">
            <text:p>2.08483</text:p>
          </table:table-cell>
          <table:table-cell office:value-type="float" office:value="20.2112" calcext:value-type="float">
            <text:p>20.2112</text:p>
          </table:table-cell>
          <table:table-cell office:value-type="float" office:value="2.41684" calcext:value-type="float">
            <text:p>2.41684</text:p>
          </table:table-cell>
          <table:table-cell office:value-type="float" office:value="19.254" calcext:value-type="float">
            <text:p>19.254</text:p>
          </table:table-cell>
          <table:table-cell office:value-type="float" office:value="0.769737" calcext:value-type="float">
            <text:p>0.769737</text:p>
          </table:table-cell>
          <table:table-cell office:value-type="float" office:value="1.8641" calcext:value-type="float">
            <text:p>1.8641</text:p>
          </table:table-cell>
          <table:table-cell office:value-type="float" office:value="1.66745" calcext:value-type="float">
            <text:p>1.66745</text:p>
          </table:table-cell>
          <table:table-cell office:value-type="float" office:value="1.53337" calcext:value-type="float">
            <text:p>1.53337</text:p>
          </table:table-cell>
          <table:table-cell office:value-type="float" office:value="1.1432" calcext:value-type="float">
            <text:p>1.1432</text:p>
          </table:table-cell>
          <table:table-cell office:value-type="float" office:value="13.05" calcext:value-type="float">
            <text:p>13.05</text:p>
          </table:table-cell>
          <table:table-cell office:value-type="float" office:value="1.53278" calcext:value-type="float">
            <text:p>1.53278</text:p>
          </table:table-cell>
          <table:table-cell office:value-type="float" office:value="1.58809" calcext:value-type="float">
            <text:p>1.58809</text:p>
          </table:table-cell>
          <table:table-cell table:number-columns-repeated="2" office:value-type="float" office:value="4.73253" calcext:value-type="float">
            <text:p>4.73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8" office:value-type="float" office:value="5" calcext:value-type="float">
            <text:p>5</text:p>
          </table:table-cell>
          <table:table-cell office:value-type="float" office:value="2.33288" calcext:value-type="float">
            <text:p>2.33288</text:p>
          </table:table-cell>
          <table:table-cell office:value-type="float" office:value="0.99657" calcext:value-type="float">
            <text:p>0.99657</text:p>
          </table:table-cell>
          <table:table-cell office:value-type="float" office:value="0.500859" calcext:value-type="float">
            <text:p>0.500859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0.649145" calcext:value-type="float">
            <text:p>0.649145</text:p>
          </table:table-cell>
          <table:table-cell office:value-type="float" office:value="0" calcext:value-type="float">
            <text:p>0</text:p>
          </table:table-cell>
          <table:table-cell office:value-type="float" office:value="0.450646" calcext:value-type="float">
            <text:p>0.450646</text:p>
          </table:table-cell>
          <table:table-cell office:value-type="float" office:value="18.8886" calcext:value-type="float">
            <text:p>18.8886</text:p>
          </table:table-cell>
          <table:table-cell office:value-type="float" office:value="1.56557" calcext:value-type="float">
            <text:p>1.56557</text:p>
          </table:table-cell>
          <table:table-cell office:value-type="float" office:value="19.4937" calcext:value-type="float">
            <text:p>19.4937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133332" calcext:value-type="float">
            <text:p>0.133332</text:p>
          </table:table-cell>
          <table:table-cell office:value-type="float" office:value="0.647175" calcext:value-type="float">
            <text:p>0.647175</text:p>
          </table:table-cell>
          <table:table-cell office:value-type="float" office:value="0.427939" calcext:value-type="float">
            <text:p>0.427939</text:p>
          </table:table-cell>
          <table:table-cell office:value-type="float" office:value="1.12636" calcext:value-type="float">
            <text:p>1.12636</text:p>
          </table:table-cell>
          <table:table-cell office:value-type="float" office:value="13.2404" calcext:value-type="float">
            <text:p>13.2404</text:p>
          </table:table-cell>
          <table:table-cell office:value-type="float" office:value="0.53868" calcext:value-type="float">
            <text:p>0.53868</text:p>
          </table:table-cell>
          <table:table-cell office:value-type="float" office:value="0.164492" calcext:value-type="float">
            <text:p>0.164492</text:p>
          </table:table-cell>
          <table:table-cell table:number-columns-repeated="2" office:value-type="float" office:value="4.62207" calcext:value-type="float">
            <text:p>4.62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2" office:value-type="float" office:value="6" calcext:value-type="float">
            <text:p>6</text:p>
          </table:table-cell>
          <table:table-cell office:value-type="float" office:value="2.21219" calcext:value-type="float">
            <text:p>2.21219</text:p>
          </table:table-cell>
          <table:table-cell office:value-type="float" office:value="1.42919" calcext:value-type="float">
            <text:p>1.42919</text:p>
          </table:table-cell>
          <table:table-cell office:value-type="float" office:value="0.472827" calcext:value-type="float">
            <text:p>0.472827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0.789645" calcext:value-type="float">
            <text:p>0.789645</text:p>
          </table:table-cell>
          <table:table-cell office:value-type="float" office:value="1.81396" calcext:value-type="float">
            <text:p>1.81396</text:p>
          </table:table-cell>
          <table:table-cell office:value-type="float" office:value="0" calcext:value-type="float">
            <text:p>0</text:p>
          </table:table-cell>
          <table:table-cell office:value-type="float" office:value="18.4394" calcext:value-type="float">
            <text:p>18.4394</text:p>
          </table:table-cell>
          <table:table-cell office:value-type="float" office:value="1.25058" calcext:value-type="float">
            <text:p>1.25058</text:p>
          </table:table-cell>
          <table:table-cell office:value-type="float" office:value="19.2269" calcext:value-type="float">
            <text:p>19.2269</text:p>
          </table:table-cell>
          <table:table-cell office:value-type="float" office:value="1.37785" calcext:value-type="float">
            <text:p>1.37785</text:p>
          </table:table-cell>
          <table:table-cell office:value-type="float" office:value="0.450973" calcext:value-type="float">
            <text:p>0.450973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0.877493" calcext:value-type="float">
            <text:p>0.877493</text:p>
          </table:table-cell>
          <table:table-cell office:value-type="float" office:value="1.23446" calcext:value-type="float">
            <text:p>1.23446</text:p>
          </table:table-cell>
          <table:table-cell office:value-type="float" office:value="12.9727" calcext:value-type="float">
            <text:p>12.9727</text:p>
          </table:table-cell>
          <table:table-cell office:value-type="float" office:value="0.607372" calcext:value-type="float">
            <text:p>0.607372</text:p>
          </table:table-cell>
          <table:table-cell office:value-type="float" office:value="0.57283" calcext:value-type="float">
            <text:p>0.57283</text:p>
          </table:table-cell>
          <table:table-cell table:number-columns-repeated="2" office:value-type="float" office:value="4.34594" calcext:value-type="float">
            <text:p>4.34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06" table:number-columns-repeated="3"/>
          <table:table-cell/>
        </table:table-row>
        <table:table-row table:style-name="ro1">
          <table:table-cell table:number-columns-repeated="2"/>
          <table:table-cell table:style-name="ce102" office:value-type="float" office:value="7" calcext:value-type="float">
            <text:p>7</text:p>
          </table:table-cell>
          <table:table-cell office:value-type="float" office:value="18.3665" calcext:value-type="float">
            <text:p>18.3665</text:p>
          </table:table-cell>
          <table:table-cell office:value-type="float" office:value="19.8025" calcext:value-type="float">
            <text:p>19.8025</text:p>
          </table:table-cell>
          <table:table-cell office:value-type="float" office:value="18.6042" calcext:value-type="float">
            <text:p>18.6042</text:p>
          </table:table-cell>
          <table:table-cell office:value-type="float" office:value="18.5871" calcext:value-type="float">
            <text:p>18.5871</text:p>
          </table:table-cell>
          <table:table-cell office:value-type="float" office:value="18.95" calcext:value-type="float">
            <text:p>18.95</text:p>
          </table:table-cell>
          <table:table-cell office:value-type="float" office:value="20.0202" calcext:value-type="float">
            <text:p>20.0202</text:p>
          </table:table-cell>
          <table:table-cell office:value-type="float" office:value="18.4394" calcext:value-type="float">
            <text:p>18.4394</text:p>
          </table:table-cell>
          <table:table-cell office:value-type="float" office:value="0" calcext:value-type="float">
            <text:p>0</text:p>
          </table:table-cell>
          <table:table-cell office:value-type="float" office:value="17.7948" calcext:value-type="float">
            <text:p>17.7948</text:p>
          </table:table-cell>
          <table:table-cell office:value-type="float" office:value="18.5286" calcext:value-type="float">
            <text:p>18.5286</text:p>
          </table:table-cell>
          <table:table-cell office:value-type="float" office:value="19.7136" calcext:value-type="float">
            <text:p>19.7136</text:p>
          </table:table-cell>
          <table:table-cell office:value-type="float" office:value="18.8593" calcext:value-type="float">
            <text:p>18.8593</text:p>
          </table:table-cell>
          <table:table-cell office:value-type="float" office:value="18.6297" calcext:value-type="float">
            <text:p>18.6297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19.068" calcext:value-type="float">
            <text:p>19.068</text:p>
          </table:table-cell>
          <table:table-cell office:value-type="float" office:value="16.1839" calcext:value-type="float">
            <text:p>16.1839</text:p>
          </table:table-cell>
          <table:table-cell office:value-type="float" office:value="18.7998" calcext:value-type="float">
            <text:p>18.7998</text:p>
          </table:table-cell>
          <table:table-cell office:value-type="float" office:value="19.0071" calcext:value-type="float">
            <text:p>19.0071</text:p>
          </table:table-cell>
          <table:table-cell table:number-columns-repeated="2" office:value-type="float" office:value="16.6364" calcext:value-type="float">
            <text:p>16.6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108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2" office:value-type="float" office:value="8" calcext:value-type="float">
            <text:p>8</text:p>
          </table:table-cell>
          <table:table-cell office:value-type="float" office:value="1.24283" calcext:value-type="float">
            <text:p>1.24283</text:p>
          </table:table-cell>
          <table:table-cell office:value-type="float" office:value="2.52569" calcext:value-type="float">
            <text:p>2.52569</text:p>
          </table:table-cell>
          <table:table-cell office:value-type="float" office:value="1.71459" calcext:value-type="float">
            <text:p>1.71459</text:p>
          </table:table-cell>
          <table:table-cell office:value-type="float" office:value="0.922195" calcext:value-type="float">
            <text:p>0.922195</text:p>
          </table:table-cell>
          <table:table-cell office:value-type="float" office:value="1.25674" calcext:value-type="float">
            <text:p>1.25674</text:p>
          </table:table-cell>
          <table:table-cell office:value-type="float" office:value="2.23861" calcext:value-type="float">
            <text:p>2.23861</text:p>
          </table:table-cell>
          <table:table-cell office:value-type="float" office:value="1.25058" calcext:value-type="float">
            <text:p>1.25058</text:p>
          </table:table-cell>
          <table:table-cell office:value-type="float" office:value="17.7948" calcext:value-type="float">
            <text:p>17.7948</text:p>
          </table:table-cell>
          <table:table-cell office:value-type="float" office:value="0" calcext:value-type="float">
            <text:p>0</text:p>
          </table:table-cell>
          <table:table-cell office:value-type="float" office:value="17.9769" calcext:value-type="float">
            <text:p>17.9769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63832" calcext:value-type="float">
            <text:p>1.63832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1.93621" calcext:value-type="float">
            <text:p>1.93621</text:p>
          </table:table-cell>
          <table:table-cell office:value-type="float" office:value="1.2741" calcext:value-type="float">
            <text:p>1.2741</text:p>
          </table:table-cell>
          <table:table-cell office:value-type="float" office:value="11.7228" calcext:value-type="float">
            <text:p>11.7228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57977" calcext:value-type="float">
            <text:p>1.57977</text:p>
          </table:table-cell>
          <table:table-cell table:number-columns-repeated="2" office:value-type="float" office:value="3.09632" calcext:value-type="float">
            <text:p>3.09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8" office:value-type="float" office:value="1" calcext:value-type="float">
            <text:p>1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2" office:value-type="float" office:value="9" calcext:value-type="float">
            <text:p>9</text:p>
          </table:table-cell>
          <table:table-cell office:value-type="float" office:value="17.2618" calcext:value-type="float">
            <text:p>17.2618</text:p>
          </table:table-cell>
          <table:table-cell office:value-type="float" office:value="20.3312" calcext:value-type="float">
            <text:p>20.3312</text:p>
          </table:table-cell>
          <table:table-cell office:value-type="float" office:value="19.6906" calcext:value-type="float">
            <text:p>19.6906</text:p>
          </table:table-cell>
          <table:table-cell office:value-type="float" office:value="18.7744" calcext:value-type="float">
            <text:p>18.7744</text:p>
          </table:table-cell>
          <table:table-cell office:value-type="float" office:value="18.9775" calcext:value-type="float">
            <text:p>18.9775</text:p>
          </table:table-cell>
          <table:table-cell office:value-type="float" office:value="19.3244" calcext:value-type="float">
            <text:p>19.3244</text:p>
          </table:table-cell>
          <table:table-cell office:value-type="float" office:value="19.2269" calcext:value-type="float">
            <text:p>19.2269</text:p>
          </table:table-cell>
          <table:table-cell office:value-type="float" office:value="18.5286" calcext:value-type="float">
            <text:p>18.5286</text:p>
          </table:table-cell>
          <table:table-cell office:value-type="float" office:value="17.9769" calcext:value-type="float">
            <text:p>17.9769</text:p>
          </table:table-cell>
          <table:table-cell office:value-type="float" office:value="0" calcext:value-type="float">
            <text:p>0</text:p>
          </table:table-cell>
          <table:table-cell office:value-type="float" office:value="19.4652" calcext:value-type="float">
            <text:p>19.4652</text:p>
          </table:table-cell>
          <table:table-cell office:value-type="float" office:value="19.5879" calcext:value-type="float">
            <text:p>19.5879</text:p>
          </table:table-cell>
          <table:table-cell office:value-type="float" office:value="18.8527" calcext:value-type="float">
            <text:p>18.8527</text:p>
          </table:table-cell>
          <table:table-cell office:value-type="float" office:value="19.7856" calcext:value-type="float">
            <text:p>19.7856</text:p>
          </table:table-cell>
          <table:table-cell office:value-type="float" office:value="18.642" calcext:value-type="float">
            <text:p>18.642</text:p>
          </table:table-cell>
          <table:table-cell office:value-type="float" office:value="6.25424" calcext:value-type="float">
            <text:p>6.25424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19.4608" calcext:value-type="float">
            <text:p>19.4608</text:p>
          </table:table-cell>
          <table:table-cell table:number-columns-repeated="2" office:value-type="float" office:value="14.881" calcext:value-type="float">
            <text:p>14.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8" office:value-type="float" office:value="2" calcext:value-type="float">
            <text:p>2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2" office:value-type="float" office:value="10" calcext:value-type="float">
            <text:p>10</text:p>
          </table:table-cell>
          <table:table-cell office:value-type="float" office:value="2.21915" calcext:value-type="float">
            <text:p>2.21915</text:p>
          </table:table-cell>
          <table:table-cell office:value-type="float" office:value="0.991525" calcext:value-type="float">
            <text:p>0.991525</text:p>
          </table:table-cell>
          <table:table-cell office:value-type="float" office:value="1.48343" calcext:value-type="float">
            <text:p>1.48343</text:p>
          </table:table-cell>
          <table:table-cell office:value-type="float" office:value="1.13179" calcext:value-type="float">
            <text:p>1.13179</text:p>
          </table:table-cell>
          <table:table-cell office:value-type="float" office:value="0.769027" calcext:value-type="float">
            <text:p>0.769027</text:p>
          </table:table-cell>
          <table:table-cell office:value-type="float" office:value="0.483363" calcext:value-type="float">
            <text:p>0.483363</text:p>
          </table:table-cell>
          <table:table-cell office:value-type="float" office:value="1.37785" calcext:value-type="float">
            <text:p>1.37785</text:p>
          </table:table-cell>
          <table:table-cell office:value-type="float" office:value="19.7136" calcext:value-type="float">
            <text:p>19.7136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9.4652" calcext:value-type="float">
            <text:p>19.4652</text:p>
          </table:table-cell>
          <table:table-cell office:value-type="float" office:value="0" calcext:value-type="float">
            <text:p>0</text:p>
          </table:table-cell>
          <table:table-cell office:value-type="float" office:value="1.10472" calcext:value-type="float">
            <text:p>1.10472</text:p>
          </table:table-cell>
          <table:table-cell office:value-type="float" office:value="1.08468" calcext:value-type="float">
            <text:p>1.08468</text:p>
          </table:table-cell>
          <table:table-cell office:value-type="float" office:value="0.766243" calcext:value-type="float">
            <text:p>0.766243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3.231" calcext:value-type="float">
            <text:p>13.23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0.839367" calcext:value-type="float">
            <text:p>0.839367</text:p>
          </table:table-cell>
          <table:table-cell table:number-columns-repeated="2" office:value-type="float" office:value="4.73091" calcext:value-type="float">
            <text:p>4.73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8" office:value-type="float" office:value="3" calcext:value-type="float">
            <text:p>3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2" office:value-type="float" office:value="11" calcext:value-type="float">
            <text:p>11</text:p>
          </table:table-cell>
          <table:table-cell office:value-type="float" office:value="2.45001" calcext:value-type="float">
            <text:p>2.45001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380899" calcext:value-type="float">
            <text:p>0.380899</text:p>
          </table:table-cell>
          <table:table-cell office:value-type="float" office:value="0.832953" calcext:value-type="float">
            <text:p>0.832953</text:p>
          </table:table-cell>
          <table:table-cell office:value-type="float" office:value="0.781273" calcext:value-type="float">
            <text:p>0.781273</text:p>
          </table:table-cell>
          <table:table-cell office:value-type="float" office:value="1.57963" calcext:value-type="float">
            <text:p>1.57963</text:p>
          </table:table-cell>
          <table:table-cell office:value-type="float" office:value="0.450973" calcext:value-type="float">
            <text:p>0.450973</text:p>
          </table:table-cell>
          <table:table-cell office:value-type="float" office:value="18.8593" calcext:value-type="float">
            <text:p>18.8593</text:p>
          </table:table-cell>
          <table:table-cell office:value-type="float" office:value="1.63832" calcext:value-type="float">
            <text:p>1.63832</text:p>
          </table:table-cell>
          <table:table-cell office:value-type="float" office:value="19.5879" calcext:value-type="float">
            <text:p>19.5879</text:p>
          </table:table-cell>
          <table:table-cell office:value-type="float" office:value="1.10472" calcext:value-type="float">
            <text:p>1.10472</text:p>
          </table:table-cell>
          <table:table-cell office:value-type="float" office:value="0" calcext:value-type="float">
            <text:p>0</text:p>
          </table:table-cell>
          <table:table-cell office:value-type="float" office:value="0.757453" calcext:value-type="float">
            <text:p>0.757453</text:p>
          </table:table-cell>
          <table:table-cell office:value-type="float" office:value="0.454075" calcext:value-type="float">
            <text:p>0.454075</text:p>
          </table:table-cell>
          <table:table-cell office:value-type="float" office:value="1.25915" calcext:value-type="float">
            <text:p>1.25915</text:p>
          </table:table-cell>
          <table:table-cell office:value-type="float" office:value="13.3341" calcext:value-type="float">
            <text:p>13.3341</text:p>
          </table:table-cell>
          <table:table-cell office:value-type="float" office:value="0.663308" calcext:value-type="float">
            <text:p>0.663308</text:p>
          </table:table-cell>
          <table:table-cell office:value-type="float" office:value="0.285689" calcext:value-type="float">
            <text:p>0.285689</text:p>
          </table:table-cell>
          <table:table-cell table:number-columns-repeated="2" office:value-type="float" office:value="4.71166" calcext:value-type="float">
            <text:p>4.71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8" office:value-type="float" office:value="4" calcext:value-type="float">
            <text:p>4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office:value-type="float" office:value="1.69456" calcext:value-type="float">
            <text:p>1.69456</text:p>
          </table:table-cell>
          <table:table-cell office:value-type="float" office:value="1.5425" calcext:value-type="float">
            <text:p>1.5425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0.323814" calcext:value-type="float">
            <text:p>0.323814</text:p>
          </table:table-cell>
          <table:table-cell office:value-type="float" office:value="1.42704" calcext:value-type="float">
            <text:p>1.42704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8.6297" calcext:value-type="float">
            <text:p>18.6297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18.8527" calcext:value-type="float">
            <text:p>18.8527</text:p>
          </table:table-cell>
          <table:table-cell office:value-type="float" office:value="1.08468" calcext:value-type="float">
            <text:p>1.08468</text:p>
          </table:table-cell>
          <table:table-cell office:value-type="float" office:value="0.757453" calcext:value-type="float">
            <text:p>0.757453</text:p>
          </table:table-cell>
          <table:table-cell office:value-type="float" office:value="0" calcext:value-type="float">
            <text:p>0</text:p>
          </table:table-cell>
          <table:table-cell office:value-type="float" office:value="0.957908" calcext:value-type="float">
            <text:p>0.957908</text:p>
          </table:table-cell>
          <table:table-cell office:value-type="float" office:value="0.671319" calcext:value-type="float">
            <text:p>0.671319</text:p>
          </table:table-cell>
          <table:table-cell office:value-type="float" office:value="12.6002" calcext:value-type="float">
            <text:p>12.6002</text:p>
          </table:table-cell>
          <table:table-cell office:value-type="float" office:value="0.181705" calcext:value-type="float">
            <text:p>0.181705</text:p>
          </table:table-cell>
          <table:table-cell office:value-type="float" office:value="0.611931" calcext:value-type="float">
            <text:p>0.611931</text:p>
          </table:table-cell>
          <table:table-cell table:number-columns-repeated="2" office:value-type="float" office:value="3.98872" calcext:value-type="float">
            <text:p>3.98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8" office:value-type="float" office:value="5" calcext:value-type="float">
            <text:p>5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office:value-type="float" office:value="2.5537" calcext:value-type="float">
            <text:p>2.5537</text:p>
          </table:table-cell>
          <table:table-cell office:value-type="float" office:value="0.59002" calcext:value-type="float">
            <text:p>0.59002</text:p>
          </table:table-cell>
          <table:table-cell office:value-type="float" office:value="0.784192" calcext:value-type="float">
            <text:p>0.784192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0.812855" calcext:value-type="float">
            <text:p>0.812855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877493" calcext:value-type="float">
            <text:p>0.877493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1.93621" calcext:value-type="float">
            <text:p>1.93621</text:p>
          </table:table-cell>
          <table:table-cell office:value-type="float" office:value="19.7856" calcext:value-type="float">
            <text:p>19.7856</text:p>
          </table:table-cell>
          <table:table-cell office:value-type="float" office:value="0.766243" calcext:value-type="float">
            <text:p>0.766243</text:p>
          </table:table-cell>
          <table:table-cell office:value-type="float" office:value="0.454075" calcext:value-type="float">
            <text:p>0.454075</text:p>
          </table:table-cell>
          <table:table-cell office:value-type="float" office:value="0.957908" calcext:value-type="float">
            <text:p>0.957908</text:p>
          </table:table-cell>
          <table:table-cell office:value-type="float" office:value="0" calcext:value-type="float">
            <text:p>0</text:p>
          </table:table-cell>
          <table:table-cell office:value-type="float" office:value="1.22411" calcext:value-type="float">
            <text:p>1.22411</text:p>
          </table:table-cell>
          <table:table-cell office:value-type="float" office:value="13.5356" calcext:value-type="float">
            <text:p>13.5356</text:p>
          </table:table-cell>
          <table:table-cell office:value-type="float" office:value="0.796992" calcext:value-type="float">
            <text:p>0.796992</text:p>
          </table:table-cell>
          <table:table-cell office:value-type="float" office:value="0.357934" calcext:value-type="float">
            <text:p>0.357934</text:p>
          </table:table-cell>
          <table:table-cell table:number-columns-repeated="2" office:value-type="float" office:value="4.93762" calcext:value-type="float">
            <text:p>4.93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102" office:value-type="float" office:value="6" calcext:value-type="float">
            <text:p>6</text:p>
          </table:table-cell>
          <table:table-cell table:style-name="ce108" office:value-type="float" office:value="6" calcext:value-type="float">
            <text:p>6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office:value-type="float" office:value="1.38055" calcext:value-type="float">
            <text:p>1.38055</text:p>
          </table:table-cell>
          <table:table-cell office:value-type="float" office:value="1.70407" calcext:value-type="float">
            <text:p>1.70407</text:p>
          </table:table-cell>
          <table:table-cell office:value-type="float" office:value="1.58686" calcext:value-type="float">
            <text:p>1.58686</text:p>
          </table:table-cell>
          <table:table-cell office:value-type="float" office:value="0.652702" calcext:value-type="float">
            <text:p>0.652702</text:p>
          </table:table-cell>
          <table:table-cell office:value-type="float" office:value="0.479354" calcext:value-type="float">
            <text:p>0.479354</text:p>
          </table:table-cell>
          <table:table-cell office:value-type="float" office:value="0.973407" calcext:value-type="float">
            <text:p>0.973407</text:p>
          </table:table-cell>
          <table:table-cell office:value-type="float" office:value="1.23446" calcext:value-type="float">
            <text:p>1.23446</text:p>
          </table:table-cell>
          <table:table-cell office:value-type="float" office:value="19.068" calcext:value-type="float">
            <text:p>19.068</text:p>
          </table:table-cell>
          <table:table-cell office:value-type="float" office:value="1.2741" calcext:value-type="float">
            <text:p>1.2741</text:p>
          </table:table-cell>
          <table:table-cell office:value-type="float" office:value="18.642" calcext:value-type="float">
            <text:p>18.642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.25915" calcext:value-type="float">
            <text:p>1.25915</text:p>
          </table:table-cell>
          <table:table-cell office:value-type="float" office:value="0.671319" calcext:value-type="float">
            <text:p>0.671319</text:p>
          </table:table-cell>
          <table:table-cell office:value-type="float" office:value="1.22411" calcext:value-type="float">
            <text:p>1.22411</text:p>
          </table:table-cell>
          <table:table-cell office:value-type="float" office:value="0" calcext:value-type="float">
            <text:p>0</text:p>
          </table:table-cell>
          <table:table-cell office:value-type="float" office:value="12.4011" calcext:value-type="float">
            <text:p>12.4011</text:p>
          </table:table-cell>
          <table:table-cell office:value-type="float" office:value="0.6351" calcext:value-type="float">
            <text:p>0.6351</text:p>
          </table:table-cell>
          <table:table-cell office:value-type="float" office:value="1.00273" calcext:value-type="float">
            <text:p>1.00273</text:p>
          </table:table-cell>
          <table:table-cell table:number-columns-repeated="2"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2" office:value-type="float" office:value="7" calcext:value-type="float">
            <text:p>7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office:value-type="float" office:value="11.0206" calcext:value-type="float">
            <text:p>11.0206</text:p>
          </table:table-cell>
          <table:table-cell office:value-type="float" office:value="14.0848" calcext:value-type="float">
            <text:p>14.0848</text:p>
          </table:table-cell>
          <table:table-cell office:value-type="float" office:value="13.4367" calcext:value-type="float">
            <text:p>13.4367</text:p>
          </table:table-cell>
          <table:table-cell office:value-type="float" office:value="12.5218" calcext:value-type="float">
            <text:p>12.5218</text:p>
          </table:table-cell>
          <table:table-cell office:value-type="float" office:value="12.729" calcext:value-type="float">
            <text:p>12.729</text:p>
          </table:table-cell>
          <table:table-cell office:value-type="float" office:value="13.1074" calcext:value-type="float">
            <text:p>13.1074</text:p>
          </table:table-cell>
          <table:table-cell office:value-type="float" office:value="12.9727" calcext:value-type="float">
            <text:p>12.9727</text:p>
          </table:table-cell>
          <table:table-cell office:value-type="float" office:value="16.1839" calcext:value-type="float">
            <text:p>16.1839</text:p>
          </table:table-cell>
          <table:table-cell office:value-type="float" office:value="11.7228" calcext:value-type="float">
            <text:p>11.7228</text:p>
          </table:table-cell>
          <table:table-cell office:value-type="float" office:value="6.25424" calcext:value-type="float">
            <text:p>6.25424</text:p>
          </table:table-cell>
          <table:table-cell office:value-type="float" office:value="13.231" calcext:value-type="float">
            <text:p>13.231</text:p>
          </table:table-cell>
          <table:table-cell office:value-type="float" office:value="13.3341" calcext:value-type="float">
            <text:p>13.3341</text:p>
          </table:table-cell>
          <table:table-cell office:value-type="float" office:value="12.6002" calcext:value-type="float">
            <text:p>12.6002</text:p>
          </table:table-cell>
          <table:table-cell office:value-type="float" office:value="13.5356" calcext:value-type="float">
            <text:p>13.5356</text:p>
          </table:table-cell>
          <table:table-cell office:value-type="float" office:value="12.4011" calcext:value-type="float">
            <text:p>12.4011</text:p>
          </table:table-cell>
          <table:table-cell office:value-type="float" office:value="0" calcext:value-type="float">
            <text:p>0</text:p>
          </table:table-cell>
          <table:table-cell office:value-type="float" office:value="12.744" calcext:value-type="float">
            <text:p>12.744</text:p>
          </table:table-cell>
          <table:table-cell office:value-type="float" office:value="13.2089" calcext:value-type="float">
            <text:p>13.2089</text:p>
          </table:table-cell>
          <table:table-cell table:number-columns-repeated="2" office:value-type="float" office:value="8.62683" calcext:value-type="float">
            <text:p>8.626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2" office:value-type="float" office:value="8" calcext:value-type="float">
            <text:p>8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7" office:value-type="float" office:value="16" calcext:value-type="float">
            <text:p>16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37475" calcext:value-type="float">
            <text:p>1.37475</text:p>
          </table:table-cell>
          <table:table-cell office:value-type="float" office:value="0.958679" calcext:value-type="float">
            <text:p>0.958679</text:p>
          </table:table-cell>
          <table:table-cell office:value-type="float" office:value="0.249307" calcext:value-type="float">
            <text:p>0.249307</text:p>
          </table:table-cell>
          <table:table-cell office:value-type="float" office:value="0.187747" calcext:value-type="float">
            <text:p>0.187747</text:p>
          </table:table-cell>
          <table:table-cell office:value-type="float" office:value="1.28092" calcext:value-type="float">
            <text:p>1.28092</text:p>
          </table:table-cell>
          <table:table-cell office:value-type="float" office:value="0.607372" calcext:value-type="float">
            <text:p>0.607372</text:p>
          </table:table-cell>
          <table:table-cell office:value-type="float" office:value="18.7998" calcext:value-type="float">
            <text:p>18.7998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0.663308" calcext:value-type="float">
            <text:p>0.663308</text:p>
          </table:table-cell>
          <table:table-cell office:value-type="float" office:value="0.181705" calcext:value-type="float">
            <text:p>0.181705</text:p>
          </table:table-cell>
          <table:table-cell office:value-type="float" office:value="0.796992" calcext:value-type="float">
            <text:p>0.796992</text:p>
          </table:table-cell>
          <table:table-cell office:value-type="float" office:value="0.6351" calcext:value-type="float">
            <text:p>0.6351</text:p>
          </table:table-cell>
          <table:table-cell office:value-type="float" office:value="12.744" calcext:value-type="float">
            <text:p>12.744</text:p>
          </table:table-cell>
          <table:table-cell office:value-type="float" office:value="0" calcext:value-type="float">
            <text:p>0</text:p>
          </table:table-cell>
          <table:table-cell office:value-type="float" office:value="0.467643" calcext:value-type="float">
            <text:p>0.467643</text:p>
          </table:table-cell>
          <table:table-cell table:number-columns-repeated="2" office:value-type="float" office:value="4.14096" calcext:value-type="float">
            <text:p>4.14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2" office:value-type="float" office:value="9" calcext:value-type="float">
            <text:p>9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07" office:value-type="float" office:value="17" calcext:value-type="float">
            <text:p>17</text:p>
          </table:table-cell>
          <table:table-cell office:value-type="float" office:value="2.26117" calcext:value-type="float">
            <text:p>2.26117</text:p>
          </table:table-cell>
          <table:table-cell office:value-type="float" office:value="0.94783" calcext:value-type="float">
            <text:p>0.94783</text:p>
          </table:table-cell>
          <table:table-cell office:value-type="float" office:value="0.663199" calcext:value-type="float">
            <text:p>0.663199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0.537046" calcext:value-type="float">
            <text:p>0.537046</text:p>
          </table:table-cell>
          <table:table-cell office:value-type="float" office:value="1.30563" calcext:value-type="float">
            <text:p>1.30563</text:p>
          </table:table-cell>
          <table:table-cell office:value-type="float" office:value="0.57283" calcext:value-type="float">
            <text:p>0.57283</text:p>
          </table:table-cell>
          <table:table-cell office:value-type="float" office:value="19.0071" calcext:value-type="float">
            <text:p>19.0071</text:p>
          </table:table-cell>
          <table:table-cell office:value-type="float" office:value="1.57977" calcext:value-type="float">
            <text:p>1.57977</text:p>
          </table:table-cell>
          <table:table-cell office:value-type="float" office:value="19.4608" calcext:value-type="float">
            <text:p>19.4608</text:p>
          </table:table-cell>
          <table:table-cell office:value-type="float" office:value="0.839367" calcext:value-type="float">
            <text:p>0.839367</text:p>
          </table:table-cell>
          <table:table-cell office:value-type="float" office:value="0.285689" calcext:value-type="float">
            <text:p>0.285689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357934" calcext:value-type="float">
            <text:p>0.357934</text:p>
          </table:table-cell>
          <table:table-cell office:value-type="float" office:value="1.00273" calcext:value-type="float">
            <text:p>1.00273</text:p>
          </table:table-cell>
          <table:table-cell office:value-type="float" office:value="13.2089" calcext:value-type="float">
            <text:p>13.2089</text:p>
          </table:table-cell>
          <table:table-cell office:value-type="float" office:value="0.467643" calcext:value-type="float">
            <text:p>0.467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0036" calcext:value-type="float">
            <text:p>4.60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2" office:value-type="float" office:value="10" calcext:value-type="float">
            <text:p>10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84" office:value-type="float" office:value="18" calcext:value-type="float">
            <text:p>18</text:p>
          </table:table-cell>
          <table:table-cell office:value-type="float" office:value="2.53488" calcext:value-type="float">
            <text:p>2.53488</text:p>
          </table:table-cell>
          <table:table-cell office:value-type="float" office:value="5.5047" calcext:value-type="float">
            <text:p>5.5047</text:p>
          </table:table-cell>
          <table:table-cell office:value-type="float" office:value="4.81077" calcext:value-type="float">
            <text:p>4.8107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14535" calcext:value-type="float">
            <text:p>4.14535</text:p>
          </table:table-cell>
          <table:table-cell office:value-type="float" office:value="4.71218" calcext:value-type="float">
            <text:p>4.71218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14.881" calcext:value-type="float">
            <text:p>14.881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4.71166" calcext:value-type="float">
            <text:p>4.71166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93762" calcext:value-type="float">
            <text:p>4.93762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8.62683" calcext:value-type="float">
            <text:p>8.62683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4.60036" calcext:value-type="float">
            <text:p>4.600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2" office:value-type="float" office:value="11" calcext:value-type="float">
            <text:p>11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84" office:value-type="float" office:value="19" calcext:value-type="float">
            <text:p>19</text:p>
          </table:table-cell>
          <table:table-cell office:value-type="float" office:value="2.53488" calcext:value-type="float">
            <text:p>2.53488</text:p>
          </table:table-cell>
          <table:table-cell office:value-type="float" office:value="5.5047" calcext:value-type="float">
            <text:p>5.5047</text:p>
          </table:table-cell>
          <table:table-cell office:value-type="float" office:value="4.81077" calcext:value-type="float">
            <text:p>4.8107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14535" calcext:value-type="float">
            <text:p>4.14535</text:p>
          </table:table-cell>
          <table:table-cell office:value-type="float" office:value="4.71218" calcext:value-type="float">
            <text:p>4.71218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14.881" calcext:value-type="float">
            <text:p>14.881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4.71166" calcext:value-type="float">
            <text:p>4.71166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93762" calcext:value-type="float">
            <text:p>4.93762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8.62683" calcext:value-type="float">
            <text:p>8.62683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4.60036" calcext:value-type="float">
            <text:p>4.600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style-name="ce107" office:value-type="float" office:value="12" calcext:value-type="float">
            <text:p>12</text:p>
          </table:table-cell>
          <table:table-cell table:style-name="ce102" office:value-type="float" office:value="12" calcext:value-type="float">
            <text:p>12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7" office:value-type="float" office:value="13" calcext:value-type="float">
            <text:p>13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07" office:value-type="float" office:value="14" calcext:value-type="float">
            <text:p>14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number-columns-repeated="2" table:style-name="ce107" office:value-type="float" office:value="15" calcext:value-type="float">
            <text:p>15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number-columns-repeated="2" table:style-name="ce107" office:value-type="float" office:value="16" calcext:value-type="float">
            <text:p>16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number-columns-repeated="2" table:style-name="ce107" office:value-type="float" office:value="17" calcext:value-type="float">
            <text:p>17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style-name="ce84" office:value-type="float" office:value="18" calcext:value-type="float">
            <text:p>18</text:p>
          </table:table-cell>
          <table:table-cell table:style-name="ce107" office:value-type="float" office:value="18" calcext:value-type="float">
            <text:p>18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number-columns-repeated="2" table:style-name="ce106" office:value-type="float" office:value="19" calcext:value-type="float">
            <text:p>19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Node solution</text:p>
          </table:table-cell>
          <table:table-cell table:number-columns-repeated="28"/>
          <table:table-cell table:style-name="ce106" table:number-columns-repeated="3"/>
          <table:table-cell/>
        </table:table-row>
        <table:table-row table:style-name="ro1">
          <table:table-cell table:number-columns-repeated="31"/>
          <table:table-cell table:style-name="ce106" table:number-columns-repeated="3"/>
          <table:table-cell/>
        </table:table-row>
        <table:table-row table:style-name="ro1">
          <table:table-cell table:number-columns-repeated="2"/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string" calcext:value-type="string">
            <text:p>f</text:p>
          </table:table-cell>
          <table:table-cell office:value-type="string" calcext:value-type="string">
            <text:p>18-6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1-12</text:p>
          </table:table-cell>
          <table:table-cell office:value-type="string" calcext:value-type="string">
            <text:p>12-4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10-5</text:p>
          </table:table-cell>
          <table:table-cell office:value-type="string" calcext:value-type="string">
            <text:p>5-16</text:p>
          </table:table-cell>
          <table:table-cell office:value-type="string" calcext:value-type="string">
            <text:p>16-8</text:p>
          </table:table-cell>
          <table:table-cell office:value-type="string" calcext:value-type="string">
            <text:p>8-0</text:p>
          </table:table-cell>
          <table:table-cell office:value-type="string" calcext:value-type="string">
            <text:p>0-14</text:p>
          </table:table-cell>
          <table:table-cell table:number-columns-repeated="7"/>
          <table:table-cell table:style-name="ce106" table:number-columns-repeated="3"/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02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12" calcext:value-type="float">
            <text:p>12</text:p>
          </table:table-cell>
          <table:table-cell table:style-name="ce108" office:value-type="float" office:value="4" calcext:value-type="float">
            <text:p>4</text:p>
          </table:table-cell>
          <table:table-cell table:style-name="ce102" office:value-type="float" office:value="10" calcext:value-type="float">
            <text:p>10</text:p>
          </table:table-cell>
          <table:table-cell table:style-name="ce108" office:value-type="float" office:value="5" calcext:value-type="float">
            <text:p>5</text:p>
          </table:table-cell>
          <table:table-cell table:style-name="ce107" office:value-type="float" office:value="16" calcext:value-type="float">
            <text:p>16</text:p>
          </table:table-cell>
          <table:table-cell table:style-name="ce102" office:value-type="float" office:value="8" calcext:value-type="float">
            <text:p>8</text:p>
          </table:table-cell>
          <table:table-cell table:style-name="ce108" office:value-type="float" office:value="0" calcext:value-type="float">
            <text:p>0</text:p>
          </table:table-cell>
          <table:table-cell table:style-name="ce107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style-name="ce112" table:formula="of:=[.J196]" office:value-type="float" office:value="1.9991324" calcext:value-type="float">
            <text:p>1.99913</text:p>
          </table:table-cell>
          <table:table-cell table:style-name="ce112" table:formula="of:=[.E184]" office:value-type="float" office:value="0.6574274" calcext:value-type="float">
            <text:p>0.65743</text:p>
          </table:table-cell>
          <table:table-cell table:style-name="ce112" table:formula="of:=[.P179]" office:value-type="float" office:value="0.4175627" calcext:value-type="float">
            <text:p>0.41756</text:p>
          </table:table-cell>
          <table:table-cell table:style-name="ce112" table:formula="of:=[.H190]" office:value-type="float" office:value="0.14895444" calcext:value-type="float">
            <text:p>0.14895</text:p>
          </table:table-cell>
          <table:table-cell table:style-name="ce112" table:formula="of:=[.N182]" office:value-type="float" office:value="0.35407902" calcext:value-type="float">
            <text:p>0.35408</text:p>
          </table:table-cell>
          <table:table-cell table:style-name="ce112" table:formula="of:=[.I188]" office:value-type="float" office:value="0.22234698" calcext:value-type="float">
            <text:p>0.22235</text:p>
          </table:table-cell>
          <table:table-cell table:style-name="ce112" table:formula="of:=[.T183]" office:value-type="float" office:value="0.2477928" calcext:value-type="float">
            <text:p>0.24779</text:p>
          </table:table-cell>
          <table:table-cell table:style-name="ce112" table:formula="of:=[.L194]" office:value-type="float" office:value="0.5388532" calcext:value-type="float">
            <text:p>0.53885</text:p>
          </table:table-cell>
          <table:table-cell table:style-name="ce112" table:formula="of:=[.D186]" office:value-type="float" office:value="0.5717018" calcext:value-type="float">
            <text:p>0.57170</text:p>
          </table:table-cell>
          <table:table-cell table:style-name="ce112" table:formula="of:=[.R178]" office:value-type="float" office:value="0.20394882" calcext:value-type="float">
            <text:p>0.20395</text:p>
          </table:table-cell>
          <table:table-cell table:formula="of:=SUM([.O160:.X160])" office:value-type="float" office:value="5.36179956" calcext:value-type="float">
            <text:p>5.36179956</text:p>
          </table:table-cell>
          <table:table-cell table:formula="of:=SUM([.AF166];[.AF168];[.AF170])" office:value-type="float" office:value="10.51947" calcext:value-type="float">
            <text:p>10.51947</text:p>
          </table:table-cell>
          <table:table-cell table:formula="of:=[.Z160]-[.Y160]" office:value-type="float" office:value="5.15767044" calcext:value-type="float">
            <text:p>5.15767044</text:p>
          </table:table-cell>
          <table:table-cell table:number-columns-repeated="3"/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3.86954" calcext:value-type="float">
            <text:p>3.86954</text:p>
          </table:table-cell>
          <table:table-cell table:style-name="ce106" table:formula="of:=SUM([.AF160:.AF165])" office:value-type="float" office:value="24.05583" calcext:value-type="float">
            <text:p>24.05583</text:p>
          </table:table-cell>
          <table:table-cell table:style-name="ce106"/>
          <table:table-cell/>
        </table:table-row>
        <table:table-row table:style-name="ro1">
          <table:table-cell table:number-columns-repeated="30"/>
          <table:table-cell table:style-name="ce108" office:value-type="float" office:value="1" calcext:value-type="float">
            <text:p>1</text:p>
          </table:table-cell>
          <table:table-cell table:style-name="ce106" office:value-type="float" office:value="4.07686" calcext:value-type="float">
            <text:p>4.07686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.48334" calcext:value-type="float">
            <text:p>4.48334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19-7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3-11</text:p>
          </table:table-cell>
          <table:table-cell office:value-type="string" calcext:value-type="string">
            <text:p>11-3</text:p>
          </table:table-cell>
          <table:table-cell office:value-type="string" calcext:value-type="string">
            <text:p>3-17</text:p>
          </table:table-cell>
          <table:table-cell table:number-columns-repeated="4"/>
          <table:table-cell table:formula="of:=SUM([.AA160];[.W164])" office:value-type="float" office:value="9.09061748" calcext:value-type="float">
            <text:p>9.09061748</text:p>
          </table:table-cell>
          <table:table-cell table:number-columns-repeated="5"/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3.5384" calcext:value-type="float">
            <text:p>3.5384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102" office:value-type="float" office:value="7" calcext:value-type="float">
            <text:p>7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3" calcext:value-type="float">
            <text:p>13</text:p>
          </table:table-cell>
          <table:table-cell table:style-name="ce102" office:value-type="float" office:value="11" calcext:value-type="float">
            <text:p>11</text:p>
          </table:table-cell>
          <table:table-cell table:style-name="ce108" office:value-type="float" office:value="3" calcext:value-type="float">
            <text:p>3</text:p>
          </table:table-cell>
          <table:table-cell table:style-name="ce107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112" table:formula="of:=[.K197]" office:value-type="float" office:value="7.652744" calcext:value-type="float">
            <text:p>7.65274</text:p>
          </table:table-cell>
          <table:table-cell table:style-name="ce112" table:formula="of:=[.F185]" office:value-type="float" office:value="8.557932" calcext:value-type="float">
            <text:p>8.55793</text:p>
          </table:table-cell>
          <table:table-cell table:style-name="ce112" table:formula="of:=[.Q180]" office:value-type="float" office:value="0.9171158" calcext:value-type="float">
            <text:p>0.91712</text:p>
          </table:table-cell>
          <table:table-cell table:style-name="ce112" table:formula="of:=[.O191]" office:value-type="float" office:value="0.2088745" calcext:value-type="float">
            <text:p>0.20887</text:p>
          </table:table-cell>
          <table:table-cell table:style-name="ce112" table:formula="of:=[.G189]" office:value-type="float" office:value="0.38315838" calcext:value-type="float">
            <text:p>0.38316</text:p>
          </table:table-cell>
          <table:table-cell table:style-name="ce112" table:formula="of:=[.U181]" office:value-type="float" office:value="0.09154828" calcext:value-type="float">
            <text:p>0.09155</text:p>
          </table:table-cell>
          <table:table-cell table:formula="of:=SUM([.O164:.T164])" office:value-type="float" office:value="17.81137296" calcext:value-type="float">
            <text:p>17.81137296</text:p>
          </table:table-cell>
          <table:table-cell table:formula="of:=SUM([.AF167];[.AF171])" office:value-type="float" office:value="21.74432" calcext:value-type="float">
            <text:p>21.74432</text:p>
          </table:table-cell>
          <table:table-cell table:formula="of:=[.V164]-[.U164]" office:value-type="float" office:value="3.93294704" calcext:value-type="float">
            <text:p>3.93294704</text:p>
          </table:table-cell>
          <table:table-cell table:number-columns-repeated="7"/>
          <table:table-cell table:style-name="ce108" office:value-type="float" office:value="4" calcext:value-type="float">
            <text:p>4</text:p>
          </table:table-cell>
          <table:table-cell office:value-type="float" office:value="4.00987" calcext:value-type="float">
            <text:p>4.00987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style-name="ce108" office:value-type="float" office:value="5" calcext:value-type="float">
            <text:p>5</text:p>
          </table:table-cell>
          <table:table-cell office:value-type="float" office:value="4.07782" calcext:value-type="float">
            <text:p>4.07782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30"/>
          <table:table-cell table:style-name="ce102" office:value-type="float" office:value="6" calcext:value-type="float">
            <text:p>6</text:p>
          </table:table-cell>
          <table:table-cell office:value-type="float" office:value="3.22321" calcext:value-type="float">
            <text:p>3.22321</text:p>
          </table:table-cell>
          <table:table-cell table:style-name="ce106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Vrps solution</text:p>
          </table:table-cell>
          <table:table-cell table:number-columns-repeated="27"/>
          <table:table-cell table:style-name="ce102" office:value-type="float" office:value="7" calcext:value-type="float">
            <text:p>7</text:p>
          </table:table-cell>
          <table:table-cell office:value-type="float" office:value="18.7672" calcext:value-type="float">
            <text:p>18.76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4" calcext:value-type="float">
            <text:p>1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7" calcext:value-type="float">
            <text:p>17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office:value-type="string" calcext:value-type="string">
            <text:p>f</text:p>
          </table:table-cell>
          <table:table-cell office:value-type="string" calcext:value-type="string">
            <text:p>18-7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10-5</text:p>
          </table:table-cell>
          <table:table-cell office:value-type="string" calcext:value-type="string">
            <text:p>5-16</text:p>
          </table:table-cell>
          <table:table-cell office:value-type="string" calcext:value-type="string">
            <text:p>16-6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3-12</text:p>
          </table:table-cell>
          <table:table-cell office:value-type="string" calcext:value-type="string">
            <text:p>12-8</text:p>
          </table:table-cell>
          <table:table-cell office:value-type="string" calcext:value-type="string">
            <text:p>8-0</text:p>
          </table:table-cell>
          <table:table-cell office:value-type="string" calcext:value-type="string">
            <text:p>0-14</text:p>
          </table:table-cell>
          <table:table-cell table:number-columns-repeated="2"/>
          <table:table-cell table:style-name="ce102" office:value-type="float" office:value="8" calcext:value-type="float">
            <text:p>8</text:p>
          </table:table-cell>
          <table:table-cell office:value-type="float" office:value="3.79751" calcext:value-type="float">
            <text:p>3.79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02" office:value-type="float" office:value="7" calcext:value-type="float">
            <text:p>7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3" calcext:value-type="float">
            <text:p>13</text:p>
          </table:table-cell>
          <table:table-cell table:style-name="ce102" office:value-type="float" office:value="10" calcext:value-type="float">
            <text:p>10</text:p>
          </table:table-cell>
          <table:table-cell table:style-name="ce108" office:value-type="float" office:value="5" calcext:value-type="float">
            <text:p>5</text:p>
          </table:table-cell>
          <table:table-cell table:style-name="ce107" office:value-type="float" office:value="16" calcext:value-type="float">
            <text:p>16</text:p>
          </table:table-cell>
          <table:table-cell table:style-name="ce102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07" office:value-type="float" office:value="12" calcext:value-type="float">
            <text:p>12</text:p>
          </table:table-cell>
          <table:table-cell table:style-name="ce102" office:value-type="float" office:value="8" calcext:value-type="float">
            <text:p>8</text:p>
          </table:table-cell>
          <table:table-cell table:style-name="ce108" office:value-type="float" office:value="0" calcext:value-type="float">
            <text:p>0</text:p>
          </table:table-cell>
          <table:table-cell table:style-name="ce107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style-name="ce112" table:formula="of:=[.K196]" office:value-type="float" office:value="7.652744" calcext:value-type="float">
            <text:p>7.65274</text:p>
          </table:table-cell>
          <table:table-cell table:style-name="ce112" table:formula="of:=[.F185]" office:value-type="float" office:value="8.557932" calcext:value-type="float">
            <text:p>8.55793</text:p>
          </table:table-cell>
          <table:table-cell table:style-name="ce112" table:formula="of:=[.Q180]" office:value-type="float" office:value="0.9171158" calcext:value-type="float">
            <text:p>0.91712</text:p>
          </table:table-cell>
          <table:table-cell table:style-name="ce112" table:formula="of:=[.N191]" office:value-type="float" office:value="0.35247178" calcext:value-type="float">
            <text:p>0.35247</text:p>
          </table:table-cell>
          <table:table-cell table:style-name="ce112" table:formula="of:=[.I188]" office:value-type="float" office:value="0.22234698" calcext:value-type="float">
            <text:p>0.22235</text:p>
          </table:table-cell>
          <table:table-cell table:style-name="ce112" table:formula="of:=[.T183]" office:value-type="float" office:value="0.2477928" calcext:value-type="float">
            <text:p>0.24779</text:p>
          </table:table-cell>
          <table:table-cell table:style-name="ce112" table:formula="of:=[.J194]" office:value-type="float" office:value="0.27939112" calcext:value-type="float">
            <text:p>0.27939</text:p>
          </table:table-cell>
          <table:table-cell table:style-name="ce112" table:formula="of:=[.G184]" office:value-type="float" office:value="0.29097392" calcext:value-type="float">
            <text:p>0.29097</text:p>
          </table:table-cell>
          <table:table-cell table:style-name="ce112" table:formula="of:=[.P181]" office:value-type="float" office:value="0.20603676" calcext:value-type="float">
            <text:p>0.20604</text:p>
          </table:table-cell>
          <table:table-cell table:style-name="ce112" table:formula="of:=[.L190]" office:value-type="float" office:value="0.45660336" calcext:value-type="float">
            <text:p>0.45660</text:p>
          </table:table-cell>
          <table:table-cell table:style-name="ce112" table:formula="of:=[.D186]" office:value-type="float" office:value="0.5717018" calcext:value-type="float">
            <text:p>0.57170</text:p>
          </table:table-cell>
          <table:table-cell table:style-name="ce112" table:formula="of:=[.R178]" office:value-type="float" office:value="0.20394882" calcext:value-type="float">
            <text:p>0.20395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office:value-type="float" office:value="7.93102" calcext:value-type="float">
            <text:p>7.93102</text:p>
          </table:table-cell>
          <table:table-cell table:number-columns-repeated="3"/>
        </table:table-row>
        <table:table-row table:style-name="ro1">
          <table:table-cell/>
          <table:table-cell table:style-name="ce106" table:number-columns-repeated="15"/>
          <table:table-cell table:style-name="ce114"/>
          <table:table-cell table:style-name="ce115" table:formula="of:=[.R169]-[.AF167]" office:value-type="float" office:value="-10.209268" calcext:value-type="float">
            <text:p>-10.209</text:p>
          </table:table-cell>
          <table:table-cell table:style-name="ce112" table:number-columns-repeated="2"/>
          <table:table-cell table:style-name="ce112" table:formula="of:=[.U169]-[.AF170]" office:value-type="float" office:value="-3.27640302" calcext:value-type="float">
            <text:p>-3.27640</text:p>
          </table:table-cell>
          <table:table-cell table:style-name="ce112" table:number-columns-repeated="2"/>
          <table:table-cell table:style-name="ce112" table:formula="of:=[.X169]-[.AF166]" office:value-type="float" office:value="-2.93223608" calcext:value-type="float">
            <text:p>-2.93224</text:p>
          </table:table-cell>
          <table:table-cell table:style-name="ce112" table:number-columns-repeated="2"/>
          <table:table-cell table:style-name="ce112" table:formula="of:=[.AA169]-[.AF168]" office:value-type="float" office:value="-3.2258082" calcext:value-type="float">
            <text:p>-3.22581</text:p>
          </table:table-cell>
          <table:table-cell table:style-name="ce112"/>
          <table:table-cell table:number-columns-repeated="2"/>
          <table:table-cell table:style-name="ce102" office:value-type="float" office:value="10" calcext:value-type="float">
            <text:p>10</text:p>
          </table:table-cell>
          <table:table-cell office:value-type="float" office:value="3.49875" calcext:value-type="float">
            <text:p>3.498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19-11</text:p>
          </table:table-cell>
          <table:table-cell office:value-type="string" calcext:value-type="string">
            <text:p>11-1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17-4</text:p>
          </table:table-cell>
          <table:table-cell table:number-columns-repeated="7"/>
          <table:table-cell table:formula="of:=SUM([.Q169];[.R170];[.S169];[.T169];[.U170];[.V169:.W169];[.X170];[.Y169:.Z169];[.AA170];[.AB169])" office:value-type="float" office:value="-9.32761086" calcext:value-type="float">
            <text:p>-9.32761086</text:p>
          </table:table-cell>
          <table:table-cell table:number-columns-repeated="2"/>
          <table:table-cell table:style-name="ce102" office:value-type="float" office:value="11" calcext:value-type="float">
            <text:p>11</text:p>
          </table:table-cell>
          <table:table-cell office:value-type="float" office:value="2.97712" calcext:value-type="float">
            <text:p>2.977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102"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17" calcext:value-type="float">
            <text:p>17</text:p>
          </table:table-cell>
          <table:table-cell table:style-name="ce108"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style-name="ce112" table:formula="of:=[.O197]" office:value-type="float" office:value="2.1673636" calcext:value-type="float">
            <text:p>2.16736</text:p>
          </table:table-cell>
          <table:table-cell table:style-name="ce112" table:formula="of:=[.E189]" office:value-type="float" office:value="0.45054884" calcext:value-type="float">
            <text:p>0.45055</text:p>
          </table:table-cell>
          <table:table-cell table:style-name="ce112" table:formula="of:=[.U179]" office:value-type="float" office:value="0.35625896" calcext:value-type="float">
            <text:p>0.35626</text:p>
          </table:table-cell>
          <table:table-cell table:style-name="ce112" table:formula="of:=[.H195]" office:value-type="float" office:value="0.24704116" calcext:value-type="float">
            <text:p>0.24704</text:p>
          </table:table-cell>
          <table:table-cell table:number-columns-repeated="15"/>
        </table:table-row>
        <table:table-row table:style-name="ro1">
          <table:table-cell table:number-columns-repeated="17"/>
          <table:table-cell table:formula="of:=[.R172]-[.AF171]" office:value-type="float" office:value="-2.52657116" calcext:value-type="float">
            <text:p>-2.52657116</text:p>
          </table:table-cell>
          <table:table-cell table:number-columns-repeated="2"/>
          <table:table-cell table:formula="of:=SUM([.Q172];[.R173];[.S172];[.T172])" office:value-type="float" office:value="0.24409256" calcext:value-type="float">
            <text:p>0.24409256</text:p>
          </table:table-cell>
          <table:table-cell table:formula="of:=[.AB171]+[.U173]" office:value-type="float" office:value="-9.0835183" calcext:value-type="float">
            <text:p>-9.0835183</text:p>
          </table:table-cell>
          <table:table-cell table:number-columns-repeated="13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3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8" office:value-type="float" office:value="0" calcext:value-type="float">
            <text:p>0</text:p>
          </table:table-cell>
          <table:table-cell table:style-name="ce112" table:formula="of:=[.D130]*0.46" office:value-type="float" office:value="0" calcext:value-type="float">
            <text:p>0.00000</text:p>
          </table:table-cell>
          <table:table-cell table:style-name="ce112" table:formula="of:=[.E130]*0.46" office:value-type="float" office:value="0.958502" calcext:value-type="float">
            <text:p>0.95850</text:p>
          </table:table-cell>
          <table:table-cell table:style-name="ce112" table:formula="of:=[.F130]*0.46" office:value-type="float" office:value="0.9324384" calcext:value-type="float">
            <text:p>0.93244</text:p>
          </table:table-cell>
          <table:table-cell table:style-name="ce112" table:formula="of:=[.G130]*0.46" office:value-type="float" office:value="0.4796374" calcext:value-type="float">
            <text:p>0.47964</text:p>
          </table:table-cell>
          <table:table-cell table:style-name="ce112" table:formula="of:=[.H130]*0.46" office:value-type="float" office:value="0.42426168" calcext:value-type="float">
            <text:p>0.42426</text:p>
          </table:table-cell>
          <table:table-cell table:style-name="ce112" table:formula="of:=[.I130]*0.46" office:value-type="float" office:value="0.4945368" calcext:value-type="float">
            <text:p>0.49454</text:p>
          </table:table-cell>
          <table:table-cell table:style-name="ce112" table:formula="of:=[.J130]*0.46" office:value-type="float" office:value="0.7620498" calcext:value-type="float">
            <text:p>0.76205</text:p>
          </table:table-cell>
          <table:table-cell table:style-name="ce112" table:formula="of:=[.K130]*0.46" office:value-type="float" office:value="8.81429" calcext:value-type="float">
            <text:p>8.81429</text:p>
          </table:table-cell>
          <table:table-cell table:style-name="ce112" table:formula="of:=[.L130]*0.46" office:value-type="float" office:value="0.6516314" calcext:value-type="float">
            <text:p>0.65163</text:p>
          </table:table-cell>
          <table:table-cell table:style-name="ce112" table:formula="of:=[.M130]*0.46" office:value-type="float" office:value="8.42651" calcext:value-type="float">
            <text:p>8.42651</text:p>
          </table:table-cell>
          <table:table-cell table:style-name="ce112" table:formula="of:=[.N130]*0.46" office:value-type="float" office:value="0.5284434" calcext:value-type="float">
            <text:p>0.52844</text:p>
          </table:table-cell>
          <table:table-cell table:style-name="ce112" table:formula="of:=[.O130]*0.46" office:value-type="float" office:value="0.7831592" calcext:value-type="float">
            <text:p>0.78316</text:p>
          </table:table-cell>
          <table:table-cell table:style-name="ce112" table:formula="of:=[.P130]*0.46" office:value-type="float" office:value="0.496018" calcext:value-type="float">
            <text:p>0.49602</text:p>
          </table:table-cell>
          <table:table-cell table:style-name="ce112" table:formula="of:=[.Q130]*0.46" office:value-type="float" office:value="0.7569162" calcext:value-type="float">
            <text:p>0.75692</text:p>
          </table:table-cell>
          <table:table-cell table:style-name="ce112" table:formula="of:=[.R130]*0.46" office:value-type="float" office:value="0.20394882" calcext:value-type="float">
            <text:p>0.20395</text:p>
          </table:table-cell>
          <table:table-cell table:style-name="ce112" table:formula="of:=[.S130]*0.46" office:value-type="float" office:value="5.560158" calcext:value-type="float">
            <text:p>5.56016</text:p>
          </table:table-cell>
          <table:table-cell table:style-name="ce112" table:formula="of:=[.T130]*0.46" office:value-type="float" office:value="0.4923426" calcext:value-type="float">
            <text:p>0.49234</text:p>
          </table:table-cell>
          <table:table-cell table:style-name="ce112" table:formula="of:=[.U130]*0.46" office:value-type="float" office:value="0.664286" calcext:value-type="float">
            <text:p>0.66429</text:p>
          </table:table-cell>
          <table:table-cell table:style-name="ce112" table:formula="of:=[.V130]*0.46" office:value-type="float" office:value="1.6740228" calcext:value-type="float">
            <text:p>1.67402</text:p>
          </table:table-cell>
          <table:table-cell table:style-name="ce112" table:formula="of:=[.W130]*0.46" office:value-type="float" office:value="1.6740228" calcext:value-type="float">
            <text:p>1.67402</text:p>
          </table:table-cell>
          <table:table-cell table:formula="of:=[.X130]*0.46" office:value-type="float" office:value="0" calcext:value-type="float">
            <text:p>0</text:p>
          </table:table-cell>
          <table:table-cell table:formula="of:=[.Y130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8" office:value-type="float" office:value="1" calcext:value-type="float">
            <text:p>1</text:p>
          </table:table-cell>
          <table:table-cell table:style-name="ce112" table:formula="of:=[.D131]*0.46" office:value-type="float" office:value="1.1561088" calcext:value-type="float">
            <text:p>1.15611</text:p>
          </table:table-cell>
          <table:table-cell table:style-name="ce112" table:formula="of:=[.E131]*0.46" office:value-type="float" office:value="0" calcext:value-type="float">
            <text:p>0.00000</text:p>
          </table:table-cell>
          <table:table-cell table:style-name="ce112" table:formula="of:=[.F131]*0.46" office:value-type="float" office:value="0.13639552" calcext:value-type="float">
            <text:p>0.13640</text:p>
          </table:table-cell>
          <table:table-cell table:style-name="ce112" table:formula="of:=[.G131]*0.46" office:value-type="float" office:value="0.44018596" calcext:value-type="float">
            <text:p>0.44019</text:p>
          </table:table-cell>
          <table:table-cell table:style-name="ce112" table:formula="of:=[.H131]*0.46" office:value-type="float" office:value="0.5060506" calcext:value-type="float">
            <text:p>0.50605</text:p>
          </table:table-cell>
          <table:table-cell table:style-name="ce112" table:formula="of:=[.I131]*0.46" office:value-type="float" office:value="0.9529866" calcext:value-type="float">
            <text:p>0.95299</text:p>
          </table:table-cell>
          <table:table-cell table:style-name="ce112" table:formula="of:=[.J131]*0.46" office:value-type="float" office:value="0.14975898" calcext:value-type="float">
            <text:p>0.14976</text:p>
          </table:table-cell>
          <table:table-cell table:style-name="ce112" table:formula="of:=[.K131]*0.46" office:value-type="float" office:value="8.435618" calcext:value-type="float">
            <text:p>8.43562</text:p>
          </table:table-cell>
          <table:table-cell table:style-name="ce112" table:formula="of:=[.L131]*0.46" office:value-type="float" office:value="0.679052" calcext:value-type="float">
            <text:p>0.67905</text:p>
          </table:table-cell>
          <table:table-cell table:style-name="ce112" table:formula="of:=[.M131]*0.46" office:value-type="float" office:value="8.941986" calcext:value-type="float">
            <text:p>8.94199</text:p>
          </table:table-cell>
          <table:table-cell table:style-name="ce112" table:formula="of:=[.N131]*0.46" office:value-type="float" office:value="0.7419846" calcext:value-type="float">
            <text:p>0.74198</text:p>
          </table:table-cell>
          <table:table-cell table:style-name="ce112" table:formula="of:=[.O131]*0.46" office:value-type="float" office:value="0.24925008" calcext:value-type="float">
            <text:p>0.24925</text:p>
          </table:table-cell>
          <table:table-cell table:style-name="ce112" table:formula="of:=[.P131]*0.46" office:value-type="float" office:value="0.4175627" calcext:value-type="float">
            <text:p>0.41756</text:p>
          </table:table-cell>
          <table:table-cell table:style-name="ce112" table:formula="of:=[.Q131]*0.46" office:value-type="float" office:value="0.45686924" calcext:value-type="float">
            <text:p>0.45687</text:p>
          </table:table-cell>
          <table:table-cell table:style-name="ce112" table:formula="of:=[.R131]*0.46" office:value-type="float" office:value="0.7156634" calcext:value-type="float">
            <text:p>0.71566</text:p>
          </table:table-cell>
          <table:table-cell table:style-name="ce112" table:formula="of:=[.S131]*0.46" office:value-type="float" office:value="6.065652" calcext:value-type="float">
            <text:p>6.06565</text:p>
          </table:table-cell>
          <table:table-cell table:style-name="ce112" table:formula="of:=[.T131]*0.46" office:value-type="float" office:value="0.42484174" calcext:value-type="float">
            <text:p>0.42484</text:p>
          </table:table-cell>
          <table:table-cell table:style-name="ce112" table:formula="of:=[.U131]*0.46" office:value-type="float" office:value="0.35625896" calcext:value-type="float">
            <text:p>0.35626</text:p>
          </table:table-cell>
          <table:table-cell table:style-name="ce112" table:formula="of:=[.V131]*0.46" office:value-type="float" office:value="2.0996654" calcext:value-type="float">
            <text:p>2.09967</text:p>
          </table:table-cell>
          <table:table-cell table:style-name="ce112" table:formula="of:=[.W131]*0.46" office:value-type="float" office:value="2.0996654" calcext:value-type="float">
            <text:p>2.09967</text:p>
          </table:table-cell>
          <table:table-cell table:formula="of:=[.X131]*0.46" office:value-type="float" office:value="0" calcext:value-type="float">
            <text:p>0</text:p>
          </table:table-cell>
          <table:table-cell table:formula="of:=[.Y131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8" office:value-type="float" office:value="2" calcext:value-type="float">
            <text:p>2</text:p>
          </table:table-cell>
          <table:table-cell table:style-name="ce112" table:formula="of:=[.D132]*0.46" office:value-type="float" office:value="0.26316554" calcext:value-type="float">
            <text:p>0.26317</text:p>
          </table:table-cell>
          <table:table-cell table:style-name="ce112" table:formula="of:=[.E132]*0.46" office:value-type="float" office:value="1.1524564" calcext:value-type="float">
            <text:p>1.15246</text:p>
          </table:table-cell>
          <table:table-cell table:style-name="ce112" table:formula="of:=[.F132]*0.46" office:value-type="float" office:value="0" calcext:value-type="float">
            <text:p>0.00000</text:p>
          </table:table-cell>
          <table:table-cell table:style-name="ce112" table:formula="of:=[.G132]*0.46" office:value-type="float" office:value="0.5145284" calcext:value-type="float">
            <text:p>0.51453</text:p>
          </table:table-cell>
          <table:table-cell table:style-name="ce112" table:formula="of:=[.H132]*0.46" office:value-type="float" office:value="0.5456934" calcext:value-type="float">
            <text:p>0.54569</text:p>
          </table:table-cell>
          <table:table-cell table:style-name="ce112" table:formula="of:=[.I132]*0.46" office:value-type="float" office:value="0.7573256" calcext:value-type="float">
            <text:p>0.75733</text:p>
          </table:table-cell>
          <table:table-cell table:style-name="ce112" table:formula="of:=[.J132]*0.46" office:value-type="float" office:value="0.8006024" calcext:value-type="float">
            <text:p>0.80060</text:p>
          </table:table-cell>
          <table:table-cell table:style-name="ce112" table:formula="of:=[.K132]*0.46" office:value-type="float" office:value="8.577068" calcext:value-type="float">
            <text:p>8.57707</text:p>
          </table:table-cell>
          <table:table-cell table:style-name="ce112" table:formula="of:=[.L132]*0.46" office:value-type="float" office:value="0.4845042" calcext:value-type="float">
            <text:p>0.48450</text:p>
          </table:table-cell>
          <table:table-cell table:style-name="ce112" table:formula="of:=[.M132]*0.46" office:value-type="float" office:value="8.203548" calcext:value-type="float">
            <text:p>8.20355</text:p>
          </table:table-cell>
          <table:table-cell table:style-name="ce112" table:formula="of:=[.N132]*0.46" office:value-type="float" office:value="0.7597314" calcext:value-type="float">
            <text:p>0.75973</text:p>
          </table:table-cell>
          <table:table-cell table:style-name="ce112" table:formula="of:=[.O132]*0.46" office:value-type="float" office:value="0.8854494" calcext:value-type="float">
            <text:p>0.88545</text:p>
          </table:table-cell>
          <table:table-cell table:style-name="ce112" table:formula="of:=[.P132]*0.46" office:value-type="float" office:value="0.544778" calcext:value-type="float">
            <text:p>0.54478</text:p>
          </table:table-cell>
          <table:table-cell table:style-name="ce112" table:formula="of:=[.Q132]*0.46" office:value-type="float" office:value="0.9171158" calcext:value-type="float">
            <text:p>0.91712</text:p>
          </table:table-cell>
          <table:table-cell table:style-name="ce112" table:formula="of:=[.R132]*0.46" office:value-type="float" office:value="0.37188976" calcext:value-type="float">
            <text:p>0.37189</text:p>
          </table:table-cell>
          <table:table-cell table:style-name="ce112" table:formula="of:=[.S132]*0.46" office:value-type="float" office:value="5.332642" calcext:value-type="float">
            <text:p>5.33264</text:p>
          </table:table-cell>
          <table:table-cell table:style-name="ce112" table:formula="of:=[.T132]*0.46" office:value-type="float" office:value="0.5810214" calcext:value-type="float">
            <text:p>0.58102</text:p>
          </table:table-cell>
          <table:table-cell table:style-name="ce112" table:formula="of:=[.U132]*0.46" office:value-type="float" office:value="0.789429" calcext:value-type="float">
            <text:p>0.78943</text:p>
          </table:table-cell>
          <table:table-cell table:style-name="ce112" table:formula="of:=[.V132]*0.46" office:value-type="float" office:value="1.4191736" calcext:value-type="float">
            <text:p>1.41917</text:p>
          </table:table-cell>
          <table:table-cell table:style-name="ce112" table:formula="of:=[.W132]*0.46" office:value-type="float" office:value="1.4191736" calcext:value-type="float">
            <text:p>1.41917</text:p>
          </table:table-cell>
          <table:table-cell table:formula="of:=[.X132]*0.46" office:value-type="float" office:value="0" calcext:value-type="float">
            <text:p>0</text:p>
          </table:table-cell>
          <table:table-cell table:formula="of:=[.Y132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8" office:value-type="float" office:value="3" calcext:value-type="float">
            <text:p>3</text:p>
          </table:table-cell>
          <table:table-cell table:style-name="ce112" table:formula="of:=[.D133]*0.46" office:value-type="float" office:value="0.950038" calcext:value-type="float">
            <text:p>0.95004</text:p>
          </table:table-cell>
          <table:table-cell table:style-name="ce112" table:formula="of:=[.E133]*0.46" office:value-type="float" office:value="0.5036448" calcext:value-type="float">
            <text:p>0.50364</text:p>
          </table:table-cell>
          <table:table-cell table:style-name="ce112" table:formula="of:=[.F133]*0.46" office:value-type="float" office:value="0.37238288" calcext:value-type="float">
            <text:p>0.37238</text:p>
          </table:table-cell>
          <table:table-cell table:style-name="ce112" table:formula="of:=[.G133]*0.46" office:value-type="float" office:value="0" calcext:value-type="float">
            <text:p>0.00000</text:p>
          </table:table-cell>
          <table:table-cell table:style-name="ce112" table:formula="of:=[.H133]*0.46" office:value-type="float" office:value="0.1557054" calcext:value-type="float">
            <text:p>0.15571</text:p>
          </table:table-cell>
          <table:table-cell table:style-name="ce112" table:formula="of:=[.I133]*0.46" office:value-type="float" office:value="0.5599672" calcext:value-type="float">
            <text:p>0.55997</text:p>
          </table:table-cell>
          <table:table-cell table:style-name="ce112" table:formula="of:=[.J133]*0.46" office:value-type="float" office:value="0.2752318" calcext:value-type="float">
            <text:p>0.27523</text:p>
          </table:table-cell>
          <table:table-cell table:style-name="ce112" table:formula="of:=[.K133]*0.46" office:value-type="float" office:value="8.727856" calcext:value-type="float">
            <text:p>8.72786</text:p>
          </table:table-cell>
          <table:table-cell table:style-name="ce112" table:formula="of:=[.L133]*0.46" office:value-type="float" office:value="0.661112" calcext:value-type="float">
            <text:p>0.66111</text:p>
          </table:table-cell>
          <table:table-cell table:style-name="ce112" table:formula="of:=[.M133]*0.46" office:value-type="float" office:value="8.867374" calcext:value-type="float">
            <text:p>8.86737</text:p>
          </table:table-cell>
          <table:table-cell table:style-name="ce112" table:formula="of:=[.N133]*0.46" office:value-type="float" office:value="0.35978118" calcext:value-type="float">
            <text:p>0.35978</text:p>
          </table:table-cell>
          <table:table-cell table:style-name="ce112" table:formula="of:=[.O133]*0.46" office:value-type="float" office:value="0.20895454" calcext:value-type="float">
            <text:p>0.20895</text:p>
          </table:table-cell>
          <table:table-cell table:style-name="ce112" table:formula="of:=[.P133]*0.46" office:value-type="float" office:value="0.20603676" calcext:value-type="float">
            <text:p>0.20604</text:p>
          </table:table-cell>
          <table:table-cell table:style-name="ce112" table:formula="of:=[.Q133]*0.46" office:value-type="float" office:value="0.2363687" calcext:value-type="float">
            <text:p>0.23637</text:p>
          </table:table-cell>
          <table:table-cell table:style-name="ce112" table:formula="of:=[.R133]*0.46" office:value-type="float" office:value="0.37218738" calcext:value-type="float">
            <text:p>0.37219</text:p>
          </table:table-cell>
          <table:table-cell table:style-name="ce112" table:formula="of:=[.S133]*0.46" office:value-type="float" office:value="5.99196" calcext:value-type="float">
            <text:p>5.99196</text:p>
          </table:table-cell>
          <table:table-cell table:style-name="ce112" table:formula="of:=[.T133]*0.46" office:value-type="float" office:value="0.13030466" calcext:value-type="float">
            <text:p>0.13030</text:p>
          </table:table-cell>
          <table:table-cell table:style-name="ce112" table:formula="of:=[.U133]*0.46" office:value-type="float" office:value="0.09154828" calcext:value-type="float">
            <text:p>0.09155</text:p>
          </table:table-cell>
          <table:table-cell table:style-name="ce112" table:formula="of:=[.V133]*0.46" office:value-type="float" office:value="2.0351458" calcext:value-type="float">
            <text:p>2.03515</text:p>
          </table:table-cell>
          <table:table-cell table:style-name="ce112" table:formula="of:=[.W133]*0.46" office:value-type="float" office:value="2.0351458" calcext:value-type="float">
            <text:p>2.03515</text:p>
          </table:table-cell>
          <table:table-cell table:formula="of:=[.X133]*0.46" office:value-type="float" office:value="0" calcext:value-type="float">
            <text:p>0</text:p>
          </table:table-cell>
          <table:table-cell table:formula="of:=[.Y133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8" office:value-type="float" office:value="4" calcext:value-type="float">
            <text:p>4</text:p>
          </table:table-cell>
          <table:table-cell table:style-name="ce112" table:formula="of:=[.D134]*0.46" office:value-type="float" office:value="1.0171428" calcext:value-type="float">
            <text:p>1.01714</text:p>
          </table:table-cell>
          <table:table-cell table:style-name="ce112" table:formula="of:=[.E134]*0.46" office:value-type="float" office:value="0.7543816" calcext:value-type="float">
            <text:p>0.75438</text:p>
          </table:table-cell>
          <table:table-cell table:style-name="ce112" table:formula="of:=[.F134]*0.46" office:value-type="float" office:value="1.0325988" calcext:value-type="float">
            <text:p>1.03260</text:p>
          </table:table-cell>
          <table:table-cell table:style-name="ce112" table:formula="of:=[.G134]*0.46" office:value-type="float" office:value="0.7763834" calcext:value-type="float">
            <text:p>0.77638</text:p>
          </table:table-cell>
          <table:table-cell table:style-name="ce112" table:formula="of:=[.H134]*0.46" office:value-type="float" office:value="0" calcext:value-type="float">
            <text:p>0.00000</text:p>
          </table:table-cell>
          <table:table-cell table:style-name="ce112" table:formula="of:=[.I134]*0.46" office:value-type="float" office:value="0.1317647" calcext:value-type="float">
            <text:p>0.13176</text:p>
          </table:table-cell>
          <table:table-cell table:style-name="ce112" table:formula="of:=[.J134]*0.46" office:value-type="float" office:value="0.9590218" calcext:value-type="float">
            <text:p>0.95902</text:p>
          </table:table-cell>
          <table:table-cell table:style-name="ce112" table:formula="of:=[.K134]*0.46" office:value-type="float" office:value="9.297152" calcext:value-type="float">
            <text:p>9.29715</text:p>
          </table:table-cell>
          <table:table-cell table:style-name="ce112" table:formula="of:=[.L134]*0.46" office:value-type="float" office:value="1.1117464" calcext:value-type="float">
            <text:p>1.11175</text:p>
          </table:table-cell>
          <table:table-cell table:style-name="ce112" table:formula="of:=[.M134]*0.46" office:value-type="float" office:value="8.85684" calcext:value-type="float">
            <text:p>8.85684</text:p>
          </table:table-cell>
          <table:table-cell table:style-name="ce112" table:formula="of:=[.N134]*0.46" office:value-type="float" office:value="0.35407902" calcext:value-type="float">
            <text:p>0.35408</text:p>
          </table:table-cell>
          <table:table-cell table:style-name="ce112" table:formula="of:=[.O134]*0.46" office:value-type="float" office:value="0.857486" calcext:value-type="float">
            <text:p>0.85749</text:p>
          </table:table-cell>
          <table:table-cell table:style-name="ce112" table:formula="of:=[.P134]*0.46" office:value-type="float" office:value="0.767027" calcext:value-type="float">
            <text:p>0.76703</text:p>
          </table:table-cell>
          <table:table-cell table:style-name="ce112" table:formula="of:=[.Q134]*0.46" office:value-type="float" office:value="0.7053502" calcext:value-type="float">
            <text:p>0.70535</text:p>
          </table:table-cell>
          <table:table-cell table:style-name="ce112" table:formula="of:=[.R134]*0.46" office:value-type="float" office:value="0.525872" calcext:value-type="float">
            <text:p>0.52587</text:p>
          </table:table-cell>
          <table:table-cell table:style-name="ce112" table:formula="of:=[.S134]*0.46" office:value-type="float" office:value="6.003" calcext:value-type="float">
            <text:p>6.00300</text:p>
          </table:table-cell>
          <table:table-cell table:style-name="ce112" table:formula="of:=[.T134]*0.46" office:value-type="float" office:value="0.7050788" calcext:value-type="float">
            <text:p>0.70508</text:p>
          </table:table-cell>
          <table:table-cell table:style-name="ce112" table:formula="of:=[.U134]*0.46" office:value-type="float" office:value="0.7305214" calcext:value-type="float">
            <text:p>0.73052</text:p>
          </table:table-cell>
          <table:table-cell table:style-name="ce112" table:formula="of:=[.V134]*0.46" office:value-type="float" office:value="2.1769638" calcext:value-type="float">
            <text:p>2.17696</text:p>
          </table:table-cell>
          <table:table-cell table:style-name="ce112" table:formula="of:=[.W134]*0.46" office:value-type="float" office:value="2.1769638" calcext:value-type="float">
            <text:p>2.17696</text:p>
          </table:table-cell>
          <table:table-cell table:formula="of:=[.X134]*0.46" office:value-type="float" office:value="0" calcext:value-type="float">
            <text:p>0</text:p>
          </table:table-cell>
          <table:table-cell table:formula="of:=[.Y134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8" office:value-type="float" office:value="5" calcext:value-type="float">
            <text:p>5</text:p>
          </table:table-cell>
          <table:table-cell table:style-name="ce112" table:formula="of:=[.D135]*0.46" office:value-type="float" office:value="1.0731248" calcext:value-type="float">
            <text:p>1.07312</text:p>
          </table:table-cell>
          <table:table-cell table:style-name="ce112" table:formula="of:=[.E135]*0.46" office:value-type="float" office:value="0.4584222" calcext:value-type="float">
            <text:p>0.45842</text:p>
          </table:table-cell>
          <table:table-cell table:style-name="ce112" table:formula="of:=[.F135]*0.46" office:value-type="float" office:value="0.23039514" calcext:value-type="float">
            <text:p>0.23040</text:p>
          </table:table-cell>
          <table:table-cell table:style-name="ce112" table:formula="of:=[.G135]*0.46" office:value-type="float" office:value="0.3332516" calcext:value-type="float">
            <text:p>0.33325</text:p>
          </table:table-cell>
          <table:table-cell table:style-name="ce112" table:formula="of:=[.H135]*0.46" office:value-type="float" office:value="0.2986067" calcext:value-type="float">
            <text:p>0.29861</text:p>
          </table:table-cell>
          <table:table-cell table:style-name="ce112" table:formula="of:=[.I135]*0.46" office:value-type="float" office:value="0" calcext:value-type="float">
            <text:p>0.00000</text:p>
          </table:table-cell>
          <table:table-cell table:style-name="ce112" table:formula="of:=[.J135]*0.46" office:value-type="float" office:value="0.20729716" calcext:value-type="float">
            <text:p>0.20730</text:p>
          </table:table-cell>
          <table:table-cell table:style-name="ce112" table:formula="of:=[.K135]*0.46" office:value-type="float" office:value="8.688756" calcext:value-type="float">
            <text:p>8.68876</text:p>
          </table:table-cell>
          <table:table-cell table:style-name="ce112" table:formula="of:=[.L135]*0.46" office:value-type="float" office:value="0.7201622" calcext:value-type="float">
            <text:p>0.72016</text:p>
          </table:table-cell>
          <table:table-cell table:style-name="ce112" table:formula="of:=[.M135]*0.46" office:value-type="float" office:value="8.967102" calcext:value-type="float">
            <text:p>8.96710</text:p>
          </table:table-cell>
          <table:table-cell table:style-name="ce112" table:formula="of:=[.N135]*0.46" office:value-type="float" office:value="0.460736" calcext:value-type="float">
            <text:p>0.46074</text:p>
          </table:table-cell>
          <table:table-cell table:style-name="ce112" table:formula="of:=[.O135]*0.46" office:value-type="float" office:value="0.06133272" calcext:value-type="float">
            <text:p>0.06133</text:p>
          </table:table-cell>
          <table:table-cell table:style-name="ce112" table:formula="of:=[.P135]*0.46" office:value-type="float" office:value="0.2977005" calcext:value-type="float">
            <text:p>0.29770</text:p>
          </table:table-cell>
          <table:table-cell table:style-name="ce112" table:formula="of:=[.Q135]*0.46" office:value-type="float" office:value="0.19685194" calcext:value-type="float">
            <text:p>0.19685</text:p>
          </table:table-cell>
          <table:table-cell table:style-name="ce112" table:formula="of:=[.R135]*0.46" office:value-type="float" office:value="0.5181256" calcext:value-type="float">
            <text:p>0.51813</text:p>
          </table:table-cell>
          <table:table-cell table:style-name="ce112" table:formula="of:=[.S135]*0.46" office:value-type="float" office:value="6.090584" calcext:value-type="float">
            <text:p>6.09058</text:p>
          </table:table-cell>
          <table:table-cell table:style-name="ce112" table:formula="of:=[.T135]*0.46" office:value-type="float" office:value="0.2477928" calcext:value-type="float">
            <text:p>0.24779</text:p>
          </table:table-cell>
          <table:table-cell table:style-name="ce112" table:formula="of:=[.U135]*0.46" office:value-type="float" office:value="0.07566632" calcext:value-type="float">
            <text:p>0.07567</text:p>
          </table:table-cell>
          <table:table-cell table:style-name="ce112" table:formula="of:=[.V135]*0.46" office:value-type="float" office:value="2.1261522" calcext:value-type="float">
            <text:p>2.12615</text:p>
          </table:table-cell>
          <table:table-cell table:style-name="ce112" table:formula="of:=[.W135]*0.46" office:value-type="float" office:value="2.1261522" calcext:value-type="float">
            <text:p>2.12615</text:p>
          </table:table-cell>
          <table:table-cell table:formula="of:=[.X135]*0.46" office:value-type="float" office:value="0" calcext:value-type="float">
            <text:p>0</text:p>
          </table:table-cell>
          <table:table-cell table:formula="of:=[.Y135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office:value-type="float" office:value="6" calcext:value-type="float">
            <text:p>6</text:p>
          </table:table-cell>
          <table:table-cell table:style-name="ce112" table:formula="of:=[.D136]*0.46" office:value-type="float" office:value="1.0176074" calcext:value-type="float">
            <text:p>1.01761</text:p>
          </table:table-cell>
          <table:table-cell table:style-name="ce112" table:formula="of:=[.E136]*0.46" office:value-type="float" office:value="0.6574274" calcext:value-type="float">
            <text:p>0.65743</text:p>
          </table:table-cell>
          <table:table-cell table:style-name="ce112" table:formula="of:=[.F136]*0.46" office:value-type="float" office:value="0.21750042" calcext:value-type="float">
            <text:p>0.21750</text:p>
          </table:table-cell>
          <table:table-cell table:style-name="ce112" table:formula="of:=[.G136]*0.46" office:value-type="float" office:value="0.29097392" calcext:value-type="float">
            <text:p>0.29097</text:p>
          </table:table-cell>
          <table:table-cell table:style-name="ce112" table:formula="of:=[.H136]*0.46" office:value-type="float" office:value="0.3632367" calcext:value-type="float">
            <text:p>0.36324</text:p>
          </table:table-cell>
          <table:table-cell table:style-name="ce112" table:formula="of:=[.I136]*0.46" office:value-type="float" office:value="0.8344216" calcext:value-type="float">
            <text:p>0.83442</text:p>
          </table:table-cell>
          <table:table-cell table:style-name="ce112" table:formula="of:=[.J136]*0.46" office:value-type="float" office:value="0" calcext:value-type="float">
            <text:p>0.00000</text:p>
          </table:table-cell>
          <table:table-cell table:style-name="ce112" table:formula="of:=[.K136]*0.46" office:value-type="float" office:value="8.482124" calcext:value-type="float">
            <text:p>8.48212</text:p>
          </table:table-cell>
          <table:table-cell table:style-name="ce112" table:formula="of:=[.L136]*0.46" office:value-type="float" office:value="0.5752668" calcext:value-type="float">
            <text:p>0.57527</text:p>
          </table:table-cell>
          <table:table-cell table:style-name="ce112" table:formula="of:=[.M136]*0.46" office:value-type="float" office:value="8.844374" calcext:value-type="float">
            <text:p>8.84437</text:p>
          </table:table-cell>
          <table:table-cell table:style-name="ce112" table:formula="of:=[.N136]*0.46" office:value-type="float" office:value="0.633811" calcext:value-type="float">
            <text:p>0.63381</text:p>
          </table:table-cell>
          <table:table-cell table:style-name="ce112" table:formula="of:=[.O136]*0.46" office:value-type="float" office:value="0.20744758" calcext:value-type="float">
            <text:p>0.20745</text:p>
          </table:table-cell>
          <table:table-cell table:style-name="ce112" table:formula="of:=[.P136]*0.46" office:value-type="float" office:value="0.26780556" calcext:value-type="float">
            <text:p>0.26781</text:p>
          </table:table-cell>
          <table:table-cell table:style-name="ce112" table:formula="of:=[.Q136]*0.46" office:value-type="float" office:value="0.40364678" calcext:value-type="float">
            <text:p>0.40365</text:p>
          </table:table-cell>
          <table:table-cell table:style-name="ce112" table:formula="of:=[.R136]*0.46" office:value-type="float" office:value="0.5678516" calcext:value-type="float">
            <text:p>0.56785</text:p>
          </table:table-cell>
          <table:table-cell table:style-name="ce112" table:formula="of:=[.S136]*0.46" office:value-type="float" office:value="5.967442" calcext:value-type="float">
            <text:p>5.96744</text:p>
          </table:table-cell>
          <table:table-cell table:style-name="ce112" table:formula="of:=[.T136]*0.46" office:value-type="float" office:value="0.27939112" calcext:value-type="float">
            <text:p>0.27939</text:p>
          </table:table-cell>
          <table:table-cell table:style-name="ce112" table:formula="of:=[.U136]*0.46" office:value-type="float" office:value="0.2635018" calcext:value-type="float">
            <text:p>0.26350</text:p>
          </table:table-cell>
          <table:table-cell table:style-name="ce112" table:formula="of:=[.V136]*0.46" office:value-type="float" office:value="1.9991324" calcext:value-type="float">
            <text:p>1.99913</text:p>
          </table:table-cell>
          <table:table-cell table:style-name="ce112" table:formula="of:=[.W136]*0.46" office:value-type="float" office:value="1.9991324" calcext:value-type="float">
            <text:p>1.99913</text:p>
          </table:table-cell>
          <table:table-cell table:formula="of:=[.X136]*0.46" office:value-type="float" office:value="0" calcext:value-type="float">
            <text:p>0</text:p>
          </table:table-cell>
          <table:table-cell table:formula="of:=[.Y136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office:value-type="float" office:value="7" calcext:value-type="float">
            <text:p>7</text:p>
          </table:table-cell>
          <table:table-cell table:style-name="ce112" table:formula="of:=[.D137]*0.46" office:value-type="float" office:value="8.44859" calcext:value-type="float">
            <text:p>8.44859</text:p>
          </table:table-cell>
          <table:table-cell table:style-name="ce112" table:formula="of:=[.E137]*0.46" office:value-type="float" office:value="9.10915" calcext:value-type="float">
            <text:p>9.10915</text:p>
          </table:table-cell>
          <table:table-cell table:style-name="ce112" table:formula="of:=[.F137]*0.46" office:value-type="float" office:value="8.557932" calcext:value-type="float">
            <text:p>8.55793</text:p>
          </table:table-cell>
          <table:table-cell table:style-name="ce112" table:formula="of:=[.G137]*0.46" office:value-type="float" office:value="8.550066" calcext:value-type="float">
            <text:p>8.55007</text:p>
          </table:table-cell>
          <table:table-cell table:style-name="ce112" table:formula="of:=[.H137]*0.46" office:value-type="float" office:value="8.717" calcext:value-type="float">
            <text:p>8.71700</text:p>
          </table:table-cell>
          <table:table-cell table:style-name="ce112" table:formula="of:=[.I137]*0.46" office:value-type="float" office:value="9.209292" calcext:value-type="float">
            <text:p>9.20929</text:p>
          </table:table-cell>
          <table:table-cell table:style-name="ce112" table:formula="of:=[.J137]*0.46" office:value-type="float" office:value="8.482124" calcext:value-type="float">
            <text:p>8.48212</text:p>
          </table:table-cell>
          <table:table-cell table:style-name="ce112" table:formula="of:=[.K137]*0.46" office:value-type="float" office:value="0" calcext:value-type="float">
            <text:p>0.00000</text:p>
          </table:table-cell>
          <table:table-cell table:style-name="ce112" table:formula="of:=[.L137]*0.46" office:value-type="float" office:value="8.185608" calcext:value-type="float">
            <text:p>8.18561</text:p>
          </table:table-cell>
          <table:table-cell table:style-name="ce112" table:formula="of:=[.M137]*0.46" office:value-type="float" office:value="8.523156" calcext:value-type="float">
            <text:p>8.52316</text:p>
          </table:table-cell>
          <table:table-cell table:style-name="ce112" table:formula="of:=[.N137]*0.46" office:value-type="float" office:value="9.068256" calcext:value-type="float">
            <text:p>9.06826</text:p>
          </table:table-cell>
          <table:table-cell table:style-name="ce112" table:formula="of:=[.O137]*0.46" office:value-type="float" office:value="8.675278" calcext:value-type="float">
            <text:p>8.67528</text:p>
          </table:table-cell>
          <table:table-cell table:style-name="ce112" table:formula="of:=[.P137]*0.46" office:value-type="float" office:value="8.569662" calcext:value-type="float">
            <text:p>8.56966</text:p>
          </table:table-cell>
          <table:table-cell table:style-name="ce112" table:formula="of:=[.Q137]*0.46" office:value-type="float" office:value="8.882554" calcext:value-type="float">
            <text:p>8.88255</text:p>
          </table:table-cell>
          <table:table-cell table:style-name="ce112" table:formula="of:=[.R137]*0.46" office:value-type="float" office:value="8.77128" calcext:value-type="float">
            <text:p>8.77128</text:p>
          </table:table-cell>
          <table:table-cell table:style-name="ce112" table:formula="of:=[.S137]*0.46" office:value-type="float" office:value="7.444594" calcext:value-type="float">
            <text:p>7.44459</text:p>
          </table:table-cell>
          <table:table-cell table:style-name="ce112" table:formula="of:=[.T137]*0.46" office:value-type="float" office:value="8.647908" calcext:value-type="float">
            <text:p>8.64791</text:p>
          </table:table-cell>
          <table:table-cell table:style-name="ce112" table:formula="of:=[.U137]*0.46" office:value-type="float" office:value="8.743266" calcext:value-type="float">
            <text:p>8.74327</text:p>
          </table:table-cell>
          <table:table-cell table:style-name="ce112" table:formula="of:=[.V137]*0.46" office:value-type="float" office:value="7.652744" calcext:value-type="float">
            <text:p>7.65274</text:p>
          </table:table-cell>
          <table:table-cell table:style-name="ce112" table:formula="of:=[.W137]*0.46" office:value-type="float" office:value="7.652744" calcext:value-type="float">
            <text:p>7.65274</text:p>
          </table:table-cell>
          <table:table-cell table:formula="of:=[.X137]*0.46" office:value-type="float" office:value="0" calcext:value-type="float">
            <text:p>0</text:p>
          </table:table-cell>
          <table:table-cell table:formula="of:=[.Y137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office:value-type="float" office:value="8" calcext:value-type="float">
            <text:p>8</text:p>
          </table:table-cell>
          <table:table-cell table:style-name="ce112" table:formula="of:=[.D138]*0.46" office:value-type="float" office:value="0.5717018" calcext:value-type="float">
            <text:p>0.57170</text:p>
          </table:table-cell>
          <table:table-cell table:style-name="ce112" table:formula="of:=[.E138]*0.46" office:value-type="float" office:value="1.1618174" calcext:value-type="float">
            <text:p>1.16182</text:p>
          </table:table-cell>
          <table:table-cell table:style-name="ce112" table:formula="of:=[.F138]*0.46" office:value-type="float" office:value="0.7887114" calcext:value-type="float">
            <text:p>0.78871</text:p>
          </table:table-cell>
          <table:table-cell table:style-name="ce112" table:formula="of:=[.G138]*0.46" office:value-type="float" office:value="0.4242097" calcext:value-type="float">
            <text:p>0.42421</text:p>
          </table:table-cell>
          <table:table-cell table:style-name="ce112" table:formula="of:=[.H138]*0.46" office:value-type="float" office:value="0.5781004" calcext:value-type="float">
            <text:p>0.57810</text:p>
          </table:table-cell>
          <table:table-cell table:style-name="ce112" table:formula="of:=[.I138]*0.46" office:value-type="float" office:value="1.0297606" calcext:value-type="float">
            <text:p>1.02976</text:p>
          </table:table-cell>
          <table:table-cell table:style-name="ce112" table:formula="of:=[.J138]*0.46" office:value-type="float" office:value="0.5752668" calcext:value-type="float">
            <text:p>0.57527</text:p>
          </table:table-cell>
          <table:table-cell table:style-name="ce112" table:formula="of:=[.K138]*0.46" office:value-type="float" office:value="8.185608" calcext:value-type="float">
            <text:p>8.18561</text:p>
          </table:table-cell>
          <table:table-cell table:style-name="ce112" table:formula="of:=[.L138]*0.46" office:value-type="float" office:value="0" calcext:value-type="float">
            <text:p>0.00000</text:p>
          </table:table-cell>
          <table:table-cell table:style-name="ce112" table:formula="of:=[.M138]*0.46" office:value-type="float" office:value="8.269374" calcext:value-type="float">
            <text:p>8.26937</text:p>
          </table:table-cell>
          <table:table-cell table:style-name="ce112" table:formula="of:=[.N138]*0.46" office:value-type="float" office:value="0.9238686" calcext:value-type="float">
            <text:p>0.92387</text:p>
          </table:table-cell>
          <table:table-cell table:style-name="ce112" table:formula="of:=[.O138]*0.46" office:value-type="float" office:value="0.7536272" calcext:value-type="float">
            <text:p>0.75363</text:p>
          </table:table-cell>
          <table:table-cell table:style-name="ce112" table:formula="of:=[.P138]*0.46" office:value-type="float" office:value="0.45660336" calcext:value-type="float">
            <text:p>0.45660</text:p>
          </table:table-cell>
          <table:table-cell table:style-name="ce112" table:formula="of:=[.Q138]*0.46" office:value-type="float" office:value="0.8906566" calcext:value-type="float">
            <text:p>0.89066</text:p>
          </table:table-cell>
          <table:table-cell table:style-name="ce112" table:formula="of:=[.R138]*0.46" office:value-type="float" office:value="0.586086" calcext:value-type="float">
            <text:p>0.58609</text:p>
          </table:table-cell>
          <table:table-cell table:style-name="ce112" table:formula="of:=[.S138]*0.46" office:value-type="float" office:value="5.392488" calcext:value-type="float">
            <text:p>5.39249</text:p>
          </table:table-cell>
          <table:table-cell table:style-name="ce112" table:formula="of:=[.T138]*0.46" office:value-type="float" office:value="0.5388532" calcext:value-type="float">
            <text:p>0.53885</text:p>
          </table:table-cell>
          <table:table-cell table:style-name="ce112" table:formula="of:=[.U138]*0.46" office:value-type="float" office:value="0.7266942" calcext:value-type="float">
            <text:p>0.72669</text:p>
          </table:table-cell>
          <table:table-cell table:style-name="ce112" table:formula="of:=[.V138]*0.46" office:value-type="float" office:value="1.4243072" calcext:value-type="float">
            <text:p>1.42431</text:p>
          </table:table-cell>
          <table:table-cell table:style-name="ce112" table:formula="of:=[.W138]*0.46" office:value-type="float" office:value="1.4243072" calcext:value-type="float">
            <text:p>1.42431</text:p>
          </table:table-cell>
          <table:table-cell table:formula="of:=[.X138]*0.46" office:value-type="float" office:value="0" calcext:value-type="float">
            <text:p>0</text:p>
          </table:table-cell>
          <table:table-cell table:formula="of:=[.Y138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12" table:formula="of:=[.D139]*0.46" office:value-type="float" office:value="7.940428" calcext:value-type="float">
            <text:p>7.94043</text:p>
          </table:table-cell>
          <table:table-cell table:style-name="ce112" table:formula="of:=[.E139]*0.46" office:value-type="float" office:value="9.352352" calcext:value-type="float">
            <text:p>9.35235</text:p>
          </table:table-cell>
          <table:table-cell table:style-name="ce112" table:formula="of:=[.F139]*0.46" office:value-type="float" office:value="9.057676" calcext:value-type="float">
            <text:p>9.05768</text:p>
          </table:table-cell>
          <table:table-cell table:style-name="ce112" table:formula="of:=[.G139]*0.46" office:value-type="float" office:value="8.636224" calcext:value-type="float">
            <text:p>8.63622</text:p>
          </table:table-cell>
          <table:table-cell table:style-name="ce112" table:formula="of:=[.H139]*0.46" office:value-type="float" office:value="8.72965" calcext:value-type="float">
            <text:p>8.72965</text:p>
          </table:table-cell>
          <table:table-cell table:style-name="ce112" table:formula="of:=[.I139]*0.46" office:value-type="float" office:value="8.889224" calcext:value-type="float">
            <text:p>8.88922</text:p>
          </table:table-cell>
          <table:table-cell table:style-name="ce112" table:formula="of:=[.J139]*0.46" office:value-type="float" office:value="8.844374" calcext:value-type="float">
            <text:p>8.84437</text:p>
          </table:table-cell>
          <table:table-cell table:style-name="ce112" table:formula="of:=[.K139]*0.46" office:value-type="float" office:value="8.523156" calcext:value-type="float">
            <text:p>8.52316</text:p>
          </table:table-cell>
          <table:table-cell table:style-name="ce112" table:formula="of:=[.L139]*0.46" office:value-type="float" office:value="8.269374" calcext:value-type="float">
            <text:p>8.26937</text:p>
          </table:table-cell>
          <table:table-cell table:style-name="ce112" table:formula="of:=[.M139]*0.46" office:value-type="float" office:value="0" calcext:value-type="float">
            <text:p>0.00000</text:p>
          </table:table-cell>
          <table:table-cell table:style-name="ce112" table:formula="of:=[.N139]*0.46" office:value-type="float" office:value="8.953992" calcext:value-type="float">
            <text:p>8.95399</text:p>
          </table:table-cell>
          <table:table-cell table:style-name="ce112" table:formula="of:=[.O139]*0.46" office:value-type="float" office:value="9.010434" calcext:value-type="float">
            <text:p>9.01043</text:p>
          </table:table-cell>
          <table:table-cell table:style-name="ce112" table:formula="of:=[.P139]*0.46" office:value-type="float" office:value="8.672242" calcext:value-type="float">
            <text:p>8.67224</text:p>
          </table:table-cell>
          <table:table-cell table:style-name="ce112" table:formula="of:=[.Q139]*0.46" office:value-type="float" office:value="9.101376" calcext:value-type="float">
            <text:p>9.10138</text:p>
          </table:table-cell>
          <table:table-cell table:style-name="ce112" table:formula="of:=[.R139]*0.46" office:value-type="float" office:value="8.57532" calcext:value-type="float">
            <text:p>8.57532</text:p>
          </table:table-cell>
          <table:table-cell table:style-name="ce112" table:formula="of:=[.S139]*0.46" office:value-type="float" office:value="2.8769504" calcext:value-type="float">
            <text:p>2.87695</text:p>
          </table:table-cell>
          <table:table-cell table:style-name="ce112" table:formula="of:=[.T139]*0.46" office:value-type="float" office:value="8.737838" calcext:value-type="float">
            <text:p>8.73784</text:p>
          </table:table-cell>
          <table:table-cell table:style-name="ce112" table:formula="of:=[.U139]*0.46" office:value-type="float" office:value="8.951968" calcext:value-type="float">
            <text:p>8.95197</text:p>
          </table:table-cell>
          <table:table-cell table:style-name="ce112" table:formula="of:=[.V139]*0.46" office:value-type="float" office:value="6.84526" calcext:value-type="float">
            <text:p>6.84526</text:p>
          </table:table-cell>
          <table:table-cell table:style-name="ce112" table:formula="of:=[.W139]*0.46" office:value-type="float" office:value="6.84526" calcext:value-type="float">
            <text:p>6.84526</text:p>
          </table:table-cell>
          <table:table-cell table:formula="of:=[.X139]*0.46" office:value-type="float" office:value="0" calcext:value-type="float">
            <text:p>0</text:p>
          </table:table-cell>
          <table:table-cell table:formula="of:=[.Y139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office:value-type="float" office:value="10" calcext:value-type="float">
            <text:p>10</text:p>
          </table:table-cell>
          <table:table-cell table:style-name="ce112" table:formula="of:=[.D140]*0.46" office:value-type="float" office:value="1.020809" calcext:value-type="float">
            <text:p>1.02081</text:p>
          </table:table-cell>
          <table:table-cell table:style-name="ce112" table:formula="of:=[.E140]*0.46" office:value-type="float" office:value="0.4561015" calcext:value-type="float">
            <text:p>0.45610</text:p>
          </table:table-cell>
          <table:table-cell table:style-name="ce112" table:formula="of:=[.F140]*0.46" office:value-type="float" office:value="0.6823778" calcext:value-type="float">
            <text:p>0.68238</text:p>
          </table:table-cell>
          <table:table-cell table:style-name="ce112" table:formula="of:=[.G140]*0.46" office:value-type="float" office:value="0.5206234" calcext:value-type="float">
            <text:p>0.52062</text:p>
          </table:table-cell>
          <table:table-cell table:style-name="ce112" table:formula="of:=[.H140]*0.46" office:value-type="float" office:value="0.35375242" calcext:value-type="float">
            <text:p>0.35375</text:p>
          </table:table-cell>
          <table:table-cell table:style-name="ce112" table:formula="of:=[.I140]*0.46" office:value-type="float" office:value="0.22234698" calcext:value-type="float">
            <text:p>0.22235</text:p>
          </table:table-cell>
          <table:table-cell table:style-name="ce112" table:formula="of:=[.J140]*0.46" office:value-type="float" office:value="0.633811" calcext:value-type="float">
            <text:p>0.63381</text:p>
          </table:table-cell>
          <table:table-cell table:style-name="ce112" table:formula="of:=[.K140]*0.46" office:value-type="float" office:value="9.068256" calcext:value-type="float">
            <text:p>9.06826</text:p>
          </table:table-cell>
          <table:table-cell table:style-name="ce112" table:formula="of:=[.L140]*0.46" office:value-type="float" office:value="0.9238686" calcext:value-type="float">
            <text:p>0.92387</text:p>
          </table:table-cell>
          <table:table-cell table:style-name="ce112" table:formula="of:=[.M140]*0.46" office:value-type="float" office:value="8.953992" calcext:value-type="float">
            <text:p>8.95399</text:p>
          </table:table-cell>
          <table:table-cell table:style-name="ce112" table:formula="of:=[.N140]*0.46" office:value-type="float" office:value="0" calcext:value-type="float">
            <text:p>0.00000</text:p>
          </table:table-cell>
          <table:table-cell table:style-name="ce112" table:formula="of:=[.O140]*0.46" office:value-type="float" office:value="0.5081712" calcext:value-type="float">
            <text:p>0.50817</text:p>
          </table:table-cell>
          <table:table-cell table:style-name="ce112" table:formula="of:=[.P140]*0.46" office:value-type="float" office:value="0.4989528" calcext:value-type="float">
            <text:p>0.49895</text:p>
          </table:table-cell>
          <table:table-cell table:style-name="ce112" table:formula="of:=[.Q140]*0.46" office:value-type="float" office:value="0.35247178" calcext:value-type="float">
            <text:p>0.35247</text:p>
          </table:table-cell>
          <table:table-cell table:style-name="ce112" table:formula="of:=[.R140]*0.46" office:value-type="float" office:value="0.39476924" calcext:value-type="float">
            <text:p>0.39477</text:p>
          </table:table-cell>
          <table:table-cell table:style-name="ce112" table:formula="of:=[.S140]*0.46" office:value-type="float" office:value="6.08626" calcext:value-type="float">
            <text:p>6.08626</text:p>
          </table:table-cell>
          <table:table-cell table:style-name="ce112" table:formula="of:=[.T140]*0.46" office:value-type="float" office:value="0.42051406" calcext:value-type="float">
            <text:p>0.42051</text:p>
          </table:table-cell>
          <table:table-cell table:style-name="ce112" table:formula="of:=[.U140]*0.46" office:value-type="float" office:value="0.38610882" calcext:value-type="float">
            <text:p>0.38611</text:p>
          </table:table-cell>
          <table:table-cell table:style-name="ce112" table:formula="of:=[.V140]*0.46" office:value-type="float" office:value="2.1762186" calcext:value-type="float">
            <text:p>2.17622</text:p>
          </table:table-cell>
          <table:table-cell table:style-name="ce112" table:formula="of:=[.W140]*0.46" office:value-type="float" office:value="2.1762186" calcext:value-type="float">
            <text:p>2.17622</text:p>
          </table:table-cell>
          <table:table-cell table:formula="of:=[.X140]*0.46" office:value-type="float" office:value="0" calcext:value-type="float">
            <text:p>0</text:p>
          </table:table-cell>
          <table:table-cell table:formula="of:=[.Y140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office:value-type="float" office:value="11" calcext:value-type="float">
            <text:p>11</text:p>
          </table:table-cell>
          <table:table-cell table:style-name="ce112" table:formula="of:=[.D141]*0.46" office:value-type="float" office:value="1.1270046" calcext:value-type="float">
            <text:p>1.12700</text:p>
          </table:table-cell>
          <table:table-cell table:style-name="ce112" table:formula="of:=[.E141]*0.46" office:value-type="float" office:value="0.45054884" calcext:value-type="float">
            <text:p>0.45055</text:p>
          </table:table-cell>
          <table:table-cell table:style-name="ce112" table:formula="of:=[.F141]*0.46" office:value-type="float" office:value="0.17521354" calcext:value-type="float">
            <text:p>0.17521</text:p>
          </table:table-cell>
          <table:table-cell table:style-name="ce112" table:formula="of:=[.G141]*0.46" office:value-type="float" office:value="0.38315838" calcext:value-type="float">
            <text:p>0.38316</text:p>
          </table:table-cell>
          <table:table-cell table:style-name="ce112" table:formula="of:=[.H141]*0.46" office:value-type="float" office:value="0.35938558" calcext:value-type="float">
            <text:p>0.35939</text:p>
          </table:table-cell>
          <table:table-cell table:style-name="ce112" table:formula="of:=[.I141]*0.46" office:value-type="float" office:value="0.7266298" calcext:value-type="float">
            <text:p>0.72663</text:p>
          </table:table-cell>
          <table:table-cell table:style-name="ce112" table:formula="of:=[.J141]*0.46" office:value-type="float" office:value="0.20744758" calcext:value-type="float">
            <text:p>0.20745</text:p>
          </table:table-cell>
          <table:table-cell table:style-name="ce112" table:formula="of:=[.K141]*0.46" office:value-type="float" office:value="8.675278" calcext:value-type="float">
            <text:p>8.67528</text:p>
          </table:table-cell>
          <table:table-cell table:style-name="ce112" table:formula="of:=[.L141]*0.46" office:value-type="float" office:value="0.7536272" calcext:value-type="float">
            <text:p>0.75363</text:p>
          </table:table-cell>
          <table:table-cell table:style-name="ce112" table:formula="of:=[.M141]*0.46" office:value-type="float" office:value="9.010434" calcext:value-type="float">
            <text:p>9.01043</text:p>
          </table:table-cell>
          <table:table-cell table:style-name="ce112" table:formula="of:=[.N141]*0.46" office:value-type="float" office:value="0.5081712" calcext:value-type="float">
            <text:p>0.50817</text:p>
          </table:table-cell>
          <table:table-cell table:style-name="ce112" table:formula="of:=[.O141]*0.46" office:value-type="float" office:value="0" calcext:value-type="float">
            <text:p>0.00000</text:p>
          </table:table-cell>
          <table:table-cell table:style-name="ce112" table:formula="of:=[.P141]*0.46" office:value-type="float" office:value="0.34842838" calcext:value-type="float">
            <text:p>0.34843</text:p>
          </table:table-cell>
          <table:table-cell table:style-name="ce112" table:formula="of:=[.Q141]*0.46" office:value-type="float" office:value="0.2088745" calcext:value-type="float">
            <text:p>0.20887</text:p>
          </table:table-cell>
          <table:table-cell table:style-name="ce112" table:formula="of:=[.R141]*0.46" office:value-type="float" office:value="0.579209" calcext:value-type="float">
            <text:p>0.57921</text:p>
          </table:table-cell>
          <table:table-cell table:style-name="ce112" table:formula="of:=[.S141]*0.46" office:value-type="float" office:value="6.133686" calcext:value-type="float">
            <text:p>6.13369</text:p>
          </table:table-cell>
          <table:table-cell table:style-name="ce112" table:formula="of:=[.T141]*0.46" office:value-type="float" office:value="0.30512168" calcext:value-type="float">
            <text:p>0.30512</text:p>
          </table:table-cell>
          <table:table-cell table:style-name="ce112" table:formula="of:=[.U141]*0.46" office:value-type="float" office:value="0.13141694" calcext:value-type="float">
            <text:p>0.13142</text:p>
          </table:table-cell>
          <table:table-cell table:style-name="ce112" table:formula="of:=[.V141]*0.46" office:value-type="float" office:value="2.1673636" calcext:value-type="float">
            <text:p>2.16736</text:p>
          </table:table-cell>
          <table:table-cell table:style-name="ce112" table:formula="of:=[.W141]*0.46" office:value-type="float" office:value="2.1673636" calcext:value-type="float">
            <text:p>2.16736</text:p>
          </table:table-cell>
          <table:table-cell table:formula="of:=[.X141]*0.46" office:value-type="float" office:value="0" calcext:value-type="float">
            <text:p>0</text:p>
          </table:table-cell>
          <table:table-cell table:formula="of:=[.Y141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7" office:value-type="float" office:value="12" calcext:value-type="float">
            <text:p>12</text:p>
          </table:table-cell>
          <table:table-cell table:style-name="ce112" table:formula="of:=[.D142]*0.46" office:value-type="float" office:value="0.7794976" calcext:value-type="float">
            <text:p>0.77950</text:p>
          </table:table-cell>
          <table:table-cell table:style-name="ce112" table:formula="of:=[.E142]*0.46" office:value-type="float" office:value="0.70955" calcext:value-type="float">
            <text:p>0.70955</text:p>
          </table:table-cell>
          <table:table-cell table:style-name="ce112" table:formula="of:=[.F142]*0.46" office:value-type="float" office:value="0.45924008" calcext:value-type="float">
            <text:p>0.45924</text:p>
          </table:table-cell>
          <table:table-cell table:style-name="ce112" table:formula="of:=[.G142]*0.46" office:value-type="float" office:value="0.036074028" calcext:value-type="float">
            <text:p>0.03607</text:p>
          </table:table-cell>
          <table:table-cell table:style-name="ce112" table:formula="of:=[.H142]*0.46" office:value-type="float" office:value="0.14895444" calcext:value-type="float">
            <text:p>0.14895</text:p>
          </table:table-cell>
          <table:table-cell table:style-name="ce112" table:formula="of:=[.I142]*0.46" office:value-type="float" office:value="0.6564384" calcext:value-type="float">
            <text:p>0.65644</text:p>
          </table:table-cell>
          <table:table-cell table:style-name="ce112" table:formula="of:=[.J142]*0.46" office:value-type="float" office:value="0.26780556" calcext:value-type="float">
            <text:p>0.26781</text:p>
          </table:table-cell>
          <table:table-cell table:style-name="ce112" table:formula="of:=[.K142]*0.46" office:value-type="float" office:value="8.569662" calcext:value-type="float">
            <text:p>8.56966</text:p>
          </table:table-cell>
          <table:table-cell table:style-name="ce112" table:formula="of:=[.L142]*0.46" office:value-type="float" office:value="0.45660336" calcext:value-type="float">
            <text:p>0.45660</text:p>
          </table:table-cell>
          <table:table-cell table:style-name="ce112" table:formula="of:=[.M142]*0.46" office:value-type="float" office:value="8.672242" calcext:value-type="float">
            <text:p>8.67224</text:p>
          </table:table-cell>
          <table:table-cell table:style-name="ce112" table:formula="of:=[.N142]*0.46" office:value-type="float" office:value="0.4989528" calcext:value-type="float">
            <text:p>0.49895</text:p>
          </table:table-cell>
          <table:table-cell table:style-name="ce112" table:formula="of:=[.O142]*0.46" office:value-type="float" office:value="0.34842838" calcext:value-type="float">
            <text:p>0.34843</text:p>
          </table:table-cell>
          <table:table-cell table:style-name="ce112" table:formula="of:=[.P142]*0.46" office:value-type="float" office:value="0" calcext:value-type="float">
            <text:p>0.00000</text:p>
          </table:table-cell>
          <table:table-cell table:style-name="ce112" table:formula="of:=[.Q142]*0.46" office:value-type="float" office:value="0.44063768" calcext:value-type="float">
            <text:p>0.44064</text:p>
          </table:table-cell>
          <table:table-cell table:style-name="ce112" table:formula="of:=[.R142]*0.46" office:value-type="float" office:value="0.30880674" calcext:value-type="float">
            <text:p>0.30881</text:p>
          </table:table-cell>
          <table:table-cell table:style-name="ce112" table:formula="of:=[.S142]*0.46" office:value-type="float" office:value="5.796092" calcext:value-type="float">
            <text:p>5.79609</text:p>
          </table:table-cell>
          <table:table-cell table:style-name="ce112" table:formula="of:=[.T142]*0.46" office:value-type="float" office:value="0.0835843" calcext:value-type="float">
            <text:p>0.08358</text:p>
          </table:table-cell>
          <table:table-cell table:style-name="ce112" table:formula="of:=[.U142]*0.46" office:value-type="float" office:value="0.28148826" calcext:value-type="float">
            <text:p>0.28149</text:p>
          </table:table-cell>
          <table:table-cell table:style-name="ce112" table:formula="of:=[.V142]*0.46" office:value-type="float" office:value="1.8348112" calcext:value-type="float">
            <text:p>1.83481</text:p>
          </table:table-cell>
          <table:table-cell table:style-name="ce112" table:formula="of:=[.W142]*0.46" office:value-type="float" office:value="1.8348112" calcext:value-type="float">
            <text:p>1.83481</text:p>
          </table:table-cell>
          <table:table-cell table:formula="of:=[.X142]*0.46" office:value-type="float" office:value="0" calcext:value-type="float">
            <text:p>0</text:p>
          </table:table-cell>
          <table:table-cell table:formula="of:=[.Y142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7" office:value-type="float" office:value="13" calcext:value-type="float">
            <text:p>13</text:p>
          </table:table-cell>
          <table:table-cell table:style-name="ce112" table:formula="of:=[.D143]*0.46" office:value-type="float" office:value="1.174702" calcext:value-type="float">
            <text:p>1.17470</text:p>
          </table:table-cell>
          <table:table-cell table:style-name="ce112" table:formula="of:=[.E143]*0.46" office:value-type="float" office:value="0.2714092" calcext:value-type="float">
            <text:p>0.27141</text:p>
          </table:table-cell>
          <table:table-cell table:style-name="ce112" table:formula="of:=[.F143]*0.46" office:value-type="float" office:value="0.36072832" calcext:value-type="float">
            <text:p>0.36073</text:p>
          </table:table-cell>
          <table:table-cell table:style-name="ce112" table:formula="of:=[.G143]*0.46" office:value-type="float" office:value="0.476077" calcext:value-type="float">
            <text:p>0.47608</text:p>
          </table:table-cell>
          <table:table-cell table:style-name="ce112" table:formula="of:=[.H143]*0.46" office:value-type="float" office:value="0.3739133" calcext:value-type="float">
            <text:p>0.37391</text:p>
          </table:table-cell>
          <table:table-cell table:style-name="ce112" table:formula="of:=[.I143]*0.46" office:value-type="float" office:value="0.5740524" calcext:value-type="float">
            <text:p>0.57405</text:p>
          </table:table-cell>
          <table:table-cell table:style-name="ce112" table:formula="of:=[.J143]*0.46" office:value-type="float" office:value="0.40364678" calcext:value-type="float">
            <text:p>0.40365</text:p>
          </table:table-cell>
          <table:table-cell table:style-name="ce112" table:formula="of:=[.K143]*0.46" office:value-type="float" office:value="8.882554" calcext:value-type="float">
            <text:p>8.88255</text:p>
          </table:table-cell>
          <table:table-cell table:style-name="ce112" table:formula="of:=[.L143]*0.46" office:value-type="float" office:value="0.8906566" calcext:value-type="float">
            <text:p>0.89066</text:p>
          </table:table-cell>
          <table:table-cell table:style-name="ce112" table:formula="of:=[.M143]*0.46" office:value-type="float" office:value="9.101376" calcext:value-type="float">
            <text:p>9.10138</text:p>
          </table:table-cell>
          <table:table-cell table:style-name="ce112" table:formula="of:=[.N143]*0.46" office:value-type="float" office:value="0.35247178" calcext:value-type="float">
            <text:p>0.35247</text:p>
          </table:table-cell>
          <table:table-cell table:style-name="ce112" table:formula="of:=[.O143]*0.46" office:value-type="float" office:value="0.2088745" calcext:value-type="float">
            <text:p>0.20887</text:p>
          </table:table-cell>
          <table:table-cell table:style-name="ce112" table:formula="of:=[.P143]*0.46" office:value-type="float" office:value="0.44063768" calcext:value-type="float">
            <text:p>0.44064</text:p>
          </table:table-cell>
          <table:table-cell table:style-name="ce112" table:formula="of:=[.Q143]*0.46" office:value-type="float" office:value="0" calcext:value-type="float">
            <text:p>0.00000</text:p>
          </table:table-cell>
          <table:table-cell table:style-name="ce112" table:formula="of:=[.R143]*0.46" office:value-type="float" office:value="0.5630906" calcext:value-type="float">
            <text:p>0.56309</text:p>
          </table:table-cell>
          <table:table-cell table:style-name="ce112" table:formula="of:=[.S143]*0.46" office:value-type="float" office:value="6.226376" calcext:value-type="float">
            <text:p>6.22638</text:p>
          </table:table-cell>
          <table:table-cell table:style-name="ce112" table:formula="of:=[.T143]*0.46" office:value-type="float" office:value="0.36661632" calcext:value-type="float">
            <text:p>0.36662</text:p>
          </table:table-cell>
          <table:table-cell table:style-name="ce112" table:formula="of:=[.U143]*0.46" office:value-type="float" office:value="0.16464964" calcext:value-type="float">
            <text:p>0.16465</text:p>
          </table:table-cell>
          <table:table-cell table:style-name="ce112" table:formula="of:=[.V143]*0.46" office:value-type="float" office:value="2.2713052" calcext:value-type="float">
            <text:p>2.27131</text:p>
          </table:table-cell>
          <table:table-cell table:style-name="ce112" table:formula="of:=[.W143]*0.46" office:value-type="float" office:value="2.2713052" calcext:value-type="float">
            <text:p>2.27131</text:p>
          </table:table-cell>
          <table:table-cell table:formula="of:=[.X143]*0.46" office:value-type="float" office:value="0" calcext:value-type="float">
            <text:p>0</text:p>
          </table:table-cell>
          <table:table-cell table:formula="of:=[.Y143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7" office:value-type="float" office:value="14" calcext:value-type="float">
            <text:p>14</text:p>
          </table:table-cell>
          <table:table-cell table:style-name="ce112" table:formula="of:=[.D144]*0.46" office:value-type="float" office:value="0.635053" calcext:value-type="float">
            <text:p>0.63505</text:p>
          </table:table-cell>
          <table:table-cell table:style-name="ce112" table:formula="of:=[.E144]*0.46" office:value-type="float" office:value="0.7838722" calcext:value-type="float">
            <text:p>0.78387</text:p>
          </table:table-cell>
          <table:table-cell table:style-name="ce112" table:formula="of:=[.F144]*0.46" office:value-type="float" office:value="0.7299556" calcext:value-type="float">
            <text:p>0.72996</text:p>
          </table:table-cell>
          <table:table-cell table:style-name="ce112" table:formula="of:=[.G144]*0.46" office:value-type="float" office:value="0.30024292" calcext:value-type="float">
            <text:p>0.30024</text:p>
          </table:table-cell>
          <table:table-cell table:style-name="ce112" table:formula="of:=[.H144]*0.46" office:value-type="float" office:value="0.22050284" calcext:value-type="float">
            <text:p>0.22050</text:p>
          </table:table-cell>
          <table:table-cell table:style-name="ce112" table:formula="of:=[.I144]*0.46" office:value-type="float" office:value="0.44776722" calcext:value-type="float">
            <text:p>0.44777</text:p>
          </table:table-cell>
          <table:table-cell table:style-name="ce112" table:formula="of:=[.J144]*0.46" office:value-type="float" office:value="0.5678516" calcext:value-type="float">
            <text:p>0.56785</text:p>
          </table:table-cell>
          <table:table-cell table:style-name="ce112" table:formula="of:=[.K144]*0.46" office:value-type="float" office:value="8.77128" calcext:value-type="float">
            <text:p>8.77128</text:p>
          </table:table-cell>
          <table:table-cell table:style-name="ce112" table:formula="of:=[.L144]*0.46" office:value-type="float" office:value="0.586086" calcext:value-type="float">
            <text:p>0.58609</text:p>
          </table:table-cell>
          <table:table-cell table:style-name="ce112" table:formula="of:=[.M144]*0.46" office:value-type="float" office:value="8.57532" calcext:value-type="float">
            <text:p>8.57532</text:p>
          </table:table-cell>
          <table:table-cell table:style-name="ce112" table:formula="of:=[.N144]*0.46" office:value-type="float" office:value="0.39476924" calcext:value-type="float">
            <text:p>0.39477</text:p>
          </table:table-cell>
          <table:table-cell table:style-name="ce112" table:formula="of:=[.O144]*0.46" office:value-type="float" office:value="0.579209" calcext:value-type="float">
            <text:p>0.57921</text:p>
          </table:table-cell>
          <table:table-cell table:style-name="ce112" table:formula="of:=[.P144]*0.46" office:value-type="float" office:value="0.30880674" calcext:value-type="float">
            <text:p>0.30881</text:p>
          </table:table-cell>
          <table:table-cell table:style-name="ce112" table:formula="of:=[.Q144]*0.46" office:value-type="float" office:value="0.5630906" calcext:value-type="float">
            <text:p>0.56309</text:p>
          </table:table-cell>
          <table:table-cell table:style-name="ce112" table:formula="of:=[.R144]*0.46" office:value-type="float" office:value="0" calcext:value-type="float">
            <text:p>0.00000</text:p>
          </table:table-cell>
          <table:table-cell table:style-name="ce112" table:formula="of:=[.S144]*0.46" office:value-type="float" office:value="5.704506" calcext:value-type="float">
            <text:p>5.70451</text:p>
          </table:table-cell>
          <table:table-cell table:style-name="ce112" table:formula="of:=[.T144]*0.46" office:value-type="float" office:value="0.292146" calcext:value-type="float">
            <text:p>0.29215</text:p>
          </table:table-cell>
          <table:table-cell table:style-name="ce112" table:formula="of:=[.U144]*0.46" office:value-type="float" office:value="0.4612558" calcext:value-type="float">
            <text:p>0.46126</text:p>
          </table:table-cell>
          <table:table-cell table:style-name="ce112" table:formula="of:=[.V144]*0.46" office:value-type="float" office:value="1.7823942" calcext:value-type="float">
            <text:p>1.78239</text:p>
          </table:table-cell>
          <table:table-cell table:style-name="ce112" table:formula="of:=[.W144]*0.46" office:value-type="float" office:value="1.7823942" calcext:value-type="float">
            <text:p>1.78239</text:p>
          </table:table-cell>
          <table:table-cell table:formula="of:=[.X144]*0.46" office:value-type="float" office:value="0" calcext:value-type="float">
            <text:p>0</text:p>
          </table:table-cell>
          <table:table-cell table:formula="of:=[.Y144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7" office:value-type="float" office:value="15" calcext:value-type="float">
            <text:p>15</text:p>
          </table:table-cell>
          <table:table-cell table:style-name="ce112" table:formula="of:=[.D145]*0.46" office:value-type="float" office:value="5.069476" calcext:value-type="float">
            <text:p>5.06948</text:p>
          </table:table-cell>
          <table:table-cell table:style-name="ce112" table:formula="of:=[.E145]*0.46" office:value-type="float" office:value="6.479008" calcext:value-type="float">
            <text:p>6.47901</text:p>
          </table:table-cell>
          <table:table-cell table:style-name="ce112" table:formula="of:=[.F145]*0.46" office:value-type="float" office:value="6.180882" calcext:value-type="float">
            <text:p>6.18088</text:p>
          </table:table-cell>
          <table:table-cell table:style-name="ce112" table:formula="of:=[.G145]*0.46" office:value-type="float" office:value="5.760028" calcext:value-type="float">
            <text:p>5.76003</text:p>
          </table:table-cell>
          <table:table-cell table:style-name="ce112" table:formula="of:=[.H145]*0.46" office:value-type="float" office:value="5.85534" calcext:value-type="float">
            <text:p>5.85534</text:p>
          </table:table-cell>
          <table:table-cell table:style-name="ce112" table:formula="of:=[.I145]*0.46" office:value-type="float" office:value="6.029404" calcext:value-type="float">
            <text:p>6.02940</text:p>
          </table:table-cell>
          <table:table-cell table:style-name="ce112" table:formula="of:=[.J145]*0.46" office:value-type="float" office:value="5.967442" calcext:value-type="float">
            <text:p>5.96744</text:p>
          </table:table-cell>
          <table:table-cell table:style-name="ce112" table:formula="of:=[.K145]*0.46" office:value-type="float" office:value="7.444594" calcext:value-type="float">
            <text:p>7.44459</text:p>
          </table:table-cell>
          <table:table-cell table:style-name="ce112" table:formula="of:=[.L145]*0.46" office:value-type="float" office:value="5.392488" calcext:value-type="float">
            <text:p>5.39249</text:p>
          </table:table-cell>
          <table:table-cell table:style-name="ce112" table:formula="of:=[.M145]*0.46" office:value-type="float" office:value="2.8769504" calcext:value-type="float">
            <text:p>2.87695</text:p>
          </table:table-cell>
          <table:table-cell table:style-name="ce112" table:formula="of:=[.N145]*0.46" office:value-type="float" office:value="6.08626" calcext:value-type="float">
            <text:p>6.08626</text:p>
          </table:table-cell>
          <table:table-cell table:style-name="ce112" table:formula="of:=[.O145]*0.46" office:value-type="float" office:value="6.133686" calcext:value-type="float">
            <text:p>6.13369</text:p>
          </table:table-cell>
          <table:table-cell table:style-name="ce112" table:formula="of:=[.P145]*0.46" office:value-type="float" office:value="5.796092" calcext:value-type="float">
            <text:p>5.79609</text:p>
          </table:table-cell>
          <table:table-cell table:style-name="ce112" table:formula="of:=[.Q145]*0.46" office:value-type="float" office:value="6.226376" calcext:value-type="float">
            <text:p>6.22638</text:p>
          </table:table-cell>
          <table:table-cell table:style-name="ce112" table:formula="of:=[.R145]*0.46" office:value-type="float" office:value="5.704506" calcext:value-type="float">
            <text:p>5.70451</text:p>
          </table:table-cell>
          <table:table-cell table:style-name="ce112" table:formula="of:=[.S145]*0.46" office:value-type="float" office:value="0" calcext:value-type="float">
            <text:p>0.00000</text:p>
          </table:table-cell>
          <table:table-cell table:style-name="ce112" table:formula="of:=[.T145]*0.46" office:value-type="float" office:value="5.86224" calcext:value-type="float">
            <text:p>5.86224</text:p>
          </table:table-cell>
          <table:table-cell table:style-name="ce112" table:formula="of:=[.U145]*0.46" office:value-type="float" office:value="6.076094" calcext:value-type="float">
            <text:p>6.07609</text:p>
          </table:table-cell>
          <table:table-cell table:style-name="ce112" table:formula="of:=[.V145]*0.46" office:value-type="float" office:value="3.9683418" calcext:value-type="float">
            <text:p>3.96834</text:p>
          </table:table-cell>
          <table:table-cell table:style-name="ce112" table:formula="of:=[.W145]*0.46" office:value-type="float" office:value="3.9683418" calcext:value-type="float">
            <text:p>3.96834</text:p>
          </table:table-cell>
          <table:table-cell table:formula="of:=[.X145]*0.46" office:value-type="float" office:value="0" calcext:value-type="float">
            <text:p>0</text:p>
          </table:table-cell>
          <table:table-cell table:formula="of:=[.Y145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7" office:value-type="float" office:value="16" calcext:value-type="float">
            <text:p>16</text:p>
          </table:table-cell>
          <table:table-cell table:style-name="ce112" table:formula="of:=[.D146]*0.46" office:value-type="float" office:value="0.8271582" calcext:value-type="float">
            <text:p>0.82716</text:p>
          </table:table-cell>
          <table:table-cell table:style-name="ce112" table:formula="of:=[.E146]*0.46" office:value-type="float" office:value="0.632385" calcext:value-type="float">
            <text:p>0.63239</text:p>
          </table:table-cell>
          <table:table-cell table:style-name="ce112" table:formula="of:=[.F146]*0.46" office:value-type="float" office:value="0.44099234" calcext:value-type="float">
            <text:p>0.44099</text:p>
          </table:table-cell>
          <table:table-cell table:style-name="ce112" table:formula="of:=[.G146]*0.46" office:value-type="float" office:value="0.11468122" calcext:value-type="float">
            <text:p>0.11468</text:p>
          </table:table-cell>
          <table:table-cell table:style-name="ce112" table:formula="of:=[.H146]*0.46" office:value-type="float" office:value="0.08636362" calcext:value-type="float">
            <text:p>0.08636</text:p>
          </table:table-cell>
          <table:table-cell table:style-name="ce112" table:formula="of:=[.I146]*0.46" office:value-type="float" office:value="0.5892232" calcext:value-type="float">
            <text:p>0.58922</text:p>
          </table:table-cell>
          <table:table-cell table:style-name="ce112" table:formula="of:=[.J146]*0.46" office:value-type="float" office:value="0.27939112" calcext:value-type="float">
            <text:p>0.27939</text:p>
          </table:table-cell>
          <table:table-cell table:style-name="ce112" table:formula="of:=[.K146]*0.46" office:value-type="float" office:value="8.647908" calcext:value-type="float">
            <text:p>8.64791</text:p>
          </table:table-cell>
          <table:table-cell table:style-name="ce112" table:formula="of:=[.L146]*0.46" office:value-type="float" office:value="0.5388532" calcext:value-type="float">
            <text:p>0.53885</text:p>
          </table:table-cell>
          <table:table-cell table:style-name="ce112" table:formula="of:=[.M146]*0.46" office:value-type="float" office:value="8.737838" calcext:value-type="float">
            <text:p>8.73784</text:p>
          </table:table-cell>
          <table:table-cell table:style-name="ce112" table:formula="of:=[.N146]*0.46" office:value-type="float" office:value="0.42051406" calcext:value-type="float">
            <text:p>0.42051</text:p>
          </table:table-cell>
          <table:table-cell table:style-name="ce112" table:formula="of:=[.O146]*0.46" office:value-type="float" office:value="0.30512168" calcext:value-type="float">
            <text:p>0.30512</text:p>
          </table:table-cell>
          <table:table-cell table:style-name="ce112" table:formula="of:=[.P146]*0.46" office:value-type="float" office:value="0.0835843" calcext:value-type="float">
            <text:p>0.08358</text:p>
          </table:table-cell>
          <table:table-cell table:style-name="ce112" table:formula="of:=[.Q146]*0.46" office:value-type="float" office:value="0.36661632" calcext:value-type="float">
            <text:p>0.36662</text:p>
          </table:table-cell>
          <table:table-cell table:style-name="ce112" table:formula="of:=[.R146]*0.46" office:value-type="float" office:value="0.292146" calcext:value-type="float">
            <text:p>0.29215</text:p>
          </table:table-cell>
          <table:table-cell table:style-name="ce112" table:formula="of:=[.S146]*0.46" office:value-type="float" office:value="5.86224" calcext:value-type="float">
            <text:p>5.86224</text:p>
          </table:table-cell>
          <table:table-cell table:style-name="ce112" table:formula="of:=[.T146]*0.46" office:value-type="float" office:value="0" calcext:value-type="float">
            <text:p>0.00000</text:p>
          </table:table-cell>
          <table:table-cell table:style-name="ce112" table:formula="of:=[.U146]*0.46" office:value-type="float" office:value="0.21511578" calcext:value-type="float">
            <text:p>0.21512</text:p>
          </table:table-cell>
          <table:table-cell table:style-name="ce112" table:formula="of:=[.V146]*0.46" office:value-type="float" office:value="1.9048416" calcext:value-type="float">
            <text:p>1.90484</text:p>
          </table:table-cell>
          <table:table-cell table:style-name="ce112" table:formula="of:=[.W146]*0.46" office:value-type="float" office:value="1.9048416" calcext:value-type="float">
            <text:p>1.90484</text:p>
          </table:table-cell>
          <table:table-cell table:formula="of:=[.X146]*0.46" office:value-type="float" office:value="0" calcext:value-type="float">
            <text:p>0</text:p>
          </table:table-cell>
          <table:table-cell table:formula="of:=[.Y146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7" office:value-type="float" office:value="17" calcext:value-type="float">
            <text:p>17</text:p>
          </table:table-cell>
          <table:table-cell table:style-name="ce112" table:formula="of:=[.D147]*0.46" office:value-type="float" office:value="1.0401382" calcext:value-type="float">
            <text:p>1.04014</text:p>
          </table:table-cell>
          <table:table-cell table:style-name="ce112" table:formula="of:=[.E147]*0.46" office:value-type="float" office:value="0.4360018" calcext:value-type="float">
            <text:p>0.43600</text:p>
          </table:table-cell>
          <table:table-cell table:style-name="ce112" table:formula="of:=[.F147]*0.46" office:value-type="float" office:value="0.30507154" calcext:value-type="float">
            <text:p>0.30507</text:p>
          </table:table-cell>
          <table:table-cell table:style-name="ce112" table:formula="of:=[.G147]*0.46" office:value-type="float" office:value="0.3174713" calcext:value-type="float">
            <text:p>0.31747</text:p>
          </table:table-cell>
          <table:table-cell table:style-name="ce112" table:formula="of:=[.H147]*0.46" office:value-type="float" office:value="0.24704116" calcext:value-type="float">
            <text:p>0.24704</text:p>
          </table:table-cell>
          <table:table-cell table:style-name="ce112" table:formula="of:=[.I147]*0.46" office:value-type="float" office:value="0.6005898" calcext:value-type="float">
            <text:p>0.60059</text:p>
          </table:table-cell>
          <table:table-cell table:style-name="ce112" table:formula="of:=[.J147]*0.46" office:value-type="float" office:value="0.2635018" calcext:value-type="float">
            <text:p>0.26350</text:p>
          </table:table-cell>
          <table:table-cell table:style-name="ce112" table:formula="of:=[.K147]*0.46" office:value-type="float" office:value="8.743266" calcext:value-type="float">
            <text:p>8.74327</text:p>
          </table:table-cell>
          <table:table-cell table:style-name="ce112" table:formula="of:=[.L147]*0.46" office:value-type="float" office:value="0.7266942" calcext:value-type="float">
            <text:p>0.72669</text:p>
          </table:table-cell>
          <table:table-cell table:style-name="ce112" table:formula="of:=[.M147]*0.46" office:value-type="float" office:value="8.951968" calcext:value-type="float">
            <text:p>8.95197</text:p>
          </table:table-cell>
          <table:table-cell table:style-name="ce112" table:formula="of:=[.N147]*0.46" office:value-type="float" office:value="0.38610882" calcext:value-type="float">
            <text:p>0.38611</text:p>
          </table:table-cell>
          <table:table-cell table:style-name="ce112" table:formula="of:=[.O147]*0.46" office:value-type="float" office:value="0.13141694" calcext:value-type="float">
            <text:p>0.13142</text:p>
          </table:table-cell>
          <table:table-cell table:style-name="ce112" table:formula="of:=[.P147]*0.46" office:value-type="float" office:value="0.28148826" calcext:value-type="float">
            <text:p>0.28149</text:p>
          </table:table-cell>
          <table:table-cell table:style-name="ce112" table:formula="of:=[.Q147]*0.46" office:value-type="float" office:value="0.16464964" calcext:value-type="float">
            <text:p>0.16465</text:p>
          </table:table-cell>
          <table:table-cell table:style-name="ce112" table:formula="of:=[.R147]*0.46" office:value-type="float" office:value="0.4612558" calcext:value-type="float">
            <text:p>0.46126</text:p>
          </table:table-cell>
          <table:table-cell table:style-name="ce112" table:formula="of:=[.S147]*0.46" office:value-type="float" office:value="6.076094" calcext:value-type="float">
            <text:p>6.07609</text:p>
          </table:table-cell>
          <table:table-cell table:style-name="ce112" table:formula="of:=[.T147]*0.46" office:value-type="float" office:value="0.21511578" calcext:value-type="float">
            <text:p>0.21512</text:p>
          </table:table-cell>
          <table:table-cell table:style-name="ce112" table:formula="of:=[.U147]*0.46" office:value-type="float" office:value="0" calcext:value-type="float">
            <text:p>0.00000</text:p>
          </table:table-cell>
          <table:table-cell table:style-name="ce112" table:formula="of:=[.V147]*0.46" office:value-type="float" office:value="2.1161656" calcext:value-type="float">
            <text:p>2.11617</text:p>
          </table:table-cell>
          <table:table-cell table:style-name="ce112" table:formula="of:=[.W147]*0.46" office:value-type="float" office:value="2.1161656" calcext:value-type="float">
            <text:p>2.11617</text:p>
          </table:table-cell>
          <table:table-cell table:formula="of:=[.X147]*0.46" office:value-type="float" office:value="0" calcext:value-type="float">
            <text:p>0</text:p>
          </table:table-cell>
          <table:table-cell table:formula="of:=[.Y147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 office:value-type="float" office:value="18" calcext:value-type="float">
            <text:p>18</text:p>
          </table:table-cell>
          <table:table-cell table:style-name="ce112" table:formula="of:=[.D148]*0.46" office:value-type="float" office:value="1.1660448" calcext:value-type="float">
            <text:p>1.16604</text:p>
          </table:table-cell>
          <table:table-cell table:style-name="ce112" table:formula="of:=[.E148]*0.46" office:value-type="float" office:value="2.532162" calcext:value-type="float">
            <text:p>2.53216</text:p>
          </table:table-cell>
          <table:table-cell table:style-name="ce112" table:formula="of:=[.F148]*0.46" office:value-type="float" office:value="2.2129542" calcext:value-type="float">
            <text:p>2.21295</text:p>
          </table:table-cell>
          <table:table-cell table:style-name="ce112" table:formula="of:=[.G148]*0.46" office:value-type="float" office:value="1.7987702" calcext:value-type="float">
            <text:p>1.79877</text:p>
          </table:table-cell>
          <table:table-cell table:style-name="ce112" table:formula="of:=[.H148]*0.46" office:value-type="float" office:value="1.906861" calcext:value-type="float">
            <text:p>1.90686</text:p>
          </table:table-cell>
          <table:table-cell table:style-name="ce112" table:formula="of:=[.I148]*0.46" office:value-type="float" office:value="2.1676028" calcext:value-type="float">
            <text:p>2.16760</text:p>
          </table:table-cell>
          <table:table-cell table:style-name="ce112" table:formula="of:=[.J148]*0.46" office:value-type="float" office:value="1.9991324" calcext:value-type="float">
            <text:p>1.99913</text:p>
          </table:table-cell>
          <table:table-cell table:style-name="ce112" table:formula="of:=[.K148]*0.46" office:value-type="float" office:value="7.652744" calcext:value-type="float">
            <text:p>7.65274</text:p>
          </table:table-cell>
          <table:table-cell table:style-name="ce112" table:formula="of:=[.L148]*0.46" office:value-type="float" office:value="1.4243072" calcext:value-type="float">
            <text:p>1.42431</text:p>
          </table:table-cell>
          <table:table-cell table:style-name="ce112" table:formula="of:=[.M148]*0.46" office:value-type="float" office:value="6.84526" calcext:value-type="float">
            <text:p>6.84526</text:p>
          </table:table-cell>
          <table:table-cell table:style-name="ce112" table:formula="of:=[.N148]*0.46" office:value-type="float" office:value="2.1762186" calcext:value-type="float">
            <text:p>2.17622</text:p>
          </table:table-cell>
          <table:table-cell table:style-name="ce112" table:formula="of:=[.O148]*0.46" office:value-type="float" office:value="2.1673636" calcext:value-type="float">
            <text:p>2.16736</text:p>
          </table:table-cell>
          <table:table-cell table:style-name="ce112" table:formula="of:=[.P148]*0.46" office:value-type="float" office:value="1.8348112" calcext:value-type="float">
            <text:p>1.83481</text:p>
          </table:table-cell>
          <table:table-cell table:style-name="ce112" table:formula="of:=[.Q148]*0.46" office:value-type="float" office:value="2.2713052" calcext:value-type="float">
            <text:p>2.27131</text:p>
          </table:table-cell>
          <table:table-cell table:style-name="ce112" table:formula="of:=[.R148]*0.46" office:value-type="float" office:value="1.7823942" calcext:value-type="float">
            <text:p>1.78239</text:p>
          </table:table-cell>
          <table:table-cell table:style-name="ce112" table:formula="of:=[.S148]*0.46" office:value-type="float" office:value="3.9683418" calcext:value-type="float">
            <text:p>3.96834</text:p>
          </table:table-cell>
          <table:table-cell table:style-name="ce112" table:formula="of:=[.T148]*0.46" office:value-type="float" office:value="1.9048416" calcext:value-type="float">
            <text:p>1.90484</text:p>
          </table:table-cell>
          <table:table-cell table:style-name="ce112" table:formula="of:=[.U148]*0.46" office:value-type="float" office:value="2.1161656" calcext:value-type="float">
            <text:p>2.11617</text:p>
          </table:table-cell>
          <table:table-cell table:style-name="ce112" table:formula="of:=[.V148]*0.46" office:value-type="float" office:value="0" calcext:value-type="float">
            <text:p>0.00000</text:p>
          </table:table-cell>
          <table:table-cell table:style-name="ce112" table:formula="of:=[.W148]*0.46" office:value-type="float" office:value="0" calcext:value-type="float">
            <text:p>0.00000</text:p>
          </table:table-cell>
          <table:table-cell table:formula="of:=[.X148]*0.46" office:value-type="float" office:value="0" calcext:value-type="float">
            <text:p>0</text:p>
          </table:table-cell>
          <table:table-cell table:formula="of:=[.Y148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 office:value-type="float" office:value="19" calcext:value-type="float">
            <text:p>19</text:p>
          </table:table-cell>
          <table:table-cell table:style-name="ce112" table:formula="of:=[.D149]*0.46" office:value-type="float" office:value="1.1660448" calcext:value-type="float">
            <text:p>1.16604</text:p>
          </table:table-cell>
          <table:table-cell table:style-name="ce112" table:formula="of:=[.E149]*0.46" office:value-type="float" office:value="2.532162" calcext:value-type="float">
            <text:p>2.53216</text:p>
          </table:table-cell>
          <table:table-cell table:style-name="ce112" table:formula="of:=[.F149]*0.46" office:value-type="float" office:value="2.2129542" calcext:value-type="float">
            <text:p>2.21295</text:p>
          </table:table-cell>
          <table:table-cell table:style-name="ce112" table:formula="of:=[.G149]*0.46" office:value-type="float" office:value="1.7987702" calcext:value-type="float">
            <text:p>1.79877</text:p>
          </table:table-cell>
          <table:table-cell table:style-name="ce112" table:formula="of:=[.H149]*0.46" office:value-type="float" office:value="1.906861" calcext:value-type="float">
            <text:p>1.90686</text:p>
          </table:table-cell>
          <table:table-cell table:style-name="ce112" table:formula="of:=[.I149]*0.46" office:value-type="float" office:value="2.1676028" calcext:value-type="float">
            <text:p>2.16760</text:p>
          </table:table-cell>
          <table:table-cell table:style-name="ce112" table:formula="of:=[.J149]*0.46" office:value-type="float" office:value="1.9991324" calcext:value-type="float">
            <text:p>1.99913</text:p>
          </table:table-cell>
          <table:table-cell table:style-name="ce112" table:formula="of:=[.K149]*0.46" office:value-type="float" office:value="7.652744" calcext:value-type="float">
            <text:p>7.65274</text:p>
          </table:table-cell>
          <table:table-cell table:style-name="ce112" table:formula="of:=[.L149]*0.46" office:value-type="float" office:value="1.4243072" calcext:value-type="float">
            <text:p>1.42431</text:p>
          </table:table-cell>
          <table:table-cell table:style-name="ce112" table:formula="of:=[.M149]*0.46" office:value-type="float" office:value="6.84526" calcext:value-type="float">
            <text:p>6.84526</text:p>
          </table:table-cell>
          <table:table-cell table:style-name="ce112" table:formula="of:=[.N149]*0.46" office:value-type="float" office:value="2.1762186" calcext:value-type="float">
            <text:p>2.17622</text:p>
          </table:table-cell>
          <table:table-cell table:style-name="ce112" table:formula="of:=[.O149]*0.46" office:value-type="float" office:value="2.1673636" calcext:value-type="float">
            <text:p>2.16736</text:p>
          </table:table-cell>
          <table:table-cell table:style-name="ce112" table:formula="of:=[.P149]*0.46" office:value-type="float" office:value="1.8348112" calcext:value-type="float">
            <text:p>1.83481</text:p>
          </table:table-cell>
          <table:table-cell table:style-name="ce112" table:formula="of:=[.Q149]*0.46" office:value-type="float" office:value="2.2713052" calcext:value-type="float">
            <text:p>2.27131</text:p>
          </table:table-cell>
          <table:table-cell table:style-name="ce112" table:formula="of:=[.R149]*0.46" office:value-type="float" office:value="1.7823942" calcext:value-type="float">
            <text:p>1.78239</text:p>
          </table:table-cell>
          <table:table-cell table:style-name="ce112" table:formula="of:=[.S149]*0.46" office:value-type="float" office:value="3.9683418" calcext:value-type="float">
            <text:p>3.96834</text:p>
          </table:table-cell>
          <table:table-cell table:style-name="ce112" table:formula="of:=[.T149]*0.46" office:value-type="float" office:value="1.9048416" calcext:value-type="float">
            <text:p>1.90484</text:p>
          </table:table-cell>
          <table:table-cell table:style-name="ce112" table:formula="of:=[.U149]*0.46" office:value-type="float" office:value="2.1161656" calcext:value-type="float">
            <text:p>2.11617</text:p>
          </table:table-cell>
          <table:table-cell table:style-name="ce112" table:formula="of:=[.V149]*0.46" office:value-type="float" office:value="0" calcext:value-type="float">
            <text:p>0.00000</text:p>
          </table:table-cell>
          <table:table-cell table:style-name="ce112" table:formula="of:=[.W149]*0.46" office:value-type="float" office:value="0" calcext:value-type="float">
            <text:p>0.00000</text:p>
          </table:table-cell>
          <table:table-cell table:formula="of:=[.X149]*0.46" office:value-type="float" office:value="0" calcext:value-type="float">
            <text:p>0</text:p>
          </table:table-cell>
          <table:table-cell table:formula="of:=[.Y149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150]*0.46" office:value-type="float" office:value="0" calcext:value-type="float">
            <text:p>0</text:p>
          </table:table-cell>
          <table:table-cell table:formula="of:=[.E150]*0.46" office:value-type="float" office:value="0" calcext:value-type="float">
            <text:p>0</text:p>
          </table:table-cell>
          <table:table-cell table:formula="of:=[.F150]*0.46" office:value-type="float" office:value="0" calcext:value-type="float">
            <text:p>0</text:p>
          </table:table-cell>
          <table:table-cell table:formula="of:=[.G150]*0.46" office:value-type="float" office:value="0" calcext:value-type="float">
            <text:p>0</text:p>
          </table:table-cell>
          <table:table-cell table:formula="of:=[.H150]*0.46" office:value-type="float" office:value="0" calcext:value-type="float">
            <text:p>0</text:p>
          </table:table-cell>
          <table:table-cell table:formula="of:=[.I150]*0.46" office:value-type="float" office:value="0" calcext:value-type="float">
            <text:p>0</text:p>
          </table:table-cell>
          <table:table-cell table:formula="of:=[.J150]*0.46" office:value-type="float" office:value="0" calcext:value-type="float">
            <text:p>0</text:p>
          </table:table-cell>
          <table:table-cell table:formula="of:=[.K150]*0.46" office:value-type="float" office:value="0" calcext:value-type="float">
            <text:p>0</text:p>
          </table:table-cell>
          <table:table-cell table:formula="of:=[.L150]*0.46" office:value-type="float" office:value="0" calcext:value-type="float">
            <text:p>0</text:p>
          </table:table-cell>
          <table:table-cell table:formula="of:=[.M150]*0.46" office:value-type="float" office:value="0" calcext:value-type="float">
            <text:p>0</text:p>
          </table:table-cell>
          <table:table-cell table:formula="of:=[.N150]*0.46" office:value-type="float" office:value="0" calcext:value-type="float">
            <text:p>0</text:p>
          </table:table-cell>
          <table:table-cell table:formula="of:=[.O150]*0.46" office:value-type="float" office:value="0" calcext:value-type="float">
            <text:p>0</text:p>
          </table:table-cell>
          <table:table-cell table:formula="of:=[.P150]*0.46" office:value-type="float" office:value="0" calcext:value-type="float">
            <text:p>0</text:p>
          </table:table-cell>
          <table:table-cell table:formula="of:=[.Q150]*0.46" office:value-type="float" office:value="0" calcext:value-type="float">
            <text:p>0</text:p>
          </table:table-cell>
          <table:table-cell table:formula="of:=[.R150]*0.46" office:value-type="float" office:value="0" calcext:value-type="float">
            <text:p>0</text:p>
          </table:table-cell>
          <table:table-cell table:formula="of:=[.S150]*0.46" office:value-type="float" office:value="0" calcext:value-type="float">
            <text:p>0</text:p>
          </table:table-cell>
          <table:table-cell table:formula="of:=[.T150]*0.46" office:value-type="float" office:value="0" calcext:value-type="float">
            <text:p>0</text:p>
          </table:table-cell>
          <table:table-cell table:formula="of:=[.U150]*0.46" office:value-type="float" office:value="0" calcext:value-type="float">
            <text:p>0</text:p>
          </table:table-cell>
          <table:table-cell table:formula="of:=[.V150]*0.46" office:value-type="float" office:value="0" calcext:value-type="float">
            <text:p>0</text:p>
          </table:table-cell>
          <table:table-cell table:formula="of:=[.W150]*0.46" office:value-type="float" office:value="0" calcext:value-type="float">
            <text:p>0</text:p>
          </table:table-cell>
          <table:table-cell table:formula="of:=[.X150]*0.46" office:value-type="float" office:value="0" calcext:value-type="float">
            <text:p>0</text:p>
          </table:table-cell>
          <table:table-cell table:formula="of:=[.Y150]*0.4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151]*0.46" office:value-type="float" office:value="0" calcext:value-type="float">
            <text:p>0</text:p>
          </table:table-cell>
          <table:table-cell table:formula="of:=[.E151]*0.46" office:value-type="float" office:value="0" calcext:value-type="float">
            <text:p>0</text:p>
          </table:table-cell>
          <table:table-cell table:formula="of:=[.F151]*0.46" office:value-type="float" office:value="0" calcext:value-type="float">
            <text:p>0</text:p>
          </table:table-cell>
          <table:table-cell table:formula="of:=[.G151]*0.46" office:value-type="float" office:value="0" calcext:value-type="float">
            <text:p>0</text:p>
          </table:table-cell>
          <table:table-cell table:formula="of:=[.H151]*0.46" office:value-type="float" office:value="0" calcext:value-type="float">
            <text:p>0</text:p>
          </table:table-cell>
          <table:table-cell table:formula="of:=[.I151]*0.46" office:value-type="float" office:value="0" calcext:value-type="float">
            <text:p>0</text:p>
          </table:table-cell>
          <table:table-cell table:formula="of:=[.J151]*0.46" office:value-type="float" office:value="0" calcext:value-type="float">
            <text:p>0</text:p>
          </table:table-cell>
          <table:table-cell table:formula="of:=[.K151]*0.46" office:value-type="float" office:value="0" calcext:value-type="float">
            <text:p>0</text:p>
          </table:table-cell>
          <table:table-cell table:formula="of:=[.L151]*0.46" office:value-type="float" office:value="0" calcext:value-type="float">
            <text:p>0</text:p>
          </table:table-cell>
          <table:table-cell table:formula="of:=[.M151]*0.46" office:value-type="float" office:value="0" calcext:value-type="float">
            <text:p>0</text:p>
          </table:table-cell>
          <table:table-cell table:formula="of:=[.N151]*0.46" office:value-type="float" office:value="0" calcext:value-type="float">
            <text:p>0</text:p>
          </table:table-cell>
          <table:table-cell table:formula="of:=[.O151]*0.46" office:value-type="float" office:value="0" calcext:value-type="float">
            <text:p>0</text:p>
          </table:table-cell>
          <table:table-cell table:formula="of:=[.P151]*0.46" office:value-type="float" office:value="0" calcext:value-type="float">
            <text:p>0</text:p>
          </table:table-cell>
          <table:table-cell table:formula="of:=[.Q151]*0.46" office:value-type="float" office:value="0" calcext:value-type="float">
            <text:p>0</text:p>
          </table:table-cell>
          <table:table-cell table:formula="of:=[.R151]*0.46" office:value-type="float" office:value="0" calcext:value-type="float">
            <text:p>0</text:p>
          </table:table-cell>
          <table:table-cell table:formula="of:=[.S151]*0.46" office:value-type="float" office:value="0" calcext:value-type="float">
            <text:p>0</text:p>
          </table:table-cell>
          <table:table-cell table:formula="of:=[.T151]*0.46" office:value-type="float" office:value="0" calcext:value-type="float">
            <text:p>0</text:p>
          </table:table-cell>
          <table:table-cell table:formula="of:=[.U151]*0.46" office:value-type="float" office:value="0" calcext:value-type="float">
            <text:p>0</text:p>
          </table:table-cell>
          <table:table-cell table:formula="of:=[.V151]*0.46" office:value-type="float" office:value="0" calcext:value-type="float">
            <text:p>0</text:p>
          </table:table-cell>
          <table:table-cell table:formula="of:=[.W151]*0.46" office:value-type="float" office:value="0" calcext:value-type="float">
            <text:p>0</text:p>
          </table:table-cell>
          <table:table-cell table:formula="of:=[.X151]*0.46" office:value-type="float" office:value="0" calcext:value-type="float">
            <text:p>0</text:p>
          </table:table-cell>
          <table:table-cell table:formula="of:=[.Y151]*0.46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Sfsarp-8-5-5</text:p>
          </table:table-cell>
          <table:table-cell table:number-columns-repeated="34"/>
        </table:table-row>
        <table:table-row table:style-name="ro1">
          <table:table-cell table:number-columns-repeated="2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5786" calcext:value-type="float">
            <text:p>4.5786</text:p>
          </table:table-cell>
          <table:table-cell office:value-type="float" office:value="1.51638" calcext:value-type="float">
            <text:p>1.51638</text:p>
          </table:table-cell>
          <table:table-cell office:value-type="float" office:value="2.52593" calcext:value-type="float">
            <text:p>2.52593</text:p>
          </table:table-cell>
          <table:table-cell office:value-type="float" office:value="6.41001" calcext:value-type="float">
            <text:p>6.41001</text:p>
          </table:table-cell>
          <table:table-cell office:value-type="float" office:value="2.1142" calcext:value-type="float">
            <text:p>2.1142</text:p>
          </table:table-cell>
          <table:table-cell office:value-type="float" office:value="2.56871" calcext:value-type="float">
            <text:p>2.56871</text:p>
          </table:table-cell>
          <table:table-cell office:value-type="float" office:value="1.42565" calcext:value-type="float">
            <text:p>1.42565</text:p>
          </table:table-cell>
          <table:table-cell office:value-type="float" office:value="3.18386" calcext:value-type="float">
            <text:p>3.18386</text:p>
          </table:table-cell>
          <table:table-cell office:value-type="float" office:value="3.15736" calcext:value-type="float">
            <text:p>3.15736</text:p>
          </table:table-cell>
          <table:table-cell office:value-type="float" office:value="3.74944" calcext:value-type="float">
            <text:p>3.74944</text:p>
          </table:table-cell>
          <table:table-cell office:value-type="float" office:value="1.59156" calcext:value-type="float">
            <text:p>1.59156</text:p>
          </table:table-cell>
          <table:table-cell office:value-type="float" office:value="0.795281" calcext:value-type="float">
            <text:p>0.795281</text:p>
          </table:table-cell>
          <table:table-cell office:value-type="float" office:value="3.54231" calcext:value-type="float">
            <text:p>3.54231</text:p>
          </table:table-cell>
          <table:table-cell office:value-type="float" office:value="2.88591" calcext:value-type="float">
            <text:p>2.88591</text:p>
          </table:table-cell>
          <table:table-cell office:value-type="float" office:value="3.05777" calcext:value-type="float">
            <text:p>3.05777</text:p>
          </table:table-cell>
          <table:table-cell office:value-type="float" office:value="1.55737" calcext:value-type="float">
            <text:p>1.55737</text:p>
          </table:table-cell>
          <table:table-cell office:value-type="float" office:value="0.831142" calcext:value-type="float">
            <text:p>0.831142</text:p>
          </table:table-cell>
          <table:table-cell table:number-columns-repeated="2" office:value-type="float" office:value="3.02103" calcext:value-type="float">
            <text:p>3.02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1" calcext:value-type="float">
            <text:p>1</text:p>
          </table:table-cell>
          <table:table-cell office:value-type="float" office:value="4.71456" calcext:value-type="float">
            <text:p>4.71456</text:p>
          </table:table-cell>
          <table:table-cell office:value-type="float" office:value="0" calcext:value-type="float">
            <text:p>0</text:p>
          </table:table-cell>
          <table:table-cell office:value-type="float" office:value="3.17168" calcext:value-type="float">
            <text:p>3.17168</text:p>
          </table:table-cell>
          <table:table-cell office:value-type="float" office:value="3.47516" calcext:value-type="float">
            <text:p>3.47516</text:p>
          </table:table-cell>
          <table:table-cell office:value-type="float" office:value="4.76221" calcext:value-type="float">
            <text:p>4.76221</text:p>
          </table:table-cell>
          <table:table-cell office:value-type="float" office:value="2.73698" calcext:value-type="float">
            <text:p>2.73698</text:p>
          </table:table-cell>
          <table:table-cell office:value-type="float" office:value="2.80824" calcext:value-type="float">
            <text:p>2.80824</text:p>
          </table:table-cell>
          <table:table-cell office:value-type="float" office:value="3.19937" calcext:value-type="float">
            <text:p>3.19937</text:p>
          </table:table-cell>
          <table:table-cell office:value-type="float" office:value="3.26434" calcext:value-type="float">
            <text:p>3.26434</text:p>
          </table:table-cell>
          <table:table-cell office:value-type="float" office:value="2.02817" calcext:value-type="float">
            <text:p>2.02817</text:p>
          </table:table-cell>
          <table:table-cell office:value-type="float" office:value="2.34802" calcext:value-type="float">
            <text:p>2.34802</text:p>
          </table:table-cell>
          <table:table-cell office:value-type="float" office:value="4.2093" calcext:value-type="float">
            <text:p>4.2093</text:p>
          </table:table-cell>
          <table:table-cell office:value-type="float" office:value="4.18192" calcext:value-type="float">
            <text:p>4.18192</text:p>
          </table:table-cell>
          <table:table-cell office:value-type="float" office:value="2.66725" calcext:value-type="float">
            <text:p>2.66725</text:p>
          </table:table-cell>
          <table:table-cell office:value-type="float" office:value="1.81038" calcext:value-type="float">
            <text:p>1.81038</text:p>
          </table:table-cell>
          <table:table-cell office:value-type="float" office:value="1.94657" calcext:value-type="float">
            <text:p>1.94657</text:p>
          </table:table-cell>
          <table:table-cell office:value-type="float" office:value="4.20746" calcext:value-type="float">
            <text:p>4.20746</text:p>
          </table:table-cell>
          <table:table-cell office:value-type="float" office:value="3.96198" calcext:value-type="float">
            <text:p>3.96198</text:p>
          </table:table-cell>
          <table:table-cell table:number-columns-repeated="2" office:value-type="float" office:value="6.80637" calcext:value-type="float">
            <text:p>6.80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2" calcext:value-type="float">
            <text:p>2</text:p>
          </table:table-cell>
          <table:table-cell office:value-type="float" office:value="1.6887" calcext:value-type="float">
            <text:p>1.6887</text:p>
          </table:table-cell>
          <table:table-cell office:value-type="float" office:value="3.52892" calcext:value-type="float">
            <text:p>3.52892</text:p>
          </table:table-cell>
          <table:table-cell office:value-type="float" office:value="0" calcext:value-type="float">
            <text:p>0</text:p>
          </table:table-cell>
          <table:table-cell office:value-type="float" office:value="1.30439" calcext:value-type="float">
            <text:p>1.30439</text:p>
          </table:table-cell>
          <table:table-cell office:value-type="float" office:value="6.35743" calcext:value-type="float">
            <text:p>6.35743</text:p>
          </table:table-cell>
          <table:table-cell office:value-type="float" office:value="0.910209" calcext:value-type="float">
            <text:p>0.910209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745477" calcext:value-type="float">
            <text:p>0.745477</text:p>
          </table:table-cell>
          <table:table-cell office:value-type="float" office:value="1.92637" calcext:value-type="float">
            <text:p>1.92637</text:p>
          </table:table-cell>
          <table:table-cell office:value-type="float" office:value="2.64095" calcext:value-type="float">
            <text:p>2.64095</text:p>
          </table:table-cell>
          <table:table-cell office:value-type="float" office:value="2.45717" calcext:value-type="float">
            <text:p>2.45717</text:p>
          </table:table-cell>
          <table:table-cell office:value-type="float" office:value="0.825234" calcext:value-type="float">
            <text:p>0.825234</text:p>
          </table:table-cell>
          <table:table-cell office:value-type="float" office:value="0.594252" calcext:value-type="float">
            <text:p>0.594252</text:p>
          </table:table-cell>
          <table:table-cell office:value-type="float" office:value="2.2463" calcext:value-type="float">
            <text:p>2.2463</text:p>
          </table:table-cell>
          <table:table-cell office:value-type="float" office:value="1.81228" calcext:value-type="float">
            <text:p>1.81228</text:p>
          </table:table-cell>
          <table:table-cell office:value-type="float" office:value="1.84982" calcext:value-type="float">
            <text:p>1.84982</text:p>
          </table:table-cell>
          <table:table-cell office:value-type="float" office:value="0.801714" calcext:value-type="float">
            <text:p>0.801714</text:p>
          </table:table-cell>
          <table:table-cell office:value-type="float" office:value="0.465207" calcext:value-type="float">
            <text:p>0.465207</text:p>
          </table:table-cell>
          <table:table-cell table:number-columns-repeated="2" office:value-type="float" office:value="4.2541" calcext:value-type="float">
            <text:p>4.2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3" calcext:value-type="float">
            <text:p>3</text:p>
          </table:table-cell>
          <table:table-cell office:value-type="float" office:value="2.72464" calcext:value-type="float">
            <text:p>2.72464</text:p>
          </table:table-cell>
          <table:table-cell office:value-type="float" office:value="3.09596" calcext:value-type="float">
            <text:p>3.09596</text:p>
          </table:table-cell>
          <table:table-cell office:value-type="float" office:value="1.18352" calcext:value-type="float">
            <text:p>1.18352</text:p>
          </table:table-cell>
          <table:table-cell office:value-type="float" office:value="0" calcext:value-type="float">
            <text:p>0</text:p>
          </table:table-cell>
          <table:table-cell office:value-type="float" office:value="6.76906" calcext:value-type="float">
            <text:p>6.76906</text:p>
          </table:table-cell>
          <table:table-cell office:value-type="float" office:value="0.82264" calcext:value-type="float">
            <text:p>0.82264</text:p>
          </table:table-cell>
          <table:table-cell office:value-type="float" office:value="0.45109" calcext:value-type="float">
            <text:p>0.45109</text:p>
          </table:table-cell>
          <table:table-cell office:value-type="float" office:value="1.48379" calcext:value-type="float">
            <text:p>1.48379</text:p>
          </table:table-cell>
          <table:table-cell office:value-type="float" office:value="0.892153" calcext:value-type="float">
            <text:p>0.892153</text:p>
          </table:table-cell>
          <table:table-cell office:value-type="float" office:value="2.91349" calcext:value-type="float">
            <text:p>2.91349</text:p>
          </table:table-cell>
          <table:table-cell office:value-type="float" office:value="1.53824" calcext:value-type="float">
            <text:p>1.53824</text:p>
          </table:table-cell>
          <table:table-cell office:value-type="float" office:value="1.07819" calcext:value-type="float">
            <text:p>1.07819</text:p>
          </table:table-cell>
          <table:table-cell office:value-type="float" office:value="1.53861" calcext:value-type="float">
            <text:p>1.53861</text:p>
          </table:table-cell>
          <table:table-cell office:value-type="float" office:value="1.26596" calcext:value-type="float">
            <text:p>1.26596</text:p>
          </table:table-cell>
          <table:table-cell office:value-type="float" office:value="1.5741" calcext:value-type="float">
            <text:p>1.5741</text:p>
          </table:table-cell>
          <table:table-cell office:value-type="float" office:value="1.30663" calcext:value-type="float">
            <text:p>1.30663</text:p>
          </table:table-cell>
          <table:table-cell office:value-type="float" office:value="1.0908" calcext:value-type="float">
            <text:p>1.0908</text:p>
          </table:table-cell>
          <table:table-cell office:value-type="float" office:value="1.48938" calcext:value-type="float">
            <text:p>1.48938</text:p>
          </table:table-cell>
          <table:table-cell table:number-columns-repeated="2" office:value-type="float" office:value="5.2904" calcext:value-type="float">
            <text:p>5.2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4" calcext:value-type="float">
            <text:p>4</text:p>
          </table:table-cell>
          <table:table-cell office:value-type="float" office:value="4.86523" calcext:value-type="float">
            <text:p>4.86523</text:p>
          </table:table-cell>
          <table:table-cell office:value-type="float" office:value="4.14213" calcext:value-type="float">
            <text:p>4.14213</text:p>
          </table:table-cell>
          <table:table-cell office:value-type="float" office:value="4.62911" calcext:value-type="float">
            <text:p>4.62911</text:p>
          </table:table-cell>
          <table:table-cell office:value-type="float" office:value="5.93937" calcext:value-type="float">
            <text:p>5.93937</text:p>
          </table:table-cell>
          <table:table-cell office:value-type="float" office:value="0" calcext:value-type="float">
            <text:p>0</text:p>
          </table:table-cell>
          <table:table-cell office:value-type="float" office:value="4.7635" calcext:value-type="float">
            <text:p>4.7635</text:p>
          </table:table-cell>
          <table:table-cell office:value-type="float" office:value="5.32162" calcext:value-type="float">
            <text:p>5.32162</text:p>
          </table:table-cell>
          <table:table-cell office:value-type="float" office:value="4.38943" calcext:value-type="float">
            <text:p>4.38943</text:p>
          </table:table-cell>
          <table:table-cell office:value-type="float" office:value="6.15321" calcext:value-type="float">
            <text:p>6.15321</text:p>
          </table:table-cell>
          <table:table-cell office:value-type="float" office:value="2.69793" calcext:value-type="float">
            <text:p>2.69793</text:p>
          </table:table-cell>
          <table:table-cell office:value-type="float" office:value="5.66883" calcext:value-type="float">
            <text:p>5.66883</text:p>
          </table:table-cell>
          <table:table-cell office:value-type="float" office:value="5.95997" calcext:value-type="float">
            <text:p>5.95997</text:p>
          </table:table-cell>
          <table:table-cell office:value-type="float" office:value="5.36307" calcext:value-type="float">
            <text:p>5.36307</text:p>
          </table:table-cell>
          <table:table-cell office:value-type="float" office:value="5.83837" calcext:value-type="float">
            <text:p>5.83837</text:p>
          </table:table-cell>
          <table:table-cell office:value-type="float" office:value="4.22698" calcext:value-type="float">
            <text:p>4.22698</text:p>
          </table:table-cell>
          <table:table-cell office:value-type="float" office:value="4.74011" calcext:value-type="float">
            <text:p>4.74011</text:p>
          </table:table-cell>
          <table:table-cell office:value-type="float" office:value="5.93596" calcext:value-type="float">
            <text:p>5.93596</text:p>
          </table:table-cell>
          <table:table-cell office:value-type="float" office:value="5.11623" calcext:value-type="float">
            <text:p>5.11623</text:p>
          </table:table-cell>
          <table:table-cell table:number-columns-repeated="2" office:value-type="float" office:value="5.42947" calcext:value-type="float">
            <text:p>5.42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5" calcext:value-type="float">
            <text:p>5</text:p>
          </table:table-cell>
          <table:table-cell office:value-type="float" office:value="2.33041" calcext:value-type="float">
            <text:p>2.33041</text:p>
          </table:table-cell>
          <table:table-cell office:value-type="float" office:value="3.49598" calcext:value-type="float">
            <text:p>3.49598</text:p>
          </table:table-cell>
          <table:table-cell office:value-type="float" office:value="1.04776" calcext:value-type="float">
            <text:p>1.04776</text:p>
          </table:table-cell>
          <table:table-cell office:value-type="float" office:value="0.644768" calcext:value-type="float">
            <text:p>0.644768</text:p>
          </table:table-cell>
          <table:table-cell office:value-type="float" office:value="6.85236" calcext:value-type="float">
            <text:p>6.85236</text:p>
          </table:table-cell>
          <table:table-cell office:value-type="float" office:value="0" calcext:value-type="float">
            <text:p>0</text:p>
          </table:table-cell>
          <table:table-cell office:value-type="float" office:value="0.906235" calcext:value-type="float">
            <text:p>0.906235</text:p>
          </table:table-cell>
          <table:table-cell office:value-type="float" office:value="1.33376" calcext:value-type="float">
            <text:p>1.33376</text:p>
          </table:table-cell>
          <table:table-cell office:value-type="float" office:value="1.30815" calcext:value-type="float">
            <text:p>1.30815</text:p>
          </table:table-cell>
          <table:table-cell office:value-type="float" office:value="3.0367" calcext:value-type="float">
            <text:p>3.0367</text:p>
          </table:table-cell>
          <table:table-cell office:value-type="float" office:value="2.03281" calcext:value-type="float">
            <text:p>2.03281</text:p>
          </table:table-cell>
          <table:table-cell office:value-type="float" office:value="0.599453" calcext:value-type="float">
            <text:p>0.599453</text:p>
          </table:table-cell>
          <table:table-cell office:value-type="float" office:value="1.09001" calcext:value-type="float">
            <text:p>1.09001</text:p>
          </table:table-cell>
          <table:table-cell office:value-type="float" office:value="1.75547" calcext:value-type="float">
            <text:p>1.75547</text:p>
          </table:table-cell>
          <table:table-cell office:value-type="float" office:value="1.87377" calcext:value-type="float">
            <text:p>1.87377</text:p>
          </table:table-cell>
          <table:table-cell office:value-type="float" office:value="1.71013" calcext:value-type="float">
            <text:p>1.71013</text:p>
          </table:table-cell>
          <table:table-cell office:value-type="float" office:value="0.607406" calcext:value-type="float">
            <text:p>0.607406</text:p>
          </table:table-cell>
          <table:table-cell office:value-type="float" office:value="1.09101" calcext:value-type="float">
            <text:p>1.09101</text:p>
          </table:table-cell>
          <table:table-cell table:number-columns-repeated="2" office:value-type="float" office:value="4.89155" calcext:value-type="float">
            <text:p>4.89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6" calcext:value-type="float">
            <text:p>6</text:p>
          </table:table-cell>
          <table:table-cell office:value-type="float" office:value="4.05232" calcext:value-type="float">
            <text:p>4.05232</text:p>
          </table:table-cell>
          <table:table-cell office:value-type="float" office:value="2.15063" calcext:value-type="float">
            <text:p>2.15063</text:p>
          </table:table-cell>
          <table:table-cell office:value-type="float" office:value="2.30083" calcext:value-type="float">
            <text:p>2.30083</text:p>
          </table:table-cell>
          <table:table-cell office:value-type="float" office:value="1.49148" calcext:value-type="float">
            <text:p>1.49148</text:p>
          </table:table-cell>
          <table:table-cell office:value-type="float" office:value="6.74293" calcext:value-type="float">
            <text:p>6.74293</text:p>
          </table:table-cell>
          <table:table-cell office:value-type="float" office:value="1.67708" calcext:value-type="float">
            <text:p>1.67708</text:p>
          </table:table-cell>
          <table:table-cell office:value-type="float" office:value="0" calcext:value-type="float">
            <text:p>0</text:p>
          </table:table-cell>
          <table:table-cell office:value-type="float" office:value="2.54173" calcext:value-type="float">
            <text:p>2.54173</text:p>
          </table:table-cell>
          <table:table-cell office:value-type="float" office:value="0.994469" calcext:value-type="float">
            <text:p>0.994469</text:p>
          </table:table-cell>
          <table:table-cell office:value-type="float" office:value="3.04725" calcext:value-type="float">
            <text:p>3.04725</text:p>
          </table:table-cell>
          <table:table-cell office:value-type="float" office:value="0.0492917" calcext:value-type="float">
            <text:p>0.0492917</text:p>
          </table:table-cell>
          <table:table-cell office:value-type="float" office:value="2.55823" calcext:value-type="float">
            <text:p>2.55823</text:p>
          </table:table-cell>
          <table:table-cell office:value-type="float" office:value="2.98252" calcext:value-type="float">
            <text:p>2.98252</text:p>
          </table:table-cell>
          <table:table-cell office:value-type="float" office:value="0.31839" calcext:value-type="float">
            <text:p>0.31839</text:p>
          </table:table-cell>
          <table:table-cell office:value-type="float" office:value="1.5316" calcext:value-type="float">
            <text:p>1.5316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2.57409" calcext:value-type="float">
            <text:p>2.57409</text:p>
          </table:table-cell>
          <table:table-cell office:value-type="float" office:value="2.87982" calcext:value-type="float">
            <text:p>2.87982</text:p>
          </table:table-cell>
          <table:table-cell table:number-columns-repeated="2" office:value-type="float" office:value="6.57626" calcext:value-type="float">
            <text:p>6.57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7" calcext:value-type="float">
            <text:p>7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4.9317" calcext:value-type="float">
            <text:p>4.9317</text:p>
          </table:table-cell>
          <table:table-cell office:value-type="float" office:value="1.84306" calcext:value-type="float">
            <text:p>1.84306</text:p>
          </table:table-cell>
          <table:table-cell office:value-type="float" office:value="2.6778" calcext:value-type="float">
            <text:p>2.6778</text:p>
          </table:table-cell>
          <table:table-cell office:value-type="float" office:value="6.76787" calcext:value-type="float">
            <text:p>6.76787</text:p>
          </table:table-cell>
          <table:table-cell office:value-type="float" office:value="2.41296" calcext:value-type="float">
            <text:p>2.41296</text:p>
          </table:table-cell>
          <table:table-cell office:value-type="float" office:value="2.80827" calcext:value-type="float">
            <text:p>2.80827</text:p>
          </table:table-cell>
          <table:table-cell office:value-type="float" office:value="0" calcext:value-type="float">
            <text:p>0</text:p>
          </table:table-cell>
          <table:table-cell office:value-type="float" office:value="3.34863" calcext:value-type="float">
            <text:p>3.34863</text:p>
          </table:table-cell>
          <table:table-cell office:value-type="float" office:value="3.54824" calcext:value-type="float">
            <text:p>3.54824</text:p>
          </table:table-cell>
          <table:table-cell office:value-type="float" office:value="3.99352" calcext:value-type="float">
            <text:p>3.99352</text:p>
          </table:table-cell>
          <table:table-cell office:value-type="float" office:value="1.64892" calcext:value-type="float">
            <text:p>1.64892</text:p>
          </table:table-cell>
          <table:table-cell office:value-type="float" office:value="0.970338" calcext:value-type="float">
            <text:p>0.970338</text:p>
          </table:table-cell>
          <table:table-cell office:value-type="float" office:value="3.76197" calcext:value-type="float">
            <text:p>3.76197</text:p>
          </table:table-cell>
          <table:table-cell office:value-type="float" office:value="3.22634" calcext:value-type="float">
            <text:p>3.22634</text:p>
          </table:table-cell>
          <table:table-cell office:value-type="float" office:value="3.36256" calcext:value-type="float">
            <text:p>3.36256</text:p>
          </table:table-cell>
          <table:table-cell office:value-type="float" office:value="1.61691" calcext:value-type="float">
            <text:p>1.61691</text:p>
          </table:table-cell>
          <table:table-cell office:value-type="float" office:value="1.09258" calcext:value-type="float">
            <text:p>1.09258</text:p>
          </table:table-cell>
          <table:table-cell table:number-columns-repeated="2" office:value-type="float" office:value="2.97004" calcext:value-type="float">
            <text:p>2.97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8" calcext:value-type="float">
            <text:p>8</text:p>
          </table:table-cell>
          <table:table-cell office:value-type="float" office:value="3.61227" calcext:value-type="float">
            <text:p>3.61227</text:p>
          </table:table-cell>
          <table:table-cell office:value-type="float" office:value="3.05647" calcext:value-type="float">
            <text:p>3.05647</text:p>
          </table:table-cell>
          <table:table-cell office:value-type="float" office:value="2.0397" calcext:value-type="float">
            <text:p>2.0397</text:p>
          </table:table-cell>
          <table:table-cell office:value-type="float" office:value="0.673879" calcext:value-type="float">
            <text:p>0.673879</text:p>
          </table:table-cell>
          <table:table-cell office:value-type="float" office:value="7.29214" calcext:value-type="float">
            <text:p>7.29214</text:p>
          </table:table-cell>
          <table:table-cell office:value-type="float" office:value="1.54248" calcext:value-type="float">
            <text:p>1.54248</text:p>
          </table:table-cell>
          <table:table-cell office:value-type="float" office:value="0.880067" calcext:value-type="float">
            <text:p>0.880067</text:p>
          </table:table-cell>
          <table:table-cell office:value-type="float" office:value="2.33343" calcext:value-type="float">
            <text:p>2.33343</text:p>
          </table:table-cell>
          <table:table-cell office:value-type="float" office:value="0" calcext:value-type="float">
            <text:p>0</text:p>
          </table:table-cell>
          <table:table-cell office:value-type="float" office:value="3.45603" calcext:value-type="float">
            <text:p>3.45603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1.77809" calcext:value-type="float">
            <text:p>1.77809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1.94068" calcext:value-type="float">
            <text:p>1.94068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1.80209" calcext:value-type="float">
            <text:p>1.80209</text:p>
          </table:table-cell>
          <table:table-cell office:value-type="float" office:value="2.37256" calcext:value-type="float">
            <text:p>2.37256</text:p>
          </table:table-cell>
          <table:table-cell table:number-columns-repeated="2" office:value-type="float" office:value="6.17851" calcext:value-type="float">
            <text:p>6.17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9" calcext:value-type="float">
            <text:p>9</text:p>
          </table:table-cell>
          <table:table-cell office:value-type="float" office:value="3.06987" calcext:value-type="float">
            <text:p>3.06987</text:p>
          </table:table-cell>
          <table:table-cell office:value-type="float" office:value="2.1414" calcext:value-type="float">
            <text:p>2.1414</text:p>
          </table:table-cell>
          <table:table-cell office:value-type="float" office:value="2.10439" calcext:value-type="float">
            <text:p>2.10439</text:p>
          </table:table-cell>
          <table:table-cell office:value-type="float" office:value="3.26061" calcext:value-type="float">
            <text:p>3.26061</text:p>
          </table:table-cell>
          <table:table-cell office:value-type="float" office:value="3.85907" calcext:value-type="float">
            <text:p>3.85907</text:p>
          </table:table-cell>
          <table:table-cell office:value-type="float" office:value="2.1003" calcext:value-type="float">
            <text:p>2.1003</text:p>
          </table:table-cell>
          <table:table-cell office:value-type="float" office:value="2.62664" calcext:value-type="float">
            <text:p>2.62664</text:p>
          </table:table-cell>
          <table:table-cell office:value-type="float" office:value="1.94092" calcext:value-type="float">
            <text:p>1.94092</text:p>
          </table:table-cell>
          <table:table-cell office:value-type="float" office:value="3.45603" calcext:value-type="float">
            <text:p>3.45603</text:p>
          </table:table-cell>
          <table:table-cell office:value-type="float" office:value="0" calcext:value-type="float">
            <text:p>0</text:p>
          </table:table-cell>
          <table:table-cell office:value-type="float" office:value="3.04756" calcext:value-type="float">
            <text:p>3.04756</text:p>
          </table:table-cell>
          <table:table-cell office:value-type="float" office:value="3.44277" calcext:value-type="float">
            <text:p>3.44277</text:p>
          </table:table-cell>
          <table:table-cell office:value-type="float" office:value="3.02597" calcext:value-type="float">
            <text:p>3.02597</text:p>
          </table:table-cell>
          <table:table-cell office:value-type="float" office:value="3.17497" calcext:value-type="float">
            <text:p>3.17497</text:p>
          </table:table-cell>
          <table:table-cell office:value-type="float" office:value="1.54421" calcext:value-type="float">
            <text:p>1.54421</text:p>
          </table:table-cell>
          <table:table-cell office:value-type="float" office:value="2.06965" calcext:value-type="float">
            <text:p>2.06965</text:p>
          </table:table-cell>
          <table:table-cell office:value-type="float" office:value="3.42466" calcext:value-type="float">
            <text:p>3.42466</text:p>
          </table:table-cell>
          <table:table-cell office:value-type="float" office:value="2.7691" calcext:value-type="float">
            <text:p>2.7691</text:p>
          </table:table-cell>
          <table:table-cell table:number-columns-repeated="2" office:value-type="float" office:value="4.8486" calcext:value-type="float">
            <text:p>4.8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10" calcext:value-type="float">
            <text:p>10</text:p>
          </table:table-cell>
          <table:table-cell office:value-type="float" office:value="4.08946" calcext:value-type="float">
            <text:p>4.08946</text:p>
          </table:table-cell>
          <table:table-cell office:value-type="float" office:value="2.11622" calcext:value-type="float">
            <text:p>2.11622</text:p>
          </table:table-cell>
          <table:table-cell office:value-type="float" office:value="2.33504" calcext:value-type="float">
            <text:p>2.33504</text:p>
          </table:table-cell>
          <table:table-cell office:value-type="float" office:value="1.54054" calcext:value-type="float">
            <text:p>1.54054</text:p>
          </table:table-cell>
          <table:table-cell office:value-type="float" office:value="6.73102" calcext:value-type="float">
            <text:p>6.73102</text:p>
          </table:table-cell>
          <table:table-cell office:value-type="float" office:value="1.70991" calcext:value-type="float">
            <text:p>1.70991</text:p>
          </table:table-cell>
          <table:table-cell office:value-type="float" office:value="1.18529" calcext:value-type="float">
            <text:p>1.18529</text:p>
          </table:table-cell>
          <table:table-cell office:value-type="float" office:value="2.57319" calcext:value-type="float">
            <text:p>2.57319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3.04756" calcext:value-type="float">
            <text:p>3.04756</text:p>
          </table:table-cell>
          <table:table-cell office:value-type="float" office:value="0" calcext:value-type="float">
            <text:p>0</text:p>
          </table:table-cell>
          <table:table-cell office:value-type="float" office:value="2.6059" calcext:value-type="float">
            <text:p>2.6059</text:p>
          </table:table-cell>
          <table:table-cell office:value-type="float" office:value="3.02536" calcext:value-type="float">
            <text:p>3.02536</text:p>
          </table:table-cell>
          <table:table-cell office:value-type="float" office:value="0.36488" calcext:value-type="float">
            <text:p>0.36488</text:p>
          </table:table-cell>
          <table:table-cell office:value-type="float" office:value="1.53902" calcext:value-type="float">
            <text:p>1.53902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2.62161" calcext:value-type="float">
            <text:p>2.62161</text:p>
          </table:table-cell>
          <table:table-cell office:value-type="float" office:value="2.92059" calcext:value-type="float">
            <text:p>2.92059</text:p>
          </table:table-cell>
          <table:table-cell table:number-columns-repeated="2" office:value-type="float" office:value="6.61028" calcext:value-type="float">
            <text:p>6.61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11" calcext:value-type="float">
            <text:p>11</text:p>
          </table:table-cell>
          <table:table-cell office:value-type="float" office:value="2.09888" calcext:value-type="float">
            <text:p>2.09888</text:p>
          </table:table-cell>
          <table:table-cell office:value-type="float" office:value="4.08032" calcext:value-type="float">
            <text:p>4.08032</text:p>
          </table:table-cell>
          <table:table-cell office:value-type="float" office:value="1.34594" calcext:value-type="float">
            <text:p>1.34594</text:p>
          </table:table-cell>
          <table:table-cell office:value-type="float" office:value="1.11214" calcext:value-type="float">
            <text:p>1.11214</text:p>
          </table:table-cell>
          <table:table-cell office:value-type="float" office:value="7.18253" calcext:value-type="float">
            <text:p>7.18253</text:p>
          </table:table-cell>
          <table:table-cell office:value-type="float" office:value="1.49754" calcext:value-type="float">
            <text:p>1.49754</text:p>
          </table:table-cell>
          <table:table-cell office:value-type="float" office:value="1.5049" calcext:value-type="float">
            <text:p>1.5049</text:p>
          </table:table-cell>
          <table:table-cell office:value-type="float" office:value="1.57058" calcext:value-type="float">
            <text:p>1.57058</text:p>
          </table:table-cell>
          <table:table-cell office:value-type="float" office:value="1.77809" calcext:value-type="float">
            <text:p>1.77809</text:p>
          </table:table-cell>
          <table:table-cell office:value-type="float" office:value="3.44277" calcext:value-type="float">
            <text:p>3.44277</text:p>
          </table:table-cell>
          <table:table-cell office:value-type="float" office:value="2.6059" calcext:value-type="float">
            <text:p>2.6059</text:p>
          </table:table-cell>
          <table:table-cell office:value-type="float" office:value="0" calcext:value-type="float">
            <text:p>0</text:p>
          </table:table-cell>
          <table:table-cell office:value-type="float" office:value="0.836128" calcext:value-type="float">
            <text:p>0.836128</text:p>
          </table:table-cell>
          <table:table-cell office:value-type="float" office:value="2.30723" calcext:value-type="float">
            <text:p>2.30723</text:p>
          </table:table-cell>
          <table:table-cell office:value-type="float" office:value="2.42395" calcext:value-type="float">
            <text:p>2.42395</text:p>
          </table:table-cell>
          <table:table-cell office:value-type="float" office:value="2.30201" calcext:value-type="float">
            <text:p>2.30201</text:p>
          </table:table-cell>
          <table:table-cell office:value-type="float" office:value="0.0345365" calcext:value-type="float">
            <text:p>0.0345365</text:p>
          </table:table-cell>
          <table:table-cell office:value-type="float" office:value="0.978404" calcext:value-type="float">
            <text:p>0.978404</text:p>
          </table:table-cell>
          <table:table-cell table:number-columns-repeated="2" office:value-type="float" office:value="4.59775" calcext:value-type="float">
            <text:p>4.59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12" calcext:value-type="float">
            <text:p>12</text:p>
          </table:table-cell>
          <table:table-cell office:value-type="float" office:value="1.27594" calcext:value-type="float">
            <text:p>1.27594</text:p>
          </table:table-cell>
          <table:table-cell office:value-type="float" office:value="4.10052" calcext:value-type="float">
            <text:p>4.10052</text:p>
          </table:table-cell>
          <table:table-cell office:value-type="float" office:value="1.01855" calcext:value-type="float">
            <text:p>1.01855</text:p>
          </table:table-cell>
          <table:table-cell office:value-type="float" office:value="1.73389" calcext:value-type="float">
            <text:p>1.73389</text:p>
          </table:table-cell>
          <table:table-cell office:value-type="float" office:value="6.59435" calcext:value-type="float">
            <text:p>6.59435</text:p>
          </table:table-cell>
          <table:table-cell office:value-type="float" office:value="1.49979" calcext:value-type="float">
            <text:p>1.49979</text:p>
          </table:table-cell>
          <table:table-cell office:value-type="float" office:value="1.84069" calcext:value-type="float">
            <text:p>1.84069</text:p>
          </table:table-cell>
          <table:table-cell office:value-type="float" office:value="1.09101" calcext:value-type="float">
            <text:p>1.09101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3.02597" calcext:value-type="float">
            <text:p>3.02597</text:p>
          </table:table-cell>
          <table:table-cell office:value-type="float" office:value="3.02536" calcext:value-type="float">
            <text:p>3.02536</text:p>
          </table:table-cell>
          <table:table-cell office:value-type="float" office:value="0.836128" calcext:value-type="float">
            <text:p>0.836128</text:p>
          </table:table-cell>
          <table:table-cell office:value-type="float" office:value="0" calcext:value-type="float">
            <text:p>0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2.38016" calcext:value-type="float">
            <text:p>2.38016</text:p>
          </table:table-cell>
          <table:table-cell office:value-type="float" office:value="2.44342" calcext:value-type="float">
            <text:p>2.44342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0.25732" calcext:value-type="float">
            <text:p>0.25732</text:p>
          </table:table-cell>
          <table:table-cell table:number-columns-repeated="2" office:value-type="float" office:value="3.81524" calcext:value-type="float">
            <text:p>3.81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3" calcext:value-type="float">
            <text:p>13</text:p>
          </table:table-cell>
          <table:table-cell office:value-type="float" office:value="3.91389" calcext:value-type="float">
            <text:p>3.91389</text:p>
          </table:table-cell>
          <table:table-cell office:value-type="float" office:value="2.44409" calcext:value-type="float">
            <text:p>2.44409</text:p>
          </table:table-cell>
          <table:table-cell office:value-type="float" office:value="2.19776" calcext:value-type="float">
            <text:p>2.19776</text:p>
          </table:table-cell>
          <table:table-cell office:value-type="float" office:value="1.21482" calcext:value-type="float">
            <text:p>1.21482</text:p>
          </table:table-cell>
          <table:table-cell office:value-type="float" office:value="6.93052" calcext:value-type="float">
            <text:p>6.93052</text:p>
          </table:table-cell>
          <table:table-cell office:value-type="float" office:value="1.59487" calcext:value-type="float">
            <text:p>1.59487</text:p>
          </table:table-cell>
          <table:table-cell office:value-type="float" office:value="0.984756" calcext:value-type="float">
            <text:p>0.984756</text:p>
          </table:table-cell>
          <table:table-cell office:value-type="float" office:value="2.45978" calcext:value-type="float">
            <text:p>2.45978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3.17497" calcext:value-type="float">
            <text:p>3.17497</text:p>
          </table:table-cell>
          <table:table-cell office:value-type="float" office:value="0.36488" calcext:value-type="float">
            <text:p>0.36488</text:p>
          </table:table-cell>
          <table:table-cell office:value-type="float" office:value="2.30723" calcext:value-type="float">
            <text:p>2.30723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" calcext:value-type="float">
            <text:p>0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2.32552" calcext:value-type="float">
            <text:p>2.32552</text:p>
          </table:table-cell>
          <table:table-cell office:value-type="float" office:value="2.71132" calcext:value-type="float">
            <text:p>2.71132</text:p>
          </table:table-cell>
          <table:table-cell table:number-columns-repeated="2" office:value-type="float" office:value="6.46025" calcext:value-type="float">
            <text:p>6.46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4" calcext:value-type="float">
            <text:p>14</text:p>
          </table:table-cell>
          <table:table-cell office:value-type="float" office:value="3.0636" calcext:value-type="float">
            <text:p>3.0636</text:p>
          </table:table-cell>
          <table:table-cell office:value-type="float" office:value="1.72039" calcext:value-type="float">
            <text:p>1.72039</text:p>
          </table:table-cell>
          <table:table-cell office:value-type="float" office:value="1.3862" calcext:value-type="float">
            <text:p>1.3862</text:p>
          </table:table-cell>
          <table:table-cell office:value-type="float" office:value="1.87405" calcext:value-type="float">
            <text:p>1.87405</text:p>
          </table:table-cell>
          <table:table-cell office:value-type="float" office:value="5.35273" calcext:value-type="float">
            <text:p>5.35273</text:p>
          </table:table-cell>
          <table:table-cell office:value-type="float" office:value="0.932066" calcext:value-type="float">
            <text:p>0.932066</text:p>
          </table:table-cell>
          <table:table-cell office:value-type="float" office:value="1.18677" calcext:value-type="float">
            <text:p>1.18677</text:p>
          </table:table-cell>
          <table:table-cell office:value-type="float" office:value="1.47237" calcext:value-type="float">
            <text:p>1.47237</text:p>
          </table:table-cell>
          <table:table-cell office:value-type="float" office:value="1.94068" calcext:value-type="float">
            <text:p>1.94068</text:p>
          </table:table-cell>
          <table:table-cell office:value-type="float" office:value="1.54421" calcext:value-type="float">
            <text:p>1.54421</text:p>
          </table:table-cell>
          <table:table-cell office:value-type="float" office:value="1.53902" calcext:value-type="float">
            <text:p>1.53902</text:p>
          </table:table-cell>
          <table:table-cell office:value-type="float" office:value="2.42395" calcext:value-type="float">
            <text:p>2.42395</text:p>
          </table:table-cell>
          <table:table-cell office:value-type="float" office:value="2.38016" calcext:value-type="float">
            <text:p>2.38016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0" calcext:value-type="float">
            <text:p>0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2.41898" calcext:value-type="float">
            <text:p>2.41898</text:p>
          </table:table-cell>
          <table:table-cell office:value-type="float" office:value="2.17036" calcext:value-type="float">
            <text:p>2.17036</text:p>
          </table:table-cell>
          <table:table-cell table:number-columns-repeated="2" office:value-type="float" office:value="5.40789" calcext:value-type="float">
            <text:p>5.40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5" calcext:value-type="float">
            <text:p>15</text:p>
          </table:table-cell>
          <table:table-cell office:value-type="float" office:value="3.3115" calcext:value-type="float">
            <text:p>3.3115</text:p>
          </table:table-cell>
          <table:table-cell office:value-type="float" office:value="1.79158" calcext:value-type="float">
            <text:p>1.79158</text:p>
          </table:table-cell>
          <table:table-cell office:value-type="float" office:value="1.54806" calcext:value-type="float">
            <text:p>1.54806</text:p>
          </table:table-cell>
          <table:table-cell office:value-type="float" office:value="1.53964" calcext:value-type="float">
            <text:p>1.53964</text:p>
          </table:table-cell>
          <table:table-cell office:value-type="float" office:value="5.84918" calcext:value-type="float">
            <text:p>5.84918</text:p>
          </table:table-cell>
          <table:table-cell office:value-type="float" office:value="0.94984" calcext:value-type="float">
            <text:p>0.94984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1.72092" calcext:value-type="float">
            <text:p>1.72092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2.06965" calcext:value-type="float">
            <text:p>2.06965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2.30201" calcext:value-type="float">
            <text:p>2.30201</text:p>
          </table:table-cell>
          <table:table-cell office:value-type="float" office:value="2.44342" calcext:value-type="float">
            <text:p>2.44342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0" calcext:value-type="float">
            <text:p>0</text:p>
          </table:table-cell>
          <table:table-cell office:value-type="float" office:value="2.30459" calcext:value-type="float">
            <text:p>2.30459</text:p>
          </table:table-cell>
          <table:table-cell office:value-type="float" office:value="2.27252" calcext:value-type="float">
            <text:p>2.27252</text:p>
          </table:table-cell>
          <table:table-cell table:number-columns-repeated="2" office:value-type="float" office:value="5.75171" calcext:value-type="float">
            <text:p>5.75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6" calcext:value-type="float">
            <text:p>16</text:p>
          </table:table-cell>
          <table:table-cell office:value-type="float" office:value="2.06442" calcext:value-type="float">
            <text:p>2.06442</text:p>
          </table:table-cell>
          <table:table-cell office:value-type="float" office:value="4.08034" calcext:value-type="float">
            <text:p>4.08034</text:p>
          </table:table-cell>
          <table:table-cell office:value-type="float" office:value="1.32564" calcext:value-type="float">
            <text:p>1.32564</text:p>
          </table:table-cell>
          <table:table-cell office:value-type="float" office:value="1.13438" calcext:value-type="float">
            <text:p>1.13438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1.49088" calcext:value-type="float">
            <text:p>1.49088</text:p>
          </table:table-cell>
          <table:table-cell office:value-type="float" office:value="1.51362" calcext:value-type="float">
            <text:p>1.51362</text:p>
          </table:table-cell>
          <table:table-cell office:value-type="float" office:value="1.54657" calcext:value-type="float">
            <text:p>1.54657</text:p>
          </table:table-cell>
          <table:table-cell office:value-type="float" office:value="1.80209" calcext:value-type="float">
            <text:p>1.80209</text:p>
          </table:table-cell>
          <table:table-cell office:value-type="float" office:value="3.42466" calcext:value-type="float">
            <text:p>3.42466</text:p>
          </table:table-cell>
          <table:table-cell office:value-type="float" office:value="2.62161" calcext:value-type="float">
            <text:p>2.62161</text:p>
          </table:table-cell>
          <table:table-cell office:value-type="float" office:value="0.0345365" calcext:value-type="float">
            <text:p>0.0345365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2.32552" calcext:value-type="float">
            <text:p>2.32552</text:p>
          </table:table-cell>
          <table:table-cell office:value-type="float" office:value="2.41898" calcext:value-type="float">
            <text:p>2.41898</text:p>
          </table:table-cell>
          <table:table-cell office:value-type="float" office:value="2.30459" calcext:value-type="float">
            <text:p>2.30459</text:p>
          </table:table-cell>
          <table:table-cell office:value-type="float" office:value="0" calcext:value-type="float">
            <text:p>0</text:p>
          </table:table-cell>
          <table:table-cell office:value-type="float" office:value="0.945598" calcext:value-type="float">
            <text:p>0.945598</text:p>
          </table:table-cell>
          <table:table-cell table:number-columns-repeated="2" office:value-type="float" office:value="4.56431" calcext:value-type="float">
            <text:p>4.56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7" calcext:value-type="float">
            <text:p>17</text:p>
          </table:table-cell>
          <table:table-cell office:value-type="float" office:value="1.24182" calcext:value-type="float">
            <text:p>1.24182</text:p>
          </table:table-cell>
          <table:table-cell office:value-type="float" office:value="3.88915" calcext:value-type="float">
            <text:p>3.88915</text:p>
          </table:table-cell>
          <table:table-cell office:value-type="float" office:value="0.790368" calcext:value-type="float">
            <text:p>0.790368</text:p>
          </table:table-cell>
          <table:table-cell office:value-type="float" office:value="1.72991" calcext:value-type="float">
            <text:p>1.72991</text:p>
          </table:table-cell>
          <table:table-cell office:value-type="float" office:value="6.347" calcext:value-type="float">
            <text:p>6.347</text:p>
          </table:table-cell>
          <table:table-cell office:value-type="float" office:value="1.32273" calcext:value-type="float">
            <text:p>1.32273</text:p>
          </table:table-cell>
          <table:table-cell office:value-type="float" office:value="1.73819" calcext:value-type="float">
            <text:p>1.73819</text:p>
          </table:table-cell>
          <table:table-cell office:value-type="float" office:value="0.836999" calcext:value-type="float">
            <text:p>0.836999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2.7691" calcext:value-type="float">
            <text:p>2.7691</text:p>
          </table:table-cell>
          <table:table-cell office:value-type="float" office:value="2.92059" calcext:value-type="float">
            <text:p>2.92059</text:p>
          </table:table-cell>
          <table:table-cell office:value-type="float" office:value="0.978404" calcext:value-type="float">
            <text:p>0.978404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2.17036" calcext:value-type="float">
            <text:p>2.17036</text:p>
          </table:table-cell>
          <table:table-cell office:value-type="float" office:value="2.27252" calcext:value-type="float">
            <text:p>2.27252</text:p>
          </table:table-cell>
          <table:table-cell office:value-type="float" office:value="0.945598" calcext:value-type="float">
            <text:p>0.9455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80707" calcext:value-type="float">
            <text:p>3.80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84" office:value-type="float" office:value="18" calcext:value-type="float">
            <text:p>18</text:p>
          </table:table-cell>
          <table:table-cell office:value-type="float" office:value="2.56624" calcext:value-type="float">
            <text:p>2.56624</text:p>
          </table:table-cell>
          <table:table-cell office:value-type="float" office:value="6.8561" calcext:value-type="float">
            <text:p>6.8561</text:p>
          </table:table-cell>
          <table:table-cell office:value-type="float" office:value="4.27543" calcext:value-type="float">
            <text:p>4.27543</text:p>
          </table:table-cell>
          <table:table-cell office:value-type="float" office:value="5.53477" calcext:value-type="float">
            <text:p>5.53477</text:p>
          </table:table-cell>
          <table:table-cell office:value-type="float" office:value="6.42624" calcext:value-type="float">
            <text:p>6.42624</text:p>
          </table:table-cell>
          <table:table-cell office:value-type="float" office:value="4.9011" calcext:value-type="float">
            <text:p>4.9011</text:p>
          </table:table-cell>
          <table:table-cell office:value-type="float" office:value="5.47623" calcext:value-type="float">
            <text:p>5.47623</text:p>
          </table:table-cell>
          <table:table-cell office:value-type="float" office:value="4.04592" calcext:value-type="float">
            <text:p>4.0459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8486" calcext:value-type="float">
            <text:p>4.8486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4.59775" calcext:value-type="float">
            <text:p>4.59775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56431" calcext:value-type="float">
            <text:p>4.56431</text:p>
          </table:table-cell>
          <table:table-cell office:value-type="float" office:value="3.80707" calcext:value-type="float">
            <text:p>3.807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84" office:value-type="float" office:value="19" calcext:value-type="float">
            <text:p>19</text:p>
          </table:table-cell>
          <table:table-cell office:value-type="float" office:value="2.56624" calcext:value-type="float">
            <text:p>2.56624</text:p>
          </table:table-cell>
          <table:table-cell office:value-type="float" office:value="6.8561" calcext:value-type="float">
            <text:p>6.8561</text:p>
          </table:table-cell>
          <table:table-cell office:value-type="float" office:value="4.27543" calcext:value-type="float">
            <text:p>4.27543</text:p>
          </table:table-cell>
          <table:table-cell office:value-type="float" office:value="5.53477" calcext:value-type="float">
            <text:p>5.53477</text:p>
          </table:table-cell>
          <table:table-cell office:value-type="float" office:value="6.42624" calcext:value-type="float">
            <text:p>6.42624</text:p>
          </table:table-cell>
          <table:table-cell office:value-type="float" office:value="4.9011" calcext:value-type="float">
            <text:p>4.9011</text:p>
          </table:table-cell>
          <table:table-cell office:value-type="float" office:value="5.47623" calcext:value-type="float">
            <text:p>5.47623</text:p>
          </table:table-cell>
          <table:table-cell office:value-type="float" office:value="4.04592" calcext:value-type="float">
            <text:p>4.0459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8486" calcext:value-type="float">
            <text:p>4.8486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4.59775" calcext:value-type="float">
            <text:p>4.59775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56431" calcext:value-type="float">
            <text:p>4.56431</text:p>
          </table:table-cell>
          <table:table-cell office:value-type="float" office:value="3.80707" calcext:value-type="float">
            <text:p>3.807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0" calcext:value-type="float">
            <text:p>0</text:p>
          </table:table-cell>
          <table:table-cell table:style-name="ce82" table:formula="of:=[.C205]*0.46" office:value-type="float" office:value="0" calcext:value-type="float">
            <text:p>0.0000</text:p>
          </table:table-cell>
          <table:table-cell table:style-name="ce82" table:formula="of:=[.D205]*0.46" office:value-type="float" office:value="2.106156" calcext:value-type="float">
            <text:p>2.1062</text:p>
          </table:table-cell>
          <table:table-cell table:style-name="ce82" table:formula="of:=[.E205]*0.46" office:value-type="float" office:value="0.6975348" calcext:value-type="float">
            <text:p>0.6975</text:p>
          </table:table-cell>
          <table:table-cell table:style-name="ce82" table:formula="of:=[.F205]*0.46" office:value-type="float" office:value="1.1619278" calcext:value-type="float">
            <text:p>1.1619</text:p>
          </table:table-cell>
          <table:table-cell table:style-name="ce82" table:formula="of:=[.G205]*0.46" office:value-type="float" office:value="2.9486046" calcext:value-type="float">
            <text:p>2.9486</text:p>
          </table:table-cell>
          <table:table-cell table:style-name="ce82" table:formula="of:=[.H205]*0.46" office:value-type="float" office:value="0.972532" calcext:value-type="float">
            <text:p>0.9725</text:p>
          </table:table-cell>
          <table:table-cell table:style-name="ce82" table:formula="of:=[.I205]*0.46" office:value-type="float" office:value="1.1816066" calcext:value-type="float">
            <text:p>1.1816</text:p>
          </table:table-cell>
          <table:table-cell table:style-name="ce82" table:formula="of:=[.J205]*0.46" office:value-type="float" office:value="0.655799" calcext:value-type="float">
            <text:p>0.6558</text:p>
          </table:table-cell>
          <table:table-cell table:style-name="ce82" table:formula="of:=[.K205]*0.46" office:value-type="float" office:value="1.4645756" calcext:value-type="float">
            <text:p>1.4646</text:p>
          </table:table-cell>
          <table:table-cell table:style-name="ce82" table:formula="of:=[.L205]*0.46" office:value-type="float" office:value="1.4523856" calcext:value-type="float">
            <text:p>1.4524</text:p>
          </table:table-cell>
          <table:table-cell table:style-name="ce82" table:formula="of:=[.M205]*0.46" office:value-type="float" office:value="1.7247424" calcext:value-type="float">
            <text:p>1.7247</text:p>
          </table:table-cell>
          <table:table-cell table:style-name="ce82" table:formula="of:=[.N205]*0.46" office:value-type="float" office:value="0.7321176" calcext:value-type="float">
            <text:p>0.7321</text:p>
          </table:table-cell>
          <table:table-cell table:style-name="ce82" table:formula="of:=[.O205]*0.46" office:value-type="float" office:value="0.36582926" calcext:value-type="float">
            <text:p>0.3658</text:p>
          </table:table-cell>
          <table:table-cell table:style-name="ce82" table:formula="of:=[.P205]*0.46" office:value-type="float" office:value="1.6294626" calcext:value-type="float">
            <text:p>1.6295</text:p>
          </table:table-cell>
          <table:table-cell table:style-name="ce82" table:formula="of:=[.Q205]*0.46" office:value-type="float" office:value="1.3275186" calcext:value-type="float">
            <text:p>1.3275</text:p>
          </table:table-cell>
          <table:table-cell table:style-name="ce82" table:formula="of:=[.R205]*0.46" office:value-type="float" office:value="1.4065742" calcext:value-type="float">
            <text:p>1.4066</text:p>
          </table:table-cell>
          <table:table-cell table:style-name="ce82" table:formula="of:=[.S205]*0.46" office:value-type="float" office:value="0.7163902" calcext:value-type="float">
            <text:p>0.7164</text:p>
          </table:table-cell>
          <table:table-cell table:style-name="ce82" table:formula="of:=[.T205]*0.46" office:value-type="float" office:value="0.38232532" calcext:value-type="float">
            <text:p>0.3823</text:p>
          </table:table-cell>
          <table:table-cell table:style-name="ce82" table:formula="of:=[.U205]*0.46" office:value-type="float" office:value="1.3896738" calcext:value-type="float">
            <text:p>1.3897</text:p>
          </table:table-cell>
          <table:table-cell table:style-name="ce82" table:formula="of:=[.V205]*0.46" office:value-type="float" office:value="1.3896738" calcext:value-type="float">
            <text:p>1.3897</text:p>
          </table:table-cell>
          <table:table-cell table:formula="of:=[.W205]*0.46" office:value-type="float" office:value="0" calcext:value-type="float">
            <text:p>0</text:p>
          </table:table-cell>
          <table:table-cell table:formula="of:=[.X205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1" calcext:value-type="float">
            <text:p>1</text:p>
          </table:table-cell>
          <table:table-cell table:style-name="ce82" table:formula="of:=[.C206]*0.46" office:value-type="float" office:value="2.1686976" calcext:value-type="float">
            <text:p>2.1687</text:p>
          </table:table-cell>
          <table:table-cell table:style-name="ce82" table:formula="of:=[.D206]*0.46" office:value-type="float" office:value="0" calcext:value-type="float">
            <text:p>0.0000</text:p>
          </table:table-cell>
          <table:table-cell table:style-name="ce82" table:formula="of:=[.E206]*0.46" office:value-type="float" office:value="1.4589728" calcext:value-type="float">
            <text:p>1.4590</text:p>
          </table:table-cell>
          <table:table-cell table:style-name="ce82" table:formula="of:=[.F206]*0.46" office:value-type="float" office:value="1.5985736" calcext:value-type="float">
            <text:p>1.5986</text:p>
          </table:table-cell>
          <table:table-cell table:style-name="ce82" table:formula="of:=[.G206]*0.46" office:value-type="float" office:value="2.1906166" calcext:value-type="float">
            <text:p>2.1906</text:p>
          </table:table-cell>
          <table:table-cell table:style-name="ce82" table:formula="of:=[.H206]*0.46" office:value-type="float" office:value="1.2590108" calcext:value-type="float">
            <text:p>1.2590</text:p>
          </table:table-cell>
          <table:table-cell table:style-name="ce82" table:formula="of:=[.I206]*0.46" office:value-type="float" office:value="1.2917904" calcext:value-type="float">
            <text:p>1.2918</text:p>
          </table:table-cell>
          <table:table-cell table:style-name="ce82" table:formula="of:=[.J206]*0.46" office:value-type="float" office:value="1.4717102" calcext:value-type="float">
            <text:p>1.4717</text:p>
          </table:table-cell>
          <table:table-cell table:style-name="ce82" table:formula="of:=[.K206]*0.46" office:value-type="float" office:value="1.5015964" calcext:value-type="float">
            <text:p>1.5016</text:p>
          </table:table-cell>
          <table:table-cell table:style-name="ce82" table:formula="of:=[.L206]*0.46" office:value-type="float" office:value="0.9329582" calcext:value-type="float">
            <text:p>0.9330</text:p>
          </table:table-cell>
          <table:table-cell table:style-name="ce82" table:formula="of:=[.M206]*0.46" office:value-type="float" office:value="1.0800892" calcext:value-type="float">
            <text:p>1.0801</text:p>
          </table:table-cell>
          <table:table-cell table:style-name="ce82" table:formula="of:=[.N206]*0.46" office:value-type="float" office:value="1.936278" calcext:value-type="float">
            <text:p>1.9363</text:p>
          </table:table-cell>
          <table:table-cell table:style-name="ce82" table:formula="of:=[.O206]*0.46" office:value-type="float" office:value="1.9236832" calcext:value-type="float">
            <text:p>1.9237</text:p>
          </table:table-cell>
          <table:table-cell table:style-name="ce82" table:formula="of:=[.P206]*0.46" office:value-type="float" office:value="1.226935" calcext:value-type="float">
            <text:p>1.2269</text:p>
          </table:table-cell>
          <table:table-cell table:style-name="ce82" table:formula="of:=[.Q206]*0.46" office:value-type="float" office:value="0.8327748" calcext:value-type="float">
            <text:p>0.8328</text:p>
          </table:table-cell>
          <table:table-cell table:style-name="ce82" table:formula="of:=[.R206]*0.46" office:value-type="float" office:value="0.8954222" calcext:value-type="float">
            <text:p>0.8954</text:p>
          </table:table-cell>
          <table:table-cell table:style-name="ce82" table:formula="of:=[.S206]*0.46" office:value-type="float" office:value="1.9354316" calcext:value-type="float">
            <text:p>1.9354</text:p>
          </table:table-cell>
          <table:table-cell table:style-name="ce82" table:formula="of:=[.T206]*0.46" office:value-type="float" office:value="1.8225108" calcext:value-type="float">
            <text:p>1.8225</text:p>
          </table:table-cell>
          <table:table-cell table:style-name="ce82" table:formula="of:=[.U206]*0.46" office:value-type="float" office:value="3.1309302" calcext:value-type="float">
            <text:p>3.1309</text:p>
          </table:table-cell>
          <table:table-cell table:style-name="ce82" table:formula="of:=[.V206]*0.46" office:value-type="float" office:value="3.1309302" calcext:value-type="float">
            <text:p>3.1309</text:p>
          </table:table-cell>
          <table:table-cell table:formula="of:=[.W206]*0.46" office:value-type="float" office:value="0" calcext:value-type="float">
            <text:p>0</text:p>
          </table:table-cell>
          <table:table-cell table:formula="of:=[.X206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2" calcext:value-type="float">
            <text:p>2</text:p>
          </table:table-cell>
          <table:table-cell table:style-name="ce82" table:formula="of:=[.C207]*0.46" office:value-type="float" office:value="0.776802" calcext:value-type="float">
            <text:p>0.7768</text:p>
          </table:table-cell>
          <table:table-cell table:style-name="ce82" table:formula="of:=[.D207]*0.46" office:value-type="float" office:value="1.6233032" calcext:value-type="float">
            <text:p>1.6233</text:p>
          </table:table-cell>
          <table:table-cell table:style-name="ce82" table:formula="of:=[.E207]*0.46" office:value-type="float" office:value="0" calcext:value-type="float">
            <text:p>0.0000</text:p>
          </table:table-cell>
          <table:table-cell table:style-name="ce82" table:formula="of:=[.F207]*0.46" office:value-type="float" office:value="0.6000194" calcext:value-type="float">
            <text:p>0.6000</text:p>
          </table:table-cell>
          <table:table-cell table:style-name="ce82" table:formula="of:=[.G207]*0.46" office:value-type="float" office:value="2.9244178" calcext:value-type="float">
            <text:p>2.9244</text:p>
          </table:table-cell>
          <table:table-cell table:style-name="ce82" table:formula="of:=[.H207]*0.46" office:value-type="float" office:value="0.41869614" calcext:value-type="float">
            <text:p>0.4187</text:p>
          </table:table-cell>
          <table:table-cell table:style-name="ce82" table:formula="of:=[.I207]*0.46" office:value-type="float" office:value="0.585856" calcext:value-type="float">
            <text:p>0.5859</text:p>
          </table:table-cell>
          <table:table-cell table:style-name="ce82" table:formula="of:=[.J207]*0.46" office:value-type="float" office:value="0.34291942" calcext:value-type="float">
            <text:p>0.3429</text:p>
          </table:table-cell>
          <table:table-cell table:style-name="ce82" table:formula="of:=[.K207]*0.46" office:value-type="float" office:value="0.8861302" calcext:value-type="float">
            <text:p>0.8861</text:p>
          </table:table-cell>
          <table:table-cell table:style-name="ce82" table:formula="of:=[.L207]*0.46" office:value-type="float" office:value="1.214837" calcext:value-type="float">
            <text:p>1.2148</text:p>
          </table:table-cell>
          <table:table-cell table:style-name="ce82" table:formula="of:=[.M207]*0.46" office:value-type="float" office:value="1.1302982" calcext:value-type="float">
            <text:p>1.1303</text:p>
          </table:table-cell>
          <table:table-cell table:style-name="ce82" table:formula="of:=[.N207]*0.46" office:value-type="float" office:value="0.37960764" calcext:value-type="float">
            <text:p>0.3796</text:p>
          </table:table-cell>
          <table:table-cell table:style-name="ce82" table:formula="of:=[.O207]*0.46" office:value-type="float" office:value="0.27335592" calcext:value-type="float">
            <text:p>0.2734</text:p>
          </table:table-cell>
          <table:table-cell table:style-name="ce82" table:formula="of:=[.P207]*0.46" office:value-type="float" office:value="1.033298" calcext:value-type="float">
            <text:p>1.0333</text:p>
          </table:table-cell>
          <table:table-cell table:style-name="ce82" table:formula="of:=[.Q207]*0.46" office:value-type="float" office:value="0.8336488" calcext:value-type="float">
            <text:p>0.8336</text:p>
          </table:table-cell>
          <table:table-cell table:style-name="ce82" table:formula="of:=[.R207]*0.46" office:value-type="float" office:value="0.8509172" calcext:value-type="float">
            <text:p>0.8509</text:p>
          </table:table-cell>
          <table:table-cell table:style-name="ce82" table:formula="of:=[.S207]*0.46" office:value-type="float" office:value="0.36878844" calcext:value-type="float">
            <text:p>0.3688</text:p>
          </table:table-cell>
          <table:table-cell table:style-name="ce82" table:formula="of:=[.T207]*0.46" office:value-type="float" office:value="0.21399522" calcext:value-type="float">
            <text:p>0.2140</text:p>
          </table:table-cell>
          <table:table-cell table:style-name="ce82" table:formula="of:=[.U207]*0.46" office:value-type="float" office:value="1.956886" calcext:value-type="float">
            <text:p>1.9569</text:p>
          </table:table-cell>
          <table:table-cell table:style-name="ce82" table:formula="of:=[.V207]*0.46" office:value-type="float" office:value="1.956886" calcext:value-type="float">
            <text:p>1.9569</text:p>
          </table:table-cell>
          <table:table-cell table:formula="of:=[.W207]*0.46" office:value-type="float" office:value="0" calcext:value-type="float">
            <text:p>0</text:p>
          </table:table-cell>
          <table:table-cell table:formula="of:=[.X207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3" calcext:value-type="float">
            <text:p>3</text:p>
          </table:table-cell>
          <table:table-cell table:style-name="ce82" table:formula="of:=[.C208]*0.46" office:value-type="float" office:value="1.2533344" calcext:value-type="float">
            <text:p>1.2533</text:p>
          </table:table-cell>
          <table:table-cell table:style-name="ce82" table:formula="of:=[.D208]*0.46" office:value-type="float" office:value="1.4241416" calcext:value-type="float">
            <text:p>1.4241</text:p>
          </table:table-cell>
          <table:table-cell table:style-name="ce82" table:formula="of:=[.E208]*0.46" office:value-type="float" office:value="0.5444192" calcext:value-type="float">
            <text:p>0.5444</text:p>
          </table:table-cell>
          <table:table-cell table:style-name="ce82" table:formula="of:=[.F208]*0.46" office:value-type="float" office:value="0" calcext:value-type="float">
            <text:p>0.0000</text:p>
          </table:table-cell>
          <table:table-cell table:style-name="ce82" table:formula="of:=[.G208]*0.46" office:value-type="float" office:value="3.1137676" calcext:value-type="float">
            <text:p>3.1138</text:p>
          </table:table-cell>
          <table:table-cell table:style-name="ce82" table:formula="of:=[.H208]*0.46" office:value-type="float" office:value="0.3784144" calcext:value-type="float">
            <text:p>0.3784</text:p>
          </table:table-cell>
          <table:table-cell table:style-name="ce82" table:formula="of:=[.I208]*0.46" office:value-type="float" office:value="0.2075014" calcext:value-type="float">
            <text:p>0.2075</text:p>
          </table:table-cell>
          <table:table-cell table:style-name="ce82" table:formula="of:=[.J208]*0.46" office:value-type="float" office:value="0.6825434" calcext:value-type="float">
            <text:p>0.6825</text:p>
          </table:table-cell>
          <table:table-cell table:style-name="ce82" table:formula="of:=[.K208]*0.46" office:value-type="float" office:value="0.41039038" calcext:value-type="float">
            <text:p>0.4104</text:p>
          </table:table-cell>
          <table:table-cell table:style-name="ce82" table:formula="of:=[.L208]*0.46" office:value-type="float" office:value="1.3402054" calcext:value-type="float">
            <text:p>1.3402</text:p>
          </table:table-cell>
          <table:table-cell table:style-name="ce82" table:formula="of:=[.M208]*0.46" office:value-type="float" office:value="0.7075904" calcext:value-type="float">
            <text:p>0.7076</text:p>
          </table:table-cell>
          <table:table-cell table:style-name="ce82" table:formula="of:=[.N208]*0.46" office:value-type="float" office:value="0.4959674" calcext:value-type="float">
            <text:p>0.4960</text:p>
          </table:table-cell>
          <table:table-cell table:style-name="ce82" table:formula="of:=[.O208]*0.46" office:value-type="float" office:value="0.7077606" calcext:value-type="float">
            <text:p>0.7078</text:p>
          </table:table-cell>
          <table:table-cell table:style-name="ce82" table:formula="of:=[.P208]*0.46" office:value-type="float" office:value="0.5823416" calcext:value-type="float">
            <text:p>0.5823</text:p>
          </table:table-cell>
          <table:table-cell table:style-name="ce82" table:formula="of:=[.Q208]*0.46" office:value-type="float" office:value="0.724086" calcext:value-type="float">
            <text:p>0.7241</text:p>
          </table:table-cell>
          <table:table-cell table:style-name="ce82" table:formula="of:=[.R208]*0.46" office:value-type="float" office:value="0.6010498" calcext:value-type="float">
            <text:p>0.6010</text:p>
          </table:table-cell>
          <table:table-cell table:style-name="ce82" table:formula="of:=[.S208]*0.46" office:value-type="float" office:value="0.501768" calcext:value-type="float">
            <text:p>0.5018</text:p>
          </table:table-cell>
          <table:table-cell table:style-name="ce82" table:formula="of:=[.T208]*0.46" office:value-type="float" office:value="0.6851148" calcext:value-type="float">
            <text:p>0.6851</text:p>
          </table:table-cell>
          <table:table-cell table:style-name="ce82" table:formula="of:=[.U208]*0.46" office:value-type="float" office:value="2.433584" calcext:value-type="float">
            <text:p>2.4336</text:p>
          </table:table-cell>
          <table:table-cell table:style-name="ce82" table:formula="of:=[.V208]*0.46" office:value-type="float" office:value="2.433584" calcext:value-type="float">
            <text:p>2.4336</text:p>
          </table:table-cell>
          <table:table-cell table:formula="of:=[.W208]*0.46" office:value-type="float" office:value="0" calcext:value-type="float">
            <text:p>0</text:p>
          </table:table-cell>
          <table:table-cell table:formula="of:=[.X208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4" calcext:value-type="float">
            <text:p>4</text:p>
          </table:table-cell>
          <table:table-cell table:style-name="ce82" table:formula="of:=[.C209]*0.46" office:value-type="float" office:value="2.2380058" calcext:value-type="float">
            <text:p>2.2380</text:p>
          </table:table-cell>
          <table:table-cell table:style-name="ce82" table:formula="of:=[.D209]*0.46" office:value-type="float" office:value="1.9053798" calcext:value-type="float">
            <text:p>1.9054</text:p>
          </table:table-cell>
          <table:table-cell table:style-name="ce82" table:formula="of:=[.E209]*0.46" office:value-type="float" office:value="2.1293906" calcext:value-type="float">
            <text:p>2.1294</text:p>
          </table:table-cell>
          <table:table-cell table:style-name="ce82" table:formula="of:=[.F209]*0.46" office:value-type="float" office:value="2.7321102" calcext:value-type="float">
            <text:p>2.7321</text:p>
          </table:table-cell>
          <table:table-cell table:style-name="ce82" table:formula="of:=[.G209]*0.46" office:value-type="float" office:value="0" calcext:value-type="float">
            <text:p>0.0000</text:p>
          </table:table-cell>
          <table:table-cell table:style-name="ce82" table:formula="of:=[.H209]*0.46" office:value-type="float" office:value="2.19121" calcext:value-type="float">
            <text:p>2.1912</text:p>
          </table:table-cell>
          <table:table-cell table:style-name="ce82" table:formula="of:=[.I209]*0.46" office:value-type="float" office:value="2.4479452" calcext:value-type="float">
            <text:p>2.4479</text:p>
          </table:table-cell>
          <table:table-cell table:style-name="ce82" table:formula="of:=[.J209]*0.46" office:value-type="float" office:value="2.0191378" calcext:value-type="float">
            <text:p>2.0191</text:p>
          </table:table-cell>
          <table:table-cell table:style-name="ce82" table:formula="of:=[.K209]*0.46" office:value-type="float" office:value="2.8304766" calcext:value-type="float">
            <text:p>2.8305</text:p>
          </table:table-cell>
          <table:table-cell table:style-name="ce82" table:formula="of:=[.L209]*0.46" office:value-type="float" office:value="1.2410478" calcext:value-type="float">
            <text:p>1.2410</text:p>
          </table:table-cell>
          <table:table-cell table:style-name="ce82" table:formula="of:=[.M209]*0.46" office:value-type="float" office:value="2.6076618" calcext:value-type="float">
            <text:p>2.6077</text:p>
          </table:table-cell>
          <table:table-cell table:style-name="ce82" table:formula="of:=[.N209]*0.46" office:value-type="float" office:value="2.7415862" calcext:value-type="float">
            <text:p>2.7416</text:p>
          </table:table-cell>
          <table:table-cell table:style-name="ce82" table:formula="of:=[.O209]*0.46" office:value-type="float" office:value="2.4670122" calcext:value-type="float">
            <text:p>2.4670</text:p>
          </table:table-cell>
          <table:table-cell table:style-name="ce82" table:formula="of:=[.P209]*0.46" office:value-type="float" office:value="2.6856502" calcext:value-type="float">
            <text:p>2.6857</text:p>
          </table:table-cell>
          <table:table-cell table:style-name="ce82" table:formula="of:=[.Q209]*0.46" office:value-type="float" office:value="1.9444108" calcext:value-type="float">
            <text:p>1.9444</text:p>
          </table:table-cell>
          <table:table-cell table:style-name="ce82" table:formula="of:=[.R209]*0.46" office:value-type="float" office:value="2.1804506" calcext:value-type="float">
            <text:p>2.1805</text:p>
          </table:table-cell>
          <table:table-cell table:style-name="ce82" table:formula="of:=[.S209]*0.46" office:value-type="float" office:value="2.7305416" calcext:value-type="float">
            <text:p>2.7305</text:p>
          </table:table-cell>
          <table:table-cell table:style-name="ce82" table:formula="of:=[.T209]*0.46" office:value-type="float" office:value="2.3534658" calcext:value-type="float">
            <text:p>2.3535</text:p>
          </table:table-cell>
          <table:table-cell table:style-name="ce82" table:formula="of:=[.U209]*0.46" office:value-type="float" office:value="2.4975562" calcext:value-type="float">
            <text:p>2.4976</text:p>
          </table:table-cell>
          <table:table-cell table:style-name="ce82" table:formula="of:=[.V209]*0.46" office:value-type="float" office:value="2.4975562" calcext:value-type="float">
            <text:p>2.4976</text:p>
          </table:table-cell>
          <table:table-cell table:formula="of:=[.W209]*0.46" office:value-type="float" office:value="0" calcext:value-type="float">
            <text:p>0</text:p>
          </table:table-cell>
          <table:table-cell table:formula="of:=[.X209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5" calcext:value-type="float">
            <text:p>5</text:p>
          </table:table-cell>
          <table:table-cell table:style-name="ce82" table:formula="of:=[.C210]*0.46" office:value-type="float" office:value="1.0719886" calcext:value-type="float">
            <text:p>1.0720</text:p>
          </table:table-cell>
          <table:table-cell table:style-name="ce82" table:formula="of:=[.D210]*0.46" office:value-type="float" office:value="1.6081508" calcext:value-type="float">
            <text:p>1.6082</text:p>
          </table:table-cell>
          <table:table-cell table:style-name="ce82" table:formula="of:=[.E210]*0.46" office:value-type="float" office:value="0.4819696" calcext:value-type="float">
            <text:p>0.4820</text:p>
          </table:table-cell>
          <table:table-cell table:style-name="ce82" table:formula="of:=[.F210]*0.46" office:value-type="float" office:value="0.29659328" calcext:value-type="float">
            <text:p>0.2966</text:p>
          </table:table-cell>
          <table:table-cell table:style-name="ce82" table:formula="of:=[.G210]*0.46" office:value-type="float" office:value="3.1520856" calcext:value-type="float">
            <text:p>3.1521</text:p>
          </table:table-cell>
          <table:table-cell table:style-name="ce82" table:formula="of:=[.H210]*0.46" office:value-type="float" office:value="0" calcext:value-type="float">
            <text:p>0.0000</text:p>
          </table:table-cell>
          <table:table-cell table:style-name="ce82" table:formula="of:=[.I210]*0.46" office:value-type="float" office:value="0.4168681" calcext:value-type="float">
            <text:p>0.4169</text:p>
          </table:table-cell>
          <table:table-cell table:style-name="ce82" table:formula="of:=[.J210]*0.46" office:value-type="float" office:value="0.6135296" calcext:value-type="float">
            <text:p>0.6135</text:p>
          </table:table-cell>
          <table:table-cell table:style-name="ce82" table:formula="of:=[.K210]*0.46" office:value-type="float" office:value="0.601749" calcext:value-type="float">
            <text:p>0.6017</text:p>
          </table:table-cell>
          <table:table-cell table:style-name="ce82" table:formula="of:=[.L210]*0.46" office:value-type="float" office:value="1.396882" calcext:value-type="float">
            <text:p>1.3969</text:p>
          </table:table-cell>
          <table:table-cell table:style-name="ce82" table:formula="of:=[.M210]*0.46" office:value-type="float" office:value="0.9350926" calcext:value-type="float">
            <text:p>0.9351</text:p>
          </table:table-cell>
          <table:table-cell table:style-name="ce82" table:formula="of:=[.N210]*0.46" office:value-type="float" office:value="0.27574838" calcext:value-type="float">
            <text:p>0.2757</text:p>
          </table:table-cell>
          <table:table-cell table:style-name="ce82" table:formula="of:=[.O210]*0.46" office:value-type="float" office:value="0.5014046" calcext:value-type="float">
            <text:p>0.5014</text:p>
          </table:table-cell>
          <table:table-cell table:style-name="ce82" table:formula="of:=[.P210]*0.46" office:value-type="float" office:value="0.8075162" calcext:value-type="float">
            <text:p>0.8075</text:p>
          </table:table-cell>
          <table:table-cell table:style-name="ce82" table:formula="of:=[.Q210]*0.46" office:value-type="float" office:value="0.8619342" calcext:value-type="float">
            <text:p>0.8619</text:p>
          </table:table-cell>
          <table:table-cell table:style-name="ce82" table:formula="of:=[.R210]*0.46" office:value-type="float" office:value="0.7866598" calcext:value-type="float">
            <text:p>0.7867</text:p>
          </table:table-cell>
          <table:table-cell table:style-name="ce82" table:formula="of:=[.S210]*0.46" office:value-type="float" office:value="0.27940676" calcext:value-type="float">
            <text:p>0.2794</text:p>
          </table:table-cell>
          <table:table-cell table:style-name="ce82" table:formula="of:=[.T210]*0.46" office:value-type="float" office:value="0.5018646" calcext:value-type="float">
            <text:p>0.5019</text:p>
          </table:table-cell>
          <table:table-cell table:style-name="ce82" table:formula="of:=[.U210]*0.46" office:value-type="float" office:value="2.250113" calcext:value-type="float">
            <text:p>2.2501</text:p>
          </table:table-cell>
          <table:table-cell table:style-name="ce82" table:formula="of:=[.V210]*0.46" office:value-type="float" office:value="2.250113" calcext:value-type="float">
            <text:p>2.2501</text:p>
          </table:table-cell>
          <table:table-cell table:formula="of:=[.W210]*0.46" office:value-type="float" office:value="0" calcext:value-type="float">
            <text:p>0</text:p>
          </table:table-cell>
          <table:table-cell table:formula="of:=[.X210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6" calcext:value-type="float">
            <text:p>6</text:p>
          </table:table-cell>
          <table:table-cell table:style-name="ce82" table:formula="of:=[.C211]*0.46" office:value-type="float" office:value="1.8640672" calcext:value-type="float">
            <text:p>1.8641</text:p>
          </table:table-cell>
          <table:table-cell table:style-name="ce82" table:formula="of:=[.D211]*0.46" office:value-type="float" office:value="0.9892898" calcext:value-type="float">
            <text:p>0.9893</text:p>
          </table:table-cell>
          <table:table-cell table:style-name="ce82" table:formula="of:=[.E211]*0.46" office:value-type="float" office:value="1.0583818" calcext:value-type="float">
            <text:p>1.0584</text:p>
          </table:table-cell>
          <table:table-cell table:style-name="ce82" table:formula="of:=[.F211]*0.46" office:value-type="float" office:value="0.6860808" calcext:value-type="float">
            <text:p>0.6861</text:p>
          </table:table-cell>
          <table:table-cell table:style-name="ce82" table:formula="of:=[.G211]*0.46" office:value-type="float" office:value="3.1017478" calcext:value-type="float">
            <text:p>3.1017</text:p>
          </table:table-cell>
          <table:table-cell table:style-name="ce82" table:formula="of:=[.H211]*0.46" office:value-type="float" office:value="0.7714568" calcext:value-type="float">
            <text:p>0.7715</text:p>
          </table:table-cell>
          <table:table-cell table:style-name="ce82" table:formula="of:=[.I211]*0.46" office:value-type="float" office:value="0" calcext:value-type="float">
            <text:p>0.0000</text:p>
          </table:table-cell>
          <table:table-cell table:style-name="ce82" table:formula="of:=[.J211]*0.46" office:value-type="float" office:value="1.1691958" calcext:value-type="float">
            <text:p>1.1692</text:p>
          </table:table-cell>
          <table:table-cell table:style-name="ce82" table:formula="of:=[.K211]*0.46" office:value-type="float" office:value="0.45745574" calcext:value-type="float">
            <text:p>0.4575</text:p>
          </table:table-cell>
          <table:table-cell table:style-name="ce82" table:formula="of:=[.L211]*0.46" office:value-type="float" office:value="1.401735" calcext:value-type="float">
            <text:p>1.4017</text:p>
          </table:table-cell>
          <table:table-cell table:style-name="ce82" table:formula="of:=[.M211]*0.46" office:value-type="float" office:value="0.022674182" calcext:value-type="float">
            <text:p>0.0227</text:p>
          </table:table-cell>
          <table:table-cell table:style-name="ce82" table:formula="of:=[.N211]*0.46" office:value-type="float" office:value="1.1767858" calcext:value-type="float">
            <text:p>1.1768</text:p>
          </table:table-cell>
          <table:table-cell table:style-name="ce82" table:formula="of:=[.O211]*0.46" office:value-type="float" office:value="1.3719592" calcext:value-type="float">
            <text:p>1.3720</text:p>
          </table:table-cell>
          <table:table-cell table:style-name="ce82" table:formula="of:=[.P211]*0.46" office:value-type="float" office:value="0.1464594" calcext:value-type="float">
            <text:p>0.1465</text:p>
          </table:table-cell>
          <table:table-cell table:style-name="ce82" table:formula="of:=[.Q211]*0.46" office:value-type="float" office:value="0.704536" calcext:value-type="float">
            <text:p>0.7045</text:p>
          </table:table-cell>
          <table:table-cell table:style-name="ce82" table:formula="of:=[.R211]*0.46" office:value-type="float" office:value="0.4628382" calcext:value-type="float">
            <text:p>0.4628</text:p>
          </table:table-cell>
          <table:table-cell table:style-name="ce82" table:formula="of:=[.S211]*0.46" office:value-type="float" office:value="1.1840814" calcext:value-type="float">
            <text:p>1.1841</text:p>
          </table:table-cell>
          <table:table-cell table:style-name="ce82" table:formula="of:=[.T211]*0.46" office:value-type="float" office:value="1.3247172" calcext:value-type="float">
            <text:p>1.3247</text:p>
          </table:table-cell>
          <table:table-cell table:style-name="ce82" table:formula="of:=[.U211]*0.46" office:value-type="float" office:value="3.0250796" calcext:value-type="float">
            <text:p>3.0251</text:p>
          </table:table-cell>
          <table:table-cell table:style-name="ce82" table:formula="of:=[.V211]*0.46" office:value-type="float" office:value="3.0250796" calcext:value-type="float">
            <text:p>3.0251</text:p>
          </table:table-cell>
          <table:table-cell table:formula="of:=[.W211]*0.46" office:value-type="float" office:value="0" calcext:value-type="float">
            <text:p>0</text:p>
          </table:table-cell>
          <table:table-cell table:formula="of:=[.X211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8" office:value-type="float" office:value="7" calcext:value-type="float">
            <text:p>7</text:p>
          </table:table-cell>
          <table:table-cell table:style-name="ce82" table:formula="of:=[.C212]*0.46" office:value-type="float" office:value="0.34039264" calcext:value-type="float">
            <text:p>0.3404</text:p>
          </table:table-cell>
          <table:table-cell table:style-name="ce82" table:formula="of:=[.D212]*0.46" office:value-type="float" office:value="2.268582" calcext:value-type="float">
            <text:p>2.2686</text:p>
          </table:table-cell>
          <table:table-cell table:style-name="ce82" table:formula="of:=[.E212]*0.46" office:value-type="float" office:value="0.8478076" calcext:value-type="float">
            <text:p>0.8478</text:p>
          </table:table-cell>
          <table:table-cell table:style-name="ce82" table:formula="of:=[.F212]*0.46" office:value-type="float" office:value="1.231788" calcext:value-type="float">
            <text:p>1.2318</text:p>
          </table:table-cell>
          <table:table-cell table:style-name="ce82" table:formula="of:=[.G212]*0.46" office:value-type="float" office:value="3.1132202" calcext:value-type="float">
            <text:p>3.1132</text:p>
          </table:table-cell>
          <table:table-cell table:style-name="ce82" table:formula="of:=[.H212]*0.46" office:value-type="float" office:value="1.1099616" calcext:value-type="float">
            <text:p>1.1100</text:p>
          </table:table-cell>
          <table:table-cell table:style-name="ce82" table:formula="of:=[.I212]*0.46" office:value-type="float" office:value="1.2918042" calcext:value-type="float">
            <text:p>1.2918</text:p>
          </table:table-cell>
          <table:table-cell table:style-name="ce82" table:formula="of:=[.J212]*0.46" office:value-type="float" office:value="0" calcext:value-type="float">
            <text:p>0.0000</text:p>
          </table:table-cell>
          <table:table-cell table:style-name="ce82" table:formula="of:=[.K212]*0.46" office:value-type="float" office:value="1.5403698" calcext:value-type="float">
            <text:p>1.5404</text:p>
          </table:table-cell>
          <table:table-cell table:style-name="ce82" table:formula="of:=[.L212]*0.46" office:value-type="float" office:value="1.6321904" calcext:value-type="float">
            <text:p>1.6322</text:p>
          </table:table-cell>
          <table:table-cell table:style-name="ce82" table:formula="of:=[.M212]*0.46" office:value-type="float" office:value="1.8370192" calcext:value-type="float">
            <text:p>1.8370</text:p>
          </table:table-cell>
          <table:table-cell table:style-name="ce82" table:formula="of:=[.N212]*0.46" office:value-type="float" office:value="0.7585032" calcext:value-type="float">
            <text:p>0.7585</text:p>
          </table:table-cell>
          <table:table-cell table:style-name="ce82" table:formula="of:=[.O212]*0.46" office:value-type="float" office:value="0.44635548" calcext:value-type="float">
            <text:p>0.4464</text:p>
          </table:table-cell>
          <table:table-cell table:style-name="ce82" table:formula="of:=[.P212]*0.46" office:value-type="float" office:value="1.7305062" calcext:value-type="float">
            <text:p>1.7305</text:p>
          </table:table-cell>
          <table:table-cell table:style-name="ce82" table:formula="of:=[.Q212]*0.46" office:value-type="float" office:value="1.4841164" calcext:value-type="float">
            <text:p>1.4841</text:p>
          </table:table-cell>
          <table:table-cell table:style-name="ce82" table:formula="of:=[.R212]*0.46" office:value-type="float" office:value="1.5467776" calcext:value-type="float">
            <text:p>1.5468</text:p>
          </table:table-cell>
          <table:table-cell table:style-name="ce82" table:formula="of:=[.S212]*0.46" office:value-type="float" office:value="0.7437786" calcext:value-type="float">
            <text:p>0.7438</text:p>
          </table:table-cell>
          <table:table-cell table:style-name="ce82" table:formula="of:=[.T212]*0.46" office:value-type="float" office:value="0.5025868" calcext:value-type="float">
            <text:p>0.5026</text:p>
          </table:table-cell>
          <table:table-cell table:style-name="ce82" table:formula="of:=[.U212]*0.46" office:value-type="float" office:value="1.3662184" calcext:value-type="float">
            <text:p>1.3662</text:p>
          </table:table-cell>
          <table:table-cell table:style-name="ce82" table:formula="of:=[.V212]*0.46" office:value-type="float" office:value="1.3662184" calcext:value-type="float">
            <text:p>1.3662</text:p>
          </table:table-cell>
          <table:table-cell table:formula="of:=[.W212]*0.46" office:value-type="float" office:value="0" calcext:value-type="float">
            <text:p>0</text:p>
          </table:table-cell>
          <table:table-cell table:formula="of:=[.X212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8" calcext:value-type="float">
            <text:p>8</text:p>
          </table:table-cell>
          <table:table-cell table:style-name="ce82" table:formula="of:=[.C213]*0.46" office:value-type="float" office:value="1.6616442" calcext:value-type="float">
            <text:p>1.6616</text:p>
          </table:table-cell>
          <table:table-cell table:style-name="ce82" table:formula="of:=[.D213]*0.46" office:value-type="float" office:value="1.4059762" calcext:value-type="float">
            <text:p>1.4060</text:p>
          </table:table-cell>
          <table:table-cell table:style-name="ce82" table:formula="of:=[.E213]*0.46" office:value-type="float" office:value="0.938262" calcext:value-type="float">
            <text:p>0.9383</text:p>
          </table:table-cell>
          <table:table-cell table:style-name="ce82" table:formula="of:=[.F213]*0.46" office:value-type="float" office:value="0.30998434" calcext:value-type="float">
            <text:p>0.3100</text:p>
          </table:table-cell>
          <table:table-cell table:style-name="ce82" table:formula="of:=[.G213]*0.46" office:value-type="float" office:value="3.3543844" calcext:value-type="float">
            <text:p>3.3544</text:p>
          </table:table-cell>
          <table:table-cell table:style-name="ce82" table:formula="of:=[.H213]*0.46" office:value-type="float" office:value="0.7095408" calcext:value-type="float">
            <text:p>0.7095</text:p>
          </table:table-cell>
          <table:table-cell table:style-name="ce82" table:formula="of:=[.I213]*0.46" office:value-type="float" office:value="0.40483082" calcext:value-type="float">
            <text:p>0.4048</text:p>
          </table:table-cell>
          <table:table-cell table:style-name="ce82" table:formula="of:=[.J213]*0.46" office:value-type="float" office:value="1.0733778" calcext:value-type="float">
            <text:p>1.0734</text:p>
          </table:table-cell>
          <table:table-cell table:style-name="ce82" table:formula="of:=[.K213]*0.46" office:value-type="float" office:value="0" calcext:value-type="float">
            <text:p>0.0000</text:p>
          </table:table-cell>
          <table:table-cell table:style-name="ce82" table:formula="of:=[.L213]*0.46" office:value-type="float" office:value="1.5897738" calcext:value-type="float">
            <text:p>1.5898</text:p>
          </table:table-cell>
          <table:table-cell table:style-name="ce82" table:formula="of:=[.M213]*0.46" office:value-type="float" office:value="0.4793062" calcext:value-type="float">
            <text:p>0.4793</text:p>
          </table:table-cell>
          <table:table-cell table:style-name="ce82" table:formula="of:=[.N213]*0.46" office:value-type="float" office:value="0.8179214" calcext:value-type="float">
            <text:p>0.8179</text:p>
          </table:table-cell>
          <table:table-cell table:style-name="ce82" table:formula="of:=[.O213]*0.46" office:value-type="float" office:value="1.1026154" calcext:value-type="float">
            <text:p>1.1026</text:p>
          </table:table-cell>
          <table:table-cell table:style-name="ce82" table:formula="of:=[.P213]*0.46" office:value-type="float" office:value="0.31179812" calcext:value-type="float">
            <text:p>0.3118</text:p>
          </table:table-cell>
          <table:table-cell table:style-name="ce82" table:formula="of:=[.Q213]*0.46" office:value-type="float" office:value="0.8927128" calcext:value-type="float">
            <text:p>0.8927</text:p>
          </table:table-cell>
          <table:table-cell table:style-name="ce82" table:formula="of:=[.R213]*0.46" office:value-type="float" office:value="0.6772074" calcext:value-type="float">
            <text:p>0.6772</text:p>
          </table:table-cell>
          <table:table-cell table:style-name="ce82" table:formula="of:=[.S213]*0.46" office:value-type="float" office:value="0.8289614" calcext:value-type="float">
            <text:p>0.8290</text:p>
          </table:table-cell>
          <table:table-cell table:style-name="ce82" table:formula="of:=[.T213]*0.46" office:value-type="float" office:value="1.0913776" calcext:value-type="float">
            <text:p>1.0914</text:p>
          </table:table-cell>
          <table:table-cell table:style-name="ce82" table:formula="of:=[.U213]*0.46" office:value-type="float" office:value="2.8421146" calcext:value-type="float">
            <text:p>2.8421</text:p>
          </table:table-cell>
          <table:table-cell table:style-name="ce82" table:formula="of:=[.V213]*0.46" office:value-type="float" office:value="2.8421146" calcext:value-type="float">
            <text:p>2.8421</text:p>
          </table:table-cell>
          <table:table-cell table:formula="of:=[.W213]*0.46" office:value-type="float" office:value="0" calcext:value-type="float">
            <text:p>0</text:p>
          </table:table-cell>
          <table:table-cell table:formula="of:=[.X213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9" calcext:value-type="float">
            <text:p>9</text:p>
          </table:table-cell>
          <table:table-cell table:style-name="ce82" table:formula="of:=[.C214]*0.46" office:value-type="float" office:value="1.4121402" calcext:value-type="float">
            <text:p>1.4121</text:p>
          </table:table-cell>
          <table:table-cell table:style-name="ce82" table:formula="of:=[.D214]*0.46" office:value-type="float" office:value="0.985044" calcext:value-type="float">
            <text:p>0.9850</text:p>
          </table:table-cell>
          <table:table-cell table:style-name="ce82" table:formula="of:=[.E214]*0.46" office:value-type="float" office:value="0.9680194" calcext:value-type="float">
            <text:p>0.9680</text:p>
          </table:table-cell>
          <table:table-cell table:style-name="ce82" table:formula="of:=[.F214]*0.46" office:value-type="float" office:value="1.4998806" calcext:value-type="float">
            <text:p>1.4999</text:p>
          </table:table-cell>
          <table:table-cell table:style-name="ce82" table:formula="of:=[.G214]*0.46" office:value-type="float" office:value="1.7751722" calcext:value-type="float">
            <text:p>1.7752</text:p>
          </table:table-cell>
          <table:table-cell table:style-name="ce82" table:formula="of:=[.H214]*0.46" office:value-type="float" office:value="0.966138" calcext:value-type="float">
            <text:p>0.9661</text:p>
          </table:table-cell>
          <table:table-cell table:style-name="ce82" table:formula="of:=[.I214]*0.46" office:value-type="float" office:value="1.2082544" calcext:value-type="float">
            <text:p>1.2083</text:p>
          </table:table-cell>
          <table:table-cell table:style-name="ce82" table:formula="of:=[.J214]*0.46" office:value-type="float" office:value="0.8928232" calcext:value-type="float">
            <text:p>0.8928</text:p>
          </table:table-cell>
          <table:table-cell table:style-name="ce82" table:formula="of:=[.K214]*0.46" office:value-type="float" office:value="1.5897738" calcext:value-type="float">
            <text:p>1.5898</text:p>
          </table:table-cell>
          <table:table-cell table:style-name="ce82" table:formula="of:=[.L214]*0.46" office:value-type="float" office:value="0" calcext:value-type="float">
            <text:p>0.0000</text:p>
          </table:table-cell>
          <table:table-cell table:style-name="ce82" table:formula="of:=[.M214]*0.46" office:value-type="float" office:value="1.4018776" calcext:value-type="float">
            <text:p>1.4019</text:p>
          </table:table-cell>
          <table:table-cell table:style-name="ce82" table:formula="of:=[.N214]*0.46" office:value-type="float" office:value="1.5836742" calcext:value-type="float">
            <text:p>1.5837</text:p>
          </table:table-cell>
          <table:table-cell table:style-name="ce82" table:formula="of:=[.O214]*0.46" office:value-type="float" office:value="1.3919462" calcext:value-type="float">
            <text:p>1.3919</text:p>
          </table:table-cell>
          <table:table-cell table:style-name="ce82" table:formula="of:=[.P214]*0.46" office:value-type="float" office:value="1.4604862" calcext:value-type="float">
            <text:p>1.4605</text:p>
          </table:table-cell>
          <table:table-cell table:style-name="ce82" table:formula="of:=[.Q214]*0.46" office:value-type="float" office:value="0.7103366" calcext:value-type="float">
            <text:p>0.7103</text:p>
          </table:table-cell>
          <table:table-cell table:style-name="ce82" table:formula="of:=[.R214]*0.46" office:value-type="float" office:value="0.952039" calcext:value-type="float">
            <text:p>0.9520</text:p>
          </table:table-cell>
          <table:table-cell table:style-name="ce82" table:formula="of:=[.S214]*0.46" office:value-type="float" office:value="1.5753436" calcext:value-type="float">
            <text:p>1.5753</text:p>
          </table:table-cell>
          <table:table-cell table:style-name="ce82" table:formula="of:=[.T214]*0.46" office:value-type="float" office:value="1.273786" calcext:value-type="float">
            <text:p>1.2738</text:p>
          </table:table-cell>
          <table:table-cell table:style-name="ce82" table:formula="of:=[.U214]*0.46" office:value-type="float" office:value="2.230356" calcext:value-type="float">
            <text:p>2.2304</text:p>
          </table:table-cell>
          <table:table-cell table:style-name="ce82" table:formula="of:=[.V214]*0.46" office:value-type="float" office:value="2.230356" calcext:value-type="float">
            <text:p>2.2304</text:p>
          </table:table-cell>
          <table:table-cell table:formula="of:=[.W214]*0.46" office:value-type="float" office:value="0" calcext:value-type="float">
            <text:p>0</text:p>
          </table:table-cell>
          <table:table-cell table:formula="of:=[.X214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10" calcext:value-type="float">
            <text:p>10</text:p>
          </table:table-cell>
          <table:table-cell table:style-name="ce82" table:formula="of:=[.C215]*0.46" office:value-type="float" office:value="1.8811516" calcext:value-type="float">
            <text:p>1.8812</text:p>
          </table:table-cell>
          <table:table-cell table:style-name="ce82" table:formula="of:=[.D215]*0.46" office:value-type="float" office:value="0.9734612" calcext:value-type="float">
            <text:p>0.9735</text:p>
          </table:table-cell>
          <table:table-cell table:style-name="ce82" table:formula="of:=[.E215]*0.46" office:value-type="float" office:value="1.0741184" calcext:value-type="float">
            <text:p>1.0741</text:p>
          </table:table-cell>
          <table:table-cell table:style-name="ce82" table:formula="of:=[.F215]*0.46" office:value-type="float" office:value="0.7086484" calcext:value-type="float">
            <text:p>0.7086</text:p>
          </table:table-cell>
          <table:table-cell table:style-name="ce82" table:formula="of:=[.G215]*0.46" office:value-type="float" office:value="3.0962692" calcext:value-type="float">
            <text:p>3.0963</text:p>
          </table:table-cell>
          <table:table-cell table:style-name="ce82" table:formula="of:=[.H215]*0.46" office:value-type="float" office:value="0.7865586" calcext:value-type="float">
            <text:p>0.7866</text:p>
          </table:table-cell>
          <table:table-cell table:style-name="ce82" table:formula="of:=[.I215]*0.46" office:value-type="float" office:value="0.5452334" calcext:value-type="float">
            <text:p>0.5452</text:p>
          </table:table-cell>
          <table:table-cell table:style-name="ce82" table:formula="of:=[.J215]*0.46" office:value-type="float" office:value="1.1836674" calcext:value-type="float">
            <text:p>1.1837</text:p>
          </table:table-cell>
          <table:table-cell table:style-name="ce82" table:formula="of:=[.K215]*0.46" office:value-type="float" office:value="0.4793062" calcext:value-type="float">
            <text:p>0.4793</text:p>
          </table:table-cell>
          <table:table-cell table:style-name="ce82" table:formula="of:=[.L215]*0.46" office:value-type="float" office:value="1.4018776" calcext:value-type="float">
            <text:p>1.4019</text:p>
          </table:table-cell>
          <table:table-cell table:style-name="ce82" table:formula="of:=[.M215]*0.46" office:value-type="float" office:value="0" calcext:value-type="float">
            <text:p>0.0000</text:p>
          </table:table-cell>
          <table:table-cell table:style-name="ce82" table:formula="of:=[.N215]*0.46" office:value-type="float" office:value="1.198714" calcext:value-type="float">
            <text:p>1.1987</text:p>
          </table:table-cell>
          <table:table-cell table:style-name="ce82" table:formula="of:=[.O215]*0.46" office:value-type="float" office:value="1.3916656" calcext:value-type="float">
            <text:p>1.3917</text:p>
          </table:table-cell>
          <table:table-cell table:style-name="ce82" table:formula="of:=[.P215]*0.46" office:value-type="float" office:value="0.1678448" calcext:value-type="float">
            <text:p>0.1678</text:p>
          </table:table-cell>
          <table:table-cell table:style-name="ce82" table:formula="of:=[.Q215]*0.46" office:value-type="float" office:value="0.7079492" calcext:value-type="float">
            <text:p>0.7079</text:p>
          </table:table-cell>
          <table:table-cell table:style-name="ce82" table:formula="of:=[.R215]*0.46" office:value-type="float" office:value="0.4677418" calcext:value-type="float">
            <text:p>0.4677</text:p>
          </table:table-cell>
          <table:table-cell table:style-name="ce82" table:formula="of:=[.S215]*0.46" office:value-type="float" office:value="1.2059406" calcext:value-type="float">
            <text:p>1.2059</text:p>
          </table:table-cell>
          <table:table-cell table:style-name="ce82" table:formula="of:=[.T215]*0.46" office:value-type="float" office:value="1.3434714" calcext:value-type="float">
            <text:p>1.3435</text:p>
          </table:table-cell>
          <table:table-cell table:style-name="ce82" table:formula="of:=[.U215]*0.46" office:value-type="float" office:value="3.0407288" calcext:value-type="float">
            <text:p>3.0407</text:p>
          </table:table-cell>
          <table:table-cell table:style-name="ce82" table:formula="of:=[.V215]*0.46" office:value-type="float" office:value="3.0407288" calcext:value-type="float">
            <text:p>3.0407</text:p>
          </table:table-cell>
          <table:table-cell table:formula="of:=[.W215]*0.46" office:value-type="float" office:value="0" calcext:value-type="float">
            <text:p>0</text:p>
          </table:table-cell>
          <table:table-cell table:formula="of:=[.X215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11" calcext:value-type="float">
            <text:p>11</text:p>
          </table:table-cell>
          <table:table-cell table:style-name="ce82" table:formula="of:=[.C216]*0.46" office:value-type="float" office:value="0.9654848" calcext:value-type="float">
            <text:p>0.9655</text:p>
          </table:table-cell>
          <table:table-cell table:style-name="ce82" table:formula="of:=[.D216]*0.46" office:value-type="float" office:value="1.8769472" calcext:value-type="float">
            <text:p>1.8769</text:p>
          </table:table-cell>
          <table:table-cell table:style-name="ce82" table:formula="of:=[.E216]*0.46" office:value-type="float" office:value="0.6191324" calcext:value-type="float">
            <text:p>0.6191</text:p>
          </table:table-cell>
          <table:table-cell table:style-name="ce82" table:formula="of:=[.F216]*0.46" office:value-type="float" office:value="0.5115844" calcext:value-type="float">
            <text:p>0.5116</text:p>
          </table:table-cell>
          <table:table-cell table:style-name="ce82" table:formula="of:=[.G216]*0.46" office:value-type="float" office:value="3.3039638" calcext:value-type="float">
            <text:p>3.3040</text:p>
          </table:table-cell>
          <table:table-cell table:style-name="ce82" table:formula="of:=[.H216]*0.46" office:value-type="float" office:value="0.6888684" calcext:value-type="float">
            <text:p>0.6889</text:p>
          </table:table-cell>
          <table:table-cell table:style-name="ce82" table:formula="of:=[.I216]*0.46" office:value-type="float" office:value="0.692254" calcext:value-type="float">
            <text:p>0.6923</text:p>
          </table:table-cell>
          <table:table-cell table:style-name="ce82" table:formula="of:=[.J216]*0.46" office:value-type="float" office:value="0.7224668" calcext:value-type="float">
            <text:p>0.7225</text:p>
          </table:table-cell>
          <table:table-cell table:style-name="ce82" table:formula="of:=[.K216]*0.46" office:value-type="float" office:value="0.8179214" calcext:value-type="float">
            <text:p>0.8179</text:p>
          </table:table-cell>
          <table:table-cell table:style-name="ce82" table:formula="of:=[.L216]*0.46" office:value-type="float" office:value="1.5836742" calcext:value-type="float">
            <text:p>1.5837</text:p>
          </table:table-cell>
          <table:table-cell table:style-name="ce82" table:formula="of:=[.M216]*0.46" office:value-type="float" office:value="1.198714" calcext:value-type="float">
            <text:p>1.1987</text:p>
          </table:table-cell>
          <table:table-cell table:style-name="ce82" table:formula="of:=[.N216]*0.46" office:value-type="float" office:value="0" calcext:value-type="float">
            <text:p>0.0000</text:p>
          </table:table-cell>
          <table:table-cell table:style-name="ce82" table:formula="of:=[.O216]*0.46" office:value-type="float" office:value="0.38461888" calcext:value-type="float">
            <text:p>0.3846</text:p>
          </table:table-cell>
          <table:table-cell table:style-name="ce82" table:formula="of:=[.P216]*0.46" office:value-type="float" office:value="1.0613258" calcext:value-type="float">
            <text:p>1.0613</text:p>
          </table:table-cell>
          <table:table-cell table:style-name="ce82" table:formula="of:=[.Q216]*0.46" office:value-type="float" office:value="1.115017" calcext:value-type="float">
            <text:p>1.1150</text:p>
          </table:table-cell>
          <table:table-cell table:style-name="ce82" table:formula="of:=[.R216]*0.46" office:value-type="float" office:value="1.0589246" calcext:value-type="float">
            <text:p>1.0589</text:p>
          </table:table-cell>
          <table:table-cell table:style-name="ce82" table:formula="of:=[.S216]*0.46" office:value-type="float" office:value="0.01588679" calcext:value-type="float">
            <text:p>0.0159</text:p>
          </table:table-cell>
          <table:table-cell table:style-name="ce82" table:formula="of:=[.T216]*0.46" office:value-type="float" office:value="0.45006584" calcext:value-type="float">
            <text:p>0.4501</text:p>
          </table:table-cell>
          <table:table-cell table:style-name="ce82" table:formula="of:=[.U216]*0.46" office:value-type="float" office:value="2.114965" calcext:value-type="float">
            <text:p>2.1150</text:p>
          </table:table-cell>
          <table:table-cell table:style-name="ce82" table:formula="of:=[.V216]*0.46" office:value-type="float" office:value="2.114965" calcext:value-type="float">
            <text:p>2.1150</text:p>
          </table:table-cell>
          <table:table-cell table:formula="of:=[.W216]*0.46" office:value-type="float" office:value="0" calcext:value-type="float">
            <text:p>0</text:p>
          </table:table-cell>
          <table:table-cell table:formula="of:=[.X216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2" office:value-type="float" office:value="12" calcext:value-type="float">
            <text:p>12</text:p>
          </table:table-cell>
          <table:table-cell table:style-name="ce82" table:formula="of:=[.C217]*0.46" office:value-type="float" office:value="0.5869324" calcext:value-type="float">
            <text:p>0.5869</text:p>
          </table:table-cell>
          <table:table-cell table:style-name="ce82" table:formula="of:=[.D217]*0.46" office:value-type="float" office:value="1.8862392" calcext:value-type="float">
            <text:p>1.8862</text:p>
          </table:table-cell>
          <table:table-cell table:style-name="ce82" table:formula="of:=[.E217]*0.46" office:value-type="float" office:value="0.468533" calcext:value-type="float">
            <text:p>0.4685</text:p>
          </table:table-cell>
          <table:table-cell table:style-name="ce82" table:formula="of:=[.F217]*0.46" office:value-type="float" office:value="0.7975894" calcext:value-type="float">
            <text:p>0.7976</text:p>
          </table:table-cell>
          <table:table-cell table:style-name="ce82" table:formula="of:=[.G217]*0.46" office:value-type="float" office:value="3.033401" calcext:value-type="float">
            <text:p>3.0334</text:p>
          </table:table-cell>
          <table:table-cell table:style-name="ce82" table:formula="of:=[.H217]*0.46" office:value-type="float" office:value="0.6899034" calcext:value-type="float">
            <text:p>0.6899</text:p>
          </table:table-cell>
          <table:table-cell table:style-name="ce82" table:formula="of:=[.I217]*0.46" office:value-type="float" office:value="0.8467174" calcext:value-type="float">
            <text:p>0.8467</text:p>
          </table:table-cell>
          <table:table-cell table:style-name="ce82" table:formula="of:=[.J217]*0.46" office:value-type="float" office:value="0.5018646" calcext:value-type="float">
            <text:p>0.5019</text:p>
          </table:table-cell>
          <table:table-cell table:style-name="ce82" table:formula="of:=[.K217]*0.46" office:value-type="float" office:value="1.1026154" calcext:value-type="float">
            <text:p>1.1026</text:p>
          </table:table-cell>
          <table:table-cell table:style-name="ce82" table:formula="of:=[.L217]*0.46" office:value-type="float" office:value="1.3919462" calcext:value-type="float">
            <text:p>1.3919</text:p>
          </table:table-cell>
          <table:table-cell table:style-name="ce82" table:formula="of:=[.M217]*0.46" office:value-type="float" office:value="1.3916656" calcext:value-type="float">
            <text:p>1.3917</text:p>
          </table:table-cell>
          <table:table-cell table:style-name="ce82" table:formula="of:=[.N217]*0.46" office:value-type="float" office:value="0.38461888" calcext:value-type="float">
            <text:p>0.3846</text:p>
          </table:table-cell>
          <table:table-cell table:style-name="ce82" table:formula="of:=[.O217]*0.46" office:value-type="float" office:value="0" calcext:value-type="float">
            <text:p>0.0000</text:p>
          </table:table-cell>
          <table:table-cell table:style-name="ce82" table:formula="of:=[.P217]*0.46" office:value-type="float" office:value="1.2842142" calcext:value-type="float">
            <text:p>1.2842</text:p>
          </table:table-cell>
          <table:table-cell table:style-name="ce82" table:formula="of:=[.Q217]*0.46" office:value-type="float" office:value="1.0948736" calcext:value-type="float">
            <text:p>1.0949</text:p>
          </table:table-cell>
          <table:table-cell table:style-name="ce82" table:formula="of:=[.R217]*0.46" office:value-type="float" office:value="1.1239732" calcext:value-type="float">
            <text:p>1.1240</text:p>
          </table:table-cell>
          <table:table-cell table:style-name="ce82" table:formula="of:=[.S217]*0.46" office:value-type="float" office:value="0.36877832" calcext:value-type="float">
            <text:p>0.3688</text:p>
          </table:table-cell>
          <table:table-cell table:style-name="ce82" table:formula="of:=[.T217]*0.46" office:value-type="float" office:value="0.1183672" calcext:value-type="float">
            <text:p>0.1184</text:p>
          </table:table-cell>
          <table:table-cell table:style-name="ce82" table:formula="of:=[.U217]*0.46" office:value-type="float" office:value="1.7550104" calcext:value-type="float">
            <text:p>1.7550</text:p>
          </table:table-cell>
          <table:table-cell table:style-name="ce82" table:formula="of:=[.V217]*0.46" office:value-type="float" office:value="1.7550104" calcext:value-type="float">
            <text:p>1.7550</text:p>
          </table:table-cell>
          <table:table-cell table:formula="of:=[.W217]*0.46" office:value-type="float" office:value="0" calcext:value-type="float">
            <text:p>0</text:p>
          </table:table-cell>
          <table:table-cell table:formula="of:=[.X217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3" calcext:value-type="float">
            <text:p>13</text:p>
          </table:table-cell>
          <table:table-cell table:style-name="ce82" table:formula="of:=[.C218]*0.46" office:value-type="float" office:value="1.8003894" calcext:value-type="float">
            <text:p>1.8004</text:p>
          </table:table-cell>
          <table:table-cell table:style-name="ce82" table:formula="of:=[.D218]*0.46" office:value-type="float" office:value="1.1242814" calcext:value-type="float">
            <text:p>1.1243</text:p>
          </table:table-cell>
          <table:table-cell table:style-name="ce82" table:formula="of:=[.E218]*0.46" office:value-type="float" office:value="1.0109696" calcext:value-type="float">
            <text:p>1.0110</text:p>
          </table:table-cell>
          <table:table-cell table:style-name="ce82" table:formula="of:=[.F218]*0.46" office:value-type="float" office:value="0.5588172" calcext:value-type="float">
            <text:p>0.5588</text:p>
          </table:table-cell>
          <table:table-cell table:style-name="ce82" table:formula="of:=[.G218]*0.46" office:value-type="float" office:value="3.1880392" calcext:value-type="float">
            <text:p>3.1880</text:p>
          </table:table-cell>
          <table:table-cell table:style-name="ce82" table:formula="of:=[.H218]*0.46" office:value-type="float" office:value="0.7336402" calcext:value-type="float">
            <text:p>0.7336</text:p>
          </table:table-cell>
          <table:table-cell table:style-name="ce82" table:formula="of:=[.I218]*0.46" office:value-type="float" office:value="0.45298776" calcext:value-type="float">
            <text:p>0.4530</text:p>
          </table:table-cell>
          <table:table-cell table:style-name="ce82" table:formula="of:=[.J218]*0.46" office:value-type="float" office:value="1.1314988" calcext:value-type="float">
            <text:p>1.1315</text:p>
          </table:table-cell>
          <table:table-cell table:style-name="ce82" table:formula="of:=[.K218]*0.46" office:value-type="float" office:value="0.31179812" calcext:value-type="float">
            <text:p>0.3118</text:p>
          </table:table-cell>
          <table:table-cell table:style-name="ce82" table:formula="of:=[.L218]*0.46" office:value-type="float" office:value="1.4604862" calcext:value-type="float">
            <text:p>1.4605</text:p>
          </table:table-cell>
          <table:table-cell table:style-name="ce82" table:formula="of:=[.M218]*0.46" office:value-type="float" office:value="0.1678448" calcext:value-type="float">
            <text:p>0.1678</text:p>
          </table:table-cell>
          <table:table-cell table:style-name="ce82" table:formula="of:=[.N218]*0.46" office:value-type="float" office:value="1.0613258" calcext:value-type="float">
            <text:p>1.0613</text:p>
          </table:table-cell>
          <table:table-cell table:style-name="ce82" table:formula="of:=[.O218]*0.46" office:value-type="float" office:value="1.2842142" calcext:value-type="float">
            <text:p>1.2842</text:p>
          </table:table-cell>
          <table:table-cell table:style-name="ce82" table:formula="of:=[.P218]*0.46" office:value-type="float" office:value="0" calcext:value-type="float">
            <text:p>0.0000</text:p>
          </table:table-cell>
          <table:table-cell table:style-name="ce82" table:formula="of:=[.Q218]*0.46" office:value-type="float" office:value="0.7513732" calcext:value-type="float">
            <text:p>0.7514</text:p>
          </table:table-cell>
          <table:table-cell table:style-name="ce82" table:formula="of:=[.R218]*0.46" office:value-type="float" office:value="0.5084518" calcext:value-type="float">
            <text:p>0.5085</text:p>
          </table:table-cell>
          <table:table-cell table:style-name="ce82" table:formula="of:=[.S218]*0.46" office:value-type="float" office:value="1.0697392" calcext:value-type="float">
            <text:p>1.0697</text:p>
          </table:table-cell>
          <table:table-cell table:style-name="ce82" table:formula="of:=[.T218]*0.46" office:value-type="float" office:value="1.2472072" calcext:value-type="float">
            <text:p>1.2472</text:p>
          </table:table-cell>
          <table:table-cell table:style-name="ce82" table:formula="of:=[.U218]*0.46" office:value-type="float" office:value="2.971715" calcext:value-type="float">
            <text:p>2.9717</text:p>
          </table:table-cell>
          <table:table-cell table:style-name="ce82" table:formula="of:=[.V218]*0.46" office:value-type="float" office:value="2.971715" calcext:value-type="float">
            <text:p>2.9717</text:p>
          </table:table-cell>
          <table:table-cell table:formula="of:=[.W218]*0.46" office:value-type="float" office:value="0" calcext:value-type="float">
            <text:p>0</text:p>
          </table:table-cell>
          <table:table-cell table:formula="of:=[.X218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4" calcext:value-type="float">
            <text:p>14</text:p>
          </table:table-cell>
          <table:table-cell table:style-name="ce82" table:formula="of:=[.C219]*0.46" office:value-type="float" office:value="1.409256" calcext:value-type="float">
            <text:p>1.4093</text:p>
          </table:table-cell>
          <table:table-cell table:style-name="ce82" table:formula="of:=[.D219]*0.46" office:value-type="float" office:value="0.7913794" calcext:value-type="float">
            <text:p>0.7914</text:p>
          </table:table-cell>
          <table:table-cell table:style-name="ce82" table:formula="of:=[.E219]*0.46" office:value-type="float" office:value="0.637652" calcext:value-type="float">
            <text:p>0.6377</text:p>
          </table:table-cell>
          <table:table-cell table:style-name="ce82" table:formula="of:=[.F219]*0.46" office:value-type="float" office:value="0.862063" calcext:value-type="float">
            <text:p>0.8621</text:p>
          </table:table-cell>
          <table:table-cell table:style-name="ce82" table:formula="of:=[.G219]*0.46" office:value-type="float" office:value="2.4622558" calcext:value-type="float">
            <text:p>2.4623</text:p>
          </table:table-cell>
          <table:table-cell table:style-name="ce82" table:formula="of:=[.H219]*0.46" office:value-type="float" office:value="0.42875036" calcext:value-type="float">
            <text:p>0.4288</text:p>
          </table:table-cell>
          <table:table-cell table:style-name="ce82" table:formula="of:=[.I219]*0.46" office:value-type="float" office:value="0.5459142" calcext:value-type="float">
            <text:p>0.5459</text:p>
          </table:table-cell>
          <table:table-cell table:style-name="ce82" table:formula="of:=[.J219]*0.46" office:value-type="float" office:value="0.6772902" calcext:value-type="float">
            <text:p>0.6773</text:p>
          </table:table-cell>
          <table:table-cell table:style-name="ce82" table:formula="of:=[.K219]*0.46" office:value-type="float" office:value="0.8927128" calcext:value-type="float">
            <text:p>0.8927</text:p>
          </table:table-cell>
          <table:table-cell table:style-name="ce82" table:formula="of:=[.L219]*0.46" office:value-type="float" office:value="0.7103366" calcext:value-type="float">
            <text:p>0.7103</text:p>
          </table:table-cell>
          <table:table-cell table:style-name="ce82" table:formula="of:=[.M219]*0.46" office:value-type="float" office:value="0.7079492" calcext:value-type="float">
            <text:p>0.7079</text:p>
          </table:table-cell>
          <table:table-cell table:style-name="ce82" table:formula="of:=[.N219]*0.46" office:value-type="float" office:value="1.115017" calcext:value-type="float">
            <text:p>1.1150</text:p>
          </table:table-cell>
          <table:table-cell table:style-name="ce82" table:formula="of:=[.O219]*0.46" office:value-type="float" office:value="1.0948736" calcext:value-type="float">
            <text:p>1.0949</text:p>
          </table:table-cell>
          <table:table-cell table:style-name="ce82" table:formula="of:=[.P219]*0.46" office:value-type="float" office:value="0.7513732" calcext:value-type="float">
            <text:p>0.7514</text:p>
          </table:table-cell>
          <table:table-cell table:style-name="ce82" table:formula="of:=[.Q219]*0.46" office:value-type="float" office:value="0" calcext:value-type="float">
            <text:p>0.0000</text:p>
          </table:table-cell>
          <table:table-cell table:style-name="ce82" table:formula="of:=[.R219]*0.46" office:value-type="float" office:value="0.24404104" calcext:value-type="float">
            <text:p>0.2440</text:p>
          </table:table-cell>
          <table:table-cell table:style-name="ce82" table:formula="of:=[.S219]*0.46" office:value-type="float" office:value="1.1127308" calcext:value-type="float">
            <text:p>1.1127</text:p>
          </table:table-cell>
          <table:table-cell table:style-name="ce82" table:formula="of:=[.T219]*0.46" office:value-type="float" office:value="0.9983656" calcext:value-type="float">
            <text:p>0.9984</text:p>
          </table:table-cell>
          <table:table-cell table:style-name="ce82" table:formula="of:=[.U219]*0.46" office:value-type="float" office:value="2.4876294" calcext:value-type="float">
            <text:p>2.4876</text:p>
          </table:table-cell>
          <table:table-cell table:style-name="ce82" table:formula="of:=[.V219]*0.46" office:value-type="float" office:value="2.4876294" calcext:value-type="float">
            <text:p>2.4876</text:p>
          </table:table-cell>
          <table:table-cell table:formula="of:=[.W219]*0.46" office:value-type="float" office:value="0" calcext:value-type="float">
            <text:p>0</text:p>
          </table:table-cell>
          <table:table-cell table:formula="of:=[.X219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5" calcext:value-type="float">
            <text:p>15</text:p>
          </table:table-cell>
          <table:table-cell table:style-name="ce82" table:formula="of:=[.C220]*0.46" office:value-type="float" office:value="1.52329" calcext:value-type="float">
            <text:p>1.5233</text:p>
          </table:table-cell>
          <table:table-cell table:style-name="ce82" table:formula="of:=[.D220]*0.46" office:value-type="float" office:value="0.8241268" calcext:value-type="float">
            <text:p>0.8241</text:p>
          </table:table-cell>
          <table:table-cell table:style-name="ce82" table:formula="of:=[.E220]*0.46" office:value-type="float" office:value="0.7121076" calcext:value-type="float">
            <text:p>0.7121</text:p>
          </table:table-cell>
          <table:table-cell table:style-name="ce82" table:formula="of:=[.F220]*0.46" office:value-type="float" office:value="0.7082344" calcext:value-type="float">
            <text:p>0.7082</text:p>
          </table:table-cell>
          <table:table-cell table:style-name="ce82" table:formula="of:=[.G220]*0.46" office:value-type="float" office:value="2.6906228" calcext:value-type="float">
            <text:p>2.6906</text:p>
          </table:table-cell>
          <table:table-cell table:style-name="ce82" table:formula="of:=[.H220]*0.46" office:value-type="float" office:value="0.4369264" calcext:value-type="float">
            <text:p>0.4369</text:p>
          </table:table-cell>
          <table:table-cell table:style-name="ce82" table:formula="of:=[.I220]*0.46" office:value-type="float" office:value="0.39657474" calcext:value-type="float">
            <text:p>0.3966</text:p>
          </table:table-cell>
          <table:table-cell table:style-name="ce82" table:formula="of:=[.J220]*0.46" office:value-type="float" office:value="0.7916232" calcext:value-type="float">
            <text:p>0.7916</text:p>
          </table:table-cell>
          <table:table-cell table:style-name="ce82" table:formula="of:=[.K220]*0.46" office:value-type="float" office:value="0.6772074" calcext:value-type="float">
            <text:p>0.6772</text:p>
          </table:table-cell>
          <table:table-cell table:style-name="ce82" table:formula="of:=[.L220]*0.46" office:value-type="float" office:value="0.952039" calcext:value-type="float">
            <text:p>0.9520</text:p>
          </table:table-cell>
          <table:table-cell table:style-name="ce82" table:formula="of:=[.M220]*0.46" office:value-type="float" office:value="0.4677418" calcext:value-type="float">
            <text:p>0.4677</text:p>
          </table:table-cell>
          <table:table-cell table:style-name="ce82" table:formula="of:=[.N220]*0.46" office:value-type="float" office:value="1.0589246" calcext:value-type="float">
            <text:p>1.0589</text:p>
          </table:table-cell>
          <table:table-cell table:style-name="ce82" table:formula="of:=[.O220]*0.46" office:value-type="float" office:value="1.1239732" calcext:value-type="float">
            <text:p>1.1240</text:p>
          </table:table-cell>
          <table:table-cell table:style-name="ce82" table:formula="of:=[.P220]*0.46" office:value-type="float" office:value="0.5084518" calcext:value-type="float">
            <text:p>0.5085</text:p>
          </table:table-cell>
          <table:table-cell table:style-name="ce82" table:formula="of:=[.Q220]*0.46" office:value-type="float" office:value="0.24404104" calcext:value-type="float">
            <text:p>0.2440</text:p>
          </table:table-cell>
          <table:table-cell table:style-name="ce82" table:formula="of:=[.R220]*0.46" office:value-type="float" office:value="0" calcext:value-type="float">
            <text:p>0.0000</text:p>
          </table:table-cell>
          <table:table-cell table:style-name="ce82" table:formula="of:=[.S220]*0.46" office:value-type="float" office:value="1.0601114" calcext:value-type="float">
            <text:p>1.0601</text:p>
          </table:table-cell>
          <table:table-cell table:style-name="ce82" table:formula="of:=[.T220]*0.46" office:value-type="float" office:value="1.0453592" calcext:value-type="float">
            <text:p>1.0454</text:p>
          </table:table-cell>
          <table:table-cell table:style-name="ce82" table:formula="of:=[.U220]*0.46" office:value-type="float" office:value="2.6457866" calcext:value-type="float">
            <text:p>2.6458</text:p>
          </table:table-cell>
          <table:table-cell table:style-name="ce82" table:formula="of:=[.V220]*0.46" office:value-type="float" office:value="2.6457866" calcext:value-type="float">
            <text:p>2.6458</text:p>
          </table:table-cell>
          <table:table-cell table:formula="of:=[.W220]*0.46" office:value-type="float" office:value="0" calcext:value-type="float">
            <text:p>0</text:p>
          </table:table-cell>
          <table:table-cell table:formula="of:=[.X220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6" calcext:value-type="float">
            <text:p>16</text:p>
          </table:table-cell>
          <table:table-cell table:style-name="ce82" table:formula="of:=[.C221]*0.46" office:value-type="float" office:value="0.9496332" calcext:value-type="float">
            <text:p>0.9496</text:p>
          </table:table-cell>
          <table:table-cell table:style-name="ce82" table:formula="of:=[.D221]*0.46" office:value-type="float" office:value="1.8769564" calcext:value-type="float">
            <text:p>1.8770</text:p>
          </table:table-cell>
          <table:table-cell table:style-name="ce82" table:formula="of:=[.E221]*0.46" office:value-type="float" office:value="0.6097944" calcext:value-type="float">
            <text:p>0.6098</text:p>
          </table:table-cell>
          <table:table-cell table:style-name="ce82" table:formula="of:=[.F221]*0.46" office:value-type="float" office:value="0.5218148" calcext:value-type="float">
            <text:p>0.5218</text:p>
          </table:table-cell>
          <table:table-cell table:style-name="ce82" table:formula="of:=[.G221]*0.46" office:value-type="float" office:value="3.2931814" calcext:value-type="float">
            <text:p>3.2932</text:p>
          </table:table-cell>
          <table:table-cell table:style-name="ce82" table:formula="of:=[.H221]*0.46" office:value-type="float" office:value="0.6858048" calcext:value-type="float">
            <text:p>0.6858</text:p>
          </table:table-cell>
          <table:table-cell table:style-name="ce82" table:formula="of:=[.I221]*0.46" office:value-type="float" office:value="0.6962652" calcext:value-type="float">
            <text:p>0.6963</text:p>
          </table:table-cell>
          <table:table-cell table:style-name="ce82" table:formula="of:=[.J221]*0.46" office:value-type="float" office:value="0.7114222" calcext:value-type="float">
            <text:p>0.7114</text:p>
          </table:table-cell>
          <table:table-cell table:style-name="ce82" table:formula="of:=[.K221]*0.46" office:value-type="float" office:value="0.8289614" calcext:value-type="float">
            <text:p>0.8290</text:p>
          </table:table-cell>
          <table:table-cell table:style-name="ce82" table:formula="of:=[.L221]*0.46" office:value-type="float" office:value="1.5753436" calcext:value-type="float">
            <text:p>1.5753</text:p>
          </table:table-cell>
          <table:table-cell table:style-name="ce82" table:formula="of:=[.M221]*0.46" office:value-type="float" office:value="1.2059406" calcext:value-type="float">
            <text:p>1.2059</text:p>
          </table:table-cell>
          <table:table-cell table:style-name="ce82" table:formula="of:=[.N221]*0.46" office:value-type="float" office:value="0.01588679" calcext:value-type="float">
            <text:p>0.0159</text:p>
          </table:table-cell>
          <table:table-cell table:style-name="ce82" table:formula="of:=[.O221]*0.46" office:value-type="float" office:value="0.36877832" calcext:value-type="float">
            <text:p>0.3688</text:p>
          </table:table-cell>
          <table:table-cell table:style-name="ce82" table:formula="of:=[.P221]*0.46" office:value-type="float" office:value="1.0697392" calcext:value-type="float">
            <text:p>1.0697</text:p>
          </table:table-cell>
          <table:table-cell table:style-name="ce82" table:formula="of:=[.Q221]*0.46" office:value-type="float" office:value="1.1127308" calcext:value-type="float">
            <text:p>1.1127</text:p>
          </table:table-cell>
          <table:table-cell table:style-name="ce82" table:formula="of:=[.R221]*0.46" office:value-type="float" office:value="1.0601114" calcext:value-type="float">
            <text:p>1.0601</text:p>
          </table:table-cell>
          <table:table-cell table:style-name="ce82" table:formula="of:=[.S221]*0.46" office:value-type="float" office:value="0" calcext:value-type="float">
            <text:p>0.0000</text:p>
          </table:table-cell>
          <table:table-cell table:style-name="ce82" table:formula="of:=[.T221]*0.46" office:value-type="float" office:value="0.43497508" calcext:value-type="float">
            <text:p>0.4350</text:p>
          </table:table-cell>
          <table:table-cell table:style-name="ce82" table:formula="of:=[.U221]*0.46" office:value-type="float" office:value="2.0995826" calcext:value-type="float">
            <text:p>2.0996</text:p>
          </table:table-cell>
          <table:table-cell table:style-name="ce82" table:formula="of:=[.V221]*0.46" office:value-type="float" office:value="2.0995826" calcext:value-type="float">
            <text:p>2.0996</text:p>
          </table:table-cell>
          <table:table-cell table:formula="of:=[.W221]*0.46" office:value-type="float" office:value="0" calcext:value-type="float">
            <text:p>0</text:p>
          </table:table-cell>
          <table:table-cell table:formula="of:=[.X221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07" office:value-type="float" office:value="17" calcext:value-type="float">
            <text:p>17</text:p>
          </table:table-cell>
          <table:table-cell table:style-name="ce82" table:formula="of:=[.C222]*0.46" office:value-type="float" office:value="0.5712372" calcext:value-type="float">
            <text:p>0.5712</text:p>
          </table:table-cell>
          <table:table-cell table:style-name="ce82" table:formula="of:=[.D222]*0.46" office:value-type="float" office:value="1.789009" calcext:value-type="float">
            <text:p>1.7890</text:p>
          </table:table-cell>
          <table:table-cell table:style-name="ce82" table:formula="of:=[.E222]*0.46" office:value-type="float" office:value="0.36356928" calcext:value-type="float">
            <text:p>0.3636</text:p>
          </table:table-cell>
          <table:table-cell table:style-name="ce82" table:formula="of:=[.F222]*0.46" office:value-type="float" office:value="0.7957586" calcext:value-type="float">
            <text:p>0.7958</text:p>
          </table:table-cell>
          <table:table-cell table:style-name="ce82" table:formula="of:=[.G222]*0.46" office:value-type="float" office:value="2.91962" calcext:value-type="float">
            <text:p>2.9196</text:p>
          </table:table-cell>
          <table:table-cell table:style-name="ce82" table:formula="of:=[.H222]*0.46" office:value-type="float" office:value="0.6084558" calcext:value-type="float">
            <text:p>0.6085</text:p>
          </table:table-cell>
          <table:table-cell table:style-name="ce82" table:formula="of:=[.I222]*0.46" office:value-type="float" office:value="0.7995674" calcext:value-type="float">
            <text:p>0.7996</text:p>
          </table:table-cell>
          <table:table-cell table:style-name="ce82" table:formula="of:=[.J222]*0.46" office:value-type="float" office:value="0.38501954" calcext:value-type="float">
            <text:p>0.3850</text:p>
          </table:table-cell>
          <table:table-cell table:style-name="ce82" table:formula="of:=[.K222]*0.46" office:value-type="float" office:value="1.0913776" calcext:value-type="float">
            <text:p>1.0914</text:p>
          </table:table-cell>
          <table:table-cell table:style-name="ce82" table:formula="of:=[.L222]*0.46" office:value-type="float" office:value="1.273786" calcext:value-type="float">
            <text:p>1.2738</text:p>
          </table:table-cell>
          <table:table-cell table:style-name="ce82" table:formula="of:=[.M222]*0.46" office:value-type="float" office:value="1.3434714" calcext:value-type="float">
            <text:p>1.3435</text:p>
          </table:table-cell>
          <table:table-cell table:style-name="ce82" table:formula="of:=[.N222]*0.46" office:value-type="float" office:value="0.45006584" calcext:value-type="float">
            <text:p>0.4501</text:p>
          </table:table-cell>
          <table:table-cell table:style-name="ce82" table:formula="of:=[.O222]*0.46" office:value-type="float" office:value="0.1183672" calcext:value-type="float">
            <text:p>0.1184</text:p>
          </table:table-cell>
          <table:table-cell table:style-name="ce82" table:formula="of:=[.P222]*0.46" office:value-type="float" office:value="1.2472072" calcext:value-type="float">
            <text:p>1.2472</text:p>
          </table:table-cell>
          <table:table-cell table:style-name="ce82" table:formula="of:=[.Q222]*0.46" office:value-type="float" office:value="0.9983656" calcext:value-type="float">
            <text:p>0.9984</text:p>
          </table:table-cell>
          <table:table-cell table:style-name="ce82" table:formula="of:=[.R222]*0.46" office:value-type="float" office:value="1.0453592" calcext:value-type="float">
            <text:p>1.0454</text:p>
          </table:table-cell>
          <table:table-cell table:style-name="ce82" table:formula="of:=[.S222]*0.46" office:value-type="float" office:value="0.43497508" calcext:value-type="float">
            <text:p>0.4350</text:p>
          </table:table-cell>
          <table:table-cell table:style-name="ce82" table:formula="of:=[.T222]*0.46" office:value-type="float" office:value="0" calcext:value-type="float">
            <text:p>0.0000</text:p>
          </table:table-cell>
          <table:table-cell table:style-name="ce82" table:formula="of:=[.U222]*0.46" office:value-type="float" office:value="1.7512522" calcext:value-type="float">
            <text:p>1.7513</text:p>
          </table:table-cell>
          <table:table-cell table:style-name="ce82" table:formula="of:=[.V222]*0.46" office:value-type="float" office:value="1.7512522" calcext:value-type="float">
            <text:p>1.7513</text:p>
          </table:table-cell>
          <table:table-cell table:formula="of:=[.W222]*0.46" office:value-type="float" office:value="0" calcext:value-type="float">
            <text:p>0</text:p>
          </table:table-cell>
          <table:table-cell table:formula="of:=[.X222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84" office:value-type="float" office:value="18" calcext:value-type="float">
            <text:p>18</text:p>
          </table:table-cell>
          <table:table-cell table:style-name="ce82" table:formula="of:=[.C223]*0.46" office:value-type="float" office:value="1.1804704" calcext:value-type="float">
            <text:p>1.1805</text:p>
          </table:table-cell>
          <table:table-cell table:style-name="ce82" table:formula="of:=[.D223]*0.46" office:value-type="float" office:value="3.153806" calcext:value-type="float">
            <text:p>3.1538</text:p>
          </table:table-cell>
          <table:table-cell table:style-name="ce82" table:formula="of:=[.E223]*0.46" office:value-type="float" office:value="1.9666978" calcext:value-type="float">
            <text:p>1.9667</text:p>
          </table:table-cell>
          <table:table-cell table:style-name="ce82" table:formula="of:=[.F223]*0.46" office:value-type="float" office:value="2.5459942" calcext:value-type="float">
            <text:p>2.5460</text:p>
          </table:table-cell>
          <table:table-cell table:style-name="ce82" table:formula="of:=[.G223]*0.46" office:value-type="float" office:value="2.9560704" calcext:value-type="float">
            <text:p>2.9561</text:p>
          </table:table-cell>
          <table:table-cell table:style-name="ce82" table:formula="of:=[.H223]*0.46" office:value-type="float" office:value="2.254506" calcext:value-type="float">
            <text:p>2.2545</text:p>
          </table:table-cell>
          <table:table-cell table:style-name="ce82" table:formula="of:=[.I223]*0.46" office:value-type="float" office:value="2.5190658" calcext:value-type="float">
            <text:p>2.5191</text:p>
          </table:table-cell>
          <table:table-cell table:style-name="ce82" table:formula="of:=[.J223]*0.46" office:value-type="float" office:value="1.8611232" calcext:value-type="float">
            <text:p>1.8611</text:p>
          </table:table-cell>
          <table:table-cell table:style-name="ce82" table:formula="of:=[.K223]*0.46" office:value-type="float" office:value="2.8421146" calcext:value-type="float">
            <text:p>2.8421</text:p>
          </table:table-cell>
          <table:table-cell table:style-name="ce82" table:formula="of:=[.L223]*0.46" office:value-type="float" office:value="2.230356" calcext:value-type="float">
            <text:p>2.2304</text:p>
          </table:table-cell>
          <table:table-cell table:style-name="ce82" table:formula="of:=[.M223]*0.46" office:value-type="float" office:value="3.0407288" calcext:value-type="float">
            <text:p>3.0407</text:p>
          </table:table-cell>
          <table:table-cell table:style-name="ce82" table:formula="of:=[.N223]*0.46" office:value-type="float" office:value="2.114965" calcext:value-type="float">
            <text:p>2.1150</text:p>
          </table:table-cell>
          <table:table-cell table:style-name="ce82" table:formula="of:=[.O223]*0.46" office:value-type="float" office:value="1.7550104" calcext:value-type="float">
            <text:p>1.7550</text:p>
          </table:table-cell>
          <table:table-cell table:style-name="ce82" table:formula="of:=[.P223]*0.46" office:value-type="float" office:value="2.971715" calcext:value-type="float">
            <text:p>2.9717</text:p>
          </table:table-cell>
          <table:table-cell table:style-name="ce82" table:formula="of:=[.Q223]*0.46" office:value-type="float" office:value="2.4876294" calcext:value-type="float">
            <text:p>2.4876</text:p>
          </table:table-cell>
          <table:table-cell table:style-name="ce82" table:formula="of:=[.R223]*0.46" office:value-type="float" office:value="2.6457866" calcext:value-type="float">
            <text:p>2.6458</text:p>
          </table:table-cell>
          <table:table-cell table:style-name="ce82" table:formula="of:=[.S223]*0.46" office:value-type="float" office:value="2.0995826" calcext:value-type="float">
            <text:p>2.0996</text:p>
          </table:table-cell>
          <table:table-cell table:style-name="ce82" table:formula="of:=[.T223]*0.46" office:value-type="float" office:value="1.7512522" calcext:value-type="float">
            <text:p>1.7513</text:p>
          </table:table-cell>
          <table:table-cell table:style-name="ce82" table:formula="of:=[.U223]*0.46" office:value-type="float" office:value="0" calcext:value-type="float">
            <text:p>0.0000</text:p>
          </table:table-cell>
          <table:table-cell table:style-name="ce82" table:formula="of:=[.V223]*0.46" office:value-type="float" office:value="0" calcext:value-type="float">
            <text:p>0.0000</text:p>
          </table:table-cell>
          <table:table-cell table:formula="of:=[.W223]*0.46" office:value-type="float" office:value="0" calcext:value-type="float">
            <text:p>0</text:p>
          </table:table-cell>
          <table:table-cell table:formula="of:=[.X223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84" office:value-type="float" office:value="19" calcext:value-type="float">
            <text:p>19</text:p>
          </table:table-cell>
          <table:table-cell table:style-name="ce82" table:formula="of:=[.C224]*0.46" office:value-type="float" office:value="1.1804704" calcext:value-type="float">
            <text:p>1.1805</text:p>
          </table:table-cell>
          <table:table-cell table:style-name="ce82" table:formula="of:=[.D224]*0.46" office:value-type="float" office:value="3.153806" calcext:value-type="float">
            <text:p>3.1538</text:p>
          </table:table-cell>
          <table:table-cell table:style-name="ce82" table:formula="of:=[.E224]*0.46" office:value-type="float" office:value="1.9666978" calcext:value-type="float">
            <text:p>1.9667</text:p>
          </table:table-cell>
          <table:table-cell table:style-name="ce82" table:formula="of:=[.F224]*0.46" office:value-type="float" office:value="2.5459942" calcext:value-type="float">
            <text:p>2.5460</text:p>
          </table:table-cell>
          <table:table-cell table:style-name="ce82" table:formula="of:=[.G224]*0.46" office:value-type="float" office:value="2.9560704" calcext:value-type="float">
            <text:p>2.9561</text:p>
          </table:table-cell>
          <table:table-cell table:style-name="ce82" table:formula="of:=[.H224]*0.46" office:value-type="float" office:value="2.254506" calcext:value-type="float">
            <text:p>2.2545</text:p>
          </table:table-cell>
          <table:table-cell table:style-name="ce82" table:formula="of:=[.I224]*0.46" office:value-type="float" office:value="2.5190658" calcext:value-type="float">
            <text:p>2.5191</text:p>
          </table:table-cell>
          <table:table-cell table:style-name="ce82" table:formula="of:=[.J224]*0.46" office:value-type="float" office:value="1.8611232" calcext:value-type="float">
            <text:p>1.8611</text:p>
          </table:table-cell>
          <table:table-cell table:style-name="ce82" table:formula="of:=[.K224]*0.46" office:value-type="float" office:value="2.8421146" calcext:value-type="float">
            <text:p>2.8421</text:p>
          </table:table-cell>
          <table:table-cell table:style-name="ce82" table:formula="of:=[.L224]*0.46" office:value-type="float" office:value="2.230356" calcext:value-type="float">
            <text:p>2.2304</text:p>
          </table:table-cell>
          <table:table-cell table:style-name="ce82" table:formula="of:=[.M224]*0.46" office:value-type="float" office:value="3.0407288" calcext:value-type="float">
            <text:p>3.0407</text:p>
          </table:table-cell>
          <table:table-cell table:style-name="ce82" table:formula="of:=[.N224]*0.46" office:value-type="float" office:value="2.114965" calcext:value-type="float">
            <text:p>2.1150</text:p>
          </table:table-cell>
          <table:table-cell table:style-name="ce82" table:formula="of:=[.O224]*0.46" office:value-type="float" office:value="1.7550104" calcext:value-type="float">
            <text:p>1.7550</text:p>
          </table:table-cell>
          <table:table-cell table:style-name="ce82" table:formula="of:=[.P224]*0.46" office:value-type="float" office:value="2.971715" calcext:value-type="float">
            <text:p>2.9717</text:p>
          </table:table-cell>
          <table:table-cell table:style-name="ce82" table:formula="of:=[.Q224]*0.46" office:value-type="float" office:value="2.4876294" calcext:value-type="float">
            <text:p>2.4876</text:p>
          </table:table-cell>
          <table:table-cell table:style-name="ce82" table:formula="of:=[.R224]*0.46" office:value-type="float" office:value="2.6457866" calcext:value-type="float">
            <text:p>2.6458</text:p>
          </table:table-cell>
          <table:table-cell table:style-name="ce82" table:formula="of:=[.S224]*0.46" office:value-type="float" office:value="2.0995826" calcext:value-type="float">
            <text:p>2.0996</text:p>
          </table:table-cell>
          <table:table-cell table:style-name="ce82" table:formula="of:=[.T224]*0.46" office:value-type="float" office:value="1.7512522" calcext:value-type="float">
            <text:p>1.7513</text:p>
          </table:table-cell>
          <table:table-cell table:style-name="ce82" table:formula="of:=[.U224]*0.46" office:value-type="float" office:value="0" calcext:value-type="float">
            <text:p>0.0000</text:p>
          </table:table-cell>
          <table:table-cell table:style-name="ce82" table:formula="of:=[.V224]*0.46" office:value-type="float" office:value="0" calcext:value-type="float">
            <text:p>0.0000</text:p>
          </table:table-cell>
          <table:table-cell table:formula="of:=[.W224]*0.46" office:value-type="float" office:value="0" calcext:value-type="float">
            <text:p>0</text:p>
          </table:table-cell>
          <table:table-cell table:formula="of:=[.X224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5]*0.46" office:value-type="float" office:value="0" calcext:value-type="float">
            <text:p>0</text:p>
          </table:table-cell>
          <table:table-cell table:formula="of:=[.D225]*0.46" office:value-type="float" office:value="0" calcext:value-type="float">
            <text:p>0</text:p>
          </table:table-cell>
          <table:table-cell table:formula="of:=[.E225]*0.46" office:value-type="float" office:value="0" calcext:value-type="float">
            <text:p>0</text:p>
          </table:table-cell>
          <table:table-cell table:formula="of:=[.F225]*0.46" office:value-type="float" office:value="0" calcext:value-type="float">
            <text:p>0</text:p>
          </table:table-cell>
          <table:table-cell table:formula="of:=[.G225]*0.46" office:value-type="float" office:value="0" calcext:value-type="float">
            <text:p>0</text:p>
          </table:table-cell>
          <table:table-cell table:formula="of:=[.H225]*0.46" office:value-type="float" office:value="0" calcext:value-type="float">
            <text:p>0</text:p>
          </table:table-cell>
          <table:table-cell table:formula="of:=[.I225]*0.46" office:value-type="float" office:value="0" calcext:value-type="float">
            <text:p>0</text:p>
          </table:table-cell>
          <table:table-cell table:formula="of:=[.J225]*0.46" office:value-type="float" office:value="0" calcext:value-type="float">
            <text:p>0</text:p>
          </table:table-cell>
          <table:table-cell table:formula="of:=[.K225]*0.46" office:value-type="float" office:value="0" calcext:value-type="float">
            <text:p>0</text:p>
          </table:table-cell>
          <table:table-cell table:formula="of:=[.L225]*0.46" office:value-type="float" office:value="0" calcext:value-type="float">
            <text:p>0</text:p>
          </table:table-cell>
          <table:table-cell table:formula="of:=[.M225]*0.46" office:value-type="float" office:value="0" calcext:value-type="float">
            <text:p>0</text:p>
          </table:table-cell>
          <table:table-cell table:formula="of:=[.N225]*0.46" office:value-type="float" office:value="0" calcext:value-type="float">
            <text:p>0</text:p>
          </table:table-cell>
          <table:table-cell table:formula="of:=[.O225]*0.46" office:value-type="float" office:value="0" calcext:value-type="float">
            <text:p>0</text:p>
          </table:table-cell>
          <table:table-cell table:formula="of:=[.P225]*0.46" office:value-type="float" office:value="0" calcext:value-type="float">
            <text:p>0</text:p>
          </table:table-cell>
          <table:table-cell table:formula="of:=[.Q225]*0.46" office:value-type="float" office:value="0" calcext:value-type="float">
            <text:p>0</text:p>
          </table:table-cell>
          <table:table-cell table:formula="of:=[.R225]*0.46" office:value-type="float" office:value="0" calcext:value-type="float">
            <text:p>0</text:p>
          </table:table-cell>
          <table:table-cell table:formula="of:=[.S225]*0.46" office:value-type="float" office:value="0" calcext:value-type="float">
            <text:p>0</text:p>
          </table:table-cell>
          <table:table-cell table:formula="of:=[.T225]*0.46" office:value-type="float" office:value="0" calcext:value-type="float">
            <text:p>0</text:p>
          </table:table-cell>
          <table:table-cell table:formula="of:=[.U225]*0.46" office:value-type="float" office:value="0" calcext:value-type="float">
            <text:p>0</text:p>
          </table:table-cell>
          <table:table-cell table:formula="of:=[.V225]*0.46" office:value-type="float" office:value="0" calcext:value-type="float">
            <text:p>0</text:p>
          </table:table-cell>
          <table:table-cell table:formula="of:=[.W225]*0.46" office:value-type="float" office:value="0" calcext:value-type="float">
            <text:p>0</text:p>
          </table:table-cell>
          <table:table-cell table:formula="of:=[.X225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26]*0.46" office:value-type="float" office:value="0" calcext:value-type="float">
            <text:p>0</text:p>
          </table:table-cell>
          <table:table-cell table:formula="of:=[.D226]*0.46" office:value-type="float" office:value="0" calcext:value-type="float">
            <text:p>0</text:p>
          </table:table-cell>
          <table:table-cell table:formula="of:=[.E226]*0.46" office:value-type="float" office:value="0" calcext:value-type="float">
            <text:p>0</text:p>
          </table:table-cell>
          <table:table-cell table:formula="of:=[.F226]*0.46" office:value-type="float" office:value="0" calcext:value-type="float">
            <text:p>0</text:p>
          </table:table-cell>
          <table:table-cell table:formula="of:=[.G226]*0.46" office:value-type="float" office:value="0" calcext:value-type="float">
            <text:p>0</text:p>
          </table:table-cell>
          <table:table-cell table:formula="of:=[.H226]*0.46" office:value-type="float" office:value="0" calcext:value-type="float">
            <text:p>0</text:p>
          </table:table-cell>
          <table:table-cell table:formula="of:=[.I226]*0.46" office:value-type="float" office:value="0" calcext:value-type="float">
            <text:p>0</text:p>
          </table:table-cell>
          <table:table-cell table:formula="of:=[.J226]*0.46" office:value-type="float" office:value="0" calcext:value-type="float">
            <text:p>0</text:p>
          </table:table-cell>
          <table:table-cell table:formula="of:=[.K226]*0.46" office:value-type="float" office:value="0" calcext:value-type="float">
            <text:p>0</text:p>
          </table:table-cell>
          <table:table-cell table:formula="of:=[.L226]*0.46" office:value-type="float" office:value="0" calcext:value-type="float">
            <text:p>0</text:p>
          </table:table-cell>
          <table:table-cell table:formula="of:=[.M226]*0.46" office:value-type="float" office:value="0" calcext:value-type="float">
            <text:p>0</text:p>
          </table:table-cell>
          <table:table-cell table:formula="of:=[.N226]*0.46" office:value-type="float" office:value="0" calcext:value-type="float">
            <text:p>0</text:p>
          </table:table-cell>
          <table:table-cell table:formula="of:=[.O226]*0.46" office:value-type="float" office:value="0" calcext:value-type="float">
            <text:p>0</text:p>
          </table:table-cell>
          <table:table-cell table:formula="of:=[.P226]*0.46" office:value-type="float" office:value="0" calcext:value-type="float">
            <text:p>0</text:p>
          </table:table-cell>
          <table:table-cell table:formula="of:=[.Q226]*0.46" office:value-type="float" office:value="0" calcext:value-type="float">
            <text:p>0</text:p>
          </table:table-cell>
          <table:table-cell table:formula="of:=[.R226]*0.46" office:value-type="float" office:value="0" calcext:value-type="float">
            <text:p>0</text:p>
          </table:table-cell>
          <table:table-cell table:formula="of:=[.S226]*0.46" office:value-type="float" office:value="0" calcext:value-type="float">
            <text:p>0</text:p>
          </table:table-cell>
          <table:table-cell table:formula="of:=[.T226]*0.46" office:value-type="float" office:value="0" calcext:value-type="float">
            <text:p>0</text:p>
          </table:table-cell>
          <table:table-cell table:formula="of:=[.U226]*0.46" office:value-type="float" office:value="0" calcext:value-type="float">
            <text:p>0</text:p>
          </table:table-cell>
          <table:table-cell table:formula="of:=[.V226]*0.46" office:value-type="float" office:value="0" calcext:value-type="float">
            <text:p>0</text:p>
          </table:table-cell>
          <table:table-cell table:formula="of:=[.W226]*0.46" office:value-type="float" office:value="0" calcext:value-type="float">
            <text:p>0</text:p>
          </table:table-cell>
          <table:table-cell table:formula="of:=[.X226]*0.4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0"/>
          <table:table-cell table:style-name="ce108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-0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9-1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14-8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3-13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6-15</text:p>
          </table:table-cell>
          <table:table-cell table:number-columns-repeated="6"/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08" table:formula="of:=[.D253]-2" office:value-type="float" office:value="0" calcext:value-type="float">
            <text:p>0</text:p>
          </table:table-cell>
          <table:table-cell table:style-name="ce102" table:formula="of:=[.E253]-2" office:value-type="float" office:value="9" calcext:value-type="float">
            <text:p>9</text:p>
          </table:table-cell>
          <table:table-cell table:style-name="ce108" table:formula="of:=[.F253]-2" office:value-type="float" office:value="1" calcext:value-type="float">
            <text:p>1</text:p>
          </table:table-cell>
          <table:table-cell table:style-name="ce107" table:formula="of:=[.G253]-2" office:value-type="float" office:value="14" calcext:value-type="float">
            <text:p>14</text:p>
          </table:table-cell>
          <table:table-cell table:style-name="ce102" table:formula="of:=[.H253]-2" office:value-type="float" office:value="8" calcext:value-type="float">
            <text:p>8</text:p>
          </table:table-cell>
          <table:table-cell table:style-name="ce108" table:formula="of:=[.I253]-2" office:value-type="float" office:value="3" calcext:value-type="float">
            <text:p>3</text:p>
          </table:table-cell>
          <table:table-cell table:style-name="ce107" table:formula="of:=[.J253]-2" office:value-type="float" office:value="13" calcext:value-type="float">
            <text:p>13</text:p>
          </table:table-cell>
          <table:table-cell table:style-name="ce102" table:formula="of:=[.K253]-2" office:value-type="float" office:value="10" calcext:value-type="float">
            <text:p>10</text:p>
          </table:table-cell>
          <table:table-cell table:style-name="ce108" table:formula="of:=[.L253]-2" office:value-type="float" office:value="6" calcext:value-type="float">
            <text:p>6</text:p>
          </table:table-cell>
          <table:table-cell table:style-name="ce107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style-name="ce82" table:formula="of:=[.C247]" office:value-type="float" office:value="1.1804704" calcext:value-type="float">
            <text:p>1.1805</text:p>
          </table:table-cell>
          <table:table-cell table:style-name="ce82" table:formula="of:=[.L229]" office:value-type="float" office:value="1.4523856" calcext:value-type="float">
            <text:p>1.4524</text:p>
          </table:table-cell>
          <table:table-cell table:style-name="ce82" table:formula="of:=[.D238]" office:value-type="float" office:value="0.985044" calcext:value-type="float">
            <text:p>0.9850</text:p>
          </table:table-cell>
          <table:table-cell table:style-name="ce82" table:formula="of:=[.Q230]" office:value-type="float" office:value="0.8327748" calcext:value-type="float">
            <text:p>0.8328</text:p>
          </table:table-cell>
          <table:table-cell table:style-name="ce82" table:formula="of:=[.K243]" office:value-type="float" office:value="0.8927128" calcext:value-type="float">
            <text:p>0.8927</text:p>
          </table:table-cell>
          <table:table-cell table:style-name="ce82" table:formula="of:=[.F237]" office:value-type="float" office:value="0.30998434" calcext:value-type="float">
            <text:p>0.3100</text:p>
          </table:table-cell>
          <table:table-cell table:style-name="ce82" table:formula="of:=[.P232]" office:value-type="float" office:value="0.5823416" calcext:value-type="float">
            <text:p>0.5823</text:p>
          </table:table-cell>
          <table:table-cell table:style-name="ce82" table:formula="of:=[.M242]" office:value-type="float" office:value="0.1678448" calcext:value-type="float">
            <text:p>0.1678</text:p>
          </table:table-cell>
          <table:table-cell table:style-name="ce82" table:formula="of:=[.I239]" office:value-type="float" office:value="0.5452334" calcext:value-type="float">
            <text:p>0.5452</text:p>
          </table:table-cell>
          <table:table-cell table:style-name="ce82" table:formula="of:=[.R235]" office:value-type="float" office:value="0.4628382" calcext:value-type="float">
            <text:p>0.4628</text:p>
          </table:table-cell>
          <table:table-cell table:formula="of:=SUM([.O254:.P254];[.Q255];[.R254:.S254];[.T255];[.U254:.V254];[.W255];[.X254])" office:value-type="float" office:value="-3.49662006" calcext:value-type="float">
            <text:p>-3.49662006</text:p>
          </table:table-cell>
          <table:table-cell table:formula="of:=SUM([.O254:.X254])" office:value-type="float" office:value="7.41162994" calcext:value-type="float">
            <text:p>7.41162994</text:p>
          </table:table-cell>
          <table:table-cell table:formula="of:=[.Z254]-[.AF275]-[.AF276]-[.AF284]-[.AF283]-[.AF278]-[.AF285]-[.AF281]" office:value-type="float" office:value="-17.76117006" calcext:value-type="float">
            <text:p>-17.76117006</text:p>
          </table:table-cell>
          <table:table-cell table:number-columns-repeated="3"/>
          <table:table-cell table:number-columns-repeated="2" table:style-name="ce10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[.Q254]-[.AF284]" office:value-type="float" office:value="-3.036646" calcext:value-type="float">
            <text:p>-3.036646</text:p>
          </table:table-cell>
          <table:table-cell table:number-columns-repeated="2"/>
          <table:table-cell table:formula="of:=[.T254]-[.AF283]" office:value-type="float" office:value="-2.99260566" calcext:value-type="float">
            <text:p>-2.99260566</text:p>
          </table:table-cell>
          <table:table-cell table:number-columns-repeated="2"/>
          <table:table-cell table:formula="of:=[.W254]-[.AF285]" office:value-type="float" office:value="-3.0387366" calcext:value-type="float">
            <text:p>-3.0387366</text:p>
          </table:table-cell>
          <table:table-cell table:number-columns-repeated="7"/>
          <table:table-cell table:number-columns-repeated="2" table:style-name="ce10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2" table:style-name="ce10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19-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5-11</text:p>
          </table:table-cell>
          <table:table-cell office:value-type="string" calcext:value-type="string">
            <text:p>11-7</text:p>
          </table:table-cell>
          <table:table-cell office:value-type="string" calcext:value-type="string">
            <text:p>7-16</text:p>
          </table:table-cell>
          <table:table-cell office:value-type="string" calcext:value-type="string">
            <text:p>16-1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2-17</text:p>
          </table:table-cell>
          <table:table-cell table:number-columns-repeated="8"/>
          <table:table-cell table:number-columns-repeated="2" table:style-name="ce10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108" table:formula="of:=[.D257]-2" office:value-type="float" office:value="4" calcext:value-type="float">
            <text:p>4</text:p>
          </table:table-cell>
          <table:table-cell table:style-name="ce108" table:formula="of:=[.E257]-2" office:value-type="float" office:value="5" calcext:value-type="float">
            <text:p>5</text:p>
          </table:table-cell>
          <table:table-cell table:style-name="ce102" table:formula="of:=[.F257]-2" office:value-type="float" office:value="11" calcext:value-type="float">
            <text:p>11</text:p>
          </table:table-cell>
          <table:table-cell table:style-name="ce108" table:formula="of:=[.G257]-2" office:value-type="float" office:value="7" calcext:value-type="float">
            <text:p>7</text:p>
          </table:table-cell>
          <table:table-cell table:style-name="ce107" table:formula="of:=[.H257]-2" office:value-type="float" office:value="16" calcext:value-type="float">
            <text:p>16</text:p>
          </table:table-cell>
          <table:table-cell table:style-name="ce102" table:formula="of:=[.I257]-2" office:value-type="float" office:value="12" calcext:value-type="float">
            <text:p>12</text:p>
          </table:table-cell>
          <table:table-cell table:style-name="ce108" table:formula="of:=[.J257]-2" office:value-type="float" office:value="2" calcext:value-type="float">
            <text:p>2</text:p>
          </table:table-cell>
          <table:table-cell table:style-name="ce107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82" table:formula="of:=[.G248]" office:value-type="float" office:value="2.9560704" calcext:value-type="float">
            <text:p>2.9561</text:p>
          </table:table-cell>
          <table:table-cell table:style-name="ce82" table:formula="of:=[.H233]" office:value-type="float" office:value="2.19121" calcext:value-type="float">
            <text:p>2.1912</text:p>
          </table:table-cell>
          <table:table-cell table:style-name="ce82" table:formula="of:=[.N234]" office:value-type="float" office:value="0.27574838" calcext:value-type="float">
            <text:p>0.2757</text:p>
          </table:table-cell>
          <table:table-cell table:style-name="ce82" table:formula="of:=[.J240]" office:value-type="float" office:value="0.7224668" calcext:value-type="float">
            <text:p>0.7225</text:p>
          </table:table-cell>
          <table:table-cell table:style-name="ce82" table:formula="of:=[.S236]" office:value-type="float" office:value="0.7437786" calcext:value-type="float">
            <text:p>0.7438</text:p>
          </table:table-cell>
          <table:table-cell table:style-name="ce82" table:formula="of:=[.O245]" office:value-type="float" office:value="0.36877832" calcext:value-type="float">
            <text:p>0.3688</text:p>
          </table:table-cell>
          <table:table-cell table:style-name="ce82" table:formula="of:=[.E241]" office:value-type="float" office:value="0.468533" calcext:value-type="float">
            <text:p>0.4685</text:p>
          </table:table-cell>
          <table:table-cell table:style-name="ce82" table:formula="of:=[.T231]" office:value-type="float" office:value="0.21399522" calcext:value-type="float">
            <text:p>0.2140</text:p>
          </table:table-cell>
          <table:table-cell table:formula="of:=SUM([.O258:.Q258];[.R259];[.S258:.T258];[.U259];[.V258])" office:value-type="float" office:value="2.21833072" calcext:value-type="float">
            <text:p>2.21833072</text:p>
          </table:table-cell>
          <table:table-cell table:formula="of:=SUM([.O258:.V258])" office:value-type="float" office:value="7.94058072" calcext:value-type="float">
            <text:p>7.94058072</text:p>
          </table:table-cell>
          <table:table-cell table:number-columns-repeated="6"/>
          <table:table-cell table:number-columns-repeated="2" table:style-name="ce108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258]-[.AF286]" office:value-type="float" office:value="-2.0462032" calcext:value-type="float">
            <text:p>-2.0462032</text:p>
          </table:table-cell>
          <table:table-cell table:number-columns-repeated="2"/>
          <table:table-cell table:formula="of:=[.U258]-[.AF287]" office:value-type="float" office:value="-2.485047" calcext:value-type="float">
            <text:p>-2.485047</text:p>
          </table:table-cell>
          <table:table-cell table:number-columns-repeated="9"/>
          <table:table-cell table:number-columns-repeated="2" table:style-name="ce108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3"/>
          <table:table-cell table:formula="of:=[.W258]+[.Y254]" office:value-type="float" office:value="-1.27828934" calcext:value-type="float">
            <text:p>-1.27828934</text:p>
          </table:table-cell>
          <table:table-cell/>
          <table:table-cell table:formula="of:=[.AG275]-[.X260]" office:value-type="float" office:value="31.08594934" calcext:value-type="float">
            <text:p>31.08594934</text:p>
          </table:table-cell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2" table:style-name="ce10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2" table:style-name="ce10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-4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7-12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2-17</text:p>
          </table:table-cell>
          <table:table-cell table:number-columns-repeated="16"/>
          <table:table-cell table:number-columns-repeated="2" table:style-name="ce10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08" table:formula="of:=[.D263]-1" office:value-type="float" office:value="4" calcext:value-type="float">
            <text:p>4</text:p>
          </table:table-cell>
          <table:table-cell table:style-name="ce108" table:formula="of:=[.E263]-1" office:value-type="float" office:value="7" calcext:value-type="float">
            <text:p>7</text:p>
          </table:table-cell>
          <table:table-cell table:style-name="ce102" table:formula="of:=[.F263]-1" office:value-type="float" office:value="12" calcext:value-type="float">
            <text:p>12</text:p>
          </table:table-cell>
          <table:table-cell table:style-name="ce108" table:formula="of:=[.G263]-1" office:value-type="float" office:value="2" calcext:value-type="float">
            <text:p>2</text:p>
          </table:table-cell>
          <table:table-cell table:style-name="ce107" table:formula="of:=[.H263]-1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style-name="ce82" table:formula="of:=[.G247]" office:value-type="float" office:value="2.9560704" calcext:value-type="float">
            <text:p>2.9561</text:p>
          </table:table-cell>
          <table:table-cell table:style-name="ce82" table:formula="of:=[.J233]" office:value-type="float" office:value="2.0191378" calcext:value-type="float">
            <text:p>2.0191</text:p>
          </table:table-cell>
          <table:table-cell table:style-name="ce82" table:formula="of:=[.O236]" office:value-type="float" office:value="0.44635548" calcext:value-type="float">
            <text:p>0.4464</text:p>
          </table:table-cell>
          <table:table-cell table:style-name="ce82" table:formula="of:=[.E241]" office:value-type="float" office:value="0.468533" calcext:value-type="float">
            <text:p>0.4685</text:p>
          </table:table-cell>
          <table:table-cell table:style-name="ce82" table:formula="of:=[.T231]" office:value-type="float" office:value="0.21399522" calcext:value-type="float">
            <text:p>0.2140</text:p>
          </table:table-cell>
          <table:table-cell/>
          <table:table-cell table:formula="of:=SUM([.J264:.L264];[.M265];[.N264])" office:value-type="float" office:value="3.1505119" calcext:value-type="float">
            <text:p>3.1505119</text:p>
          </table:table-cell>
          <table:table-cell table:number-columns-repeated="14"/>
          <table:table-cell table:number-columns-repeated="2" table:style-name="ce10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M264]-[.AF287]" office:value-type="float" office:value="-2.485047" calcext:value-type="float">
            <text:p>-2.485047</text:p>
          </table:table-cell>
          <table:table-cell table:number-columns-repeated="17"/>
          <table:table-cell table:style-name="ce107" office:value-type="float" office:value="13" calcext:value-type="float">
            <text:p>13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2" table:style-name="ce107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19-0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9-1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14-5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3-13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6-15</text:p>
          </table:table-cell>
          <table:table-cell table:number-columns-repeated="4"/>
          <table:table-cell table:number-columns-repeated="2" table:style-name="ce107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style-name="ce82" table:formula="of:=[.C248]" office:value-type="float" office:value="1.1804704" calcext:value-type="float">
            <text:p>1.1805</text:p>
          </table:table-cell>
          <table:table-cell table:style-name="ce82" table:formula="of:=[.L229]" office:value-type="float" office:value="1.4523856" calcext:value-type="float">
            <text:p>1.4524</text:p>
          </table:table-cell>
          <table:table-cell table:style-name="ce82" table:formula="of:=[.D238]" office:value-type="float" office:value="0.985044" calcext:value-type="float">
            <text:p>0.9850</text:p>
          </table:table-cell>
          <table:table-cell table:style-name="ce82" table:formula="of:=[.Q230]" office:value-type="float" office:value="0.8327748" calcext:value-type="float">
            <text:p>0.8328</text:p>
          </table:table-cell>
          <table:table-cell table:style-name="ce82" table:formula="of:=[.H243]" office:value-type="float" office:value="0.42875036" calcext:value-type="float">
            <text:p>0.4288</text:p>
          </table:table-cell>
          <table:table-cell table:style-name="ce82" table:formula="of:=[.K234]" office:value-type="float" office:value="0.601749" calcext:value-type="float">
            <text:p>0.6017</text:p>
          </table:table-cell>
          <table:table-cell table:style-name="ce82" table:formula="of:=[.F237]" office:value-type="float" office:value="0.30998434" calcext:value-type="float">
            <text:p>0.3100</text:p>
          </table:table-cell>
          <table:table-cell table:style-name="ce82" table:formula="of:=[.P232]" office:value-type="float" office:value="0.5823416" calcext:value-type="float">
            <text:p>0.5823</text:p>
          </table:table-cell>
          <table:table-cell table:style-name="ce82" table:formula="of:=[.M242]" office:value-type="float" office:value="0.1678448" calcext:value-type="float">
            <text:p>0.1678</text:p>
          </table:table-cell>
          <table:table-cell table:style-name="ce82" table:formula="of:=[.I239]" office:value-type="float" office:value="0.5452334" calcext:value-type="float">
            <text:p>0.5452</text:p>
          </table:table-cell>
          <table:table-cell table:style-name="ce82" table:formula="of:=[.R235]" office:value-type="float" office:value="0.4628382" calcext:value-type="float">
            <text:p>0.4628</text:p>
          </table:table-cell>
          <table:table-cell table:formula="of:=SUM([.P268:.Q268];[.R269];[.S268:.U268];[.V269];[.W268:.X268];[.Y269];[.Z268])" office:value-type="float" office:value="-3.3588335" calcext:value-type="float">
            <text:p>-3.3588335</text:p>
          </table:table-cell>
          <table:table-cell table:number-columns-repeated="3"/>
          <table:table-cell table:number-columns-repeated="2" table:style-name="ce107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108" table:formula="of:=[.D268]-1" office:value-type="float" office:value="0" calcext:value-type="float">
            <text:p>0</text:p>
          </table:table-cell>
          <table:table-cell table:style-name="ce102" table:formula="of:=[.E268]-1" office:value-type="float" office:value="9" calcext:value-type="float">
            <text:p>9</text:p>
          </table:table-cell>
          <table:table-cell table:style-name="ce108" table:formula="of:=[.F268]-1" office:value-type="float" office:value="1" calcext:value-type="float">
            <text:p>1</text:p>
          </table:table-cell>
          <table:table-cell table:style-name="ce107" table:formula="of:=[.G268]-1" office:value-type="float" office:value="14" calcext:value-type="float">
            <text:p>14</text:p>
          </table:table-cell>
          <table:table-cell table:style-name="ce108" table:formula="of:=[.H268]-1" office:value-type="float" office:value="5" calcext:value-type="float">
            <text:p>5</text:p>
          </table:table-cell>
          <table:table-cell table:style-name="ce102" table:formula="of:=[.I268]-1" office:value-type="float" office:value="8" calcext:value-type="float">
            <text:p>8</text:p>
          </table:table-cell>
          <table:table-cell table:style-name="ce108" table:formula="of:=[.J268]-1" office:value-type="float" office:value="3" calcext:value-type="float">
            <text:p>3</text:p>
          </table:table-cell>
          <table:table-cell table:style-name="ce107" table:formula="of:=[.K268]-1" office:value-type="float" office:value="13" calcext:value-type="float">
            <text:p>13</text:p>
          </table:table-cell>
          <table:table-cell table:style-name="ce102" table:formula="of:=[.L268]-1" office:value-type="float" office:value="10" calcext:value-type="float">
            <text:p>10</text:p>
          </table:table-cell>
          <table:table-cell table:style-name="ce108" table:formula="of:=[.M268]-1" office:value-type="float" office:value="6" calcext:value-type="float">
            <text:p>6</text:p>
          </table:table-cell>
          <table:table-cell table:style-name="ce107" table:formula="of:=[.N268]-1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[.R268]-[.AF284]" office:value-type="float" office:value="-3.036646" calcext:value-type="float">
            <text:p>-3.036646</text:p>
          </table:table-cell>
          <table:table-cell table:number-columns-repeated="3"/>
          <table:table-cell table:formula="of:=[.V268]-[.AF283]" office:value-type="float" office:value="-2.99260566" calcext:value-type="float">
            <text:p>-2.99260566</text:p>
          </table:table-cell>
          <table:table-cell table:number-columns-repeated="2"/>
          <table:table-cell table:formula="of:=[.Y268]-[.AF285]" office:value-type="float" office:value="-3.0387366" calcext:value-type="float">
            <text:p>-3.0387366</text:p>
          </table:table-cell>
          <table:table-cell table:number-columns-repeated="5"/>
          <table:table-cell table:number-columns-repeated="2" table:style-name="ce107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84" office:value-type="float" office:value="18" calcext:value-type="float">
            <text:p>18</text:p>
          </table:table-cell>
          <table:table-cell table:style-name="ce107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84" office:value-type="float" office:value="19" calcext:value-type="float">
            <text:p>19</text:p>
          </table:table-cell>
          <table:table-cell table:style-name="ce10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5"/>
          <table:table-cell table:style-name="ce106"/>
          <table:table-cell table:formula="of:=[.AG275]-[.Z273]" office:value-type="float" office:value="30.0159816" calcext:value-type="float">
            <text:p>30.01598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0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5"/>
          <table:table-cell table:style-name="ce106" table:formula="of:=[.AA268]+[.P264]" office:value-type="float" office:value="-0.208321599999999" calcext:value-type="float">
            <text:p>-0.20832159999999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06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5"/>
          <table:table-cell table:style-name="ce106"/>
          <table:table-cell table:number-columns-repeated="9"/>
        </table:table-row>
        <table:table-row table:style-name="ro1">
          <table:table-cell table:number-columns-repeated="25"/>
          <table:table-cell table:style-name="ce106"/>
          <table:table-cell table:number-columns-repeated="4"/>
          <table:table-cell table:style-name="ce108" office:value-type="float" office:value="0" calcext:value-type="float">
            <text:p>0</text:p>
          </table:table-cell>
          <table:table-cell office:value-type="float" office:value="3.54029" calcext:value-type="float">
            <text:p>3.54029</text:p>
          </table:table-cell>
          <table:table-cell table:formula="of:=SUM([.AF275:.AF282])" office:value-type="float" office:value="29.80766" calcext:value-type="float">
            <text:p>29.80766</text:p>
          </table:table-cell>
          <table:table-cell table:number-columns-repeated="2"/>
        </table:table-row>
        <table:table-row table:style-name="ro1">
          <table:table-cell table:number-columns-repeated="25"/>
          <table:table-cell table:style-name="ce106"/>
          <table:table-cell table:number-columns-repeated="4"/>
          <table:table-cell table:style-name="ce108" office:value-type="float" office:value="1" calcext:value-type="float">
            <text:p>1</text:p>
          </table:table-cell>
          <table:table-cell office:value-type="float" office:value="3.38728" calcext:value-type="float">
            <text:p>3.38728</text:p>
          </table:table-cell>
          <table:table-cell table:number-columns-repeated="3"/>
        </table:table-row>
        <table:table-row table:style-name="ro1">
          <table:table-cell table:number-columns-repeated="25"/>
          <table:table-cell table:style-name="ce106"/>
          <table:table-cell table:number-columns-repeated="4"/>
          <table:table-cell table:style-name="ce108" office:value-type="float" office:value="2" calcext:value-type="float">
            <text:p>2</text:p>
          </table:table-cell>
          <table:table-cell office:value-type="float" office:value="3.54625" calcext:value-type="float">
            <text:p>3.54625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8" office:value-type="float" office:value="3" calcext:value-type="float">
            <text:p>3</text:p>
          </table:table-cell>
          <table:table-cell office:value-type="float" office:value="3.44533" calcext:value-type="float">
            <text:p>3.44533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8" office:value-type="float" office:value="4" calcext:value-type="float">
            <text:p>4</text:p>
          </table:table-cell>
          <table:table-cell office:value-type="float" office:value="3.9421" calcext:value-type="float">
            <text:p>3.9421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8" office:value-type="float" office:value="5" calcext:value-type="float">
            <text:p>5</text:p>
          </table:table-cell>
          <table:table-cell office:value-type="float" office:value="3.7971" calcext:value-type="float">
            <text:p>3.7971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8" office:value-type="float" office:value="6" calcext:value-type="float">
            <text:p>6</text:p>
          </table:table-cell>
          <table:table-cell office:value-type="float" office:value="3.89165" calcext:value-type="float">
            <text:p>3.89165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8" office:value-type="float" office:value="7" calcext:value-type="float">
            <text:p>7</text:p>
          </table:table-cell>
          <table:table-cell office:value-type="float" office:value="4.25766" calcext:value-type="float">
            <text:p>4.25766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2" office:value-type="float" office:value="8" calcext:value-type="float">
            <text:p>8</text:p>
          </table:table-cell>
          <table:table-cell office:value-type="float" office:value="3.30259" calcext:value-type="float">
            <text:p>3.30259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2" office:value-type="float" office:value="9" calcext:value-type="float">
            <text:p>9</text:p>
          </table:table-cell>
          <table:table-cell office:value-type="float" office:value="4.02169" calcext:value-type="float">
            <text:p>4.02169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2" office:value-type="float" office:value="10" calcext:value-type="float">
            <text:p>10</text:p>
          </table:table-cell>
          <table:table-cell office:value-type="float" office:value="3.58397" calcext:value-type="float">
            <text:p>3.58397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2" office:value-type="float" office:value="11" calcext:value-type="float">
            <text:p>11</text:p>
          </table:table-cell>
          <table:table-cell office:value-type="float" office:value="2.76867" calcext:value-type="float">
            <text:p>2.76867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02" office:value-type="float" office:value="12" calcext:value-type="float">
            <text:p>12</text:p>
          </table:table-cell>
          <table:table-cell office:value-type="float" office:value="2.95358" calcext:value-type="float">
            <text:p>2.95358</text:p>
          </table:table-cell>
          <table:table-cell table:number-columns-repeated="3"/>
        </table:table-row>
      </table:table>
      <table:table table:name="Sheet5" table:style-name="ta1"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1" table:default-cell-style-name="Default"/>
        <table:table-column table:style-name="co12" table:number-columns-repeated="4" table:default-cell-style-name="Default"/>
        <table:table-column table:style-name="co20" table:number-columns-repeated="4" table:default-cell-style-name="Default"/>
        <table:table-column table:style-name="co12" table:number-columns-repeated="6" table:default-cell-style-name="Default"/>
        <table:table-column table:style-name="co21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97" office:value-type="string" calcext:value-type="string">
            <text:p>5-5-a-1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5"/>
          <table:table-cell office:value-type="string" calcext:value-type="string">
            <text:p>ID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8" calcext:value-type="float">
            <text:p>18.98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table:style-name="ce75" office:value-type="float" office:value="0" calcext:value-type="float">
            <text:p>0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5.235" calcext:value-type="float">
            <text:p>5.235</text:p>
          </table:table-cell>
          <table:table-cell table:number-columns-repeated="17" office:value-type="float" office:value="100000" calcext:value-type="float">
            <text:p>1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8" calcext:value-type="float">
            <text:p>8.68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4.2062" calcext:value-type="float">
            <text:p>4.2062</text:p>
          </table:table-cell>
          <table:table-cell table:number-columns-repeated="16" office:value-type="float" office:value="100000" calcext:value-type="float">
            <text:p>1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.52" calcext:value-type="float">
            <text:p>19.52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3.4846" calcext:value-type="float">
            <text:p>3.4846</text:p>
          </table:table-cell>
          <table:table-cell table:number-columns-repeated="15" office:value-type="float" office:value="100000" calcext:value-type="float">
            <text:p>1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8" calcext:value-type="float">
            <text:p>3.78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8" office:value-type="float" office:value="100000" calcext:value-type="float">
            <text:p>100000</text:p>
          </table:table-cell>
          <table:table-cell office:value-type="float" office:value="3.4694" calcext:value-type="float">
            <text:p>3.4694</text:p>
          </table:table-cell>
          <table:table-cell table:number-columns-repeated="14" office:value-type="float" office:value="100000" calcext:value-type="float">
            <text:p>1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number-columns-repeated="9" office:value-type="float" office:value="100000" calcext:value-type="float">
            <text:p>100000</text:p>
          </table:table-cell>
          <table:table-cell office:value-type="float" office:value="5.9136" calcext:value-type="float">
            <text:p>5.9136</text:p>
          </table:table-cell>
          <table:table-cell table:number-columns-repeated="13" office:value-type="float" office:value="100000" calcext:value-type="float">
            <text:p>1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19" calcext:value-type="float">
            <text:p>1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number-columns-repeated="10" office:value-type="float" office:value="100000" calcext:value-type="float">
            <text:p>100000</text:p>
          </table:table-cell>
          <table:table-cell office:value-type="float" office:value="17.9947" calcext:value-type="float">
            <text:p>17.9947</text:p>
          </table:table-cell>
          <table:table-cell office:value-type="float" office:value="21.8029" calcext:value-type="float">
            <text:p>21.8029</text:p>
          </table:table-cell>
          <table:table-cell office:value-type="float" office:value="22.4123" calcext:value-type="float">
            <text:p>22.4123</text:p>
          </table:table-cell>
          <table:table-cell office:value-type="float" office:value="2.2424" calcext:value-type="float">
            <text:p>2.2424</text:p>
          </table:table-cell>
          <table:table-cell office:value-type="float" office:value="18.884" calcext:value-type="float">
            <text:p>18.884</text:p>
          </table:table-cell>
          <table:table-cell office:value-type="float" office:value="18.223" calcext:value-type="float">
            <text:p>18.223</text:p>
          </table:table-cell>
          <table:table-cell office:value-type="float" office:value="24.593" calcext:value-type="float">
            <text:p>24.593</text:p>
          </table:table-cell>
          <table:table-cell office:value-type="float" office:value="16.1786" calcext:value-type="float">
            <text:p>16.1786</text:p>
          </table:table-cell>
          <table:table-cell office:value-type="float" office:value="3.8211" calcext:value-type="float">
            <text:p>3.8211</text:p>
          </table:table-cell>
          <table:table-cell office:value-type="float" office:value="17.2436" calcext:value-type="float">
            <text:p>17.24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office:value-type="float" office:value="9.5551" calcext:value-type="float">
            <text:p>9.55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6193" calcext:value-type="float">
            <text:p>7.6193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9.3455" calcext:value-type="float">
            <text:p>9.3455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9.5053" calcext:value-type="float">
            <text:p>19.5053</text:p>
          </table:table-cell>
          <table:table-cell office:value-type="float" office:value="15.4305" calcext:value-type="float">
            <text:p>15.4305</text:p>
          </table:table-cell>
          <table:table-cell office:value-type="float" office:value="4.3239" calcext:value-type="float">
            <text:p>4.3239</text:p>
          </table:table-cell>
          <table:table-cell office:value-type="float" office:value="6.6277" calcext:value-type="float">
            <text:p>6.6277</text:p>
          </table:table-cell>
          <table:table-cell office:value-type="float" office:value="12.6498" calcext:value-type="float">
            <text:p>12.6498</text:p>
          </table:table-cell>
          <table:table-cell office:value-type="float" office:value="12.6808" calcext:value-type="float">
            <text:p>12.6808</text:p>
          </table:table-cell>
          <table:table-cell office:value-type="float" office:value="11.1943" calcext:value-type="float">
            <text:p>11.1943</text:p>
          </table:table-cell>
          <table:table-cell office:value-type="float" office:value="3.0251" calcext:value-type="float">
            <text:p>3.02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number-columns-repeated="10" office:value-type="float" office:value="100000" calcext:value-type="float">
            <text:p>100000</text:p>
          </table:table-cell>
          <table:table-cell office:value-type="float" office:value="13.8137" calcext:value-type="float">
            <text:p>13.8137</text:p>
          </table:table-cell>
          <table:table-cell office:value-type="float" office:value="9.6131" calcext:value-type="float">
            <text:p>9.6131</text:p>
          </table:table-cell>
          <table:table-cell office:value-type="float" office:value="18.8436" calcext:value-type="float">
            <text:p>18.8436</text:p>
          </table:table-cell>
          <table:table-cell office:value-type="float" office:value="22.524" calcext:value-type="float">
            <text:p>22.524</text:p>
          </table:table-cell>
          <table:table-cell office:value-type="float" office:value="3.1074" calcext:value-type="float">
            <text:p>3.1074</text:p>
          </table:table-cell>
          <table:table-cell office:value-type="float" office:value="10.2105" calcext:value-type="float">
            <text:p>10.2105</text:p>
          </table:table-cell>
          <table:table-cell office:value-type="float" office:value="6.928" calcext:value-type="float">
            <text:p>6.928</text:p>
          </table:table-cell>
          <table:table-cell office:value-type="float" office:value="13.79" calcext:value-type="float">
            <text:p>13.79</text:p>
          </table:table-cell>
          <table:table-cell office:value-type="float" office:value="18.2783" calcext:value-type="float">
            <text:p>18.2783</text:p>
          </table:table-cell>
          <table:table-cell office:value-type="float" office:value="4.3872" calcext:value-type="float">
            <text:p>4.38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office:value-type="float" office:value="17.5383" calcext:value-type="float">
            <text:p>17.5383</text:p>
          </table:table-cell>
          <table:table-cell office:value-type="float" office:value="15.154" calcext:value-type="float">
            <text:p>15.154</text:p>
          </table:table-cell>
          <table:table-cell office:value-type="float" office:value="4.4354" calcext:value-type="float">
            <text:p>4.4354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20.0252" calcext:value-type="float">
            <text:p>20.0252</text:p>
          </table:table-cell>
          <table:table-cell office:value-type="float" office:value="1.8918" calcext:value-type="float">
            <text:p>1.8918</text:p>
          </table:table-cell>
          <table:table-cell office:value-type="float" office:value="11.3916" calcext:value-type="float">
            <text:p>11.3916</text:p>
          </table:table-cell>
          <table:table-cell office:value-type="float" office:value="23.0323" calcext:value-type="float">
            <text:p>23.0323</text:p>
          </table:table-cell>
          <table:table-cell office:value-type="float" office:value="9.1445" calcext:value-type="float">
            <text:p>9.1445</text:p>
          </table:table-cell>
          <table:table-cell office:value-type="float" office:value="16.6637" calcext:value-type="float">
            <text:p>16.6637</text:p>
          </table:table-cell>
          <table:table-cell office:value-type="float" office:value="3.7822" calcext:value-type="float">
            <text:p>3.7822</text:p>
          </table:table-cell>
          <table:table-cell office:value-type="float" office:value="8.0961" calcext:value-type="float">
            <text:p>8.0961</text:p>
          </table:table-cell>
          <table:table-cell office:value-type="float" office:value="19.1382" calcext:value-type="float">
            <text:p>19.1382</text:p>
          </table:table-cell>
          <table:table-cell office:value-type="float" office:value="8.7782" calcext:value-type="float">
            <text:p>8.77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office:value-type="float" office:value="17.0884" calcext:value-type="float">
            <text:p>17.0884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4.8785" calcext:value-type="float">
            <text:p>4.8785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23.6957" calcext:value-type="float">
            <text:p>23.6957</text:p>
          </table:table-cell>
          <table:table-cell office:value-type="float" office:value="5.1643" calcext:value-type="float">
            <text:p>5.1643</text:p>
          </table:table-cell>
          <table:table-cell office:value-type="float" office:value="5.2848" calcext:value-type="float">
            <text:p>5.2848</text:p>
          </table:table-cell>
          <table:table-cell office:value-type="float" office:value="21.5457" calcext:value-type="float">
            <text:p>21.5457</text:p>
          </table:table-cell>
          <table:table-cell office:value-type="float" office:value="14.1179" calcext:value-type="float">
            <text:p>14.1179</text:p>
          </table:table-cell>
          <table:table-cell office:value-type="float" office:value="20.8006" calcext:value-type="float">
            <text:p>20.8006</text:p>
          </table:table-cell>
          <table:table-cell office:value-type="float" office:value="10.0925" calcext:value-type="float">
            <text:p>10.0925</text:p>
          </table:table-cell>
          <table:table-cell office:value-type="float" office:value="3.39" calcext:value-type="float">
            <text:p>3.39</text:p>
          </table:table-cell>
          <table:table-cell office:value-type="float" office:value="18.3849" calcext:value-type="float">
            <text:p>18.3849</text:p>
          </table:table-cell>
          <table:table-cell office:value-type="float" office:value="13.0643" calcext:value-type="float">
            <text:p>13.06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office:value-type="float" office:value="13.3426" calcext:value-type="float">
            <text:p>13.3426</text:p>
          </table:table-cell>
          <table:table-cell office:value-type="float" office:value="5.1521" calcext:value-type="float">
            <text:p>5.1521</text:p>
          </table:table-cell>
          <table:table-cell office:value-type="float" office:value="15.8624" calcext:value-type="float">
            <text:p>15.8624</text:p>
          </table:table-cell>
          <table:table-cell office:value-type="float" office:value="19.1392" calcext:value-type="float">
            <text:p>19.1392</text:p>
          </table:table-cell>
          <table:table-cell office:value-type="float" office:value="17.8068" calcext:value-type="float">
            <text:p>17.8068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table:style-name="ce102" office:value-type="float" office:value="11" calcext:value-type="float">
            <text:p>11</text:p>
          </table:table-cell>
          <table:table-cell office:value-type="float" office:value="18.2553" calcext:value-type="float">
            <text:p>18.2553</text:p>
          </table:table-cell>
          <table:table-cell office:value-type="float" office:value="16.7365" calcext:value-type="float">
            <text:p>16.7365</text:p>
          </table:table-cell>
          <table:table-cell office:value-type="float" office:value="6.2994" calcext:value-type="float">
            <text:p>6.2994</text:p>
          </table:table-cell>
          <table:table-cell office:value-type="float" office:value="3.653" calcext:value-type="float">
            <text:p>3.653</text:p>
          </table:table-cell>
          <table:table-cell office:value-type="float" office:value="6.05" calcext:value-type="float">
            <text:p>6.05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table:style-name="ce102" office:value-type="float" office:value="12" calcext:value-type="float">
            <text:p>12</text:p>
          </table:table-cell>
          <table:table-cell office:value-type="float" office:value="20.9425" calcext:value-type="float">
            <text:p>20.9425</text:p>
          </table:table-cell>
          <table:table-cell office:value-type="float" office:value="23.6725" calcext:value-type="float">
            <text:p>23.6725</text:p>
          </table:table-cell>
          <table:table-cell office:value-type="float" office:value="15.3642" calcext:value-type="float">
            <text:p>15.3642</text:p>
          </table:table-cell>
          <table:table-cell office:value-type="float" office:value="10.1593" calcext:value-type="float">
            <text:p>10.1593</text:p>
          </table:table-cell>
          <table:table-cell office:value-type="float" office:value="11.0288" calcext:value-type="float">
            <text:p>11.0288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office:value-type="float" office:value="5.9275" calcext:value-type="float">
            <text:p>5.9275</text:p>
          </table:table-cell>
          <table:table-cell office:value-type="float" office:value="15.4756" calcext:value-type="float">
            <text:p>15.4756</text:p>
          </table:table-cell>
          <table:table-cell office:value-type="float" office:value="21.5488" calcext:value-type="float">
            <text:p>21.5488</text:p>
          </table:table-cell>
          <table:table-cell office:value-type="float" office:value="19.8865" calcext:value-type="float">
            <text:p>19.8865</text:p>
          </table:table-cell>
          <table:table-cell office:value-type="float" office:value="17.4864" calcext:value-type="float">
            <text:p>17.4864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style-name="ce102" office:value-type="float" office:value="14" calcext:value-type="float">
            <text:p>14</text:p>
          </table:table-cell>
          <table:table-cell office:value-type="float" office:value="13.8039" calcext:value-type="float">
            <text:p>13.8039</text:p>
          </table:table-cell>
          <table:table-cell office:value-type="float" office:value="6.8303" calcext:value-type="float">
            <text:p>6.8303</text:p>
          </table:table-cell>
          <table:table-cell office:value-type="float" office:value="4.783" calcext:value-type="float">
            <text:p>4.783</text:p>
          </table:table-cell>
          <table:table-cell office:value-type="float" office:value="9.24" calcext:value-type="float">
            <text:p>9.24</text:p>
          </table:table-cell>
          <table:table-cell office:value-type="float" office:value="8.9455" calcext:value-type="float">
            <text:p>8.9455</text:p>
          </table:table-cell>
          <table:table-cell table:number-columns-repeated="18" office:value-type="float" office:value="100000" calcext:value-type="float">
            <text:p>10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6" office:value-type="float" office:value="15" calcext:value-type="float">
            <text:p>15</text:p>
          </table:table-cell>
          <table:table-cell office:value-type="float" office:value="13.1411" calcext:value-type="float">
            <text:p>13.1411</text:p>
          </table:table-cell>
          <table:table-cell office:value-type="float" office:value="3.0769" calcext:value-type="float">
            <text:p>3.0769</text:p>
          </table:table-cell>
          <table:table-cell office:value-type="float" office:value="12.3995" calcext:value-type="float">
            <text:p>12.3995</text:p>
          </table:table-cell>
          <table:table-cell office:value-type="float" office:value="16.0879" calcext:value-type="float">
            <text:p>16.0879</text:p>
          </table:table-cell>
          <table:table-cell office:value-type="float" office:value="15.0151" calcext:value-type="float">
            <text:p>15.0151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26.023" calcext:value-type="float">
            <text:p>26.023</text:p>
          </table:table-cell>
          <table:table-cell office:value-type="float" office:value="18.1596" calcext:value-type="float">
            <text:p>18.1596</text:p>
          </table:table-cell>
          <table:table-cell office:value-type="float" office:value="7.6358" calcext:value-type="float">
            <text:p>7.6358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6" office:value-type="float" office:value="16" calcext:value-type="float">
            <text:p>16</text:p>
          </table:table-cell>
          <table:table-cell office:value-type="float" office:value="20.342" calcext:value-type="float">
            <text:p>20.342</text:p>
          </table:table-cell>
          <table:table-cell office:value-type="float" office:value="16.1473" calcext:value-type="float">
            <text:p>16.1473</text:p>
          </table:table-cell>
          <table:table-cell office:value-type="float" office:value="5.0307" calcext:value-type="float">
            <text:p>5.0307</text:p>
          </table:table-cell>
          <table:table-cell office:value-type="float" office:value="7.1744" calcext:value-type="float">
            <text:p>7.1744</text:p>
          </table:table-cell>
          <table:table-cell office:value-type="float" office:value="9.2307" calcext:value-type="float">
            <text:p>9.2307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0.5664" calcext:value-type="float">
            <text:p>20.56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.3541" calcext:value-type="float">
            <text:p>14.3541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9.433" calcext:value-type="float">
            <text:p>9.433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6" office:value-type="float" office:value="17" calcext:value-type="float">
            <text:p>17</text:p>
          </table:table-cell>
          <table:table-cell office:value-type="float" office:value="13.9611" calcext:value-type="float">
            <text:p>13.9611</text:p>
          </table:table-cell>
          <table:table-cell office:value-type="float" office:value="16.7459" calcext:value-type="float">
            <text:p>16.7459</text:p>
          </table:table-cell>
          <table:table-cell office:value-type="float" office:value="10.4748" calcext:value-type="float">
            <text:p>10.4748</text:p>
          </table:table-cell>
          <table:table-cell office:value-type="float" office:value="5.0396" calcext:value-type="float">
            <text:p>5.0396</text:p>
          </table:table-cell>
          <table:table-cell office:value-type="float" office:value="4.5096" calcext:value-type="float">
            <text:p>4.5096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7.2825" calcext:value-type="float">
            <text:p>7.28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.202" calcext:value-type="float">
            <text:p>18.202</text:p>
          </table:table-cell>
          <table:table-cell office:value-type="float" office:value="13.4525" calcext:value-type="float">
            <text:p>13.4525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6" office:value-type="float" office:value="18" calcext:value-type="float">
            <text:p>18</text:p>
          </table:table-cell>
          <table:table-cell office:value-type="float" office:value="1.6907" calcext:value-type="float">
            <text:p>1.6907</text:p>
          </table:table-cell>
          <table:table-cell office:value-type="float" office:value="11.5534" calcext:value-type="float">
            <text:p>11.5534</text:p>
          </table:table-cell>
          <table:table-cell office:value-type="float" office:value="17.3903" calcext:value-type="float">
            <text:p>17.3903</text:p>
          </table:table-cell>
          <table:table-cell office:value-type="float" office:value="16.1469" calcext:value-type="float">
            <text:p>16.1469</text:p>
          </table:table-cell>
          <table:table-cell office:value-type="float" office:value="13.7649" calcext:value-type="float">
            <text:p>13.7649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4.267" calcext:value-type="float">
            <text:p>14.267</text:p>
          </table:table-cell>
          <table:table-cell office:value-type="float" office:value="19.7965" calcext:value-type="float">
            <text:p>19.7965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.4651" calcext:value-type="float">
            <text:p>15.4651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6" office:value-type="float" office:value="19" calcext:value-type="float">
            <text:p>19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6.4484" calcext:value-type="float">
            <text:p>6.4484</text:p>
          </table:table-cell>
          <table:table-cell office:value-type="float" office:value="4.7881" calcext:value-type="float">
            <text:p>4.7881</text:p>
          </table:table-cell>
          <table:table-cell office:value-type="float" office:value="8.2392" calcext:value-type="float">
            <text:p>8.2392</text:p>
          </table:table-cell>
          <table:table-cell office:value-type="float" office:value="7.584" calcext:value-type="float">
            <text:p>7.584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10.4547" calcext:value-type="float">
            <text:p>10.4547</text:p>
          </table:table-cell>
          <table:table-cell office:value-type="float" office:value="18.3423" calcext:value-type="float">
            <text:p>18.3423</text:p>
          </table:table-cell>
          <table:table-cell office:value-type="float" office:value="18.1534" calcext:value-type="float">
            <text:p>18.1534</text:p>
          </table:table-cell>
          <table:table-cell table:number-columns-repeated="6"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993" calcext:value-type="float">
            <text:p>10.7993</text:p>
          </table:table-cell>
          <table:table-cell office:value-type="float" office:value="8.7395" calcext:value-type="float">
            <text:p>8.7395</text:p>
          </table:table-cell>
          <table:table-cell office:value-type="float" office:value="4.977" calcext:value-type="float">
            <text:p>4.977</text:p>
          </table:table-cell>
          <table:table-cell office:value-type="float" office:value="5.3302" calcext:value-type="float">
            <text:p>5.3302</text:p>
          </table:table-cell>
          <table:table-cell office:value-type="float" office:value="4.0323" calcext:value-type="float">
            <text:p>4.0323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3.8748" calcext:value-type="float">
            <text:p>13.8748</text:p>
          </table:table-cell>
          <table:table-cell office:value-type="float" office:value="8.4126" calcext:value-type="float">
            <text:p>8.4126</text:p>
          </table:table-cell>
          <table:table-cell office:value-type="float" office:value="15.0331" calcext:value-type="float">
            <text:p>15.0331</text:p>
          </table:table-cell>
          <table:table-cell office:value-type="float" office:value="16.5943" calcext:value-type="float">
            <text:p>16.5943</text:p>
          </table:table-cell>
          <table:table-cell office:value-type="float" office:value="5.3305" calcext:value-type="float">
            <text:p>5.3305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0" calcext:value-type="float">
            <text:p>10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1411" calcext:value-type="float">
            <text:p>19.1411</text:p>
          </table:table-cell>
          <table:table-cell office:value-type="float" office:value="23.7487" calcext:value-type="float">
            <text:p>23.7487</text:p>
          </table:table-cell>
          <table:table-cell office:value-type="float" office:value="17.2669" calcext:value-type="float">
            <text:p>17.2669</text:p>
          </table:table-cell>
          <table:table-cell office:value-type="float" office:value="11.7278" calcext:value-type="float">
            <text:p>11.7278</text:p>
          </table:table-cell>
          <table:table-cell office:value-type="float" office:value="11.6971" calcext:value-type="float">
            <text:p>11.6971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8.8127" calcext:value-type="float">
            <text:p>28.8127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4.3916" calcext:value-type="float">
            <text:p>4.3916</text:p>
          </table:table-cell>
          <table:table-cell office:value-type="float" office:value="21.8999" calcext:value-type="float">
            <text:p>21.8999</text:p>
          </table:table-cell>
          <table:table-cell office:value-type="float" office:value="20.6176" calcext:value-type="float">
            <text:p>20.6176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0051" calcext:value-type="float">
            <text:p>11.0051</text:p>
          </table:table-cell>
          <table:table-cell office:value-type="float" office:value="18.9339" calcext:value-type="float">
            <text:p>18.9339</text:p>
          </table:table-cell>
          <table:table-cell office:value-type="float" office:value="17.7086" calcext:value-type="float">
            <text:p>17.7086</text:p>
          </table:table-cell>
          <table:table-cell office:value-type="float" office:value="13.2418" calcext:value-type="float">
            <text:p>13.2418</text:p>
          </table:table-cell>
          <table:table-cell office:value-type="float" office:value="11.4185" calcext:value-type="float">
            <text:p>11.4185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3.3292" calcext:value-type="float">
            <text:p>23.3292</text:p>
          </table:table-cell>
          <table:table-cell office:value-type="float" office:value="16.1846" calcext:value-type="float">
            <text:p>16.1846</text:p>
          </table:table-cell>
          <table:table-cell office:value-type="float" office:value="13.3319" calcext:value-type="float">
            <text:p>13.3319</text:p>
          </table:table-cell>
          <table:table-cell office:value-type="float" office:value="12.2764" calcext:value-type="float">
            <text:p>12.2764</text:p>
          </table:table-cell>
          <table:table-cell office:value-type="float" office:value="18.8292" calcext:value-type="float">
            <text:p>18.8292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75" office:value-type="float" office:value="0" calcext:value-type="float">
            <text:p>0</text:p>
          </table:table-cell>
          <table:table-cell table:formula="of:=[.B6]*0.46" office:value-type="float" office:value="46000" calcext:value-type="float">
            <text:p>46000</text:p>
          </table:table-cell>
          <table:table-cell table:formula="of:=[.C6]*0.46" office:value-type="float" office:value="46000" calcext:value-type="float">
            <text:p>46000</text:p>
          </table:table-cell>
          <table:table-cell table:formula="of:=[.D6]*0.46" office:value-type="float" office:value="46000" calcext:value-type="float">
            <text:p>46000</text:p>
          </table:table-cell>
          <table:table-cell table:formula="of:=[.E6]*0.46" office:value-type="float" office:value="46000" calcext:value-type="float">
            <text:p>46000</text:p>
          </table:table-cell>
          <table:table-cell table:formula="of:=[.F6]*0.46" office:value-type="float" office:value="46000" calcext:value-type="float">
            <text:p>46000</text:p>
          </table:table-cell>
          <table:table-cell table:formula="of:=[.G6]*0.46" office:value-type="float" office:value="2.4081" calcext:value-type="float">
            <text:p>2.4081</text:p>
          </table:table-cell>
          <table:table-cell table:formula="of:=[.H6]*0.46" office:value-type="float" office:value="46000" calcext:value-type="float">
            <text:p>46000</text:p>
          </table:table-cell>
          <table:table-cell table:formula="of:=[.I6]*0.46" office:value-type="float" office:value="46000" calcext:value-type="float">
            <text:p>46000</text:p>
          </table:table-cell>
          <table:table-cell table:formula="of:=[.J6]*0.46" office:value-type="float" office:value="46000" calcext:value-type="float">
            <text:p>46000</text:p>
          </table:table-cell>
          <table:table-cell table:formula="of:=[.K6]*0.46" office:value-type="float" office:value="46000" calcext:value-type="float">
            <text:p>46000</text:p>
          </table:table-cell>
          <table:table-cell table:formula="of:=[.L6]*0.46" office:value-type="float" office:value="46000" calcext:value-type="float">
            <text:p>46000</text:p>
          </table:table-cell>
          <table:table-cell table:formula="of:=[.M6]*0.46" office:value-type="float" office:value="46000" calcext:value-type="float">
            <text:p>46000</text:p>
          </table:table-cell>
          <table:table-cell table:formula="of:=[.N6]*0.46" office:value-type="float" office:value="46000" calcext:value-type="float">
            <text:p>46000</text:p>
          </table:table-cell>
          <table:table-cell table:formula="of:=[.O6]*0.46" office:value-type="float" office:value="46000" calcext:value-type="float">
            <text:p>46000</text:p>
          </table:table-cell>
          <table:table-cell table:formula="of:=[.P6]*0.46" office:value-type="float" office:value="46000" calcext:value-type="float">
            <text:p>46000</text:p>
          </table:table-cell>
          <table:table-cell table:formula="of:=[.Q6]*0.46" office:value-type="float" office:value="46000" calcext:value-type="float">
            <text:p>46000</text:p>
          </table:table-cell>
          <table:table-cell table:formula="of:=[.R6]*0.46" office:value-type="float" office:value="46000" calcext:value-type="float">
            <text:p>46000</text:p>
          </table:table-cell>
          <table:table-cell table:formula="of:=[.S6]*0.46" office:value-type="float" office:value="46000" calcext:value-type="float">
            <text:p>46000</text:p>
          </table:table-cell>
          <table:table-cell table:formula="of:=[.T6]*0.46" office:value-type="float" office:value="46000" calcext:value-type="float">
            <text:p>46000</text:p>
          </table:table-cell>
          <table:table-cell table:formula="of:=[.U6]*0.46" office:value-type="float" office:value="46000" calcext:value-type="float">
            <text:p>46000</text:p>
          </table:table-cell>
          <table:table-cell table:formula="of:=[.V6]*0.46" office:value-type="float" office:value="46000" calcext:value-type="float">
            <text:p>46000</text:p>
          </table:table-cell>
          <table:table-cell table:formula="of:=[.W6]*0.46" office:value-type="float" office:value="46000" calcext:value-type="float">
            <text:p>46000</text:p>
          </table:table-cell>
          <table:table-cell table:formula="of:=[.X6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formula="of:=[.B7]*0.46" office:value-type="float" office:value="46000" calcext:value-type="float">
            <text:p>46000</text:p>
          </table:table-cell>
          <table:table-cell table:formula="of:=[.C7]*0.46" office:value-type="float" office:value="46000" calcext:value-type="float">
            <text:p>46000</text:p>
          </table:table-cell>
          <table:table-cell table:formula="of:=[.D7]*0.46" office:value-type="float" office:value="46000" calcext:value-type="float">
            <text:p>46000</text:p>
          </table:table-cell>
          <table:table-cell table:formula="of:=[.E7]*0.46" office:value-type="float" office:value="46000" calcext:value-type="float">
            <text:p>46000</text:p>
          </table:table-cell>
          <table:table-cell table:formula="of:=[.F7]*0.46" office:value-type="float" office:value="46000" calcext:value-type="float">
            <text:p>46000</text:p>
          </table:table-cell>
          <table:table-cell table:formula="of:=[.G7]*0.46" office:value-type="float" office:value="46000" calcext:value-type="float">
            <text:p>46000</text:p>
          </table:table-cell>
          <table:table-cell table:formula="of:=[.H7]*0.46" office:value-type="float" office:value="1.934852" calcext:value-type="float">
            <text:p>1.934852</text:p>
          </table:table-cell>
          <table:table-cell table:formula="of:=[.I7]*0.46" office:value-type="float" office:value="46000" calcext:value-type="float">
            <text:p>46000</text:p>
          </table:table-cell>
          <table:table-cell table:formula="of:=[.J7]*0.46" office:value-type="float" office:value="46000" calcext:value-type="float">
            <text:p>46000</text:p>
          </table:table-cell>
          <table:table-cell table:formula="of:=[.K7]*0.46" office:value-type="float" office:value="46000" calcext:value-type="float">
            <text:p>46000</text:p>
          </table:table-cell>
          <table:table-cell table:formula="of:=[.L7]*0.46" office:value-type="float" office:value="46000" calcext:value-type="float">
            <text:p>46000</text:p>
          </table:table-cell>
          <table:table-cell table:formula="of:=[.M7]*0.46" office:value-type="float" office:value="46000" calcext:value-type="float">
            <text:p>46000</text:p>
          </table:table-cell>
          <table:table-cell table:formula="of:=[.N7]*0.46" office:value-type="float" office:value="46000" calcext:value-type="float">
            <text:p>46000</text:p>
          </table:table-cell>
          <table:table-cell table:formula="of:=[.O7]*0.46" office:value-type="float" office:value="46000" calcext:value-type="float">
            <text:p>46000</text:p>
          </table:table-cell>
          <table:table-cell table:formula="of:=[.P7]*0.46" office:value-type="float" office:value="46000" calcext:value-type="float">
            <text:p>46000</text:p>
          </table:table-cell>
          <table:table-cell table:formula="of:=[.Q7]*0.46" office:value-type="float" office:value="46000" calcext:value-type="float">
            <text:p>46000</text:p>
          </table:table-cell>
          <table:table-cell table:formula="of:=[.R7]*0.46" office:value-type="float" office:value="46000" calcext:value-type="float">
            <text:p>46000</text:p>
          </table:table-cell>
          <table:table-cell table:formula="of:=[.S7]*0.46" office:value-type="float" office:value="46000" calcext:value-type="float">
            <text:p>46000</text:p>
          </table:table-cell>
          <table:table-cell table:formula="of:=[.T7]*0.46" office:value-type="float" office:value="46000" calcext:value-type="float">
            <text:p>46000</text:p>
          </table:table-cell>
          <table:table-cell table:formula="of:=[.U7]*0.46" office:value-type="float" office:value="46000" calcext:value-type="float">
            <text:p>46000</text:p>
          </table:table-cell>
          <table:table-cell table:formula="of:=[.V7]*0.46" office:value-type="float" office:value="46000" calcext:value-type="float">
            <text:p>46000</text:p>
          </table:table-cell>
          <table:table-cell table:formula="of:=[.W7]*0.46" office:value-type="float" office:value="46000" calcext:value-type="float">
            <text:p>46000</text:p>
          </table:table-cell>
          <table:table-cell table:formula="of:=[.X7]*0.46" office:value-type="float" office:value="46000" calcext:value-type="float">
            <text:p>46000</text:p>
          </table:table-cell>
          <table:table-cell table:formula="of:=[.N53]+[.B44]+[.G32]+[.S37]" office:value-type="float" office:value="21.503942" calcext:value-type="float">
            <text:p>21.503942</text:p>
          </table:table-cell>
          <table:table-cell table:formula="of:=[.AB17]+[.AB5]" office:value-type="float" office:value="17.36" calcext:value-type="float">
            <text:p>17.36</text:p>
          </table:table-cell>
          <table:table-cell table:formula="of:=[.Z33]-[.Y33]" office:value-type="float" office:value="-4.143942" calcext:value-type="float">
            <text:p>-4.143942</text:p>
          </table:table-cell>
          <table:table-cell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formula="of:=[.B8]*0.46" office:value-type="float" office:value="46000" calcext:value-type="float">
            <text:p>46000</text:p>
          </table:table-cell>
          <table:table-cell table:formula="of:=[.C8]*0.46" office:value-type="float" office:value="46000" calcext:value-type="float">
            <text:p>46000</text:p>
          </table:table-cell>
          <table:table-cell table:formula="of:=[.D8]*0.46" office:value-type="float" office:value="46000" calcext:value-type="float">
            <text:p>46000</text:p>
          </table:table-cell>
          <table:table-cell table:formula="of:=[.E8]*0.46" office:value-type="float" office:value="46000" calcext:value-type="float">
            <text:p>46000</text:p>
          </table:table-cell>
          <table:table-cell table:formula="of:=[.F8]*0.46" office:value-type="float" office:value="46000" calcext:value-type="float">
            <text:p>46000</text:p>
          </table:table-cell>
          <table:table-cell table:formula="of:=[.G8]*0.46" office:value-type="float" office:value="46000" calcext:value-type="float">
            <text:p>46000</text:p>
          </table:table-cell>
          <table:table-cell table:formula="of:=[.H8]*0.46" office:value-type="float" office:value="46000" calcext:value-type="float">
            <text:p>46000</text:p>
          </table:table-cell>
          <table:table-cell table:formula="of:=[.I8]*0.46" office:value-type="float" office:value="1.602916" calcext:value-type="float">
            <text:p>1.602916</text:p>
          </table:table-cell>
          <table:table-cell table:formula="of:=[.J8]*0.46" office:value-type="float" office:value="46000" calcext:value-type="float">
            <text:p>46000</text:p>
          </table:table-cell>
          <table:table-cell table:formula="of:=[.K8]*0.46" office:value-type="float" office:value="46000" calcext:value-type="float">
            <text:p>46000</text:p>
          </table:table-cell>
          <table:table-cell table:formula="of:=[.L8]*0.46" office:value-type="float" office:value="46000" calcext:value-type="float">
            <text:p>46000</text:p>
          </table:table-cell>
          <table:table-cell table:formula="of:=[.M8]*0.46" office:value-type="float" office:value="46000" calcext:value-type="float">
            <text:p>46000</text:p>
          </table:table-cell>
          <table:table-cell table:formula="of:=[.N8]*0.46" office:value-type="float" office:value="46000" calcext:value-type="float">
            <text:p>46000</text:p>
          </table:table-cell>
          <table:table-cell table:formula="of:=[.O8]*0.46" office:value-type="float" office:value="46000" calcext:value-type="float">
            <text:p>46000</text:p>
          </table:table-cell>
          <table:table-cell table:formula="of:=[.P8]*0.46" office:value-type="float" office:value="46000" calcext:value-type="float">
            <text:p>46000</text:p>
          </table:table-cell>
          <table:table-cell table:formula="of:=[.Q8]*0.46" office:value-type="float" office:value="46000" calcext:value-type="float">
            <text:p>46000</text:p>
          </table:table-cell>
          <table:table-cell table:formula="of:=[.R8]*0.46" office:value-type="float" office:value="46000" calcext:value-type="float">
            <text:p>46000</text:p>
          </table:table-cell>
          <table:table-cell table:formula="of:=[.S8]*0.46" office:value-type="float" office:value="46000" calcext:value-type="float">
            <text:p>46000</text:p>
          </table:table-cell>
          <table:table-cell table:formula="of:=[.T8]*0.46" office:value-type="float" office:value="46000" calcext:value-type="float">
            <text:p>46000</text:p>
          </table:table-cell>
          <table:table-cell table:formula="of:=[.U8]*0.46" office:value-type="float" office:value="46000" calcext:value-type="float">
            <text:p>46000</text:p>
          </table:table-cell>
          <table:table-cell table:formula="of:=[.V8]*0.46" office:value-type="float" office:value="46000" calcext:value-type="float">
            <text:p>46000</text:p>
          </table:table-cell>
          <table:table-cell table:formula="of:=[.W8]*0.46" office:value-type="float" office:value="46000" calcext:value-type="float">
            <text:p>46000</text:p>
          </table:table-cell>
          <table:table-cell table:formula="of:=[.X8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formula="of:=[.B9]*0.46" office:value-type="float" office:value="46000" calcext:value-type="float">
            <text:p>46000</text:p>
          </table:table-cell>
          <table:table-cell table:formula="of:=[.C9]*0.46" office:value-type="float" office:value="46000" calcext:value-type="float">
            <text:p>46000</text:p>
          </table:table-cell>
          <table:table-cell table:formula="of:=[.D9]*0.46" office:value-type="float" office:value="46000" calcext:value-type="float">
            <text:p>46000</text:p>
          </table:table-cell>
          <table:table-cell table:formula="of:=[.E9]*0.46" office:value-type="float" office:value="46000" calcext:value-type="float">
            <text:p>46000</text:p>
          </table:table-cell>
          <table:table-cell table:formula="of:=[.F9]*0.46" office:value-type="float" office:value="46000" calcext:value-type="float">
            <text:p>46000</text:p>
          </table:table-cell>
          <table:table-cell table:formula="of:=[.G9]*0.46" office:value-type="float" office:value="46000" calcext:value-type="float">
            <text:p>46000</text:p>
          </table:table-cell>
          <table:table-cell table:formula="of:=[.H9]*0.46" office:value-type="float" office:value="46000" calcext:value-type="float">
            <text:p>46000</text:p>
          </table:table-cell>
          <table:table-cell table:formula="of:=[.I9]*0.46" office:value-type="float" office:value="46000" calcext:value-type="float">
            <text:p>46000</text:p>
          </table:table-cell>
          <table:table-cell table:formula="of:=[.J9]*0.46" office:value-type="float" office:value="1.595924" calcext:value-type="float">
            <text:p>1.595924</text:p>
          </table:table-cell>
          <table:table-cell table:formula="of:=[.K9]*0.46" office:value-type="float" office:value="46000" calcext:value-type="float">
            <text:p>46000</text:p>
          </table:table-cell>
          <table:table-cell table:formula="of:=[.L9]*0.46" office:value-type="float" office:value="46000" calcext:value-type="float">
            <text:p>46000</text:p>
          </table:table-cell>
          <table:table-cell table:formula="of:=[.M9]*0.46" office:value-type="float" office:value="46000" calcext:value-type="float">
            <text:p>46000</text:p>
          </table:table-cell>
          <table:table-cell table:formula="of:=[.N9]*0.46" office:value-type="float" office:value="46000" calcext:value-type="float">
            <text:p>46000</text:p>
          </table:table-cell>
          <table:table-cell table:formula="of:=[.O9]*0.46" office:value-type="float" office:value="46000" calcext:value-type="float">
            <text:p>46000</text:p>
          </table:table-cell>
          <table:table-cell table:formula="of:=[.P9]*0.46" office:value-type="float" office:value="46000" calcext:value-type="float">
            <text:p>46000</text:p>
          </table:table-cell>
          <table:table-cell table:formula="of:=[.Q9]*0.46" office:value-type="float" office:value="46000" calcext:value-type="float">
            <text:p>46000</text:p>
          </table:table-cell>
          <table:table-cell table:formula="of:=[.R9]*0.46" office:value-type="float" office:value="46000" calcext:value-type="float">
            <text:p>46000</text:p>
          </table:table-cell>
          <table:table-cell table:formula="of:=[.S9]*0.46" office:value-type="float" office:value="46000" calcext:value-type="float">
            <text:p>46000</text:p>
          </table:table-cell>
          <table:table-cell table:formula="of:=[.T9]*0.46" office:value-type="float" office:value="46000" calcext:value-type="float">
            <text:p>46000</text:p>
          </table:table-cell>
          <table:table-cell table:formula="of:=[.U9]*0.46" office:value-type="float" office:value="46000" calcext:value-type="float">
            <text:p>46000</text:p>
          </table:table-cell>
          <table:table-cell table:formula="of:=[.V9]*0.46" office:value-type="float" office:value="46000" calcext:value-type="float">
            <text:p>46000</text:p>
          </table:table-cell>
          <table:table-cell table:formula="of:=[.W9]*0.46" office:value-type="float" office:value="46000" calcext:value-type="float">
            <text:p>46000</text:p>
          </table:table-cell>
          <table:table-cell table:formula="of:=[.X9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formula="of:=[.B10]*0.46" office:value-type="float" office:value="46000" calcext:value-type="float">
            <text:p>46000</text:p>
          </table:table-cell>
          <table:table-cell table:formula="of:=[.C10]*0.46" office:value-type="float" office:value="46000" calcext:value-type="float">
            <text:p>46000</text:p>
          </table:table-cell>
          <table:table-cell table:formula="of:=[.D10]*0.46" office:value-type="float" office:value="46000" calcext:value-type="float">
            <text:p>46000</text:p>
          </table:table-cell>
          <table:table-cell table:formula="of:=[.E10]*0.46" office:value-type="float" office:value="46000" calcext:value-type="float">
            <text:p>46000</text:p>
          </table:table-cell>
          <table:table-cell table:formula="of:=[.F10]*0.46" office:value-type="float" office:value="46000" calcext:value-type="float">
            <text:p>46000</text:p>
          </table:table-cell>
          <table:table-cell table:formula="of:=[.G10]*0.46" office:value-type="float" office:value="46000" calcext:value-type="float">
            <text:p>46000</text:p>
          </table:table-cell>
          <table:table-cell table:formula="of:=[.H10]*0.46" office:value-type="float" office:value="46000" calcext:value-type="float">
            <text:p>46000</text:p>
          </table:table-cell>
          <table:table-cell table:formula="of:=[.I10]*0.46" office:value-type="float" office:value="46000" calcext:value-type="float">
            <text:p>46000</text:p>
          </table:table-cell>
          <table:table-cell table:formula="of:=[.J10]*0.46" office:value-type="float" office:value="46000" calcext:value-type="float">
            <text:p>46000</text:p>
          </table:table-cell>
          <table:table-cell table:formula="of:=[.K10]*0.46" office:value-type="float" office:value="2.720256" calcext:value-type="float">
            <text:p>2.720256</text:p>
          </table:table-cell>
          <table:table-cell table:formula="of:=[.L10]*0.46" office:value-type="float" office:value="46000" calcext:value-type="float">
            <text:p>46000</text:p>
          </table:table-cell>
          <table:table-cell table:formula="of:=[.M10]*0.46" office:value-type="float" office:value="46000" calcext:value-type="float">
            <text:p>46000</text:p>
          </table:table-cell>
          <table:table-cell table:formula="of:=[.N10]*0.46" office:value-type="float" office:value="46000" calcext:value-type="float">
            <text:p>46000</text:p>
          </table:table-cell>
          <table:table-cell table:formula="of:=[.O10]*0.46" office:value-type="float" office:value="46000" calcext:value-type="float">
            <text:p>46000</text:p>
          </table:table-cell>
          <table:table-cell table:formula="of:=[.P10]*0.46" office:value-type="float" office:value="46000" calcext:value-type="float">
            <text:p>46000</text:p>
          </table:table-cell>
          <table:table-cell table:formula="of:=[.Q10]*0.46" office:value-type="float" office:value="46000" calcext:value-type="float">
            <text:p>46000</text:p>
          </table:table-cell>
          <table:table-cell table:formula="of:=[.R10]*0.46" office:value-type="float" office:value="46000" calcext:value-type="float">
            <text:p>46000</text:p>
          </table:table-cell>
          <table:table-cell table:formula="of:=[.S10]*0.46" office:value-type="float" office:value="46000" calcext:value-type="float">
            <text:p>46000</text:p>
          </table:table-cell>
          <table:table-cell table:formula="of:=[.T10]*0.46" office:value-type="float" office:value="46000" calcext:value-type="float">
            <text:p>46000</text:p>
          </table:table-cell>
          <table:table-cell table:formula="of:=[.U10]*0.46" office:value-type="float" office:value="46000" calcext:value-type="float">
            <text:p>46000</text:p>
          </table:table-cell>
          <table:table-cell table:formula="of:=[.V10]*0.46" office:value-type="float" office:value="46000" calcext:value-type="float">
            <text:p>46000</text:p>
          </table:table-cell>
          <table:table-cell table:formula="of:=[.W10]*0.46" office:value-type="float" office:value="46000" calcext:value-type="float">
            <text:p>46000</text:p>
          </table:table-cell>
          <table:table-cell table:formula="of:=[.X10]*0.46" office:value-type="float" office:value="46000" calcext:value-type="float">
            <text:p>46000</text:p>
          </table:table-cell>
          <table:table-cell table:formula="of:=[.B53]+[.N32]+[.S44]+[.G49]" office:value-type="float" office:value="138008.804906" calcext:value-type="float">
            <text:p>138008.804906</text:p>
          </table:table-cell>
          <table:table-cell table:formula="of:=[.Z33]-[.Y36]" office:value-type="float" office:value="-137991.444906" calcext:value-type="float">
            <text:p>-137991.444906</text:p>
          </table:table-cell>
          <table:table-cell table:number-columns-repeated="2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formula="of:=[.B11]*0.46" office:value-type="float" office:value="46000" calcext:value-type="float">
            <text:p>46000</text:p>
          </table:table-cell>
          <table:table-cell table:formula="of:=[.C11]*0.46" office:value-type="float" office:value="46000" calcext:value-type="float">
            <text:p>46000</text:p>
          </table:table-cell>
          <table:table-cell table:formula="of:=[.D11]*0.46" office:value-type="float" office:value="46000" calcext:value-type="float">
            <text:p>46000</text:p>
          </table:table-cell>
          <table:table-cell table:formula="of:=[.E11]*0.46" office:value-type="float" office:value="46000" calcext:value-type="float">
            <text:p>46000</text:p>
          </table:table-cell>
          <table:table-cell table:formula="of:=[.F11]*0.46" office:value-type="float" office:value="46000" calcext:value-type="float">
            <text:p>46000</text:p>
          </table:table-cell>
          <table:table-cell table:formula="of:=[.G11]*0.46" office:value-type="float" office:value="46000" calcext:value-type="float">
            <text:p>46000</text:p>
          </table:table-cell>
          <table:table-cell table:formula="of:=[.H11]*0.46" office:value-type="float" office:value="46000" calcext:value-type="float">
            <text:p>46000</text:p>
          </table:table-cell>
          <table:table-cell table:formula="of:=[.I11]*0.46" office:value-type="float" office:value="46000" calcext:value-type="float">
            <text:p>46000</text:p>
          </table:table-cell>
          <table:table-cell table:formula="of:=[.J11]*0.46" office:value-type="float" office:value="46000" calcext:value-type="float">
            <text:p>46000</text:p>
          </table:table-cell>
          <table:table-cell table:formula="of:=[.K11]*0.46" office:value-type="float" office:value="46000" calcext:value-type="float">
            <text:p>46000</text:p>
          </table:table-cell>
          <table:table-cell table:formula="of:=[.L11]*0.46" office:value-type="float" office:value="8.277562" calcext:value-type="float">
            <text:p>8.277562</text:p>
          </table:table-cell>
          <table:table-cell table:formula="of:=[.M11]*0.46" office:value-type="float" office:value="10.029334" calcext:value-type="float">
            <text:p>10.029334</text:p>
          </table:table-cell>
          <table:table-cell table:formula="of:=[.N11]*0.46" office:value-type="float" office:value="10.309658" calcext:value-type="float">
            <text:p>10.309658</text:p>
          </table:table-cell>
          <table:table-cell table:formula="of:=[.O11]*0.46" office:value-type="float" office:value="1.031504" calcext:value-type="float">
            <text:p>1.031504</text:p>
          </table:table-cell>
          <table:table-cell table:formula="of:=[.P11]*0.46" office:value-type="float" office:value="8.68664" calcext:value-type="float">
            <text:p>8.68664</text:p>
          </table:table-cell>
          <table:table-cell table:formula="of:=[.Q11]*0.46" office:value-type="float" office:value="8.38258" calcext:value-type="float">
            <text:p>8.38258</text:p>
          </table:table-cell>
          <table:table-cell table:formula="of:=[.R11]*0.46" office:value-type="float" office:value="11.31278" calcext:value-type="float">
            <text:p>11.31278</text:p>
          </table:table-cell>
          <table:table-cell table:formula="of:=[.S11]*0.46" office:value-type="float" office:value="7.442156" calcext:value-type="float">
            <text:p>7.442156</text:p>
          </table:table-cell>
          <table:table-cell table:formula="of:=[.T11]*0.46" office:value-type="float" office:value="1.757706" calcext:value-type="float">
            <text:p>1.757706</text:p>
          </table:table-cell>
          <table:table-cell table:formula="of:=[.U11]*0.46" office:value-type="float" office:value="7.932056" calcext:value-type="float">
            <text:p>7.932056</text:p>
          </table:table-cell>
          <table:table-cell table:formula="of:=[.V11]*0.46" office:value-type="float" office:value="0" calcext:value-type="float">
            <text:p>0</text:p>
          </table:table-cell>
          <table:table-cell table:formula="of:=[.W11]*0.46" office:value-type="float" office:value="0" calcext:value-type="float">
            <text:p>0</text:p>
          </table:table-cell>
          <table:table-cell table:formula="of:=[.X11]*0.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formula="of:=[.B12]*0.46" office:value-type="float" office:value="4.395346" calcext:value-type="float">
            <text:p>4.395346</text:p>
          </table:table-cell>
          <table:table-cell table:formula="of:=[.C12]*0.46" office:value-type="float" office:value="46000" calcext:value-type="float">
            <text:p>46000</text:p>
          </table:table-cell>
          <table:table-cell table:formula="of:=[.D12]*0.46" office:value-type="float" office:value="3.504878" calcext:value-type="float">
            <text:p>3.504878</text:p>
          </table:table-cell>
          <table:table-cell table:formula="of:=[.E12]*0.46" office:value-type="float" office:value="46000" calcext:value-type="float">
            <text:p>46000</text:p>
          </table:table-cell>
          <table:table-cell table:formula="of:=[.F12]*0.46" office:value-type="float" office:value="46000" calcext:value-type="float">
            <text:p>46000</text:p>
          </table:table-cell>
          <table:table-cell table:formula="of:=[.G12]*0.46" office:value-type="float" office:value="46000" calcext:value-type="float">
            <text:p>46000</text:p>
          </table:table-cell>
          <table:table-cell table:formula="of:=[.H12]*0.46" office:value-type="float" office:value="46000" calcext:value-type="float">
            <text:p>46000</text:p>
          </table:table-cell>
          <table:table-cell table:formula="of:=[.I12]*0.46" office:value-type="float" office:value="46000" calcext:value-type="float">
            <text:p>46000</text:p>
          </table:table-cell>
          <table:table-cell table:formula="of:=[.J12]*0.46" office:value-type="float" office:value="46000" calcext:value-type="float">
            <text:p>46000</text:p>
          </table:table-cell>
          <table:table-cell table:formula="of:=[.K12]*0.46" office:value-type="float" office:value="46000" calcext:value-type="float">
            <text:p>46000</text:p>
          </table:table-cell>
          <table:table-cell table:formula="of:=[.L12]*0.46" office:value-type="float" office:value="4.29893" calcext:value-type="float">
            <text:p>4.29893</text:p>
          </table:table-cell>
          <table:table-cell table:formula="of:=[.M12]*0.46" office:value-type="float" office:value="5.822128" calcext:value-type="float">
            <text:p>5.822128</text:p>
          </table:table-cell>
          <table:table-cell table:formula="of:=[.N12]*0.46" office:value-type="float" office:value="8.972438" calcext:value-type="float">
            <text:p>8.972438</text:p>
          </table:table-cell>
          <table:table-cell table:formula="of:=[.O12]*0.46" office:value-type="float" office:value="7.09803" calcext:value-type="float">
            <text:p>7.09803</text:p>
          </table:table-cell>
          <table:table-cell table:formula="of:=[.P12]*0.46" office:value-type="float" office:value="1.988994" calcext:value-type="float">
            <text:p>1.988994</text:p>
          </table:table-cell>
          <table:table-cell table:formula="of:=[.Q12]*0.46" office:value-type="float" office:value="3.048742" calcext:value-type="float">
            <text:p>3.048742</text:p>
          </table:table-cell>
          <table:table-cell table:formula="of:=[.R12]*0.46" office:value-type="float" office:value="5.818908" calcext:value-type="float">
            <text:p>5.818908</text:p>
          </table:table-cell>
          <table:table-cell table:formula="of:=[.S12]*0.46" office:value-type="float" office:value="5.833168" calcext:value-type="float">
            <text:p>5.833168</text:p>
          </table:table-cell>
          <table:table-cell table:formula="of:=[.T12]*0.46" office:value-type="float" office:value="5.149378" calcext:value-type="float">
            <text:p>5.149378</text:p>
          </table:table-cell>
          <table:table-cell table:formula="of:=[.U12]*0.46" office:value-type="float" office:value="1.391546" calcext:value-type="float">
            <text:p>1.391546</text:p>
          </table:table-cell>
          <table:table-cell table:formula="of:=[.V12]*0.46" office:value-type="float" office:value="0" calcext:value-type="float">
            <text:p>0</text:p>
          </table:table-cell>
          <table:table-cell table:formula="of:=[.W12]*0.46" office:value-type="float" office:value="0" calcext:value-type="float">
            <text:p>0</text:p>
          </table:table-cell>
          <table:table-cell table:formula="of:=[.X12]*0.46" office:value-type="float" office:value="0" calcext:value-type="float">
            <text:p>0</text:p>
          </table:table-cell>
          <table:table-cell table:formula="of:=[.N53]+[.B44]+[.S32]+[.G49]" office:value-type="float" office:value="92011.653686" calcext:value-type="float">
            <text:p>92011.653686</text:p>
          </table:table-cell>
          <table:table-cell table:formula="of:=[.Z33]-[.Y38]" office:value-type="float" office:value="-91994.293686" calcext:value-type="float">
            <text:p>-91994.293686</text:p>
          </table:table-cell>
          <table:table-cell table:number-columns-repeated="2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formula="of:=[.B13]*0.46" office:value-type="float" office:value="46000" calcext:value-type="float">
            <text:p>46000</text:p>
          </table:table-cell>
          <table:table-cell table:formula="of:=[.C13]*0.46" office:value-type="float" office:value="46000" calcext:value-type="float">
            <text:p>46000</text:p>
          </table:table-cell>
          <table:table-cell table:formula="of:=[.D13]*0.46" office:value-type="float" office:value="46000" calcext:value-type="float">
            <text:p>46000</text:p>
          </table:table-cell>
          <table:table-cell table:formula="of:=[.E13]*0.46" office:value-type="float" office:value="46000" calcext:value-type="float">
            <text:p>46000</text:p>
          </table:table-cell>
          <table:table-cell table:formula="of:=[.F13]*0.46" office:value-type="float" office:value="46000" calcext:value-type="float">
            <text:p>46000</text:p>
          </table:table-cell>
          <table:table-cell table:formula="of:=[.G13]*0.46" office:value-type="float" office:value="46000" calcext:value-type="float">
            <text:p>46000</text:p>
          </table:table-cell>
          <table:table-cell table:formula="of:=[.H13]*0.46" office:value-type="float" office:value="46000" calcext:value-type="float">
            <text:p>46000</text:p>
          </table:table-cell>
          <table:table-cell table:formula="of:=[.I13]*0.46" office:value-type="float" office:value="46000" calcext:value-type="float">
            <text:p>46000</text:p>
          </table:table-cell>
          <table:table-cell table:formula="of:=[.J13]*0.46" office:value-type="float" office:value="46000" calcext:value-type="float">
            <text:p>46000</text:p>
          </table:table-cell>
          <table:table-cell table:formula="of:=[.K13]*0.46" office:value-type="float" office:value="46000" calcext:value-type="float">
            <text:p>46000</text:p>
          </table:table-cell>
          <table:table-cell table:formula="of:=[.L13]*0.46" office:value-type="float" office:value="6.354302" calcext:value-type="float">
            <text:p>6.354302</text:p>
          </table:table-cell>
          <table:table-cell table:formula="of:=[.M13]*0.46" office:value-type="float" office:value="4.422026" calcext:value-type="float">
            <text:p>4.422026</text:p>
          </table:table-cell>
          <table:table-cell table:formula="of:=[.N13]*0.46" office:value-type="float" office:value="8.668056" calcext:value-type="float">
            <text:p>8.668056</text:p>
          </table:table-cell>
          <table:table-cell table:formula="of:=[.O13]*0.46" office:value-type="float" office:value="10.36104" calcext:value-type="float">
            <text:p>10.36104</text:p>
          </table:table-cell>
          <table:table-cell table:formula="of:=[.P13]*0.46" office:value-type="float" office:value="1.429404" calcext:value-type="float">
            <text:p>1.429404</text:p>
          </table:table-cell>
          <table:table-cell table:formula="of:=[.Q13]*0.46" office:value-type="float" office:value="4.69683" calcext:value-type="float">
            <text:p>4.69683</text:p>
          </table:table-cell>
          <table:table-cell table:formula="of:=[.R13]*0.46" office:value-type="float" office:value="3.18688" calcext:value-type="float">
            <text:p>3.18688</text:p>
          </table:table-cell>
          <table:table-cell table:formula="of:=[.S13]*0.46" office:value-type="float" office:value="6.3434" calcext:value-type="float">
            <text:p>6.3434</text:p>
          </table:table-cell>
          <table:table-cell table:formula="of:=[.T13]*0.46" office:value-type="float" office:value="8.408018" calcext:value-type="float">
            <text:p>8.408018</text:p>
          </table:table-cell>
          <table:table-cell table:formula="of:=[.U13]*0.46" office:value-type="float" office:value="2.018112" calcext:value-type="float">
            <text:p>2.018112</text:p>
          </table:table-cell>
          <table:table-cell table:formula="of:=[.V13]*0.46" office:value-type="float" office:value="0" calcext:value-type="float">
            <text:p>0</text:p>
          </table:table-cell>
          <table:table-cell table:formula="of:=[.W13]*0.46" office:value-type="float" office:value="0" calcext:value-type="float">
            <text:p>0</text:p>
          </table:table-cell>
          <table:table-cell table:formula="of:=[.X13]*0.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formula="of:=[.B14]*0.46" office:value-type="float" office:value="8.067618" calcext:value-type="float">
            <text:p>8.067618</text:p>
          </table:table-cell>
          <table:table-cell table:formula="of:=[.C14]*0.46" office:value-type="float" office:value="6.97084" calcext:value-type="float">
            <text:p>6.97084</text:p>
          </table:table-cell>
          <table:table-cell table:formula="of:=[.D14]*0.46" office:value-type="float" office:value="2.040284" calcext:value-type="float">
            <text:p>2.040284</text:p>
          </table:table-cell>
          <table:table-cell table:formula="of:=[.E14]*0.46" office:value-type="float" office:value="46000" calcext:value-type="float">
            <text:p>46000</text:p>
          </table:table-cell>
          <table:table-cell table:formula="of:=[.F14]*0.46" office:value-type="float" office:value="46000" calcext:value-type="float">
            <text:p>46000</text:p>
          </table:table-cell>
          <table:table-cell table:formula="of:=[.G14]*0.46" office:value-type="float" office:value="46000" calcext:value-type="float">
            <text:p>46000</text:p>
          </table:table-cell>
          <table:table-cell table:formula="of:=[.H14]*0.46" office:value-type="float" office:value="46000" calcext:value-type="float">
            <text:p>46000</text:p>
          </table:table-cell>
          <table:table-cell table:formula="of:=[.I14]*0.46" office:value-type="float" office:value="46000" calcext:value-type="float">
            <text:p>46000</text:p>
          </table:table-cell>
          <table:table-cell table:formula="of:=[.J14]*0.46" office:value-type="float" office:value="46000" calcext:value-type="float">
            <text:p>46000</text:p>
          </table:table-cell>
          <table:table-cell table:formula="of:=[.K14]*0.46" office:value-type="float" office:value="46000" calcext:value-type="float">
            <text:p>46000</text:p>
          </table:table-cell>
          <table:table-cell table:formula="of:=[.L14]*0.46" office:value-type="float" office:value="9.211592" calcext:value-type="float">
            <text:p>9.211592</text:p>
          </table:table-cell>
          <table:table-cell table:formula="of:=[.M14]*0.46" office:value-type="float" office:value="0.870228" calcext:value-type="float">
            <text:p>0.870228</text:p>
          </table:table-cell>
          <table:table-cell table:formula="of:=[.N14]*0.46" office:value-type="float" office:value="5.240136" calcext:value-type="float">
            <text:p>5.240136</text:p>
          </table:table-cell>
          <table:table-cell table:formula="of:=[.O14]*0.46" office:value-type="float" office:value="10.594858" calcext:value-type="float">
            <text:p>10.594858</text:p>
          </table:table-cell>
          <table:table-cell table:formula="of:=[.P14]*0.46" office:value-type="float" office:value="4.20647" calcext:value-type="float">
            <text:p>4.20647</text:p>
          </table:table-cell>
          <table:table-cell table:formula="of:=[.Q14]*0.46" office:value-type="float" office:value="7.665302" calcext:value-type="float">
            <text:p>7.665302</text:p>
          </table:table-cell>
          <table:table-cell table:formula="of:=[.R14]*0.46" office:value-type="float" office:value="1.739812" calcext:value-type="float">
            <text:p>1.739812</text:p>
          </table:table-cell>
          <table:table-cell table:formula="of:=[.S14]*0.46" office:value-type="float" office:value="3.724206" calcext:value-type="float">
            <text:p>3.724206</text:p>
          </table:table-cell>
          <table:table-cell table:formula="of:=[.T14]*0.46" office:value-type="float" office:value="8.803572" calcext:value-type="float">
            <text:p>8.803572</text:p>
          </table:table-cell>
          <table:table-cell table:formula="of:=[.U14]*0.46" office:value-type="float" office:value="4.037972" calcext:value-type="float">
            <text:p>4.037972</text:p>
          </table:table-cell>
          <table:table-cell table:formula="of:=[.V14]*0.46" office:value-type="float" office:value="0" calcext:value-type="float">
            <text:p>0</text:p>
          </table:table-cell>
          <table:table-cell table:formula="of:=[.W14]*0.46" office:value-type="float" office:value="0" calcext:value-type="float">
            <text:p>0</text:p>
          </table:table-cell>
          <table:table-cell table:formula="of:=[.X14]*0.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formula="of:=[.B15]*0.46" office:value-type="float" office:value="7.860664" calcext:value-type="float">
            <text:p>7.860664</text:p>
          </table:table-cell>
          <table:table-cell table:formula="of:=[.C15]*0.46" office:value-type="float" office:value="8.531758" calcext:value-type="float">
            <text:p>8.531758</text:p>
          </table:table-cell>
          <table:table-cell table:formula="of:=[.D15]*0.46" office:value-type="float" office:value="4.69637" calcext:value-type="float">
            <text:p>4.69637</text:p>
          </table:table-cell>
          <table:table-cell table:formula="of:=[.E15]*0.46" office:value-type="float" office:value="2.24411" calcext:value-type="float">
            <text:p>2.24411</text:p>
          </table:table-cell>
          <table:table-cell table:formula="of:=[.F15]*0.46" office:value-type="float" office:value="46000" calcext:value-type="float">
            <text:p>46000</text:p>
          </table:table-cell>
          <table:table-cell table:formula="of:=[.G15]*0.46" office:value-type="float" office:value="46000" calcext:value-type="float">
            <text:p>46000</text:p>
          </table:table-cell>
          <table:table-cell table:formula="of:=[.H15]*0.46" office:value-type="float" office:value="46000" calcext:value-type="float">
            <text:p>46000</text:p>
          </table:table-cell>
          <table:table-cell table:formula="of:=[.I15]*0.46" office:value-type="float" office:value="46000" calcext:value-type="float">
            <text:p>46000</text:p>
          </table:table-cell>
          <table:table-cell table:formula="of:=[.J15]*0.46" office:value-type="float" office:value="46000" calcext:value-type="float">
            <text:p>46000</text:p>
          </table:table-cell>
          <table:table-cell table:formula="of:=[.K15]*0.46" office:value-type="float" office:value="46000" calcext:value-type="float">
            <text:p>46000</text:p>
          </table:table-cell>
          <table:table-cell table:formula="of:=[.L15]*0.46" office:value-type="float" office:value="10.900022" calcext:value-type="float">
            <text:p>10.900022</text:p>
          </table:table-cell>
          <table:table-cell table:formula="of:=[.M15]*0.46" office:value-type="float" office:value="2.375578" calcext:value-type="float">
            <text:p>2.375578</text:p>
          </table:table-cell>
          <table:table-cell table:formula="of:=[.N15]*0.46" office:value-type="float" office:value="2.431008" calcext:value-type="float">
            <text:p>2.431008</text:p>
          </table:table-cell>
          <table:table-cell table:formula="of:=[.O15]*0.46" office:value-type="float" office:value="9.911022" calcext:value-type="float">
            <text:p>9.911022</text:p>
          </table:table-cell>
          <table:table-cell table:formula="of:=[.P15]*0.46" office:value-type="float" office:value="6.494234" calcext:value-type="float">
            <text:p>6.494234</text:p>
          </table:table-cell>
          <table:table-cell table:formula="of:=[.Q15]*0.46" office:value-type="float" office:value="9.568276" calcext:value-type="float">
            <text:p>9.568276</text:p>
          </table:table-cell>
          <table:table-cell table:formula="of:=[.R15]*0.46" office:value-type="float" office:value="4.64255" calcext:value-type="float">
            <text:p>4.64255</text:p>
          </table:table-cell>
          <table:table-cell table:formula="of:=[.S15]*0.46" office:value-type="float" office:value="1.5594" calcext:value-type="float">
            <text:p>1.5594</text:p>
          </table:table-cell>
          <table:table-cell table:formula="of:=[.T15]*0.46" office:value-type="float" office:value="8.457054" calcext:value-type="float">
            <text:p>8.457054</text:p>
          </table:table-cell>
          <table:table-cell table:formula="of:=[.U15]*0.46" office:value-type="float" office:value="6.009578" calcext:value-type="float">
            <text:p>6.009578</text:p>
          </table:table-cell>
          <table:table-cell table:formula="of:=[.V15]*0.46" office:value-type="float" office:value="0" calcext:value-type="float">
            <text:p>0</text:p>
          </table:table-cell>
          <table:table-cell table:formula="of:=[.W15]*0.46" office:value-type="float" office:value="0" calcext:value-type="float">
            <text:p>0</text:p>
          </table:table-cell>
          <table:table-cell table:formula="of:=[.X15]*0.46" office:value-type="float" office:value="0" calcext:value-type="float">
            <text:p>0</text:p>
          </table:table-cell>
          <table:table-cell table:formula="of:=[.N53]" office:value-type="float" office:value="2.020136" calcext:value-type="float">
            <text:p>2.020136</text:p>
          </table:table-cell>
          <table:table-cell table:formula="of:=[.AB17]" office:value-type="float" office:value="8.73" calcext:value-type="float">
            <text:p>8.73</text:p>
          </table:table-cell>
          <table:table-cell table:formula="of:=[.Z41]-[.Y41]" office:value-type="float" office:value="6.709864" calcext:value-type="float">
            <text:p>6.709864</text:p>
          </table:table-cell>
          <table:table-cell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formula="of:=[.B16]*0.46" office:value-type="float" office:value="6.137596" calcext:value-type="float">
            <text:p>6.137596</text:p>
          </table:table-cell>
          <table:table-cell table:formula="of:=[.C16]*0.46" office:value-type="float" office:value="2.369966" calcext:value-type="float">
            <text:p>2.369966</text:p>
          </table:table-cell>
          <table:table-cell table:formula="of:=[.D16]*0.46" office:value-type="float" office:value="7.296704" calcext:value-type="float">
            <text:p>7.296704</text:p>
          </table:table-cell>
          <table:table-cell table:formula="of:=[.E16]*0.46" office:value-type="float" office:value="8.804032" calcext:value-type="float">
            <text:p>8.804032</text:p>
          </table:table-cell>
          <table:table-cell table:formula="of:=[.F16]*0.46" office:value-type="float" office:value="8.191128" calcext:value-type="float">
            <text:p>8.191128</text:p>
          </table:table-cell>
          <table:table-cell table:formula="of:=[.G16]*0.46" office:value-type="float" office:value="46000" calcext:value-type="float">
            <text:p>46000</text:p>
          </table:table-cell>
          <table:table-cell table:formula="of:=[.H16]*0.46" office:value-type="float" office:value="46000" calcext:value-type="float">
            <text:p>46000</text:p>
          </table:table-cell>
          <table:table-cell table:formula="of:=[.I16]*0.46" office:value-type="float" office:value="46000" calcext:value-type="float">
            <text:p>46000</text:p>
          </table:table-cell>
          <table:table-cell table:formula="of:=[.J16]*0.46" office:value-type="float" office:value="46000" calcext:value-type="float">
            <text:p>46000</text:p>
          </table:table-cell>
          <table:table-cell table:formula="of:=[.K16]*0.46" office:value-type="float" office:value="46000" calcext:value-type="float">
            <text:p>46000</text:p>
          </table:table-cell>
          <table:table-cell table:formula="of:=[.L16]*0.46" office:value-type="float" office:value="46000" calcext:value-type="float">
            <text:p>46000</text:p>
          </table:table-cell>
          <table:table-cell table:formula="of:=[.M16]*0.46" office:value-type="float" office:value="46000" calcext:value-type="float">
            <text:p>46000</text:p>
          </table:table-cell>
          <table:table-cell table:formula="of:=[.N16]*0.46" office:value-type="float" office:value="46000" calcext:value-type="float">
            <text:p>46000</text:p>
          </table:table-cell>
          <table:table-cell table:formula="of:=[.O16]*0.46" office:value-type="float" office:value="46000" calcext:value-type="float">
            <text:p>46000</text:p>
          </table:table-cell>
          <table:table-cell table:formula="of:=[.P16]*0.46" office:value-type="float" office:value="46000" calcext:value-type="float">
            <text:p>46000</text:p>
          </table:table-cell>
          <table:table-cell table:formula="of:=[.Q16]*0.46" office:value-type="float" office:value="46000" calcext:value-type="float">
            <text:p>46000</text:p>
          </table:table-cell>
          <table:table-cell table:formula="of:=[.R16]*0.46" office:value-type="float" office:value="46000" calcext:value-type="float">
            <text:p>46000</text:p>
          </table:table-cell>
          <table:table-cell table:formula="of:=[.S16]*0.46" office:value-type="float" office:value="46000" calcext:value-type="float">
            <text:p>46000</text:p>
          </table:table-cell>
          <table:table-cell table:formula="of:=[.T16]*0.46" office:value-type="float" office:value="46000" calcext:value-type="float">
            <text:p>46000</text:p>
          </table:table-cell>
          <table:table-cell table:formula="of:=[.U16]*0.46" office:value-type="float" office:value="46000" calcext:value-type="float">
            <text:p>46000</text:p>
          </table:table-cell>
          <table:table-cell table:formula="of:=[.V16]*0.46" office:value-type="float" office:value="46000" calcext:value-type="float">
            <text:p>46000</text:p>
          </table:table-cell>
          <table:table-cell table:formula="of:=[.W16]*0.46" office:value-type="float" office:value="46000" calcext:value-type="float">
            <text:p>46000</text:p>
          </table:table-cell>
          <table:table-cell table:formula="of:=[.X16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table:style-name="ce102" office:value-type="float" office:value="11" calcext:value-type="float">
            <text:p>11</text:p>
          </table:table-cell>
          <table:table-cell table:formula="of:=[.B17]*0.46" office:value-type="float" office:value="8.397438" calcext:value-type="float">
            <text:p>8.397438</text:p>
          </table:table-cell>
          <table:table-cell table:formula="of:=[.C17]*0.46" office:value-type="float" office:value="7.69879" calcext:value-type="float">
            <text:p>7.69879</text:p>
          </table:table-cell>
          <table:table-cell table:formula="of:=[.D17]*0.46" office:value-type="float" office:value="2.897724" calcext:value-type="float">
            <text:p>2.897724</text:p>
          </table:table-cell>
          <table:table-cell table:formula="of:=[.E17]*0.46" office:value-type="float" office:value="1.68038" calcext:value-type="float">
            <text:p>1.68038</text:p>
          </table:table-cell>
          <table:table-cell table:formula="of:=[.F17]*0.46" office:value-type="float" office:value="2.783" calcext:value-type="float">
            <text:p>2.783</text:p>
          </table:table-cell>
          <table:table-cell table:formula="of:=[.G17]*0.46" office:value-type="float" office:value="46000" calcext:value-type="float">
            <text:p>46000</text:p>
          </table:table-cell>
          <table:table-cell table:formula="of:=[.H17]*0.46" office:value-type="float" office:value="46000" calcext:value-type="float">
            <text:p>46000</text:p>
          </table:table-cell>
          <table:table-cell table:formula="of:=[.I17]*0.46" office:value-type="float" office:value="46000" calcext:value-type="float">
            <text:p>46000</text:p>
          </table:table-cell>
          <table:table-cell table:formula="of:=[.J17]*0.46" office:value-type="float" office:value="46000" calcext:value-type="float">
            <text:p>46000</text:p>
          </table:table-cell>
          <table:table-cell table:formula="of:=[.K17]*0.46" office:value-type="float" office:value="46000" calcext:value-type="float">
            <text:p>46000</text:p>
          </table:table-cell>
          <table:table-cell table:formula="of:=[.L17]*0.46" office:value-type="float" office:value="46000" calcext:value-type="float">
            <text:p>46000</text:p>
          </table:table-cell>
          <table:table-cell table:formula="of:=[.M17]*0.46" office:value-type="float" office:value="46000" calcext:value-type="float">
            <text:p>46000</text:p>
          </table:table-cell>
          <table:table-cell table:formula="of:=[.N17]*0.46" office:value-type="float" office:value="46000" calcext:value-type="float">
            <text:p>46000</text:p>
          </table:table-cell>
          <table:table-cell table:formula="of:=[.O17]*0.46" office:value-type="float" office:value="46000" calcext:value-type="float">
            <text:p>46000</text:p>
          </table:table-cell>
          <table:table-cell table:formula="of:=[.P17]*0.46" office:value-type="float" office:value="46000" calcext:value-type="float">
            <text:p>46000</text:p>
          </table:table-cell>
          <table:table-cell table:formula="of:=[.Q17]*0.46" office:value-type="float" office:value="46000" calcext:value-type="float">
            <text:p>46000</text:p>
          </table:table-cell>
          <table:table-cell table:formula="of:=[.R17]*0.46" office:value-type="float" office:value="46000" calcext:value-type="float">
            <text:p>46000</text:p>
          </table:table-cell>
          <table:table-cell table:formula="of:=[.S17]*0.46" office:value-type="float" office:value="46000" calcext:value-type="float">
            <text:p>46000</text:p>
          </table:table-cell>
          <table:table-cell table:formula="of:=[.T17]*0.46" office:value-type="float" office:value="46000" calcext:value-type="float">
            <text:p>46000</text:p>
          </table:table-cell>
          <table:table-cell table:formula="of:=[.U17]*0.46" office:value-type="float" office:value="46000" calcext:value-type="float">
            <text:p>46000</text:p>
          </table:table-cell>
          <table:table-cell table:formula="of:=[.V17]*0.46" office:value-type="float" office:value="46000" calcext:value-type="float">
            <text:p>46000</text:p>
          </table:table-cell>
          <table:table-cell table:formula="of:=[.W17]*0.46" office:value-type="float" office:value="46000" calcext:value-type="float">
            <text:p>46000</text:p>
          </table:table-cell>
          <table:table-cell table:formula="of:=[.X17]*0.46" office:value-type="float" office:value="46000" calcext:value-type="float">
            <text:p>46000</text:p>
          </table:table-cell>
          <table:table-cell table:formula="of:=[.Y41]+[.B44]+[.G32]" office:value-type="float" office:value="14.061786" calcext:value-type="float">
            <text:p>14.061786</text:p>
          </table:table-cell>
          <table:table-cell/>
          <table:table-cell table:formula="of:=[.Z33]-[.Y43]" office:value-type="float" office:value="3.298214" calcext:value-type="float">
            <text:p>3.298214</text:p>
          </table:table-cell>
          <table:table-cell/>
        </table:table-row>
        <table:table-row table:style-name="ro1">
          <table:table-cell table:style-name="ce102" office:value-type="float" office:value="12" calcext:value-type="float">
            <text:p>12</text:p>
          </table:table-cell>
          <table:table-cell table:formula="of:=[.B18]*0.46" office:value-type="float" office:value="9.63355" calcext:value-type="float">
            <text:p>9.63355</text:p>
          </table:table-cell>
          <table:table-cell table:formula="of:=[.C18]*0.46" office:value-type="float" office:value="10.88935" calcext:value-type="float">
            <text:p>10.88935</text:p>
          </table:table-cell>
          <table:table-cell table:formula="of:=[.D18]*0.46" office:value-type="float" office:value="7.067532" calcext:value-type="float">
            <text:p>7.067532</text:p>
          </table:table-cell>
          <table:table-cell table:formula="of:=[.E18]*0.46" office:value-type="float" office:value="4.673278" calcext:value-type="float">
            <text:p>4.673278</text:p>
          </table:table-cell>
          <table:table-cell table:formula="of:=[.F18]*0.46" office:value-type="float" office:value="5.073248" calcext:value-type="float">
            <text:p>5.073248</text:p>
          </table:table-cell>
          <table:table-cell table:formula="of:=[.G18]*0.46" office:value-type="float" office:value="46000" calcext:value-type="float">
            <text:p>46000</text:p>
          </table:table-cell>
          <table:table-cell table:formula="of:=[.H18]*0.46" office:value-type="float" office:value="46000" calcext:value-type="float">
            <text:p>46000</text:p>
          </table:table-cell>
          <table:table-cell table:formula="of:=[.I18]*0.46" office:value-type="float" office:value="46000" calcext:value-type="float">
            <text:p>46000</text:p>
          </table:table-cell>
          <table:table-cell table:formula="of:=[.J18]*0.46" office:value-type="float" office:value="46000" calcext:value-type="float">
            <text:p>46000</text:p>
          </table:table-cell>
          <table:table-cell table:formula="of:=[.K18]*0.46" office:value-type="float" office:value="46000" calcext:value-type="float">
            <text:p>46000</text:p>
          </table:table-cell>
          <table:table-cell table:formula="of:=[.L18]*0.46" office:value-type="float" office:value="46000" calcext:value-type="float">
            <text:p>46000</text:p>
          </table:table-cell>
          <table:table-cell table:formula="of:=[.M18]*0.46" office:value-type="float" office:value="46000" calcext:value-type="float">
            <text:p>46000</text:p>
          </table:table-cell>
          <table:table-cell table:formula="of:=[.N18]*0.46" office:value-type="float" office:value="46000" calcext:value-type="float">
            <text:p>46000</text:p>
          </table:table-cell>
          <table:table-cell table:formula="of:=[.O18]*0.46" office:value-type="float" office:value="46000" calcext:value-type="float">
            <text:p>46000</text:p>
          </table:table-cell>
          <table:table-cell table:formula="of:=[.P18]*0.46" office:value-type="float" office:value="46000" calcext:value-type="float">
            <text:p>46000</text:p>
          </table:table-cell>
          <table:table-cell table:formula="of:=[.Q18]*0.46" office:value-type="float" office:value="46000" calcext:value-type="float">
            <text:p>46000</text:p>
          </table:table-cell>
          <table:table-cell table:formula="of:=[.R18]*0.46" office:value-type="float" office:value="46000" calcext:value-type="float">
            <text:p>46000</text:p>
          </table:table-cell>
          <table:table-cell table:formula="of:=[.S18]*0.46" office:value-type="float" office:value="46000" calcext:value-type="float">
            <text:p>46000</text:p>
          </table:table-cell>
          <table:table-cell table:formula="of:=[.T18]*0.46" office:value-type="float" office:value="46000" calcext:value-type="float">
            <text:p>46000</text:p>
          </table:table-cell>
          <table:table-cell table:formula="of:=[.U18]*0.46" office:value-type="float" office:value="46000" calcext:value-type="float">
            <text:p>46000</text:p>
          </table:table-cell>
          <table:table-cell table:formula="of:=[.V18]*0.46" office:value-type="float" office:value="46000" calcext:value-type="float">
            <text:p>46000</text:p>
          </table:table-cell>
          <table:table-cell table:formula="of:=[.W18]*0.46" office:value-type="float" office:value="46000" calcext:value-type="float">
            <text:p>46000</text:p>
          </table:table-cell>
          <table:table-cell table:formula="of:=[.X18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formula="of:=[.B19]*0.46" office:value-type="float" office:value="2.72665" calcext:value-type="float">
            <text:p>2.72665</text:p>
          </table:table-cell>
          <table:table-cell table:formula="of:=[.C19]*0.46" office:value-type="float" office:value="7.118776" calcext:value-type="float">
            <text:p>7.118776</text:p>
          </table:table-cell>
          <table:table-cell table:formula="of:=[.D19]*0.46" office:value-type="float" office:value="9.912448" calcext:value-type="float">
            <text:p>9.912448</text:p>
          </table:table-cell>
          <table:table-cell table:formula="of:=[.E19]*0.46" office:value-type="float" office:value="9.14779" calcext:value-type="float">
            <text:p>9.14779</text:p>
          </table:table-cell>
          <table:table-cell table:formula="of:=[.F19]*0.46" office:value-type="float" office:value="8.043744" calcext:value-type="float">
            <text:p>8.043744</text:p>
          </table:table-cell>
          <table:table-cell table:formula="of:=[.G19]*0.46" office:value-type="float" office:value="46000" calcext:value-type="float">
            <text:p>46000</text:p>
          </table:table-cell>
          <table:table-cell table:formula="of:=[.H19]*0.46" office:value-type="float" office:value="46000" calcext:value-type="float">
            <text:p>46000</text:p>
          </table:table-cell>
          <table:table-cell table:formula="of:=[.I19]*0.46" office:value-type="float" office:value="46000" calcext:value-type="float">
            <text:p>46000</text:p>
          </table:table-cell>
          <table:table-cell table:formula="of:=[.J19]*0.46" office:value-type="float" office:value="46000" calcext:value-type="float">
            <text:p>46000</text:p>
          </table:table-cell>
          <table:table-cell table:formula="of:=[.K19]*0.46" office:value-type="float" office:value="46000" calcext:value-type="float">
            <text:p>46000</text:p>
          </table:table-cell>
          <table:table-cell table:formula="of:=[.L19]*0.46" office:value-type="float" office:value="46000" calcext:value-type="float">
            <text:p>46000</text:p>
          </table:table-cell>
          <table:table-cell table:formula="of:=[.M19]*0.46" office:value-type="float" office:value="46000" calcext:value-type="float">
            <text:p>46000</text:p>
          </table:table-cell>
          <table:table-cell table:formula="of:=[.N19]*0.46" office:value-type="float" office:value="46000" calcext:value-type="float">
            <text:p>46000</text:p>
          </table:table-cell>
          <table:table-cell table:formula="of:=[.O19]*0.46" office:value-type="float" office:value="46000" calcext:value-type="float">
            <text:p>46000</text:p>
          </table:table-cell>
          <table:table-cell table:formula="of:=[.P19]*0.46" office:value-type="float" office:value="46000" calcext:value-type="float">
            <text:p>46000</text:p>
          </table:table-cell>
          <table:table-cell table:formula="of:=[.Q19]*0.46" office:value-type="float" office:value="46000" calcext:value-type="float">
            <text:p>46000</text:p>
          </table:table-cell>
          <table:table-cell table:formula="of:=[.R19]*0.46" office:value-type="float" office:value="46000" calcext:value-type="float">
            <text:p>46000</text:p>
          </table:table-cell>
          <table:table-cell table:formula="of:=[.S19]*0.46" office:value-type="float" office:value="46000" calcext:value-type="float">
            <text:p>46000</text:p>
          </table:table-cell>
          <table:table-cell table:formula="of:=[.T19]*0.46" office:value-type="float" office:value="46000" calcext:value-type="float">
            <text:p>46000</text:p>
          </table:table-cell>
          <table:table-cell table:formula="of:=[.U19]*0.46" office:value-type="float" office:value="46000" calcext:value-type="float">
            <text:p>46000</text:p>
          </table:table-cell>
          <table:table-cell table:formula="of:=[.V19]*0.46" office:value-type="float" office:value="46000" calcext:value-type="float">
            <text:p>46000</text:p>
          </table:table-cell>
          <table:table-cell table:formula="of:=[.W19]*0.46" office:value-type="float" office:value="46000" calcext:value-type="float">
            <text:p>46000</text:p>
          </table:table-cell>
          <table:table-cell table:formula="of:=[.X19]*0.46" office:value-type="float" office:value="46000" calcext:value-type="float">
            <text:p>46000</text:p>
          </table:table-cell>
          <table:table-cell table:formula="of:=[.Y43]+[.S37]" office:value-type="float" office:value="21.503942" calcext:value-type="float">
            <text:p>21.503942</text:p>
          </table:table-cell>
          <table:table-cell/>
          <table:table-cell table:formula="of:=[.Z33]-[.Y45]" office:value-type="float" office:value="-4.143942" calcext:value-type="float">
            <text:p>-4.143942</text:p>
          </table:table-cell>
          <table:table-cell/>
        </table:table-row>
        <table:table-row table:style-name="ro1">
          <table:table-cell table:style-name="ce102" office:value-type="float" office:value="14" calcext:value-type="float">
            <text:p>14</text:p>
          </table:table-cell>
          <table:table-cell table:formula="of:=[.B20]*0.46" office:value-type="float" office:value="6.349794" calcext:value-type="float">
            <text:p>6.349794</text:p>
          </table:table-cell>
          <table:table-cell table:formula="of:=[.C20]*0.46" office:value-type="float" office:value="3.141938" calcext:value-type="float">
            <text:p>3.141938</text:p>
          </table:table-cell>
          <table:table-cell table:formula="of:=[.D20]*0.46" office:value-type="float" office:value="2.20018" calcext:value-type="float">
            <text:p>2.20018</text:p>
          </table:table-cell>
          <table:table-cell table:formula="of:=[.E20]*0.46" office:value-type="float" office:value="4.2504" calcext:value-type="float">
            <text:p>4.2504</text:p>
          </table:table-cell>
          <table:table-cell table:formula="of:=[.F20]*0.46" office:value-type="float" office:value="4.11493" calcext:value-type="float">
            <text:p>4.11493</text:p>
          </table:table-cell>
          <table:table-cell table:formula="of:=[.G20]*0.46" office:value-type="float" office:value="46000" calcext:value-type="float">
            <text:p>46000</text:p>
          </table:table-cell>
          <table:table-cell table:formula="of:=[.H20]*0.46" office:value-type="float" office:value="46000" calcext:value-type="float">
            <text:p>46000</text:p>
          </table:table-cell>
          <table:table-cell table:formula="of:=[.I20]*0.46" office:value-type="float" office:value="46000" calcext:value-type="float">
            <text:p>46000</text:p>
          </table:table-cell>
          <table:table-cell table:formula="of:=[.J20]*0.46" office:value-type="float" office:value="46000" calcext:value-type="float">
            <text:p>46000</text:p>
          </table:table-cell>
          <table:table-cell table:formula="of:=[.K20]*0.46" office:value-type="float" office:value="46000" calcext:value-type="float">
            <text:p>46000</text:p>
          </table:table-cell>
          <table:table-cell table:formula="of:=[.L20]*0.46" office:value-type="float" office:value="46000" calcext:value-type="float">
            <text:p>46000</text:p>
          </table:table-cell>
          <table:table-cell table:formula="of:=[.M20]*0.46" office:value-type="float" office:value="46000" calcext:value-type="float">
            <text:p>46000</text:p>
          </table:table-cell>
          <table:table-cell table:formula="of:=[.N20]*0.46" office:value-type="float" office:value="46000" calcext:value-type="float">
            <text:p>46000</text:p>
          </table:table-cell>
          <table:table-cell table:formula="of:=[.O20]*0.46" office:value-type="float" office:value="46000" calcext:value-type="float">
            <text:p>46000</text:p>
          </table:table-cell>
          <table:table-cell table:formula="of:=[.P20]*0.46" office:value-type="float" office:value="46000" calcext:value-type="float">
            <text:p>46000</text:p>
          </table:table-cell>
          <table:table-cell table:formula="of:=[.Q20]*0.46" office:value-type="float" office:value="46000" calcext:value-type="float">
            <text:p>46000</text:p>
          </table:table-cell>
          <table:table-cell table:formula="of:=[.R20]*0.46" office:value-type="float" office:value="46000" calcext:value-type="float">
            <text:p>46000</text:p>
          </table:table-cell>
          <table:table-cell table:formula="of:=[.S20]*0.46" office:value-type="float" office:value="46000" calcext:value-type="float">
            <text:p>46000</text:p>
          </table:table-cell>
          <table:table-cell table:formula="of:=[.T20]*0.46" office:value-type="float" office:value="46000" calcext:value-type="float">
            <text:p>46000</text:p>
          </table:table-cell>
          <table:table-cell table:formula="of:=[.U20]*0.46" office:value-type="float" office:value="46000" calcext:value-type="float">
            <text:p>46000</text:p>
          </table:table-cell>
          <table:table-cell table:formula="of:=[.V20]*0.46" office:value-type="float" office:value="46000" calcext:value-type="float">
            <text:p>46000</text:p>
          </table:table-cell>
          <table:table-cell table:formula="of:=[.W20]*0.46" office:value-type="float" office:value="46000" calcext:value-type="float">
            <text:p>46000</text:p>
          </table:table-cell>
          <table:table-cell table:formula="of:=[.X20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table:style-name="ce96" office:value-type="float" office:value="15" calcext:value-type="float">
            <text:p>15</text:p>
          </table:table-cell>
          <table:table-cell table:formula="of:=[.B21]*0.46" office:value-type="float" office:value="6.044906" calcext:value-type="float">
            <text:p>6.044906</text:p>
          </table:table-cell>
          <table:table-cell table:formula="of:=[.C21]*0.46" office:value-type="float" office:value="1.415374" calcext:value-type="float">
            <text:p>1.415374</text:p>
          </table:table-cell>
          <table:table-cell table:formula="of:=[.D21]*0.46" office:value-type="float" office:value="5.70377" calcext:value-type="float">
            <text:p>5.70377</text:p>
          </table:table-cell>
          <table:table-cell table:formula="of:=[.E21]*0.46" office:value-type="float" office:value="7.400434" calcext:value-type="float">
            <text:p>7.400434</text:p>
          </table:table-cell>
          <table:table-cell table:formula="of:=[.F21]*0.46" office:value-type="float" office:value="6.906946" calcext:value-type="float">
            <text:p>6.906946</text:p>
          </table:table-cell>
          <table:table-cell table:formula="of:=[.G21]*0.46" office:value-type="float" office:value="46000" calcext:value-type="float">
            <text:p>46000</text:p>
          </table:table-cell>
          <table:table-cell table:formula="of:=[.H21]*0.46" office:value-type="float" office:value="46000" calcext:value-type="float">
            <text:p>46000</text:p>
          </table:table-cell>
          <table:table-cell table:formula="of:=[.I21]*0.46" office:value-type="float" office:value="46000" calcext:value-type="float">
            <text:p>46000</text:p>
          </table:table-cell>
          <table:table-cell table:formula="of:=[.J21]*0.46" office:value-type="float" office:value="46000" calcext:value-type="float">
            <text:p>46000</text:p>
          </table:table-cell>
          <table:table-cell table:formula="of:=[.K21]*0.46" office:value-type="float" office:value="46000" calcext:value-type="float">
            <text:p>46000</text:p>
          </table:table-cell>
          <table:table-cell table:formula="of:=[.L21]*0.46" office:value-type="float" office:value="46000" calcext:value-type="float">
            <text:p>46000</text:p>
          </table:table-cell>
          <table:table-cell table:formula="of:=[.M21]*0.46" office:value-type="float" office:value="8.459308" calcext:value-type="float">
            <text:p>8.459308</text:p>
          </table:table-cell>
          <table:table-cell table:formula="of:=[.N21]*0.46" office:value-type="float" office:value="11.97058" calcext:value-type="float">
            <text:p>11.97058</text:p>
          </table:table-cell>
          <table:table-cell table:formula="of:=[.O21]*0.46" office:value-type="float" office:value="8.353416" calcext:value-type="float">
            <text:p>8.353416</text:p>
          </table:table-cell>
          <table:table-cell table:formula="of:=[.P21]*0.46" office:value-type="float" office:value="3.512468" calcext:value-type="float">
            <text:p>3.512468</text:p>
          </table:table-cell>
          <table:table-cell table:formula="of:=[.Q21]*0.46" office:value-type="float" office:value="46000" calcext:value-type="float">
            <text:p>46000</text:p>
          </table:table-cell>
          <table:table-cell table:formula="of:=[.R21]*0.46" office:value-type="float" office:value="46000" calcext:value-type="float">
            <text:p>46000</text:p>
          </table:table-cell>
          <table:table-cell table:formula="of:=[.S21]*0.46" office:value-type="float" office:value="46000" calcext:value-type="float">
            <text:p>46000</text:p>
          </table:table-cell>
          <table:table-cell table:formula="of:=[.T21]*0.46" office:value-type="float" office:value="46000" calcext:value-type="float">
            <text:p>46000</text:p>
          </table:table-cell>
          <table:table-cell table:formula="of:=[.U21]*0.46" office:value-type="float" office:value="46000" calcext:value-type="float">
            <text:p>46000</text:p>
          </table:table-cell>
          <table:table-cell table:formula="of:=[.V21]*0.46" office:value-type="float" office:value="0" calcext:value-type="float">
            <text:p>0</text:p>
          </table:table-cell>
          <table:table-cell table:formula="of:=[.W21]*0.46" office:value-type="float" office:value="0" calcext:value-type="float">
            <text:p>0</text:p>
          </table:table-cell>
          <table:table-cell table:formula="of:=[.X21]*0.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6" office:value-type="float" office:value="16" calcext:value-type="float">
            <text:p>16</text:p>
          </table:table-cell>
          <table:table-cell table:formula="of:=[.B22]*0.46" office:value-type="float" office:value="9.35732" calcext:value-type="float">
            <text:p>9.35732</text:p>
          </table:table-cell>
          <table:table-cell table:formula="of:=[.C22]*0.46" office:value-type="float" office:value="7.427758" calcext:value-type="float">
            <text:p>7.427758</text:p>
          </table:table-cell>
          <table:table-cell table:formula="of:=[.D22]*0.46" office:value-type="float" office:value="2.314122" calcext:value-type="float">
            <text:p>2.314122</text:p>
          </table:table-cell>
          <table:table-cell table:formula="of:=[.E22]*0.46" office:value-type="float" office:value="3.300224" calcext:value-type="float">
            <text:p>3.300224</text:p>
          </table:table-cell>
          <table:table-cell table:formula="of:=[.F22]*0.46" office:value-type="float" office:value="4.246122" calcext:value-type="float">
            <text:p>4.246122</text:p>
          </table:table-cell>
          <table:table-cell table:formula="of:=[.G22]*0.46" office:value-type="float" office:value="46000" calcext:value-type="float">
            <text:p>46000</text:p>
          </table:table-cell>
          <table:table-cell table:formula="of:=[.H22]*0.46" office:value-type="float" office:value="46000" calcext:value-type="float">
            <text:p>46000</text:p>
          </table:table-cell>
          <table:table-cell table:formula="of:=[.I22]*0.46" office:value-type="float" office:value="46000" calcext:value-type="float">
            <text:p>46000</text:p>
          </table:table-cell>
          <table:table-cell table:formula="of:=[.J22]*0.46" office:value-type="float" office:value="46000" calcext:value-type="float">
            <text:p>46000</text:p>
          </table:table-cell>
          <table:table-cell table:formula="of:=[.K22]*0.46" office:value-type="float" office:value="46000" calcext:value-type="float">
            <text:p>46000</text:p>
          </table:table-cell>
          <table:table-cell table:formula="of:=[.L22]*0.46" office:value-type="float" office:value="9.460544" calcext:value-type="float">
            <text:p>9.460544</text:p>
          </table:table-cell>
          <table:table-cell table:formula="of:=[.M22]*0.46" office:value-type="float" office:value="46000" calcext:value-type="float">
            <text:p>46000</text:p>
          </table:table-cell>
          <table:table-cell table:formula="of:=[.N22]*0.46" office:value-type="float" office:value="6.602886" calcext:value-type="float">
            <text:p>6.602886</text:p>
          </table:table-cell>
          <table:table-cell table:formula="of:=[.O22]*0.46" office:value-type="float" office:value="11.983276" calcext:value-type="float">
            <text:p>11.983276</text:p>
          </table:table-cell>
          <table:table-cell table:formula="of:=[.P22]*0.46" office:value-type="float" office:value="4.33918" calcext:value-type="float">
            <text:p>4.33918</text:p>
          </table:table-cell>
          <table:table-cell table:formula="of:=[.Q22]*0.46" office:value-type="float" office:value="46000" calcext:value-type="float">
            <text:p>46000</text:p>
          </table:table-cell>
          <table:table-cell table:formula="of:=[.R22]*0.46" office:value-type="float" office:value="46000" calcext:value-type="float">
            <text:p>46000</text:p>
          </table:table-cell>
          <table:table-cell table:formula="of:=[.S22]*0.46" office:value-type="float" office:value="46000" calcext:value-type="float">
            <text:p>46000</text:p>
          </table:table-cell>
          <table:table-cell table:formula="of:=[.T22]*0.46" office:value-type="float" office:value="46000" calcext:value-type="float">
            <text:p>46000</text:p>
          </table:table-cell>
          <table:table-cell table:formula="of:=[.U22]*0.46" office:value-type="float" office:value="46000" calcext:value-type="float">
            <text:p>46000</text:p>
          </table:table-cell>
          <table:table-cell table:formula="of:=[.V22]*0.46" office:value-type="float" office:value="0" calcext:value-type="float">
            <text:p>0</text:p>
          </table:table-cell>
          <table:table-cell table:formula="of:=[.W22]*0.46" office:value-type="float" office:value="0" calcext:value-type="float">
            <text:p>0</text:p>
          </table:table-cell>
          <table:table-cell table:formula="of:=[.X22]*0.46" office:value-type="float" office:value="0" calcext:value-type="float">
            <text:p>0</text:p>
          </table:table-cell>
          <table:table-cell table:formula="of:=[.M53]+[.R43]+[.C48]+[.H33]" office:value-type="float" office:value="46015.09306" calcext:value-type="float">
            <text:p>46015.09306</text:p>
          </table:table-cell>
          <table:table-cell table:formula="of:=[.AA6]+[.AB16]" office:value-type="float" office:value="15.51" calcext:value-type="float">
            <text:p>15.51</text:p>
          </table:table-cell>
          <table:table-cell table:number-columns-repeated="2"/>
        </table:table-row>
        <table:table-row table:style-name="ro1">
          <table:table-cell table:style-name="ce96" office:value-type="float" office:value="17" calcext:value-type="float">
            <text:p>17</text:p>
          </table:table-cell>
          <table:table-cell table:formula="of:=[.B23]*0.46" office:value-type="float" office:value="6.422106" calcext:value-type="float">
            <text:p>6.422106</text:p>
          </table:table-cell>
          <table:table-cell table:formula="of:=[.C23]*0.46" office:value-type="float" office:value="7.703114" calcext:value-type="float">
            <text:p>7.703114</text:p>
          </table:table-cell>
          <table:table-cell table:formula="of:=[.D23]*0.46" office:value-type="float" office:value="4.818408" calcext:value-type="float">
            <text:p>4.818408</text:p>
          </table:table-cell>
          <table:table-cell table:formula="of:=[.E23]*0.46" office:value-type="float" office:value="2.318216" calcext:value-type="float">
            <text:p>2.318216</text:p>
          </table:table-cell>
          <table:table-cell table:formula="of:=[.F23]*0.46" office:value-type="float" office:value="2.074416" calcext:value-type="float">
            <text:p>2.074416</text:p>
          </table:table-cell>
          <table:table-cell table:formula="of:=[.G23]*0.46" office:value-type="float" office:value="46000" calcext:value-type="float">
            <text:p>46000</text:p>
          </table:table-cell>
          <table:table-cell table:formula="of:=[.H23]*0.46" office:value-type="float" office:value="46000" calcext:value-type="float">
            <text:p>46000</text:p>
          </table:table-cell>
          <table:table-cell table:formula="of:=[.I23]*0.46" office:value-type="float" office:value="46000" calcext:value-type="float">
            <text:p>46000</text:p>
          </table:table-cell>
          <table:table-cell table:formula="of:=[.J23]*0.46" office:value-type="float" office:value="46000" calcext:value-type="float">
            <text:p>46000</text:p>
          </table:table-cell>
          <table:table-cell table:formula="of:=[.K23]*0.46" office:value-type="float" office:value="46000" calcext:value-type="float">
            <text:p>46000</text:p>
          </table:table-cell>
          <table:table-cell table:formula="of:=[.L23]*0.46" office:value-type="float" office:value="10.05997" calcext:value-type="float">
            <text:p>10.05997</text:p>
          </table:table-cell>
          <table:table-cell table:formula="of:=[.M23]*0.46" office:value-type="float" office:value="3.34995" calcext:value-type="float">
            <text:p>3.34995</text:p>
          </table:table-cell>
          <table:table-cell table:formula="of:=[.N23]*0.46" office:value-type="float" office:value="46000" calcext:value-type="float">
            <text:p>46000</text:p>
          </table:table-cell>
          <table:table-cell table:formula="of:=[.O23]*0.46" office:value-type="float" office:value="8.37292" calcext:value-type="float">
            <text:p>8.37292</text:p>
          </table:table-cell>
          <table:table-cell table:formula="of:=[.P23]*0.46" office:value-type="float" office:value="6.18815" calcext:value-type="float">
            <text:p>6.18815</text:p>
          </table:table-cell>
          <table:table-cell table:formula="of:=[.Q23]*0.46" office:value-type="float" office:value="46000" calcext:value-type="float">
            <text:p>46000</text:p>
          </table:table-cell>
          <table:table-cell table:formula="of:=[.R23]*0.46" office:value-type="float" office:value="46000" calcext:value-type="float">
            <text:p>46000</text:p>
          </table:table-cell>
          <table:table-cell table:formula="of:=[.S23]*0.46" office:value-type="float" office:value="46000" calcext:value-type="float">
            <text:p>46000</text:p>
          </table:table-cell>
          <table:table-cell table:formula="of:=[.T23]*0.46" office:value-type="float" office:value="46000" calcext:value-type="float">
            <text:p>46000</text:p>
          </table:table-cell>
          <table:table-cell table:formula="of:=[.U23]*0.46" office:value-type="float" office:value="46000" calcext:value-type="float">
            <text:p>46000</text:p>
          </table:table-cell>
          <table:table-cell table:formula="of:=[.V23]*0.46" office:value-type="float" office:value="0" calcext:value-type="float">
            <text:p>0</text:p>
          </table:table-cell>
          <table:table-cell table:formula="of:=[.W23]*0.46" office:value-type="float" office:value="0" calcext:value-type="float">
            <text:p>0</text:p>
          </table:table-cell>
          <table:table-cell table:formula="of:=[.X23]*0.46" office:value-type="float" office:value="0" calcext:value-type="float">
            <text:p>0</text:p>
          </table:table-cell>
          <table:table-cell/>
          <table:table-cell table:formula="of:=[.Z48]-[.Y48]" office:value-type="float" office:value="-45999.58306" calcext:value-type="float">
            <text:p>-45999.58306</text:p>
          </table:table-cell>
          <table:table-cell table:number-columns-repeated="2"/>
        </table:table-row>
        <table:table-row table:style-name="ro1">
          <table:table-cell table:style-name="ce96" office:value-type="float" office:value="18" calcext:value-type="float">
            <text:p>18</text:p>
          </table:table-cell>
          <table:table-cell table:formula="of:=[.B24]*0.46" office:value-type="float" office:value="0.777722" calcext:value-type="float">
            <text:p>0.777722</text:p>
          </table:table-cell>
          <table:table-cell table:formula="of:=[.C24]*0.46" office:value-type="float" office:value="5.314564" calcext:value-type="float">
            <text:p>5.314564</text:p>
          </table:table-cell>
          <table:table-cell table:formula="of:=[.D24]*0.46" office:value-type="float" office:value="7.999538" calcext:value-type="float">
            <text:p>7.999538</text:p>
          </table:table-cell>
          <table:table-cell table:formula="of:=[.E24]*0.46" office:value-type="float" office:value="7.427574" calcext:value-type="float">
            <text:p>7.427574</text:p>
          </table:table-cell>
          <table:table-cell table:formula="of:=[.F24]*0.46" office:value-type="float" office:value="6.331854" calcext:value-type="float">
            <text:p>6.331854</text:p>
          </table:table-cell>
          <table:table-cell table:formula="of:=[.G24]*0.46" office:value-type="float" office:value="46000" calcext:value-type="float">
            <text:p>46000</text:p>
          </table:table-cell>
          <table:table-cell table:formula="of:=[.H24]*0.46" office:value-type="float" office:value="46000" calcext:value-type="float">
            <text:p>46000</text:p>
          </table:table-cell>
          <table:table-cell table:formula="of:=[.I24]*0.46" office:value-type="float" office:value="46000" calcext:value-type="float">
            <text:p>46000</text:p>
          </table:table-cell>
          <table:table-cell table:formula="of:=[.J24]*0.46" office:value-type="float" office:value="46000" calcext:value-type="float">
            <text:p>46000</text:p>
          </table:table-cell>
          <table:table-cell table:formula="of:=[.K24]*0.46" office:value-type="float" office:value="46000" calcext:value-type="float">
            <text:p>46000</text:p>
          </table:table-cell>
          <table:table-cell table:formula="of:=[.L24]*0.46" office:value-type="float" office:value="6.56282" calcext:value-type="float">
            <text:p>6.56282</text:p>
          </table:table-cell>
          <table:table-cell table:formula="of:=[.M24]*0.46" office:value-type="float" office:value="9.10639" calcext:value-type="float">
            <text:p>9.10639</text:p>
          </table:table-cell>
          <table:table-cell table:formula="of:=[.N24]*0.46" office:value-type="float" office:value="10.123864" calcext:value-type="float">
            <text:p>10.123864</text:p>
          </table:table-cell>
          <table:table-cell table:formula="of:=[.O24]*0.46" office:value-type="float" office:value="46000" calcext:value-type="float">
            <text:p>46000</text:p>
          </table:table-cell>
          <table:table-cell table:formula="of:=[.P24]*0.46" office:value-type="float" office:value="7.113946" calcext:value-type="float">
            <text:p>7.113946</text:p>
          </table:table-cell>
          <table:table-cell table:formula="of:=[.Q24]*0.46" office:value-type="float" office:value="46000" calcext:value-type="float">
            <text:p>46000</text:p>
          </table:table-cell>
          <table:table-cell table:formula="of:=[.R24]*0.46" office:value-type="float" office:value="46000" calcext:value-type="float">
            <text:p>46000</text:p>
          </table:table-cell>
          <table:table-cell table:formula="of:=[.S24]*0.46" office:value-type="float" office:value="46000" calcext:value-type="float">
            <text:p>46000</text:p>
          </table:table-cell>
          <table:table-cell table:formula="of:=[.T24]*0.46" office:value-type="float" office:value="46000" calcext:value-type="float">
            <text:p>46000</text:p>
          </table:table-cell>
          <table:table-cell table:formula="of:=[.U24]*0.46" office:value-type="float" office:value="46000" calcext:value-type="float">
            <text:p>46000</text:p>
          </table:table-cell>
          <table:table-cell table:formula="of:=[.V24]*0.46" office:value-type="float" office:value="0" calcext:value-type="float">
            <text:p>0</text:p>
          </table:table-cell>
          <table:table-cell table:formula="of:=[.W24]*0.46" office:value-type="float" office:value="0" calcext:value-type="float">
            <text:p>0</text:p>
          </table:table-cell>
          <table:table-cell table:formula="of:=[.X24]*0.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6" office:value-type="float" office:value="19" calcext:value-type="float">
            <text:p>19</text:p>
          </table:table-cell>
          <table:table-cell table:formula="of:=[.B25]*0.46" office:value-type="float" office:value="5.625202" calcext:value-type="float">
            <text:p>5.625202</text:p>
          </table:table-cell>
          <table:table-cell table:formula="of:=[.C25]*0.46" office:value-type="float" office:value="2.966264" calcext:value-type="float">
            <text:p>2.966264</text:p>
          </table:table-cell>
          <table:table-cell table:formula="of:=[.D25]*0.46" office:value-type="float" office:value="2.202526" calcext:value-type="float">
            <text:p>2.202526</text:p>
          </table:table-cell>
          <table:table-cell table:formula="of:=[.E25]*0.46" office:value-type="float" office:value="3.790032" calcext:value-type="float">
            <text:p>3.790032</text:p>
          </table:table-cell>
          <table:table-cell table:formula="of:=[.F25]*0.46" office:value-type="float" office:value="3.48864" calcext:value-type="float">
            <text:p>3.48864</text:p>
          </table:table-cell>
          <table:table-cell table:formula="of:=[.G25]*0.46" office:value-type="float" office:value="46000" calcext:value-type="float">
            <text:p>46000</text:p>
          </table:table-cell>
          <table:table-cell table:formula="of:=[.H25]*0.46" office:value-type="float" office:value="46000" calcext:value-type="float">
            <text:p>46000</text:p>
          </table:table-cell>
          <table:table-cell table:formula="of:=[.I25]*0.46" office:value-type="float" office:value="46000" calcext:value-type="float">
            <text:p>46000</text:p>
          </table:table-cell>
          <table:table-cell table:formula="of:=[.J25]*0.46" office:value-type="float" office:value="46000" calcext:value-type="float">
            <text:p>46000</text:p>
          </table:table-cell>
          <table:table-cell table:formula="of:=[.K25]*0.46" office:value-type="float" office:value="46000" calcext:value-type="float">
            <text:p>46000</text:p>
          </table:table-cell>
          <table:table-cell table:formula="of:=[.L25]*0.46" office:value-type="float" office:value="5.174172" calcext:value-type="float">
            <text:p>5.174172</text:p>
          </table:table-cell>
          <table:table-cell table:formula="of:=[.M25]*0.46" office:value-type="float" office:value="4.809162" calcext:value-type="float">
            <text:p>4.809162</text:p>
          </table:table-cell>
          <table:table-cell table:formula="of:=[.N25]*0.46" office:value-type="float" office:value="8.437458" calcext:value-type="float">
            <text:p>8.437458</text:p>
          </table:table-cell>
          <table:table-cell table:formula="of:=[.O25]*0.46" office:value-type="float" office:value="8.350564" calcext:value-type="float">
            <text:p>8.350564</text:p>
          </table:table-cell>
          <table:table-cell table:formula="of:=[.P25]*0.46" office:value-type="float" office:value="46000" calcext:value-type="float">
            <text:p>46000</text:p>
          </table:table-cell>
          <table:table-cell table:formula="of:=[.Q25]*0.46" office:value-type="float" office:value="46000" calcext:value-type="float">
            <text:p>46000</text:p>
          </table:table-cell>
          <table:table-cell table:formula="of:=[.R25]*0.46" office:value-type="float" office:value="46000" calcext:value-type="float">
            <text:p>46000</text:p>
          </table:table-cell>
          <table:table-cell table:formula="of:=[.S25]*0.46" office:value-type="float" office:value="46000" calcext:value-type="float">
            <text:p>46000</text:p>
          </table:table-cell>
          <table:table-cell table:formula="of:=[.T25]*0.46" office:value-type="float" office:value="46000" calcext:value-type="float">
            <text:p>46000</text:p>
          </table:table-cell>
          <table:table-cell table:formula="of:=[.U25]*0.46" office:value-type="float" office:value="46000" calcext:value-type="float">
            <text:p>46000</text:p>
          </table:table-cell>
          <table:table-cell table:formula="of:=[.V25]*0.46" office:value-type="float" office:value="0" calcext:value-type="float">
            <text:p>0</text:p>
          </table:table-cell>
          <table:table-cell table:formula="of:=[.W25]*0.46" office:value-type="float" office:value="0" calcext:value-type="float">
            <text:p>0</text:p>
          </table:table-cell>
          <table:table-cell table:formula="of:=[.X25]*0.46" office:value-type="float" office:value="0" calcext:value-type="float">
            <text:p>0</text:p>
          </table:table-cell>
          <table:table-cell table:formula="of:=[.C53]+[.M33]+[.R43]+[.H48]" office:value-type="float" office:value="138010.924402" calcext:value-type="float">
            <text:p>138010.924402</text:p>
          </table:table-cell>
          <table:table-cell table:formula="of:=[.Z48]-[.Y51]" office:value-type="float" office:value="-137995.414402" calcext:value-type="float">
            <text:p>-137995.4144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6]*0.46" office:value-type="float" office:value="4.967678" calcext:value-type="float">
            <text:p>4.967678</text:p>
          </table:table-cell>
          <table:table-cell table:formula="of:=[.C26]*0.46" office:value-type="float" office:value="4.02017" calcext:value-type="float">
            <text:p>4.02017</text:p>
          </table:table-cell>
          <table:table-cell table:formula="of:=[.D26]*0.46" office:value-type="float" office:value="2.28942" calcext:value-type="float">
            <text:p>2.28942</text:p>
          </table:table-cell>
          <table:table-cell table:formula="of:=[.E26]*0.46" office:value-type="float" office:value="2.451892" calcext:value-type="float">
            <text:p>2.451892</text:p>
          </table:table-cell>
          <table:table-cell table:formula="of:=[.F26]*0.46" office:value-type="float" office:value="1.854858" calcext:value-type="float">
            <text:p>1.854858</text:p>
          </table:table-cell>
          <table:table-cell table:formula="of:=[.G26]*0.46" office:value-type="float" office:value="46000" calcext:value-type="float">
            <text:p>46000</text:p>
          </table:table-cell>
          <table:table-cell table:formula="of:=[.H26]*0.46" office:value-type="float" office:value="46000" calcext:value-type="float">
            <text:p>46000</text:p>
          </table:table-cell>
          <table:table-cell table:formula="of:=[.I26]*0.46" office:value-type="float" office:value="46000" calcext:value-type="float">
            <text:p>46000</text:p>
          </table:table-cell>
          <table:table-cell table:formula="of:=[.J26]*0.46" office:value-type="float" office:value="46000" calcext:value-type="float">
            <text:p>46000</text:p>
          </table:table-cell>
          <table:table-cell table:formula="of:=[.K26]*0.46" office:value-type="float" office:value="46000" calcext:value-type="float">
            <text:p>46000</text:p>
          </table:table-cell>
          <table:table-cell table:formula="of:=[.L26]*0.46" office:value-type="float" office:value="6.382408" calcext:value-type="float">
            <text:p>6.382408</text:p>
          </table:table-cell>
          <table:table-cell table:formula="of:=[.M26]*0.46" office:value-type="float" office:value="3.869796" calcext:value-type="float">
            <text:p>3.869796</text:p>
          </table:table-cell>
          <table:table-cell table:formula="of:=[.N26]*0.46" office:value-type="float" office:value="6.915226" calcext:value-type="float">
            <text:p>6.915226</text:p>
          </table:table-cell>
          <table:table-cell table:formula="of:=[.O26]*0.46" office:value-type="float" office:value="7.633378" calcext:value-type="float">
            <text:p>7.633378</text:p>
          </table:table-cell>
          <table:table-cell table:formula="of:=[.P26]*0.46" office:value-type="float" office:value="2.45203" calcext:value-type="float">
            <text:p>2.45203</text:p>
          </table:table-cell>
          <table:table-cell table:formula="of:=[.Q26]*0.46" office:value-type="float" office:value="46000" calcext:value-type="float">
            <text:p>46000</text:p>
          </table:table-cell>
          <table:table-cell table:formula="of:=[.R26]*0.46" office:value-type="float" office:value="46000" calcext:value-type="float">
            <text:p>46000</text:p>
          </table:table-cell>
          <table:table-cell table:formula="of:=[.S26]*0.46" office:value-type="float" office:value="46000" calcext:value-type="float">
            <text:p>46000</text:p>
          </table:table-cell>
          <table:table-cell table:formula="of:=[.T26]*0.46" office:value-type="float" office:value="46000" calcext:value-type="float">
            <text:p>46000</text:p>
          </table:table-cell>
          <table:table-cell table:formula="of:=[.U26]*0.46" office:value-type="float" office:value="46000" calcext:value-type="float">
            <text:p>46000</text:p>
          </table:table-cell>
          <table:table-cell table:formula="of:=[.V26]*0.46" office:value-type="float" office:value="0" calcext:value-type="float">
            <text:p>0</text:p>
          </table:table-cell>
          <table:table-cell table:formula="of:=[.W26]*0.46" office:value-type="float" office:value="46000" calcext:value-type="float">
            <text:p>46000</text:p>
          </table:table-cell>
          <table:table-cell table:formula="of:=[.X26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7]*0.46" office:value-type="float" office:value="8.804906" calcext:value-type="float">
            <text:p>8.804906</text:p>
          </table:table-cell>
          <table:table-cell table:formula="of:=[.C27]*0.46" office:value-type="float" office:value="10.924402" calcext:value-type="float">
            <text:p>10.924402</text:p>
          </table:table-cell>
          <table:table-cell table:formula="of:=[.D27]*0.46" office:value-type="float" office:value="7.942774" calcext:value-type="float">
            <text:p>7.942774</text:p>
          </table:table-cell>
          <table:table-cell table:formula="of:=[.E27]*0.46" office:value-type="float" office:value="5.394788" calcext:value-type="float">
            <text:p>5.394788</text:p>
          </table:table-cell>
          <table:table-cell table:formula="of:=[.F27]*0.46" office:value-type="float" office:value="5.380666" calcext:value-type="float">
            <text:p>5.380666</text:p>
          </table:table-cell>
          <table:table-cell table:formula="of:=[.G27]*0.46" office:value-type="float" office:value="46000" calcext:value-type="float">
            <text:p>46000</text:p>
          </table:table-cell>
          <table:table-cell table:formula="of:=[.H27]*0.46" office:value-type="float" office:value="46000" calcext:value-type="float">
            <text:p>46000</text:p>
          </table:table-cell>
          <table:table-cell table:formula="of:=[.I27]*0.46" office:value-type="float" office:value="46000" calcext:value-type="float">
            <text:p>46000</text:p>
          </table:table-cell>
          <table:table-cell table:formula="of:=[.J27]*0.46" office:value-type="float" office:value="46000" calcext:value-type="float">
            <text:p>46000</text:p>
          </table:table-cell>
          <table:table-cell table:formula="of:=[.K27]*0.46" office:value-type="float" office:value="46000" calcext:value-type="float">
            <text:p>46000</text:p>
          </table:table-cell>
          <table:table-cell table:formula="of:=[.L27]*0.46" office:value-type="float" office:value="13.253842" calcext:value-type="float">
            <text:p>13.253842</text:p>
          </table:table-cell>
          <table:table-cell table:formula="of:=[.M27]*0.46" office:value-type="float" office:value="5.73045" calcext:value-type="float">
            <text:p>5.73045</text:p>
          </table:table-cell>
          <table:table-cell table:formula="of:=[.N27]*0.46" office:value-type="float" office:value="2.020136" calcext:value-type="float">
            <text:p>2.020136</text:p>
          </table:table-cell>
          <table:table-cell table:formula="of:=[.O27]*0.46" office:value-type="float" office:value="10.073954" calcext:value-type="float">
            <text:p>10.073954</text:p>
          </table:table-cell>
          <table:table-cell table:formula="of:=[.P27]*0.46" office:value-type="float" office:value="9.484096" calcext:value-type="float">
            <text:p>9.484096</text:p>
          </table:table-cell>
          <table:table-cell table:formula="of:=[.Q27]*0.46" office:value-type="float" office:value="46000" calcext:value-type="float">
            <text:p>46000</text:p>
          </table:table-cell>
          <table:table-cell table:formula="of:=[.R27]*0.46" office:value-type="float" office:value="46000" calcext:value-type="float">
            <text:p>46000</text:p>
          </table:table-cell>
          <table:table-cell table:formula="of:=[.S27]*0.46" office:value-type="float" office:value="46000" calcext:value-type="float">
            <text:p>46000</text:p>
          </table:table-cell>
          <table:table-cell table:formula="of:=[.T27]*0.46" office:value-type="float" office:value="46000" calcext:value-type="float">
            <text:p>46000</text:p>
          </table:table-cell>
          <table:table-cell table:formula="of:=[.U27]*0.46" office:value-type="float" office:value="46000" calcext:value-type="float">
            <text:p>46000</text:p>
          </table:table-cell>
          <table:table-cell table:formula="of:=[.V27]*0.46" office:value-type="float" office:value="46000" calcext:value-type="float">
            <text:p>46000</text:p>
          </table:table-cell>
          <table:table-cell table:formula="of:=[.W27]*0.46" office:value-type="float" office:value="0" calcext:value-type="float">
            <text:p>0</text:p>
          </table:table-cell>
          <table:table-cell table:formula="of:=[.X27]*0.46" office:value-type="float" office:value="46000" calcext:value-type="float">
            <text:p>460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8]*0.46" office:value-type="float" office:value="5.062346" calcext:value-type="float">
            <text:p>5.062346</text:p>
          </table:table-cell>
          <table:table-cell table:formula="of:=[.C28]*0.46" office:value-type="float" office:value="8.709594" calcext:value-type="float">
            <text:p>8.709594</text:p>
          </table:table-cell>
          <table:table-cell table:formula="of:=[.D28]*0.46" office:value-type="float" office:value="8.145956" calcext:value-type="float">
            <text:p>8.145956</text:p>
          </table:table-cell>
          <table:table-cell table:formula="of:=[.E28]*0.46" office:value-type="float" office:value="6.091228" calcext:value-type="float">
            <text:p>6.091228</text:p>
          </table:table-cell>
          <table:table-cell table:formula="of:=[.F28]*0.46" office:value-type="float" office:value="5.25251" calcext:value-type="float">
            <text:p>5.25251</text:p>
          </table:table-cell>
          <table:table-cell table:formula="of:=[.G28]*0.46" office:value-type="float" office:value="46000" calcext:value-type="float">
            <text:p>46000</text:p>
          </table:table-cell>
          <table:table-cell table:formula="of:=[.H28]*0.46" office:value-type="float" office:value="46000" calcext:value-type="float">
            <text:p>46000</text:p>
          </table:table-cell>
          <table:table-cell table:formula="of:=[.I28]*0.46" office:value-type="float" office:value="46000" calcext:value-type="float">
            <text:p>46000</text:p>
          </table:table-cell>
          <table:table-cell table:formula="of:=[.J28]*0.46" office:value-type="float" office:value="46000" calcext:value-type="float">
            <text:p>46000</text:p>
          </table:table-cell>
          <table:table-cell table:formula="of:=[.K28]*0.46" office:value-type="float" office:value="46000" calcext:value-type="float">
            <text:p>46000</text:p>
          </table:table-cell>
          <table:table-cell table:formula="of:=[.L28]*0.46" office:value-type="float" office:value="10.731432" calcext:value-type="float">
            <text:p>10.731432</text:p>
          </table:table-cell>
          <table:table-cell table:formula="of:=[.M28]*0.46" office:value-type="float" office:value="7.444916" calcext:value-type="float">
            <text:p>7.444916</text:p>
          </table:table-cell>
          <table:table-cell table:formula="of:=[.N28]*0.46" office:value-type="float" office:value="6.132674" calcext:value-type="float">
            <text:p>6.132674</text:p>
          </table:table-cell>
          <table:table-cell table:formula="of:=[.O28]*0.46" office:value-type="float" office:value="5.647144" calcext:value-type="float">
            <text:p>5.647144</text:p>
          </table:table-cell>
          <table:table-cell table:formula="of:=[.P28]*0.46" office:value-type="float" office:value="8.661432" calcext:value-type="float">
            <text:p>8.661432</text:p>
          </table:table-cell>
          <table:table-cell table:formula="of:=[.Q28]*0.46" office:value-type="float" office:value="46000" calcext:value-type="float">
            <text:p>46000</text:p>
          </table:table-cell>
          <table:table-cell table:formula="of:=[.R28]*0.46" office:value-type="float" office:value="46000" calcext:value-type="float">
            <text:p>46000</text:p>
          </table:table-cell>
          <table:table-cell table:formula="of:=[.S28]*0.46" office:value-type="float" office:value="46000" calcext:value-type="float">
            <text:p>46000</text:p>
          </table:table-cell>
          <table:table-cell table:formula="of:=[.T28]*0.46" office:value-type="float" office:value="46000" calcext:value-type="float">
            <text:p>46000</text:p>
          </table:table-cell>
          <table:table-cell table:formula="of:=[.U28]*0.46" office:value-type="float" office:value="46000" calcext:value-type="float">
            <text:p>46000</text:p>
          </table:table-cell>
          <table:table-cell table:formula="of:=[.V28]*0.46" office:value-type="float" office:value="46000" calcext:value-type="float">
            <text:p>46000</text:p>
          </table:table-cell>
          <table:table-cell table:formula="of:=[.W28]*0.46" office:value-type="float" office:value="46000" calcext:value-type="float">
            <text:p>46000</text:p>
          </table:table-cell>
          <table:table-cell table:formula="of:=[.X28]*0.4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75" office:value-type="float" office:value="0" calcext:value-type="float">
            <text:p>0</text:p>
          </table:table-cell>
          <table:table-cell table:formula="of:=[.B6]/41" office:value-type="float" office:value="2439.0243902439" calcext:value-type="float">
            <text:p>2439.0243902439</text:p>
          </table:table-cell>
          <table:table-cell table:formula="of:=[.C6]/41" office:value-type="float" office:value="2439.0243902439" calcext:value-type="float">
            <text:p>2439.0243902439</text:p>
          </table:table-cell>
          <table:table-cell table:formula="of:=[.D6]/41" office:value-type="float" office:value="2439.0243902439" calcext:value-type="float">
            <text:p>2439.0243902439</text:p>
          </table:table-cell>
          <table:table-cell table:formula="of:=[.E6]/41" office:value-type="float" office:value="2439.0243902439" calcext:value-type="float">
            <text:p>2439.0243902439</text:p>
          </table:table-cell>
          <table:table-cell table:formula="of:=[.F6]/41" office:value-type="float" office:value="2439.0243902439" calcext:value-type="float">
            <text:p>2439.0243902439</text:p>
          </table:table-cell>
          <table:table-cell table:formula="of:=[.G6]/41" office:value-type="float" office:value="0.127682926829268" calcext:value-type="float">
            <text:p>0.127682926829268</text:p>
          </table:table-cell>
          <table:table-cell table:formula="of:=[.H6]/41" office:value-type="float" office:value="2439.0243902439" calcext:value-type="float">
            <text:p>2439.0243902439</text:p>
          </table:table-cell>
          <table:table-cell table:formula="of:=[.I6]/41" office:value-type="float" office:value="2439.0243902439" calcext:value-type="float">
            <text:p>2439.0243902439</text:p>
          </table:table-cell>
          <table:table-cell table:formula="of:=[.J6]/41" office:value-type="float" office:value="2439.0243902439" calcext:value-type="float">
            <text:p>2439.0243902439</text:p>
          </table:table-cell>
          <table:table-cell table:formula="of:=[.K6]/41" office:value-type="float" office:value="2439.0243902439" calcext:value-type="float">
            <text:p>2439.0243902439</text:p>
          </table:table-cell>
          <table:table-cell table:formula="of:=[.L6]/41" office:value-type="float" office:value="2439.0243902439" calcext:value-type="float">
            <text:p>2439.0243902439</text:p>
          </table:table-cell>
          <table:table-cell table:formula="of:=[.M6]/41" office:value-type="float" office:value="2439.0243902439" calcext:value-type="float">
            <text:p>2439.0243902439</text:p>
          </table:table-cell>
          <table:table-cell table:formula="of:=[.N6]/41" office:value-type="float" office:value="2439.0243902439" calcext:value-type="float">
            <text:p>2439.0243902439</text:p>
          </table:table-cell>
          <table:table-cell table:formula="of:=[.O6]/41" office:value-type="float" office:value="2439.0243902439" calcext:value-type="float">
            <text:p>2439.0243902439</text:p>
          </table:table-cell>
          <table:table-cell table:formula="of:=[.P6]/41" office:value-type="float" office:value="2439.0243902439" calcext:value-type="float">
            <text:p>2439.0243902439</text:p>
          </table:table-cell>
          <table:table-cell table:formula="of:=[.Q6]/41" office:value-type="float" office:value="2439.0243902439" calcext:value-type="float">
            <text:p>2439.0243902439</text:p>
          </table:table-cell>
          <table:table-cell table:formula="of:=[.R6]/41" office:value-type="float" office:value="2439.0243902439" calcext:value-type="float">
            <text:p>2439.0243902439</text:p>
          </table:table-cell>
          <table:table-cell table:formula="of:=[.S6]/41" office:value-type="float" office:value="2439.0243902439" calcext:value-type="float">
            <text:p>2439.0243902439</text:p>
          </table:table-cell>
          <table:table-cell table:formula="of:=[.T6]/41" office:value-type="float" office:value="2439.0243902439" calcext:value-type="float">
            <text:p>2439.0243902439</text:p>
          </table:table-cell>
          <table:table-cell table:formula="of:=[.U6]/41" office:value-type="float" office:value="2439.0243902439" calcext:value-type="float">
            <text:p>2439.0243902439</text:p>
          </table:table-cell>
          <table:table-cell table:formula="of:=[.V6]/41" office:value-type="float" office:value="2439.0243902439" calcext:value-type="float">
            <text:p>2439.0243902439</text:p>
          </table:table-cell>
          <table:table-cell table:formula="of:=[.W6]/41" office:value-type="float" office:value="2439.0243902439" calcext:value-type="float">
            <text:p>2439.0243902439</text:p>
          </table:table-cell>
          <table:table-cell table:formula="of:=[.X6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formula="of:=[.B7]/41" office:value-type="float" office:value="2439.0243902439" calcext:value-type="float">
            <text:p>2439.0243902439</text:p>
          </table:table-cell>
          <table:table-cell table:formula="of:=[.C7]/41" office:value-type="float" office:value="2439.0243902439" calcext:value-type="float">
            <text:p>2439.0243902439</text:p>
          </table:table-cell>
          <table:table-cell table:formula="of:=[.D7]/41" office:value-type="float" office:value="2439.0243902439" calcext:value-type="float">
            <text:p>2439.0243902439</text:p>
          </table:table-cell>
          <table:table-cell table:formula="of:=[.E7]/41" office:value-type="float" office:value="2439.0243902439" calcext:value-type="float">
            <text:p>2439.0243902439</text:p>
          </table:table-cell>
          <table:table-cell table:formula="of:=[.F7]/41" office:value-type="float" office:value="2439.0243902439" calcext:value-type="float">
            <text:p>2439.0243902439</text:p>
          </table:table-cell>
          <table:table-cell table:formula="of:=[.G7]/41" office:value-type="float" office:value="2439.0243902439" calcext:value-type="float">
            <text:p>2439.0243902439</text:p>
          </table:table-cell>
          <table:table-cell table:formula="of:=[.H7]/41" office:value-type="float" office:value="0.102590243902439" calcext:value-type="float">
            <text:p>0.102590243902439</text:p>
          </table:table-cell>
          <table:table-cell table:formula="of:=[.I7]/41" office:value-type="float" office:value="2439.0243902439" calcext:value-type="float">
            <text:p>2439.0243902439</text:p>
          </table:table-cell>
          <table:table-cell table:formula="of:=[.J7]/41" office:value-type="float" office:value="2439.0243902439" calcext:value-type="float">
            <text:p>2439.0243902439</text:p>
          </table:table-cell>
          <table:table-cell table:formula="of:=[.K7]/41" office:value-type="float" office:value="2439.0243902439" calcext:value-type="float">
            <text:p>2439.0243902439</text:p>
          </table:table-cell>
          <table:table-cell table:formula="of:=[.L7]/41" office:value-type="float" office:value="2439.0243902439" calcext:value-type="float">
            <text:p>2439.0243902439</text:p>
          </table:table-cell>
          <table:table-cell table:formula="of:=[.M7]/41" office:value-type="float" office:value="2439.0243902439" calcext:value-type="float">
            <text:p>2439.0243902439</text:p>
          </table:table-cell>
          <table:table-cell table:formula="of:=[.N7]/41" office:value-type="float" office:value="2439.0243902439" calcext:value-type="float">
            <text:p>2439.0243902439</text:p>
          </table:table-cell>
          <table:table-cell table:formula="of:=[.O7]/41" office:value-type="float" office:value="2439.0243902439" calcext:value-type="float">
            <text:p>2439.0243902439</text:p>
          </table:table-cell>
          <table:table-cell table:formula="of:=[.P7]/41" office:value-type="float" office:value="2439.0243902439" calcext:value-type="float">
            <text:p>2439.0243902439</text:p>
          </table:table-cell>
          <table:table-cell table:formula="of:=[.Q7]/41" office:value-type="float" office:value="2439.0243902439" calcext:value-type="float">
            <text:p>2439.0243902439</text:p>
          </table:table-cell>
          <table:table-cell table:formula="of:=[.R7]/41" office:value-type="float" office:value="2439.0243902439" calcext:value-type="float">
            <text:p>2439.0243902439</text:p>
          </table:table-cell>
          <table:table-cell table:formula="of:=[.S7]/41" office:value-type="float" office:value="2439.0243902439" calcext:value-type="float">
            <text:p>2439.0243902439</text:p>
          </table:table-cell>
          <table:table-cell table:formula="of:=[.T7]/41" office:value-type="float" office:value="2439.0243902439" calcext:value-type="float">
            <text:p>2439.0243902439</text:p>
          </table:table-cell>
          <table:table-cell table:formula="of:=[.U7]/41" office:value-type="float" office:value="2439.0243902439" calcext:value-type="float">
            <text:p>2439.0243902439</text:p>
          </table:table-cell>
          <table:table-cell table:formula="of:=[.V7]/41" office:value-type="float" office:value="2439.0243902439" calcext:value-type="float">
            <text:p>2439.0243902439</text:p>
          </table:table-cell>
          <table:table-cell table:formula="of:=[.W7]/41" office:value-type="float" office:value="2439.0243902439" calcext:value-type="float">
            <text:p>2439.0243902439</text:p>
          </table:table-cell>
          <table:table-cell table:formula="of:=[.X7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formula="of:=[.B8]/41" office:value-type="float" office:value="2439.0243902439" calcext:value-type="float">
            <text:p>2439.0243902439</text:p>
          </table:table-cell>
          <table:table-cell table:formula="of:=[.C8]/41" office:value-type="float" office:value="2439.0243902439" calcext:value-type="float">
            <text:p>2439.0243902439</text:p>
          </table:table-cell>
          <table:table-cell table:formula="of:=[.D8]/41" office:value-type="float" office:value="2439.0243902439" calcext:value-type="float">
            <text:p>2439.0243902439</text:p>
          </table:table-cell>
          <table:table-cell table:formula="of:=[.E8]/41" office:value-type="float" office:value="2439.0243902439" calcext:value-type="float">
            <text:p>2439.0243902439</text:p>
          </table:table-cell>
          <table:table-cell table:formula="of:=[.F8]/41" office:value-type="float" office:value="2439.0243902439" calcext:value-type="float">
            <text:p>2439.0243902439</text:p>
          </table:table-cell>
          <table:table-cell table:formula="of:=[.G8]/41" office:value-type="float" office:value="2439.0243902439" calcext:value-type="float">
            <text:p>2439.0243902439</text:p>
          </table:table-cell>
          <table:table-cell table:formula="of:=[.H8]/41" office:value-type="float" office:value="2439.0243902439" calcext:value-type="float">
            <text:p>2439.0243902439</text:p>
          </table:table-cell>
          <table:table-cell table:formula="of:=[.I8]/41" office:value-type="float" office:value="0.084990243902439" calcext:value-type="float">
            <text:p>0.084990243902439</text:p>
          </table:table-cell>
          <table:table-cell table:formula="of:=[.J8]/41" office:value-type="float" office:value="2439.0243902439" calcext:value-type="float">
            <text:p>2439.0243902439</text:p>
          </table:table-cell>
          <table:table-cell table:formula="of:=[.K8]/41" office:value-type="float" office:value="2439.0243902439" calcext:value-type="float">
            <text:p>2439.0243902439</text:p>
          </table:table-cell>
          <table:table-cell table:formula="of:=[.L8]/41" office:value-type="float" office:value="2439.0243902439" calcext:value-type="float">
            <text:p>2439.0243902439</text:p>
          </table:table-cell>
          <table:table-cell table:formula="of:=[.M8]/41" office:value-type="float" office:value="2439.0243902439" calcext:value-type="float">
            <text:p>2439.0243902439</text:p>
          </table:table-cell>
          <table:table-cell table:formula="of:=[.N8]/41" office:value-type="float" office:value="2439.0243902439" calcext:value-type="float">
            <text:p>2439.0243902439</text:p>
          </table:table-cell>
          <table:table-cell table:formula="of:=[.O8]/41" office:value-type="float" office:value="2439.0243902439" calcext:value-type="float">
            <text:p>2439.0243902439</text:p>
          </table:table-cell>
          <table:table-cell table:formula="of:=[.P8]/41" office:value-type="float" office:value="2439.0243902439" calcext:value-type="float">
            <text:p>2439.0243902439</text:p>
          </table:table-cell>
          <table:table-cell table:formula="of:=[.Q8]/41" office:value-type="float" office:value="2439.0243902439" calcext:value-type="float">
            <text:p>2439.0243902439</text:p>
          </table:table-cell>
          <table:table-cell table:formula="of:=[.R8]/41" office:value-type="float" office:value="2439.0243902439" calcext:value-type="float">
            <text:p>2439.0243902439</text:p>
          </table:table-cell>
          <table:table-cell table:formula="of:=[.S8]/41" office:value-type="float" office:value="2439.0243902439" calcext:value-type="float">
            <text:p>2439.0243902439</text:p>
          </table:table-cell>
          <table:table-cell table:formula="of:=[.T8]/41" office:value-type="float" office:value="2439.0243902439" calcext:value-type="float">
            <text:p>2439.0243902439</text:p>
          </table:table-cell>
          <table:table-cell table:formula="of:=[.U8]/41" office:value-type="float" office:value="2439.0243902439" calcext:value-type="float">
            <text:p>2439.0243902439</text:p>
          </table:table-cell>
          <table:table-cell table:formula="of:=[.V8]/41" office:value-type="float" office:value="2439.0243902439" calcext:value-type="float">
            <text:p>2439.0243902439</text:p>
          </table:table-cell>
          <table:table-cell table:formula="of:=[.W8]/41" office:value-type="float" office:value="2439.0243902439" calcext:value-type="float">
            <text:p>2439.0243902439</text:p>
          </table:table-cell>
          <table:table-cell table:formula="of:=[.X8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formula="of:=[.B9]/41" office:value-type="float" office:value="2439.0243902439" calcext:value-type="float">
            <text:p>2439.0243902439</text:p>
          </table:table-cell>
          <table:table-cell table:formula="of:=[.C9]/41" office:value-type="float" office:value="2439.0243902439" calcext:value-type="float">
            <text:p>2439.0243902439</text:p>
          </table:table-cell>
          <table:table-cell table:formula="of:=[.D9]/41" office:value-type="float" office:value="2439.0243902439" calcext:value-type="float">
            <text:p>2439.0243902439</text:p>
          </table:table-cell>
          <table:table-cell table:formula="of:=[.E9]/41" office:value-type="float" office:value="2439.0243902439" calcext:value-type="float">
            <text:p>2439.0243902439</text:p>
          </table:table-cell>
          <table:table-cell table:formula="of:=[.F9]/41" office:value-type="float" office:value="2439.0243902439" calcext:value-type="float">
            <text:p>2439.0243902439</text:p>
          </table:table-cell>
          <table:table-cell table:formula="of:=[.G9]/41" office:value-type="float" office:value="2439.0243902439" calcext:value-type="float">
            <text:p>2439.0243902439</text:p>
          </table:table-cell>
          <table:table-cell table:formula="of:=[.H9]/41" office:value-type="float" office:value="2439.0243902439" calcext:value-type="float">
            <text:p>2439.0243902439</text:p>
          </table:table-cell>
          <table:table-cell table:formula="of:=[.I9]/41" office:value-type="float" office:value="2439.0243902439" calcext:value-type="float">
            <text:p>2439.0243902439</text:p>
          </table:table-cell>
          <table:table-cell table:formula="of:=[.J9]/41" office:value-type="float" office:value="0.0846195121951219" calcext:value-type="float">
            <text:p>0.0846195121951219</text:p>
          </table:table-cell>
          <table:table-cell table:formula="of:=[.K9]/41" office:value-type="float" office:value="2439.0243902439" calcext:value-type="float">
            <text:p>2439.0243902439</text:p>
          </table:table-cell>
          <table:table-cell table:formula="of:=[.L9]/41" office:value-type="float" office:value="2439.0243902439" calcext:value-type="float">
            <text:p>2439.0243902439</text:p>
          </table:table-cell>
          <table:table-cell table:formula="of:=[.M9]/41" office:value-type="float" office:value="2439.0243902439" calcext:value-type="float">
            <text:p>2439.0243902439</text:p>
          </table:table-cell>
          <table:table-cell table:formula="of:=[.N9]/41" office:value-type="float" office:value="2439.0243902439" calcext:value-type="float">
            <text:p>2439.0243902439</text:p>
          </table:table-cell>
          <table:table-cell table:formula="of:=[.O9]/41" office:value-type="float" office:value="2439.0243902439" calcext:value-type="float">
            <text:p>2439.0243902439</text:p>
          </table:table-cell>
          <table:table-cell table:formula="of:=[.P9]/41" office:value-type="float" office:value="2439.0243902439" calcext:value-type="float">
            <text:p>2439.0243902439</text:p>
          </table:table-cell>
          <table:table-cell table:formula="of:=[.Q9]/41" office:value-type="float" office:value="2439.0243902439" calcext:value-type="float">
            <text:p>2439.0243902439</text:p>
          </table:table-cell>
          <table:table-cell table:formula="of:=[.R9]/41" office:value-type="float" office:value="2439.0243902439" calcext:value-type="float">
            <text:p>2439.0243902439</text:p>
          </table:table-cell>
          <table:table-cell table:formula="of:=[.S9]/41" office:value-type="float" office:value="2439.0243902439" calcext:value-type="float">
            <text:p>2439.0243902439</text:p>
          </table:table-cell>
          <table:table-cell table:formula="of:=[.T9]/41" office:value-type="float" office:value="2439.0243902439" calcext:value-type="float">
            <text:p>2439.0243902439</text:p>
          </table:table-cell>
          <table:table-cell table:formula="of:=[.U9]/41" office:value-type="float" office:value="2439.0243902439" calcext:value-type="float">
            <text:p>2439.0243902439</text:p>
          </table:table-cell>
          <table:table-cell table:formula="of:=[.V9]/41" office:value-type="float" office:value="2439.0243902439" calcext:value-type="float">
            <text:p>2439.0243902439</text:p>
          </table:table-cell>
          <table:table-cell table:formula="of:=[.W9]/41" office:value-type="float" office:value="2439.0243902439" calcext:value-type="float">
            <text:p>2439.0243902439</text:p>
          </table:table-cell>
          <table:table-cell table:formula="of:=[.X9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formula="of:=[.B10]/41" office:value-type="float" office:value="2439.0243902439" calcext:value-type="float">
            <text:p>2439.0243902439</text:p>
          </table:table-cell>
          <table:table-cell table:formula="of:=[.C10]/41" office:value-type="float" office:value="2439.0243902439" calcext:value-type="float">
            <text:p>2439.0243902439</text:p>
          </table:table-cell>
          <table:table-cell table:formula="of:=[.D10]/41" office:value-type="float" office:value="2439.0243902439" calcext:value-type="float">
            <text:p>2439.0243902439</text:p>
          </table:table-cell>
          <table:table-cell table:formula="of:=[.E10]/41" office:value-type="float" office:value="2439.0243902439" calcext:value-type="float">
            <text:p>2439.0243902439</text:p>
          </table:table-cell>
          <table:table-cell table:formula="of:=[.F10]/41" office:value-type="float" office:value="2439.0243902439" calcext:value-type="float">
            <text:p>2439.0243902439</text:p>
          </table:table-cell>
          <table:table-cell table:formula="of:=[.G10]/41" office:value-type="float" office:value="2439.0243902439" calcext:value-type="float">
            <text:p>2439.0243902439</text:p>
          </table:table-cell>
          <table:table-cell table:formula="of:=[.H10]/41" office:value-type="float" office:value="2439.0243902439" calcext:value-type="float">
            <text:p>2439.0243902439</text:p>
          </table:table-cell>
          <table:table-cell table:formula="of:=[.I10]/41" office:value-type="float" office:value="2439.0243902439" calcext:value-type="float">
            <text:p>2439.0243902439</text:p>
          </table:table-cell>
          <table:table-cell table:formula="of:=[.J10]/41" office:value-type="float" office:value="2439.0243902439" calcext:value-type="float">
            <text:p>2439.0243902439</text:p>
          </table:table-cell>
          <table:table-cell table:formula="of:=[.K10]/41" office:value-type="float" office:value="0.144234146341463" calcext:value-type="float">
            <text:p>0.144234146341463</text:p>
          </table:table-cell>
          <table:table-cell table:formula="of:=[.L10]/41" office:value-type="float" office:value="2439.0243902439" calcext:value-type="float">
            <text:p>2439.0243902439</text:p>
          </table:table-cell>
          <table:table-cell table:formula="of:=[.M10]/41" office:value-type="float" office:value="2439.0243902439" calcext:value-type="float">
            <text:p>2439.0243902439</text:p>
          </table:table-cell>
          <table:table-cell table:formula="of:=[.N10]/41" office:value-type="float" office:value="2439.0243902439" calcext:value-type="float">
            <text:p>2439.0243902439</text:p>
          </table:table-cell>
          <table:table-cell table:formula="of:=[.O10]/41" office:value-type="float" office:value="2439.0243902439" calcext:value-type="float">
            <text:p>2439.0243902439</text:p>
          </table:table-cell>
          <table:table-cell table:formula="of:=[.P10]/41" office:value-type="float" office:value="2439.0243902439" calcext:value-type="float">
            <text:p>2439.0243902439</text:p>
          </table:table-cell>
          <table:table-cell table:formula="of:=[.Q10]/41" office:value-type="float" office:value="2439.0243902439" calcext:value-type="float">
            <text:p>2439.0243902439</text:p>
          </table:table-cell>
          <table:table-cell table:formula="of:=[.R10]/41" office:value-type="float" office:value="2439.0243902439" calcext:value-type="float">
            <text:p>2439.0243902439</text:p>
          </table:table-cell>
          <table:table-cell table:formula="of:=[.S10]/41" office:value-type="float" office:value="2439.0243902439" calcext:value-type="float">
            <text:p>2439.0243902439</text:p>
          </table:table-cell>
          <table:table-cell table:formula="of:=[.T10]/41" office:value-type="float" office:value="2439.0243902439" calcext:value-type="float">
            <text:p>2439.0243902439</text:p>
          </table:table-cell>
          <table:table-cell table:formula="of:=[.U10]/41" office:value-type="float" office:value="2439.0243902439" calcext:value-type="float">
            <text:p>2439.0243902439</text:p>
          </table:table-cell>
          <table:table-cell table:formula="of:=[.V10]/41" office:value-type="float" office:value="2439.0243902439" calcext:value-type="float">
            <text:p>2439.0243902439</text:p>
          </table:table-cell>
          <table:table-cell table:formula="of:=[.W10]/41" office:value-type="float" office:value="2439.0243902439" calcext:value-type="float">
            <text:p>2439.0243902439</text:p>
          </table:table-cell>
          <table:table-cell table:formula="of:=[.X10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95" office:value-type="float" office:value="5" calcext:value-type="float">
            <text:p>5</text:p>
          </table:table-cell>
          <table:table-cell table:formula="of:=[.B11]/41" office:value-type="float" office:value="2439.0243902439" calcext:value-type="float">
            <text:p>2439.0243902439</text:p>
          </table:table-cell>
          <table:table-cell table:formula="of:=[.C11]/41" office:value-type="float" office:value="2439.0243902439" calcext:value-type="float">
            <text:p>2439.0243902439</text:p>
          </table:table-cell>
          <table:table-cell table:formula="of:=[.D11]/41" office:value-type="float" office:value="2439.0243902439" calcext:value-type="float">
            <text:p>2439.0243902439</text:p>
          </table:table-cell>
          <table:table-cell table:formula="of:=[.E11]/41" office:value-type="float" office:value="2439.0243902439" calcext:value-type="float">
            <text:p>2439.0243902439</text:p>
          </table:table-cell>
          <table:table-cell table:formula="of:=[.F11]/41" office:value-type="float" office:value="2439.0243902439" calcext:value-type="float">
            <text:p>2439.0243902439</text:p>
          </table:table-cell>
          <table:table-cell table:formula="of:=[.G11]/41" office:value-type="float" office:value="2439.0243902439" calcext:value-type="float">
            <text:p>2439.0243902439</text:p>
          </table:table-cell>
          <table:table-cell table:formula="of:=[.H11]/41" office:value-type="float" office:value="2439.0243902439" calcext:value-type="float">
            <text:p>2439.0243902439</text:p>
          </table:table-cell>
          <table:table-cell table:formula="of:=[.I11]/41" office:value-type="float" office:value="2439.0243902439" calcext:value-type="float">
            <text:p>2439.0243902439</text:p>
          </table:table-cell>
          <table:table-cell table:formula="of:=[.J11]/41" office:value-type="float" office:value="2439.0243902439" calcext:value-type="float">
            <text:p>2439.0243902439</text:p>
          </table:table-cell>
          <table:table-cell table:formula="of:=[.K11]/41" office:value-type="float" office:value="2439.0243902439" calcext:value-type="float">
            <text:p>2439.0243902439</text:p>
          </table:table-cell>
          <table:table-cell table:formula="of:=[.L11]/41" office:value-type="float" office:value="0.43889512195122" calcext:value-type="float">
            <text:p>0.43889512195122</text:p>
          </table:table-cell>
          <table:table-cell table:formula="of:=[.M11]/41" office:value-type="float" office:value="0.531778048780488" calcext:value-type="float">
            <text:p>0.531778048780488</text:p>
          </table:table-cell>
          <table:table-cell table:formula="of:=[.N11]/41" office:value-type="float" office:value="0.546641463414634" calcext:value-type="float">
            <text:p>0.546641463414634</text:p>
          </table:table-cell>
          <table:table-cell table:formula="of:=[.O11]/41" office:value-type="float" office:value="0.0546926829268293" calcext:value-type="float">
            <text:p>0.0546926829268293</text:p>
          </table:table-cell>
          <table:table-cell table:formula="of:=[.P11]/41" office:value-type="float" office:value="0.460585365853659" calcext:value-type="float">
            <text:p>0.460585365853659</text:p>
          </table:table-cell>
          <table:table-cell table:formula="of:=[.Q11]/41" office:value-type="float" office:value="0.444463414634146" calcext:value-type="float">
            <text:p>0.444463414634146</text:p>
          </table:table-cell>
          <table:table-cell table:formula="of:=[.R11]/41" office:value-type="float" office:value="0.599829268292683" calcext:value-type="float">
            <text:p>0.599829268292683</text:p>
          </table:table-cell>
          <table:table-cell table:formula="of:=[.S11]/41" office:value-type="float" office:value="0.3946" calcext:value-type="float">
            <text:p>0.3946</text:p>
          </table:table-cell>
          <table:table-cell table:formula="of:=[.T11]/41" office:value-type="float" office:value="0.0931975609756098" calcext:value-type="float">
            <text:p>0.0931975609756098</text:p>
          </table:table-cell>
          <table:table-cell table:formula="of:=[.U11]/41" office:value-type="float" office:value="0.420575609756098" calcext:value-type="float">
            <text:p>0.420575609756098</text:p>
          </table:table-cell>
          <table:table-cell table:formula="of:=[.V11]/41" office:value-type="float" office:value="0" calcext:value-type="float">
            <text:p>0</text:p>
          </table:table-cell>
          <table:table-cell table:formula="of:=[.W11]/41" office:value-type="float" office:value="0" calcext:value-type="float">
            <text:p>0</text:p>
          </table:table-cell>
          <table:table-cell table:formula="of:=[.X1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6" calcext:value-type="float">
            <text:p>6</text:p>
          </table:table-cell>
          <table:table-cell table:formula="of:=[.B12]/41" office:value-type="float" office:value="0.233051219512195" calcext:value-type="float">
            <text:p>0.233051219512195</text:p>
          </table:table-cell>
          <table:table-cell table:formula="of:=[.C12]/41" office:value-type="float" office:value="2439.0243902439" calcext:value-type="float">
            <text:p>2439.0243902439</text:p>
          </table:table-cell>
          <table:table-cell table:formula="of:=[.D12]/41" office:value-type="float" office:value="0.185836585365854" calcext:value-type="float">
            <text:p>0.185836585365854</text:p>
          </table:table-cell>
          <table:table-cell table:formula="of:=[.E12]/41" office:value-type="float" office:value="2439.0243902439" calcext:value-type="float">
            <text:p>2439.0243902439</text:p>
          </table:table-cell>
          <table:table-cell table:formula="of:=[.F12]/41" office:value-type="float" office:value="2439.0243902439" calcext:value-type="float">
            <text:p>2439.0243902439</text:p>
          </table:table-cell>
          <table:table-cell table:formula="of:=[.G12]/41" office:value-type="float" office:value="2439.0243902439" calcext:value-type="float">
            <text:p>2439.0243902439</text:p>
          </table:table-cell>
          <table:table-cell table:formula="of:=[.H12]/41" office:value-type="float" office:value="2439.0243902439" calcext:value-type="float">
            <text:p>2439.0243902439</text:p>
          </table:table-cell>
          <table:table-cell table:formula="of:=[.I12]/41" office:value-type="float" office:value="2439.0243902439" calcext:value-type="float">
            <text:p>2439.0243902439</text:p>
          </table:table-cell>
          <table:table-cell table:formula="of:=[.J12]/41" office:value-type="float" office:value="2439.0243902439" calcext:value-type="float">
            <text:p>2439.0243902439</text:p>
          </table:table-cell>
          <table:table-cell table:formula="of:=[.K12]/41" office:value-type="float" office:value="2439.0243902439" calcext:value-type="float">
            <text:p>2439.0243902439</text:p>
          </table:table-cell>
          <table:table-cell table:formula="of:=[.L12]/41" office:value-type="float" office:value="0.227939024390244" calcext:value-type="float">
            <text:p>0.227939024390244</text:p>
          </table:table-cell>
          <table:table-cell table:formula="of:=[.M12]/41" office:value-type="float" office:value="0.30870243902439" calcext:value-type="float">
            <text:p>0.30870243902439</text:p>
          </table:table-cell>
          <table:table-cell table:formula="of:=[.N12]/41" office:value-type="float" office:value="0.475739024390244" calcext:value-type="float">
            <text:p>0.475739024390244</text:p>
          </table:table-cell>
          <table:table-cell table:formula="of:=[.O12]/41" office:value-type="float" office:value="0.376353658536585" calcext:value-type="float">
            <text:p>0.376353658536585</text:p>
          </table:table-cell>
          <table:table-cell table:formula="of:=[.P12]/41" office:value-type="float" office:value="0.105460975609756" calcext:value-type="float">
            <text:p>0.105460975609756</text:p>
          </table:table-cell>
          <table:table-cell table:formula="of:=[.Q12]/41" office:value-type="float" office:value="0.161651219512195" calcext:value-type="float">
            <text:p>0.161651219512195</text:p>
          </table:table-cell>
          <table:table-cell table:formula="of:=[.R12]/41" office:value-type="float" office:value="0.308531707317073" calcext:value-type="float">
            <text:p>0.308531707317073</text:p>
          </table:table-cell>
          <table:table-cell table:formula="of:=[.S12]/41" office:value-type="float" office:value="0.309287804878049" calcext:value-type="float">
            <text:p>0.309287804878049</text:p>
          </table:table-cell>
          <table:table-cell table:formula="of:=[.T12]/41" office:value-type="float" office:value="0.273031707317073" calcext:value-type="float">
            <text:p>0.273031707317073</text:p>
          </table:table-cell>
          <table:table-cell table:formula="of:=[.U12]/41" office:value-type="float" office:value="0.0737829268292683" calcext:value-type="float">
            <text:p>0.0737829268292683</text:p>
          </table:table-cell>
          <table:table-cell table:formula="of:=[.V12]/41" office:value-type="float" office:value="0" calcext:value-type="float">
            <text:p>0</text:p>
          </table:table-cell>
          <table:table-cell table:formula="of:=[.W12]/41" office:value-type="float" office:value="0" calcext:value-type="float">
            <text:p>0</text:p>
          </table:table-cell>
          <table:table-cell table:formula="of:=[.X1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7" calcext:value-type="float">
            <text:p>7</text:p>
          </table:table-cell>
          <table:table-cell table:formula="of:=[.B13]/41" office:value-type="float" office:value="2439.0243902439" calcext:value-type="float">
            <text:p>2439.0243902439</text:p>
          </table:table-cell>
          <table:table-cell table:formula="of:=[.C13]/41" office:value-type="float" office:value="2439.0243902439" calcext:value-type="float">
            <text:p>2439.0243902439</text:p>
          </table:table-cell>
          <table:table-cell table:formula="of:=[.D13]/41" office:value-type="float" office:value="2439.0243902439" calcext:value-type="float">
            <text:p>2439.0243902439</text:p>
          </table:table-cell>
          <table:table-cell table:formula="of:=[.E13]/41" office:value-type="float" office:value="2439.0243902439" calcext:value-type="float">
            <text:p>2439.0243902439</text:p>
          </table:table-cell>
          <table:table-cell table:formula="of:=[.F13]/41" office:value-type="float" office:value="2439.0243902439" calcext:value-type="float">
            <text:p>2439.0243902439</text:p>
          </table:table-cell>
          <table:table-cell table:formula="of:=[.G13]/41" office:value-type="float" office:value="2439.0243902439" calcext:value-type="float">
            <text:p>2439.0243902439</text:p>
          </table:table-cell>
          <table:table-cell table:formula="of:=[.H13]/41" office:value-type="float" office:value="2439.0243902439" calcext:value-type="float">
            <text:p>2439.0243902439</text:p>
          </table:table-cell>
          <table:table-cell table:formula="of:=[.I13]/41" office:value-type="float" office:value="2439.0243902439" calcext:value-type="float">
            <text:p>2439.0243902439</text:p>
          </table:table-cell>
          <table:table-cell table:formula="of:=[.J13]/41" office:value-type="float" office:value="2439.0243902439" calcext:value-type="float">
            <text:p>2439.0243902439</text:p>
          </table:table-cell>
          <table:table-cell table:formula="of:=[.K13]/41" office:value-type="float" office:value="2439.0243902439" calcext:value-type="float">
            <text:p>2439.0243902439</text:p>
          </table:table-cell>
          <table:table-cell table:formula="of:=[.L13]/41" office:value-type="float" office:value="0.336919512195122" calcext:value-type="float">
            <text:p>0.336919512195122</text:p>
          </table:table-cell>
          <table:table-cell table:formula="of:=[.M13]/41" office:value-type="float" office:value="0.234465853658537" calcext:value-type="float">
            <text:p>0.234465853658537</text:p>
          </table:table-cell>
          <table:table-cell table:formula="of:=[.N13]/41" office:value-type="float" office:value="0.4596" calcext:value-type="float">
            <text:p>0.4596</text:p>
          </table:table-cell>
          <table:table-cell table:formula="of:=[.O13]/41" office:value-type="float" office:value="0.549365853658537" calcext:value-type="float">
            <text:p>0.549365853658537</text:p>
          </table:table-cell>
          <table:table-cell table:formula="of:=[.P13]/41" office:value-type="float" office:value="0.075790243902439" calcext:value-type="float">
            <text:p>0.075790243902439</text:p>
          </table:table-cell>
          <table:table-cell table:formula="of:=[.Q13]/41" office:value-type="float" office:value="0.249036585365854" calcext:value-type="float">
            <text:p>0.249036585365854</text:p>
          </table:table-cell>
          <table:table-cell table:formula="of:=[.R13]/41" office:value-type="float" office:value="0.168975609756098" calcext:value-type="float">
            <text:p>0.168975609756098</text:p>
          </table:table-cell>
          <table:table-cell table:formula="of:=[.S13]/41" office:value-type="float" office:value="0.336341463414634" calcext:value-type="float">
            <text:p>0.336341463414634</text:p>
          </table:table-cell>
          <table:table-cell table:formula="of:=[.T13]/41" office:value-type="float" office:value="0.445812195121951" calcext:value-type="float">
            <text:p>0.445812195121951</text:p>
          </table:table-cell>
          <table:table-cell table:formula="of:=[.U13]/41" office:value-type="float" office:value="0.107004878048781" calcext:value-type="float">
            <text:p>0.107004878048781</text:p>
          </table:table-cell>
          <table:table-cell table:formula="of:=[.V13]/41" office:value-type="float" office:value="0" calcext:value-type="float">
            <text:p>0</text:p>
          </table:table-cell>
          <table:table-cell table:formula="of:=[.W13]/41" office:value-type="float" office:value="0" calcext:value-type="float">
            <text:p>0</text:p>
          </table:table-cell>
          <table:table-cell table:formula="of:=[.X1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8" calcext:value-type="float">
            <text:p>8</text:p>
          </table:table-cell>
          <table:table-cell table:formula="of:=[.B14]/41" office:value-type="float" office:value="0.427763414634146" calcext:value-type="float">
            <text:p>0.427763414634146</text:p>
          </table:table-cell>
          <table:table-cell table:formula="of:=[.C14]/41" office:value-type="float" office:value="0.369609756097561" calcext:value-type="float">
            <text:p>0.369609756097561</text:p>
          </table:table-cell>
          <table:table-cell table:formula="of:=[.D14]/41" office:value-type="float" office:value="0.108180487804878" calcext:value-type="float">
            <text:p>0.108180487804878</text:p>
          </table:table-cell>
          <table:table-cell table:formula="of:=[.E14]/41" office:value-type="float" office:value="2439.0243902439" calcext:value-type="float">
            <text:p>2439.0243902439</text:p>
          </table:table-cell>
          <table:table-cell table:formula="of:=[.F14]/41" office:value-type="float" office:value="2439.0243902439" calcext:value-type="float">
            <text:p>2439.0243902439</text:p>
          </table:table-cell>
          <table:table-cell table:formula="of:=[.G14]/41" office:value-type="float" office:value="2439.0243902439" calcext:value-type="float">
            <text:p>2439.0243902439</text:p>
          </table:table-cell>
          <table:table-cell table:formula="of:=[.H14]/41" office:value-type="float" office:value="2439.0243902439" calcext:value-type="float">
            <text:p>2439.0243902439</text:p>
          </table:table-cell>
          <table:table-cell table:formula="of:=[.I14]/41" office:value-type="float" office:value="2439.0243902439" calcext:value-type="float">
            <text:p>2439.0243902439</text:p>
          </table:table-cell>
          <table:table-cell table:formula="of:=[.J14]/41" office:value-type="float" office:value="2439.0243902439" calcext:value-type="float">
            <text:p>2439.0243902439</text:p>
          </table:table-cell>
          <table:table-cell table:formula="of:=[.K14]/41" office:value-type="float" office:value="2439.0243902439" calcext:value-type="float">
            <text:p>2439.0243902439</text:p>
          </table:table-cell>
          <table:table-cell table:formula="of:=[.L14]/41" office:value-type="float" office:value="0.488419512195122" calcext:value-type="float">
            <text:p>0.488419512195122</text:p>
          </table:table-cell>
          <table:table-cell table:formula="of:=[.M14]/41" office:value-type="float" office:value="0.0461414634146342" calcext:value-type="float">
            <text:p>0.0461414634146342</text:p>
          </table:table-cell>
          <table:table-cell table:formula="of:=[.N14]/41" office:value-type="float" office:value="0.277843902439024" calcext:value-type="float">
            <text:p>0.277843902439024</text:p>
          </table:table-cell>
          <table:table-cell table:formula="of:=[.O14]/41" office:value-type="float" office:value="0.561763414634146" calcext:value-type="float">
            <text:p>0.561763414634146</text:p>
          </table:table-cell>
          <table:table-cell table:formula="of:=[.P14]/41" office:value-type="float" office:value="0.223036585365854" calcext:value-type="float">
            <text:p>0.223036585365854</text:p>
          </table:table-cell>
          <table:table-cell table:formula="of:=[.Q14]/41" office:value-type="float" office:value="0.406431707317073" calcext:value-type="float">
            <text:p>0.406431707317073</text:p>
          </table:table-cell>
          <table:table-cell table:formula="of:=[.R14]/41" office:value-type="float" office:value="0.0922487804878049" calcext:value-type="float">
            <text:p>0.0922487804878049</text:p>
          </table:table-cell>
          <table:table-cell table:formula="of:=[.S14]/41" office:value-type="float" office:value="0.197465853658537" calcext:value-type="float">
            <text:p>0.197465853658537</text:p>
          </table:table-cell>
          <table:table-cell table:formula="of:=[.T14]/41" office:value-type="float" office:value="0.466785365853659" calcext:value-type="float">
            <text:p>0.466785365853659</text:p>
          </table:table-cell>
          <table:table-cell table:formula="of:=[.U14]/41" office:value-type="float" office:value="0.21410243902439" calcext:value-type="float">
            <text:p>0.21410243902439</text:p>
          </table:table-cell>
          <table:table-cell table:formula="of:=[.V14]/41" office:value-type="float" office:value="0" calcext:value-type="float">
            <text:p>0</text:p>
          </table:table-cell>
          <table:table-cell table:formula="of:=[.W14]/41" office:value-type="float" office:value="0" calcext:value-type="float">
            <text:p>0</text:p>
          </table:table-cell>
          <table:table-cell table:formula="of:=[.X1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5" office:value-type="float" office:value="9" calcext:value-type="float">
            <text:p>9</text:p>
          </table:table-cell>
          <table:table-cell table:formula="of:=[.B15]/41" office:value-type="float" office:value="0.416790243902439" calcext:value-type="float">
            <text:p>0.416790243902439</text:p>
          </table:table-cell>
          <table:table-cell table:formula="of:=[.C15]/41" office:value-type="float" office:value="0.452373170731707" calcext:value-type="float">
            <text:p>0.452373170731707</text:p>
          </table:table-cell>
          <table:table-cell table:formula="of:=[.D15]/41" office:value-type="float" office:value="0.249012195121951" calcext:value-type="float">
            <text:p>0.249012195121951</text:p>
          </table:table-cell>
          <table:table-cell table:formula="of:=[.E15]/41" office:value-type="float" office:value="0.118987804878049" calcext:value-type="float">
            <text:p>0.118987804878049</text:p>
          </table:table-cell>
          <table:table-cell table:formula="of:=[.F15]/41" office:value-type="float" office:value="2439.0243902439" calcext:value-type="float">
            <text:p>2439.0243902439</text:p>
          </table:table-cell>
          <table:table-cell table:formula="of:=[.G15]/41" office:value-type="float" office:value="2439.0243902439" calcext:value-type="float">
            <text:p>2439.0243902439</text:p>
          </table:table-cell>
          <table:table-cell table:formula="of:=[.H15]/41" office:value-type="float" office:value="2439.0243902439" calcext:value-type="float">
            <text:p>2439.0243902439</text:p>
          </table:table-cell>
          <table:table-cell table:formula="of:=[.I15]/41" office:value-type="float" office:value="2439.0243902439" calcext:value-type="float">
            <text:p>2439.0243902439</text:p>
          </table:table-cell>
          <table:table-cell table:formula="of:=[.J15]/41" office:value-type="float" office:value="2439.0243902439" calcext:value-type="float">
            <text:p>2439.0243902439</text:p>
          </table:table-cell>
          <table:table-cell table:formula="of:=[.K15]/41" office:value-type="float" office:value="2439.0243902439" calcext:value-type="float">
            <text:p>2439.0243902439</text:p>
          </table:table-cell>
          <table:table-cell table:formula="of:=[.L15]/41" office:value-type="float" office:value="0.577943902439024" calcext:value-type="float">
            <text:p>0.577943902439024</text:p>
          </table:table-cell>
          <table:table-cell table:formula="of:=[.M15]/41" office:value-type="float" office:value="0.125958536585366" calcext:value-type="float">
            <text:p>0.125958536585366</text:p>
          </table:table-cell>
          <table:table-cell table:formula="of:=[.N15]/41" office:value-type="float" office:value="0.12889756097561" calcext:value-type="float">
            <text:p>0.12889756097561</text:p>
          </table:table-cell>
          <table:table-cell table:formula="of:=[.O15]/41" office:value-type="float" office:value="0.525504878048781" calcext:value-type="float">
            <text:p>0.525504878048781</text:p>
          </table:table-cell>
          <table:table-cell table:formula="of:=[.P15]/41" office:value-type="float" office:value="0.344339024390244" calcext:value-type="float">
            <text:p>0.344339024390244</text:p>
          </table:table-cell>
          <table:table-cell table:formula="of:=[.Q15]/41" office:value-type="float" office:value="0.507331707317073" calcext:value-type="float">
            <text:p>0.507331707317073</text:p>
          </table:table-cell>
          <table:table-cell table:formula="of:=[.R15]/41" office:value-type="float" office:value="0.246158536585366" calcext:value-type="float">
            <text:p>0.246158536585366</text:p>
          </table:table-cell>
          <table:table-cell table:formula="of:=[.S15]/41" office:value-type="float" office:value="0.0826829268292683" calcext:value-type="float">
            <text:p>0.0826829268292683</text:p>
          </table:table-cell>
          <table:table-cell table:formula="of:=[.T15]/41" office:value-type="float" office:value="0.448412195121951" calcext:value-type="float">
            <text:p>0.448412195121951</text:p>
          </table:table-cell>
          <table:table-cell table:formula="of:=[.U15]/41" office:value-type="float" office:value="0.318641463414634" calcext:value-type="float">
            <text:p>0.318641463414634</text:p>
          </table:table-cell>
          <table:table-cell table:formula="of:=[.V15]/41" office:value-type="float" office:value="0" calcext:value-type="float">
            <text:p>0</text:p>
          </table:table-cell>
          <table:table-cell table:formula="of:=[.W15]/41" office:value-type="float" office:value="0" calcext:value-type="float">
            <text:p>0</text:p>
          </table:table-cell>
          <table:table-cell table:formula="of:=[.X1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formula="of:=[.B16]/41" office:value-type="float" office:value="0.325429268292683" calcext:value-type="float">
            <text:p>0.325429268292683</text:p>
          </table:table-cell>
          <table:table-cell table:formula="of:=[.C16]/41" office:value-type="float" office:value="0.125660975609756" calcext:value-type="float">
            <text:p>0.125660975609756</text:p>
          </table:table-cell>
          <table:table-cell table:formula="of:=[.D16]/41" office:value-type="float" office:value="0.386887804878049" calcext:value-type="float">
            <text:p>0.386887804878049</text:p>
          </table:table-cell>
          <table:table-cell table:formula="of:=[.E16]/41" office:value-type="float" office:value="0.466809756097561" calcext:value-type="float">
            <text:p>0.466809756097561</text:p>
          </table:table-cell>
          <table:table-cell table:formula="of:=[.F16]/41" office:value-type="float" office:value="0.434312195121951" calcext:value-type="float">
            <text:p>0.434312195121951</text:p>
          </table:table-cell>
          <table:table-cell table:formula="of:=[.G16]/41" office:value-type="float" office:value="2439.0243902439" calcext:value-type="float">
            <text:p>2439.0243902439</text:p>
          </table:table-cell>
          <table:table-cell table:formula="of:=[.H16]/41" office:value-type="float" office:value="2439.0243902439" calcext:value-type="float">
            <text:p>2439.0243902439</text:p>
          </table:table-cell>
          <table:table-cell table:formula="of:=[.I16]/41" office:value-type="float" office:value="2439.0243902439" calcext:value-type="float">
            <text:p>2439.0243902439</text:p>
          </table:table-cell>
          <table:table-cell table:formula="of:=[.J16]/41" office:value-type="float" office:value="2439.0243902439" calcext:value-type="float">
            <text:p>2439.0243902439</text:p>
          </table:table-cell>
          <table:table-cell table:formula="of:=[.K16]/41" office:value-type="float" office:value="2439.0243902439" calcext:value-type="float">
            <text:p>2439.0243902439</text:p>
          </table:table-cell>
          <table:table-cell table:formula="of:=[.L16]/41" office:value-type="float" office:value="2439.0243902439" calcext:value-type="float">
            <text:p>2439.0243902439</text:p>
          </table:table-cell>
          <table:table-cell table:formula="of:=[.M16]/41" office:value-type="float" office:value="2439.0243902439" calcext:value-type="float">
            <text:p>2439.0243902439</text:p>
          </table:table-cell>
          <table:table-cell table:formula="of:=[.N16]/41" office:value-type="float" office:value="2439.0243902439" calcext:value-type="float">
            <text:p>2439.0243902439</text:p>
          </table:table-cell>
          <table:table-cell table:formula="of:=[.O16]/41" office:value-type="float" office:value="2439.0243902439" calcext:value-type="float">
            <text:p>2439.0243902439</text:p>
          </table:table-cell>
          <table:table-cell table:formula="of:=[.P16]/41" office:value-type="float" office:value="2439.0243902439" calcext:value-type="float">
            <text:p>2439.0243902439</text:p>
          </table:table-cell>
          <table:table-cell table:formula="of:=[.Q16]/41" office:value-type="float" office:value="2439.0243902439" calcext:value-type="float">
            <text:p>2439.0243902439</text:p>
          </table:table-cell>
          <table:table-cell table:formula="of:=[.R16]/41" office:value-type="float" office:value="2439.0243902439" calcext:value-type="float">
            <text:p>2439.0243902439</text:p>
          </table:table-cell>
          <table:table-cell table:formula="of:=[.S16]/41" office:value-type="float" office:value="2439.0243902439" calcext:value-type="float">
            <text:p>2439.0243902439</text:p>
          </table:table-cell>
          <table:table-cell table:formula="of:=[.T16]/41" office:value-type="float" office:value="2439.0243902439" calcext:value-type="float">
            <text:p>2439.0243902439</text:p>
          </table:table-cell>
          <table:table-cell table:formula="of:=[.U16]/41" office:value-type="float" office:value="2439.0243902439" calcext:value-type="float">
            <text:p>2439.0243902439</text:p>
          </table:table-cell>
          <table:table-cell table:formula="of:=[.V16]/41" office:value-type="float" office:value="2439.0243902439" calcext:value-type="float">
            <text:p>2439.0243902439</text:p>
          </table:table-cell>
          <table:table-cell table:formula="of:=[.W16]/41" office:value-type="float" office:value="2439.0243902439" calcext:value-type="float">
            <text:p>2439.0243902439</text:p>
          </table:table-cell>
          <table:table-cell table:formula="of:=[.X16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102" office:value-type="float" office:value="11" calcext:value-type="float">
            <text:p>11</text:p>
          </table:table-cell>
          <table:table-cell table:formula="of:=[.B17]/41" office:value-type="float" office:value="0.445251219512195" calcext:value-type="float">
            <text:p>0.445251219512195</text:p>
          </table:table-cell>
          <table:table-cell table:formula="of:=[.C17]/41" office:value-type="float" office:value="0.408207317073171" calcext:value-type="float">
            <text:p>0.408207317073171</text:p>
          </table:table-cell>
          <table:table-cell table:formula="of:=[.D17]/41" office:value-type="float" office:value="0.153643902439024" calcext:value-type="float">
            <text:p>0.153643902439024</text:p>
          </table:table-cell>
          <table:table-cell table:formula="of:=[.E17]/41" office:value-type="float" office:value="0.0890975609756097" calcext:value-type="float">
            <text:p>0.0890975609756097</text:p>
          </table:table-cell>
          <table:table-cell table:formula="of:=[.F17]/41" office:value-type="float" office:value="0.147560975609756" calcext:value-type="float">
            <text:p>0.147560975609756</text:p>
          </table:table-cell>
          <table:table-cell table:formula="of:=[.G17]/41" office:value-type="float" office:value="2439.0243902439" calcext:value-type="float">
            <text:p>2439.0243902439</text:p>
          </table:table-cell>
          <table:table-cell table:formula="of:=[.H17]/41" office:value-type="float" office:value="2439.0243902439" calcext:value-type="float">
            <text:p>2439.0243902439</text:p>
          </table:table-cell>
          <table:table-cell table:formula="of:=[.I17]/41" office:value-type="float" office:value="2439.0243902439" calcext:value-type="float">
            <text:p>2439.0243902439</text:p>
          </table:table-cell>
          <table:table-cell table:formula="of:=[.J17]/41" office:value-type="float" office:value="2439.0243902439" calcext:value-type="float">
            <text:p>2439.0243902439</text:p>
          </table:table-cell>
          <table:table-cell table:formula="of:=[.K17]/41" office:value-type="float" office:value="2439.0243902439" calcext:value-type="float">
            <text:p>2439.0243902439</text:p>
          </table:table-cell>
          <table:table-cell table:formula="of:=[.L17]/41" office:value-type="float" office:value="2439.0243902439" calcext:value-type="float">
            <text:p>2439.0243902439</text:p>
          </table:table-cell>
          <table:table-cell table:formula="of:=[.M17]/41" office:value-type="float" office:value="2439.0243902439" calcext:value-type="float">
            <text:p>2439.0243902439</text:p>
          </table:table-cell>
          <table:table-cell table:formula="of:=[.N17]/41" office:value-type="float" office:value="2439.0243902439" calcext:value-type="float">
            <text:p>2439.0243902439</text:p>
          </table:table-cell>
          <table:table-cell table:formula="of:=[.O17]/41" office:value-type="float" office:value="2439.0243902439" calcext:value-type="float">
            <text:p>2439.0243902439</text:p>
          </table:table-cell>
          <table:table-cell table:formula="of:=[.P17]/41" office:value-type="float" office:value="2439.0243902439" calcext:value-type="float">
            <text:p>2439.0243902439</text:p>
          </table:table-cell>
          <table:table-cell table:formula="of:=[.Q17]/41" office:value-type="float" office:value="2439.0243902439" calcext:value-type="float">
            <text:p>2439.0243902439</text:p>
          </table:table-cell>
          <table:table-cell table:formula="of:=[.R17]/41" office:value-type="float" office:value="2439.0243902439" calcext:value-type="float">
            <text:p>2439.0243902439</text:p>
          </table:table-cell>
          <table:table-cell table:formula="of:=[.S17]/41" office:value-type="float" office:value="2439.0243902439" calcext:value-type="float">
            <text:p>2439.0243902439</text:p>
          </table:table-cell>
          <table:table-cell table:formula="of:=[.T17]/41" office:value-type="float" office:value="2439.0243902439" calcext:value-type="float">
            <text:p>2439.0243902439</text:p>
          </table:table-cell>
          <table:table-cell table:formula="of:=[.U17]/41" office:value-type="float" office:value="2439.0243902439" calcext:value-type="float">
            <text:p>2439.0243902439</text:p>
          </table:table-cell>
          <table:table-cell table:formula="of:=[.V17]/41" office:value-type="float" office:value="2439.0243902439" calcext:value-type="float">
            <text:p>2439.0243902439</text:p>
          </table:table-cell>
          <table:table-cell table:formula="of:=[.W17]/41" office:value-type="float" office:value="2439.0243902439" calcext:value-type="float">
            <text:p>2439.0243902439</text:p>
          </table:table-cell>
          <table:table-cell table:formula="of:=[.X17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102" office:value-type="float" office:value="12" calcext:value-type="float">
            <text:p>12</text:p>
          </table:table-cell>
          <table:table-cell table:formula="of:=[.B18]/41" office:value-type="float" office:value="0.510792682926829" calcext:value-type="float">
            <text:p>0.510792682926829</text:p>
          </table:table-cell>
          <table:table-cell table:formula="of:=[.C18]/41" office:value-type="float" office:value="0.577378048780488" calcext:value-type="float">
            <text:p>0.577378048780488</text:p>
          </table:table-cell>
          <table:table-cell table:formula="of:=[.D18]/41" office:value-type="float" office:value="0.374736585365854" calcext:value-type="float">
            <text:p>0.374736585365854</text:p>
          </table:table-cell>
          <table:table-cell table:formula="of:=[.E18]/41" office:value-type="float" office:value="0.247787804878049" calcext:value-type="float">
            <text:p>0.247787804878049</text:p>
          </table:table-cell>
          <table:table-cell table:formula="of:=[.F18]/41" office:value-type="float" office:value="0.268995121951219" calcext:value-type="float">
            <text:p>0.268995121951219</text:p>
          </table:table-cell>
          <table:table-cell table:formula="of:=[.G18]/41" office:value-type="float" office:value="2439.0243902439" calcext:value-type="float">
            <text:p>2439.0243902439</text:p>
          </table:table-cell>
          <table:table-cell table:formula="of:=[.H18]/41" office:value-type="float" office:value="2439.0243902439" calcext:value-type="float">
            <text:p>2439.0243902439</text:p>
          </table:table-cell>
          <table:table-cell table:formula="of:=[.I18]/41" office:value-type="float" office:value="2439.0243902439" calcext:value-type="float">
            <text:p>2439.0243902439</text:p>
          </table:table-cell>
          <table:table-cell table:formula="of:=[.J18]/41" office:value-type="float" office:value="2439.0243902439" calcext:value-type="float">
            <text:p>2439.0243902439</text:p>
          </table:table-cell>
          <table:table-cell table:formula="of:=[.K18]/41" office:value-type="float" office:value="2439.0243902439" calcext:value-type="float">
            <text:p>2439.0243902439</text:p>
          </table:table-cell>
          <table:table-cell table:formula="of:=[.L18]/41" office:value-type="float" office:value="2439.0243902439" calcext:value-type="float">
            <text:p>2439.0243902439</text:p>
          </table:table-cell>
          <table:table-cell table:formula="of:=[.M18]/41" office:value-type="float" office:value="2439.0243902439" calcext:value-type="float">
            <text:p>2439.0243902439</text:p>
          </table:table-cell>
          <table:table-cell table:formula="of:=[.N18]/41" office:value-type="float" office:value="2439.0243902439" calcext:value-type="float">
            <text:p>2439.0243902439</text:p>
          </table:table-cell>
          <table:table-cell table:formula="of:=[.O18]/41" office:value-type="float" office:value="2439.0243902439" calcext:value-type="float">
            <text:p>2439.0243902439</text:p>
          </table:table-cell>
          <table:table-cell table:formula="of:=[.P18]/41" office:value-type="float" office:value="2439.0243902439" calcext:value-type="float">
            <text:p>2439.0243902439</text:p>
          </table:table-cell>
          <table:table-cell table:formula="of:=[.Q18]/41" office:value-type="float" office:value="2439.0243902439" calcext:value-type="float">
            <text:p>2439.0243902439</text:p>
          </table:table-cell>
          <table:table-cell table:formula="of:=[.R18]/41" office:value-type="float" office:value="2439.0243902439" calcext:value-type="float">
            <text:p>2439.0243902439</text:p>
          </table:table-cell>
          <table:table-cell table:formula="of:=[.S18]/41" office:value-type="float" office:value="2439.0243902439" calcext:value-type="float">
            <text:p>2439.0243902439</text:p>
          </table:table-cell>
          <table:table-cell table:formula="of:=[.T18]/41" office:value-type="float" office:value="2439.0243902439" calcext:value-type="float">
            <text:p>2439.0243902439</text:p>
          </table:table-cell>
          <table:table-cell table:formula="of:=[.U18]/41" office:value-type="float" office:value="2439.0243902439" calcext:value-type="float">
            <text:p>2439.0243902439</text:p>
          </table:table-cell>
          <table:table-cell table:formula="of:=[.V18]/41" office:value-type="float" office:value="2439.0243902439" calcext:value-type="float">
            <text:p>2439.0243902439</text:p>
          </table:table-cell>
          <table:table-cell table:formula="of:=[.W18]/41" office:value-type="float" office:value="2439.0243902439" calcext:value-type="float">
            <text:p>2439.0243902439</text:p>
          </table:table-cell>
          <table:table-cell table:formula="of:=[.X18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formula="of:=[.B19]/41" office:value-type="float" office:value="0.144573170731707" calcext:value-type="float">
            <text:p>0.144573170731707</text:p>
          </table:table-cell>
          <table:table-cell table:formula="of:=[.C19]/41" office:value-type="float" office:value="0.377453658536585" calcext:value-type="float">
            <text:p>0.377453658536585</text:p>
          </table:table-cell>
          <table:table-cell table:formula="of:=[.D19]/41" office:value-type="float" office:value="0.525580487804878" calcext:value-type="float">
            <text:p>0.525580487804878</text:p>
          </table:table-cell>
          <table:table-cell table:formula="of:=[.E19]/41" office:value-type="float" office:value="0.485036585365854" calcext:value-type="float">
            <text:p>0.485036585365854</text:p>
          </table:table-cell>
          <table:table-cell table:formula="of:=[.F19]/41" office:value-type="float" office:value="0.42649756097561" calcext:value-type="float">
            <text:p>0.42649756097561</text:p>
          </table:table-cell>
          <table:table-cell table:formula="of:=[.G19]/41" office:value-type="float" office:value="2439.0243902439" calcext:value-type="float">
            <text:p>2439.0243902439</text:p>
          </table:table-cell>
          <table:table-cell table:formula="of:=[.H19]/41" office:value-type="float" office:value="2439.0243902439" calcext:value-type="float">
            <text:p>2439.0243902439</text:p>
          </table:table-cell>
          <table:table-cell table:formula="of:=[.I19]/41" office:value-type="float" office:value="2439.0243902439" calcext:value-type="float">
            <text:p>2439.0243902439</text:p>
          </table:table-cell>
          <table:table-cell table:formula="of:=[.J19]/41" office:value-type="float" office:value="2439.0243902439" calcext:value-type="float">
            <text:p>2439.0243902439</text:p>
          </table:table-cell>
          <table:table-cell table:formula="of:=[.K19]/41" office:value-type="float" office:value="2439.0243902439" calcext:value-type="float">
            <text:p>2439.0243902439</text:p>
          </table:table-cell>
          <table:table-cell table:formula="of:=[.L19]/41" office:value-type="float" office:value="2439.0243902439" calcext:value-type="float">
            <text:p>2439.0243902439</text:p>
          </table:table-cell>
          <table:table-cell table:formula="of:=[.M19]/41" office:value-type="float" office:value="2439.0243902439" calcext:value-type="float">
            <text:p>2439.0243902439</text:p>
          </table:table-cell>
          <table:table-cell table:formula="of:=[.N19]/41" office:value-type="float" office:value="2439.0243902439" calcext:value-type="float">
            <text:p>2439.0243902439</text:p>
          </table:table-cell>
          <table:table-cell table:formula="of:=[.O19]/41" office:value-type="float" office:value="2439.0243902439" calcext:value-type="float">
            <text:p>2439.0243902439</text:p>
          </table:table-cell>
          <table:table-cell table:formula="of:=[.P19]/41" office:value-type="float" office:value="2439.0243902439" calcext:value-type="float">
            <text:p>2439.0243902439</text:p>
          </table:table-cell>
          <table:table-cell table:formula="of:=[.Q19]/41" office:value-type="float" office:value="2439.0243902439" calcext:value-type="float">
            <text:p>2439.0243902439</text:p>
          </table:table-cell>
          <table:table-cell table:formula="of:=[.R19]/41" office:value-type="float" office:value="2439.0243902439" calcext:value-type="float">
            <text:p>2439.0243902439</text:p>
          </table:table-cell>
          <table:table-cell table:formula="of:=[.S19]/41" office:value-type="float" office:value="2439.0243902439" calcext:value-type="float">
            <text:p>2439.0243902439</text:p>
          </table:table-cell>
          <table:table-cell table:formula="of:=[.T19]/41" office:value-type="float" office:value="2439.0243902439" calcext:value-type="float">
            <text:p>2439.0243902439</text:p>
          </table:table-cell>
          <table:table-cell table:formula="of:=[.U19]/41" office:value-type="float" office:value="2439.0243902439" calcext:value-type="float">
            <text:p>2439.0243902439</text:p>
          </table:table-cell>
          <table:table-cell table:formula="of:=[.V19]/41" office:value-type="float" office:value="2439.0243902439" calcext:value-type="float">
            <text:p>2439.0243902439</text:p>
          </table:table-cell>
          <table:table-cell table:formula="of:=[.W19]/41" office:value-type="float" office:value="2439.0243902439" calcext:value-type="float">
            <text:p>2439.0243902439</text:p>
          </table:table-cell>
          <table:table-cell table:formula="of:=[.X19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102" office:value-type="float" office:value="14" calcext:value-type="float">
            <text:p>14</text:p>
          </table:table-cell>
          <table:table-cell table:formula="of:=[.B20]/41" office:value-type="float" office:value="0.336680487804878" calcext:value-type="float">
            <text:p>0.336680487804878</text:p>
          </table:table-cell>
          <table:table-cell table:formula="of:=[.C20]/41" office:value-type="float" office:value="0.166592682926829" calcext:value-type="float">
            <text:p>0.166592682926829</text:p>
          </table:table-cell>
          <table:table-cell table:formula="of:=[.D20]/41" office:value-type="float" office:value="0.116658536585366" calcext:value-type="float">
            <text:p>0.116658536585366</text:p>
          </table:table-cell>
          <table:table-cell table:formula="of:=[.E20]/41" office:value-type="float" office:value="0.225365853658537" calcext:value-type="float">
            <text:p>0.225365853658537</text:p>
          </table:table-cell>
          <table:table-cell table:formula="of:=[.F20]/41" office:value-type="float" office:value="0.218182926829268" calcext:value-type="float">
            <text:p>0.218182926829268</text:p>
          </table:table-cell>
          <table:table-cell table:formula="of:=[.G20]/41" office:value-type="float" office:value="2439.0243902439" calcext:value-type="float">
            <text:p>2439.0243902439</text:p>
          </table:table-cell>
          <table:table-cell table:formula="of:=[.H20]/41" office:value-type="float" office:value="2439.0243902439" calcext:value-type="float">
            <text:p>2439.0243902439</text:p>
          </table:table-cell>
          <table:table-cell table:formula="of:=[.I20]/41" office:value-type="float" office:value="2439.0243902439" calcext:value-type="float">
            <text:p>2439.0243902439</text:p>
          </table:table-cell>
          <table:table-cell table:formula="of:=[.J20]/41" office:value-type="float" office:value="2439.0243902439" calcext:value-type="float">
            <text:p>2439.0243902439</text:p>
          </table:table-cell>
          <table:table-cell table:formula="of:=[.K20]/41" office:value-type="float" office:value="2439.0243902439" calcext:value-type="float">
            <text:p>2439.0243902439</text:p>
          </table:table-cell>
          <table:table-cell table:formula="of:=[.L20]/41" office:value-type="float" office:value="2439.0243902439" calcext:value-type="float">
            <text:p>2439.0243902439</text:p>
          </table:table-cell>
          <table:table-cell table:formula="of:=[.M20]/41" office:value-type="float" office:value="2439.0243902439" calcext:value-type="float">
            <text:p>2439.0243902439</text:p>
          </table:table-cell>
          <table:table-cell table:formula="of:=[.N20]/41" office:value-type="float" office:value="2439.0243902439" calcext:value-type="float">
            <text:p>2439.0243902439</text:p>
          </table:table-cell>
          <table:table-cell table:formula="of:=[.O20]/41" office:value-type="float" office:value="2439.0243902439" calcext:value-type="float">
            <text:p>2439.0243902439</text:p>
          </table:table-cell>
          <table:table-cell table:formula="of:=[.P20]/41" office:value-type="float" office:value="2439.0243902439" calcext:value-type="float">
            <text:p>2439.0243902439</text:p>
          </table:table-cell>
          <table:table-cell table:formula="of:=[.Q20]/41" office:value-type="float" office:value="2439.0243902439" calcext:value-type="float">
            <text:p>2439.0243902439</text:p>
          </table:table-cell>
          <table:table-cell table:formula="of:=[.R20]/41" office:value-type="float" office:value="2439.0243902439" calcext:value-type="float">
            <text:p>2439.0243902439</text:p>
          </table:table-cell>
          <table:table-cell table:formula="of:=[.S20]/41" office:value-type="float" office:value="2439.0243902439" calcext:value-type="float">
            <text:p>2439.0243902439</text:p>
          </table:table-cell>
          <table:table-cell table:formula="of:=[.T20]/41" office:value-type="float" office:value="2439.0243902439" calcext:value-type="float">
            <text:p>2439.0243902439</text:p>
          </table:table-cell>
          <table:table-cell table:formula="of:=[.U20]/41" office:value-type="float" office:value="2439.0243902439" calcext:value-type="float">
            <text:p>2439.0243902439</text:p>
          </table:table-cell>
          <table:table-cell table:formula="of:=[.V20]/41" office:value-type="float" office:value="2439.0243902439" calcext:value-type="float">
            <text:p>2439.0243902439</text:p>
          </table:table-cell>
          <table:table-cell table:formula="of:=[.W20]/41" office:value-type="float" office:value="2439.0243902439" calcext:value-type="float">
            <text:p>2439.0243902439</text:p>
          </table:table-cell>
          <table:table-cell table:formula="of:=[.X20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table:style-name="ce96" office:value-type="float" office:value="15" calcext:value-type="float">
            <text:p>15</text:p>
          </table:table-cell>
          <table:table-cell table:formula="of:=[.B21]/41" office:value-type="float" office:value="0.320514634146341" calcext:value-type="float">
            <text:p>0.320514634146341</text:p>
          </table:table-cell>
          <table:table-cell table:formula="of:=[.C21]/41" office:value-type="float" office:value="0.0750463414634146" calcext:value-type="float">
            <text:p>0.0750463414634146</text:p>
          </table:table-cell>
          <table:table-cell table:formula="of:=[.D21]/41" office:value-type="float" office:value="0.302426829268293" calcext:value-type="float">
            <text:p>0.302426829268293</text:p>
          </table:table-cell>
          <table:table-cell table:formula="of:=[.E21]/41" office:value-type="float" office:value="0.392387804878049" calcext:value-type="float">
            <text:p>0.392387804878049</text:p>
          </table:table-cell>
          <table:table-cell table:formula="of:=[.F21]/41" office:value-type="float" office:value="0.366221951219512" calcext:value-type="float">
            <text:p>0.366221951219512</text:p>
          </table:table-cell>
          <table:table-cell table:formula="of:=[.G21]/41" office:value-type="float" office:value="2439.0243902439" calcext:value-type="float">
            <text:p>2439.0243902439</text:p>
          </table:table-cell>
          <table:table-cell table:formula="of:=[.H21]/41" office:value-type="float" office:value="2439.0243902439" calcext:value-type="float">
            <text:p>2439.0243902439</text:p>
          </table:table-cell>
          <table:table-cell table:formula="of:=[.I21]/41" office:value-type="float" office:value="2439.0243902439" calcext:value-type="float">
            <text:p>2439.0243902439</text:p>
          </table:table-cell>
          <table:table-cell table:formula="of:=[.J21]/41" office:value-type="float" office:value="2439.0243902439" calcext:value-type="float">
            <text:p>2439.0243902439</text:p>
          </table:table-cell>
          <table:table-cell table:formula="of:=[.K21]/41" office:value-type="float" office:value="2439.0243902439" calcext:value-type="float">
            <text:p>2439.0243902439</text:p>
          </table:table-cell>
          <table:table-cell table:formula="of:=[.L21]/41" office:value-type="float" office:value="2439.0243902439" calcext:value-type="float">
            <text:p>2439.0243902439</text:p>
          </table:table-cell>
          <table:table-cell table:formula="of:=[.M21]/41" office:value-type="float" office:value="0.448531707317073" calcext:value-type="float">
            <text:p>0.448531707317073</text:p>
          </table:table-cell>
          <table:table-cell table:formula="of:=[.N21]/41" office:value-type="float" office:value="0.634707317073171" calcext:value-type="float">
            <text:p>0.634707317073171</text:p>
          </table:table-cell>
          <table:table-cell table:formula="of:=[.O21]/41" office:value-type="float" office:value="0.442917073170732" calcext:value-type="float">
            <text:p>0.442917073170732</text:p>
          </table:table-cell>
          <table:table-cell table:formula="of:=[.P21]/41" office:value-type="float" office:value="0.186239024390244" calcext:value-type="float">
            <text:p>0.186239024390244</text:p>
          </table:table-cell>
          <table:table-cell table:formula="of:=[.Q21]/41" office:value-type="float" office:value="2439.0243902439" calcext:value-type="float">
            <text:p>2439.0243902439</text:p>
          </table:table-cell>
          <table:table-cell table:formula="of:=[.R21]/41" office:value-type="float" office:value="2439.0243902439" calcext:value-type="float">
            <text:p>2439.0243902439</text:p>
          </table:table-cell>
          <table:table-cell table:formula="of:=[.S21]/41" office:value-type="float" office:value="2439.0243902439" calcext:value-type="float">
            <text:p>2439.0243902439</text:p>
          </table:table-cell>
          <table:table-cell table:formula="of:=[.T21]/41" office:value-type="float" office:value="2439.0243902439" calcext:value-type="float">
            <text:p>2439.0243902439</text:p>
          </table:table-cell>
          <table:table-cell table:formula="of:=[.U21]/41" office:value-type="float" office:value="2439.0243902439" calcext:value-type="float">
            <text:p>2439.0243902439</text:p>
          </table:table-cell>
          <table:table-cell table:formula="of:=[.V21]/41" office:value-type="float" office:value="0" calcext:value-type="float">
            <text:p>0</text:p>
          </table:table-cell>
          <table:table-cell table:formula="of:=[.W21]/41" office:value-type="float" office:value="0" calcext:value-type="float">
            <text:p>0</text:p>
          </table:table-cell>
          <table:table-cell table:formula="of:=[.X2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6" office:value-type="float" office:value="16" calcext:value-type="float">
            <text:p>16</text:p>
          </table:table-cell>
          <table:table-cell table:formula="of:=[.B22]/41" office:value-type="float" office:value="0.496146341463415" calcext:value-type="float">
            <text:p>0.496146341463415</text:p>
          </table:table-cell>
          <table:table-cell table:formula="of:=[.C22]/41" office:value-type="float" office:value="0.393836585365854" calcext:value-type="float">
            <text:p>0.393836585365854</text:p>
          </table:table-cell>
          <table:table-cell table:formula="of:=[.D22]/41" office:value-type="float" office:value="0.1227" calcext:value-type="float">
            <text:p>0.1227</text:p>
          </table:table-cell>
          <table:table-cell table:formula="of:=[.E22]/41" office:value-type="float" office:value="0.174985365853659" calcext:value-type="float">
            <text:p>0.174985365853659</text:p>
          </table:table-cell>
          <table:table-cell table:formula="of:=[.F22]/41" office:value-type="float" office:value="0.225139024390244" calcext:value-type="float">
            <text:p>0.225139024390244</text:p>
          </table:table-cell>
          <table:table-cell table:formula="of:=[.G22]/41" office:value-type="float" office:value="2439.0243902439" calcext:value-type="float">
            <text:p>2439.0243902439</text:p>
          </table:table-cell>
          <table:table-cell table:formula="of:=[.H22]/41" office:value-type="float" office:value="2439.0243902439" calcext:value-type="float">
            <text:p>2439.0243902439</text:p>
          </table:table-cell>
          <table:table-cell table:formula="of:=[.I22]/41" office:value-type="float" office:value="2439.0243902439" calcext:value-type="float">
            <text:p>2439.0243902439</text:p>
          </table:table-cell>
          <table:table-cell table:formula="of:=[.J22]/41" office:value-type="float" office:value="2439.0243902439" calcext:value-type="float">
            <text:p>2439.0243902439</text:p>
          </table:table-cell>
          <table:table-cell table:formula="of:=[.K22]/41" office:value-type="float" office:value="2439.0243902439" calcext:value-type="float">
            <text:p>2439.0243902439</text:p>
          </table:table-cell>
          <table:table-cell table:formula="of:=[.L22]/41" office:value-type="float" office:value="0.501619512195122" calcext:value-type="float">
            <text:p>0.501619512195122</text:p>
          </table:table-cell>
          <table:table-cell table:formula="of:=[.M22]/41" office:value-type="float" office:value="2439.0243902439" calcext:value-type="float">
            <text:p>2439.0243902439</text:p>
          </table:table-cell>
          <table:table-cell table:formula="of:=[.N22]/41" office:value-type="float" office:value="0.3501" calcext:value-type="float">
            <text:p>0.3501</text:p>
          </table:table-cell>
          <table:table-cell table:formula="of:=[.O22]/41" office:value-type="float" office:value="0.635380487804878" calcext:value-type="float">
            <text:p>0.635380487804878</text:p>
          </table:table-cell>
          <table:table-cell table:formula="of:=[.P22]/41" office:value-type="float" office:value="0.230073170731707" calcext:value-type="float">
            <text:p>0.230073170731707</text:p>
          </table:table-cell>
          <table:table-cell table:formula="of:=[.Q22]/41" office:value-type="float" office:value="2439.0243902439" calcext:value-type="float">
            <text:p>2439.0243902439</text:p>
          </table:table-cell>
          <table:table-cell table:formula="of:=[.R22]/41" office:value-type="float" office:value="2439.0243902439" calcext:value-type="float">
            <text:p>2439.0243902439</text:p>
          </table:table-cell>
          <table:table-cell table:formula="of:=[.S22]/41" office:value-type="float" office:value="2439.0243902439" calcext:value-type="float">
            <text:p>2439.0243902439</text:p>
          </table:table-cell>
          <table:table-cell table:formula="of:=[.T22]/41" office:value-type="float" office:value="2439.0243902439" calcext:value-type="float">
            <text:p>2439.0243902439</text:p>
          </table:table-cell>
          <table:table-cell table:formula="of:=[.U22]/41" office:value-type="float" office:value="2439.0243902439" calcext:value-type="float">
            <text:p>2439.0243902439</text:p>
          </table:table-cell>
          <table:table-cell table:formula="of:=[.V22]/41" office:value-type="float" office:value="0" calcext:value-type="float">
            <text:p>0</text:p>
          </table:table-cell>
          <table:table-cell table:formula="of:=[.W22]/41" office:value-type="float" office:value="0" calcext:value-type="float">
            <text:p>0</text:p>
          </table:table-cell>
          <table:table-cell table:formula="of:=[.X2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6" office:value-type="float" office:value="17" calcext:value-type="float">
            <text:p>17</text:p>
          </table:table-cell>
          <table:table-cell table:formula="of:=[.B23]/41" office:value-type="float" office:value="0.340514634146341" calcext:value-type="float">
            <text:p>0.340514634146341</text:p>
          </table:table-cell>
          <table:table-cell table:formula="of:=[.C23]/41" office:value-type="float" office:value="0.408436585365854" calcext:value-type="float">
            <text:p>0.408436585365854</text:p>
          </table:table-cell>
          <table:table-cell table:formula="of:=[.D23]/41" office:value-type="float" office:value="0.255482926829268" calcext:value-type="float">
            <text:p>0.255482926829268</text:p>
          </table:table-cell>
          <table:table-cell table:formula="of:=[.E23]/41" office:value-type="float" office:value="0.122917073170732" calcext:value-type="float">
            <text:p>0.122917073170732</text:p>
          </table:table-cell>
          <table:table-cell table:formula="of:=[.F23]/41" office:value-type="float" office:value="0.109990243902439" calcext:value-type="float">
            <text:p>0.109990243902439</text:p>
          </table:table-cell>
          <table:table-cell table:formula="of:=[.G23]/41" office:value-type="float" office:value="2439.0243902439" calcext:value-type="float">
            <text:p>2439.0243902439</text:p>
          </table:table-cell>
          <table:table-cell table:formula="of:=[.H23]/41" office:value-type="float" office:value="2439.0243902439" calcext:value-type="float">
            <text:p>2439.0243902439</text:p>
          </table:table-cell>
          <table:table-cell table:formula="of:=[.I23]/41" office:value-type="float" office:value="2439.0243902439" calcext:value-type="float">
            <text:p>2439.0243902439</text:p>
          </table:table-cell>
          <table:table-cell table:formula="of:=[.J23]/41" office:value-type="float" office:value="2439.0243902439" calcext:value-type="float">
            <text:p>2439.0243902439</text:p>
          </table:table-cell>
          <table:table-cell table:formula="of:=[.K23]/41" office:value-type="float" office:value="2439.0243902439" calcext:value-type="float">
            <text:p>2439.0243902439</text:p>
          </table:table-cell>
          <table:table-cell table:formula="of:=[.L23]/41" office:value-type="float" office:value="0.53340243902439" calcext:value-type="float">
            <text:p>0.53340243902439</text:p>
          </table:table-cell>
          <table:table-cell table:formula="of:=[.M23]/41" office:value-type="float" office:value="0.177621951219512" calcext:value-type="float">
            <text:p>0.177621951219512</text:p>
          </table:table-cell>
          <table:table-cell table:formula="of:=[.N23]/41" office:value-type="float" office:value="2439.0243902439" calcext:value-type="float">
            <text:p>2439.0243902439</text:p>
          </table:table-cell>
          <table:table-cell table:formula="of:=[.O23]/41" office:value-type="float" office:value="0.443951219512195" calcext:value-type="float">
            <text:p>0.443951219512195</text:p>
          </table:table-cell>
          <table:table-cell table:formula="of:=[.P23]/41" office:value-type="float" office:value="0.328109756097561" calcext:value-type="float">
            <text:p>0.328109756097561</text:p>
          </table:table-cell>
          <table:table-cell table:formula="of:=[.Q23]/41" office:value-type="float" office:value="2439.0243902439" calcext:value-type="float">
            <text:p>2439.0243902439</text:p>
          </table:table-cell>
          <table:table-cell table:formula="of:=[.R23]/41" office:value-type="float" office:value="2439.0243902439" calcext:value-type="float">
            <text:p>2439.0243902439</text:p>
          </table:table-cell>
          <table:table-cell table:formula="of:=[.S23]/41" office:value-type="float" office:value="2439.0243902439" calcext:value-type="float">
            <text:p>2439.0243902439</text:p>
          </table:table-cell>
          <table:table-cell table:formula="of:=[.T23]/41" office:value-type="float" office:value="2439.0243902439" calcext:value-type="float">
            <text:p>2439.0243902439</text:p>
          </table:table-cell>
          <table:table-cell table:formula="of:=[.U23]/41" office:value-type="float" office:value="2439.0243902439" calcext:value-type="float">
            <text:p>2439.0243902439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" calcext:value-type="float">
            <text:p>0</text:p>
          </table:table-cell>
          <table:table-cell table:formula="of:=[.X2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6" office:value-type="float" office:value="18" calcext:value-type="float">
            <text:p>18</text:p>
          </table:table-cell>
          <table:table-cell table:formula="of:=[.B24]/41" office:value-type="float" office:value="0.0412365853658537" calcext:value-type="float">
            <text:p>0.0412365853658537</text:p>
          </table:table-cell>
          <table:table-cell table:formula="of:=[.C24]/41" office:value-type="float" office:value="0.281790243902439" calcext:value-type="float">
            <text:p>0.281790243902439</text:p>
          </table:table-cell>
          <table:table-cell table:formula="of:=[.D24]/41" office:value-type="float" office:value="0.424153658536585" calcext:value-type="float">
            <text:p>0.424153658536585</text:p>
          </table:table-cell>
          <table:table-cell table:formula="of:=[.E24]/41" office:value-type="float" office:value="0.393826829268293" calcext:value-type="float">
            <text:p>0.393826829268293</text:p>
          </table:table-cell>
          <table:table-cell table:formula="of:=[.F24]/41" office:value-type="float" office:value="0.335729268292683" calcext:value-type="float">
            <text:p>0.335729268292683</text:p>
          </table:table-cell>
          <table:table-cell table:formula="of:=[.G24]/41" office:value-type="float" office:value="2439.0243902439" calcext:value-type="float">
            <text:p>2439.0243902439</text:p>
          </table:table-cell>
          <table:table-cell table:formula="of:=[.H24]/41" office:value-type="float" office:value="2439.0243902439" calcext:value-type="float">
            <text:p>2439.0243902439</text:p>
          </table:table-cell>
          <table:table-cell table:formula="of:=[.I24]/41" office:value-type="float" office:value="2439.0243902439" calcext:value-type="float">
            <text:p>2439.0243902439</text:p>
          </table:table-cell>
          <table:table-cell table:formula="of:=[.J24]/41" office:value-type="float" office:value="2439.0243902439" calcext:value-type="float">
            <text:p>2439.0243902439</text:p>
          </table:table-cell>
          <table:table-cell table:formula="of:=[.K24]/41" office:value-type="float" office:value="2439.0243902439" calcext:value-type="float">
            <text:p>2439.0243902439</text:p>
          </table:table-cell>
          <table:table-cell table:formula="of:=[.L24]/41" office:value-type="float" office:value="0.347975609756098" calcext:value-type="float">
            <text:p>0.347975609756098</text:p>
          </table:table-cell>
          <table:table-cell table:formula="of:=[.M24]/41" office:value-type="float" office:value="0.482841463414634" calcext:value-type="float">
            <text:p>0.482841463414634</text:p>
          </table:table-cell>
          <table:table-cell table:formula="of:=[.N24]/41" office:value-type="float" office:value="0.536790243902439" calcext:value-type="float">
            <text:p>0.536790243902439</text:p>
          </table:table-cell>
          <table:table-cell table:formula="of:=[.O24]/41" office:value-type="float" office:value="2439.0243902439" calcext:value-type="float">
            <text:p>2439.0243902439</text:p>
          </table:table-cell>
          <table:table-cell table:formula="of:=[.P24]/41" office:value-type="float" office:value="0.37719756097561" calcext:value-type="float">
            <text:p>0.37719756097561</text:p>
          </table:table-cell>
          <table:table-cell table:formula="of:=[.Q24]/41" office:value-type="float" office:value="2439.0243902439" calcext:value-type="float">
            <text:p>2439.0243902439</text:p>
          </table:table-cell>
          <table:table-cell table:formula="of:=[.R24]/41" office:value-type="float" office:value="2439.0243902439" calcext:value-type="float">
            <text:p>2439.0243902439</text:p>
          </table:table-cell>
          <table:table-cell table:formula="of:=[.S24]/41" office:value-type="float" office:value="2439.0243902439" calcext:value-type="float">
            <text:p>2439.0243902439</text:p>
          </table:table-cell>
          <table:table-cell table:formula="of:=[.T24]/41" office:value-type="float" office:value="2439.0243902439" calcext:value-type="float">
            <text:p>2439.0243902439</text:p>
          </table:table-cell>
          <table:table-cell table:formula="of:=[.U24]/41" office:value-type="float" office:value="2439.0243902439" calcext:value-type="float">
            <text:p>2439.0243902439</text:p>
          </table:table-cell>
          <table:table-cell table:formula="of:=[.V24]/41" office:value-type="float" office:value="0" calcext:value-type="float">
            <text:p>0</text:p>
          </table:table-cell>
          <table:table-cell table:formula="of:=[.W24]/41" office:value-type="float" office:value="0" calcext:value-type="float">
            <text:p>0</text:p>
          </table:table-cell>
          <table:table-cell table:formula="of:=[.X2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6" office:value-type="float" office:value="19" calcext:value-type="float">
            <text:p>19</text:p>
          </table:table-cell>
          <table:table-cell table:formula="of:=[.B25]/41" office:value-type="float" office:value="0.298260975609756" calcext:value-type="float">
            <text:p>0.298260975609756</text:p>
          </table:table-cell>
          <table:table-cell table:formula="of:=[.C25]/41" office:value-type="float" office:value="0.157278048780488" calcext:value-type="float">
            <text:p>0.157278048780488</text:p>
          </table:table-cell>
          <table:table-cell table:formula="of:=[.D25]/41" office:value-type="float" office:value="0.116782926829268" calcext:value-type="float">
            <text:p>0.116782926829268</text:p>
          </table:table-cell>
          <table:table-cell table:formula="of:=[.E25]/41" office:value-type="float" office:value="0.200956097560976" calcext:value-type="float">
            <text:p>0.200956097560976</text:p>
          </table:table-cell>
          <table:table-cell table:formula="of:=[.F25]/41" office:value-type="float" office:value="0.184975609756098" calcext:value-type="float">
            <text:p>0.184975609756098</text:p>
          </table:table-cell>
          <table:table-cell table:formula="of:=[.G25]/41" office:value-type="float" office:value="2439.0243902439" calcext:value-type="float">
            <text:p>2439.0243902439</text:p>
          </table:table-cell>
          <table:table-cell table:formula="of:=[.H25]/41" office:value-type="float" office:value="2439.0243902439" calcext:value-type="float">
            <text:p>2439.0243902439</text:p>
          </table:table-cell>
          <table:table-cell table:formula="of:=[.I25]/41" office:value-type="float" office:value="2439.0243902439" calcext:value-type="float">
            <text:p>2439.0243902439</text:p>
          </table:table-cell>
          <table:table-cell table:formula="of:=[.J25]/41" office:value-type="float" office:value="2439.0243902439" calcext:value-type="float">
            <text:p>2439.0243902439</text:p>
          </table:table-cell>
          <table:table-cell table:formula="of:=[.K25]/41" office:value-type="float" office:value="2439.0243902439" calcext:value-type="float">
            <text:p>2439.0243902439</text:p>
          </table:table-cell>
          <table:table-cell table:formula="of:=[.L25]/41" office:value-type="float" office:value="0.274346341463415" calcext:value-type="float">
            <text:p>0.274346341463415</text:p>
          </table:table-cell>
          <table:table-cell table:formula="of:=[.M25]/41" office:value-type="float" office:value="0.254992682926829" calcext:value-type="float">
            <text:p>0.254992682926829</text:p>
          </table:table-cell>
          <table:table-cell table:formula="of:=[.N25]/41" office:value-type="float" office:value="0.447373170731707" calcext:value-type="float">
            <text:p>0.447373170731707</text:p>
          </table:table-cell>
          <table:table-cell table:formula="of:=[.O25]/41" office:value-type="float" office:value="0.442765853658537" calcext:value-type="float">
            <text:p>0.442765853658537</text:p>
          </table:table-cell>
          <table:table-cell table:formula="of:=[.P25]/41" office:value-type="float" office:value="2439.0243902439" calcext:value-type="float">
            <text:p>2439.0243902439</text:p>
          </table:table-cell>
          <table:table-cell table:formula="of:=[.Q25]/41" office:value-type="float" office:value="2439.0243902439" calcext:value-type="float">
            <text:p>2439.0243902439</text:p>
          </table:table-cell>
          <table:table-cell table:formula="of:=[.R25]/41" office:value-type="float" office:value="2439.0243902439" calcext:value-type="float">
            <text:p>2439.0243902439</text:p>
          </table:table-cell>
          <table:table-cell table:formula="of:=[.S25]/41" office:value-type="float" office:value="2439.0243902439" calcext:value-type="float">
            <text:p>2439.0243902439</text:p>
          </table:table-cell>
          <table:table-cell table:formula="of:=[.T25]/41" office:value-type="float" office:value="2439.0243902439" calcext:value-type="float">
            <text:p>2439.0243902439</text:p>
          </table:table-cell>
          <table:table-cell table:formula="of:=[.U25]/41" office:value-type="float" office:value="2439.0243902439" calcext:value-type="float">
            <text:p>2439.0243902439</text:p>
          </table:table-cell>
          <table:table-cell table:formula="of:=[.V25]/41" office:value-type="float" office:value="0" calcext:value-type="float">
            <text:p>0</text:p>
          </table:table-cell>
          <table:table-cell table:formula="of:=[.W25]/41" office:value-type="float" office:value="0" calcext:value-type="float">
            <text:p>0</text:p>
          </table:table-cell>
          <table:table-cell table:formula="of:=[.X2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6]/41" office:value-type="float" office:value="0.26339756097561" calcext:value-type="float">
            <text:p>0.26339756097561</text:p>
          </table:table-cell>
          <table:table-cell table:formula="of:=[.C26]/41" office:value-type="float" office:value="0.213158536585366" calcext:value-type="float">
            <text:p>0.213158536585366</text:p>
          </table:table-cell>
          <table:table-cell table:formula="of:=[.D26]/41" office:value-type="float" office:value="0.121390243902439" calcext:value-type="float">
            <text:p>0.121390243902439</text:p>
          </table:table-cell>
          <table:table-cell table:formula="of:=[.E26]/41" office:value-type="float" office:value="0.13000487804878" calcext:value-type="float">
            <text:p>0.13000487804878</text:p>
          </table:table-cell>
          <table:table-cell table:formula="of:=[.F26]/41" office:value-type="float" office:value="0.0983487804878049" calcext:value-type="float">
            <text:p>0.0983487804878049</text:p>
          </table:table-cell>
          <table:table-cell table:formula="of:=[.G26]/41" office:value-type="float" office:value="2439.0243902439" calcext:value-type="float">
            <text:p>2439.0243902439</text:p>
          </table:table-cell>
          <table:table-cell table:formula="of:=[.H26]/41" office:value-type="float" office:value="2439.0243902439" calcext:value-type="float">
            <text:p>2439.0243902439</text:p>
          </table:table-cell>
          <table:table-cell table:formula="of:=[.I26]/41" office:value-type="float" office:value="2439.0243902439" calcext:value-type="float">
            <text:p>2439.0243902439</text:p>
          </table:table-cell>
          <table:table-cell table:formula="of:=[.J26]/41" office:value-type="float" office:value="2439.0243902439" calcext:value-type="float">
            <text:p>2439.0243902439</text:p>
          </table:table-cell>
          <table:table-cell table:formula="of:=[.K26]/41" office:value-type="float" office:value="2439.0243902439" calcext:value-type="float">
            <text:p>2439.0243902439</text:p>
          </table:table-cell>
          <table:table-cell table:formula="of:=[.L26]/41" office:value-type="float" office:value="0.338409756097561" calcext:value-type="float">
            <text:p>0.338409756097561</text:p>
          </table:table-cell>
          <table:table-cell table:formula="of:=[.M26]/41" office:value-type="float" office:value="0.205185365853659" calcext:value-type="float">
            <text:p>0.205185365853659</text:p>
          </table:table-cell>
          <table:table-cell table:formula="of:=[.N26]/41" office:value-type="float" office:value="0.366660975609756" calcext:value-type="float">
            <text:p>0.366660975609756</text:p>
          </table:table-cell>
          <table:table-cell table:formula="of:=[.O26]/41" office:value-type="float" office:value="0.404739024390244" calcext:value-type="float">
            <text:p>0.404739024390244</text:p>
          </table:table-cell>
          <table:table-cell table:formula="of:=[.P26]/41" office:value-type="float" office:value="0.130012195121951" calcext:value-type="float">
            <text:p>0.130012195121951</text:p>
          </table:table-cell>
          <table:table-cell table:formula="of:=[.Q26]/41" office:value-type="float" office:value="2439.0243902439" calcext:value-type="float">
            <text:p>2439.0243902439</text:p>
          </table:table-cell>
          <table:table-cell table:formula="of:=[.R26]/41" office:value-type="float" office:value="2439.0243902439" calcext:value-type="float">
            <text:p>2439.0243902439</text:p>
          </table:table-cell>
          <table:table-cell table:formula="of:=[.S26]/41" office:value-type="float" office:value="2439.0243902439" calcext:value-type="float">
            <text:p>2439.0243902439</text:p>
          </table:table-cell>
          <table:table-cell table:formula="of:=[.T26]/41" office:value-type="float" office:value="2439.0243902439" calcext:value-type="float">
            <text:p>2439.0243902439</text:p>
          </table:table-cell>
          <table:table-cell table:formula="of:=[.U26]/41" office:value-type="float" office:value="2439.0243902439" calcext:value-type="float">
            <text:p>2439.0243902439</text:p>
          </table:table-cell>
          <table:table-cell table:formula="of:=[.V26]/41" office:value-type="float" office:value="0" calcext:value-type="float">
            <text:p>0</text:p>
          </table:table-cell>
          <table:table-cell table:formula="of:=[.W26]/41" office:value-type="float" office:value="2439.0243902439" calcext:value-type="float">
            <text:p>2439.0243902439</text:p>
          </table:table-cell>
          <table:table-cell table:formula="of:=[.X26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7]/41" office:value-type="float" office:value="0.466856097560976" calcext:value-type="float">
            <text:p>0.466856097560976</text:p>
          </table:table-cell>
          <table:table-cell table:formula="of:=[.C27]/41" office:value-type="float" office:value="0.579236585365854" calcext:value-type="float">
            <text:p>0.579236585365854</text:p>
          </table:table-cell>
          <table:table-cell table:formula="of:=[.D27]/41" office:value-type="float" office:value="0.421143902439024" calcext:value-type="float">
            <text:p>0.421143902439024</text:p>
          </table:table-cell>
          <table:table-cell table:formula="of:=[.E27]/41" office:value-type="float" office:value="0.286043902439024" calcext:value-type="float">
            <text:p>0.286043902439024</text:p>
          </table:table-cell>
          <table:table-cell table:formula="of:=[.F27]/41" office:value-type="float" office:value="0.285295121951219" calcext:value-type="float">
            <text:p>0.285295121951219</text:p>
          </table:table-cell>
          <table:table-cell table:formula="of:=[.G27]/41" office:value-type="float" office:value="2439.0243902439" calcext:value-type="float">
            <text:p>2439.0243902439</text:p>
          </table:table-cell>
          <table:table-cell table:formula="of:=[.H27]/41" office:value-type="float" office:value="2439.0243902439" calcext:value-type="float">
            <text:p>2439.0243902439</text:p>
          </table:table-cell>
          <table:table-cell table:formula="of:=[.I27]/41" office:value-type="float" office:value="2439.0243902439" calcext:value-type="float">
            <text:p>2439.0243902439</text:p>
          </table:table-cell>
          <table:table-cell table:formula="of:=[.J27]/41" office:value-type="float" office:value="2439.0243902439" calcext:value-type="float">
            <text:p>2439.0243902439</text:p>
          </table:table-cell>
          <table:table-cell table:formula="of:=[.K27]/41" office:value-type="float" office:value="2439.0243902439" calcext:value-type="float">
            <text:p>2439.0243902439</text:p>
          </table:table-cell>
          <table:table-cell table:formula="of:=[.L27]/41" office:value-type="float" office:value="0.702748780487805" calcext:value-type="float">
            <text:p>0.702748780487805</text:p>
          </table:table-cell>
          <table:table-cell table:formula="of:=[.M27]/41" office:value-type="float" office:value="0.303841463414634" calcext:value-type="float">
            <text:p>0.303841463414634</text:p>
          </table:table-cell>
          <table:table-cell table:formula="of:=[.N27]/41" office:value-type="float" office:value="0.107112195121951" calcext:value-type="float">
            <text:p>0.107112195121951</text:p>
          </table:table-cell>
          <table:table-cell table:formula="of:=[.O27]/41" office:value-type="float" office:value="0.534143902439024" calcext:value-type="float">
            <text:p>0.534143902439024</text:p>
          </table:table-cell>
          <table:table-cell table:formula="of:=[.P27]/41" office:value-type="float" office:value="0.502868292682927" calcext:value-type="float">
            <text:p>0.502868292682927</text:p>
          </table:table-cell>
          <table:table-cell table:formula="of:=[.Q27]/41" office:value-type="float" office:value="2439.0243902439" calcext:value-type="float">
            <text:p>2439.0243902439</text:p>
          </table:table-cell>
          <table:table-cell table:formula="of:=[.R27]/41" office:value-type="float" office:value="2439.0243902439" calcext:value-type="float">
            <text:p>2439.0243902439</text:p>
          </table:table-cell>
          <table:table-cell table:formula="of:=[.S27]/41" office:value-type="float" office:value="2439.0243902439" calcext:value-type="float">
            <text:p>2439.0243902439</text:p>
          </table:table-cell>
          <table:table-cell table:formula="of:=[.T27]/41" office:value-type="float" office:value="2439.0243902439" calcext:value-type="float">
            <text:p>2439.0243902439</text:p>
          </table:table-cell>
          <table:table-cell table:formula="of:=[.U27]/41" office:value-type="float" office:value="2439.0243902439" calcext:value-type="float">
            <text:p>2439.0243902439</text:p>
          </table:table-cell>
          <table:table-cell table:formula="of:=[.V27]/41" office:value-type="float" office:value="2439.0243902439" calcext:value-type="float">
            <text:p>2439.0243902439</text:p>
          </table:table-cell>
          <table:table-cell table:formula="of:=[.W27]/41" office:value-type="float" office:value="0" calcext:value-type="float">
            <text:p>0</text:p>
          </table:table-cell>
          <table:table-cell table:formula="of:=[.X27]/41" office:value-type="float" office:value="2439.0243902439" calcext:value-type="float">
            <text:p>2439.02439024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8]/41" office:value-type="float" office:value="0.268417073170732" calcext:value-type="float">
            <text:p>0.268417073170732</text:p>
          </table:table-cell>
          <table:table-cell table:formula="of:=[.C28]/41" office:value-type="float" office:value="0.46180243902439" calcext:value-type="float">
            <text:p>0.46180243902439</text:p>
          </table:table-cell>
          <table:table-cell table:formula="of:=[.D28]/41" office:value-type="float" office:value="0.431917073170732" calcext:value-type="float">
            <text:p>0.431917073170732</text:p>
          </table:table-cell>
          <table:table-cell table:formula="of:=[.E28]/41" office:value-type="float" office:value="0.322970731707317" calcext:value-type="float">
            <text:p>0.322970731707317</text:p>
          </table:table-cell>
          <table:table-cell table:formula="of:=[.F28]/41" office:value-type="float" office:value="0.2785" calcext:value-type="float">
            <text:p>0.2785</text:p>
          </table:table-cell>
          <table:table-cell table:formula="of:=[.G28]/41" office:value-type="float" office:value="2439.0243902439" calcext:value-type="float">
            <text:p>2439.0243902439</text:p>
          </table:table-cell>
          <table:table-cell table:formula="of:=[.H28]/41" office:value-type="float" office:value="2439.0243902439" calcext:value-type="float">
            <text:p>2439.0243902439</text:p>
          </table:table-cell>
          <table:table-cell table:formula="of:=[.I28]/41" office:value-type="float" office:value="2439.0243902439" calcext:value-type="float">
            <text:p>2439.0243902439</text:p>
          </table:table-cell>
          <table:table-cell table:formula="of:=[.J28]/41" office:value-type="float" office:value="2439.0243902439" calcext:value-type="float">
            <text:p>2439.0243902439</text:p>
          </table:table-cell>
          <table:table-cell table:formula="of:=[.K28]/41" office:value-type="float" office:value="2439.0243902439" calcext:value-type="float">
            <text:p>2439.0243902439</text:p>
          </table:table-cell>
          <table:table-cell table:formula="of:=[.L28]/41" office:value-type="float" office:value="0.569004878048781" calcext:value-type="float">
            <text:p>0.569004878048781</text:p>
          </table:table-cell>
          <table:table-cell table:formula="of:=[.M28]/41" office:value-type="float" office:value="0.394746341463415" calcext:value-type="float">
            <text:p>0.394746341463415</text:p>
          </table:table-cell>
          <table:table-cell table:formula="of:=[.N28]/41" office:value-type="float" office:value="0.325168292682927" calcext:value-type="float">
            <text:p>0.325168292682927</text:p>
          </table:table-cell>
          <table:table-cell table:formula="of:=[.O28]/41" office:value-type="float" office:value="0.299424390243902" calcext:value-type="float">
            <text:p>0.299424390243902</text:p>
          </table:table-cell>
          <table:table-cell table:formula="of:=[.P28]/41" office:value-type="float" office:value="0.459248780487805" calcext:value-type="float">
            <text:p>0.459248780487805</text:p>
          </table:table-cell>
          <table:table-cell table:formula="of:=[.Q28]/41" office:value-type="float" office:value="2439.0243902439" calcext:value-type="float">
            <text:p>2439.0243902439</text:p>
          </table:table-cell>
          <table:table-cell table:formula="of:=[.R28]/41" office:value-type="float" office:value="2439.0243902439" calcext:value-type="float">
            <text:p>2439.0243902439</text:p>
          </table:table-cell>
          <table:table-cell table:formula="of:=[.S28]/41" office:value-type="float" office:value="2439.0243902439" calcext:value-type="float">
            <text:p>2439.0243902439</text:p>
          </table:table-cell>
          <table:table-cell table:formula="of:=[.T28]/41" office:value-type="float" office:value="2439.0243902439" calcext:value-type="float">
            <text:p>2439.0243902439</text:p>
          </table:table-cell>
          <table:table-cell table:formula="of:=[.U28]/41" office:value-type="float" office:value="2439.0243902439" calcext:value-type="float">
            <text:p>2439.0243902439</text:p>
          </table:table-cell>
          <table:table-cell table:formula="of:=[.V28]/41" office:value-type="float" office:value="2439.0243902439" calcext:value-type="float">
            <text:p>2439.0243902439</text:p>
          </table:table-cell>
          <table:table-cell table:formula="of:=[.W28]/41" office:value-type="float" office:value="2439.0243902439" calcext:value-type="float">
            <text:p>2439.0243902439</text:p>
          </table:table-cell>
          <table:table-cell table:formula="of:=[.X28]/4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table:formula="of:=[.F52]+[.K36]+[.L41]+[.E42]+[.J35]+[.Q40]" office:value-type="float" office:value="33.540394" calcext:value-type="float">
            <text:p>33.540394</text:p>
          </table:table-cell>
          <table:table-cell table:formula="of:=[.AB9]+[.AB8]+[.AB15]" office:value-type="float" office:value="21.88" calcext:value-type="float">
            <text:p>21.88</text:p>
          </table:table-cell>
          <table:table-cell table:formula="of:=[.C85]-[.B85]" office:value-type="float" office:value="-11.660394" calcext:value-type="float">
            <text:p>-11.66039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formula="of:=[.M53]+[.R43]" office:value-type="float" office:value="46005.73045" calcext:value-type="float">
            <text:p>46005.73045</text:p>
          </table:table-cell>
          <table:table-cell table:formula="of:=[.AB16]" office:value-type="float" office:value="6.83" calcext:value-type="float">
            <text:p>6.83</text:p>
          </table:table-cell>
          <table:table-cell table:formula="of:=[.C88]-[.B88]" office:value-type="float" office:value="-45998.90045" calcext:value-type="float">
            <text:p>-45998.90045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formula="of:=[.N53]+[.S44]" office:value-type="float" office:value="46002.020136" calcext:value-type="float">
            <text:p>46002.020136</text:p>
          </table:table-cell>
          <table:table-cell office:value-type="float" office:value="8.73" calcext:value-type="float">
            <text:p>8.73</text:p>
          </table:table-cell>
          <table:table-cell table:formula="of:=[.C90]-[.B90]" office:value-type="float" office:value="-45993.290136" calcext:value-type="float">
            <text:p>-45993.290136</text:p>
          </table:table-cell>
          <table:table-cell table:number-columns-repeated="24"/>
        </table:table-row>
      </table:table>
      <table:table table:name="Sheet6" table:style-name="ta1">
        <table:table-column table:style-name="co10" table:default-cell-style-name="Default"/>
        <table:table-column table:style-name="co20" table:number-columns-repeated="5" table:default-cell-style-name="Default"/>
        <table:table-column table:style-name="co12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" table:default-cell-style-name="Default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97" office:value-type="string" calcext:value-type="string">
            <text:p>5-5-c-1</text:p>
          </table:table-cell>
          <table:table-cell table:style-name="ce106" table:number-columns-repeated="21"/>
          <table:table-cell table:number-columns-repeated="5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9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.18" calcext:value-type="float">
            <text:p>6.18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table:style-name="ce96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table:style-name="ce96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7.58" calcext:value-type="float">
            <text:p>7.58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table:style-name="ce96"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5.37" calcext:value-type="float">
            <text:p>15.37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table:style-name="ce109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.84" calcext:value-type="float">
            <text:p>6.84</text:p>
          </table:table-cell>
          <table:table-cell/>
        </table:table-row>
        <table:table-row table:style-name="ro1">
          <table:table-cell table:style-name="ce10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.84" calcext:value-type="float">
            <text:p>1.84</text:p>
          </table:table-cell>
          <table:table-cell/>
        </table:table-row>
        <table:table-row table:style-name="ro1">
          <table:table-cell table:style-name="ce10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.54" calcext:value-type="float">
            <text:p>3.54</text:p>
          </table:table-cell>
          <table:table-cell/>
        </table:table-row>
        <table:table-row table:style-name="ro1">
          <table:table-cell table:style-name="ce109" office:value-type="float" office:value="8" calcext:value-type="float">
            <text:p>8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8.06" calcext:value-type="float">
            <text:p>8.06</text:p>
          </table:table-cell>
          <table:table-cell/>
        </table:table-row>
        <table:table-row table:style-name="ro1">
          <table:table-cell table:style-name="ce109" office:value-type="float" office:value="9" calcext:value-type="float">
            <text:p>9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5.58" calcext:value-type="float">
            <text:p>15.58</text:p>
          </table:table-cell>
          <table:table-cell/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4"/>
          <table:table-cell table:style-name="ce75" table:formula="of:=5/60" office:value-type="float" office:value="0.0833333333333333" calcext:value-type="float">
            <text:p>0.0833333333333333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>
            <office:annotation draw:style-name="gr2" draw:text-style-name="P3" svg:width="1.1413in" svg:height="0.7083in" svg:x="0.5287in" svg:y="4.2094in" draw:caption-point-x="-0.2402in" draw:caption-point-y="0.5945in">
              <dc:date>2023-09-22T00:00:00</dc:date>
              <text:p text:style-name="P2"><text:span text:style-name="T1">Distance</text:span></text:p>
              <text:p text:style-name="P2"><text:span text:style-name="T1"/></text:p>
            </office:annotation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96" office:value-type="float" office:value="0" calcext:value-type="float">
            <text:p>0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3.6725" calcext:value-type="float">
            <text:p>23.6725</text:p>
          </table:table-cell>
          <table:table-cell table:number-columns-repeated="16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18.223" calcext:value-type="float">
            <text:p>18.223</text:p>
          </table:table-cell>
          <table:table-cell table:number-columns-repeated="15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96" office:value-type="float" office:value="2" calcext:value-type="float">
            <text:p>2</text:p>
          </table:table-cell>
          <table:table-cell table:number-columns-repeated="7" office:value-type="float" office:value="100000" calcext:value-type="float">
            <text:p>100000</text:p>
          </table:table-cell>
          <table:table-cell office:value-type="float" office:value="10.4748" calcext:value-type="float">
            <text:p>10.4748</text:p>
          </table:table-cell>
          <table:table-cell table:number-columns-repeated="14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96" office:value-type="float" office:value="3" calcext:value-type="float">
            <text:p>3</text:p>
          </table:table-cell>
          <table:table-cell table:number-columns-repeated="8" office:value-type="float" office:value="100000" calcext:value-type="float">
            <text:p>100000</text:p>
          </table:table-cell>
          <table:table-cell office:value-type="float" office:value="16.1469" calcext:value-type="float">
            <text:p>16.1469</text:p>
          </table:table-cell>
          <table:table-cell table:number-columns-repeated="13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96" office:value-type="float" office:value="4" calcext:value-type="float">
            <text:p>4</text:p>
          </table:table-cell>
          <table:table-cell table:number-columns-repeated="22" office:value-type="float" office:value="100000" calcext:value-type="float">
            <text:p>100000</text:p>
          </table:table-cell>
          <table:table-cell/>
          <table:table-cell table:formula="of:=[.B99]+[.Y26]" office:value-type="float" office:value="0.27259674796748" calcext:value-type="float">
            <text:p>0.27259674796748</text:p>
          </table:table-cell>
          <table:table-cell table:formula="of:=[.Z3]+[.Y36]-[.Z8]" office:value-type="float" office:value="0.189974796747967" calcext:value-type="float">
            <text:p>0.189974796747967</text:p>
          </table:table-cell>
          <table:table-cell table:number-columns-repeated="2"/>
        </table:table-row>
        <table:table-row table:style-name="ro1">
          <table:table-cell table:style-name="ce109" office:value-type="float" office:value="5" calcext:value-type="float">
            <text:p>5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10.1593" calcext:value-type="float">
            <text:p>10.1593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28.8238" calcext:value-type="float">
            <text:p>28.8238</text:p>
          </table:table-cell>
          <table:table-cell office:value-type="float" office:value="19.5053" calcext:value-type="float">
            <text:p>19.5053</text:p>
          </table:table-cell>
          <table:table-cell office:value-type="float" office:value="9.6259" calcext:value-type="float">
            <text:p>9.6259</text:p>
          </table:table-cell>
          <table:table-cell office:value-type="float" office:value="14.3541" calcext:value-type="float">
            <text:p>14.3541</text:p>
          </table:table-cell>
          <table:table-cell office:value-type="float" office:value="4.3916" calcext:value-type="float">
            <text:p>4.3916</text:p>
          </table:table-cell>
          <table:table-cell office:value-type="float" office:value="24.5733" calcext:value-type="float">
            <text:p>24.5733</text:p>
          </table:table-cell>
          <table:table-cell office:value-type="float" office:value="5.2848" calcext:value-type="float">
            <text:p>5.2848</text:p>
          </table:table-cell>
          <table:table-cell office:value-type="float" office:value="14.9075" calcext:value-type="float">
            <text:p>14.9075</text:p>
          </table:table-cell>
          <table:table-cell office:value-type="float" office:value="14.9675" calcext:value-type="float">
            <text:p>14.9675</text:p>
          </table:table-cell>
          <table:table-cell office:value-type="float" office:value="17.7114" calcext:value-type="float">
            <text:p>17.7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9]" office:value-type="float" office:value="0.577378048780488" calcext:value-type="float">
            <text:p>0.577378048780488</text:p>
          </table:table-cell>
          <table:table-cell table:number-columns-repeated="3"/>
        </table:table-row>
        <table:table-row table:style-name="ro1">
          <table:table-cell table:style-name="ce109" office:value-type="float" office:value="6" calcext:value-type="float">
            <text:p>6</text:p>
          </table:table-cell>
          <table:table-cell office:value-type="float" office:value="3.0769" calcext:value-type="float">
            <text:p>3.076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6.0879" calcext:value-type="float">
            <text:p>16.0879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3.6132" calcext:value-type="float">
            <text:p>3.6132</text:p>
          </table:table-cell>
          <table:table-cell office:value-type="float" office:value="6.6277" calcext:value-type="float">
            <text:p>6.6277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17.0064" calcext:value-type="float">
            <text:p>17.0064</text:p>
          </table:table-cell>
          <table:table-cell office:value-type="float" office:value="26.4107" calcext:value-type="float">
            <text:p>26.4107</text:p>
          </table:table-cell>
          <table:table-cell office:value-type="float" office:value="18.1596" calcext:value-type="float">
            <text:p>18.1596</text:p>
          </table:table-cell>
          <table:table-cell office:value-type="float" office:value="20.8006" calcext:value-type="float">
            <text:p>20.8006</text:p>
          </table:table-cell>
          <table:table-cell office:value-type="float" office:value="13.3988" calcext:value-type="float">
            <text:p>13.3988</text:p>
          </table:table-cell>
          <table:table-cell office:value-type="float" office:value="16.3206" calcext:value-type="float">
            <text:p>16.3206</text:p>
          </table:table-cell>
          <table:table-cell office:value-type="float" office:value="18.4647" calcext:value-type="float">
            <text:p>18.4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7" calcext:value-type="float">
            <text:p>7</text:p>
          </table:table-cell>
          <table:table-cell office:value-type="float" office:value="16.7459" calcext:value-type="float">
            <text:p>16.745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.0396" calcext:value-type="float">
            <text:p>5.0396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21.8695" calcext:value-type="float">
            <text:p>21.8695</text:p>
          </table:table-cell>
          <table:table-cell office:value-type="float" office:value="12.6808" calcext:value-type="float">
            <text:p>12.6808</text:p>
          </table:table-cell>
          <table:table-cell office:value-type="float" office:value="7.2825" calcext:value-type="float">
            <text:p>7.2825</text:p>
          </table:table-cell>
          <table:table-cell office:value-type="float" office:value="11.8687" calcext:value-type="float">
            <text:p>11.8687</text:p>
          </table:table-cell>
          <table:table-cell office:value-type="float" office:value="7.1996" calcext:value-type="float">
            <text:p>7.1996</text:p>
          </table:table-cell>
          <table:table-cell office:value-type="float" office:value="18.202" calcext:value-type="float">
            <text:p>18.202</text:p>
          </table:table-cell>
          <table:table-cell office:value-type="float" office:value="3.39" calcext:value-type="float">
            <text:p>3.39</text:p>
          </table:table-cell>
          <table:table-cell office:value-type="float" office:value="10.4749" calcext:value-type="float">
            <text:p>10.4749</text:p>
          </table:table-cell>
          <table:table-cell office:value-type="float" office:value="8.353" calcext:value-type="float">
            <text:p>8.353</text:p>
          </table:table-cell>
          <table:table-cell office:value-type="float" office:value="15.848" calcext:value-type="float">
            <text:p>15.8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Y33]+[.Y34]" office:value-type="float" office:value="0.849974796747967" calcext:value-type="float">
            <text:p>0.849974796747967</text:p>
          </table:table-cell>
          <table:table-cell table:number-columns-repeated="3"/>
        </table:table-row>
        <table:table-row table:style-name="ro1">
          <table:table-cell table:style-name="ce109" office:value-type="float" office:value="8" calcext:value-type="float">
            <text:p>8</text:p>
          </table:table-cell>
          <table:table-cell table:number-columns-repeated="10" office:value-type="float" office:value="100000" calcext:value-type="float">
            <text:p>100000</text:p>
          </table:table-cell>
          <table:table-cell office:value-type="float" office:value="14.267" calcext:value-type="float">
            <text:p>14.267</text:p>
          </table:table-cell>
          <table:table-cell office:value-type="float" office:value="11.1943" calcext:value-type="float">
            <text:p>11.1943</text:p>
          </table:table-cell>
          <table:table-cell office:value-type="float" office:value="19.7965" calcext:value-type="float">
            <text:p>19.7965</text:p>
          </table:table-cell>
          <table:table-cell office:value-type="float" office:value="21.9984" calcext:value-type="float">
            <text:p>21.9984</text:p>
          </table:table-cell>
          <table:table-cell office:value-type="float" office:value="19.9359" calcext:value-type="float">
            <text:p>19.9359</text:p>
          </table:table-cell>
          <table:table-cell office:value-type="float" office:value="4.2485" calcext:value-type="float">
            <text:p>4.2485</text:p>
          </table:table-cell>
          <table:table-cell office:value-type="float" office:value="18.3849" calcext:value-type="float">
            <text:p>18.3849</text:p>
          </table:table-cell>
          <table:table-cell office:value-type="float" office:value="18.2985" calcext:value-type="float">
            <text:p>18.2985</text:p>
          </table:table-cell>
          <table:table-cell office:value-type="float" office:value="7.0645" calcext:value-type="float">
            <text:p>7.0645</text:p>
          </table:table-cell>
          <table:table-cell office:value-type="float" office:value="25.4178" calcext:value-type="float">
            <text:p>25.4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9" calcext:value-type="float">
            <text:p>9</text:p>
          </table:table-cell>
          <table:table-cell table:number-columns-repeated="10" office:value-type="float" office:value="100000" calcext:value-type="float">
            <text:p>100000</text:p>
          </table:table-cell>
          <table:table-cell office:value-type="float" office:value="11.1501" calcext:value-type="float">
            <text:p>11.1501</text:p>
          </table:table-cell>
          <table:table-cell office:value-type="float" office:value="4.3239" calcext:value-type="float">
            <text:p>4.3239</text:p>
          </table:table-cell>
          <table:table-cell office:value-type="float" office:value="10.948" calcext:value-type="float">
            <text:p>10.948</text:p>
          </table:table-cell>
          <table:table-cell office:value-type="float" office:value="9.433" calcext:value-type="float">
            <text:p>9.433</text:p>
          </table:table-cell>
          <table:table-cell office:value-type="float" office:value="20.6176" calcext:value-type="float">
            <text:p>20.6176</text:p>
          </table:table-cell>
          <table:table-cell office:value-type="float" office:value="19.7112" calcext:value-type="float">
            <text:p>19.7112</text:p>
          </table:table-cell>
          <table:table-cell office:value-type="float" office:value="14.1179" calcext:value-type="float">
            <text:p>14.1179</text:p>
          </table:table-cell>
          <table:table-cell office:value-type="float" office:value="5.7648" calcext:value-type="float">
            <text:p>5.7648</text:p>
          </table:table-cell>
          <table:table-cell office:value-type="float" office:value="13.8039" calcext:value-type="float">
            <text:p>13.8039</text:p>
          </table:table-cell>
          <table:table-cell office:value-type="float" office:value="11.4168" calcext:value-type="float">
            <text:p>11.4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office:value-type="float" office:value="5.1521" calcext:value-type="float">
            <text:p>5.1521</text:p>
          </table:table-cell>
          <table:table-cell office:value-type="float" office:value="17.9947" calcext:value-type="float">
            <text:p>17.9947</text:p>
          </table:table-cell>
          <table:table-cell office:value-type="float" office:value="15.8624" calcext:value-type="float">
            <text:p>15.8624</text:p>
          </table:table-cell>
          <table:table-cell office:value-type="float" office:value="19.1392" calcext:value-type="float">
            <text:p>19.1392</text:p>
          </table:table-cell>
          <table:table-cell office:value-type="float" office:value="13.8748" calcext:value-type="float">
            <text:p>13.8748</text:p>
          </table:table-cell>
          <table:table-cell table:number-columns-repeated="17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office:value-type="float" office:value="4.2062" calcext:value-type="float">
            <text:p>4.2062</text:p>
          </table:table-cell>
          <table:table-cell office:value-type="float" office:value="14.7112" calcext:value-type="float">
            <text:p>14.7112</text:p>
          </table:table-cell>
          <table:table-cell office:value-type="float" office:value="7.6193" calcext:value-type="float">
            <text:p>7.6193</text:p>
          </table:table-cell>
          <table:table-cell office:value-type="float" office:value="9.8359" calcext:value-type="float">
            <text:p>9.8359</text:p>
          </table:table-cell>
          <table:table-cell office:value-type="float" office:value="4.5334" calcext:value-type="float">
            <text:p>4.5334</text:p>
          </table:table-cell>
          <table:table-cell table:number-columns-repeated="17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office:value-type="float" office:value="16.7365" calcext:value-type="float">
            <text:p>16.7365</text:p>
          </table:table-cell>
          <table:table-cell office:value-type="float" office:value="21.8029" calcext:value-type="float">
            <text:p>21.8029</text:p>
          </table:table-cell>
          <table:table-cell office:value-type="float" office:value="6.2994" calcext:value-type="float">
            <text:p>6.2994</text:p>
          </table:table-cell>
          <table:table-cell office:value-type="float" office:value="3.653" calcext:value-type="float">
            <text:p>3.653</text:p>
          </table:table-cell>
          <table:table-cell office:value-type="float" office:value="8.4126" calcext:value-type="float">
            <text:p>8.4126</text:p>
          </table:table-cell>
          <table:table-cell table:number-columns-repeated="17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office:value-type="float" office:value="16.1473" calcext:value-type="float">
            <text:p>16.1473</text:p>
          </table:table-cell>
          <table:table-cell office:value-type="float" office:value="24.593" calcext:value-type="float">
            <text:p>24.593</text:p>
          </table:table-cell>
          <table:table-cell office:value-type="float" office:value="5.0307" calcext:value-type="float">
            <text:p>5.0307</text:p>
          </table:table-cell>
          <table:table-cell office:value-type="float" office:value="7.1744" calcext:value-type="float">
            <text:p>7.1744</text:p>
          </table:table-cell>
          <table:table-cell office:value-type="float" office:value="9.5669" calcext:value-type="float">
            <text:p>9.5669</text:p>
          </table:table-cell>
          <table:table-cell table:number-columns-repeated="17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office:value-type="float" office:value="23.7487" calcext:value-type="float">
            <text:p>23.7487</text:p>
          </table:table-cell>
          <table:table-cell office:value-type="float" office:value="19.6719" calcext:value-type="float">
            <text:p>19.6719</text:p>
          </table:table-cell>
          <table:table-cell office:value-type="float" office:value="17.2669" calcext:value-type="float">
            <text:p>17.2669</text:p>
          </table:table-cell>
          <table:table-cell office:value-type="float" office:value="11.7278" calcext:value-type="float">
            <text:p>11.7278</text:p>
          </table:table-cell>
          <table:table-cell office:value-type="float" office:value="15.6383" calcext:value-type="float">
            <text:p>15.6383</text:p>
          </table:table-cell>
          <table:table-cell table:number-columns-repeated="17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office:value-type="float" office:value="15.4756" calcext:value-type="float">
            <text:p>15.4756</text:p>
          </table:table-cell>
          <table:table-cell office:value-type="float" office:value="2.2424" calcext:value-type="float">
            <text:p>2.2424</text:p>
          </table:table-cell>
          <table:table-cell office:value-type="float" office:value="21.5488" calcext:value-type="float">
            <text:p>21.5488</text:p>
          </table:table-cell>
          <table:table-cell office:value-type="float" office:value="19.8865" calcext:value-type="float">
            <text:p>19.8865</text:p>
          </table:table-cell>
          <table:table-cell office:value-type="float" office:value="16.5943" calcext:value-type="float">
            <text:p>16.5943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15.4305" calcext:value-type="float">
            <text:p>15.4305</text:p>
          </table:table-cell>
          <table:table-cell office:value-type="float" office:value="23.5331" calcext:value-type="float">
            <text:p>23.5331</text:p>
          </table:table-cell>
          <table:table-cell office:value-type="float" office:value="26.0506" calcext:value-type="float">
            <text:p>26.0506</text:p>
          </table:table-cell>
          <table:table-cell office:value-type="float" office:value="21.8999" calcext:value-type="float">
            <text:p>21.8999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19.5471" calcext:value-type="float">
            <text:p>19.5471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4.8785" calcext:value-type="float">
            <text:p>4.8785</text:p>
          </table:table-cell>
          <table:table-cell office:value-type="float" office:value="9.8364" calcext:value-type="float">
            <text:p>9.8364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3.6957" calcext:value-type="float">
            <text:p>23.6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5.1643" calcext:value-type="float">
            <text:p>5.1643</text:p>
          </table:table-cell>
          <table:table-cell office:value-type="float" office:value="10.0925" calcext:value-type="float">
            <text:p>10.0925</text:p>
          </table:table-cell>
          <table:table-cell office:value-type="float" office:value="7.3342" calcext:value-type="float">
            <text:p>7.3342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office:value-type="float" office:value="12.2832" calcext:value-type="float">
            <text:p>12.2832</text:p>
          </table:table-cell>
          <table:table-cell office:value-type="float" office:value="21.1035" calcext:value-type="float">
            <text:p>21.1035</text:p>
          </table:table-cell>
          <table:table-cell office:value-type="float" office:value="1.0705" calcext:value-type="float">
            <text:p>1.0705</text:p>
          </table:table-cell>
          <table:table-cell office:value-type="float" office:value="5.4471" calcext:value-type="float">
            <text:p>5.4471</text:p>
          </table:table-cell>
          <table:table-cell office:value-type="float" office:value="5.8353" calcext:value-type="float">
            <text:p>5.8353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6.8856" calcext:value-type="float">
            <text:p>16.8856</text:p>
          </table:table-cell>
          <table:table-cell office:value-type="float" office:value="8.6856" calcext:value-type="float">
            <text:p>8.68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.9678" calcext:value-type="float">
            <text:p>3.9678</text:p>
          </table:table-cell>
          <table:table-cell office:value-type="float" office:value="17.0559" calcext:value-type="float">
            <text:p>17.0559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office:value-type="float" office:value="13.2634" calcext:value-type="float">
            <text:p>13.2634</text:p>
          </table:table-cell>
          <table:table-cell office:value-type="float" office:value="7.8702" calcext:value-type="float">
            <text:p>7.8702</text:p>
          </table:table-cell>
          <table:table-cell office:value-type="float" office:value="13.6914" calcext:value-type="float">
            <text:p>13.6914</text:p>
          </table:table-cell>
          <table:table-cell office:value-type="float" office:value="10.5671" calcext:value-type="float">
            <text:p>10.5671</text:p>
          </table:table-cell>
          <table:table-cell office:value-type="float" office:value="8.9816" calcext:value-type="float">
            <text:p>8.9816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7.6763" calcext:value-type="float">
            <text:p>17.6763</text:p>
          </table:table-cell>
          <table:table-cell office:value-type="float" office:value="10.5473" calcext:value-type="float">
            <text:p>10.5473</text:p>
          </table:table-cell>
          <table:table-cell office:value-type="float" office:value="14.1101" calcext:value-type="float">
            <text:p>14.11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9468" calcext:value-type="float">
            <text:p>12.9468</text:p>
          </table:table-cell>
          <table:table-cell table:number-columns-repeated="5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office:value-type="float" office:value="18.2281" calcext:value-type="float">
            <text:p>18.2281</text:p>
          </table:table-cell>
          <table:table-cell office:value-type="float" office:value="28.2173" calcext:value-type="float">
            <text:p>28.2173</text:p>
          </table:table-cell>
          <table:table-cell office:value-type="float" office:value="8.0339" calcext:value-type="float">
            <text:p>8.0339</text:p>
          </table:table-cell>
          <table:table-cell office:value-type="float" office:value="11.1686" calcext:value-type="float">
            <text:p>11.1686</text:p>
          </table:table-cell>
          <table:table-cell office:value-type="float" office:value="12.9629" calcext:value-type="float">
            <text:p>12.9629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2.0773" calcext:value-type="float">
            <text:p>22.0773</text:p>
          </table:table-cell>
          <table:table-cell office:value-type="float" office:value="15.2918" calcext:value-type="float">
            <text:p>15.2918</text:p>
          </table:table-cell>
          <table:table-cell office:value-type="float" office:value="8.7454" calcext:value-type="float">
            <text:p>8.7454</text:p>
          </table:table-cell>
          <table:table-cell office:value-type="float" office:value="4.0017" calcext:value-type="float">
            <text:p>4.0017</text:p>
          </table:table-cell>
          <table:table-cell table:number-columns-repeated="6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7598" calcext:value-type="float">
            <text:p>7.7598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9.7117" calcext:value-type="float">
            <text:p>9.7117</text:p>
          </table:table-cell>
          <table:table-cell office:value-type="float" office:value="9.0249" calcext:value-type="float">
            <text:p>9.0249</text:p>
          </table:table-cell>
          <table:table-cell office:value-type="float" office:value="4.7819" calcext:value-type="float">
            <text:p>4.7819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4.8254" calcext:value-type="float">
            <text:p>4.8254</text:p>
          </table:table-cell>
          <table:table-cell office:value-type="float" office:value="12.5698" calcext:value-type="float">
            <text:p>12.5698</text:p>
          </table:table-cell>
          <table:table-cell office:value-type="float" office:value="14.3321" calcext:value-type="float">
            <text:p>14.3321</text:p>
          </table:table-cell>
          <table:table-cell office:value-type="float" office:value="16.402" calcext:value-type="float">
            <text:p>16.402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154" calcext:value-type="float">
            <text:p>15.154</text:p>
          </table:table-cell>
          <table:table-cell office:value-type="float" office:value="21.4249" calcext:value-type="float">
            <text:p>21.4249</text:p>
          </table:table-cell>
          <table:table-cell office:value-type="float" office:value="4.4354" calcext:value-type="float">
            <text:p>4.4354</text:p>
          </table:table-cell>
          <table:table-cell office:value-type="float" office:value="3.4694" calcext:value-type="float">
            <text:p>3.4694</text:p>
          </table:table-cell>
          <table:table-cell office:value-type="float" office:value="7.1811" calcext:value-type="float">
            <text:p>7.1811</text:p>
          </table:table-cell>
          <table:table-cell table:number-columns-repeated="5" office:value-type="float" office:value="100000" calcext:value-type="float">
            <text:p>100000</text:p>
          </table:table-cell>
          <table:table-cell office:value-type="float" office:value="20.0252" calcext:value-type="float">
            <text:p>20.0252</text:p>
          </table:table-cell>
          <table:table-cell office:value-type="float" office:value="11.1695" calcext:value-type="float">
            <text:p>11.1695</text:p>
          </table:table-cell>
          <table:table-cell office:value-type="float" office:value="1.8918" calcext:value-type="float">
            <text:p>1.8918</text:p>
          </table:table-cell>
          <table:table-cell office:value-type="float" office:value="3.7822" calcext:value-type="float">
            <text:p>3.7822</text:p>
          </table:table-cell>
          <table:table-cell office:value-type="float" office:value="13.948" calcext:value-type="float">
            <text:p>13.948</text:p>
          </table:table-cell>
          <table:table-cell table:number-columns-repeated="6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>
            <office:annotation draw:style-name="gr2" draw:text-style-name="P3" svg:width="1.1413in" svg:height="0.7083in" svg:x="0.5287in" svg:y="8.6539in" draw:caption-point-x="-0.2402in" draw:caption-point-y="0.5945in">
              <dc:date>2023-09-22T00:00:00</dc:date>
              <text:p text:style-name="P2"><text:span text:style-name="T1">Cost</text:span></text:p>
              <text:p text:style-name="P2"><text:span text:style-name="T1"/></text:p>
            </office:annotation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96" office:value-type="float" office:value="0" calcext:value-type="float">
            <text:p>0</text:p>
          </table:table-cell>
          <table:table-cell table:formula="of:=[.B29]*0.046" office:value-type="float" office:value="4600" calcext:value-type="float">
            <text:p>4600</text:p>
          </table:table-cell>
          <table:table-cell table:formula="of:=[.C29]*0.046" office:value-type="float" office:value="4600" calcext:value-type="float">
            <text:p>4600</text:p>
          </table:table-cell>
          <table:table-cell table:formula="of:=[.D29]*0.046" office:value-type="float" office:value="4600" calcext:value-type="float">
            <text:p>4600</text:p>
          </table:table-cell>
          <table:table-cell table:formula="of:=[.E29]*0.046" office:value-type="float" office:value="4600" calcext:value-type="float">
            <text:p>4600</text:p>
          </table:table-cell>
          <table:table-cell table:formula="of:=[.F29]*0.046" office:value-type="float" office:value="4600" calcext:value-type="float">
            <text:p>4600</text:p>
          </table:table-cell>
          <table:table-cell table:formula="of:=[.G29]*0.046" office:value-type="float" office:value="1.088935" calcext:value-type="float">
            <text:p>1.088935</text:p>
          </table:table-cell>
          <table:table-cell table:formula="of:=[.H29]*0.046" office:value-type="float" office:value="4600" calcext:value-type="float">
            <text:p>4600</text:p>
          </table:table-cell>
          <table:table-cell table:formula="of:=[.I29]*0.046" office:value-type="float" office:value="4600" calcext:value-type="float">
            <text:p>4600</text:p>
          </table:table-cell>
          <table:table-cell table:formula="of:=[.J29]*0.046" office:value-type="float" office:value="4600" calcext:value-type="float">
            <text:p>4600</text:p>
          </table:table-cell>
          <table:table-cell table:formula="of:=[.K29]*0.046" office:value-type="float" office:value="4600" calcext:value-type="float">
            <text:p>4600</text:p>
          </table:table-cell>
          <table:table-cell table:formula="of:=[.L29]*0.046" office:value-type="float" office:value="4600" calcext:value-type="float">
            <text:p>4600</text:p>
          </table:table-cell>
          <table:table-cell table:formula="of:=[.M29]*0.046" office:value-type="float" office:value="4600" calcext:value-type="float">
            <text:p>4600</text:p>
          </table:table-cell>
          <table:table-cell table:formula="of:=[.N29]*0.046" office:value-type="float" office:value="4600" calcext:value-type="float">
            <text:p>4600</text:p>
          </table:table-cell>
          <table:table-cell table:formula="of:=[.O29]*0.046" office:value-type="float" office:value="4600" calcext:value-type="float">
            <text:p>4600</text:p>
          </table:table-cell>
          <table:table-cell table:formula="of:=[.P29]*0.046" office:value-type="float" office:value="4600" calcext:value-type="float">
            <text:p>4600</text:p>
          </table:table-cell>
          <table:table-cell table:formula="of:=[.Q29]*0.046" office:value-type="float" office:value="4600" calcext:value-type="float">
            <text:p>4600</text:p>
          </table:table-cell>
          <table:table-cell table:formula="of:=[.R29]*0.046" office:value-type="float" office:value="4600" calcext:value-type="float">
            <text:p>4600</text:p>
          </table:table-cell>
          <table:table-cell table:formula="of:=[.S29]*0.046" office:value-type="float" office:value="4600" calcext:value-type="float">
            <text:p>4600</text:p>
          </table:table-cell>
          <table:table-cell table:formula="of:=[.T29]*0.046" office:value-type="float" office:value="4600" calcext:value-type="float">
            <text:p>4600</text:p>
          </table:table-cell>
          <table:table-cell table:formula="of:=[.U29]*0.046" office:value-type="float" office:value="4600" calcext:value-type="float">
            <text:p>4600</text:p>
          </table:table-cell>
          <table:table-cell table:formula="of:=[.V29]*0.046" office:value-type="float" office:value="4600" calcext:value-type="float">
            <text:p>4600</text:p>
          </table:table-cell>
          <table:table-cell table:formula="of:=[.W29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formula="of:=[.B30]*0.046" office:value-type="float" office:value="4600" calcext:value-type="float">
            <text:p>4600</text:p>
          </table:table-cell>
          <table:table-cell table:formula="of:=[.C30]*0.046" office:value-type="float" office:value="4600" calcext:value-type="float">
            <text:p>4600</text:p>
          </table:table-cell>
          <table:table-cell table:formula="of:=[.D30]*0.046" office:value-type="float" office:value="4600" calcext:value-type="float">
            <text:p>4600</text:p>
          </table:table-cell>
          <table:table-cell table:formula="of:=[.E30]*0.046" office:value-type="float" office:value="4600" calcext:value-type="float">
            <text:p>4600</text:p>
          </table:table-cell>
          <table:table-cell table:formula="of:=[.F30]*0.046" office:value-type="float" office:value="4600" calcext:value-type="float">
            <text:p>4600</text:p>
          </table:table-cell>
          <table:table-cell table:formula="of:=[.G30]*0.046" office:value-type="float" office:value="4600" calcext:value-type="float">
            <text:p>4600</text:p>
          </table:table-cell>
          <table:table-cell table:formula="of:=[.H30]*0.046" office:value-type="float" office:value="0.838258" calcext:value-type="float">
            <text:p>0.838258</text:p>
          </table:table-cell>
          <table:table-cell table:formula="of:=[.I30]*0.046" office:value-type="float" office:value="4600" calcext:value-type="float">
            <text:p>4600</text:p>
          </table:table-cell>
          <table:table-cell table:formula="of:=[.J30]*0.046" office:value-type="float" office:value="4600" calcext:value-type="float">
            <text:p>4600</text:p>
          </table:table-cell>
          <table:table-cell table:formula="of:=[.K30]*0.046" office:value-type="float" office:value="4600" calcext:value-type="float">
            <text:p>4600</text:p>
          </table:table-cell>
          <table:table-cell table:formula="of:=[.L30]*0.046" office:value-type="float" office:value="4600" calcext:value-type="float">
            <text:p>4600</text:p>
          </table:table-cell>
          <table:table-cell table:formula="of:=[.M30]*0.046" office:value-type="float" office:value="4600" calcext:value-type="float">
            <text:p>4600</text:p>
          </table:table-cell>
          <table:table-cell table:formula="of:=[.N30]*0.046" office:value-type="float" office:value="4600" calcext:value-type="float">
            <text:p>4600</text:p>
          </table:table-cell>
          <table:table-cell table:formula="of:=[.O30]*0.046" office:value-type="float" office:value="4600" calcext:value-type="float">
            <text:p>4600</text:p>
          </table:table-cell>
          <table:table-cell table:formula="of:=[.P30]*0.046" office:value-type="float" office:value="4600" calcext:value-type="float">
            <text:p>4600</text:p>
          </table:table-cell>
          <table:table-cell table:formula="of:=[.Q30]*0.046" office:value-type="float" office:value="4600" calcext:value-type="float">
            <text:p>4600</text:p>
          </table:table-cell>
          <table:table-cell table:formula="of:=[.R30]*0.046" office:value-type="float" office:value="4600" calcext:value-type="float">
            <text:p>4600</text:p>
          </table:table-cell>
          <table:table-cell table:formula="of:=[.S30]*0.046" office:value-type="float" office:value="4600" calcext:value-type="float">
            <text:p>4600</text:p>
          </table:table-cell>
          <table:table-cell table:formula="of:=[.T30]*0.046" office:value-type="float" office:value="4600" calcext:value-type="float">
            <text:p>4600</text:p>
          </table:table-cell>
          <table:table-cell table:formula="of:=[.U30]*0.046" office:value-type="float" office:value="4600" calcext:value-type="float">
            <text:p>4600</text:p>
          </table:table-cell>
          <table:table-cell table:formula="of:=[.V30]*0.046" office:value-type="float" office:value="4600" calcext:value-type="float">
            <text:p>4600</text:p>
          </table:table-cell>
          <table:table-cell table:formula="of:=[.W30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96" office:value-type="float" office:value="2" calcext:value-type="float">
            <text:p>2</text:p>
          </table:table-cell>
          <table:table-cell table:formula="of:=[.B31]*0.046" office:value-type="float" office:value="4600" calcext:value-type="float">
            <text:p>4600</text:p>
          </table:table-cell>
          <table:table-cell table:formula="of:=[.C31]*0.046" office:value-type="float" office:value="4600" calcext:value-type="float">
            <text:p>4600</text:p>
          </table:table-cell>
          <table:table-cell table:formula="of:=[.D31]*0.046" office:value-type="float" office:value="4600" calcext:value-type="float">
            <text:p>4600</text:p>
          </table:table-cell>
          <table:table-cell table:formula="of:=[.E31]*0.046" office:value-type="float" office:value="4600" calcext:value-type="float">
            <text:p>4600</text:p>
          </table:table-cell>
          <table:table-cell table:formula="of:=[.F31]*0.046" office:value-type="float" office:value="4600" calcext:value-type="float">
            <text:p>4600</text:p>
          </table:table-cell>
          <table:table-cell table:formula="of:=[.G31]*0.046" office:value-type="float" office:value="4600" calcext:value-type="float">
            <text:p>4600</text:p>
          </table:table-cell>
          <table:table-cell table:formula="of:=[.H31]*0.046" office:value-type="float" office:value="4600" calcext:value-type="float">
            <text:p>4600</text:p>
          </table:table-cell>
          <table:table-cell table:formula="of:=[.I31]*0.046" office:value-type="float" office:value="0.4818408" calcext:value-type="float">
            <text:p>0.4818408</text:p>
          </table:table-cell>
          <table:table-cell table:formula="of:=[.J31]*0.046" office:value-type="float" office:value="4600" calcext:value-type="float">
            <text:p>4600</text:p>
          </table:table-cell>
          <table:table-cell table:formula="of:=[.K31]*0.046" office:value-type="float" office:value="4600" calcext:value-type="float">
            <text:p>4600</text:p>
          </table:table-cell>
          <table:table-cell table:formula="of:=[.L31]*0.046" office:value-type="float" office:value="4600" calcext:value-type="float">
            <text:p>4600</text:p>
          </table:table-cell>
          <table:table-cell table:formula="of:=[.M31]*0.046" office:value-type="float" office:value="4600" calcext:value-type="float">
            <text:p>4600</text:p>
          </table:table-cell>
          <table:table-cell table:formula="of:=[.N31]*0.046" office:value-type="float" office:value="4600" calcext:value-type="float">
            <text:p>4600</text:p>
          </table:table-cell>
          <table:table-cell table:formula="of:=[.O31]*0.046" office:value-type="float" office:value="4600" calcext:value-type="float">
            <text:p>4600</text:p>
          </table:table-cell>
          <table:table-cell table:formula="of:=[.P31]*0.046" office:value-type="float" office:value="4600" calcext:value-type="float">
            <text:p>4600</text:p>
          </table:table-cell>
          <table:table-cell table:formula="of:=[.Q31]*0.046" office:value-type="float" office:value="4600" calcext:value-type="float">
            <text:p>4600</text:p>
          </table:table-cell>
          <table:table-cell table:formula="of:=[.R31]*0.046" office:value-type="float" office:value="4600" calcext:value-type="float">
            <text:p>4600</text:p>
          </table:table-cell>
          <table:table-cell table:formula="of:=[.S31]*0.046" office:value-type="float" office:value="4600" calcext:value-type="float">
            <text:p>4600</text:p>
          </table:table-cell>
          <table:table-cell table:formula="of:=[.T31]*0.046" office:value-type="float" office:value="4600" calcext:value-type="float">
            <text:p>4600</text:p>
          </table:table-cell>
          <table:table-cell table:formula="of:=[.U31]*0.046" office:value-type="float" office:value="4600" calcext:value-type="float">
            <text:p>4600</text:p>
          </table:table-cell>
          <table:table-cell table:formula="of:=[.V31]*0.046" office:value-type="float" office:value="4600" calcext:value-type="float">
            <text:p>4600</text:p>
          </table:table-cell>
          <table:table-cell table:formula="of:=[.W31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96" office:value-type="float" office:value="3" calcext:value-type="float">
            <text:p>3</text:p>
          </table:table-cell>
          <table:table-cell table:formula="of:=[.B32]*0.046" office:value-type="float" office:value="4600" calcext:value-type="float">
            <text:p>4600</text:p>
          </table:table-cell>
          <table:table-cell table:formula="of:=[.C32]*0.046" office:value-type="float" office:value="4600" calcext:value-type="float">
            <text:p>4600</text:p>
          </table:table-cell>
          <table:table-cell table:formula="of:=[.D32]*0.046" office:value-type="float" office:value="4600" calcext:value-type="float">
            <text:p>4600</text:p>
          </table:table-cell>
          <table:table-cell table:formula="of:=[.E32]*0.046" office:value-type="float" office:value="4600" calcext:value-type="float">
            <text:p>4600</text:p>
          </table:table-cell>
          <table:table-cell table:formula="of:=[.F32]*0.046" office:value-type="float" office:value="4600" calcext:value-type="float">
            <text:p>4600</text:p>
          </table:table-cell>
          <table:table-cell table:formula="of:=[.G32]*0.046" office:value-type="float" office:value="4600" calcext:value-type="float">
            <text:p>4600</text:p>
          </table:table-cell>
          <table:table-cell table:formula="of:=[.H32]*0.046" office:value-type="float" office:value="4600" calcext:value-type="float">
            <text:p>4600</text:p>
          </table:table-cell>
          <table:table-cell table:formula="of:=[.I32]*0.046" office:value-type="float" office:value="4600" calcext:value-type="float">
            <text:p>4600</text:p>
          </table:table-cell>
          <table:table-cell table:formula="of:=[.J32]*0.046" office:value-type="float" office:value="0.7427574" calcext:value-type="float">
            <text:p>0.7427574</text:p>
          </table:table-cell>
          <table:table-cell table:formula="of:=[.K32]*0.046" office:value-type="float" office:value="4600" calcext:value-type="float">
            <text:p>4600</text:p>
          </table:table-cell>
          <table:table-cell table:formula="of:=[.L32]*0.046" office:value-type="float" office:value="4600" calcext:value-type="float">
            <text:p>4600</text:p>
          </table:table-cell>
          <table:table-cell table:formula="of:=[.M32]*0.046" office:value-type="float" office:value="4600" calcext:value-type="float">
            <text:p>4600</text:p>
          </table:table-cell>
          <table:table-cell table:formula="of:=[.N32]*0.046" office:value-type="float" office:value="4600" calcext:value-type="float">
            <text:p>4600</text:p>
          </table:table-cell>
          <table:table-cell table:formula="of:=[.O32]*0.046" office:value-type="float" office:value="4600" calcext:value-type="float">
            <text:p>4600</text:p>
          </table:table-cell>
          <table:table-cell table:formula="of:=[.P32]*0.046" office:value-type="float" office:value="4600" calcext:value-type="float">
            <text:p>4600</text:p>
          </table:table-cell>
          <table:table-cell table:formula="of:=[.Q32]*0.046" office:value-type="float" office:value="4600" calcext:value-type="float">
            <text:p>4600</text:p>
          </table:table-cell>
          <table:table-cell table:formula="of:=[.R32]*0.046" office:value-type="float" office:value="4600" calcext:value-type="float">
            <text:p>4600</text:p>
          </table:table-cell>
          <table:table-cell table:formula="of:=[.S32]*0.046" office:value-type="float" office:value="4600" calcext:value-type="float">
            <text:p>4600</text:p>
          </table:table-cell>
          <table:table-cell table:formula="of:=[.T32]*0.046" office:value-type="float" office:value="4600" calcext:value-type="float">
            <text:p>4600</text:p>
          </table:table-cell>
          <table:table-cell table:formula="of:=[.U32]*0.046" office:value-type="float" office:value="4600" calcext:value-type="float">
            <text:p>4600</text:p>
          </table:table-cell>
          <table:table-cell table:formula="of:=[.V32]*0.046" office:value-type="float" office:value="4600" calcext:value-type="float">
            <text:p>4600</text:p>
          </table:table-cell>
          <table:table-cell table:formula="of:=[.W32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96" office:value-type="float" office:value="4" calcext:value-type="float">
            <text:p>4</text:p>
          </table:table-cell>
          <table:table-cell table:formula="of:=[.B33]*0.046" office:value-type="float" office:value="4600" calcext:value-type="float">
            <text:p>4600</text:p>
          </table:table-cell>
          <table:table-cell table:formula="of:=[.C33]*0.046" office:value-type="float" office:value="4600" calcext:value-type="float">
            <text:p>4600</text:p>
          </table:table-cell>
          <table:table-cell table:formula="of:=[.D33]*0.046" office:value-type="float" office:value="4600" calcext:value-type="float">
            <text:p>4600</text:p>
          </table:table-cell>
          <table:table-cell table:formula="of:=[.E33]*0.046" office:value-type="float" office:value="4600" calcext:value-type="float">
            <text:p>4600</text:p>
          </table:table-cell>
          <table:table-cell table:formula="of:=[.F33]*0.046" office:value-type="float" office:value="4600" calcext:value-type="float">
            <text:p>4600</text:p>
          </table:table-cell>
          <table:table-cell table:formula="of:=[.G33]*0.046" office:value-type="float" office:value="4600" calcext:value-type="float">
            <text:p>4600</text:p>
          </table:table-cell>
          <table:table-cell table:formula="of:=[.H33]*0.046" office:value-type="float" office:value="4600" calcext:value-type="float">
            <text:p>4600</text:p>
          </table:table-cell>
          <table:table-cell table:formula="of:=[.I33]*0.046" office:value-type="float" office:value="4600" calcext:value-type="float">
            <text:p>4600</text:p>
          </table:table-cell>
          <table:table-cell table:formula="of:=[.J33]*0.046" office:value-type="float" office:value="4600" calcext:value-type="float">
            <text:p>4600</text:p>
          </table:table-cell>
          <table:table-cell table:formula="of:=[.K33]*0.046" office:value-type="float" office:value="4600" calcext:value-type="float">
            <text:p>4600</text:p>
          </table:table-cell>
          <table:table-cell table:formula="of:=[.L33]*0.046" office:value-type="float" office:value="4600" calcext:value-type="float">
            <text:p>4600</text:p>
          </table:table-cell>
          <table:table-cell table:formula="of:=[.M33]*0.046" office:value-type="float" office:value="4600" calcext:value-type="float">
            <text:p>4600</text:p>
          </table:table-cell>
          <table:table-cell table:formula="of:=[.N33]*0.046" office:value-type="float" office:value="4600" calcext:value-type="float">
            <text:p>4600</text:p>
          </table:table-cell>
          <table:table-cell table:formula="of:=[.O33]*0.046" office:value-type="float" office:value="4600" calcext:value-type="float">
            <text:p>4600</text:p>
          </table:table-cell>
          <table:table-cell table:formula="of:=[.P33]*0.046" office:value-type="float" office:value="4600" calcext:value-type="float">
            <text:p>4600</text:p>
          </table:table-cell>
          <table:table-cell table:formula="of:=[.Q33]*0.046" office:value-type="float" office:value="4600" calcext:value-type="float">
            <text:p>4600</text:p>
          </table:table-cell>
          <table:table-cell table:formula="of:=[.R33]*0.046" office:value-type="float" office:value="4600" calcext:value-type="float">
            <text:p>4600</text:p>
          </table:table-cell>
          <table:table-cell table:formula="of:=[.S33]*0.046" office:value-type="float" office:value="4600" calcext:value-type="float">
            <text:p>4600</text:p>
          </table:table-cell>
          <table:table-cell table:formula="of:=[.T33]*0.046" office:value-type="float" office:value="4600" calcext:value-type="float">
            <text:p>4600</text:p>
          </table:table-cell>
          <table:table-cell table:formula="of:=[.U33]*0.046" office:value-type="float" office:value="4600" calcext:value-type="float">
            <text:p>4600</text:p>
          </table:table-cell>
          <table:table-cell table:formula="of:=[.V33]*0.046" office:value-type="float" office:value="4600" calcext:value-type="float">
            <text:p>4600</text:p>
          </table:table-cell>
          <table:table-cell table:formula="of:=[.W33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109" office:value-type="float" office:value="5" calcext:value-type="float">
            <text:p>5</text:p>
          </table:table-cell>
          <table:table-cell table:formula="of:=[.B34]*0.046" office:value-type="float" office:value="4600" calcext:value-type="float">
            <text:p>4600</text:p>
          </table:table-cell>
          <table:table-cell table:formula="of:=[.C34]*0.046" office:value-type="float" office:value="4600" calcext:value-type="float">
            <text:p>4600</text:p>
          </table:table-cell>
          <table:table-cell table:formula="of:=[.D34]*0.046" office:value-type="float" office:value="4600" calcext:value-type="float">
            <text:p>4600</text:p>
          </table:table-cell>
          <table:table-cell table:formula="of:=[.E34]*0.046" office:value-type="float" office:value="0.4673278" calcext:value-type="float">
            <text:p>0.4673278</text:p>
          </table:table-cell>
          <table:table-cell table:formula="of:=[.F34]*0.046" office:value-type="float" office:value="4600" calcext:value-type="float">
            <text:p>4600</text:p>
          </table:table-cell>
          <table:table-cell table:formula="of:=[.G34]*0.046" office:value-type="float" office:value="4600" calcext:value-type="float">
            <text:p>4600</text:p>
          </table:table-cell>
          <table:table-cell table:formula="of:=[.H34]*0.046" office:value-type="float" office:value="4600" calcext:value-type="float">
            <text:p>4600</text:p>
          </table:table-cell>
          <table:table-cell table:formula="of:=[.I34]*0.046" office:value-type="float" office:value="4600" calcext:value-type="float">
            <text:p>4600</text:p>
          </table:table-cell>
          <table:table-cell table:formula="of:=[.J34]*0.046" office:value-type="float" office:value="4600" calcext:value-type="float">
            <text:p>4600</text:p>
          </table:table-cell>
          <table:table-cell table:formula="of:=[.K34]*0.046" office:value-type="float" office:value="4600" calcext:value-type="float">
            <text:p>4600</text:p>
          </table:table-cell>
          <table:table-cell table:formula="of:=[.L34]*0.046" office:value-type="float" office:value="1.3258948" calcext:value-type="float">
            <text:p>1.3258948</text:p>
          </table:table-cell>
          <table:table-cell table:formula="of:=[.M34]*0.046" office:value-type="float" office:value="0.8972438" calcext:value-type="float">
            <text:p>0.8972438</text:p>
          </table:table-cell>
          <table:table-cell table:formula="of:=[.N34]*0.046" office:value-type="float" office:value="0.4427914" calcext:value-type="float">
            <text:p>0.4427914</text:p>
          </table:table-cell>
          <table:table-cell table:formula="of:=[.O34]*0.046" office:value-type="float" office:value="0.6602886" calcext:value-type="float">
            <text:p>0.6602886</text:p>
          </table:table-cell>
          <table:table-cell table:formula="of:=[.P34]*0.046" office:value-type="float" office:value="0.2020136" calcext:value-type="float">
            <text:p>0.2020136</text:p>
          </table:table-cell>
          <table:table-cell table:formula="of:=[.Q34]*0.046" office:value-type="float" office:value="1.1303718" calcext:value-type="float">
            <text:p>1.1303718</text:p>
          </table:table-cell>
          <table:table-cell table:formula="of:=[.R34]*0.046" office:value-type="float" office:value="0.2431008" calcext:value-type="float">
            <text:p>0.2431008</text:p>
          </table:table-cell>
          <table:table-cell table:formula="of:=[.S34]*0.046" office:value-type="float" office:value="0.685745" calcext:value-type="float">
            <text:p>0.685745</text:p>
          </table:table-cell>
          <table:table-cell table:formula="of:=[.T34]*0.046" office:value-type="float" office:value="0.688505" calcext:value-type="float">
            <text:p>0.688505</text:p>
          </table:table-cell>
          <table:table-cell table:formula="of:=[.U34]*0.046" office:value-type="float" office:value="0.8147244" calcext:value-type="float">
            <text:p>0.8147244</text:p>
          </table:table-cell>
          <table:table-cell table:formula="of:=[.V34]*0.046" office:value-type="float" office:value="0" calcext:value-type="float">
            <text:p>0</text:p>
          </table:table-cell>
          <table:table-cell table:formula="of:=[.W34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6" calcext:value-type="float">
            <text:p>6</text:p>
          </table:table-cell>
          <table:table-cell table:formula="of:=[.B35]*0.046" office:value-type="float" office:value="0.1415374" calcext:value-type="float">
            <text:p>0.1415374</text:p>
          </table:table-cell>
          <table:table-cell table:formula="of:=[.C35]*0.046" office:value-type="float" office:value="4600" calcext:value-type="float">
            <text:p>4600</text:p>
          </table:table-cell>
          <table:table-cell table:formula="of:=[.D35]*0.046" office:value-type="float" office:value="4600" calcext:value-type="float">
            <text:p>4600</text:p>
          </table:table-cell>
          <table:table-cell table:formula="of:=[.E35]*0.046" office:value-type="float" office:value="0.7400434" calcext:value-type="float">
            <text:p>0.7400434</text:p>
          </table:table-cell>
          <table:table-cell table:formula="of:=[.F35]*0.046" office:value-type="float" office:value="4600" calcext:value-type="float">
            <text:p>4600</text:p>
          </table:table-cell>
          <table:table-cell table:formula="of:=[.G35]*0.046" office:value-type="float" office:value="4600" calcext:value-type="float">
            <text:p>4600</text:p>
          </table:table-cell>
          <table:table-cell table:formula="of:=[.H35]*0.046" office:value-type="float" office:value="4600" calcext:value-type="float">
            <text:p>4600</text:p>
          </table:table-cell>
          <table:table-cell table:formula="of:=[.I35]*0.046" office:value-type="float" office:value="4600" calcext:value-type="float">
            <text:p>4600</text:p>
          </table:table-cell>
          <table:table-cell table:formula="of:=[.J35]*0.046" office:value-type="float" office:value="4600" calcext:value-type="float">
            <text:p>4600</text:p>
          </table:table-cell>
          <table:table-cell table:formula="of:=[.K35]*0.046" office:value-type="float" office:value="4600" calcext:value-type="float">
            <text:p>4600</text:p>
          </table:table-cell>
          <table:table-cell table:formula="of:=[.L35]*0.046" office:value-type="float" office:value="0.1662072" calcext:value-type="float">
            <text:p>0.1662072</text:p>
          </table:table-cell>
          <table:table-cell table:formula="of:=[.M35]*0.046" office:value-type="float" office:value="0.3048742" calcext:value-type="float">
            <text:p>0.3048742</text:p>
          </table:table-cell>
          <table:table-cell table:formula="of:=[.N35]*0.046" office:value-type="float" office:value="0.8459308" calcext:value-type="float">
            <text:p>0.8459308</text:p>
          </table:table-cell>
          <table:table-cell table:formula="of:=[.O35]*0.046" office:value-type="float" office:value="0.7822944" calcext:value-type="float">
            <text:p>0.7822944</text:p>
          </table:table-cell>
          <table:table-cell table:formula="of:=[.P35]*0.046" office:value-type="float" office:value="1.2148922" calcext:value-type="float">
            <text:p>1.2148922</text:p>
          </table:table-cell>
          <table:table-cell table:formula="of:=[.Q35]*0.046" office:value-type="float" office:value="0.8353416" calcext:value-type="float">
            <text:p>0.8353416</text:p>
          </table:table-cell>
          <table:table-cell table:formula="of:=[.R35]*0.046" office:value-type="float" office:value="0.9568276" calcext:value-type="float">
            <text:p>0.9568276</text:p>
          </table:table-cell>
          <table:table-cell table:formula="of:=[.S35]*0.046" office:value-type="float" office:value="0.6163448" calcext:value-type="float">
            <text:p>0.6163448</text:p>
          </table:table-cell>
          <table:table-cell table:formula="of:=[.T35]*0.046" office:value-type="float" office:value="0.7507476" calcext:value-type="float">
            <text:p>0.7507476</text:p>
          </table:table-cell>
          <table:table-cell table:formula="of:=[.U35]*0.046" office:value-type="float" office:value="0.8493762" calcext:value-type="float">
            <text:p>0.8493762</text:p>
          </table:table-cell>
          <table:table-cell table:formula="of:=[.V35]*0.046" office:value-type="float" office:value="0" calcext:value-type="float">
            <text:p>0</text:p>
          </table:table-cell>
          <table:table-cell table:formula="of:=[.W35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7" calcext:value-type="float">
            <text:p>7</text:p>
          </table:table-cell>
          <table:table-cell table:formula="of:=[.B36]*0.046" office:value-type="float" office:value="0.7703114" calcext:value-type="float">
            <text:p>0.7703114</text:p>
          </table:table-cell>
          <table:table-cell table:formula="of:=[.C36]*0.046" office:value-type="float" office:value="4600" calcext:value-type="float">
            <text:p>4600</text:p>
          </table:table-cell>
          <table:table-cell table:formula="of:=[.D36]*0.046" office:value-type="float" office:value="4600" calcext:value-type="float">
            <text:p>4600</text:p>
          </table:table-cell>
          <table:table-cell table:formula="of:=[.E36]*0.046" office:value-type="float" office:value="0.2318216" calcext:value-type="float">
            <text:p>0.2318216</text:p>
          </table:table-cell>
          <table:table-cell table:formula="of:=[.F36]*0.046" office:value-type="float" office:value="4600" calcext:value-type="float">
            <text:p>4600</text:p>
          </table:table-cell>
          <table:table-cell table:formula="of:=[.G36]*0.046" office:value-type="float" office:value="4600" calcext:value-type="float">
            <text:p>4600</text:p>
          </table:table-cell>
          <table:table-cell table:formula="of:=[.H36]*0.046" office:value-type="float" office:value="4600" calcext:value-type="float">
            <text:p>4600</text:p>
          </table:table-cell>
          <table:table-cell table:formula="of:=[.I36]*0.046" office:value-type="float" office:value="4600" calcext:value-type="float">
            <text:p>4600</text:p>
          </table:table-cell>
          <table:table-cell table:formula="of:=[.J36]*0.046" office:value-type="float" office:value="4600" calcext:value-type="float">
            <text:p>4600</text:p>
          </table:table-cell>
          <table:table-cell table:formula="of:=[.K36]*0.046" office:value-type="float" office:value="4600" calcext:value-type="float">
            <text:p>4600</text:p>
          </table:table-cell>
          <table:table-cell table:formula="of:=[.L36]*0.046" office:value-type="float" office:value="1.005997" calcext:value-type="float">
            <text:p>1.005997</text:p>
          </table:table-cell>
          <table:table-cell table:formula="of:=[.M36]*0.046" office:value-type="float" office:value="0.5833168" calcext:value-type="float">
            <text:p>0.5833168</text:p>
          </table:table-cell>
          <table:table-cell table:formula="of:=[.N36]*0.046" office:value-type="float" office:value="0.334995" calcext:value-type="float">
            <text:p>0.334995</text:p>
          </table:table-cell>
          <table:table-cell table:formula="of:=[.O36]*0.046" office:value-type="float" office:value="0.5459602" calcext:value-type="float">
            <text:p>0.5459602</text:p>
          </table:table-cell>
          <table:table-cell table:formula="of:=[.P36]*0.046" office:value-type="float" office:value="0.3311816" calcext:value-type="float">
            <text:p>0.3311816</text:p>
          </table:table-cell>
          <table:table-cell table:formula="of:=[.Q36]*0.046" office:value-type="float" office:value="0.837292" calcext:value-type="float">
            <text:p>0.837292</text:p>
          </table:table-cell>
          <table:table-cell table:formula="of:=[.R36]*0.046" office:value-type="float" office:value="0.15594" calcext:value-type="float">
            <text:p>0.15594</text:p>
          </table:table-cell>
          <table:table-cell table:formula="of:=[.S36]*0.046" office:value-type="float" office:value="0.4818454" calcext:value-type="float">
            <text:p>0.4818454</text:p>
          </table:table-cell>
          <table:table-cell table:formula="of:=[.T36]*0.046" office:value-type="float" office:value="0.384238" calcext:value-type="float">
            <text:p>0.384238</text:p>
          </table:table-cell>
          <table:table-cell table:formula="of:=[.U36]*0.046" office:value-type="float" office:value="0.729008" calcext:value-type="float">
            <text:p>0.729008</text:p>
          </table:table-cell>
          <table:table-cell table:formula="of:=[.V36]*0.046" office:value-type="float" office:value="0" calcext:value-type="float">
            <text:p>0</text:p>
          </table:table-cell>
          <table:table-cell table:formula="of:=[.W36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8" calcext:value-type="float">
            <text:p>8</text:p>
          </table:table-cell>
          <table:table-cell table:formula="of:=[.B37]*0.046" office:value-type="float" office:value="4600" calcext:value-type="float">
            <text:p>4600</text:p>
          </table:table-cell>
          <table:table-cell table:formula="of:=[.C37]*0.046" office:value-type="float" office:value="4600" calcext:value-type="float">
            <text:p>4600</text:p>
          </table:table-cell>
          <table:table-cell table:formula="of:=[.D37]*0.046" office:value-type="float" office:value="4600" calcext:value-type="float">
            <text:p>4600</text:p>
          </table:table-cell>
          <table:table-cell table:formula="of:=[.E37]*0.046" office:value-type="float" office:value="4600" calcext:value-type="float">
            <text:p>4600</text:p>
          </table:table-cell>
          <table:table-cell table:formula="of:=[.F37]*0.046" office:value-type="float" office:value="4600" calcext:value-type="float">
            <text:p>4600</text:p>
          </table:table-cell>
          <table:table-cell table:formula="of:=[.G37]*0.046" office:value-type="float" office:value="4600" calcext:value-type="float">
            <text:p>4600</text:p>
          </table:table-cell>
          <table:table-cell table:formula="of:=[.H37]*0.046" office:value-type="float" office:value="4600" calcext:value-type="float">
            <text:p>4600</text:p>
          </table:table-cell>
          <table:table-cell table:formula="of:=[.I37]*0.046" office:value-type="float" office:value="4600" calcext:value-type="float">
            <text:p>4600</text:p>
          </table:table-cell>
          <table:table-cell table:formula="of:=[.J37]*0.046" office:value-type="float" office:value="4600" calcext:value-type="float">
            <text:p>4600</text:p>
          </table:table-cell>
          <table:table-cell table:formula="of:=[.K37]*0.046" office:value-type="float" office:value="4600" calcext:value-type="float">
            <text:p>4600</text:p>
          </table:table-cell>
          <table:table-cell table:formula="of:=[.L37]*0.046" office:value-type="float" office:value="0.656282" calcext:value-type="float">
            <text:p>0.656282</text:p>
          </table:table-cell>
          <table:table-cell table:formula="of:=[.M37]*0.046" office:value-type="float" office:value="0.5149378" calcext:value-type="float">
            <text:p>0.5149378</text:p>
          </table:table-cell>
          <table:table-cell table:formula="of:=[.N37]*0.046" office:value-type="float" office:value="0.910639" calcext:value-type="float">
            <text:p>0.910639</text:p>
          </table:table-cell>
          <table:table-cell table:formula="of:=[.O37]*0.046" office:value-type="float" office:value="1.0119264" calcext:value-type="float">
            <text:p>1.0119264</text:p>
          </table:table-cell>
          <table:table-cell table:formula="of:=[.P37]*0.046" office:value-type="float" office:value="0.9170514" calcext:value-type="float">
            <text:p>0.9170514</text:p>
          </table:table-cell>
          <table:table-cell table:formula="of:=[.Q37]*0.046" office:value-type="float" office:value="0.195431" calcext:value-type="float">
            <text:p>0.195431</text:p>
          </table:table-cell>
          <table:table-cell table:formula="of:=[.R37]*0.046" office:value-type="float" office:value="0.8457054" calcext:value-type="float">
            <text:p>0.8457054</text:p>
          </table:table-cell>
          <table:table-cell table:formula="of:=[.S37]*0.046" office:value-type="float" office:value="0.841731" calcext:value-type="float">
            <text:p>0.841731</text:p>
          </table:table-cell>
          <table:table-cell table:formula="of:=[.T37]*0.046" office:value-type="float" office:value="0.324967" calcext:value-type="float">
            <text:p>0.324967</text:p>
          </table:table-cell>
          <table:table-cell table:formula="of:=[.U37]*0.046" office:value-type="float" office:value="1.1692188" calcext:value-type="float">
            <text:p>1.1692188</text:p>
          </table:table-cell>
          <table:table-cell table:formula="of:=[.V37]*0.046" office:value-type="float" office:value="0" calcext:value-type="float">
            <text:p>0</text:p>
          </table:table-cell>
          <table:table-cell table:formula="of:=[.W37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9" calcext:value-type="float">
            <text:p>9</text:p>
          </table:table-cell>
          <table:table-cell table:formula="of:=[.B38]*0.046" office:value-type="float" office:value="4600" calcext:value-type="float">
            <text:p>4600</text:p>
          </table:table-cell>
          <table:table-cell table:formula="of:=[.C38]*0.046" office:value-type="float" office:value="4600" calcext:value-type="float">
            <text:p>4600</text:p>
          </table:table-cell>
          <table:table-cell table:formula="of:=[.D38]*0.046" office:value-type="float" office:value="4600" calcext:value-type="float">
            <text:p>4600</text:p>
          </table:table-cell>
          <table:table-cell table:formula="of:=[.E38]*0.046" office:value-type="float" office:value="4600" calcext:value-type="float">
            <text:p>4600</text:p>
          </table:table-cell>
          <table:table-cell table:formula="of:=[.F38]*0.046" office:value-type="float" office:value="4600" calcext:value-type="float">
            <text:p>4600</text:p>
          </table:table-cell>
          <table:table-cell table:formula="of:=[.G38]*0.046" office:value-type="float" office:value="4600" calcext:value-type="float">
            <text:p>4600</text:p>
          </table:table-cell>
          <table:table-cell table:formula="of:=[.H38]*0.046" office:value-type="float" office:value="4600" calcext:value-type="float">
            <text:p>4600</text:p>
          </table:table-cell>
          <table:table-cell table:formula="of:=[.I38]*0.046" office:value-type="float" office:value="4600" calcext:value-type="float">
            <text:p>4600</text:p>
          </table:table-cell>
          <table:table-cell table:formula="of:=[.J38]*0.046" office:value-type="float" office:value="4600" calcext:value-type="float">
            <text:p>4600</text:p>
          </table:table-cell>
          <table:table-cell table:formula="of:=[.K38]*0.046" office:value-type="float" office:value="4600" calcext:value-type="float">
            <text:p>4600</text:p>
          </table:table-cell>
          <table:table-cell table:formula="of:=[.L38]*0.046" office:value-type="float" office:value="0.5129046" calcext:value-type="float">
            <text:p>0.5129046</text:p>
          </table:table-cell>
          <table:table-cell table:formula="of:=[.M38]*0.046" office:value-type="float" office:value="0.1988994" calcext:value-type="float">
            <text:p>0.1988994</text:p>
          </table:table-cell>
          <table:table-cell table:formula="of:=[.N38]*0.046" office:value-type="float" office:value="0.503608" calcext:value-type="float">
            <text:p>0.503608</text:p>
          </table:table-cell>
          <table:table-cell table:formula="of:=[.O38]*0.046" office:value-type="float" office:value="0.433918" calcext:value-type="float">
            <text:p>0.433918</text:p>
          </table:table-cell>
          <table:table-cell table:formula="of:=[.P38]*0.046" office:value-type="float" office:value="0.9484096" calcext:value-type="float">
            <text:p>0.9484096</text:p>
          </table:table-cell>
          <table:table-cell table:formula="of:=[.Q38]*0.046" office:value-type="float" office:value="0.9067152" calcext:value-type="float">
            <text:p>0.9067152</text:p>
          </table:table-cell>
          <table:table-cell table:formula="of:=[.R38]*0.046" office:value-type="float" office:value="0.6494234" calcext:value-type="float">
            <text:p>0.6494234</text:p>
          </table:table-cell>
          <table:table-cell table:formula="of:=[.S38]*0.046" office:value-type="float" office:value="0.2651808" calcext:value-type="float">
            <text:p>0.2651808</text:p>
          </table:table-cell>
          <table:table-cell table:formula="of:=[.T38]*0.046" office:value-type="float" office:value="0.6349794" calcext:value-type="float">
            <text:p>0.6349794</text:p>
          </table:table-cell>
          <table:table-cell table:formula="of:=[.U38]*0.046" office:value-type="float" office:value="0.5251728" calcext:value-type="float">
            <text:p>0.5251728</text:p>
          </table:table-cell>
          <table:table-cell table:formula="of:=[.V38]*0.046" office:value-type="float" office:value="0" calcext:value-type="float">
            <text:p>0</text:p>
          </table:table-cell>
          <table:table-cell table:formula="of:=[.W38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39]*0.046" office:value-type="float" office:value="0.2369966" calcext:value-type="float">
            <text:p>0.2369966</text:p>
          </table:table-cell>
          <table:table-cell table:formula="of:=[.C39]*0.046" office:value-type="float" office:value="0.8277562" calcext:value-type="float">
            <text:p>0.8277562</text:p>
          </table:table-cell>
          <table:table-cell table:formula="of:=[.D39]*0.046" office:value-type="float" office:value="0.7296704" calcext:value-type="float">
            <text:p>0.7296704</text:p>
          </table:table-cell>
          <table:table-cell table:formula="of:=[.E39]*0.046" office:value-type="float" office:value="0.8804032" calcext:value-type="float">
            <text:p>0.8804032</text:p>
          </table:table-cell>
          <table:table-cell table:formula="of:=[.F39]*0.046" office:value-type="float" office:value="0.6382408" calcext:value-type="float">
            <text:p>0.6382408</text:p>
          </table:table-cell>
          <table:table-cell table:formula="of:=[.G39]*0.046" office:value-type="float" office:value="4600" calcext:value-type="float">
            <text:p>4600</text:p>
          </table:table-cell>
          <table:table-cell table:formula="of:=[.H39]*0.046" office:value-type="float" office:value="4600" calcext:value-type="float">
            <text:p>4600</text:p>
          </table:table-cell>
          <table:table-cell table:formula="of:=[.I39]*0.046" office:value-type="float" office:value="4600" calcext:value-type="float">
            <text:p>4600</text:p>
          </table:table-cell>
          <table:table-cell table:formula="of:=[.J39]*0.046" office:value-type="float" office:value="4600" calcext:value-type="float">
            <text:p>4600</text:p>
          </table:table-cell>
          <table:table-cell table:formula="of:=[.K39]*0.046" office:value-type="float" office:value="4600" calcext:value-type="float">
            <text:p>4600</text:p>
          </table:table-cell>
          <table:table-cell table:formula="of:=[.L39]*0.046" office:value-type="float" office:value="4600" calcext:value-type="float">
            <text:p>4600</text:p>
          </table:table-cell>
          <table:table-cell table:formula="of:=[.M39]*0.046" office:value-type="float" office:value="4600" calcext:value-type="float">
            <text:p>4600</text:p>
          </table:table-cell>
          <table:table-cell table:formula="of:=[.N39]*0.046" office:value-type="float" office:value="4600" calcext:value-type="float">
            <text:p>4600</text:p>
          </table:table-cell>
          <table:table-cell table:formula="of:=[.O39]*0.046" office:value-type="float" office:value="4600" calcext:value-type="float">
            <text:p>4600</text:p>
          </table:table-cell>
          <table:table-cell table:formula="of:=[.P39]*0.046" office:value-type="float" office:value="4600" calcext:value-type="float">
            <text:p>4600</text:p>
          </table:table-cell>
          <table:table-cell table:formula="of:=[.Q39]*0.046" office:value-type="float" office:value="4600" calcext:value-type="float">
            <text:p>4600</text:p>
          </table:table-cell>
          <table:table-cell table:formula="of:=[.R39]*0.046" office:value-type="float" office:value="4600" calcext:value-type="float">
            <text:p>4600</text:p>
          </table:table-cell>
          <table:table-cell table:formula="of:=[.S39]*0.046" office:value-type="float" office:value="4600" calcext:value-type="float">
            <text:p>4600</text:p>
          </table:table-cell>
          <table:table-cell table:formula="of:=[.T39]*0.046" office:value-type="float" office:value="4600" calcext:value-type="float">
            <text:p>4600</text:p>
          </table:table-cell>
          <table:table-cell table:formula="of:=[.U39]*0.046" office:value-type="float" office:value="4600" calcext:value-type="float">
            <text:p>4600</text:p>
          </table:table-cell>
          <table:table-cell table:formula="of:=[.V39]*0.046" office:value-type="float" office:value="4600" calcext:value-type="float">
            <text:p>4600</text:p>
          </table:table-cell>
          <table:table-cell table:formula="of:=[.W39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40]*0.046" office:value-type="float" office:value="0.1934852" calcext:value-type="float">
            <text:p>0.1934852</text:p>
          </table:table-cell>
          <table:table-cell table:formula="of:=[.C40]*0.046" office:value-type="float" office:value="0.6767152" calcext:value-type="float">
            <text:p>0.6767152</text:p>
          </table:table-cell>
          <table:table-cell table:formula="of:=[.D40]*0.046" office:value-type="float" office:value="0.3504878" calcext:value-type="float">
            <text:p>0.3504878</text:p>
          </table:table-cell>
          <table:table-cell table:formula="of:=[.E40]*0.046" office:value-type="float" office:value="0.4524514" calcext:value-type="float">
            <text:p>0.4524514</text:p>
          </table:table-cell>
          <table:table-cell table:formula="of:=[.F40]*0.046" office:value-type="float" office:value="0.2085364" calcext:value-type="float">
            <text:p>0.2085364</text:p>
          </table:table-cell>
          <table:table-cell table:formula="of:=[.G40]*0.046" office:value-type="float" office:value="4600" calcext:value-type="float">
            <text:p>4600</text:p>
          </table:table-cell>
          <table:table-cell table:formula="of:=[.H40]*0.046" office:value-type="float" office:value="4600" calcext:value-type="float">
            <text:p>4600</text:p>
          </table:table-cell>
          <table:table-cell table:formula="of:=[.I40]*0.046" office:value-type="float" office:value="4600" calcext:value-type="float">
            <text:p>4600</text:p>
          </table:table-cell>
          <table:table-cell table:formula="of:=[.J40]*0.046" office:value-type="float" office:value="4600" calcext:value-type="float">
            <text:p>4600</text:p>
          </table:table-cell>
          <table:table-cell table:formula="of:=[.K40]*0.046" office:value-type="float" office:value="4600" calcext:value-type="float">
            <text:p>4600</text:p>
          </table:table-cell>
          <table:table-cell table:formula="of:=[.L40]*0.046" office:value-type="float" office:value="4600" calcext:value-type="float">
            <text:p>4600</text:p>
          </table:table-cell>
          <table:table-cell table:formula="of:=[.M40]*0.046" office:value-type="float" office:value="4600" calcext:value-type="float">
            <text:p>4600</text:p>
          </table:table-cell>
          <table:table-cell table:formula="of:=[.N40]*0.046" office:value-type="float" office:value="4600" calcext:value-type="float">
            <text:p>4600</text:p>
          </table:table-cell>
          <table:table-cell table:formula="of:=[.O40]*0.046" office:value-type="float" office:value="4600" calcext:value-type="float">
            <text:p>4600</text:p>
          </table:table-cell>
          <table:table-cell table:formula="of:=[.P40]*0.046" office:value-type="float" office:value="4600" calcext:value-type="float">
            <text:p>4600</text:p>
          </table:table-cell>
          <table:table-cell table:formula="of:=[.Q40]*0.046" office:value-type="float" office:value="4600" calcext:value-type="float">
            <text:p>4600</text:p>
          </table:table-cell>
          <table:table-cell table:formula="of:=[.R40]*0.046" office:value-type="float" office:value="4600" calcext:value-type="float">
            <text:p>4600</text:p>
          </table:table-cell>
          <table:table-cell table:formula="of:=[.S40]*0.046" office:value-type="float" office:value="4600" calcext:value-type="float">
            <text:p>4600</text:p>
          </table:table-cell>
          <table:table-cell table:formula="of:=[.T40]*0.046" office:value-type="float" office:value="4600" calcext:value-type="float">
            <text:p>4600</text:p>
          </table:table-cell>
          <table:table-cell table:formula="of:=[.U40]*0.046" office:value-type="float" office:value="4600" calcext:value-type="float">
            <text:p>4600</text:p>
          </table:table-cell>
          <table:table-cell table:formula="of:=[.V40]*0.046" office:value-type="float" office:value="4600" calcext:value-type="float">
            <text:p>4600</text:p>
          </table:table-cell>
          <table:table-cell table:formula="of:=[.W40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41]*0.046" office:value-type="float" office:value="0.769879" calcext:value-type="float">
            <text:p>0.769879</text:p>
          </table:table-cell>
          <table:table-cell table:formula="of:=[.C41]*0.046" office:value-type="float" office:value="1.0029334" calcext:value-type="float">
            <text:p>1.0029334</text:p>
          </table:table-cell>
          <table:table-cell table:formula="of:=[.D41]*0.046" office:value-type="float" office:value="0.2897724" calcext:value-type="float">
            <text:p>0.2897724</text:p>
          </table:table-cell>
          <table:table-cell table:formula="of:=[.E41]*0.046" office:value-type="float" office:value="0.168038" calcext:value-type="float">
            <text:p>0.168038</text:p>
          </table:table-cell>
          <table:table-cell table:formula="of:=[.F41]*0.046" office:value-type="float" office:value="0.3869796" calcext:value-type="float">
            <text:p>0.3869796</text:p>
          </table:table-cell>
          <table:table-cell table:formula="of:=[.G41]*0.046" office:value-type="float" office:value="4600" calcext:value-type="float">
            <text:p>4600</text:p>
          </table:table-cell>
          <table:table-cell table:formula="of:=[.H41]*0.046" office:value-type="float" office:value="4600" calcext:value-type="float">
            <text:p>4600</text:p>
          </table:table-cell>
          <table:table-cell table:formula="of:=[.I41]*0.046" office:value-type="float" office:value="4600" calcext:value-type="float">
            <text:p>4600</text:p>
          </table:table-cell>
          <table:table-cell table:formula="of:=[.J41]*0.046" office:value-type="float" office:value="4600" calcext:value-type="float">
            <text:p>4600</text:p>
          </table:table-cell>
          <table:table-cell table:formula="of:=[.K41]*0.046" office:value-type="float" office:value="4600" calcext:value-type="float">
            <text:p>4600</text:p>
          </table:table-cell>
          <table:table-cell table:formula="of:=[.L41]*0.046" office:value-type="float" office:value="4600" calcext:value-type="float">
            <text:p>4600</text:p>
          </table:table-cell>
          <table:table-cell table:formula="of:=[.M41]*0.046" office:value-type="float" office:value="4600" calcext:value-type="float">
            <text:p>4600</text:p>
          </table:table-cell>
          <table:table-cell table:formula="of:=[.N41]*0.046" office:value-type="float" office:value="4600" calcext:value-type="float">
            <text:p>4600</text:p>
          </table:table-cell>
          <table:table-cell table:formula="of:=[.O41]*0.046" office:value-type="float" office:value="4600" calcext:value-type="float">
            <text:p>4600</text:p>
          </table:table-cell>
          <table:table-cell table:formula="of:=[.P41]*0.046" office:value-type="float" office:value="4600" calcext:value-type="float">
            <text:p>4600</text:p>
          </table:table-cell>
          <table:table-cell table:formula="of:=[.Q41]*0.046" office:value-type="float" office:value="4600" calcext:value-type="float">
            <text:p>4600</text:p>
          </table:table-cell>
          <table:table-cell table:formula="of:=[.R41]*0.046" office:value-type="float" office:value="4600" calcext:value-type="float">
            <text:p>4600</text:p>
          </table:table-cell>
          <table:table-cell table:formula="of:=[.S41]*0.046" office:value-type="float" office:value="4600" calcext:value-type="float">
            <text:p>4600</text:p>
          </table:table-cell>
          <table:table-cell table:formula="of:=[.T41]*0.046" office:value-type="float" office:value="4600" calcext:value-type="float">
            <text:p>4600</text:p>
          </table:table-cell>
          <table:table-cell table:formula="of:=[.U41]*0.046" office:value-type="float" office:value="4600" calcext:value-type="float">
            <text:p>4600</text:p>
          </table:table-cell>
          <table:table-cell table:formula="of:=[.V41]*0.046" office:value-type="float" office:value="4600" calcext:value-type="float">
            <text:p>4600</text:p>
          </table:table-cell>
          <table:table-cell table:formula="of:=[.W41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42]*0.046" office:value-type="float" office:value="0.7427758" calcext:value-type="float">
            <text:p>0.7427758</text:p>
          </table:table-cell>
          <table:table-cell table:formula="of:=[.C42]*0.046" office:value-type="float" office:value="1.131278" calcext:value-type="float">
            <text:p>1.131278</text:p>
          </table:table-cell>
          <table:table-cell table:formula="of:=[.D42]*0.046" office:value-type="float" office:value="0.2314122" calcext:value-type="float">
            <text:p>0.2314122</text:p>
          </table:table-cell>
          <table:table-cell table:formula="of:=[.E42]*0.046" office:value-type="float" office:value="0.3300224" calcext:value-type="float">
            <text:p>0.3300224</text:p>
          </table:table-cell>
          <table:table-cell table:formula="of:=[.F42]*0.046" office:value-type="float" office:value="0.4400774" calcext:value-type="float">
            <text:p>0.4400774</text:p>
          </table:table-cell>
          <table:table-cell table:formula="of:=[.G42]*0.046" office:value-type="float" office:value="4600" calcext:value-type="float">
            <text:p>4600</text:p>
          </table:table-cell>
          <table:table-cell table:formula="of:=[.H42]*0.046" office:value-type="float" office:value="4600" calcext:value-type="float">
            <text:p>4600</text:p>
          </table:table-cell>
          <table:table-cell table:formula="of:=[.I42]*0.046" office:value-type="float" office:value="4600" calcext:value-type="float">
            <text:p>4600</text:p>
          </table:table-cell>
          <table:table-cell table:formula="of:=[.J42]*0.046" office:value-type="float" office:value="4600" calcext:value-type="float">
            <text:p>4600</text:p>
          </table:table-cell>
          <table:table-cell table:formula="of:=[.K42]*0.046" office:value-type="float" office:value="4600" calcext:value-type="float">
            <text:p>4600</text:p>
          </table:table-cell>
          <table:table-cell table:formula="of:=[.L42]*0.046" office:value-type="float" office:value="4600" calcext:value-type="float">
            <text:p>4600</text:p>
          </table:table-cell>
          <table:table-cell table:formula="of:=[.M42]*0.046" office:value-type="float" office:value="4600" calcext:value-type="float">
            <text:p>4600</text:p>
          </table:table-cell>
          <table:table-cell table:formula="of:=[.N42]*0.046" office:value-type="float" office:value="4600" calcext:value-type="float">
            <text:p>4600</text:p>
          </table:table-cell>
          <table:table-cell table:formula="of:=[.O42]*0.046" office:value-type="float" office:value="4600" calcext:value-type="float">
            <text:p>4600</text:p>
          </table:table-cell>
          <table:table-cell table:formula="of:=[.P42]*0.046" office:value-type="float" office:value="4600" calcext:value-type="float">
            <text:p>4600</text:p>
          </table:table-cell>
          <table:table-cell table:formula="of:=[.Q42]*0.046" office:value-type="float" office:value="4600" calcext:value-type="float">
            <text:p>4600</text:p>
          </table:table-cell>
          <table:table-cell table:formula="of:=[.R42]*0.046" office:value-type="float" office:value="4600" calcext:value-type="float">
            <text:p>4600</text:p>
          </table:table-cell>
          <table:table-cell table:formula="of:=[.S42]*0.046" office:value-type="float" office:value="4600" calcext:value-type="float">
            <text:p>4600</text:p>
          </table:table-cell>
          <table:table-cell table:formula="of:=[.T42]*0.046" office:value-type="float" office:value="4600" calcext:value-type="float">
            <text:p>4600</text:p>
          </table:table-cell>
          <table:table-cell table:formula="of:=[.U42]*0.046" office:value-type="float" office:value="4600" calcext:value-type="float">
            <text:p>4600</text:p>
          </table:table-cell>
          <table:table-cell table:formula="of:=[.V42]*0.046" office:value-type="float" office:value="4600" calcext:value-type="float">
            <text:p>4600</text:p>
          </table:table-cell>
          <table:table-cell table:formula="of:=[.W42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43]*0.046" office:value-type="float" office:value="1.0924402" calcext:value-type="float">
            <text:p>1.0924402</text:p>
          </table:table-cell>
          <table:table-cell table:formula="of:=[.C43]*0.046" office:value-type="float" office:value="0.9049074" calcext:value-type="float">
            <text:p>0.9049074</text:p>
          </table:table-cell>
          <table:table-cell table:formula="of:=[.D43]*0.046" office:value-type="float" office:value="0.7942774" calcext:value-type="float">
            <text:p>0.7942774</text:p>
          </table:table-cell>
          <table:table-cell table:formula="of:=[.E43]*0.046" office:value-type="float" office:value="0.5394788" calcext:value-type="float">
            <text:p>0.5394788</text:p>
          </table:table-cell>
          <table:table-cell table:formula="of:=[.F43]*0.046" office:value-type="float" office:value="0.7193618" calcext:value-type="float">
            <text:p>0.7193618</text:p>
          </table:table-cell>
          <table:table-cell table:formula="of:=[.G43]*0.046" office:value-type="float" office:value="4600" calcext:value-type="float">
            <text:p>4600</text:p>
          </table:table-cell>
          <table:table-cell table:formula="of:=[.H43]*0.046" office:value-type="float" office:value="4600" calcext:value-type="float">
            <text:p>4600</text:p>
          </table:table-cell>
          <table:table-cell table:formula="of:=[.I43]*0.046" office:value-type="float" office:value="4600" calcext:value-type="float">
            <text:p>4600</text:p>
          </table:table-cell>
          <table:table-cell table:formula="of:=[.J43]*0.046" office:value-type="float" office:value="4600" calcext:value-type="float">
            <text:p>4600</text:p>
          </table:table-cell>
          <table:table-cell table:formula="of:=[.K43]*0.046" office:value-type="float" office:value="4600" calcext:value-type="float">
            <text:p>4600</text:p>
          </table:table-cell>
          <table:table-cell table:formula="of:=[.L43]*0.046" office:value-type="float" office:value="4600" calcext:value-type="float">
            <text:p>4600</text:p>
          </table:table-cell>
          <table:table-cell table:formula="of:=[.M43]*0.046" office:value-type="float" office:value="4600" calcext:value-type="float">
            <text:p>4600</text:p>
          </table:table-cell>
          <table:table-cell table:formula="of:=[.N43]*0.046" office:value-type="float" office:value="4600" calcext:value-type="float">
            <text:p>4600</text:p>
          </table:table-cell>
          <table:table-cell table:formula="of:=[.O43]*0.046" office:value-type="float" office:value="4600" calcext:value-type="float">
            <text:p>4600</text:p>
          </table:table-cell>
          <table:table-cell table:formula="of:=[.P43]*0.046" office:value-type="float" office:value="4600" calcext:value-type="float">
            <text:p>4600</text:p>
          </table:table-cell>
          <table:table-cell table:formula="of:=[.Q43]*0.046" office:value-type="float" office:value="4600" calcext:value-type="float">
            <text:p>4600</text:p>
          </table:table-cell>
          <table:table-cell table:formula="of:=[.R43]*0.046" office:value-type="float" office:value="4600" calcext:value-type="float">
            <text:p>4600</text:p>
          </table:table-cell>
          <table:table-cell table:formula="of:=[.S43]*0.046" office:value-type="float" office:value="4600" calcext:value-type="float">
            <text:p>4600</text:p>
          </table:table-cell>
          <table:table-cell table:formula="of:=[.T43]*0.046" office:value-type="float" office:value="4600" calcext:value-type="float">
            <text:p>4600</text:p>
          </table:table-cell>
          <table:table-cell table:formula="of:=[.U43]*0.046" office:value-type="float" office:value="4600" calcext:value-type="float">
            <text:p>4600</text:p>
          </table:table-cell>
          <table:table-cell table:formula="of:=[.V43]*0.046" office:value-type="float" office:value="4600" calcext:value-type="float">
            <text:p>4600</text:p>
          </table:table-cell>
          <table:table-cell table:formula="of:=[.W43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formula="of:=[.B44]*0.046" office:value-type="float" office:value="0.7118776" calcext:value-type="float">
            <text:p>0.7118776</text:p>
          </table:table-cell>
          <table:table-cell table:formula="of:=[.C44]*0.046" office:value-type="float" office:value="0.1031504" calcext:value-type="float">
            <text:p>0.1031504</text:p>
          </table:table-cell>
          <table:table-cell table:formula="of:=[.D44]*0.046" office:value-type="float" office:value="0.9912448" calcext:value-type="float">
            <text:p>0.9912448</text:p>
          </table:table-cell>
          <table:table-cell table:formula="of:=[.E44]*0.046" office:value-type="float" office:value="0.914779" calcext:value-type="float">
            <text:p>0.914779</text:p>
          </table:table-cell>
          <table:table-cell table:formula="of:=[.F44]*0.046" office:value-type="float" office:value="0.7633378" calcext:value-type="float">
            <text:p>0.7633378</text:p>
          </table:table-cell>
          <table:table-cell table:formula="of:=[.G44]*0.046" office:value-type="float" office:value="4600" calcext:value-type="float">
            <text:p>4600</text:p>
          </table:table-cell>
          <table:table-cell table:formula="of:=[.H44]*0.046" office:value-type="float" office:value="4600" calcext:value-type="float">
            <text:p>4600</text:p>
          </table:table-cell>
          <table:table-cell table:formula="of:=[.I44]*0.046" office:value-type="float" office:value="4600" calcext:value-type="float">
            <text:p>4600</text:p>
          </table:table-cell>
          <table:table-cell table:formula="of:=[.J44]*0.046" office:value-type="float" office:value="4600" calcext:value-type="float">
            <text:p>4600</text:p>
          </table:table-cell>
          <table:table-cell table:formula="of:=[.K44]*0.046" office:value-type="float" office:value="4600" calcext:value-type="float">
            <text:p>4600</text:p>
          </table:table-cell>
          <table:table-cell table:formula="of:=[.L44]*0.046" office:value-type="float" office:value="4600" calcext:value-type="float">
            <text:p>4600</text:p>
          </table:table-cell>
          <table:table-cell table:formula="of:=[.M44]*0.046" office:value-type="float" office:value="0.709803" calcext:value-type="float">
            <text:p>0.709803</text:p>
          </table:table-cell>
          <table:table-cell table:formula="of:=[.N44]*0.046" office:value-type="float" office:value="1.0825226" calcext:value-type="float">
            <text:p>1.0825226</text:p>
          </table:table-cell>
          <table:table-cell table:formula="of:=[.O44]*0.046" office:value-type="float" office:value="1.1983276" calcext:value-type="float">
            <text:p>1.1983276</text:p>
          </table:table-cell>
          <table:table-cell table:formula="of:=[.P44]*0.046" office:value-type="float" office:value="1.0073954" calcext:value-type="float">
            <text:p>1.0073954</text:p>
          </table:table-cell>
          <table:table-cell table:formula="of:=[.Q44]*0.046" office:value-type="float" office:value="4600" calcext:value-type="float">
            <text:p>4600</text:p>
          </table:table-cell>
          <table:table-cell table:formula="of:=[.R44]*0.046" office:value-type="float" office:value="4600" calcext:value-type="float">
            <text:p>4600</text:p>
          </table:table-cell>
          <table:table-cell table:formula="of:=[.S44]*0.046" office:value-type="float" office:value="4600" calcext:value-type="float">
            <text:p>4600</text:p>
          </table:table-cell>
          <table:table-cell table:formula="of:=[.T44]*0.046" office:value-type="float" office:value="4600" calcext:value-type="float">
            <text:p>4600</text:p>
          </table:table-cell>
          <table:table-cell table:formula="of:=[.U44]*0.046" office:value-type="float" office:value="4600" calcext:value-type="float">
            <text:p>4600</text:p>
          </table:table-cell>
          <table:table-cell table:formula="of:=[.V44]*0.046" office:value-type="float" office:value="0" calcext:value-type="float">
            <text:p>0</text:p>
          </table:table-cell>
          <table:table-cell table:formula="of:=[.W44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formula="of:=[.B45]*0.046" office:value-type="float" office:value="0.8531758" calcext:value-type="float">
            <text:p>0.8531758</text:p>
          </table:table-cell>
          <table:table-cell table:formula="of:=[.C45]*0.046" office:value-type="float" office:value="0.8991666" calcext:value-type="float">
            <text:p>0.8991666</text:p>
          </table:table-cell>
          <table:table-cell table:formula="of:=[.D45]*0.046" office:value-type="float" office:value="0.469637" calcext:value-type="float">
            <text:p>0.469637</text:p>
          </table:table-cell>
          <table:table-cell table:formula="of:=[.E45]*0.046" office:value-type="float" office:value="0.224411" calcext:value-type="float">
            <text:p>0.224411</text:p>
          </table:table-cell>
          <table:table-cell table:formula="of:=[.F45]*0.046" office:value-type="float" office:value="0.4524744" calcext:value-type="float">
            <text:p>0.4524744</text:p>
          </table:table-cell>
          <table:table-cell table:formula="of:=[.G45]*0.046" office:value-type="float" office:value="4600" calcext:value-type="float">
            <text:p>4600</text:p>
          </table:table-cell>
          <table:table-cell table:formula="of:=[.H45]*0.046" office:value-type="float" office:value="4600" calcext:value-type="float">
            <text:p>4600</text:p>
          </table:table-cell>
          <table:table-cell table:formula="of:=[.I45]*0.046" office:value-type="float" office:value="4600" calcext:value-type="float">
            <text:p>4600</text:p>
          </table:table-cell>
          <table:table-cell table:formula="of:=[.J45]*0.046" office:value-type="float" office:value="4600" calcext:value-type="float">
            <text:p>4600</text:p>
          </table:table-cell>
          <table:table-cell table:formula="of:=[.K45]*0.046" office:value-type="float" office:value="4600" calcext:value-type="float">
            <text:p>4600</text:p>
          </table:table-cell>
          <table:table-cell table:formula="of:=[.L45]*0.046" office:value-type="float" office:value="1.0900022" calcext:value-type="float">
            <text:p>1.0900022</text:p>
          </table:table-cell>
          <table:table-cell table:formula="of:=[.M45]*0.046" office:value-type="float" office:value="4600" calcext:value-type="float">
            <text:p>4600</text:p>
          </table:table-cell>
          <table:table-cell table:formula="of:=[.N45]*0.046" office:value-type="float" office:value="0.2375578" calcext:value-type="float">
            <text:p>0.2375578</text:p>
          </table:table-cell>
          <table:table-cell table:formula="of:=[.O45]*0.046" office:value-type="float" office:value="0.464255" calcext:value-type="float">
            <text:p>0.464255</text:p>
          </table:table-cell>
          <table:table-cell table:formula="of:=[.P45]*0.046" office:value-type="float" office:value="0.3373732" calcext:value-type="float">
            <text:p>0.3373732</text:p>
          </table:table-cell>
          <table:table-cell table:formula="of:=[.Q45]*0.046" office:value-type="float" office:value="4600" calcext:value-type="float">
            <text:p>4600</text:p>
          </table:table-cell>
          <table:table-cell table:formula="of:=[.R45]*0.046" office:value-type="float" office:value="4600" calcext:value-type="float">
            <text:p>4600</text:p>
          </table:table-cell>
          <table:table-cell table:formula="of:=[.S45]*0.046" office:value-type="float" office:value="4600" calcext:value-type="float">
            <text:p>4600</text:p>
          </table:table-cell>
          <table:table-cell table:formula="of:=[.T45]*0.046" office:value-type="float" office:value="4600" calcext:value-type="float">
            <text:p>4600</text:p>
          </table:table-cell>
          <table:table-cell table:formula="of:=[.U45]*0.046" office:value-type="float" office:value="4600" calcext:value-type="float">
            <text:p>4600</text:p>
          </table:table-cell>
          <table:table-cell table:formula="of:=[.V45]*0.046" office:value-type="float" office:value="0" calcext:value-type="float">
            <text:p>0</text:p>
          </table:table-cell>
          <table:table-cell table:formula="of:=[.W45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table:formula="of:=[.B46]*0.046" office:value-type="float" office:value="0.5650272" calcext:value-type="float">
            <text:p>0.5650272</text:p>
          </table:table-cell>
          <table:table-cell table:formula="of:=[.C46]*0.046" office:value-type="float" office:value="0.970761" calcext:value-type="float">
            <text:p>0.970761</text:p>
          </table:table-cell>
          <table:table-cell table:formula="of:=[.D46]*0.046" office:value-type="float" office:value="0.049243" calcext:value-type="float">
            <text:p>0.049243</text:p>
          </table:table-cell>
          <table:table-cell table:formula="of:=[.E46]*0.046" office:value-type="float" office:value="0.2505666" calcext:value-type="float">
            <text:p>0.2505666</text:p>
          </table:table-cell>
          <table:table-cell table:formula="of:=[.F46]*0.046" office:value-type="float" office:value="0.2684238" calcext:value-type="float">
            <text:p>0.2684238</text:p>
          </table:table-cell>
          <table:table-cell table:formula="of:=[.G46]*0.046" office:value-type="float" office:value="4600" calcext:value-type="float">
            <text:p>4600</text:p>
          </table:table-cell>
          <table:table-cell table:formula="of:=[.H46]*0.046" office:value-type="float" office:value="4600" calcext:value-type="float">
            <text:p>4600</text:p>
          </table:table-cell>
          <table:table-cell table:formula="of:=[.I46]*0.046" office:value-type="float" office:value="4600" calcext:value-type="float">
            <text:p>4600</text:p>
          </table:table-cell>
          <table:table-cell table:formula="of:=[.J46]*0.046" office:value-type="float" office:value="4600" calcext:value-type="float">
            <text:p>4600</text:p>
          </table:table-cell>
          <table:table-cell table:formula="of:=[.K46]*0.046" office:value-type="float" office:value="4600" calcext:value-type="float">
            <text:p>4600</text:p>
          </table:table-cell>
          <table:table-cell table:formula="of:=[.L46]*0.046" office:value-type="float" office:value="0.7767376" calcext:value-type="float">
            <text:p>0.7767376</text:p>
          </table:table-cell>
          <table:table-cell table:formula="of:=[.M46]*0.046" office:value-type="float" office:value="0.3995376" calcext:value-type="float">
            <text:p>0.3995376</text:p>
          </table:table-cell>
          <table:table-cell table:formula="of:=[.N46]*0.046" office:value-type="float" office:value="4600" calcext:value-type="float">
            <text:p>4600</text:p>
          </table:table-cell>
          <table:table-cell table:formula="of:=[.O46]*0.046" office:value-type="float" office:value="0.1825188" calcext:value-type="float">
            <text:p>0.1825188</text:p>
          </table:table-cell>
          <table:table-cell table:formula="of:=[.P46]*0.046" office:value-type="float" office:value="0.7845714" calcext:value-type="float">
            <text:p>0.7845714</text:p>
          </table:table-cell>
          <table:table-cell table:formula="of:=[.Q46]*0.046" office:value-type="float" office:value="4600" calcext:value-type="float">
            <text:p>4600</text:p>
          </table:table-cell>
          <table:table-cell table:formula="of:=[.R46]*0.046" office:value-type="float" office:value="4600" calcext:value-type="float">
            <text:p>4600</text:p>
          </table:table-cell>
          <table:table-cell table:formula="of:=[.S46]*0.046" office:value-type="float" office:value="4600" calcext:value-type="float">
            <text:p>4600</text:p>
          </table:table-cell>
          <table:table-cell table:formula="of:=[.T46]*0.046" office:value-type="float" office:value="4600" calcext:value-type="float">
            <text:p>4600</text:p>
          </table:table-cell>
          <table:table-cell table:formula="of:=[.U46]*0.046" office:value-type="float" office:value="4600" calcext:value-type="float">
            <text:p>4600</text:p>
          </table:table-cell>
          <table:table-cell table:formula="of:=[.V46]*0.046" office:value-type="float" office:value="0" calcext:value-type="float">
            <text:p>0</text:p>
          </table:table-cell>
          <table:table-cell table:formula="of:=[.W46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formula="of:=[.B47]*0.046" office:value-type="float" office:value="0.6101164" calcext:value-type="float">
            <text:p>0.6101164</text:p>
          </table:table-cell>
          <table:table-cell table:formula="of:=[.C47]*0.046" office:value-type="float" office:value="0.3620292" calcext:value-type="float">
            <text:p>0.3620292</text:p>
          </table:table-cell>
          <table:table-cell table:formula="of:=[.D47]*0.046" office:value-type="float" office:value="0.6298044" calcext:value-type="float">
            <text:p>0.6298044</text:p>
          </table:table-cell>
          <table:table-cell table:formula="of:=[.E47]*0.046" office:value-type="float" office:value="0.4860866" calcext:value-type="float">
            <text:p>0.4860866</text:p>
          </table:table-cell>
          <table:table-cell table:formula="of:=[.F47]*0.046" office:value-type="float" office:value="0.4131536" calcext:value-type="float">
            <text:p>0.4131536</text:p>
          </table:table-cell>
          <table:table-cell table:formula="of:=[.G47]*0.046" office:value-type="float" office:value="4600" calcext:value-type="float">
            <text:p>4600</text:p>
          </table:table-cell>
          <table:table-cell table:formula="of:=[.H47]*0.046" office:value-type="float" office:value="4600" calcext:value-type="float">
            <text:p>4600</text:p>
          </table:table-cell>
          <table:table-cell table:formula="of:=[.I47]*0.046" office:value-type="float" office:value="4600" calcext:value-type="float">
            <text:p>4600</text:p>
          </table:table-cell>
          <table:table-cell table:formula="of:=[.J47]*0.046" office:value-type="float" office:value="4600" calcext:value-type="float">
            <text:p>4600</text:p>
          </table:table-cell>
          <table:table-cell table:formula="of:=[.K47]*0.046" office:value-type="float" office:value="4600" calcext:value-type="float">
            <text:p>4600</text:p>
          </table:table-cell>
          <table:table-cell table:formula="of:=[.L47]*0.046" office:value-type="float" office:value="0.8131098" calcext:value-type="float">
            <text:p>0.8131098</text:p>
          </table:table-cell>
          <table:table-cell table:formula="of:=[.M47]*0.046" office:value-type="float" office:value="0.4851758" calcext:value-type="float">
            <text:p>0.4851758</text:p>
          </table:table-cell>
          <table:table-cell table:formula="of:=[.N47]*0.046" office:value-type="float" office:value="0.6490646" calcext:value-type="float">
            <text:p>0.6490646</text:p>
          </table:table-cell>
          <table:table-cell table:formula="of:=[.O47]*0.046" office:value-type="float" office:value="4600" calcext:value-type="float">
            <text:p>4600</text:p>
          </table:table-cell>
          <table:table-cell table:formula="of:=[.P47]*0.046" office:value-type="float" office:value="0.5955528" calcext:value-type="float">
            <text:p>0.5955528</text:p>
          </table:table-cell>
          <table:table-cell table:formula="of:=[.Q47]*0.046" office:value-type="float" office:value="4600" calcext:value-type="float">
            <text:p>4600</text:p>
          </table:table-cell>
          <table:table-cell table:formula="of:=[.R47]*0.046" office:value-type="float" office:value="4600" calcext:value-type="float">
            <text:p>4600</text:p>
          </table:table-cell>
          <table:table-cell table:formula="of:=[.S47]*0.046" office:value-type="float" office:value="4600" calcext:value-type="float">
            <text:p>4600</text:p>
          </table:table-cell>
          <table:table-cell table:formula="of:=[.T47]*0.046" office:value-type="float" office:value="4600" calcext:value-type="float">
            <text:p>4600</text:p>
          </table:table-cell>
          <table:table-cell table:formula="of:=[.U47]*0.046" office:value-type="float" office:value="4600" calcext:value-type="float">
            <text:p>4600</text:p>
          </table:table-cell>
          <table:table-cell table:formula="of:=[.V47]*0.046" office:value-type="float" office:value="0" calcext:value-type="float">
            <text:p>0</text:p>
          </table:table-cell>
          <table:table-cell table:formula="of:=[.W47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table:formula="of:=[.B48]*0.046" office:value-type="float" office:value="0.8384926" calcext:value-type="float">
            <text:p>0.8384926</text:p>
          </table:table-cell>
          <table:table-cell table:formula="of:=[.C48]*0.046" office:value-type="float" office:value="1.2979958" calcext:value-type="float">
            <text:p>1.2979958</text:p>
          </table:table-cell>
          <table:table-cell table:formula="of:=[.D48]*0.046" office:value-type="float" office:value="0.3695594" calcext:value-type="float">
            <text:p>0.3695594</text:p>
          </table:table-cell>
          <table:table-cell table:formula="of:=[.E48]*0.046" office:value-type="float" office:value="0.5137556" calcext:value-type="float">
            <text:p>0.5137556</text:p>
          </table:table-cell>
          <table:table-cell table:formula="of:=[.F48]*0.046" office:value-type="float" office:value="0.5962934" calcext:value-type="float">
            <text:p>0.5962934</text:p>
          </table:table-cell>
          <table:table-cell table:formula="of:=[.G48]*0.046" office:value-type="float" office:value="4600" calcext:value-type="float">
            <text:p>4600</text:p>
          </table:table-cell>
          <table:table-cell table:formula="of:=[.H48]*0.046" office:value-type="float" office:value="4600" calcext:value-type="float">
            <text:p>4600</text:p>
          </table:table-cell>
          <table:table-cell table:formula="of:=[.I48]*0.046" office:value-type="float" office:value="4600" calcext:value-type="float">
            <text:p>4600</text:p>
          </table:table-cell>
          <table:table-cell table:formula="of:=[.J48]*0.046" office:value-type="float" office:value="4600" calcext:value-type="float">
            <text:p>4600</text:p>
          </table:table-cell>
          <table:table-cell table:formula="of:=[.K48]*0.046" office:value-type="float" office:value="4600" calcext:value-type="float">
            <text:p>4600</text:p>
          </table:table-cell>
          <table:table-cell table:formula="of:=[.L48]*0.046" office:value-type="float" office:value="1.0155558" calcext:value-type="float">
            <text:p>1.0155558</text:p>
          </table:table-cell>
          <table:table-cell table:formula="of:=[.M48]*0.046" office:value-type="float" office:value="0.7034228" calcext:value-type="float">
            <text:p>0.7034228</text:p>
          </table:table-cell>
          <table:table-cell table:formula="of:=[.N48]*0.046" office:value-type="float" office:value="0.4022884" calcext:value-type="float">
            <text:p>0.4022884</text:p>
          </table:table-cell>
          <table:table-cell table:formula="of:=[.O48]*0.046" office:value-type="float" office:value="0.1840782" calcext:value-type="float">
            <text:p>0.1840782</text:p>
          </table:table-cell>
          <table:table-cell table:formula="of:=[.P48]*0.046" office:value-type="float" office:value="4600" calcext:value-type="float">
            <text:p>4600</text:p>
          </table:table-cell>
          <table:table-cell table:formula="of:=[.Q48]*0.046" office:value-type="float" office:value="4600" calcext:value-type="float">
            <text:p>4600</text:p>
          </table:table-cell>
          <table:table-cell table:formula="of:=[.R48]*0.046" office:value-type="float" office:value="4600" calcext:value-type="float">
            <text:p>4600</text:p>
          </table:table-cell>
          <table:table-cell table:formula="of:=[.S48]*0.046" office:value-type="float" office:value="4600" calcext:value-type="float">
            <text:p>4600</text:p>
          </table:table-cell>
          <table:table-cell table:formula="of:=[.T48]*0.046" office:value-type="float" office:value="4600" calcext:value-type="float">
            <text:p>4600</text:p>
          </table:table-cell>
          <table:table-cell table:formula="of:=[.U48]*0.046" office:value-type="float" office:value="4600" calcext:value-type="float">
            <text:p>4600</text:p>
          </table:table-cell>
          <table:table-cell table:formula="of:=[.V48]*0.046" office:value-type="float" office:value="0" calcext:value-type="float">
            <text:p>0</text:p>
          </table:table-cell>
          <table:table-cell table:formula="of:=[.W48]*0.04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9]*0.046" office:value-type="float" office:value="0.3569508" calcext:value-type="float">
            <text:p>0.3569508</text:p>
          </table:table-cell>
          <table:table-cell table:formula="of:=[.C49]*0.046" office:value-type="float" office:value="0.4904474" calcext:value-type="float">
            <text:p>0.4904474</text:p>
          </table:table-cell>
          <table:table-cell table:formula="of:=[.D49]*0.046" office:value-type="float" office:value="0.4467382" calcext:value-type="float">
            <text:p>0.4467382</text:p>
          </table:table-cell>
          <table:table-cell table:formula="of:=[.E49]*0.046" office:value-type="float" office:value="0.4151454" calcext:value-type="float">
            <text:p>0.4151454</text:p>
          </table:table-cell>
          <table:table-cell table:formula="of:=[.F49]*0.046" office:value-type="float" office:value="0.2199674" calcext:value-type="float">
            <text:p>0.2199674</text:p>
          </table:table-cell>
          <table:table-cell table:formula="of:=[.G49]*0.046" office:value-type="float" office:value="4600" calcext:value-type="float">
            <text:p>4600</text:p>
          </table:table-cell>
          <table:table-cell table:formula="of:=[.H49]*0.046" office:value-type="float" office:value="4600" calcext:value-type="float">
            <text:p>4600</text:p>
          </table:table-cell>
          <table:table-cell table:formula="of:=[.I49]*0.046" office:value-type="float" office:value="4600" calcext:value-type="float">
            <text:p>4600</text:p>
          </table:table-cell>
          <table:table-cell table:formula="of:=[.J49]*0.046" office:value-type="float" office:value="4600" calcext:value-type="float">
            <text:p>4600</text:p>
          </table:table-cell>
          <table:table-cell table:formula="of:=[.K49]*0.046" office:value-type="float" office:value="4600" calcext:value-type="float">
            <text:p>4600</text:p>
          </table:table-cell>
          <table:table-cell table:formula="of:=[.L49]*0.046" office:value-type="float" office:value="0.5779946" calcext:value-type="float">
            <text:p>0.5779946</text:p>
          </table:table-cell>
          <table:table-cell table:formula="of:=[.M49]*0.046" office:value-type="float" office:value="0.2219684" calcext:value-type="float">
            <text:p>0.2219684</text:p>
          </table:table-cell>
          <table:table-cell table:formula="of:=[.N49]*0.046" office:value-type="float" office:value="0.5782108" calcext:value-type="float">
            <text:p>0.5782108</text:p>
          </table:table-cell>
          <table:table-cell table:formula="of:=[.O49]*0.046" office:value-type="float" office:value="0.6592766" calcext:value-type="float">
            <text:p>0.6592766</text:p>
          </table:table-cell>
          <table:table-cell table:formula="of:=[.P49]*0.046" office:value-type="float" office:value="0.754492" calcext:value-type="float">
            <text:p>0.754492</text:p>
          </table:table-cell>
          <table:table-cell table:formula="of:=[.Q49]*0.046" office:value-type="float" office:value="4600" calcext:value-type="float">
            <text:p>4600</text:p>
          </table:table-cell>
          <table:table-cell table:formula="of:=[.R49]*0.046" office:value-type="float" office:value="4600" calcext:value-type="float">
            <text:p>4600</text:p>
          </table:table-cell>
          <table:table-cell table:formula="of:=[.S49]*0.046" office:value-type="float" office:value="4600" calcext:value-type="float">
            <text:p>4600</text:p>
          </table:table-cell>
          <table:table-cell table:formula="of:=[.T49]*0.046" office:value-type="float" office:value="4600" calcext:value-type="float">
            <text:p>4600</text:p>
          </table:table-cell>
          <table:table-cell table:formula="of:=[.U49]*0.046" office:value-type="float" office:value="4600" calcext:value-type="float">
            <text:p>4600</text:p>
          </table:table-cell>
          <table:table-cell table:formula="of:=[.V49]*0.046" office:value-type="float" office:value="0" calcext:value-type="float">
            <text:p>0</text:p>
          </table:table-cell>
          <table:table-cell table:formula="of:=[.W49]*0.046" office:value-type="float" office:value="4600" calcext:value-type="float">
            <text:p>46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50]*0.046" office:value-type="float" office:value="0.697084" calcext:value-type="float">
            <text:p>0.697084</text:p>
          </table:table-cell>
          <table:table-cell table:formula="of:=[.C50]*0.046" office:value-type="float" office:value="0.9855454" calcext:value-type="float">
            <text:p>0.9855454</text:p>
          </table:table-cell>
          <table:table-cell table:formula="of:=[.D50]*0.046" office:value-type="float" office:value="0.2040284" calcext:value-type="float">
            <text:p>0.2040284</text:p>
          </table:table-cell>
          <table:table-cell table:formula="of:=[.E50]*0.046" office:value-type="float" office:value="0.1595924" calcext:value-type="float">
            <text:p>0.1595924</text:p>
          </table:table-cell>
          <table:table-cell table:formula="of:=[.F50]*0.046" office:value-type="float" office:value="0.3303306" calcext:value-type="float">
            <text:p>0.3303306</text:p>
          </table:table-cell>
          <table:table-cell table:formula="of:=[.G50]*0.046" office:value-type="float" office:value="4600" calcext:value-type="float">
            <text:p>4600</text:p>
          </table:table-cell>
          <table:table-cell table:formula="of:=[.H50]*0.046" office:value-type="float" office:value="4600" calcext:value-type="float">
            <text:p>4600</text:p>
          </table:table-cell>
          <table:table-cell table:formula="of:=[.I50]*0.046" office:value-type="float" office:value="4600" calcext:value-type="float">
            <text:p>4600</text:p>
          </table:table-cell>
          <table:table-cell table:formula="of:=[.J50]*0.046" office:value-type="float" office:value="4600" calcext:value-type="float">
            <text:p>4600</text:p>
          </table:table-cell>
          <table:table-cell table:formula="of:=[.K50]*0.046" office:value-type="float" office:value="4600" calcext:value-type="float">
            <text:p>4600</text:p>
          </table:table-cell>
          <table:table-cell table:formula="of:=[.L50]*0.046" office:value-type="float" office:value="0.9211592" calcext:value-type="float">
            <text:p>0.9211592</text:p>
          </table:table-cell>
          <table:table-cell table:formula="of:=[.M50]*0.046" office:value-type="float" office:value="0.513797" calcext:value-type="float">
            <text:p>0.513797</text:p>
          </table:table-cell>
          <table:table-cell table:formula="of:=[.N50]*0.046" office:value-type="float" office:value="0.0870228" calcext:value-type="float">
            <text:p>0.0870228</text:p>
          </table:table-cell>
          <table:table-cell table:formula="of:=[.O50]*0.046" office:value-type="float" office:value="0.1739812" calcext:value-type="float">
            <text:p>0.1739812</text:p>
          </table:table-cell>
          <table:table-cell table:formula="of:=[.P50]*0.046" office:value-type="float" office:value="0.641608" calcext:value-type="float">
            <text:p>0.641608</text:p>
          </table:table-cell>
          <table:table-cell table:formula="of:=[.Q50]*0.046" office:value-type="float" office:value="4600" calcext:value-type="float">
            <text:p>4600</text:p>
          </table:table-cell>
          <table:table-cell table:formula="of:=[.R50]*0.046" office:value-type="float" office:value="4600" calcext:value-type="float">
            <text:p>4600</text:p>
          </table:table-cell>
          <table:table-cell table:formula="of:=[.S50]*0.046" office:value-type="float" office:value="4600" calcext:value-type="float">
            <text:p>4600</text:p>
          </table:table-cell>
          <table:table-cell table:formula="of:=[.T50]*0.046" office:value-type="float" office:value="4600" calcext:value-type="float">
            <text:p>4600</text:p>
          </table:table-cell>
          <table:table-cell table:formula="of:=[.U50]*0.046" office:value-type="float" office:value="4600" calcext:value-type="float">
            <text:p>4600</text:p>
          </table:table-cell>
          <table:table-cell table:formula="of:=[.V50]*0.046" office:value-type="float" office:value="4600" calcext:value-type="float">
            <text:p>4600</text:p>
          </table:table-cell>
          <table:table-cell table:formula="of:=[.W50]*0.046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>
            <office:annotation draw:style-name="gr2" draw:text-style-name="P3" svg:width="1.1413in" svg:height="0.7083in" svg:x="0.5287in" svg:y="13.0984in" draw:caption-point-x="-0.2402in" draw:caption-point-y="0.5945in">
              <dc:date>2023-09-22T00:00:00</dc:date>
              <text:p text:style-name="P2"><text:span text:style-name="T1">Time</text:span></text:p>
            </office:annotation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96" office:value-type="float" office:value="0" calcext:value-type="float">
            <text:p>0</text:p>
          </table:table-cell>
          <table:table-cell table:formula="of:=IF([.B29]=100000;0;[.B29]/41)" office:value-type="float" office:value="0" calcext:value-type="float">
            <text:p>0</text:p>
          </table:table-cell>
          <table:table-cell table:formula="of:=IF([.C29]=100000;0;[.C29]/41)" office:value-type="float" office:value="0" calcext:value-type="float">
            <text:p>0</text:p>
          </table:table-cell>
          <table:table-cell table:formula="of:=IF([.D29]=100000;0;[.D29]/41)" office:value-type="float" office:value="0" calcext:value-type="float">
            <text:p>0</text:p>
          </table:table-cell>
          <table:table-cell table:formula="of:=IF([.E29]=100000;0;[.E29]/41)" office:value-type="float" office:value="0" calcext:value-type="float">
            <text:p>0</text:p>
          </table:table-cell>
          <table:table-cell table:formula="of:=IF([.F29]=100000;0;[.F29]/41)" office:value-type="float" office:value="0" calcext:value-type="float">
            <text:p>0</text:p>
          </table:table-cell>
          <table:table-cell table:formula="of:=IF([.G29]=100000;0;[.G29]/41)" office:value-type="float" office:value="0.577378048780488" calcext:value-type="float">
            <text:p>0.577378048780488</text:p>
          </table:table-cell>
          <table:table-cell table:formula="of:=IF([.H29]=100000;0;[.H29]/41)" office:value-type="float" office:value="0" calcext:value-type="float">
            <text:p>0</text:p>
          </table:table-cell>
          <table:table-cell table:formula="of:=IF([.I29]=100000;0;[.I29]/41)" office:value-type="float" office:value="0" calcext:value-type="float">
            <text:p>0</text:p>
          </table:table-cell>
          <table:table-cell table:formula="of:=IF([.J29]=100000;0;[.J29]/41)" office:value-type="float" office:value="0" calcext:value-type="float">
            <text:p>0</text:p>
          </table:table-cell>
          <table:table-cell table:formula="of:=IF([.K29]=100000;0;[.K29]/41)" office:value-type="float" office:value="0" calcext:value-type="float">
            <text:p>0</text:p>
          </table:table-cell>
          <table:table-cell table:formula="of:=IF([.L29]=100000;0;[.L29]/41)" office:value-type="float" office:value="0" calcext:value-type="float">
            <text:p>0</text:p>
          </table:table-cell>
          <table:table-cell table:formula="of:=IF([.M29]=100000;0;[.M29]/41)" office:value-type="float" office:value="0" calcext:value-type="float">
            <text:p>0</text:p>
          </table:table-cell>
          <table:table-cell table:formula="of:=IF([.N29]=100000;0;[.N29]/41)" office:value-type="float" office:value="0" calcext:value-type="float">
            <text:p>0</text:p>
          </table:table-cell>
          <table:table-cell table:formula="of:=IF([.O29]=100000;0;[.O29]/41)" office:value-type="float" office:value="0" calcext:value-type="float">
            <text:p>0</text:p>
          </table:table-cell>
          <table:table-cell table:formula="of:=IF([.P29]=100000;0;[.P29]/41)" office:value-type="float" office:value="0" calcext:value-type="float">
            <text:p>0</text:p>
          </table:table-cell>
          <table:table-cell table:formula="of:=IF([.Q29]=100000;0;[.Q29]/41)" office:value-type="float" office:value="0" calcext:value-type="float">
            <text:p>0</text:p>
          </table:table-cell>
          <table:table-cell table:formula="of:=IF([.R29]=100000;0;[.R29]/41)" office:value-type="float" office:value="0" calcext:value-type="float">
            <text:p>0</text:p>
          </table:table-cell>
          <table:table-cell table:formula="of:=IF([.S29]=100000;0;[.S29]/41)" office:value-type="float" office:value="0" calcext:value-type="float">
            <text:p>0</text:p>
          </table:table-cell>
          <table:table-cell table:formula="of:=IF([.T29]=100000;0;[.T29]/41)" office:value-type="float" office:value="0" calcext:value-type="float">
            <text:p>0</text:p>
          </table:table-cell>
          <table:table-cell table:formula="of:=IF([.U29]=100000;0;[.U29]/41)" office:value-type="float" office:value="0" calcext:value-type="float">
            <text:p>0</text:p>
          </table:table-cell>
          <table:table-cell table:formula="of:=IF([.V29]=100000;0;[.V29]/41)" office:value-type="float" office:value="0" calcext:value-type="float">
            <text:p>0</text:p>
          </table:table-cell>
          <table:table-cell table:formula="of:=IF([.W29]=100000;0;[.W29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formula="of:=IF([.B30]=100000;0;[.B30]/41)" office:value-type="float" office:value="0" calcext:value-type="float">
            <text:p>0</text:p>
          </table:table-cell>
          <table:table-cell table:formula="of:=IF([.C30]=100000;0;[.C30]/41)" office:value-type="float" office:value="0" calcext:value-type="float">
            <text:p>0</text:p>
          </table:table-cell>
          <table:table-cell table:formula="of:=IF([.D30]=100000;0;[.D30]/41)" office:value-type="float" office:value="0" calcext:value-type="float">
            <text:p>0</text:p>
          </table:table-cell>
          <table:table-cell table:formula="of:=IF([.E30]=100000;0;[.E30]/41)" office:value-type="float" office:value="0" calcext:value-type="float">
            <text:p>0</text:p>
          </table:table-cell>
          <table:table-cell table:formula="of:=IF([.F30]=100000;0;[.F30]/41)" office:value-type="float" office:value="0" calcext:value-type="float">
            <text:p>0</text:p>
          </table:table-cell>
          <table:table-cell table:formula="of:=IF([.G30]=100000;0;[.G30]/41)" office:value-type="float" office:value="0" calcext:value-type="float">
            <text:p>0</text:p>
          </table:table-cell>
          <table:table-cell table:formula="of:=IF([.H30]=100000;0;[.H30]/41)" office:value-type="float" office:value="0.444463414634146" calcext:value-type="float">
            <text:p>0.444463414634146</text:p>
          </table:table-cell>
          <table:table-cell table:formula="of:=IF([.I30]=100000;0;[.I30]/41)" office:value-type="float" office:value="0" calcext:value-type="float">
            <text:p>0</text:p>
          </table:table-cell>
          <table:table-cell table:formula="of:=IF([.J30]=100000;0;[.J30]/41)" office:value-type="float" office:value="0" calcext:value-type="float">
            <text:p>0</text:p>
          </table:table-cell>
          <table:table-cell table:formula="of:=IF([.K30]=100000;0;[.K30]/41)" office:value-type="float" office:value="0" calcext:value-type="float">
            <text:p>0</text:p>
          </table:table-cell>
          <table:table-cell table:formula="of:=IF([.L30]=100000;0;[.L30]/41)" office:value-type="float" office:value="0" calcext:value-type="float">
            <text:p>0</text:p>
          </table:table-cell>
          <table:table-cell table:formula="of:=IF([.M30]=100000;0;[.M30]/41)" office:value-type="float" office:value="0" calcext:value-type="float">
            <text:p>0</text:p>
          </table:table-cell>
          <table:table-cell table:formula="of:=IF([.N30]=100000;0;[.N30]/41)" office:value-type="float" office:value="0" calcext:value-type="float">
            <text:p>0</text:p>
          </table:table-cell>
          <table:table-cell table:formula="of:=IF([.O30]=100000;0;[.O30]/41)" office:value-type="float" office:value="0" calcext:value-type="float">
            <text:p>0</text:p>
          </table:table-cell>
          <table:table-cell table:formula="of:=IF([.P30]=100000;0;[.P30]/41)" office:value-type="float" office:value="0" calcext:value-type="float">
            <text:p>0</text:p>
          </table:table-cell>
          <table:table-cell table:formula="of:=IF([.Q30]=100000;0;[.Q30]/41)" office:value-type="float" office:value="0" calcext:value-type="float">
            <text:p>0</text:p>
          </table:table-cell>
          <table:table-cell table:formula="of:=IF([.R30]=100000;0;[.R30]/41)" office:value-type="float" office:value="0" calcext:value-type="float">
            <text:p>0</text:p>
          </table:table-cell>
          <table:table-cell table:formula="of:=IF([.S30]=100000;0;[.S30]/41)" office:value-type="float" office:value="0" calcext:value-type="float">
            <text:p>0</text:p>
          </table:table-cell>
          <table:table-cell table:formula="of:=IF([.T30]=100000;0;[.T30]/41)" office:value-type="float" office:value="0" calcext:value-type="float">
            <text:p>0</text:p>
          </table:table-cell>
          <table:table-cell table:formula="of:=IF([.U30]=100000;0;[.U30]/41)" office:value-type="float" office:value="0" calcext:value-type="float">
            <text:p>0</text:p>
          </table:table-cell>
          <table:table-cell table:formula="of:=IF([.V30]=100000;0;[.V30]/41)" office:value-type="float" office:value="0" calcext:value-type="float">
            <text:p>0</text:p>
          </table:table-cell>
          <table:table-cell table:formula="of:=IF([.W30]=100000;0;[.W30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6" office:value-type="float" office:value="2" calcext:value-type="float">
            <text:p>2</text:p>
          </table:table-cell>
          <table:table-cell table:formula="of:=IF([.B31]=100000;0;[.B31]/41)" office:value-type="float" office:value="0" calcext:value-type="float">
            <text:p>0</text:p>
          </table:table-cell>
          <table:table-cell table:formula="of:=IF([.C31]=100000;0;[.C31]/41)" office:value-type="float" office:value="0" calcext:value-type="float">
            <text:p>0</text:p>
          </table:table-cell>
          <table:table-cell table:formula="of:=IF([.D31]=100000;0;[.D31]/41)" office:value-type="float" office:value="0" calcext:value-type="float">
            <text:p>0</text:p>
          </table:table-cell>
          <table:table-cell table:formula="of:=IF([.E31]=100000;0;[.E31]/41)" office:value-type="float" office:value="0" calcext:value-type="float">
            <text:p>0</text:p>
          </table:table-cell>
          <table:table-cell table:formula="of:=IF([.F31]=100000;0;[.F31]/41)" office:value-type="float" office:value="0" calcext:value-type="float">
            <text:p>0</text:p>
          </table:table-cell>
          <table:table-cell table:formula="of:=IF([.G31]=100000;0;[.G31]/41)" office:value-type="float" office:value="0" calcext:value-type="float">
            <text:p>0</text:p>
          </table:table-cell>
          <table:table-cell table:formula="of:=IF([.H31]=100000;0;[.H31]/41)" office:value-type="float" office:value="0" calcext:value-type="float">
            <text:p>0</text:p>
          </table:table-cell>
          <table:table-cell table:formula="of:=IF([.I31]=100000;0;[.I31]/41)" office:value-type="float" office:value="0.255482926829268" calcext:value-type="float">
            <text:p>0.255482926829268</text:p>
          </table:table-cell>
          <table:table-cell table:formula="of:=IF([.J31]=100000;0;[.J31]/41)" office:value-type="float" office:value="0" calcext:value-type="float">
            <text:p>0</text:p>
          </table:table-cell>
          <table:table-cell table:formula="of:=IF([.K31]=100000;0;[.K31]/41)" office:value-type="float" office:value="0" calcext:value-type="float">
            <text:p>0</text:p>
          </table:table-cell>
          <table:table-cell table:formula="of:=IF([.L31]=100000;0;[.L31]/41)" office:value-type="float" office:value="0" calcext:value-type="float">
            <text:p>0</text:p>
          </table:table-cell>
          <table:table-cell table:formula="of:=IF([.M31]=100000;0;[.M31]/41)" office:value-type="float" office:value="0" calcext:value-type="float">
            <text:p>0</text:p>
          </table:table-cell>
          <table:table-cell table:formula="of:=IF([.N31]=100000;0;[.N31]/41)" office:value-type="float" office:value="0" calcext:value-type="float">
            <text:p>0</text:p>
          </table:table-cell>
          <table:table-cell table:formula="of:=IF([.O31]=100000;0;[.O31]/41)" office:value-type="float" office:value="0" calcext:value-type="float">
            <text:p>0</text:p>
          </table:table-cell>
          <table:table-cell table:formula="of:=IF([.P31]=100000;0;[.P31]/41)" office:value-type="float" office:value="0" calcext:value-type="float">
            <text:p>0</text:p>
          </table:table-cell>
          <table:table-cell table:formula="of:=IF([.Q31]=100000;0;[.Q31]/41)" office:value-type="float" office:value="0" calcext:value-type="float">
            <text:p>0</text:p>
          </table:table-cell>
          <table:table-cell table:formula="of:=IF([.R31]=100000;0;[.R31]/41)" office:value-type="float" office:value="0" calcext:value-type="float">
            <text:p>0</text:p>
          </table:table-cell>
          <table:table-cell table:formula="of:=IF([.S31]=100000;0;[.S31]/41)" office:value-type="float" office:value="0" calcext:value-type="float">
            <text:p>0</text:p>
          </table:table-cell>
          <table:table-cell table:formula="of:=IF([.T31]=100000;0;[.T31]/41)" office:value-type="float" office:value="0" calcext:value-type="float">
            <text:p>0</text:p>
          </table:table-cell>
          <table:table-cell table:formula="of:=IF([.U31]=100000;0;[.U31]/41)" office:value-type="float" office:value="0" calcext:value-type="float">
            <text:p>0</text:p>
          </table:table-cell>
          <table:table-cell table:formula="of:=IF([.V31]=100000;0;[.V31]/41)" office:value-type="float" office:value="0" calcext:value-type="float">
            <text:p>0</text:p>
          </table:table-cell>
          <table:table-cell table:formula="of:=IF([.W31]=100000;0;[.W31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6" office:value-type="float" office:value="3" calcext:value-type="float">
            <text:p>3</text:p>
          </table:table-cell>
          <table:table-cell table:formula="of:=IF([.B32]=100000;0;[.B32]/41)" office:value-type="float" office:value="0" calcext:value-type="float">
            <text:p>0</text:p>
          </table:table-cell>
          <table:table-cell table:formula="of:=IF([.C32]=100000;0;[.C32]/41)" office:value-type="float" office:value="0" calcext:value-type="float">
            <text:p>0</text:p>
          </table:table-cell>
          <table:table-cell table:formula="of:=IF([.D32]=100000;0;[.D32]/41)" office:value-type="float" office:value="0" calcext:value-type="float">
            <text:p>0</text:p>
          </table:table-cell>
          <table:table-cell table:formula="of:=IF([.E32]=100000;0;[.E32]/41)" office:value-type="float" office:value="0" calcext:value-type="float">
            <text:p>0</text:p>
          </table:table-cell>
          <table:table-cell table:formula="of:=IF([.F32]=100000;0;[.F32]/41)" office:value-type="float" office:value="0" calcext:value-type="float">
            <text:p>0</text:p>
          </table:table-cell>
          <table:table-cell table:formula="of:=IF([.G32]=100000;0;[.G32]/41)" office:value-type="float" office:value="0" calcext:value-type="float">
            <text:p>0</text:p>
          </table:table-cell>
          <table:table-cell table:formula="of:=IF([.H32]=100000;0;[.H32]/41)" office:value-type="float" office:value="0" calcext:value-type="float">
            <text:p>0</text:p>
          </table:table-cell>
          <table:table-cell table:formula="of:=IF([.I32]=100000;0;[.I32]/41)" office:value-type="float" office:value="0" calcext:value-type="float">
            <text:p>0</text:p>
          </table:table-cell>
          <table:table-cell table:formula="of:=IF([.J32]=100000;0;[.J32]/41)" office:value-type="float" office:value="0.393826829268293" calcext:value-type="float">
            <text:p>0.393826829268293</text:p>
          </table:table-cell>
          <table:table-cell table:formula="of:=IF([.K32]=100000;0;[.K32]/41)" office:value-type="float" office:value="0" calcext:value-type="float">
            <text:p>0</text:p>
          </table:table-cell>
          <table:table-cell table:formula="of:=IF([.L32]=100000;0;[.L32]/41)" office:value-type="float" office:value="0" calcext:value-type="float">
            <text:p>0</text:p>
          </table:table-cell>
          <table:table-cell table:formula="of:=IF([.M32]=100000;0;[.M32]/41)" office:value-type="float" office:value="0" calcext:value-type="float">
            <text:p>0</text:p>
          </table:table-cell>
          <table:table-cell table:formula="of:=IF([.N32]=100000;0;[.N32]/41)" office:value-type="float" office:value="0" calcext:value-type="float">
            <text:p>0</text:p>
          </table:table-cell>
          <table:table-cell table:formula="of:=IF([.O32]=100000;0;[.O32]/41)" office:value-type="float" office:value="0" calcext:value-type="float">
            <text:p>0</text:p>
          </table:table-cell>
          <table:table-cell table:formula="of:=IF([.P32]=100000;0;[.P32]/41)" office:value-type="float" office:value="0" calcext:value-type="float">
            <text:p>0</text:p>
          </table:table-cell>
          <table:table-cell table:formula="of:=IF([.Q32]=100000;0;[.Q32]/41)" office:value-type="float" office:value="0" calcext:value-type="float">
            <text:p>0</text:p>
          </table:table-cell>
          <table:table-cell table:formula="of:=IF([.R32]=100000;0;[.R32]/41)" office:value-type="float" office:value="0" calcext:value-type="float">
            <text:p>0</text:p>
          </table:table-cell>
          <table:table-cell table:formula="of:=IF([.S32]=100000;0;[.S32]/41)" office:value-type="float" office:value="0" calcext:value-type="float">
            <text:p>0</text:p>
          </table:table-cell>
          <table:table-cell table:formula="of:=IF([.T32]=100000;0;[.T32]/41)" office:value-type="float" office:value="0" calcext:value-type="float">
            <text:p>0</text:p>
          </table:table-cell>
          <table:table-cell table:formula="of:=IF([.U32]=100000;0;[.U32]/41)" office:value-type="float" office:value="0" calcext:value-type="float">
            <text:p>0</text:p>
          </table:table-cell>
          <table:table-cell table:formula="of:=IF([.V32]=100000;0;[.V32]/41)" office:value-type="float" office:value="0" calcext:value-type="float">
            <text:p>0</text:p>
          </table:table-cell>
          <table:table-cell table:formula="of:=IF([.W32]=100000;0;[.W32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6" office:value-type="float" office:value="4" calcext:value-type="float">
            <text:p>4</text:p>
          </table:table-cell>
          <table:table-cell table:formula="of:=IF([.B33]=100000;0;[.B33]/41)" office:value-type="float" office:value="0" calcext:value-type="float">
            <text:p>0</text:p>
          </table:table-cell>
          <table:table-cell table:formula="of:=IF([.C33]=100000;0;[.C33]/41)" office:value-type="float" office:value="0" calcext:value-type="float">
            <text:p>0</text:p>
          </table:table-cell>
          <table:table-cell table:formula="of:=IF([.D33]=100000;0;[.D33]/41)" office:value-type="float" office:value="0" calcext:value-type="float">
            <text:p>0</text:p>
          </table:table-cell>
          <table:table-cell table:formula="of:=IF([.E33]=100000;0;[.E33]/41)" office:value-type="float" office:value="0" calcext:value-type="float">
            <text:p>0</text:p>
          </table:table-cell>
          <table:table-cell table:formula="of:=IF([.F33]=100000;0;[.F33]/41)" office:value-type="float" office:value="0" calcext:value-type="float">
            <text:p>0</text:p>
          </table:table-cell>
          <table:table-cell table:formula="of:=IF([.G33]=100000;0;[.G33]/41)" office:value-type="float" office:value="0" calcext:value-type="float">
            <text:p>0</text:p>
          </table:table-cell>
          <table:table-cell table:formula="of:=IF([.H33]=100000;0;[.H33]/41)" office:value-type="float" office:value="0" calcext:value-type="float">
            <text:p>0</text:p>
          </table:table-cell>
          <table:table-cell table:formula="of:=IF([.I33]=100000;0;[.I33]/41)" office:value-type="float" office:value="0" calcext:value-type="float">
            <text:p>0</text:p>
          </table:table-cell>
          <table:table-cell table:formula="of:=IF([.J33]=100000;0;[.J33]/41)" office:value-type="float" office:value="0" calcext:value-type="float">
            <text:p>0</text:p>
          </table:table-cell>
          <table:table-cell table:formula="of:=IF([.K33]=100000;0;[.K33]/41)" office:value-type="float" office:value="0" calcext:value-type="float">
            <text:p>0</text:p>
          </table:table-cell>
          <table:table-cell table:formula="of:=IF([.L33]=100000;0;[.L33]/41)" office:value-type="float" office:value="0" calcext:value-type="float">
            <text:p>0</text:p>
          </table:table-cell>
          <table:table-cell table:formula="of:=IF([.M33]=100000;0;[.M33]/41)" office:value-type="float" office:value="0" calcext:value-type="float">
            <text:p>0</text:p>
          </table:table-cell>
          <table:table-cell table:formula="of:=IF([.N33]=100000;0;[.N33]/41)" office:value-type="float" office:value="0" calcext:value-type="float">
            <text:p>0</text:p>
          </table:table-cell>
          <table:table-cell table:formula="of:=IF([.O33]=100000;0;[.O33]/41)" office:value-type="float" office:value="0" calcext:value-type="float">
            <text:p>0</text:p>
          </table:table-cell>
          <table:table-cell table:formula="of:=IF([.P33]=100000;0;[.P33]/41)" office:value-type="float" office:value="0" calcext:value-type="float">
            <text:p>0</text:p>
          </table:table-cell>
          <table:table-cell table:formula="of:=IF([.Q33]=100000;0;[.Q33]/41)" office:value-type="float" office:value="0" calcext:value-type="float">
            <text:p>0</text:p>
          </table:table-cell>
          <table:table-cell table:formula="of:=IF([.R33]=100000;0;[.R33]/41)" office:value-type="float" office:value="0" calcext:value-type="float">
            <text:p>0</text:p>
          </table:table-cell>
          <table:table-cell table:formula="of:=IF([.S33]=100000;0;[.S33]/41)" office:value-type="float" office:value="0" calcext:value-type="float">
            <text:p>0</text:p>
          </table:table-cell>
          <table:table-cell table:formula="of:=IF([.T33]=100000;0;[.T33]/41)" office:value-type="float" office:value="0" calcext:value-type="float">
            <text:p>0</text:p>
          </table:table-cell>
          <table:table-cell table:formula="of:=IF([.U33]=100000;0;[.U33]/41)" office:value-type="float" office:value="0" calcext:value-type="float">
            <text:p>0</text:p>
          </table:table-cell>
          <table:table-cell table:formula="of:=IF([.V33]=100000;0;[.V33]/41)" office:value-type="float" office:value="0" calcext:value-type="float">
            <text:p>0</text:p>
          </table:table-cell>
          <table:table-cell table:formula="of:=IF([.W33]=100000;0;[.W33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5" calcext:value-type="float">
            <text:p>5</text:p>
          </table:table-cell>
          <table:table-cell table:formula="of:=IF([.B34]=100000;0;[.B34]/41)" office:value-type="float" office:value="0" calcext:value-type="float">
            <text:p>0</text:p>
          </table:table-cell>
          <table:table-cell table:formula="of:=IF([.C34]=100000;0;[.C34]/41)" office:value-type="float" office:value="0" calcext:value-type="float">
            <text:p>0</text:p>
          </table:table-cell>
          <table:table-cell table:formula="of:=IF([.D34]=100000;0;[.D34]/41)" office:value-type="float" office:value="0" calcext:value-type="float">
            <text:p>0</text:p>
          </table:table-cell>
          <table:table-cell table:formula="of:=IF([.E34]=100000;0;[.E34]/41)" office:value-type="float" office:value="0.247787804878049" calcext:value-type="float">
            <text:p>0.247787804878049</text:p>
          </table:table-cell>
          <table:table-cell table:formula="of:=IF([.F34]=100000;0;[.F34]/41)" office:value-type="float" office:value="0" calcext:value-type="float">
            <text:p>0</text:p>
          </table:table-cell>
          <table:table-cell table:formula="of:=IF([.G34]=100000;0;[.G34]/41)" office:value-type="float" office:value="0" calcext:value-type="float">
            <text:p>0</text:p>
          </table:table-cell>
          <table:table-cell table:formula="of:=IF([.H34]=100000;0;[.H34]/41)" office:value-type="float" office:value="0" calcext:value-type="float">
            <text:p>0</text:p>
          </table:table-cell>
          <table:table-cell table:formula="of:=IF([.I34]=100000;0;[.I34]/41)" office:value-type="float" office:value="0" calcext:value-type="float">
            <text:p>0</text:p>
          </table:table-cell>
          <table:table-cell table:formula="of:=IF([.J34]=100000;0;[.J34]/41)" office:value-type="float" office:value="0" calcext:value-type="float">
            <text:p>0</text:p>
          </table:table-cell>
          <table:table-cell table:formula="of:=IF([.K34]=100000;0;[.K34]/41)" office:value-type="float" office:value="0" calcext:value-type="float">
            <text:p>0</text:p>
          </table:table-cell>
          <table:table-cell table:formula="of:=IF([.L34]=100000;0;[.L34]/41)" office:value-type="float" office:value="0.703019512195122" calcext:value-type="float">
            <text:p>0.703019512195122</text:p>
          </table:table-cell>
          <table:table-cell table:formula="of:=IF([.M34]=100000;0;[.M34]/41)" office:value-type="float" office:value="0.475739024390244" calcext:value-type="float">
            <text:p>0.475739024390244</text:p>
          </table:table-cell>
          <table:table-cell table:formula="of:=IF([.N34]=100000;0;[.N34]/41)" office:value-type="float" office:value="0.234778048780488" calcext:value-type="float">
            <text:p>0.234778048780488</text:p>
          </table:table-cell>
          <table:table-cell table:formula="of:=IF([.O34]=100000;0;[.O34]/41)" office:value-type="float" office:value="0.3501" calcext:value-type="float">
            <text:p>0.3501</text:p>
          </table:table-cell>
          <table:table-cell table:formula="of:=IF([.P34]=100000;0;[.P34]/41)" office:value-type="float" office:value="0.107112195121951" calcext:value-type="float">
            <text:p>0.107112195121951</text:p>
          </table:table-cell>
          <table:table-cell table:formula="of:=IF([.Q34]=100000;0;[.Q34]/41)" office:value-type="float" office:value="0.599348780487805" calcext:value-type="float">
            <text:p>0.599348780487805</text:p>
          </table:table-cell>
          <table:table-cell table:formula="of:=IF([.R34]=100000;0;[.R34]/41)" office:value-type="float" office:value="0.12889756097561" calcext:value-type="float">
            <text:p>0.12889756097561</text:p>
          </table:table-cell>
          <table:table-cell table:formula="of:=IF([.S34]=100000;0;[.S34]/41)" office:value-type="float" office:value="0.36359756097561" calcext:value-type="float">
            <text:p>0.36359756097561</text:p>
          </table:table-cell>
          <table:table-cell table:formula="of:=IF([.T34]=100000;0;[.T34]/41)" office:value-type="float" office:value="0.365060975609756" calcext:value-type="float">
            <text:p>0.365060975609756</text:p>
          </table:table-cell>
          <table:table-cell table:formula="of:=IF([.U34]=100000;0;[.U34]/41)" office:value-type="float" office:value="0.431985365853659" calcext:value-type="float">
            <text:p>0.431985365853659</text:p>
          </table:table-cell>
          <table:table-cell table:formula="of:=IF([.V34]=100000;0;[.V34]/41)" office:value-type="float" office:value="0" calcext:value-type="float">
            <text:p>0</text:p>
          </table:table-cell>
          <table:table-cell table:formula="of:=IF([.W34]=100000;0;[.W34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6" calcext:value-type="float">
            <text:p>6</text:p>
          </table:table-cell>
          <table:table-cell table:formula="of:=IF([.B35]=100000;0;[.B35]/41)" office:value-type="float" office:value="0.0750463414634146" calcext:value-type="float">
            <text:p>0.0750463414634146</text:p>
          </table:table-cell>
          <table:table-cell table:formula="of:=IF([.C35]=100000;0;[.C35]/41)" office:value-type="float" office:value="0" calcext:value-type="float">
            <text:p>0</text:p>
          </table:table-cell>
          <table:table-cell table:formula="of:=IF([.D35]=100000;0;[.D35]/41)" office:value-type="float" office:value="0" calcext:value-type="float">
            <text:p>0</text:p>
          </table:table-cell>
          <table:table-cell table:formula="of:=IF([.E35]=100000;0;[.E35]/41)" office:value-type="float" office:value="0.392387804878049" calcext:value-type="float">
            <text:p>0.392387804878049</text:p>
          </table:table-cell>
          <table:table-cell table:formula="of:=IF([.F35]=100000;0;[.F35]/41)" office:value-type="float" office:value="0" calcext:value-type="float">
            <text:p>0</text:p>
          </table:table-cell>
          <table:table-cell table:formula="of:=IF([.G35]=100000;0;[.G35]/41)" office:value-type="float" office:value="0" calcext:value-type="float">
            <text:p>0</text:p>
          </table:table-cell>
          <table:table-cell table:formula="of:=IF([.H35]=100000;0;[.H35]/41)" office:value-type="float" office:value="0" calcext:value-type="float">
            <text:p>0</text:p>
          </table:table-cell>
          <table:table-cell table:formula="of:=IF([.I35]=100000;0;[.I35]/41)" office:value-type="float" office:value="0" calcext:value-type="float">
            <text:p>0</text:p>
          </table:table-cell>
          <table:table-cell table:formula="of:=IF([.J35]=100000;0;[.J35]/41)" office:value-type="float" office:value="0" calcext:value-type="float">
            <text:p>0</text:p>
          </table:table-cell>
          <table:table-cell table:formula="of:=IF([.K35]=100000;0;[.K35]/41)" office:value-type="float" office:value="0" calcext:value-type="float">
            <text:p>0</text:p>
          </table:table-cell>
          <table:table-cell table:formula="of:=IF([.L35]=100000;0;[.L35]/41)" office:value-type="float" office:value="0.0881268292682927" calcext:value-type="float">
            <text:p>0.0881268292682927</text:p>
          </table:table-cell>
          <table:table-cell table:formula="of:=IF([.M35]=100000;0;[.M35]/41)" office:value-type="float" office:value="0.161651219512195" calcext:value-type="float">
            <text:p>0.161651219512195</text:p>
          </table:table-cell>
          <table:table-cell table:formula="of:=IF([.N35]=100000;0;[.N35]/41)" office:value-type="float" office:value="0.448531707317073" calcext:value-type="float">
            <text:p>0.448531707317073</text:p>
          </table:table-cell>
          <table:table-cell table:formula="of:=IF([.O35]=100000;0;[.O35]/41)" office:value-type="float" office:value="0.414790243902439" calcext:value-type="float">
            <text:p>0.414790243902439</text:p>
          </table:table-cell>
          <table:table-cell table:formula="of:=IF([.P35]=100000;0;[.P35]/41)" office:value-type="float" office:value="0.644163414634146" calcext:value-type="float">
            <text:p>0.644163414634146</text:p>
          </table:table-cell>
          <table:table-cell table:formula="of:=IF([.Q35]=100000;0;[.Q35]/41)" office:value-type="float" office:value="0.442917073170732" calcext:value-type="float">
            <text:p>0.442917073170732</text:p>
          </table:table-cell>
          <table:table-cell table:formula="of:=IF([.R35]=100000;0;[.R35]/41)" office:value-type="float" office:value="0.507331707317073" calcext:value-type="float">
            <text:p>0.507331707317073</text:p>
          </table:table-cell>
          <table:table-cell table:formula="of:=IF([.S35]=100000;0;[.S35]/41)" office:value-type="float" office:value="0.3268" calcext:value-type="float">
            <text:p>0.3268</text:p>
          </table:table-cell>
          <table:table-cell table:formula="of:=IF([.T35]=100000;0;[.T35]/41)" office:value-type="float" office:value="0.398063414634146" calcext:value-type="float">
            <text:p>0.398063414634146</text:p>
          </table:table-cell>
          <table:table-cell table:formula="of:=IF([.U35]=100000;0;[.U35]/41)" office:value-type="float" office:value="0.450358536585366" calcext:value-type="float">
            <text:p>0.450358536585366</text:p>
          </table:table-cell>
          <table:table-cell table:formula="of:=IF([.V35]=100000;0;[.V35]/41)" office:value-type="float" office:value="0" calcext:value-type="float">
            <text:p>0</text:p>
          </table:table-cell>
          <table:table-cell table:formula="of:=IF([.W35]=100000;0;[.W35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7" calcext:value-type="float">
            <text:p>7</text:p>
          </table:table-cell>
          <table:table-cell table:formula="of:=IF([.B36]=100000;0;[.B36]/41)" office:value-type="float" office:value="0.408436585365854" calcext:value-type="float">
            <text:p>0.408436585365854</text:p>
          </table:table-cell>
          <table:table-cell table:formula="of:=IF([.C36]=100000;0;[.C36]/41)" office:value-type="float" office:value="0" calcext:value-type="float">
            <text:p>0</text:p>
          </table:table-cell>
          <table:table-cell table:formula="of:=IF([.D36]=100000;0;[.D36]/41)" office:value-type="float" office:value="0" calcext:value-type="float">
            <text:p>0</text:p>
          </table:table-cell>
          <table:table-cell table:formula="of:=IF([.E36]=100000;0;[.E36]/41)" office:value-type="float" office:value="0.122917073170732" calcext:value-type="float">
            <text:p>0.122917073170732</text:p>
          </table:table-cell>
          <table:table-cell table:formula="of:=IF([.F36]=100000;0;[.F36]/41)" office:value-type="float" office:value="0" calcext:value-type="float">
            <text:p>0</text:p>
          </table:table-cell>
          <table:table-cell table:formula="of:=IF([.G36]=100000;0;[.G36]/41)" office:value-type="float" office:value="0" calcext:value-type="float">
            <text:p>0</text:p>
          </table:table-cell>
          <table:table-cell table:formula="of:=IF([.H36]=100000;0;[.H36]/41)" office:value-type="float" office:value="0" calcext:value-type="float">
            <text:p>0</text:p>
          </table:table-cell>
          <table:table-cell table:formula="of:=IF([.I36]=100000;0;[.I36]/41)" office:value-type="float" office:value="0" calcext:value-type="float">
            <text:p>0</text:p>
          </table:table-cell>
          <table:table-cell table:formula="of:=IF([.J36]=100000;0;[.J36]/41)" office:value-type="float" office:value="0" calcext:value-type="float">
            <text:p>0</text:p>
          </table:table-cell>
          <table:table-cell table:formula="of:=IF([.K36]=100000;0;[.K36]/41)" office:value-type="float" office:value="0" calcext:value-type="float">
            <text:p>0</text:p>
          </table:table-cell>
          <table:table-cell table:formula="of:=IF([.L36]=100000;0;[.L36]/41)" office:value-type="float" office:value="0.53340243902439" calcext:value-type="float">
            <text:p>0.53340243902439</text:p>
          </table:table-cell>
          <table:table-cell table:formula="of:=IF([.M36]=100000;0;[.M36]/41)" office:value-type="float" office:value="0.309287804878049" calcext:value-type="float">
            <text:p>0.309287804878049</text:p>
          </table:table-cell>
          <table:table-cell table:formula="of:=IF([.N36]=100000;0;[.N36]/41)" office:value-type="float" office:value="0.177621951219512" calcext:value-type="float">
            <text:p>0.177621951219512</text:p>
          </table:table-cell>
          <table:table-cell table:formula="of:=IF([.O36]=100000;0;[.O36]/41)" office:value-type="float" office:value="0.289480487804878" calcext:value-type="float">
            <text:p>0.289480487804878</text:p>
          </table:table-cell>
          <table:table-cell table:formula="of:=IF([.P36]=100000;0;[.P36]/41)" office:value-type="float" office:value="0.1756" calcext:value-type="float">
            <text:p>0.1756</text:p>
          </table:table-cell>
          <table:table-cell table:formula="of:=IF([.Q36]=100000;0;[.Q36]/41)" office:value-type="float" office:value="0.443951219512195" calcext:value-type="float">
            <text:p>0.443951219512195</text:p>
          </table:table-cell>
          <table:table-cell table:formula="of:=IF([.R36]=100000;0;[.R36]/41)" office:value-type="float" office:value="0.0826829268292683" calcext:value-type="float">
            <text:p>0.0826829268292683</text:p>
          </table:table-cell>
          <table:table-cell table:formula="of:=IF([.S36]=100000;0;[.S36]/41)" office:value-type="float" office:value="0.255485365853659" calcext:value-type="float">
            <text:p>0.255485365853659</text:p>
          </table:table-cell>
          <table:table-cell table:formula="of:=IF([.T36]=100000;0;[.T36]/41)" office:value-type="float" office:value="0.203731707317073" calcext:value-type="float">
            <text:p>0.203731707317073</text:p>
          </table:table-cell>
          <table:table-cell table:formula="of:=IF([.U36]=100000;0;[.U36]/41)" office:value-type="float" office:value="0.386536585365854" calcext:value-type="float">
            <text:p>0.386536585365854</text:p>
          </table:table-cell>
          <table:table-cell table:formula="of:=IF([.V36]=100000;0;[.V36]/41)" office:value-type="float" office:value="0" calcext:value-type="float">
            <text:p>0</text:p>
          </table:table-cell>
          <table:table-cell table:formula="of:=IF([.W36]=100000;0;[.W36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8" calcext:value-type="float">
            <text:p>8</text:p>
          </table:table-cell>
          <table:table-cell table:formula="of:=IF([.B37]=100000;0;[.B37]/41)" office:value-type="float" office:value="0" calcext:value-type="float">
            <text:p>0</text:p>
          </table:table-cell>
          <table:table-cell table:formula="of:=IF([.C37]=100000;0;[.C37]/41)" office:value-type="float" office:value="0" calcext:value-type="float">
            <text:p>0</text:p>
          </table:table-cell>
          <table:table-cell table:formula="of:=IF([.D37]=100000;0;[.D37]/41)" office:value-type="float" office:value="0" calcext:value-type="float">
            <text:p>0</text:p>
          </table:table-cell>
          <table:table-cell table:formula="of:=IF([.E37]=100000;0;[.E37]/41)" office:value-type="float" office:value="0" calcext:value-type="float">
            <text:p>0</text:p>
          </table:table-cell>
          <table:table-cell table:formula="of:=IF([.F37]=100000;0;[.F37]/41)" office:value-type="float" office:value="0" calcext:value-type="float">
            <text:p>0</text:p>
          </table:table-cell>
          <table:table-cell table:formula="of:=IF([.G37]=100000;0;[.G37]/41)" office:value-type="float" office:value="0" calcext:value-type="float">
            <text:p>0</text:p>
          </table:table-cell>
          <table:table-cell table:formula="of:=IF([.H37]=100000;0;[.H37]/41)" office:value-type="float" office:value="0" calcext:value-type="float">
            <text:p>0</text:p>
          </table:table-cell>
          <table:table-cell table:formula="of:=IF([.I37]=100000;0;[.I37]/41)" office:value-type="float" office:value="0" calcext:value-type="float">
            <text:p>0</text:p>
          </table:table-cell>
          <table:table-cell table:formula="of:=IF([.J37]=100000;0;[.J37]/41)" office:value-type="float" office:value="0" calcext:value-type="float">
            <text:p>0</text:p>
          </table:table-cell>
          <table:table-cell table:formula="of:=IF([.K37]=100000;0;[.K37]/41)" office:value-type="float" office:value="0" calcext:value-type="float">
            <text:p>0</text:p>
          </table:table-cell>
          <table:table-cell table:formula="of:=IF([.L37]=100000;0;[.L37]/41)" office:value-type="float" office:value="0.347975609756098" calcext:value-type="float">
            <text:p>0.347975609756098</text:p>
          </table:table-cell>
          <table:table-cell table:formula="of:=IF([.M37]=100000;0;[.M37]/41)" office:value-type="float" office:value="0.273031707317073" calcext:value-type="float">
            <text:p>0.273031707317073</text:p>
          </table:table-cell>
          <table:table-cell table:formula="of:=IF([.N37]=100000;0;[.N37]/41)" office:value-type="float" office:value="0.482841463414634" calcext:value-type="float">
            <text:p>0.482841463414634</text:p>
          </table:table-cell>
          <table:table-cell table:formula="of:=IF([.O37]=100000;0;[.O37]/41)" office:value-type="float" office:value="0.536546341463415" calcext:value-type="float">
            <text:p>0.536546341463415</text:p>
          </table:table-cell>
          <table:table-cell table:formula="of:=IF([.P37]=100000;0;[.P37]/41)" office:value-type="float" office:value="0.486241463414634" calcext:value-type="float">
            <text:p>0.486241463414634</text:p>
          </table:table-cell>
          <table:table-cell table:formula="of:=IF([.Q37]=100000;0;[.Q37]/41)" office:value-type="float" office:value="0.103621951219512" calcext:value-type="float">
            <text:p>0.103621951219512</text:p>
          </table:table-cell>
          <table:table-cell table:formula="of:=IF([.R37]=100000;0;[.R37]/41)" office:value-type="float" office:value="0.448412195121951" calcext:value-type="float">
            <text:p>0.448412195121951</text:p>
          </table:table-cell>
          <table:table-cell table:formula="of:=IF([.S37]=100000;0;[.S37]/41)" office:value-type="float" office:value="0.446304878048781" calcext:value-type="float">
            <text:p>0.446304878048781</text:p>
          </table:table-cell>
          <table:table-cell table:formula="of:=IF([.T37]=100000;0;[.T37]/41)" office:value-type="float" office:value="0.17230487804878" calcext:value-type="float">
            <text:p>0.17230487804878</text:p>
          </table:table-cell>
          <table:table-cell table:formula="of:=IF([.U37]=100000;0;[.U37]/41)" office:value-type="float" office:value="0.619946341463415" calcext:value-type="float">
            <text:p>0.619946341463415</text:p>
          </table:table-cell>
          <table:table-cell table:formula="of:=IF([.V37]=100000;0;[.V37]/41)" office:value-type="float" office:value="0" calcext:value-type="float">
            <text:p>0</text:p>
          </table:table-cell>
          <table:table-cell table:formula="of:=IF([.W37]=100000;0;[.W37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9" office:value-type="float" office:value="9" calcext:value-type="float">
            <text:p>9</text:p>
          </table:table-cell>
          <table:table-cell table:formula="of:=IF([.B38]=100000;0;[.B38]/41)" office:value-type="float" office:value="0" calcext:value-type="float">
            <text:p>0</text:p>
          </table:table-cell>
          <table:table-cell table:formula="of:=IF([.C38]=100000;0;[.C38]/41)" office:value-type="float" office:value="0" calcext:value-type="float">
            <text:p>0</text:p>
          </table:table-cell>
          <table:table-cell table:formula="of:=IF([.D38]=100000;0;[.D38]/41)" office:value-type="float" office:value="0" calcext:value-type="float">
            <text:p>0</text:p>
          </table:table-cell>
          <table:table-cell table:formula="of:=IF([.E38]=100000;0;[.E38]/41)" office:value-type="float" office:value="0" calcext:value-type="float">
            <text:p>0</text:p>
          </table:table-cell>
          <table:table-cell table:formula="of:=IF([.F38]=100000;0;[.F38]/41)" office:value-type="float" office:value="0" calcext:value-type="float">
            <text:p>0</text:p>
          </table:table-cell>
          <table:table-cell table:formula="of:=IF([.G38]=100000;0;[.G38]/41)" office:value-type="float" office:value="0" calcext:value-type="float">
            <text:p>0</text:p>
          </table:table-cell>
          <table:table-cell table:formula="of:=IF([.H38]=100000;0;[.H38]/41)" office:value-type="float" office:value="0" calcext:value-type="float">
            <text:p>0</text:p>
          </table:table-cell>
          <table:table-cell table:formula="of:=IF([.I38]=100000;0;[.I38]/41)" office:value-type="float" office:value="0" calcext:value-type="float">
            <text:p>0</text:p>
          </table:table-cell>
          <table:table-cell table:formula="of:=IF([.J38]=100000;0;[.J38]/41)" office:value-type="float" office:value="0" calcext:value-type="float">
            <text:p>0</text:p>
          </table:table-cell>
          <table:table-cell table:formula="of:=IF([.K38]=100000;0;[.K38]/41)" office:value-type="float" office:value="0" calcext:value-type="float">
            <text:p>0</text:p>
          </table:table-cell>
          <table:table-cell table:formula="of:=IF([.L38]=100000;0;[.L38]/41)" office:value-type="float" office:value="0.271953658536585" calcext:value-type="float">
            <text:p>0.271953658536585</text:p>
          </table:table-cell>
          <table:table-cell table:formula="of:=IF([.M38]=100000;0;[.M38]/41)" office:value-type="float" office:value="0.105460975609756" calcext:value-type="float">
            <text:p>0.105460975609756</text:p>
          </table:table-cell>
          <table:table-cell table:formula="of:=IF([.N38]=100000;0;[.N38]/41)" office:value-type="float" office:value="0.267024390243902" calcext:value-type="float">
            <text:p>0.267024390243902</text:p>
          </table:table-cell>
          <table:table-cell table:formula="of:=IF([.O38]=100000;0;[.O38]/41)" office:value-type="float" office:value="0.230073170731707" calcext:value-type="float">
            <text:p>0.230073170731707</text:p>
          </table:table-cell>
          <table:table-cell table:formula="of:=IF([.P38]=100000;0;[.P38]/41)" office:value-type="float" office:value="0.502868292682927" calcext:value-type="float">
            <text:p>0.502868292682927</text:p>
          </table:table-cell>
          <table:table-cell table:formula="of:=IF([.Q38]=100000;0;[.Q38]/41)" office:value-type="float" office:value="0.480760975609756" calcext:value-type="float">
            <text:p>0.480760975609756</text:p>
          </table:table-cell>
          <table:table-cell table:formula="of:=IF([.R38]=100000;0;[.R38]/41)" office:value-type="float" office:value="0.344339024390244" calcext:value-type="float">
            <text:p>0.344339024390244</text:p>
          </table:table-cell>
          <table:table-cell table:formula="of:=IF([.S38]=100000;0;[.S38]/41)" office:value-type="float" office:value="0.14060487804878" calcext:value-type="float">
            <text:p>0.14060487804878</text:p>
          </table:table-cell>
          <table:table-cell table:formula="of:=IF([.T38]=100000;0;[.T38]/41)" office:value-type="float" office:value="0.336680487804878" calcext:value-type="float">
            <text:p>0.336680487804878</text:p>
          </table:table-cell>
          <table:table-cell table:formula="of:=IF([.U38]=100000;0;[.U38]/41)" office:value-type="float" office:value="0.278458536585366" calcext:value-type="float">
            <text:p>0.278458536585366</text:p>
          </table:table-cell>
          <table:table-cell table:formula="of:=IF([.V38]=100000;0;[.V38]/41)" office:value-type="float" office:value="0" calcext:value-type="float">
            <text:p>0</text:p>
          </table:table-cell>
          <table:table-cell table:formula="of:=IF([.W38]=100000;0;[.W38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IF([.B39]=100000;0;[.B39]/41)" office:value-type="float" office:value="0.125660975609756" calcext:value-type="float">
            <text:p>0.125660975609756</text:p>
          </table:table-cell>
          <table:table-cell table:formula="of:=IF([.C39]=100000;0;[.C39]/41)" office:value-type="float" office:value="0.43889512195122" calcext:value-type="float">
            <text:p>0.43889512195122</text:p>
          </table:table-cell>
          <table:table-cell table:formula="of:=IF([.D39]=100000;0;[.D39]/41)" office:value-type="float" office:value="0.386887804878049" calcext:value-type="float">
            <text:p>0.386887804878049</text:p>
          </table:table-cell>
          <table:table-cell table:formula="of:=IF([.E39]=100000;0;[.E39]/41)" office:value-type="float" office:value="0.466809756097561" calcext:value-type="float">
            <text:p>0.466809756097561</text:p>
          </table:table-cell>
          <table:table-cell table:formula="of:=IF([.F39]=100000;0;[.F39]/41)" office:value-type="float" office:value="0.338409756097561" calcext:value-type="float">
            <text:p>0.338409756097561</text:p>
          </table:table-cell>
          <table:table-cell table:formula="of:=IF([.G39]=100000;0;[.G39]/41)" office:value-type="float" office:value="0" calcext:value-type="float">
            <text:p>0</text:p>
          </table:table-cell>
          <table:table-cell table:formula="of:=IF([.H39]=100000;0;[.H39]/41)" office:value-type="float" office:value="0" calcext:value-type="float">
            <text:p>0</text:p>
          </table:table-cell>
          <table:table-cell table:formula="of:=IF([.I39]=100000;0;[.I39]/41)" office:value-type="float" office:value="0" calcext:value-type="float">
            <text:p>0</text:p>
          </table:table-cell>
          <table:table-cell table:formula="of:=IF([.J39]=100000;0;[.J39]/41)" office:value-type="float" office:value="0" calcext:value-type="float">
            <text:p>0</text:p>
          </table:table-cell>
          <table:table-cell table:formula="of:=IF([.K39]=100000;0;[.K39]/41)" office:value-type="float" office:value="0" calcext:value-type="float">
            <text:p>0</text:p>
          </table:table-cell>
          <table:table-cell table:formula="of:=IF([.L39]=100000;0;[.L39]/41)" office:value-type="float" office:value="0" calcext:value-type="float">
            <text:p>0</text:p>
          </table:table-cell>
          <table:table-cell table:formula="of:=IF([.M39]=100000;0;[.M39]/41)" office:value-type="float" office:value="0" calcext:value-type="float">
            <text:p>0</text:p>
          </table:table-cell>
          <table:table-cell table:formula="of:=IF([.N39]=100000;0;[.N39]/41)" office:value-type="float" office:value="0" calcext:value-type="float">
            <text:p>0</text:p>
          </table:table-cell>
          <table:table-cell table:formula="of:=IF([.O39]=100000;0;[.O39]/41)" office:value-type="float" office:value="0" calcext:value-type="float">
            <text:p>0</text:p>
          </table:table-cell>
          <table:table-cell table:formula="of:=IF([.P39]=100000;0;[.P39]/41)" office:value-type="float" office:value="0" calcext:value-type="float">
            <text:p>0</text:p>
          </table:table-cell>
          <table:table-cell table:formula="of:=IF([.Q39]=100000;0;[.Q39]/41)" office:value-type="float" office:value="0" calcext:value-type="float">
            <text:p>0</text:p>
          </table:table-cell>
          <table:table-cell table:formula="of:=IF([.R39]=100000;0;[.R39]/41)" office:value-type="float" office:value="0" calcext:value-type="float">
            <text:p>0</text:p>
          </table:table-cell>
          <table:table-cell table:formula="of:=IF([.S39]=100000;0;[.S39]/41)" office:value-type="float" office:value="0" calcext:value-type="float">
            <text:p>0</text:p>
          </table:table-cell>
          <table:table-cell table:formula="of:=IF([.T39]=100000;0;[.T39]/41)" office:value-type="float" office:value="0" calcext:value-type="float">
            <text:p>0</text:p>
          </table:table-cell>
          <table:table-cell table:formula="of:=IF([.U39]=100000;0;[.U39]/41)" office:value-type="float" office:value="0" calcext:value-type="float">
            <text:p>0</text:p>
          </table:table-cell>
          <table:table-cell table:formula="of:=IF([.V39]=100000;0;[.V39]/41)" office:value-type="float" office:value="0" calcext:value-type="float">
            <text:p>0</text:p>
          </table:table-cell>
          <table:table-cell table:formula="of:=IF([.W39]=100000;0;[.W39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IF([.B40]=100000;0;[.B40]/41)" office:value-type="float" office:value="0.102590243902439" calcext:value-type="float">
            <text:p>0.102590243902439</text:p>
          </table:table-cell>
          <table:table-cell table:formula="of:=IF([.C40]=100000;0;[.C40]/41)" office:value-type="float" office:value="0.358809756097561" calcext:value-type="float">
            <text:p>0.358809756097561</text:p>
          </table:table-cell>
          <table:table-cell table:formula="of:=IF([.D40]=100000;0;[.D40]/41)" office:value-type="float" office:value="0.185836585365854" calcext:value-type="float">
            <text:p>0.185836585365854</text:p>
          </table:table-cell>
          <table:table-cell table:formula="of:=IF([.E40]=100000;0;[.E40]/41)" office:value-type="float" office:value="0.2399" calcext:value-type="float">
            <text:p>0.2399</text:p>
          </table:table-cell>
          <table:table-cell table:formula="of:=IF([.F40]=100000;0;[.F40]/41)" office:value-type="float" office:value="0.110570731707317" calcext:value-type="float">
            <text:p>0.110570731707317</text:p>
          </table:table-cell>
          <table:table-cell table:formula="of:=IF([.G40]=100000;0;[.G40]/41)" office:value-type="float" office:value="0" calcext:value-type="float">
            <text:p>0</text:p>
          </table:table-cell>
          <table:table-cell table:formula="of:=IF([.H40]=100000;0;[.H40]/41)" office:value-type="float" office:value="0" calcext:value-type="float">
            <text:p>0</text:p>
          </table:table-cell>
          <table:table-cell table:formula="of:=IF([.I40]=100000;0;[.I40]/41)" office:value-type="float" office:value="0" calcext:value-type="float">
            <text:p>0</text:p>
          </table:table-cell>
          <table:table-cell table:formula="of:=IF([.J40]=100000;0;[.J40]/41)" office:value-type="float" office:value="0" calcext:value-type="float">
            <text:p>0</text:p>
          </table:table-cell>
          <table:table-cell table:formula="of:=IF([.K40]=100000;0;[.K40]/41)" office:value-type="float" office:value="0" calcext:value-type="float">
            <text:p>0</text:p>
          </table:table-cell>
          <table:table-cell table:formula="of:=IF([.L40]=100000;0;[.L40]/41)" office:value-type="float" office:value="0" calcext:value-type="float">
            <text:p>0</text:p>
          </table:table-cell>
          <table:table-cell table:formula="of:=IF([.M40]=100000;0;[.M40]/41)" office:value-type="float" office:value="0" calcext:value-type="float">
            <text:p>0</text:p>
          </table:table-cell>
          <table:table-cell table:formula="of:=IF([.N40]=100000;0;[.N40]/41)" office:value-type="float" office:value="0" calcext:value-type="float">
            <text:p>0</text:p>
          </table:table-cell>
          <table:table-cell table:formula="of:=IF([.O40]=100000;0;[.O40]/41)" office:value-type="float" office:value="0" calcext:value-type="float">
            <text:p>0</text:p>
          </table:table-cell>
          <table:table-cell table:formula="of:=IF([.P40]=100000;0;[.P40]/41)" office:value-type="float" office:value="0" calcext:value-type="float">
            <text:p>0</text:p>
          </table:table-cell>
          <table:table-cell table:formula="of:=IF([.Q40]=100000;0;[.Q40]/41)" office:value-type="float" office:value="0" calcext:value-type="float">
            <text:p>0</text:p>
          </table:table-cell>
          <table:table-cell table:formula="of:=IF([.R40]=100000;0;[.R40]/41)" office:value-type="float" office:value="0" calcext:value-type="float">
            <text:p>0</text:p>
          </table:table-cell>
          <table:table-cell table:formula="of:=IF([.S40]=100000;0;[.S40]/41)" office:value-type="float" office:value="0" calcext:value-type="float">
            <text:p>0</text:p>
          </table:table-cell>
          <table:table-cell table:formula="of:=IF([.T40]=100000;0;[.T40]/41)" office:value-type="float" office:value="0" calcext:value-type="float">
            <text:p>0</text:p>
          </table:table-cell>
          <table:table-cell table:formula="of:=IF([.U40]=100000;0;[.U40]/41)" office:value-type="float" office:value="0" calcext:value-type="float">
            <text:p>0</text:p>
          </table:table-cell>
          <table:table-cell table:formula="of:=IF([.V40]=100000;0;[.V40]/41)" office:value-type="float" office:value="0" calcext:value-type="float">
            <text:p>0</text:p>
          </table:table-cell>
          <table:table-cell table:formula="of:=IF([.W40]=100000;0;[.W40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IF([.B41]=100000;0;[.B41]/41)" office:value-type="float" office:value="0.408207317073171" calcext:value-type="float">
            <text:p>0.408207317073171</text:p>
          </table:table-cell>
          <table:table-cell table:formula="of:=IF([.C41]=100000;0;[.C41]/41)" office:value-type="float" office:value="0.531778048780488" calcext:value-type="float">
            <text:p>0.531778048780488</text:p>
          </table:table-cell>
          <table:table-cell table:formula="of:=IF([.D41]=100000;0;[.D41]/41)" office:value-type="float" office:value="0.153643902439024" calcext:value-type="float">
            <text:p>0.153643902439024</text:p>
          </table:table-cell>
          <table:table-cell table:formula="of:=IF([.E41]=100000;0;[.E41]/41)" office:value-type="float" office:value="0.0890975609756097" calcext:value-type="float">
            <text:p>0.0890975609756097</text:p>
          </table:table-cell>
          <table:table-cell table:formula="of:=IF([.F41]=100000;0;[.F41]/41)" office:value-type="float" office:value="0.205185365853659" calcext:value-type="float">
            <text:p>0.205185365853659</text:p>
          </table:table-cell>
          <table:table-cell table:formula="of:=IF([.G41]=100000;0;[.G41]/41)" office:value-type="float" office:value="0" calcext:value-type="float">
            <text:p>0</text:p>
          </table:table-cell>
          <table:table-cell table:formula="of:=IF([.H41]=100000;0;[.H41]/41)" office:value-type="float" office:value="0" calcext:value-type="float">
            <text:p>0</text:p>
          </table:table-cell>
          <table:table-cell table:formula="of:=IF([.I41]=100000;0;[.I41]/41)" office:value-type="float" office:value="0" calcext:value-type="float">
            <text:p>0</text:p>
          </table:table-cell>
          <table:table-cell table:formula="of:=IF([.J41]=100000;0;[.J41]/41)" office:value-type="float" office:value="0" calcext:value-type="float">
            <text:p>0</text:p>
          </table:table-cell>
          <table:table-cell table:formula="of:=IF([.K41]=100000;0;[.K41]/41)" office:value-type="float" office:value="0" calcext:value-type="float">
            <text:p>0</text:p>
          </table:table-cell>
          <table:table-cell table:formula="of:=IF([.L41]=100000;0;[.L41]/41)" office:value-type="float" office:value="0" calcext:value-type="float">
            <text:p>0</text:p>
          </table:table-cell>
          <table:table-cell table:formula="of:=IF([.M41]=100000;0;[.M41]/41)" office:value-type="float" office:value="0" calcext:value-type="float">
            <text:p>0</text:p>
          </table:table-cell>
          <table:table-cell table:formula="of:=IF([.N41]=100000;0;[.N41]/41)" office:value-type="float" office:value="0" calcext:value-type="float">
            <text:p>0</text:p>
          </table:table-cell>
          <table:table-cell table:formula="of:=IF([.O41]=100000;0;[.O41]/41)" office:value-type="float" office:value="0" calcext:value-type="float">
            <text:p>0</text:p>
          </table:table-cell>
          <table:table-cell table:formula="of:=IF([.P41]=100000;0;[.P41]/41)" office:value-type="float" office:value="0" calcext:value-type="float">
            <text:p>0</text:p>
          </table:table-cell>
          <table:table-cell table:formula="of:=IF([.Q41]=100000;0;[.Q41]/41)" office:value-type="float" office:value="0" calcext:value-type="float">
            <text:p>0</text:p>
          </table:table-cell>
          <table:table-cell table:formula="of:=IF([.R41]=100000;0;[.R41]/41)" office:value-type="float" office:value="0" calcext:value-type="float">
            <text:p>0</text:p>
          </table:table-cell>
          <table:table-cell table:formula="of:=IF([.S41]=100000;0;[.S41]/41)" office:value-type="float" office:value="0" calcext:value-type="float">
            <text:p>0</text:p>
          </table:table-cell>
          <table:table-cell table:formula="of:=IF([.T41]=100000;0;[.T41]/41)" office:value-type="float" office:value="0" calcext:value-type="float">
            <text:p>0</text:p>
          </table:table-cell>
          <table:table-cell table:formula="of:=IF([.U41]=100000;0;[.U41]/41)" office:value-type="float" office:value="0" calcext:value-type="float">
            <text:p>0</text:p>
          </table:table-cell>
          <table:table-cell table:formula="of:=IF([.V41]=100000;0;[.V41]/41)" office:value-type="float" office:value="0" calcext:value-type="float">
            <text:p>0</text:p>
          </table:table-cell>
          <table:table-cell table:formula="of:=IF([.W41]=100000;0;[.W41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IF([.B42]=100000;0;[.B42]/41)" office:value-type="float" office:value="0.393836585365854" calcext:value-type="float">
            <text:p>0.393836585365854</text:p>
          </table:table-cell>
          <table:table-cell table:formula="of:=IF([.C42]=100000;0;[.C42]/41)" office:value-type="float" office:value="0.599829268292683" calcext:value-type="float">
            <text:p>0.599829268292683</text:p>
          </table:table-cell>
          <table:table-cell table:formula="of:=IF([.D42]=100000;0;[.D42]/41)" office:value-type="float" office:value="0.1227" calcext:value-type="float">
            <text:p>0.1227</text:p>
          </table:table-cell>
          <table:table-cell table:formula="of:=IF([.E42]=100000;0;[.E42]/41)" office:value-type="float" office:value="0.174985365853659" calcext:value-type="float">
            <text:p>0.174985365853659</text:p>
          </table:table-cell>
          <table:table-cell table:formula="of:=IF([.F42]=100000;0;[.F42]/41)" office:value-type="float" office:value="0.233339024390244" calcext:value-type="float">
            <text:p>0.233339024390244</text:p>
          </table:table-cell>
          <table:table-cell table:formula="of:=IF([.G42]=100000;0;[.G42]/41)" office:value-type="float" office:value="0" calcext:value-type="float">
            <text:p>0</text:p>
          </table:table-cell>
          <table:table-cell table:formula="of:=IF([.H42]=100000;0;[.H42]/41)" office:value-type="float" office:value="0" calcext:value-type="float">
            <text:p>0</text:p>
          </table:table-cell>
          <table:table-cell table:formula="of:=IF([.I42]=100000;0;[.I42]/41)" office:value-type="float" office:value="0" calcext:value-type="float">
            <text:p>0</text:p>
          </table:table-cell>
          <table:table-cell table:formula="of:=IF([.J42]=100000;0;[.J42]/41)" office:value-type="float" office:value="0" calcext:value-type="float">
            <text:p>0</text:p>
          </table:table-cell>
          <table:table-cell table:formula="of:=IF([.K42]=100000;0;[.K42]/41)" office:value-type="float" office:value="0" calcext:value-type="float">
            <text:p>0</text:p>
          </table:table-cell>
          <table:table-cell table:formula="of:=IF([.L42]=100000;0;[.L42]/41)" office:value-type="float" office:value="0" calcext:value-type="float">
            <text:p>0</text:p>
          </table:table-cell>
          <table:table-cell table:formula="of:=IF([.M42]=100000;0;[.M42]/41)" office:value-type="float" office:value="0" calcext:value-type="float">
            <text:p>0</text:p>
          </table:table-cell>
          <table:table-cell table:formula="of:=IF([.N42]=100000;0;[.N42]/41)" office:value-type="float" office:value="0" calcext:value-type="float">
            <text:p>0</text:p>
          </table:table-cell>
          <table:table-cell table:formula="of:=IF([.O42]=100000;0;[.O42]/41)" office:value-type="float" office:value="0" calcext:value-type="float">
            <text:p>0</text:p>
          </table:table-cell>
          <table:table-cell table:formula="of:=IF([.P42]=100000;0;[.P42]/41)" office:value-type="float" office:value="0" calcext:value-type="float">
            <text:p>0</text:p>
          </table:table-cell>
          <table:table-cell table:formula="of:=IF([.Q42]=100000;0;[.Q42]/41)" office:value-type="float" office:value="0" calcext:value-type="float">
            <text:p>0</text:p>
          </table:table-cell>
          <table:table-cell table:formula="of:=IF([.R42]=100000;0;[.R42]/41)" office:value-type="float" office:value="0" calcext:value-type="float">
            <text:p>0</text:p>
          </table:table-cell>
          <table:table-cell table:formula="of:=IF([.S42]=100000;0;[.S42]/41)" office:value-type="float" office:value="0" calcext:value-type="float">
            <text:p>0</text:p>
          </table:table-cell>
          <table:table-cell table:formula="of:=IF([.T42]=100000;0;[.T42]/41)" office:value-type="float" office:value="0" calcext:value-type="float">
            <text:p>0</text:p>
          </table:table-cell>
          <table:table-cell table:formula="of:=IF([.U42]=100000;0;[.U42]/41)" office:value-type="float" office:value="0" calcext:value-type="float">
            <text:p>0</text:p>
          </table:table-cell>
          <table:table-cell table:formula="of:=IF([.V42]=100000;0;[.V42]/41)" office:value-type="float" office:value="0" calcext:value-type="float">
            <text:p>0</text:p>
          </table:table-cell>
          <table:table-cell table:formula="of:=IF([.W42]=100000;0;[.W42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IF([.B43]=100000;0;[.B43]/41)" office:value-type="float" office:value="0.579236585365854" calcext:value-type="float">
            <text:p>0.579236585365854</text:p>
          </table:table-cell>
          <table:table-cell table:formula="of:=IF([.C43]=100000;0;[.C43]/41)" office:value-type="float" office:value="0.47980243902439" calcext:value-type="float">
            <text:p>0.47980243902439</text:p>
          </table:table-cell>
          <table:table-cell table:formula="of:=IF([.D43]=100000;0;[.D43]/41)" office:value-type="float" office:value="0.421143902439024" calcext:value-type="float">
            <text:p>0.421143902439024</text:p>
          </table:table-cell>
          <table:table-cell table:formula="of:=IF([.E43]=100000;0;[.E43]/41)" office:value-type="float" office:value="0.286043902439024" calcext:value-type="float">
            <text:p>0.286043902439024</text:p>
          </table:table-cell>
          <table:table-cell table:formula="of:=IF([.F43]=100000;0;[.F43]/41)" office:value-type="float" office:value="0.381421951219512" calcext:value-type="float">
            <text:p>0.381421951219512</text:p>
          </table:table-cell>
          <table:table-cell table:formula="of:=IF([.G43]=100000;0;[.G43]/41)" office:value-type="float" office:value="0" calcext:value-type="float">
            <text:p>0</text:p>
          </table:table-cell>
          <table:table-cell table:formula="of:=IF([.H43]=100000;0;[.H43]/41)" office:value-type="float" office:value="0" calcext:value-type="float">
            <text:p>0</text:p>
          </table:table-cell>
          <table:table-cell table:formula="of:=IF([.I43]=100000;0;[.I43]/41)" office:value-type="float" office:value="0" calcext:value-type="float">
            <text:p>0</text:p>
          </table:table-cell>
          <table:table-cell table:formula="of:=IF([.J43]=100000;0;[.J43]/41)" office:value-type="float" office:value="0" calcext:value-type="float">
            <text:p>0</text:p>
          </table:table-cell>
          <table:table-cell table:formula="of:=IF([.K43]=100000;0;[.K43]/41)" office:value-type="float" office:value="0" calcext:value-type="float">
            <text:p>0</text:p>
          </table:table-cell>
          <table:table-cell table:formula="of:=IF([.L43]=100000;0;[.L43]/41)" office:value-type="float" office:value="0" calcext:value-type="float">
            <text:p>0</text:p>
          </table:table-cell>
          <table:table-cell table:formula="of:=IF([.M43]=100000;0;[.M43]/41)" office:value-type="float" office:value="0" calcext:value-type="float">
            <text:p>0</text:p>
          </table:table-cell>
          <table:table-cell table:formula="of:=IF([.N43]=100000;0;[.N43]/41)" office:value-type="float" office:value="0" calcext:value-type="float">
            <text:p>0</text:p>
          </table:table-cell>
          <table:table-cell table:formula="of:=IF([.O43]=100000;0;[.O43]/41)" office:value-type="float" office:value="0" calcext:value-type="float">
            <text:p>0</text:p>
          </table:table-cell>
          <table:table-cell table:formula="of:=IF([.P43]=100000;0;[.P43]/41)" office:value-type="float" office:value="0" calcext:value-type="float">
            <text:p>0</text:p>
          </table:table-cell>
          <table:table-cell table:formula="of:=IF([.Q43]=100000;0;[.Q43]/41)" office:value-type="float" office:value="0" calcext:value-type="float">
            <text:p>0</text:p>
          </table:table-cell>
          <table:table-cell table:formula="of:=IF([.R43]=100000;0;[.R43]/41)" office:value-type="float" office:value="0" calcext:value-type="float">
            <text:p>0</text:p>
          </table:table-cell>
          <table:table-cell table:formula="of:=IF([.S43]=100000;0;[.S43]/41)" office:value-type="float" office:value="0" calcext:value-type="float">
            <text:p>0</text:p>
          </table:table-cell>
          <table:table-cell table:formula="of:=IF([.T43]=100000;0;[.T43]/41)" office:value-type="float" office:value="0" calcext:value-type="float">
            <text:p>0</text:p>
          </table:table-cell>
          <table:table-cell table:formula="of:=IF([.U43]=100000;0;[.U43]/41)" office:value-type="float" office:value="0" calcext:value-type="float">
            <text:p>0</text:p>
          </table:table-cell>
          <table:table-cell table:formula="of:=IF([.V43]=100000;0;[.V43]/41)" office:value-type="float" office:value="0" calcext:value-type="float">
            <text:p>0</text:p>
          </table:table-cell>
          <table:table-cell table:formula="of:=IF([.W43]=100000;0;[.W43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5" calcext:value-type="float">
            <text:p>15</text:p>
          </table:table-cell>
          <table:table-cell table:formula="of:=IF([.B44]=100000;0;[.B44]/41)" office:value-type="float" office:value="0.377453658536585" calcext:value-type="float">
            <text:p>0.377453658536585</text:p>
          </table:table-cell>
          <table:table-cell table:formula="of:=IF([.C44]=100000;0;[.C44]/41)" office:value-type="float" office:value="0.0546926829268293" calcext:value-type="float">
            <text:p>0.0546926829268293</text:p>
          </table:table-cell>
          <table:table-cell table:formula="of:=IF([.D44]=100000;0;[.D44]/41)" office:value-type="float" office:value="0.525580487804878" calcext:value-type="float">
            <text:p>0.525580487804878</text:p>
          </table:table-cell>
          <table:table-cell table:formula="of:=IF([.E44]=100000;0;[.E44]/41)" office:value-type="float" office:value="0.485036585365854" calcext:value-type="float">
            <text:p>0.485036585365854</text:p>
          </table:table-cell>
          <table:table-cell table:formula="of:=IF([.F44]=100000;0;[.F44]/41)" office:value-type="float" office:value="0.404739024390244" calcext:value-type="float">
            <text:p>0.404739024390244</text:p>
          </table:table-cell>
          <table:table-cell table:formula="of:=IF([.G44]=100000;0;[.G44]/41)" office:value-type="float" office:value="0" calcext:value-type="float">
            <text:p>0</text:p>
          </table:table-cell>
          <table:table-cell table:formula="of:=IF([.H44]=100000;0;[.H44]/41)" office:value-type="float" office:value="0" calcext:value-type="float">
            <text:p>0</text:p>
          </table:table-cell>
          <table:table-cell table:formula="of:=IF([.I44]=100000;0;[.I44]/41)" office:value-type="float" office:value="0" calcext:value-type="float">
            <text:p>0</text:p>
          </table:table-cell>
          <table:table-cell table:formula="of:=IF([.J44]=100000;0;[.J44]/41)" office:value-type="float" office:value="0" calcext:value-type="float">
            <text:p>0</text:p>
          </table:table-cell>
          <table:table-cell table:formula="of:=IF([.K44]=100000;0;[.K44]/41)" office:value-type="float" office:value="0" calcext:value-type="float">
            <text:p>0</text:p>
          </table:table-cell>
          <table:table-cell table:formula="of:=IF([.L44]=100000;0;[.L44]/41)" office:value-type="float" office:value="0" calcext:value-type="float">
            <text:p>0</text:p>
          </table:table-cell>
          <table:table-cell table:formula="of:=IF([.M44]=100000;0;[.M44]/41)" office:value-type="float" office:value="0.376353658536585" calcext:value-type="float">
            <text:p>0.376353658536585</text:p>
          </table:table-cell>
          <table:table-cell table:formula="of:=IF([.N44]=100000;0;[.N44]/41)" office:value-type="float" office:value="0.573978048780488" calcext:value-type="float">
            <text:p>0.573978048780488</text:p>
          </table:table-cell>
          <table:table-cell table:formula="of:=IF([.O44]=100000;0;[.O44]/41)" office:value-type="float" office:value="0.635380487804878" calcext:value-type="float">
            <text:p>0.635380487804878</text:p>
          </table:table-cell>
          <table:table-cell table:formula="of:=IF([.P44]=100000;0;[.P44]/41)" office:value-type="float" office:value="0.534143902439024" calcext:value-type="float">
            <text:p>0.534143902439024</text:p>
          </table:table-cell>
          <table:table-cell table:formula="of:=IF([.Q44]=100000;0;[.Q44]/41)" office:value-type="float" office:value="0" calcext:value-type="float">
            <text:p>0</text:p>
          </table:table-cell>
          <table:table-cell table:formula="of:=IF([.R44]=100000;0;[.R44]/41)" office:value-type="float" office:value="0" calcext:value-type="float">
            <text:p>0</text:p>
          </table:table-cell>
          <table:table-cell table:formula="of:=IF([.S44]=100000;0;[.S44]/41)" office:value-type="float" office:value="0" calcext:value-type="float">
            <text:p>0</text:p>
          </table:table-cell>
          <table:table-cell table:formula="of:=IF([.T44]=100000;0;[.T44]/41)" office:value-type="float" office:value="0" calcext:value-type="float">
            <text:p>0</text:p>
          </table:table-cell>
          <table:table-cell table:formula="of:=IF([.U44]=100000;0;[.U44]/41)" office:value-type="float" office:value="0" calcext:value-type="float">
            <text:p>0</text:p>
          </table:table-cell>
          <table:table-cell table:formula="of:=IF([.V44]=100000;0;[.V44]/41)" office:value-type="float" office:value="0" calcext:value-type="float">
            <text:p>0</text:p>
          </table:table-cell>
          <table:table-cell table:formula="of:=IF([.W44]=100000;0;[.W44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formula="of:=IF([.B45]=100000;0;[.B45]/41)" office:value-type="float" office:value="0.452373170731707" calcext:value-type="float">
            <text:p>0.452373170731707</text:p>
          </table:table-cell>
          <table:table-cell table:formula="of:=IF([.C45]=100000;0;[.C45]/41)" office:value-type="float" office:value="0.476758536585366" calcext:value-type="float">
            <text:p>0.476758536585366</text:p>
          </table:table-cell>
          <table:table-cell table:formula="of:=IF([.D45]=100000;0;[.D45]/41)" office:value-type="float" office:value="0.249012195121951" calcext:value-type="float">
            <text:p>0.249012195121951</text:p>
          </table:table-cell>
          <table:table-cell table:formula="of:=IF([.E45]=100000;0;[.E45]/41)" office:value-type="float" office:value="0.118987804878049" calcext:value-type="float">
            <text:p>0.118987804878049</text:p>
          </table:table-cell>
          <table:table-cell table:formula="of:=IF([.F45]=100000;0;[.F45]/41)" office:value-type="float" office:value="0.239912195121951" calcext:value-type="float">
            <text:p>0.239912195121951</text:p>
          </table:table-cell>
          <table:table-cell table:formula="of:=IF([.G45]=100000;0;[.G45]/41)" office:value-type="float" office:value="0" calcext:value-type="float">
            <text:p>0</text:p>
          </table:table-cell>
          <table:table-cell table:formula="of:=IF([.H45]=100000;0;[.H45]/41)" office:value-type="float" office:value="0" calcext:value-type="float">
            <text:p>0</text:p>
          </table:table-cell>
          <table:table-cell table:formula="of:=IF([.I45]=100000;0;[.I45]/41)" office:value-type="float" office:value="0" calcext:value-type="float">
            <text:p>0</text:p>
          </table:table-cell>
          <table:table-cell table:formula="of:=IF([.J45]=100000;0;[.J45]/41)" office:value-type="float" office:value="0" calcext:value-type="float">
            <text:p>0</text:p>
          </table:table-cell>
          <table:table-cell table:formula="of:=IF([.K45]=100000;0;[.K45]/41)" office:value-type="float" office:value="0" calcext:value-type="float">
            <text:p>0</text:p>
          </table:table-cell>
          <table:table-cell table:formula="of:=IF([.L45]=100000;0;[.L45]/41)" office:value-type="float" office:value="0.577943902439024" calcext:value-type="float">
            <text:p>0.577943902439024</text:p>
          </table:table-cell>
          <table:table-cell table:formula="of:=IF([.M45]=100000;0;[.M45]/41)" office:value-type="float" office:value="0" calcext:value-type="float">
            <text:p>0</text:p>
          </table:table-cell>
          <table:table-cell table:formula="of:=IF([.N45]=100000;0;[.N45]/41)" office:value-type="float" office:value="0.125958536585366" calcext:value-type="float">
            <text:p>0.125958536585366</text:p>
          </table:table-cell>
          <table:table-cell table:formula="of:=IF([.O45]=100000;0;[.O45]/41)" office:value-type="float" office:value="0.246158536585366" calcext:value-type="float">
            <text:p>0.246158536585366</text:p>
          </table:table-cell>
          <table:table-cell table:formula="of:=IF([.P45]=100000;0;[.P45]/41)" office:value-type="float" office:value="0.178882926829268" calcext:value-type="float">
            <text:p>0.178882926829268</text:p>
          </table:table-cell>
          <table:table-cell table:formula="of:=IF([.Q45]=100000;0;[.Q45]/41)" office:value-type="float" office:value="0" calcext:value-type="float">
            <text:p>0</text:p>
          </table:table-cell>
          <table:table-cell table:formula="of:=IF([.R45]=100000;0;[.R45]/41)" office:value-type="float" office:value="0" calcext:value-type="float">
            <text:p>0</text:p>
          </table:table-cell>
          <table:table-cell table:formula="of:=IF([.S45]=100000;0;[.S45]/41)" office:value-type="float" office:value="0" calcext:value-type="float">
            <text:p>0</text:p>
          </table:table-cell>
          <table:table-cell table:formula="of:=IF([.T45]=100000;0;[.T45]/41)" office:value-type="float" office:value="0" calcext:value-type="float">
            <text:p>0</text:p>
          </table:table-cell>
          <table:table-cell table:formula="of:=IF([.U45]=100000;0;[.U45]/41)" office:value-type="float" office:value="0" calcext:value-type="float">
            <text:p>0</text:p>
          </table:table-cell>
          <table:table-cell table:formula="of:=IF([.V45]=100000;0;[.V45]/41)" office:value-type="float" office:value="0" calcext:value-type="float">
            <text:p>0</text:p>
          </table:table-cell>
          <table:table-cell table:formula="of:=IF([.W45]=100000;0;[.W45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7" calcext:value-type="float">
            <text:p>17</text:p>
          </table:table-cell>
          <table:table-cell table:formula="of:=IF([.B46]=100000;0;[.B46]/41)" office:value-type="float" office:value="0.299590243902439" calcext:value-type="float">
            <text:p>0.299590243902439</text:p>
          </table:table-cell>
          <table:table-cell table:formula="of:=IF([.C46]=100000;0;[.C46]/41)" office:value-type="float" office:value="0.514719512195122" calcext:value-type="float">
            <text:p>0.514719512195122</text:p>
          </table:table-cell>
          <table:table-cell table:formula="of:=IF([.D46]=100000;0;[.D46]/41)" office:value-type="float" office:value="0.026109756097561" calcext:value-type="float">
            <text:p>0.026109756097561</text:p>
          </table:table-cell>
          <table:table-cell table:formula="of:=IF([.E46]=100000;0;[.E46]/41)" office:value-type="float" office:value="0.132856097560976" calcext:value-type="float">
            <text:p>0.132856097560976</text:p>
          </table:table-cell>
          <table:table-cell table:formula="of:=IF([.F46]=100000;0;[.F46]/41)" office:value-type="float" office:value="0.142324390243902" calcext:value-type="float">
            <text:p>0.142324390243902</text:p>
          </table:table-cell>
          <table:table-cell table:formula="of:=IF([.G46]=100000;0;[.G46]/41)" office:value-type="float" office:value="0" calcext:value-type="float">
            <text:p>0</text:p>
          </table:table-cell>
          <table:table-cell table:formula="of:=IF([.H46]=100000;0;[.H46]/41)" office:value-type="float" office:value="0" calcext:value-type="float">
            <text:p>0</text:p>
          </table:table-cell>
          <table:table-cell table:formula="of:=IF([.I46]=100000;0;[.I46]/41)" office:value-type="float" office:value="0" calcext:value-type="float">
            <text:p>0</text:p>
          </table:table-cell>
          <table:table-cell table:formula="of:=IF([.J46]=100000;0;[.J46]/41)" office:value-type="float" office:value="0" calcext:value-type="float">
            <text:p>0</text:p>
          </table:table-cell>
          <table:table-cell table:formula="of:=IF([.K46]=100000;0;[.K46]/41)" office:value-type="float" office:value="0" calcext:value-type="float">
            <text:p>0</text:p>
          </table:table-cell>
          <table:table-cell table:formula="of:=IF([.L46]=100000;0;[.L46]/41)" office:value-type="float" office:value="0.411843902439024" calcext:value-type="float">
            <text:p>0.411843902439024</text:p>
          </table:table-cell>
          <table:table-cell table:formula="of:=IF([.M46]=100000;0;[.M46]/41)" office:value-type="float" office:value="0.211843902439024" calcext:value-type="float">
            <text:p>0.211843902439024</text:p>
          </table:table-cell>
          <table:table-cell table:formula="of:=IF([.N46]=100000;0;[.N46]/41)" office:value-type="float" office:value="0" calcext:value-type="float">
            <text:p>0</text:p>
          </table:table-cell>
          <table:table-cell table:formula="of:=IF([.O46]=100000;0;[.O46]/41)" office:value-type="float" office:value="0.0967756097560976" calcext:value-type="float">
            <text:p>0.0967756097560976</text:p>
          </table:table-cell>
          <table:table-cell table:formula="of:=IF([.P46]=100000;0;[.P46]/41)" office:value-type="float" office:value="0.41599756097561" calcext:value-type="float">
            <text:p>0.41599756097561</text:p>
          </table:table-cell>
          <table:table-cell table:formula="of:=IF([.Q46]=100000;0;[.Q46]/41)" office:value-type="float" office:value="0" calcext:value-type="float">
            <text:p>0</text:p>
          </table:table-cell>
          <table:table-cell table:formula="of:=IF([.R46]=100000;0;[.R46]/41)" office:value-type="float" office:value="0" calcext:value-type="float">
            <text:p>0</text:p>
          </table:table-cell>
          <table:table-cell table:formula="of:=IF([.S46]=100000;0;[.S46]/41)" office:value-type="float" office:value="0" calcext:value-type="float">
            <text:p>0</text:p>
          </table:table-cell>
          <table:table-cell table:formula="of:=IF([.T46]=100000;0;[.T46]/41)" office:value-type="float" office:value="0" calcext:value-type="float">
            <text:p>0</text:p>
          </table:table-cell>
          <table:table-cell table:formula="of:=IF([.U46]=100000;0;[.U46]/41)" office:value-type="float" office:value="0" calcext:value-type="float">
            <text:p>0</text:p>
          </table:table-cell>
          <table:table-cell table:formula="of:=IF([.V46]=100000;0;[.V46]/41)" office:value-type="float" office:value="0" calcext:value-type="float">
            <text:p>0</text:p>
          </table:table-cell>
          <table:table-cell table:formula="of:=IF([.W46]=100000;0;[.W46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formula="of:=IF([.B47]=100000;0;[.B47]/41)" office:value-type="float" office:value="0.32349756097561" calcext:value-type="float">
            <text:p>0.32349756097561</text:p>
          </table:table-cell>
          <table:table-cell table:formula="of:=IF([.C47]=100000;0;[.C47]/41)" office:value-type="float" office:value="0.191956097560976" calcext:value-type="float">
            <text:p>0.191956097560976</text:p>
          </table:table-cell>
          <table:table-cell table:formula="of:=IF([.D47]=100000;0;[.D47]/41)" office:value-type="float" office:value="0.333936585365854" calcext:value-type="float">
            <text:p>0.333936585365854</text:p>
          </table:table-cell>
          <table:table-cell table:formula="of:=IF([.E47]=100000;0;[.E47]/41)" office:value-type="float" office:value="0.257734146341463" calcext:value-type="float">
            <text:p>0.257734146341463</text:p>
          </table:table-cell>
          <table:table-cell table:formula="of:=IF([.F47]=100000;0;[.F47]/41)" office:value-type="float" office:value="0.219063414634146" calcext:value-type="float">
            <text:p>0.219063414634146</text:p>
          </table:table-cell>
          <table:table-cell table:formula="of:=IF([.G47]=100000;0;[.G47]/41)" office:value-type="float" office:value="0" calcext:value-type="float">
            <text:p>0</text:p>
          </table:table-cell>
          <table:table-cell table:formula="of:=IF([.H47]=100000;0;[.H47]/41)" office:value-type="float" office:value="0" calcext:value-type="float">
            <text:p>0</text:p>
          </table:table-cell>
          <table:table-cell table:formula="of:=IF([.I47]=100000;0;[.I47]/41)" office:value-type="float" office:value="0" calcext:value-type="float">
            <text:p>0</text:p>
          </table:table-cell>
          <table:table-cell table:formula="of:=IF([.J47]=100000;0;[.J47]/41)" office:value-type="float" office:value="0" calcext:value-type="float">
            <text:p>0</text:p>
          </table:table-cell>
          <table:table-cell table:formula="of:=IF([.K47]=100000;0;[.K47]/41)" office:value-type="float" office:value="0" calcext:value-type="float">
            <text:p>0</text:p>
          </table:table-cell>
          <table:table-cell table:formula="of:=IF([.L47]=100000;0;[.L47]/41)" office:value-type="float" office:value="0.431129268292683" calcext:value-type="float">
            <text:p>0.431129268292683</text:p>
          </table:table-cell>
          <table:table-cell table:formula="of:=IF([.M47]=100000;0;[.M47]/41)" office:value-type="float" office:value="0.257251219512195" calcext:value-type="float">
            <text:p>0.257251219512195</text:p>
          </table:table-cell>
          <table:table-cell table:formula="of:=IF([.N47]=100000;0;[.N47]/41)" office:value-type="float" office:value="0.344148780487805" calcext:value-type="float">
            <text:p>0.344148780487805</text:p>
          </table:table-cell>
          <table:table-cell table:formula="of:=IF([.O47]=100000;0;[.O47]/41)" office:value-type="float" office:value="0" calcext:value-type="float">
            <text:p>0</text:p>
          </table:table-cell>
          <table:table-cell table:formula="of:=IF([.P47]=100000;0;[.P47]/41)" office:value-type="float" office:value="0.315775609756098" calcext:value-type="float">
            <text:p>0.315775609756098</text:p>
          </table:table-cell>
          <table:table-cell table:formula="of:=IF([.Q47]=100000;0;[.Q47]/41)" office:value-type="float" office:value="0" calcext:value-type="float">
            <text:p>0</text:p>
          </table:table-cell>
          <table:table-cell table:formula="of:=IF([.R47]=100000;0;[.R47]/41)" office:value-type="float" office:value="0" calcext:value-type="float">
            <text:p>0</text:p>
          </table:table-cell>
          <table:table-cell table:formula="of:=IF([.S47]=100000;0;[.S47]/41)" office:value-type="float" office:value="0" calcext:value-type="float">
            <text:p>0</text:p>
          </table:table-cell>
          <table:table-cell table:formula="of:=IF([.T47]=100000;0;[.T47]/41)" office:value-type="float" office:value="0" calcext:value-type="float">
            <text:p>0</text:p>
          </table:table-cell>
          <table:table-cell table:formula="of:=IF([.U47]=100000;0;[.U47]/41)" office:value-type="float" office:value="0" calcext:value-type="float">
            <text:p>0</text:p>
          </table:table-cell>
          <table:table-cell table:formula="of:=IF([.V47]=100000;0;[.V47]/41)" office:value-type="float" office:value="0" calcext:value-type="float">
            <text:p>0</text:p>
          </table:table-cell>
          <table:table-cell table:formula="of:=IF([.W47]=100000;0;[.W47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4" office:value-type="float" office:value="19" calcext:value-type="float">
            <text:p>19</text:p>
          </table:table-cell>
          <table:table-cell table:formula="of:=IF([.B48]=100000;0;[.B48]/41)" office:value-type="float" office:value="0.444587804878049" calcext:value-type="float">
            <text:p>0.444587804878049</text:p>
          </table:table-cell>
          <table:table-cell table:formula="of:=IF([.C48]=100000;0;[.C48]/41)" office:value-type="float" office:value="0.688226829268293" calcext:value-type="float">
            <text:p>0.688226829268293</text:p>
          </table:table-cell>
          <table:table-cell table:formula="of:=IF([.D48]=100000;0;[.D48]/41)" office:value-type="float" office:value="0.195948780487805" calcext:value-type="float">
            <text:p>0.195948780487805</text:p>
          </table:table-cell>
          <table:table-cell table:formula="of:=IF([.E48]=100000;0;[.E48]/41)" office:value-type="float" office:value="0.27240487804878" calcext:value-type="float">
            <text:p>0.27240487804878</text:p>
          </table:table-cell>
          <table:table-cell table:formula="of:=IF([.F48]=100000;0;[.F48]/41)" office:value-type="float" office:value="0.316168292682927" calcext:value-type="float">
            <text:p>0.316168292682927</text:p>
          </table:table-cell>
          <table:table-cell table:formula="of:=IF([.G48]=100000;0;[.G48]/41)" office:value-type="float" office:value="0" calcext:value-type="float">
            <text:p>0</text:p>
          </table:table-cell>
          <table:table-cell table:formula="of:=IF([.H48]=100000;0;[.H48]/41)" office:value-type="float" office:value="0" calcext:value-type="float">
            <text:p>0</text:p>
          </table:table-cell>
          <table:table-cell table:formula="of:=IF([.I48]=100000;0;[.I48]/41)" office:value-type="float" office:value="0" calcext:value-type="float">
            <text:p>0</text:p>
          </table:table-cell>
          <table:table-cell table:formula="of:=IF([.J48]=100000;0;[.J48]/41)" office:value-type="float" office:value="0" calcext:value-type="float">
            <text:p>0</text:p>
          </table:table-cell>
          <table:table-cell table:formula="of:=IF([.K48]=100000;0;[.K48]/41)" office:value-type="float" office:value="0" calcext:value-type="float">
            <text:p>0</text:p>
          </table:table-cell>
          <table:table-cell table:formula="of:=IF([.L48]=100000;0;[.L48]/41)" office:value-type="float" office:value="0.538470731707317" calcext:value-type="float">
            <text:p>0.538470731707317</text:p>
          </table:table-cell>
          <table:table-cell table:formula="of:=IF([.M48]=100000;0;[.M48]/41)" office:value-type="float" office:value="0.372970731707317" calcext:value-type="float">
            <text:p>0.372970731707317</text:p>
          </table:table-cell>
          <table:table-cell table:formula="of:=IF([.N48]=100000;0;[.N48]/41)" office:value-type="float" office:value="0.21330243902439" calcext:value-type="float">
            <text:p>0.21330243902439</text:p>
          </table:table-cell>
          <table:table-cell table:formula="of:=IF([.O48]=100000;0;[.O48]/41)" office:value-type="float" office:value="0.0976024390243902" calcext:value-type="float">
            <text:p>0.0976024390243902</text:p>
          </table:table-cell>
          <table:table-cell table:formula="of:=IF([.P48]=100000;0;[.P48]/41)" office:value-type="float" office:value="0" calcext:value-type="float">
            <text:p>0</text:p>
          </table:table-cell>
          <table:table-cell table:formula="of:=IF([.Q48]=100000;0;[.Q48]/41)" office:value-type="float" office:value="0" calcext:value-type="float">
            <text:p>0</text:p>
          </table:table-cell>
          <table:table-cell table:formula="of:=IF([.R48]=100000;0;[.R48]/41)" office:value-type="float" office:value="0" calcext:value-type="float">
            <text:p>0</text:p>
          </table:table-cell>
          <table:table-cell table:formula="of:=IF([.S48]=100000;0;[.S48]/41)" office:value-type="float" office:value="0" calcext:value-type="float">
            <text:p>0</text:p>
          </table:table-cell>
          <table:table-cell table:formula="of:=IF([.T48]=100000;0;[.T48]/41)" office:value-type="float" office:value="0" calcext:value-type="float">
            <text:p>0</text:p>
          </table:table-cell>
          <table:table-cell table:formula="of:=IF([.U48]=100000;0;[.U48]/41)" office:value-type="float" office:value="0" calcext:value-type="float">
            <text:p>0</text:p>
          </table:table-cell>
          <table:table-cell table:formula="of:=IF([.V48]=100000;0;[.V48]/41)" office:value-type="float" office:value="0" calcext:value-type="float">
            <text:p>0</text:p>
          </table:table-cell>
          <table:table-cell table:formula="of:=IF([.W48]=100000;0;[.W48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B49]=100000;0;[.B49]/41)" office:value-type="float" office:value="0.189263414634146" calcext:value-type="float">
            <text:p>0.189263414634146</text:p>
          </table:table-cell>
          <table:table-cell table:formula="of:=IF([.C49]=100000;0;[.C49]/41)" office:value-type="float" office:value="0.260046341463415" calcext:value-type="float">
            <text:p>0.260046341463415</text:p>
          </table:table-cell>
          <table:table-cell table:formula="of:=IF([.D49]=100000;0;[.D49]/41)" office:value-type="float" office:value="0.236870731707317" calcext:value-type="float">
            <text:p>0.236870731707317</text:p>
          </table:table-cell>
          <table:table-cell table:formula="of:=IF([.E49]=100000;0;[.E49]/41)" office:value-type="float" office:value="0.220119512195122" calcext:value-type="float">
            <text:p>0.220119512195122</text:p>
          </table:table-cell>
          <table:table-cell table:formula="of:=IF([.F49]=100000;0;[.F49]/41)" office:value-type="float" office:value="0.116631707317073" calcext:value-type="float">
            <text:p>0.116631707317073</text:p>
          </table:table-cell>
          <table:table-cell table:formula="of:=IF([.G49]=100000;0;[.G49]/41)" office:value-type="float" office:value="0" calcext:value-type="float">
            <text:p>0</text:p>
          </table:table-cell>
          <table:table-cell table:formula="of:=IF([.H49]=100000;0;[.H49]/41)" office:value-type="float" office:value="0" calcext:value-type="float">
            <text:p>0</text:p>
          </table:table-cell>
          <table:table-cell table:formula="of:=IF([.I49]=100000;0;[.I49]/41)" office:value-type="float" office:value="0" calcext:value-type="float">
            <text:p>0</text:p>
          </table:table-cell>
          <table:table-cell table:formula="of:=IF([.J49]=100000;0;[.J49]/41)" office:value-type="float" office:value="0" calcext:value-type="float">
            <text:p>0</text:p>
          </table:table-cell>
          <table:table-cell table:formula="of:=IF([.K49]=100000;0;[.K49]/41)" office:value-type="float" office:value="0" calcext:value-type="float">
            <text:p>0</text:p>
          </table:table-cell>
          <table:table-cell table:formula="of:=IF([.L49]=100000;0;[.L49]/41)" office:value-type="float" office:value="0.306465853658537" calcext:value-type="float">
            <text:p>0.306465853658537</text:p>
          </table:table-cell>
          <table:table-cell table:formula="of:=IF([.M49]=100000;0;[.M49]/41)" office:value-type="float" office:value="0.117692682926829" calcext:value-type="float">
            <text:p>0.117692682926829</text:p>
          </table:table-cell>
          <table:table-cell table:formula="of:=IF([.N49]=100000;0;[.N49]/41)" office:value-type="float" office:value="0.306580487804878" calcext:value-type="float">
            <text:p>0.306580487804878</text:p>
          </table:table-cell>
          <table:table-cell table:formula="of:=IF([.O49]=100000;0;[.O49]/41)" office:value-type="float" office:value="0.349563414634146" calcext:value-type="float">
            <text:p>0.349563414634146</text:p>
          </table:table-cell>
          <table:table-cell table:formula="of:=IF([.P49]=100000;0;[.P49]/41)" office:value-type="float" office:value="0.400048780487805" calcext:value-type="float">
            <text:p>0.400048780487805</text:p>
          </table:table-cell>
          <table:table-cell table:formula="of:=IF([.Q49]=100000;0;[.Q49]/41)" office:value-type="float" office:value="0" calcext:value-type="float">
            <text:p>0</text:p>
          </table:table-cell>
          <table:table-cell table:formula="of:=IF([.R49]=100000;0;[.R49]/41)" office:value-type="float" office:value="0" calcext:value-type="float">
            <text:p>0</text:p>
          </table:table-cell>
          <table:table-cell table:formula="of:=IF([.S49]=100000;0;[.S49]/41)" office:value-type="float" office:value="0" calcext:value-type="float">
            <text:p>0</text:p>
          </table:table-cell>
          <table:table-cell table:formula="of:=IF([.T49]=100000;0;[.T49]/41)" office:value-type="float" office:value="0" calcext:value-type="float">
            <text:p>0</text:p>
          </table:table-cell>
          <table:table-cell table:formula="of:=IF([.U49]=100000;0;[.U49]/41)" office:value-type="float" office:value="0" calcext:value-type="float">
            <text:p>0</text:p>
          </table:table-cell>
          <table:table-cell table:formula="of:=IF([.V49]=100000;0;[.V49]/41)" office:value-type="float" office:value="0" calcext:value-type="float">
            <text:p>0</text:p>
          </table:table-cell>
          <table:table-cell table:formula="of:=IF([.W49]=100000;0;[.W49]/4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B50]=100000;0;[.B50]/41)" office:value-type="float" office:value="0.369609756097561" calcext:value-type="float">
            <text:p>0.369609756097561</text:p>
          </table:table-cell>
          <table:table-cell table:formula="of:=IF([.C50]=100000;0;[.C50]/41)" office:value-type="float" office:value="0.522558536585366" calcext:value-type="float">
            <text:p>0.522558536585366</text:p>
          </table:table-cell>
          <table:table-cell table:formula="of:=IF([.D50]=100000;0;[.D50]/41)" office:value-type="float" office:value="0.108180487804878" calcext:value-type="float">
            <text:p>0.108180487804878</text:p>
          </table:table-cell>
          <table:table-cell table:formula="of:=IF([.E50]=100000;0;[.E50]/41)" office:value-type="float" office:value="0.0846195121951219" calcext:value-type="float">
            <text:p>0.0846195121951219</text:p>
          </table:table-cell>
          <table:table-cell table:formula="of:=IF([.F50]=100000;0;[.F50]/41)" office:value-type="float" office:value="0.175148780487805" calcext:value-type="float">
            <text:p>0.175148780487805</text:p>
          </table:table-cell>
          <table:table-cell table:formula="of:=IF([.G50]=100000;0;[.G50]/41)" office:value-type="float" office:value="0" calcext:value-type="float">
            <text:p>0</text:p>
          </table:table-cell>
          <table:table-cell table:formula="of:=IF([.H50]=100000;0;[.H50]/41)" office:value-type="float" office:value="0" calcext:value-type="float">
            <text:p>0</text:p>
          </table:table-cell>
          <table:table-cell table:formula="of:=IF([.I50]=100000;0;[.I50]/41)" office:value-type="float" office:value="0" calcext:value-type="float">
            <text:p>0</text:p>
          </table:table-cell>
          <table:table-cell table:formula="of:=IF([.J50]=100000;0;[.J50]/41)" office:value-type="float" office:value="0" calcext:value-type="float">
            <text:p>0</text:p>
          </table:table-cell>
          <table:table-cell table:formula="of:=IF([.K50]=100000;0;[.K50]/41)" office:value-type="float" office:value="0" calcext:value-type="float">
            <text:p>0</text:p>
          </table:table-cell>
          <table:table-cell table:formula="of:=IF([.L50]=100000;0;[.L50]/41)" office:value-type="float" office:value="0.488419512195122" calcext:value-type="float">
            <text:p>0.488419512195122</text:p>
          </table:table-cell>
          <table:table-cell table:formula="of:=IF([.M50]=100000;0;[.M50]/41)" office:value-type="float" office:value="0.272426829268293" calcext:value-type="float">
            <text:p>0.272426829268293</text:p>
          </table:table-cell>
          <table:table-cell table:formula="of:=IF([.N50]=100000;0;[.N50]/41)" office:value-type="float" office:value="0.0461414634146342" calcext:value-type="float">
            <text:p>0.0461414634146342</text:p>
          </table:table-cell>
          <table:table-cell table:formula="of:=IF([.O50]=100000;0;[.O50]/41)" office:value-type="float" office:value="0.0922487804878049" calcext:value-type="float">
            <text:p>0.0922487804878049</text:p>
          </table:table-cell>
          <table:table-cell table:formula="of:=IF([.P50]=100000;0;[.P50]/41)" office:value-type="float" office:value="0.340195121951219" calcext:value-type="float">
            <text:p>0.340195121951219</text:p>
          </table:table-cell>
          <table:table-cell table:formula="of:=IF([.Q50]=100000;0;[.Q50]/41)" office:value-type="float" office:value="0" calcext:value-type="float">
            <text:p>0</text:p>
          </table:table-cell>
          <table:table-cell table:formula="of:=IF([.R50]=100000;0;[.R50]/41)" office:value-type="float" office:value="0" calcext:value-type="float">
            <text:p>0</text:p>
          </table:table-cell>
          <table:table-cell table:formula="of:=IF([.S50]=100000;0;[.S50]/41)" office:value-type="float" office:value="0" calcext:value-type="float">
            <text:p>0</text:p>
          </table:table-cell>
          <table:table-cell table:formula="of:=IF([.T50]=100000;0;[.T50]/41)" office:value-type="float" office:value="0" calcext:value-type="float">
            <text:p>0</text:p>
          </table:table-cell>
          <table:table-cell table:formula="of:=IF([.U50]=100000;0;[.U50]/41)" office:value-type="float" office:value="0" calcext:value-type="float">
            <text:p>0</text:p>
          </table:table-cell>
          <table:table-cell table:formula="of:=IF([.V50]=100000;0;[.V50]/41)" office:value-type="float" office:value="0" calcext:value-type="float">
            <text:p>0</text:p>
          </table:table-cell>
          <table:table-cell table:formula="of:=IF([.W50]=100000;0;[.W50]/41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formula="of:=5/60" office:value-type="float" office:value="0.0833333333333333" calcext:value-type="float">
            <text:p>0.0833333333333333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.18" calcext:value-type="float">
            <text:p>6.18</text:p>
          </table:table-cell>
          <table:table-cell/>
          <table:table-cell office:value-type="string" calcext:value-type="string">
            <text:p>20 – 0 – 5 – 3 – 8 – 2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/>
          <table:table-cell table:formula="of:=[.C107]-[.B99]" office:value-type="float" office:value="5.99073658536585" calcext:value-type="float">
            <text:p>5.99073658536585</text:p>
          </table:table-cell>
          <table:table-cell table:formula="of:=[.C107]+[.B103]" office:value-type="float" office:value="6.26333333333333" calcext:value-type="float">
            <text:p>6.26333333333333</text:p>
          </table:table-cell>
          <table:table-cell table:formula="of:=[.G108]+[.G79]" office:value-type="float" office:value="6.84071138211382" calcext:value-type="float">
            <text:p>6.840711382113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5.37" calcext:value-type="float">
            <text:p>15.3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.84" calcext:value-type="float">
            <text:p>6.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.84" calcext:value-type="float">
            <text:p>1.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.54" calcext:value-type="float">
            <text:p>3.5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8.06" calcext:value-type="float">
            <text:p>8.0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5.58" calcext:value-type="float">
            <text:p>15.5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</table:table>
      <table:table table:name="'file:///home/ana/Documents/PHD/Research/Implementation/sarpfiles/Resbapscspghsarp.csv'#Resbapscspghsarp" table:print="false" table:style-name="ta_extref">
        <table:table-source xlink:type="simple" xlink:href="../Resbapscspghsarp.csv" table:table-name="Resbapscspghsarp" table:mode="copy-results-only"/>
        <table:table-column table:number-columns-repeated="5"/>
        <table:table-row table:number-rows-repeated="38">
          <table:table-cell table:number-columns-repeated="5"/>
        </table:table-row>
        <table:table-row>
          <table:table-cell/>
          <table:table-cell table:style-name="ce72" office:value-type="float" office:value="9.16628">
            <text:p>9.16628</text:p>
          </table:table-cell>
          <table:table-cell table:number-columns-repeated="2"/>
          <table:table-cell table:style-name="ce72" office:value-type="float" office:value="11.3219">
            <text:p>11.3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76">
      <number:number number:decimal-places="7" number:min-decimal-places="7" number:min-integer-digits="1"/>
    </number:number-style>
    <number:number-style style:name="N175">
      <number:number number:decimal-places="13" number:min-decimal-places="13" number:min-integer-digits="1"/>
    </number:number-style>
    <number:number-style style:name="N174">
      <number:number number:decimal-places="14" number:min-decimal-places="14" number:min-integer-digits="1"/>
    </number:number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2">
      <number:number number:decimal-places="4" number:min-decimal-places="4" number:min-integer-digits="1"/>
    </number:number-style>
    <number:date-style style:name="N171">
      <number:day/>
      <number:text>-</number:text>
      <number:month number:textual="true"/>
      <number:text>-</number:text>
      <number:year/>
    </number:date-style>
    <number:number-style style:name="N170">
      <number:number number:decimal-places="16" number:min-decimal-places="16" number:min-integer-digits="1"/>
    </number:number-style>
    <number:number-style style:name="N169">
      <number:number number:decimal-places="3" number:min-decimal-places="3" number:min-integer-digits="1"/>
    </number:number-style>
    <number:number-style style:name="N168">
      <number:number number:decimal-places="8" number:min-decimal-places="8" number:min-integer-digits="1"/>
    </number:number-style>
    <number:date-style style:name="N16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6">
      <number:number number:decimal-places="9" number:min-decimal-places="9" number:min-integer-digits="1"/>
    </number:number-style>
    <number:number-style style:name="N135">
      <number:number number:decimal-places="5" number:min-decimal-places="5" number:min-integer-digits="1"/>
    </number:number-style>
    <number:currency-style style:name="N16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33">
      <number:month number:textual="true"/>
      <number:text>-</number:text>
      <number:year/>
    </number:date-style>
    <number:date-style style:name="N132">
      <number:month/>
      <number:text>/</number:text>
      <number:day/>
      <number:text>/</number:text>
      <number:year number:style="long"/>
    </number:date-style>
    <number:number-style style:name="N131">
      <number:number number:decimal-places="10" number:min-decimal-places="10" number:min-integer-digits="1"/>
    </number:number-style>
    <number:number-style style:name="N160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time-style style:name="N159">
      <number:hours/>
      <number:text>:</number:text>
      <number:minutes number:style="long"/>
    </number:tim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58">
      <number:day/>
      <number:text>-</number:text>
      <number:month number:textual="true"/>
    </number:dat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56">
      <number:minutes number:style="long"/>
      <number:text>:</number:text>
      <number:seconds number:style="long" number:decimal-places="1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4">
      <number:number number:decimal-places="11" number:min-decimal-places="11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65">
      <number:number number:decimal-places="15" number:min-decimal-places="15" number:min-integer-digits="1"/>
    </number:number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34">
      <number:hours/>
      <number:text>:</number:text>
      <number:minutes number:style="long"/>
      <number:text> </number:text>
      <number:am-pm/>
    </number:time-style>
    <number:number-style style:name="N121">
      <number:number number:decimal-places="12" number:min-decimal-places="12" number:min-integer-digits="1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">
      <number:number number:decimal-places="17" number:min-decimal-places="17" number:min-integer-digits="1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0:09:58.359575217</meta:creation-date>
    <meta:editing-duration>P6DT1H10M48S</meta:editing-duration>
    <meta:editing-cycles>42</meta:editing-cycles>
    <meta:generator>LibreOffice/7.3.7.2$Linux_X86_64 LibreOffice_project/30$Build-2</meta:generator>
    <dc:date>2023-10-30T10:03:25.521289181</dc:date>
    <meta:document-statistic meta:table-count="6" meta:cell-count="156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data-label-series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4.755cm" svg:y="4.204cm" style:legend-expansion="high" chart:style-name="ch2"/>
        <chart:plot-area chart:style-name="ch3" table:cell-range-address="Sheet3.AA36:Sheet3.AC59" chart:data-source-has-labels="both" svg:x="0.319cm" svg:y="0.18cm" svg:width="14.117cm" svg:height="8.646cm">
          <chart:coordinate-region svg:x="0.94cm" svg:y="0.38cm" svg:width="13.31cm" svg:height="7.799cm"/>
          <chart:axis chart:dimension="x" chart:name="primary-x" chart:style-name="ch4" chartooo:axis-type="auto">
            <chart:categories table:cell-range-address="Sheet3.AA37:Sheet3.A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C37:Sheet3.AC59" chart:label-cell-address="Sheet3.AB36:Sheet3.AC36" chart:class="chart:scatter">
            <chart:domain table:cell-range-address="Sheet3.AB37:Sheet3.AB59"/>
            <chart:data-point chart:repeated="12"/>
            <chart:data-point chart:style-name="ch8"/>
            <chart:data-point chart:repeated="9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x y</text:p>
                <text:list>
                  <text:list-item>
                    <text:p>x</text:p>
                  </text:list-item>
                  <text:list-item>
                    <text:p>y</text:p>
                  </text:list-item>
                </text:list>
                <draw:g>
                  <svg:desc>Sheet3.AB36:Sheet3.AC3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3.AA37:Sheet3.AA59</svg:desc>
                </draw:g>
              </table:table-cell>
              <table:table-cell office:value-type="float" office:value="21.0047">
                <text:p>21.0047</text:p>
                <draw:g>
                  <svg:desc>Sheet3.AB37:Sheet3.AB59</svg:desc>
                </draw:g>
              </table:table-cell>
              <table:table-cell office:value-type="float" office:value="9.8596">
                <text:p>9.8596</text:p>
                <draw:g>
                  <svg:desc>Sheet3.AC37:Sheet3.AC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.5775">
                <text:p>19.5775</text:p>
              </table:table-cell>
              <table:table-cell office:value-type="float" office:value="19.961">
                <text:p>19.9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3806">
                <text:p>8.3806</text:p>
              </table:table-cell>
              <table:table-cell office:value-type="float" office:value="19.2057">
                <text:p>19.20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9444">
                <text:p>6.9444</text:p>
              </table:table-cell>
              <table:table-cell office:value-type="float" office:value="13.8492">
                <text:p>13.84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1196">
                <text:p>9.1196</text:p>
              </table:table-cell>
              <table:table-cell office:value-type="float" office:value="12.835">
                <text:p>12.8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912">
                <text:p>22.7912</text:p>
              </table:table-cell>
              <table:table-cell office:value-type="float" office:value="4.9388">
                <text:p>4.93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8928">
                <text:p>15.8928</text:p>
              </table:table-cell>
              <table:table-cell office:value-type="float" office:value="17.9324">
                <text:p>17.93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0057">
                <text:p>10.0057</text:p>
              </table:table-cell>
              <table:table-cell office:value-type="float" office:value="22.2882">
                <text:p>22.28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8053">
                <text:p>4.8053</text:p>
              </table:table-cell>
              <table:table-cell office:value-type="float" office:value="16.5807">
                <text:p>16.58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17">
                <text:p>3.917</text:p>
              </table:table-cell>
              <table:table-cell office:value-type="float" office:value="10.0236">
                <text:p>10.02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8057">
                <text:p>23.8057</text:p>
              </table:table-cell>
              <table:table-cell office:value-type="float" office:value="22.9049">
                <text:p>22.90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5401">
                <text:p>3.5401</text:p>
              </table:table-cell>
              <table:table-cell office:value-type="float" office:value="15.1742">
                <text:p>15.17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75">
                <text:p>0.4075</text:p>
              </table:table-cell>
              <table:table-cell office:value-type="float" office:value="6.0722">
                <text:p>6.07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9731">
                <text:p>24.9731</text:p>
              </table:table-cell>
              <table:table-cell office:value-type="float" office:value="5.4564">
                <text:p>5.45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8233">
                <text:p>12.8233</text:p>
              </table:table-cell>
              <table:table-cell office:value-type="float" office:value="20.9778">
                <text:p>20.97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.1931">
                <text:p>20.1931</text:p>
              </table:table-cell>
              <table:table-cell office:value-type="float" office:value="22.9757">
                <text:p>22.97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4308">
                <text:p>3.4308</text:p>
              </table:table-cell>
              <table:table-cell office:value-type="float" office:value="20.1044">
                <text:p>20.10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0829">
                <text:p>7.0829</text:p>
              </table:table-cell>
              <table:table-cell office:value-type="float" office:value="8.8115">
                <text:p>8.81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.2558">
                <text:p>22.2558</text:p>
              </table:table-cell>
              <table:table-cell office:value-type="float" office:value="8.7223">
                <text:p>8.72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1686">
                <text:p>13.1686</text:p>
              </table:table-cell>
              <table:table-cell office:value-type="float" office:value="19.2478">
                <text:p>19.24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349">
                <text:p>11.9349</text:p>
              </table:table-cell>
              <table:table-cell office:value-type="float" office:value="15.7218">
                <text:p>15.72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2448">
                <text:p>3.2448</text:p>
              </table:table-cell>
              <table:table-cell office:value-type="float" office:value="2.7202">
                <text:p>2.72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.1499">
                <text:p>13.1499</text:p>
              </table:table-cell>
              <table:table-cell office:value-type="float" office:value="2.1514">
                <text:p>2.1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